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56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33.99mm"/>
    </style:style>
    <style:style style:name="co9" style:family="table-column">
      <style:table-column-properties fo:break-before="auto" style:column-width="27.13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21.66mm"/>
    </style:style>
    <style:style style:name="co13" style:family="table-column">
      <style:table-column-properties fo:break-before="auto" style:column-width="19.3mm"/>
    </style:style>
    <style:style style:name="co14" style:family="table-column">
      <style:table-column-properties fo:break-before="auto" style:column-width="34.27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23.8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24.73mm"/>
    </style:style>
    <style:style style:name="co20" style:family="table-column">
      <style:table-column-properties fo:break-before="auto" style:column-width="28.36mm"/>
    </style:style>
    <style:style style:name="co21" style:family="table-column">
      <style:table-column-properties fo:break-before="auto" style:column-width="30.4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21mm" fo:break-before="auto" style:use-optimal-row-height="tru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5.2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8.5mm" fo:break-before="auto" style:use-optimal-row-height="false"/>
    </style:style>
    <style:style style:name="ro7" style:family="table-row">
      <style:table-row-properties style:row-height="5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val">
      <style:table-properties table:display="true" style:writing-mode="lr-tb"/>
    </style:style>
    <style:style style:name="ta3" style:family="table" style:master-page-name="PageStyle_5f_Rbaixas">
      <style:table-properties table:display="true" style:writing-mode="lr-tb"/>
    </style:style>
    <style:style style:name="ta4" style:family="table" style:master-page-name="PageStyle_5f_Artabro">
      <style:table-properties table:display="true" style:writing-mode="lr-tb"/>
    </style:style>
    <style:style style:name="ta5" style:family="table" style:master-page-name="PageStyle_5f_Estaca">
      <style:table-properties table:display="true" style:writing-mode="lr-tb"/>
    </style:style>
    <style:style style:name="ta6" style:family="table" style:master-page-name="PageStyle_5f_tot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Calibri1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alibri1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2" style:family="table-cell" style:parent-style-name="Default">
      <style:text-properties style:font-name="Calibri1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alibri1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mm"/>
      <style:text-properties style:font-name="Calibri1" fo:font-size="10pt" style:font-size-asian="10pt" style:font-size-complex="10pt"/>
    </style:style>
    <style:style style:name="ce3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1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ext-properties style:font-name="Calibri1" fo:font-size="10pt" style:font-size-asian="10pt" style:font-size-complex="10pt"/>
    </style:style>
    <style:style style:name="ce43" style:family="table-cell" style:parent-style-name="Default">
      <style:table-cell-properties style:text-align-source="value-type" style:repeat-content="false"/>
      <style:paragraph-properties fo:margin-left="0mm"/>
      <style:text-properties style:font-name="Calibri1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1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/>
    </style:style>
    <style:style style:name="ce46" style:family="table-cell" style:parent-style-name="Default">
      <style:table-cell-properties style:text-align-source="value-type" style:repeat-content="false" fo:padding="0.71mm"/>
      <style:paragraph-properties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248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 style:data-style-name="N25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61">
      <style:table-cell-properties style:text-align-source="value-type" style:repeat-content="false" fo:padding="0.71mm"/>
      <style:paragraph-properties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57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 style:data-style-name="N37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text-align-source="value-type" style:repeat-content="false" fo:padding="0.71mm"/>
      <style:paragraph-properties fo:margin-left="0mm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sardina-eval00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6" style:family="table-cell" style:parent-style-name="Default">
      <style:table-cell-properties fo:padding="0.71mm"/>
    </style:style>
    <style:style style:name="ce67" style:family="table-cell" style:parent-style-name="Default" style:data-style-name="N1">
      <style:table-cell-properties fo:padding="0.71mm"/>
    </style:style>
    <style:style style:name="ce68" style:family="table-cell" style:parent-style-name="Default" style:data-style-name="N1"/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ext-properties style:font-name="Calibri1" fo:font-size="9pt" style:font-size-asian="9pt" style:font-size-complex="9pt"/>
    </style:style>
    <style:style style:name="ce71" style:family="table-cell" style:parent-style-name="Default" style:data-style-name="N1">
      <style:text-properties style:font-name="Calibri1" fo:font-size="9pt" style:font-size-asian="9pt" style:font-size-complex="9pt"/>
    </style:style>
    <style:style style:name="ce72" style:family="table-cell" style:parent-style-name="Default" style:data-style-name="N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4" style:family="table-cell" style:parent-style-name="Normal_5f_sardina-eval00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5" style:family="table-cell" style:parent-style-name="Normal_5f_sardina-eval00" style:data-style-name="N1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" style:family="table-cell" style:parent-style-name="Default" style:data-style-name="N28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cell-protect="protected" style:print-content="true" fo:padding="0.71mm"/>
      <style:text-properties fo:color="#8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1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style:font-name="Calibri1" fo:font-size="9pt" style:font-size-asian="9pt" style:font-size-complex="9pt"/>
    </style:style>
    <style:style style:name="ce82" style:family="table-cell" style:parent-style-name="Pivot_20_Table_20_Value" style:data-style-name="N0">
      <style:table-cell-properties fo:border-bottom="none" fo:border-left="0.99pt solid #000000" fo:border-right="none" fo:border-top="none"/>
      <style:text-properties style:font-name="Calibri1" fo:font-size="9pt" style:font-size-asian="9pt" style:font-size-complex="9pt"/>
    </style:style>
    <style:style style:name="ce83" style:family="table-cell" style:parent-style-name="Pivot_20_Table_20_Value" style:data-style-name="N0">
      <style:table-cell-properties fo:border-bottom="none" fo:border-left="none" fo:border-right="none" fo:border-top="0.99pt solid #000000"/>
      <style:text-properties style:font-name="Calibri1" fo:font-size="8pt" style:font-size-asian="8pt" style:font-size-complex="8pt"/>
    </style:style>
    <style:style style:name="ce84" style:family="table-cell" style:parent-style-name="Pivot_20_Table_20_Value" style:data-style-name="N0">
      <style:text-properties style:font-name="Calibri1" fo:font-size="8pt" style:font-size-asian="8pt" style:font-size-complex="8pt"/>
    </style:style>
    <style:style style:name="ce85" style:family="table-cell" style:parent-style-name="Pivot_20_Table_20_Value">
      <style:text-properties style:font-name="Calibri1" fo:font-size="8pt" style:font-size-asian="8pt" style:font-size-complex="8pt"/>
    </style:style>
    <style:style style:name="ce86" style:family="table-cell" style:parent-style-name="Pivot_20_Table_20_Value">
      <style:table-cell-properties fo:border-bottom="0.99pt solid #000000" fo:border-left="none" fo:border-right="none" fo:border-top="none"/>
      <style:text-properties style:font-name="Calibri1" fo:font-size="8pt" style:font-size-asian="8pt" style:font-size-complex="8pt"/>
    </style:style>
    <style:style style:name="ce87" style:family="table-cell" style:parent-style-name="Default" style:data-style-name="N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8" style:family="table-cell" style:parent-style-name="Pivot_20_Table_20_Value">
      <style:table-cell-properties fo:border-bottom="none" fo:border-left="none" fo:border-right="none" fo:border-top="0.99pt solid #000000"/>
      <style:text-properties style:font-name="Calibri1" fo:font-size="9pt" style:font-size-asian="9pt" style:font-size-complex="9pt"/>
    </style:style>
    <style:style style:name="ce89" style:family="table-cell" style:parent-style-name="Pivot_20_Table_20_Value">
      <style:text-properties style:font-name="Calibri1" fo:font-size="9pt" style:font-size-asian="9pt" style:font-size-complex="9pt"/>
    </style:style>
    <style:style style:name="ce90" style:family="table-cell" style:parent-style-name="Pivot_20_Table_20_Value">
      <style:table-cell-properties fo:border-bottom="none" fo:border-left="none" fo:border-right="none" fo:border-top="0.99pt solid #000000"/>
      <style:text-properties style:font-name="Calibri1" fo:font-size="8pt" style:font-size-asian="8pt" style:font-size-complex="8pt"/>
    </style:style>
    <style:style style:name="ce91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3" style:family="table-cell" style:parent-style-name="Default" style:data-style-name="N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4" style:family="table-cell" style:parent-style-name="Default" style:data-style-name="N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5" style:family="table-cell" style:parent-style-name="Default" style:data-style-name="N28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6" style:family="table-cell" style:parent-style-name="Default" style:data-style-name="N281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9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3" style:family="table-cell" style:parent-style-name="Pivot_20_Table_20_Value" style:data-style-name="N0">
      <style:table-cell-properties fo:border-bottom="0.99pt solid #000000" fo:border-left="none" fo:border-right="none" fo:border-top="none"/>
      <style:text-properties style:font-name="Calibri1" fo:font-size="8pt" style:font-size-asian="8pt" style:font-size-complex="8pt"/>
    </style:style>
    <style:style style:name="ce1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cell-protect="protected" style:print-content="true" fo:padding="0.71mm"/>
      <style:text-properties fo:color="#8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oligono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ip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669014343" calcext:value-type="float">
            <text:p>-6,0669014343</text:p>
          </table:table-cell>
          <table:table-cell office:value-type="float" office:value="36.128810706" calcext:value-type="float">
            <text:p>36,128810706</text:p>
          </table:table-cell>
          <table:table-cell table:style-name="ce1" office:value-type="string" calcext:value-type="string">
            <text:p>library(raster)</text:p>
          </table:table-cell>
        </table:table-row>
        <table:table-row table:style-name="ro2">
          <table:table-cell office:value-type="string" calcext:value-type="string">
            <text:p>Cadi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.3259716519" calcext:value-type="float">
            <text:p>-6,3259716519</text:p>
          </table:table-cell>
          <table:table-cell office:value-type="float" office:value="35.955751801" calcext:value-type="float">
            <text:p>35,955751801</text:p>
          </table:table-cell>
          <table:table-cell table:style-name="ce1" office:value-type="string" calcext:value-type="string">
            <text:p>x &lt;- shapefile("E:/acustica/SIX-ACUSTICA/Datos/Datos_2021/PELACUS_0321/Rbaixas.shp")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.4783049398" calcext:value-type="float">
            <text:p>-6,4783049398</text:p>
          </table:table-cell>
          <table:table-cell office:value-type="float" office:value="36.207568053" calcext:value-type="float">
            <text:p>36,207568053</text:p>
          </table:table-cell>
          <table:table-cell table:style-name="ce1" office:value-type="string" calcext:value-type="string">
            <text:p>crs(x)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.5498083198" calcext:value-type="float">
            <text:p>-6,5498083198</text:p>
          </table:table-cell>
          <table:table-cell office:value-type="float" office:value="36.179588469" calcext:value-type="float">
            <text:p>36,179588469</text:p>
          </table:table-cell>
          <table:table-cell table:style-name="ce1" office:value-type="string" calcext:value-type="string">
            <text:p>x$area_sqkm &lt;- area(x) / 1000000 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.9917" calcext:value-type="float">
            <text:p>-6,9917</text:p>
          </table:table-cell>
          <table:table-cell office:value-type="float" office:value="36.72881733" calcext:value-type="float">
            <text:p>36,72881733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.9917" calcext:value-type="float">
            <text:p>-6,9917</text:p>
          </table:table-cell>
          <table:table-cell office:value-type="float" office:value="36.9876" calcext:value-type="float">
            <text:p>36,9876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.2246862366" calcext:value-type="float">
            <text:p>-7,2246862366</text:p>
          </table:table-cell>
          <table:table-cell office:value-type="float" office:value="36.9876" calcext:value-type="float">
            <text:p>36,9876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7.2319402027" calcext:value-type="float">
            <text:p>-7,2319402027</text:p>
          </table:table-cell>
          <table:table-cell office:value-type="float" office:value="37.160946453" calcext:value-type="float">
            <text:p>37,160946453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.8961852007" calcext:value-type="float">
            <text:p>-6,8961852007</text:p>
          </table:table-cell>
          <table:table-cell office:value-type="float" office:value="37.111204971" calcext:value-type="float">
            <text:p>37,111204971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.6091353997" calcext:value-type="float">
            <text:p>-6,6091353997</text:p>
          </table:table-cell>
          <table:table-cell office:value-type="float" office:value="36.973379616" calcext:value-type="float">
            <text:p>36,973379616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6.4991" calcext:value-type="float">
            <text:p>-6,4991</text:p>
          </table:table-cell>
          <table:table-cell office:value-type="float" office:value="36.7474" calcext:value-type="float">
            <text:p>36,7474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.649" calcext:value-type="float">
            <text:p>-6,649</text:p>
          </table:table-cell>
          <table:table-cell office:value-type="float" office:value="36.667" calcext:value-type="float">
            <text:p>36,667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.4792" calcext:value-type="float">
            <text:p>-6,4792</text:p>
          </table:table-cell>
          <table:table-cell office:value-type="float" office:value="36.4424" calcext:value-type="float">
            <text:p>36,4424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6.3462" calcext:value-type="float">
            <text:p>-6,3462</text:p>
          </table:table-cell>
          <table:table-cell office:value-type="float" office:value="36.5078" calcext:value-type="float">
            <text:p>36,5078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6.227265899" calcext:value-type="float">
            <text:p>-6,227265899</text:p>
          </table:table-cell>
          <table:table-cell office:value-type="float" office:value="36.30031519" calcext:value-type="float">
            <text:p>36,30031519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6.0656060832" calcext:value-type="float">
            <text:p>-6,0656060832</text:p>
          </table:table-cell>
          <table:table-cell office:value-type="float" office:value="36.129328847" calcext:value-type="float">
            <text:p>36,129328847</text:p>
          </table:table-cell>
          <table:table-cell/>
        </table:table-row>
        <table:table-row table:style-name="ro1">
          <table:table-cell office:value-type="string" calcext:value-type="string">
            <text:p>Cadi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669014343" calcext:value-type="float">
            <text:p>-6,0669014343</text:p>
          </table:table-cell>
          <table:table-cell office:value-type="float" office:value="36.128810706" calcext:value-type="float">
            <text:p>36,128810706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.4204" calcext:value-type="float">
            <text:p>-8,4204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8.4204" calcext:value-type="float">
            <text:p>-8,4204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649313363" calcext:value-type="float">
            <text:p>-8,649313363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.6927" calcext:value-type="float">
            <text:p>-8,6927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.6927" calcext:value-type="float">
            <text:p>-8,6927</text:p>
          </table:table-cell>
          <table:table-cell office:value-type="float" office:value="36.8945" calcext:value-type="float">
            <text:p>36,8945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.1374" calcext:value-type="float">
            <text:p>-8,1374</text:p>
          </table:table-cell>
          <table:table-cell office:value-type="float" office:value="36.8945" calcext:value-type="float">
            <text:p>36,8945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8.1374" calcext:value-type="float">
            <text:p>-8,1374</text:p>
          </table:table-cell>
          <table:table-cell office:value-type="float" office:value="36.9151" calcext:value-type="float">
            <text:p>36,9151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7.8871287829" calcext:value-type="float">
            <text:p>-7,8871287829</text:p>
          </table:table-cell>
          <table:table-cell office:value-type="float" office:value="36.9151" calcext:value-type="float">
            <text:p>36,9151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7.8871287829" calcext:value-type="float">
            <text:p>-7,8871287829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Algarv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8.4204" calcext:value-type="float">
            <text:p>-8,4204</text:p>
          </table:table-cell>
          <table:table-cell office:value-type="float" office:value="36.83" calcext:value-type="float">
            <text:p>36,83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9.045" calcext:value-type="float">
            <text:p>-9,045</text:p>
          </table:table-cell>
          <table:table-cell office:value-type="float" office:value="37.385301262" calcext:value-type="float">
            <text:p>37,385301262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9.045" calcext:value-type="float">
            <text:p>-9,045</text:p>
          </table:table-cell>
          <table:table-cell office:value-type="float" office:value="37.8" calcext:value-type="float">
            <text:p>37,8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8.884" calcext:value-type="float">
            <text:p>-8,884</text:p>
          </table:table-cell>
          <table:table-cell office:value-type="float" office:value="37.8" calcext:value-type="float">
            <text:p>37,8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.884" calcext:value-type="float">
            <text:p>-8,884</text:p>
          </table:table-cell>
          <table:table-cell office:value-type="float" office:value="37.90758682" calcext:value-type="float">
            <text:p>37,90758682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8.814859232" calcext:value-type="float">
            <text:p>-8,814859232</text:p>
          </table:table-cell>
          <table:table-cell office:value-type="float" office:value="37.90758682" calcext:value-type="float">
            <text:p>37,90758682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8.8055327042" calcext:value-type="float">
            <text:p>-8,8055327042</text:p>
          </table:table-cell>
          <table:table-cell office:value-type="float" office:value="37.837119721" calcext:value-type="float">
            <text:p>37,837119721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.8304034451" calcext:value-type="float">
            <text:p>-8,8304034451</text:p>
          </table:table-cell>
          <table:table-cell office:value-type="float" office:value="37.733491634" calcext:value-type="float">
            <text:p>37,733491634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.8324760068" calcext:value-type="float">
            <text:p>-8,8324760068</text:p>
          </table:table-cell>
          <table:table-cell office:value-type="float" office:value="37.591003014" calcext:value-type="float">
            <text:p>37,591003014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8.8034601424" calcext:value-type="float">
            <text:p>-8,8034601424</text:p>
          </table:table-cell>
          <table:table-cell office:value-type="float" office:value="37.458359063" calcext:value-type="float">
            <text:p>37,458359063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8.8366211303" calcext:value-type="float">
            <text:p>-8,8366211303</text:p>
          </table:table-cell>
          <table:table-cell office:value-type="float" office:value="37.385301262" calcext:value-type="float">
            <text:p>37,385301262</text:p>
          </table:table-cell>
          <table:table-cell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9.045" calcext:value-type="float">
            <text:p>-9,045</text:p>
          </table:table-cell>
          <table:table-cell office:value-type="float" office:value="37.385301262" calcext:value-type="float">
            <text:p>37,385301262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9.0912871541" calcext:value-type="float">
            <text:p>-9,0912871541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9.2000966455" calcext:value-type="float">
            <text:p>-9,2000966455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9.2778177108" calcext:value-type="float">
            <text:p>-9,2778177108</text:p>
          </table:table-cell>
          <table:table-cell office:value-type="float" office:value="39.520557995" calcext:value-type="float">
            <text:p>39,520557995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9.5047632214" calcext:value-type="float">
            <text:p>-9,5047632214</text:p>
          </table:table-cell>
          <table:table-cell office:value-type="float" office:value="39.513304029" calcext:value-type="float">
            <text:p>39,513304029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9.5047632214" calcext:value-type="float">
            <text:p>-9,5047632214</text:p>
          </table:table-cell>
          <table:table-cell office:value-type="float" office:value="39.378587516" calcext:value-type="float">
            <text:p>39,37858751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9.5710851971" calcext:value-type="float">
            <text:p>-9,5710851971</text:p>
          </table:table-cell>
          <table:table-cell office:value-type="float" office:value="39.378587516" calcext:value-type="float">
            <text:p>39,37858751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.5710851971" calcext:value-type="float">
            <text:p>-9,5710851971</text:p>
          </table:table-cell>
          <table:table-cell office:value-type="float" office:value="39.250088688" calcext:value-type="float">
            <text:p>39,250088688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9.6695318797" calcext:value-type="float">
            <text:p>-9,6695318797</text:p>
          </table:table-cell>
          <table:table-cell office:value-type="float" office:value="39.250088688" calcext:value-type="float">
            <text:p>39,250088688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9.6695318797" calcext:value-type="float">
            <text:p>-9,6695318797</text:p>
          </table:table-cell>
          <table:table-cell office:value-type="float" office:value="39.112781472" calcext:value-type="float">
            <text:p>39,112781472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9.5617586692" calcext:value-type="float">
            <text:p>-9,5617586692</text:p>
          </table:table-cell>
          <table:table-cell office:value-type="float" office:value="39.112781472" calcext:value-type="float">
            <text:p>39,112781472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9.5617586692" calcext:value-type="float">
            <text:p>-9,5617586692</text:p>
          </table:table-cell>
          <table:table-cell office:value-type="float" office:value="38.973401695" calcext:value-type="float">
            <text:p>38,973401695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9.5026906596" calcext:value-type="float">
            <text:p>-9,5026906596</text:p>
          </table:table-cell>
          <table:table-cell office:value-type="float" office:value="38.973401695" calcext:value-type="float">
            <text:p>38,973401695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9.5026906596" calcext:value-type="float">
            <text:p>-9,5026906596</text:p>
          </table:table-cell>
          <table:table-cell office:value-type="float" office:value="38.858892659" calcext:value-type="float">
            <text:p>38,858892659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9.4612394248" calcext:value-type="float">
            <text:p>-9,4612394248</text:p>
          </table:table-cell>
          <table:table-cell office:value-type="float" office:value="38.858892659" calcext:value-type="float">
            <text:p>38,858892659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9.4396" calcext:value-type="float">
            <text:p>-9,4396</text:p>
          </table:table-cell>
          <table:table-cell office:value-type="float" office:value="38.9115" calcext:value-type="float">
            <text:p>38,9115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9.4322235605" calcext:value-type="float">
            <text:p>-9,4322235605</text:p>
          </table:table-cell>
          <table:table-cell office:value-type="float" office:value="39.036096688" calcext:value-type="float">
            <text:p>39,036096688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9.3679741465" calcext:value-type="float">
            <text:p>-9,3679741465</text:p>
          </table:table-cell>
          <table:table-cell office:value-type="float" office:value="39.177030886" calcext:value-type="float">
            <text:p>39,17703088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9.3565750569" calcext:value-type="float">
            <text:p>-9,3565750569</text:p>
          </table:table-cell>
          <table:table-cell office:value-type="float" office:value="39.307084135" calcext:value-type="float">
            <text:p>39,307084135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-9.4076" calcext:value-type="float">
            <text:p>-9,4076</text:p>
          </table:table-cell>
          <table:table-cell office:value-type="float" office:value="39.3451" calcext:value-type="float">
            <text:p>39,3451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9.4076" calcext:value-type="float">
            <text:p>-9,4076</text:p>
          </table:table-cell>
          <table:table-cell office:value-type="float" office:value="39.378587516" calcext:value-type="float">
            <text:p>39,378587516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-9.2244" calcext:value-type="float">
            <text:p>-9,2244</text:p>
          </table:table-cell>
          <table:table-cell office:value-type="float" office:value="39.4553" calcext:value-type="float">
            <text:p>39,4553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-9.1282" calcext:value-type="float">
            <text:p>-9,1282</text:p>
          </table:table-cell>
          <table:table-cell office:value-type="float" office:value="39.5519" calcext:value-type="float">
            <text:p>39,5519</text:p>
          </table:table-cell>
          <table:table-cell/>
        </table:table-row>
        <table:table-row table:style-name="ro1">
          <table:table-cell office:value-type="string" calcext:value-type="string">
            <text:p>Ericeira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-9.0912871541" calcext:value-type="float">
            <text:p>-9,0912871541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.501" calcext:value-type="float">
            <text:p>-9,501</text:p>
          </table:table-cell>
          <table:table-cell office:value-type="float" office:value="38.657" calcext:value-type="float">
            <text:p>38,657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9.377" calcext:value-type="float">
            <text:p>-9,377</text:p>
          </table:table-cell>
          <table:table-cell office:value-type="float" office:value="38.577" calcext:value-type="float">
            <text:p>38,577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9.316" calcext:value-type="float">
            <text:p>-9,316</text:p>
          </table:table-cell>
          <table:table-cell office:value-type="float" office:value="38.657" calcext:value-type="float">
            <text:p>38,657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9.395" calcext:value-type="float">
            <text:p>-9,395</text:p>
          </table:table-cell>
          <table:table-cell office:value-type="float" office:value="38.701" calcext:value-type="float">
            <text:p>38,701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9.451" calcext:value-type="float">
            <text:p>-9,451</text:p>
          </table:table-cell>
          <table:table-cell office:value-type="float" office:value="38.694" calcext:value-type="float">
            <text:p>38,694</text:p>
          </table:table-cell>
          <table:table-cell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9.501" calcext:value-type="float">
            <text:p>-9,501</text:p>
          </table:table-cell>
          <table:table-cell office:value-type="float" office:value="38.657" calcext:value-type="float">
            <text:p>38,657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9.1638268151" calcext:value-type="float">
            <text:p>-9,1638268151</text:p>
          </table:table-cell>
          <table:table-cell office:value-type="float" office:value="38.424690974" calcext:value-type="float">
            <text:p>38,424690974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9.2239311055" calcext:value-type="float">
            <text:p>-9,2239311055</text:p>
          </table:table-cell>
          <table:table-cell office:value-type="float" office:value="38.405001638" calcext:value-type="float">
            <text:p>38,405001638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9.2239311055" calcext:value-type="float">
            <text:p>-9,2239311055</text:p>
          </table:table-cell>
          <table:table-cell office:value-type="float" office:value="38.353" calcext:value-type="float">
            <text:p>38,353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9.117" calcext:value-type="float">
            <text:p>-9,117</text:p>
          </table:table-cell>
          <table:table-cell office:value-type="float" office:value="38.353" calcext:value-type="float">
            <text:p>38,353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9.117" calcext:value-type="float">
            <text:p>-9,117</text:p>
          </table:table-cell>
          <table:table-cell office:value-type="float" office:value="38.424690974" calcext:value-type="float">
            <text:p>38,424690974</text:p>
          </table:table-cell>
          <table:table-cell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9.1638268151" calcext:value-type="float">
            <text:p>-9,1638268151</text:p>
          </table:table-cell>
          <table:table-cell office:value-type="float" office:value="38.424690974" calcext:value-type="float">
            <text:p>38,42469097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9.1640858853" calcext:value-type="float">
            <text:p>-9,1640858853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9.1640858853" calcext:value-type="float">
            <text:p>-9,1640858853</text:p>
          </table:table-cell>
          <table:table-cell office:value-type="float" office:value="39.90812704" calcext:value-type="float">
            <text:p>39,9081270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9.5" calcext:value-type="float">
            <text:p>-9,5</text:p>
          </table:table-cell>
          <table:table-cell office:value-type="float" office:value="39.90812704" calcext:value-type="float">
            <text:p>39,9081270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9.5" calcext:value-type="float">
            <text:p>-9,5</text:p>
          </table:table-cell>
          <table:table-cell office:value-type="float" office:value="40.446474952" calcext:value-type="float">
            <text:p>40,446474952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9.3617564613" calcext:value-type="float">
            <text:p>-9,3617564613</text:p>
          </table:table-cell>
          <table:table-cell office:value-type="float" office:value="40.446474952" calcext:value-type="float">
            <text:p>40,446474952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9.3617564613" calcext:value-type="float">
            <text:p>-9,3617564613</text:p>
          </table:table-cell>
          <table:table-cell office:value-type="float" office:value="40.591554274" calcext:value-type="float">
            <text:p>40,59155427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9.2539832508" calcext:value-type="float">
            <text:p>-9,2539832508</text:p>
          </table:table-cell>
          <table:table-cell office:value-type="float" office:value="40.591554274" calcext:value-type="float">
            <text:p>40,59155427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9.2539832508" calcext:value-type="float">
            <text:p>-9,2539832508</text:p>
          </table:table-cell>
          <table:table-cell office:value-type="float" office:value="40.9935" calcext:value-type="float">
            <text:p>40,9935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9.1420649168" calcext:value-type="float">
            <text:p>-9,1420649168</text:p>
          </table:table-cell>
          <table:table-cell office:value-type="float" office:value="40.9935" calcext:value-type="float">
            <text:p>40,9935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9.1420649168" calcext:value-type="float">
            <text:p>-9,1420649168</text:p>
          </table:table-cell>
          <table:table-cell office:value-type="float" office:value="41.530942883" calcext:value-type="float">
            <text:p>41,53094288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9.0788517837" calcext:value-type="float">
            <text:p>-9,0788517837</text:p>
          </table:table-cell>
          <table:table-cell office:value-type="float" office:value="41.530942883" calcext:value-type="float">
            <text:p>41,53094288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9.074" calcext:value-type="float">
            <text:p>-9,074</text:p>
          </table:table-cell>
          <table:table-cell office:value-type="float" office:value="41.922657052" calcext:value-type="float">
            <text:p>41,922657052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8.9120105636" calcext:value-type="float">
            <text:p>-8,9120105636</text:p>
          </table:table-cell>
          <table:table-cell office:value-type="float" office:value="41.922657052" calcext:value-type="float">
            <text:p>41,922657052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8.9099380018" calcext:value-type="float">
            <text:p>-8,9099380018</text:p>
          </table:table-cell>
          <table:table-cell office:value-type="float" office:value="41.75322513" calcext:value-type="float">
            <text:p>41,7532251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8.8249629705" calcext:value-type="float">
            <text:p>-8,8249629705</text:p>
          </table:table-cell>
          <table:table-cell office:value-type="float" office:value="41.591565314" calcext:value-type="float">
            <text:p>41,591565314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8.8032010722" calcext:value-type="float">
            <text:p>-8,8032010722</text:p>
          </table:table-cell>
          <table:table-cell office:value-type="float" office:value="41.415915706" calcext:value-type="float">
            <text:p>41,41591570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8.7534595904" calcext:value-type="float">
            <text:p>-8,7534595904</text:p>
          </table:table-cell>
          <table:table-cell office:value-type="float" office:value="41.323168569" calcext:value-type="float">
            <text:p>41,323168569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8.7288479198" calcext:value-type="float">
            <text:p>-8,7288479198</text:p>
          </table:table-cell>
          <table:table-cell office:value-type="float" office:value="41.188970196" calcext:value-type="float">
            <text:p>41,18897019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-8.6801427189" calcext:value-type="float">
            <text:p>-8,6801427189</text:p>
          </table:table-cell>
          <table:table-cell office:value-type="float" office:value="41.060471368" calcext:value-type="float">
            <text:p>41,060471368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8.6894692467" calcext:value-type="float">
            <text:p>-8,6894692467</text:p>
          </table:table-cell>
          <table:table-cell office:value-type="float" office:value="40.921091591" calcext:value-type="float">
            <text:p>40,921091591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8.7361018859" calcext:value-type="float">
            <text:p>-8,7361018859</text:p>
          </table:table-cell>
          <table:table-cell office:value-type="float" office:value="40.78896578" calcext:value-type="float">
            <text:p>40,78896578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8.791024772" calcext:value-type="float">
            <text:p>-8,791024772</text:p>
          </table:table-cell>
          <table:table-cell office:value-type="float" office:value="40.649586003" calcext:value-type="float">
            <text:p>40,64958600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-8.8044964233" calcext:value-type="float">
            <text:p>-8,8044964233</text:p>
          </table:table-cell>
          <table:table-cell office:value-type="float" office:value="40.519014613" calcext:value-type="float">
            <text:p>40,51901461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-8.8573467477" calcext:value-type="float">
            <text:p>-8,8573467477</text:p>
          </table:table-cell>
          <table:table-cell office:value-type="float" office:value="40.379634836" calcext:value-type="float">
            <text:p>40,37963483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8.935" calcext:value-type="float">
            <text:p>-8,935</text:p>
          </table:table-cell>
          <table:table-cell office:value-type="float" office:value="40.1903" calcext:value-type="float">
            <text:p>40,190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8.9143421955" calcext:value-type="float">
            <text:p>-8,9143421955</text:p>
          </table:table-cell>
          <table:table-cell office:value-type="float" office:value="40.117455776" calcext:value-type="float">
            <text:p>40,11745577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8.9443943408" calcext:value-type="float">
            <text:p>-8,9443943408</text:p>
          </table:table-cell>
          <table:table-cell office:value-type="float" office:value="39.976521578" calcext:value-type="float">
            <text:p>39,976521578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9.0055349121" calcext:value-type="float">
            <text:p>-9,0055349121</text:p>
          </table:table-cell>
          <table:table-cell office:value-type="float" office:value="39.840250643" calcext:value-type="float">
            <text:p>39,840250643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-9.0739294496" calcext:value-type="float">
            <text:p>-9,0739294496</text:p>
          </table:table-cell>
          <table:table-cell office:value-type="float" office:value="39.707088551" calcext:value-type="float">
            <text:p>39,707088551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9.0884373817" calcext:value-type="float">
            <text:p>-9,0884373817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string" calcext:value-type="string">
            <text:p>9aCN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-9.1640858853" calcext:value-type="float">
            <text:p>-9,1640858853</text:p>
          </table:table-cell>
          <table:table-cell office:value-type="float" office:value="39.6" calcext:value-type="float">
            <text:p>39,6</text:p>
          </table:table-cell>
          <table:table-cell/>
        </table:table-row>
        <table:table-row table:style-name="ro1" table:number-rows-repeated="131">
          <table:table-cell table:number-columns-repeated="6"/>
        </table:table-row>
        <table:table-row table:style-name="ro1" table:number-rows-repeated="6">
          <table:table-cell table:style-name="ce1" table:number-columns-repeated="4"/>
          <table:table-cell table:number-columns-repeated="2"/>
        </table:table-row>
        <table:table-row table:style-name="ro1" table:number-rows-repeated="10483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val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6"/>
        <table:table-column table:style-name="co3" table:default-cell-style-name="ce6"/>
        <table:table-column table:style-name="co3" table:default-cell-style-name="ce26"/>
        <table:table-column table:style-name="co3" table:default-cell-style-name="ce20"/>
        <table:table-column table:style-name="co5" table:default-cell-style-name="ce6"/>
        <table:table-column table:style-name="co3" table:default-cell-style-name="ce6"/>
        <table:table-column table:style-name="co6" table:default-cell-style-name="ce20"/>
        <table:table-column table:style-name="co7" table:default-cell-style-name="ce20"/>
        <table:table-column table:style-name="co8" table:default-cell-style-name="ce50"/>
        <table:table-column table:style-name="co3" table:number-columns-repeated="54" table:default-cell-style-name="ce2"/>
        <table:table-row table:style-name="ro1">
          <table:table-cell/>
          <table:table-cell office:value-type="string" calcext:value-type="string">
            <text:p>SUMMARY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URVEY:</text:p>
          </table:table-cell>
          <table:table-cell table:style-name="ce24" office:value-type="string" calcext:value-type="string">
            <text:p>PELACUS 0322. ANE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ICES-Div</text:p>
          </table:table-cell>
          <table:table-cell table:style-name="ce7" office:value-type="string" calcext:value-type="string">
            <text:p>Region</text:p>
          </table:table-cell>
          <table:table-cell table:style-name="ce7" office:value-type="string" calcext:value-type="string">
            <text:p>No</text:p>
          </table:table-cell>
          <table:table-cell table:style-name="ce28" office:value-type="string" calcext:value-type="string">
            <text:p>Mean</text:p>
          </table:table-cell>
          <table:table-cell table:style-name="ce33" office:value-type="string" calcext:value-type="string">
            <text:p>Surface</text:p>
          </table:table-cell>
          <table:table-cell table:style-name="ce7" office:value-type="string" calcext:value-type="string">
            <text:p>Fishing st.</text:p>
          </table:table-cell>
          <table:table-cell table:style-name="ce7" office:value-type="string" calcext:value-type="string">
            <text:p>PDF</text:p>
          </table:table-cell>
          <table:table-cell table:style-name="ce33" office:value-type="string" calcext:value-type="string">
            <text:p>No (million fish)</text:p>
          </table:table-cell>
          <table:table-cell table:style-name="ce33" office:value-type="string" calcext:value-type="string">
            <text:p>Biomass (tonnes)</text:p>
          </table:table-cell>
          <table:table-cell table:style-name="ce51" office:value-type="string" calcext:value-type="string">
            <text:p>Density (Tn/nmi-2)</text:p>
          </table:table-cell>
          <table:table-cell/>
          <table:table-cell office:value-type="string" calcext:value-type="string">
            <text:p>Cat</text:p>
          </table:table-cell>
          <table:table-cell table:style-name="ce42"/>
          <table:table-cell office:value-type="string" calcext:value-type="string">
            <text:p>Cat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9aCN</text:p>
          </table:table-cell>
          <table:table-cell table:style-name="ce8" office:value-type="string" calcext:value-type="string">
            <text:p>9aCN</text:p>
          </table:table-cell>
          <table:table-cell table:style-name="ce20" office:value-type="float" office:value="275" calcext:value-type="float">
            <text:p>275</text:p>
          </table:table-cell>
          <table:table-cell office:value-type="float" office:value="301.893613236364" calcext:value-type="float">
            <text:p>301,89</text:p>
          </table:table-cell>
          <table:table-cell table:style-name="ce19" office:value-type="float" office:value="2551.00402" calcext:value-type="float">
            <text:p>2551</text:p>
          </table:table-cell>
          <table:table-cell table:style-name="ce36" office:value-type="string" calcext:value-type="string">
            <text:p>P23-P26-P27-P29-P30-P31-P32-P33-P34-P35-P37-P38-P40-P41-P42—CE24-CE26</text:p>
          </table:table-cell>
          <table:table-cell table:style-name="ce8" office:value-type="string" calcext:value-type="string">
            <text:p>S01</text:p>
          </table:table-cell>
          <table:table-cell table:style-name="ce19" table:formula="of:=[$9aCN.H2]" office:value-type="float" office:value="4589.38453525089" calcext:value-type="float">
            <text:p>4589</text:p>
          </table:table-cell>
          <table:table-cell table:style-name="ce19" table:formula="of:=[$9aCN.I2]" office:value-type="float" office:value="108570.99762259" calcext:value-type="float">
            <text:p>108571</text:p>
          </table:table-cell>
          <table:table-cell table:style-name="ce52" table:formula="of:=[.I4]/[.E4]" office:value-type="float" office:value="42.560104480976" calcext:value-type="float">
            <text:p>43</text:p>
          </table:table-cell>
          <table:table-cell table:formula="of:=[.I4]/[.E4]" office:value-type="float" office:value="42.5601044809761" calcext:value-type="float">
            <text:p>42,560104481</text:p>
          </table:table-cell>
          <table:table-cell table:formula="of:=IF([.J4]&lt;1;1;IF([.J4]&lt;10;2;IF([.J4]&lt;25;3;IF([.J4]&lt;50;4;IF([.J4]&lt;100;5;6)))))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&lt; 1</text:p>
          </table:table-cell>
          <table:table-cell table:number-columns-repeated="50"/>
        </table:table-row>
        <table:table-row table:style-name="ro4">
          <table:table-cell table:style-name="ce4"/>
          <table:table-cell table:style-name="ce9" office:value-type="string" calcext:value-type="string">
            <text:p>Total</text:p>
          </table:table-cell>
          <table:table-cell table:style-name="ce18" table:formula="of:=SUM([.C4:.C4])" office:value-type="float" office:value="275" calcext:value-type="float">
            <text:p>275</text:p>
          </table:table-cell>
          <table:table-cell table:style-name="ce27" table:formula="of:=SUMPRODUCT([.C1:.C4];[.D1:.D4])/[.C5]" office:value-type="float" office:value="301.893613236364" calcext:value-type="float">
            <text:p>301,89</text:p>
          </table:table-cell>
          <table:table-cell table:style-name="ce18" table:formula="of:=SUM([.E4:.E4])" office:value-type="float" office:value="2551.00402" calcext:value-type="float">
            <text:p>2551</text:p>
          </table:table-cell>
          <table:table-cell table:style-name="ce37"/>
          <table:table-cell/>
          <table:table-cell table:style-name="ce18" table:formula="of:=SUM([.H1:.H4])" office:value-type="float" office:value="4589.38453525089" calcext:value-type="float">
            <text:p>4589</text:p>
          </table:table-cell>
          <table:table-cell table:style-name="ce18" table:formula="of:=SUM([.I1:.I4])" office:value-type="float" office:value="108570.99762259" calcext:value-type="float">
            <text:p>108571</text:p>
          </table:table-cell>
          <table:table-cell table:style-name="ce53" table:formula="of:=[.I5]/[.E5]" office:value-type="float" office:value="42.560104480976" calcext:value-type="float">
            <text:p>43</text:p>
          </table:table-cell>
          <table:table-cell table:formula="of:=[.I5]/[.E5]" office:value-type="float" office:value="42.5601044809761" calcext:value-type="float">
            <text:p>42,560104481</text:p>
          </table:table-cell>
          <table:table-cell table:formula="of:=IF([.J5]&lt;1;1;IF([.J5]&lt;10;2;IF([.J5]&lt;25;3;IF([.J5]&lt;50;4;IF([.J5]&lt;100;5;6)))))" office:value-type="float" office:value="4" calcext:value-type="float">
            <text:p>4</text:p>
          </table:table-cell>
          <table:table-cell table:style-name="ce42"/>
          <table:table-cell table:number-columns-repeated="51"/>
        </table:table-row>
        <table:table-row table:style-name="ro5">
          <table:table-cell table:style-name="ce4" office:value-type="string" calcext:value-type="string">
            <text:p>9aCS</text:p>
          </table:table-cell>
          <table:table-cell table:style-name="ce8" office:value-type="string" calcext:value-type="string">
            <text:p>Ericeira</text:p>
          </table:table-cell>
          <table:table-cell table:style-name="ce20" office:value-type="float" office:value="42" calcext:value-type="float">
            <text:p>42</text:p>
          </table:table-cell>
          <table:table-cell office:value-type="float" office:value="47.4943466666667" calcext:value-type="float">
            <text:p>47,49</text:p>
          </table:table-cell>
          <table:table-cell table:style-name="ce19" office:value-type="float" office:value="376.42507" calcext:value-type="float">
            <text:p>376</text:p>
          </table:table-cell>
          <table:table-cell table:style-name="ce38" office:value-type="string" calcext:value-type="string">
            <text:p>CE20-CE22</text:p>
          </table:table-cell>
          <table:table-cell table:style-name="ce8" office:value-type="string" calcext:value-type="string">
            <text:p>S02</text:p>
          </table:table-cell>
          <table:table-cell table:style-name="ce19" table:formula="of:=[$9aCSEriceira.H2]" office:value-type="float" office:value="139.8371838854" calcext:value-type="float">
            <text:p>140</text:p>
          </table:table-cell>
          <table:table-cell table:style-name="ce19" table:formula="of:=[$9aCSEriceira.I2]" office:value-type="float" office:value="2171.98260148028" calcext:value-type="float">
            <text:p>2172</text:p>
          </table:table-cell>
          <table:table-cell table:style-name="ce52" table:formula="of:=[.I6]/[.E6]" office:value-type="float" office:value="5.77002642645528" calcext:value-type="float">
            <text:p>6</text:p>
          </table:table-cell>
          <table:table-cell table:formula="of:=[.I6]/[.E6]" office:value-type="float" office:value="5.77002642645528" calcext:value-type="float">
            <text:p>5,7700264265</text:p>
          </table:table-cell>
          <table:table-cell table:formula="of:=IF([.J6]&lt;1;1;IF([.J6]&lt;10;2;IF([.J6]&lt;25;3;IF([.J6]&lt;50;4;IF([.J6]&lt;100;5;6)))))" office:value-type="float" office:value="2" calcext:value-type="float">
            <text:p>2</text:p>
          </table:table-cell>
          <table:table-cell table:style-name="ce42"/>
          <table:table-cell table:number-columns-repeated="51"/>
        </table:table-row>
        <table:table-row table:style-name="ro4">
          <table:table-cell table:style-name="ce4"/>
          <table:table-cell table:style-name="ce8" office:value-type="string" calcext:value-type="string">
            <text:p>Lisboa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8.75825125" calcext:value-type="float">
            <text:p>8,76</text:p>
          </table:table-cell>
          <table:table-cell table:style-name="ce19" office:value-type="float" office:value="34.74272" calcext:value-type="float">
            <text:p>35</text:p>
          </table:table-cell>
          <table:table-cell table:style-name="ce38" office:value-type="string" calcext:value-type="string">
            <text:p>CE19</text:p>
          </table:table-cell>
          <table:table-cell table:style-name="ce8"/>
          <table:table-cell table:style-name="ce19" table:formula="of:=[$9aCS_Lisboa.H2]" office:value-type="float" office:value="2.23913852763091" calcext:value-type="float">
            <text:p>2</text:p>
          </table:table-cell>
          <table:table-cell table:style-name="ce19" table:formula="of:=[$9aCS_Lisboa.I2]" office:value-type="float" office:value="38.241070373447" calcext:value-type="float">
            <text:p>38</text:p>
          </table:table-cell>
          <table:table-cell table:style-name="ce52" table:formula="of:=[.I7]/[.E7]" office:value-type="float" office:value="1.10069304802407" calcext:value-type="float">
            <text:p>1</text:p>
          </table:table-cell>
          <table:table-cell table:formula="of:=[.I7]/[.E7]" office:value-type="float" office:value="1.10069304802408" calcext:value-type="float">
            <text:p>1,100693048</text:p>
          </table:table-cell>
          <table:table-cell table:formula="of:=IF([.J7]&lt;1;1;IF([.J7]&lt;10;2;IF([.J7]&lt;25;3;IF([.J7]&lt;50;4;IF([.J7]&lt;100;5;6)))))" office:value-type="float" office:value="2" calcext:value-type="float">
            <text:p>2</text:p>
          </table:table-cell>
          <table:table-cell table:style-name="ce42"/>
          <table:table-cell table:number-columns-repeated="51"/>
        </table:table-row>
        <table:table-row table:style-name="ro4">
          <table:table-cell table:style-name="ce4"/>
          <table:table-cell table:style-name="ce8" office:value-type="string" calcext:value-type="string">
            <text:p>Sesimbra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105.768582" calcext:value-type="float">
            <text:p>105,77</text:p>
          </table:table-cell>
          <table:table-cell table:style-name="ce19" office:value-type="float" office:value="20.00318" calcext:value-type="float">
            <text:p>20</text:p>
          </table:table-cell>
          <table:table-cell table:style-name="ce38" office:value-type="string" calcext:value-type="string">
            <text:p>CE13</text:p>
          </table:table-cell>
          <table:table-cell table:style-name="ce8"/>
          <table:table-cell table:style-name="ce19" table:formula="of:=[$9aCS_Sesimbra.H2]" office:value-type="float" office:value="13.5277075514473" calcext:value-type="float">
            <text:p>14</text:p>
          </table:table-cell>
          <table:table-cell table:style-name="ce19" table:formula="of:=[$9aCS_Sesimbra.I2]" office:value-type="float" office:value="285.734493199327" calcext:value-type="float">
            <text:p>286</text:p>
          </table:table-cell>
          <table:table-cell table:style-name="ce52" table:formula="of:=[.I8]/[.E8]" office:value-type="float" office:value="14.2844534318707" calcext:value-type="float">
            <text:p>14</text:p>
          </table:table-cell>
          <table:table-cell table:formula="of:=[.I8]/[.E8]" office:value-type="float" office:value="14.2844534318707" calcext:value-type="float">
            <text:p>14,2844534319</text:p>
          </table:table-cell>
          <table:table-cell table:formula="of:=IF([.J8]&lt;1;1;IF([.J8]&lt;10;2;IF([.J8]&lt;25;3;IF([.J8]&lt;50;4;IF([.J8]&lt;100;5;6)))))" office:value-type="float" office:value="3" calcext:value-type="float">
            <text:p>3</text:p>
          </table:table-cell>
          <table:table-cell table:style-name="ce42"/>
          <table:table-cell table:number-columns-repeated="51"/>
        </table:table-row>
        <table:table-row table:style-name="ro4">
          <table:table-cell table:style-name="ce4"/>
          <table:table-cell table:style-name="ce8" office:value-type="string" calcext:value-type="string">
            <text:p>Sines</text:p>
          </table:table-cell>
          <table:table-cell table:style-name="ce20" office:value-type="float" office:value="46" calcext:value-type="float">
            <text:p>46</text:p>
          </table:table-cell>
          <table:table-cell office:value-type="float" office:value="23.2536152173913" calcext:value-type="float">
            <text:p>23,25</text:p>
          </table:table-cell>
          <table:table-cell table:style-name="ce19" office:value-type="float" office:value="284.9414" calcext:value-type="float">
            <text:p>285</text:p>
          </table:table-cell>
          <table:table-cell table:style-name="ce38" office:value-type="string" calcext:value-type="string">
            <text:p>CE13</text:p>
          </table:table-cell>
          <table:table-cell table:style-name="ce8"/>
          <table:table-cell table:style-name="ce19" table:formula="of:=[$9aCS_Sines.H2]" office:value-type="float" office:value="42.3657126800056" calcext:value-type="float">
            <text:p>42</text:p>
          </table:table-cell>
          <table:table-cell table:style-name="ce19" table:formula="of:=[$9aCS_Sines.I2]" office:value-type="float" office:value="894.855643176187" calcext:value-type="float">
            <text:p>895</text:p>
          </table:table-cell>
          <table:table-cell table:style-name="ce52" table:formula="of:=[.I9]/[.E9]" office:value-type="float" office:value="3.14049009086144" calcext:value-type="float">
            <text:p>3</text:p>
          </table:table-cell>
          <table:table-cell table:formula="of:=[.I9]/[.E9]" office:value-type="float" office:value="3.14049009086144" calcext:value-type="float">
            <text:p>3,1404900909</text:p>
          </table:table-cell>
          <table:table-cell table:formula="of:=IF([.J9]&lt;1;1;IF([.J9]&lt;10;2;IF([.J9]&lt;25;3;IF([.J9]&lt;50;4;IF([.J9]&lt;100;5;6)))))" office:value-type="float" office:value="2" calcext:value-type="float">
            <text:p>2</text:p>
          </table:table-cell>
          <table:table-cell table:style-name="ce42"/>
          <table:table-cell table:number-columns-repeated="51"/>
        </table:table-row>
        <table:table-row table:style-name="ro4">
          <table:table-cell table:style-name="ce4"/>
          <table:table-cell table:style-name="ce9" office:value-type="string" calcext:value-type="string">
            <text:p>Total</text:p>
          </table:table-cell>
          <table:table-cell table:style-name="ce18" table:formula="of:=SUM([.C6:.C9])" office:value-type="float" office:value="101" calcext:value-type="float">
            <text:p>101</text:p>
          </table:table-cell>
          <table:table-cell table:style-name="ce27" table:formula="of:=SUMPRODUCT([.C6:.C9];[.D6:.D9])/[.C10]" office:value-type="float" office:value="36.2706710891089" calcext:value-type="float">
            <text:p>36,27</text:p>
          </table:table-cell>
          <table:table-cell table:style-name="ce18" table:formula="of:=SUM([.E6:.E9])" office:value-type="float" office:value="716.11237" calcext:value-type="float">
            <text:p>716</text:p>
          </table:table-cell>
          <table:table-cell table:style-name="ce37"/>
          <table:table-cell/>
          <table:table-cell table:style-name="ce18" table:formula="of:=SUM([.H6:.H9])" office:value-type="float" office:value="197.969742644484" calcext:value-type="float">
            <text:p>198</text:p>
          </table:table-cell>
          <table:table-cell table:style-name="ce18" table:formula="of:=SUM([.I6:.I9])" office:value-type="float" office:value="3390.81380822924" calcext:value-type="float">
            <text:p>3391</text:p>
          </table:table-cell>
          <table:table-cell table:style-name="ce18" table:formula="of:=SUM([.J6:.J9])" office:value-type="float" office:value="24.2956629972115" calcext:value-type="float">
            <text:p>24</text:p>
          </table:table-cell>
          <table:table-cell table:formula="of:=[.I10]/[.E10]" office:value-type="float" office:value="4.73503035316823" calcext:value-type="float">
            <text:p>4,7350303532</text:p>
          </table:table-cell>
          <table:table-cell table:formula="of:=IF([.J10]&lt;1;1;IF([.J10]&lt;10;2;IF([.J10]&lt;25;3;IF([.J10]&lt;50;4;IF([.J10]&lt;100;5;6)))))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57" office:value-type="string" calcext:value-type="string">
            <text:p>1-10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9a-Algarve</text:p>
          </table:table-cell>
          <table:table-cell office:value-type="string" calcext:value-type="string">
            <text:p>9a-Algarve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50.8933233333333" calcext:value-type="float">
            <text:p>50,89</text:p>
          </table:table-cell>
          <table:table-cell table:style-name="ce19" office:value-type="float" office:value="164.77831" calcext:value-type="float">
            <text:p>165</text:p>
          </table:table-cell>
          <table:table-cell table:style-name="ce37" office:value-type="string" calcext:value-type="string">
            <text:p>P05-P06-P11-P14</text:p>
          </table:table-cell>
          <table:table-cell office:value-type="string" calcext:value-type="string">
            <text:p>S03</text:p>
          </table:table-cell>
          <table:table-cell table:formula="of:=[$'9a-Algarve'.H2]" office:value-type="float" office:value="195.759992774888" calcext:value-type="float">
            <text:p>196</text:p>
          </table:table-cell>
          <table:table-cell table:formula="of:=[$'9a-Algarve'.I2]" office:value-type="float" office:value="3534.68705250057" calcext:value-type="float">
            <text:p>3535</text:p>
          </table:table-cell>
          <table:table-cell table:style-name="ce52" table:formula="of:=[.I11]/[.E11]" office:value-type="float" office:value="21.4511670407384" calcext:value-type="float">
            <text:p>21</text:p>
          </table:table-cell>
          <table:table-cell table:formula="of:=[.I11]/[.E11]" office:value-type="float" office:value="21.4511670407384" calcext:value-type="float">
            <text:p>21,4511670407</text:p>
          </table:table-cell>
          <table:table-cell table:formula="of:=IF([.J11]&lt;1;1;IF([.J11]&lt;10;2;IF([.J11]&lt;25;3;IF([.J11]&lt;50;4;IF([.J11]&lt;100;5;6)))))" office:value-type="float" office:value="3" calcext:value-type="float">
            <text:p>3</text:p>
          </table:table-cell>
          <table:table-cell table:style-name="ce42"/>
          <table:table-cell table:style-name="ce57"/>
          <table:table-cell table:number-columns-repeated="50"/>
        </table:table-row>
        <table:table-row table:style-name="ro4">
          <table:table-cell table:style-name="ce4"/>
          <table:table-cell table:style-name="ce9" office:value-type="string" calcext:value-type="string">
            <text:p>Total</text:p>
          </table:table-cell>
          <table:table-cell table:style-name="ce18" table:formula="of:=SUM([.C11:.C11])" office:value-type="float" office:value="12" calcext:value-type="float">
            <text:p>12</text:p>
          </table:table-cell>
          <table:table-cell table:style-name="ce27" table:formula="of:=SUMPRODUCT([.C11:.C11];[.D11:.D11])/[.C12]" office:value-type="float" office:value="50.8933233333333" calcext:value-type="float">
            <text:p>50,89</text:p>
          </table:table-cell>
          <table:table-cell table:style-name="ce18" table:formula="of:=SUM([.E11:.E11])" office:value-type="float" office:value="164.77831" calcext:value-type="float">
            <text:p>165</text:p>
          </table:table-cell>
          <table:table-cell table:style-name="ce39"/>
          <table:table-cell table:style-name="ce41"/>
          <table:table-cell table:style-name="ce18" table:formula="of:=SUM([.H11:.H11])" office:value-type="float" office:value="195.759992774888" calcext:value-type="float">
            <text:p>196</text:p>
          </table:table-cell>
          <table:table-cell table:style-name="ce18" table:formula="of:=SUM([.I11:.I11])" office:value-type="float" office:value="3534.68705250057" calcext:value-type="float">
            <text:p>3535</text:p>
          </table:table-cell>
          <table:table-cell table:style-name="ce53" table:formula="of:=[.I12]/[.E12]" office:value-type="float" office:value="21.4511670407384" calcext:value-type="float">
            <text:p>21</text:p>
          </table:table-cell>
          <table:table-cell table:formula="of:=[.I12]/[.E12]" office:value-type="float" office:value="21.4511670407384" calcext:value-type="float">
            <text:p>21,4511670407</text:p>
          </table:table-cell>
          <table:table-cell table:formula="of:=IF([.J12]&lt;1;1;IF([.J12]&lt;10;2;IF([.J12]&lt;25;3;IF([.J12]&lt;50;4;IF([.J12]&lt;100;5;6)))))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office:value-type="string" calcext:value-type="string">
            <text:p>50-100</text:p>
          </table:table-cell>
          <table:table-cell table:number-columns-repeated="50"/>
        </table:table-row>
        <table:table-row table:style-name="ro6">
          <table:table-cell table:style-name="ce5" office:value-type="string" calcext:value-type="string">
            <text:p>9a-Cadiz</text:p>
          </table:table-cell>
          <table:table-cell office:value-type="string" calcext:value-type="string">
            <text:p>Cadiz</text:p>
          </table:table-cell>
          <table:table-cell office:value-type="float" office:value="110" calcext:value-type="float">
            <text:p>110</text:p>
          </table:table-cell>
          <table:table-cell office:value-type="float" office:value="44.5956127272727" calcext:value-type="float">
            <text:p>44,60</text:p>
          </table:table-cell>
          <table:table-cell office:value-type="float" office:value="1254.79091" calcext:value-type="float">
            <text:p>1255</text:p>
          </table:table-cell>
          <table:table-cell table:style-name="ce37" office:value-type="string" calcext:value-type="string">
            <text:p>P03-P04</text:p>
          </table:table-cell>
          <table:table-cell/>
          <table:table-cell table:formula="of:=[$'9a-Cadiz'.H2]" office:value-type="float" office:value="653.560166904347" calcext:value-type="float">
            <text:p>654</text:p>
          </table:table-cell>
          <table:table-cell table:formula="of:=[$'9a-Cadiz'.I2]" office:value-type="float" office:value="5437.78607915348" calcext:value-type="float">
            <text:p>5438</text:p>
          </table:table-cell>
          <table:table-cell table:style-name="ce52" office:value-type="float" office:value="0" calcext:value-type="float">
            <text:p>0</text:p>
          </table:table-cell>
          <table:table-cell table:formula="of:=[.I13]/[.E13]" office:value-type="float" office:value="4.33361927936941" calcext:value-type="float">
            <text:p>4,3336192794</text:p>
          </table:table-cell>
          <table:table-cell table:formula="of:=IF([.J13]&lt;1;1;IF([.J13]&lt;10;2;IF([.J13]&lt;25;3;IF([.J13]&lt;50;4;IF([.J13]&lt;100;5;6)))))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57" office:value-type="string" calcext:value-type="string">
            <text:p>10-25</text:p>
          </table:table-cell>
          <table:table-cell table:number-columns-repeated="50"/>
        </table:table-row>
        <table:table-row table:style-name="ro1">
          <table:table-cell/>
          <table:table-cell table:style-name="ce9" office:value-type="string" calcext:value-type="string">
            <text:p>Total</text:p>
          </table:table-cell>
          <table:table-cell table:style-name="ce18" table:formula="of:=SUM([.C13:.C13])" office:value-type="float" office:value="110" calcext:value-type="float">
            <text:p>110</text:p>
          </table:table-cell>
          <table:table-cell table:style-name="ce18" table:formula="of:=SUM([.D13:.D13])" office:value-type="float" office:value="44.5956127272727" calcext:value-type="float">
            <text:p>45</text:p>
          </table:table-cell>
          <table:table-cell table:style-name="ce18" table:formula="of:=SUM([.E13:.E13])" office:value-type="float" office:value="1254.79091" calcext:value-type="float">
            <text:p>1255</text:p>
          </table:table-cell>
          <table:table-cell table:style-name="ce37"/>
          <table:table-cell/>
          <table:table-cell table:style-name="ce18" table:formula="of:=SUM([.H13:.H13])" office:value-type="float" office:value="653.560166904347" calcext:value-type="float">
            <text:p>654</text:p>
          </table:table-cell>
          <table:table-cell table:style-name="ce18" table:formula="of:=SUM([.I13:.I13])" office:value-type="float" office:value="5437.78607915348" calcext:value-type="float">
            <text:p>5438</text:p>
          </table:table-cell>
          <table:table-cell table:style-name="ce53" office:value-type="float" office:value="0" calcext:value-type="float">
            <text:p>0</text:p>
          </table:table-cell>
          <table:table-cell table:formula="of:=[.I14]/[.E14]" office:value-type="float" office:value="4.33361927936941" calcext:value-type="float">
            <text:p>4,3336192794</text:p>
          </table:table-cell>
          <table:table-cell table:formula="of:=IF([.J14]&lt;1;1;IF([.J14]&lt;10;2;IF([.J14]&lt;25;3;IF([.J14]&lt;50;4;IF([.J14]&lt;100;5;6)))))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office:value-type="string" calcext:value-type="string">
            <text:p>50-100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37"/>
          <table:table-cell table:number-columns-repeated="3"/>
          <table:table-cell table:style-name="ce52"/>
          <table:table-cell table:number-columns-repeated="54"/>
        </table:table-row>
        <table:table-row table:style-name="ro1">
          <table:table-cell/>
          <table:table-cell table:style-name="ce9" office:value-type="string" calcext:value-type="string">
            <text:p>Total <text:s/>Portugal</text:p>
          </table:table-cell>
          <table:table-cell table:style-name="ce21" table:formula="of:=[.C10]+[.C5]+[.C12]" office:value-type="float" office:value="388" calcext:value-type="float">
            <text:p>388</text:p>
          </table:table-cell>
          <table:table-cell table:style-name="ce21" table:formula="of:=([.C5]*[.D5]+[.C10]*[.D10]+[.C12]*[.D12])/[.C16]" office:value-type="float" office:value="224.98660128866" calcext:value-type="float">
            <text:p>225</text:p>
          </table:table-cell>
          <table:table-cell table:style-name="ce21" table:formula="of:=[.E10]+[.E5]+[.E12]" office:value-type="float" office:value="3431.8947" calcext:value-type="float">
            <text:p>3432</text:p>
          </table:table-cell>
          <table:table-cell table:style-name="ce40"/>
          <table:table-cell table:style-name="ce21"/>
          <table:table-cell table:style-name="ce21" table:formula="of:=[.H10]+[.H5]+[.H12]" office:value-type="float" office:value="4983.11427067027" calcext:value-type="float">
            <text:p>4983</text:p>
          </table:table-cell>
          <table:table-cell table:style-name="ce21" table:formula="of:=[.I10]+[.I5]+[.I12]" office:value-type="float" office:value="115496.49848332" calcext:value-type="float">
            <text:p>115496</text:p>
          </table:table-cell>
          <table:table-cell table:style-name="ce53" table:formula="of:=[.I16]/[.E16]" office:value-type="float" office:value="33.6538584599695" calcext:value-type="float">
            <text:p>34</text:p>
          </table:table-cell>
          <table:table-cell table:formula="of:=[.I16]/[.E16]" office:value-type="float" office:value="33.6538584599696" calcext:value-type="float">
            <text:p>33,65385846</text:p>
          </table:table-cell>
          <table:table-cell table:formula="of:=IF([.J16]&lt;1;1;IF([.J16]&lt;10;2;IF([.J16]&lt;25;3;IF([.J16]&lt;50;4;IF([.J16]&lt;100;5;6)))))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Total <text:s/>Spain</text:p>
          </table:table-cell>
          <table:table-cell table:style-name="ce21" table:formula="of:=[.C14]" office:value-type="float" office:value="110" calcext:value-type="float">
            <text:p>110</text:p>
          </table:table-cell>
          <table:table-cell table:style-name="ce21" table:formula="of:=([.C14]*[.D14]/[.C17])" office:value-type="float" office:value="44.5956127272727" calcext:value-type="float">
            <text:p>45</text:p>
          </table:table-cell>
          <table:table-cell table:style-name="ce21" table:formula="of:=[.E14]" office:value-type="float" office:value="1254.79091" calcext:value-type="float">
            <text:p>1255</text:p>
          </table:table-cell>
          <table:table-cell table:style-name="ce40"/>
          <table:table-cell table:style-name="ce21"/>
          <table:table-cell table:style-name="ce21" table:formula="of:=[.H14]" office:value-type="float" office:value="653.560166904347" calcext:value-type="float">
            <text:p>654</text:p>
          </table:table-cell>
          <table:table-cell table:style-name="ce21" table:formula="of:=[.I14]" office:value-type="float" office:value="5437.78607915348" calcext:value-type="float">
            <text:p>5438</text:p>
          </table:table-cell>
          <table:table-cell table:style-name="ce53" table:formula="of:=[.I17]/[.E17]" office:value-type="float" office:value="4.3336192793694" calcext:value-type="float">
            <text:p>4</text:p>
          </table:table-cell>
          <table:table-cell table:formula="of:=[.I17]/[.E17]" office:value-type="float" office:value="4.33361927936941" calcext:value-type="float">
            <text:p>4,3336192794</text:p>
          </table:table-cell>
          <table:table-cell table:formula="of:=IF([.J17]&lt;1;1;IF([.J17]&lt;10;2;IF([.J17]&lt;25;3;IF([.J17]&lt;50;4;IF([.J17]&lt;100;5;6))))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Total <text:s/>9a</text:p>
          </table:table-cell>
          <table:table-cell table:style-name="ce21" table:formula="of:=[.C16]+[.C17]" office:value-type="float" office:value="498" calcext:value-type="float">
            <text:p>498</text:p>
          </table:table-cell>
          <table:table-cell table:style-name="ce21" table:formula="of:=([.C16]*[.D16]+[.C17]*[.D17])/[.C18]" office:value-type="float" office:value="185.141202208836" calcext:value-type="float">
            <text:p>185</text:p>
          </table:table-cell>
          <table:table-cell table:style-name="ce21" table:formula="of:=[.E16]+[.E17]" office:value-type="float" office:value="4686.68561" calcext:value-type="float">
            <text:p>4687</text:p>
          </table:table-cell>
          <table:table-cell table:style-name="ce40"/>
          <table:table-cell table:style-name="ce21"/>
          <table:table-cell table:style-name="ce21" table:formula="of:=[.H16]+[.H17]" office:value-type="float" office:value="5636.67443757461" calcext:value-type="float">
            <text:p>5637</text:p>
          </table:table-cell>
          <table:table-cell table:style-name="ce21" table:formula="of:=[.I16]+[.I17]" office:value-type="float" office:value="120934.284562473" calcext:value-type="float">
            <text:p>120934</text:p>
          </table:table-cell>
          <table:table-cell table:style-name="ce53" table:formula="of:=[.I18]/[.E18]" office:value-type="float" office:value="25.8037971022496" calcext:value-type="float">
            <text:p>26</text:p>
          </table:table-cell>
          <table:table-cell table:number-columns-repeated="54"/>
        </table:table-row>
        <table:table-row table:style-name="ro1">
          <table:table-cell/>
          <table:table-cell table:style-name="ce9"/>
          <table:table-cell table:style-name="ce18"/>
          <table:table-cell table:style-name="ce21"/>
          <table:table-cell table:style-name="ce18"/>
          <table:table-cell table:style-name="ce41" table:number-columns-repeated="2"/>
          <table:table-cell table:style-name="ce18" table:number-columns-repeated="2"/>
          <table:table-cell table:style-name="ce53"/>
          <table:table-cell table:number-columns-repeated="54"/>
        </table:table-row>
        <table:table-row table:style-name="ro1"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57"/>
        </table:table-row>
        <table:table-row table:style-name="ro1">
          <table:table-cell/>
          <table:table-cell table:style-name="ce9"/>
          <table:table-cell table:style-name="ce21" table:number-columns-repeated="6"/>
          <table:table-cell table:style-name="ce48" table:formula="of:=[.H5]/[.H16]" office:value-type="float" office:value="0.920987215216637" calcext:value-type="float">
            <text:p>0,9210</text:p>
          </table:table-cell>
          <table:table-cell table:style-name="ce48" table:formula="of:=[.I5]/[.I16]" office:value-type="float" office:value="0.940037135742864" calcext:value-type="float">
            <text:p>0,9400</text:p>
          </table:table-cell>
          <table:table-cell table:number-columns-repeated="54"/>
        </table:table-row>
        <table:table-row table:style-name="ro1">
          <table:table-cell/>
          <table:table-cell table:style-name="ce10"/>
          <table:table-cell table:style-name="ce18"/>
          <table:table-cell table:style-name="ce27"/>
          <table:table-cell table:style-name="ce18"/>
          <table:table-cell table:style-name="ce41" table:number-columns-repeated="2"/>
          <table:table-cell table:style-name="ce18" table:number-columns-repeated="2"/>
          <table:table-cell table:style-name="ce52"/>
          <table:table-cell table:number-columns-repeated="54"/>
        </table:table-row>
        <table:table-row table:style-name="ro1">
          <table:table-cell table:number-columns-repeated="3"/>
          <table:table-cell table:style-name="ce6" office:value-type="string" calcext:value-type="string">
            <text:p>Check</text:p>
          </table:table-cell>
          <table:table-cell table:style-name="ce26" table:formula="of:=([.C10]*[.D10]+[.C12]*[.D12]+[.C14]*[.D14]+[.C5]*[.D5])" office:value-type="float" office:value="92200.3187000001" calcext:value-type="float">
            <text:p>92200,32</text:p>
          </table:table-cell>
          <table:table-cell table:number-columns-repeated="3"/>
          <table:table-cell table:formula="of:=[.I16]+[.I17]" office:value-type="float" office:value="120934.284562473" calcext:value-type="float">
            <text:p>12093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2"/>
          <table:table-cell table:style-name="ce6" office:value-type="string" calcext:value-type="string">
            <text:p>total integrado:</text:p>
          </table:table-cell>
          <table:table-cell table:style-name="ce26" office:value-type="float" office:value="181473.90796155" calcext:value-type="float">
            <text:p>181473,91</text:p>
          </table:table-cell>
          <table:table-cell table:style-name="ce42"/>
          <table:table-cell table:number-columns-repeated="2"/>
          <table:table-cell table:formula="of:=[.I14]+#REF!+[.I12]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2"/>
          <table:table-cell table:style-name="ce6"/>
          <table:table-cell table:style-name="ce26" table:formula="of:=100-100*([.E24]/[.E23])" office:value-type="float" office:value="-96.8256840326408" calcext:value-type="float">
            <text:p>-96,83</text:p>
          </table:table-cell>
          <table:table-cell table:number-columns-repeated="3"/>
          <table:table-cell table:formula="of:=([.I10]+[.I12])*100/[.I19]" office:value-type="string" office:string-value="" calcext:value-type="error">
            <text:p>#DIV/0!</text:p>
          </table:table-cell>
          <table:table-cell/>
          <table:table-cell table:formula="of:=[.I14]+#REF!+#REF!" office:value-type="string" office:string-value="" calcext:value-type="error">
            <text:p>#REF!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2" table:formula="of:=[.E16]+[.E17]" office:value-type="float" office:value="4686.68561" calcext:value-type="float">
            <text:p>4686,68561</text:p>
          </table:table-cell>
          <table:table-cell table:style-name="ce22"/>
          <table:table-cell table:style-name="ce27"/>
          <table:table-cell table:number-columns-repeated="3"/>
          <table:table-cell office:value-type="float" office:value="13960" calcext:value-type="float">
            <text:p>13960</text:p>
          </table:table-cell>
          <table:table-cell table:formula="of:=[.H16]/[.J27]" office:value-type="float" office:value="0.884052170452199" calcext:value-type="float">
            <text:p>0,8840521705</text:p>
          </table:table-cell>
          <table:table-cell table:style-name="ce50" table:formula="of:=[.I16]/[.K27]" office:value-type="float" office:value="0.95503519867152" calcext:value-type="float">
            <text:p>0,9550351987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string" calcext:value-type="string">
            <text:p>Check area</text:p>
          </table:table-cell>
          <table:table-cell table:formula="of:=SUM([.E16:.E18])" office:value-type="float" office:value="9373.37122" calcext:value-type="float">
            <text:p>9373</text:p>
          </table:table-cell>
          <table:table-cell table:formula="of:=[.E12]+[.E14]+#REF!+#REF!" office:value-type="string" office:string-value="" calcext:value-type="error">
            <text:p>#REF!</text:p>
          </table:table-cell>
          <table:table-cell table:number-columns-repeated="2"/>
          <table:table-cell table:style-name="ce49" table:formula="of:=[.I26]/[.I21]" office:value-type="float" office:value="15157.6479774655" calcext:value-type="float">
            <text:p>15157,648</text:p>
          </table:table-cell>
          <table:table-cell table:formula="of:=[.H16]+[.H17]" office:value-type="float" office:value="5636.67443757462" calcext:value-type="float">
            <text:p>5636,6744375746</text:p>
          </table:table-cell>
          <table:table-cell table:style-name="ce50" table:formula="of:=[.I16]+[.I17]" office:value-type="float" office:value="120934.284562473" calcext:value-type="float">
            <text:p>120934,284562473</text:p>
          </table:table-cell>
          <table:table-cell table:number-columns-repeated="53"/>
        </table:table-row>
        <table:table-row table:style-name="ro1">
          <table:table-cell table:number-columns-repeated="4"/>
          <table:table-cell table:formula="of:=SUM([.C16:.C18])*8" office:value-type="float" office:value="7968" calcext:value-type="float">
            <text:p>7968</text:p>
          </table:table-cell>
          <table:table-cell table:formula="of:=([.C12]+[.C14]+#REF!+#REF!)*8" office:value-type="string" office:string-value="" calcext:value-type="error">
            <text:p>#REF!</text:p>
          </table:table-cell>
          <table:table-cell table:number-columns-repeated="6"/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&lt; 1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ce26" table:formula="of:=100-100*([.E28]/[.E27])" office:value-type="float" office:value="14.9932312186821" calcext:value-type="float">
            <text:p>14,99</text:p>
          </table:table-cell>
          <table:table-cell table:style-name="ce26" table:formula="of:=100-100*([.F28]/[.F27])" office:value-type="string" office:string-value="" calcext:value-type="error">
            <text:p>#REF!</text:p>
          </table:table-cell>
          <table:table-cell/>
          <table:table-cell table:style-name="ce47" table:formula="of:=[.H19]*10^6" office:value-type="float" office:value="0" calcext:value-type="float">
            <text:p>0,00E+00</text:p>
          </table:table-cell>
          <table:table-cell table:number-columns-repeated="4"/>
          <table:table-cell table:style-name="ce42" office:value-type="float" office:value="2" calcext:value-type="float">
            <text:p>2</text:p>
          </table:table-cell>
          <table:table-cell table:style-name="ce57" office:value-type="string" calcext:value-type="string">
            <text:p>1-10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ce22"/>
          <table:table-cell/>
          <table:table-cell table:style-name="ce22"/>
          <table:table-cell table:style-name="ce47" table:formula="of:=70*10^6" office:value-type="float" office:value="70000000" calcext:value-type="float">
            <text:p>7,00E+07</text:p>
          </table:table-cell>
          <table:table-cell table:number-columns-repeated="4"/>
          <table:table-cell table:style-name="ce42" office:value-type="float" office:value="3" calcext:value-type="float">
            <text:p>3</text:p>
          </table:table-cell>
          <table:table-cell table:style-name="ce57" office:value-type="string" calcext:value-type="string">
            <text:p>10-25</text:p>
          </table:table-cell>
          <table:table-cell table:style-name="ce20"/>
          <table:table-cell table:number-columns-repeated="49"/>
        </table:table-row>
        <table:table-row table:style-name="ro1">
          <table:table-cell table:number-columns-repeated="4"/>
          <table:table-cell table:style-name="ce22"/>
          <table:table-cell/>
          <table:table-cell table:style-name="ce22"/>
          <table:table-cell table:style-name="ce47"/>
          <table:table-cell table:number-columns-repeated="4"/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25-50</text:p>
          </table:table-cell>
          <table:table-cell table:style-name="ce20"/>
          <table:table-cell table:number-columns-repeated="49"/>
        </table:table-row>
        <table:table-row table:style-name="ro1">
          <table:table-cell/>
          <table:table-cell table:style-name="ce11" table:number-columns-repeated="2"/>
          <table:table-cell table:style-name="ce24"/>
          <table:table-cell table:style-name="ce22"/>
          <table:table-cell table:style-name="ce11"/>
          <table:table-cell table:style-name="ce45"/>
          <table:table-cell table:number-columns-repeated="5"/>
          <table:table-cell table:style-name="ce42"/>
          <table:table-cell/>
          <table:table-cell table:style-name="ce20"/>
          <table:table-cell table:number-columns-repeated="49"/>
        </table:table-row>
        <table:table-row table:style-name="ro1">
          <table:table-cell/>
          <table:table-cell table:style-name="ce12" table:number-columns-repeated="3"/>
          <table:table-cell table:style-name="ce22"/>
          <table:table-cell table:style-name="ce12" table:number-columns-repeated="2"/>
          <table:table-cell table:number-columns-repeated="5"/>
          <table:table-cell table:style-name="ce42"/>
          <table:table-cell office:value-type="string" calcext:value-type="string">
            <text:p>50-100</text:p>
          </table:table-cell>
          <table:table-cell table:style-name="ce20"/>
          <table:table-cell table:number-columns-repeated="49"/>
        </table:table-row>
        <table:table-row table:style-name="ro1">
          <table:table-cell/>
          <table:table-cell table:style-name="ce13" office:value-type="string" calcext:value-type="string">
            <text:p>wkt_geom</text:p>
          </table:table-cell>
          <table:table-cell table:style-name="ce13" office:value-type="string" calcext:value-type="string">
            <text:p>AREA</text:p>
          </table:table-cell>
          <table:table-cell table:style-name="ce29" office:value-type="string" calcext:value-type="string">
            <text:p>count</text:p>
          </table:table-cell>
          <table:table-cell table:style-name="ce34" office:value-type="string" calcext:value-type="string">
            <text:p>unique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range</text:p>
          </table:table-cell>
          <table:table-cell table:style-name="ce34" office:value-type="string" calcext:value-type="string">
            <text:p>sum</text:p>
          </table:table-cell>
          <table:table-cell table:style-name="ce54" office:value-type="string" calcext:value-type="string">
            <text:p>mean</text:p>
          </table:table-cell>
          <table:table-cell table:style-name="ce54" office:value-type="string" calcext:value-type="string">
            <text:p>median</text:p>
          </table:table-cell>
          <table:table-cell table:style-name="ce54" office:value-type="string" calcext:value-type="string">
            <text:p>stddev</text:p>
          </table:table-cell>
          <table:table-cell table:style-name="ce56" office:value-type="string" calcext:value-type="string">
            <text:p>minority</text:p>
          </table:table-cell>
          <table:table-cell table:style-name="ce58" office:value-type="string" calcext:value-type="string">
            <text:p>majority</text:p>
          </table:table-cell>
          <table:table-cell table:style-name="ce32" office:value-type="string" calcext:value-type="string">
            <text:p>q1</text:p>
          </table:table-cell>
          <table:table-cell table:style-name="ce54" office:value-type="string" calcext:value-type="string">
            <text:p>q3</text:p>
          </table:table-cell>
          <table:table-cell table:style-name="ce54" office:value-type="string" calcext:value-type="string">
            <text:p>iqr</text:p>
          </table:table-cell>
          <table:table-cell table:style-name="ce54" office:value-type="string" calcext:value-type="string">
            <text:p>q3</text:p>
          </table:table-cell>
          <table:table-cell table:style-name="ce54" office:value-type="string" calcext:value-type="string">
            <text:p>iqr</text:p>
          </table:table-cell>
          <table:table-cell table:number-columns-repeated="45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9aCN</text:p>
          </table:table-cell>
          <table:table-cell table:style-name="ce14" office:value-type="float" office:value="275" calcext:value-type="float">
            <text:p>275</text:p>
          </table:table-cell>
          <table:table-cell table:style-name="ce35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float" office:value="5557.70009" calcext:value-type="float">
            <text:p>5557,70009</text:p>
          </table:table-cell>
          <table:table-cell table:style-name="ce35" office:value-type="float" office:value="5557.70009" calcext:value-type="float">
            <text:p>5557,70009</text:p>
          </table:table-cell>
          <table:table-cell table:style-name="ce35" office:value-type="float" office:value="83020.74364" calcext:value-type="float">
            <text:p>83020,74364</text:p>
          </table:table-cell>
          <table:table-cell table:style-name="ce46" office:value-type="float" office:value="301.893613236364" calcext:value-type="float">
            <text:p>301,8936132364</text:p>
          </table:table-cell>
          <table:table-cell table:style-name="ce46" office:value-type="float" office:value="26.94154" calcext:value-type="float">
            <text:p>26,94154</text:p>
          </table:table-cell>
          <table:table-cell table:style-name="ce46" office:value-type="float" office:value="718.909353979432" calcext:value-type="float">
            <text:p>718,9093539794</text:p>
          </table:table-cell>
          <table:table-cell table:style-name="ce31" office:value-type="float" office:value="0.01538" calcext:value-type="float">
            <text:p>0,01538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1.605155" calcext:value-type="float">
            <text:p>1,605155</text:p>
          </table:table-cell>
          <table:table-cell table:style-name="ce46" office:value-type="float" office:value="250.25519" calcext:value-type="float">
            <text:p>250,25519</text:p>
          </table:table-cell>
          <table:table-cell table:style-name="ce46" office:value-type="float" office:value="248.650035" calcext:value-type="float">
            <text:p>248,650035</text:p>
          </table:table-cell>
          <table:table-cell table:style-name="ce46" office:value-type="float" office:value="1792.10627397929" calcext:value-type="float">
            <text:p>1792,1062739793</text:p>
          </table:table-cell>
          <table:table-cell table:style-name="ce46" office:value-type="float" office:value="1778.87059954529" calcext:value-type="float">
            <text:p>1778,8705995453</text:p>
          </table:table-cell>
          <table:table-cell table:number-columns-repeated="4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Ericeira</text:p>
          </table:table-cell>
          <table:table-cell table:style-name="ce30" office:value-type="float" office:value="42" calcext:value-type="float">
            <text:p>42,00</text:p>
          </table:table-cell>
          <table:table-cell table:style-name="ce15" office:value-type="float" office:value="41" calcext:value-type="float">
            <text:p>41</text:p>
          </table:table-cell>
          <table:table-cell table:style-name="ce43" office:value-type="float" office:value="0" calcext:value-type="float">
            <text:p>0</text:p>
          </table:table-cell>
          <table:table-cell table:style-name="ce15" office:value-type="float" office:value="677.99369" calcext:value-type="float">
            <text:p>677,99369</text:p>
          </table:table-cell>
          <table:table-cell table:style-name="ce46" office:value-type="float" office:value="677.99369" calcext:value-type="float">
            <text:p>677,99369</text:p>
          </table:table-cell>
          <table:table-cell table:style-name="ce46" office:value-type="float" office:value="1994.76256" calcext:value-type="float">
            <text:p>1994,76256</text:p>
          </table:table-cell>
          <table:table-cell table:style-name="ce46" office:value-type="float" office:value="47.4943466666667" calcext:value-type="float">
            <text:p>47,4943466667</text:p>
          </table:table-cell>
          <table:table-cell table:style-name="ce46" office:value-type="float" office:value="3.964385" calcext:value-type="float">
            <text:p>3,964385</text:p>
          </table:table-cell>
          <table:table-cell table:style-name="ce46" office:value-type="float" office:value="114.986032688765" calcext:value-type="float">
            <text:p>114,9860326888</text:p>
          </table:table-cell>
          <table:table-cell table:style-name="ce31" office:value-type="float" office:value="0.00585" calcext:value-type="float">
            <text:p>0,005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2784" calcext:value-type="float">
            <text:p>0,82784</text:p>
          </table:table-cell>
          <table:table-cell table:style-name="ce46" office:value-type="float" office:value="40.69285" calcext:value-type="float">
            <text:p>40,69285</text:p>
          </table:table-cell>
          <table:table-cell table:style-name="ce46" office:value-type="float" office:value="39.86501" calcext:value-type="float">
            <text:p>39,86501</text:p>
          </table:table-cell>
          <table:table-cell table:style-name="ce46" office:value-type="float" office:value="75.7102802529133" calcext:value-type="float">
            <text:p>75,7102802529</text:p>
          </table:table-cell>
          <table:table-cell table:style-name="ce46" office:value-type="float" office:value="75.0312639363027" calcext:value-type="float">
            <text:p>75,0312639363</text:p>
          </table:table-cell>
          <table:table-cell table:number-columns-repeated="4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Lisboa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style-name="ce43" office:value-type="float" office:value="0.04284" calcext:value-type="float">
            <text:p>0,04284</text:p>
          </table:table-cell>
          <table:table-cell table:style-name="ce31" office:value-type="float" office:value="30.98332" calcext:value-type="float">
            <text:p>30,98332</text:p>
          </table:table-cell>
          <table:table-cell table:style-name="ce31" office:value-type="float" office:value="30.94048" calcext:value-type="float">
            <text:p>30,94048</text:p>
          </table:table-cell>
          <table:table-cell table:style-name="ce31" office:value-type="float" office:value="70.06601" calcext:value-type="float">
            <text:p>70,06601</text:p>
          </table:table-cell>
          <table:table-cell table:style-name="ce46" office:value-type="float" office:value="8.75825125" calcext:value-type="float">
            <text:p>8,75825125</text:p>
          </table:table-cell>
          <table:table-cell table:style-name="ce46" office:value-type="float" office:value="1.661565" calcext:value-type="float">
            <text:p>1,661565</text:p>
          </table:table-cell>
          <table:table-cell table:style-name="ce46" office:value-type="float" office:value="11.2158682868185" calcext:value-type="float">
            <text:p>11,2158682868</text:p>
          </table:table-cell>
          <table:table-cell table:style-name="ce31" office:value-type="float" office:value="0.04284" calcext:value-type="float">
            <text:p>0,04284</text:p>
          </table:table-cell>
          <table:table-cell table:style-name="ce59" office:value-type="float" office:value="0.04284" calcext:value-type="float">
            <text:p>0,04284</text:p>
          </table:table-cell>
          <table:table-cell table:style-name="ce46" office:value-type="float" office:value="0.103605" calcext:value-type="float">
            <text:p>0,103605</text:p>
          </table:table-cell>
          <table:table-cell table:style-name="ce46" office:value-type="float" office:value="17.754755" calcext:value-type="float">
            <text:p>17,754755</text:p>
          </table:table-cell>
          <table:table-cell table:style-name="ce46" office:value-type="float" office:value="17.65115" calcext:value-type="float">
            <text:p>17,6511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Sesimbra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43" office:value-type="float" office:value="5.99065" calcext:value-type="float">
            <text:p>5,99065</text:p>
          </table:table-cell>
          <table:table-cell table:style-name="ce31" office:value-type="float" office:value="446.92304" calcext:value-type="float">
            <text:p>446,92304</text:p>
          </table:table-cell>
          <table:table-cell table:style-name="ce31" office:value-type="float" office:value="440.93239" calcext:value-type="float">
            <text:p>440,93239</text:p>
          </table:table-cell>
          <table:table-cell table:style-name="ce31" office:value-type="float" office:value="528.84291" calcext:value-type="float">
            <text:p>528,84291</text:p>
          </table:table-cell>
          <table:table-cell table:style-name="ce46" office:value-type="float" office:value="105.768582" calcext:value-type="float">
            <text:p>105,768582</text:p>
          </table:table-cell>
          <table:table-cell table:style-name="ce46" office:value-type="float" office:value="26.63952" calcext:value-type="float">
            <text:p>26,63952</text:p>
          </table:table-cell>
          <table:table-cell table:style-name="ce46" office:value-type="float" office:value="170.806957522559" calcext:value-type="float">
            <text:p>170,8069575226</text:p>
          </table:table-cell>
          <table:table-cell table:style-name="ce31" office:value-type="float" office:value="5.99065" calcext:value-type="float">
            <text:p>5,99065</text:p>
          </table:table-cell>
          <table:table-cell table:style-name="ce59" office:value-type="float" office:value="5.99065" calcext:value-type="float">
            <text:p>5,99065</text:p>
          </table:table-cell>
          <table:table-cell table:style-name="ce46" office:value-type="float" office:value="17.24365" calcext:value-type="float">
            <text:p>17,24365</text:p>
          </table:table-cell>
          <table:table-cell table:style-name="ce46" office:value-type="float" office:value="32.04605" calcext:value-type="float">
            <text:p>32,04605</text:p>
          </table:table-cell>
          <table:table-cell table:style-name="ce46" office:value-type="float" office:value="14.8024" calcext:value-type="float">
            <text:p>14,8024</text:p>
          </table:table-cell>
          <table:table-cell table:style-name="ce46" table:number-columns-repeated="2"/>
          <table:table-cell table:number-columns-repeated="45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Sines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4" calcext:value-type="float">
            <text:p>1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31" office:value-type="float" office:value="665.496" calcext:value-type="float">
            <text:p>665,496</text:p>
          </table:table-cell>
          <table:table-cell table:style-name="ce31" office:value-type="float" office:value="1069.6663" calcext:value-type="float">
            <text:p>1069,6663</text:p>
          </table:table-cell>
          <table:table-cell table:style-name="ce46" office:value-type="float" office:value="23.2536152173913" calcext:value-type="float">
            <text:p>23,2536152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7.16094185609" calcext:value-type="float">
            <text:p>107,1609418561</text:p>
          </table:table-cell>
          <table:table-cell table:style-name="ce31" office:value-type="float" office:value="0.11412" calcext:value-type="float">
            <text:p>0,11412</text:p>
          </table:table-cell>
          <table:table-cell table:style-name="ce5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0.77145" calcext:value-type="float">
            <text:p>0,77145</text:p>
          </table:table-cell>
          <table:table-cell table:style-name="ce46" table:number-columns-repeated="2"/>
          <table:table-cell table:number-columns-repeated="45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24" office:value-type="string" calcext:value-type="string">
            <text:p>Algarve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54.07134" calcext:value-type="float">
            <text:p>354,07134</text:p>
          </table:table-cell>
          <table:table-cell table:style-name="ce14" office:value-type="float" office:value="354.07134" calcext:value-type="float">
            <text:p>354</text:p>
          </table:table-cell>
          <table:table-cell table:style-name="ce14" office:value-type="float" office:value="610.71988" calcext:value-type="float">
            <text:p>611</text:p>
          </table:table-cell>
          <table:table-cell table:style-name="ce46" office:value-type="float" office:value="50.8933233333333" calcext:value-type="float">
            <text:p>50,8933233333</text:p>
          </table:table-cell>
          <table:table-cell table:style-name="ce46" office:value-type="float" office:value="6.65858" calcext:value-type="float">
            <text:p>6,65858</text:p>
          </table:table-cell>
          <table:table-cell table:style-name="ce46" office:value-type="float" office:value="103.994642535717" calcext:value-type="float">
            <text:p>103,9946425357</text:p>
          </table:table-cell>
          <table:table-cell table:style-name="ce46" office:value-type="float" office:value="0.24882" calcext:value-type="float">
            <text:p>0,248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5525" calcext:value-type="float">
            <text:p>0,765525</text:p>
          </table:table-cell>
          <table:table-cell table:style-name="ce46" office:value-type="float" office:value="22.61492" calcext:value-type="float">
            <text:p>22,61492</text:p>
          </table:table-cell>
          <table:table-cell table:style-name="ce46" office:value-type="float" office:value="21.849395" calcext:value-type="float">
            <text:p>21,849395</text:p>
          </table:table-cell>
          <table:table-cell table:style-name="ce46" office:value-type="float" office:value="65.3159367636085" calcext:value-type="float">
            <text:p>65,3159367636</text:p>
          </table:table-cell>
          <table:table-cell table:style-name="ce46" office:value-type="float" office:value="64.7527633948068" calcext:value-type="float">
            <text:p>64,7527633948</text:p>
          </table:table-cell>
          <table:table-cell table:number-columns-repeated="45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25" office:value-type="string" calcext:value-type="string">
            <text:p>Cadiz</text:p>
          </table:table-cell>
          <table:table-cell table:style-name="ce16" office:value-type="float" office:value="110" calcext:value-type="float">
            <text:p>110</text:p>
          </table:table-cell>
          <table:table-cell table:style-name="ce14" office:value-type="float" office:value="98" calcext:value-type="float">
            <text:p>9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4.36893" calcext:value-type="float">
            <text:p>544,36893</text:p>
          </table:table-cell>
          <table:table-cell table:style-name="ce14" office:value-type="float" office:value="544.36893" calcext:value-type="float">
            <text:p>544</text:p>
          </table:table-cell>
          <table:table-cell table:style-name="ce14" office:value-type="float" office:value="4905.5174" calcext:value-type="float">
            <text:p>4906</text:p>
          </table:table-cell>
          <table:table-cell table:style-name="ce46" office:value-type="float" office:value="44.5956127272727" calcext:value-type="float">
            <text:p>44,5956127273</text:p>
          </table:table-cell>
          <table:table-cell table:style-name="ce46" office:value-type="float" office:value="7.322655" calcext:value-type="float">
            <text:p>7,322655</text:p>
          </table:table-cell>
          <table:table-cell table:style-name="ce46" office:value-type="float" office:value="91.7279766356112" calcext:value-type="float">
            <text:p>91,7279766356</text:p>
          </table:table-cell>
          <table:table-cell table:style-name="ce46" office:value-type="float" office:value="0.00223" calcext:value-type="float">
            <text:p>0,002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7948" calcext:value-type="float">
            <text:p>0,37948</text:p>
          </table:table-cell>
          <table:table-cell table:style-name="ce46" office:value-type="float" office:value="52.54401" calcext:value-type="float">
            <text:p>52,54401</text:p>
          </table:table-cell>
          <table:table-cell table:style-name="ce46" office:value-type="float" office:value="52.16453" calcext:value-type="float">
            <text:p>52,16453</text:p>
          </table:table-cell>
          <table:table-cell table:style-name="ce46" office:value-type="float" office:value="18.0891819428698" calcext:value-type="float">
            <text:p>18,0891819429</text:p>
          </table:table-cell>
          <table:table-cell table:style-name="ce46" office:value-type="float" office:value="16.5452188698298" calcext:value-type="float">
            <text:p>16,5452188698</text:p>
          </table:table-cell>
          <table:table-cell table:number-columns-repeated="45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24"/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295" calcext:value-type="float">
            <text:p>0,0295</text:p>
          </table:table-cell>
          <table:table-cell table:number-columns-repeated="2" table:style-name="ce14" office:value-type="float" office:value="0.0295" calcext:value-type="float">
            <text:p>0</text:p>
          </table:table-cell>
          <table:table-cell table:style-name="ce55" office:value-type="float" office:value="0.0000902140672782875" calcext:value-type="float">
            <text:p>9,02E-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62885739301344" calcext:value-type="float">
            <text:p>0,0016288574</text:p>
          </table:table-cell>
          <table:table-cell table:style-name="ce46" office:value-type="float" office:value="0.0295" calcext:value-type="float">
            <text:p>0,029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16.642896138842" calcext:value-type="float">
            <text:p>116,6428961388</text:p>
          </table:table-cell>
          <table:table-cell table:style-name="ce46" office:value-type="float" office:value="109.037617123834" calcext:value-type="float">
            <text:p>109,0376171238</text:p>
          </table:table-cell>
          <table:table-cell table:number-columns-repeated="45"/>
        </table:table-row>
        <table:table-row table:style-name="ro1">
          <table:table-cell/>
          <table:table-cell table:style-name="ce17" table:number-columns-repeated="2"/>
          <table:table-cell table:style-name="ce32"/>
          <table:table-cell table:style-name="ce17"/>
          <table:table-cell table:style-name="ce44"/>
          <table:table-cell table:style-name="ce17"/>
          <table:table-cell table:style-name="ce34" table:number-columns-repeated="2"/>
          <table:table-cell table:style-name="ce54" table:number-columns-repeated="3"/>
          <table:table-cell table:style-name="ce56"/>
          <table:table-cell table:style-name="ce54" table:number-columns-repeated="6"/>
          <table:table-cell table:number-columns-repeated="45"/>
        </table:table-row>
        <table:table-row table:style-name="ro1">
          <table:table-cell/>
          <table:table-cell table:style-name="ce18"/>
          <table:table-cell table:style-name="ce26"/>
          <table:table-cell table:style-name="ce20"/>
          <table:table-cell table:number-columns-repeated="60"/>
        </table:table-row>
        <table:table-row table:style-name="ro1">
          <table:table-cell table:number-columns-repeated="2"/>
          <table:table-cell table:style-name="ce27"/>
          <table:table-cell table:style-name="ce18"/>
          <table:table-cell table:number-columns-repeated="60"/>
        </table:table-row>
        <table:table-row table:style-name="ro1">
          <table:table-cell table:number-columns-repeated="2"/>
          <table:table-cell table:style-name="ce27"/>
          <table:table-cell table:style-name="ce18" office:value-type="string" calcext:value-type="string">
            <text:p>wkt_ge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MEAN</text:p>
          </table:table-cell>
          <table:table-cell table:number-columns-repeated="55"/>
        </table:table-row>
        <table:table-row table:style-name="ro1">
          <table:table-cell/>
          <table:table-cell table:style-name="ce18"/>
          <table:table-cell table:style-name="ce26"/>
          <table:table-cell table:style-name="ce20"/>
          <table:table-cell office:value-type="float" office:value="1" calcext:value-type="float">
            <text:p>1</text:p>
          </table:table-cell>
          <table:table-cell office:value-type="string" calcext:value-type="string">
            <text:p>9aCN</text:p>
          </table:table-cell>
          <table:table-cell office:value-type="float" office:value="2551.00402" calcext:value-type="float">
            <text:p>2551,00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/>
          <table:table-cell table:style-name="ce19"/>
          <table:table-cell table:style-name="ce26"/>
          <table:table-cell table:style-name="ce20"/>
          <table:table-cell office:value-type="float" office:value="2" calcext:value-type="float">
            <text:p>2</text:p>
          </table:table-cell>
          <table:table-cell office:value-type="string" calcext:value-type="string">
            <text:p>Ericeira</text:p>
          </table:table-cell>
          <table:table-cell office:value-type="float" office:value="376.42507" calcext:value-type="float">
            <text:p>376,42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/>
          <table:table-cell table:style-name="ce18"/>
          <table:table-cell table:style-name="ce27"/>
          <table:table-cell table:style-name="ce18"/>
          <table:table-cell office:value-type="float" office:value="3" calcext:value-type="float">
            <text:p>3</text:p>
          </table:table-cell>
          <table:table-cell office:value-type="string" calcext:value-type="string">
            <text:p>Lisboa</text:p>
          </table:table-cell>
          <table:table-cell office:value-type="float" office:value="34.74272" calcext:value-type="float">
            <text:p>34,74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Sesimbra</text:p>
          </table:table-cell>
          <table:table-cell office:value-type="float" office:value="20.00318" calcext:value-type="float">
            <text:p>20,00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Sines</text:p>
          </table:table-cell>
          <table:table-cell office:value-type="float" office:value="284.9414" calcext:value-type="float">
            <text:p>284,9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Algarve</text:p>
          </table:table-cell>
          <table:table-cell office:value-type="float" office:value="164.77831" calcext:value-type="float">
            <text:p>164,77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adiz</text:p>
          </table:table-cell>
          <table:table-cell office:value-type="float" office:value="1254.79091" calcext:value-type="float">
            <text:p>1254,79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6">
          <table:table-cell table:number-columns-repeated="64"/>
        </table:table-row>
        <table:table-row table:style-name="ro1" table:number-rows-repeated="6">
          <table:table-cell table:number-columns-repeated="4"/>
          <table:table-cell table:style-name="ce6"/>
          <table:table-cell table:style-name="ce20"/>
          <table:table-cell table:style-name="ce2"/>
          <table:table-cell table:style-name="ce6"/>
          <table:table-cell table:number-columns-repeated="56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9aCN" table:style-name="ta3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206368" calcext:value-type="float">
            <text:p>0,00206368</text:p>
          </table:table-cell>
          <table:table-cell/>
          <table:table-cell table:style-name="ce62" table:formula="of:=[.H46]/10^6" office:value-type="float" office:value="4589.38453525089" calcext:value-type="float">
            <text:p>4589,38</text:p>
          </table:table-cell>
          <table:table-cell table:style-name="ce62" table:formula="of:=[.I46]" office:value-type="float" office:value="108570.99762259" calcext:value-type="float">
            <text:p>108571,00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3973406" calcext:value-type="float">
            <text:p>3,397340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4]" office:value-type="float" office:value="301.893613236364" calcext:value-type="float">
            <text:p>301,89</text:p>
          </table:table-cell>
          <table:table-cell office:value-type="string" calcext:value-type="string">
            <text:p>Area:</text:p>
          </table:table-cell>
          <table:table-cell table:style-name="ce63" table:formula="of:=[$eval.E4]" office:value-type="float" office:value="2551.00402" calcext:value-type="float">
            <text:p>2551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0]/((([.A20]+0.25)^(-[.$D$2]/10))*(10^([.$D$3]/10))/(4*PI()))" office:value-type="float" office:value="0" calcext:value-type="float">
            <text:p>0</text:p>
          </table:table-cell>
          <table:table-cell/>
          <table:table-cell table:formula="of:=[.$D$5]*[.B20]/[.$D$46]" office:value-type="float" office:value="0" calcext:value-type="float">
            <text:p>0</text:p>
          </table:table-cell>
          <table:table-cell/>
          <table:table-cell table:style-name="ce63" table:formula="of:=[.$F$5]*[.F20]" office:value-type="float" office:value="0" calcext:value-type="float">
            <text:p>0</text:p>
          </table:table-cell>
          <table:table-cell table:style-name="ce62" table:formula="of:=(10^-6)*[.H20]*([.$F$2]*([.A2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1]/((([.A21]+0.25)^(-[.$D$2]/10))*(10^([.$D$3]/10))/(4*PI()))" office:value-type="float" office:value="0" calcext:value-type="float">
            <text:p>0</text:p>
          </table:table-cell>
          <table:table-cell/>
          <table:table-cell table:formula="of:=[.$D$5]*[.B21]/[.$D$46]" office:value-type="float" office:value="0" calcext:value-type="float">
            <text:p>0</text:p>
          </table:table-cell>
          <table:table-cell/>
          <table:table-cell table:style-name="ce63" table:formula="of:=[.$F$5]*[.F21]" office:value-type="float" office:value="0" calcext:value-type="float">
            <text:p>0</text:p>
          </table:table-cell>
          <table:table-cell table:style-name="ce62" table:formula="of:=(10^-6)*[.H21]*([.$F$2]*([.A2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2]/((([.A22]+0.25)^(-[.$D$2]/10))*(10^([.$D$3]/10))/(4*PI()))" office:value-type="float" office:value="0" calcext:value-type="float">
            <text:p>0</text:p>
          </table:table-cell>
          <table:table-cell/>
          <table:table-cell table:formula="of:=[.$D$5]*[.B22]/[.$D$46]" office:value-type="float" office:value="0" calcext:value-type="float">
            <text:p>0</text:p>
          </table:table-cell>
          <table:table-cell/>
          <table:table-cell table:style-name="ce63" table:formula="of:=[.$F$5]*[.F22]" office:value-type="float" office:value="0" calcext:value-type="float">
            <text:p>0</text:p>
          </table:table-cell>
          <table:table-cell table:style-name="ce62" table:formula="of:=(10^-6)*[.H22]*([.$F$2]*([.A2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2" office:value-type="float" office:value="0.0916730328495034" calcext:value-type="float">
            <text:p>0,09</text:p>
          </table:table-cell>
          <table:table-cell table:style-name="ce63"/>
          <table:table-cell table:formula="of:=[.B23]/((([.A23]+0.25)^(-[.$D$2]/10))*(10^([.$D$3]/10))/(4*PI()))" office:value-type="float" office:value="0.000008740317251867" calcext:value-type="float">
            <text:p>8,740317251867E-06</text:p>
          </table:table-cell>
          <table:table-cell/>
          <table:table-cell table:formula="of:=[.$D$5]*[.B23]/[.$D$46]" office:value-type="float" office:value="1649.24396810264" calcext:value-type="float">
            <text:p>1649,2439681026</text:p>
          </table:table-cell>
          <table:table-cell/>
          <table:table-cell table:style-name="ce63" table:formula="of:=[.$F$5]*[.F23]" office:value-type="float" office:value="4207227.99259058" calcext:value-type="float">
            <text:p>4207228</text:p>
          </table:table-cell>
          <table:table-cell table:style-name="ce62" table:formula="of:=(10^-6)*[.H23]*([.$F$2]*([.A23]+0.25)^[.$F$3])" office:value-type="float" office:value="37.4905222609263" calcext:value-type="float">
            <text:p>37,49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2" office:value-type="float" office:value="0.716168284719567" calcext:value-type="float">
            <text:p>0,72</text:p>
          </table:table-cell>
          <table:table-cell table:style-name="ce63"/>
          <table:table-cell table:formula="of:=[.B24]/((([.A24]+0.25)^(-[.$D$2]/10))*(10^([.$D$3]/10))/(4*PI()))" office:value-type="float" office:value="0.00007421592862755" calcext:value-type="float">
            <text:p>7,421592862755E-05</text:p>
          </table:table-cell>
          <table:table-cell/>
          <table:table-cell table:formula="of:=[.$D$5]*[.B24]/[.$D$46]" office:value-type="float" office:value="12884.2276404141" calcext:value-type="float">
            <text:p>12884,2276404141</text:p>
          </table:table-cell>
          <table:table-cell/>
          <table:table-cell table:style-name="ce63" table:formula="of:=[.$F$5]*[.F24]" office:value-type="float" office:value="32867716.5052913" calcext:value-type="float">
            <text:p>32867717</text:p>
          </table:table-cell>
          <table:table-cell table:style-name="ce62" table:formula="of:=(10^-6)*[.H24]*([.$F$2]*([.A24]+0.25)^[.$F$3])" office:value-type="float" office:value="337.427753175202" calcext:value-type="float">
            <text:p>337,43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2" office:value-type="float" office:value="2.82942835711002" calcext:value-type="float">
            <text:p>2,83</text:p>
          </table:table-cell>
          <table:table-cell/>
          <table:table-cell table:formula="of:=[.B25]/((([.A25]+0.25)^(-[.$D$2]/10))*(10^([.$D$3]/10))/(4*PI()))" office:value-type="float" office:value="0.000317635427375211" calcext:value-type="float">
            <text:p>0,0003176354</text:p>
          </table:table-cell>
          <table:table-cell/>
          <table:table-cell table:formula="of:=[.$D$5]*[.B25]/[.$D$46]" office:value-type="float" office:value="50902.8392112101" calcext:value-type="float">
            <text:p>50902,8392112101</text:p>
          </table:table-cell>
          <table:table-cell/>
          <table:table-cell table:style-name="ce63" table:formula="of:=[.$F$5]*[.F25]" office:value-type="float" office:value="129853347.457211" calcext:value-type="float">
            <text:p>129853347</text:p>
          </table:table-cell>
          <table:table-cell table:style-name="ce62" table:formula="of:=(10^-6)*[.H25]*([.$F$2]*([.A25]+0.25)^[.$F$3])" office:value-type="float" office:value="1527.1796887269" calcext:value-type="float">
            <text:p>1527,18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2" office:value-type="float" office:value="3.91258446753537" calcext:value-type="float">
            <text:p>3,91</text:p>
          </table:table-cell>
          <table:table-cell/>
          <table:table-cell table:formula="of:=[.B26]/((([.A26]+0.25)^(-[.$D$2]/10))*(10^([.$D$3]/10))/(4*PI()))" office:value-type="float" office:value="0.000474357036371305" calcext:value-type="float">
            <text:p>0,000474357</text:p>
          </table:table-cell>
          <table:table-cell/>
          <table:table-cell table:formula="of:=[.$D$5]*[.B26]/[.$D$46]" office:value-type="float" office:value="70389.3624133515" calcext:value-type="float">
            <text:p>70389,3624133515</text:p>
          </table:table-cell>
          <table:table-cell/>
          <table:table-cell table:style-name="ce63" table:formula="of:=[.$F$5]*[.F26]" office:value-type="float" office:value="179563546.481697" calcext:value-type="float">
            <text:p>179563546</text:p>
          </table:table-cell>
          <table:table-cell table:style-name="ce62" table:formula="of:=(10^-6)*[.H26]*([.$F$2]*([.A26]+0.25)^[.$F$3])" office:value-type="float" office:value="2406.63425989684" calcext:value-type="float">
            <text:p>2406,63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2" office:value-type="float" office:value="5.57383751199188" calcext:value-type="float">
            <text:p>5,57</text:p>
          </table:table-cell>
          <table:table-cell/>
          <table:table-cell table:formula="of:=[.B27]/((([.A27]+0.25)^(-[.$D$2]/10))*(10^([.$D$3]/10))/(4*PI()))" office:value-type="float" office:value="0.000727728803113446" calcext:value-type="float">
            <text:p>0,0007277288</text:p>
          </table:table-cell>
          <table:table-cell/>
          <table:table-cell table:formula="of:=[.$D$5]*[.B27]/[.$D$46]" office:value-type="float" office:value="100276.140213753" calcext:value-type="float">
            <text:p>100276,140213753</text:p>
          </table:table-cell>
          <table:table-cell/>
          <table:table-cell table:style-name="ce63" table:formula="of:=[.$F$5]*[.F27]" office:value-type="float" office:value="255804836.795368" calcext:value-type="float">
            <text:p>255804837</text:p>
          </table:table-cell>
          <table:table-cell table:style-name="ce62" table:formula="of:=(10^-6)*[.H27]*([.$F$2]*([.A27]+0.25)^[.$F$3])" office:value-type="float" office:value="3888.24013450025" calcext:value-type="float">
            <text:p>3888,24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2" office:value-type="float" office:value="8.36148995730855" calcext:value-type="float">
            <text:p>8,36</text:p>
          </table:table-cell>
          <table:table-cell/>
          <table:table-cell table:formula="of:=[.B28]/((([.A28]+0.25)^(-[.$D$2]/10))*(10^([.$D$3]/10))/(4*PI()))" office:value-type="float" office:value="0.00117252811534011" calcext:value-type="float">
            <text:p>0,0011725281</text:p>
          </table:table-cell>
          <table:table-cell/>
          <table:table-cell table:formula="of:=[.$D$5]*[.B28]/[.$D$46]" office:value-type="float" office:value="150427.40976052" calcext:value-type="float">
            <text:p>150427,40976052</text:p>
          </table:table-cell>
          <table:table-cell/>
          <table:table-cell table:style-name="ce63" table:formula="of:=[.$F$5]*[.F28]" office:value-type="float" office:value="383740927.017275" calcext:value-type="float">
            <text:p>383740927</text:p>
          </table:table-cell>
          <table:table-cell table:style-name="ce62" table:formula="of:=(10^-6)*[.H28]*([.$F$2]*([.A28]+0.25)^[.$F$3])" office:value-type="float" office:value="6585.40606247" calcext:value-type="float">
            <text:p>6585,41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2" office:value-type="float" office:value="10.841095964559" calcext:value-type="float">
            <text:p>10,84</text:p>
          </table:table-cell>
          <table:table-cell/>
          <table:table-cell table:formula="of:=[.B29]/((([.A29]+0.25)^(-[.$D$2]/10))*(10^([.$D$3]/10))/(4*PI()))" office:value-type="float" office:value="0.00162879749760272" calcext:value-type="float">
            <text:p>0,0016287975</text:p>
          </table:table-cell>
          <table:table-cell/>
          <table:table-cell table:formula="of:=[.$D$5]*[.B29]/[.$D$46]" office:value-type="float" office:value="195036.768953888" calcext:value-type="float">
            <text:p>195036,768953888</text:p>
          </table:table-cell>
          <table:table-cell/>
          <table:table-cell table:style-name="ce63" table:formula="of:=[.$F$5]*[.F29]" office:value-type="float" office:value="497539581.649179" calcext:value-type="float">
            <text:p>497539582</text:p>
          </table:table-cell>
          <table:table-cell table:style-name="ce62" table:formula="of:=(10^-6)*[.H29]*([.$F$2]*([.A29]+0.25)^[.$F$3])" office:value-type="float" office:value="9599.63179480836" calcext:value-type="float">
            <text:p>9599,63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2" office:value-type="float" office:value="13.7381883215965" calcext:value-type="float">
            <text:p>13,74</text:p>
          </table:table-cell>
          <table:table-cell/>
          <table:table-cell table:formula="of:=[.B30]/((([.A30]+0.25)^(-[.$D$2]/10))*(10^([.$D$3]/10))/(4*PI()))" office:value-type="float" office:value="0.00220637341886911" calcext:value-type="float">
            <text:p>0,0022063734</text:p>
          </table:table-cell>
          <table:table-cell/>
          <table:table-cell table:formula="of:=[.$D$5]*[.B30]/[.$D$46]" office:value-type="float" office:value="247156.917555541" calcext:value-type="float">
            <text:p>247156,917555541</text:p>
          </table:table-cell>
          <table:table-cell/>
          <table:table-cell table:style-name="ce63" table:formula="of:=[.$F$5]*[.F30]" office:value-type="float" office:value="630498290.254993" calcext:value-type="float">
            <text:p>630498290</text:p>
          </table:table-cell>
          <table:table-cell table:style-name="ce62" table:formula="of:=(10^-6)*[.H30]*([.$F$2]*([.A30]+0.25)^[.$F$3])" office:value-type="float" office:value="13623.7588960109" calcext:value-type="float">
            <text:p>13623,76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2" office:value-type="float" office:value="15.8658522835588" calcext:value-type="float">
            <text:p>15,87</text:p>
          </table:table-cell>
          <table:table-cell/>
          <table:table-cell table:formula="of:=[.B31]/((([.A31]+0.25)^(-[.$D$2]/10))*(10^([.$D$3]/10))/(4*PI()))" office:value-type="float" office:value="0.00271790571479848" calcext:value-type="float">
            <text:p>0,0027179057</text:p>
          </table:table-cell>
          <table:table-cell/>
          <table:table-cell table:formula="of:=[.$D$5]*[.B31]/[.$D$46]" office:value-type="float" office:value="285434.6623442" calcext:value-type="float">
            <text:p>285434,6623442</text:p>
          </table:table-cell>
          <table:table-cell/>
          <table:table-cell table:style-name="ce63" table:formula="of:=[.$F$5]*[.F31]" office:value-type="float" office:value="728144971.087397" calcext:value-type="float">
            <text:p>728144971</text:p>
          </table:table-cell>
          <table:table-cell table:style-name="ce62" table:formula="of:=(10^-6)*[.H31]*([.$F$2]*([.A31]+0.25)^[.$F$3])" office:value-type="float" office:value="17556.1813928047" calcext:value-type="float">
            <text:p>17556,18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2" office:value-type="float" office:value="14.2742315639267" calcext:value-type="float">
            <text:p>14,27</text:p>
          </table:table-cell>
          <table:table-cell/>
          <table:table-cell table:formula="of:=[.B32]/((([.A32]+0.25)^(-[.$D$2]/10))*(10^([.$D$3]/10))/(4*PI()))" office:value-type="float" office:value="0.00260297101718424" calcext:value-type="float">
            <text:p>0,002602971</text:p>
          </table:table-cell>
          <table:table-cell/>
          <table:table-cell table:formula="of:=[.$D$5]*[.B32]/[.$D$46]" office:value-type="float" office:value="256800.60508911" calcext:value-type="float">
            <text:p>256800,60508911</text:p>
          </table:table-cell>
          <table:table-cell/>
          <table:table-cell table:style-name="ce63" table:formula="of:=[.$F$5]*[.F32]" office:value-type="float" office:value="655099375.920753" calcext:value-type="float">
            <text:p>655099376</text:p>
          </table:table-cell>
          <table:table-cell table:style-name="ce62" table:formula="of:=(10^-6)*[.H32]*([.$F$2]*([.A32]+0.25)^[.$F$3])" office:value-type="float" office:value="17564.2997290936" calcext:value-type="float">
            <text:p>17564,30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2" office:value-type="float" office:value="11.4754194458394" calcext:value-type="float">
            <text:p>11,48</text:p>
          </table:table-cell>
          <table:table-cell/>
          <table:table-cell table:formula="of:=[.B33]/((([.A33]+0.25)^(-[.$D$2]/10))*(10^([.$D$3]/10))/(4*PI()))" office:value-type="float" office:value="0.00222335112983227" calcext:value-type="float">
            <text:p>0,0022233511</text:p>
          </table:table-cell>
          <table:table-cell/>
          <table:table-cell table:formula="of:=[.$D$5]*[.B33]/[.$D$46]" office:value-type="float" office:value="206448.567416419" calcext:value-type="float">
            <text:p>206448,567416419</text:p>
          </table:table-cell>
          <table:table-cell/>
          <table:table-cell table:style-name="ce63" table:formula="of:=[.$F$5]*[.F33]" office:value-type="float" office:value="526651125.402526" calcext:value-type="float">
            <text:p>526651125</text:p>
          </table:table-cell>
          <table:table-cell table:style-name="ce62" table:formula="of:=(10^-6)*[.H33]*([.$F$2]*([.A33]+0.25)^[.$F$3])" office:value-type="float" office:value="15651.6664987067" calcext:value-type="float">
            <text:p>15651,67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2" office:value-type="float" office:value="7.29424549542309" calcext:value-type="float">
            <text:p>7,29</text:p>
          </table:table-cell>
          <table:table-cell/>
          <table:table-cell table:formula="of:=[.B34]/((([.A34]+0.25)^(-[.$D$2]/10))*(10^([.$D$3]/10))/(4*PI()))" office:value-type="float" office:value="0.00149888543227447" calcext:value-type="float">
            <text:p>0,0014988854</text:p>
          </table:table-cell>
          <table:table-cell/>
          <table:table-cell table:formula="of:=[.$D$5]*[.B34]/[.$D$46]" office:value-type="float" office:value="131227.145118408" calcext:value-type="float">
            <text:p>131227,145118408</text:p>
          </table:table-cell>
          <table:table-cell/>
          <table:table-cell table:style-name="ce63" table:formula="of:=[.$F$5]*[.F34]" office:value-type="float" office:value="334760974.730182" calcext:value-type="float">
            <text:p>334760975</text:p>
          </table:table-cell>
          <table:table-cell table:style-name="ce62" table:formula="of:=(10^-6)*[.H34]*([.$F$2]*([.A34]+0.25)^[.$F$3])" office:value-type="float" office:value="10994.386495747" calcext:value-type="float">
            <text:p>10994,39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2" office:value-type="float" office:value="2.95879528410766" calcext:value-type="float">
            <text:p>2,96</text:p>
          </table:table-cell>
          <table:table-cell/>
          <table:table-cell table:formula="of:=[.B35]/((([.A35]+0.25)^(-[.$D$2]/10))*(10^([.$D$3]/10))/(4*PI()))" office:value-type="float" office:value="0.000643756306552856" calcext:value-type="float">
            <text:p>0,0006437563</text:p>
          </table:table-cell>
          <table:table-cell/>
          <table:table-cell table:formula="of:=[.$D$5]*[.B35]/[.$D$46]" office:value-type="float" office:value="53230.2152932591" calcext:value-type="float">
            <text:p>53230,2152932591</text:p>
          </table:table-cell>
          <table:table-cell/>
          <table:table-cell table:style-name="ce63" table:formula="of:=[.$F$5]*[.F35]" office:value-type="float" office:value="135790493.19857" calcext:value-type="float">
            <text:p>135790493</text:p>
          </table:table-cell>
          <table:table-cell table:style-name="ce62" table:formula="of:=(10^-6)*[.H35]*([.$F$2]*([.A35]+0.25)^[.$F$3])" office:value-type="float" office:value="4914.32662497977" calcext:value-type="float">
            <text:p>4914,33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2" office:value-type="float" office:value="1.54704530398903" calcext:value-type="float">
            <text:p>1,55</text:p>
          </table:table-cell>
          <table:table-cell/>
          <table:table-cell table:formula="of:=[.B36]/((([.A36]+0.25)^(-[.$D$2]/10))*(10^([.$D$3]/10))/(4*PI()))" office:value-type="float" office:value="0.000355826782374594" calcext:value-type="float">
            <text:p>0,0003558268</text:p>
          </table:table-cell>
          <table:table-cell/>
          <table:table-cell table:formula="of:=[.$D$5]*[.B36]/[.$D$46]" office:value-type="float" office:value="27832.1231083743" calcext:value-type="float">
            <text:p>27832,1231083743</text:p>
          </table:table-cell>
          <table:table-cell/>
          <table:table-cell table:style-name="ce63" table:formula="of:=[.$F$5]*[.F36]" office:value-type="float" office:value="70999857.9345976" calcext:value-type="float">
            <text:p>70999858</text:p>
          </table:table-cell>
          <table:table-cell table:style-name="ce62" table:formula="of:=(10^-6)*[.H36]*([.$F$2]*([.A36]+0.25)^[.$F$3])" office:value-type="float" office:value="2823.8354527027" calcext:value-type="float">
            <text:p>2823,84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2" office:value-type="float" office:value="0.412011643995612" calcext:value-type="float">
            <text:p>0,41</text:p>
          </table:table-cell>
          <table:table-cell/>
          <table:table-cell table:formula="of:=[.B37]/((([.A37]+0.25)^(-[.$D$2]/10))*(10^([.$D$3]/10))/(4*PI()))" office:value-type="float" office:value="0.000100028072012936" calcext:value-type="float">
            <text:p>0,0001000281</text:p>
          </table:table-cell>
          <table:table-cell/>
          <table:table-cell table:formula="of:=[.$D$5]*[.B37]/[.$D$46]" office:value-type="float" office:value="7412.29669758324" calcext:value-type="float">
            <text:p>7412,2966975832</text:p>
          </table:table-cell>
          <table:table-cell/>
          <table:table-cell table:style-name="ce63" table:formula="of:=[.$F$5]*[.F37]" office:value-type="float" office:value="18908798.6729676" calcext:value-type="float">
            <text:p>18908799</text:p>
          </table:table-cell>
          <table:table-cell table:style-name="ce62" table:formula="of:=(10^-6)*[.H37]*([.$F$2]*([.A37]+0.25)^[.$F$3])" office:value-type="float" office:value="824.375731983783" calcext:value-type="float">
            <text:p>824,38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2" office:value-type="float" office:value="0.107933081489477" calcext:value-type="float">
            <text:p>0,11</text:p>
          </table:table-cell>
          <table:table-cell/>
          <table:table-cell table:formula="of:=[.B38]/((([.A38]+0.25)^(-[.$D$2]/10))*(10^([.$D$3]/10))/(4*PI()))" office:value-type="float" office:value="0.0000276201420651035" calcext:value-type="float">
            <text:p>2,76201420651035E-05</text:p>
          </table:table-cell>
          <table:table-cell/>
          <table:table-cell table:formula="of:=[.$D$5]*[.B38]/[.$D$46]" office:value-type="float" office:value="1941.77042116061" calcext:value-type="float">
            <text:p>1941,7704211606</text:p>
          </table:table-cell>
          <table:table-cell/>
          <table:table-cell table:style-name="ce63" table:formula="of:=[.$F$5]*[.F38]" office:value-type="float" office:value="4953464.1502978" calcext:value-type="float">
            <text:p>4953464</text:p>
          </table:table-cell>
          <table:table-cell table:style-name="ce62" table:formula="of:=(10^-6)*[.H38]*([.$F$2]*([.A38]+0.25)^[.$F$3])" office:value-type="float" office:value="236.156584722119" calcext:value-type="float">
            <text:p>236,16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43])" office:value-type="float" office:value="100" calcext:value-type="float">
            <text:p>100</text:p>
          </table:table-cell>
          <table:table-cell/>
          <table:table-cell table:formula="of:=SUM([.D10:.D43])" office:value-type="float" office:value="0.0167807211416463" calcext:value-type="float">
            <text:p>0,0167807211</text:p>
          </table:table-cell>
          <table:table-cell/>
          <table:table-cell table:formula="of:=SUM([.F10:.F43])" office:value-type="float" office:value="1799050.2952053" calcext:value-type="float">
            <text:p>1799050,2952053</text:p>
          </table:table-cell>
          <table:table-cell/>
          <table:table-cell table:style-name="ce64" table:formula="of:=SUM([.H10:.H44])" office:value-type="float" office:value="4589384535.25089" calcext:value-type="float">
            <text:p>4,58938E+09</text:p>
          </table:table-cell>
          <table:table-cell table:style-name="ce62" table:formula="of:=SUM([.I10:.I44])" office:value-type="float" office:value="108570.99762259" calcext:value-type="float">
            <text:p>108571,00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5.5340978056294" calcext:value-type="float">
            <text:p>15,53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0];[.A10:.A40];[.H10:.H40])-[.H46]*([.H48]-0.25)^2)/([.H46]-1))^0.5" office:value-type="float" office:value="1.29950697174675" calcext:value-type="float">
            <text:p>1,30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HARED_FORMULA_3_9_3_9_2" table:base-cell-address="$9aCN.$D$10" table:expression="[.B10]/((([.A10]+0.25)^(-[.$D$2]/10))*(10^([.$D$3]/10))/(4*PI()))"/>
          <table:named-expression table:name="SHARED_FORMULA_5_9_5_9_2" table:base-cell-address="$9aCN.$F$10" table:expression="[.$D$5]*[.B10]/[.$D$46]"/>
          <table:named-expression table:name="SHARED_FORMULA_7_9_7_9_2" table:base-cell-address="$9aCN.$H$10" table:expression="[.$F$5]*[.F10]"/>
          <table:named-expression table:name="SHARED_FORMULA_8_9_8_9_2" table:base-cell-address="$9aCN.$I$10" table:expression="(10^-6)*[.H10]*([.$F$2]*([.A10]+0.25)^[.$F$3])"/>
        </table:named-expressions>
      </table:table>
      <table:table table:name="9aCSEriceira" table:style-name="ta3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530162" calcext:value-type="float">
            <text:p>0,00530162</text:p>
          </table:table-cell>
          <table:table-cell/>
          <table:table-cell table:style-name="ce62" table:formula="of:=[.H46]/10^6" office:value-type="float" office:value="139.8371838854" calcext:value-type="float">
            <text:p>139,84</text:p>
          </table:table-cell>
          <table:table-cell table:style-name="ce62" table:formula="of:=[.I46]" office:value-type="float" office:value="2171.98260148028" calcext:value-type="float">
            <text:p>2171,98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05483653" calcext:value-type="float">
            <text:p>3,0548365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6]" office:value-type="float" office:value="47.4943466666667" calcext:value-type="float">
            <text:p>47,49</text:p>
          </table:table-cell>
          <table:table-cell office:value-type="string" calcext:value-type="string">
            <text:p>Area:</text:p>
          </table:table-cell>
          <table:table-cell table:style-name="ce63" table:formula="of:=[$eval.E6]" office:value-type="float" office:value="376.42507" calcext:value-type="float">
            <text:p>376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0]/((([.A20]+0.25)^(-[.$D$2]/10))*(10^([.$D$3]/10))/(4*PI()))" office:value-type="float" office:value="0" calcext:value-type="float">
            <text:p>0</text:p>
          </table:table-cell>
          <table:table-cell/>
          <table:table-cell table:formula="of:=[.$D$5]*[.B20]/[.$D$46]" office:value-type="float" office:value="0" calcext:value-type="float">
            <text:p>0</text:p>
          </table:table-cell>
          <table:table-cell/>
          <table:table-cell table:style-name="ce63" table:formula="of:=[.$F$5]*[.F20]" office:value-type="float" office:value="0" calcext:value-type="float">
            <text:p>0</text:p>
          </table:table-cell>
          <table:table-cell table:style-name="ce62" table:formula="of:=(10^-6)*[.H20]*([.$F$2]*([.A2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1]/((([.A21]+0.25)^(-[.$D$2]/10))*(10^([.$D$3]/10))/(4*PI()))" office:value-type="float" office:value="0" calcext:value-type="float">
            <text:p>0</text:p>
          </table:table-cell>
          <table:table-cell/>
          <table:table-cell table:formula="of:=[.$D$5]*[.B21]/[.$D$46]" office:value-type="float" office:value="0" calcext:value-type="float">
            <text:p>0</text:p>
          </table:table-cell>
          <table:table-cell/>
          <table:table-cell table:style-name="ce63" table:formula="of:=[.$F$5]*[.F21]" office:value-type="float" office:value="0" calcext:value-type="float">
            <text:p>0</text:p>
          </table:table-cell>
          <table:table-cell table:style-name="ce62" table:formula="of:=(10^-6)*[.H21]*([.$F$2]*([.A2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2]/((([.A22]+0.25)^(-[.$D$2]/10))*(10^([.$D$3]/10))/(4*PI()))" office:value-type="float" office:value="0" calcext:value-type="float">
            <text:p>0</text:p>
          </table:table-cell>
          <table:table-cell/>
          <table:table-cell table:formula="of:=[.$D$5]*[.B22]/[.$D$46]" office:value-type="float" office:value="0" calcext:value-type="float">
            <text:p>0</text:p>
          </table:table-cell>
          <table:table-cell/>
          <table:table-cell table:style-name="ce63" table:formula="of:=[.$F$5]*[.F22]" office:value-type="float" office:value="0" calcext:value-type="float">
            <text:p>0</text:p>
          </table:table-cell>
          <table:table-cell table:style-name="ce62" table:formula="of:=(10^-6)*[.H22]*([.$F$2]*([.A2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2" office:value-type="float" office:value="0.909090909090909" calcext:value-type="float">
            <text:p>0,91</text:p>
          </table:table-cell>
          <table:table-cell table:style-name="ce63"/>
          <table:table-cell table:formula="of:=[.B23]/((([.A23]+0.25)^(-[.$D$2]/10))*(10^([.$D$3]/10))/(4*PI()))" office:value-type="float" office:value="0.0000866748127476811" calcext:value-type="float">
            <text:p>8,66748127476811E-05</text:p>
          </table:table-cell>
          <table:table-cell/>
          <table:table-cell table:formula="of:=[.$D$5]*[.B23]/[.$D$46]" office:value-type="float" office:value="3377.15850389803" calcext:value-type="float">
            <text:p>3377,158503898</text:p>
          </table:table-cell>
          <table:table-cell/>
          <table:table-cell table:style-name="ce63" table:formula="of:=[.$F$5]*[.F23]" office:value-type="float" office:value="1271247.12623091" calcext:value-type="float">
            <text:p>1271247</text:p>
          </table:table-cell>
          <table:table-cell table:style-name="ce62" table:formula="of:=(10^-6)*[.H23]*([.$F$2]*([.A23]+0.25)^[.$F$3])" office:value-type="float" office:value="12.5149564737996" calcext:value-type="float">
            <text:p>12,51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2" office:value-type="float" office:value="8.39160839160839" calcext:value-type="float">
            <text:p>8,39</text:p>
          </table:table-cell>
          <table:table-cell table:style-name="ce63"/>
          <table:table-cell table:formula="of:=[.B24]/((([.A24]+0.25)^(-[.$D$2]/10))*(10^([.$D$3]/10))/(4*PI()))" office:value-type="float" office:value="0.000869615455962039" calcext:value-type="float">
            <text:p>0,0008696155</text:p>
          </table:table-cell>
          <table:table-cell/>
          <table:table-cell table:formula="of:=[.$D$5]*[.B24]/[.$D$46]" office:value-type="float" office:value="31173.7708052126" calcext:value-type="float">
            <text:p>31173,7708052126</text:p>
          </table:table-cell>
          <table:table-cell/>
          <table:table-cell table:style-name="ce63" table:formula="of:=[.$F$5]*[.F24]" office:value-type="float" office:value="11734588.8575161" calcext:value-type="float">
            <text:p>11734589</text:p>
          </table:table-cell>
          <table:table-cell table:style-name="ce62" table:formula="of:=(10^-6)*[.H24]*([.$F$2]*([.A24]+0.25)^[.$F$3])" office:value-type="float" office:value="131.206196857967" calcext:value-type="float">
            <text:p>131,21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2" office:value-type="float" office:value="18.3644133644134" calcext:value-type="float">
            <text:p>18,36</text:p>
          </table:table-cell>
          <table:table-cell/>
          <table:table-cell table:formula="of:=[.B25]/((([.A25]+0.25)^(-[.$D$2]/10))*(10^([.$D$3]/10))/(4*PI()))" office:value-type="float" office:value="0.00206161370823982" calcext:value-type="float">
            <text:p>0,0020616137</text:p>
          </table:table-cell>
          <table:table-cell/>
          <table:table-cell table:formula="of:=[.$D$5]*[.B25]/[.$D$46]" office:value-type="float" office:value="68221.4882390001" calcext:value-type="float">
            <text:p>68221,4882390001</text:p>
          </table:table-cell>
          <table:table-cell/>
          <table:table-cell table:style-name="ce63" table:formula="of:=[.$F$5]*[.F25]" office:value-type="float" office:value="25680278.4858698" calcext:value-type="float">
            <text:p>25680278</text:p>
          </table:table-cell>
          <table:table-cell table:style-name="ce62" table:formula="of:=(10^-6)*[.H25]*([.$F$2]*([.A25]+0.25)^[.$F$3])" office:value-type="float" office:value="324.460043234072" calcext:value-type="float">
            <text:p>324,46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2" office:value-type="float" office:value="26.1111111111111" calcext:value-type="float">
            <text:p>26,11</text:p>
          </table:table-cell>
          <table:table-cell/>
          <table:table-cell table:formula="of:=[.B26]/((([.A26]+0.25)^(-[.$D$2]/10))*(10^([.$D$3]/10))/(4*PI()))" office:value-type="float" office:value="0.00316567971523711" calcext:value-type="float">
            <text:p>0,0031656797</text:p>
          </table:table-cell>
          <table:table-cell/>
          <table:table-cell table:formula="of:=[.$D$5]*[.B26]/[.$D$46]" office:value-type="float" office:value="96999.4970286268" calcext:value-type="float">
            <text:p>96999,4970286268</text:p>
          </table:table-cell>
          <table:table-cell/>
          <table:table-cell table:style-name="ce63" table:formula="of:=[.$F$5]*[.F26]" office:value-type="float" office:value="36513042.4589656" calcext:value-type="float">
            <text:p>36513042</text:p>
          </table:table-cell>
          <table:table-cell table:style-name="ce62" table:formula="of:=(10^-6)*[.H26]*([.$F$2]*([.A26]+0.25)^[.$F$3])" office:value-type="float" office:value="518.851023278528" calcext:value-type="float">
            <text:p>518,85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2" office:value-type="float" office:value="19.8290598290598" calcext:value-type="float">
            <text:p>19,83</text:p>
          </table:table-cell>
          <table:table-cell/>
          <table:table-cell table:formula="of:=[.B27]/((([.A27]+0.25)^(-[.$D$2]/10))*(10^([.$D$3]/10))/(4*PI()))" office:value-type="float" office:value="0.00258891256611279" calcext:value-type="float">
            <text:p>0,0025889126</text:p>
          </table:table-cell>
          <table:table-cell/>
          <table:table-cell table:formula="of:=[.$D$5]*[.B27]/[.$D$46]" office:value-type="float" office:value="73662.4658286134" calcext:value-type="float">
            <text:p>73662,4658286134</text:p>
          </table:table-cell>
          <table:table-cell/>
          <table:table-cell table:style-name="ce63" table:formula="of:=[.$F$5]*[.F27]" office:value-type="float" office:value="27728398.8559084" calcext:value-type="float">
            <text:p>27728399</text:p>
          </table:table-cell>
          <table:table-cell table:style-name="ce62" table:formula="of:=(10^-6)*[.H27]*([.$F$2]*([.A27]+0.25)^[.$F$3])" office:value-type="float" office:value="441.226972164154" calcext:value-type="float">
            <text:p>441,23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2" office:value-type="float" office:value="12.6107226107226" calcext:value-type="float">
            <text:p>12,61</text:p>
          </table:table-cell>
          <table:table-cell/>
          <table:table-cell table:formula="of:=[.B28]/((([.A28]+0.25)^(-[.$D$2]/10))*(10^([.$D$3]/10))/(4*PI()))" office:value-type="float" office:value="0.00176839616997961" calcext:value-type="float">
            <text:p>0,0017683962</text:p>
          </table:table-cell>
          <table:table-cell/>
          <table:table-cell table:formula="of:=[.$D$5]*[.B28]/[.$D$46]" office:value-type="float" office:value="46847.2500156111" calcext:value-type="float">
            <text:p>46847,2500156111</text:p>
          </table:table-cell>
          <table:table-cell/>
          <table:table-cell table:style-name="ce63" table:formula="of:=[.$F$5]*[.F28]" office:value-type="float" office:value="17634479.3664339" calcext:value-type="float">
            <text:p>17634479</text:p>
          </table:table-cell>
          <table:table-cell table:style-name="ce62" table:formula="of:=(10^-6)*[.H28]*([.$F$2]*([.A28]+0.25)^[.$F$3])" office:value-type="float" office:value="312.958703995754" calcext:value-type="float">
            <text:p>312,96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2" office:value-type="float" office:value="4.78243978243978" calcext:value-type="float">
            <text:p>4,78</text:p>
          </table:table-cell>
          <table:table-cell/>
          <table:table-cell table:formula="of:=[.B29]/((([.A29]+0.25)^(-[.$D$2]/10))*(10^([.$D$3]/10))/(4*PI()))" office:value-type="float" office:value="0.000718527534073949" calcext:value-type="float">
            <text:p>0,0007185275</text:p>
          </table:table-cell>
          <table:table-cell/>
          <table:table-cell table:formula="of:=[.$D$5]*[.B29]/[.$D$46]" office:value-type="float" office:value="17766.1628987114" calcext:value-type="float">
            <text:p>17766,1628987114</text:p>
          </table:table-cell>
          <table:table-cell/>
          <table:table-cell table:style-name="ce63" table:formula="of:=[.$F$5]*[.F29]" office:value-type="float" office:value="6687629.11277885" calcext:value-type="float">
            <text:p>6687629</text:p>
          </table:table-cell>
          <table:table-cell table:style-name="ce62" table:formula="of:=(10^-6)*[.H29]*([.$F$2]*([.A29]+0.25)^[.$F$3])" office:value-type="float" office:value="131.871010847102" calcext:value-type="float">
            <text:p>131,87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2" office:value-type="float" office:value="4.27350427350427" calcext:value-type="float">
            <text:p>4,27</text:p>
          </table:table-cell>
          <table:table-cell/>
          <table:table-cell table:formula="of:=[.B30]/((([.A30]+0.25)^(-[.$D$2]/10))*(10^([.$D$3]/10))/(4*PI()))" office:value-type="float" office:value="0.00068633112414546" calcext:value-type="float">
            <text:p>0,0006863311</text:p>
          </table:table-cell>
          <table:table-cell/>
          <table:table-cell table:formula="of:=[.$D$5]*[.B30]/[.$D$46]" office:value-type="float" office:value="15875.5314285805" calcext:value-type="float">
            <text:p>15875,5314285805</text:p>
          </table:table-cell>
          <table:table-cell/>
          <table:table-cell table:style-name="ce63" table:formula="of:=[.$F$5]*[.F30]" office:value-type="float" office:value="5975948.02929061" calcext:value-type="float">
            <text:p>5975948</text:p>
          </table:table-cell>
          <table:table-cell table:style-name="ce62" table:formula="of:=(10^-6)*[.H30]*([.$F$2]*([.A30]+0.25)^[.$F$3])" office:value-type="float" office:value="130.470206926808" calcext:value-type="float">
            <text:p>130,47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2" office:value-type="float" office:value="3.41880341880342" calcext:value-type="float">
            <text:p>3,42</text:p>
          </table:table-cell>
          <table:table-cell/>
          <table:table-cell table:formula="of:=[.B31]/((([.A31]+0.25)^(-[.$D$2]/10))*(10^([.$D$3]/10))/(4*PI()))" office:value-type="float" office:value="0.000585659388709129" calcext:value-type="float">
            <text:p>0,0005856594</text:p>
          </table:table-cell>
          <table:table-cell/>
          <table:table-cell table:formula="of:=[.$D$5]*[.B31]/[.$D$46]" office:value-type="float" office:value="12700.4251428644" calcext:value-type="float">
            <text:p>12700,4251428644</text:p>
          </table:table-cell>
          <table:table-cell/>
          <table:table-cell table:style-name="ce63" table:formula="of:=[.$F$5]*[.F31]" office:value-type="float" office:value="4780758.42343249" calcext:value-type="float">
            <text:p>4780758</text:p>
          </table:table-cell>
          <table:table-cell table:style-name="ce62" table:formula="of:=(10^-6)*[.H31]*([.$F$2]*([.A31]+0.25)^[.$F$3])" office:value-type="float" office:value="115.186552579372" calcext:value-type="float">
            <text:p>115,19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2" office:value-type="float" office:value="0.454545454545455" calcext:value-type="float">
            <text:p>0,45</text:p>
          </table:table-cell>
          <table:table-cell/>
          <table:table-cell table:formula="of:=[.B32]/((([.A32]+0.25)^(-[.$D$2]/10))*(10^([.$D$3]/10))/(4*PI()))" office:value-type="float" office:value="0.0000828884300269247" calcext:value-type="float">
            <text:p>8,28884300269247E-05</text:p>
          </table:table-cell>
          <table:table-cell/>
          <table:table-cell table:formula="of:=[.$D$5]*[.B32]/[.$D$46]" office:value-type="float" office:value="1688.57925194902" calcext:value-type="float">
            <text:p>1688,579251949</text:p>
          </table:table-cell>
          <table:table-cell/>
          <table:table-cell table:style-name="ce63" table:formula="of:=[.$F$5]*[.F32]" office:value-type="float" office:value="635623.563115456" calcext:value-type="float">
            <text:p>635624</text:p>
          </table:table-cell>
          <table:table-cell table:style-name="ce62" table:formula="of:=(10^-6)*[.H32]*([.$F$2]*([.A32]+0.25)^[.$F$3])" office:value-type="float" office:value="16.8487496490955" calcext:value-type="float">
            <text:p>16,85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2" office:value-type="float" office:value="0.427350427350427" calcext:value-type="float">
            <text:p>0,43</text:p>
          </table:table-cell>
          <table:table-cell/>
          <table:table-cell table:formula="of:=[.B33]/((([.A33]+0.25)^(-[.$D$2]/10))*(10^([.$D$3]/10))/(4*PI()))" office:value-type="float" office:value="0.0000827987212117434" calcext:value-type="float">
            <text:p>8,27987212117434E-05</text:p>
          </table:table-cell>
          <table:table-cell/>
          <table:table-cell table:formula="of:=[.$D$5]*[.B33]/[.$D$46]" office:value-type="float" office:value="1587.55314285805" calcext:value-type="float">
            <text:p>1587,5531428581</text:p>
          </table:table-cell>
          <table:table-cell/>
          <table:table-cell table:style-name="ce63" table:formula="of:=[.$F$5]*[.F33]" office:value-type="float" office:value="597594.802929061" calcext:value-type="float">
            <text:p>597595</text:p>
          </table:table-cell>
          <table:table-cell table:style-name="ce62" table:formula="of:=(10^-6)*[.H33]*([.$F$2]*([.A33]+0.25)^[.$F$3])" office:value-type="float" office:value="17.3772307019005" calcext:value-type="float">
            <text:p>17,38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2" office:value-type="float" office:value="0.427350427350427" calcext:value-type="float">
            <text:p>0,43</text:p>
          </table:table-cell>
          <table:table-cell/>
          <table:table-cell table:formula="of:=[.B34]/((([.A34]+0.25)^(-[.$D$2]/10))*(10^([.$D$3]/10))/(4*PI()))" office:value-type="float" office:value="0.0000878157076607508" calcext:value-type="float">
            <text:p>8,78157076607508E-05</text:p>
          </table:table-cell>
          <table:table-cell/>
          <table:table-cell table:formula="of:=[.$D$5]*[.B34]/[.$D$46]" office:value-type="float" office:value="1587.55314285805" calcext:value-type="float">
            <text:p>1587,5531428581</text:p>
          </table:table-cell>
          <table:table-cell/>
          <table:table-cell table:style-name="ce63" table:formula="of:=[.$F$5]*[.F34]" office:value-type="float" office:value="597594.802929061" calcext:value-type="float">
            <text:p>597595</text:p>
          </table:table-cell>
          <table:table-cell table:style-name="ce62" table:formula="of:=(10^-6)*[.H34]*([.$F$2]*([.A34]+0.25)^[.$F$3])" office:value-type="float" office:value="19.0109547717238" calcext:value-type="float">
            <text:p>19,01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5]/((([.A35]+0.25)^(-[.$D$2]/10))*(10^([.$D$3]/10))/(4*PI()))" office:value-type="float" office:value="0" calcext:value-type="float">
            <text:p>0</text:p>
          </table:table-cell>
          <table:table-cell/>
          <table:table-cell table:formula="of:=[.$D$5]*[.B35]/[.$D$46]" office:value-type="float" office:value="0" calcext:value-type="float">
            <text:p>0</text:p>
          </table:table-cell>
          <table:table-cell/>
          <table:table-cell table:style-name="ce63" table:formula="of:=[.$F$5]*[.F35]" office:value-type="float" office:value="0" calcext:value-type="float">
            <text:p>0</text:p>
          </table:table-cell>
          <table:table-cell table:style-name="ce62" table:formula="of:=(10^-6)*[.H35]*([.$F$2]*([.A35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7]/((([.A37]+0.25)^(-[.$D$2]/10))*(10^([.$D$3]/10))/(4*PI()))" office:value-type="float" office:value="0" calcext:value-type="float">
            <text:p>0</text:p>
          </table:table-cell>
          <table:table-cell/>
          <table:table-cell table:formula="of:=[.$D$5]*[.B37]/[.$D$46]" office:value-type="float" office:value="0" calcext:value-type="float">
            <text:p>0</text:p>
          </table:table-cell>
          <table:table-cell/>
          <table:table-cell table:style-name="ce63" table:formula="of:=[.$F$5]*[.F37]" office:value-type="float" office:value="0" calcext:value-type="float">
            <text:p>0</text:p>
          </table:table-cell>
          <table:table-cell table:style-name="ce62" table:formula="of:=(10^-6)*[.H37]*([.$F$2]*([.A3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44])" office:value-type="float" office:value="100" calcext:value-type="float">
            <text:p>100</text:p>
          </table:table-cell>
          <table:table-cell/>
          <table:table-cell table:formula="of:=SUM([.D10:.D44])" office:value-type="float" office:value="0.012784913334107" calcext:value-type="float">
            <text:p>0,0127849133</text:p>
          </table:table-cell>
          <table:table-cell/>
          <table:table-cell table:formula="of:=SUM([.F10:.F44])" office:value-type="float" office:value="371487.435428783" calcext:value-type="float">
            <text:p>371487,435428783</text:p>
          </table:table-cell>
          <table:table-cell/>
          <table:table-cell table:style-name="ce64" table:formula="of:=SUM([.H10:.H44])" office:value-type="float" office:value="139837183.8854" calcext:value-type="float">
            <text:p>1,39837E+08</text:p>
          </table:table-cell>
          <table:table-cell table:style-name="ce62" table:formula="of:=SUM([.I10:.I44])" office:value-type="float" office:value="2171.98260148028" calcext:value-type="float">
            <text:p>2171,98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3.5742424242424" calcext:value-type="float">
            <text:p>13,57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0];[.A10:.A40];[.H10:.H40])-[.H46]*([.H48]-0.25)^2)/([.H46]-1))^0.5" office:value-type="float" office:value="0.935245562081844" calcext:value-type="float">
            <text:p>0,94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9aCS_Lisboa" table:style-name="ta3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530162" calcext:value-type="float">
            <text:p>0,00530162</text:p>
          </table:table-cell>
          <table:table-cell/>
          <table:table-cell table:style-name="ce62" table:formula="of:=[.H46]/10^6" office:value-type="float" office:value="2.23913852763091" calcext:value-type="float">
            <text:p>2,24</text:p>
          </table:table-cell>
          <table:table-cell table:style-name="ce62" table:formula="of:=[.I46]" office:value-type="float" office:value="38.241070373447" calcext:value-type="float">
            <text:p>38,24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05483653" calcext:value-type="float">
            <text:p>3,0548365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7]" office:value-type="float" office:value="8.75825125" calcext:value-type="float">
            <text:p>8,76</text:p>
          </table:table-cell>
          <table:table-cell office:value-type="string" calcext:value-type="string">
            <text:p>Area:</text:p>
          </table:table-cell>
          <table:table-cell table:style-name="ce63" table:formula="of:=[$eval.E7]" office:value-type="float" office:value="34.74272" calcext:value-type="float">
            <text:p>3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0]/((([.A20]+0.25)^(-[.$D$2]/10))*(10^([.$D$3]/10))/(4*PI()))" office:value-type="float" office:value="0" calcext:value-type="float">
            <text:p>0</text:p>
          </table:table-cell>
          <table:table-cell/>
          <table:table-cell table:formula="of:=[.$D$5]*[.B20]/[.$D$46]" office:value-type="float" office:value="0" calcext:value-type="float">
            <text:p>0</text:p>
          </table:table-cell>
          <table:table-cell/>
          <table:table-cell table:style-name="ce63" table:formula="of:=[.$F$5]*[.F20]" office:value-type="float" office:value="0" calcext:value-type="float">
            <text:p>0</text:p>
          </table:table-cell>
          <table:table-cell table:style-name="ce62" table:formula="of:=(10^-6)*[.H20]*([.$F$2]*([.A2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1]/((([.A21]+0.25)^(-[.$D$2]/10))*(10^([.$D$3]/10))/(4*PI()))" office:value-type="float" office:value="0" calcext:value-type="float">
            <text:p>0</text:p>
          </table:table-cell>
          <table:table-cell/>
          <table:table-cell table:formula="of:=[.$D$5]*[.B21]/[.$D$46]" office:value-type="float" office:value="0" calcext:value-type="float">
            <text:p>0</text:p>
          </table:table-cell>
          <table:table-cell/>
          <table:table-cell table:style-name="ce63" table:formula="of:=[.$F$5]*[.F21]" office:value-type="float" office:value="0" calcext:value-type="float">
            <text:p>0</text:p>
          </table:table-cell>
          <table:table-cell table:style-name="ce62" table:formula="of:=(10^-6)*[.H21]*([.$F$2]*([.A2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2]/((([.A22]+0.25)^(-[.$D$2]/10))*(10^([.$D$3]/10))/(4*PI()))" office:value-type="float" office:value="0" calcext:value-type="float">
            <text:p>0</text:p>
          </table:table-cell>
          <table:table-cell/>
          <table:table-cell table:formula="of:=[.$D$5]*[.B22]/[.$D$46]" office:value-type="float" office:value="0" calcext:value-type="float">
            <text:p>0</text:p>
          </table:table-cell>
          <table:table-cell/>
          <table:table-cell table:style-name="ce63" table:formula="of:=[.$F$5]*[.F22]" office:value-type="float" office:value="0" calcext:value-type="float">
            <text:p>0</text:p>
          </table:table-cell>
          <table:table-cell table:style-name="ce62" table:formula="of:=(10^-6)*[.H22]*([.$F$2]*([.A2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23]/((([.A23]+0.25)^(-[.$D$2]/10))*(10^([.$D$3]/10))/(4*PI()))" office:value-type="float" office:value="0" calcext:value-type="float">
            <text:p>0</text:p>
          </table:table-cell>
          <table:table-cell/>
          <table:table-cell table:formula="of:=[.$D$5]*[.B23]/[.$D$46]" office:value-type="float" office:value="0" calcext:value-type="float">
            <text:p>0</text:p>
          </table:table-cell>
          <table:table-cell/>
          <table:table-cell table:style-name="ce63" table:formula="of:=[.$F$5]*[.F23]" office:value-type="float" office:value="0" calcext:value-type="float">
            <text:p>0</text:p>
          </table:table-cell>
          <table:table-cell table:style-name="ce62" table:formula="of:=(10^-6)*[.H23]*([.$F$2]*([.A2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2" office:value-type="float" office:value="0.0483870967741936" calcext:value-type="float">
            <text:p>0,05</text:p>
          </table:table-cell>
          <table:table-cell table:style-name="ce63"/>
          <table:table-cell table:formula="of:=[.B24]/((([.A24]+0.25)^(-[.$D$2]/10))*(10^([.$D$3]/10))/(4*PI()))" office:value-type="float" office:value="0.00000501431492752306" calcext:value-type="float">
            <text:p>5,01431492752306E-06</text:p>
          </table:table-cell>
          <table:table-cell/>
          <table:table-cell table:formula="of:=[.$D$5]*[.B24]/[.$D$46]" office:value-type="float" office:value="3118.50691676707" calcext:value-type="float">
            <text:p>3118,5069167671</text:p>
          </table:table-cell>
          <table:table-cell/>
          <table:table-cell table:style-name="ce63" table:formula="of:=[.$F$5]*[.F24]" office:value-type="float" office:value="108345.412627302" calcext:value-type="float">
            <text:p>108345</text:p>
          </table:table-cell>
          <table:table-cell table:style-name="ce62" table:formula="of:=(10^-6)*[.H24]*([.$F$2]*([.A24]+0.25)^[.$F$3])" office:value-type="float" office:value="1.21142629796785" calcext:value-type="float">
            <text:p>1,21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2" office:value-type="float" office:value="0.120967741935484" calcext:value-type="float">
            <text:p>0,12</text:p>
          </table:table-cell>
          <table:table-cell/>
          <table:table-cell table:formula="of:=[.B25]/((([.A25]+0.25)^(-[.$D$2]/10))*(10^([.$D$3]/10))/(4*PI()))" office:value-type="float" office:value="0.0000135800011729357" calcext:value-type="float">
            <text:p>0,00001358</text:p>
          </table:table-cell>
          <table:table-cell/>
          <table:table-cell table:formula="of:=[.$D$5]*[.B25]/[.$D$46]" office:value-type="float" office:value="7796.26729191768" calcext:value-type="float">
            <text:p>7796,2672919177</text:p>
          </table:table-cell>
          <table:table-cell/>
          <table:table-cell table:style-name="ce63" table:formula="of:=[.$F$5]*[.F25]" office:value-type="float" office:value="270863.531568255" calcext:value-type="float">
            <text:p>270864</text:p>
          </table:table-cell>
          <table:table-cell table:style-name="ce62" table:formula="of:=(10^-6)*[.H25]*([.$F$2]*([.A25]+0.25)^[.$F$3])" office:value-type="float" office:value="3.42225234089757" calcext:value-type="float">
            <text:p>3,42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2" office:value-type="float" office:value="0.17741935483871" calcext:value-type="float">
            <text:p>0,18</text:p>
          </table:table-cell>
          <table:table-cell/>
          <table:table-cell table:formula="of:=[.B26]/((([.A26]+0.25)^(-[.$D$2]/10))*(10^([.$D$3]/10))/(4*PI()))" office:value-type="float" office:value="0.0000215101092524691" calcext:value-type="float">
            <text:p>2,15101092524691E-05</text:p>
          </table:table-cell>
          <table:table-cell/>
          <table:table-cell table:formula="of:=[.$D$5]*[.B26]/[.$D$46]" office:value-type="float" office:value="11434.5253614793" calcext:value-type="float">
            <text:p>11434,5253614793</text:p>
          </table:table-cell>
          <table:table-cell/>
          <table:table-cell table:style-name="ce63" table:formula="of:=[.$F$5]*[.F26]" office:value-type="float" office:value="397266.512966774" calcext:value-type="float">
            <text:p>397267</text:p>
          </table:table-cell>
          <table:table-cell table:style-name="ce62" table:formula="of:=(10^-6)*[.H26]*([.$F$2]*([.A26]+0.25)^[.$F$3])" office:value-type="float" office:value="5.64516465585549" calcext:value-type="float">
            <text:p>5,65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2" office:value-type="float" office:value="0.201612903225806" calcext:value-type="float">
            <text:p>0,20</text:p>
          </table:table-cell>
          <table:table-cell/>
          <table:table-cell table:formula="of:=[.B27]/((([.A27]+0.25)^(-[.$D$2]/10))*(10^([.$D$3]/10))/(4*PI()))" office:value-type="float" office:value="0.0000263228909061453" calcext:value-type="float">
            <text:p>2,63228909061453E-05</text:p>
          </table:table-cell>
          <table:table-cell/>
          <table:table-cell table:formula="of:=[.$D$5]*[.B27]/[.$D$46]" office:value-type="float" office:value="12993.7788198628" calcext:value-type="float">
            <text:p>12993,7788198628</text:p>
          </table:table-cell>
          <table:table-cell/>
          <table:table-cell table:style-name="ce63" table:formula="of:=[.$F$5]*[.F27]" office:value-type="float" office:value="451439.219280423" calcext:value-type="float">
            <text:p>451439</text:p>
          </table:table-cell>
          <table:table-cell table:style-name="ce62" table:formula="of:=(10^-6)*[.H27]*([.$F$2]*([.A27]+0.25)^[.$F$3])" office:value-type="float" office:value="7.18350745293062" calcext:value-type="float">
            <text:p>7,18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2" office:value-type="float" office:value="0.185483870967742" calcext:value-type="float">
            <text:p>0,19</text:p>
          </table:table-cell>
          <table:table-cell/>
          <table:table-cell table:formula="of:=[.B28]/((([.A28]+0.25)^(-[.$D$2]/10))*(10^([.$D$3]/10))/(4*PI()))" office:value-type="float" office:value="0.0000260103228924764" calcext:value-type="float">
            <text:p>2,60103228924764E-05</text:p>
          </table:table-cell>
          <table:table-cell/>
          <table:table-cell table:formula="of:=[.$D$5]*[.B28]/[.$D$46]" office:value-type="float" office:value="11954.2765142738" calcext:value-type="float">
            <text:p>11954,2765142738</text:p>
          </table:table-cell>
          <table:table-cell/>
          <table:table-cell table:style-name="ce63" table:formula="of:=[.$F$5]*[.F28]" office:value-type="float" office:value="415324.08173799" calcext:value-type="float">
            <text:p>415324</text:p>
          </table:table-cell>
          <table:table-cell table:style-name="ce62" table:formula="of:=(10^-6)*[.H28]*([.$F$2]*([.A28]+0.25)^[.$F$3])" office:value-type="float" office:value="7.37074702677956" calcext:value-type="float">
            <text:p>7,37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2" office:value-type="float" office:value="0.112903225806452" calcext:value-type="float">
            <text:p>0,11</text:p>
          </table:table-cell>
          <table:table-cell/>
          <table:table-cell table:formula="of:=[.B29]/((([.A29]+0.25)^(-[.$D$2]/10))*(10^([.$D$3]/10))/(4*PI()))" office:value-type="float" office:value="0.000016962905989026" calcext:value-type="float">
            <text:p>1,6962905989026E-05</text:p>
          </table:table-cell>
          <table:table-cell/>
          <table:table-cell table:formula="of:=[.$D$5]*[.B29]/[.$D$46]" office:value-type="float" office:value="7276.51613912318" calcext:value-type="float">
            <text:p>7276,5161391232</text:p>
          </table:table-cell>
          <table:table-cell/>
          <table:table-cell table:style-name="ce63" table:formula="of:=[.$F$5]*[.F29]" office:value-type="float" office:value="252805.962797038" calcext:value-type="float">
            <text:p>252806</text:p>
          </table:table-cell>
          <table:table-cell table:style-name="ce62" table:formula="of:=(10^-6)*[.H29]*([.$F$2]*([.A29]+0.25)^[.$F$3])" office:value-type="float" office:value="4.9849920352966" calcext:value-type="float">
            <text:p>4,98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2" office:value-type="float" office:value="0.0645161290322581" calcext:value-type="float">
            <text:p>0,06</text:p>
          </table:table-cell>
          <table:table-cell/>
          <table:table-cell table:formula="of:=[.B30]/((([.A30]+0.25)^(-[.$D$2]/10))*(10^([.$D$3]/10))/(4*PI()))" office:value-type="float" office:value="0.0000103613860032283" calcext:value-type="float">
            <text:p>1,03613860032283E-05</text:p>
          </table:table-cell>
          <table:table-cell/>
          <table:table-cell table:formula="of:=[.$D$5]*[.B30]/[.$D$46]" office:value-type="float" office:value="4158.00922235609" calcext:value-type="float">
            <text:p>4158,0092223561</text:p>
          </table:table-cell>
          <table:table-cell/>
          <table:table-cell table:style-name="ce63" table:formula="of:=[.$F$5]*[.F30]" office:value-type="float" office:value="144460.550169736" calcext:value-type="float">
            <text:p>144461</text:p>
          </table:table-cell>
          <table:table-cell table:style-name="ce62" table:formula="of:=(10^-6)*[.H30]*([.$F$2]*([.A30]+0.25)^[.$F$3])" office:value-type="float" office:value="3.15394273528234" calcext:value-type="float">
            <text:p>3,15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2" office:value-type="float" office:value="0.0564516129032258" calcext:value-type="float">
            <text:p>0,06</text:p>
          </table:table-cell>
          <table:table-cell/>
          <table:table-cell table:formula="of:=[.B31]/((([.A31]+0.25)^(-[.$D$2]/10))*(10^([.$D$3]/10))/(4*PI()))" office:value-type="float" office:value="0.00000967046450308017" calcext:value-type="float">
            <text:p>9,67046450308017E-06</text:p>
          </table:table-cell>
          <table:table-cell/>
          <table:table-cell table:formula="of:=[.$D$5]*[.B31]/[.$D$46]" office:value-type="float" office:value="3638.25806956158" calcext:value-type="float">
            <text:p>3638,2580695616</text:p>
          </table:table-cell>
          <table:table-cell/>
          <table:table-cell table:style-name="ce63" table:formula="of:=[.$F$5]*[.F31]" office:value-type="float" office:value="126402.981398519" calcext:value-type="float">
            <text:p>126403</text:p>
          </table:table-cell>
          <table:table-cell table:style-name="ce62" table:formula="of:=(10^-6)*[.H31]*([.$F$2]*([.A31]+0.25)^[.$F$3])" office:value-type="float" office:value="3.04552591314499" calcext:value-type="float">
            <text:p>3,05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2" office:value-type="float" office:value="0.0161290322580645" calcext:value-type="float">
            <text:p>0,02</text:p>
          </table:table-cell>
          <table:table-cell/>
          <table:table-cell table:formula="of:=[.B32]/((([.A32]+0.25)^(-[.$D$2]/10))*(10^([.$D$3]/10))/(4*PI()))" office:value-type="float" office:value="0.0000029412023557941" calcext:value-type="float">
            <text:p>2,9412023557941E-06</text:p>
          </table:table-cell>
          <table:table-cell/>
          <table:table-cell table:formula="of:=[.$D$5]*[.B32]/[.$D$46]" office:value-type="float" office:value="1039.50230558902" calcext:value-type="float">
            <text:p>1039,502305589</text:p>
          </table:table-cell>
          <table:table-cell/>
          <table:table-cell table:style-name="ce63" table:formula="of:=[.$F$5]*[.F32]" office:value-type="float" office:value="36115.1375424339" calcext:value-type="float">
            <text:p>36115</text:p>
          </table:table-cell>
          <table:table-cell table:style-name="ce62" table:formula="of:=(10^-6)*[.H32]*([.$F$2]*([.A32]+0.25)^[.$F$3])" office:value-type="float" office:value="0.957319624861971" calcext:value-type="float">
            <text:p>0,96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2" office:value-type="float" office:value="0.00806451612903226" calcext:value-type="float">
            <text:p>0,01</text:p>
          </table:table-cell>
          <table:table-cell/>
          <table:table-cell table:formula="of:=[.B33]/((([.A33]+0.25)^(-[.$D$2]/10))*(10^([.$D$3]/10))/(4*PI()))" office:value-type="float" office:value="0.00000156249199706032" calcext:value-type="float">
            <text:p>1,56249199706032E-06</text:p>
          </table:table-cell>
          <table:table-cell/>
          <table:table-cell table:formula="of:=[.$D$5]*[.B33]/[.$D$46]" office:value-type="float" office:value="519.751152794511" calcext:value-type="float">
            <text:p>519,7511527945</text:p>
          </table:table-cell>
          <table:table-cell/>
          <table:table-cell table:style-name="ce63" table:formula="of:=[.$F$5]*[.F33]" office:value-type="float" office:value="18057.568771217" calcext:value-type="float">
            <text:p>18058</text:p>
          </table:table-cell>
          <table:table-cell table:style-name="ce62" table:formula="of:=(10^-6)*[.H33]*([.$F$2]*([.A33]+0.25)^[.$F$3])" office:value-type="float" office:value="0.525089135505955" calcext:value-type="float">
            <text:p>0,53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4]/((([.A34]+0.25)^(-[.$D$2]/10))*(10^([.$D$3]/10))/(4*PI()))" office:value-type="float" office:value="0" calcext:value-type="float">
            <text:p>0</text:p>
          </table:table-cell>
          <table:table-cell/>
          <table:table-cell table:formula="of:=[.$D$5]*[.B34]/[.$D$46]" office:value-type="float" office:value="0" calcext:value-type="float">
            <text:p>0</text:p>
          </table:table-cell>
          <table:table-cell/>
          <table:table-cell table:style-name="ce63" table:formula="of:=[.$F$5]*[.F34]" office:value-type="float" office:value="0" calcext:value-type="float">
            <text:p>0</text:p>
          </table:table-cell>
          <table:table-cell table:style-name="ce62" table:formula="of:=(10^-6)*[.H34]*([.$F$2]*([.A3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5]/((([.A35]+0.25)^(-[.$D$2]/10))*(10^([.$D$3]/10))/(4*PI()))" office:value-type="float" office:value="0" calcext:value-type="float">
            <text:p>0</text:p>
          </table:table-cell>
          <table:table-cell/>
          <table:table-cell table:formula="of:=[.$D$5]*[.B35]/[.$D$46]" office:value-type="float" office:value="0" calcext:value-type="float">
            <text:p>0</text:p>
          </table:table-cell>
          <table:table-cell/>
          <table:table-cell table:style-name="ce63" table:formula="of:=[.$F$5]*[.F35]" office:value-type="float" office:value="0" calcext:value-type="float">
            <text:p>0</text:p>
          </table:table-cell>
          <table:table-cell table:style-name="ce62" table:formula="of:=(10^-6)*[.H35]*([.$F$2]*([.A35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2" office:value-type="float" office:value="0.00806451612903226" calcext:value-type="float">
            <text:p>0,01</text:p>
          </table:table-cell>
          <table:table-cell/>
          <table:table-cell table:formula="of:=[.B37]/((([.A37]+0.25)^(-[.$D$2]/10))*(10^([.$D$3]/10))/(4*PI()))" office:value-type="float" office:value="0.00000195790097649016" calcext:value-type="float">
            <text:p>1,95790097649016E-06</text:p>
          </table:table-cell>
          <table:table-cell/>
          <table:table-cell table:formula="of:=[.$D$5]*[.B37]/[.$D$46]" office:value-type="float" office:value="519.751152794511" calcext:value-type="float">
            <text:p>519,7511527945</text:p>
          </table:table-cell>
          <table:table-cell/>
          <table:table-cell table:style-name="ce63" table:formula="of:=[.$F$5]*[.F37]" office:value-type="float" office:value="18057.568771217" calcext:value-type="float">
            <text:p>18058</text:p>
          </table:table-cell>
          <table:table-cell table:style-name="ce62" table:formula="of:=(10^-6)*[.H37]*([.$F$2]*([.A37]+0.25)^[.$F$3])" office:value-type="float" office:value="0.741103154924032" calcext:value-type="float">
            <text:p>0,74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style-name="ce64" table:formula="of:=SUM([.B10:.B44])" office:value-type="float" office:value="1" calcext:value-type="float">
            <text:p>1,00000E+00</text:p>
          </table:table-cell>
          <table:table-cell/>
          <table:table-cell table:style-name="ce64" table:formula="of:=SUM([.D10:.D44])" office:value-type="float" office:value="0.000135893990976229" calcext:value-type="float">
            <text:p>1,35894E-04</text:p>
          </table:table-cell>
          <table:table-cell/>
          <table:table-cell table:style-name="ce64" table:formula="of:=SUM([.F10:.F44])" office:value-type="float" office:value="64449.1429465196" calcext:value-type="float">
            <text:p>6,44491E+04</text:p>
          </table:table-cell>
          <table:table-cell/>
          <table:table-cell table:style-name="ce64" table:formula="of:=SUM([.H10:.H44])" office:value-type="float" office:value="2239138.52763091" calcext:value-type="float">
            <text:p>2,23914E+06</text:p>
          </table:table-cell>
          <table:table-cell table:style-name="ce62" table:formula="of:=SUM([.I10:.I44])" office:value-type="float" office:value="38.241070373447" calcext:value-type="float">
            <text:p>38,24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3.9879032258065" calcext:value-type="float">
            <text:p>13,99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0];[.A10:.A40];[.H10:.H40])-[.H46]*([.H48]-0.25)^2)/([.H46]-1))^0.5" office:value-type="float" office:value="1.05964052417871" calcext:value-type="float">
            <text:p>1,06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9aCS_Sesimbra" table:style-name="ta4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530162" calcext:value-type="float">
            <text:p>0,00530162</text:p>
          </table:table-cell>
          <table:table-cell/>
          <table:table-cell table:style-name="ce62" table:formula="of:=[.H46]/10^6" office:value-type="float" office:value="13.5277075514473" calcext:value-type="float">
            <text:p>13,53</text:p>
          </table:table-cell>
          <table:table-cell table:style-name="ce62" table:formula="of:=[.I46]" office:value-type="float" office:value="285.734493199327" calcext:value-type="float">
            <text:p>285,73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05483653" calcext:value-type="float">
            <text:p>3,0548365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eval.D8]" office:value-type="float" office:value="105.768582" calcext:value-type="float">
            <text:p>105,77</text:p>
          </table:table-cell>
          <table:table-cell office:value-type="string" calcext:value-type="string">
            <text:p>Area:</text:p>
          </table:table-cell>
          <table:table-cell table:style-name="ce63" table:formula="of:=[eval.E8]" office:value-type="float" office:value="20.00318" calcext:value-type="float">
            <text:p>20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0]/((([.A20]+0.25)^(-[.$D$2]/10))*(10^([.$D$3]/10))/(4*PI()))" office:value-type="float" office:value="0" calcext:value-type="float">
            <text:p>0</text:p>
          </table:table-cell>
          <table:table-cell/>
          <table:table-cell table:formula="of:=[.$D$5]*[.B20]/[.$D$46]" office:value-type="float" office:value="0" calcext:value-type="float">
            <text:p>0</text:p>
          </table:table-cell>
          <table:table-cell/>
          <table:table-cell table:style-name="ce63" table:formula="of:=[.$F$5]*[.F20]" office:value-type="float" office:value="0" calcext:value-type="float">
            <text:p>0</text:p>
          </table:table-cell>
          <table:table-cell table:style-name="ce62" table:formula="of:=(10^-6)*[.H20]*([.$F$2]*([.A2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1]/((([.A21]+0.25)^(-[.$D$2]/10))*(10^([.$D$3]/10))/(4*PI()))" office:value-type="float" office:value="0" calcext:value-type="float">
            <text:p>0</text:p>
          </table:table-cell>
          <table:table-cell/>
          <table:table-cell table:formula="of:=[.$D$5]*[.B21]/[.$D$46]" office:value-type="float" office:value="0" calcext:value-type="float">
            <text:p>0</text:p>
          </table:table-cell>
          <table:table-cell/>
          <table:table-cell table:style-name="ce63" table:formula="of:=[.$F$5]*[.F21]" office:value-type="float" office:value="0" calcext:value-type="float">
            <text:p>0</text:p>
          </table:table-cell>
          <table:table-cell table:style-name="ce62" table:formula="of:=(10^-6)*[.H21]*([.$F$2]*([.A2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2]/((([.A22]+0.25)^(-[.$D$2]/10))*(10^([.$D$3]/10))/(4*PI()))" office:value-type="float" office:value="0" calcext:value-type="float">
            <text:p>0</text:p>
          </table:table-cell>
          <table:table-cell/>
          <table:table-cell table:formula="of:=[.$D$5]*[.B22]/[.$D$46]" office:value-type="float" office:value="0" calcext:value-type="float">
            <text:p>0</text:p>
          </table:table-cell>
          <table:table-cell/>
          <table:table-cell table:style-name="ce63" table:formula="of:=[.$F$5]*[.F22]" office:value-type="float" office:value="0" calcext:value-type="float">
            <text:p>0</text:p>
          </table:table-cell>
          <table:table-cell table:style-name="ce62" table:formula="of:=(10^-6)*[.H22]*([.$F$2]*([.A2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3]/((([.A23]+0.25)^(-[.$D$2]/10))*(10^([.$D$3]/10))/(4*PI()))" office:value-type="float" office:value="0" calcext:value-type="float">
            <text:p>0</text:p>
          </table:table-cell>
          <table:table-cell/>
          <table:table-cell table:formula="of:=[.$D$5]*[.B23]/[.$D$46]" office:value-type="float" office:value="0" calcext:value-type="float">
            <text:p>0</text:p>
          </table:table-cell>
          <table:table-cell/>
          <table:table-cell table:style-name="ce63" table:formula="of:=[.$F$5]*[.F23]" office:value-type="float" office:value="0" calcext:value-type="float">
            <text:p>0</text:p>
          </table:table-cell>
          <table:table-cell table:style-name="ce62" table:formula="of:=(10^-6)*[.H23]*([.$F$2]*([.A2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4]/((([.A24]+0.25)^(-[.$D$2]/10))*(10^([.$D$3]/10))/(4*PI()))" office:value-type="float" office:value="0" calcext:value-type="float">
            <text:p>0</text:p>
          </table:table-cell>
          <table:table-cell/>
          <table:table-cell table:formula="of:=[.$D$5]*[.B24]/[.$D$46]" office:value-type="float" office:value="0" calcext:value-type="float">
            <text:p>0</text:p>
          </table:table-cell>
          <table:table-cell/>
          <table:table-cell table:style-name="ce63" table:formula="of:=[.$F$5]*[.F24]" office:value-type="float" office:value="0" calcext:value-type="float">
            <text:p>0</text:p>
          </table:table-cell>
          <table:table-cell table:style-name="ce62" table:formula="of:=(10^-6)*[.H24]*([.$F$2]*([.A2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5" office:value-type="float" office:value="0.0247933884297521" calcext:value-type="float">
            <text:p>0,0247933884</text:p>
          </table:table-cell>
          <table:table-cell/>
          <table:table-cell table:formula="of:=[.B25]/((([.A25]+0.25)^(-[.$D$2]/10))*(10^([.$D$3]/10))/(4*PI()))" office:value-type="float" office:value="0.00000278333908337856" calcext:value-type="float">
            <text:p>2,78333908337856E-06</text:p>
          </table:table-cell>
          <table:table-cell/>
          <table:table-cell table:formula="of:=[.$D$5]*[.B25]/[.$D$46]" office:value-type="float" office:value="16767.2194064705" calcext:value-type="float">
            <text:p>16767,2194064705</text:p>
          </table:table-cell>
          <table:table-cell/>
          <table:table-cell table:style-name="ce63" table:formula="of:=[.$F$5]*[.F25]" office:value-type="float" office:value="335397.707887124" calcext:value-type="float">
            <text:p>335398</text:p>
          </table:table-cell>
          <table:table-cell table:style-name="ce62" table:formula="of:=(10^-6)*[.H25]*([.$F$2]*([.A25]+0.25)^[.$F$3])" office:value-type="float" office:value="4.23761583666404" calcext:value-type="float">
            <text:p>4,24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5" office:value-type="float" office:value="0.0165289256198347" calcext:value-type="float">
            <text:p>0,0165289256</text:p>
          </table:table-cell>
          <table:table-cell/>
          <table:table-cell table:formula="of:=[.B26]/((([.A26]+0.25)^(-[.$D$2]/10))*(10^([.$D$3]/10))/(4*PI()))" office:value-type="float" office:value="0.00000200394706784836" calcext:value-type="float">
            <text:p>2,00394706784836E-06</text:p>
          </table:table-cell>
          <table:table-cell/>
          <table:table-cell table:formula="of:=[.$D$5]*[.B26]/[.$D$46]" office:value-type="float" office:value="11178.1462709803" calcext:value-type="float">
            <text:p>11178,1462709803</text:p>
          </table:table-cell>
          <table:table-cell/>
          <table:table-cell table:style-name="ce63" table:formula="of:=[.$F$5]*[.F26]" office:value-type="float" office:value="223598.471924749" calcext:value-type="float">
            <text:p>223598</text:p>
          </table:table-cell>
          <table:table-cell table:style-name="ce62" table:formula="of:=(10^-6)*[.H26]*([.$F$2]*([.A26]+0.25)^[.$F$3])" office:value-type="float" office:value="3.17733851108275" calcext:value-type="float">
            <text:p>3,18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5" office:value-type="float" office:value="0.12396694214876" calcext:value-type="float">
            <text:p>0,1239669421</text:p>
          </table:table-cell>
          <table:table-cell/>
          <table:table-cell table:formula="of:=[.B27]/((([.A27]+0.25)^(-[.$D$2]/10))*(10^([.$D$3]/10))/(4*PI()))" office:value-type="float" office:value="0.0000161853147389852" calcext:value-type="float">
            <text:p>1,61853147389852E-05</text:p>
          </table:table-cell>
          <table:table-cell/>
          <table:table-cell table:formula="of:=[.$D$5]*[.B27]/[.$D$46]" office:value-type="float" office:value="83836.0970323524" calcext:value-type="float">
            <text:p>83836,0970323524</text:p>
          </table:table-cell>
          <table:table-cell/>
          <table:table-cell table:style-name="ce63" table:formula="of:=[.$F$5]*[.F27]" office:value-type="float" office:value="1676988.53943561" calcext:value-type="float">
            <text:p>1676989</text:p>
          </table:table-cell>
          <table:table-cell table:style-name="ce62" table:formula="of:=(10^-6)*[.H27]*([.$F$2]*([.A27]+0.25)^[.$F$3])" office:value-type="float" office:value="26.6850090931773" calcext:value-type="float">
            <text:p>26,69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5" office:value-type="float" office:value="0.181818181818182" calcext:value-type="float">
            <text:p>0,1818181818</text:p>
          </table:table-cell>
          <table:table-cell/>
          <table:table-cell table:formula="of:=[.B28]/((([.A28]+0.25)^(-[.$D$2]/10))*(10^([.$D$3]/10))/(4*PI()))" office:value-type="float" office:value="0.0000254962848906488" calcext:value-type="float">
            <text:p>2,54962848906488E-05</text:p>
          </table:table-cell>
          <table:table-cell/>
          <table:table-cell table:formula="of:=[.$D$5]*[.B28]/[.$D$46]" office:value-type="float" office:value="122959.608980784" calcext:value-type="float">
            <text:p>122959,608980784</text:p>
          </table:table-cell>
          <table:table-cell/>
          <table:table-cell table:style-name="ce63" table:formula="of:=[.$F$5]*[.F28]" office:value-type="float" office:value="2459583.19117224" calcext:value-type="float">
            <text:p>2459583</text:p>
          </table:table-cell>
          <table:table-cell table:style-name="ce62" table:formula="of:=(10^-6)*[.H28]*([.$F$2]*([.A28]+0.25)^[.$F$3])" office:value-type="float" office:value="43.6501669192554" calcext:value-type="float">
            <text:p>43,65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5" office:value-type="float" office:value="0.140495867768595" calcext:value-type="float">
            <text:p>0,1404958678</text:p>
          </table:table-cell>
          <table:table-cell/>
          <table:table-cell table:formula="of:=[.B29]/((([.A29]+0.25)^(-[.$D$2]/10))*(10^([.$D$3]/10))/(4*PI()))" office:value-type="float" office:value="0.000021108504028847" calcext:value-type="float">
            <text:p>2,1108504028847E-05</text:p>
          </table:table-cell>
          <table:table-cell/>
          <table:table-cell table:formula="of:=[.$D$5]*[.B29]/[.$D$46]" office:value-type="float" office:value="95014.2433033329" calcext:value-type="float">
            <text:p>95014,2433033329</text:p>
          </table:table-cell>
          <table:table-cell/>
          <table:table-cell table:style-name="ce63" table:formula="of:=[.$F$5]*[.F29]" office:value-type="float" office:value="1900587.01136036" calcext:value-type="float">
            <text:p>1900587</text:p>
          </table:table-cell>
          <table:table-cell table:style-name="ce62" table:formula="of:=(10^-6)*[.H29]*([.$F$2]*([.A29]+0.25)^[.$F$3])" office:value-type="float" office:value="37.4770080942512" calcext:value-type="float">
            <text:p>37,48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5" office:value-type="float" office:value="0.190082644628099" calcext:value-type="float">
            <text:p>0,1900826446</text:p>
          </table:table-cell>
          <table:table-cell/>
          <table:table-cell table:formula="of:=[.B30]/((([.A30]+0.25)^(-[.$D$2]/10))*(10^([.$D$3]/10))/(4*PI()))" office:value-type="float" office:value="0.000030527554629346" calcext:value-type="float">
            <text:p>3,0527554629346E-05</text:p>
          </table:table-cell>
          <table:table-cell/>
          <table:table-cell table:formula="of:=[.$D$5]*[.B30]/[.$D$46]" office:value-type="float" office:value="128548.682116274" calcext:value-type="float">
            <text:p>128548,682116274</text:p>
          </table:table-cell>
          <table:table-cell/>
          <table:table-cell table:style-name="ce63" table:formula="of:=[.$F$5]*[.F30]" office:value-type="float" office:value="2571382.42713461" calcext:value-type="float">
            <text:p>2571382</text:p>
          </table:table-cell>
          <table:table-cell table:style-name="ce62" table:formula="of:=(10^-6)*[.H30]*([.$F$2]*([.A30]+0.25)^[.$F$3])" office:value-type="float" office:value="56.1398452114776" calcext:value-type="float">
            <text:p>56,14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5" office:value-type="float" office:value="0.181818181818182" calcext:value-type="float">
            <text:p>0,1818181818</text:p>
          </table:table-cell>
          <table:table-cell/>
          <table:table-cell table:formula="of:=[.B31]/((([.A31]+0.25)^(-[.$D$2]/10))*(10^([.$D$3]/10))/(4*PI()))" office:value-type="float" office:value="0.0000311464311268037" calcext:value-type="float">
            <text:p>3,11464311268037E-05</text:p>
          </table:table-cell>
          <table:table-cell/>
          <table:table-cell table:formula="of:=[.$D$5]*[.B31]/[.$D$46]" office:value-type="float" office:value="122959.608980784" calcext:value-type="float">
            <text:p>122959,608980784</text:p>
          </table:table-cell>
          <table:table-cell/>
          <table:table-cell table:style-name="ce63" table:formula="of:=[.$F$5]*[.F31]" office:value-type="float" office:value="2459583.19117224" calcext:value-type="float">
            <text:p>2459583</text:p>
          </table:table-cell>
          <table:table-cell table:style-name="ce62" table:formula="of:=(10^-6)*[.H31]*([.$F$2]*([.A31]+0.25)^[.$F$3])" office:value-type="float" office:value="59.2606619034912" calcext:value-type="float">
            <text:p>59,26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5" office:value-type="float" office:value="0.0578512396694215" calcext:value-type="float">
            <text:p>0,0578512397</text:p>
          </table:table-cell>
          <table:table-cell/>
          <table:table-cell table:formula="of:=[.B32]/((([.A32]+0.25)^(-[.$D$2]/10))*(10^([.$D$3]/10))/(4*PI()))" office:value-type="float" office:value="0.0000105494365488813" calcext:value-type="float">
            <text:p>1,05494365488813E-05</text:p>
          </table:table-cell>
          <table:table-cell/>
          <table:table-cell table:formula="of:=[.$D$5]*[.B32]/[.$D$46]" office:value-type="float" office:value="39123.5119484312" calcext:value-type="float">
            <text:p>39123,5119484312</text:p>
          </table:table-cell>
          <table:table-cell/>
          <table:table-cell table:style-name="ce63" table:formula="of:=[.$F$5]*[.F32]" office:value-type="float" office:value="782594.651736621" calcext:value-type="float">
            <text:p>782595</text:p>
          </table:table-cell>
          <table:table-cell table:style-name="ce62" table:formula="of:=(10^-6)*[.H32]*([.$F$2]*([.A32]+0.25)^[.$F$3])" office:value-type="float" office:value="20.7445760808529" calcext:value-type="float">
            <text:p>20,74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5" office:value-type="float" office:value="0.0413223140495868" calcext:value-type="float">
            <text:p>0,041322314</text:p>
          </table:table-cell>
          <table:table-cell/>
          <table:table-cell table:formula="of:=[.B33]/((([.A33]+0.25)^(-[.$D$2]/10))*(10^([.$D$3]/10))/(4*PI()))" office:value-type="float" office:value="0.00000800615734030908" calcext:value-type="float">
            <text:p>8,00615734030908E-06</text:p>
          </table:table-cell>
          <table:table-cell/>
          <table:table-cell table:formula="of:=[.$D$5]*[.B33]/[.$D$46]" office:value-type="float" office:value="27945.3656774509" calcext:value-type="float">
            <text:p>27945,3656774509</text:p>
          </table:table-cell>
          <table:table-cell/>
          <table:table-cell table:style-name="ce63" table:formula="of:=[.$F$5]*[.F33]" office:value-type="float" office:value="558996.179811872" calcext:value-type="float">
            <text:p>558996</text:p>
          </table:table-cell>
          <table:table-cell table:style-name="ce62" table:formula="of:=(10^-6)*[.H33]*([.$F$2]*([.A33]+0.25)^[.$F$3])" office:value-type="float" office:value="16.2548361037623" calcext:value-type="float">
            <text:p>16,25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5" office:value-type="float" office:value="0.0330578512396694" calcext:value-type="float">
            <text:p>0,0330578512</text:p>
          </table:table-cell>
          <table:table-cell/>
          <table:table-cell table:formula="of:=[.B34]/((([.A34]+0.25)^(-[.$D$2]/10))*(10^([.$D$3]/10))/(4*PI()))" office:value-type="float" office:value="0.00000679301672483163" calcext:value-type="float">
            <text:p>0,000006793</text:p>
          </table:table-cell>
          <table:table-cell/>
          <table:table-cell table:formula="of:=[.$D$5]*[.B34]/[.$D$46]" office:value-type="float" office:value="22356.2925419607" calcext:value-type="float">
            <text:p>22356,2925419607</text:p>
          </table:table-cell>
          <table:table-cell/>
          <table:table-cell table:style-name="ce63" table:formula="of:=[.$F$5]*[.F34]" office:value-type="float" office:value="447196.943849497" calcext:value-type="float">
            <text:p>447197</text:p>
          </table:table-cell>
          <table:table-cell table:style-name="ce62" table:formula="of:=(10^-6)*[.H34]*([.$F$2]*([.A34]+0.25)^[.$F$3])" office:value-type="float" office:value="14.2264304038553" calcext:value-type="float">
            <text:p>14,23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5" office:value-type="float" office:value="0.00826446280991736" calcext:value-type="float">
            <text:p>0,0082644628</text:p>
          </table:table-cell>
          <table:table-cell/>
          <table:table-cell table:formula="of:=[.B35]/((([.A35]+0.25)^(-[.$D$2]/10))*(10^([.$D$3]/10))/(4*PI()))" office:value-type="float" office:value="0.00000179813050356418" calcext:value-type="float">
            <text:p>1,79813050356418E-06</text:p>
          </table:table-cell>
          <table:table-cell/>
          <table:table-cell table:formula="of:=[.$D$5]*[.B35]/[.$D$46]" office:value-type="float" office:value="5589.07313549018" calcext:value-type="float">
            <text:p>5589,0731354902</text:p>
          </table:table-cell>
          <table:table-cell/>
          <table:table-cell table:style-name="ce63" table:formula="of:=[.$F$5]*[.F35]" office:value-type="float" office:value="111799.235962374" calcext:value-type="float">
            <text:p>111799</text:p>
          </table:table-cell>
          <table:table-cell table:style-name="ce62" table:formula="of:=(10^-6)*[.H35]*([.$F$2]*([.A35]+0.25)^[.$F$3])" office:value-type="float" office:value="3.88100504145744" calcext:value-type="float">
            <text:p>3,88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7]/((([.A37]+0.25)^(-[.$D$2]/10))*(10^([.$D$3]/10))/(4*PI()))" office:value-type="float" office:value="0" calcext:value-type="float">
            <text:p>0</text:p>
          </table:table-cell>
          <table:table-cell/>
          <table:table-cell table:formula="of:=[.$D$5]*[.B37]/[.$D$46]" office:value-type="float" office:value="0" calcext:value-type="float">
            <text:p>0</text:p>
          </table:table-cell>
          <table:table-cell/>
          <table:table-cell table:style-name="ce63" table:formula="of:=[.$F$5]*[.F37]" office:value-type="float" office:value="0" calcext:value-type="float">
            <text:p>0</text:p>
          </table:table-cell>
          <table:table-cell table:style-name="ce62" table:formula="of:=(10^-6)*[.H37]*([.$F$2]*([.A3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style-name="ce62" table:formula="of:=SUM([.B10:.B44])" office:value-type="float" office:value="1" calcext:value-type="float">
            <text:p>1,00</text:p>
          </table:table-cell>
          <table:table-cell/>
          <table:table-cell table:style-name="ce62" table:formula="of:=SUM([.D10:.D44])" office:value-type="float" office:value="0.000156398116683444" calcext:value-type="float">
            <text:p>0,00</text:p>
          </table:table-cell>
          <table:table-cell/>
          <table:table-cell table:style-name="ce62" table:formula="of:=SUM([.F10:.F44])" office:value-type="float" office:value="676277.849394311" calcext:value-type="float">
            <text:p>676277,85</text:p>
          </table:table-cell>
          <table:table-cell/>
          <table:table-cell table:style-name="ce64" table:formula="of:=SUM([.H10:.H44])" office:value-type="float" office:value="13527707.5514473" calcext:value-type="float">
            <text:p>1,35277E+07</text:p>
          </table:table-cell>
          <table:table-cell table:style-name="ce62" table:formula="of:=SUM([.I10:.I44])" office:value-type="float" office:value="285.734493199327" calcext:value-type="float">
            <text:p>285,73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5.0144628099174" calcext:value-type="float">
            <text:p>15,01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4];[.A10:.A44];[.H10:.H44])-[.H46]*([.H48]-0.25)^2)/([.H46]-1))^0.5" office:value-type="float" office:value="1.02060263918148" calcext:value-type="float">
            <text:p>1,02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9aCS_Sines" table:style-name="ta4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530162" calcext:value-type="float">
            <text:p>0,00530162</text:p>
          </table:table-cell>
          <table:table-cell/>
          <table:table-cell table:style-name="ce62" table:formula="of:=[.H46]/10^6" office:value-type="float" office:value="42.3657126800056" calcext:value-type="float">
            <text:p>42,37</text:p>
          </table:table-cell>
          <table:table-cell table:style-name="ce62" table:formula="of:=[.I46]" office:value-type="float" office:value="894.855643176187" calcext:value-type="float">
            <text:p>894,86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05483653" calcext:value-type="float">
            <text:p>3,0548365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9]" office:value-type="float" office:value="23.2536152173913" calcext:value-type="float">
            <text:p>23,25</text:p>
          </table:table-cell>
          <table:table-cell office:value-type="string" calcext:value-type="string">
            <text:p>Area:</text:p>
          </table:table-cell>
          <table:table-cell table:style-name="ce63" table:formula="of:=[$eval.E9]" office:value-type="float" office:value="284.9414" calcext:value-type="float">
            <text:p>28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0]/((([.A20]+0.25)^(-[.$D$2]/10))*(10^([.$D$3]/10))/(4*PI()))" office:value-type="float" office:value="0" calcext:value-type="float">
            <text:p>0</text:p>
          </table:table-cell>
          <table:table-cell/>
          <table:table-cell table:formula="of:=[.$D$5]*[.B20]/[.$D$46]" office:value-type="float" office:value="0" calcext:value-type="float">
            <text:p>0</text:p>
          </table:table-cell>
          <table:table-cell/>
          <table:table-cell table:style-name="ce63" table:formula="of:=[.$F$5]*[.F20]" office:value-type="float" office:value="0" calcext:value-type="float">
            <text:p>0</text:p>
          </table:table-cell>
          <table:table-cell table:style-name="ce62" table:formula="of:=(10^-6)*[.H20]*([.$F$2]*([.A2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1]/((([.A21]+0.25)^(-[.$D$2]/10))*(10^([.$D$3]/10))/(4*PI()))" office:value-type="float" office:value="0" calcext:value-type="float">
            <text:p>0</text:p>
          </table:table-cell>
          <table:table-cell/>
          <table:table-cell table:formula="of:=[.$D$5]*[.B21]/[.$D$46]" office:value-type="float" office:value="0" calcext:value-type="float">
            <text:p>0</text:p>
          </table:table-cell>
          <table:table-cell/>
          <table:table-cell table:style-name="ce63" table:formula="of:=[.$F$5]*[.F21]" office:value-type="float" office:value="0" calcext:value-type="float">
            <text:p>0</text:p>
          </table:table-cell>
          <table:table-cell table:style-name="ce62" table:formula="of:=(10^-6)*[.H21]*([.$F$2]*([.A2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2]/((([.A22]+0.25)^(-[.$D$2]/10))*(10^([.$D$3]/10))/(4*PI()))" office:value-type="float" office:value="0" calcext:value-type="float">
            <text:p>0</text:p>
          </table:table-cell>
          <table:table-cell/>
          <table:table-cell table:formula="of:=[.$D$5]*[.B22]/[.$D$46]" office:value-type="float" office:value="0" calcext:value-type="float">
            <text:p>0</text:p>
          </table:table-cell>
          <table:table-cell/>
          <table:table-cell table:style-name="ce63" table:formula="of:=[.$F$5]*[.F22]" office:value-type="float" office:value="0" calcext:value-type="float">
            <text:p>0</text:p>
          </table:table-cell>
          <table:table-cell table:style-name="ce62" table:formula="of:=(10^-6)*[.H22]*([.$F$2]*([.A2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3]/((([.A23]+0.25)^(-[.$D$2]/10))*(10^([.$D$3]/10))/(4*PI()))" office:value-type="float" office:value="0" calcext:value-type="float">
            <text:p>0</text:p>
          </table:table-cell>
          <table:table-cell/>
          <table:table-cell table:formula="of:=[.$D$5]*[.B23]/[.$D$46]" office:value-type="float" office:value="0" calcext:value-type="float">
            <text:p>0</text:p>
          </table:table-cell>
          <table:table-cell/>
          <table:table-cell table:style-name="ce63" table:formula="of:=[.$F$5]*[.F23]" office:value-type="float" office:value="0" calcext:value-type="float">
            <text:p>0</text:p>
          </table:table-cell>
          <table:table-cell table:style-name="ce62" table:formula="of:=(10^-6)*[.H23]*([.$F$2]*([.A2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24]/((([.A24]+0.25)^(-[.$D$2]/10))*(10^([.$D$3]/10))/(4*PI()))" office:value-type="float" office:value="0" calcext:value-type="float">
            <text:p>0</text:p>
          </table:table-cell>
          <table:table-cell/>
          <table:table-cell table:formula="of:=[.$D$5]*[.B24]/[.$D$46]" office:value-type="float" office:value="0" calcext:value-type="float">
            <text:p>0</text:p>
          </table:table-cell>
          <table:table-cell/>
          <table:table-cell table:style-name="ce63" table:formula="of:=[.$F$5]*[.F24]" office:value-type="float" office:value="0" calcext:value-type="float">
            <text:p>0</text:p>
          </table:table-cell>
          <table:table-cell table:style-name="ce62" table:formula="of:=(10^-6)*[.H24]*([.$F$2]*([.A2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5" office:value-type="float" office:value="0.0247933884297521" calcext:value-type="float">
            <text:p>0,0247933884</text:p>
          </table:table-cell>
          <table:table-cell/>
          <table:table-cell table:formula="of:=[.B25]/((([.A25]+0.25)^(-[.$D$2]/10))*(10^([.$D$3]/10))/(4*PI()))" office:value-type="float" office:value="0.00000278333908337856" calcext:value-type="float">
            <text:p>2,78333908337856E-06</text:p>
          </table:table-cell>
          <table:table-cell/>
          <table:table-cell table:formula="of:=[.$D$5]*[.B25]/[.$D$46]" office:value-type="float" office:value="3686.33540292374" calcext:value-type="float">
            <text:p>3686,3354029237</text:p>
          </table:table-cell>
          <table:table-cell/>
          <table:table-cell table:style-name="ce63" table:formula="of:=[.$F$5]*[.F25]" office:value-type="float" office:value="1050389.57057865" calcext:value-type="float">
            <text:p>1050390</text:p>
          </table:table-cell>
          <table:table-cell table:style-name="ce62" table:formula="of:=(10^-6)*[.H25]*([.$F$2]*([.A25]+0.25)^[.$F$3])" office:value-type="float" office:value="13.2712519324934" calcext:value-type="float">
            <text:p>13,27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5" office:value-type="float" office:value="0.0165289256198347" calcext:value-type="float">
            <text:p>0,0165289256</text:p>
          </table:table-cell>
          <table:table-cell/>
          <table:table-cell table:formula="of:=[.B26]/((([.A26]+0.25)^(-[.$D$2]/10))*(10^([.$D$3]/10))/(4*PI()))" office:value-type="float" office:value="0.00000200394706784836" calcext:value-type="float">
            <text:p>2,00394706784836E-06</text:p>
          </table:table-cell>
          <table:table-cell/>
          <table:table-cell table:formula="of:=[.$D$5]*[.B26]/[.$D$46]" office:value-type="float" office:value="2457.55693528249" calcext:value-type="float">
            <text:p>2457,5569352825</text:p>
          </table:table-cell>
          <table:table-cell/>
          <table:table-cell table:style-name="ce63" table:formula="of:=[.$F$5]*[.F26]" office:value-type="float" office:value="700259.713719101" calcext:value-type="float">
            <text:p>700260</text:p>
          </table:table-cell>
          <table:table-cell table:style-name="ce62" table:formula="of:=(10^-6)*[.H26]*([.$F$2]*([.A26]+0.25)^[.$F$3])" office:value-type="float" office:value="9.95070376379087" calcext:value-type="float">
            <text:p>9,95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5" office:value-type="float" office:value="0.12396694214876" calcext:value-type="float">
            <text:p>0,1239669421</text:p>
          </table:table-cell>
          <table:table-cell/>
          <table:table-cell table:formula="of:=[.B27]/((([.A27]+0.25)^(-[.$D$2]/10))*(10^([.$D$3]/10))/(4*PI()))" office:value-type="float" office:value="0.0000161853147389852" calcext:value-type="float">
            <text:p>1,61853147389852E-05</text:p>
          </table:table-cell>
          <table:table-cell/>
          <table:table-cell table:formula="of:=[.$D$5]*[.B27]/[.$D$46]" office:value-type="float" office:value="18431.6770146186" calcext:value-type="float">
            <text:p>18431,6770146186</text:p>
          </table:table-cell>
          <table:table-cell/>
          <table:table-cell table:style-name="ce63" table:formula="of:=[.$F$5]*[.F27]" office:value-type="float" office:value="5251947.85289325" calcext:value-type="float">
            <text:p>5251948</text:p>
          </table:table-cell>
          <table:table-cell table:style-name="ce62" table:formula="of:=(10^-6)*[.H27]*([.$F$2]*([.A27]+0.25)^[.$F$3])" office:value-type="float" office:value="83.5713977261383" calcext:value-type="float">
            <text:p>83,57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5" office:value-type="float" office:value="0.181818181818182" calcext:value-type="float">
            <text:p>0,1818181818</text:p>
          </table:table-cell>
          <table:table-cell/>
          <table:table-cell table:formula="of:=[.B28]/((([.A28]+0.25)^(-[.$D$2]/10))*(10^([.$D$3]/10))/(4*PI()))" office:value-type="float" office:value="0.0000254962848906488" calcext:value-type="float">
            <text:p>2,54962848906488E-05</text:p>
          </table:table-cell>
          <table:table-cell/>
          <table:table-cell table:formula="of:=[.$D$5]*[.B28]/[.$D$46]" office:value-type="float" office:value="27033.1262881074" calcext:value-type="float">
            <text:p>27033,1262881074</text:p>
          </table:table-cell>
          <table:table-cell/>
          <table:table-cell table:style-name="ce63" table:formula="of:=[.$F$5]*[.F28]" office:value-type="float" office:value="7702856.85091012" calcext:value-type="float">
            <text:p>7702857</text:p>
          </table:table-cell>
          <table:table-cell table:style-name="ce62" table:formula="of:=(10^-6)*[.H28]*([.$F$2]*([.A28]+0.25)^[.$F$3])" office:value-type="float" office:value="136.702425233728" calcext:value-type="float">
            <text:p>136,70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5" office:value-type="float" office:value="0.140495867768595" calcext:value-type="float">
            <text:p>0,1404958678</text:p>
          </table:table-cell>
          <table:table-cell/>
          <table:table-cell table:formula="of:=[.B29]/((([.A29]+0.25)^(-[.$D$2]/10))*(10^([.$D$3]/10))/(4*PI()))" office:value-type="float" office:value="0.000021108504028847" calcext:value-type="float">
            <text:p>2,1108504028847E-05</text:p>
          </table:table-cell>
          <table:table-cell/>
          <table:table-cell table:formula="of:=[.$D$5]*[.B29]/[.$D$46]" office:value-type="float" office:value="20889.2339499011" calcext:value-type="float">
            <text:p>20889,2339499011</text:p>
          </table:table-cell>
          <table:table-cell/>
          <table:table-cell table:style-name="ce63" table:formula="of:=[.$F$5]*[.F29]" office:value-type="float" office:value="5952207.56661236" calcext:value-type="float">
            <text:p>5952208</text:p>
          </table:table-cell>
          <table:table-cell table:style-name="ce62" table:formula="of:=(10^-6)*[.H29]*([.$F$2]*([.A29]+0.25)^[.$F$3])" office:value-type="float" office:value="117.369491540895" calcext:value-type="float">
            <text:p>117,37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5" office:value-type="float" office:value="0.190082644628099" calcext:value-type="float">
            <text:p>0,1900826446</text:p>
          </table:table-cell>
          <table:table-cell/>
          <table:table-cell table:formula="of:=[.B30]/((([.A30]+0.25)^(-[.$D$2]/10))*(10^([.$D$3]/10))/(4*PI()))" office:value-type="float" office:value="0.000030527554629346" calcext:value-type="float">
            <text:p>3,0527554629346E-05</text:p>
          </table:table-cell>
          <table:table-cell/>
          <table:table-cell table:formula="of:=[.$D$5]*[.B30]/[.$D$46]" office:value-type="float" office:value="28261.9047557486" calcext:value-type="float">
            <text:p>28261,9047557486</text:p>
          </table:table-cell>
          <table:table-cell/>
          <table:table-cell table:style-name="ce63" table:formula="of:=[.$F$5]*[.F30]" office:value-type="float" office:value="8052986.70776966" calcext:value-type="float">
            <text:p>8052987</text:p>
          </table:table-cell>
          <table:table-cell table:style-name="ce62" table:formula="of:=(10^-6)*[.H30]*([.$F$2]*([.A30]+0.25)^[.$F$3])" office:value-type="float" office:value="175.81726564417" calcext:value-type="float">
            <text:p>175,82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5" office:value-type="float" office:value="0.181818181818182" calcext:value-type="float">
            <text:p>0,1818181818</text:p>
          </table:table-cell>
          <table:table-cell/>
          <table:table-cell table:formula="of:=[.B31]/((([.A31]+0.25)^(-[.$D$2]/10))*(10^([.$D$3]/10))/(4*PI()))" office:value-type="float" office:value="0.0000311464311268037" calcext:value-type="float">
            <text:p>3,11464311268037E-05</text:p>
          </table:table-cell>
          <table:table-cell/>
          <table:table-cell table:formula="of:=[.$D$5]*[.B31]/[.$D$46]" office:value-type="float" office:value="27033.1262881074" calcext:value-type="float">
            <text:p>27033,1262881074</text:p>
          </table:table-cell>
          <table:table-cell/>
          <table:table-cell table:style-name="ce63" table:formula="of:=[.$F$5]*[.F31]" office:value-type="float" office:value="7702856.85091012" calcext:value-type="float">
            <text:p>7702857</text:p>
          </table:table-cell>
          <table:table-cell table:style-name="ce62" table:formula="of:=(10^-6)*[.H31]*([.$F$2]*([.A31]+0.25)^[.$F$3])" office:value-type="float" office:value="185.590955886806" calcext:value-type="float">
            <text:p>185,59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5" office:value-type="float" office:value="0.0578512396694215" calcext:value-type="float">
            <text:p>0,0578512397</text:p>
          </table:table-cell>
          <table:table-cell/>
          <table:table-cell table:formula="of:=[.B32]/((([.A32]+0.25)^(-[.$D$2]/10))*(10^([.$D$3]/10))/(4*PI()))" office:value-type="float" office:value="0.0000105494365488813" calcext:value-type="float">
            <text:p>1,05494365488813E-05</text:p>
          </table:table-cell>
          <table:table-cell/>
          <table:table-cell table:formula="of:=[.$D$5]*[.B32]/[.$D$46]" office:value-type="float" office:value="8601.44927348871" calcext:value-type="float">
            <text:p>8601,4492734887</text:p>
          </table:table-cell>
          <table:table-cell/>
          <table:table-cell table:style-name="ce63" table:formula="of:=[.$F$5]*[.F32]" office:value-type="float" office:value="2450908.99801686" calcext:value-type="float">
            <text:p>2450909</text:p>
          </table:table-cell>
          <table:table-cell table:style-name="ce62" table:formula="of:=(10^-6)*[.H32]*([.$F$2]*([.A32]+0.25)^[.$F$3])" office:value-type="float" office:value="64.9673085086692" calcext:value-type="float">
            <text:p>64,97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5" office:value-type="float" office:value="0.0413223140495868" calcext:value-type="float">
            <text:p>0,041322314</text:p>
          </table:table-cell>
          <table:table-cell/>
          <table:table-cell table:formula="of:=[.B33]/((([.A33]+0.25)^(-[.$D$2]/10))*(10^([.$D$3]/10))/(4*PI()))" office:value-type="float" office:value="0.00000800615734030908" calcext:value-type="float">
            <text:p>8,00615734030908E-06</text:p>
          </table:table-cell>
          <table:table-cell/>
          <table:table-cell table:formula="of:=[.$D$5]*[.B33]/[.$D$46]" office:value-type="float" office:value="6143.89233820622" calcext:value-type="float">
            <text:p>6143,8923382062</text:p>
          </table:table-cell>
          <table:table-cell/>
          <table:table-cell table:style-name="ce63" table:formula="of:=[.$F$5]*[.F33]" office:value-type="float" office:value="1750649.28429776" calcext:value-type="float">
            <text:p>1750649</text:p>
          </table:table-cell>
          <table:table-cell table:style-name="ce62" table:formula="of:=(10^-6)*[.H33]*([.$F$2]*([.A33]+0.25)^[.$F$3])" office:value-type="float" office:value="50.9064609368272" calcext:value-type="float">
            <text:p>50,91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5" office:value-type="float" office:value="0.0330578512396694" calcext:value-type="float">
            <text:p>0,0330578512</text:p>
          </table:table-cell>
          <table:table-cell/>
          <table:table-cell table:formula="of:=[.B34]/((([.A34]+0.25)^(-[.$D$2]/10))*(10^([.$D$3]/10))/(4*PI()))" office:value-type="float" office:value="0.00000679301672483163" calcext:value-type="float">
            <text:p>0,000006793</text:p>
          </table:table-cell>
          <table:table-cell/>
          <table:table-cell table:formula="of:=[.$D$5]*[.B34]/[.$D$46]" office:value-type="float" office:value="4915.11387056497" calcext:value-type="float">
            <text:p>4915,113870565</text:p>
          </table:table-cell>
          <table:table-cell/>
          <table:table-cell table:style-name="ce63" table:formula="of:=[.$F$5]*[.F34]" office:value-type="float" office:value="1400519.4274382" calcext:value-type="float">
            <text:p>1400519</text:p>
          </table:table-cell>
          <table:table-cell table:style-name="ce62" table:formula="of:=(10^-6)*[.H34]*([.$F$2]*([.A34]+0.25)^[.$F$3])" office:value-type="float" office:value="44.5539542202291" calcext:value-type="float">
            <text:p>44,55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5" office:value-type="float" office:value="0.00826446280991736" calcext:value-type="float">
            <text:p>0,0082644628</text:p>
          </table:table-cell>
          <table:table-cell/>
          <table:table-cell table:formula="of:=[.B35]/((([.A35]+0.25)^(-[.$D$2]/10))*(10^([.$D$3]/10))/(4*PI()))" office:value-type="float" office:value="0.00000179813050356418" calcext:value-type="float">
            <text:p>1,79813050356418E-06</text:p>
          </table:table-cell>
          <table:table-cell/>
          <table:table-cell table:formula="of:=[.$D$5]*[.B35]/[.$D$46]" office:value-type="float" office:value="1228.77846764124" calcext:value-type="float">
            <text:p>1228,7784676413</text:p>
          </table:table-cell>
          <table:table-cell/>
          <table:table-cell table:style-name="ce63" table:formula="of:=[.$F$5]*[.F35]" office:value-type="float" office:value="350129.856859551" calcext:value-type="float">
            <text:p>350130</text:p>
          </table:table-cell>
          <table:table-cell table:style-name="ce62" table:formula="of:=(10^-6)*[.H35]*([.$F$2]*([.A35]+0.25)^[.$F$3])" office:value-type="float" office:value="12.1544277824403" calcext:value-type="float">
            <text:p>12,15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7]/((([.A37]+0.25)^(-[.$D$2]/10))*(10^([.$D$3]/10))/(4*PI()))" office:value-type="float" office:value="0" calcext:value-type="float">
            <text:p>0</text:p>
          </table:table-cell>
          <table:table-cell/>
          <table:table-cell table:formula="of:=[.$D$5]*[.B37]/[.$D$46]" office:value-type="float" office:value="0" calcext:value-type="float">
            <text:p>0</text:p>
          </table:table-cell>
          <table:table-cell/>
          <table:table-cell table:style-name="ce63" table:formula="of:=[.$F$5]*[.F37]" office:value-type="float" office:value="0" calcext:value-type="float">
            <text:p>0</text:p>
          </table:table-cell>
          <table:table-cell table:style-name="ce62" table:formula="of:=(10^-6)*[.H37]*([.$F$2]*([.A3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40])" office:value-type="float" office:value="1" calcext:value-type="float">
            <text:p>1</text:p>
          </table:table-cell>
          <table:table-cell/>
          <table:table-cell table:formula="of:=SUM([.D10:.D40])" office:value-type="float" office:value="0.000156398116683444" calcext:value-type="float">
            <text:p>0,0001563981</text:p>
          </table:table-cell>
          <table:table-cell/>
          <table:table-cell table:formula="of:=SUM([.F10:.F40])" office:value-type="float" office:value="148682.194584591" calcext:value-type="float">
            <text:p>148682,194584591</text:p>
          </table:table-cell>
          <table:table-cell/>
          <table:table-cell table:style-name="ce64" table:formula="of:=SUM([.H10:.H44])" office:value-type="float" office:value="42365712.6800056" calcext:value-type="float">
            <text:p>4,23657E+07</text:p>
          </table:table-cell>
          <table:table-cell table:style-name="ce62" table:formula="of:=SUM([.I10:.I44])" office:value-type="float" office:value="894.855643176187" calcext:value-type="float">
            <text:p>894,86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5.0144628099174" calcext:value-type="float">
            <text:p>15,01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4];[.A10:.A44];[.H10:.H44])-[.H46]*([.H48]-0.25)^2)/([.H46]-1))^0.5" office:value-type="float" office:value="1.02060261350399" calcext:value-type="float">
            <text:p>1,02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HARED_FORMULA_3_9_3_9_3" table:base-cell-address="$9aCS_Sines.$D$10" table:expression="[.B10]/((([.A10]+0.25)^(-[.$D$2]/10))*(10^([.$D$3]/10))/(4*PI()))"/>
          <table:named-expression table:name="SHARED_FORMULA_5_9_5_9_3" table:base-cell-address="$9aCS_Sines.$F$10" table:expression="[.$D$5]*[.B10]/[.$D$46]"/>
          <table:named-expression table:name="SHARED_FORMULA_7_9_7_9_3" table:base-cell-address="$9aCS_Sines.$H$10" table:expression="[.$F$5]*[.F10]"/>
          <table:named-expression table:name="SHARED_FORMULA_8_9_8_9_3" table:base-cell-address="$9aCS_Sines.$I$10" table:expression="(10^-6)*[.H10]*([.$F$2]*([.A10]+0.25)^[.$F$3])"/>
        </table:named-expressions>
      </table:table>
      <table:table table:name="9a-Algarve" table:style-name="ta4"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1456979" calcext:value-type="float">
            <text:p>0,01456979</text:p>
          </table:table-cell>
          <table:table-cell/>
          <table:table-cell table:style-name="ce62" table:formula="of:=[.H46]/10^6" office:value-type="float" office:value="195.759992774888" calcext:value-type="float">
            <text:p>195,76</text:p>
          </table:table-cell>
          <table:table-cell table:style-name="ce62" table:formula="of:=[.I46]" office:value-type="float" office:value="3534.68705250057" calcext:value-type="float">
            <text:p>3534,69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2.70002886" calcext:value-type="float">
            <text:p>2,7000288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10]" office:value-type="float" office:value="36.2706710891089" calcext:value-type="float">
            <text:p>36,27</text:p>
          </table:table-cell>
          <table:table-cell office:value-type="string" calcext:value-type="string">
            <text:p>Area:</text:p>
          </table:table-cell>
          <table:table-cell table:style-name="ce63" table:formula="of:=[$eval.E10]" office:value-type="float" office:value="716.11237" calcext:value-type="float">
            <text:p>716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7]/((([.A17]+0.25)^(-[.$D$2]/10))*(10^([.$D$3]/10))/(4*PI()))" office:value-type="float" office:value="0" calcext:value-type="float">
            <text:p>0</text:p>
          </table:table-cell>
          <table:table-cell/>
          <table:table-cell table:formula="of:=[.$D$5]*[.B17]/[.$D$46]" office:value-type="float" office:value="0" calcext:value-type="float">
            <text:p>0</text:p>
          </table:table-cell>
          <table:table-cell/>
          <table:table-cell table:style-name="ce63" table:formula="of:=[.$F$5]*[.F17]" office:value-type="float" office:value="0" calcext:value-type="float">
            <text:p>0</text:p>
          </table:table-cell>
          <table:table-cell table:style-name="ce62" table:formula="of:=(10^-6)*[.H17]*([.$F$2]*([.A17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8]/((([.A18]+0.25)^(-[.$D$2]/10))*(10^([.$D$3]/10))/(4*PI()))" office:value-type="float" office:value="0" calcext:value-type="float">
            <text:p>0</text:p>
          </table:table-cell>
          <table:table-cell/>
          <table:table-cell table:formula="of:=[.$D$5]*[.B18]/[.$D$46]" office:value-type="float" office:value="0" calcext:value-type="float">
            <text:p>0</text:p>
          </table:table-cell>
          <table:table-cell/>
          <table:table-cell table:style-name="ce63" table:formula="of:=[.$F$5]*[.F18]" office:value-type="float" office:value="0" calcext:value-type="float">
            <text:p>0</text:p>
          </table:table-cell>
          <table:table-cell table:style-name="ce62" table:formula="of:=(10^-6)*[.H18]*([.$F$2]*([.A18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5" office:value-type="float" office:value="0" calcext:value-type="float">
            <text:p>0</text:p>
          </table:table-cell>
          <table:table-cell table:style-name="ce63"/>
          <table:table-cell table:formula="of:=[.B19]/((([.A19]+0.25)^(-[.$D$2]/10))*(10^([.$D$3]/10))/(4*PI()))" office:value-type="float" office:value="0" calcext:value-type="float">
            <text:p>0</text:p>
          </table:table-cell>
          <table:table-cell/>
          <table:table-cell table:formula="of:=[.$D$5]*[.B19]/[.$D$46]" office:value-type="float" office:value="0" calcext:value-type="float">
            <text:p>0</text:p>
          </table:table-cell>
          <table:table-cell/>
          <table:table-cell table:style-name="ce63" table:formula="of:=[.$F$5]*[.F19]" office:value-type="float" office:value="0" calcext:value-type="float">
            <text:p>0</text:p>
          </table:table-cell>
          <table:table-cell table:style-name="ce62" table:formula="of:=(10^-6)*[.H19]*([.$F$2]*([.A19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5" office:value-type="float" office:value="1.5444700869874" calcext:value-type="float">
            <text:p>1,544470087</text:p>
          </table:table-cell>
          <table:table-cell table:style-name="ce63"/>
          <table:table-cell table:formula="of:=[.B20]/((([.A20]+0.25)^(-[.$D$2]/10))*(10^([.$D$3]/10))/(4*PI()))" office:value-type="float" office:value="0.000112056511018753" calcext:value-type="float">
            <text:p>0,0001120565</text:p>
          </table:table-cell>
          <table:table-cell/>
          <table:table-cell table:formula="of:=[.$D$5]*[.B20]/[.$D$46]" office:value-type="float" office:value="4222.03924601503" calcext:value-type="float">
            <text:p>4222,039246015</text:p>
          </table:table-cell>
          <table:table-cell/>
          <table:table-cell table:style-name="ce63" table:formula="of:=[.$F$5]*[.F20]" office:value-type="float" office:value="3023454.53069684" calcext:value-type="float">
            <text:p>3023455</text:p>
          </table:table-cell>
          <table:table-cell table:style-name="ce62" table:formula="of:=(10^-6)*[.H20]*([.$F$2]*([.A20]+0.25)^[.$F$3])" office:value-type="float" office:value="23.601539908007" calcext:value-type="float">
            <text:p>23,6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5" office:value-type="float" office:value="6.90573406710456" calcext:value-type="float">
            <text:p>6,9057340671</text:p>
          </table:table-cell>
          <table:table-cell table:style-name="ce63"/>
          <table:table-cell table:formula="of:=[.B21]/((([.A21]+0.25)^(-[.$D$2]/10))*(10^([.$D$3]/10))/(4*PI()))" office:value-type="float" office:value="0.0005511079076621" calcext:value-type="float">
            <text:p>0,0005511079</text:p>
          </table:table-cell>
          <table:table-cell/>
          <table:table-cell table:formula="of:=[.$D$5]*[.B21]/[.$D$46]" office:value-type="float" office:value="18877.8536402281" calcext:value-type="float">
            <text:p>18877,8536402281</text:p>
          </table:table-cell>
          <table:table-cell/>
          <table:table-cell table:style-name="ce63" table:formula="of:=[.$F$5]*[.F21]" office:value-type="float" office:value="13518664.5108169" calcext:value-type="float">
            <text:p>13518665</text:p>
          </table:table-cell>
          <table:table-cell table:style-name="ce62" table:formula="of:=(10^-6)*[.H21]*([.$F$2]*([.A21]+0.25)^[.$F$3])" office:value-type="float" office:value="120.010626379323" calcext:value-type="float">
            <text:p>120,01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5" office:value-type="float" office:value="14.4461210722528" calcext:value-type="float">
            <text:p>14,4461210723</text:p>
          </table:table-cell>
          <table:table-cell table:style-name="ce63"/>
          <table:table-cell table:formula="of:=[.B22]/((([.A22]+0.25)^(-[.$D$2]/10))*(10^([.$D$3]/10))/(4*PI()))" office:value-type="float" office:value="0.00126260108808425" calcext:value-type="float">
            <text:p>0,0012626011</text:p>
          </table:table-cell>
          <table:table-cell/>
          <table:table-cell table:formula="of:=[.$D$5]*[.B22]/[.$D$46]" office:value-type="float" office:value="39490.6257062612" calcext:value-type="float">
            <text:p>39490,6257062612</text:p>
          </table:table-cell>
          <table:table-cell/>
          <table:table-cell table:style-name="ce63" table:formula="of:=[.$F$5]*[.F22]" office:value-type="float" office:value="28279725.5672937" calcext:value-type="float">
            <text:p>28279726</text:p>
          </table:table-cell>
          <table:table-cell table:style-name="ce62" table:formula="of:=(10^-6)*[.H22]*([.$F$2]*([.A22]+0.25)^[.$F$3])" office:value-type="float" office:value="283.838059919627" calcext:value-type="float">
            <text:p>283,84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5" office:value-type="float" office:value="15.2094798508788" calcext:value-type="float">
            <text:p>15,2094798509</text:p>
          </table:table-cell>
          <table:table-cell table:style-name="ce63"/>
          <table:table-cell table:formula="of:=[.B23]/((([.A23]+0.25)^(-[.$D$2]/10))*(10^([.$D$3]/10))/(4*PI()))" office:value-type="float" office:value="0.001450106699871" calcext:value-type="float">
            <text:p>0,0014501067</text:p>
          </table:table-cell>
          <table:table-cell/>
          <table:table-cell table:formula="of:=[.$D$5]*[.B23]/[.$D$46]" office:value-type="float" office:value="41577.3807359009" calcext:value-type="float">
            <text:p>41577,3807359009</text:p>
          </table:table-cell>
          <table:table-cell/>
          <table:table-cell table:style-name="ce63" table:formula="of:=[.$F$5]*[.F23]" office:value-type="float" office:value="29774076.6571784" calcext:value-type="float">
            <text:p>29774077</text:p>
          </table:table-cell>
          <table:table-cell table:style-name="ce62" table:formula="of:=(10^-6)*[.H23]*([.$F$2]*([.A23]+0.25)^[.$F$3])" office:value-type="float" office:value="336.066107266459" calcext:value-type="float">
            <text:p>336,07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5" office:value-type="float" office:value="8.6321675838807" calcext:value-type="float">
            <text:p>8,6321675839</text:p>
          </table:table-cell>
          <table:table-cell table:style-name="ce63"/>
          <table:table-cell table:formula="of:=[.B24]/((([.A24]+0.25)^(-[.$D$2]/10))*(10^([.$D$3]/10))/(4*PI()))" office:value-type="float" office:value="0.000894544406636494" calcext:value-type="float">
            <text:p>0,0008945444</text:p>
          </table:table-cell>
          <table:table-cell/>
          <table:table-cell table:formula="of:=[.$D$5]*[.B24]/[.$D$46]" office:value-type="float" office:value="23597.3170502851" calcext:value-type="float">
            <text:p>23597,3170502851</text:p>
          </table:table-cell>
          <table:table-cell/>
          <table:table-cell table:style-name="ce63" table:formula="of:=[.$F$5]*[.F24]" office:value-type="float" office:value="16898330.6385211" calcext:value-type="float">
            <text:p>16898331</text:p>
          </table:table-cell>
          <table:table-cell table:style-name="ce62" table:formula="of:=(10^-6)*[.H24]*([.$F$2]*([.A24]+0.25)^[.$F$3])" office:value-type="float" office:value="213.449891643682" calcext:value-type="float">
            <text:p>213,45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5" office:value-type="float" office:value="2.10811290608912" calcext:value-type="float">
            <text:p>2,1081129061</text:p>
          </table:table-cell>
          <table:table-cell/>
          <table:table-cell table:formula="of:=[.B25]/((([.A25]+0.25)^(-[.$D$2]/10))*(10^([.$D$3]/10))/(4*PI()))" office:value-type="float" office:value="0.000236659586095602" calcext:value-type="float">
            <text:p>0,0002366596</text:p>
          </table:table-cell>
          <table:table-cell/>
          <table:table-cell table:formula="of:=[.$D$5]*[.B25]/[.$D$46]" office:value-type="float" office:value="5762.84092487683" calcext:value-type="float">
            <text:p>5762,8409248768</text:p>
          </table:table-cell>
          <table:table-cell/>
          <table:table-cell table:style-name="ce63" table:formula="of:=[.$F$5]*[.F25]" office:value-type="float" office:value="4126841.67264654" calcext:value-type="float">
            <text:p>4126842</text:p>
          </table:table-cell>
          <table:table-cell table:style-name="ce62" table:formula="of:=(10^-6)*[.H25]*([.$F$2]*([.A25]+0.25)^[.$F$3])" office:value-type="float" office:value="58.073834614732" calcext:value-type="float">
            <text:p>58,07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5" office:value-type="float" office:value="1.15391443280667" calcext:value-type="float">
            <text:p>1,1539144328</text:p>
          </table:table-cell>
          <table:table-cell/>
          <table:table-cell table:formula="of:=[.B26]/((([.A26]+0.25)^(-[.$D$2]/10))*(10^([.$D$3]/10))/(4*PI()))" office:value-type="float" office:value="0.000139899198372335" calcext:value-type="float">
            <text:p>0,0001398992</text:p>
          </table:table-cell>
          <table:table-cell/>
          <table:table-cell table:formula="of:=[.$D$5]*[.B26]/[.$D$46]" office:value-type="float" office:value="3154.3971378273" calcext:value-type="float">
            <text:p>3154,3971378273</text:p>
          </table:table-cell>
          <table:table-cell/>
          <table:table-cell table:style-name="ce63" table:formula="of:=[.$F$5]*[.F26]" office:value-type="float" office:value="2258902.81029073" calcext:value-type="float">
            <text:p>2258903</text:p>
          </table:table-cell>
          <table:table-cell table:style-name="ce62" table:formula="of:=(10^-6)*[.H26]*([.$F$2]*([.A26]+0.25)^[.$F$3])" office:value-type="float" office:value="35.2668033658557" calcext:value-type="float">
            <text:p>35,27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27]/((([.A27]+0.25)^(-[.$D$2]/10))*(10^([.$D$3]/10))/(4*PI()))" office:value-type="float" office:value="0" calcext:value-type="float">
            <text:p>0</text:p>
          </table:table-cell>
          <table:table-cell/>
          <table:table-cell table:formula="of:=[.$D$5]*[.B27]/[.$D$46]" office:value-type="float" office:value="0" calcext:value-type="float">
            <text:p>0</text:p>
          </table:table-cell>
          <table:table-cell/>
          <table:table-cell table:style-name="ce63" table:formula="of:=[.$F$5]*[.F27]" office:value-type="float" office:value="0" calcext:value-type="float">
            <text:p>0</text:p>
          </table:table-cell>
          <table:table-cell table:style-name="ce62" table:formula="of:=(10^-6)*[.H27]*([.$F$2]*([.A2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5" office:value-type="float" office:value="2.27743271221532" calcext:value-type="float">
            <text:p>2,2774327122</text:p>
          </table:table-cell>
          <table:table-cell/>
          <table:table-cell table:formula="of:=[.B28]/((([.A28]+0.25)^(-[.$D$2]/10))*(10^([.$D$3]/10))/(4*PI()))" office:value-type="float" office:value="0.000319363402874586" calcext:value-type="float">
            <text:p>0,0003193634</text:p>
          </table:table-cell>
          <table:table-cell/>
          <table:table-cell table:formula="of:=[.$D$5]*[.B28]/[.$D$46]" office:value-type="float" office:value="6225.70185861423" calcext:value-type="float">
            <text:p>6225,7018586142</text:p>
          </table:table-cell>
          <table:table-cell/>
          <table:table-cell table:style-name="ce63" table:formula="of:=[.$F$5]*[.F28]" office:value-type="float" office:value="4458302.11288565" calcext:value-type="float">
            <text:p>4458302</text:p>
          </table:table-cell>
          <table:table-cell table:style-name="ce62" table:formula="of:=(10^-6)*[.H28]*([.$F$2]*([.A28]+0.25)^[.$F$3])" office:value-type="float" office:value="84.7142011277103" calcext:value-type="float">
            <text:p>84,71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5" office:value-type="float" office:value="6.43547273982057" calcext:value-type="float">
            <text:p>6,4354727398</text:p>
          </table:table-cell>
          <table:table-cell/>
          <table:table-cell table:formula="of:=[.B29]/((([.A29]+0.25)^(-[.$D$2]/10))*(10^([.$D$3]/10))/(4*PI()))" office:value-type="float" office:value="0.000966883968998855" calcext:value-type="float">
            <text:p>0,000966884</text:p>
          </table:table-cell>
          <table:table-cell/>
          <table:table-cell table:formula="of:=[.$D$5]*[.B29]/[.$D$46]" office:value-type="float" office:value="17592.3241913872" calcext:value-type="float">
            <text:p>17592,3241913872</text:p>
          </table:table-cell>
          <table:table-cell/>
          <table:table-cell table:style-name="ce63" table:formula="of:=[.$F$5]*[.F29]" office:value-type="float" office:value="12598080.9705026" calcext:value-type="float">
            <text:p>12598081</text:p>
          </table:table-cell>
          <table:table-cell table:style-name="ce62" table:formula="of:=(10^-6)*[.H29]*([.$F$2]*([.A29]+0.25)^[.$F$3])" office:value-type="float" office:value="262.742225188307" calcext:value-type="float">
            <text:p>262,74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5" office:value-type="float" office:value="10.2311939268461" calcext:value-type="float">
            <text:p>10,2311939268</text:p>
          </table:table-cell>
          <table:table-cell/>
          <table:table-cell table:formula="of:=[.B30]/((([.A30]+0.25)^(-[.$D$2]/10))*(10^([.$D$3]/10))/(4*PI()))" office:value-type="float" office:value="0.00164314491802402" calcext:value-type="float">
            <text:p>0,0016431449</text:p>
          </table:table-cell>
          <table:table-cell/>
          <table:table-cell table:formula="of:=[.$D$5]*[.B30]/[.$D$46]" office:value-type="float" office:value="27968.4939557443" calcext:value-type="float">
            <text:p>27968,4939557443</text:p>
          </table:table-cell>
          <table:table-cell/>
          <table:table-cell table:style-name="ce63" table:formula="of:=[.$F$5]*[.F30]" office:value-type="float" office:value="20028584.4919787" calcext:value-type="float">
            <text:p>20028584</text:p>
          </table:table-cell>
          <table:table-cell table:style-name="ce62" table:formula="of:=(10^-6)*[.H30]*([.$F$2]*([.A30]+0.25)^[.$F$3])" office:value-type="float" office:value="457.052697167766" calcext:value-type="float">
            <text:p>457,05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5" office:value-type="float" office:value="11.783988957902" calcext:value-type="float">
            <text:p>11,7839889579</text:p>
          </table:table-cell>
          <table:table-cell/>
          <table:table-cell table:formula="of:=[.B31]/((([.A31]+0.25)^(-[.$D$2]/10))*(10^([.$D$3]/10))/(4*PI()))" office:value-type="float" office:value="0.0020186606026197" calcext:value-type="float">
            <text:p>0,0020186606</text:p>
          </table:table-cell>
          <table:table-cell/>
          <table:table-cell table:formula="of:=[.$D$5]*[.B31]/[.$D$46]" office:value-type="float" office:value="32213.2906775267" calcext:value-type="float">
            <text:p>32213,2906775267</text:p>
          </table:table-cell>
          <table:table-cell/>
          <table:table-cell table:style-name="ce63" table:formula="of:=[.$F$5]*[.F31]" office:value-type="float" office:value="23068335.9325826" calcext:value-type="float">
            <text:p>23068336</text:p>
          </table:table-cell>
          <table:table-cell table:style-name="ce62" table:formula="of:=(10^-6)*[.H31]*([.$F$2]*([.A31]+0.25)^[.$F$3])" office:value-type="float" office:value="574.330155605483" calcext:value-type="float">
            <text:p>574,33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5" office:value-type="float" office:value="9.57556935817805" calcext:value-type="float">
            <text:p>9,5755693582</text:p>
          </table:table-cell>
          <table:table-cell/>
          <table:table-cell table:formula="of:=[.B32]/((([.A32]+0.25)^(-[.$D$2]/10))*(10^([.$D$3]/10))/(4*PI()))" office:value-type="float" office:value="0.00174614860356927" calcext:value-type="float">
            <text:p>0,0017461486</text:p>
          </table:table-cell>
          <table:table-cell/>
          <table:table-cell table:formula="of:=[.$D$5]*[.B32]/[.$D$46]" office:value-type="float" office:value="26176.2464509917" calcext:value-type="float">
            <text:p>26176,2464509917</text:p>
          </table:table-cell>
          <table:table-cell/>
          <table:table-cell table:style-name="ce63" table:formula="of:=[.$F$5]*[.F32]" office:value-type="float" office:value="18745133.8837237" calcext:value-type="float">
            <text:p>18745134</text:p>
          </table:table-cell>
          <table:table-cell table:style-name="ce62" table:formula="of:=(10^-6)*[.H32]*([.$F$2]*([.A32]+0.25)^[.$F$3])" office:value-type="float" office:value="507.786172418951" calcext:value-type="float">
            <text:p>507,79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5" office:value-type="float" office:value="6.7287784679089" calcext:value-type="float">
            <text:p>6,7287784679</text:p>
          </table:table-cell>
          <table:table-cell/>
          <table:table-cell table:formula="of:=[.B33]/((([.A33]+0.25)^(-[.$D$2]/10))*(10^([.$D$3]/10))/(4*PI()))" office:value-type="float" office:value="0.00130369415075633" calcext:value-type="float">
            <text:p>0,0013036942</text:p>
          </table:table-cell>
          <table:table-cell/>
          <table:table-cell table:formula="of:=[.$D$5]*[.B33]/[.$D$46]" office:value-type="float" office:value="18394.1191277239" calcext:value-type="float">
            <text:p>18394,1191277239</text:p>
          </table:table-cell>
          <table:table-cell/>
          <table:table-cell table:style-name="ce63" table:formula="of:=[.$F$5]*[.F33]" office:value-type="float" office:value="13172256.2426167" calcext:value-type="float">
            <text:p>13172256</text:p>
          </table:table-cell>
          <table:table-cell table:style-name="ce62" table:formula="of:=(10^-6)*[.H33]*([.$F$2]*([.A33]+0.25)^[.$F$3])" office:value-type="float" office:value="387.247638890324" calcext:value-type="float">
            <text:p>387,25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5" office:value-type="float" office:value="1.84610075914424" calcext:value-type="float">
            <text:p>1,8461007591</text:p>
          </table:table-cell>
          <table:table-cell/>
          <table:table-cell table:formula="of:=[.B34]/((([.A34]+0.25)^(-[.$D$2]/10))*(10^([.$D$3]/10))/(4*PI()))" office:value-type="float" office:value="0.000379352948310884" calcext:value-type="float">
            <text:p>0,0003793529</text:p>
          </table:table-cell>
          <table:table-cell/>
          <table:table-cell table:formula="of:=[.$D$5]*[.B34]/[.$D$46]" office:value-type="float" office:value="5046.59165811912" calcext:value-type="float">
            <text:p>5046,5916581191</text:p>
          </table:table-cell>
          <table:table-cell/>
          <table:table-cell table:style-name="ce63" table:formula="of:=[.$F$5]*[.F34]" office:value-type="float" office:value="3613926.71271792" calcext:value-type="float">
            <text:p>3613927</text:p>
          </table:table-cell>
          <table:table-cell table:style-name="ce62" table:formula="of:=(10^-6)*[.H34]*([.$F$2]*([.A34]+0.25)^[.$F$3])" office:value-type="float" office:value="115.026762242153" calcext:value-type="float">
            <text:p>115,03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5" office:value-type="float" office:value="1.12146307798482" calcext:value-type="float">
            <text:p>1,121463078</text:p>
          </table:table-cell>
          <table:table-cell/>
          <table:table-cell table:formula="of:=[.B35]/((([.A35]+0.25)^(-[.$D$2]/10))*(10^([.$D$3]/10))/(4*PI()))" office:value-type="float" office:value="0.000244000973266603" calcext:value-type="float">
            <text:p>0,000244001</text:p>
          </table:table-cell>
          <table:table-cell/>
          <table:table-cell table:formula="of:=[.$D$5]*[.B35]/[.$D$46]" office:value-type="float" office:value="3065.68652128732" calcext:value-type="float">
            <text:p>3065,6865212873</text:p>
          </table:table-cell>
          <table:table-cell/>
          <table:table-cell table:style-name="ce63" table:formula="of:=[.$F$5]*[.F35]" office:value-type="float" office:value="2195376.04043612" calcext:value-type="float">
            <text:p>2195376</text:p>
          </table:table-cell>
          <table:table-cell table:style-name="ce62" table:formula="of:=(10^-6)*[.H35]*([.$F$2]*([.A35]+0.25)^[.$F$3])" office:value-type="float" office:value="75.4803367621912" calcext:value-type="float">
            <text:p>75,48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7]/((([.A37]+0.25)^(-[.$D$2]/10))*(10^([.$D$3]/10))/(4*PI()))" office:value-type="float" office:value="0" calcext:value-type="float">
            <text:p>0</text:p>
          </table:table-cell>
          <table:table-cell/>
          <table:table-cell table:formula="of:=[.$D$5]*[.B37]/[.$D$46]" office:value-type="float" office:value="0" calcext:value-type="float">
            <text:p>0</text:p>
          </table:table-cell>
          <table:table-cell/>
          <table:table-cell table:style-name="ce63" table:formula="of:=[.$F$5]*[.F37]" office:value-type="float" office:value="0" calcext:value-type="float">
            <text:p>0</text:p>
          </table:table-cell>
          <table:table-cell table:style-name="ce62" table:formula="of:=(10^-6)*[.H37]*([.$F$2]*([.A3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40])" office:value-type="float" office:value="100" calcext:value-type="float">
            <text:p>100</text:p>
          </table:table-cell>
          <table:table-cell/>
          <table:table-cell table:formula="of:=SUM([.D10:.D40])" office:value-type="float" office:value="0.0132682249661608" calcext:value-type="float">
            <text:p>0,013268225</text:p>
          </table:table-cell>
          <table:table-cell/>
          <table:table-cell table:formula="of:=SUM([.F10:.F40])" office:value-type="float" office:value="273364.908882789" calcext:value-type="float">
            <text:p>273364,908882789</text:p>
          </table:table-cell>
          <table:table-cell/>
          <table:table-cell table:style-name="ce64" table:formula="of:=SUM([.H10:.H44])" office:value-type="float" office:value="195759992.774888" calcext:value-type="float">
            <text:p>1,95760E+08</text:p>
          </table:table-cell>
          <table:table-cell table:style-name="ce62" table:formula="of:=SUM([.I10:.I44])" office:value-type="float" office:value="3534.68705250057" calcext:value-type="float">
            <text:p>3534,69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3.6827099028364" calcext:value-type="float">
            <text:p>13,68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4];[.A10:.A44];[.H10:.H44])-[.H46]*([.H48]-0.25)^2)/([.H46]-1))^0.5" office:value-type="float" office:value="2.21740647599549" calcext:value-type="float">
            <text:p>2,22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HARED_FORMULA_3_9_3_9_3" table:base-cell-address="$'9a-Algarve'.$D$10" table:expression="[.B10]/((([.A10]+0.25)^(-[.$D$2]/10))*(10^([.$D$3]/10))/(4*PI()))"/>
          <table:named-expression table:name="SHARED_FORMULA_5_9_5_9_3" table:base-cell-address="$'9a-Algarve'.$F$10" table:expression="[.$D$5]*[.B10]/[.$D$46]"/>
          <table:named-expression table:name="SHARED_FORMULA_7_9_7_9_3" table:base-cell-address="$'9a-Algarve'.$H$10" table:expression="[.$F$5]*[.F10]"/>
          <table:named-expression table:name="SHARED_FORMULA_8_9_8_9_3" table:base-cell-address="$'9a-Algarve'.$I$10" table:expression="(10^-6)*[.H10]*([.$F$2]*([.A10]+0.25)^[.$F$3])"/>
        </table:named-expressions>
      </table:table>
      <table:table table:name="9a-Cadiz" table:style-name="ta5">
        <office:forms form:automatic-focus="false" form:apply-design-mode="false"/>
        <table:table-column table:style-name="co9" table:default-cell-style-name="ce60"/>
        <table:table-column table:style-name="co10" table:number-columns-repeated="6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0" table:number-columns-repeated="54" table:default-cell-style-name="ce60"/>
        <table:table-row table:style-name="ro1">
          <table:table-cell/>
          <table:table-cell table:style-name="ce61" office:value-type="string" calcext:value-type="string">
            <text:p>TS: A*Log(L)-B</text:p>
          </table:table-cell>
          <table:table-cell table:number-columns-repeated="2"/>
          <table:table-cell office:value-type="string" calcext:value-type="string">
            <text:p>Relacion talla/peso: p=al^b</text:p>
          </table:table-cell>
          <table:table-cell table:number-columns-repeated="2"/>
          <table:table-cell office:value-type="string" calcext:value-type="string">
            <text:p>Nº (10^6):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1" office:value-type="string" calcext:value-type="string">
            <text:p>Valor A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>
            <text:p>Valor de a:</text:p>
          </table:table-cell>
          <table:table-cell office:value-type="float" office:value="0.00139595" calcext:value-type="float">
            <text:p>0,00139595</text:p>
          </table:table-cell>
          <table:table-cell/>
          <table:table-cell table:style-name="ce62" table:formula="of:=[.H46]/10^6" office:value-type="float" office:value="653.560166904347" calcext:value-type="float">
            <text:p>653,56</text:p>
          </table:table-cell>
          <table:table-cell table:style-name="ce62" table:formula="of:=[.I46]" office:value-type="float" office:value="5437.78607915348" calcext:value-type="float">
            <text:p>5437,79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Id. de B:</text:p>
          </table:table-cell>
          <table:table-cell office:value-type="float" office:value="72.6" calcext:value-type="float">
            <text:p>72,6</text:p>
          </table:table-cell>
          <table:table-cell office:value-type="string" calcext:value-type="string">
            <text:p>Id. de b:</text:p>
          </table:table-cell>
          <table:table-cell office:value-type="float" office:value="3.58807387" calcext:value-type="float">
            <text:p>3,58807387</text:p>
          </table:table-cell>
          <table:table-cell table:number-columns-repeated="4"/>
          <table:table-cell office:value-type="float" office:value="0.01104" calcext:value-type="float">
            <text:p>0,01104</text:p>
          </table:table-cell>
          <table:table-cell office:value-type="float" office:value="2.85263" calcext:value-type="float">
            <text:p>2,8526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gración media:</text:p>
          </table:table-cell>
          <table:table-cell/>
          <table:table-cell table:style-name="ce62" table:formula="of:=[$eval.D13]" office:value-type="float" office:value="44.5956127272727" calcext:value-type="float">
            <text:p>44,60</text:p>
          </table:table-cell>
          <table:table-cell office:value-type="string" calcext:value-type="string">
            <text:p>Area:</text:p>
          </table:table-cell>
          <table:table-cell table:style-name="ce63" table:formula="of:=[$eval.E13]" office:value-type="float" office:value="1254.79091" calcext:value-type="float">
            <text:p>125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lla</text:p>
          </table:table-cell>
          <table:table-cell office:value-type="string" calcext:value-type="string">
            <text:p>PDF</text:p>
          </table:table-cell>
          <table:table-cell/>
          <table:table-cell table:style-name="ce61" office:value-type="string" calcext:value-type="string">
            <text:p>Coef. densité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Biomasa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0]/((([.A10]+0.25)^(-[.$D$2]/10))*(10^([.$D$3]/10))/(4*PI()))" office:value-type="float" office:value="0" calcext:value-type="float">
            <text:p>0</text:p>
          </table:table-cell>
          <table:table-cell/>
          <table:table-cell table:formula="of:=[.$D$5]*[.B10]/[.$D$46]" office:value-type="float" office:value="0" calcext:value-type="float">
            <text:p>0</text:p>
          </table:table-cell>
          <table:table-cell/>
          <table:table-cell table:style-name="ce63" table:formula="of:=[.$F$5]*[.F10]" office:value-type="float" office:value="0" calcext:value-type="float">
            <text:p>0</text:p>
          </table:table-cell>
          <table:table-cell table:style-name="ce62" table:formula="of:=(10^-6)*[.H10]*([.$F$2]*([.A10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0]+0.5" office:value-type="float" office:value="5.5" calcext:value-type="float">
            <text:p>5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1]/((([.A11]+0.25)^(-[.$D$2]/10))*(10^([.$D$3]/10))/(4*PI()))" office:value-type="float" office:value="0" calcext:value-type="float">
            <text:p>0</text:p>
          </table:table-cell>
          <table:table-cell/>
          <table:table-cell table:formula="of:=[.$D$5]*[.B11]/[.$D$46]" office:value-type="float" office:value="0" calcext:value-type="float">
            <text:p>0</text:p>
          </table:table-cell>
          <table:table-cell/>
          <table:table-cell table:style-name="ce63" table:formula="of:=[.$F$5]*[.F11]" office:value-type="float" office:value="0" calcext:value-type="float">
            <text:p>0</text:p>
          </table:table-cell>
          <table:table-cell table:style-name="ce62" table:formula="of:=(10^-6)*[.H11]*([.$F$2]*([.A11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1]+0.5" office:value-type="float" office:value="6" calcext:value-type="float">
            <text:p>6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2]/((([.A12]+0.25)^(-[.$D$2]/10))*(10^([.$D$3]/10))/(4*PI()))" office:value-type="float" office:value="0" calcext:value-type="float">
            <text:p>0</text:p>
          </table:table-cell>
          <table:table-cell/>
          <table:table-cell table:formula="of:=[.$D$5]*[.B12]/[.$D$46]" office:value-type="float" office:value="0" calcext:value-type="float">
            <text:p>0</text:p>
          </table:table-cell>
          <table:table-cell/>
          <table:table-cell table:style-name="ce63" table:formula="of:=[.$F$5]*[.F12]" office:value-type="float" office:value="0" calcext:value-type="float">
            <text:p>0</text:p>
          </table:table-cell>
          <table:table-cell table:style-name="ce62" table:formula="of:=(10^-6)*[.H12]*([.$F$2]*([.A12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2]+0.5" office:value-type="float" office:value="6.5" calcext:value-type="float">
            <text:p>6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3]/((([.A13]+0.25)^(-[.$D$2]/10))*(10^([.$D$3]/10))/(4*PI()))" office:value-type="float" office:value="0" calcext:value-type="float">
            <text:p>0</text:p>
          </table:table-cell>
          <table:table-cell/>
          <table:table-cell table:formula="of:=[.$D$5]*[.B13]/[.$D$46]" office:value-type="float" office:value="0" calcext:value-type="float">
            <text:p>0</text:p>
          </table:table-cell>
          <table:table-cell/>
          <table:table-cell table:style-name="ce63" table:formula="of:=[.$F$5]*[.F13]" office:value-type="float" office:value="0" calcext:value-type="float">
            <text:p>0</text:p>
          </table:table-cell>
          <table:table-cell table:style-name="ce62" table:formula="of:=(10^-6)*[.H13]*([.$F$2]*([.A13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3]+0.5" office:value-type="float" office:value="7" calcext:value-type="float">
            <text:p>7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4]/((([.A14]+0.25)^(-[.$D$2]/10))*(10^([.$D$3]/10))/(4*PI()))" office:value-type="float" office:value="0" calcext:value-type="float">
            <text:p>0</text:p>
          </table:table-cell>
          <table:table-cell/>
          <table:table-cell table:formula="of:=[.$D$5]*[.B14]/[.$D$46]" office:value-type="float" office:value="0" calcext:value-type="float">
            <text:p>0</text:p>
          </table:table-cell>
          <table:table-cell/>
          <table:table-cell table:style-name="ce63" table:formula="of:=[.$F$5]*[.F14]" office:value-type="float" office:value="0" calcext:value-type="float">
            <text:p>0</text:p>
          </table:table-cell>
          <table:table-cell table:style-name="ce62" table:formula="of:=(10^-6)*[.H14]*([.$F$2]*([.A14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4]+0.5" office:value-type="float" office:value="7.5" calcext:value-type="float">
            <text:p>7,5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5]/((([.A15]+0.25)^(-[.$D$2]/10))*(10^([.$D$3]/10))/(4*PI()))" office:value-type="float" office:value="0" calcext:value-type="float">
            <text:p>0</text:p>
          </table:table-cell>
          <table:table-cell/>
          <table:table-cell table:formula="of:=[.$D$5]*[.B15]/[.$D$46]" office:value-type="float" office:value="0" calcext:value-type="float">
            <text:p>0</text:p>
          </table:table-cell>
          <table:table-cell/>
          <table:table-cell table:style-name="ce63" table:formula="of:=[.$F$5]*[.F15]" office:value-type="float" office:value="0" calcext:value-type="float">
            <text:p>0</text:p>
          </table:table-cell>
          <table:table-cell table:style-name="ce62" table:formula="of:=(10^-6)*[.H15]*([.$F$2]*([.A15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5]+0.5" office:value-type="float" office:value="8" calcext:value-type="float">
            <text:p>8</text:p>
          </table:table-cell>
          <table:table-cell table:style-name="ce62" office:value-type="float" office:value="0" calcext:value-type="float">
            <text:p>0,00</text:p>
          </table:table-cell>
          <table:table-cell table:style-name="ce63"/>
          <table:table-cell table:formula="of:=[.B16]/((([.A16]+0.25)^(-[.$D$2]/10))*(10^([.$D$3]/10))/(4*PI()))" office:value-type="float" office:value="0" calcext:value-type="float">
            <text:p>0</text:p>
          </table:table-cell>
          <table:table-cell/>
          <table:table-cell table:formula="of:=[.$D$5]*[.B16]/[.$D$46]" office:value-type="float" office:value="0" calcext:value-type="float">
            <text:p>0</text:p>
          </table:table-cell>
          <table:table-cell/>
          <table:table-cell table:style-name="ce63" table:formula="of:=[.$F$5]*[.F16]" office:value-type="float" office:value="0" calcext:value-type="float">
            <text:p>0</text:p>
          </table:table-cell>
          <table:table-cell table:style-name="ce62" table:formula="of:=(10^-6)*[.H16]*([.$F$2]*([.A16]+0.25)^[.$F$3])" office:value-type="float" office:value="0" calcext:value-type="float">
            <text:p>0,0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6]+0.5" office:value-type="float" office:value="8.5" calcext:value-type="float">
            <text:p>8,5</text:p>
          </table:table-cell>
          <table:table-cell table:style-name="ce62" office:value-type="float" office:value="0.804263565891473" calcext:value-type="float">
            <text:p>0,80</text:p>
          </table:table-cell>
          <table:table-cell table:style-name="ce63"/>
          <table:table-cell table:formula="of:=[.B17]/((([.A17]+0.25)^(-[.$D$2]/10))*(10^([.$D$3]/10))/(4*PI()))" office:value-type="float" office:value="0.0000425230458937036" calcext:value-type="float">
            <text:p>0,000042523</text:p>
          </table:table-cell>
          <table:table-cell/>
          <table:table-cell table:formula="of:=[.$D$5]*[.B17]/[.$D$46]" office:value-type="float" office:value="4189.0216622554" calcext:value-type="float">
            <text:p>4189,0216622554</text:p>
          </table:table-cell>
          <table:table-cell/>
          <table:table-cell table:style-name="ce63" table:formula="of:=[.$F$5]*[.F17]" office:value-type="float" office:value="5256346.30359116" calcext:value-type="float">
            <text:p>5256346</text:p>
          </table:table-cell>
          <table:table-cell table:style-name="ce62" table:formula="of:=(10^-6)*[.H17]*([.$F$2]*([.A17]+0.25)^[.$F$3])" office:value-type="float" office:value="17.6014446193625" calcext:value-type="float">
            <text:p>17,60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7]+0.5" office:value-type="float" office:value="9" calcext:value-type="float">
            <text:p>9</text:p>
          </table:table-cell>
          <table:table-cell table:style-name="ce62" office:value-type="float" office:value="4.58333333333333" calcext:value-type="float">
            <text:p>4,58</text:p>
          </table:table-cell>
          <table:table-cell table:style-name="ce63"/>
          <table:table-cell table:formula="of:=[.B18]/((([.A18]+0.25)^(-[.$D$2]/10))*(10^([.$D$3]/10))/(4*PI()))" office:value-type="float" office:value="0.00027081628294931" calcext:value-type="float">
            <text:p>0,0002708163</text:p>
          </table:table-cell>
          <table:table-cell/>
          <table:table-cell table:formula="of:=[.$D$5]*[.B18]/[.$D$46]" office:value-type="float" office:value="23872.3764608048" calcext:value-type="float">
            <text:p>23872,3764608048</text:p>
          </table:table-cell>
          <table:table-cell/>
          <table:table-cell table:style-name="ce63" table:formula="of:=[.$F$5]*[.F18]" office:value-type="float" office:value="29954840.9831159" calcext:value-type="float">
            <text:p>29954841</text:p>
          </table:table-cell>
          <table:table-cell table:style-name="ce62" table:formula="of:=(10^-6)*[.H18]*([.$F$2]*([.A18]+0.25)^[.$F$3])" office:value-type="float" office:value="122.440413459489" calcext:value-type="float">
            <text:p>122,44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8]+0.5" office:value-type="float" office:value="9.5" calcext:value-type="float">
            <text:p>9,5</text:p>
          </table:table-cell>
          <table:table-cell table:style-name="ce62" office:value-type="float" office:value="18.6337209302326" calcext:value-type="float">
            <text:p>18,63</text:p>
          </table:table-cell>
          <table:table-cell table:style-name="ce63"/>
          <table:table-cell table:formula="of:=[.B19]/((([.A19]+0.25)^(-[.$D$2]/10))*(10^([.$D$3]/10))/(4*PI()))" office:value-type="float" office:value="0.00122325973978573" calcext:value-type="float">
            <text:p>0,0012232597</text:p>
          </table:table-cell>
          <table:table-cell/>
          <table:table-cell table:formula="of:=[.$D$5]*[.B19]/[.$D$46]" office:value-type="float" office:value="97054.0801990018" calcext:value-type="float">
            <text:p>97054,0801990018</text:p>
          </table:table-cell>
          <table:table-cell/>
          <table:table-cell table:style-name="ce63" table:formula="of:=[.$F$5]*[.F19]" office:value-type="float" office:value="121782577.612118" calcext:value-type="float">
            <text:p>121782578</text:p>
          </table:table-cell>
          <table:table-cell table:style-name="ce62" table:formula="of:=(10^-6)*[.H19]*([.$F$2]*([.A19]+0.25)^[.$F$3])" office:value-type="float" office:value="601.279841451507" calcext:value-type="float">
            <text:p>601,28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19]+0.5" office:value-type="float" office:value="10" calcext:value-type="float">
            <text:p>10</text:p>
          </table:table-cell>
          <table:table-cell table:style-name="ce62" office:value-type="float" office:value="20.9593023255814" calcext:value-type="float">
            <text:p>20,96</text:p>
          </table:table-cell>
          <table:table-cell table:style-name="ce63"/>
          <table:table-cell table:formula="of:=[.B20]/((([.A20]+0.25)^(-[.$D$2]/10))*(10^([.$D$3]/10))/(4*PI()))" office:value-type="float" office:value="0.00152066803480348" calcext:value-type="float">
            <text:p>0,001520668</text:p>
          </table:table-cell>
          <table:table-cell/>
          <table:table-cell table:formula="of:=[.$D$5]*[.B20]/[.$D$46]" office:value-type="float" office:value="109166.913921186" calcext:value-type="float">
            <text:p>109166,913921186</text:p>
          </table:table-cell>
          <table:table-cell/>
          <table:table-cell table:style-name="ce63" table:formula="of:=[.$F$5]*[.F20]" office:value-type="float" office:value="136981651.261056" calcext:value-type="float">
            <text:p>136981651</text:p>
          </table:table-cell>
          <table:table-cell table:style-name="ce62" table:formula="of:=(10^-6)*[.H20]*([.$F$2]*([.A20]+0.25)^[.$F$3])" office:value-type="float" office:value="809.252689457569" calcext:value-type="float">
            <text:p>809,25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0]+0.5" office:value-type="float" office:value="10.5" calcext:value-type="float">
            <text:p>10,5</text:p>
          </table:table-cell>
          <table:table-cell table:style-name="ce62" office:value-type="float" office:value="13.5852713178295" calcext:value-type="float">
            <text:p>13,59</text:p>
          </table:table-cell>
          <table:table-cell table:style-name="ce63"/>
          <table:table-cell table:formula="of:=[.B21]/((([.A21]+0.25)^(-[.$D$2]/10))*(10^([.$D$3]/10))/(4*PI()))" office:value-type="float" office:value="0.00108416431594941" calcext:value-type="float">
            <text:p>0,0010841643</text:p>
          </table:table-cell>
          <table:table-cell/>
          <table:table-cell table:formula="of:=[.$D$5]*[.B21]/[.$D$46]" office:value-type="float" office:value="70759.1369937601" calcext:value-type="float">
            <text:p>70759,1369937601</text:p>
          </table:table-cell>
          <table:table-cell/>
          <table:table-cell table:style-name="ce63" table:formula="of:=[.$F$5]*[.F21]" office:value-type="float" office:value="88787921.8992148" calcext:value-type="float">
            <text:p>88787922</text:p>
          </table:table-cell>
          <table:table-cell table:style-name="ce62" table:formula="of:=(10^-6)*[.H21]*([.$F$2]*([.A21]+0.25)^[.$F$3])" office:value-type="float" office:value="622.29099184939" calcext:value-type="float">
            <text:p>622,29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1]+0.5" office:value-type="float" office:value="11" calcext:value-type="float">
            <text:p>11</text:p>
          </table:table-cell>
          <table:table-cell table:style-name="ce62" office:value-type="float" office:value="11.3565891472868" calcext:value-type="float">
            <text:p>11,36</text:p>
          </table:table-cell>
          <table:table-cell table:style-name="ce63"/>
          <table:table-cell table:formula="of:=[.B22]/((([.A22]+0.25)^(-[.$D$2]/10))*(10^([.$D$3]/10))/(4*PI()))" office:value-type="float" office:value="0.000992573836434979" calcext:value-type="float">
            <text:p>0,0009925738</text:p>
          </table:table-cell>
          <table:table-cell/>
          <table:table-cell table:formula="of:=[.$D$5]*[.B22]/[.$D$46]" office:value-type="float" office:value="59151.0046766665" calcext:value-type="float">
            <text:p>59151,0046766665</text:p>
          </table:table-cell>
          <table:table-cell/>
          <table:table-cell table:style-name="ce63" table:formula="of:=[.$F$5]*[.F22]" office:value-type="float" office:value="74222142.9856486" calcext:value-type="float">
            <text:p>74222143</text:p>
          </table:table-cell>
          <table:table-cell table:style-name="ce62" table:formula="of:=(10^-6)*[.H22]*([.$F$2]*([.A22]+0.25)^[.$F$3])" office:value-type="float" office:value="612.373306768072" calcext:value-type="float">
            <text:p>612,37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2]+0.5" office:value-type="float" office:value="11.5" calcext:value-type="float">
            <text:p>11,5</text:p>
          </table:table-cell>
          <table:table-cell table:style-name="ce62" office:value-type="float" office:value="8.58527131782946" calcext:value-type="float">
            <text:p>8,59</text:p>
          </table:table-cell>
          <table:table-cell table:style-name="ce63"/>
          <table:table-cell table:formula="of:=[.B23]/((([.A23]+0.25)^(-[.$D$2]/10))*(10^([.$D$3]/10))/(4*PI()))" office:value-type="float" office:value="0.000818539462246997" calcext:value-type="float">
            <text:p>0,0008185395</text:p>
          </table:table-cell>
          <table:table-cell/>
          <table:table-cell table:formula="of:=[.$D$5]*[.B23]/[.$D$46]" office:value-type="float" office:value="44716.5444910637" calcext:value-type="float">
            <text:p>44716,5444910637</text:p>
          </table:table-cell>
          <table:table-cell/>
          <table:table-cell table:style-name="ce63" table:formula="of:=[.$F$5]*[.F23]" office:value-type="float" office:value="56109913.5539972" calcext:value-type="float">
            <text:p>56109914</text:p>
          </table:table-cell>
          <table:table-cell table:style-name="ce62" table:formula="of:=(10^-6)*[.H23]*([.$F$2]*([.A23]+0.25)^[.$F$3])" office:value-type="float" office:value="541.108519488943" calcext:value-type="float">
            <text:p>541,11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3]+0.5" office:value-type="float" office:value="12" calcext:value-type="float">
            <text:p>12</text:p>
          </table:table-cell>
          <table:table-cell table:style-name="ce62" office:value-type="float" office:value="5.0968992248062" calcext:value-type="float">
            <text:p>5,10</text:p>
          </table:table-cell>
          <table:table-cell table:style-name="ce63"/>
          <table:table-cell table:formula="of:=[.B24]/((([.A24]+0.25)^(-[.$D$2]/10))*(10^([.$D$3]/10))/(4*PI()))" office:value-type="float" office:value="0.000528187462585212" calcext:value-type="float">
            <text:p>0,0005281875</text:p>
          </table:table-cell>
          <table:table-cell/>
          <table:table-cell table:formula="of:=[.$D$5]*[.B24]/[.$D$46]" office:value-type="float" office:value="26547.2939077872" calcext:value-type="float">
            <text:p>26547,2939077872</text:p>
          </table:table-cell>
          <table:table-cell/>
          <table:table-cell table:style-name="ce63" table:formula="of:=[.$F$5]*[.F24]" office:value-type="float" office:value="33311303.0805898" calcext:value-type="float">
            <text:p>33311303</text:p>
          </table:table-cell>
          <table:table-cell table:style-name="ce62" table:formula="of:=(10^-6)*[.H24]*([.$F$2]*([.A24]+0.25)^[.$F$3])" office:value-type="float" office:value="373.056105216851" calcext:value-type="float">
            <text:p>373,06</text:p>
          </table:table-cell>
          <table:table-cell/>
          <table:table-cell table:style-name="ce62"/>
          <table:table-cell table:number-columns-repeated="53"/>
        </table:table-row>
        <table:table-row table:style-name="ro1">
          <table:table-cell table:formula="of:=[.A24]+0.5" office:value-type="float" office:value="12.5" calcext:value-type="float">
            <text:p>12,5</text:p>
          </table:table-cell>
          <table:table-cell table:style-name="ce62" office:value-type="float" office:value="4.35077519379845" calcext:value-type="float">
            <text:p>4,35</text:p>
          </table:table-cell>
          <table:table-cell/>
          <table:table-cell table:formula="of:=[.B25]/((([.A25]+0.25)^(-[.$D$2]/10))*(10^([.$D$3]/10))/(4*PI()))" office:value-type="float" office:value="0.00048842386647569" calcext:value-type="float">
            <text:p>0,0004884239</text:p>
          </table:table-cell>
          <table:table-cell/>
          <table:table-cell table:formula="of:=[.$D$5]*[.B25]/[.$D$46]" office:value-type="float" office:value="22661.0930885864" calcext:value-type="float">
            <text:p>22661,0930885864</text:p>
          </table:table-cell>
          <table:table-cell/>
          <table:table-cell table:style-name="ce63" table:formula="of:=[.$F$5]*[.F25]" office:value-type="float" office:value="28434933.6182221" calcext:value-type="float">
            <text:p>28434934</text:p>
          </table:table-cell>
          <table:table-cell table:style-name="ce62" table:formula="of:=(10^-6)*[.H25]*([.$F$2]*([.A25]+0.25)^[.$F$3])" office:value-type="float" office:value="367.598972476522" calcext:value-type="float">
            <text:p>367,60</text:p>
          </table:table-cell>
          <table:table-cell table:number-columns-repeated="55"/>
        </table:table-row>
        <table:table-row table:style-name="ro1">
          <table:table-cell table:formula="of:=[.A25]+0.5" office:value-type="float" office:value="13" calcext:value-type="float">
            <text:p>13</text:p>
          </table:table-cell>
          <table:table-cell table:style-name="ce62" office:value-type="float" office:value="3.90503875968992" calcext:value-type="float">
            <text:p>3,91</text:p>
          </table:table-cell>
          <table:table-cell/>
          <table:table-cell table:formula="of:=[.B26]/((([.A26]+0.25)^(-[.$D$2]/10))*(10^([.$D$3]/10))/(4*PI()))" office:value-type="float" office:value="0.000473442203825046" calcext:value-type="float">
            <text:p>0,0004734422</text:p>
          </table:table-cell>
          <table:table-cell/>
          <table:table-cell table:formula="of:=[.$D$5]*[.B26]/[.$D$46]" office:value-type="float" office:value="20339.4666251678" calcext:value-type="float">
            <text:p>20339,4666251678</text:p>
          </table:table-cell>
          <table:table-cell/>
          <table:table-cell table:style-name="ce63" table:formula="of:=[.$F$5]*[.F26]" office:value-type="float" office:value="25521777.8355089" calcext:value-type="float">
            <text:p>25521778</text:p>
          </table:table-cell>
          <table:table-cell table:style-name="ce62" table:formula="of:=(10^-6)*[.H26]*([.$F$2]*([.A26]+0.25)^[.$F$3])" office:value-type="float" office:value="378.768850762333" calcext:value-type="float">
            <text:p>378,77</text:p>
          </table:table-cell>
          <table:table-cell table:number-columns-repeated="55"/>
        </table:table-row>
        <table:table-row table:style-name="ro1">
          <table:table-cell table:formula="of:=[.A26]+0.5" office:value-type="float" office:value="13.5" calcext:value-type="float">
            <text:p>13,5</text:p>
          </table:table-cell>
          <table:table-cell table:style-name="ce62" office:value-type="float" office:value="3.87596899224806" calcext:value-type="float">
            <text:p>3,88</text:p>
          </table:table-cell>
          <table:table-cell/>
          <table:table-cell table:formula="of:=[.B27]/((([.A27]+0.25)^(-[.$D$2]/10))*(10^([.$D$3]/10))/(4*PI()))" office:value-type="float" office:value="0.000506052476335198" calcext:value-type="float">
            <text:p>0,0005060525</text:p>
          </table:table-cell>
          <table:table-cell/>
          <table:table-cell table:formula="of:=[.$D$5]*[.B27]/[.$D$46]" office:value-type="float" office:value="20188.0562036405" calcext:value-type="float">
            <text:p>20188,0562036405</text:p>
          </table:table-cell>
          <table:table-cell/>
          <table:table-cell table:style-name="ce63" table:formula="of:=[.$F$5]*[.F27]" office:value-type="float" office:value="25331789.4148972" calcext:value-type="float">
            <text:p>25331789</text:p>
          </table:table-cell>
          <table:table-cell table:style-name="ce62" table:formula="of:=(10^-6)*[.H27]*([.$F$2]*([.A27]+0.25)^[.$F$3])" office:value-type="float" office:value="429.387996427823" calcext:value-type="float">
            <text:p>429,39</text:p>
          </table:table-cell>
          <table:table-cell table:number-columns-repeated="55"/>
        </table:table-row>
        <table:table-row table:style-name="ro1">
          <table:table-cell table:formula="of:=[.A27]+0.5" office:value-type="float" office:value="14" calcext:value-type="float">
            <text:p>14</text:p>
          </table:table-cell>
          <table:table-cell table:style-name="ce62" office:value-type="float" office:value="2.71317829457364" calcext:value-type="float">
            <text:p>2,71</text:p>
          </table:table-cell>
          <table:table-cell/>
          <table:table-cell table:formula="of:=[.B28]/((([.A28]+0.25)^(-[.$D$2]/10))*(10^([.$D$3]/10))/(4*PI()))" office:value-type="float" office:value="0.000380467817166658" calcext:value-type="float">
            <text:p>0,0003804678</text:p>
          </table:table-cell>
          <table:table-cell/>
          <table:table-cell table:formula="of:=[.$D$5]*[.B28]/[.$D$46]" office:value-type="float" office:value="14131.6393425483" calcext:value-type="float">
            <text:p>14131,6393425483</text:p>
          </table:table-cell>
          <table:table-cell/>
          <table:table-cell table:style-name="ce63" table:formula="of:=[.$F$5]*[.F28]" office:value-type="float" office:value="17732252.590428" calcext:value-type="float">
            <text:p>17732253</text:p>
          </table:table-cell>
          <table:table-cell table:style-name="ce62" table:formula="of:=(10^-6)*[.H28]*([.$F$2]*([.A28]+0.25)^[.$F$3])" office:value-type="float" office:value="341.669913469265" calcext:value-type="float">
            <text:p>341,67</text:p>
          </table:table-cell>
          <table:table-cell table:number-columns-repeated="55"/>
        </table:table-row>
        <table:table-row table:style-name="ro1">
          <table:table-cell table:formula="of:=[.A28]+0.5" office:value-type="float" office:value="14.5" calcext:value-type="float">
            <text:p>14,5</text:p>
          </table:table-cell>
          <table:table-cell table:style-name="ce62" office:value-type="float" office:value="1.55038759689923" calcext:value-type="float">
            <text:p>1,55</text:p>
          </table:table-cell>
          <table:table-cell/>
          <table:table-cell table:formula="of:=[.B29]/((([.A29]+0.25)^(-[.$D$2]/10))*(10^([.$D$3]/10))/(4*PI()))" office:value-type="float" office:value="0.000232934700181531" calcext:value-type="float">
            <text:p>0,0002329347</text:p>
          </table:table-cell>
          <table:table-cell/>
          <table:table-cell table:formula="of:=[.$D$5]*[.B29]/[.$D$46]" office:value-type="float" office:value="8075.22248145622" calcext:value-type="float">
            <text:p>8075,2224814562</text:p>
          </table:table-cell>
          <table:table-cell/>
          <table:table-cell table:style-name="ce63" table:formula="of:=[.$F$5]*[.F29]" office:value-type="float" office:value="10132715.7659589" calcext:value-type="float">
            <text:p>10132716</text:p>
          </table:table-cell>
          <table:table-cell table:style-name="ce62" table:formula="of:=(10^-6)*[.H29]*([.$F$2]*([.A29]+0.25)^[.$F$3])" office:value-type="float" office:value="220.957033706353" calcext:value-type="float">
            <text:p>220,96</text:p>
          </table:table-cell>
          <table:table-cell table:number-columns-repeated="55"/>
        </table:table-row>
        <table:table-row table:style-name="ro1">
          <table:table-cell table:formula="of:=[.A29]+0.5" office:value-type="float" office:value="15" calcext:value-type="float">
            <text:p>1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0]/((([.A30]+0.25)^(-[.$D$2]/10))*(10^([.$D$3]/10))/(4*PI()))" office:value-type="float" office:value="0" calcext:value-type="float">
            <text:p>0</text:p>
          </table:table-cell>
          <table:table-cell/>
          <table:table-cell table:formula="of:=[.$D$5]*[.B30]/[.$D$46]" office:value-type="float" office:value="0" calcext:value-type="float">
            <text:p>0</text:p>
          </table:table-cell>
          <table:table-cell/>
          <table:table-cell table:style-name="ce63" table:formula="of:=[.$F$5]*[.F30]" office:value-type="float" office:value="0" calcext:value-type="float">
            <text:p>0</text:p>
          </table:table-cell>
          <table:table-cell table:style-name="ce62" table:formula="of:=(10^-6)*[.H30]*([.$F$2]*([.A3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0]+0.5" office:value-type="float" office:value="15.5" calcext:value-type="float">
            <text:p>15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1]/((([.A31]+0.25)^(-[.$D$2]/10))*(10^([.$D$3]/10))/(4*PI()))" office:value-type="float" office:value="0" calcext:value-type="float">
            <text:p>0</text:p>
          </table:table-cell>
          <table:table-cell/>
          <table:table-cell table:formula="of:=[.$D$5]*[.B31]/[.$D$46]" office:value-type="float" office:value="0" calcext:value-type="float">
            <text:p>0</text:p>
          </table:table-cell>
          <table:table-cell/>
          <table:table-cell table:style-name="ce63" table:formula="of:=[.$F$5]*[.F31]" office:value-type="float" office:value="0" calcext:value-type="float">
            <text:p>0</text:p>
          </table:table-cell>
          <table:table-cell table:style-name="ce62" table:formula="of:=(10^-6)*[.H31]*([.$F$2]*([.A3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1]+0.5" office:value-type="float" office:value="16" calcext:value-type="float">
            <text:p>16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2]/((([.A32]+0.25)^(-[.$D$2]/10))*(10^([.$D$3]/10))/(4*PI()))" office:value-type="float" office:value="0" calcext:value-type="float">
            <text:p>0</text:p>
          </table:table-cell>
          <table:table-cell/>
          <table:table-cell table:formula="of:=[.$D$5]*[.B32]/[.$D$46]" office:value-type="float" office:value="0" calcext:value-type="float">
            <text:p>0</text:p>
          </table:table-cell>
          <table:table-cell/>
          <table:table-cell table:style-name="ce63" table:formula="of:=[.$F$5]*[.F32]" office:value-type="float" office:value="0" calcext:value-type="float">
            <text:p>0</text:p>
          </table:table-cell>
          <table:table-cell table:style-name="ce62" table:formula="of:=(10^-6)*[.H32]*([.$F$2]*([.A3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2]+0.5" office:value-type="float" office:value="16.5" calcext:value-type="float">
            <text:p>16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3]/((([.A33]+0.25)^(-[.$D$2]/10))*(10^([.$D$3]/10))/(4*PI()))" office:value-type="float" office:value="0" calcext:value-type="float">
            <text:p>0</text:p>
          </table:table-cell>
          <table:table-cell/>
          <table:table-cell table:formula="of:=[.$D$5]*[.B33]/[.$D$46]" office:value-type="float" office:value="0" calcext:value-type="float">
            <text:p>0</text:p>
          </table:table-cell>
          <table:table-cell/>
          <table:table-cell table:style-name="ce63" table:formula="of:=[.$F$5]*[.F33]" office:value-type="float" office:value="0" calcext:value-type="float">
            <text:p>0</text:p>
          </table:table-cell>
          <table:table-cell table:style-name="ce62" table:formula="of:=(10^-6)*[.H33]*([.$F$2]*([.A3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3]+0.5" office:value-type="float" office:value="17" calcext:value-type="float">
            <text:p>17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4]/((([.A34]+0.25)^(-[.$D$2]/10))*(10^([.$D$3]/10))/(4*PI()))" office:value-type="float" office:value="0" calcext:value-type="float">
            <text:p>0</text:p>
          </table:table-cell>
          <table:table-cell/>
          <table:table-cell table:formula="of:=[.$D$5]*[.B34]/[.$D$46]" office:value-type="float" office:value="0" calcext:value-type="float">
            <text:p>0</text:p>
          </table:table-cell>
          <table:table-cell/>
          <table:table-cell table:style-name="ce63" table:formula="of:=[.$F$5]*[.F34]" office:value-type="float" office:value="0" calcext:value-type="float">
            <text:p>0</text:p>
          </table:table-cell>
          <table:table-cell table:style-name="ce62" table:formula="of:=(10^-6)*[.H34]*([.$F$2]*([.A3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4]+0.5" office:value-type="float" office:value="17.5" calcext:value-type="float">
            <text:p>17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5]/((([.A35]+0.25)^(-[.$D$2]/10))*(10^([.$D$3]/10))/(4*PI()))" office:value-type="float" office:value="0" calcext:value-type="float">
            <text:p>0</text:p>
          </table:table-cell>
          <table:table-cell/>
          <table:table-cell table:formula="of:=[.$D$5]*[.B35]/[.$D$46]" office:value-type="float" office:value="0" calcext:value-type="float">
            <text:p>0</text:p>
          </table:table-cell>
          <table:table-cell/>
          <table:table-cell table:style-name="ce63" table:formula="of:=[.$F$5]*[.F35]" office:value-type="float" office:value="0" calcext:value-type="float">
            <text:p>0</text:p>
          </table:table-cell>
          <table:table-cell table:style-name="ce62" table:formula="of:=(10^-6)*[.H35]*([.$F$2]*([.A35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5]+0.5" office:value-type="float" office:value="18" calcext:value-type="float">
            <text:p>18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6]/((([.A36]+0.25)^(-[.$D$2]/10))*(10^([.$D$3]/10))/(4*PI()))" office:value-type="float" office:value="0" calcext:value-type="float">
            <text:p>0</text:p>
          </table:table-cell>
          <table:table-cell/>
          <table:table-cell table:formula="of:=[.$D$5]*[.B36]/[.$D$46]" office:value-type="float" office:value="0" calcext:value-type="float">
            <text:p>0</text:p>
          </table:table-cell>
          <table:table-cell/>
          <table:table-cell table:style-name="ce63" table:formula="of:=[.$F$5]*[.F36]" office:value-type="float" office:value="0" calcext:value-type="float">
            <text:p>0</text:p>
          </table:table-cell>
          <table:table-cell table:style-name="ce62" table:formula="of:=(10^-6)*[.H36]*([.$F$2]*([.A36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6]+0.5" office:value-type="float" office:value="18.5" calcext:value-type="float">
            <text:p>18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7]/((([.A37]+0.25)^(-[.$D$2]/10))*(10^([.$D$3]/10))/(4*PI()))" office:value-type="float" office:value="0" calcext:value-type="float">
            <text:p>0</text:p>
          </table:table-cell>
          <table:table-cell/>
          <table:table-cell table:formula="of:=[.$D$5]*[.B37]/[.$D$46]" office:value-type="float" office:value="0" calcext:value-type="float">
            <text:p>0</text:p>
          </table:table-cell>
          <table:table-cell/>
          <table:table-cell table:style-name="ce63" table:formula="of:=[.$F$5]*[.F37]" office:value-type="float" office:value="0" calcext:value-type="float">
            <text:p>0</text:p>
          </table:table-cell>
          <table:table-cell table:style-name="ce62" table:formula="of:=(10^-6)*[.H37]*([.$F$2]*([.A37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7]+0.5" office:value-type="float" office:value="19" calcext:value-type="float">
            <text:p>19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8]/((([.A38]+0.25)^(-[.$D$2]/10))*(10^([.$D$3]/10))/(4*PI()))" office:value-type="float" office:value="0" calcext:value-type="float">
            <text:p>0</text:p>
          </table:table-cell>
          <table:table-cell/>
          <table:table-cell table:formula="of:=[.$D$5]*[.B38]/[.$D$46]" office:value-type="float" office:value="0" calcext:value-type="float">
            <text:p>0</text:p>
          </table:table-cell>
          <table:table-cell/>
          <table:table-cell table:style-name="ce63" table:formula="of:=[.$F$5]*[.F38]" office:value-type="float" office:value="0" calcext:value-type="float">
            <text:p>0</text:p>
          </table:table-cell>
          <table:table-cell table:style-name="ce62" table:formula="of:=(10^-6)*[.H38]*([.$F$2]*([.A38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8]+0.5" office:value-type="float" office:value="19.5" calcext:value-type="float">
            <text:p>19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39]/((([.A39]+0.25)^(-[.$D$2]/10))*(10^([.$D$3]/10))/(4*PI()))" office:value-type="float" office:value="0" calcext:value-type="float">
            <text:p>0</text:p>
          </table:table-cell>
          <table:table-cell/>
          <table:table-cell table:formula="of:=[.$D$5]*[.B39]/[.$D$46]" office:value-type="float" office:value="0" calcext:value-type="float">
            <text:p>0</text:p>
          </table:table-cell>
          <table:table-cell/>
          <table:table-cell table:style-name="ce63" table:formula="of:=[.$F$5]*[.F39]" office:value-type="float" office:value="0" calcext:value-type="float">
            <text:p>0</text:p>
          </table:table-cell>
          <table:table-cell table:style-name="ce62" table:formula="of:=(10^-6)*[.H39]*([.$F$2]*([.A39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39]+0.5" office:value-type="float" office:value="20" calcext:value-type="float">
            <text:p>20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0]/((([.A40]+0.25)^(-[.$D$2]/10))*(10^([.$D$3]/10))/(4*PI()))" office:value-type="float" office:value="0" calcext:value-type="float">
            <text:p>0</text:p>
          </table:table-cell>
          <table:table-cell/>
          <table:table-cell table:formula="of:=[.$D$5]*[.B40]/[.$D$46]" office:value-type="float" office:value="0" calcext:value-type="float">
            <text:p>0</text:p>
          </table:table-cell>
          <table:table-cell/>
          <table:table-cell table:style-name="ce63" table:formula="of:=[.$F$5]*[.F40]" office:value-type="float" office:value="0" calcext:value-type="float">
            <text:p>0</text:p>
          </table:table-cell>
          <table:table-cell table:style-name="ce62" table:formula="of:=(10^-6)*[.H40]*([.$F$2]*([.A40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0]+0.5" office:value-type="float" office:value="20.5" calcext:value-type="float">
            <text:p>20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1]/((([.A41]+0.25)^(-[.$D$2]/10))*(10^([.$D$3]/10))/(4*PI()))" office:value-type="float" office:value="0" calcext:value-type="float">
            <text:p>0</text:p>
          </table:table-cell>
          <table:table-cell/>
          <table:table-cell table:formula="of:=[.$D$5]*[.B41]/[.$D$46]" office:value-type="float" office:value="0" calcext:value-type="float">
            <text:p>0</text:p>
          </table:table-cell>
          <table:table-cell/>
          <table:table-cell table:style-name="ce63" table:formula="of:=[.$F$5]*[.F41]" office:value-type="float" office:value="0" calcext:value-type="float">
            <text:p>0</text:p>
          </table:table-cell>
          <table:table-cell table:style-name="ce62" table:formula="of:=(10^-6)*[.H41]*([.$F$2]*([.A41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1]+0.5" office:value-type="float" office:value="21" calcext:value-type="float">
            <text:p>21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2]/((([.A42]+0.25)^(-[.$D$2]/10))*(10^([.$D$3]/10))/(4*PI()))" office:value-type="float" office:value="0" calcext:value-type="float">
            <text:p>0</text:p>
          </table:table-cell>
          <table:table-cell/>
          <table:table-cell table:formula="of:=[.$D$5]*[.B42]/[.$D$46]" office:value-type="float" office:value="0" calcext:value-type="float">
            <text:p>0</text:p>
          </table:table-cell>
          <table:table-cell/>
          <table:table-cell table:style-name="ce63" table:formula="of:=[.$F$5]*[.F42]" office:value-type="float" office:value="0" calcext:value-type="float">
            <text:p>0</text:p>
          </table:table-cell>
          <table:table-cell table:style-name="ce62" table:formula="of:=(10^-6)*[.H42]*([.$F$2]*([.A42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2]+0.5" office:value-type="float" office:value="21.5" calcext:value-type="float">
            <text:p>21,5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3]/((([.A43]+0.25)^(-[.$D$2]/10))*(10^([.$D$3]/10))/(4*PI()))" office:value-type="float" office:value="0" calcext:value-type="float">
            <text:p>0</text:p>
          </table:table-cell>
          <table:table-cell/>
          <table:table-cell table:formula="of:=[.$D$5]*[.B43]/[.$D$46]" office:value-type="float" office:value="0" calcext:value-type="float">
            <text:p>0</text:p>
          </table:table-cell>
          <table:table-cell/>
          <table:table-cell table:style-name="ce63" table:formula="of:=[.$F$5]*[.F43]" office:value-type="float" office:value="0" calcext:value-type="float">
            <text:p>0</text:p>
          </table:table-cell>
          <table:table-cell table:style-name="ce62" table:formula="of:=(10^-6)*[.H43]*([.$F$2]*([.A43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formula="of:=[.A43]+0.5" office:value-type="float" office:value="22" calcext:value-type="float">
            <text:p>22</text:p>
          </table:table-cell>
          <table:table-cell table:style-name="ce62" office:value-type="float" office:value="0" calcext:value-type="float">
            <text:p>0,00</text:p>
          </table:table-cell>
          <table:table-cell/>
          <table:table-cell table:formula="of:=[.B44]/((([.A44]+0.25)^(-[.$D$2]/10))*(10^([.$D$3]/10))/(4*PI()))" office:value-type="float" office:value="0" calcext:value-type="float">
            <text:p>0</text:p>
          </table:table-cell>
          <table:table-cell/>
          <table:table-cell table:formula="of:=[.$D$5]*[.B44]/[.$D$46]" office:value-type="float" office:value="0" calcext:value-type="float">
            <text:p>0</text:p>
          </table:table-cell>
          <table:table-cell/>
          <table:table-cell table:style-name="ce63" table:formula="of:=[.$F$5]*[.F44]" office:value-type="float" office:value="0" calcext:value-type="float">
            <text:p>0</text:p>
          </table:table-cell>
          <table:table-cell table:style-name="ce62" table:formula="of:=(10^-6)*[.H44]*([.$F$2]*([.A44]+0.25)^[.$F$3])"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63"/>
          <table:table-cell table:style-name="ce62"/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40])" office:value-type="float" office:value="100" calcext:value-type="float">
            <text:p>100</text:p>
          </table:table-cell>
          <table:table-cell/>
          <table:table-cell table:formula="of:=SUM([.D10:.D40])" office:value-type="float" office:value="0.00856205324463294" calcext:value-type="float">
            <text:p>0,0085620532</text:p>
          </table:table-cell>
          <table:table-cell/>
          <table:table-cell table:formula="of:=SUM([.F10:.F40])" office:value-type="float" office:value="520851.850053924" calcext:value-type="float">
            <text:p>520851,850053924</text:p>
          </table:table-cell>
          <table:table-cell/>
          <table:table-cell table:style-name="ce64" table:formula="of:=SUM([.H10:.H44])" office:value-type="float" office:value="653560166.904347" calcext:value-type="float">
            <text:p>6,53560E+08</text:p>
          </table:table-cell>
          <table:table-cell table:style-name="ce62" table:formula="of:=SUM([.I10:.I44])" office:value-type="float" office:value="5437.78607915348" calcext:value-type="float">
            <text:p>5437,79</text:p>
          </table:table-cell>
          <table:table-cell table:style-name="ce6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Aver:</text:p>
          </table:table-cell>
          <table:table-cell table:style-name="ce62" table:formula="of:=0.25+SUMPRODUCT([.A10:.A44];[.H10:.H44])/[.H46]" office:value-type="float" office:value="11.0510174418605" calcext:value-type="float">
            <text:p>11,05</text:p>
          </table:table-cell>
          <table:table-cell table:number-columns-repeated="56"/>
        </table:table-row>
        <table:table-row table:style-name="ro1">
          <table:table-cell table:number-columns-repeated="6"/>
          <table:table-cell office:value-type="string" calcext:value-type="string">
            <text:p>s.d.:</text:p>
          </table:table-cell>
          <table:table-cell table:style-name="ce62" table:formula="of:=((SUMPRODUCT([.A10:.A44];[.A10:.A44];[.H10:.H44])-[.H46]*([.H48]-0.25)^2)/([.H46]-1))^0.5" office:value-type="float" office:value="1.36370943570171" calcext:value-type="float">
            <text:p>1,36</text:p>
          </table:table-cell>
          <table:table-cell table:number-columns-repeated="56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tal survey" table:style-name="ta6">
        <table:shapes>
          <draw:frame draw:z-index="0" draw:name="Chart 1" draw:style-name="gr1" draw:text-style-name="P1" svg:width="210.7mm" svg:height="95.51mm" svg:x="104.94mm" svg:y="28.91mm">
            <loext:p draw:notify-on-update-of-ranges="'Total survey'.A3:'Total survey'.A37 'Total survey'.B2:'Total survey'.B2 'Total survey'.B3:'Total survey'.B37 'Total survey'.C2:'Total survey'.C2 'Total survey'.C3:'Total survey'.C3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60" office:value-type="string" calcext:value-type="string">
            <text:p>Talla</text:p>
          </table:table-cell>
          <table:table-cell table:style-name="ce66" office:value-type="string" calcext:value-type="string">
            <text:p>Number</text:p>
          </table:table-cell>
          <table:table-cell table:style-name="ce66" office:value-type="string" calcext:value-type="string">
            <text:p>Biomass</text:p>
          </table:table-cell>
          <table:table-cell table:number-columns-repeated="61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7" table:formula="of:=([$9aCSEriceira.H10]+[$9aCN.H10]+[$9aCS_Lisboa.H10]+[$9aCS_Sesimbra.H10]+[$9aCS_Sines.H10]+[$'9a-Algarve'.H10]+[$'9a-Cadiz'.H10])/1000" office:value-type="float" office:value="0" calcext:value-type="float">
            <text:p>0</text:p>
          </table:table-cell>
          <table:table-cell table:style-name="ce67" table:formula="of:=([$9aCSEriceira.I10]+[$9aCN.I10]+[$9aCS_Lisboa.I10]+[$9aCS_Sesimbra.I10]+[$9aCS_Sines.I10]+[$'9a-Algarve'.I10]+[$'9a-Cadiz'.I10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5.5" calcext:value-type="float">
            <text:p>5,5</text:p>
          </table:table-cell>
          <table:table-cell table:style-name="ce67" table:formula="of:=([$9aCSEriceira.H11]+[$9aCN.H11]+[$9aCS_Lisboa.H11]+[$9aCS_Sesimbra.H11]+[$9aCS_Sines.H11]+[$'9a-Algarve'.H11]+[$'9a-Cadiz'.H11])/1000" office:value-type="float" office:value="0" calcext:value-type="float">
            <text:p>0</text:p>
          </table:table-cell>
          <table:table-cell table:style-name="ce67" table:formula="of:=([$9aCSEriceira.I11]+[$9aCN.I11]+[$9aCS_Lisboa.I11]+[$9aCS_Sesimbra.I11]+[$9aCS_Sines.I11]+[$'9a-Algarve'.I11]+[$'9a-Cadiz'.I11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4]+0.5" office:value-type="float" office:value="6" calcext:value-type="float">
            <text:p>6</text:p>
          </table:table-cell>
          <table:table-cell table:style-name="ce67" table:formula="of:=([$9aCSEriceira.H12]+[$9aCN.H12]+[$9aCS_Lisboa.H12]+[$9aCS_Sesimbra.H12]+[$9aCS_Sines.H12]+[$'9a-Algarve'.H12]+[$'9a-Cadiz'.H12])/1000" office:value-type="float" office:value="0" calcext:value-type="float">
            <text:p>0</text:p>
          </table:table-cell>
          <table:table-cell table:style-name="ce67" table:formula="of:=([$9aCSEriceira.I12]+[$9aCN.I12]+[$9aCS_Lisboa.I12]+[$9aCS_Sesimbra.I12]+[$9aCS_Sines.I12]+[$'9a-Algarve'.I12]+[$'9a-Cadiz'.I12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5]+0.5" office:value-type="float" office:value="6.5" calcext:value-type="float">
            <text:p>6,5</text:p>
          </table:table-cell>
          <table:table-cell table:style-name="ce67" table:formula="of:=([$9aCSEriceira.H13]+[$9aCN.H13]+[$9aCS_Lisboa.H13]+[$9aCS_Sesimbra.H13]+[$9aCS_Sines.H13]+[$'9a-Algarve'.H13]+[$'9a-Cadiz'.H13])/1000" office:value-type="float" office:value="0" calcext:value-type="float">
            <text:p>0</text:p>
          </table:table-cell>
          <table:table-cell table:style-name="ce67" table:formula="of:=([$9aCSEriceira.I13]+[$9aCN.I13]+[$9aCS_Lisboa.I13]+[$9aCS_Sesimbra.I13]+[$9aCS_Sines.I13]+[$'9a-Algarve'.I13]+[$'9a-Cadiz'.I13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6]+0.5" office:value-type="float" office:value="7" calcext:value-type="float">
            <text:p>7</text:p>
          </table:table-cell>
          <table:table-cell table:style-name="ce67" table:formula="of:=([$9aCSEriceira.H14]+[$9aCN.H14]+[$9aCS_Lisboa.H14]+[$9aCS_Sesimbra.H14]+[$9aCS_Sines.H14]+[$'9a-Algarve'.H14]+[$'9a-Cadiz'.H14])/1000" office:value-type="float" office:value="0" calcext:value-type="float">
            <text:p>0</text:p>
          </table:table-cell>
          <table:table-cell table:style-name="ce67" table:formula="of:=([$9aCSEriceira.I14]+[$9aCN.I14]+[$9aCS_Lisboa.I14]+[$9aCS_Sesimbra.I14]+[$9aCS_Sines.I14]+[$'9a-Algarve'.I14]+[$'9a-Cadiz'.I14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7]+0.5" office:value-type="float" office:value="7.5" calcext:value-type="float">
            <text:p>7,5</text:p>
          </table:table-cell>
          <table:table-cell table:style-name="ce67" table:formula="of:=([$9aCSEriceira.H15]+[$9aCN.H15]+[$9aCS_Lisboa.H15]+[$9aCS_Sesimbra.H15]+[$9aCS_Sines.H15]+[$'9a-Algarve'.H15]+[$'9a-Cadiz'.H15])/1000" office:value-type="float" office:value="0" calcext:value-type="float">
            <text:p>0</text:p>
          </table:table-cell>
          <table:table-cell table:style-name="ce67" table:formula="of:=([$9aCSEriceira.I15]+[$9aCN.I15]+[$9aCS_Lisboa.I15]+[$9aCS_Sesimbra.I15]+[$9aCS_Sines.I15]+[$'9a-Algarve'.I15]+[$'9a-Cadiz'.I15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8]+0.5" office:value-type="float" office:value="8" calcext:value-type="float">
            <text:p>8</text:p>
          </table:table-cell>
          <table:table-cell table:style-name="ce67" table:formula="of:=([$9aCSEriceira.H16]+[$9aCN.H16]+[$9aCS_Lisboa.H16]+[$9aCS_Sesimbra.H16]+[$9aCS_Sines.H16]+[$'9a-Algarve'.H16]+[$'9a-Cadiz'.H16])/1000" office:value-type="float" office:value="0" calcext:value-type="float">
            <text:p>0</text:p>
          </table:table-cell>
          <table:table-cell table:style-name="ce67" table:formula="of:=([$9aCSEriceira.I16]+[$9aCN.I16]+[$9aCS_Lisboa.I16]+[$9aCS_Sesimbra.I16]+[$9aCS_Sines.I16]+[$'9a-Algarve'.I16]+[$'9a-Cadiz'.I16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9]+0.5" office:value-type="float" office:value="8.5" calcext:value-type="float">
            <text:p>8,5</text:p>
          </table:table-cell>
          <table:table-cell table:style-name="ce67" table:formula="of:=([$9aCSEriceira.H17]+[$9aCN.H17]+[$9aCS_Lisboa.H17]+[$9aCS_Sesimbra.H17]+[$9aCS_Sines.H17]+[$'9a-Algarve'.H17]+[$'9a-Cadiz'.H17])/1000" office:value-type="float" office:value="5256.34630359116" calcext:value-type="float">
            <text:p>5256</text:p>
          </table:table-cell>
          <table:table-cell table:style-name="ce67" table:formula="of:=([$9aCSEriceira.I17]+[$9aCN.I17]+[$9aCS_Lisboa.I17]+[$9aCS_Sesimbra.I17]+[$9aCS_Sines.I17]+[$'9a-Algarve'.I17]+[$'9a-Cadiz'.I17])" office:value-type="float" office:value="17.6014446193625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60" table:formula="of:=[.A10]+0.5" office:value-type="float" office:value="9" calcext:value-type="float">
            <text:p>9</text:p>
          </table:table-cell>
          <table:table-cell table:style-name="ce67" table:formula="of:=([$9aCSEriceira.H18]+[$9aCN.H18]+[$9aCS_Lisboa.H18]+[$9aCS_Sesimbra.H18]+[$9aCS_Sines.H18]+[$'9a-Algarve'.H18]+[$'9a-Cadiz'.H18])/1000" office:value-type="float" office:value="29954.8409831159" calcext:value-type="float">
            <text:p>29955</text:p>
          </table:table-cell>
          <table:table-cell table:style-name="ce67" table:formula="of:=([$9aCSEriceira.I18]+[$9aCN.I18]+[$9aCS_Lisboa.I18]+[$9aCS_Sesimbra.I18]+[$9aCS_Sines.I18]+[$'9a-Algarve'.I18]+[$'9a-Cadiz'.I18])" office:value-type="float" office:value="122.440413459489" calcext:value-type="float">
            <text:p>122</text:p>
          </table:table-cell>
          <table:table-cell table:number-columns-repeated="61"/>
        </table:table-row>
        <table:table-row table:style-name="ro1">
          <table:table-cell table:style-name="ce60" table:formula="of:=[.A11]+0.5" office:value-type="float" office:value="9.5" calcext:value-type="float">
            <text:p>9,5</text:p>
          </table:table-cell>
          <table:table-cell table:style-name="ce67" table:formula="of:=([$9aCSEriceira.H19]+[$9aCN.H19]+[$9aCS_Lisboa.H19]+[$9aCS_Sesimbra.H19]+[$9aCS_Sines.H19]+[$'9a-Algarve'.H19]+[$'9a-Cadiz'.H19])/1000" office:value-type="float" office:value="121782.577612118" calcext:value-type="float">
            <text:p>121783</text:p>
          </table:table-cell>
          <table:table-cell table:style-name="ce67" table:formula="of:=([$9aCSEriceira.I19]+[$9aCN.I19]+[$9aCS_Lisboa.I19]+[$9aCS_Sesimbra.I19]+[$9aCS_Sines.I19]+[$'9a-Algarve'.I19]+[$'9a-Cadiz'.I19])" office:value-type="float" office:value="601.279841451507" calcext:value-type="float">
            <text:p>601</text:p>
          </table:table-cell>
          <table:table-cell table:number-columns-repeated="61"/>
        </table:table-row>
        <table:table-row table:style-name="ro1">
          <table:table-cell table:style-name="ce60" table:formula="of:=[.A12]+0.5" office:value-type="float" office:value="10" calcext:value-type="float">
            <text:p>10</text:p>
          </table:table-cell>
          <table:table-cell table:style-name="ce67" table:formula="of:=([$9aCSEriceira.H20]+[$9aCN.H20]+[$9aCS_Lisboa.H20]+[$9aCS_Sesimbra.H20]+[$9aCS_Sines.H20]+[$'9a-Algarve'.H20]+[$'9a-Cadiz'.H20])/1000" office:value-type="float" office:value="140005.105791753" calcext:value-type="float">
            <text:p>140005</text:p>
          </table:table-cell>
          <table:table-cell table:style-name="ce67" table:formula="of:=([$9aCSEriceira.I20]+[$9aCN.I20]+[$9aCS_Lisboa.I20]+[$9aCS_Sesimbra.I20]+[$9aCS_Sines.I20]+[$'9a-Algarve'.I20]+[$'9a-Cadiz'.I20])" office:value-type="float" office:value="832.854229365575" calcext:value-type="float">
            <text:p>833</text:p>
          </table:table-cell>
          <table:table-cell table:number-columns-repeated="61"/>
        </table:table-row>
        <table:table-row table:style-name="ro1">
          <table:table-cell table:style-name="ce60" table:formula="of:=[.A13]+0.5" office:value-type="float" office:value="10.5" calcext:value-type="float">
            <text:p>10,5</text:p>
          </table:table-cell>
          <table:table-cell table:style-name="ce67" table:formula="of:=([$9aCSEriceira.H21]+[$9aCN.H21]+[$9aCS_Lisboa.H21]+[$9aCS_Sesimbra.H21]+[$9aCS_Sines.H21]+[$'9a-Algarve'.H21]+[$'9a-Cadiz'.H21])/1000" office:value-type="float" office:value="102306.586410032" calcext:value-type="float">
            <text:p>102307</text:p>
          </table:table-cell>
          <table:table-cell table:style-name="ce67" table:formula="of:=([$9aCSEriceira.I21]+[$9aCN.I21]+[$9aCS_Lisboa.I21]+[$9aCS_Sesimbra.I21]+[$9aCS_Sines.I21]+[$'9a-Algarve'.I21]+[$'9a-Cadiz'.I21])" office:value-type="float" office:value="742.301618228714" calcext:value-type="float">
            <text:p>742</text:p>
          </table:table-cell>
          <table:table-cell table:number-columns-repeated="61"/>
        </table:table-row>
        <table:table-row table:style-name="ro1">
          <table:table-cell table:style-name="ce60" table:formula="of:=[.A14]+0.5" office:value-type="float" office:value="11" calcext:value-type="float">
            <text:p>11</text:p>
          </table:table-cell>
          <table:table-cell table:style-name="ce67" table:formula="of:=([$9aCSEriceira.H22]+[$9aCN.H22]+[$9aCS_Lisboa.H22]+[$9aCS_Sesimbra.H22]+[$9aCS_Sines.H22]+[$'9a-Algarve'.H22]+[$'9a-Cadiz'.H22])/1000" office:value-type="float" office:value="102501.868552942" calcext:value-type="float">
            <text:p>102502</text:p>
          </table:table-cell>
          <table:table-cell table:style-name="ce67" table:formula="of:=([$9aCSEriceira.I22]+[$9aCN.I22]+[$9aCS_Lisboa.I22]+[$9aCS_Sesimbra.I22]+[$9aCS_Sines.I22]+[$'9a-Algarve'.I22]+[$'9a-Cadiz'.I22])" office:value-type="float" office:value="896.2113666877" calcext:value-type="float">
            <text:p>896</text:p>
          </table:table-cell>
          <table:table-cell table:number-columns-repeated="61"/>
        </table:table-row>
        <table:table-row table:style-name="ro1">
          <table:table-cell table:style-name="ce60" table:formula="of:=[.A15]+0.5" office:value-type="float" office:value="11.5" calcext:value-type="float">
            <text:p>11,5</text:p>
          </table:table-cell>
          <table:table-cell table:style-name="ce67" table:formula="of:=([$9aCSEriceira.H23]+[$9aCN.H23]+[$9aCS_Lisboa.H23]+[$9aCS_Sesimbra.H23]+[$9aCS_Sines.H23]+[$'9a-Algarve'.H23]+[$'9a-Cadiz'.H23])/1000" office:value-type="float" office:value="91362.4653299971" calcext:value-type="float">
            <text:p>91362</text:p>
          </table:table-cell>
          <table:table-cell table:style-name="ce67" table:formula="of:=([$9aCSEriceira.I23]+[$9aCN.I23]+[$9aCS_Lisboa.I23]+[$9aCS_Sesimbra.I23]+[$9aCS_Sines.I23]+[$'9a-Algarve'.I23]+[$'9a-Cadiz'.I23])" office:value-type="float" office:value="927.180105490128" calcext:value-type="float">
            <text:p>927</text:p>
          </table:table-cell>
          <table:table-cell table:number-columns-repeated="61"/>
        </table:table-row>
        <table:table-row table:style-name="ro1">
          <table:table-cell table:style-name="ce60" table:formula="of:=[.A16]+0.5" office:value-type="float" office:value="12" calcext:value-type="float">
            <text:p>12</text:p>
          </table:table-cell>
          <table:table-cell table:style-name="ce67" table:formula="of:=([$9aCSEriceira.H24]+[$9aCN.H24]+[$9aCS_Lisboa.H24]+[$9aCS_Sesimbra.H24]+[$9aCS_Sines.H24]+[$'9a-Algarve'.H24]+[$'9a-Cadiz'.H24])/1000" office:value-type="float" office:value="94920.2844945456" calcext:value-type="float">
            <text:p>94920</text:p>
          </table:table-cell>
          <table:table-cell table:style-name="ce67" table:formula="of:=([$9aCSEriceira.I24]+[$9aCN.I24]+[$9aCS_Lisboa.I24]+[$9aCS_Sesimbra.I24]+[$9aCS_Sines.I24]+[$'9a-Algarve'.I24]+[$'9a-Cadiz'.I24])" office:value-type="float" office:value="1056.35137319167" calcext:value-type="float">
            <text:p>1056</text:p>
          </table:table-cell>
          <table:table-cell table:number-columns-repeated="61"/>
        </table:table-row>
        <table:table-row table:style-name="ro1">
          <table:table-cell table:style-name="ce60" table:formula="of:=[.A17]+0.5" office:value-type="float" office:value="12.5" calcext:value-type="float">
            <text:p>12,5</text:p>
          </table:table-cell>
          <table:table-cell table:style-name="ce67" table:formula="of:=([$9aCSEriceira.H25]+[$9aCN.H25]+[$9aCS_Lisboa.H25]+[$9aCS_Sesimbra.H25]+[$9aCS_Sines.H25]+[$'9a-Algarve'.H25]+[$'9a-Cadiz'.H25])/1000" office:value-type="float" office:value="189752.052043983" calcext:value-type="float">
            <text:p>189752</text:p>
          </table:table-cell>
          <table:table-cell table:style-name="ce67" table:formula="of:=([$9aCSEriceira.I25]+[$9aCN.I25]+[$9aCS_Lisboa.I25]+[$9aCS_Sesimbra.I25]+[$9aCS_Sines.I25]+[$'9a-Algarve'.I25]+[$'9a-Cadiz'.I25])" office:value-type="float" office:value="2298.24365916228" calcext:value-type="float">
            <text:p>2298</text:p>
          </table:table-cell>
          <table:table-cell table:number-columns-repeated="61"/>
        </table:table-row>
        <table:table-row table:style-name="ro1">
          <table:table-cell table:style-name="ce60" table:formula="of:=[.A18]+0.5" office:value-type="float" office:value="13" calcext:value-type="float">
            <text:p>13</text:p>
          </table:table-cell>
          <table:table-cell table:style-name="ce67" table:formula="of:=([$9aCSEriceira.H26]+[$9aCN.H26]+[$9aCS_Lisboa.H26]+[$9aCS_Sesimbra.H26]+[$9aCS_Sines.H26]+[$'9a-Algarve'.H26]+[$'9a-Cadiz'.H26])/1000" office:value-type="float" office:value="245178.394285072" calcext:value-type="float">
            <text:p>245178</text:p>
          </table:table-cell>
          <table:table-cell table:style-name="ce67" table:formula="of:=([$9aCSEriceira.I26]+[$9aCN.I26]+[$9aCS_Lisboa.I26]+[$9aCS_Sesimbra.I26]+[$9aCS_Sines.I26]+[$'9a-Algarve'.I26]+[$'9a-Cadiz'.I26])" office:value-type="float" office:value="3358.29414423429" calcext:value-type="float">
            <text:p>3358</text:p>
          </table:table-cell>
          <table:table-cell table:number-columns-repeated="61"/>
        </table:table-row>
        <table:table-row table:style-name="ro1">
          <table:table-cell table:style-name="ce60" table:formula="of:=[.A19]+0.5" office:value-type="float" office:value="13.5" calcext:value-type="float">
            <text:p>13,5</text:p>
          </table:table-cell>
          <table:table-cell table:style-name="ce67" table:formula="of:=([$9aCSEriceira.H27]+[$9aCN.H27]+[$9aCS_Lisboa.H27]+[$9aCS_Sesimbra.H27]+[$9aCS_Sines.H27]+[$'9a-Algarve'.H27]+[$'9a-Cadiz'.H27])/1000" office:value-type="float" office:value="316245.400677783" calcext:value-type="float">
            <text:p>316245</text:p>
          </table:table-cell>
          <table:table-cell table:style-name="ce67" table:formula="of:=([$9aCSEriceira.I27]+[$9aCN.I27]+[$9aCS_Lisboa.I27]+[$9aCS_Sesimbra.I27]+[$9aCS_Sines.I27]+[$'9a-Algarve'.I27]+[$'9a-Cadiz'.I27])" office:value-type="float" office:value="4876.29501736447" calcext:value-type="float">
            <text:p>4876</text:p>
          </table:table-cell>
          <table:table-cell table:number-columns-repeated="61"/>
        </table:table-row>
        <table:table-row table:style-name="ro1">
          <table:table-cell table:style-name="ce60" table:formula="of:=[.A20]+0.5" office:value-type="float" office:value="14" calcext:value-type="float">
            <text:p>14</text:p>
          </table:table-cell>
          <table:table-cell table:style-name="ce67" table:formula="of:=([$9aCSEriceira.H28]+[$9aCN.H28]+[$9aCS_Lisboa.H28]+[$9aCS_Sesimbra.H28]+[$9aCS_Sines.H28]+[$'9a-Algarve'.H28]+[$'9a-Cadiz'.H28])/1000" office:value-type="float" office:value="434143.725210843" calcext:value-type="float">
            <text:p>434144</text:p>
          </table:table-cell>
          <table:table-cell table:style-name="ce67" table:formula="of:=([$9aCSEriceira.I28]+[$9aCN.I28]+[$9aCS_Lisboa.I28]+[$9aCS_Sesimbra.I28]+[$9aCS_Sines.I28]+[$'9a-Algarve'.I28]+[$'9a-Cadiz'.I28])" office:value-type="float" office:value="7512.47222024249" calcext:value-type="float">
            <text:p>7512</text:p>
          </table:table-cell>
          <table:table-cell table:number-columns-repeated="61"/>
        </table:table-row>
        <table:table-row table:style-name="ro1">
          <table:table-cell table:style-name="ce60" table:formula="of:=[.A21]+0.5" office:value-type="float" office:value="14.5" calcext:value-type="float">
            <text:p>14,5</text:p>
          </table:table-cell>
          <table:table-cell table:style-name="ce67" table:formula="of:=([$9aCSEriceira.H29]+[$9aCN.H29]+[$9aCS_Lisboa.H29]+[$9aCS_Sesimbra.H29]+[$9aCS_Sines.H29]+[$'9a-Algarve'.H29]+[$'9a-Cadiz'.H29])/1000" office:value-type="float" office:value="535063.608039189" calcext:value-type="float">
            <text:p>535064</text:p>
          </table:table-cell>
          <table:table-cell table:style-name="ce67" table:formula="of:=([$9aCSEriceira.I29]+[$9aCN.I29]+[$9aCS_Lisboa.I29]+[$9aCS_Sesimbra.I29]+[$9aCS_Sines.I29]+[$'9a-Algarve'.I29]+[$'9a-Cadiz'.I29])" office:value-type="float" office:value="10375.0335562206" calcext:value-type="float">
            <text:p>10375</text:p>
          </table:table-cell>
          <table:table-cell table:number-columns-repeated="61"/>
        </table:table-row>
        <table:table-row table:style-name="ro1">
          <table:table-cell table:style-name="ce60" table:formula="of:=[.A22]+0.5" office:value-type="float" office:value="15" calcext:value-type="float">
            <text:p>15</text:p>
          </table:table-cell>
          <table:table-cell table:style-name="ce67" table:formula="of:=([$9aCSEriceira.H30]+[$9aCN.H30]+[$9aCS_Lisboa.H30]+[$9aCS_Sesimbra.H30]+[$9aCS_Sines.H30]+[$'9a-Algarve'.H30]+[$'9a-Cadiz'.H30])/1000" office:value-type="float" office:value="667271.652461336" calcext:value-type="float">
            <text:p>667272</text:p>
          </table:table-cell>
          <table:table-cell table:style-name="ce67" table:formula="of:=([$9aCSEriceira.I30]+[$9aCN.I30]+[$9aCS_Lisboa.I30]+[$9aCS_Sesimbra.I30]+[$9aCS_Sines.I30]+[$'9a-Algarve'.I30]+[$'9a-Cadiz'.I30])" office:value-type="float" office:value="14446.3928536964" calcext:value-type="float">
            <text:p>14446</text:p>
          </table:table-cell>
          <table:table-cell table:number-columns-repeated="61"/>
        </table:table-row>
        <table:table-row table:style-name="ro1">
          <table:table-cell table:style-name="ce60" table:formula="of:=[.A23]+0.5" office:value-type="float" office:value="15.5" calcext:value-type="float">
            <text:p>15,5</text:p>
          </table:table-cell>
          <table:table-cell table:style-name="ce67" table:formula="of:=([$9aCSEriceira.H31]+[$9aCN.H31]+[$9aCS_Lisboa.H31]+[$9aCS_Sesimbra.H31]+[$9aCS_Sines.H31]+[$'9a-Algarve'.H31]+[$'9a-Cadiz'.H31])/1000" office:value-type="float" office:value="766282.908466893" calcext:value-type="float">
            <text:p>766283</text:p>
          </table:table-cell>
          <table:table-cell table:style-name="ce67" table:formula="of:=([$9aCSEriceira.I31]+[$9aCN.I31]+[$9aCS_Lisboa.I31]+[$9aCS_Sesimbra.I31]+[$9aCS_Sines.I31]+[$'9a-Algarve'.I31]+[$'9a-Cadiz'.I31])" office:value-type="float" office:value="18493.595244693" calcext:value-type="float">
            <text:p>18494</text:p>
          </table:table-cell>
          <table:table-cell table:number-columns-repeated="61"/>
        </table:table-row>
        <table:table-row table:style-name="ro1">
          <table:table-cell table:style-name="ce60" table:formula="of:=[.A24]+0.5" office:value-type="float" office:value="16" calcext:value-type="float">
            <text:p>16</text:p>
          </table:table-cell>
          <table:table-cell table:style-name="ce67" table:formula="of:=([$9aCSEriceira.H32]+[$9aCN.H32]+[$9aCS_Lisboa.H32]+[$9aCS_Sesimbra.H32]+[$9aCS_Sines.H32]+[$'9a-Algarve'.H32]+[$'9a-Cadiz'.H32])/1000" office:value-type="float" office:value="677749.752154888" calcext:value-type="float">
            <text:p>677750</text:p>
          </table:table-cell>
          <table:table-cell table:style-name="ce67" table:formula="of:=([$9aCSEriceira.I32]+[$9aCN.I32]+[$9aCS_Lisboa.I32]+[$9aCS_Sesimbra.I32]+[$9aCS_Sines.I32]+[$'9a-Algarve'.I32]+[$'9a-Cadiz'.I32])" office:value-type="float" office:value="18175.603855376" calcext:value-type="float">
            <text:p>18176</text:p>
          </table:table-cell>
          <table:table-cell table:number-columns-repeated="61"/>
        </table:table-row>
        <table:table-row table:style-name="ro1">
          <table:table-cell table:style-name="ce60" table:formula="of:=[.A25]+0.5" office:value-type="float" office:value="16.5" calcext:value-type="float">
            <text:p>16,5</text:p>
          </table:table-cell>
          <table:table-cell table:style-name="ce67" table:formula="of:=([$9aCSEriceira.H33]+[$9aCN.H33]+[$9aCS_Lisboa.H33]+[$9aCS_Sesimbra.H33]+[$9aCS_Sines.H33]+[$'9a-Algarve'.H33]+[$'9a-Cadiz'.H33])/1000" office:value-type="float" office:value="542748.679480953" calcext:value-type="float">
            <text:p>542749</text:p>
          </table:table-cell>
          <table:table-cell table:style-name="ce67" table:formula="of:=([$9aCSEriceira.I33]+[$9aCN.I33]+[$9aCS_Lisboa.I33]+[$9aCS_Sesimbra.I33]+[$9aCS_Sines.I33]+[$'9a-Algarve'.I33]+[$'9a-Cadiz'.I33])" office:value-type="float" office:value="16123.977754475" calcext:value-type="float">
            <text:p>16124</text:p>
          </table:table-cell>
          <table:table-cell table:number-columns-repeated="61"/>
        </table:table-row>
        <table:table-row table:style-name="ro1">
          <table:table-cell table:style-name="ce60" table:formula="of:=[.A26]+0.5" office:value-type="float" office:value="17" calcext:value-type="float">
            <text:p>17</text:p>
          </table:table-cell>
          <table:table-cell table:style-name="ce67" table:formula="of:=([$9aCSEriceira.H34]+[$9aCN.H34]+[$9aCS_Lisboa.H34]+[$9aCS_Sesimbra.H34]+[$9aCS_Sines.H34]+[$'9a-Algarve'.H34]+[$'9a-Cadiz'.H34])/1000" office:value-type="float" office:value="340820.212617116" calcext:value-type="float">
            <text:p>340820</text:p>
          </table:table-cell>
          <table:table-cell table:style-name="ce67" table:formula="of:=([$9aCSEriceira.I34]+[$9aCN.I34]+[$9aCS_Lisboa.I34]+[$9aCS_Sesimbra.I34]+[$9aCS_Sines.I34]+[$'9a-Algarve'.I34]+[$'9a-Cadiz'.I34])" office:value-type="float" office:value="11187.2045973849" calcext:value-type="float">
            <text:p>11187</text:p>
          </table:table-cell>
          <table:table-cell table:number-columns-repeated="61"/>
        </table:table-row>
        <table:table-row table:style-name="ro1">
          <table:table-cell table:style-name="ce60" table:formula="of:=[.A27]+0.5" office:value-type="float" office:value="17.5" calcext:value-type="float">
            <text:p>17,5</text:p>
          </table:table-cell>
          <table:table-cell table:style-name="ce67" table:formula="of:=([$9aCSEriceira.H35]+[$9aCN.H35]+[$9aCS_Lisboa.H35]+[$9aCS_Sesimbra.H35]+[$9aCS_Sines.H35]+[$'9a-Algarve'.H35]+[$'9a-Cadiz'.H35])/1000" office:value-type="float" office:value="138447.798331828" calcext:value-type="float">
            <text:p>138448</text:p>
          </table:table-cell>
          <table:table-cell table:style-name="ce67" table:formula="of:=([$9aCSEriceira.I35]+[$9aCN.I35]+[$9aCS_Lisboa.I35]+[$9aCS_Sesimbra.I35]+[$9aCS_Sines.I35]+[$'9a-Algarve'.I35]+[$'9a-Cadiz'.I35])" office:value-type="float" office:value="5005.84239456586" calcext:value-type="float">
            <text:p>5006</text:p>
          </table:table-cell>
          <table:table-cell table:number-columns-repeated="61"/>
        </table:table-row>
        <table:table-row table:style-name="ro1">
          <table:table-cell table:style-name="ce60" table:formula="of:=[.A28]+0.5" office:value-type="float" office:value="18" calcext:value-type="float">
            <text:p>18</text:p>
          </table:table-cell>
          <table:table-cell table:style-name="ce67" table:formula="of:=([$9aCSEriceira.H36]+[$9aCN.H36]+[$9aCS_Lisboa.H36]+[$9aCS_Sesimbra.H36]+[$9aCS_Sines.H36]+[$'9a-Algarve'.H36]+[$'9a-Cadiz'.H36])/1000" office:value-type="float" office:value="70999.8579345976" calcext:value-type="float">
            <text:p>71000</text:p>
          </table:table-cell>
          <table:table-cell table:style-name="ce67" table:formula="of:=([$9aCSEriceira.I36]+[$9aCN.I36]+[$9aCS_Lisboa.I36]+[$9aCS_Sesimbra.I36]+[$9aCS_Sines.I36]+[$'9a-Algarve'.I36]+[$'9a-Cadiz'.I36])" office:value-type="float" office:value="2823.8354527027" calcext:value-type="float">
            <text:p>2824</text:p>
          </table:table-cell>
          <table:table-cell table:number-columns-repeated="61"/>
        </table:table-row>
        <table:table-row table:style-name="ro1">
          <table:table-cell table:style-name="ce60" table:formula="of:=[.A29]+0.5" office:value-type="float" office:value="18.5" calcext:value-type="float">
            <text:p>18,5</text:p>
          </table:table-cell>
          <table:table-cell table:style-name="ce67" table:formula="of:=([$9aCSEriceira.H37]+[$9aCN.H37]+[$9aCS_Lisboa.H37]+[$9aCS_Sesimbra.H37]+[$9aCS_Sines.H37]+[$'9a-Algarve'.H37]+[$'9a-Cadiz'.H37])/1000" office:value-type="float" office:value="18926.8562417388" calcext:value-type="float">
            <text:p>18927</text:p>
          </table:table-cell>
          <table:table-cell table:style-name="ce67" table:formula="of:=([$9aCSEriceira.I37]+[$9aCN.I37]+[$9aCS_Lisboa.I37]+[$9aCS_Sesimbra.I37]+[$9aCS_Sines.I37]+[$'9a-Algarve'.I37]+[$'9a-Cadiz'.I37])" office:value-type="float" office:value="825.116835138707" calcext:value-type="float">
            <text:p>825</text:p>
          </table:table-cell>
          <table:table-cell table:number-columns-repeated="61"/>
        </table:table-row>
        <table:table-row table:style-name="ro1">
          <table:table-cell table:style-name="ce60" table:formula="of:=[.A30]+0.5" office:value-type="float" office:value="19" calcext:value-type="float">
            <text:p>19</text:p>
          </table:table-cell>
          <table:table-cell table:style-name="ce67" table:formula="of:=([$9aCSEriceira.H38]+[$9aCN.H38]+[$9aCS_Lisboa.H38]+[$9aCS_Sesimbra.H38]+[$9aCS_Sines.H38]+[$'9a-Algarve'.H38]+[$'9a-Cadiz'.H38])/1000" office:value-type="float" office:value="4953.4641502978" calcext:value-type="float">
            <text:p>4953</text:p>
          </table:table-cell>
          <table:table-cell table:style-name="ce67" table:formula="of:=([$9aCSEriceira.I38]+[$9aCN.I38]+[$9aCS_Lisboa.I38]+[$9aCS_Sesimbra.I38]+[$9aCS_Sines.I38]+[$'9a-Algarve'.I38]+[$'9a-Cadiz'.I38])" office:value-type="float" office:value="236.156584722119" calcext:value-type="float">
            <text:p>236</text:p>
          </table:table-cell>
          <table:table-cell table:number-columns-repeated="61"/>
        </table:table-row>
        <table:table-row table:style-name="ro1">
          <table:table-cell table:style-name="ce60" table:formula="of:=[.A31]+0.5" office:value-type="float" office:value="19.5" calcext:value-type="float">
            <text:p>19,5</text:p>
          </table:table-cell>
          <table:table-cell table:style-name="ce67" table:formula="of:=([$9aCSEriceira.H39]+[$9aCN.H39]+[$9aCS_Lisboa.H39]+[$9aCS_Sesimbra.H39]+[$9aCS_Sines.H39]+[$'9a-Algarve'.H39]+[$'9a-Cadiz'.H39])/1000" office:value-type="float" office:value="0" calcext:value-type="float">
            <text:p>0</text:p>
          </table:table-cell>
          <table:table-cell table:style-name="ce67" table:formula="of:=([$9aCSEriceira.I39]+[$9aCN.I39]+[$9aCS_Lisboa.I39]+[$9aCS_Sesimbra.I39]+[$9aCS_Sines.I39]+[$'9a-Algarve'.I39]+[$'9a-Cadiz'.I39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32]+0.5" office:value-type="float" office:value="20" calcext:value-type="float">
            <text:p>20</text:p>
          </table:table-cell>
          <table:table-cell table:style-name="ce67" table:formula="of:=([$9aCSEriceira.H40]+[$9aCN.H40]+[$9aCS_Lisboa.H40]+[$9aCS_Sesimbra.H40]+[$9aCS_Sines.H40]+[$'9a-Algarve'.H40]+[$'9a-Cadiz'.H40])/1000" office:value-type="float" office:value="0" calcext:value-type="float">
            <text:p>0</text:p>
          </table:table-cell>
          <table:table-cell table:style-name="ce67" table:formula="of:=([$9aCSEriceira.I40]+[$9aCN.I40]+[$9aCS_Lisboa.I40]+[$9aCS_Sesimbra.I40]+[$9aCS_Sines.I40]+[$'9a-Algarve'.I40]+[$'9a-Cadiz'.I40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33]+0.5" office:value-type="float" office:value="20.5" calcext:value-type="float">
            <text:p>20,5</text:p>
          </table:table-cell>
          <table:table-cell table:style-name="ce67" table:formula="of:=([$9aCSEriceira.H41]+[$9aCN.H41]+[$9aCS_Lisboa.H41]+[$9aCS_Sesimbra.H41]+[$9aCS_Sines.H41]+[$'9a-Algarve'.H41]+[$'9a-Cadiz'.H41])/1000" office:value-type="float" office:value="0" calcext:value-type="float">
            <text:p>0</text:p>
          </table:table-cell>
          <table:table-cell table:style-name="ce67" table:formula="of:=([$9aCSEriceira.I41]+[$9aCN.I41]+[$9aCS_Lisboa.I41]+[$9aCS_Sesimbra.I41]+[$9aCS_Sines.I41]+[$'9a-Algarve'.I41]+[$'9a-Cadiz'.I41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34]+0.5" office:value-type="float" office:value="21" calcext:value-type="float">
            <text:p>21</text:p>
          </table:table-cell>
          <table:table-cell table:style-name="ce67" table:formula="of:=([$9aCSEriceira.H42]+[$9aCN.H42]+[$9aCS_Lisboa.H42]+[$9aCS_Sesimbra.H42]+[$9aCS_Sines.H42]+[$'9a-Algarve'.H42]+[$'9a-Cadiz'.H42])/1000" office:value-type="float" office:value="0" calcext:value-type="float">
            <text:p>0</text:p>
          </table:table-cell>
          <table:table-cell table:style-name="ce67" table:formula="of:=([$9aCSEriceira.I42]+[$9aCN.I42]+[$9aCS_Lisboa.I42]+[$9aCS_Sesimbra.I42]+[$9aCS_Sines.I42]+[$'9a-Algarve'.I42]+[$'9a-Cadiz'.I42]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53"/>
        </table:table-row>
        <table:table-row table:style-name="ro1">
          <table:table-cell table:style-name="ce60" table:formula="of:=[.A35]+0.5" office:value-type="float" office:value="21.5" calcext:value-type="float">
            <text:p>21,5</text:p>
          </table:table-cell>
          <table:table-cell table:style-name="ce67" table:formula="of:=([$9aCSEriceira.H43]+[$9aCN.H43]+[$9aCS_Lisboa.H43]+[$9aCS_Sesimbra.H43]+[$9aCS_Sines.H43]+[$'9a-Algarve'.H43]+[$'9a-Cadiz'.H43])/1000" office:value-type="float" office:value="0" calcext:value-type="float">
            <text:p>0</text:p>
          </table:table-cell>
          <table:table-cell table:style-name="ce67" table:formula="of:=([$9aCSEriceira.I43]+[$9aCN.I43]+[$9aCS_Lisboa.I43]+[$9aCS_Sesimbra.I43]+[$9aCS_Sines.I43]+[$'9a-Algarve'.I43]+[$'9a-Cadiz'.I43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table:formula="of:=[.A36]+0.5" office:value-type="float" office:value="22" calcext:value-type="float">
            <text:p>22</text:p>
          </table:table-cell>
          <table:table-cell table:style-name="ce67" table:formula="of:=([$9aCSEriceira.H44]+[$9aCN.H44]+[$9aCS_Lisboa.H44]+[$9aCS_Sesimbra.H44]+[$9aCS_Sines.H44]+[$'9a-Algarve'.H44]+[$'9a-Cadiz'.H44])/1000" office:value-type="float" office:value="0" calcext:value-type="float">
            <text:p>0</text:p>
          </table:table-cell>
          <table:table-cell table:style-name="ce67" table:formula="of:=([$9aCSEriceira.I44]+[$9aCN.I44]+[$9aCS_Lisboa.I44]+[$9aCS_Sesimbra.I44]+[$9aCS_Sines.I44]+[$'9a-Algarve'.I44]+[$'9a-Cadiz'.I44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/>
          <table:table-cell table:number-columns-repeated="63"/>
        </table:table-row>
        <table:table-row table:style-name="ro1">
          <table:table-cell table:style-name="ce60" office:value-type="string" calcext:value-type="string">
            <text:p>Total</text:p>
          </table:table-cell>
          <table:table-cell table:style-name="ce67" table:formula="of:=SUM([.B3:.B37])" office:value-type="float" office:value="5636674.43757461" calcext:value-type="float">
            <text:p>5636674</text:p>
          </table:table-cell>
          <table:table-cell table:style-name="ce67" table:formula="of:=SUM([.C3:.C37])" office:value-type="float" office:value="120934.284562473" calcext:value-type="float">
            <text:p>12093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0.25+SUMPRODUCT([.B3:.B37];[.A3:.A37])/[.B39]" office:value-type="float" office:value="14.8956083112448" calcext:value-type="float">
            <text:p>14,8956083112</text:p>
          </table:table-cell>
          <table:table-cell table:formula="of:=1000*[.C39]/[.B39]" office:value-type="float" office:value="21.4548996756516" calcext:value-type="float">
            <text:p>21,4548996757</text:p>
          </table:table-cell>
          <table:table-cell table:number-columns-repeated="61"/>
        </table:table-row>
        <table:table-row table:style-name="ro1">
          <table:table-cell/>
          <table:table-cell table:style-name="ce68"/>
          <table:table-cell table:style-name="ce69"/>
          <table:table-cell table:number-columns-repeated="61"/>
        </table:table-row>
        <table:table-row table:style-name="ro1">
          <table:table-cell office:value-type="float" office:value="0.00280382560706233" calcext:value-type="float">
            <text:p>0,0028038256</text:p>
          </table:table-cell>
          <table:table-cell table:formula="of:=[.A43]*[.B41]^[.A44]" office:value-type="float" office:value="23.8518800700751" calcext:value-type="float">
            <text:p>23,8518800701</text:p>
          </table:table-cell>
          <table:table-cell table:formula="of:=[.B39]*[.B43]/1000" office:value-type="float" office:value="134445.282679087" calcext:value-type="float">
            <text:p>134445,282679087</text:p>
          </table:table-cell>
          <table:table-cell table:number-columns-repeated="61"/>
        </table:table-row>
        <table:table-row table:style-name="ro1">
          <table:table-cell office:value-type="float" office:value="3.3500225927481" calcext:value-type="float">
            <text:p>3,3500225927</text:p>
          </table:table-cell>
          <table:table-cell table:number-columns-repeated="63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tal" table:style-name="ta6">
        <table:shapes>
          <draw:frame draw:z-index="0" draw:name="Chart 1" draw:style-name="gr1" draw:text-style-name="P1" svg:width="210.7mm" svg:height="95.51mm" svg:x="113.8mm" svg:y="19.83mm">
            <loext:p draw:notify-on-update-of-ranges="Total.A3:Total.A37 Total.B2:Total.B2 Total.B3:Total.B37 Total.C2:Total.C2 Total.C3:Total.C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60" office:value-type="string" calcext:value-type="string">
            <text:p>Talla</text:p>
          </table:table-cell>
          <table:table-cell table:style-name="ce66" office:value-type="string" calcext:value-type="string">
            <text:p>Number</text:p>
          </table:table-cell>
          <table:table-cell table:style-name="ce66" office:value-type="string" calcext:value-type="string">
            <text:p>Biomass</text:p>
          </table:table-cell>
          <table:table-cell table:number-columns-repeated="61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7" table:formula="of:=[$'9a-Cadiz'.H10]/1000+[$'Total survey'.B3]" office:value-type="float" office:value="0" calcext:value-type="float">
            <text:p>0</text:p>
          </table:table-cell>
          <table:table-cell table:style-name="ce67" table:formula="of:=[$'9a-Cadiz'.I10]+[$'Total survey'.C3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8.5" calcext:value-type="float">
            <text:p>8,5</text:p>
          </table:table-cell>
          <table:table-cell table:style-name="ce67" table:formula="of:=[$'9a-Cadiz'.H11]/1000+[$'Total survey'.B4]" office:value-type="float" office:value="0" calcext:value-type="float">
            <text:p>0</text:p>
          </table:table-cell>
          <table:table-cell table:style-name="ce67" table:formula="of:=[$'9a-Cadiz'.I11]+[$'Total survey'.C4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7" table:formula="of:=[$'9a-Cadiz'.H12]/1000+[$'Total survey'.B5]" office:value-type="float" office:value="0" calcext:value-type="float">
            <text:p>0</text:p>
          </table:table-cell>
          <table:table-cell table:style-name="ce67" table:formula="of:=[$'9a-Cadiz'.I12]+[$'Total survey'.C5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9.5" calcext:value-type="float">
            <text:p>9,5</text:p>
          </table:table-cell>
          <table:table-cell table:style-name="ce67" table:formula="of:=[$'9a-Cadiz'.H13]/1000+[$'Total survey'.B6]" office:value-type="float" office:value="0" calcext:value-type="float">
            <text:p>0</text:p>
          </table:table-cell>
          <table:table-cell table:style-name="ce67" table:formula="of:=[$'9a-Cadiz'.I13]+[$'Total survey'.C6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7" table:formula="of:=[$'9a-Cadiz'.H14]/1000+[$'Total survey'.B7]" office:value-type="float" office:value="0" calcext:value-type="float">
            <text:p>0</text:p>
          </table:table-cell>
          <table:table-cell table:style-name="ce67" table:formula="of:=[$'9a-Cadiz'.I14]+[$'Total survey'.C7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10.5" calcext:value-type="float">
            <text:p>10,5</text:p>
          </table:table-cell>
          <table:table-cell table:style-name="ce67" table:formula="of:=[$'9a-Cadiz'.H15]/1000+[$'Total survey'.B8]" office:value-type="float" office:value="0" calcext:value-type="float">
            <text:p>0</text:p>
          </table:table-cell>
          <table:table-cell table:style-name="ce67" table:formula="of:=[$'9a-Cadiz'.I15]+[$'Total survey'.C8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7" table:formula="of:=[$'9a-Cadiz'.H16]/1000+[$'Total survey'.B9]" office:value-type="float" office:value="0" calcext:value-type="float">
            <text:p>0</text:p>
          </table:table-cell>
          <table:table-cell table:style-name="ce67" table:formula="of:=[$'9a-Cadiz'.I16]+[$'Total survey'.C9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11.5" calcext:value-type="float">
            <text:p>11,5</text:p>
          </table:table-cell>
          <table:table-cell table:style-name="ce67" table:formula="of:=[$'9a-Cadiz'.H17]/1000+[$'Total survey'.B10]" office:value-type="float" office:value="10512.6926071823" calcext:value-type="float">
            <text:p>10513</text:p>
          </table:table-cell>
          <table:table-cell table:style-name="ce67" table:formula="of:=[$'9a-Cadiz'.I17]+[$'Total survey'.C10]" office:value-type="float" office:value="35.2028892387249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7" table:formula="of:=[$'9a-Cadiz'.H18]/1000+[$'Total survey'.B11]" office:value-type="float" office:value="59909.6819662318" calcext:value-type="float">
            <text:p>59910</text:p>
          </table:table-cell>
          <table:table-cell table:style-name="ce67" table:formula="of:=[$'9a-Cadiz'.I18]+[$'Total survey'.C11]" office:value-type="float" office:value="244.880826918977" calcext:value-type="float">
            <text:p>245</text:p>
          </table:table-cell>
          <table:table-cell table:number-columns-repeated="61"/>
        </table:table-row>
        <table:table-row table:style-name="ro1">
          <table:table-cell table:style-name="ce60" office:value-type="float" office:value="12.5" calcext:value-type="float">
            <text:p>12,5</text:p>
          </table:table-cell>
          <table:table-cell table:style-name="ce67" table:formula="of:=[$'9a-Cadiz'.H19]/1000+[$'Total survey'.B12]" office:value-type="float" office:value="243565.155224237" calcext:value-type="float">
            <text:p>243565</text:p>
          </table:table-cell>
          <table:table-cell table:style-name="ce67" table:formula="of:=[$'9a-Cadiz'.I19]+[$'Total survey'.C12]" office:value-type="float" office:value="1202.55968290301" calcext:value-type="float">
            <text:p>1203</text:p>
          </table:table-cell>
          <table:table-cell table:number-columns-repeated="61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7" table:formula="of:=[$'9a-Cadiz'.H20]/1000+[$'Total survey'.B13]" office:value-type="float" office:value="276986.75705281" calcext:value-type="float">
            <text:p>276987</text:p>
          </table:table-cell>
          <table:table-cell table:style-name="ce67" table:formula="of:=[$'9a-Cadiz'.I20]+[$'Total survey'.C13]" office:value-type="float" office:value="1642.10691882314" calcext:value-type="float">
            <text:p>1642</text:p>
          </table:table-cell>
          <table:table-cell table:number-columns-repeated="61"/>
        </table:table-row>
        <table:table-row table:style-name="ro1">
          <table:table-cell table:style-name="ce60" office:value-type="float" office:value="13.5" calcext:value-type="float">
            <text:p>13,5</text:p>
          </table:table-cell>
          <table:table-cell table:style-name="ce67" table:formula="of:=[$'9a-Cadiz'.H21]/1000+[$'Total survey'.B14]" office:value-type="float" office:value="191094.508309247" calcext:value-type="float">
            <text:p>191095</text:p>
          </table:table-cell>
          <table:table-cell table:style-name="ce67" table:formula="of:=[$'9a-Cadiz'.I21]+[$'Total survey'.C14]" office:value-type="float" office:value="1364.5926100781" calcext:value-type="float">
            <text:p>1365</text:p>
          </table:table-cell>
          <table:table-cell table:number-columns-repeated="61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7" table:formula="of:=[$'9a-Cadiz'.H22]/1000+[$'Total survey'.B15]" office:value-type="float" office:value="176724.011538591" calcext:value-type="float">
            <text:p>176724</text:p>
          </table:table-cell>
          <table:table-cell table:style-name="ce67" table:formula="of:=[$'9a-Cadiz'.I22]+[$'Total survey'.C15]" office:value-type="float" office:value="1508.58467345577" calcext:value-type="float">
            <text:p>1509</text:p>
          </table:table-cell>
          <table:table-cell table:number-columns-repeated="61"/>
        </table:table-row>
        <table:table-row table:style-name="ro1">
          <table:table-cell table:style-name="ce60" office:value-type="float" office:value="14.5" calcext:value-type="float">
            <text:p>14,5</text:p>
          </table:table-cell>
          <table:table-cell table:style-name="ce67" table:formula="of:=[$'9a-Cadiz'.H23]/1000+[$'Total survey'.B16]" office:value-type="float" office:value="147472.378883994" calcext:value-type="float">
            <text:p>147472</text:p>
          </table:table-cell>
          <table:table-cell table:style-name="ce67" table:formula="of:=[$'9a-Cadiz'.I23]+[$'Total survey'.C16]" office:value-type="float" office:value="1468.28862497907" calcext:value-type="float">
            <text:p>1468</text:p>
          </table:table-cell>
          <table:table-cell table:number-columns-repeated="61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7" table:formula="of:=[$'9a-Cadiz'.H24]/1000+[$'Total survey'.B17]" office:value-type="float" office:value="128231.587575135" calcext:value-type="float">
            <text:p>128232</text:p>
          </table:table-cell>
          <table:table-cell table:style-name="ce67" table:formula="of:=[$'9a-Cadiz'.I24]+[$'Total survey'.C17]" office:value-type="float" office:value="1429.40747840852" calcext:value-type="float">
            <text:p>1429</text:p>
          </table:table-cell>
          <table:table-cell table:number-columns-repeated="61"/>
        </table:table-row>
        <table:table-row table:style-name="ro1">
          <table:table-cell table:style-name="ce60" office:value-type="float" office:value="15.5" calcext:value-type="float">
            <text:p>15,5</text:p>
          </table:table-cell>
          <table:table-cell table:style-name="ce67" table:formula="of:=[$'9a-Cadiz'.H25]/1000+[$'Total survey'.B18]" office:value-type="float" office:value="218186.985662205" calcext:value-type="float">
            <text:p>218187</text:p>
          </table:table-cell>
          <table:table-cell table:style-name="ce67" table:formula="of:=[$'9a-Cadiz'.I25]+[$'Total survey'.C18]" office:value-type="float" office:value="2665.84263163881" calcext:value-type="float">
            <text:p>2666</text:p>
          </table:table-cell>
          <table:table-cell table:number-columns-repeated="61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7" table:formula="of:=[$'9a-Cadiz'.H26]/1000+[$'Total survey'.B19]" office:value-type="float" office:value="270700.172120581" calcext:value-type="float">
            <text:p>270700</text:p>
          </table:table-cell>
          <table:table-cell table:style-name="ce67" table:formula="of:=[$'9a-Cadiz'.I26]+[$'Total survey'.C19]" office:value-type="float" office:value="3737.06299499662" calcext:value-type="float">
            <text:p>3737</text:p>
          </table:table-cell>
          <table:table-cell table:number-columns-repeated="61"/>
        </table:table-row>
        <table:table-row table:style-name="ro1">
          <table:table-cell table:style-name="ce60" office:value-type="float" office:value="16.5" calcext:value-type="float">
            <text:p>16,5</text:p>
          </table:table-cell>
          <table:table-cell table:style-name="ce67" table:formula="of:=[$'9a-Cadiz'.H27]/1000+[$'Total survey'.B20]" office:value-type="float" office:value="341577.19009268" calcext:value-type="float">
            <text:p>341577</text:p>
          </table:table-cell>
          <table:table-cell table:style-name="ce67" table:formula="of:=[$'9a-Cadiz'.I27]+[$'Total survey'.C20]" office:value-type="float" office:value="5305.68301379229" calcext:value-type="float">
            <text:p>5306</text:p>
          </table:table-cell>
          <table:table-cell table:number-columns-repeated="61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7" table:formula="of:=[$'9a-Cadiz'.H28]/1000+[$'Total survey'.B21]" office:value-type="float" office:value="451875.977801271" calcext:value-type="float">
            <text:p>451876</text:p>
          </table:table-cell>
          <table:table-cell table:style-name="ce67" table:formula="of:=[$'9a-Cadiz'.I28]+[$'Total survey'.C21]" office:value-type="float" office:value="7854.14213371176" calcext:value-type="float">
            <text:p>7854</text:p>
          </table:table-cell>
          <table:table-cell table:number-columns-repeated="61"/>
        </table:table-row>
        <table:table-row table:style-name="ro1">
          <table:table-cell table:style-name="ce60" office:value-type="float" office:value="17.5" calcext:value-type="float">
            <text:p>17,5</text:p>
          </table:table-cell>
          <table:table-cell table:style-name="ce67" table:formula="of:=[$'9a-Cadiz'.H29]/1000+[$'Total survey'.B22]" office:value-type="float" office:value="545196.323805148" calcext:value-type="float">
            <text:p>545196</text:p>
          </table:table-cell>
          <table:table-cell table:style-name="ce67" table:formula="of:=[$'9a-Cadiz'.I29]+[$'Total survey'.C22]" office:value-type="float" office:value="10595.9905899269" calcext:value-type="float">
            <text:p>10596</text:p>
          </table:table-cell>
          <table:table-cell table:number-columns-repeated="61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7" table:formula="of:=[$'9a-Cadiz'.H30]/1000+[$'Total survey'.B23]" office:value-type="float" office:value="667271.652461336" calcext:value-type="float">
            <text:p>667272</text:p>
          </table:table-cell>
          <table:table-cell table:style-name="ce67" table:formula="of:=[$'9a-Cadiz'.I30]+[$'Total survey'.C23]" office:value-type="float" office:value="14446.3928536964" calcext:value-type="float">
            <text:p>14446</text:p>
          </table:table-cell>
          <table:table-cell table:number-columns-repeated="61"/>
        </table:table-row>
        <table:table-row table:style-name="ro1">
          <table:table-cell table:style-name="ce60" office:value-type="float" office:value="18.5" calcext:value-type="float">
            <text:p>18,5</text:p>
          </table:table-cell>
          <table:table-cell table:style-name="ce67" table:formula="of:=[$'9a-Cadiz'.H31]/1000+[$'Total survey'.B24]" office:value-type="float" office:value="766282.908466893" calcext:value-type="float">
            <text:p>766283</text:p>
          </table:table-cell>
          <table:table-cell table:style-name="ce67" table:formula="of:=[$'9a-Cadiz'.I31]+[$'Total survey'.C24]" office:value-type="float" office:value="18493.595244693" calcext:value-type="float">
            <text:p>18494</text:p>
          </table:table-cell>
          <table:table-cell table:number-columns-repeated="61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7" table:formula="of:=[$'9a-Cadiz'.H32]/1000+[$'Total survey'.B25]" office:value-type="float" office:value="677749.752154888" calcext:value-type="float">
            <text:p>677750</text:p>
          </table:table-cell>
          <table:table-cell table:style-name="ce67" table:formula="of:=[$'9a-Cadiz'.I32]+[$'Total survey'.C25]" office:value-type="float" office:value="18175.603855376" calcext:value-type="float">
            <text:p>18176</text:p>
          </table:table-cell>
          <table:table-cell table:number-columns-repeated="61"/>
        </table:table-row>
        <table:table-row table:style-name="ro1">
          <table:table-cell table:style-name="ce60" office:value-type="float" office:value="19.5" calcext:value-type="float">
            <text:p>19,5</text:p>
          </table:table-cell>
          <table:table-cell table:style-name="ce67" table:formula="of:=[$'9a-Cadiz'.H33]/1000+[$'Total survey'.B26]" office:value-type="float" office:value="542748.679480953" calcext:value-type="float">
            <text:p>542749</text:p>
          </table:table-cell>
          <table:table-cell table:style-name="ce67" table:formula="of:=[$'9a-Cadiz'.I33]+[$'Total survey'.C26]" office:value-type="float" office:value="16123.977754475" calcext:value-type="float">
            <text:p>16124</text:p>
          </table:table-cell>
          <table:table-cell table:number-columns-repeated="61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7" table:formula="of:=[$'9a-Cadiz'.H34]/1000+[$'Total survey'.B27]" office:value-type="float" office:value="340820.212617116" calcext:value-type="float">
            <text:p>340820</text:p>
          </table:table-cell>
          <table:table-cell table:style-name="ce67" table:formula="of:=[$'9a-Cadiz'.I34]+[$'Total survey'.C27]" office:value-type="float" office:value="11187.2045973849" calcext:value-type="float">
            <text:p>11187</text:p>
          </table:table-cell>
          <table:table-cell table:number-columns-repeated="61"/>
        </table:table-row>
        <table:table-row table:style-name="ro1">
          <table:table-cell table:style-name="ce60" office:value-type="float" office:value="20.5" calcext:value-type="float">
            <text:p>20,5</text:p>
          </table:table-cell>
          <table:table-cell table:style-name="ce67" table:formula="of:=[$'9a-Cadiz'.H35]/1000+[$'Total survey'.B28]" office:value-type="float" office:value="138447.798331828" calcext:value-type="float">
            <text:p>138448</text:p>
          </table:table-cell>
          <table:table-cell table:style-name="ce67" table:formula="of:=[$'9a-Cadiz'.I35]+[$'Total survey'.C28]" office:value-type="float" office:value="5005.84239456586" calcext:value-type="float">
            <text:p>5006</text:p>
          </table:table-cell>
          <table:table-cell table:number-columns-repeated="61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7" table:formula="of:=[$'9a-Cadiz'.H36]/1000+[$'Total survey'.B29]" office:value-type="float" office:value="70999.8579345976" calcext:value-type="float">
            <text:p>71000</text:p>
          </table:table-cell>
          <table:table-cell table:style-name="ce67" table:formula="of:=[$'9a-Cadiz'.I36]+[$'Total survey'.C29]" office:value-type="float" office:value="2823.8354527027" calcext:value-type="float">
            <text:p>2824</text:p>
          </table:table-cell>
          <table:table-cell table:number-columns-repeated="61"/>
        </table:table-row>
        <table:table-row table:style-name="ro1">
          <table:table-cell table:style-name="ce60" office:value-type="float" office:value="21.5" calcext:value-type="float">
            <text:p>21,5</text:p>
          </table:table-cell>
          <table:table-cell table:style-name="ce67" table:formula="of:=[$'9a-Cadiz'.H37]/1000+[$'Total survey'.B30]" office:value-type="float" office:value="18926.8562417388" calcext:value-type="float">
            <text:p>18927</text:p>
          </table:table-cell>
          <table:table-cell table:style-name="ce67" table:formula="of:=[$'9a-Cadiz'.I37]+[$'Total survey'.C30]" office:value-type="float" office:value="825.116835138707" calcext:value-type="float">
            <text:p>825</text:p>
          </table:table-cell>
          <table:table-cell table:number-columns-repeated="61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7" table:formula="of:=[$'9a-Cadiz'.H38]/1000+[$'Total survey'.B31]" office:value-type="float" office:value="4953.4641502978" calcext:value-type="float">
            <text:p>4953</text:p>
          </table:table-cell>
          <table:table-cell table:style-name="ce67" table:formula="of:=[$'9a-Cadiz'.I38]+[$'Total survey'.C31]" office:value-type="float" office:value="236.156584722119" calcext:value-type="float">
            <text:p>236</text:p>
          </table:table-cell>
          <table:table-cell table:number-columns-repeated="61"/>
        </table:table-row>
        <table:table-row table:style-name="ro1">
          <table:table-cell table:style-name="ce60" office:value-type="float" office:value="22.5" calcext:value-type="float">
            <text:p>22,5</text:p>
          </table:table-cell>
          <table:table-cell table:style-name="ce67" table:formula="of:=[$'9a-Cadiz'.H39]/1000+[$'Total survey'.B32]" office:value-type="float" office:value="0" calcext:value-type="float">
            <text:p>0</text:p>
          </table:table-cell>
          <table:table-cell table:style-name="ce67" table:formula="of:=[$'9a-Cadiz'.I39]+[$'Total survey'.C32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7" table:formula="of:=[$'9a-Cadiz'.H40]/1000+[$'Total survey'.B33]" office:value-type="float" office:value="0" calcext:value-type="float">
            <text:p>0</text:p>
          </table:table-cell>
          <table:table-cell table:style-name="ce67" table:formula="of:=[$'9a-Cadiz'.I40]+[$'Total survey'.C33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23.5" calcext:value-type="float">
            <text:p>23,5</text:p>
          </table:table-cell>
          <table:table-cell table:style-name="ce67" table:formula="of:=[$'9a-Cadiz'.H41]/1000+[$'Total survey'.B34]" office:value-type="float" office:value="0" calcext:value-type="float">
            <text:p>0</text:p>
          </table:table-cell>
          <table:table-cell table:style-name="ce67" table:formula="of:=[$'9a-Cadiz'.I41]+[$'Total survey'.C34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7" table:formula="of:=[$'9a-Cadiz'.H42]/1000+[$'Total survey'.B35]" office:value-type="float" office:value="0" calcext:value-type="float">
            <text:p>0</text:p>
          </table:table-cell>
          <table:table-cell table:style-name="ce67" table:formula="of:=[$'9a-Cadiz'.I42]+[$'Total survey'.C35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24.5" calcext:value-type="float">
            <text:p>24,5</text:p>
          </table:table-cell>
          <table:table-cell table:style-name="ce67" table:formula="of:=[$'9a-Cadiz'.H43]/1000+[$'Total survey'.B36]" office:value-type="float" office:value="0" calcext:value-type="float">
            <text:p>0</text:p>
          </table:table-cell>
          <table:table-cell table:style-name="ce67" table:formula="of:=[$'9a-Cadiz'.I43]+[$'Total survey'.C36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7" table:formula="of:=[$'9a-Cadiz'.H44]/1000+[$'Total survey'.B37]" office:value-type="float" office:value="0" calcext:value-type="float">
            <text:p>0</text:p>
          </table:table-cell>
          <table:table-cell table:style-name="ce67" table:formula="of:=[$'9a-Cadiz'.I44]+[$'Total survey'.C37]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60"/>
          <table:table-cell table:number-columns-repeated="63"/>
        </table:table-row>
        <table:table-row table:style-name="ro1">
          <table:table-cell table:style-name="ce60" office:value-type="string" calcext:value-type="string">
            <text:p>Total</text:p>
          </table:table-cell>
          <table:table-cell table:style-name="ce67" table:formula="of:=SUM([.B3:.B37])" office:value-type="float" office:value="6290234.60447896" calcext:value-type="float">
            <text:p>6290235</text:p>
          </table:table-cell>
          <table:table-cell table:style-name="ce67" table:formula="of:=SUM([.C3:.C37])" office:value-type="float" office:value="126372.070641626" calcext:value-type="float">
            <text:p>12637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0.25+SUMPRODUCT([.B3:.B37];[.A3:.A37])/[.B39]" office:value-type="float" office:value="17.496152391352" calcext:value-type="float">
            <text:p>17,4961523914</text:p>
          </table:table-cell>
          <table:table-cell table:formula="of:=1000*[.C39]/[.B39]" office:value-type="float" office:value="20.0901999031392" calcext:value-type="float">
            <text:p>20,0901999031</text:p>
          </table:table-cell>
          <table:table-cell table:number-columns-repeated="61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9aCN_ages" table:style-name="ta1">
        <office:forms form:automatic-focus="false" form:apply-design-mode="false"/>
        <table:shapes>
          <draw:frame draw:z-index="0" draw:style-name="gr2" draw:text-style-name="P2" svg:width="159.99mm" svg:height="89.99mm" svg:x="623.61mm" svg:y="38.08mm">
            <loext:p draw:notify-on-update-of-ranges="9aCN_ages.M8:9aCN_ages.Q8 9aCN_ages.L46:9aCN_ages.L46 9aCN_ages.M46:9aCN_ages.Q46 9aCN_ages.L51:9aCN_ages.L51 9aCN_ages.M51:9aCN_ages.Q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6" table:default-cell-style-name="ce73"/>
        <table:table-column table:style-name="co15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76" office:value-type="string" calcext:value-type="string">
            <text:p>Valor de a:</text:p>
          </table:table-cell>
          <table:table-cell table:style-name="ce60" office:value-type="float" office:value="0.00206368" calcext:value-type="float">
            <text:p>0,00206368</text:p>
          </table:table-cell>
          <table:table-cell table:number-columns-repeated="49"/>
        </table:table-row>
        <table:table-row table:style-name="ro7">
          <table:table-cell table:number-columns-repeated="3"/>
          <table:table-cell office:value-type="string" calcext:value-type="string">
            <text:p>Id. de b:</text:p>
          </table:table-cell>
          <table:table-cell table:style-name="ce60" office:value-type="float" office:value="3.3973406" calcext:value-type="float">
            <text:p>3,3973406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8"/>
        </table:table-row>
        <table:table-row table:style-name="ro7">
          <table:table-cell table:number-columns-repeated="6"/>
          <table:table-cell table:style-name="ce77"/>
          <table:table-cell table:number-columns-repeated="5"/>
          <table:table-cell table:style-name="ce77" office:value-type="string" calcext:value-type="string">
            <text:p>SURVEY: PELAGO 22. anchovy</text:p>
          </table:table-cell>
          <table:table-cell/>
          <table:table-cell table:style-name="ce77"/>
          <table:table-cell/>
          <table:table-cell table:style-name="Default"/>
          <table:table-cell table:number-columns-repeated="37"/>
        </table:table-row>
        <table:table-row table:style-name="ro7">
          <table:table-cell table:number-columns-repeated="16"/>
          <table:table-cell table:style-name="Default"/>
          <table:table-cell table:number-columns-repeated="37"/>
        </table:table-row>
        <table:table-row table:style-name="ro7">
          <table:table-cell table:number-columns-repeated="5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CN</text:p>
          </table:table-cell>
          <table:table-cell table:number-columns-repeated="3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I5]" office:value-type="string" office:string-value="9aCN" calcext:value-type="string">
            <text:p>9aCN</text:p>
          </table:table-cell>
          <table:table-cell table:style-name="Default"/>
          <table:table-cell table:style-name="ce101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AGE GROUPS</text:p>
          </table:table-cell>
          <table:table-cell table:number-columns-repeated="2"/>
          <table:table-cell table:style-name="Default"/>
          <table:table-cell table:number-columns-repeated="3"/>
          <table:table-cell table:style-name="ce92"/>
          <table:table-cell table:style-name="ce97" office:value-type="string" calcext:value-type="string">
            <text:p>AGE GROUPS</text:p>
          </table:table-cell>
          <table:table-cell table:style-name="ce92" table:number-columns-repeated="5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9aCN.H10]" office:value-type="float" office:value="0" calcext:value-type="float">
            <text:p>0</text:p>
          </table:table-cell>
          <table:table-cell table:style-name="ce71" table:formula="of:=[$9aCN.I10]" office:value-type="float" office:value="0" calcext:value-type="float">
            <text:p>0</text:p>
          </table:table-cell>
          <table:table-cell table:style-name="ce74" table:formula="of:=([.E$1]*([.D10])^[.E$2])*[.A10]/1000000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[.$A10]*[.E92]" office:value-type="float" office:value="0" calcext:value-type="float">
            <text:p>0</text:p>
          </table:table-cell>
          <table:table-cell table:style-name="ce72" table:formula="of:=IF([.$A10]*[.F92]=0;&quot;&quot;;[.$A10]*[.F92])">
            <text:p/>
          </table:table-cell>
          <table:table-cell table:style-name="ce72" table:formula="of:=IF([.$A10]*[.G92]=0;&quot;&quot;;[.$A10]*[.G92])">
            <text:p/>
          </table:table-cell>
          <table:table-cell table:style-name="ce72" table:formula="of:=IF([.$A10]*[.H92]=0;&quot;&quot;;[.$A10]*[.H92])">
            <text:p/>
          </table:table-cell>
          <table:table-cell table:style-name="ce72" table:formula="of:=IF([.$A10]*[.I92]=0;&quot;&quot;;[.$A10]*[.I92]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[.$B10]*[.E92]=0;&quot;&quot;;[.$B10]*[.E92])">
            <text:p/>
          </table:table-cell>
          <table:table-cell table:style-name="ce72" table:formula="of:=IF([.$B10]*[.F92]=0;&quot;&quot;;[.$B10]*[.F92])">
            <text:p/>
          </table:table-cell>
          <table:table-cell table:style-name="ce72" table:formula="of:=IF([.$B10]*[.G92]=0;&quot;&quot;;[.$B10]*[.G92])">
            <text:p/>
          </table:table-cell>
          <table:table-cell table:style-name="ce72" table:formula="of:=IF([.$B10]*[.H92]=0;&quot;&quot;;[.$B10]*[.H92])">
            <text:p/>
          </table:table-cell>
          <table:table-cell table:style-name="ce72" table:formula="of:=IF([.$B10]*[.I92]=0;&quot;&quot;;[.$B10]*[.I92])">
            <text:p/>
          </table:table-cell>
          <table:table-cell table:style-name="ce87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number-columns-repeated="35"/>
        </table:table-row>
        <table:table-row table:style-name="ro7">
          <table:table-cell table:style-name="ce71" table:formula="of:=[$9aCN.H11]" office:value-type="float" office:value="0" calcext:value-type="float">
            <text:p>0</text:p>
          </table:table-cell>
          <table:table-cell table:style-name="ce71" table:formula="of:=[$9aCN.I11]" office:value-type="float" office:value="0" calcext:value-type="float">
            <text:p>0</text:p>
          </table:table-cell>
          <table:table-cell table:style-name="ce74" table:formula="of:=([.E$1]*([.D11])^[.E$2])*[.A11]/1000000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[.$A11]*[.E93]=0;&quot;&quot;;[.$A11]*[.E93])">
            <text:p/>
          </table:table-cell>
          <table:table-cell table:style-name="ce72" table:formula="of:=IF([.$A11]*[.F93]=0;&quot;&quot;;[.$A11]*[.F93])">
            <text:p/>
          </table:table-cell>
          <table:table-cell table:style-name="ce72" table:formula="of:=IF([.$A11]*[.G93]=0;&quot;&quot;;[.$A11]*[.G93])">
            <text:p/>
          </table:table-cell>
          <table:table-cell table:style-name="ce72" table:formula="of:=IF([.$A11]*[.H93]=0;&quot;&quot;;[.$A11]*[.H93])">
            <text:p/>
          </table:table-cell>
          <table:table-cell table:style-name="ce72" table:formula="of:=IF([.$A11]*[.I93]=0;&quot;&quot;;[.$A11]*[.I93]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[.$B11]*[.E93]=0;&quot;&quot;;[.$B11]*[.E93])">
            <text:p/>
          </table:table-cell>
          <table:table-cell table:style-name="ce72" table:formula="of:=IF([.$B11]*[.F93]=0;&quot;&quot;;[.$B11]*[.F93])">
            <text:p/>
          </table:table-cell>
          <table:table-cell table:style-name="ce72" table:formula="of:=IF([.$B11]*[.G93]=0;&quot;&quot;;[.$B11]*[.G93])">
            <text:p/>
          </table:table-cell>
          <table:table-cell table:style-name="ce72" table:formula="of:=IF([.$B11]*[.H93]=0;&quot;&quot;;[.$B11]*[.H93])">
            <text:p/>
          </table:table-cell>
          <table:table-cell table:style-name="ce72" table:formula="of:=IF([.$B11]*[.I93]=0;&quot;&quot;;[.$B11]*[.I93])">
            <text:p/>
          </table:table-cell>
          <table:table-cell table:style-name="ce87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number-columns-repeated="35"/>
        </table:table-row>
        <table:table-row table:style-name="ro7">
          <table:table-cell table:style-name="ce71" table:formula="of:=[$9aCN.H12]" office:value-type="float" office:value="0" calcext:value-type="float">
            <text:p>0</text:p>
          </table:table-cell>
          <table:table-cell table:style-name="ce71" table:formula="of:=[$9aCN.I12]" office:value-type="float" office:value="0" calcext:value-type="float">
            <text:p>0</text:p>
          </table:table-cell>
          <table:table-cell table:style-name="ce74" table:formula="of:=([.E$1]*([.D12])^[.E$2])*[.A12]/1000000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[.$A12]*[.E94]=0;&quot;&quot;;[.$A12]*[.E94])">
            <text:p/>
          </table:table-cell>
          <table:table-cell table:style-name="ce72" table:formula="of:=IF([.$A12]*[.F94]=0;&quot;&quot;;[.$A12]*[.F94])">
            <text:p/>
          </table:table-cell>
          <table:table-cell table:style-name="ce72" table:formula="of:=IF([.$A12]*[.G94]=0;&quot;&quot;;[.$A12]*[.G94])">
            <text:p/>
          </table:table-cell>
          <table:table-cell table:style-name="ce72" table:formula="of:=IF([.$A12]*[.H94]=0;&quot;&quot;;[.$A12]*[.H94])">
            <text:p/>
          </table:table-cell>
          <table:table-cell table:style-name="ce72" table:formula="of:=IF([.$A12]*[.I94]=0;&quot;&quot;;[.$A12]*[.I94]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[.$B12]*[.E94]=0;&quot;&quot;;[.$B12]*[.E94])">
            <text:p/>
          </table:table-cell>
          <table:table-cell table:style-name="ce72" table:formula="of:=IF([.$B12]*[.F94]=0;&quot;&quot;;[.$B12]*[.F94])">
            <text:p/>
          </table:table-cell>
          <table:table-cell table:style-name="ce72" table:formula="of:=IF([.$B12]*[.G94]=0;&quot;&quot;;[.$B12]*[.G94])">
            <text:p/>
          </table:table-cell>
          <table:table-cell table:style-name="ce72" table:formula="of:=IF([.$B12]*[.H94]=0;&quot;&quot;;[.$B12]*[.H94])">
            <text:p/>
          </table:table-cell>
          <table:table-cell table:style-name="ce72" table:formula="of:=IF([.$B12]*[.I94]=0;&quot;&quot;;[.$B12]*[.I94])">
            <text:p/>
          </table:table-cell>
          <table:table-cell table:style-name="ce87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number-columns-repeated="35"/>
        </table:table-row>
        <table:table-row table:style-name="ro7">
          <table:table-cell table:style-name="ce71" table:formula="of:=[$9aCN.H13]" office:value-type="float" office:value="0" calcext:value-type="float">
            <text:p>0</text:p>
          </table:table-cell>
          <table:table-cell table:style-name="ce71" table:formula="of:=[$9aCN.I13]" office:value-type="float" office:value="0" calcext:value-type="float">
            <text:p>0</text:p>
          </table:table-cell>
          <table:table-cell table:style-name="ce74" table:formula="of:=([.E$1]*([.D13])^[.E$2])*[.A13]/1000000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[.$A13]*[.E95]=0;&quot;&quot;;[.$A13]*[.E95])">
            <text:p/>
          </table:table-cell>
          <table:table-cell table:style-name="ce72" table:formula="of:=IF([.$A13]*[.F95]=0;&quot;&quot;;[.$A13]*[.F95])">
            <text:p/>
          </table:table-cell>
          <table:table-cell table:style-name="ce72" table:formula="of:=IF([.$A13]*[.G95]=0;&quot;&quot;;[.$A13]*[.G95])">
            <text:p/>
          </table:table-cell>
          <table:table-cell table:style-name="ce72" table:formula="of:=IF([.$A13]*[.H95]=0;&quot;&quot;;[.$A13]*[.H95])">
            <text:p/>
          </table:table-cell>
          <table:table-cell table:style-name="ce72" table:formula="of:=IF([.$A13]*[.I95]=0;&quot;&quot;;[.$A13]*[.I95]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[.$B13]*[.E95]=0;&quot;&quot;;[.$B13]*[.E95])">
            <text:p/>
          </table:table-cell>
          <table:table-cell table:style-name="ce72" table:formula="of:=IF([.$B13]*[.F95]=0;&quot;&quot;;[.$B13]*[.F95])">
            <text:p/>
          </table:table-cell>
          <table:table-cell table:style-name="ce72" table:formula="of:=IF([.$B13]*[.G95]=0;&quot;&quot;;[.$B13]*[.G95])">
            <text:p/>
          </table:table-cell>
          <table:table-cell table:style-name="ce72" table:formula="of:=IF([.$B13]*[.H95]=0;&quot;&quot;;[.$B13]*[.H95])">
            <text:p/>
          </table:table-cell>
          <table:table-cell table:style-name="ce72" table:formula="of:=IF([.$B13]*[.I95]=0;&quot;&quot;;[.$B13]*[.I95])">
            <text:p/>
          </table:table-cell>
          <table:table-cell table:style-name="ce87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number-columns-repeated="35"/>
        </table:table-row>
        <table:table-row table:style-name="ro7">
          <table:table-cell table:style-name="ce71" table:formula="of:=[$9aCN.H14]" office:value-type="float" office:value="0" calcext:value-type="float">
            <text:p>0</text:p>
          </table:table-cell>
          <table:table-cell table:style-name="ce71" table:formula="of:=[$9aCN.I14]" office:value-type="float" office:value="0" calcext:value-type="float">
            <text:p>0</text:p>
          </table:table-cell>
          <table:table-cell table:style-name="ce74" table:formula="of:=([.E$1]*([.D14])^[.E$2])*[.A14]/1000000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[.$A14]*[.E96]=0;&quot;&quot;;[.$A14]*[.E96])">
            <text:p/>
          </table:table-cell>
          <table:table-cell table:style-name="ce72" table:formula="of:=IF([.$A14]*[.F96]=0;&quot;&quot;;[.$A14]*[.F96])">
            <text:p/>
          </table:table-cell>
          <table:table-cell table:style-name="ce72" table:formula="of:=IF([.$A14]*[.G96]=0;&quot;&quot;;[.$A14]*[.G96])">
            <text:p/>
          </table:table-cell>
          <table:table-cell table:style-name="ce72" table:formula="of:=IF([.$A14]*[.H96]=0;&quot;&quot;;[.$A14]*[.H96])">
            <text:p/>
          </table:table-cell>
          <table:table-cell table:style-name="ce72" table:formula="of:=IF([.$A14]*[.I96]=0;&quot;&quot;;[.$A14]*[.I96]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[.$B14]*[.E96]=0;&quot;&quot;;[.$B14]*[.E96])">
            <text:p/>
          </table:table-cell>
          <table:table-cell table:style-name="ce72" table:formula="of:=IF([.$B14]*[.F96]=0;&quot;&quot;;[.$B14]*[.F96])">
            <text:p/>
          </table:table-cell>
          <table:table-cell table:style-name="ce72" table:formula="of:=IF([.$B14]*[.G96]=0;&quot;&quot;;[.$B14]*[.G96])">
            <text:p/>
          </table:table-cell>
          <table:table-cell table:style-name="ce72" table:formula="of:=IF([.$B14]*[.H96]=0;&quot;&quot;;[.$B14]*[.H96])">
            <text:p/>
          </table:table-cell>
          <table:table-cell table:style-name="ce72" table:formula="of:=IF([.$B14]*[.I96]=0;&quot;&quot;;[.$B14]*[.I96])">
            <text:p/>
          </table:table-cell>
          <table:table-cell table:style-name="ce87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number-columns-repeated="35"/>
        </table:table-row>
        <table:table-row table:style-name="ro7">
          <table:table-cell table:style-name="ce71" table:formula="of:=[$9aCN.H15]" office:value-type="float" office:value="0" calcext:value-type="float">
            <text:p>0</text:p>
          </table:table-cell>
          <table:table-cell table:style-name="ce71" table:formula="of:=[$9aCN.I15]" office:value-type="float" office:value="0" calcext:value-type="float">
            <text:p>0</text:p>
          </table:table-cell>
          <table:table-cell table:style-name="ce74" table:formula="of:=([.E$1]*([.D15])^[.E$2])*[.A15]/1000000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[.$A15]*[.E97]=0;&quot;&quot;;[.$A15]*[.E97])">
            <text:p/>
          </table:table-cell>
          <table:table-cell table:style-name="ce72" table:formula="of:=IF([.$A15]*[.F97]=0;&quot;&quot;;[.$A15]*[.F97])">
            <text:p/>
          </table:table-cell>
          <table:table-cell table:style-name="ce72" table:formula="of:=IF([.$A15]*[.G97]=0;&quot;&quot;;[.$A15]*[.G97])">
            <text:p/>
          </table:table-cell>
          <table:table-cell table:style-name="ce72" table:formula="of:=IF([.$A15]*[.H97]=0;&quot;&quot;;[.$A15]*[.H97])">
            <text:p/>
          </table:table-cell>
          <table:table-cell table:style-name="ce72" table:formula="of:=IF([.$A15]*[.I97]=0;&quot;&quot;;[.$A15]*[.I97]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[.$B15]*[.E97]=0;&quot;&quot;;[.$B15]*[.E97])">
            <text:p/>
          </table:table-cell>
          <table:table-cell table:style-name="ce72" table:formula="of:=IF([.$B15]*[.F97]=0;&quot;&quot;;[.$B15]*[.F97])">
            <text:p/>
          </table:table-cell>
          <table:table-cell table:style-name="ce72" table:formula="of:=IF([.$B15]*[.G97]=0;&quot;&quot;;[.$B15]*[.G97])">
            <text:p/>
          </table:table-cell>
          <table:table-cell table:style-name="ce72" table:formula="of:=IF([.$B15]*[.H97]=0;&quot;&quot;;[.$B15]*[.H97])">
            <text:p/>
          </table:table-cell>
          <table:table-cell table:style-name="ce72" table:formula="of:=IF([.$B15]*[.I97]=0;&quot;&quot;;[.$B15]*[.I97])">
            <text:p/>
          </table:table-cell>
          <table:table-cell table:style-name="ce87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number-columns-repeated="35"/>
        </table:table-row>
        <table:table-row table:style-name="ro7">
          <table:table-cell table:style-name="ce71" table:formula="of:=[$9aCN.H16]" office:value-type="float" office:value="0" calcext:value-type="float">
            <text:p>0</text:p>
          </table:table-cell>
          <table:table-cell table:style-name="ce71" table:formula="of:=[$9aCN.I16]" office:value-type="float" office:value="0" calcext:value-type="float">
            <text:p>0</text:p>
          </table:table-cell>
          <table:table-cell table:style-name="ce74" table:formula="of:=([.E$1]*([.D16])^[.E$2])*[.A16]/1000000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[.$A16]*[.E98]=0;&quot;&quot;;[.$A16]*[.E98])">
            <text:p/>
          </table:table-cell>
          <table:table-cell table:style-name="ce72" table:formula="of:=IF([.$A16]*[.F98]=0;&quot;&quot;;[.$A16]*[.F98])">
            <text:p/>
          </table:table-cell>
          <table:table-cell table:style-name="ce72" table:formula="of:=IF([.$A16]*[.G98]=0;&quot;&quot;;[.$A16]*[.G98])">
            <text:p/>
          </table:table-cell>
          <table:table-cell table:style-name="ce72" table:formula="of:=IF([.$A16]*[.H98]=0;&quot;&quot;;[.$A16]*[.H98])">
            <text:p/>
          </table:table-cell>
          <table:table-cell table:style-name="ce72" table:formula="of:=IF([.$A16]*[.I98]=0;&quot;&quot;;[.$A16]*[.I98]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[.$B16]*[.E98]=0;&quot;&quot;;[.$B16]*[.E98])">
            <text:p/>
          </table:table-cell>
          <table:table-cell table:style-name="ce72" table:formula="of:=IF([.$B16]*[.F98]=0;&quot;&quot;;[.$B16]*[.F98])">
            <text:p/>
          </table:table-cell>
          <table:table-cell table:style-name="ce72" table:formula="of:=IF([.$B16]*[.G98]=0;&quot;&quot;;[.$B16]*[.G98])">
            <text:p/>
          </table:table-cell>
          <table:table-cell table:style-name="ce72" table:formula="of:=IF([.$B16]*[.H98]=0;&quot;&quot;;[.$B16]*[.H98])">
            <text:p/>
          </table:table-cell>
          <table:table-cell table:style-name="ce72" table:formula="of:=IF([.$B16]*[.I98]=0;&quot;&quot;;[.$B16]*[.I98])">
            <text:p/>
          </table:table-cell>
          <table:table-cell table:style-name="ce87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number-columns-repeated="35"/>
        </table:table-row>
        <table:table-row table:style-name="ro7">
          <table:table-cell table:style-name="ce71" table:formula="of:=[$9aCN.H17]" office:value-type="float" office:value="0" calcext:value-type="float">
            <text:p>0</text:p>
          </table:table-cell>
          <table:table-cell table:style-name="ce71" table:formula="of:=[$9aCN.I17]" office:value-type="float" office:value="0" calcext:value-type="float">
            <text:p>0</text:p>
          </table:table-cell>
          <table:table-cell table:style-name="ce74" table:formula="of:=([.E$1]*([.D17])^[.E$2])*[.A17]/1000000" office:value-type="float" office:value="0" calcext:value-type="float">
            <text:p>0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[.$A17]*[.E99]=0;&quot;&quot;;[.$A17]*[.E99])">
            <text:p/>
          </table:table-cell>
          <table:table-cell table:style-name="ce72" table:formula="of:=IF([.$A17]*[.F99]=0;&quot;&quot;;[.$A17]*[.F99])">
            <text:p/>
          </table:table-cell>
          <table:table-cell table:style-name="ce72" table:formula="of:=IF([.$A17]*[.G99]=0;&quot;&quot;;[.$A17]*[.G99])">
            <text:p/>
          </table:table-cell>
          <table:table-cell table:style-name="ce72" table:formula="of:=IF([.$A17]*[.H99]=0;&quot;&quot;;[.$A17]*[.H99])">
            <text:p/>
          </table:table-cell>
          <table:table-cell table:style-name="ce72" table:formula="of:=IF([.$A17]*[.I99]=0;&quot;&quot;;[.$A17]*[.I99])">
            <text:p/>
          </table:table-cell>
          <table:table-cell table:style-name="ce72" table:formula="of:=IF(SUM([.E17:.I17])=0;&quot;&quot;;SUM([.E17:.I17]))">
            <text:p/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[.$B17]*[.E99]=0;&quot;&quot;;[.$B17]*[.E99])">
            <text:p/>
          </table:table-cell>
          <table:table-cell table:style-name="ce72" table:formula="of:=IF([.$B17]*[.F99]=0;&quot;&quot;;[.$B17]*[.F99])">
            <text:p/>
          </table:table-cell>
          <table:table-cell table:style-name="ce72" table:formula="of:=IF([.$B17]*[.G99]=0;&quot;&quot;;[.$B17]*[.G99])">
            <text:p/>
          </table:table-cell>
          <table:table-cell table:style-name="ce72" table:formula="of:=IF([.$B17]*[.H99]=0;&quot;&quot;;[.$B17]*[.H99])">
            <text:p/>
          </table:table-cell>
          <table:table-cell table:style-name="ce72" table:formula="of:=IF([.$B17]*[.I99]=0;&quot;&quot;;[.$B17]*[.I99])">
            <text:p/>
          </table:table-cell>
          <table:table-cell table:style-name="ce87" table:formula="of:=IF(SUM([.M17:.Q17])=0;&quot;&quot;;SUM([.M17:.Q17]))">
            <text:p/>
          </table:table-cell>
          <table:table-cell table:style-name="ce99" table:formula="of:=IF([.J17]=&quot;&quot;;&quot;&quot;;[.J17])">
            <text:p/>
          </table:table-cell>
          <table:table-cell table:number-columns-repeated="35"/>
        </table:table-row>
        <table:table-row table:style-name="ro7">
          <table:table-cell table:style-name="ce71" table:formula="of:=[$9aCN.H18]" office:value-type="float" office:value="0" calcext:value-type="float">
            <text:p>0</text:p>
          </table:table-cell>
          <table:table-cell table:style-name="ce71" table:formula="of:=[$9aCN.I18]" office:value-type="float" office:value="0" calcext:value-type="float">
            <text:p>0</text:p>
          </table:table-cell>
          <table:table-cell table:style-name="ce74" table:formula="of:=([.E$1]*([.D18])^[.E$2])*[.A18]/1000000" office:value-type="float" office:value="0" calcext:value-type="float">
            <text:p>0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[.$A18]*[.E100]=0;&quot;&quot;;[.$A18]*[.E100])">
            <text:p/>
          </table:table-cell>
          <table:table-cell table:style-name="ce72" table:formula="of:=IF([.$A18]*[.F100]=0;&quot;&quot;;[.$A18]*[.F100])">
            <text:p/>
          </table:table-cell>
          <table:table-cell table:style-name="ce72" table:formula="of:=IF([.$A18]*[.G100]=0;&quot;&quot;;[.$A18]*[.G100])">
            <text:p/>
          </table:table-cell>
          <table:table-cell table:style-name="ce72" table:formula="of:=IF([.$A18]*[.H100]=0;&quot;&quot;;[.$A18]*[.H100])">
            <text:p/>
          </table:table-cell>
          <table:table-cell table:style-name="ce72" table:formula="of:=IF([.$A18]*[.I100]=0;&quot;&quot;;[.$A18]*[.I100])">
            <text:p/>
          </table:table-cell>
          <table:table-cell table:style-name="ce72" table:formula="of:=IF(SUM([.E18:.I18])=0;&quot;&quot;;SUM([.E18:.I18]))">
            <text:p/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[.$B18]*[.E100]=0;&quot;&quot;;[.$B18]*[.E100])">
            <text:p/>
          </table:table-cell>
          <table:table-cell table:style-name="ce72" table:formula="of:=IF([.$B18]*[.F100]=0;&quot;&quot;;[.$B18]*[.F100])">
            <text:p/>
          </table:table-cell>
          <table:table-cell table:style-name="ce72" table:formula="of:=IF([.$B18]*[.G100]=0;&quot;&quot;;[.$B18]*[.G100])">
            <text:p/>
          </table:table-cell>
          <table:table-cell table:style-name="ce72" table:formula="of:=IF([.$B18]*[.H100]=0;&quot;&quot;;[.$B18]*[.H100])">
            <text:p/>
          </table:table-cell>
          <table:table-cell table:style-name="ce72" table:formula="of:=IF([.$B18]*[.I100]=0;&quot;&quot;;[.$B18]*[.I100])">
            <text:p/>
          </table:table-cell>
          <table:table-cell table:style-name="ce87" table:formula="of:=IF(SUM([.M18:.Q18])=0;&quot;&quot;;SUM([.M18:.Q18]))">
            <text:p/>
          </table:table-cell>
          <table:table-cell table:style-name="ce99" table:formula="of:=IF([.J18]=&quot;&quot;;&quot;&quot;;[.J18])">
            <text:p/>
          </table:table-cell>
          <table:table-cell table:number-columns-repeated="35"/>
        </table:table-row>
        <table:table-row table:style-name="ro7">
          <table:table-cell table:style-name="ce71" table:formula="of:=[$9aCN.H19]" office:value-type="float" office:value="0" calcext:value-type="float">
            <text:p>0</text:p>
          </table:table-cell>
          <table:table-cell table:style-name="ce71" table:formula="of:=[$9aCN.I19]" office:value-type="float" office:value="0" calcext:value-type="float">
            <text:p>0</text:p>
          </table:table-cell>
          <table:table-cell table:style-name="ce75" table:formula="of:=([.E$1]*([.D19])^[.E$2])*[.A19]/1000" office:value-type="float" office:value="0" calcext:value-type="float">
            <text:p>0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[.$A19]*[.E101]=0;&quot;&quot;;[.$A19]*[.E101])">
            <text:p/>
          </table:table-cell>
          <table:table-cell table:style-name="ce72" table:formula="of:=IF([.$A19]*[.F101]=0;&quot;&quot;;[.$A19]*[.F101])">
            <text:p/>
          </table:table-cell>
          <table:table-cell table:style-name="ce72" table:formula="of:=IF([.$A19]*[.G101]=0;&quot;&quot;;[.$A19]*[.G101])">
            <text:p/>
          </table:table-cell>
          <table:table-cell table:style-name="ce72" table:formula="of:=IF([.$A19]*[.H101]=0;&quot;&quot;;[.$A19]*[.H101])">
            <text:p/>
          </table:table-cell>
          <table:table-cell table:style-name="ce72" table:formula="of:=IF([.$A19]*[.I101]=0;&quot;&quot;;[.$A19]*[.I101])">
            <text:p/>
          </table:table-cell>
          <table:table-cell table:style-name="ce72" table:formula="of:=IF(SUM([.E19:.I19])=0;&quot;&quot;;SUM([.E19:.I19]))">
            <text:p/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[.$B19]*[.E101]=0;&quot;&quot;;[.$B19]*[.E101])">
            <text:p/>
          </table:table-cell>
          <table:table-cell table:style-name="ce72" table:formula="of:=IF([.$B19]*[.F101]=0;&quot;&quot;;[.$B19]*[.F101])">
            <text:p/>
          </table:table-cell>
          <table:table-cell table:style-name="ce72" table:formula="of:=IF([.$B19]*[.G101]=0;&quot;&quot;;[.$B19]*[.G101])">
            <text:p/>
          </table:table-cell>
          <table:table-cell table:style-name="ce72" table:formula="of:=IF([.$B19]*[.H101]=0;&quot;&quot;;[.$B19]*[.H101])">
            <text:p/>
          </table:table-cell>
          <table:table-cell table:style-name="ce72" table:formula="of:=IF([.$B19]*[.I101]=0;&quot;&quot;;[.$B19]*[.I101])">
            <text:p/>
          </table:table-cell>
          <table:table-cell table:style-name="ce87" table:formula="of:=IF(SUM([.M19:.Q19])=0;&quot;&quot;;SUM([.M19:.Q19]))">
            <text:p/>
          </table:table-cell>
          <table:table-cell table:style-name="ce99" table:formula="of:=IF([.J19]=&quot;&quot;;&quot;&quot;;[.J19])">
            <text:p/>
          </table:table-cell>
          <table:table-cell table:number-columns-repeated="35"/>
        </table:table-row>
        <table:table-row table:style-name="ro7">
          <table:table-cell table:style-name="ce71" table:formula="of:=[$9aCN.H20]" office:value-type="float" office:value="0" calcext:value-type="float">
            <text:p>0</text:p>
          </table:table-cell>
          <table:table-cell table:style-name="ce71" table:formula="of:=[$9aCN.I20]" office:value-type="float" office:value="0" calcext:value-type="float">
            <text:p>0</text:p>
          </table:table-cell>
          <table:table-cell table:style-name="ce75" table:formula="of:=([.E$1]*([.D20])^[.E$2])*[.A20]/1000" office:value-type="float" office:value="0" calcext:value-type="float">
            <text:p>0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[.$A20]*[.E102]=0;&quot;&quot;;[.$A20]*[.E102])">
            <text:p/>
          </table:table-cell>
          <table:table-cell table:style-name="ce72" table:formula="of:=IF([.$A20]*[.F102]=0;&quot;&quot;;[.$A20]*[.F102])">
            <text:p/>
          </table:table-cell>
          <table:table-cell table:style-name="ce72" table:formula="of:=IF([.$A20]*[.G102]=0;&quot;&quot;;[.$A20]*[.G102])">
            <text:p/>
          </table:table-cell>
          <table:table-cell table:style-name="ce72" table:formula="of:=IF([.$A20]*[.H102]=0;&quot;&quot;;[.$A20]*[.H102])">
            <text:p/>
          </table:table-cell>
          <table:table-cell table:style-name="ce72" table:formula="of:=IF([.$A20]*[.I102]=0;&quot;&quot;;[.$A20]*[.I102])">
            <text:p/>
          </table:table-cell>
          <table:table-cell table:style-name="ce72" table:formula="of:=IF(SUM([.E20:.I20])=0;&quot;&quot;;SUM([.E20:.I20]))">
            <text:p/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[.$B20]*[.E102]=0;&quot;&quot;;[.$B20]*[.E102])">
            <text:p/>
          </table:table-cell>
          <table:table-cell table:style-name="ce72" table:formula="of:=IF([.$B20]*[.F102]=0;&quot;&quot;;[.$B20]*[.F102])">
            <text:p/>
          </table:table-cell>
          <table:table-cell table:style-name="ce72" table:formula="of:=IF([.$B20]*[.G102]=0;&quot;&quot;;[.$B20]*[.G102])">
            <text:p/>
          </table:table-cell>
          <table:table-cell table:style-name="ce72" table:formula="of:=IF([.$B20]*[.H102]=0;&quot;&quot;;[.$B20]*[.H102])">
            <text:p/>
          </table:table-cell>
          <table:table-cell table:style-name="ce72" table:formula="of:=IF([.$B20]*[.I102]=0;&quot;&quot;;[.$B20]*[.I102])">
            <text:p/>
          </table:table-cell>
          <table:table-cell table:style-name="ce87" table:formula="of:=IF(SUM([.M20:.Q20])=0;&quot;&quot;;SUM([.M20:.Q20]))">
            <text:p/>
          </table:table-cell>
          <table:table-cell table:style-name="ce99" table:formula="of:=IF([.J20]=&quot;&quot;;&quot;&quot;;[.J20])">
            <text:p/>
          </table:table-cell>
          <table:table-cell table:number-columns-repeated="35"/>
        </table:table-row>
        <table:table-row table:style-name="ro7">
          <table:table-cell table:style-name="ce71" table:formula="of:=[$9aCN.H21]" office:value-type="float" office:value="0" calcext:value-type="float">
            <text:p>0</text:p>
          </table:table-cell>
          <table:table-cell table:style-name="ce71" table:formula="of:=[$9aCN.I21]" office:value-type="float" office:value="0" calcext:value-type="float">
            <text:p>0</text:p>
          </table:table-cell>
          <table:table-cell table:style-name="ce75" table:formula="of:=([.E$1]*([.D21])^[.E$2])*[.A21]/1000" office:value-type="float" office:value="0" calcext:value-type="float">
            <text:p>0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[.$A21]*[.E103]=0;&quot;&quot;;[.$A21]*[.E103])">
            <text:p/>
          </table:table-cell>
          <table:table-cell table:style-name="ce72" table:formula="of:=IF([.$A21]*[.F103]=0;&quot;&quot;;[.$A21]*[.F103])">
            <text:p/>
          </table:table-cell>
          <table:table-cell table:style-name="ce72" table:formula="of:=IF([.$A21]*[.G103]=0;&quot;&quot;;[.$A21]*[.G103])">
            <text:p/>
          </table:table-cell>
          <table:table-cell table:style-name="ce72" table:formula="of:=IF([.$A21]*[.H103]=0;&quot;&quot;;[.$A21]*[.H103])">
            <text:p/>
          </table:table-cell>
          <table:table-cell table:style-name="ce72" table:formula="of:=IF([.$A21]*[.I103]=0;&quot;&quot;;[.$A21]*[.I103])">
            <text:p/>
          </table:table-cell>
          <table:table-cell table:style-name="ce72" table:formula="of:=IF(SUM([.E21:.I21])=0;&quot;&quot;;SUM([.E21:.I21]))">
            <text:p/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[.$B21]*[.E103]=0;&quot;&quot;;[.$B21]*[.E103])">
            <text:p/>
          </table:table-cell>
          <table:table-cell table:style-name="ce72" table:formula="of:=IF([.$B21]*[.F103]=0;&quot;&quot;;[.$B21]*[.F103])">
            <text:p/>
          </table:table-cell>
          <table:table-cell table:style-name="ce72" table:formula="of:=IF([.$B21]*[.G103]=0;&quot;&quot;;[.$B21]*[.G103])">
            <text:p/>
          </table:table-cell>
          <table:table-cell table:style-name="ce72" table:formula="of:=IF([.$B21]*[.H103]=0;&quot;&quot;;[.$B21]*[.H103])">
            <text:p/>
          </table:table-cell>
          <table:table-cell table:style-name="ce72" table:formula="of:=IF([.$B21]*[.I103]=0;&quot;&quot;;[.$B21]*[.I103])">
            <text:p/>
          </table:table-cell>
          <table:table-cell table:style-name="ce87" table:formula="of:=IF(SUM([.M21:.Q21])=0;&quot;&quot;;SUM([.M21:.Q21]))">
            <text:p/>
          </table:table-cell>
          <table:table-cell table:style-name="ce99" table:formula="of:=IF([.J21]=&quot;&quot;;&quot;&quot;;[.J21])">
            <text:p/>
          </table:table-cell>
          <table:table-cell table:number-columns-repeated="35"/>
        </table:table-row>
        <table:table-row table:style-name="ro7">
          <table:table-cell table:style-name="ce71" table:formula="of:=[$9aCN.H22]" office:value-type="float" office:value="0" calcext:value-type="float">
            <text:p>0</text:p>
          </table:table-cell>
          <table:table-cell table:style-name="ce71" table:formula="of:=[$9aCN.I22]" office:value-type="float" office:value="0" calcext:value-type="float">
            <text:p>0</text:p>
          </table:table-cell>
          <table:table-cell table:style-name="ce75" table:formula="of:=([.E$1]*([.D22])^[.E$2])*[.A22]/1000" office:value-type="float" office:value="0" calcext:value-type="float">
            <text:p>0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[.$A22]*[.E104]=0;&quot;&quot;;[.$A22]*[.E104])">
            <text:p/>
          </table:table-cell>
          <table:table-cell table:style-name="ce72" table:formula="of:=IF([.$A22]*[.F104]=0;&quot;&quot;;[.$A22]*[.F104])">
            <text:p/>
          </table:table-cell>
          <table:table-cell table:style-name="ce72" table:formula="of:=IF([.$A22]*[.G104]=0;&quot;&quot;;[.$A22]*[.G104])">
            <text:p/>
          </table:table-cell>
          <table:table-cell table:style-name="ce72" table:formula="of:=IF([.$A22]*[.H104]=0;&quot;&quot;;[.$A22]*[.H104])">
            <text:p/>
          </table:table-cell>
          <table:table-cell table:style-name="ce72" table:formula="of:=IF([.$A22]*[.I104]=0;&quot;&quot;;[.$A22]*[.I104])">
            <text:p/>
          </table:table-cell>
          <table:table-cell table:style-name="ce72" table:formula="of:=IF(SUM([.E22:.I22])=0;&quot;&quot;;SUM([.E22:.I22]))">
            <text:p/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[.$B22]*[.E104]=0;&quot;&quot;;[.$B22]*[.E104])">
            <text:p/>
          </table:table-cell>
          <table:table-cell table:style-name="ce72" table:formula="of:=IF([.$B22]*[.F104]=0;&quot;&quot;;[.$B22]*[.F104])">
            <text:p/>
          </table:table-cell>
          <table:table-cell table:style-name="ce72" table:formula="of:=IF([.$B22]*[.G104]=0;&quot;&quot;;[.$B22]*[.G104])">
            <text:p/>
          </table:table-cell>
          <table:table-cell table:style-name="ce72" table:formula="of:=IF([.$B22]*[.H104]=0;&quot;&quot;;[.$B22]*[.H104])">
            <text:p/>
          </table:table-cell>
          <table:table-cell table:style-name="ce72" table:formula="of:=IF([.$B22]*[.I104]=0;&quot;&quot;;[.$B22]*[.I104])">
            <text:p/>
          </table:table-cell>
          <table:table-cell table:style-name="ce87" table:formula="of:=IF(SUM([.M22:.Q22])=0;&quot;&quot;;SUM([.M22:.Q22]))">
            <text:p/>
          </table:table-cell>
          <table:table-cell table:style-name="ce99" table:formula="of:=IF([.J22]=&quot;&quot;;&quot;&quot;;[.J22])">
            <text:p/>
          </table:table-cell>
          <table:table-cell table:number-columns-repeated="35"/>
        </table:table-row>
        <table:table-row table:style-name="ro7">
          <table:table-cell table:style-name="ce71" table:formula="of:=[$9aCN.H23]" office:value-type="float" office:value="4207227.99259058" calcext:value-type="float">
            <text:p>4207228</text:p>
          </table:table-cell>
          <table:table-cell table:style-name="ce71" table:formula="of:=[$9aCN.I23]" office:value-type="float" office:value="37.4905222609263" calcext:value-type="float">
            <text:p>37</text:p>
          </table:table-cell>
          <table:table-cell table:style-name="ce75" table:formula="of:=([.E$1]*([.D23])^[.E$2])*[.A23]/1000" office:value-type="float" office:value="37490.5222609263" calcext:value-type="float">
            <text:p>37491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[.$A23]*[.E105]=0;&quot;&quot;;[.$A23]*[.E105])">
            <text:p/>
          </table:table-cell>
          <table:table-cell table:style-name="ce72" table:formula="of:=IF([.$A23]*[.F105]=0;&quot;&quot;;[.$A23]*[.F105])" office:value-type="float" office:value="3712259.99346227" calcext:value-type="float">
            <text:p>3712260</text:p>
          </table:table-cell>
          <table:table-cell table:style-name="ce72" table:formula="of:=IF([.$A23]*[.G105]=0;&quot;&quot;;[.$A23]*[.G105])" office:value-type="float" office:value="494967.999128303" calcext:value-type="float">
            <text:p>494968</text:p>
          </table:table-cell>
          <table:table-cell table:style-name="ce72" table:formula="of:=IF([.$A23]*[.H105]=0;&quot;&quot;;[.$A23]*[.H105])">
            <text:p/>
          </table:table-cell>
          <table:table-cell table:style-name="ce72" table:formula="of:=IF([.$A23]*[.I105]=0;&quot;&quot;;[.$A23]*[.I105])">
            <text:p/>
          </table:table-cell>
          <table:table-cell table:style-name="ce72" table:formula="of:=IF(SUM([.E23:.I23])=0;&quot;&quot;;SUM([.E23:.I23]))" office:value-type="float" office:value="4207227.99259058" calcext:value-type="float">
            <text:p>4207228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[.$B23]*[.E105]=0;&quot;&quot;;[.$B23]*[.E105])">
            <text:p/>
          </table:table-cell>
          <table:table-cell table:style-name="ce72" table:formula="of:=IF([.$B23]*[.F105]=0;&quot;&quot;;[.$B23]*[.F105])" office:value-type="float" office:value="33.0798725831703" calcext:value-type="float">
            <text:p>33</text:p>
          </table:table-cell>
          <table:table-cell table:style-name="ce72" table:formula="of:=IF([.$B23]*[.G105]=0;&quot;&quot;;[.$B23]*[.G105])" office:value-type="float" office:value="4.41064967775604" calcext:value-type="float">
            <text:p>4</text:p>
          </table:table-cell>
          <table:table-cell table:style-name="ce72" table:formula="of:=IF([.$B23]*[.H105]=0;&quot;&quot;;[.$B23]*[.H105])">
            <text:p/>
          </table:table-cell>
          <table:table-cell table:style-name="ce72" table:formula="of:=IF([.$B23]*[.I105]=0;&quot;&quot;;[.$B23]*[.I105])">
            <text:p/>
          </table:table-cell>
          <table:table-cell table:style-name="ce87" table:formula="of:=IF(SUM([.M23:.Q23])=0;&quot;&quot;;SUM([.M23:.Q23]))" office:value-type="float" office:value="37.4905222609263" calcext:value-type="float">
            <text:p>37,49</text:p>
          </table:table-cell>
          <table:table-cell table:style-name="ce99" table:formula="of:=IF([.J23]=&quot;&quot;;&quot;&quot;;[.J23])" office:value-type="float" office:value="4207227.99259058" calcext:value-type="float">
            <text:p>4207228</text:p>
          </table:table-cell>
          <table:table-cell table:number-columns-repeated="35"/>
        </table:table-row>
        <table:table-row table:style-name="ro7">
          <table:table-cell table:style-name="ce71" table:formula="of:=[$9aCN.H24]" office:value-type="float" office:value="32867716.5052913" calcext:value-type="float">
            <text:p>32867717</text:p>
          </table:table-cell>
          <table:table-cell table:style-name="ce71" table:formula="of:=[$9aCN.I24]" office:value-type="float" office:value="337.427753175202" calcext:value-type="float">
            <text:p>337</text:p>
          </table:table-cell>
          <table:table-cell table:style-name="ce75" table:formula="of:=([.E$1]*([.D24])^[.E$2])*[.A24]/1000" office:value-type="float" office:value="337427.753175202" calcext:value-type="float">
            <text:p>337428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[.$A24]*[.E106]=0;&quot;&quot;;[.$A24]*[.E106])">
            <text:p/>
          </table:table-cell>
          <table:table-cell table:style-name="ce72" table:formula="of:=IF([.$A24]*[.F106]=0;&quot;&quot;;[.$A24]*[.F106])" office:value-type="float" office:value="29000926.3281982" calcext:value-type="float">
            <text:p>29000926</text:p>
          </table:table-cell>
          <table:table-cell table:style-name="ce72" table:formula="of:=IF([.$A24]*[.G106]=0;&quot;&quot;;[.$A24]*[.G106])" office:value-type="float" office:value="3866790.1770931" calcext:value-type="float">
            <text:p>3866790</text:p>
          </table:table-cell>
          <table:table-cell table:style-name="ce72" table:formula="of:=IF([.$A24]*[.H106]=0;&quot;&quot;;[.$A24]*[.H106])">
            <text:p/>
          </table:table-cell>
          <table:table-cell table:style-name="ce72" table:formula="of:=IF([.$A24]*[.I106]=0;&quot;&quot;;[.$A24]*[.I106])">
            <text:p/>
          </table:table-cell>
          <table:table-cell table:style-name="ce72" table:formula="of:=IF(SUM([.E24:.I24])=0;&quot;&quot;;SUM([.E24:.I24]))" office:value-type="float" office:value="32867716.5052913" calcext:value-type="float">
            <text:p>32867717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[.$B24]*[.E106]=0;&quot;&quot;;[.$B24]*[.E106])">
            <text:p/>
          </table:table-cell>
          <table:table-cell table:style-name="ce72" table:formula="of:=IF([.$B24]*[.F106]=0;&quot;&quot;;[.$B24]*[.F106])" office:value-type="float" office:value="297.730370448708" calcext:value-type="float">
            <text:p>298</text:p>
          </table:table-cell>
          <table:table-cell table:style-name="ce72" table:formula="of:=IF([.$B24]*[.G106]=0;&quot;&quot;;[.$B24]*[.G106])" office:value-type="float" office:value="39.6973827264944" calcext:value-type="float">
            <text:p>40</text:p>
          </table:table-cell>
          <table:table-cell table:style-name="ce72" table:formula="of:=IF([.$B24]*[.H106]=0;&quot;&quot;;[.$B24]*[.H106])">
            <text:p/>
          </table:table-cell>
          <table:table-cell table:style-name="ce72" table:formula="of:=IF([.$B24]*[.I106]=0;&quot;&quot;;[.$B24]*[.I106])">
            <text:p/>
          </table:table-cell>
          <table:table-cell table:style-name="ce87" table:formula="of:=IF(SUM([.M24:.Q24])=0;&quot;&quot;;SUM([.M24:.Q24]))" office:value-type="float" office:value="337.427753175202" calcext:value-type="float">
            <text:p>337,43</text:p>
          </table:table-cell>
          <table:table-cell table:style-name="ce99" table:formula="of:=IF([.J24]=&quot;&quot;;&quot;&quot;;[.J24])" office:value-type="float" office:value="32867716.5052913" calcext:value-type="float">
            <text:p>32867717</text:p>
          </table:table-cell>
          <table:table-cell table:number-columns-repeated="35"/>
        </table:table-row>
        <table:table-row table:style-name="ro7">
          <table:table-cell table:style-name="ce71" table:formula="of:=[$9aCN.H25]" office:value-type="float" office:value="129853347.457211" calcext:value-type="float">
            <text:p>129853347</text:p>
          </table:table-cell>
          <table:table-cell table:style-name="ce71" table:formula="of:=[$9aCN.I25]" office:value-type="float" office:value="1527.1796887269" calcext:value-type="float">
            <text:p>1527</text:p>
          </table:table-cell>
          <table:table-cell table:style-name="ce75" table:formula="of:=([.E$1]*([.D25])^[.E$2])*[.A25]/1000" office:value-type="float" office:value="1527179.6887269" calcext:value-type="float">
            <text:p>1527180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[.$A25]*[.E107]=0;&quot;&quot;;[.$A25]*[.E107])">
            <text:p/>
          </table:table-cell>
          <table:table-cell table:style-name="ce72" table:formula="of:=IF([.$A25]*[.F107]=0;&quot;&quot;;[.$A25]*[.F107])" office:value-type="float" office:value="100341223.035117" calcext:value-type="float">
            <text:p>100341223</text:p>
          </table:table-cell>
          <table:table-cell table:style-name="ce72" table:formula="of:=IF([.$A25]*[.G107]=0;&quot;&quot;;[.$A25]*[.G107])" office:value-type="float" office:value="29512124.4220933" calcext:value-type="float">
            <text:p>29512124</text:p>
          </table:table-cell>
          <table:table-cell table:style-name="ce72" table:formula="of:=IF([.$A25]*[.H107]=0;&quot;&quot;;[.$A25]*[.H107])">
            <text:p/>
          </table:table-cell>
          <table:table-cell table:style-name="ce72" table:formula="of:=IF([.$A25]*[.I107]=0;&quot;&quot;;[.$A25]*[.I107])">
            <text:p/>
          </table:table-cell>
          <table:table-cell table:style-name="ce72" table:formula="of:=IF(SUM([.E25:.I25])=0;&quot;&quot;;SUM([.E25:.I25]))" office:value-type="float" office:value="129853347.457211" calcext:value-type="float">
            <text:p>129853347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[.$B25]*[.E107]=0;&quot;&quot;;[.$B25]*[.E107])">
            <text:p/>
          </table:table-cell>
          <table:table-cell table:style-name="ce72" table:formula="of:=IF([.$B25]*[.F107]=0;&quot;&quot;;[.$B25]*[.F107])" office:value-type="float" office:value="1180.09339583443" calcext:value-type="float">
            <text:p>1180</text:p>
          </table:table-cell>
          <table:table-cell table:style-name="ce72" table:formula="of:=IF([.$B25]*[.G107]=0;&quot;&quot;;[.$B25]*[.G107])" office:value-type="float" office:value="347.086292892478" calcext:value-type="float">
            <text:p>347</text:p>
          </table:table-cell>
          <table:table-cell table:style-name="ce72" table:formula="of:=IF([.$B25]*[.H107]=0;&quot;&quot;;[.$B25]*[.H107])">
            <text:p/>
          </table:table-cell>
          <table:table-cell table:style-name="ce72" table:formula="of:=IF([.$B25]*[.I107]=0;&quot;&quot;;[.$B25]*[.I107])">
            <text:p/>
          </table:table-cell>
          <table:table-cell table:style-name="ce87" table:formula="of:=IF(SUM([.M25:.Q25])=0;&quot;&quot;;SUM([.M25:.Q25]))" office:value-type="float" office:value="1527.1796887269" calcext:value-type="float">
            <text:p>1527,18</text:p>
          </table:table-cell>
          <table:table-cell table:style-name="ce99" table:formula="of:=IF([.J25]=&quot;&quot;;&quot;&quot;;[.J25])" office:value-type="float" office:value="129853347.457211" calcext:value-type="float">
            <text:p>129853347</text:p>
          </table:table-cell>
          <table:table-cell table:number-columns-repeated="35"/>
        </table:table-row>
        <table:table-row table:style-name="ro7">
          <table:table-cell table:style-name="ce71" table:formula="of:=[$9aCN.H26]" office:value-type="float" office:value="179563546.481697" calcext:value-type="float">
            <text:p>179563546</text:p>
          </table:table-cell>
          <table:table-cell table:style-name="ce71" table:formula="of:=[$9aCN.I26]" office:value-type="float" office:value="2406.63425989684" calcext:value-type="float">
            <text:p>2407</text:p>
          </table:table-cell>
          <table:table-cell table:style-name="ce75" table:formula="of:=([.E$1]*([.D26])^[.E$2])*[.A26]/1000" office:value-type="float" office:value="2406634.25989684" calcext:value-type="float">
            <text:p>2406634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[.$A26]*[.E108]=0;&quot;&quot;;[.$A26]*[.E108])">
            <text:p/>
          </table:table-cell>
          <table:table-cell table:style-name="ce72" table:formula="of:=IF([.$A26]*[.F108]=0;&quot;&quot;;[.$A26]*[.F108])" office:value-type="float" office:value="143650837.185357" calcext:value-type="float">
            <text:p>143650837</text:p>
          </table:table-cell>
          <table:table-cell table:style-name="ce72" table:formula="of:=IF([.$A26]*[.G108]=0;&quot;&quot;;[.$A26]*[.G108])" office:value-type="float" office:value="35912709.2963393" calcext:value-type="float">
            <text:p>35912709</text:p>
          </table:table-cell>
          <table:table-cell table:style-name="ce72" table:formula="of:=IF([.$A26]*[.H108]=0;&quot;&quot;;[.$A26]*[.H108])">
            <text:p/>
          </table:table-cell>
          <table:table-cell table:style-name="ce72" table:formula="of:=IF([.$A26]*[.I108]=0;&quot;&quot;;[.$A26]*[.I108])">
            <text:p/>
          </table:table-cell>
          <table:table-cell table:style-name="ce72" table:formula="of:=IF(SUM([.E26:.I26])=0;&quot;&quot;;SUM([.E26:.I26]))" office:value-type="float" office:value="179563546.481697" calcext:value-type="float">
            <text:p>179563546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[.$B26]*[.E108]=0;&quot;&quot;;[.$B26]*[.E108])">
            <text:p/>
          </table:table-cell>
          <table:table-cell table:style-name="ce72" table:formula="of:=IF([.$B26]*[.F108]=0;&quot;&quot;;[.$B26]*[.F108])" office:value-type="float" office:value="1925.30740791747" calcext:value-type="float">
            <text:p>1925</text:p>
          </table:table-cell>
          <table:table-cell table:style-name="ce72" table:formula="of:=IF([.$B26]*[.G108]=0;&quot;&quot;;[.$B26]*[.G108])" office:value-type="float" office:value="481.326851979368" calcext:value-type="float">
            <text:p>481</text:p>
          </table:table-cell>
          <table:table-cell table:style-name="ce72" table:formula="of:=IF([.$B26]*[.H108]=0;&quot;&quot;;[.$B26]*[.H108])">
            <text:p/>
          </table:table-cell>
          <table:table-cell table:style-name="ce72" table:formula="of:=IF([.$B26]*[.I108]=0;&quot;&quot;;[.$B26]*[.I108])">
            <text:p/>
          </table:table-cell>
          <table:table-cell table:style-name="ce87" table:formula="of:=IF(SUM([.M26:.Q26])=0;&quot;&quot;;SUM([.M26:.Q26]))" office:value-type="float" office:value="2406.63425989684" calcext:value-type="float">
            <text:p>2406,63</text:p>
          </table:table-cell>
          <table:table-cell table:style-name="ce99" table:formula="of:=IF([.J26]=&quot;&quot;;&quot;&quot;;[.J26])" office:value-type="float" office:value="179563546.481697" calcext:value-type="float">
            <text:p>179563546</text:p>
          </table:table-cell>
          <table:table-cell table:number-columns-repeated="35"/>
        </table:table-row>
        <table:table-row table:style-name="ro7">
          <table:table-cell table:style-name="ce71" table:formula="of:=[$9aCN.H27]" office:value-type="float" office:value="255804836.795368" calcext:value-type="float">
            <text:p>255804837</text:p>
          </table:table-cell>
          <table:table-cell table:style-name="ce71" table:formula="of:=[$9aCN.I27]" office:value-type="float" office:value="3888.24013450025" calcext:value-type="float">
            <text:p>3888</text:p>
          </table:table-cell>
          <table:table-cell table:style-name="ce75" table:formula="of:=([.E$1]*([.D27])^[.E$2])*[.A27]/1000" office:value-type="float" office:value="3888240.13450025" calcext:value-type="float">
            <text:p>3888240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[.$A27]*[.E109]=0;&quot;&quot;;[.$A27]*[.E109])">
            <text:p/>
          </table:table-cell>
          <table:table-cell table:style-name="ce72" table:formula="of:=IF([.$A27]*[.F109]=0;&quot;&quot;;[.$A27]*[.F109])" office:value-type="float" office:value="150473433.40904" calcext:value-type="float">
            <text:p>150473433</text:p>
          </table:table-cell>
          <table:table-cell table:style-name="ce72" table:formula="of:=IF([.$A27]*[.G109]=0;&quot;&quot;;[.$A27]*[.G109])" office:value-type="float" office:value="105331403.386328" calcext:value-type="float">
            <text:p>105331403</text:p>
          </table:table-cell>
          <table:table-cell table:style-name="ce72" table:formula="of:=IF([.$A27]*[.H109]=0;&quot;&quot;;[.$A27]*[.H109])">
            <text:p/>
          </table:table-cell>
          <table:table-cell table:style-name="ce72" table:formula="of:=IF([.$A27]*[.I109]=0;&quot;&quot;;[.$A27]*[.I109])">
            <text:p/>
          </table:table-cell>
          <table:table-cell table:style-name="ce72" table:formula="of:=IF(SUM([.E27:.I27])=0;&quot;&quot;;SUM([.E27:.I27]))" office:value-type="float" office:value="255804836.795368" calcext:value-type="float">
            <text:p>255804837</text:p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[.$B27]*[.E109]=0;&quot;&quot;;[.$B27]*[.E109])">
            <text:p/>
          </table:table-cell>
          <table:table-cell table:style-name="ce72" table:formula="of:=IF([.$B27]*[.F109]=0;&quot;&quot;;[.$B27]*[.F109])" office:value-type="float" office:value="2287.20007911779" calcext:value-type="float">
            <text:p>2287</text:p>
          </table:table-cell>
          <table:table-cell table:style-name="ce72" table:formula="of:=IF([.$B27]*[.G109]=0;&quot;&quot;;[.$B27]*[.G109])" office:value-type="float" office:value="1601.04005538245" calcext:value-type="float">
            <text:p>1601</text:p>
          </table:table-cell>
          <table:table-cell table:style-name="ce72" table:formula="of:=IF([.$B27]*[.H109]=0;&quot;&quot;;[.$B27]*[.H109])">
            <text:p/>
          </table:table-cell>
          <table:table-cell table:style-name="ce72" table:formula="of:=IF([.$B27]*[.I109]=0;&quot;&quot;;[.$B27]*[.I109])">
            <text:p/>
          </table:table-cell>
          <table:table-cell table:style-name="ce87" table:formula="of:=IF(SUM([.M27:.Q27])=0;&quot;&quot;;SUM([.M27:.Q27]))" office:value-type="float" office:value="3888.24013450025" calcext:value-type="float">
            <text:p>3888,24</text:p>
          </table:table-cell>
          <table:table-cell table:style-name="ce99" table:formula="of:=IF([.J27]=&quot;&quot;;&quot;&quot;;[.J27])" office:value-type="float" office:value="255804836.795368" calcext:value-type="float">
            <text:p>255804837</text:p>
          </table:table-cell>
          <table:table-cell table:number-columns-repeated="35"/>
        </table:table-row>
        <table:table-row table:style-name="ro7">
          <table:table-cell table:style-name="ce71" table:formula="of:=[$9aCN.H28]" office:value-type="float" office:value="383740927.017275" calcext:value-type="float">
            <text:p>383740927</text:p>
          </table:table-cell>
          <table:table-cell table:style-name="ce71" table:formula="of:=[$9aCN.I28]" office:value-type="float" office:value="6585.40606247" calcext:value-type="float">
            <text:p>6585</text:p>
          </table:table-cell>
          <table:table-cell table:style-name="ce75" table:formula="of:=([.E$1]*([.D28])^[.E$2])*[.A28]/1000" office:value-type="float" office:value="6585406.06247" calcext:value-type="float">
            <text:p>6585406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[.$A28]*[.E110]=0;&quot;&quot;;[.$A28]*[.E110])">
            <text:p/>
          </table:table-cell>
          <table:table-cell table:style-name="ce72" table:formula="of:=IF([.$A28]*[.F110]=0;&quot;&quot;;[.$A28]*[.F110])" office:value-type="float" office:value="302953363.43469" calcext:value-type="float">
            <text:p>302953363</text:p>
          </table:table-cell>
          <table:table-cell table:style-name="ce72" table:formula="of:=IF([.$A28]*[.G110]=0;&quot;&quot;;[.$A28]*[.G110])" office:value-type="float" office:value="80787563.5825841" calcext:value-type="float">
            <text:p>80787564</text:p>
          </table:table-cell>
          <table:table-cell table:style-name="ce72" table:formula="of:=IF([.$A28]*[.H110]=0;&quot;&quot;;[.$A28]*[.H110])">
            <text:p/>
          </table:table-cell>
          <table:table-cell table:style-name="ce72" table:formula="of:=IF([.$A28]*[.I110]=0;&quot;&quot;;[.$A28]*[.I110])">
            <text:p/>
          </table:table-cell>
          <table:table-cell table:style-name="ce72" table:formula="of:=IF(SUM([.E28:.I28])=0;&quot;&quot;;SUM([.E28:.I28]))" office:value-type="float" office:value="383740927.017275" calcext:value-type="float">
            <text:p>383740927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[.$B28]*[.E110]=0;&quot;&quot;;[.$B28]*[.E110])">
            <text:p/>
          </table:table-cell>
          <table:table-cell table:style-name="ce72" table:formula="of:=IF([.$B28]*[.F110]=0;&quot;&quot;;[.$B28]*[.F110])" office:value-type="float" office:value="5199.00478616052" calcext:value-type="float">
            <text:p>5199</text:p>
          </table:table-cell>
          <table:table-cell table:style-name="ce72" table:formula="of:=IF([.$B28]*[.G110]=0;&quot;&quot;;[.$B28]*[.G110])" office:value-type="float" office:value="1386.40127630947" calcext:value-type="float">
            <text:p>1386</text:p>
          </table:table-cell>
          <table:table-cell table:style-name="ce72" table:formula="of:=IF([.$B28]*[.H110]=0;&quot;&quot;;[.$B28]*[.H110])">
            <text:p/>
          </table:table-cell>
          <table:table-cell table:style-name="ce72" table:formula="of:=IF([.$B28]*[.I110]=0;&quot;&quot;;[.$B28]*[.I110])">
            <text:p/>
          </table:table-cell>
          <table:table-cell table:style-name="ce87" table:formula="of:=IF(SUM([.M28:.Q28])=0;&quot;&quot;;SUM([.M28:.Q28]))" office:value-type="float" office:value="6585.40606247" calcext:value-type="float">
            <text:p>6585,41</text:p>
          </table:table-cell>
          <table:table-cell table:style-name="ce99" table:formula="of:=IF([.J28]=&quot;&quot;;&quot;&quot;;[.J28])" office:value-type="float" office:value="383740927.017275" calcext:value-type="float">
            <text:p>383740927</text:p>
          </table:table-cell>
          <table:table-cell table:number-columns-repeated="35"/>
        </table:table-row>
        <table:table-row table:style-name="ro7">
          <table:table-cell table:style-name="ce71" table:formula="of:=[$9aCN.H29]" office:value-type="float" office:value="497539581.649179" calcext:value-type="float">
            <text:p>497539582</text:p>
          </table:table-cell>
          <table:table-cell table:style-name="ce71" table:formula="of:=[$9aCN.I29]" office:value-type="float" office:value="9599.63179480836" calcext:value-type="float">
            <text:p>9600</text:p>
          </table:table-cell>
          <table:table-cell table:style-name="ce75" table:formula="of:=([.E$1]*([.D29])^[.E$2])*[.A29]/1000" office:value-type="float" office:value="9599631.79480836" calcext:value-type="float">
            <text:p>9599632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[.$A29]*[.E111]=0;&quot;&quot;;[.$A29]*[.E111])">
            <text:p/>
          </table:table-cell>
          <table:table-cell table:style-name="ce72" table:formula="of:=IF([.$A29]*[.F111]=0;&quot;&quot;;[.$A29]*[.F111])" office:value-type="float" office:value="209490350.168075" calcext:value-type="float">
            <text:p>209490350</text:p>
          </table:table-cell>
          <table:table-cell table:style-name="ce72" table:formula="of:=IF([.$A29]*[.G111]=0;&quot;&quot;;[.$A29]*[.G111])" office:value-type="float" office:value="261862937.710094" calcext:value-type="float">
            <text:p>261862938</text:p>
          </table:table-cell>
          <table:table-cell table:style-name="ce72" table:formula="of:=IF([.$A29]*[.H111]=0;&quot;&quot;;[.$A29]*[.H111])" office:value-type="float" office:value="26186293.7710094" calcext:value-type="float">
            <text:p>26186294</text:p>
          </table:table-cell>
          <table:table-cell table:style-name="ce72" table:formula="of:=IF([.$A29]*[.I111]=0;&quot;&quot;;[.$A29]*[.I111])">
            <text:p/>
          </table:table-cell>
          <table:table-cell table:style-name="ce72" table:formula="of:=IF(SUM([.E29:.I29])=0;&quot;&quot;;SUM([.E29:.I29]))" office:value-type="float" office:value="497539581.649179" calcext:value-type="float">
            <text:p>497539582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[.$B29]*[.E111]=0;&quot;&quot;;[.$B29]*[.E111])">
            <text:p/>
          </table:table-cell>
          <table:table-cell table:style-name="ce72" table:formula="of:=IF([.$B29]*[.F111]=0;&quot;&quot;;[.$B29]*[.F111])" office:value-type="float" office:value="4041.95022939299" calcext:value-type="float">
            <text:p>4042</text:p>
          </table:table-cell>
          <table:table-cell table:style-name="ce72" table:formula="of:=IF([.$B29]*[.G111]=0;&quot;&quot;;[.$B29]*[.G111])" office:value-type="float" office:value="5052.43778674124" calcext:value-type="float">
            <text:p>5052</text:p>
          </table:table-cell>
          <table:table-cell table:style-name="ce72" table:formula="of:=IF([.$B29]*[.H111]=0;&quot;&quot;;[.$B29]*[.H111])" office:value-type="float" office:value="505.243778674124" calcext:value-type="float">
            <text:p>505</text:p>
          </table:table-cell>
          <table:table-cell table:style-name="ce72" table:formula="of:=IF([.$B29]*[.I111]=0;&quot;&quot;;[.$B29]*[.I111])">
            <text:p/>
          </table:table-cell>
          <table:table-cell table:style-name="ce87" table:formula="of:=IF(SUM([.M29:.Q29])=0;&quot;&quot;;SUM([.M29:.Q29]))" office:value-type="float" office:value="9599.63179480835" calcext:value-type="float">
            <text:p>9599,63</text:p>
          </table:table-cell>
          <table:table-cell table:style-name="ce99" table:formula="of:=IF([.J29]=&quot;&quot;;&quot;&quot;;[.J29])" office:value-type="float" office:value="497539581.649179" calcext:value-type="float">
            <text:p>497539582</text:p>
          </table:table-cell>
          <table:table-cell table:number-columns-repeated="35"/>
        </table:table-row>
        <table:table-row table:style-name="ro7">
          <table:table-cell table:style-name="ce71" table:formula="of:=[$9aCN.H30]" office:value-type="float" office:value="630498290.254993" calcext:value-type="float">
            <text:p>630498290</text:p>
          </table:table-cell>
          <table:table-cell table:style-name="ce71" table:formula="of:=[$9aCN.I30]" office:value-type="float" office:value="13623.7588960109" calcext:value-type="float">
            <text:p>13624</text:p>
          </table:table-cell>
          <table:table-cell table:style-name="ce75" table:formula="of:=([.E$1]*([.D30])^[.E$2])*[.A30]/1000" office:value-type="float" office:value="13623758.8960109" calcext:value-type="float">
            <text:p>13623759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[.$A30]*[.E112]=0;&quot;&quot;;[.$A30]*[.E112])">
            <text:p/>
          </table:table-cell>
          <table:table-cell table:style-name="ce72" table:formula="of:=IF([.$A30]*[.F112]=0;&quot;&quot;;[.$A30]*[.F112])" office:value-type="float" office:value="140110731.167776" calcext:value-type="float">
            <text:p>140110731</text:p>
          </table:table-cell>
          <table:table-cell table:style-name="ce72" table:formula="of:=IF([.$A30]*[.G112]=0;&quot;&quot;;[.$A30]*[.G112])" office:value-type="float" office:value="490387559.087217" calcext:value-type="float">
            <text:p>490387559</text:p>
          </table:table-cell>
          <table:table-cell table:style-name="ce72" table:formula="of:=IF([.$A30]*[.H112]=0;&quot;&quot;;[.$A30]*[.H112])">
            <text:p/>
          </table:table-cell>
          <table:table-cell table:style-name="ce72" table:formula="of:=IF([.$A30]*[.I112]=0;&quot;&quot;;[.$A30]*[.I112])">
            <text:p/>
          </table:table-cell>
          <table:table-cell table:style-name="ce72" table:formula="of:=IF(SUM([.E30:.I30])=0;&quot;&quot;;SUM([.E30:.I30]))" office:value-type="float" office:value="630498290.254993" calcext:value-type="float">
            <text:p>630498290</text:p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[.$B30]*[.E112]=0;&quot;&quot;;[.$B30]*[.E112])">
            <text:p/>
          </table:table-cell>
          <table:table-cell table:style-name="ce72" table:formula="of:=IF([.$B30]*[.F112]=0;&quot;&quot;;[.$B30]*[.F112])" office:value-type="float" office:value="3027.50197689132" calcext:value-type="float">
            <text:p>3028</text:p>
          </table:table-cell>
          <table:table-cell table:style-name="ce72" table:formula="of:=IF([.$B30]*[.G112]=0;&quot;&quot;;[.$B30]*[.G112])" office:value-type="float" office:value="10596.2569191196" calcext:value-type="float">
            <text:p>10596</text:p>
          </table:table-cell>
          <table:table-cell table:style-name="ce72" table:formula="of:=IF([.$B30]*[.H112]=0;&quot;&quot;;[.$B30]*[.H112])">
            <text:p/>
          </table:table-cell>
          <table:table-cell table:style-name="ce72" table:formula="of:=IF([.$B30]*[.I112]=0;&quot;&quot;;[.$B30]*[.I112])">
            <text:p/>
          </table:table-cell>
          <table:table-cell table:style-name="ce87" table:formula="of:=IF(SUM([.M30:.Q30])=0;&quot;&quot;;SUM([.M30:.Q30]))" office:value-type="float" office:value="13623.7588960109" calcext:value-type="float">
            <text:p>13623,76</text:p>
          </table:table-cell>
          <table:table-cell table:style-name="ce99" table:formula="of:=IF([.J30]=&quot;&quot;;&quot;&quot;;[.J30])" office:value-type="float" office:value="630498290.254993" calcext:value-type="float">
            <text:p>630498290</text:p>
          </table:table-cell>
          <table:table-cell table:number-columns-repeated="35"/>
        </table:table-row>
        <table:table-row table:style-name="ro7">
          <table:table-cell table:style-name="ce71" table:formula="of:=[$9aCN.H31]" office:value-type="float" office:value="728144971.087397" calcext:value-type="float">
            <text:p>728144971</text:p>
          </table:table-cell>
          <table:table-cell table:style-name="ce71" table:formula="of:=[$9aCN.I31]" office:value-type="float" office:value="17556.1813928047" calcext:value-type="float">
            <text:p>17556</text:p>
          </table:table-cell>
          <table:table-cell table:style-name="ce75" table:formula="of:=([.E$1]*([.D31])^[.E$2])*[.A31]/1000" office:value-type="float" office:value="17556181.3928047" calcext:value-type="float">
            <text:p>17556181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[.$A31]*[.E113]=0;&quot;&quot;;[.$A31]*[.E113])">
            <text:p/>
          </table:table-cell>
          <table:table-cell table:style-name="ce72" table:formula="of:=IF([.$A31]*[.F113]=0;&quot;&quot;;[.$A31]*[.F113])" office:value-type="float" office:value="40452498.3937443" calcext:value-type="float">
            <text:p>40452498</text:p>
          </table:table-cell>
          <table:table-cell table:style-name="ce72" table:formula="of:=IF([.$A31]*[.G113]=0;&quot;&quot;;[.$A31]*[.G113])" office:value-type="float" office:value="444977482.331187" calcext:value-type="float">
            <text:p>444977482</text:p>
          </table:table-cell>
          <table:table-cell table:style-name="ce72" table:formula="of:=IF([.$A31]*[.H113]=0;&quot;&quot;;[.$A31]*[.H113])" office:value-type="float" office:value="242714990.362466" calcext:value-type="float">
            <text:p>242714990</text:p>
          </table:table-cell>
          <table:table-cell table:style-name="ce72" table:formula="of:=IF([.$A31]*[.I113]=0;&quot;&quot;;[.$A31]*[.I113])">
            <text:p/>
          </table:table-cell>
          <table:table-cell table:style-name="ce72" table:formula="of:=IF(SUM([.E31:.I31])=0;&quot;&quot;;SUM([.E31:.I31]))" office:value-type="float" office:value="728144971.087397" calcext:value-type="float">
            <text:p>728144971</text:p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[.$B31]*[.E113]=0;&quot;&quot;;[.$B31]*[.E113])">
            <text:p/>
          </table:table-cell>
          <table:table-cell table:style-name="ce72" table:formula="of:=IF([.$B31]*[.F113]=0;&quot;&quot;;[.$B31]*[.F113])" office:value-type="float" office:value="975.343410711371" calcext:value-type="float">
            <text:p>975</text:p>
          </table:table-cell>
          <table:table-cell table:style-name="ce72" table:formula="of:=IF([.$B31]*[.G113]=0;&quot;&quot;;[.$B31]*[.G113])" office:value-type="float" office:value="10728.7775178251" calcext:value-type="float">
            <text:p>10729</text:p>
          </table:table-cell>
          <table:table-cell table:style-name="ce72" table:formula="of:=IF([.$B31]*[.H113]=0;&quot;&quot;;[.$B31]*[.H113])" office:value-type="float" office:value="5852.06046426822" calcext:value-type="float">
            <text:p>5852</text:p>
          </table:table-cell>
          <table:table-cell table:style-name="ce72" table:formula="of:=IF([.$B31]*[.I113]=0;&quot;&quot;;[.$B31]*[.I113])">
            <text:p/>
          </table:table-cell>
          <table:table-cell table:style-name="ce87" table:formula="of:=IF(SUM([.M31:.Q31])=0;&quot;&quot;;SUM([.M31:.Q31]))" office:value-type="float" office:value="17556.1813928047" calcext:value-type="float">
            <text:p>17556,18</text:p>
          </table:table-cell>
          <table:table-cell table:style-name="ce99" table:formula="of:=IF([.J31]=&quot;&quot;;&quot;&quot;;[.J31])" office:value-type="float" office:value="728144971.087397" calcext:value-type="float">
            <text:p>728144971</text:p>
          </table:table-cell>
          <table:table-cell table:number-columns-repeated="35"/>
        </table:table-row>
        <table:table-row table:style-name="ro7">
          <table:table-cell table:style-name="ce71" table:formula="of:=[$9aCN.H32]" office:value-type="float" office:value="655099375.920753" calcext:value-type="float">
            <text:p>655099376</text:p>
          </table:table-cell>
          <table:table-cell table:style-name="ce71" table:formula="of:=[$9aCN.I32]" office:value-type="float" office:value="17564.2997290936" calcext:value-type="float">
            <text:p>17564</text:p>
          </table:table-cell>
          <table:table-cell table:style-name="ce75" table:formula="of:=([.E$1]*([.D32])^[.E$2])*[.A32]/1000" office:value-type="float" office:value="17564299.7290936" calcext:value-type="float">
            <text:p>17564300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[.$A32]*[.E114]=0;&quot;&quot;;[.$A32]*[.E114])">
            <text:p/>
          </table:table-cell>
          <table:table-cell table:style-name="ce72" table:formula="of:=IF([.$A32]*[.F114]=0;&quot;&quot;;[.$A32]*[.F114])" office:value-type="float" office:value="124780833.508715" calcext:value-type="float">
            <text:p>124780834</text:p>
          </table:table-cell>
          <table:table-cell table:style-name="ce72" table:formula="of:=IF([.$A32]*[.G114]=0;&quot;&quot;;[.$A32]*[.G114])" office:value-type="float" office:value="280756875.394608" calcext:value-type="float">
            <text:p>280756875</text:p>
          </table:table-cell>
          <table:table-cell table:style-name="ce72" table:formula="of:=IF([.$A32]*[.H114]=0;&quot;&quot;;[.$A32]*[.H114])" office:value-type="float" office:value="249561667.01743" calcext:value-type="float">
            <text:p>249561667</text:p>
          </table:table-cell>
          <table:table-cell table:style-name="ce72" table:formula="of:=IF([.$A32]*[.I114]=0;&quot;&quot;;[.$A32]*[.I114])">
            <text:p/>
          </table:table-cell>
          <table:table-cell table:style-name="ce72" table:formula="of:=IF(SUM([.E32:.I32])=0;&quot;&quot;;SUM([.E32:.I32]))" office:value-type="float" office:value="655099375.920753" calcext:value-type="float">
            <text:p>655099376</text:p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[.$B32]*[.E114]=0;&quot;&quot;;[.$B32]*[.E114])">
            <text:p/>
          </table:table-cell>
          <table:table-cell table:style-name="ce72" table:formula="of:=IF([.$B32]*[.F114]=0;&quot;&quot;;[.$B32]*[.F114])" office:value-type="float" office:value="3345.58090077973" calcext:value-type="float">
            <text:p>3346</text:p>
          </table:table-cell>
          <table:table-cell table:style-name="ce72" table:formula="of:=IF([.$B32]*[.G114]=0;&quot;&quot;;[.$B32]*[.G114])" office:value-type="float" office:value="7527.55702675439" calcext:value-type="float">
            <text:p>7528</text:p>
          </table:table-cell>
          <table:table-cell table:style-name="ce72" table:formula="of:=IF([.$B32]*[.H114]=0;&quot;&quot;;[.$B32]*[.H114])" office:value-type="float" office:value="6691.16180155946" calcext:value-type="float">
            <text:p>6691</text:p>
          </table:table-cell>
          <table:table-cell table:style-name="ce72" table:formula="of:=IF([.$B32]*[.I114]=0;&quot;&quot;;[.$B32]*[.I114])">
            <text:p/>
          </table:table-cell>
          <table:table-cell table:style-name="ce87" table:formula="of:=IF(SUM([.M32:.Q32])=0;&quot;&quot;;SUM([.M32:.Q32]))" office:value-type="float" office:value="17564.2997290936" calcext:value-type="float">
            <text:p>17564,30</text:p>
          </table:table-cell>
          <table:table-cell table:style-name="ce99" table:formula="of:=IF([.J32]=&quot;&quot;;&quot;&quot;;[.J32])" office:value-type="float" office:value="655099375.920753" calcext:value-type="float">
            <text:p>655099376</text:p>
          </table:table-cell>
          <table:table-cell table:number-columns-repeated="35"/>
        </table:table-row>
        <table:table-row table:style-name="ro7">
          <table:table-cell table:style-name="ce71" table:formula="of:=[$9aCN.H33]" office:value-type="float" office:value="526651125.402526" calcext:value-type="float">
            <text:p>526651125</text:p>
          </table:table-cell>
          <table:table-cell table:style-name="ce71" table:formula="of:=[$9aCN.I33]" office:value-type="float" office:value="15651.6664987067" calcext:value-type="float">
            <text:p>15652</text:p>
          </table:table-cell>
          <table:table-cell table:style-name="ce75" table:formula="of:=([.E$1]*([.D33])^[.E$2])*[.A33]/1000" office:value-type="float" office:value="15651666.4987067" calcext:value-type="float">
            <text:p>15651666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[.$A33]*[.E115]=0;&quot;&quot;;[.$A33]*[.E115])">
            <text:p/>
          </table:table-cell>
          <table:table-cell table:style-name="ce72" table:formula="of:=IF([.$A33]*[.F115]=0;&quot;&quot;;[.$A33]*[.F115])">
            <text:p/>
          </table:table-cell>
          <table:table-cell table:style-name="ce72" table:formula="of:=IF([.$A33]*[.G115]=0;&quot;&quot;;[.$A33]*[.G115])" office:value-type="float" office:value="219437968.917719" calcext:value-type="float">
            <text:p>219437969</text:p>
          </table:table-cell>
          <table:table-cell table:style-name="ce72" table:formula="of:=IF([.$A33]*[.H115]=0;&quot;&quot;;[.$A33]*[.H115])" office:value-type="float" office:value="307213156.484807" calcext:value-type="float">
            <text:p>307213156</text:p>
          </table:table-cell>
          <table:table-cell table:style-name="ce72" table:formula="of:=IF([.$A33]*[.I115]=0;&quot;&quot;;[.$A33]*[.I115])">
            <text:p/>
          </table:table-cell>
          <table:table-cell table:style-name="ce72" table:formula="of:=IF(SUM([.E33:.I33])=0;&quot;&quot;;SUM([.E33:.I33]))" office:value-type="float" office:value="526651125.402526" calcext:value-type="float">
            <text:p>526651125</text:p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[.$B33]*[.E115]=0;&quot;&quot;;[.$B33]*[.E115])">
            <text:p/>
          </table:table-cell>
          <table:table-cell table:style-name="ce72" table:formula="of:=IF([.$B33]*[.F115]=0;&quot;&quot;;[.$B33]*[.F115])">
            <text:p/>
          </table:table-cell>
          <table:table-cell table:style-name="ce72" table:formula="of:=IF([.$B33]*[.G115]=0;&quot;&quot;;[.$B33]*[.G115])" office:value-type="float" office:value="6521.52770779446" calcext:value-type="float">
            <text:p>6522</text:p>
          </table:table-cell>
          <table:table-cell table:style-name="ce72" table:formula="of:=IF([.$B33]*[.H115]=0;&quot;&quot;;[.$B33]*[.H115])" office:value-type="float" office:value="9130.13879091224" calcext:value-type="float">
            <text:p>9130</text:p>
          </table:table-cell>
          <table:table-cell table:style-name="ce72" table:formula="of:=IF([.$B33]*[.I115]=0;&quot;&quot;;[.$B33]*[.I115])">
            <text:p/>
          </table:table-cell>
          <table:table-cell table:style-name="ce87" table:formula="of:=IF(SUM([.M33:.Q33])=0;&quot;&quot;;SUM([.M33:.Q33]))" office:value-type="float" office:value="15651.6664987067" calcext:value-type="float">
            <text:p>15651,67</text:p>
          </table:table-cell>
          <table:table-cell table:style-name="ce99" table:formula="of:=IF([.J33]=&quot;&quot;;&quot;&quot;;[.J33])" office:value-type="float" office:value="526651125.402526" calcext:value-type="float">
            <text:p>526651125</text:p>
          </table:table-cell>
          <table:table-cell table:number-columns-repeated="35"/>
        </table:table-row>
        <table:table-row table:style-name="ro7">
          <table:table-cell table:style-name="ce71" table:formula="of:=[$9aCN.H34]" office:value-type="float" office:value="334760974.730182" calcext:value-type="float">
            <text:p>334760975</text:p>
          </table:table-cell>
          <table:table-cell table:style-name="ce71" table:formula="of:=[$9aCN.I34]" office:value-type="float" office:value="10994.386495747" calcext:value-type="float">
            <text:p>10994</text:p>
          </table:table-cell>
          <table:table-cell table:style-name="ce75" table:formula="of:=([.E$1]*([.D34])^[.E$2])*[.A34]/1000" office:value-type="float" office:value="10994386.495747" calcext:value-type="float">
            <text:p>10994386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[.$A34]*[.E116]=0;&quot;&quot;;[.$A34]*[.E116])">
            <text:p/>
          </table:table-cell>
          <table:table-cell table:style-name="ce72" table:formula="of:=IF([.$A34]*[.F116]=0;&quot;&quot;;[.$A34]*[.F116])">
            <text:p/>
          </table:table-cell>
          <table:table-cell table:style-name="ce72" table:formula="of:=IF([.$A34]*[.G116]=0;&quot;&quot;;[.$A34]*[.G116])" office:value-type="float" office:value="133904389.892073" calcext:value-type="float">
            <text:p>133904390</text:p>
          </table:table-cell>
          <table:table-cell table:style-name="ce72" table:formula="of:=IF([.$A34]*[.H116]=0;&quot;&quot;;[.$A34]*[.H116])" office:value-type="float" office:value="200856584.838109" calcext:value-type="float">
            <text:p>200856585</text:p>
          </table:table-cell>
          <table:table-cell table:style-name="ce72" table:formula="of:=IF([.$A34]*[.I116]=0;&quot;&quot;;[.$A34]*[.I116])">
            <text:p/>
          </table:table-cell>
          <table:table-cell table:style-name="ce72" table:formula="of:=IF(SUM([.E34:.I34])=0;&quot;&quot;;SUM([.E34:.I34]))" office:value-type="float" office:value="334760974.730182" calcext:value-type="float">
            <text:p>334760975</text:p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[.$B34]*[.E116]=0;&quot;&quot;;[.$B34]*[.E116])">
            <text:p/>
          </table:table-cell>
          <table:table-cell table:style-name="ce72" table:formula="of:=IF([.$B34]*[.F116]=0;&quot;&quot;;[.$B34]*[.F116])">
            <text:p/>
          </table:table-cell>
          <table:table-cell table:style-name="ce72" table:formula="of:=IF([.$B34]*[.G116]=0;&quot;&quot;;[.$B34]*[.G116])" office:value-type="float" office:value="4397.75459829878" calcext:value-type="float">
            <text:p>4398</text:p>
          </table:table-cell>
          <table:table-cell table:style-name="ce72" table:formula="of:=IF([.$B34]*[.H116]=0;&quot;&quot;;[.$B34]*[.H116])" office:value-type="float" office:value="6596.63189744817" calcext:value-type="float">
            <text:p>6597</text:p>
          </table:table-cell>
          <table:table-cell table:style-name="ce72" table:formula="of:=IF([.$B34]*[.I116]=0;&quot;&quot;;[.$B34]*[.I116])">
            <text:p/>
          </table:table-cell>
          <table:table-cell table:style-name="ce87" table:formula="of:=IF(SUM([.M34:.Q34])=0;&quot;&quot;;SUM([.M34:.Q34]))" office:value-type="float" office:value="10994.386495747" calcext:value-type="float">
            <text:p>10994,39</text:p>
          </table:table-cell>
          <table:table-cell table:style-name="ce99" table:formula="of:=IF([.J34]=&quot;&quot;;&quot;&quot;;[.J34])" office:value-type="float" office:value="334760974.730182" calcext:value-type="float">
            <text:p>334760975</text:p>
          </table:table-cell>
          <table:table-cell table:number-columns-repeated="35"/>
        </table:table-row>
        <table:table-row table:style-name="ro7">
          <table:table-cell table:style-name="ce71" table:formula="of:=[$9aCN.H35]" office:value-type="float" office:value="135790493.19857" calcext:value-type="float">
            <text:p>135790493</text:p>
          </table:table-cell>
          <table:table-cell table:style-name="ce71" table:formula="of:=[$9aCN.I35]" office:value-type="float" office:value="4914.32662497977" calcext:value-type="float">
            <text:p>4914</text:p>
          </table:table-cell>
          <table:table-cell table:style-name="ce75" table:formula="of:=([.E$1]*([.D35])^[.E$2])*[.A35]/1000" office:value-type="float" office:value="4914326.62497977" calcext:value-type="float">
            <text:p>4914327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[.$A35]*[.E117]=0;&quot;&quot;;[.$A35]*[.E117])">
            <text:p/>
          </table:table-cell>
          <table:table-cell table:style-name="ce72" table:formula="of:=IF([.$A35]*[.F117]=0;&quot;&quot;;[.$A35]*[.F117])">
            <text:p/>
          </table:table-cell>
          <table:table-cell table:style-name="ce72" table:formula="of:=IF([.$A35]*[.G117]=0;&quot;&quot;;[.$A35]*[.G117])" office:value-type="float" office:value="27158098.6397139" calcext:value-type="float">
            <text:p>27158099</text:p>
          </table:table-cell>
          <table:table-cell table:style-name="ce72" table:formula="of:=IF([.$A35]*[.H117]=0;&quot;&quot;;[.$A35]*[.H117])" office:value-type="float" office:value="95053345.2389987" calcext:value-type="float">
            <text:p>95053345</text:p>
          </table:table-cell>
          <table:table-cell table:style-name="ce72" table:formula="of:=IF([.$A35]*[.I117]=0;&quot;&quot;;[.$A35]*[.I117])" office:value-type="float" office:value="13579049.319857" calcext:value-type="float">
            <text:p>13579049</text:p>
          </table:table-cell>
          <table:table-cell table:style-name="ce72" table:formula="of:=IF(SUM([.E35:.I35])=0;&quot;&quot;;SUM([.E35:.I35]))" office:value-type="float" office:value="135790493.19857" calcext:value-type="float">
            <text:p>135790493</text:p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[.$B35]*[.E117]=0;&quot;&quot;;[.$B35]*[.E117])">
            <text:p/>
          </table:table-cell>
          <table:table-cell table:style-name="ce72" table:formula="of:=IF([.$B35]*[.F117]=0;&quot;&quot;;[.$B35]*[.F117])">
            <text:p/>
          </table:table-cell>
          <table:table-cell table:style-name="ce72" table:formula="of:=IF([.$B35]*[.G117]=0;&quot;&quot;;[.$B35]*[.G117])" office:value-type="float" office:value="982.865324995954" calcext:value-type="float">
            <text:p>983</text:p>
          </table:table-cell>
          <table:table-cell table:style-name="ce72" table:formula="of:=IF([.$B35]*[.H117]=0;&quot;&quot;;[.$B35]*[.H117])" office:value-type="float" office:value="3440.02863748584" calcext:value-type="float">
            <text:p>3440</text:p>
          </table:table-cell>
          <table:table-cell table:style-name="ce72" table:formula="of:=IF([.$B35]*[.I117]=0;&quot;&quot;;[.$B35]*[.I117])" office:value-type="float" office:value="491.432662497977" calcext:value-type="float">
            <text:p>491</text:p>
          </table:table-cell>
          <table:table-cell table:style-name="ce87" table:formula="of:=IF(SUM([.M35:.Q35])=0;&quot;&quot;;SUM([.M35:.Q35]))" office:value-type="float" office:value="4914.32662497977" calcext:value-type="float">
            <text:p>4914,33</text:p>
          </table:table-cell>
          <table:table-cell table:style-name="ce99" table:formula="of:=IF([.J35]=&quot;&quot;;&quot;&quot;;[.J35])" office:value-type="float" office:value="135790493.19857" calcext:value-type="float">
            <text:p>135790493</text:p>
          </table:table-cell>
          <table:table-cell table:number-columns-repeated="35"/>
        </table:table-row>
        <table:table-row table:style-name="ro7">
          <table:table-cell table:style-name="ce71" table:formula="of:=[$9aCN.H36]" office:value-type="float" office:value="70999857.9345976" calcext:value-type="float">
            <text:p>70999858</text:p>
          </table:table-cell>
          <table:table-cell table:style-name="ce71" table:formula="of:=[$9aCN.I36]" office:value-type="float" office:value="2823.8354527027" calcext:value-type="float">
            <text:p>2824</text:p>
          </table:table-cell>
          <table:table-cell table:style-name="ce75" table:formula="of:=([.E$1]*([.D36])^[.E$2])*[.A36]/1000" office:value-type="float" office:value="2823835.4527027" calcext:value-type="float">
            <text:p>2823835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[.$A36]*[.E118]=0;&quot;&quot;;[.$A36]*[.E118])">
            <text:p/>
          </table:table-cell>
          <table:table-cell table:style-name="ce72" table:formula="of:=IF([.$A36]*[.F118]=0;&quot;&quot;;[.$A36]*[.F118])">
            <text:p/>
          </table:table-cell>
          <table:table-cell table:style-name="ce72" table:formula="of:=IF([.$A36]*[.G118]=0;&quot;&quot;;[.$A36]*[.G118])">
            <text:p/>
          </table:table-cell>
          <table:table-cell table:style-name="ce72" table:formula="of:=IF([.$A36]*[.H118]=0;&quot;&quot;;[.$A36]*[.H118])" office:value-type="float" office:value="60857021.086798" calcext:value-type="float">
            <text:p>60857021</text:p>
          </table:table-cell>
          <table:table-cell table:style-name="ce72" table:formula="of:=IF([.$A36]*[.I118]=0;&quot;&quot;;[.$A36]*[.I118])" office:value-type="float" office:value="10142836.8477997" calcext:value-type="float">
            <text:p>10142837</text:p>
          </table:table-cell>
          <table:table-cell table:style-name="ce72" table:formula="of:=IF(SUM([.E36:.I36])=0;&quot;&quot;;SUM([.E36:.I36]))" office:value-type="float" office:value="70999857.9345976" calcext:value-type="float">
            <text:p>70999858</text:p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[.$B36]*[.E118]=0;&quot;&quot;;[.$B36]*[.E118])">
            <text:p/>
          </table:table-cell>
          <table:table-cell table:style-name="ce72" table:formula="of:=IF([.$B36]*[.F118]=0;&quot;&quot;;[.$B36]*[.F118])">
            <text:p/>
          </table:table-cell>
          <table:table-cell table:style-name="ce72" table:formula="of:=IF([.$B36]*[.G118]=0;&quot;&quot;;[.$B36]*[.G118])">
            <text:p/>
          </table:table-cell>
          <table:table-cell table:style-name="ce72" table:formula="of:=IF([.$B36]*[.H118]=0;&quot;&quot;;[.$B36]*[.H118])" office:value-type="float" office:value="2420.43038803088" calcext:value-type="float">
            <text:p>2420</text:p>
          </table:table-cell>
          <table:table-cell table:style-name="ce72" table:formula="of:=IF([.$B36]*[.I118]=0;&quot;&quot;;[.$B36]*[.I118])" office:value-type="float" office:value="403.405064671814" calcext:value-type="float">
            <text:p>403</text:p>
          </table:table-cell>
          <table:table-cell table:style-name="ce87" table:formula="of:=IF(SUM([.M36:.Q36])=0;&quot;&quot;;SUM([.M36:.Q36]))" office:value-type="float" office:value="2823.8354527027" calcext:value-type="float">
            <text:p>2823,84</text:p>
          </table:table-cell>
          <table:table-cell table:style-name="ce99" table:formula="of:=IF([.J36]=&quot;&quot;;&quot;&quot;;[.J36])" office:value-type="float" office:value="70999857.9345976" calcext:value-type="float">
            <text:p>70999858</text:p>
          </table:table-cell>
          <table:table-cell table:number-columns-repeated="35"/>
        </table:table-row>
        <table:table-row table:style-name="ro7">
          <table:table-cell table:style-name="ce71" table:formula="of:=[$9aCN.H37]" office:value-type="float" office:value="18908798.6729676" calcext:value-type="float">
            <text:p>18908799</text:p>
          </table:table-cell>
          <table:table-cell table:style-name="ce71" table:formula="of:=[$9aCN.I37]" office:value-type="float" office:value="824.375731983783" calcext:value-type="float">
            <text:p>824</text:p>
          </table:table-cell>
          <table:table-cell table:style-name="ce75" table:formula="of:=([.E$1]*([.D37])^[.E$2])*[.A37]/1000" office:value-type="float" office:value="824375.731983783" calcext:value-type="float">
            <text:p>824376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[.$A37]*[.E119]=0;&quot;&quot;;[.$A37]*[.E119])">
            <text:p/>
          </table:table-cell>
          <table:table-cell table:style-name="ce72" table:formula="of:=IF([.$A37]*[.F119]=0;&quot;&quot;;[.$A37]*[.F119])">
            <text:p/>
          </table:table-cell>
          <table:table-cell table:style-name="ce72" table:formula="of:=IF([.$A37]*[.G119]=0;&quot;&quot;;[.$A37]*[.G119])">
            <text:p/>
          </table:table-cell>
          <table:table-cell table:style-name="ce72" table:formula="of:=IF([.$A37]*[.H119]=0;&quot;&quot;;[.$A37]*[.H119])" office:value-type="float" office:value="9454399.33648378" calcext:value-type="float">
            <text:p>9454399</text:p>
          </table:table-cell>
          <table:table-cell table:style-name="ce72" table:formula="of:=IF([.$A37]*[.I119]=0;&quot;&quot;;[.$A37]*[.I119])" office:value-type="float" office:value="9454399.33648378" calcext:value-type="float">
            <text:p>9454399</text:p>
          </table:table-cell>
          <table:table-cell table:style-name="ce72" table:formula="of:=IF(SUM([.E37:.I37])=0;&quot;&quot;;SUM([.E37:.I37]))" office:value-type="float" office:value="18908798.6729676" calcext:value-type="float">
            <text:p>18908799</text:p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[.$B37]*[.E119]=0;&quot;&quot;;[.$B37]*[.E119])">
            <text:p/>
          </table:table-cell>
          <table:table-cell table:style-name="ce72" table:formula="of:=IF([.$B37]*[.F119]=0;&quot;&quot;;[.$B37]*[.F119])">
            <text:p/>
          </table:table-cell>
          <table:table-cell table:style-name="ce72" table:formula="of:=IF([.$B37]*[.G119]=0;&quot;&quot;;[.$B37]*[.G119])">
            <text:p/>
          </table:table-cell>
          <table:table-cell table:style-name="ce72" table:formula="of:=IF([.$B37]*[.H119]=0;&quot;&quot;;[.$B37]*[.H119])" office:value-type="float" office:value="412.187865991891" calcext:value-type="float">
            <text:p>412</text:p>
          </table:table-cell>
          <table:table-cell table:style-name="ce72" table:formula="of:=IF([.$B37]*[.I119]=0;&quot;&quot;;[.$B37]*[.I119])" office:value-type="float" office:value="412.187865991891" calcext:value-type="float">
            <text:p>412</text:p>
          </table:table-cell>
          <table:table-cell table:style-name="ce87" table:formula="of:=IF(SUM([.M37:.Q37])=0;&quot;&quot;;SUM([.M37:.Q37]))" office:value-type="float" office:value="824.375731983783" calcext:value-type="float">
            <text:p>824,38</text:p>
          </table:table-cell>
          <table:table-cell table:style-name="ce99" table:formula="of:=IF([.J37]=&quot;&quot;;&quot;&quot;;[.J37])" office:value-type="float" office:value="18908798.6729676" calcext:value-type="float">
            <text:p>18908799</text:p>
          </table:table-cell>
          <table:table-cell table:number-columns-repeated="35"/>
        </table:table-row>
        <table:table-row table:style-name="ro7">
          <table:table-cell table:style-name="ce71" table:formula="of:=[$9aCN.H38]" office:value-type="float" office:value="4953464.1502978" calcext:value-type="float">
            <text:p>4953464</text:p>
          </table:table-cell>
          <table:table-cell table:style-name="ce71" table:formula="of:=[$9aCN.I38]" office:value-type="float" office:value="236.156584722119" calcext:value-type="float">
            <text:p>236</text:p>
          </table:table-cell>
          <table:table-cell table:style-name="ce75" table:formula="of:=([.E$1]*([.D38])^[.E$2])*[.A38]/1000" office:value-type="float" office:value="236156.584722119" calcext:value-type="float">
            <text:p>236157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[.$A38]*[.E120]=0;&quot;&quot;;[.$A38]*[.E120])">
            <text:p/>
          </table:table-cell>
          <table:table-cell table:style-name="ce72" table:formula="of:=IF([.$A38]*[.F120]=0;&quot;&quot;;[.$A38]*[.F120])">
            <text:p/>
          </table:table-cell>
          <table:table-cell table:style-name="ce72" table:formula="of:=IF([.$A38]*[.G120]=0;&quot;&quot;;[.$A38]*[.G120])">
            <text:p/>
          </table:table-cell>
          <table:table-cell table:style-name="ce72" table:formula="of:=IF([.$A38]*[.H120]=0;&quot;&quot;;[.$A38]*[.H120])">
            <text:p/>
          </table:table-cell>
          <table:table-cell table:style-name="ce72" table:formula="of:=IF([.$A38]*[.I120]=0;&quot;&quot;;[.$A38]*[.I120]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[.$B38]*[.E120]=0;&quot;&quot;;[.$B38]*[.E120])">
            <text:p/>
          </table:table-cell>
          <table:table-cell table:style-name="ce72" table:formula="of:=IF([.$B38]*[.F120]=0;&quot;&quot;;[.$B38]*[.F120])">
            <text:p/>
          </table:table-cell>
          <table:table-cell table:style-name="ce72" table:formula="of:=IF([.$B38]*[.G120]=0;&quot;&quot;;[.$B38]*[.G120])">
            <text:p/>
          </table:table-cell>
          <table:table-cell table:style-name="ce72" table:formula="of:=IF([.$B38]*[.H120]=0;&quot;&quot;;[.$B38]*[.H120])">
            <text:p/>
          </table:table-cell>
          <table:table-cell table:style-name="ce72" table:formula="of:=IF([.$B38]*[.I120]=0;&quot;&quot;;[.$B38]*[.I120])">
            <text:p/>
          </table:table-cell>
          <table:table-cell table:style-name="ce87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number-columns-repeated="35"/>
        </table:table-row>
        <table:table-row table:style-name="ro7">
          <table:table-cell table:style-name="ce71" table:formula="of:=[$9aCN.H39]" office:value-type="float" office:value="0" calcext:value-type="float">
            <text:p>0</text:p>
          </table:table-cell>
          <table:table-cell table:style-name="ce71" table:formula="of:=[$9aCN.I39]" office:value-type="float" office:value="0" calcext:value-type="float">
            <text:p>0</text:p>
          </table:table-cell>
          <table:table-cell table:style-name="ce75" table:formula="of:=([.E$1]*([.D39])^[.E$2])*[.A39]/1000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[.$A39]*[.E121]=0;&quot;&quot;;[.$A39]*[.E121])">
            <text:p/>
          </table:table-cell>
          <table:table-cell table:style-name="ce72" table:formula="of:=IF([.$A39]*[.F121]=0;&quot;&quot;;[.$A39]*[.F121])">
            <text:p/>
          </table:table-cell>
          <table:table-cell table:style-name="ce72" table:formula="of:=IF([.$A39]*[.G121]=0;&quot;&quot;;[.$A39]*[.G121])">
            <text:p/>
          </table:table-cell>
          <table:table-cell table:style-name="ce72" table:formula="of:=IF([.$A39]*[.H121]=0;&quot;&quot;;[.$A39]*[.H121])">
            <text:p/>
          </table:table-cell>
          <table:table-cell table:style-name="ce72" table:formula="of:=IF([.$A39]*[.I121]=0;&quot;&quot;;[.$A39]*[.I121]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[.$B39]*[.E121]=0;&quot;&quot;;[.$B39]*[.E121])">
            <text:p/>
          </table:table-cell>
          <table:table-cell table:style-name="ce72" table:formula="of:=IF([.$B39]*[.F121]=0;&quot;&quot;;[.$B39]*[.F121])">
            <text:p/>
          </table:table-cell>
          <table:table-cell table:style-name="ce72" table:formula="of:=IF([.$B39]*[.G121]=0;&quot;&quot;;[.$B39]*[.G121])">
            <text:p/>
          </table:table-cell>
          <table:table-cell table:style-name="ce72" table:formula="of:=IF([.$B39]*[.H121]=0;&quot;&quot;;[.$B39]*[.H121])">
            <text:p/>
          </table:table-cell>
          <table:table-cell table:style-name="ce72" table:formula="of:=IF([.$B39]*[.I121]=0;&quot;&quot;;[.$B39]*[.I121])">
            <text:p/>
          </table:table-cell>
          <table:table-cell table:style-name="ce87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number-columns-repeated="35"/>
        </table:table-row>
        <table:table-row table:style-name="ro7">
          <table:table-cell table:style-name="ce71" table:formula="of:=[$9aCN.H40]" office:value-type="float" office:value="0" calcext:value-type="float">
            <text:p>0</text:p>
          </table:table-cell>
          <table:table-cell table:style-name="ce71" table:formula="of:=[$9aCN.I40]" office:value-type="float" office:value="0" calcext:value-type="float">
            <text:p>0</text:p>
          </table:table-cell>
          <table:table-cell table:style-name="ce75" table:formula="of:=([.E$1]*([.D40])^[.E$2])*[.A40]/1000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[.$A40]*[.E122]=0;&quot;&quot;;[.$A40]*[.E122])">
            <text:p/>
          </table:table-cell>
          <table:table-cell table:style-name="ce72" table:formula="of:=IF([.$A40]*[.F122]=0;&quot;&quot;;[.$A40]*[.F122])">
            <text:p/>
          </table:table-cell>
          <table:table-cell table:style-name="ce72" table:formula="of:=IF([.$A40]*[.G122]=0;&quot;&quot;;[.$A40]*[.G122])">
            <text:p/>
          </table:table-cell>
          <table:table-cell table:style-name="ce72" table:formula="of:=IF([.$A40]*[.H122]=0;&quot;&quot;;[.$A40]*[.H122])">
            <text:p/>
          </table:table-cell>
          <table:table-cell table:style-name="ce72" table:formula="of:=IF([.$A40]*[.I122]=0;&quot;&quot;;[.$A40]*[.I122]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[.$B40]*[.E122]=0;&quot;&quot;;[.$B40]*[.E122])">
            <text:p/>
          </table:table-cell>
          <table:table-cell table:style-name="ce72" table:formula="of:=IF([.$B40]*[.F122]=0;&quot;&quot;;[.$B40]*[.F122])">
            <text:p/>
          </table:table-cell>
          <table:table-cell table:style-name="ce72" table:formula="of:=IF([.$B40]*[.G122]=0;&quot;&quot;;[.$B40]*[.G122])">
            <text:p/>
          </table:table-cell>
          <table:table-cell table:style-name="ce72" table:formula="of:=IF([.$B40]*[.H122]=0;&quot;&quot;;[.$B40]*[.H122])">
            <text:p/>
          </table:table-cell>
          <table:table-cell table:style-name="ce72" table:formula="of:=IF([.$B40]*[.I122]=0;&quot;&quot;;[.$B40]*[.I122])">
            <text:p/>
          </table:table-cell>
          <table:table-cell table:style-name="ce87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number-columns-repeated="35"/>
        </table:table-row>
        <table:table-row table:style-name="ro7">
          <table:table-cell table:style-name="ce71" table:formula="of:=[$9aCN.H41]" office:value-type="float" office:value="0" calcext:value-type="float">
            <text:p>0</text:p>
          </table:table-cell>
          <table:table-cell table:style-name="ce71" table:formula="of:=[$9aCN.I41]" office:value-type="float" office:value="0" calcext:value-type="float">
            <text:p>0</text:p>
          </table:table-cell>
          <table:table-cell table:style-name="ce75" table:formula="of:=([.E$1]*([.D41])^[.E$2])*[.A41]/1000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[.$A41]*[.E123]=0;&quot;&quot;;[.$A41]*[.E123])">
            <text:p/>
          </table:table-cell>
          <table:table-cell table:style-name="ce72" table:formula="of:=IF([.$A41]*[.F123]=0;&quot;&quot;;[.$A41]*[.F123])">
            <text:p/>
          </table:table-cell>
          <table:table-cell table:style-name="ce72" table:formula="of:=IF([.$A41]*[.G123]=0;&quot;&quot;;[.$A41]*[.G123])">
            <text:p/>
          </table:table-cell>
          <table:table-cell table:style-name="ce72" table:formula="of:=IF([.$A41]*[.H123]=0;&quot;&quot;;[.$A41]*[.H123])">
            <text:p/>
          </table:table-cell>
          <table:table-cell table:style-name="ce72" table:formula="of:=IF([.$A41]*[.I123]=0;&quot;&quot;;[.$A41]*[.I123]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[.$B41]*[.E123]=0;&quot;&quot;;[.$B41]*[.E123])">
            <text:p/>
          </table:table-cell>
          <table:table-cell table:style-name="ce72" table:formula="of:=IF([.$B41]*[.F123]=0;&quot;&quot;;[.$B41]*[.F123])">
            <text:p/>
          </table:table-cell>
          <table:table-cell table:style-name="ce72" table:formula="of:=IF([.$B41]*[.G123]=0;&quot;&quot;;[.$B41]*[.G123])">
            <text:p/>
          </table:table-cell>
          <table:table-cell table:style-name="ce72" table:formula="of:=IF([.$B41]*[.H123]=0;&quot;&quot;;[.$B41]*[.H123])">
            <text:p/>
          </table:table-cell>
          <table:table-cell table:style-name="ce72" table:formula="of:=IF([.$B41]*[.I123]=0;&quot;&quot;;[.$B41]*[.I123])">
            <text:p/>
          </table:table-cell>
          <table:table-cell table:style-name="ce87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number-columns-repeated="35"/>
        </table:table-row>
        <table:table-row table:style-name="ro7">
          <table:table-cell table:style-name="ce71" table:formula="of:=[$9aCN.H42]" office:value-type="float" office:value="0" calcext:value-type="float">
            <text:p>0</text:p>
          </table:table-cell>
          <table:table-cell table:style-name="ce71" table:formula="of:=[$9aCN.I42]" office:value-type="float" office:value="0" calcext:value-type="float">
            <text:p>0</text:p>
          </table:table-cell>
          <table:table-cell table:style-name="ce75" table:formula="of:=([.E$1]*([.D42])^[.E$2])*[.A42]/1000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[.$A42]*[.E124]=0;&quot;&quot;;[.$A42]*[.E124])">
            <text:p/>
          </table:table-cell>
          <table:table-cell table:style-name="ce72" table:formula="of:=IF([.$A42]*[.F124]=0;&quot;&quot;;[.$A42]*[.F124])">
            <text:p/>
          </table:table-cell>
          <table:table-cell table:style-name="ce72" table:formula="of:=IF([.$A42]*[.G124]=0;&quot;&quot;;[.$A42]*[.G124])">
            <text:p/>
          </table:table-cell>
          <table:table-cell table:style-name="ce72" table:formula="of:=IF([.$A42]*[.H124]=0;&quot;&quot;;[.$A42]*[.H124])">
            <text:p/>
          </table:table-cell>
          <table:table-cell table:style-name="ce72" table:formula="of:=IF([.$A42]*[.I124]=0;&quot;&quot;;[.$A42]*[.I124]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[.$B42]*[.E124]=0;&quot;&quot;;[.$B42]*[.E124])">
            <text:p/>
          </table:table-cell>
          <table:table-cell table:style-name="ce72" table:formula="of:=IF([.$B42]*[.F124]=0;&quot;&quot;;[.$B42]*[.F124])">
            <text:p/>
          </table:table-cell>
          <table:table-cell table:style-name="ce72" table:formula="of:=IF([.$B42]*[.G124]=0;&quot;&quot;;[.$B42]*[.G124])">
            <text:p/>
          </table:table-cell>
          <table:table-cell table:style-name="ce72" table:formula="of:=IF([.$B42]*[.H124]=0;&quot;&quot;;[.$B42]*[.H124])">
            <text:p/>
          </table:table-cell>
          <table:table-cell table:style-name="ce72" table:formula="of:=IF([.$B42]*[.I124]=0;&quot;&quot;;[.$B42]*[.I124])">
            <text:p/>
          </table:table-cell>
          <table:table-cell table:style-name="ce87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number-columns-repeated="35"/>
        </table:table-row>
        <table:table-row table:style-name="ro7">
          <table:table-cell table:style-name="ce71" table:formula="of:=[$9aCN.H43]" office:value-type="float" office:value="0" calcext:value-type="float">
            <text:p>0</text:p>
          </table:table-cell>
          <table:table-cell table:style-name="ce71" table:formula="of:=[$9aCN.I43]" office:value-type="float" office:value="0" calcext:value-type="float">
            <text:p>0</text:p>
          </table:table-cell>
          <table:table-cell table:style-name="ce75" table:formula="of:=([.E$1]*([.D43])^[.E$2])*[.A43]/1000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[.$A43]*[.E125]=0;&quot;&quot;;[.$A43]*[.E125])">
            <text:p/>
          </table:table-cell>
          <table:table-cell table:style-name="ce72" table:formula="of:=IF([.$A43]*[.F125]=0;&quot;&quot;;[.$A43]*[.F125])">
            <text:p/>
          </table:table-cell>
          <table:table-cell table:style-name="ce72" table:formula="of:=IF([.$A43]*[.G125]=0;&quot;&quot;;[.$A43]*[.G125])">
            <text:p/>
          </table:table-cell>
          <table:table-cell table:style-name="ce72" table:formula="of:=IF([.$A43]*[.H125]=0;&quot;&quot;;[.$A43]*[.H125])">
            <text:p/>
          </table:table-cell>
          <table:table-cell table:style-name="ce72" table:formula="of:=IF([.$A43]*[.I125]=0;&quot;&quot;;[.$A43]*[.I125]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[.$B43]*[.E125]=0;&quot;&quot;;[.$B43]*[.E125])">
            <text:p/>
          </table:table-cell>
          <table:table-cell table:style-name="ce72" table:formula="of:=IF([.$B43]*[.F125]=0;&quot;&quot;;[.$B43]*[.F125])">
            <text:p/>
          </table:table-cell>
          <table:table-cell table:style-name="ce72" table:formula="of:=IF([.$B43]*[.G125]=0;&quot;&quot;;[.$B43]*[.G125])">
            <text:p/>
          </table:table-cell>
          <table:table-cell table:style-name="ce72" table:formula="of:=IF([.$B43]*[.H125]=0;&quot;&quot;;[.$B43]*[.H125])">
            <text:p/>
          </table:table-cell>
          <table:table-cell table:style-name="ce72" table:formula="of:=IF([.$B43]*[.I125]=0;&quot;&quot;;[.$B43]*[.I125])">
            <text:p/>
          </table:table-cell>
          <table:table-cell table:style-name="ce87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number-columns-repeated="35"/>
        </table:table-row>
        <table:table-row table:style-name="ro7">
          <table:table-cell table:style-name="ce71" table:formula="of:=[$9aCN.H44]" office:value-type="float" office:value="0" calcext:value-type="float">
            <text:p>0</text:p>
          </table:table-cell>
          <table:table-cell table:style-name="ce71" table:formula="of:=[$9aCN.I44]" office:value-type="float" office:value="0" calcext:value-type="float">
            <text:p>0</text:p>
          </table:table-cell>
          <table:table-cell table:style-name="ce75" table:formula="of:=([.E$1]*([.D44])^[.E$2])*[.A44]/1000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[.$A44]*[.E126]=0;&quot;&quot;;[.$A44]*[.E126])">
            <text:p/>
          </table:table-cell>
          <table:table-cell table:style-name="ce72" table:formula="of:=IF([.$A44]*[.F126]=0;&quot;&quot;;[.$A44]*[.F126])">
            <text:p/>
          </table:table-cell>
          <table:table-cell table:style-name="ce72" table:formula="of:=IF([.$A44]*[.G126]=0;&quot;&quot;;[.$A44]*[.G126])">
            <text:p/>
          </table:table-cell>
          <table:table-cell table:style-name="ce72" table:formula="of:=IF([.$A44]*[.H126]=0;&quot;&quot;;[.$A44]*[.H126])">
            <text:p/>
          </table:table-cell>
          <table:table-cell table:style-name="ce72" table:formula="of:=IF([.$A44]*[.I126]=0;&quot;&quot;;[.$A44]*[.I126]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[.$B44]*[.E126]=0;&quot;&quot;;[.$B44]*[.E126])">
            <text:p/>
          </table:table-cell>
          <table:table-cell table:style-name="ce72" table:formula="of:=IF([.$B44]*[.F126]=0;&quot;&quot;;[.$B44]*[.F126])">
            <text:p/>
          </table:table-cell>
          <table:table-cell table:style-name="ce72" table:formula="of:=IF([.$B44]*[.G126]=0;&quot;&quot;;[.$B44]*[.G126])">
            <text:p/>
          </table:table-cell>
          <table:table-cell table:style-name="ce72" table:formula="of:=IF([.$B44]*[.H126]=0;&quot;&quot;;[.$B44]*[.H126])">
            <text:p/>
          </table:table-cell>
          <table:table-cell table:style-name="ce72" table:formula="of:=IF([.$B44]*[.I126]=0;&quot;&quot;;[.$B44]*[.I126])">
            <text:p/>
          </table:table-cell>
          <table:table-cell table:style-name="ce87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number-columns-repeated="35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4589384535.25089" calcext:value-type="float">
            <text:p>4589384535</text:p>
          </table:table-cell>
          <table:table-cell table:style-name="ce72" table:formula="of:=SUM([.B10:.B45])" office:value-type="float" office:value="108570.99762259" calcext:value-type="float">
            <text:p>108571</text:p>
          </table:table-cell>
          <table:table-cell table:style-name="ce72" table:formula="of:=SUM([.C10:.C45])" office:value-type="float" office:value="108570997.62259" calcext:value-type="float">
            <text:p>108570998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1244966456.62418" calcext:value-type="float">
            <text:p>1244966457</text:p>
          </table:table-cell>
          <table:table-cell table:style-name="ce72" table:formula="of:=SUM([.G10:.G45])" office:value-type="float" office:value="2114390870.83618" calcext:value-type="float">
            <text:p>2114390871</text:p>
          </table:table-cell>
          <table:table-cell table:style-name="ce72" table:formula="of:=SUM([.H10:.H45])" office:value-type="float" office:value="1191897458.1361" calcext:value-type="float">
            <text:p>1191897458</text:p>
          </table:table-cell>
          <table:table-cell table:style-name="ce72" table:formula="of:=SUM([.I10:.I45])" office:value-type="float" office:value="33176285.5041404" calcext:value-type="float">
            <text:p>33176286</text:p>
          </table:table-cell>
          <table:table-cell table:style-name="ce72" table:formula="of:=SUM([.J10:.J45])" office:value-type="float" office:value="4584431071.1006" calcext:value-type="float">
            <text:p>4584431071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22312.7924298375" calcext:value-type="float">
            <text:p>22313</text:p>
          </table:table-cell>
          <table:table-cell table:style-name="ce72" table:formula="of:=SUM([.O10:.O45])" office:value-type="float" office:value="49667.1393904975" calcext:value-type="float">
            <text:p>49667</text:p>
          </table:table-cell>
          <table:table-cell table:style-name="ce72" table:formula="of:=SUM([.P10:.P45])" office:value-type="float" office:value="35047.8836243708" calcext:value-type="float">
            <text:p>35048</text:p>
          </table:table-cell>
          <table:table-cell table:style-name="ce72" table:formula="of:=SUM([.Q10:.Q45])" office:value-type="float" office:value="1307.02559316168" calcext:value-type="float">
            <text:p>1307</text:p>
          </table:table-cell>
          <table:table-cell table:style-name="ce87" table:formula="of:=SUM([.R10:.R45])" office:value-type="float" office:value="108334.841037868" calcext:value-type="float">
            <text:p>108334,84</text:p>
          </table:table-cell>
          <table:table-cell table:style-name="ce72" table:formula="of:=SUM([.S10:.S45])" office:value-type="float" office:value="4584431071.1006" calcext:value-type="float">
            <text:p>4584431071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27.1564003758768" calcext:value-type="float">
            <text:p>27,16 </text:p>
          </table:table-cell>
          <table:table-cell table:style-name="ce79" table:formula="of:=IF([.G46]=0;&quot;&quot;;100*([.G46]/[.$J$46]))" office:value-type="float" office:value="46.121118150623" calcext:value-type="float">
            <text:p>46,12 </text:p>
          </table:table-cell>
          <table:table-cell table:style-name="ce79" table:formula="of:=IF([.H46]=0;&quot;&quot;;100*([.H46]/[.$J$46]))" office:value-type="float" office:value="25.998808568627" calcext:value-type="float">
            <text:p>26,00 </text:p>
          </table:table-cell>
          <table:table-cell table:style-name="ce79" table:formula="of:=IF([.I46]=0;&quot;&quot;;100*([.I46]/[.$J$46]))" office:value-type="float" office:value="0.723672904873138" calcext:value-type="float">
            <text:p>0,72 </text:p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20.5961371393329" calcext:value-type="float">
            <text:p>20,60 </text:p>
          </table:table-cell>
          <table:table-cell table:style-name="ce79" table:formula="of:=IF([.O46]=0;&quot;&quot;;100*([.O46]/[.$R$46]))" office:value-type="float" office:value="45.8459521559983" calcext:value-type="float">
            <text:p>45,85 </text:p>
          </table:table-cell>
          <table:table-cell table:style-name="ce79" table:formula="of:=IF([.P46]=0;&quot;&quot;;100*([.P46]/[.$R$46]))" office:value-type="float" office:value="32.3514423324996" calcext:value-type="float">
            <text:p>32,35 </text:p>
          </table:table-cell>
          <table:table-cell table:style-name="ce79" table:formula="of:=IF([.Q46]=0;&quot;&quot;;100*([.Q46]/[.$R$46]))" office:value-type="float" office:value="1.20646837216923" calcext:value-type="float">
            <text:p>1,21 </text:p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4.34511455441" calcext:value-type="float">
            <text:p>14,35 </text:p>
          </table:table-cell>
          <table:table-cell table:style-name="ce79" table:formula="of:=IF([.G46]=0;&quot;&quot;;SUMPRODUCT([.$D10:.$D44];[.G10:.G44])/[.G46])" office:value-type="float" office:value="15.5524284579767" calcext:value-type="float">
            <text:p>15,55 </text:p>
          </table:table-cell>
          <table:table-cell table:style-name="ce79" table:formula="of:=IF([.H46]=0;&quot;&quot;;SUMPRODUCT([.$D10:.$D44];[.H10:.H44])/[.H46])" office:value-type="float" office:value="16.6541927284327" calcext:value-type="float">
            <text:p>16,65 </text:p>
          </table:table-cell>
          <table:table-cell table:style-name="ce79" table:formula="of:=IF([.I46]=0;&quot;&quot;;SUMPRODUCT([.$D10:.$D44];[.I10:.I44])/[.I46])" office:value-type="float" office:value="18.1878373750904" calcext:value-type="float">
            <text:p>18,19 </text:p>
          </table:table-cell>
          <table:table-cell table:style-name="ce79" table:formula="of:=IF([.J46]=0;&quot;&quot;;SUMPRODUCT([.$D10:.$D44];[.J10:.J44])/[.J46])" office:value-type="float" office:value="15.5300827843497" calcext:value-type="float">
            <text:p>15,53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float" office:value="17.5533449298201" calcext:value-type="float">
            <text:p>17,55 </text:p>
          </table:table-cell>
          <table:table-cell table:style-name="ce79" table:formula="of:=IF([.O46]=0;&quot;&quot;;[.$E$1]*[.G49]^[.$E$2])" office:value-type="float" office:value="23.0986611908101" calcext:value-type="float">
            <text:p>23,10 </text:p>
          </table:table-cell>
          <table:table-cell table:style-name="ce79" table:formula="of:=IF([.P46]=0;&quot;&quot;;[.$E$1]*[.H49]^[.$E$2])" office:value-type="float" office:value="29.1456689984831" calcext:value-type="float">
            <text:p>29,15 </text:p>
          </table:table-cell>
          <table:table-cell table:style-name="ce79" table:formula="of:=IF([.Q46]=0;&quot;&quot;;[.$E$1]*[.I49]^[.$E$2])" office:value-type="float" office:value="39.3140427405507" calcext:value-type="float">
            <text:p>39,31 </text:p>
          </table:table-cell>
          <table:table-cell table:style-name="ce79" table:formula="of:=IF([.R46]=0;&quot;&quot;;[.$E$1]*[.J49]^[.$E$2])" office:value-type="float" office:value="22.986104055349" calcext:value-type="float">
            <text:p>22,99 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1.02875899721629" calcext:value-type="float">
            <text:p>1,03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1.00836648654912" calcext:value-type="float">
            <text:p>1,01 </text:p>
          </table:table-cell>
          <table:table-cell table:style-name="ce79" table:formula="of:=IF(COUNT([.H10:.H44])&lt;2;&quot;&quot;;SQRT((SUMPRODUCT([.$D10:.$D44];[.$D10:.$D44];[.H10:.H44])-([.H49]*[.H49]*[.H46]))/([.H46]-1)))" office:value-type="float" office:value="0.776643825708114" calcext:value-type="float">
            <text:p>0,78 </text:p>
          </table:table-cell>
          <table:table-cell table:style-name="ce79" table:formula="of:=IF(COUNT([.I10:.I44])&lt;2;&quot;&quot;;SQRT((SUMPRODUCT([.$D10:.$D44];[.$D10:.$D44];[.I10:.I44])-([.I49]*[.I49]*[.I46]))/([.I46]-1)))" office:value-type="float" office:value="0.41195198186448" calcext:value-type="float">
            <text:p>0,41 </text:p>
          </table:table-cell>
          <table:table-cell table:style-name="ce79" table:formula="of:=IF(COUNT([.J10:.J44])&lt;2;&quot;&quot;;SQRT((SUMPRODUCT([.$D10:.$D44];[.$D10:.$D44];[.J10:.J44])-([.J49]*[.J49]*[.J46]))/([.J46]-1)))" office:value-type="float" office:value="1.29445257851207" calcext:value-type="float">
            <text:p>1,29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1244966.45662418" calcext:value-type="float">
            <text:p>1244966</text:p>
          </table:table-cell>
          <table:table-cell table:style-name="ce99" table:formula="of:=[.G46]/1000" office:value-type="float" office:value="2114390.87083618" calcext:value-type="float">
            <text:p>2114391</text:p>
          </table:table-cell>
          <table:table-cell table:style-name="ce99" table:formula="of:=[.H46]/1000" office:value-type="float" office:value="1191897.4581361" calcext:value-type="float">
            <text:p>1191897</text:p>
          </table:table-cell>
          <table:table-cell table:style-name="ce99" table:formula="of:=[.I46]/1000" office:value-type="float" office:value="33176.2855041404" calcext:value-type="float">
            <text:p>33176</text:p>
          </table:table-cell>
          <table:table-cell table:style-name="ce99" table:formula="of:=[.J46]/1000" office:value-type="float" office:value="4584431.0711006" calcext:value-type="float">
            <text:p>4584431</text:p>
          </table:table-cell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27.1564003758768" calcext:value-type="float">
            <text:p>27,16 </text:p>
          </table:table-cell>
          <table:table-cell table:style-name="ce79" table:formula="of:=[.G48]" office:value-type="float" office:value="46.121118150623" calcext:value-type="float">
            <text:p>46,12 </text:p>
          </table:table-cell>
          <table:table-cell table:style-name="ce79" table:formula="of:=[.H48]" office:value-type="float" office:value="25.998808568627" calcext:value-type="float">
            <text:p>26,00 </text:p>
          </table:table-cell>
          <table:table-cell table:style-name="ce79" table:formula="of:=[.I48]" office:value-type="float" office:value="0.723672904873138" calcext:value-type="float">
            <text:p>0,72 </text:p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number-columns-repeated="8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4.34511455441" calcext:value-type="float">
            <text:p>14,35 </text:p>
          </table:table-cell>
          <table:table-cell table:style-name="ce79" table:formula="of:=[.G49]" office:value-type="float" office:value="15.5524284579767" calcext:value-type="float">
            <text:p>15,55 </text:p>
          </table:table-cell>
          <table:table-cell table:style-name="ce79" table:formula="of:=[.H49]" office:value-type="float" office:value="16.6541927284327" calcext:value-type="float">
            <text:p>16,65 </text:p>
          </table:table-cell>
          <table:table-cell table:style-name="ce79" table:formula="of:=[.I49]" office:value-type="float" office:value="18.1878373750904" calcext:value-type="float">
            <text:p>18,19 </text:p>
          </table:table-cell>
          <table:table-cell table:style-name="ce79" table:formula="of:=[.J49]" office:value-type="float" office:value="15.5300827843497" calcext:value-type="float">
            <text:p>15,53 </text:p>
          </table:table-cell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formula="of:=[.D10]" office:value-type="float" office:value="5.25" calcext:value-type="float">
            <text:p>5,25</text:p>
          </table:table-cell>
          <table:table-cell table:style-name="ce80"/>
          <table:table-cell table:style-name="ce72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1.02875899721629" calcext:value-type="float">
            <text:p>1,03 </text:p>
          </table:table-cell>
          <table:table-cell table:style-name="ce79" table:formula="of:=[.G50]" office:value-type="float" office:value="1.00836648654912" calcext:value-type="float">
            <text:p>1,01 </text:p>
          </table:table-cell>
          <table:table-cell table:style-name="ce79" table:formula="of:=[.H50]" office:value-type="float" office:value="0.776643825708114" calcext:value-type="float">
            <text:p>0,78 </text:p>
          </table:table-cell>
          <table:table-cell table:style-name="ce79" table:formula="of:=[.I50]" office:value-type="float" office:value="0.41195198186448" calcext:value-type="float">
            <text:p>0,41 </text:p>
          </table:table-cell>
          <table:table-cell table:style-name="ce79" table:formula="of:=[.J50]" office:value-type="float" office:value="1.29445257851207" calcext:value-type="float">
            <text:p>1,29 </text:p>
          </table:table-cell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formula="of:=[.D11]" office:value-type="float" office:value="5.75" calcext:value-type="float">
            <text:p>5,75</text:p>
          </table:table-cell>
          <table:table-cell table:style-name="ce8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12]" office:value-type="float" office:value="6.25" calcext:value-type="float">
            <text:p>6,25</text:p>
          </table:table-cell>
          <table:table-cell table:style-name="ce82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>
          <table:table-cell table:number-columns-repeated="2"/>
          <table:table-cell table:style-name="ce70"/>
          <table:table-cell table:formula="of:=[.D13]" office:value-type="float" office:value="6.75" calcext:value-type="float">
            <text:p>6,75</text:p>
          </table:table-cell>
          <table:table-cell table:style-name="ce82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14]" office:value-type="float" office:value="7.25" calcext:value-type="float">
            <text:p>7,25</text:p>
          </table:table-cell>
          <table:table-cell table:style-name="ce8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15]" office:value-type="float" office:value="7.75" calcext:value-type="float">
            <text:p>7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3"/>
          <table:table-cell table:style-name="ce100" table:formula="of:=1000*[.M46]/[.M51]" office:value-type="string" office:string-value="" calcext:value-type="error">
            <text:p>#DIV/0!</text:p>
          </table:table-cell>
          <table:table-cell table:style-name="ce100" table:formula="of:=1000*[.N46]/[.N51]" office:value-type="float" office:value="17.922404504247" calcext:value-type="float">
            <text:p>17,92</text:p>
          </table:table-cell>
          <table:table-cell table:style-name="ce100" table:formula="of:=1000*[.O46]/[.O51]" office:value-type="float" office:value="23.4900462707993" calcext:value-type="float">
            <text:p>23,49</text:p>
          </table:table-cell>
          <table:table-cell table:style-name="ce100" table:formula="of:=1000*[.P46]/[.P51]" office:value-type="float" office:value="29.4051165099211" calcext:value-type="float">
            <text:p>29,41</text:p>
          </table:table-cell>
          <table:table-cell table:style-name="ce100" table:formula="of:=1000*[.Q46]/[.Q51]" office:value-type="float" office:value="39.396381279591" calcext:value-type="float">
            <text:p>39,40</text:p>
          </table:table-cell>
          <table:table-cell table:style-name="ce100" table:formula="of:=1000*[.R46]/[.R51]" office:value-type="float" office:value="23.6310328059659" calcext:value-type="float">
            <text:p>23,63</text:p>
          </table:table-cell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formula="of:=[.D16]" office:value-type="float" office:value="8.25" calcext:value-type="float">
            <text:p>8,2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17]" office:value-type="float" office:value="8.75" calcext:value-type="float">
            <text:p>8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(1-[.M49]/[.M59])*100" office:value-type="string" office:string-value="" calcext:value-type="error">
            <text:p>#VALUE!</text:p>
          </table:table-cell>
          <table:table-cell table:formula="of:=(1-[.N49]/[.N59])*100" office:value-type="float" office:value="2.05920792792866" calcext:value-type="float">
            <text:p>2,0592079279</text:p>
          </table:table-cell>
          <table:table-cell table:formula="of:=(1-[.O49]/[.O59])*100" office:value-type="float" office:value="1.66617415511751" calcext:value-type="float">
            <text:p>1,6661741551</text:p>
          </table:table-cell>
          <table:table-cell table:formula="of:=(1-[.P49]/[.P59])*100" office:value-type="float" office:value="0.882320977543027" calcext:value-type="float">
            <text:p>0,8823209775</text:p>
          </table:table-cell>
          <table:table-cell table:formula="of:=(1-[.Q49]/[.Q59])*100" office:value-type="float" office:value="0.209000259328274" calcext:value-type="float">
            <text:p>0,2090002593</text:p>
          </table:table-cell>
          <table:table-cell table:formula="of:=(1-[.R49]/[.R59])*100" office:value-type="float" office:value="2.72916023566301" calcext:value-type="float">
            <text:p>2,7291602357</text:p>
          </table:table-cell>
          <table:table-cell table:number-columns-repeated="36"/>
        </table:table-row>
        <table:table-row table:style-name="ro7">
          <table:table-cell table:number-columns-repeated="2"/>
          <table:table-cell table:style-name="ce70"/>
          <table:table-cell table:formula="of:=[.D18]" office:value-type="float" office:value="9.25" calcext:value-type="float">
            <text:p>9,2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19]" office:value-type="float" office:value="9.75" calcext:value-type="float">
            <text:p>9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0]" office:value-type="float" office:value="10.25" calcext:value-type="float">
            <text:p>10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[.M51]/1000" office:value-type="float" office:value="0" calcext:value-type="float">
            <text:p>0</text:p>
          </table:table-cell>
          <table:table-cell table:formula="of:=[.N51]/1000" office:value-type="float" office:value="1244.96645662418" calcext:value-type="float">
            <text:p>1244,9664566242</text:p>
          </table:table-cell>
          <table:table-cell table:formula="of:=[.O51]/1000" office:value-type="float" office:value="2114.39087083618" calcext:value-type="float">
            <text:p>2114,3908708362</text:p>
          </table:table-cell>
          <table:table-cell table:formula="of:=[.P51]/1000" office:value-type="float" office:value="1191.8974581361" calcext:value-type="float">
            <text:p>1191,8974581361</text:p>
          </table:table-cell>
          <table:table-cell table:formula="of:=[.Q51]/1000" office:value-type="float" office:value="33.1762855041404" calcext:value-type="float">
            <text:p>33,1762855041</text:p>
          </table:table-cell>
          <table:table-cell table:number-columns-repeated="37"/>
        </table:table-row>
        <table:table-row table:style-name="ro7">
          <table:table-cell table:number-columns-repeated="2"/>
          <table:table-cell table:style-name="ce70"/>
          <table:table-cell table:formula="of:=[.D21]" office:value-type="float" office:value="10.75" calcext:value-type="float">
            <text:p>10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2]" office:value-type="float" office:value="11.25" calcext:value-type="float">
            <text:p>11,25</text:p>
          </table:table-cell>
          <table:table-cell table:style-name="ce84"/>
          <table:table-cell table:style-name="ce84" office:value-type="float" office:value="3" calcext:value-type="float">
            <text:p>3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3]" office:value-type="float" office:value="11.75" calcext:value-type="float">
            <text:p>11,75</text:p>
          </table:table-cell>
          <table:table-cell table:style-name="ce84"/>
          <table:table-cell table:style-name="ce84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4]" office:value-type="float" office:value="12.25" calcext:value-type="float">
            <text:p>12,25</text:p>
          </table:table-cell>
          <table:table-cell table:style-name="ce84"/>
          <table:table-cell table:style-name="ce84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5]" office:value-type="float" office:value="12.75" calcext:value-type="float">
            <text:p>12,75</text:p>
          </table:table-cell>
          <table:table-cell table:style-name="ce84"/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6]" office:value-type="float" office:value="13.25" calcext:value-type="float">
            <text:p>13,25</text:p>
          </table:table-cell>
          <table:table-cell table:style-name="ce84"/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7]" office:value-type="float" office:value="13.75" calcext:value-type="float">
            <text:p>13,75</text:p>
          </table:table-cell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8]" office:value-type="float" office:value="14.25" calcext:value-type="float">
            <text:p>14,25</text:p>
          </table:table-cell>
          <table:table-cell table:style-name="ce85"/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29]" office:value-type="float" office:value="14.75" calcext:value-type="float">
            <text:p>14,75</text:p>
          </table:table-cell>
          <table:table-cell table:style-name="ce85"/>
          <table:table-cell table:style-name="ce84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0]" office:value-type="float" office:value="15.25" calcext:value-type="float">
            <text:p>15,25</text:p>
          </table:table-cell>
          <table:table-cell table:style-name="ce84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1]" office:value-type="float" office:value="15.75" calcext:value-type="float">
            <text:p>15,75</text:p>
          </table:table-cell>
          <table:table-cell table:style-name="ce85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6" calcext:value-type="float">
            <text:p>6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2]" office:value-type="float" office:value="16.25" calcext:value-type="float">
            <text:p>16,25</text:p>
          </table:table-cell>
          <table:table-cell table:style-name="ce85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3]" office:value-type="float" office:value="16.75" calcext:value-type="float">
            <text:p>16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4" calcext:value-type="float">
            <text:p>14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4]" office:value-type="float" office:value="17.25" calcext:value-type="float">
            <text:p>17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9" calcext:value-type="float">
            <text:p>9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5]" office:value-type="float" office:value="17.75" calcext:value-type="float">
            <text:p>17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6]" office:value-type="float" office:value="18.25" calcext:value-type="float">
            <text:p>18,25</text:p>
          </table:table-cell>
          <table:table-cell table:style-name="ce85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7]" office:value-type="float" office:value="18.75" calcext:value-type="float">
            <text:p>18,75</text:p>
          </table:table-cell>
          <table:table-cell table:style-name="ce85"/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8]" office:value-type="float" office:value="19.25" calcext:value-type="float">
            <text:p>19,25</text:p>
          </table:table-cell>
          <table:table-cell table:style-name="ce85"/>
          <table:table-cell table:style-name="ce84"/>
          <table:table-cell table:style-name="ce85"/>
          <table:table-cell table:style-name="ce84" table:number-columns-repeated="2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39]" office:value-type="float" office:value="19.75" calcext:value-type="float">
            <text:p>19,75</text:p>
          </table:table-cell>
          <table:table-cell table:style-name="ce85" table:number-columns-repeated="4"/>
          <table:table-cell table:style-name="ce84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40]" office:value-type="float" office:value="20.25" calcext:value-type="float">
            <text:p>20,25</text:p>
          </table:table-cell>
          <table:table-cell table:style-name="ce85"/>
          <table:table-cell table:style-name="ce84"/>
          <table:table-cell table:style-name="ce85" table:number-columns-repeated="2"/>
          <table:table-cell table:style-name="ce84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41]" office:value-type="float" office:value="20.75" calcext:value-type="float">
            <text:p>20,75</text:p>
          </table:table-cell>
          <table:table-cell table:style-name="ce85" table:number-columns-repeated="4"/>
          <table:table-cell table:style-name="ce84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42]" office:value-type="float" office:value="21.25" calcext:value-type="float">
            <text:p>21,25</text:p>
          </table:table-cell>
          <table:table-cell table:style-name="ce86" table:number-columns-repeated="2"/>
          <table:table-cell table:style-name="ce85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43]" office:value-type="float" office:value="21.75" calcext:value-type="float">
            <text:p>21,75</text:p>
          </table:table-cell>
          <table:table-cell table:style-name="ce72" table:number-columns-repeated="2"/>
          <table:table-cell table:style-name="ce85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formula="of:=[.D44]" office:value-type="float" office:value="22.25" calcext:value-type="float">
            <text:p>22,25</text:p>
          </table:table-cell>
          <table:table-cell table:style-name="ce72" table:number-columns-repeated="2"/>
          <table:table-cell table:style-name="ce85" table:number-columns-repeated="3"/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number-columns-repeated="51"/>
        </table:table-row>
        <table:table-row table:style-name="ro7">
          <table:table-cell table:number-columns-repeated="2"/>
          <table:table-cell table:style-name="ce70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table:number-columns-repeated="51"/>
        </table:table-row>
        <table:table-row table:style-name="ro7">
          <table:table-cell table:number-columns-repeated="2"/>
          <table:table-cell table:style-name="ce70"/>
          <table:table-cell office:value-type="float" office:value="8.25" calcext:value-type="float">
            <text:p>8,25</text:p>
          </table:table-cell>
          <table:table-cell table:style-name="ce87" table:formula="of:=IF(SUM([.$E54:.$I54])=0;0;[.E54]/SUM([.$E54:.$I54]))" office:value-type="float" office:value="0" calcext:value-type="float">
            <text:p>0,00</text:p>
          </table:table-cell>
          <table:table-cell table:style-name="ce87" table:formula="of:=IF(SUM([.$E54:.$I54])=0;0;[.F54]/SUM([.$E54:.$I54]))" office:value-type="float" office:value="0" calcext:value-type="float">
            <text:p>0,00</text:p>
          </table:table-cell>
          <table:table-cell table:style-name="ce87" table:formula="of:=IF(SUM([.$E54:.$I54])=0;0;[.G54]/SUM([.$E54:.$I54]))" office:value-type="float" office:value="0" calcext:value-type="float">
            <text:p>0,00</text:p>
          </table:table-cell>
          <table:table-cell table:style-name="ce87" table:formula="of:=IF(SUM([.$E54:.$I54])=0;0;[.H54]/SUM([.$E54:.$I54]))" office:value-type="float" office:value="0" calcext:value-type="float">
            <text:p>0,00</text:p>
          </table:table-cell>
          <table:table-cell table:style-name="ce87" table:formula="of:=IF(SUM([.$E54:.$I54])=0;0;[.I54]/SUM([.$E54:.$I5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8.75" calcext:value-type="float">
            <text:p>8,75</text:p>
          </table:table-cell>
          <table:table-cell table:style-name="ce87" table:formula="of:=IF(SUM([.$E55:.$I55])=0;0;[.E55]/SUM([.$E55:.$I55]))" office:value-type="float" office:value="0" calcext:value-type="float">
            <text:p>0,00</text:p>
          </table:table-cell>
          <table:table-cell table:style-name="ce87" table:formula="of:=IF(SUM([.$E55:.$I55])=0;0;[.F55]/SUM([.$E55:.$I55]))" office:value-type="float" office:value="1" calcext:value-type="float">
            <text:p>1,00</text:p>
          </table:table-cell>
          <table:table-cell table:style-name="ce87" table:formula="of:=IF(SUM([.$E55:.$I55])=0;0;[.G55]/SUM([.$E55:.$I55]))" office:value-type="float" office:value="0" calcext:value-type="float">
            <text:p>0,00</text:p>
          </table:table-cell>
          <table:table-cell table:style-name="ce87" table:formula="of:=IF(SUM([.$E55:.$I55])=0;0;[.H55]/SUM([.$E55:.$I55]))" office:value-type="float" office:value="0" calcext:value-type="float">
            <text:p>0,00</text:p>
          </table:table-cell>
          <table:table-cell table:style-name="ce87" table:formula="of:=IF(SUM([.$E55:.$I55])=0;0;[.I55]/SUM([.$E55:.$I5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9.25" calcext:value-type="float">
            <text:p>9,25</text:p>
          </table:table-cell>
          <table:table-cell table:style-name="ce87" table:formula="of:=IF(SUM([.$E56:.$I56])=0;0;[.E56]/SUM([.$E56:.$I56]))" office:value-type="float" office:value="0" calcext:value-type="float">
            <text:p>0,00</text:p>
          </table:table-cell>
          <table:table-cell table:style-name="ce87" table:formula="of:=IF(SUM([.$E56:.$I56])=0;0;[.F56]/SUM([.$E56:.$I56]))" office:value-type="float" office:value="1" calcext:value-type="float">
            <text:p>1,00</text:p>
          </table:table-cell>
          <table:table-cell table:style-name="ce87" table:formula="of:=IF(SUM([.$E56:.$I56])=0;0;[.G56]/SUM([.$E56:.$I56]))" office:value-type="float" office:value="0" calcext:value-type="float">
            <text:p>0,00</text:p>
          </table:table-cell>
          <table:table-cell table:style-name="ce87" table:formula="of:=IF(SUM([.$E56:.$I56])=0;0;[.H56]/SUM([.$E56:.$I56]))" office:value-type="float" office:value="0" calcext:value-type="float">
            <text:p>0,00</text:p>
          </table:table-cell>
          <table:table-cell table:style-name="ce87" table:formula="of:=IF(SUM([.$E56:.$I56])=0;0;[.I56]/SUM([.$E56:.$I5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9.75" calcext:value-type="float">
            <text:p>9,75</text:p>
          </table:table-cell>
          <table:table-cell table:style-name="ce87" table:formula="of:=IF(SUM([.$E57:.$I57])=0;0;[.E57]/SUM([.$E57:.$I57]))" office:value-type="float" office:value="0" calcext:value-type="float">
            <text:p>0,00</text:p>
          </table:table-cell>
          <table:table-cell table:style-name="ce87" table:formula="of:=IF(SUM([.$E57:.$I57])=0;0;[.F57]/SUM([.$E57:.$I57]))" office:value-type="float" office:value="1" calcext:value-type="float">
            <text:p>1,00</text:p>
          </table:table-cell>
          <table:table-cell table:style-name="ce87" table:formula="of:=IF(SUM([.$E57:.$I57])=0;0;[.G57]/SUM([.$E57:.$I57]))" office:value-type="float" office:value="0" calcext:value-type="float">
            <text:p>0,00</text:p>
          </table:table-cell>
          <table:table-cell table:style-name="ce87" table:formula="of:=IF(SUM([.$E57:.$I57])=0;0;[.H57]/SUM([.$E57:.$I57]))" office:value-type="float" office:value="0" calcext:value-type="float">
            <text:p>0,00</text:p>
          </table:table-cell>
          <table:table-cell table:style-name="ce87" table:formula="of:=IF(SUM([.$E57:.$I57])=0;0;[.I57]/SUM([.$E57:.$I5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0.25" calcext:value-type="float">
            <text:p>10,25</text:p>
          </table:table-cell>
          <table:table-cell table:style-name="ce87" table:formula="of:=IF(SUM([.$E58:.$I58])=0;0;[.E58]/SUM([.$E58:.$I58]))" office:value-type="float" office:value="0" calcext:value-type="float">
            <text:p>0,00</text:p>
          </table:table-cell>
          <table:table-cell table:style-name="ce87" table:formula="of:=IF(SUM([.$E58:.$I58])=0;0;[.F58]/SUM([.$E58:.$I58]))" office:value-type="float" office:value="1" calcext:value-type="float">
            <text:p>1,00</text:p>
          </table:table-cell>
          <table:table-cell table:style-name="ce87" table:formula="of:=IF(SUM([.$E58:.$I58])=0;0;[.G58]/SUM([.$E58:.$I58]))" office:value-type="float" office:value="0" calcext:value-type="float">
            <text:p>0,00</text:p>
          </table:table-cell>
          <table:table-cell table:style-name="ce87" table:formula="of:=IF(SUM([.$E58:.$I58])=0;0;[.H58]/SUM([.$E58:.$I58]))" office:value-type="float" office:value="0" calcext:value-type="float">
            <text:p>0,00</text:p>
          </table:table-cell>
          <table:table-cell table:style-name="ce87" table:formula="of:=IF(SUM([.$E58:.$I58])=0;0;[.I58]/SUM([.$E58:.$I5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0.75" calcext:value-type="float">
            <text:p>10,75</text:p>
          </table:table-cell>
          <table:table-cell table:style-name="ce87" table:formula="of:=IF(SUM([.$E59:.$I59])=0;0;[.E59]/SUM([.$E59:.$I59]))" office:value-type="float" office:value="0" calcext:value-type="float">
            <text:p>0,00</text:p>
          </table:table-cell>
          <table:table-cell table:style-name="ce87" table:formula="of:=IF(SUM([.$E59:.$I59])=0;0;[.F59]/SUM([.$E59:.$I59]))" office:value-type="float" office:value="1" calcext:value-type="float">
            <text:p>1,00</text:p>
          </table:table-cell>
          <table:table-cell table:style-name="ce87" table:formula="of:=IF(SUM([.$E59:.$I59])=0;0;[.G59]/SUM([.$E59:.$I59]))" office:value-type="float" office:value="0" calcext:value-type="float">
            <text:p>0,00</text:p>
          </table:table-cell>
          <table:table-cell table:style-name="ce87" table:formula="of:=IF(SUM([.$E59:.$I59])=0;0;[.H59]/SUM([.$E59:.$I59]))" office:value-type="float" office:value="0" calcext:value-type="float">
            <text:p>0,00</text:p>
          </table:table-cell>
          <table:table-cell table:style-name="ce87" table:formula="of:=IF(SUM([.$E59:.$I59])=0;0;[.I59]/SUM([.$E59:.$I5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1.25" calcext:value-type="float">
            <text:p>11,25</text:p>
          </table:table-cell>
          <table:table-cell table:style-name="ce87" table:formula="of:=IF(SUM([.$E60:.$I60])=0;0;[.E60]/SUM([.$E60:.$I60]))" office:value-type="float" office:value="0" calcext:value-type="float">
            <text:p>0,00</text:p>
          </table:table-cell>
          <table:table-cell table:style-name="ce87" table:formula="of:=IF(SUM([.$E60:.$I60])=0;0;[.F60]/SUM([.$E60:.$I60]))" office:value-type="float" office:value="1" calcext:value-type="float">
            <text:p>1,00</text:p>
          </table:table-cell>
          <table:table-cell table:style-name="ce87" table:formula="of:=IF(SUM([.$E60:.$I60])=0;0;[.G60]/SUM([.$E60:.$I60]))" office:value-type="float" office:value="0" calcext:value-type="float">
            <text:p>0,00</text:p>
          </table:table-cell>
          <table:table-cell table:style-name="ce87" table:formula="of:=IF(SUM([.$E60:.$I60])=0;0;[.H60]/SUM([.$E60:.$I60]))" office:value-type="float" office:value="0" calcext:value-type="float">
            <text:p>0,00</text:p>
          </table:table-cell>
          <table:table-cell table:style-name="ce87" table:formula="of:=IF(SUM([.$E60:.$I60])=0;0;[.I60]/SUM([.$E60:.$I6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1.75" calcext:value-type="float">
            <text:p>11,75</text:p>
          </table:table-cell>
          <table:table-cell table:style-name="ce87" table:formula="of:=IF(SUM([.$E61:.$I61])=0;0;[.E61]/SUM([.$E61:.$I61]))" office:value-type="float" office:value="0" calcext:value-type="float">
            <text:p>0,00</text:p>
          </table:table-cell>
          <table:table-cell table:style-name="ce87" table:formula="of:=IF(SUM([.$E61:.$I61])=0;0;[.F61]/SUM([.$E61:.$I61]))" office:value-type="float" office:value="1" calcext:value-type="float">
            <text:p>1,00</text:p>
          </table:table-cell>
          <table:table-cell table:style-name="ce87" table:formula="of:=IF(SUM([.$E61:.$I61])=0;0;[.G61]/SUM([.$E61:.$I61]))" office:value-type="float" office:value="0" calcext:value-type="float">
            <text:p>0,00</text:p>
          </table:table-cell>
          <table:table-cell table:style-name="ce87" table:formula="of:=IF(SUM([.$E61:.$I61])=0;0;[.H61]/SUM([.$E61:.$I61]))" office:value-type="float" office:value="0" calcext:value-type="float">
            <text:p>0,00</text:p>
          </table:table-cell>
          <table:table-cell table:style-name="ce87" table:formula="of:=IF(SUM([.$E61:.$I61])=0;0;[.I61]/SUM([.$E61:.$I6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2.25" calcext:value-type="float">
            <text:p>12,25</text:p>
          </table:table-cell>
          <table:table-cell table:style-name="ce87" table:formula="of:=IF(SUM([.$E62:.$I62])=0;0;[.E62]/SUM([.$E62:.$I62]))" office:value-type="float" office:value="0" calcext:value-type="float">
            <text:p>0,00</text:p>
          </table:table-cell>
          <table:table-cell table:style-name="ce87" table:formula="of:=IF(SUM([.$E62:.$I62])=0;0;[.F62]/SUM([.$E62:.$I62]))" office:value-type="float" office:value="1" calcext:value-type="float">
            <text:p>1,00</text:p>
          </table:table-cell>
          <table:table-cell table:style-name="ce87" table:formula="of:=IF(SUM([.$E62:.$I62])=0;0;[.G62]/SUM([.$E62:.$I62]))" office:value-type="float" office:value="0" calcext:value-type="float">
            <text:p>0,00</text:p>
          </table:table-cell>
          <table:table-cell table:style-name="ce87" table:formula="of:=IF(SUM([.$E62:.$I62])=0;0;[.H62]/SUM([.$E62:.$I62]))" office:value-type="float" office:value="0" calcext:value-type="float">
            <text:p>0,00</text:p>
          </table:table-cell>
          <table:table-cell table:style-name="ce87" table:formula="of:=IF(SUM([.$E62:.$I62])=0;0;[.I62]/SUM([.$E62:.$I6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2.75" calcext:value-type="float">
            <text:p>12,75</text:p>
          </table:table-cell>
          <table:table-cell table:style-name="ce87" table:formula="of:=IF(SUM([.$E63:.$I63])=0;0;[.E63]/SUM([.$E63:.$I63]))" office:value-type="float" office:value="0" calcext:value-type="float">
            <text:p>0,00</text:p>
          </table:table-cell>
          <table:table-cell table:style-name="ce87" table:formula="of:=IF(SUM([.$E63:.$I63])=0;0;[.F63]/SUM([.$E63:.$I63]))" office:value-type="float" office:value="1" calcext:value-type="float">
            <text:p>1,00</text:p>
          </table:table-cell>
          <table:table-cell table:style-name="ce87" table:formula="of:=IF(SUM([.$E63:.$I63])=0;0;[.G63]/SUM([.$E63:.$I63]))" office:value-type="float" office:value="0" calcext:value-type="float">
            <text:p>0,00</text:p>
          </table:table-cell>
          <table:table-cell table:style-name="ce87" table:formula="of:=IF(SUM([.$E63:.$I63])=0;0;[.H63]/SUM([.$E63:.$I63]))" office:value-type="float" office:value="0" calcext:value-type="float">
            <text:p>0,00</text:p>
          </table:table-cell>
          <table:table-cell table:style-name="ce87" table:formula="of:=IF(SUM([.$E63:.$I63])=0;0;[.I63]/SUM([.$E63:.$I6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3.25" calcext:value-type="float">
            <text:p>13,25</text:p>
          </table:table-cell>
          <table:table-cell table:style-name="ce87" table:formula="of:=IF(SUM([.$E64:.$I64])=0;0;[.E64]/SUM([.$E64:.$I64]))" office:value-type="float" office:value="0" calcext:value-type="float">
            <text:p>0,00</text:p>
          </table:table-cell>
          <table:table-cell table:style-name="ce87" table:formula="of:=IF(SUM([.$E64:.$I64])=0;0;[.F64]/SUM([.$E64:.$I64]))" office:value-type="float" office:value="1" calcext:value-type="float">
            <text:p>1,00</text:p>
          </table:table-cell>
          <table:table-cell table:style-name="ce87" table:formula="of:=IF(SUM([.$E64:.$I64])=0;0;[.G64]/SUM([.$E64:.$I64]))" office:value-type="float" office:value="0" calcext:value-type="float">
            <text:p>0,00</text:p>
          </table:table-cell>
          <table:table-cell table:style-name="ce87" table:formula="of:=IF(SUM([.$E64:.$I64])=0;0;[.H64]/SUM([.$E64:.$I64]))" office:value-type="float" office:value="0" calcext:value-type="float">
            <text:p>0,00</text:p>
          </table:table-cell>
          <table:table-cell table:style-name="ce87" table:formula="of:=IF(SUM([.$E64:.$I64])=0;0;[.I64]/SUM([.$E64:.$I6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3.75" calcext:value-type="float">
            <text:p>13,75</text:p>
          </table:table-cell>
          <table:table-cell table:style-name="ce87" table:formula="of:=IF(SUM([.$E65:.$I65])=0;0;[.E65]/SUM([.$E65:.$I65]))" office:value-type="float" office:value="0" calcext:value-type="float">
            <text:p>0,00</text:p>
          </table:table-cell>
          <table:table-cell table:style-name="ce87" table:formula="of:=IF(SUM([.$E65:.$I65])=0;0;[.F65]/SUM([.$E65:.$I65]))" office:value-type="float" office:value="1" calcext:value-type="float">
            <text:p>1,00</text:p>
          </table:table-cell>
          <table:table-cell table:style-name="ce87" table:formula="of:=IF(SUM([.$E65:.$I65])=0;0;[.G65]/SUM([.$E65:.$I65]))" office:value-type="float" office:value="0" calcext:value-type="float">
            <text:p>0,00</text:p>
          </table:table-cell>
          <table:table-cell table:style-name="ce87" table:formula="of:=IF(SUM([.$E65:.$I65])=0;0;[.H65]/SUM([.$E65:.$I65]))" office:value-type="float" office:value="0" calcext:value-type="float">
            <text:p>0,00</text:p>
          </table:table-cell>
          <table:table-cell table:style-name="ce87" table:formula="of:=IF(SUM([.$E65:.$I65])=0;0;[.I65]/SUM([.$E65:.$I6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4.25" calcext:value-type="float">
            <text:p>14,25</text:p>
          </table:table-cell>
          <table:table-cell table:style-name="ce87" table:formula="of:=IF(SUM([.$E66:.$I66])=0;0;[.E66]/SUM([.$E66:.$I66]))" office:value-type="float" office:value="0" calcext:value-type="float">
            <text:p>0,00</text:p>
          </table:table-cell>
          <table:table-cell table:style-name="ce87" table:formula="of:=IF(SUM([.$E66:.$I66])=0;0;[.F66]/SUM([.$E66:.$I66]))" office:value-type="float" office:value="1" calcext:value-type="float">
            <text:p>1,00</text:p>
          </table:table-cell>
          <table:table-cell table:style-name="ce87" table:formula="of:=IF(SUM([.$E66:.$I66])=0;0;[.G66]/SUM([.$E66:.$I66]))" office:value-type="float" office:value="0" calcext:value-type="float">
            <text:p>0,00</text:p>
          </table:table-cell>
          <table:table-cell table:style-name="ce87" table:formula="of:=IF(SUM([.$E66:.$I66])=0;0;[.H66]/SUM([.$E66:.$I66]))" office:value-type="float" office:value="0" calcext:value-type="float">
            <text:p>0,00</text:p>
          </table:table-cell>
          <table:table-cell table:style-name="ce87" table:formula="of:=IF(SUM([.$E66:.$I66])=0;0;[.I66]/SUM([.$E66:.$I6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4.75" calcext:value-type="float">
            <text:p>14,75</text:p>
          </table:table-cell>
          <table:table-cell table:style-name="ce87" table:formula="of:=IF(SUM([.$E67:.$I67])=0;0;[.E67]/SUM([.$E67:.$I67]))" office:value-type="float" office:value="0" calcext:value-type="float">
            <text:p>0,00</text:p>
          </table:table-cell>
          <table:table-cell table:style-name="ce87" table:formula="of:=IF(SUM([.$E67:.$I67])=0;0;[.F67]/SUM([.$E67:.$I67]))" office:value-type="float" office:value="0.882352941176471" calcext:value-type="float">
            <text:p>0,88</text:p>
          </table:table-cell>
          <table:table-cell table:style-name="ce87" table:formula="of:=IF(SUM([.$E67:.$I67])=0;0;[.G67]/SUM([.$E67:.$I67]))" office:value-type="float" office:value="0.117647058823529" calcext:value-type="float">
            <text:p>0,12</text:p>
          </table:table-cell>
          <table:table-cell table:style-name="ce87" table:formula="of:=IF(SUM([.$E67:.$I67])=0;0;[.H67]/SUM([.$E67:.$I67]))" office:value-type="float" office:value="0" calcext:value-type="float">
            <text:p>0,00</text:p>
          </table:table-cell>
          <table:table-cell table:style-name="ce87" table:formula="of:=IF(SUM([.$E67:.$I67])=0;0;[.I67]/SUM([.$E67:.$I6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5.25" calcext:value-type="float">
            <text:p>15,25</text:p>
          </table:table-cell>
          <table:table-cell table:style-name="ce87" table:formula="of:=IF(SUM([.$E68:.$I68])=0;0;[.E68]/SUM([.$E68:.$I68]))" office:value-type="float" office:value="0" calcext:value-type="float">
            <text:p>0,00</text:p>
          </table:table-cell>
          <table:table-cell table:style-name="ce87" table:formula="of:=IF(SUM([.$E68:.$I68])=0;0;[.F68]/SUM([.$E68:.$I68]))" office:value-type="float" office:value="0.882352941176471" calcext:value-type="float">
            <text:p>0,88</text:p>
          </table:table-cell>
          <table:table-cell table:style-name="ce87" table:formula="of:=IF(SUM([.$E68:.$I68])=0;0;[.G68]/SUM([.$E68:.$I68]))" office:value-type="float" office:value="0.117647058823529" calcext:value-type="float">
            <text:p>0,12</text:p>
          </table:table-cell>
          <table:table-cell table:style-name="ce87" table:formula="of:=IF(SUM([.$E68:.$I68])=0;0;[.H68]/SUM([.$E68:.$I68]))" office:value-type="float" office:value="0" calcext:value-type="float">
            <text:p>0,00</text:p>
          </table:table-cell>
          <table:table-cell table:style-name="ce87" table:formula="of:=IF(SUM([.$E68:.$I68])=0;0;[.I68]/SUM([.$E68:.$I6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5.75" calcext:value-type="float">
            <text:p>15,75</text:p>
          </table:table-cell>
          <table:table-cell table:style-name="ce87" table:formula="of:=IF(SUM([.$E69:.$I69])=0;0;[.E69]/SUM([.$E69:.$I69]))" office:value-type="float" office:value="0" calcext:value-type="float">
            <text:p>0,00</text:p>
          </table:table-cell>
          <table:table-cell table:style-name="ce87" table:formula="of:=IF(SUM([.$E69:.$I69])=0;0;[.F69]/SUM([.$E69:.$I69]))" office:value-type="float" office:value="0.772727272727273" calcext:value-type="float">
            <text:p>0,77</text:p>
          </table:table-cell>
          <table:table-cell table:style-name="ce87" table:formula="of:=IF(SUM([.$E69:.$I69])=0;0;[.G69]/SUM([.$E69:.$I69]))" office:value-type="float" office:value="0.227272727272727" calcext:value-type="float">
            <text:p>0,23</text:p>
          </table:table-cell>
          <table:table-cell table:style-name="ce87" table:formula="of:=IF(SUM([.$E69:.$I69])=0;0;[.H69]/SUM([.$E69:.$I69]))" office:value-type="float" office:value="0" calcext:value-type="float">
            <text:p>0,00</text:p>
          </table:table-cell>
          <table:table-cell table:style-name="ce87" table:formula="of:=IF(SUM([.$E69:.$I69])=0;0;[.I69]/SUM([.$E69:.$I6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6.25" calcext:value-type="float">
            <text:p>16,25</text:p>
          </table:table-cell>
          <table:table-cell table:style-name="ce87" table:formula="of:=IF(SUM([.$E70:.$I70])=0;0;[.E70]/SUM([.$E70:.$I70]))" office:value-type="float" office:value="0" calcext:value-type="float">
            <text:p>0,00</text:p>
          </table:table-cell>
          <table:table-cell table:style-name="ce87" table:formula="of:=IF(SUM([.$E70:.$I70])=0;0;[.F70]/SUM([.$E70:.$I70]))" office:value-type="float" office:value="0.8" calcext:value-type="float">
            <text:p>0,80</text:p>
          </table:table-cell>
          <table:table-cell table:style-name="ce87" table:formula="of:=IF(SUM([.$E70:.$I70])=0;0;[.G70]/SUM([.$E70:.$I70]))" office:value-type="float" office:value="0.2" calcext:value-type="float">
            <text:p>0,20</text:p>
          </table:table-cell>
          <table:table-cell table:style-name="ce87" table:formula="of:=IF(SUM([.$E70:.$I70])=0;0;[.H70]/SUM([.$E70:.$I70]))" office:value-type="float" office:value="0" calcext:value-type="float">
            <text:p>0,00</text:p>
          </table:table-cell>
          <table:table-cell table:style-name="ce87" table:formula="of:=IF(SUM([.$E70:.$I70])=0;0;[.I70]/SUM([.$E70:.$I7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6.75" calcext:value-type="float">
            <text:p>16,75</text:p>
          </table:table-cell>
          <table:table-cell table:style-name="ce87" table:formula="of:=IF(SUM([.$E71:.$I71])=0;0;[.E71]/SUM([.$E71:.$I71]))" office:value-type="float" office:value="0" calcext:value-type="float">
            <text:p>0,00</text:p>
          </table:table-cell>
          <table:table-cell table:style-name="ce87" table:formula="of:=IF(SUM([.$E71:.$I71])=0;0;[.F71]/SUM([.$E71:.$I71]))" office:value-type="float" office:value="0.588235294117647" calcext:value-type="float">
            <text:p>0,59</text:p>
          </table:table-cell>
          <table:table-cell table:style-name="ce87" table:formula="of:=IF(SUM([.$E71:.$I71])=0;0;[.G71]/SUM([.$E71:.$I71]))" office:value-type="float" office:value="0.411764705882353" calcext:value-type="float">
            <text:p>0,41</text:p>
          </table:table-cell>
          <table:table-cell table:style-name="ce87" table:formula="of:=IF(SUM([.$E71:.$I71])=0;0;[.H71]/SUM([.$E71:.$I71]))" office:value-type="float" office:value="0" calcext:value-type="float">
            <text:p>0,00</text:p>
          </table:table-cell>
          <table:table-cell table:style-name="ce87" table:formula="of:=IF(SUM([.$E71:.$I71])=0;0;[.I71]/SUM([.$E71:.$I7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7.25" calcext:value-type="float">
            <text:p>17,25</text:p>
          </table:table-cell>
          <table:table-cell table:style-name="ce87" table:formula="of:=IF(SUM([.$E72:.$I72])=0;0;[.E72]/SUM([.$E72:.$I72]))" office:value-type="float" office:value="0" calcext:value-type="float">
            <text:p>0,00</text:p>
          </table:table-cell>
          <table:table-cell table:style-name="ce87" table:formula="of:=IF(SUM([.$E72:.$I72])=0;0;[.F72]/SUM([.$E72:.$I72]))" office:value-type="float" office:value="0.789473684210526" calcext:value-type="float">
            <text:p>0,79</text:p>
          </table:table-cell>
          <table:table-cell table:style-name="ce87" table:formula="of:=IF(SUM([.$E72:.$I72])=0;0;[.G72]/SUM([.$E72:.$I72]))" office:value-type="float" office:value="0.210526315789474" calcext:value-type="float">
            <text:p>0,21</text:p>
          </table:table-cell>
          <table:table-cell table:style-name="ce87" table:formula="of:=IF(SUM([.$E72:.$I72])=0;0;[.H72]/SUM([.$E72:.$I72]))" office:value-type="float" office:value="0" calcext:value-type="float">
            <text:p>0,00</text:p>
          </table:table-cell>
          <table:table-cell table:style-name="ce87" table:formula="of:=IF(SUM([.$E72:.$I72])=0;0;[.I72]/SUM([.$E72:.$I7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7.75" calcext:value-type="float">
            <text:p>17,75</text:p>
          </table:table-cell>
          <table:table-cell table:style-name="ce87" table:formula="of:=IF(SUM([.$E73:.$I73])=0;0;[.E73]/SUM([.$E73:.$I73]))" office:value-type="float" office:value="0" calcext:value-type="float">
            <text:p>0,00</text:p>
          </table:table-cell>
          <table:table-cell table:style-name="ce87" table:formula="of:=IF(SUM([.$E73:.$I73])=0;0;[.F73]/SUM([.$E73:.$I73]))" office:value-type="float" office:value="0.421052631578947" calcext:value-type="float">
            <text:p>0,42</text:p>
          </table:table-cell>
          <table:table-cell table:style-name="ce87" table:formula="of:=IF(SUM([.$E73:.$I73])=0;0;[.G73]/SUM([.$E73:.$I73]))" office:value-type="float" office:value="0.526315789473684" calcext:value-type="float">
            <text:p>0,53</text:p>
          </table:table-cell>
          <table:table-cell table:style-name="ce87" table:formula="of:=IF(SUM([.$E73:.$I73])=0;0;[.H73]/SUM([.$E73:.$I73]))" office:value-type="float" office:value="0.0526315789473684" calcext:value-type="float">
            <text:p>0,05</text:p>
          </table:table-cell>
          <table:table-cell table:style-name="ce87" table:formula="of:=IF(SUM([.$E73:.$I73])=0;0;[.I73]/SUM([.$E73:.$I7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8.25" calcext:value-type="float">
            <text:p>18,25</text:p>
          </table:table-cell>
          <table:table-cell table:style-name="ce87" table:formula="of:=IF(SUM([.$E74:.$I74])=0;0;[.E74]/SUM([.$E74:.$I74]))" office:value-type="float" office:value="0" calcext:value-type="float">
            <text:p>0,00</text:p>
          </table:table-cell>
          <table:table-cell table:style-name="ce87" table:formula="of:=IF(SUM([.$E74:.$I74])=0;0;[.F74]/SUM([.$E74:.$I74]))" office:value-type="float" office:value="0.222222222222222" calcext:value-type="float">
            <text:p>0,22</text:p>
          </table:table-cell>
          <table:table-cell table:style-name="ce87" table:formula="of:=IF(SUM([.$E74:.$I74])=0;0;[.G74]/SUM([.$E74:.$I74]))" office:value-type="float" office:value="0.777777777777778" calcext:value-type="float">
            <text:p>0,78</text:p>
          </table:table-cell>
          <table:table-cell table:style-name="ce87" table:formula="of:=IF(SUM([.$E74:.$I74])=0;0;[.H74]/SUM([.$E74:.$I74]))" office:value-type="float" office:value="0" calcext:value-type="float">
            <text:p>0,00</text:p>
          </table:table-cell>
          <table:table-cell table:style-name="ce87" table:formula="of:=IF(SUM([.$E74:.$I74])=0;0;[.I74]/SUM([.$E74:.$I7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8.75" calcext:value-type="float">
            <text:p>18,75</text:p>
          </table:table-cell>
          <table:table-cell table:style-name="ce87" table:formula="of:=IF(SUM([.$E75:.$I75])=0;0;[.E75]/SUM([.$E75:.$I75]))" office:value-type="float" office:value="0" calcext:value-type="float">
            <text:p>0,00</text:p>
          </table:table-cell>
          <table:table-cell table:style-name="ce87" table:formula="of:=IF(SUM([.$E75:.$I75])=0;0;[.F75]/SUM([.$E75:.$I75]))" office:value-type="float" office:value="0.0555555555555556" calcext:value-type="float">
            <text:p>0,06</text:p>
          </table:table-cell>
          <table:table-cell table:style-name="ce87" table:formula="of:=IF(SUM([.$E75:.$I75])=0;0;[.G75]/SUM([.$E75:.$I75]))" office:value-type="float" office:value="0.611111111111111" calcext:value-type="float">
            <text:p>0,61</text:p>
          </table:table-cell>
          <table:table-cell table:style-name="ce87" table:formula="of:=IF(SUM([.$E75:.$I75])=0;0;[.H75]/SUM([.$E75:.$I75]))" office:value-type="float" office:value="0.333333333333333" calcext:value-type="float">
            <text:p>0,33</text:p>
          </table:table-cell>
          <table:table-cell table:style-name="ce87" table:formula="of:=IF(SUM([.$E75:.$I75])=0;0;[.I75]/SUM([.$E75:.$I7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9.25" calcext:value-type="float">
            <text:p>19,25</text:p>
          </table:table-cell>
          <table:table-cell table:style-name="ce87" table:formula="of:=IF(SUM([.$E76:.$I76])=0;0;[.E76]/SUM([.$E76:.$I76]))" office:value-type="float" office:value="0" calcext:value-type="float">
            <text:p>0,00</text:p>
          </table:table-cell>
          <table:table-cell table:style-name="ce87" table:formula="of:=IF(SUM([.$E76:.$I76])=0;0;[.F76]/SUM([.$E76:.$I76]))" office:value-type="float" office:value="0.19047619047619" calcext:value-type="float">
            <text:p>0,19</text:p>
          </table:table-cell>
          <table:table-cell table:style-name="ce87" table:formula="of:=IF(SUM([.$E76:.$I76])=0;0;[.G76]/SUM([.$E76:.$I76]))" office:value-type="float" office:value="0.428571428571429" calcext:value-type="float">
            <text:p>0,43</text:p>
          </table:table-cell>
          <table:table-cell table:style-name="ce87" table:formula="of:=IF(SUM([.$E76:.$I76])=0;0;[.H76]/SUM([.$E76:.$I76]))" office:value-type="float" office:value="0.380952380952381" calcext:value-type="float">
            <text:p>0,38</text:p>
          </table:table-cell>
          <table:table-cell table:style-name="ce87" table:formula="of:=IF(SUM([.$E76:.$I76])=0;0;[.I76]/SUM([.$E76:.$I7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19.75" calcext:value-type="float">
            <text:p>19,75</text:p>
          </table:table-cell>
          <table:table-cell table:style-name="ce87" table:formula="of:=IF(SUM([.$E77:.$I77])=0;0;[.E77]/SUM([.$E77:.$I77]))" office:value-type="float" office:value="0" calcext:value-type="float">
            <text:p>0,00</text:p>
          </table:table-cell>
          <table:table-cell table:style-name="ce87" table:formula="of:=IF(SUM([.$E77:.$I77])=0;0;[.F77]/SUM([.$E77:.$I77]))" office:value-type="float" office:value="0" calcext:value-type="float">
            <text:p>0,00</text:p>
          </table:table-cell>
          <table:table-cell table:style-name="ce87" table:formula="of:=IF(SUM([.$E77:.$I77])=0;0;[.G77]/SUM([.$E77:.$I77]))" office:value-type="float" office:value="0.416666666666667" calcext:value-type="float">
            <text:p>0,42</text:p>
          </table:table-cell>
          <table:table-cell table:style-name="ce87" table:formula="of:=IF(SUM([.$E77:.$I77])=0;0;[.H77]/SUM([.$E77:.$I77]))" office:value-type="float" office:value="0.583333333333333" calcext:value-type="float">
            <text:p>0,58</text:p>
          </table:table-cell>
          <table:table-cell table:style-name="ce87" table:formula="of:=IF(SUM([.$E77:.$I77])=0;0;[.I77]/SUM([.$E77:.$I7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0.25" calcext:value-type="float">
            <text:p>20,25</text:p>
          </table:table-cell>
          <table:table-cell table:style-name="ce87" table:formula="of:=IF(SUM([.$E78:.$I78])=0;0;[.E78]/SUM([.$E78:.$I78]))" office:value-type="float" office:value="0" calcext:value-type="float">
            <text:p>0,00</text:p>
          </table:table-cell>
          <table:table-cell table:style-name="ce87" table:formula="of:=IF(SUM([.$E78:.$I78])=0;0;[.F78]/SUM([.$E78:.$I78]))" office:value-type="float" office:value="0" calcext:value-type="float">
            <text:p>0,00</text:p>
          </table:table-cell>
          <table:table-cell table:style-name="ce87" table:formula="of:=IF(SUM([.$E78:.$I78])=0;0;[.G78]/SUM([.$E78:.$I78]))" office:value-type="float" office:value="0.4" calcext:value-type="float">
            <text:p>0,40</text:p>
          </table:table-cell>
          <table:table-cell table:style-name="ce87" table:formula="of:=IF(SUM([.$E78:.$I78])=0;0;[.H78]/SUM([.$E78:.$I78]))" office:value-type="float" office:value="0.6" calcext:value-type="float">
            <text:p>0,60</text:p>
          </table:table-cell>
          <table:table-cell table:style-name="ce87" table:formula="of:=IF(SUM([.$E78:.$I78])=0;0;[.I78]/SUM([.$E78:.$I7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0.75" calcext:value-type="float">
            <text:p>20,75</text:p>
          </table:table-cell>
          <table:table-cell table:style-name="ce87" table:formula="of:=IF(SUM([.$E79:.$I79])=0;0;[.E79]/SUM([.$E79:.$I79]))" office:value-type="float" office:value="0" calcext:value-type="float">
            <text:p>0,00</text:p>
          </table:table-cell>
          <table:table-cell table:style-name="ce87" table:formula="of:=IF(SUM([.$E79:.$I79])=0;0;[.F79]/SUM([.$E79:.$I79]))" office:value-type="float" office:value="0" calcext:value-type="float">
            <text:p>0,00</text:p>
          </table:table-cell>
          <table:table-cell table:style-name="ce87" table:formula="of:=IF(SUM([.$E79:.$I79])=0;0;[.G79]/SUM([.$E79:.$I79]))" office:value-type="float" office:value="0.2" calcext:value-type="float">
            <text:p>0,20</text:p>
          </table:table-cell>
          <table:table-cell table:style-name="ce87" table:formula="of:=IF(SUM([.$E79:.$I79])=0;0;[.H79]/SUM([.$E79:.$I79]))" office:value-type="float" office:value="0.7" calcext:value-type="float">
            <text:p>0,70</text:p>
          </table:table-cell>
          <table:table-cell table:style-name="ce87" table:formula="of:=IF(SUM([.$E79:.$I79])=0;0;[.I79]/SUM([.$E79:.$I79]))" office:value-type="float" office:value="0.1" calcext:value-type="float">
            <text:p>0,1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1.25" calcext:value-type="float">
            <text:p>21,25</text:p>
          </table:table-cell>
          <table:table-cell table:style-name="ce87" table:formula="of:=IF(SUM([.$E80:.$I80])=0;0;[.E80]/SUM([.$E80:.$I80]))" office:value-type="float" office:value="0" calcext:value-type="float">
            <text:p>0,00</text:p>
          </table:table-cell>
          <table:table-cell table:style-name="ce87" table:formula="of:=IF(SUM([.$E80:.$I80])=0;0;[.F80]/SUM([.$E80:.$I80]))" office:value-type="float" office:value="0" calcext:value-type="float">
            <text:p>0,00</text:p>
          </table:table-cell>
          <table:table-cell table:style-name="ce87" table:formula="of:=IF(SUM([.$E80:.$I80])=0;0;[.G80]/SUM([.$E80:.$I80]))" office:value-type="float" office:value="0" calcext:value-type="float">
            <text:p>0,00</text:p>
          </table:table-cell>
          <table:table-cell table:style-name="ce87" table:formula="of:=IF(SUM([.$E80:.$I80])=0;0;[.H80]/SUM([.$E80:.$I80]))" office:value-type="float" office:value="0.857142857142857" calcext:value-type="float">
            <text:p>0,86</text:p>
          </table:table-cell>
          <table:table-cell table:style-name="ce87" table:formula="of:=IF(SUM([.$E80:.$I80])=0;0;[.I80]/SUM([.$E80:.$I80]))" office:value-type="float" office:value="0.142857142857143" calcext:value-type="float">
            <text:p>0,14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1.75" calcext:value-type="float">
            <text:p>21,75</text:p>
          </table:table-cell>
          <table:table-cell table:style-name="ce87" table:formula="of:=IF(SUM([.$E81:.$I81])=0;0;[.E81]/SUM([.$E81:.$I81]))" office:value-type="float" office:value="0" calcext:value-type="float">
            <text:p>0,00</text:p>
          </table:table-cell>
          <table:table-cell table:style-name="ce87" table:formula="of:=IF(SUM([.$E81:.$I81])=0;0;[.F81]/SUM([.$E81:.$I81]))" office:value-type="float" office:value="0" calcext:value-type="float">
            <text:p>0,00</text:p>
          </table:table-cell>
          <table:table-cell table:style-name="ce87" table:formula="of:=IF(SUM([.$E81:.$I81])=0;0;[.G81]/SUM([.$E81:.$I81]))" office:value-type="float" office:value="0" calcext:value-type="float">
            <text:p>0,00</text:p>
          </table:table-cell>
          <table:table-cell table:style-name="ce87" table:formula="of:=IF(SUM([.$E81:.$I81])=0;0;[.H81]/SUM([.$E81:.$I81]))" office:value-type="float" office:value="0.5" calcext:value-type="float">
            <text:p>0,50</text:p>
          </table:table-cell>
          <table:table-cell table:style-name="ce87" table:formula="of:=IF(SUM([.$E81:.$I81])=0;0;[.I81]/SUM([.$E81:.$I81]))" office:value-type="float" office:value="0.5" calcext:value-type="float">
            <text:p>0,5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2.25" calcext:value-type="float">
            <text:p>22,25</text:p>
          </table:table-cell>
          <table:table-cell table:style-name="ce87" table:formula="of:=IF(SUM([.$E82:.$I82])=0;0;[.E82]/SUM([.$E82:.$I82]))" office:value-type="float" office:value="0" calcext:value-type="float">
            <text:p>0,00</text:p>
          </table:table-cell>
          <table:table-cell table:style-name="ce87" table:formula="of:=IF(SUM([.$E82:.$I82])=0;0;[.F82]/SUM([.$E82:.$I82]))" office:value-type="float" office:value="0" calcext:value-type="float">
            <text:p>0,00</text:p>
          </table:table-cell>
          <table:table-cell table:style-name="ce87" table:formula="of:=IF(SUM([.$E82:.$I82])=0;0;[.G82]/SUM([.$E82:.$I82]))" office:value-type="float" office:value="0" calcext:value-type="float">
            <text:p>0,00</text:p>
          </table:table-cell>
          <table:table-cell table:style-name="ce87" table:formula="of:=IF(SUM([.$E82:.$I82])=0;0;[.H82]/SUM([.$E82:.$I82]))" office:value-type="float" office:value="0" calcext:value-type="float">
            <text:p>0,00</text:p>
          </table:table-cell>
          <table:table-cell table:style-name="ce87" table:formula="of:=IF(SUM([.$E82:.$I82])=0;0;[.I82]/SUM([.$E82:.$I8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2.75" calcext:value-type="float">
            <text:p>22,75</text:p>
          </table:table-cell>
          <table:table-cell table:style-name="ce87" table:formula="of:=IF(SUM([.$E83:.$I83])=0;0;[.E83]/SUM([.$E83:.$I83]))" office:value-type="float" office:value="0" calcext:value-type="float">
            <text:p>0,00</text:p>
          </table:table-cell>
          <table:table-cell table:style-name="ce87" table:formula="of:=IF(SUM([.$E83:.$I83])=0;0;[.F83]/SUM([.$E83:.$I83]))" office:value-type="float" office:value="0" calcext:value-type="float">
            <text:p>0,00</text:p>
          </table:table-cell>
          <table:table-cell table:style-name="ce87" table:formula="of:=IF(SUM([.$E83:.$I83])=0;0;[.G83]/SUM([.$E83:.$I83]))" office:value-type="float" office:value="0" calcext:value-type="float">
            <text:p>0,00</text:p>
          </table:table-cell>
          <table:table-cell table:style-name="ce87" table:formula="of:=IF(SUM([.$E83:.$I83])=0;0;[.H83]/SUM([.$E83:.$I83]))" office:value-type="float" office:value="0" calcext:value-type="float">
            <text:p>0,00</text:p>
          </table:table-cell>
          <table:table-cell table:style-name="ce87" table:formula="of:=IF(SUM([.$E83:.$I83])=0;0;[.I83]/SUM([.$E83:.$I8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3.25" calcext:value-type="float">
            <text:p>23,25</text:p>
          </table:table-cell>
          <table:table-cell table:style-name="ce87" table:formula="of:=IF(SUM([.$E84:.$I84])=0;0;[.E84]/SUM([.$E84:.$I84]))" office:value-type="float" office:value="0" calcext:value-type="float">
            <text:p>0,00</text:p>
          </table:table-cell>
          <table:table-cell table:style-name="ce87" table:formula="of:=IF(SUM([.$E84:.$I84])=0;0;[.F84]/SUM([.$E84:.$I84]))" office:value-type="float" office:value="0" calcext:value-type="float">
            <text:p>0,00</text:p>
          </table:table-cell>
          <table:table-cell table:style-name="ce87" table:formula="of:=IF(SUM([.$E84:.$I84])=0;0;[.G84]/SUM([.$E84:.$I84]))" office:value-type="float" office:value="0" calcext:value-type="float">
            <text:p>0,00</text:p>
          </table:table-cell>
          <table:table-cell table:style-name="ce87" table:formula="of:=IF(SUM([.$E84:.$I84])=0;0;[.H84]/SUM([.$E84:.$I84]))" office:value-type="float" office:value="0" calcext:value-type="float">
            <text:p>0,00</text:p>
          </table:table-cell>
          <table:table-cell table:style-name="ce87" table:formula="of:=IF(SUM([.$E84:.$I84])=0;0;[.I84]/SUM([.$E84:.$I8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3.75" calcext:value-type="float">
            <text:p>23,75</text:p>
          </table:table-cell>
          <table:table-cell table:style-name="ce87" table:formula="of:=IF(SUM([.$E85:.$I85])=0;0;[.E85]/SUM([.$E85:.$I85]))" office:value-type="float" office:value="0" calcext:value-type="float">
            <text:p>0,00</text:p>
          </table:table-cell>
          <table:table-cell table:style-name="ce87" table:formula="of:=IF(SUM([.$E85:.$I85])=0;0;[.F85]/SUM([.$E85:.$I85]))" office:value-type="float" office:value="0" calcext:value-type="float">
            <text:p>0,00</text:p>
          </table:table-cell>
          <table:table-cell table:style-name="ce87" table:formula="of:=IF(SUM([.$E85:.$I85])=0;0;[.G85]/SUM([.$E85:.$I85]))" office:value-type="float" office:value="0" calcext:value-type="float">
            <text:p>0,00</text:p>
          </table:table-cell>
          <table:table-cell table:style-name="ce87" table:formula="of:=IF(SUM([.$E85:.$I85])=0;0;[.H85]/SUM([.$E85:.$I85]))" office:value-type="float" office:value="0" calcext:value-type="float">
            <text:p>0,00</text:p>
          </table:table-cell>
          <table:table-cell table:style-name="ce87" table:formula="of:=IF(SUM([.$E85:.$I85])=0;0;[.I85]/SUM([.$E85:.$I8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4.25" calcext:value-type="float">
            <text:p>24,25</text:p>
          </table:table-cell>
          <table:table-cell table:style-name="ce87" table:formula="of:=IF(SUM([.$E86:.$I86])=0;0;[.E86]/SUM([.$E86:.$I86]))" office:value-type="float" office:value="0" calcext:value-type="float">
            <text:p>0,00</text:p>
          </table:table-cell>
          <table:table-cell table:style-name="ce87" table:formula="of:=IF(SUM([.$E86:.$I86])=0;0;[.F86]/SUM([.$E86:.$I86]))" office:value-type="float" office:value="0" calcext:value-type="float">
            <text:p>0,00</text:p>
          </table:table-cell>
          <table:table-cell table:style-name="ce87" table:formula="of:=IF(SUM([.$E86:.$I86])=0;0;[.G86]/SUM([.$E86:.$I86]))" office:value-type="float" office:value="0" calcext:value-type="float">
            <text:p>0,00</text:p>
          </table:table-cell>
          <table:table-cell table:style-name="ce87" table:formula="of:=IF(SUM([.$E86:.$I86])=0;0;[.H86]/SUM([.$E86:.$I86]))" office:value-type="float" office:value="0" calcext:value-type="float">
            <text:p>0,00</text:p>
          </table:table-cell>
          <table:table-cell table:style-name="ce87" table:formula="of:=IF(SUM([.$E86:.$I86])=0;0;[.I86]/SUM([.$E86:.$I8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4.75" calcext:value-type="float">
            <text:p>24,75</text:p>
          </table:table-cell>
          <table:table-cell table:style-name="ce87" table:formula="of:=IF(SUM([.$E87:.$I87])=0;0;[.E87]/SUM([.$E87:.$I87]))" office:value-type="float" office:value="0" calcext:value-type="float">
            <text:p>0,00</text:p>
          </table:table-cell>
          <table:table-cell table:style-name="ce87" table:formula="of:=IF(SUM([.$E87:.$I87])=0;0;[.F87]/SUM([.$E87:.$I87]))" office:value-type="float" office:value="0" calcext:value-type="float">
            <text:p>0,00</text:p>
          </table:table-cell>
          <table:table-cell table:style-name="ce87" table:formula="of:=IF(SUM([.$E87:.$I87])=0;0;[.G87]/SUM([.$E87:.$I87]))" office:value-type="float" office:value="0" calcext:value-type="float">
            <text:p>0,00</text:p>
          </table:table-cell>
          <table:table-cell table:style-name="ce87" table:formula="of:=IF(SUM([.$E87:.$I87])=0;0;[.H87]/SUM([.$E87:.$I87]))" office:value-type="float" office:value="0" calcext:value-type="float">
            <text:p>0,00</text:p>
          </table:table-cell>
          <table:table-cell table:style-name="ce87" table:formula="of:=IF(SUM([.$E87:.$I87])=0;0;[.I87]/SUM([.$E87:.$I8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number-columns-repeated="2"/>
          <table:table-cell table:style-name="ce70"/>
          <table:table-cell office:value-type="float" office:value="25.25" calcext:value-type="float">
            <text:p>25,25</text:p>
          </table:table-cell>
          <table:table-cell table:style-name="ce87" table:formula="of:=IF(SUM([.$E88:.$I88])=0;0;[.E88]/SUM([.$E88:.$I88]))" office:value-type="float" office:value="0" calcext:value-type="float">
            <text:p>0,00</text:p>
          </table:table-cell>
          <table:table-cell table:style-name="ce87" table:formula="of:=IF(SUM([.$E88:.$I88])=0;0;[.F88]/SUM([.$E88:.$I88]))" office:value-type="float" office:value="0" calcext:value-type="float">
            <text:p>0,00</text:p>
          </table:table-cell>
          <table:table-cell table:style-name="ce87" table:formula="of:=IF(SUM([.$E88:.$I88])=0;0;[.G88]/SUM([.$E88:.$I88]))" office:value-type="float" office:value="0" calcext:value-type="float">
            <text:p>0,00</text:p>
          </table:table-cell>
          <table:table-cell table:style-name="ce87" table:formula="of:=IF(SUM([.$E88:.$I88])=0;0;[.H88]/SUM([.$E88:.$I88]))" office:value-type="float" office:value="0" calcext:value-type="float">
            <text:p>0,00</text:p>
          </table:table-cell>
          <table:table-cell table:style-name="ce87" table:formula="of:=IF(SUM([.$E88:.$I88])=0;0;[.I88]/SUM([.$E88:.$I8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 table:number-rows-repeated="20">
          <table:table-cell table:number-columns-repeated="2"/>
          <table:table-cell table:style-name="ce70" table:number-columns-repeated="3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table table:name="9aCS_ages" table:style-name="ta1">
        <table:shapes>
          <draw:frame draw:z-index="0" draw:style-name="gr2" draw:text-style-name="P2" svg:width="159.99mm" svg:height="89.99mm" svg:x="627.05mm" svg:y="54.31mm">
            <loext:p draw:notify-on-update-of-ranges="9aCS_ages.M8:9aCS_ages.Q8 9aCS_ages.L46:9aCS_ages.L46 9aCS_ages.M46:9aCS_ages.Q46 9aCS_ages.L51:9aCS_ages.L51 9aCS_ages.M51:9aCS_ages.Q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5" table:default-cell-style-name="ce73"/>
        <table:table-column table:style-name="co16" table:default-cell-style-name="ce73"/>
        <table:table-column table:style-name="co17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76" office:value-type="string" calcext:value-type="string">
            <text:p>Valor de a:</text:p>
          </table:table-cell>
          <table:table-cell table:style-name="ce60" office:value-type="float" office:value="0.00206368" calcext:value-type="float">
            <text:p>0,00206368</text:p>
          </table:table-cell>
          <table:table-cell table:number-columns-repeated="49"/>
        </table:table-row>
        <table:table-row table:style-name="ro7">
          <table:table-cell table:number-columns-repeated="3"/>
          <table:table-cell office:value-type="string" calcext:value-type="string">
            <text:p>Id. de b:</text:p>
          </table:table-cell>
          <table:table-cell table:style-name="ce60" office:value-type="float" office:value="3.3973406" calcext:value-type="float">
            <text:p>3,3973406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8"/>
        </table:table-row>
        <table:table-row table:style-name="ro7">
          <table:table-cell table:number-columns-repeated="6"/>
          <table:table-cell table:style-name="ce77"/>
          <table:table-cell table:number-columns-repeated="8"/>
          <table:table-cell table:style-name="ce77"/>
          <table:table-cell table:number-columns-repeated="38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CS</text:p>
          </table:table-cell>
          <table:table-cell table:number-columns-repeated="4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I5]" office:value-type="string" office:string-value="9aCS" calcext:value-type="string">
            <text:p>9aCS</text:p>
          </table:table-cell>
          <table:table-cell table:style-name="ce101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AGE GROUPS</text:p>
          </table:table-cell>
          <table:table-cell table:number-columns-repeated="2"/>
          <table:table-cell table:style-name="Default"/>
          <table:table-cell table:number-columns-repeated="3"/>
          <table:table-cell table:style-name="ce92" table:number-columns-repeated="3"/>
          <table:table-cell table:style-name="ce97" office:value-type="string" calcext:value-type="string">
            <text:p>AGE GROUPS</text:p>
          </table:table-cell>
          <table:table-cell table:style-name="ce92" table:number-columns-repeated="3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9aCSEriceira.H10]+[$9aCS_Lisboa.H10]+[$9aCS_Sesimbra.H10]+[$9aCS_Sines.H10]" office:value-type="float" office:value="0" calcext:value-type="float">
            <text:p>0</text:p>
          </table:table-cell>
          <table:table-cell table:style-name="ce71" table:formula="of:=[$9aCSEriceira.I10]+[$9aCS_Lisboa.I10]+[$9aCS_Sesimbra.I10]+[$9aCS_Sines.I10]" office:value-type="float" office:value="0" calcext:value-type="float">
            <text:p>0</text:p>
          </table:table-cell>
          <table:table-cell table:style-name="ce71" table:formula="of:=[$9aCSEriceira.I10]+[$9aCS_Lisboa.I10]+[$9aCS_Sesimbra.I10]+[$9aCS_Sines.I10]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IF([.$A10]*[.E92]=0;&quot;&quot;;[.$A10]*[.E92])">
            <text:p/>
          </table:table-cell>
          <table:table-cell table:style-name="ce72" table:formula="of:=IF([.$A10]*[.F92]=0;&quot;&quot;;[.$A10]*[.F92])">
            <text:p/>
          </table:table-cell>
          <table:table-cell table:style-name="ce72" table:formula="of:=IF([.$A10]*[.G92]=0;&quot;&quot;;[.$A10]*[.G92])">
            <text:p/>
          </table:table-cell>
          <table:table-cell table:style-name="ce72" table:formula="of:=IF([.$A10]*[.H92]=0;&quot;&quot;;[.$A10]*[.H92])">
            <text:p/>
          </table:table-cell>
          <table:table-cell table:style-name="ce72" table:formula="of:=IF([.$A10]*[.I92]=0;&quot;&quot;;[.$A10]*[.I92]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[.$B10]*[.E92]=0;&quot;&quot;;[.$B10]*[.E92])">
            <text:p/>
          </table:table-cell>
          <table:table-cell table:style-name="ce72" table:formula="of:=IF([.$B10]*[.F92]=0;&quot;&quot;;[.$B10]*[.F92])">
            <text:p/>
          </table:table-cell>
          <table:table-cell table:style-name="ce72" table:formula="of:=IF([.$B10]*[.G92]=0;&quot;&quot;;[.$B10]*[.G92])">
            <text:p/>
          </table:table-cell>
          <table:table-cell table:style-name="ce72" table:formula="of:=IF([.$B10]*[.H92]=0;&quot;&quot;;[.$B10]*[.H92])">
            <text:p/>
          </table:table-cell>
          <table:table-cell table:style-name="ce72" table:formula="of:=IF([.$B10]*[.I92]=0;&quot;&quot;;[.$B10]*[.I92])">
            <text:p/>
          </table:table-cell>
          <table:table-cell table:style-name="ce87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1]+[$9aCS_Lisboa.H11]+[$9aCS_Sesimbra.H11]+[$9aCS_Sines.H11]" office:value-type="float" office:value="0" calcext:value-type="float">
            <text:p>0</text:p>
          </table:table-cell>
          <table:table-cell table:style-name="ce71" table:formula="of:=[$9aCSEriceira.I11]+[$9aCS_Lisboa.I11]+[$9aCS_Sesimbra.I11]+[$9aCS_Sines.I11]" office:value-type="float" office:value="0" calcext:value-type="float">
            <text:p>0</text:p>
          </table:table-cell>
          <table:table-cell table:style-name="ce71" table:formula="of:=[$9aCSEriceira.I11]+[$9aCS_Lisboa.I11]+[$9aCS_Sesimbra.I11]+[$9aCS_Sines.I11]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[.$A11]*[.E93]=0;&quot;&quot;;[.$A11]*[.E93])">
            <text:p/>
          </table:table-cell>
          <table:table-cell table:style-name="ce72" table:formula="of:=IF([.$A11]*[.F93]=0;&quot;&quot;;[.$A11]*[.F93])">
            <text:p/>
          </table:table-cell>
          <table:table-cell table:style-name="ce72" table:formula="of:=IF([.$A11]*[.G93]=0;&quot;&quot;;[.$A11]*[.G93])">
            <text:p/>
          </table:table-cell>
          <table:table-cell table:style-name="ce72" table:formula="of:=IF([.$A11]*[.H93]=0;&quot;&quot;;[.$A11]*[.H93])">
            <text:p/>
          </table:table-cell>
          <table:table-cell table:style-name="ce72" table:formula="of:=IF([.$A11]*[.I93]=0;&quot;&quot;;[.$A11]*[.I93]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[.$B11]*[.E93]=0;&quot;&quot;;[.$B11]*[.E93])">
            <text:p/>
          </table:table-cell>
          <table:table-cell table:style-name="ce72" table:formula="of:=IF([.$B11]*[.F93]=0;&quot;&quot;;[.$B11]*[.F93])">
            <text:p/>
          </table:table-cell>
          <table:table-cell table:style-name="ce72" table:formula="of:=IF([.$B11]*[.G93]=0;&quot;&quot;;[.$B11]*[.G93])">
            <text:p/>
          </table:table-cell>
          <table:table-cell table:style-name="ce72" table:formula="of:=IF([.$B11]*[.H93]=0;&quot;&quot;;[.$B11]*[.H93])">
            <text:p/>
          </table:table-cell>
          <table:table-cell table:style-name="ce72" table:formula="of:=IF([.$B11]*[.I93]=0;&quot;&quot;;[.$B11]*[.I93])">
            <text:p/>
          </table:table-cell>
          <table:table-cell table:style-name="ce87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2]+[$9aCS_Lisboa.H12]+[$9aCS_Sesimbra.H12]+[$9aCS_Sines.H12]" office:value-type="float" office:value="0" calcext:value-type="float">
            <text:p>0</text:p>
          </table:table-cell>
          <table:table-cell table:style-name="ce71" table:formula="of:=[$9aCSEriceira.I12]+[$9aCS_Lisboa.I12]+[$9aCS_Sesimbra.I12]+[$9aCS_Sines.I12]" office:value-type="float" office:value="0" calcext:value-type="float">
            <text:p>0</text:p>
          </table:table-cell>
          <table:table-cell table:style-name="ce71" table:formula="of:=[$9aCSEriceira.I12]+[$9aCS_Lisboa.I12]+[$9aCS_Sesimbra.I12]+[$9aCS_Sines.I12]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[.$A12]*[.E94]=0;&quot;&quot;;[.$A12]*[.E94])">
            <text:p/>
          </table:table-cell>
          <table:table-cell table:style-name="ce72" table:formula="of:=IF([.$A12]*[.F94]=0;&quot;&quot;;[.$A12]*[.F94])">
            <text:p/>
          </table:table-cell>
          <table:table-cell table:style-name="ce72" table:formula="of:=IF([.$A12]*[.G94]=0;&quot;&quot;;[.$A12]*[.G94])">
            <text:p/>
          </table:table-cell>
          <table:table-cell table:style-name="ce72" table:formula="of:=IF([.$A12]*[.H94]=0;&quot;&quot;;[.$A12]*[.H94])">
            <text:p/>
          </table:table-cell>
          <table:table-cell table:style-name="ce72" table:formula="of:=IF([.$A12]*[.I94]=0;&quot;&quot;;[.$A12]*[.I94]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[.$B12]*[.E94]=0;&quot;&quot;;[.$B12]*[.E94])">
            <text:p/>
          </table:table-cell>
          <table:table-cell table:style-name="ce72" table:formula="of:=IF([.$B12]*[.F94]=0;&quot;&quot;;[.$B12]*[.F94])">
            <text:p/>
          </table:table-cell>
          <table:table-cell table:style-name="ce72" table:formula="of:=IF([.$B12]*[.G94]=0;&quot;&quot;;[.$B12]*[.G94])">
            <text:p/>
          </table:table-cell>
          <table:table-cell table:style-name="ce72" table:formula="of:=IF([.$B12]*[.H94]=0;&quot;&quot;;[.$B12]*[.H94])">
            <text:p/>
          </table:table-cell>
          <table:table-cell table:style-name="ce72" table:formula="of:=IF([.$B12]*[.I94]=0;&quot;&quot;;[.$B12]*[.I94])">
            <text:p/>
          </table:table-cell>
          <table:table-cell table:style-name="ce87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3]+[$9aCS_Lisboa.H13]+[$9aCS_Sesimbra.H13]+[$9aCS_Sines.H13]" office:value-type="float" office:value="0" calcext:value-type="float">
            <text:p>0</text:p>
          </table:table-cell>
          <table:table-cell table:style-name="ce71" table:formula="of:=[$9aCSEriceira.I13]+[$9aCS_Lisboa.I13]+[$9aCS_Sesimbra.I13]+[$9aCS_Sines.I13]" office:value-type="float" office:value="0" calcext:value-type="float">
            <text:p>0</text:p>
          </table:table-cell>
          <table:table-cell table:style-name="ce71" table:formula="of:=[$9aCSEriceira.I13]+[$9aCS_Lisboa.I13]+[$9aCS_Sesimbra.I13]+[$9aCS_Sines.I13]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[.$A13]*[.E95]=0;&quot;&quot;;[.$A13]*[.E95])">
            <text:p/>
          </table:table-cell>
          <table:table-cell table:style-name="ce72" table:formula="of:=IF([.$A13]*[.F95]=0;&quot;&quot;;[.$A13]*[.F95])">
            <text:p/>
          </table:table-cell>
          <table:table-cell table:style-name="ce72" table:formula="of:=IF([.$A13]*[.G95]=0;&quot;&quot;;[.$A13]*[.G95])">
            <text:p/>
          </table:table-cell>
          <table:table-cell table:style-name="ce72" table:formula="of:=IF([.$A13]*[.H95]=0;&quot;&quot;;[.$A13]*[.H95])">
            <text:p/>
          </table:table-cell>
          <table:table-cell table:style-name="ce72" table:formula="of:=IF([.$A13]*[.I95]=0;&quot;&quot;;[.$A13]*[.I95]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[.$B13]*[.E95]=0;&quot;&quot;;[.$B13]*[.E95])">
            <text:p/>
          </table:table-cell>
          <table:table-cell table:style-name="ce72" table:formula="of:=IF([.$B13]*[.F95]=0;&quot;&quot;;[.$B13]*[.F95])">
            <text:p/>
          </table:table-cell>
          <table:table-cell table:style-name="ce72" table:formula="of:=IF([.$B13]*[.G95]=0;&quot;&quot;;[.$B13]*[.G95])">
            <text:p/>
          </table:table-cell>
          <table:table-cell table:style-name="ce72" table:formula="of:=IF([.$B13]*[.H95]=0;&quot;&quot;;[.$B13]*[.H95])">
            <text:p/>
          </table:table-cell>
          <table:table-cell table:style-name="ce72" table:formula="of:=IF([.$B13]*[.I95]=0;&quot;&quot;;[.$B13]*[.I95])">
            <text:p/>
          </table:table-cell>
          <table:table-cell table:style-name="ce87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4]+[$9aCS_Lisboa.H14]+[$9aCS_Sesimbra.H14]+[$9aCS_Sines.H14]" office:value-type="float" office:value="0" calcext:value-type="float">
            <text:p>0</text:p>
          </table:table-cell>
          <table:table-cell table:style-name="ce71" table:formula="of:=[$9aCSEriceira.I14]+[$9aCS_Lisboa.I14]+[$9aCS_Sesimbra.I14]+[$9aCS_Sines.I14]" office:value-type="float" office:value="0" calcext:value-type="float">
            <text:p>0</text:p>
          </table:table-cell>
          <table:table-cell table:style-name="ce71" table:formula="of:=[$9aCSEriceira.I14]+[$9aCS_Lisboa.I14]+[$9aCS_Sesimbra.I14]+[$9aCS_Sines.I14]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[.$A14]*[.E96]=0;&quot;&quot;;[.$A14]*[.E96])">
            <text:p/>
          </table:table-cell>
          <table:table-cell table:style-name="ce72" table:formula="of:=IF([.$A14]*[.F96]=0;&quot;&quot;;[.$A14]*[.F96])">
            <text:p/>
          </table:table-cell>
          <table:table-cell table:style-name="ce72" table:formula="of:=IF([.$A14]*[.G96]=0;&quot;&quot;;[.$A14]*[.G96])">
            <text:p/>
          </table:table-cell>
          <table:table-cell table:style-name="ce72" table:formula="of:=IF([.$A14]*[.H96]=0;&quot;&quot;;[.$A14]*[.H96])">
            <text:p/>
          </table:table-cell>
          <table:table-cell table:style-name="ce72" table:formula="of:=IF([.$A14]*[.I96]=0;&quot;&quot;;[.$A14]*[.I96]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[.$B14]*[.E96]=0;&quot;&quot;;[.$B14]*[.E96])">
            <text:p/>
          </table:table-cell>
          <table:table-cell table:style-name="ce72" table:formula="of:=IF([.$B14]*[.F96]=0;&quot;&quot;;[.$B14]*[.F96])">
            <text:p/>
          </table:table-cell>
          <table:table-cell table:style-name="ce72" table:formula="of:=IF([.$B14]*[.G96]=0;&quot;&quot;;[.$B14]*[.G96])">
            <text:p/>
          </table:table-cell>
          <table:table-cell table:style-name="ce72" table:formula="of:=IF([.$B14]*[.H96]=0;&quot;&quot;;[.$B14]*[.H96])">
            <text:p/>
          </table:table-cell>
          <table:table-cell table:style-name="ce72" table:formula="of:=IF([.$B14]*[.I96]=0;&quot;&quot;;[.$B14]*[.I96])">
            <text:p/>
          </table:table-cell>
          <table:table-cell table:style-name="ce87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5]+[$9aCS_Lisboa.H15]+[$9aCS_Sesimbra.H15]+[$9aCS_Sines.H15]" office:value-type="float" office:value="0" calcext:value-type="float">
            <text:p>0</text:p>
          </table:table-cell>
          <table:table-cell table:style-name="ce71" table:formula="of:=[$9aCSEriceira.I15]+[$9aCS_Lisboa.I15]+[$9aCS_Sesimbra.I15]+[$9aCS_Sines.I15]" office:value-type="float" office:value="0" calcext:value-type="float">
            <text:p>0</text:p>
          </table:table-cell>
          <table:table-cell table:style-name="ce71" table:formula="of:=[$9aCSEriceira.I15]+[$9aCS_Lisboa.I15]+[$9aCS_Sesimbra.I15]+[$9aCS_Sines.I15]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[.$A15]*[.E97]=0;&quot;&quot;;[.$A15]*[.E97])">
            <text:p/>
          </table:table-cell>
          <table:table-cell table:style-name="ce72" table:formula="of:=IF([.$A15]*[.F97]=0;&quot;&quot;;[.$A15]*[.F97])">
            <text:p/>
          </table:table-cell>
          <table:table-cell table:style-name="ce72" table:formula="of:=IF([.$A15]*[.G97]=0;&quot;&quot;;[.$A15]*[.G97])">
            <text:p/>
          </table:table-cell>
          <table:table-cell table:style-name="ce72" table:formula="of:=IF([.$A15]*[.H97]=0;&quot;&quot;;[.$A15]*[.H97])">
            <text:p/>
          </table:table-cell>
          <table:table-cell table:style-name="ce72" table:formula="of:=IF([.$A15]*[.I97]=0;&quot;&quot;;[.$A15]*[.I97]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[.$B15]*[.E97]=0;&quot;&quot;;[.$B15]*[.E97])">
            <text:p/>
          </table:table-cell>
          <table:table-cell table:style-name="ce72" table:formula="of:=IF([.$B15]*[.F97]=0;&quot;&quot;;[.$B15]*[.F97])">
            <text:p/>
          </table:table-cell>
          <table:table-cell table:style-name="ce72" table:formula="of:=IF([.$B15]*[.G97]=0;&quot;&quot;;[.$B15]*[.G97])">
            <text:p/>
          </table:table-cell>
          <table:table-cell table:style-name="ce72" table:formula="of:=IF([.$B15]*[.H97]=0;&quot;&quot;;[.$B15]*[.H97])">
            <text:p/>
          </table:table-cell>
          <table:table-cell table:style-name="ce72" table:formula="of:=IF([.$B15]*[.I97]=0;&quot;&quot;;[.$B15]*[.I97])">
            <text:p/>
          </table:table-cell>
          <table:table-cell table:style-name="ce87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6]+[$9aCS_Lisboa.H16]+[$9aCS_Sesimbra.H16]+[$9aCS_Sines.H16]" office:value-type="float" office:value="0" calcext:value-type="float">
            <text:p>0</text:p>
          </table:table-cell>
          <table:table-cell table:style-name="ce71" table:formula="of:=[$9aCSEriceira.I16]+[$9aCS_Lisboa.I16]+[$9aCS_Sesimbra.I16]+[$9aCS_Sines.I16]" office:value-type="float" office:value="0" calcext:value-type="float">
            <text:p>0</text:p>
          </table:table-cell>
          <table:table-cell table:style-name="ce71" table:formula="of:=[$9aCSEriceira.I16]+[$9aCS_Lisboa.I16]+[$9aCS_Sesimbra.I16]+[$9aCS_Sines.I16]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[.$A16]*[.E98]=0;&quot;&quot;;[.$A16]*[.E98])">
            <text:p/>
          </table:table-cell>
          <table:table-cell table:style-name="ce72" table:formula="of:=IF([.$A16]*[.F98]=0;&quot;&quot;;[.$A16]*[.F98])">
            <text:p/>
          </table:table-cell>
          <table:table-cell table:style-name="ce72" table:formula="of:=IF([.$A16]*[.G98]=0;&quot;&quot;;[.$A16]*[.G98])">
            <text:p/>
          </table:table-cell>
          <table:table-cell table:style-name="ce72" table:formula="of:=IF([.$A16]*[.H98]=0;&quot;&quot;;[.$A16]*[.H98])">
            <text:p/>
          </table:table-cell>
          <table:table-cell table:style-name="ce72" table:formula="of:=IF([.$A16]*[.I98]=0;&quot;&quot;;[.$A16]*[.I98]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[.$B16]*[.E98]=0;&quot;&quot;;[.$B16]*[.E98])">
            <text:p/>
          </table:table-cell>
          <table:table-cell table:style-name="ce72" table:formula="of:=IF([.$B16]*[.F98]=0;&quot;&quot;;[.$B16]*[.F98])">
            <text:p/>
          </table:table-cell>
          <table:table-cell table:style-name="ce72" table:formula="of:=IF([.$B16]*[.G98]=0;&quot;&quot;;[.$B16]*[.G98])">
            <text:p/>
          </table:table-cell>
          <table:table-cell table:style-name="ce72" table:formula="of:=IF([.$B16]*[.H98]=0;&quot;&quot;;[.$B16]*[.H98])">
            <text:p/>
          </table:table-cell>
          <table:table-cell table:style-name="ce72" table:formula="of:=IF([.$B16]*[.I98]=0;&quot;&quot;;[.$B16]*[.I98])">
            <text:p/>
          </table:table-cell>
          <table:table-cell table:style-name="ce87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7]+[$9aCS_Lisboa.H17]+[$9aCS_Sesimbra.H17]+[$9aCS_Sines.H17]" office:value-type="float" office:value="0" calcext:value-type="float">
            <text:p>0</text:p>
          </table:table-cell>
          <table:table-cell table:style-name="ce71" table:formula="of:=[$9aCSEriceira.I17]+[$9aCS_Lisboa.I17]+[$9aCS_Sesimbra.I17]+[$9aCS_Sines.I17]" office:value-type="float" office:value="0" calcext:value-type="float">
            <text:p>0</text:p>
          </table:table-cell>
          <table:table-cell table:style-name="ce71" table:formula="of:=[$9aCSEriceira.I17]+[$9aCS_Lisboa.I17]+[$9aCS_Sesimbra.I17]+[$9aCS_Sines.I17]" office:value-type="float" office:value="0" calcext:value-type="float">
            <text:p>0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[.$A17]*[.E99]=0;&quot;&quot;;[.$A17]*[.E99])">
            <text:p/>
          </table:table-cell>
          <table:table-cell table:style-name="ce72" table:formula="of:=IF([.$A17]*[.F99]=0;&quot;&quot;;[.$A17]*[.F99])">
            <text:p/>
          </table:table-cell>
          <table:table-cell table:style-name="ce72" table:formula="of:=IF([.$A17]*[.G99]=0;&quot;&quot;;[.$A17]*[.G99])">
            <text:p/>
          </table:table-cell>
          <table:table-cell table:style-name="ce72" table:formula="of:=IF([.$A17]*[.H99]=0;&quot;&quot;;[.$A17]*[.H99])">
            <text:p/>
          </table:table-cell>
          <table:table-cell table:style-name="ce72" table:formula="of:=IF([.$A17]*[.I99]=0;&quot;&quot;;[.$A17]*[.I99])">
            <text:p/>
          </table:table-cell>
          <table:table-cell table:style-name="ce72" table:formula="of:=IF(SUM([.E17:.I17])=0;&quot;&quot;;SUM([.E17:.I17]))">
            <text:p/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[.$B17]*[.E99]=0;&quot;&quot;;[.$B17]*[.E99])">
            <text:p/>
          </table:table-cell>
          <table:table-cell table:style-name="ce72" table:formula="of:=IF([.$B17]*[.F99]=0;&quot;&quot;;[.$B17]*[.F99])">
            <text:p/>
          </table:table-cell>
          <table:table-cell table:style-name="ce72" table:formula="of:=IF([.$B17]*[.G99]=0;&quot;&quot;;[.$B17]*[.G99])">
            <text:p/>
          </table:table-cell>
          <table:table-cell table:style-name="ce72" table:formula="of:=IF([.$B17]*[.H99]=0;&quot;&quot;;[.$B17]*[.H99])">
            <text:p/>
          </table:table-cell>
          <table:table-cell table:style-name="ce72" table:formula="of:=IF([.$B17]*[.I99]=0;&quot;&quot;;[.$B17]*[.I99])">
            <text:p/>
          </table:table-cell>
          <table:table-cell table:style-name="ce87" table:formula="of:=IF(SUM([.M17:.Q17])=0;&quot;&quot;;SUM([.M17:.Q17]))">
            <text:p/>
          </table:table-cell>
          <table:table-cell table:style-name="ce99" table:formula="of:=IF([.J17]=&quot;&quot;;&quot;&quot;;[.J17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8]+[$9aCS_Lisboa.H18]+[$9aCS_Sesimbra.H18]+[$9aCS_Sines.H18]" office:value-type="float" office:value="0" calcext:value-type="float">
            <text:p>0</text:p>
          </table:table-cell>
          <table:table-cell table:style-name="ce71" table:formula="of:=[$9aCSEriceira.I18]+[$9aCS_Lisboa.I18]+[$9aCS_Sesimbra.I18]+[$9aCS_Sines.I18]" office:value-type="float" office:value="0" calcext:value-type="float">
            <text:p>0</text:p>
          </table:table-cell>
          <table:table-cell table:style-name="ce71" table:formula="of:=[$9aCSEriceira.I18]+[$9aCS_Lisboa.I18]+[$9aCS_Sesimbra.I18]+[$9aCS_Sines.I18]" office:value-type="float" office:value="0" calcext:value-type="float">
            <text:p>0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[.$A18]*[.E100]=0;&quot;&quot;;[.$A18]*[.E100])">
            <text:p/>
          </table:table-cell>
          <table:table-cell table:style-name="ce72" table:formula="of:=IF([.$A18]*[.F100]=0;&quot;&quot;;[.$A18]*[.F100])">
            <text:p/>
          </table:table-cell>
          <table:table-cell table:style-name="ce72" table:formula="of:=IF([.$A18]*[.G100]=0;&quot;&quot;;[.$A18]*[.G100])">
            <text:p/>
          </table:table-cell>
          <table:table-cell table:style-name="ce72" table:formula="of:=IF([.$A18]*[.H100]=0;&quot;&quot;;[.$A18]*[.H100])">
            <text:p/>
          </table:table-cell>
          <table:table-cell table:style-name="ce72" table:formula="of:=IF([.$A18]*[.I100]=0;&quot;&quot;;[.$A18]*[.I100])">
            <text:p/>
          </table:table-cell>
          <table:table-cell table:style-name="ce72" table:formula="of:=IF(SUM([.E18:.I18])=0;&quot;&quot;;SUM([.E18:.I18]))">
            <text:p/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[.$B18]*[.E100]=0;&quot;&quot;;[.$B18]*[.E100])">
            <text:p/>
          </table:table-cell>
          <table:table-cell table:style-name="ce72" table:formula="of:=IF([.$B18]*[.F100]=0;&quot;&quot;;[.$B18]*[.F100])">
            <text:p/>
          </table:table-cell>
          <table:table-cell table:style-name="ce72" table:formula="of:=IF([.$B18]*[.G100]=0;&quot;&quot;;[.$B18]*[.G100])">
            <text:p/>
          </table:table-cell>
          <table:table-cell table:style-name="ce72" table:formula="of:=IF([.$B18]*[.H100]=0;&quot;&quot;;[.$B18]*[.H100])">
            <text:p/>
          </table:table-cell>
          <table:table-cell table:style-name="ce72" table:formula="of:=IF([.$B18]*[.I100]=0;&quot;&quot;;[.$B18]*[.I100])">
            <text:p/>
          </table:table-cell>
          <table:table-cell table:style-name="ce87" table:formula="of:=IF(SUM([.M18:.Q18])=0;&quot;&quot;;SUM([.M18:.Q18]))">
            <text:p/>
          </table:table-cell>
          <table:table-cell table:style-name="ce99" table:formula="of:=IF([.J18]=&quot;&quot;;&quot;&quot;;[.J18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19]+[$9aCS_Lisboa.H19]+[$9aCS_Sesimbra.H19]+[$9aCS_Sines.H19]" office:value-type="float" office:value="0" calcext:value-type="float">
            <text:p>0</text:p>
          </table:table-cell>
          <table:table-cell table:style-name="ce71" table:formula="of:=[$9aCSEriceira.I19]+[$9aCS_Lisboa.I19]+[$9aCS_Sesimbra.I19]+[$9aCS_Sines.I19]" office:value-type="float" office:value="0" calcext:value-type="float">
            <text:p>0</text:p>
          </table:table-cell>
          <table:table-cell table:style-name="ce71" table:formula="of:=[$9aCSEriceira.I19]+[$9aCS_Lisboa.I19]+[$9aCS_Sesimbra.I19]+[$9aCS_Sines.I19]" office:value-type="float" office:value="0" calcext:value-type="float">
            <text:p>0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[.$A19]*[.E101]=0;&quot;&quot;;[.$A19]*[.E101])">
            <text:p/>
          </table:table-cell>
          <table:table-cell table:style-name="ce72" table:formula="of:=IF([.$A19]*[.F101]=0;&quot;&quot;;[.$A19]*[.F101])">
            <text:p/>
          </table:table-cell>
          <table:table-cell table:style-name="ce72" table:formula="of:=IF([.$A19]*[.G101]=0;&quot;&quot;;[.$A19]*[.G101])">
            <text:p/>
          </table:table-cell>
          <table:table-cell table:style-name="ce72" table:formula="of:=IF([.$A19]*[.H101]=0;&quot;&quot;;[.$A19]*[.H101])">
            <text:p/>
          </table:table-cell>
          <table:table-cell table:style-name="ce72" table:formula="of:=IF([.$A19]*[.I101]=0;&quot;&quot;;[.$A19]*[.I101])">
            <text:p/>
          </table:table-cell>
          <table:table-cell table:style-name="ce72" table:formula="of:=IF(SUM([.E19:.I19])=0;&quot;&quot;;SUM([.E19:.I19]))">
            <text:p/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[.$B19]*[.E101]=0;&quot;&quot;;[.$B19]*[.E101])">
            <text:p/>
          </table:table-cell>
          <table:table-cell table:style-name="ce72" table:formula="of:=IF([.$B19]*[.F101]=0;&quot;&quot;;[.$B19]*[.F101])">
            <text:p/>
          </table:table-cell>
          <table:table-cell table:style-name="ce72" table:formula="of:=IF([.$B19]*[.G101]=0;&quot;&quot;;[.$B19]*[.G101])">
            <text:p/>
          </table:table-cell>
          <table:table-cell table:style-name="ce72" table:formula="of:=IF([.$B19]*[.H101]=0;&quot;&quot;;[.$B19]*[.H101])">
            <text:p/>
          </table:table-cell>
          <table:table-cell table:style-name="ce72" table:formula="of:=IF([.$B19]*[.I101]=0;&quot;&quot;;[.$B19]*[.I101])">
            <text:p/>
          </table:table-cell>
          <table:table-cell table:style-name="ce87" table:formula="of:=IF(SUM([.M19:.Q19])=0;&quot;&quot;;SUM([.M19:.Q19]))">
            <text:p/>
          </table:table-cell>
          <table:table-cell table:style-name="ce99" table:formula="of:=IF([.J19]=&quot;&quot;;&quot;&quot;;[.J19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20]+[$9aCS_Lisboa.H20]+[$9aCS_Sesimbra.H20]+[$9aCS_Sines.H20]" office:value-type="float" office:value="0" calcext:value-type="float">
            <text:p>0</text:p>
          </table:table-cell>
          <table:table-cell table:style-name="ce71" table:formula="of:=[$9aCSEriceira.I20]+[$9aCS_Lisboa.I20]+[$9aCS_Sesimbra.I20]+[$9aCS_Sines.I20]" office:value-type="float" office:value="0" calcext:value-type="float">
            <text:p>0</text:p>
          </table:table-cell>
          <table:table-cell table:style-name="ce71" table:formula="of:=[$9aCSEriceira.I20]+[$9aCS_Lisboa.I20]+[$9aCS_Sesimbra.I20]+[$9aCS_Sines.I20]" office:value-type="float" office:value="0" calcext:value-type="float">
            <text:p>0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[.$A20]*[.E102]=0;&quot;&quot;;[.$A20]*[.E102])">
            <text:p/>
          </table:table-cell>
          <table:table-cell table:style-name="ce72" table:formula="of:=IF([.$A20]*[.F102]=0;&quot;&quot;;[.$A20]*[.F102])">
            <text:p/>
          </table:table-cell>
          <table:table-cell table:style-name="ce72" table:formula="of:=IF([.$A20]*[.G102]=0;&quot;&quot;;[.$A20]*[.G102])">
            <text:p/>
          </table:table-cell>
          <table:table-cell table:style-name="ce72" table:formula="of:=IF([.$A20]*[.H102]=0;&quot;&quot;;[.$A20]*[.H102])">
            <text:p/>
          </table:table-cell>
          <table:table-cell table:style-name="ce72" table:formula="of:=IF([.$A20]*[.I102]=0;&quot;&quot;;[.$A20]*[.I102])">
            <text:p/>
          </table:table-cell>
          <table:table-cell table:style-name="ce72" table:formula="of:=IF(SUM([.E20:.I20])=0;&quot;&quot;;SUM([.E20:.I20]))">
            <text:p/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[.$B20]*[.E102]=0;&quot;&quot;;[.$B20]*[.E102])">
            <text:p/>
          </table:table-cell>
          <table:table-cell table:style-name="ce72" table:formula="of:=IF([.$B20]*[.F102]=0;&quot;&quot;;[.$B20]*[.F102])">
            <text:p/>
          </table:table-cell>
          <table:table-cell table:style-name="ce72" table:formula="of:=IF([.$B20]*[.G102]=0;&quot;&quot;;[.$B20]*[.G102])">
            <text:p/>
          </table:table-cell>
          <table:table-cell table:style-name="ce72" table:formula="of:=IF([.$B20]*[.H102]=0;&quot;&quot;;[.$B20]*[.H102])">
            <text:p/>
          </table:table-cell>
          <table:table-cell table:style-name="ce72" table:formula="of:=IF([.$B20]*[.I102]=0;&quot;&quot;;[.$B20]*[.I102])">
            <text:p/>
          </table:table-cell>
          <table:table-cell table:style-name="ce87" table:formula="of:=IF(SUM([.M20:.Q20])=0;&quot;&quot;;SUM([.M20:.Q20]))">
            <text:p/>
          </table:table-cell>
          <table:table-cell table:style-name="ce99" table:formula="of:=IF([.J20]=&quot;&quot;;&quot;&quot;;[.J20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21]+[$9aCS_Lisboa.H21]+[$9aCS_Sesimbra.H21]+[$9aCS_Sines.H21]" office:value-type="float" office:value="0" calcext:value-type="float">
            <text:p>0</text:p>
          </table:table-cell>
          <table:table-cell table:style-name="ce71" table:formula="of:=[$9aCSEriceira.I21]+[$9aCS_Lisboa.I21]+[$9aCS_Sesimbra.I21]+[$9aCS_Sines.I21]" office:value-type="float" office:value="0" calcext:value-type="float">
            <text:p>0</text:p>
          </table:table-cell>
          <table:table-cell table:style-name="ce71" table:formula="of:=[$9aCSEriceira.I21]+[$9aCS_Lisboa.I21]+[$9aCS_Sesimbra.I21]+[$9aCS_Sines.I21]" office:value-type="float" office:value="0" calcext:value-type="float">
            <text:p>0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[.$A21]*[.E103]=0;&quot;&quot;;[.$A21]*[.E103])">
            <text:p/>
          </table:table-cell>
          <table:table-cell table:style-name="ce72" table:formula="of:=IF([.$A21]*[.F103]=0;&quot;&quot;;[.$A21]*[.F103])">
            <text:p/>
          </table:table-cell>
          <table:table-cell table:style-name="ce72" table:formula="of:=IF([.$A21]*[.G103]=0;&quot;&quot;;[.$A21]*[.G103])">
            <text:p/>
          </table:table-cell>
          <table:table-cell table:style-name="ce72" table:formula="of:=IF([.$A21]*[.H103]=0;&quot;&quot;;[.$A21]*[.H103])">
            <text:p/>
          </table:table-cell>
          <table:table-cell table:style-name="ce72" table:formula="of:=IF([.$A21]*[.I103]=0;&quot;&quot;;[.$A21]*[.I103])">
            <text:p/>
          </table:table-cell>
          <table:table-cell table:style-name="ce72" table:formula="of:=IF(SUM([.E21:.I21])=0;&quot;&quot;;SUM([.E21:.I21]))">
            <text:p/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[.$B21]*[.E103]=0;&quot;&quot;;[.$B21]*[.E103])">
            <text:p/>
          </table:table-cell>
          <table:table-cell table:style-name="ce72" table:formula="of:=IF([.$B21]*[.F103]=0;&quot;&quot;;[.$B21]*[.F103])">
            <text:p/>
          </table:table-cell>
          <table:table-cell table:style-name="ce72" table:formula="of:=IF([.$B21]*[.G103]=0;&quot;&quot;;[.$B21]*[.G103])">
            <text:p/>
          </table:table-cell>
          <table:table-cell table:style-name="ce72" table:formula="of:=IF([.$B21]*[.H103]=0;&quot;&quot;;[.$B21]*[.H103])">
            <text:p/>
          </table:table-cell>
          <table:table-cell table:style-name="ce72" table:formula="of:=IF([.$B21]*[.I103]=0;&quot;&quot;;[.$B21]*[.I103])">
            <text:p/>
          </table:table-cell>
          <table:table-cell table:style-name="ce87" table:formula="of:=IF(SUM([.M21:.Q21])=0;&quot;&quot;;SUM([.M21:.Q21]))">
            <text:p/>
          </table:table-cell>
          <table:table-cell table:style-name="ce99" table:formula="of:=IF([.J21]=&quot;&quot;;&quot;&quot;;[.J21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22]+[$9aCS_Lisboa.H22]+[$9aCS_Sesimbra.H22]+[$9aCS_Sines.H22]" office:value-type="float" office:value="0" calcext:value-type="float">
            <text:p>0</text:p>
          </table:table-cell>
          <table:table-cell table:style-name="ce71" table:formula="of:=[$9aCSEriceira.I22]+[$9aCS_Lisboa.I22]+[$9aCS_Sesimbra.I22]+[$9aCS_Sines.I22]" office:value-type="float" office:value="0" calcext:value-type="float">
            <text:p>0</text:p>
          </table:table-cell>
          <table:table-cell table:style-name="ce71" table:formula="of:=[$9aCSEriceira.I22]+[$9aCS_Lisboa.I22]+[$9aCS_Sesimbra.I22]+[$9aCS_Sines.I22]" office:value-type="float" office:value="0" calcext:value-type="float">
            <text:p>0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[.$A22]*[.E104]=0;&quot;&quot;;[.$A22]*[.E104])">
            <text:p/>
          </table:table-cell>
          <table:table-cell table:style-name="ce72" table:formula="of:=IF([.$A22]*[.F104]=0;&quot;&quot;;[.$A22]*[.F104])">
            <text:p/>
          </table:table-cell>
          <table:table-cell table:style-name="ce72" table:formula="of:=IF([.$A22]*[.G104]=0;&quot;&quot;;[.$A22]*[.G104])">
            <text:p/>
          </table:table-cell>
          <table:table-cell table:style-name="ce72" table:formula="of:=IF([.$A22]*[.H104]=0;&quot;&quot;;[.$A22]*[.H104])">
            <text:p/>
          </table:table-cell>
          <table:table-cell table:style-name="ce72" table:formula="of:=IF([.$A22]*[.I104]=0;&quot;&quot;;[.$A22]*[.I104])">
            <text:p/>
          </table:table-cell>
          <table:table-cell table:style-name="ce72" table:formula="of:=IF(SUM([.E22:.I22])=0;&quot;&quot;;SUM([.E22:.I22]))">
            <text:p/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[.$B22]*[.E104]=0;&quot;&quot;;[.$B22]*[.E104])">
            <text:p/>
          </table:table-cell>
          <table:table-cell table:style-name="ce72" table:formula="of:=IF([.$B22]*[.F104]=0;&quot;&quot;;[.$B22]*[.F104])">
            <text:p/>
          </table:table-cell>
          <table:table-cell table:style-name="ce72" table:formula="of:=IF([.$B22]*[.G104]=0;&quot;&quot;;[.$B22]*[.G104])">
            <text:p/>
          </table:table-cell>
          <table:table-cell table:style-name="ce72" table:formula="of:=IF([.$B22]*[.H104]=0;&quot;&quot;;[.$B22]*[.H104])">
            <text:p/>
          </table:table-cell>
          <table:table-cell table:style-name="ce72" table:formula="of:=IF([.$B22]*[.I104]=0;&quot;&quot;;[.$B22]*[.I104])">
            <text:p/>
          </table:table-cell>
          <table:table-cell table:style-name="ce87" table:formula="of:=IF(SUM([.M22:.Q22])=0;&quot;&quot;;SUM([.M22:.Q22]))">
            <text:p/>
          </table:table-cell>
          <table:table-cell table:style-name="ce99" table:formula="of:=IF([.J22]=&quot;&quot;;&quot;&quot;;[.J22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23]+[$9aCS_Lisboa.H23]+[$9aCS_Sesimbra.H23]+[$9aCS_Sines.H23]" office:value-type="float" office:value="1271247.12623091" calcext:value-type="float">
            <text:p>1271247</text:p>
          </table:table-cell>
          <table:table-cell table:style-name="ce71" table:formula="of:=[$9aCSEriceira.I23]+[$9aCS_Lisboa.I23]+[$9aCS_Sesimbra.I23]+[$9aCS_Sines.I23]" office:value-type="float" office:value="12.5149564737996" calcext:value-type="float">
            <text:p>13</text:p>
          </table:table-cell>
          <table:table-cell table:style-name="ce71" table:formula="of:=[$9aCSEriceira.I23]+[$9aCS_Lisboa.I23]+[$9aCS_Sesimbra.I23]+[$9aCS_Sines.I23]" office:value-type="float" office:value="12.5149564737996" calcext:value-type="float">
            <text:p>13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[.$A23]*[.E105]=0;&quot;&quot;;[.$A23]*[.E105])">
            <text:p/>
          </table:table-cell>
          <table:table-cell table:style-name="ce72" table:formula="of:=IF([.$A23]*[.F105]=0;&quot;&quot;;[.$A23]*[.F105])" office:value-type="float" office:value="1271247.12623091" calcext:value-type="float">
            <text:p>1271247</text:p>
          </table:table-cell>
          <table:table-cell table:style-name="ce72" table:formula="of:=IF([.$A23]*[.G105]=0;&quot;&quot;;[.$A23]*[.G105])">
            <text:p/>
          </table:table-cell>
          <table:table-cell table:style-name="ce72" table:formula="of:=IF([.$A23]*[.H105]=0;&quot;&quot;;[.$A23]*[.H105])">
            <text:p/>
          </table:table-cell>
          <table:table-cell table:style-name="ce72" table:formula="of:=IF([.$A23]*[.I105]=0;&quot;&quot;;[.$A23]*[.I105])">
            <text:p/>
          </table:table-cell>
          <table:table-cell table:style-name="ce72" table:formula="of:=IF(SUM([.E23:.I23])=0;&quot;&quot;;SUM([.E23:.I23]))" office:value-type="float" office:value="1271247.12623091" calcext:value-type="float">
            <text:p>1271247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[.$B23]*[.E105]=0;&quot;&quot;;[.$B23]*[.E105])">
            <text:p/>
          </table:table-cell>
          <table:table-cell table:style-name="ce72" table:formula="of:=IF([.$B23]*[.F105]=0;&quot;&quot;;[.$B23]*[.F105])" office:value-type="float" office:value="12.5149564737996" calcext:value-type="float">
            <text:p>13</text:p>
          </table:table-cell>
          <table:table-cell table:style-name="ce72" table:formula="of:=IF([.$B23]*[.G105]=0;&quot;&quot;;[.$B23]*[.G105])">
            <text:p/>
          </table:table-cell>
          <table:table-cell table:style-name="ce72" table:formula="of:=IF([.$B23]*[.H105]=0;&quot;&quot;;[.$B23]*[.H105])">
            <text:p/>
          </table:table-cell>
          <table:table-cell table:style-name="ce72" table:formula="of:=IF([.$B23]*[.I105]=0;&quot;&quot;;[.$B23]*[.I105])">
            <text:p/>
          </table:table-cell>
          <table:table-cell table:style-name="ce87" table:formula="of:=IF(SUM([.M23:.Q23])=0;&quot;&quot;;SUM([.M23:.Q23]))" office:value-type="float" office:value="12.5149564737996" calcext:value-type="float">
            <text:p>12,51</text:p>
          </table:table-cell>
          <table:table-cell table:style-name="ce99" table:formula="of:=IF([.J23]=&quot;&quot;;&quot;&quot;;[.J23])" office:value-type="float" office:value="1271247.12623091" calcext:value-type="float">
            <text:p>1271247</text:p>
          </table:table-cell>
          <table:table-cell table:number-columns-repeated="35"/>
        </table:table-row>
        <table:table-row table:style-name="ro7">
          <table:table-cell table:style-name="ce71" table:formula="of:=[$9aCSEriceira.H24]+[$9aCS_Lisboa.H24]+[$9aCS_Sesimbra.H24]+[$9aCS_Sines.H24]" office:value-type="float" office:value="11842934.2701434" calcext:value-type="float">
            <text:p>11842934</text:p>
          </table:table-cell>
          <table:table-cell table:style-name="ce71" table:formula="of:=[$9aCSEriceira.I24]+[$9aCS_Lisboa.I24]+[$9aCS_Sesimbra.I24]+[$9aCS_Sines.I24]" office:value-type="float" office:value="132.417623155935" calcext:value-type="float">
            <text:p>132</text:p>
          </table:table-cell>
          <table:table-cell table:style-name="ce71" table:formula="of:=[$9aCSEriceira.I24]+[$9aCS_Lisboa.I24]+[$9aCS_Sesimbra.I24]+[$9aCS_Sines.I24]" office:value-type="float" office:value="132.417623155935" calcext:value-type="float">
            <text:p>132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[.$A24]*[.E106]=0;&quot;&quot;;[.$A24]*[.E106])">
            <text:p/>
          </table:table-cell>
          <table:table-cell table:style-name="ce72" table:formula="of:=IF([.$A24]*[.F106]=0;&quot;&quot;;[.$A24]*[.F106])" office:value-type="float" office:value="11842934.2701434" calcext:value-type="float">
            <text:p>11842934</text:p>
          </table:table-cell>
          <table:table-cell table:style-name="ce72" table:formula="of:=IF([.$A24]*[.G106]=0;&quot;&quot;;[.$A24]*[.G106])">
            <text:p/>
          </table:table-cell>
          <table:table-cell table:style-name="ce72" table:formula="of:=IF([.$A24]*[.H106]=0;&quot;&quot;;[.$A24]*[.H106])">
            <text:p/>
          </table:table-cell>
          <table:table-cell table:style-name="ce72" table:formula="of:=IF([.$A24]*[.I106]=0;&quot;&quot;;[.$A24]*[.I106])">
            <text:p/>
          </table:table-cell>
          <table:table-cell table:style-name="ce72" table:formula="of:=IF(SUM([.E24:.I24])=0;&quot;&quot;;SUM([.E24:.I24]))" office:value-type="float" office:value="11842934.2701434" calcext:value-type="float">
            <text:p>11842934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[.$B24]*[.E106]=0;&quot;&quot;;[.$B24]*[.E106])">
            <text:p/>
          </table:table-cell>
          <table:table-cell table:style-name="ce72" table:formula="of:=IF([.$B24]*[.F106]=0;&quot;&quot;;[.$B24]*[.F106])" office:value-type="float" office:value="132.417623155935" calcext:value-type="float">
            <text:p>132</text:p>
          </table:table-cell>
          <table:table-cell table:style-name="ce72" table:formula="of:=IF([.$B24]*[.G106]=0;&quot;&quot;;[.$B24]*[.G106])">
            <text:p/>
          </table:table-cell>
          <table:table-cell table:style-name="ce72" table:formula="of:=IF([.$B24]*[.H106]=0;&quot;&quot;;[.$B24]*[.H106])">
            <text:p/>
          </table:table-cell>
          <table:table-cell table:style-name="ce72" table:formula="of:=IF([.$B24]*[.I106]=0;&quot;&quot;;[.$B24]*[.I106])">
            <text:p/>
          </table:table-cell>
          <table:table-cell table:style-name="ce87" table:formula="of:=IF(SUM([.M24:.Q24])=0;&quot;&quot;;SUM([.M24:.Q24]))" office:value-type="float" office:value="132.417623155935" calcext:value-type="float">
            <text:p>132,42</text:p>
          </table:table-cell>
          <table:table-cell table:style-name="ce99" table:formula="of:=IF([.J24]=&quot;&quot;;&quot;&quot;;[.J24])" office:value-type="float" office:value="11842934.2701434" calcext:value-type="float">
            <text:p>11842934</text:p>
          </table:table-cell>
          <table:table-cell table:number-columns-repeated="35"/>
        </table:table-row>
        <table:table-row table:style-name="ro7">
          <table:table-cell table:style-name="ce71" table:formula="of:=[$9aCSEriceira.H25]+[$9aCS_Lisboa.H25]+[$9aCS_Sesimbra.H25]+[$9aCS_Sines.H25]" office:value-type="float" office:value="27336929.2959038" calcext:value-type="float">
            <text:p>27336929</text:p>
          </table:table-cell>
          <table:table-cell table:style-name="ce71" table:formula="of:=[$9aCSEriceira.I25]+[$9aCS_Lisboa.I25]+[$9aCS_Sesimbra.I25]+[$9aCS_Sines.I25]" office:value-type="float" office:value="345.391163344127" calcext:value-type="float">
            <text:p>345</text:p>
          </table:table-cell>
          <table:table-cell table:style-name="ce71" table:formula="of:=[$9aCSEriceira.I25]+[$9aCS_Lisboa.I25]+[$9aCS_Sesimbra.I25]+[$9aCS_Sines.I25]" office:value-type="float" office:value="345.391163344127" calcext:value-type="float">
            <text:p>345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[.$A25]*[.E107]=0;&quot;&quot;;[.$A25]*[.E107])">
            <text:p/>
          </table:table-cell>
          <table:table-cell table:style-name="ce72" table:formula="of:=IF([.$A25]*[.F107]=0;&quot;&quot;;[.$A25]*[.F107])" office:value-type="float" office:value="27336929.2959038" calcext:value-type="float">
            <text:p>27336929</text:p>
          </table:table-cell>
          <table:table-cell table:style-name="ce72" table:formula="of:=IF([.$A25]*[.G107]=0;&quot;&quot;;[.$A25]*[.G107])">
            <text:p/>
          </table:table-cell>
          <table:table-cell table:style-name="ce72" table:formula="of:=IF([.$A25]*[.H107]=0;&quot;&quot;;[.$A25]*[.H107])">
            <text:p/>
          </table:table-cell>
          <table:table-cell table:style-name="ce72" table:formula="of:=IF([.$A25]*[.I107]=0;&quot;&quot;;[.$A25]*[.I107])">
            <text:p/>
          </table:table-cell>
          <table:table-cell table:style-name="ce72" table:formula="of:=IF(SUM([.E25:.I25])=0;&quot;&quot;;SUM([.E25:.I25]))" office:value-type="float" office:value="27336929.2959038" calcext:value-type="float">
            <text:p>27336929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[.$B25]*[.E107]=0;&quot;&quot;;[.$B25]*[.E107])">
            <text:p/>
          </table:table-cell>
          <table:table-cell table:style-name="ce72" table:formula="of:=IF([.$B25]*[.F107]=0;&quot;&quot;;[.$B25]*[.F107])" office:value-type="float" office:value="345.391163344127" calcext:value-type="float">
            <text:p>345</text:p>
          </table:table-cell>
          <table:table-cell table:style-name="ce72" table:formula="of:=IF([.$B25]*[.G107]=0;&quot;&quot;;[.$B25]*[.G107])">
            <text:p/>
          </table:table-cell>
          <table:table-cell table:style-name="ce72" table:formula="of:=IF([.$B25]*[.H107]=0;&quot;&quot;;[.$B25]*[.H107])">
            <text:p/>
          </table:table-cell>
          <table:table-cell table:style-name="ce72" table:formula="of:=IF([.$B25]*[.I107]=0;&quot;&quot;;[.$B25]*[.I107])">
            <text:p/>
          </table:table-cell>
          <table:table-cell table:style-name="ce87" table:formula="of:=IF(SUM([.M25:.Q25])=0;&quot;&quot;;SUM([.M25:.Q25]))" office:value-type="float" office:value="345.391163344127" calcext:value-type="float">
            <text:p>345,39</text:p>
          </table:table-cell>
          <table:table-cell table:style-name="ce99" table:formula="of:=IF([.J25]=&quot;&quot;;&quot;&quot;;[.J25])" office:value-type="float" office:value="27336929.2959038" calcext:value-type="float">
            <text:p>27336929</text:p>
          </table:table-cell>
          <table:table-cell table:number-columns-repeated="35"/>
        </table:table-row>
        <table:table-row table:style-name="ro7">
          <table:table-cell table:style-name="ce71" table:formula="of:=[$9aCSEriceira.H26]+[$9aCS_Lisboa.H26]+[$9aCS_Sesimbra.H26]+[$9aCS_Sines.H26]" office:value-type="float" office:value="37834167.1575762" calcext:value-type="float">
            <text:p>37834167</text:p>
          </table:table-cell>
          <table:table-cell table:style-name="ce71" table:formula="of:=[$9aCSEriceira.I26]+[$9aCS_Lisboa.I26]+[$9aCS_Sesimbra.I26]+[$9aCS_Sines.I26]" office:value-type="float" office:value="537.624230209258" calcext:value-type="float">
            <text:p>538</text:p>
          </table:table-cell>
          <table:table-cell table:style-name="ce71" table:formula="of:=[$9aCSEriceira.I26]+[$9aCS_Lisboa.I26]+[$9aCS_Sesimbra.I26]+[$9aCS_Sines.I26]" office:value-type="float" office:value="537.624230209258" calcext:value-type="float">
            <text:p>538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[.$A26]*[.E108]=0;&quot;&quot;;[.$A26]*[.E108])">
            <text:p/>
          </table:table-cell>
          <table:table-cell table:style-name="ce72" table:formula="of:=IF([.$A26]*[.F108]=0;&quot;&quot;;[.$A26]*[.F108])">
            <text:p/>
          </table:table-cell>
          <table:table-cell table:style-name="ce72" table:formula="of:=IF([.$A26]*[.G108]=0;&quot;&quot;;[.$A26]*[.G108])" office:value-type="float" office:value="37834167.1575762" calcext:value-type="float">
            <text:p>37834167</text:p>
          </table:table-cell>
          <table:table-cell table:style-name="ce72" table:formula="of:=IF([.$A26]*[.H108]=0;&quot;&quot;;[.$A26]*[.H108])">
            <text:p/>
          </table:table-cell>
          <table:table-cell table:style-name="ce72" table:formula="of:=IF([.$A26]*[.I108]=0;&quot;&quot;;[.$A26]*[.I108])">
            <text:p/>
          </table:table-cell>
          <table:table-cell table:style-name="ce72" table:formula="of:=IF(SUM([.E26:.I26])=0;&quot;&quot;;SUM([.E26:.I26]))" office:value-type="float" office:value="37834167.1575762" calcext:value-type="float">
            <text:p>37834167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[.$B26]*[.E108]=0;&quot;&quot;;[.$B26]*[.E108])">
            <text:p/>
          </table:table-cell>
          <table:table-cell table:style-name="ce72" table:formula="of:=IF([.$B26]*[.F108]=0;&quot;&quot;;[.$B26]*[.F108])">
            <text:p/>
          </table:table-cell>
          <table:table-cell table:style-name="ce72" table:formula="of:=IF([.$B26]*[.G108]=0;&quot;&quot;;[.$B26]*[.G108])" office:value-type="float" office:value="537.624230209258" calcext:value-type="float">
            <text:p>538</text:p>
          </table:table-cell>
          <table:table-cell table:style-name="ce72" table:formula="of:=IF([.$B26]*[.H108]=0;&quot;&quot;;[.$B26]*[.H108])">
            <text:p/>
          </table:table-cell>
          <table:table-cell table:style-name="ce72" table:formula="of:=IF([.$B26]*[.I108]=0;&quot;&quot;;[.$B26]*[.I108])">
            <text:p/>
          </table:table-cell>
          <table:table-cell table:style-name="ce87" table:formula="of:=IF(SUM([.M26:.Q26])=0;&quot;&quot;;SUM([.M26:.Q26]))" office:value-type="float" office:value="537.624230209258" calcext:value-type="float">
            <text:p>537,62</text:p>
          </table:table-cell>
          <table:table-cell table:style-name="ce99" table:formula="of:=IF([.J26]=&quot;&quot;;&quot;&quot;;[.J26])" office:value-type="float" office:value="37834167.1575762" calcext:value-type="float">
            <text:p>37834167</text:p>
          </table:table-cell>
          <table:table-cell table:number-columns-repeated="35"/>
        </table:table-row>
        <table:table-row table:style-name="ro7">
          <table:table-cell table:style-name="ce71" table:formula="of:=[$9aCSEriceira.H27]+[$9aCS_Lisboa.H27]+[$9aCS_Sesimbra.H27]+[$9aCS_Sines.H27]" office:value-type="float" office:value="35108774.4675177" calcext:value-type="float">
            <text:p>35108774</text:p>
          </table:table-cell>
          <table:table-cell table:style-name="ce71" table:formula="of:=[$9aCSEriceira.I27]+[$9aCS_Lisboa.I27]+[$9aCS_Sesimbra.I27]+[$9aCS_Sines.I27]" office:value-type="float" office:value="558.6668864364" calcext:value-type="float">
            <text:p>559</text:p>
          </table:table-cell>
          <table:table-cell table:style-name="ce71" table:formula="of:=[$9aCSEriceira.I27]+[$9aCS_Lisboa.I27]+[$9aCS_Sesimbra.I27]+[$9aCS_Sines.I27]" office:value-type="float" office:value="558.6668864364" calcext:value-type="float">
            <text:p>559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[.$A27]*[.E109]=0;&quot;&quot;;[.$A27]*[.E109])">
            <text:p/>
          </table:table-cell>
          <table:table-cell table:style-name="ce72" table:formula="of:=IF([.$A27]*[.F109]=0;&quot;&quot;;[.$A27]*[.F109])" office:value-type="float" office:value="17554387.2337588" calcext:value-type="float">
            <text:p>17554387</text:p>
          </table:table-cell>
          <table:table-cell table:style-name="ce72" table:formula="of:=IF([.$A27]*[.G109]=0;&quot;&quot;;[.$A27]*[.G109])" office:value-type="float" office:value="17554387.2337588" calcext:value-type="float">
            <text:p>17554387</text:p>
          </table:table-cell>
          <table:table-cell table:style-name="ce72" table:formula="of:=IF([.$A27]*[.H109]=0;&quot;&quot;;[.$A27]*[.H109])">
            <text:p/>
          </table:table-cell>
          <table:table-cell table:style-name="ce72" table:formula="of:=IF([.$A27]*[.I109]=0;&quot;&quot;;[.$A27]*[.I109])">
            <text:p/>
          </table:table-cell>
          <table:table-cell table:style-name="ce72" table:formula="of:=IF(SUM([.E27:.I27])=0;&quot;&quot;;SUM([.E27:.I27]))" office:value-type="float" office:value="35108774.4675177" calcext:value-type="float">
            <text:p>35108774</text:p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[.$B27]*[.E109]=0;&quot;&quot;;[.$B27]*[.E109])">
            <text:p/>
          </table:table-cell>
          <table:table-cell table:style-name="ce72" table:formula="of:=IF([.$B27]*[.F109]=0;&quot;&quot;;[.$B27]*[.F109])" office:value-type="float" office:value="279.3334432182" calcext:value-type="float">
            <text:p>279</text:p>
          </table:table-cell>
          <table:table-cell table:style-name="ce72" table:formula="of:=IF([.$B27]*[.G109]=0;&quot;&quot;;[.$B27]*[.G109])" office:value-type="float" office:value="279.3334432182" calcext:value-type="float">
            <text:p>279</text:p>
          </table:table-cell>
          <table:table-cell table:style-name="ce72" table:formula="of:=IF([.$B27]*[.H109]=0;&quot;&quot;;[.$B27]*[.H109])">
            <text:p/>
          </table:table-cell>
          <table:table-cell table:style-name="ce72" table:formula="of:=IF([.$B27]*[.I109]=0;&quot;&quot;;[.$B27]*[.I109])">
            <text:p/>
          </table:table-cell>
          <table:table-cell table:style-name="ce87" table:formula="of:=IF(SUM([.M27:.Q27])=0;&quot;&quot;;SUM([.M27:.Q27]))" office:value-type="float" office:value="558.6668864364" calcext:value-type="float">
            <text:p>558,67</text:p>
          </table:table-cell>
          <table:table-cell table:style-name="ce99" table:formula="of:=IF([.J27]=&quot;&quot;;&quot;&quot;;[.J27])" office:value-type="float" office:value="35108774.4675177" calcext:value-type="float">
            <text:p>35108774</text:p>
          </table:table-cell>
          <table:table-cell table:number-columns-repeated="35"/>
        </table:table-row>
        <table:table-row table:style-name="ro7">
          <table:table-cell table:style-name="ce71" table:formula="of:=[$9aCSEriceira.H28]+[$9aCS_Lisboa.H28]+[$9aCS_Sesimbra.H28]+[$9aCS_Sines.H28]" office:value-type="float" office:value="28212243.4902543" calcext:value-type="float">
            <text:p>28212243</text:p>
          </table:table-cell>
          <table:table-cell table:style-name="ce71" table:formula="of:=[$9aCSEriceira.I28]+[$9aCS_Lisboa.I28]+[$9aCS_Sesimbra.I28]+[$9aCS_Sines.I28]" office:value-type="float" office:value="500.682043175517" calcext:value-type="float">
            <text:p>501</text:p>
          </table:table-cell>
          <table:table-cell table:style-name="ce71" table:formula="of:=[$9aCSEriceira.I28]+[$9aCS_Lisboa.I28]+[$9aCS_Sesimbra.I28]+[$9aCS_Sines.I28]" office:value-type="float" office:value="500.682043175517" calcext:value-type="float">
            <text:p>501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[.$A28]*[.E110]=0;&quot;&quot;;[.$A28]*[.E110])">
            <text:p/>
          </table:table-cell>
          <table:table-cell table:style-name="ce72" table:formula="of:=IF([.$A28]*[.F110]=0;&quot;&quot;;[.$A28]*[.F110])" office:value-type="float" office:value="3526530.43628178" calcext:value-type="float">
            <text:p>3526530</text:p>
          </table:table-cell>
          <table:table-cell table:style-name="ce72" table:formula="of:=IF([.$A28]*[.G110]=0;&quot;&quot;;[.$A28]*[.G110])" office:value-type="float" office:value="24685713.0539725" calcext:value-type="float">
            <text:p>24685713</text:p>
          </table:table-cell>
          <table:table-cell table:style-name="ce72" table:formula="of:=IF([.$A28]*[.H110]=0;&quot;&quot;;[.$A28]*[.H110])">
            <text:p/>
          </table:table-cell>
          <table:table-cell table:style-name="ce72" table:formula="of:=IF([.$A28]*[.I110]=0;&quot;&quot;;[.$A28]*[.I110])">
            <text:p/>
          </table:table-cell>
          <table:table-cell table:style-name="ce72" table:formula="of:=IF(SUM([.E28:.I28])=0;&quot;&quot;;SUM([.E28:.I28]))" office:value-type="float" office:value="28212243.4902543" calcext:value-type="float">
            <text:p>28212243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[.$B28]*[.E110]=0;&quot;&quot;;[.$B28]*[.E110])">
            <text:p/>
          </table:table-cell>
          <table:table-cell table:style-name="ce72" table:formula="of:=IF([.$B28]*[.F110]=0;&quot;&quot;;[.$B28]*[.F110])" office:value-type="float" office:value="62.5852553969397" calcext:value-type="float">
            <text:p>63</text:p>
          </table:table-cell>
          <table:table-cell table:style-name="ce72" table:formula="of:=IF([.$B28]*[.G110]=0;&quot;&quot;;[.$B28]*[.G110])" office:value-type="float" office:value="438.096787778578" calcext:value-type="float">
            <text:p>438</text:p>
          </table:table-cell>
          <table:table-cell table:style-name="ce72" table:formula="of:=IF([.$B28]*[.H110]=0;&quot;&quot;;[.$B28]*[.H110])">
            <text:p/>
          </table:table-cell>
          <table:table-cell table:style-name="ce72" table:formula="of:=IF([.$B28]*[.I110]=0;&quot;&quot;;[.$B28]*[.I110])">
            <text:p/>
          </table:table-cell>
          <table:table-cell table:style-name="ce87" table:formula="of:=IF(SUM([.M28:.Q28])=0;&quot;&quot;;SUM([.M28:.Q28]))" office:value-type="float" office:value="500.682043175517" calcext:value-type="float">
            <text:p>500,68</text:p>
          </table:table-cell>
          <table:table-cell table:style-name="ce99" table:formula="of:=IF([.J28]=&quot;&quot;;&quot;&quot;;[.J28])" office:value-type="float" office:value="28212243.4902543" calcext:value-type="float">
            <text:p>28212243</text:p>
          </table:table-cell>
          <table:table-cell table:number-columns-repeated="35"/>
        </table:table-row>
        <table:table-row table:style-name="ro7">
          <table:table-cell table:style-name="ce71" table:formula="of:=[$9aCSEriceira.H29]+[$9aCS_Lisboa.H29]+[$9aCS_Sesimbra.H29]+[$9aCS_Sines.H29]" office:value-type="float" office:value="14793229.6535486" calcext:value-type="float">
            <text:p>14793230</text:p>
          </table:table-cell>
          <table:table-cell table:style-name="ce71" table:formula="of:=[$9aCSEriceira.I29]+[$9aCS_Lisboa.I29]+[$9aCS_Sesimbra.I29]+[$9aCS_Sines.I29]" office:value-type="float" office:value="291.702502517544" calcext:value-type="float">
            <text:p>292</text:p>
          </table:table-cell>
          <table:table-cell table:style-name="ce71" table:formula="of:=[$9aCSEriceira.I29]+[$9aCS_Lisboa.I29]+[$9aCS_Sesimbra.I29]+[$9aCS_Sines.I29]" office:value-type="float" office:value="291.702502517544" calcext:value-type="float">
            <text:p>292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[.$A29]*[.E111]=0;&quot;&quot;;[.$A29]*[.E111])">
            <text:p/>
          </table:table-cell>
          <table:table-cell table:style-name="ce72" table:formula="of:=IF([.$A29]*[.F111]=0;&quot;&quot;;[.$A29]*[.F111])" office:value-type="float" office:value="4226637.04387103" calcext:value-type="float">
            <text:p>4226637</text:p>
          </table:table-cell>
          <table:table-cell table:style-name="ce72" table:formula="of:=IF([.$A29]*[.G111]=0;&quot;&quot;;[.$A29]*[.G111])" office:value-type="float" office:value="10566592.6096776" calcext:value-type="float">
            <text:p>10566593</text:p>
          </table:table-cell>
          <table:table-cell table:style-name="ce72" table:formula="of:=IF([.$A29]*[.H111]=0;&quot;&quot;;[.$A29]*[.H111])">
            <text:p/>
          </table:table-cell>
          <table:table-cell table:style-name="ce72" table:formula="of:=IF([.$A29]*[.I111]=0;&quot;&quot;;[.$A29]*[.I111])">
            <text:p/>
          </table:table-cell>
          <table:table-cell table:style-name="ce72" table:formula="of:=IF(SUM([.E29:.I29])=0;&quot;&quot;;SUM([.E29:.I29]))" office:value-type="float" office:value="14793229.6535486" calcext:value-type="float">
            <text:p>14793230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[.$B29]*[.E111]=0;&quot;&quot;;[.$B29]*[.E111])">
            <text:p/>
          </table:table-cell>
          <table:table-cell table:style-name="ce72" table:formula="of:=IF([.$B29]*[.F111]=0;&quot;&quot;;[.$B29]*[.F111])" office:value-type="float" office:value="83.3435721478698" calcext:value-type="float">
            <text:p>83</text:p>
          </table:table-cell>
          <table:table-cell table:style-name="ce72" table:formula="of:=IF([.$B29]*[.G111]=0;&quot;&quot;;[.$B29]*[.G111])" office:value-type="float" office:value="208.358930369674" calcext:value-type="float">
            <text:p>208</text:p>
          </table:table-cell>
          <table:table-cell table:style-name="ce72" table:formula="of:=IF([.$B29]*[.H111]=0;&quot;&quot;;[.$B29]*[.H111])">
            <text:p/>
          </table:table-cell>
          <table:table-cell table:style-name="ce72" table:formula="of:=IF([.$B29]*[.I111]=0;&quot;&quot;;[.$B29]*[.I111])">
            <text:p/>
          </table:table-cell>
          <table:table-cell table:style-name="ce87" table:formula="of:=IF(SUM([.M29:.Q29])=0;&quot;&quot;;SUM([.M29:.Q29]))" office:value-type="float" office:value="291.702502517544" calcext:value-type="float">
            <text:p>291,70</text:p>
          </table:table-cell>
          <table:table-cell table:style-name="ce99" table:formula="of:=IF([.J29]=&quot;&quot;;&quot;&quot;;[.J29])" office:value-type="float" office:value="14793229.6535486" calcext:value-type="float">
            <text:p>14793230</text:p>
          </table:table-cell>
          <table:table-cell table:number-columns-repeated="35"/>
        </table:table-row>
        <table:table-row table:style-name="ro7">
          <table:table-cell table:style-name="ce71" table:formula="of:=[$9aCSEriceira.H30]+[$9aCS_Lisboa.H30]+[$9aCS_Sesimbra.H30]+[$9aCS_Sines.H30]" office:value-type="float" office:value="16744777.7143646" calcext:value-type="float">
            <text:p>16744778</text:p>
          </table:table-cell>
          <table:table-cell table:style-name="ce71" table:formula="of:=[$9aCSEriceira.I30]+[$9aCS_Lisboa.I30]+[$9aCS_Sesimbra.I30]+[$9aCS_Sines.I30]" office:value-type="float" office:value="365.581260517737" calcext:value-type="float">
            <text:p>366</text:p>
          </table:table-cell>
          <table:table-cell table:style-name="ce71" table:formula="of:=[$9aCSEriceira.I30]+[$9aCS_Lisboa.I30]+[$9aCS_Sesimbra.I30]+[$9aCS_Sines.I30]" office:value-type="float" office:value="365.581260517737" calcext:value-type="float">
            <text:p>366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[.$A30]*[.E112]=0;&quot;&quot;;[.$A30]*[.E112])">
            <text:p/>
          </table:table-cell>
          <table:table-cell table:style-name="ce72" table:formula="of:=IF([.$A30]*[.F112]=0;&quot;&quot;;[.$A30]*[.F112])" office:value-type="float" office:value="5581592.57145487" calcext:value-type="float">
            <text:p>5581593</text:p>
          </table:table-cell>
          <table:table-cell table:style-name="ce72" table:formula="of:=IF([.$A30]*[.G112]=0;&quot;&quot;;[.$A30]*[.G112])" office:value-type="float" office:value="11163185.1429097" calcext:value-type="float">
            <text:p>11163185</text:p>
          </table:table-cell>
          <table:table-cell table:style-name="ce72" table:formula="of:=IF([.$A30]*[.H112]=0;&quot;&quot;;[.$A30]*[.H112])">
            <text:p/>
          </table:table-cell>
          <table:table-cell table:style-name="ce72" table:formula="of:=IF([.$A30]*[.I112]=0;&quot;&quot;;[.$A30]*[.I112])">
            <text:p/>
          </table:table-cell>
          <table:table-cell table:style-name="ce72" table:formula="of:=IF(SUM([.E30:.I30])=0;&quot;&quot;;SUM([.E30:.I30]))" office:value-type="float" office:value="16744777.7143646" calcext:value-type="float">
            <text:p>16744778</text:p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[.$B30]*[.E112]=0;&quot;&quot;;[.$B30]*[.E112])">
            <text:p/>
          </table:table-cell>
          <table:table-cell table:style-name="ce72" table:formula="of:=IF([.$B30]*[.F112]=0;&quot;&quot;;[.$B30]*[.F112])" office:value-type="float" office:value="121.860420172579" calcext:value-type="float">
            <text:p>122</text:p>
          </table:table-cell>
          <table:table-cell table:style-name="ce72" table:formula="of:=IF([.$B30]*[.G112]=0;&quot;&quot;;[.$B30]*[.G112])" office:value-type="float" office:value="243.720840345158" calcext:value-type="float">
            <text:p>244</text:p>
          </table:table-cell>
          <table:table-cell table:style-name="ce72" table:formula="of:=IF([.$B30]*[.H112]=0;&quot;&quot;;[.$B30]*[.H112])">
            <text:p/>
          </table:table-cell>
          <table:table-cell table:style-name="ce72" table:formula="of:=IF([.$B30]*[.I112]=0;&quot;&quot;;[.$B30]*[.I112])">
            <text:p/>
          </table:table-cell>
          <table:table-cell table:style-name="ce87" table:formula="of:=IF(SUM([.M30:.Q30])=0;&quot;&quot;;SUM([.M30:.Q30]))" office:value-type="float" office:value="365.581260517737" calcext:value-type="float">
            <text:p>365,58</text:p>
          </table:table-cell>
          <table:table-cell table:style-name="ce99" table:formula="of:=IF([.J30]=&quot;&quot;;&quot;&quot;;[.J30])" office:value-type="float" office:value="16744777.7143646" calcext:value-type="float">
            <text:p>16744778</text:p>
          </table:table-cell>
          <table:table-cell table:number-columns-repeated="35"/>
        </table:table-row>
        <table:table-row table:style-name="ro7">
          <table:table-cell table:style-name="ce71" table:formula="of:=[$9aCSEriceira.H31]+[$9aCS_Lisboa.H31]+[$9aCS_Sesimbra.H31]+[$9aCS_Sines.H31]" office:value-type="float" office:value="15069601.4469134" calcext:value-type="float">
            <text:p>15069601</text:p>
          </table:table-cell>
          <table:table-cell table:style-name="ce71" table:formula="of:=[$9aCSEriceira.I31]+[$9aCS_Lisboa.I31]+[$9aCS_Sesimbra.I31]+[$9aCS_Sines.I31]" office:value-type="float" office:value="363.083696282814" calcext:value-type="float">
            <text:p>363</text:p>
          </table:table-cell>
          <table:table-cell table:style-name="ce71" table:formula="of:=[$9aCSEriceira.I31]+[$9aCS_Lisboa.I31]+[$9aCS_Sesimbra.I31]+[$9aCS_Sines.I31]" office:value-type="float" office:value="363.083696282814" calcext:value-type="float">
            <text:p>363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[.$A31]*[.E113]=0;&quot;&quot;;[.$A31]*[.E113])">
            <text:p/>
          </table:table-cell>
          <table:table-cell table:style-name="ce72" table:formula="of:=IF([.$A31]*[.F113]=0;&quot;&quot;;[.$A31]*[.F113])">
            <text:p/>
          </table:table-cell>
          <table:table-cell table:style-name="ce72" table:formula="of:=IF([.$A31]*[.G113]=0;&quot;&quot;;[.$A31]*[.G113])" office:value-type="float" office:value="15069601.4469134" calcext:value-type="float">
            <text:p>15069601</text:p>
          </table:table-cell>
          <table:table-cell table:style-name="ce72" table:formula="of:=IF([.$A31]*[.H113]=0;&quot;&quot;;[.$A31]*[.H113])">
            <text:p/>
          </table:table-cell>
          <table:table-cell table:style-name="ce72" table:formula="of:=IF([.$A31]*[.I113]=0;&quot;&quot;;[.$A31]*[.I113])">
            <text:p/>
          </table:table-cell>
          <table:table-cell table:style-name="ce72" table:formula="of:=IF(SUM([.E31:.I31])=0;&quot;&quot;;SUM([.E31:.I31]))" office:value-type="float" office:value="15069601.4469134" calcext:value-type="float">
            <text:p>15069601</text:p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[.$B31]*[.E113]=0;&quot;&quot;;[.$B31]*[.E113])">
            <text:p/>
          </table:table-cell>
          <table:table-cell table:style-name="ce72" table:formula="of:=IF([.$B31]*[.F113]=0;&quot;&quot;;[.$B31]*[.F113])">
            <text:p/>
          </table:table-cell>
          <table:table-cell table:style-name="ce72" table:formula="of:=IF([.$B31]*[.G113]=0;&quot;&quot;;[.$B31]*[.G113])" office:value-type="float" office:value="363.083696282814" calcext:value-type="float">
            <text:p>363</text:p>
          </table:table-cell>
          <table:table-cell table:style-name="ce72" table:formula="of:=IF([.$B31]*[.H113]=0;&quot;&quot;;[.$B31]*[.H113])">
            <text:p/>
          </table:table-cell>
          <table:table-cell table:style-name="ce72" table:formula="of:=IF([.$B31]*[.I113]=0;&quot;&quot;;[.$B31]*[.I113])">
            <text:p/>
          </table:table-cell>
          <table:table-cell table:style-name="ce87" table:formula="of:=IF(SUM([.M31:.Q31])=0;&quot;&quot;;SUM([.M31:.Q31]))" office:value-type="float" office:value="363.083696282814" calcext:value-type="float">
            <text:p>363,08</text:p>
          </table:table-cell>
          <table:table-cell table:style-name="ce99" table:formula="of:=IF([.J31]=&quot;&quot;;&quot;&quot;;[.J31])" office:value-type="float" office:value="15069601.4469134" calcext:value-type="float">
            <text:p>15069601</text:p>
          </table:table-cell>
          <table:table-cell table:number-columns-repeated="35"/>
        </table:table-row>
        <table:table-row table:style-name="ro7">
          <table:table-cell table:style-name="ce71" table:formula="of:=[$9aCSEriceira.H32]+[$9aCS_Lisboa.H32]+[$9aCS_Sesimbra.H32]+[$9aCS_Sines.H32]" office:value-type="float" office:value="3905242.35041137" calcext:value-type="float">
            <text:p>3905242</text:p>
          </table:table-cell>
          <table:table-cell table:style-name="ce71" table:formula="of:=[$9aCSEriceira.I32]+[$9aCS_Lisboa.I32]+[$9aCS_Sesimbra.I32]+[$9aCS_Sines.I32]" office:value-type="float" office:value="103.51795386348" calcext:value-type="float">
            <text:p>104</text:p>
          </table:table-cell>
          <table:table-cell table:style-name="ce71" table:formula="of:=[$9aCSEriceira.I32]+[$9aCS_Lisboa.I32]+[$9aCS_Sesimbra.I32]+[$9aCS_Sines.I32]" office:value-type="float" office:value="103.51795386348" calcext:value-type="float">
            <text:p>104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[.$A32]*[.E114]=0;&quot;&quot;;[.$A32]*[.E114])">
            <text:p/>
          </table:table-cell>
          <table:table-cell table:style-name="ce72" table:formula="of:=IF([.$A32]*[.F114]=0;&quot;&quot;;[.$A32]*[.F114])">
            <text:p/>
          </table:table-cell>
          <table:table-cell table:style-name="ce72" table:formula="of:=IF([.$A32]*[.G114]=0;&quot;&quot;;[.$A32]*[.G114])" office:value-type="float" office:value="3254368.62534281" calcext:value-type="float">
            <text:p>3254369</text:p>
          </table:table-cell>
          <table:table-cell table:style-name="ce72" table:formula="of:=IF([.$A32]*[.H114]=0;&quot;&quot;;[.$A32]*[.H114])" office:value-type="float" office:value="650873.725068561" calcext:value-type="float">
            <text:p>650874</text:p>
          </table:table-cell>
          <table:table-cell table:style-name="ce72" table:formula="of:=IF([.$A32]*[.I114]=0;&quot;&quot;;[.$A32]*[.I114])">
            <text:p/>
          </table:table-cell>
          <table:table-cell table:style-name="ce72" table:formula="of:=IF(SUM([.E32:.I32])=0;&quot;&quot;;SUM([.E32:.I32]))" office:value-type="float" office:value="3905242.35041137" calcext:value-type="float">
            <text:p>3905242</text:p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[.$B32]*[.E114]=0;&quot;&quot;;[.$B32]*[.E114])">
            <text:p/>
          </table:table-cell>
          <table:table-cell table:style-name="ce72" table:formula="of:=IF([.$B32]*[.F114]=0;&quot;&quot;;[.$B32]*[.F114])">
            <text:p/>
          </table:table-cell>
          <table:table-cell table:style-name="ce72" table:formula="of:=IF([.$B32]*[.G114]=0;&quot;&quot;;[.$B32]*[.G114])" office:value-type="float" office:value="86.2649615528997" calcext:value-type="float">
            <text:p>86</text:p>
          </table:table-cell>
          <table:table-cell table:style-name="ce72" table:formula="of:=IF([.$B32]*[.H114]=0;&quot;&quot;;[.$B32]*[.H114])" office:value-type="float" office:value="17.2529923105799" calcext:value-type="float">
            <text:p>17</text:p>
          </table:table-cell>
          <table:table-cell table:style-name="ce72" table:formula="of:=IF([.$B32]*[.I114]=0;&quot;&quot;;[.$B32]*[.I114])">
            <text:p/>
          </table:table-cell>
          <table:table-cell table:style-name="ce87" table:formula="of:=IF(SUM([.M32:.Q32])=0;&quot;&quot;;SUM([.M32:.Q32]))" office:value-type="float" office:value="103.51795386348" calcext:value-type="float">
            <text:p>103,52</text:p>
          </table:table-cell>
          <table:table-cell table:style-name="ce99" table:formula="of:=IF([.J32]=&quot;&quot;;&quot;&quot;;[.J32])" office:value-type="float" office:value="3905242.35041137" calcext:value-type="float">
            <text:p>3905242</text:p>
          </table:table-cell>
          <table:table-cell table:number-columns-repeated="35"/>
        </table:table-row>
        <table:table-row table:style-name="ro7">
          <table:table-cell table:style-name="ce71" table:formula="of:=[$9aCSEriceira.H33]+[$9aCS_Lisboa.H33]+[$9aCS_Sesimbra.H33]+[$9aCS_Sines.H33]" office:value-type="float" office:value="2925297.8358099" calcext:value-type="float">
            <text:p>2925298</text:p>
          </table:table-cell>
          <table:table-cell table:style-name="ce71" table:formula="of:=[$9aCSEriceira.I33]+[$9aCS_Lisboa.I33]+[$9aCS_Sesimbra.I33]+[$9aCS_Sines.I33]" office:value-type="float" office:value="85.063616877996" calcext:value-type="float">
            <text:p>85</text:p>
          </table:table-cell>
          <table:table-cell table:style-name="ce71" table:formula="of:=[$9aCSEriceira.I33]+[$9aCS_Lisboa.I33]+[$9aCS_Sesimbra.I33]+[$9aCS_Sines.I33]" office:value-type="float" office:value="85.063616877996" calcext:value-type="float">
            <text:p>85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[.$A33]*[.E115]=0;&quot;&quot;;[.$A33]*[.E115])">
            <text:p/>
          </table:table-cell>
          <table:table-cell table:style-name="ce72" table:formula="of:=IF([.$A33]*[.F115]=0;&quot;&quot;;[.$A33]*[.F115])" office:value-type="float" office:value="325033.092867767" calcext:value-type="float">
            <text:p>325033</text:p>
          </table:table-cell>
          <table:table-cell table:style-name="ce72" table:formula="of:=IF([.$A33]*[.G115]=0;&quot;&quot;;[.$A33]*[.G115])" office:value-type="float" office:value="1625165.46433884" calcext:value-type="float">
            <text:p>1625165</text:p>
          </table:table-cell>
          <table:table-cell table:style-name="ce72" table:formula="of:=IF([.$A33]*[.H115]=0;&quot;&quot;;[.$A33]*[.H115])" office:value-type="float" office:value="975099.278603302" calcext:value-type="float">
            <text:p>975099</text:p>
          </table:table-cell>
          <table:table-cell table:style-name="ce72" table:formula="of:=IF([.$A33]*[.I115]=0;&quot;&quot;;[.$A33]*[.I115])">
            <text:p/>
          </table:table-cell>
          <table:table-cell table:style-name="ce72" table:formula="of:=IF(SUM([.E33:.I33])=0;&quot;&quot;;SUM([.E33:.I33]))" office:value-type="float" office:value="2925297.8358099" calcext:value-type="float">
            <text:p>2925298</text:p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[.$B33]*[.E115]=0;&quot;&quot;;[.$B33]*[.E115])">
            <text:p/>
          </table:table-cell>
          <table:table-cell table:style-name="ce72" table:formula="of:=IF([.$B33]*[.F115]=0;&quot;&quot;;[.$B33]*[.F115])" office:value-type="float" office:value="9.45151298644399" calcext:value-type="float">
            <text:p>9</text:p>
          </table:table-cell>
          <table:table-cell table:style-name="ce72" table:formula="of:=IF([.$B33]*[.G115]=0;&quot;&quot;;[.$B33]*[.G115])" office:value-type="float" office:value="47.25756493222" calcext:value-type="float">
            <text:p>47</text:p>
          </table:table-cell>
          <table:table-cell table:style-name="ce72" table:formula="of:=IF([.$B33]*[.H115]=0;&quot;&quot;;[.$B33]*[.H115])" office:value-type="float" office:value="28.354538959332" calcext:value-type="float">
            <text:p>28</text:p>
          </table:table-cell>
          <table:table-cell table:style-name="ce72" table:formula="of:=IF([.$B33]*[.I115]=0;&quot;&quot;;[.$B33]*[.I115])">
            <text:p/>
          </table:table-cell>
          <table:table-cell table:style-name="ce87" table:formula="of:=IF(SUM([.M33:.Q33])=0;&quot;&quot;;SUM([.M33:.Q33]))" office:value-type="float" office:value="85.063616877996" calcext:value-type="float">
            <text:p>85,06</text:p>
          </table:table-cell>
          <table:table-cell table:style-name="ce99" table:formula="of:=IF([.J33]=&quot;&quot;;&quot;&quot;;[.J33])" office:value-type="float" office:value="2925297.8358099" calcext:value-type="float">
            <text:p>2925298</text:p>
          </table:table-cell>
          <table:table-cell table:number-columns-repeated="35"/>
        </table:table-row>
        <table:table-row table:style-name="ro7">
          <table:table-cell table:style-name="ce71" table:formula="of:=[$9aCSEriceira.H34]+[$9aCS_Lisboa.H34]+[$9aCS_Sesimbra.H34]+[$9aCS_Sines.H34]" office:value-type="float" office:value="2445311.17421676" calcext:value-type="float">
            <text:p>2445311</text:p>
          </table:table-cell>
          <table:table-cell table:style-name="ce71" table:formula="of:=[$9aCSEriceira.I34]+[$9aCS_Lisboa.I34]+[$9aCS_Sesimbra.I34]+[$9aCS_Sines.I34]" office:value-type="float" office:value="77.7913393958082" calcext:value-type="float">
            <text:p>78</text:p>
          </table:table-cell>
          <table:table-cell table:style-name="ce71" table:formula="of:=[$9aCSEriceira.I34]+[$9aCS_Lisboa.I34]+[$9aCS_Sesimbra.I34]+[$9aCS_Sines.I34]" office:value-type="float" office:value="77.7913393958082" calcext:value-type="float">
            <text:p>78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[.$A34]*[.E116]=0;&quot;&quot;;[.$A34]*[.E116])">
            <text:p/>
          </table:table-cell>
          <table:table-cell table:style-name="ce72" table:formula="of:=IF([.$A34]*[.F116]=0;&quot;&quot;;[.$A34]*[.F116])">
            <text:p/>
          </table:table-cell>
          <table:table-cell table:style-name="ce72" table:formula="of:=IF([.$A34]*[.G116]=0;&quot;&quot;;[.$A34]*[.G116])" office:value-type="float" office:value="1397320.67098101" calcext:value-type="float">
            <text:p>1397321</text:p>
          </table:table-cell>
          <table:table-cell table:style-name="ce72" table:formula="of:=IF([.$A34]*[.H116]=0;&quot;&quot;;[.$A34]*[.H116])" office:value-type="float" office:value="1047990.50323575" calcext:value-type="float">
            <text:p>1047991</text:p>
          </table:table-cell>
          <table:table-cell table:style-name="ce72" table:formula="of:=IF([.$A34]*[.I116]=0;&quot;&quot;;[.$A34]*[.I116])">
            <text:p/>
          </table:table-cell>
          <table:table-cell table:style-name="ce72" table:formula="of:=IF(SUM([.E34:.I34])=0;&quot;&quot;;SUM([.E34:.I34]))" office:value-type="float" office:value="2445311.17421676" calcext:value-type="float">
            <text:p>2445311</text:p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[.$B34]*[.E116]=0;&quot;&quot;;[.$B34]*[.E116])">
            <text:p/>
          </table:table-cell>
          <table:table-cell table:style-name="ce72" table:formula="of:=IF([.$B34]*[.F116]=0;&quot;&quot;;[.$B34]*[.F116])">
            <text:p/>
          </table:table-cell>
          <table:table-cell table:style-name="ce72" table:formula="of:=IF([.$B34]*[.G116]=0;&quot;&quot;;[.$B34]*[.G116])" office:value-type="float" office:value="44.4521939404619" calcext:value-type="float">
            <text:p>44</text:p>
          </table:table-cell>
          <table:table-cell table:style-name="ce72" table:formula="of:=IF([.$B34]*[.H116]=0;&quot;&quot;;[.$B34]*[.H116])" office:value-type="float" office:value="33.3391454553464" calcext:value-type="float">
            <text:p>33</text:p>
          </table:table-cell>
          <table:table-cell table:style-name="ce72" table:formula="of:=IF([.$B34]*[.I116]=0;&quot;&quot;;[.$B34]*[.I116])">
            <text:p/>
          </table:table-cell>
          <table:table-cell table:style-name="ce87" table:formula="of:=IF(SUM([.M34:.Q34])=0;&quot;&quot;;SUM([.M34:.Q34]))" office:value-type="float" office:value="77.7913393958082" calcext:value-type="float">
            <text:p>77,79</text:p>
          </table:table-cell>
          <table:table-cell table:style-name="ce99" table:formula="of:=IF([.J34]=&quot;&quot;;&quot;&quot;;[.J34])" office:value-type="float" office:value="2445311.17421676" calcext:value-type="float">
            <text:p>2445311</text:p>
          </table:table-cell>
          <table:table-cell table:number-columns-repeated="35"/>
        </table:table-row>
        <table:table-row table:style-name="ro7">
          <table:table-cell table:style-name="ce71" table:formula="of:=[$9aCSEriceira.H35]+[$9aCS_Lisboa.H35]+[$9aCS_Sesimbra.H35]+[$9aCS_Sines.H35]" office:value-type="float" office:value="461929.092821926" calcext:value-type="float">
            <text:p>461929</text:p>
          </table:table-cell>
          <table:table-cell table:style-name="ce71" table:formula="of:=[$9aCSEriceira.I35]+[$9aCS_Lisboa.I35]+[$9aCS_Sesimbra.I35]+[$9aCS_Sines.I35]" office:value-type="float" office:value="16.0354328238978" calcext:value-type="float">
            <text:p>16</text:p>
          </table:table-cell>
          <table:table-cell table:style-name="ce71" table:formula="of:=[$9aCSEriceira.I35]+[$9aCS_Lisboa.I35]+[$9aCS_Sesimbra.I35]+[$9aCS_Sines.I35]" office:value-type="float" office:value="16.0354328238978" calcext:value-type="float">
            <text:p>16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[.$A35]*[.E117]=0;&quot;&quot;;[.$A35]*[.E117])">
            <text:p/>
          </table:table-cell>
          <table:table-cell table:style-name="ce72" table:formula="of:=IF([.$A35]*[.F117]=0;&quot;&quot;;[.$A35]*[.F117])">
            <text:p/>
          </table:table-cell>
          <table:table-cell table:style-name="ce72" table:formula="of:=IF([.$A35]*[.G117]=0;&quot;&quot;;[.$A35]*[.G117])" office:value-type="float" office:value="307952.72854795" calcext:value-type="float">
            <text:p>307953</text:p>
          </table:table-cell>
          <table:table-cell table:style-name="ce72" table:formula="of:=IF([.$A35]*[.H117]=0;&quot;&quot;;[.$A35]*[.H117])" office:value-type="float" office:value="153976.364273975" calcext:value-type="float">
            <text:p>153976</text:p>
          </table:table-cell>
          <table:table-cell table:style-name="ce72" table:formula="of:=IF([.$A35]*[.I117]=0;&quot;&quot;;[.$A35]*[.I117])">
            <text:p/>
          </table:table-cell>
          <table:table-cell table:style-name="ce72" table:formula="of:=IF(SUM([.E35:.I35])=0;&quot;&quot;;SUM([.E35:.I35]))" office:value-type="float" office:value="461929.092821926" calcext:value-type="float">
            <text:p>461929</text:p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[.$B35]*[.E117]=0;&quot;&quot;;[.$B35]*[.E117])">
            <text:p/>
          </table:table-cell>
          <table:table-cell table:style-name="ce72" table:formula="of:=IF([.$B35]*[.F117]=0;&quot;&quot;;[.$B35]*[.F117])">
            <text:p/>
          </table:table-cell>
          <table:table-cell table:style-name="ce72" table:formula="of:=IF([.$B35]*[.G117]=0;&quot;&quot;;[.$B35]*[.G117])" office:value-type="float" office:value="10.6902885492652" calcext:value-type="float">
            <text:p>11</text:p>
          </table:table-cell>
          <table:table-cell table:style-name="ce72" table:formula="of:=IF([.$B35]*[.H117]=0;&quot;&quot;;[.$B35]*[.H117])" office:value-type="float" office:value="5.34514427463259" calcext:value-type="float">
            <text:p>5</text:p>
          </table:table-cell>
          <table:table-cell table:style-name="ce72" table:formula="of:=IF([.$B35]*[.I117]=0;&quot;&quot;;[.$B35]*[.I117])">
            <text:p/>
          </table:table-cell>
          <table:table-cell table:style-name="ce87" table:formula="of:=IF(SUM([.M35:.Q35])=0;&quot;&quot;;SUM([.M35:.Q35]))" office:value-type="float" office:value="16.0354328238978" calcext:value-type="float">
            <text:p>16,04</text:p>
          </table:table-cell>
          <table:table-cell table:style-name="ce99" table:formula="of:=IF([.J35]=&quot;&quot;;&quot;&quot;;[.J35])" office:value-type="float" office:value="461929.092821926" calcext:value-type="float">
            <text:p>461929</text:p>
          </table:table-cell>
          <table:table-cell table:number-columns-repeated="35"/>
        </table:table-row>
        <table:table-row table:style-name="ro7">
          <table:table-cell table:style-name="ce71" table:formula="of:=[$9aCSEriceira.H36]+[$9aCS_Lisboa.H36]+[$9aCS_Sesimbra.H36]+[$9aCS_Sines.H36]" office:value-type="float" office:value="0" calcext:value-type="float">
            <text:p>0</text:p>
          </table:table-cell>
          <table:table-cell table:style-name="ce71" table:formula="of:=[$9aCSEriceira.I36]+[$9aCS_Lisboa.I36]+[$9aCS_Sesimbra.I36]+[$9aCS_Sines.I36]" office:value-type="float" office:value="0" calcext:value-type="float">
            <text:p>0</text:p>
          </table:table-cell>
          <table:table-cell table:style-name="ce71" table:formula="of:=[$9aCSEriceira.I36]+[$9aCS_Lisboa.I36]+[$9aCS_Sesimbra.I36]+[$9aCS_Sines.I36]" office:value-type="float" office:value="0" calcext:value-type="float">
            <text:p>0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[.$A36]*[.E118]=0;&quot;&quot;;[.$A36]*[.E118])">
            <text:p/>
          </table:table-cell>
          <table:table-cell table:style-name="ce72" table:formula="of:=IF([.$A36]*[.F118]=0;&quot;&quot;;[.$A36]*[.F118])">
            <text:p/>
          </table:table-cell>
          <table:table-cell table:style-name="ce72" table:formula="of:=IF([.$A36]*[.G118]=0;&quot;&quot;;[.$A36]*[.G118])">
            <text:p/>
          </table:table-cell>
          <table:table-cell table:style-name="ce72" table:formula="of:=IF([.$A36]*[.H118]=0;&quot;&quot;;[.$A36]*[.H118])">
            <text:p/>
          </table:table-cell>
          <table:table-cell table:style-name="ce72" table:formula="of:=IF([.$A36]*[.I118]=0;&quot;&quot;;[.$A36]*[.I118])">
            <text:p/>
          </table:table-cell>
          <table:table-cell table:style-name="ce72" table:formula="of:=IF(SUM([.E36:.I36])=0;&quot;&quot;;SUM([.E36:.I36]))">
            <text:p/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[.$B36]*[.E118]=0;&quot;&quot;;[.$B36]*[.E118])">
            <text:p/>
          </table:table-cell>
          <table:table-cell table:style-name="ce72" table:formula="of:=IF([.$B36]*[.F118]=0;&quot;&quot;;[.$B36]*[.F118])">
            <text:p/>
          </table:table-cell>
          <table:table-cell table:style-name="ce72" table:formula="of:=IF([.$B36]*[.G118]=0;&quot;&quot;;[.$B36]*[.G118])">
            <text:p/>
          </table:table-cell>
          <table:table-cell table:style-name="ce72" table:formula="of:=IF([.$B36]*[.H118]=0;&quot;&quot;;[.$B36]*[.H118])">
            <text:p/>
          </table:table-cell>
          <table:table-cell table:style-name="ce72" table:formula="of:=IF([.$B36]*[.I118]=0;&quot;&quot;;[.$B36]*[.I118])">
            <text:p/>
          </table:table-cell>
          <table:table-cell table:style-name="ce87" table:formula="of:=IF(SUM([.M36:.Q36])=0;&quot;&quot;;SUM([.M36:.Q36]))">
            <text:p/>
          </table:table-cell>
          <table:table-cell table:style-name="ce99" table:formula="of:=IF([.J36]=&quot;&quot;;&quot;&quot;;[.J36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37]+[$9aCS_Lisboa.H37]+[$9aCS_Sesimbra.H37]+[$9aCS_Sines.H37]" office:value-type="float" office:value="18057.568771217" calcext:value-type="float">
            <text:p>18058</text:p>
          </table:table-cell>
          <table:table-cell table:style-name="ce71" table:formula="of:=[$9aCSEriceira.I37]+[$9aCS_Lisboa.I37]+[$9aCS_Sesimbra.I37]+[$9aCS_Sines.I37]" office:value-type="float" office:value="0.741103154924032" calcext:value-type="float">
            <text:p>1</text:p>
          </table:table-cell>
          <table:table-cell table:style-name="ce71" table:formula="of:=[$9aCSEriceira.I37]+[$9aCS_Lisboa.I37]+[$9aCS_Sesimbra.I37]+[$9aCS_Sines.I37]" office:value-type="float" office:value="0.741103154924032" calcext:value-type="float">
            <text:p>1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[.$A37]*[.E119]=0;&quot;&quot;;[.$A37]*[.E119])">
            <text:p/>
          </table:table-cell>
          <table:table-cell table:style-name="ce72" table:formula="of:=IF([.$A37]*[.F119]=0;&quot;&quot;;[.$A37]*[.F119])">
            <text:p/>
          </table:table-cell>
          <table:table-cell table:style-name="ce72" table:formula="of:=IF([.$A37]*[.G119]=0;&quot;&quot;;[.$A37]*[.G119])">
            <text:p/>
          </table:table-cell>
          <table:table-cell table:style-name="ce72" table:formula="of:=IF([.$A37]*[.H119]=0;&quot;&quot;;[.$A37]*[.H119])">
            <text:p/>
          </table:table-cell>
          <table:table-cell table:style-name="ce72" table:formula="of:=IF([.$A37]*[.I119]=0;&quot;&quot;;[.$A37]*[.I119])">
            <text:p/>
          </table:table-cell>
          <table:table-cell table:style-name="ce72" table:formula="of:=IF(SUM([.E37:.I37])=0;&quot;&quot;;SUM([.E37:.I37]))">
            <text:p/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[.$B37]*[.E119]=0;&quot;&quot;;[.$B37]*[.E119])">
            <text:p/>
          </table:table-cell>
          <table:table-cell table:style-name="ce72" table:formula="of:=IF([.$B37]*[.F119]=0;&quot;&quot;;[.$B37]*[.F119])">
            <text:p/>
          </table:table-cell>
          <table:table-cell table:style-name="ce72" table:formula="of:=IF([.$B37]*[.G119]=0;&quot;&quot;;[.$B37]*[.G119])">
            <text:p/>
          </table:table-cell>
          <table:table-cell table:style-name="ce72" table:formula="of:=IF([.$B37]*[.H119]=0;&quot;&quot;;[.$B37]*[.H119])">
            <text:p/>
          </table:table-cell>
          <table:table-cell table:style-name="ce72" table:formula="of:=IF([.$B37]*[.I119]=0;&quot;&quot;;[.$B37]*[.I119])">
            <text:p/>
          </table:table-cell>
          <table:table-cell table:style-name="ce87" table:formula="of:=IF(SUM([.M37:.Q37])=0;&quot;&quot;;SUM([.M37:.Q37]))">
            <text:p/>
          </table:table-cell>
          <table:table-cell table:style-name="ce99" table:formula="of:=IF([.J37]=&quot;&quot;;&quot;&quot;;[.J37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38]+[$9aCS_Lisboa.H38]+[$9aCS_Sesimbra.H38]+[$9aCS_Sines.H38]" office:value-type="float" office:value="0" calcext:value-type="float">
            <text:p>0</text:p>
          </table:table-cell>
          <table:table-cell table:style-name="ce71" table:formula="of:=[$9aCSEriceira.I38]+[$9aCS_Lisboa.I38]+[$9aCS_Sesimbra.I38]+[$9aCS_Sines.I38]" office:value-type="float" office:value="0" calcext:value-type="float">
            <text:p>0</text:p>
          </table:table-cell>
          <table:table-cell table:style-name="ce71" table:formula="of:=[$9aCSEriceira.I38]+[$9aCS_Lisboa.I38]+[$9aCS_Sesimbra.I38]+[$9aCS_Sines.I38]" office:value-type="float" office:value="0" calcext:value-type="float">
            <text:p>0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[.$A38]*[.E120]=0;&quot;&quot;;[.$A38]*[.E120])">
            <text:p/>
          </table:table-cell>
          <table:table-cell table:style-name="ce72" table:formula="of:=IF([.$A38]*[.F120]=0;&quot;&quot;;[.$A38]*[.F120])">
            <text:p/>
          </table:table-cell>
          <table:table-cell table:style-name="ce72" table:formula="of:=IF([.$A38]*[.G120]=0;&quot;&quot;;[.$A38]*[.G120])">
            <text:p/>
          </table:table-cell>
          <table:table-cell table:style-name="ce72" table:formula="of:=IF([.$A38]*[.H120]=0;&quot;&quot;;[.$A38]*[.H120])">
            <text:p/>
          </table:table-cell>
          <table:table-cell table:style-name="ce72" table:formula="of:=IF([.$A38]*[.I120]=0;&quot;&quot;;[.$A38]*[.I120]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[.$B38]*[.E120]=0;&quot;&quot;;[.$B38]*[.E120])">
            <text:p/>
          </table:table-cell>
          <table:table-cell table:style-name="ce72" table:formula="of:=IF([.$B38]*[.F120]=0;&quot;&quot;;[.$B38]*[.F120])">
            <text:p/>
          </table:table-cell>
          <table:table-cell table:style-name="ce72" table:formula="of:=IF([.$B38]*[.G120]=0;&quot;&quot;;[.$B38]*[.G120])">
            <text:p/>
          </table:table-cell>
          <table:table-cell table:style-name="ce72" table:formula="of:=IF([.$B38]*[.H120]=0;&quot;&quot;;[.$B38]*[.H120])">
            <text:p/>
          </table:table-cell>
          <table:table-cell table:style-name="ce72" table:formula="of:=IF([.$B38]*[.I120]=0;&quot;&quot;;[.$B38]*[.I120])">
            <text:p/>
          </table:table-cell>
          <table:table-cell table:style-name="ce87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39]+[$9aCS_Lisboa.H39]+[$9aCS_Sesimbra.H39]+[$9aCS_Sines.H39]" office:value-type="float" office:value="0" calcext:value-type="float">
            <text:p>0</text:p>
          </table:table-cell>
          <table:table-cell table:style-name="ce71" table:formula="of:=[$9aCSEriceira.I39]+[$9aCS_Lisboa.I39]+[$9aCS_Sesimbra.I39]+[$9aCS_Sines.I39]" office:value-type="float" office:value="0" calcext:value-type="float">
            <text:p>0</text:p>
          </table:table-cell>
          <table:table-cell table:style-name="ce71" table:formula="of:=[$9aCSEriceira.I39]+[$9aCS_Lisboa.I39]+[$9aCS_Sesimbra.I39]+[$9aCS_Sines.I39]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[.$A39]*[.E121]=0;&quot;&quot;;[.$A39]*[.E121])">
            <text:p/>
          </table:table-cell>
          <table:table-cell table:style-name="ce72" table:formula="of:=IF([.$A39]*[.F121]=0;&quot;&quot;;[.$A39]*[.F121])">
            <text:p/>
          </table:table-cell>
          <table:table-cell table:style-name="ce72" table:formula="of:=IF([.$A39]*[.G121]=0;&quot;&quot;;[.$A39]*[.G121])">
            <text:p/>
          </table:table-cell>
          <table:table-cell table:style-name="ce72" table:formula="of:=IF([.$A39]*[.H121]=0;&quot;&quot;;[.$A39]*[.H121])">
            <text:p/>
          </table:table-cell>
          <table:table-cell table:style-name="ce72" table:formula="of:=IF([.$A39]*[.I121]=0;&quot;&quot;;[.$A39]*[.I121]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[.$B39]*[.E121]=0;&quot;&quot;;[.$B39]*[.E121])">
            <text:p/>
          </table:table-cell>
          <table:table-cell table:style-name="ce72" table:formula="of:=IF([.$B39]*[.F121]=0;&quot;&quot;;[.$B39]*[.F121])">
            <text:p/>
          </table:table-cell>
          <table:table-cell table:style-name="ce72" table:formula="of:=IF([.$B39]*[.G121]=0;&quot;&quot;;[.$B39]*[.G121])">
            <text:p/>
          </table:table-cell>
          <table:table-cell table:style-name="ce72" table:formula="of:=IF([.$B39]*[.H121]=0;&quot;&quot;;[.$B39]*[.H121])">
            <text:p/>
          </table:table-cell>
          <table:table-cell table:style-name="ce72" table:formula="of:=IF([.$B39]*[.I121]=0;&quot;&quot;;[.$B39]*[.I121])">
            <text:p/>
          </table:table-cell>
          <table:table-cell table:style-name="ce87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40]+[$9aCS_Lisboa.H40]+[$9aCS_Sesimbra.H40]+[$9aCS_Sines.H40]" office:value-type="float" office:value="0" calcext:value-type="float">
            <text:p>0</text:p>
          </table:table-cell>
          <table:table-cell table:style-name="ce71" table:formula="of:=[$9aCSEriceira.I40]+[$9aCS_Lisboa.I40]+[$9aCS_Sesimbra.I40]+[$9aCS_Sines.I40]" office:value-type="float" office:value="0" calcext:value-type="float">
            <text:p>0</text:p>
          </table:table-cell>
          <table:table-cell table:style-name="ce71" table:formula="of:=[$9aCSEriceira.I40]+[$9aCS_Lisboa.I40]+[$9aCS_Sesimbra.I40]+[$9aCS_Sines.I40]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[.$A40]*[.E122]=0;&quot;&quot;;[.$A40]*[.E122])">
            <text:p/>
          </table:table-cell>
          <table:table-cell table:style-name="ce72" table:formula="of:=IF([.$A40]*[.F122]=0;&quot;&quot;;[.$A40]*[.F122])">
            <text:p/>
          </table:table-cell>
          <table:table-cell table:style-name="ce72" table:formula="of:=IF([.$A40]*[.G122]=0;&quot;&quot;;[.$A40]*[.G122])">
            <text:p/>
          </table:table-cell>
          <table:table-cell table:style-name="ce72" table:formula="of:=IF([.$A40]*[.H122]=0;&quot;&quot;;[.$A40]*[.H122])">
            <text:p/>
          </table:table-cell>
          <table:table-cell table:style-name="ce72" table:formula="of:=IF([.$A40]*[.I122]=0;&quot;&quot;;[.$A40]*[.I122]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[.$B40]*[.E122]=0;&quot;&quot;;[.$B40]*[.E122])">
            <text:p/>
          </table:table-cell>
          <table:table-cell table:style-name="ce72" table:formula="of:=IF([.$B40]*[.F122]=0;&quot;&quot;;[.$B40]*[.F122])">
            <text:p/>
          </table:table-cell>
          <table:table-cell table:style-name="ce72" table:formula="of:=IF([.$B40]*[.G122]=0;&quot;&quot;;[.$B40]*[.G122])">
            <text:p/>
          </table:table-cell>
          <table:table-cell table:style-name="ce72" table:formula="of:=IF([.$B40]*[.H122]=0;&quot;&quot;;[.$B40]*[.H122])">
            <text:p/>
          </table:table-cell>
          <table:table-cell table:style-name="ce72" table:formula="of:=IF([.$B40]*[.I122]=0;&quot;&quot;;[.$B40]*[.I122])">
            <text:p/>
          </table:table-cell>
          <table:table-cell table:style-name="ce87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41]+[$9aCS_Lisboa.H41]+[$9aCS_Sesimbra.H41]+[$9aCS_Sines.H41]" office:value-type="float" office:value="0" calcext:value-type="float">
            <text:p>0</text:p>
          </table:table-cell>
          <table:table-cell table:style-name="ce71" table:formula="of:=[$9aCSEriceira.I41]+[$9aCS_Lisboa.I41]+[$9aCS_Sesimbra.I41]+[$9aCS_Sines.I41]" office:value-type="float" office:value="0" calcext:value-type="float">
            <text:p>0</text:p>
          </table:table-cell>
          <table:table-cell table:style-name="ce71" table:formula="of:=[$9aCSEriceira.I41]+[$9aCS_Lisboa.I41]+[$9aCS_Sesimbra.I41]+[$9aCS_Sines.I41]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[.$A41]*[.E123]=0;&quot;&quot;;[.$A41]*[.E123])">
            <text:p/>
          </table:table-cell>
          <table:table-cell table:style-name="ce72" table:formula="of:=IF([.$A41]*[.F123]=0;&quot;&quot;;[.$A41]*[.F123])">
            <text:p/>
          </table:table-cell>
          <table:table-cell table:style-name="ce72" table:formula="of:=IF([.$A41]*[.G123]=0;&quot;&quot;;[.$A41]*[.G123])">
            <text:p/>
          </table:table-cell>
          <table:table-cell table:style-name="ce72" table:formula="of:=IF([.$A41]*[.H123]=0;&quot;&quot;;[.$A41]*[.H123])">
            <text:p/>
          </table:table-cell>
          <table:table-cell table:style-name="ce72" table:formula="of:=IF([.$A41]*[.I123]=0;&quot;&quot;;[.$A41]*[.I123]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[.$B41]*[.E123]=0;&quot;&quot;;[.$B41]*[.E123])">
            <text:p/>
          </table:table-cell>
          <table:table-cell table:style-name="ce72" table:formula="of:=IF([.$B41]*[.F123]=0;&quot;&quot;;[.$B41]*[.F123])">
            <text:p/>
          </table:table-cell>
          <table:table-cell table:style-name="ce72" table:formula="of:=IF([.$B41]*[.G123]=0;&quot;&quot;;[.$B41]*[.G123])">
            <text:p/>
          </table:table-cell>
          <table:table-cell table:style-name="ce72" table:formula="of:=IF([.$B41]*[.H123]=0;&quot;&quot;;[.$B41]*[.H123])">
            <text:p/>
          </table:table-cell>
          <table:table-cell table:style-name="ce72" table:formula="of:=IF([.$B41]*[.I123]=0;&quot;&quot;;[.$B41]*[.I123])">
            <text:p/>
          </table:table-cell>
          <table:table-cell table:style-name="ce87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42]+[$9aCS_Lisboa.H42]+[$9aCS_Sesimbra.H42]+[$9aCS_Sines.H42]" office:value-type="float" office:value="0" calcext:value-type="float">
            <text:p>0</text:p>
          </table:table-cell>
          <table:table-cell table:style-name="ce71" table:formula="of:=[$9aCSEriceira.I42]+[$9aCS_Lisboa.I42]+[$9aCS_Sesimbra.I42]+[$9aCS_Sines.I42]" office:value-type="float" office:value="0" calcext:value-type="float">
            <text:p>0</text:p>
          </table:table-cell>
          <table:table-cell table:style-name="ce71" table:formula="of:=[$9aCSEriceira.I42]+[$9aCS_Lisboa.I42]+[$9aCS_Sesimbra.I42]+[$9aCS_Sines.I42]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[.$A42]*[.E124]=0;&quot;&quot;;[.$A42]*[.E124])">
            <text:p/>
          </table:table-cell>
          <table:table-cell table:style-name="ce72" table:formula="of:=IF([.$A42]*[.F124]=0;&quot;&quot;;[.$A42]*[.F124])">
            <text:p/>
          </table:table-cell>
          <table:table-cell table:style-name="ce72" table:formula="of:=IF([.$A42]*[.G124]=0;&quot;&quot;;[.$A42]*[.G124])">
            <text:p/>
          </table:table-cell>
          <table:table-cell table:style-name="ce72" table:formula="of:=IF([.$A42]*[.H124]=0;&quot;&quot;;[.$A42]*[.H124])">
            <text:p/>
          </table:table-cell>
          <table:table-cell table:style-name="ce72" table:formula="of:=IF([.$A42]*[.I124]=0;&quot;&quot;;[.$A42]*[.I124]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[.$B42]*[.E124]=0;&quot;&quot;;[.$B42]*[.E124])">
            <text:p/>
          </table:table-cell>
          <table:table-cell table:style-name="ce72" table:formula="of:=IF([.$B42]*[.F124]=0;&quot;&quot;;[.$B42]*[.F124])">
            <text:p/>
          </table:table-cell>
          <table:table-cell table:style-name="ce72" table:formula="of:=IF([.$B42]*[.G124]=0;&quot;&quot;;[.$B42]*[.G124])">
            <text:p/>
          </table:table-cell>
          <table:table-cell table:style-name="ce72" table:formula="of:=IF([.$B42]*[.H124]=0;&quot;&quot;;[.$B42]*[.H124])">
            <text:p/>
          </table:table-cell>
          <table:table-cell table:style-name="ce72" table:formula="of:=IF([.$B42]*[.I124]=0;&quot;&quot;;[.$B42]*[.I124])">
            <text:p/>
          </table:table-cell>
          <table:table-cell table:style-name="ce87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43]+[$9aCS_Lisboa.H43]+[$9aCS_Sesimbra.H43]+[$9aCS_Sines.H43]" office:value-type="float" office:value="0" calcext:value-type="float">
            <text:p>0</text:p>
          </table:table-cell>
          <table:table-cell table:style-name="ce71" table:formula="of:=[$9aCSEriceira.I43]+[$9aCS_Lisboa.I43]+[$9aCS_Sesimbra.I43]+[$9aCS_Sines.I43]" office:value-type="float" office:value="0" calcext:value-type="float">
            <text:p>0</text:p>
          </table:table-cell>
          <table:table-cell table:style-name="ce71" table:formula="of:=[$9aCSEriceira.I43]+[$9aCS_Lisboa.I43]+[$9aCS_Sesimbra.I43]+[$9aCS_Sines.I43]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[.$A43]*[.E125]=0;&quot;&quot;;[.$A43]*[.E125])">
            <text:p/>
          </table:table-cell>
          <table:table-cell table:style-name="ce72" table:formula="of:=IF([.$A43]*[.F125]=0;&quot;&quot;;[.$A43]*[.F125])">
            <text:p/>
          </table:table-cell>
          <table:table-cell table:style-name="ce72" table:formula="of:=IF([.$A43]*[.G125]=0;&quot;&quot;;[.$A43]*[.G125])">
            <text:p/>
          </table:table-cell>
          <table:table-cell table:style-name="ce72" table:formula="of:=IF([.$A43]*[.H125]=0;&quot;&quot;;[.$A43]*[.H125])">
            <text:p/>
          </table:table-cell>
          <table:table-cell table:style-name="ce72" table:formula="of:=IF([.$A43]*[.I125]=0;&quot;&quot;;[.$A43]*[.I125]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[.$B43]*[.E125]=0;&quot;&quot;;[.$B43]*[.E125])">
            <text:p/>
          </table:table-cell>
          <table:table-cell table:style-name="ce72" table:formula="of:=IF([.$B43]*[.F125]=0;&quot;&quot;;[.$B43]*[.F125])">
            <text:p/>
          </table:table-cell>
          <table:table-cell table:style-name="ce72" table:formula="of:=IF([.$B43]*[.G125]=0;&quot;&quot;;[.$B43]*[.G125])">
            <text:p/>
          </table:table-cell>
          <table:table-cell table:style-name="ce72" table:formula="of:=IF([.$B43]*[.H125]=0;&quot;&quot;;[.$B43]*[.H125])">
            <text:p/>
          </table:table-cell>
          <table:table-cell table:style-name="ce72" table:formula="of:=IF([.$B43]*[.I125]=0;&quot;&quot;;[.$B43]*[.I125])">
            <text:p/>
          </table:table-cell>
          <table:table-cell table:style-name="ce87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number-columns-repeated="35"/>
        </table:table-row>
        <table:table-row table:style-name="ro7">
          <table:table-cell table:style-name="ce71" table:formula="of:=[$9aCSEriceira.H44]+[$9aCS_Lisboa.H44]+[$9aCS_Sesimbra.H44]+[$9aCS_Sines.H44]" office:value-type="float" office:value="0" calcext:value-type="float">
            <text:p>0</text:p>
          </table:table-cell>
          <table:table-cell table:style-name="ce71" table:formula="of:=[$9aCSEriceira.I44]+[$9aCS_Lisboa.I44]+[$9aCS_Sesimbra.I44]+[$9aCS_Sines.I44]" office:value-type="float" office:value="0" calcext:value-type="float">
            <text:p>0</text:p>
          </table:table-cell>
          <table:table-cell table:style-name="ce71" table:formula="of:=[$9aCSEriceira.I44]+[$9aCS_Lisboa.I44]+[$9aCS_Sesimbra.I44]+[$9aCS_Sines.I44]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[.$A44]*[.E126]=0;&quot;&quot;;[.$A44]*[.E126])">
            <text:p/>
          </table:table-cell>
          <table:table-cell table:style-name="ce72" table:formula="of:=IF([.$A44]*[.F126]=0;&quot;&quot;;[.$A44]*[.F126])">
            <text:p/>
          </table:table-cell>
          <table:table-cell table:style-name="ce72" table:formula="of:=IF([.$A44]*[.G126]=0;&quot;&quot;;[.$A44]*[.G126])">
            <text:p/>
          </table:table-cell>
          <table:table-cell table:style-name="ce72" table:formula="of:=IF([.$A44]*[.H126]=0;&quot;&quot;;[.$A44]*[.H126])">
            <text:p/>
          </table:table-cell>
          <table:table-cell table:style-name="ce72" table:formula="of:=IF([.$A44]*[.I126]=0;&quot;&quot;;[.$A44]*[.I126]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[.$B44]*[.E126]=0;&quot;&quot;;[.$B44]*[.E126])">
            <text:p/>
          </table:table-cell>
          <table:table-cell table:style-name="ce72" table:formula="of:=IF([.$B44]*[.F126]=0;&quot;&quot;;[.$B44]*[.F126])">
            <text:p/>
          </table:table-cell>
          <table:table-cell table:style-name="ce72" table:formula="of:=IF([.$B44]*[.G126]=0;&quot;&quot;;[.$B44]*[.G126])">
            <text:p/>
          </table:table-cell>
          <table:table-cell table:style-name="ce72" table:formula="of:=IF([.$B44]*[.H126]=0;&quot;&quot;;[.$B44]*[.H126])">
            <text:p/>
          </table:table-cell>
          <table:table-cell table:style-name="ce72" table:formula="of:=IF([.$B44]*[.I126]=0;&quot;&quot;;[.$B44]*[.I126])">
            <text:p/>
          </table:table-cell>
          <table:table-cell table:style-name="ce87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number-columns-repeated="35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197969742.644484" calcext:value-type="float">
            <text:p>197969743</text:p>
          </table:table-cell>
          <table:table-cell table:style-name="ce72" table:formula="of:=SUM([.B10:.B45])" office:value-type="float" office:value="3390.81380822924" calcext:value-type="float">
            <text:p>3391</text:p>
          </table:table-cell>
          <table:table-cell table:style-name="ce72" table:formula="of:=SUM([.C10:.C45])" office:value-type="float" office:value="3390.81380822924" calcext:value-type="float">
            <text:p>3391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71665291.0705124" calcext:value-type="float">
            <text:p>71665291</text:p>
          </table:table-cell>
          <table:table-cell table:style-name="ce72" table:formula="of:=SUM([.G10:.G45])" office:value-type="float" office:value="123458454.134019" calcext:value-type="float">
            <text:p>123458454</text:p>
          </table:table-cell>
          <table:table-cell table:style-name="ce72" table:formula="of:=SUM([.H10:.H45])" office:value-type="float" office:value="2827939.87118159" calcext:value-type="float">
            <text:p>2827940</text:p>
          </table:table-cell>
          <table:table-cell table:style-name="ce72" table:formula="of:=SUM([.I10:.I45])" office:value-type="float" office:value="0" calcext:value-type="float">
            <text:p>0</text:p>
          </table:table-cell>
          <table:table-cell table:style-name="ce72" table:formula="of:=SUM([.J10:.J45])" office:value-type="float" office:value="197951685.075713" calcext:value-type="float">
            <text:p>197951685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1046.89794689589" calcext:value-type="float">
            <text:p>1047</text:p>
          </table:table-cell>
          <table:table-cell table:style-name="ce72" table:formula="of:=SUM([.O10:.O45])" office:value-type="float" office:value="2258.88293717853" calcext:value-type="float">
            <text:p>2259</text:p>
          </table:table-cell>
          <table:table-cell table:style-name="ce72" table:formula="of:=SUM([.P10:.P45])" office:value-type="float" office:value="84.2918209998909" calcext:value-type="float">
            <text:p>84</text:p>
          </table:table-cell>
          <table:table-cell table:style-name="ce72" table:formula="of:=SUM([.Q10:.Q45])" office:value-type="float" office:value="0" calcext:value-type="float">
            <text:p>0</text:p>
          </table:table-cell>
          <table:table-cell table:style-name="ce87" table:formula="of:=SUM([.R10:.R45])" office:value-type="float" office:value="3390.07270507431" calcext:value-type="float">
            <text:p>3390,07</text:p>
          </table:table-cell>
          <table:table-cell table:style-name="ce72" table:formula="of:=SUM([.S10:.S45])" office:value-type="float" office:value="197951685.075713" calcext:value-type="float">
            <text:p>197951685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36.2034256202981" calcext:value-type="float">
            <text:p>36,20 </text:p>
          </table:table-cell>
          <table:table-cell table:style-name="ce79" table:formula="of:=IF([.G46]=0;&quot;&quot;;100*([.G46]/[.$J$46]))" office:value-type="float" office:value="62.3679733197514" calcext:value-type="float">
            <text:p>62,37 </text:p>
          </table:table-cell>
          <table:table-cell table:style-name="ce79" table:formula="of:=IF([.H46]=0;&quot;&quot;;100*([.H46]/[.$J$46]))" office:value-type="float" office:value="1.42860105995054" calcext:value-type="float">
            <text:p>1,43 </text:p>
          </table:table-cell>
          <table:table-cell table:style-name="ce79" table:formula="of:=IF([.I46]=0;&quot;&quot;;100*([.I46]/[.$J$46]))">
            <text:p/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30.8812830276142" calcext:value-type="float">
            <text:p>30,88 </text:p>
          </table:table-cell>
          <table:table-cell table:style-name="ce79" table:formula="of:=IF([.O46]=0;&quot;&quot;;100*([.O46]/[.$R$46]))" office:value-type="float" office:value="66.6322859034084" calcext:value-type="float">
            <text:p>66,63 </text:p>
          </table:table-cell>
          <table:table-cell table:style-name="ce79" table:formula="of:=IF([.P46]=0;&quot;&quot;;100*([.P46]/[.$R$46]))" office:value-type="float" office:value="2.48643106897742" calcext:value-type="float">
            <text:p>2,49 </text:p>
          </table:table-cell>
          <table:table-cell table:style-name="ce79" table:formula="of:=IF([.Q46]=0;&quot;&quot;;100*([.Q46]/[.$R$46]))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3.299203888337" calcext:value-type="float">
            <text:p>13,30 </text:p>
          </table:table-cell>
          <table:table-cell table:style-name="ce79" table:formula="of:=IF([.G46]=0;&quot;&quot;;SUMPRODUCT([.$D10:.$D44];[.G10:.G44])/[.G46])" office:value-type="float" office:value="14.3170749555074" calcext:value-type="float">
            <text:p>14,32 </text:p>
          </table:table-cell>
          <table:table-cell table:style-name="ce79" table:formula="of:=IF([.H46]=0;&quot;&quot;;SUMPRODUCT([.$D10:.$D44];[.H10:.H44])/[.H46])" office:value-type="float" office:value="16.874661332778" calcext:value-type="float">
            <text:p>16,87 </text:p>
          </table:table-cell>
          <table:table-cell table:style-name="ce79" table:formula="of:=IF([.I46]=0;&quot;&quot;;SUMPRODUCT([.$D10:.$D44];[.I10:.I44])/[.I46])">
            <text:p/>
          </table:table-cell>
          <table:table-cell table:style-name="ce79" table:formula="of:=IF([.J46]=0;&quot;&quot;;SUMPRODUCT([.$D10:.$D44];[.J10:.J44])/[.J46])" office:value-type="float" office:value="13.9851084668887" calcext:value-type="float">
            <text:p>13,99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float" office:value="13.5725310402321" calcext:value-type="float">
            <text:p>13,57 </text:p>
          </table:table-cell>
          <table:table-cell table:style-name="ce79" table:formula="of:=IF([.O46]=0;&quot;&quot;;[.$E$1]*[.G49]^[.$E$2])" office:value-type="float" office:value="17.4370531690911" calcext:value-type="float">
            <text:p>17,44 </text:p>
          </table:table-cell>
          <table:table-cell table:style-name="ce79" table:formula="of:=IF([.P46]=0;&quot;&quot;;[.$E$1]*[.H49]^[.$E$2])" office:value-type="float" office:value="30.4773967723978" calcext:value-type="float">
            <text:p>30,48 </text:p>
          </table:table-cell>
          <table:table-cell table:style-name="ce79" table:formula="of:=IF([.Q46]=0;&quot;&quot;;[.$E$1]*[.I49]^[.$E$2])">
            <text:p/>
          </table:table-cell>
          <table:table-cell table:style-name="ce87" table:formula="of:=([.N51]*[.N49]+[.O49]*[.O51]+[.P51]*[.P49]+[.Q49]*[.Q51]+#REF!*#REF!)/[.R51]" office:value-type="string" office:string-value="" calcext:value-type="error">
            <text:p>#VALUE!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0.953073164175016" calcext:value-type="float">
            <text:p>0,95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1.02180755579714" calcext:value-type="float">
            <text:p>1,02 </text:p>
          </table:table-cell>
          <table:table-cell table:style-name="ce79" table:formula="of:=IF(COUNT([.H10:.H44])&lt;2;&quot;&quot;;SQRT((SUMPRODUCT([.$D10:.$D44];[.$D10:.$D44];[.H10:.H44])-([.H49]*[.H49]*[.H46]))/([.H46]-1)))" office:value-type="float" office:value="0.434848869115626" calcext:value-type="float">
            <text:p>0,43 </text:p>
          </table:table-cell>
          <table:table-cell table:style-name="ce79" table:formula="of:=IF(COUNT([.I10:.I44])&lt;2;&quot;&quot;;SQRT((SUMPRODUCT([.$D10:.$D44];[.$D10:.$D44];[.I10:.I44])-([.I49]*[.I49]*[.I46]))/([.I46]-1)))">
            <text:p/>
          </table:table-cell>
          <table:table-cell table:style-name="ce79" table:formula="of:=IF(COUNT([.J10:.J44])&lt;2;&quot;&quot;;SQRT((SUMPRODUCT([.$D10:.$D44];[.$D10:.$D44];[.J10:.J44])-([.J49]*[.J49]*[.J46]))/([.J46]-1)))" office:value-type="float" office:value="1.15804541842658" calcext:value-type="float">
            <text:p>1,16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71665.2910705124" calcext:value-type="float">
            <text:p>71665</text:p>
          </table:table-cell>
          <table:table-cell table:style-name="ce99" table:formula="of:=[.G46]/1000" office:value-type="float" office:value="123458.454134019" calcext:value-type="float">
            <text:p>123458</text:p>
          </table:table-cell>
          <table:table-cell table:style-name="ce99" table:formula="of:=[.H46]/1000" office:value-type="float" office:value="2827.93987118159" calcext:value-type="float">
            <text:p>2828</text:p>
          </table:table-cell>
          <table:table-cell table:style-name="ce99" table:formula="of:=[.I46]/1000" office:value-type="float" office:value="0" calcext:value-type="float">
            <text:p>0</text:p>
          </table:table-cell>
          <table:table-cell table:style-name="ce99" table:formula="of:=[.J46]/1000" office:value-type="float" office:value="197951.685075713" calcext:value-type="float">
            <text:p>197952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36.2034256202981" calcext:value-type="float">
            <text:p>36,20 </text:p>
          </table:table-cell>
          <table:table-cell table:style-name="ce79" table:formula="of:=[.G48]" office:value-type="float" office:value="62.3679733197514" calcext:value-type="float">
            <text:p>62,37 </text:p>
          </table:table-cell>
          <table:table-cell table:style-name="ce79" table:formula="of:=[.H48]" office:value-type="float" office:value="1.42860105995054" calcext:value-type="float">
            <text:p>1,43 </text:p>
          </table:table-cell>
          <table:table-cell table:style-name="ce79" table:formula="of:=[.I48]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style-name="Default" table:number-columns-repeated="3"/>
          <table:table-cell table:number-columns-repeated="8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3.299203888337" calcext:value-type="float">
            <text:p>13,30 </text:p>
          </table:table-cell>
          <table:table-cell table:style-name="ce79" table:formula="of:=[.G49]" office:value-type="float" office:value="14.3170749555074" calcext:value-type="float">
            <text:p>14,32 </text:p>
          </table:table-cell>
          <table:table-cell table:style-name="ce79" table:formula="of:=[.H49]" office:value-type="float" office:value="16.874661332778" calcext:value-type="float">
            <text:p>16,87 </text:p>
          </table:table-cell>
          <table:table-cell table:style-name="ce79" table:formula="of:=[.I49]">
            <text:p/>
          </table:table-cell>
          <table:table-cell table:style-name="ce79" table:formula="of:=[.J49]" office:value-type="float" office:value="13.9851084668887" calcext:value-type="float">
            <text:p>13,99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0]" office:value-type="float" office:value="5.25" calcext:value-type="float">
            <text:p>5,25</text:p>
          </table:table-cell>
          <table:table-cell table:style-name="ce80"/>
          <table:table-cell table:style-name="ce72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0.953073164175016" calcext:value-type="float">
            <text:p>0,95 </text:p>
          </table:table-cell>
          <table:table-cell table:style-name="ce79" table:formula="of:=[.G50]" office:value-type="float" office:value="1.02180755579714" calcext:value-type="float">
            <text:p>1,02 </text:p>
          </table:table-cell>
          <table:table-cell table:style-name="ce79" table:formula="of:=[.H50]" office:value-type="float" office:value="0.434848869115626" calcext:value-type="float">
            <text:p>0,43 </text:p>
          </table:table-cell>
          <table:table-cell table:style-name="ce79" table:formula="of:=[.I50]">
            <text:p/>
          </table:table-cell>
          <table:table-cell table:style-name="ce79" table:formula="of:=[.J50]" office:value-type="float" office:value="1.15804541842658" calcext:value-type="float">
            <text:p>1,16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1]" office:value-type="float" office:value="5.75" calcext:value-type="float">
            <text:p>5,75</text:p>
          </table:table-cell>
          <table:table-cell table:style-name="ce81"/>
          <table:table-cell table:style-name="ce88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2]" office:value-type="float" office:value="6.25" calcext:value-type="float">
            <text:p>6,25</text:p>
          </table:table-cell>
          <table:table-cell table:style-name="ce82"/>
          <table:table-cell table:style-name="ce89" table:number-columns-repeated="4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>
          <table:table-cell table:style-name="Default" table:number-columns-repeated="3"/>
          <table:table-cell table:formula="of:=[.D13]" office:value-type="float" office:value="6.75" calcext:value-type="float">
            <text:p>6,75</text:p>
          </table:table-cell>
          <table:table-cell table:style-name="ce82"/>
          <table:table-cell table:style-name="ce89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4]" office:value-type="float" office:value="7.25" calcext:value-type="float">
            <text:p>7,25</text:p>
          </table:table-cell>
          <table:table-cell table:style-name="ce83"/>
          <table:table-cell table:style-name="ce90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5]" office:value-type="float" office:value="7.75" calcext:value-type="float">
            <text:p>7,75</text:p>
          </table:table-cell>
          <table:table-cell table:style-name="ce84"/>
          <table:table-cell table:style-name="ce85" table:number-columns-repeated="4"/>
          <table:table-cell table:number-columns-repeated="3"/>
          <table:table-cell table:style-name="ce100" table:formula="of:=1000*[.M46]/[.M51]" office:value-type="string" office:string-value="" calcext:value-type="error">
            <text:p>#DIV/0!</text:p>
          </table:table-cell>
          <table:table-cell table:style-name="ce100" table:formula="of:=1000*[.N46]/[.N51]" office:value-type="float" office:value="14.6081587231096" calcext:value-type="float">
            <text:p>14,61</text:p>
          </table:table-cell>
          <table:table-cell table:style-name="ce100" table:formula="of:=1000*[.O46]/[.O51]" office:value-type="float" office:value="18.2967051792697" calcext:value-type="float">
            <text:p>18,30</text:p>
          </table:table-cell>
          <table:table-cell table:style-name="ce100" table:formula="of:=1000*[.P46]/[.P51]" office:value-type="float" office:value="29.8067939346502" calcext:value-type="float">
            <text:p>29,81</text:p>
          </table:table-cell>
          <table:table-cell table:style-name="ce100" table:formula="of:=1000*[.Q46]/[.Q51]" office:value-type="string" office:string-value="" calcext:value-type="error">
            <text:p>#DIV/0!</text:p>
          </table:table-cell>
          <table:table-cell table:style-name="ce100" table:formula="of:=1000*[.R46]/[.R51]" office:value-type="float" office:value="17.1257582565042" calcext:value-type="float">
            <text:p>17,13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6]" office:value-type="float" office:value="8.25" calcext:value-type="float">
            <text:p>8,25</text:p>
          </table:table-cell>
          <table:table-cell table:style-name="ce84"/>
          <table:table-cell table:style-name="ce85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7]" office:value-type="float" office:value="8.75" calcext:value-type="float">
            <text:p>8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(1-[.M49]/[.M59])*100" office:value-type="string" office:string-value="" calcext:value-type="error">
            <text:p>#VALUE!</text:p>
          </table:table-cell>
          <table:table-cell table:formula="of:=(1-[.N49]/[.N59])*100" office:value-type="float" office:value="7.08937863085492" calcext:value-type="float">
            <text:p>7,0893786309</text:p>
          </table:table-cell>
          <table:table-cell table:formula="of:=(1-[.O49]/[.O59])*100" office:value-type="float" office:value="4.69839789052617" calcext:value-type="float">
            <text:p>4,6983978905</text:p>
          </table:table-cell>
          <table:table-cell table:formula="of:=(1-[.P49]/[.P59])*100" office:value-type="float" office:value="-2.24983216651162" calcext:value-type="float">
            <text:p>-2,2498321665</text:p>
          </table:table-cell>
          <table:table-cell table:formula="of:=(1-[.Q49]/[.Q59])*100" office:value-type="string" office:string-value="" calcext:value-type="error">
            <text:p>#VALUE!</text:p>
          </table:table-cell>
          <table:table-cell table:formula="of:=(1-[.R49]/[.R59])*100" office:value-type="string" office:string-value="" calcext:value-type="error">
            <text:p>#VALUE!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8]" office:value-type="float" office:value="9.25" calcext:value-type="float">
            <text:p>9,2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9]" office:value-type="float" office:value="9.75" calcext:value-type="float">
            <text:p>9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0]" office:value-type="float" office:value="10.25" calcext:value-type="float">
            <text:p>10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1]" office:value-type="float" office:value="10.75" calcext:value-type="float">
            <text:p>10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2]" office:value-type="float" office:value="11.25" calcext:value-type="float">
            <text:p>11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3]" office:value-type="float" office:value="11.75" calcext:value-type="float">
            <text:p>11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4]" office:value-type="float" office:value="12.25" calcext:value-type="float">
            <text:p>12,25</text:p>
          </table:table-cell>
          <table:table-cell table:style-name="ce84"/>
          <table:table-cell table:style-name="ce84" office:value-type="float" office:value="4" calcext:value-type="float">
            <text:p>4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5]" office:value-type="float" office:value="12.75" calcext:value-type="float">
            <text:p>12,75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6]" office:value-type="float" office:value="13.25" calcext:value-type="float">
            <text:p>13,25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7]" office:value-type="float" office:value="13.75" calcext:value-type="float">
            <text:p>13,75</text:p>
          </table:table-cell>
          <table:table-cell table:style-name="ce84"/>
          <table:table-cell table:style-name="ce84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8]" office:value-type="float" office:value="14.25" calcext:value-type="float">
            <text:p>14,25</text:p>
          </table:table-cell>
          <table:table-cell table:style-name="ce85"/>
          <table:table-cell table:style-name="ce84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0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29]" office:value-type="float" office:value="14.75" calcext:value-type="float">
            <text:p>14,75</text:p>
          </table:table-cell>
          <table:table-cell table:style-name="ce85"/>
          <table:table-cell table:style-name="ce84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0]" office:value-type="float" office:value="15.25" calcext:value-type="float">
            <text:p>15,25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1]" office:value-type="float" office:value="15.75" calcext:value-type="float">
            <text:p>15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2]" office:value-type="float" office:value="16.25" calcext:value-type="float">
            <text:p>16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3]" office:value-type="float" office:value="16.75" calcext:value-type="float">
            <text:p>16,75</text:p>
          </table:table-cell>
          <table:table-cell table:style-name="ce85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4]" office:value-type="float" office:value="17.25" calcext:value-type="float">
            <text:p>17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5]" office:value-type="float" office:value="17.75" calcext:value-type="float">
            <text:p>17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6]" office:value-type="float" office:value="18.25" calcext:value-type="float">
            <text:p>18,25</text:p>
          </table:table-cell>
          <table:table-cell table:style-name="ce85"/>
          <table:table-cell table:number-columns-repeated="4"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7]" office:value-type="float" office:value="18.75" calcext:value-type="float">
            <text:p>18,75</text:p>
          </table:table-cell>
          <table:table-cell table:style-name="ce85"/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8]" office:value-type="float" office:value="19.25" calcext:value-type="float">
            <text:p>19,25</text:p>
          </table:table-cell>
          <table:table-cell table:style-name="ce85"/>
          <table:table-cell table:style-name="ce84" table:number-columns-repeated="4"/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39]" office:value-type="float" office:value="19.75" calcext:value-type="float">
            <text:p>19,75</text:p>
          </table:table-cell>
          <table:table-cell table:style-name="ce85" table:number-columns-repeated="4"/>
          <table:table-cell table:style-name="ce84"/>
          <table:table-cell table:style-name="ce85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40]" office:value-type="float" office:value="20.25" calcext:value-type="float">
            <text:p>20,25</text:p>
          </table:table-cell>
          <table:table-cell table:style-name="ce85"/>
          <table:table-cell table:style-name="ce84"/>
          <table:table-cell table:style-name="ce85" table:number-columns-repeated="2"/>
          <table:table-cell table:style-name="ce84"/>
          <table:table-cell table:style-name="ce86"/>
          <table:table-cell table:number-columns-repeated="44"/>
        </table:table-row>
        <table:table-row table:style-name="ro7">
          <table:table-cell table:style-name="Default" table:number-columns-repeated="3"/>
          <table:table-cell table:formula="of:=[.D41]" office:value-type="float" office:value="20.75" calcext:value-type="float">
            <text:p>20,75</text:p>
          </table:table-cell>
          <table:table-cell table:style-name="ce85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2]" office:value-type="float" office:value="21.25" calcext:value-type="float">
            <text:p>21,25</text:p>
          </table:table-cell>
          <table:table-cell table:style-name="ce86" table:number-columns-repeated="4"/>
          <table:table-cell table:style-name="ce10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3]" office:value-type="float" office:value="21.75" calcext:value-type="float">
            <text:p>21,7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4]" office:value-type="float" office:value="22.25" calcext:value-type="float">
            <text:p>22,2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office:value-type="float" office:value="8.25" calcext:value-type="float">
            <text:p>8,25</text:p>
          </table:table-cell>
          <table:table-cell table:style-name="ce87" table:formula="of:=IF(SUM([.$E54:.$I54])=0;0;[.E54]/SUM([.$E54:.$I54]))" office:value-type="float" office:value="0" calcext:value-type="float">
            <text:p>0,00</text:p>
          </table:table-cell>
          <table:table-cell table:style-name="ce87" table:formula="of:=IF(SUM([.$E54:.$I54])=0;0;[.F54]/SUM([.$E54:.$I54]))" office:value-type="float" office:value="0" calcext:value-type="float">
            <text:p>0,00</text:p>
          </table:table-cell>
          <table:table-cell table:style-name="ce87" table:formula="of:=IF(SUM([.$E54:.$I54])=0;0;[.G54]/SUM([.$E54:.$I54]))" office:value-type="float" office:value="0" calcext:value-type="float">
            <text:p>0,00</text:p>
          </table:table-cell>
          <table:table-cell table:style-name="ce87" table:formula="of:=IF(SUM([.$E54:.$I54])=0;0;[.H54]/SUM([.$E54:.$I54]))" office:value-type="float" office:value="0" calcext:value-type="float">
            <text:p>0,00</text:p>
          </table:table-cell>
          <table:table-cell table:style-name="ce87" table:formula="of:=IF(SUM([.$E54:.$I54])=0;0;[.I54]/SUM([.$E54:.$I5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8.75" calcext:value-type="float">
            <text:p>8,75</text:p>
          </table:table-cell>
          <table:table-cell table:style-name="ce87" table:formula="of:=IF(SUM([.$E55:.$I55])=0;0;[.E55]/SUM([.$E55:.$I55]))" office:value-type="float" office:value="0" calcext:value-type="float">
            <text:p>0,00</text:p>
          </table:table-cell>
          <table:table-cell table:style-name="ce87" table:formula="of:=IF(SUM([.$E55:.$I55])=0;0;[.F55]/SUM([.$E55:.$I55]))" office:value-type="float" office:value="0" calcext:value-type="float">
            <text:p>0,00</text:p>
          </table:table-cell>
          <table:table-cell table:style-name="ce87" table:formula="of:=IF(SUM([.$E55:.$I55])=0;0;[.G55]/SUM([.$E55:.$I55]))" office:value-type="float" office:value="0" calcext:value-type="float">
            <text:p>0,00</text:p>
          </table:table-cell>
          <table:table-cell table:style-name="ce87" table:formula="of:=IF(SUM([.$E55:.$I55])=0;0;[.H55]/SUM([.$E55:.$I55]))" office:value-type="float" office:value="0" calcext:value-type="float">
            <text:p>0,00</text:p>
          </table:table-cell>
          <table:table-cell table:style-name="ce87" table:formula="of:=IF(SUM([.$E55:.$I55])=0;0;[.I55]/SUM([.$E55:.$I5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25" calcext:value-type="float">
            <text:p>9,25</text:p>
          </table:table-cell>
          <table:table-cell table:style-name="ce87" table:formula="of:=IF(SUM([.$E56:.$I56])=0;0;[.E56]/SUM([.$E56:.$I56]))" office:value-type="float" office:value="0" calcext:value-type="float">
            <text:p>0,00</text:p>
          </table:table-cell>
          <table:table-cell table:style-name="ce87" table:formula="of:=IF(SUM([.$E56:.$I56])=0;0;[.F56]/SUM([.$E56:.$I56]))" office:value-type="float" office:value="0" calcext:value-type="float">
            <text:p>0,00</text:p>
          </table:table-cell>
          <table:table-cell table:style-name="ce87" table:formula="of:=IF(SUM([.$E56:.$I56])=0;0;[.G56]/SUM([.$E56:.$I56]))" office:value-type="float" office:value="0" calcext:value-type="float">
            <text:p>0,00</text:p>
          </table:table-cell>
          <table:table-cell table:style-name="ce87" table:formula="of:=IF(SUM([.$E56:.$I56])=0;0;[.H56]/SUM([.$E56:.$I56]))" office:value-type="float" office:value="0" calcext:value-type="float">
            <text:p>0,00</text:p>
          </table:table-cell>
          <table:table-cell table:style-name="ce87" table:formula="of:=IF(SUM([.$E56:.$I56])=0;0;[.I56]/SUM([.$E56:.$I5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75" calcext:value-type="float">
            <text:p>9,75</text:p>
          </table:table-cell>
          <table:table-cell table:style-name="ce87" table:formula="of:=IF(SUM([.$E57:.$I57])=0;0;[.E57]/SUM([.$E57:.$I57]))" office:value-type="float" office:value="0" calcext:value-type="float">
            <text:p>0,00</text:p>
          </table:table-cell>
          <table:table-cell table:style-name="ce87" table:formula="of:=IF(SUM([.$E57:.$I57])=0;0;[.F57]/SUM([.$E57:.$I57]))" office:value-type="float" office:value="0" calcext:value-type="float">
            <text:p>0,00</text:p>
          </table:table-cell>
          <table:table-cell table:style-name="ce87" table:formula="of:=IF(SUM([.$E57:.$I57])=0;0;[.G57]/SUM([.$E57:.$I57]))" office:value-type="float" office:value="0" calcext:value-type="float">
            <text:p>0,00</text:p>
          </table:table-cell>
          <table:table-cell table:style-name="ce87" table:formula="of:=IF(SUM([.$E57:.$I57])=0;0;[.H57]/SUM([.$E57:.$I57]))" office:value-type="float" office:value="0" calcext:value-type="float">
            <text:p>0,00</text:p>
          </table:table-cell>
          <table:table-cell table:style-name="ce87" table:formula="of:=IF(SUM([.$E57:.$I57])=0;0;[.I57]/SUM([.$E57:.$I5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25" calcext:value-type="float">
            <text:p>10,25</text:p>
          </table:table-cell>
          <table:table-cell table:style-name="ce87" table:formula="of:=IF(SUM([.$E58:.$I58])=0;0;[.E58]/SUM([.$E58:.$I58]))" office:value-type="float" office:value="0" calcext:value-type="float">
            <text:p>0,00</text:p>
          </table:table-cell>
          <table:table-cell table:style-name="ce87" table:formula="of:=IF(SUM([.$E58:.$I58])=0;0;[.F58]/SUM([.$E58:.$I58]))" office:value-type="float" office:value="0" calcext:value-type="float">
            <text:p>0,00</text:p>
          </table:table-cell>
          <table:table-cell table:style-name="ce87" table:formula="of:=IF(SUM([.$E58:.$I58])=0;0;[.G58]/SUM([.$E58:.$I58]))" office:value-type="float" office:value="0" calcext:value-type="float">
            <text:p>0,00</text:p>
          </table:table-cell>
          <table:table-cell table:style-name="ce87" table:formula="of:=IF(SUM([.$E58:.$I58])=0;0;[.H58]/SUM([.$E58:.$I58]))" office:value-type="float" office:value="0" calcext:value-type="float">
            <text:p>0,00</text:p>
          </table:table-cell>
          <table:table-cell table:style-name="ce87" table:formula="of:=IF(SUM([.$E58:.$I58])=0;0;[.I58]/SUM([.$E58:.$I5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75" calcext:value-type="float">
            <text:p>10,75</text:p>
          </table:table-cell>
          <table:table-cell table:style-name="ce87" table:formula="of:=IF(SUM([.$E59:.$I59])=0;0;[.E59]/SUM([.$E59:.$I59]))" office:value-type="float" office:value="0" calcext:value-type="float">
            <text:p>0,00</text:p>
          </table:table-cell>
          <table:table-cell table:style-name="ce87" table:formula="of:=IF(SUM([.$E59:.$I59])=0;0;[.F59]/SUM([.$E59:.$I59]))" office:value-type="float" office:value="0" calcext:value-type="float">
            <text:p>0,00</text:p>
          </table:table-cell>
          <table:table-cell table:style-name="ce87" table:formula="of:=IF(SUM([.$E59:.$I59])=0;0;[.G59]/SUM([.$E59:.$I59]))" office:value-type="float" office:value="0" calcext:value-type="float">
            <text:p>0,00</text:p>
          </table:table-cell>
          <table:table-cell table:style-name="ce87" table:formula="of:=IF(SUM([.$E59:.$I59])=0;0;[.H59]/SUM([.$E59:.$I59]))" office:value-type="float" office:value="0" calcext:value-type="float">
            <text:p>0,00</text:p>
          </table:table-cell>
          <table:table-cell table:style-name="ce87" table:formula="of:=IF(SUM([.$E59:.$I59])=0;0;[.I59]/SUM([.$E59:.$I5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25" calcext:value-type="float">
            <text:p>11,25</text:p>
          </table:table-cell>
          <table:table-cell table:style-name="ce87" table:formula="of:=IF(SUM([.$E60:.$I60])=0;0;[.E60]/SUM([.$E60:.$I60]))" office:value-type="float" office:value="0" calcext:value-type="float">
            <text:p>0,00</text:p>
          </table:table-cell>
          <table:table-cell table:style-name="ce87" table:formula="of:=IF(SUM([.$E60:.$I60])=0;0;[.F60]/SUM([.$E60:.$I60]))" office:value-type="float" office:value="0" calcext:value-type="float">
            <text:p>0,00</text:p>
          </table:table-cell>
          <table:table-cell table:style-name="ce87" table:formula="of:=IF(SUM([.$E60:.$I60])=0;0;[.G60]/SUM([.$E60:.$I60]))" office:value-type="float" office:value="0" calcext:value-type="float">
            <text:p>0,00</text:p>
          </table:table-cell>
          <table:table-cell table:style-name="ce87" table:formula="of:=IF(SUM([.$E60:.$I60])=0;0;[.H60]/SUM([.$E60:.$I60]))" office:value-type="float" office:value="0" calcext:value-type="float">
            <text:p>0,00</text:p>
          </table:table-cell>
          <table:table-cell table:style-name="ce87" table:formula="of:=IF(SUM([.$E60:.$I60])=0;0;[.I60]/SUM([.$E60:.$I6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75" calcext:value-type="float">
            <text:p>11,75</text:p>
          </table:table-cell>
          <table:table-cell table:style-name="ce87" table:formula="of:=IF(SUM([.$E61:.$I61])=0;0;[.E61]/SUM([.$E61:.$I61]))" office:value-type="float" office:value="0" calcext:value-type="float">
            <text:p>0,00</text:p>
          </table:table-cell>
          <table:table-cell table:style-name="ce87" table:formula="of:=IF(SUM([.$E61:.$I61])=0;0;[.F61]/SUM([.$E61:.$I61]))" office:value-type="float" office:value="1" calcext:value-type="float">
            <text:p>1,00</text:p>
          </table:table-cell>
          <table:table-cell table:style-name="ce87" table:formula="of:=IF(SUM([.$E61:.$I61])=0;0;[.G61]/SUM([.$E61:.$I61]))" office:value-type="float" office:value="0" calcext:value-type="float">
            <text:p>0,00</text:p>
          </table:table-cell>
          <table:table-cell table:style-name="ce87" table:formula="of:=IF(SUM([.$E61:.$I61])=0;0;[.H61]/SUM([.$E61:.$I61]))" office:value-type="float" office:value="0" calcext:value-type="float">
            <text:p>0,00</text:p>
          </table:table-cell>
          <table:table-cell table:style-name="ce87" table:formula="of:=IF(SUM([.$E61:.$I61])=0;0;[.I61]/SUM([.$E61:.$I6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25" calcext:value-type="float">
            <text:p>12,25</text:p>
          </table:table-cell>
          <table:table-cell table:style-name="ce87" table:formula="of:=IF(SUM([.$E62:.$I62])=0;0;[.E62]/SUM([.$E62:.$I62]))" office:value-type="float" office:value="0" calcext:value-type="float">
            <text:p>0,00</text:p>
          </table:table-cell>
          <table:table-cell table:style-name="ce87" table:formula="of:=IF(SUM([.$E62:.$I62])=0;0;[.F62]/SUM([.$E62:.$I62]))" office:value-type="float" office:value="1" calcext:value-type="float">
            <text:p>1,00</text:p>
          </table:table-cell>
          <table:table-cell table:style-name="ce87" table:formula="of:=IF(SUM([.$E62:.$I62])=0;0;[.G62]/SUM([.$E62:.$I62]))" office:value-type="float" office:value="0" calcext:value-type="float">
            <text:p>0,00</text:p>
          </table:table-cell>
          <table:table-cell table:style-name="ce87" table:formula="of:=IF(SUM([.$E62:.$I62])=0;0;[.H62]/SUM([.$E62:.$I62]))" office:value-type="float" office:value="0" calcext:value-type="float">
            <text:p>0,00</text:p>
          </table:table-cell>
          <table:table-cell table:style-name="ce87" table:formula="of:=IF(SUM([.$E62:.$I62])=0;0;[.I62]/SUM([.$E62:.$I6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75" calcext:value-type="float">
            <text:p>12,75</text:p>
          </table:table-cell>
          <table:table-cell table:style-name="ce87" table:formula="of:=IF(SUM([.$E63:.$I63])=0;0;[.E63]/SUM([.$E63:.$I63]))" office:value-type="float" office:value="0" calcext:value-type="float">
            <text:p>0,00</text:p>
          </table:table-cell>
          <table:table-cell table:style-name="ce87" table:formula="of:=IF(SUM([.$E63:.$I63])=0;0;[.F63]/SUM([.$E63:.$I63]))" office:value-type="float" office:value="1" calcext:value-type="float">
            <text:p>1,00</text:p>
          </table:table-cell>
          <table:table-cell table:style-name="ce87" table:formula="of:=IF(SUM([.$E63:.$I63])=0;0;[.G63]/SUM([.$E63:.$I63]))" office:value-type="float" office:value="0" calcext:value-type="float">
            <text:p>0,00</text:p>
          </table:table-cell>
          <table:table-cell table:style-name="ce87" table:formula="of:=IF(SUM([.$E63:.$I63])=0;0;[.H63]/SUM([.$E63:.$I63]))" office:value-type="float" office:value="0" calcext:value-type="float">
            <text:p>0,00</text:p>
          </table:table-cell>
          <table:table-cell table:style-name="ce87" table:formula="of:=IF(SUM([.$E63:.$I63])=0;0;[.I63]/SUM([.$E63:.$I6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25" calcext:value-type="float">
            <text:p>13,25</text:p>
          </table:table-cell>
          <table:table-cell table:style-name="ce87" table:formula="of:=IF(SUM([.$E64:.$I64])=0;0;[.E64]/SUM([.$E64:.$I64]))" office:value-type="float" office:value="0" calcext:value-type="float">
            <text:p>0,00</text:p>
          </table:table-cell>
          <table:table-cell table:style-name="ce87" table:formula="of:=IF(SUM([.$E64:.$I64])=0;0;[.F64]/SUM([.$E64:.$I64]))" office:value-type="float" office:value="1" calcext:value-type="float">
            <text:p>1,00</text:p>
          </table:table-cell>
          <table:table-cell table:style-name="ce87" table:formula="of:=IF(SUM([.$E64:.$I64])=0;0;[.G64]/SUM([.$E64:.$I64]))" office:value-type="float" office:value="0" calcext:value-type="float">
            <text:p>0,00</text:p>
          </table:table-cell>
          <table:table-cell table:style-name="ce87" table:formula="of:=IF(SUM([.$E64:.$I64])=0;0;[.H64]/SUM([.$E64:.$I64]))" office:value-type="float" office:value="0" calcext:value-type="float">
            <text:p>0,00</text:p>
          </table:table-cell>
          <table:table-cell table:style-name="ce87" table:formula="of:=IF(SUM([.$E64:.$I64])=0;0;[.I64]/SUM([.$E64:.$I6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75" calcext:value-type="float">
            <text:p>13,75</text:p>
          </table:table-cell>
          <table:table-cell table:style-name="ce87" table:formula="of:=IF(SUM([.$E65:.$I65])=0;0;[.E65]/SUM([.$E65:.$I65]))" office:value-type="float" office:value="0" calcext:value-type="float">
            <text:p>0,00</text:p>
          </table:table-cell>
          <table:table-cell table:style-name="ce87" table:formula="of:=IF(SUM([.$E65:.$I65])=0;0;[.F65]/SUM([.$E65:.$I65]))" office:value-type="float" office:value="1" calcext:value-type="float">
            <text:p>1,00</text:p>
          </table:table-cell>
          <table:table-cell table:style-name="ce87" table:formula="of:=IF(SUM([.$E65:.$I65])=0;0;[.G65]/SUM([.$E65:.$I65]))" office:value-type="float" office:value="0" calcext:value-type="float">
            <text:p>0,00</text:p>
          </table:table-cell>
          <table:table-cell table:style-name="ce87" table:formula="of:=IF(SUM([.$E65:.$I65])=0;0;[.H65]/SUM([.$E65:.$I65]))" office:value-type="float" office:value="0" calcext:value-type="float">
            <text:p>0,00</text:p>
          </table:table-cell>
          <table:table-cell table:style-name="ce87" table:formula="of:=IF(SUM([.$E65:.$I65])=0;0;[.I65]/SUM([.$E65:.$I6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25" calcext:value-type="float">
            <text:p>14,25</text:p>
          </table:table-cell>
          <table:table-cell table:style-name="ce87" table:formula="of:=IF(SUM([.$E66:.$I66])=0;0;[.E66]/SUM([.$E66:.$I66]))" office:value-type="float" office:value="0" calcext:value-type="float">
            <text:p>0,00</text:p>
          </table:table-cell>
          <table:table-cell table:style-name="ce87" table:formula="of:=IF(SUM([.$E66:.$I66])=0;0;[.F66]/SUM([.$E66:.$I66]))" office:value-type="float" office:value="1" calcext:value-type="float">
            <text:p>1,00</text:p>
          </table:table-cell>
          <table:table-cell table:style-name="ce87" table:formula="of:=IF(SUM([.$E66:.$I66])=0;0;[.G66]/SUM([.$E66:.$I66]))" office:value-type="float" office:value="0" calcext:value-type="float">
            <text:p>0,00</text:p>
          </table:table-cell>
          <table:table-cell table:style-name="ce87" table:formula="of:=IF(SUM([.$E66:.$I66])=0;0;[.H66]/SUM([.$E66:.$I66]))" office:value-type="float" office:value="0" calcext:value-type="float">
            <text:p>0,00</text:p>
          </table:table-cell>
          <table:table-cell table:style-name="ce87" table:formula="of:=IF(SUM([.$E66:.$I66])=0;0;[.I66]/SUM([.$E66:.$I6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75" calcext:value-type="float">
            <text:p>14,75</text:p>
          </table:table-cell>
          <table:table-cell table:style-name="ce87" table:formula="of:=IF(SUM([.$E67:.$I67])=0;0;[.E67]/SUM([.$E67:.$I67]))" office:value-type="float" office:value="0" calcext:value-type="float">
            <text:p>0,00</text:p>
          </table:table-cell>
          <table:table-cell table:style-name="ce87" table:formula="of:=IF(SUM([.$E67:.$I67])=0;0;[.F67]/SUM([.$E67:.$I67]))" office:value-type="float" office:value="1" calcext:value-type="float">
            <text:p>1,00</text:p>
          </table:table-cell>
          <table:table-cell table:style-name="ce87" table:formula="of:=IF(SUM([.$E67:.$I67])=0;0;[.G67]/SUM([.$E67:.$I67]))" office:value-type="float" office:value="0" calcext:value-type="float">
            <text:p>0,00</text:p>
          </table:table-cell>
          <table:table-cell table:style-name="ce87" table:formula="of:=IF(SUM([.$E67:.$I67])=0;0;[.H67]/SUM([.$E67:.$I67]))" office:value-type="float" office:value="0" calcext:value-type="float">
            <text:p>0,00</text:p>
          </table:table-cell>
          <table:table-cell table:style-name="ce87" table:formula="of:=IF(SUM([.$E67:.$I67])=0;0;[.I67]/SUM([.$E67:.$I6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25" calcext:value-type="float">
            <text:p>15,25</text:p>
          </table:table-cell>
          <table:table-cell table:style-name="ce87" table:formula="of:=IF(SUM([.$E68:.$I68])=0;0;[.E68]/SUM([.$E68:.$I68]))" office:value-type="float" office:value="0" calcext:value-type="float">
            <text:p>0,00</text:p>
          </table:table-cell>
          <table:table-cell table:style-name="ce87" table:formula="of:=IF(SUM([.$E68:.$I68])=0;0;[.F68]/SUM([.$E68:.$I68]))" office:value-type="float" office:value="1" calcext:value-type="float">
            <text:p>1,00</text:p>
          </table:table-cell>
          <table:table-cell table:style-name="ce87" table:formula="of:=IF(SUM([.$E68:.$I68])=0;0;[.G68]/SUM([.$E68:.$I68]))" office:value-type="float" office:value="0" calcext:value-type="float">
            <text:p>0,00</text:p>
          </table:table-cell>
          <table:table-cell table:style-name="ce87" table:formula="of:=IF(SUM([.$E68:.$I68])=0;0;[.H68]/SUM([.$E68:.$I68]))" office:value-type="float" office:value="0" calcext:value-type="float">
            <text:p>0,00</text:p>
          </table:table-cell>
          <table:table-cell table:style-name="ce87" table:formula="of:=IF(SUM([.$E68:.$I68])=0;0;[.I68]/SUM([.$E68:.$I6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75" calcext:value-type="float">
            <text:p>15,75</text:p>
          </table:table-cell>
          <table:table-cell table:style-name="ce87" table:formula="of:=IF(SUM([.$E69:.$I69])=0;0;[.E69]/SUM([.$E69:.$I69]))" office:value-type="float" office:value="0" calcext:value-type="float">
            <text:p>0,00</text:p>
          </table:table-cell>
          <table:table-cell table:style-name="ce87" table:formula="of:=IF(SUM([.$E69:.$I69])=0;0;[.F69]/SUM([.$E69:.$I69]))" office:value-type="float" office:value="1" calcext:value-type="float">
            <text:p>1,00</text:p>
          </table:table-cell>
          <table:table-cell table:style-name="ce87" table:formula="of:=IF(SUM([.$E69:.$I69])=0;0;[.G69]/SUM([.$E69:.$I69]))" office:value-type="float" office:value="0" calcext:value-type="float">
            <text:p>0,00</text:p>
          </table:table-cell>
          <table:table-cell table:style-name="ce87" table:formula="of:=IF(SUM([.$E69:.$I69])=0;0;[.H69]/SUM([.$E69:.$I69]))" office:value-type="float" office:value="0" calcext:value-type="float">
            <text:p>0,00</text:p>
          </table:table-cell>
          <table:table-cell table:style-name="ce87" table:formula="of:=IF(SUM([.$E69:.$I69])=0;0;[.I69]/SUM([.$E69:.$I6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25" calcext:value-type="float">
            <text:p>16,25</text:p>
          </table:table-cell>
          <table:table-cell table:style-name="ce87" table:formula="of:=IF(SUM([.$E70:.$I70])=0;0;[.E70]/SUM([.$E70:.$I70]))" office:value-type="float" office:value="0" calcext:value-type="float">
            <text:p>0,00</text:p>
          </table:table-cell>
          <table:table-cell table:style-name="ce87" table:formula="of:=IF(SUM([.$E70:.$I70])=0;0;[.F70]/SUM([.$E70:.$I70]))" office:value-type="float" office:value="0" calcext:value-type="float">
            <text:p>0,00</text:p>
          </table:table-cell>
          <table:table-cell table:style-name="ce87" table:formula="of:=IF(SUM([.$E70:.$I70])=0;0;[.G70]/SUM([.$E70:.$I70]))" office:value-type="float" office:value="1" calcext:value-type="float">
            <text:p>1,00</text:p>
          </table:table-cell>
          <table:table-cell table:style-name="ce87" table:formula="of:=IF(SUM([.$E70:.$I70])=0;0;[.H70]/SUM([.$E70:.$I70]))" office:value-type="float" office:value="0" calcext:value-type="float">
            <text:p>0,00</text:p>
          </table:table-cell>
          <table:table-cell table:style-name="ce87" table:formula="of:=IF(SUM([.$E70:.$I70])=0;0;[.I70]/SUM([.$E70:.$I7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75" calcext:value-type="float">
            <text:p>16,75</text:p>
          </table:table-cell>
          <table:table-cell table:style-name="ce87" table:formula="of:=IF(SUM([.$E71:.$I71])=0;0;[.E71]/SUM([.$E71:.$I71]))" office:value-type="float" office:value="0" calcext:value-type="float">
            <text:p>0,00</text:p>
          </table:table-cell>
          <table:table-cell table:style-name="ce87" table:formula="of:=IF(SUM([.$E71:.$I71])=0;0;[.F71]/SUM([.$E71:.$I71]))" office:value-type="float" office:value="0.5" calcext:value-type="float">
            <text:p>0,50</text:p>
          </table:table-cell>
          <table:table-cell table:style-name="ce87" table:formula="of:=IF(SUM([.$E71:.$I71])=0;0;[.G71]/SUM([.$E71:.$I71]))" office:value-type="float" office:value="0.5" calcext:value-type="float">
            <text:p>0,50</text:p>
          </table:table-cell>
          <table:table-cell table:style-name="ce87" table:formula="of:=IF(SUM([.$E71:.$I71])=0;0;[.H71]/SUM([.$E71:.$I71]))" office:value-type="float" office:value="0" calcext:value-type="float">
            <text:p>0,00</text:p>
          </table:table-cell>
          <table:table-cell table:style-name="ce87" table:formula="of:=IF(SUM([.$E71:.$I71])=0;0;[.I71]/SUM([.$E71:.$I7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25" calcext:value-type="float">
            <text:p>17,25</text:p>
          </table:table-cell>
          <table:table-cell table:style-name="ce87" table:formula="of:=IF(SUM([.$E72:.$I72])=0;0;[.E72]/SUM([.$E72:.$I72]))" office:value-type="float" office:value="0" calcext:value-type="float">
            <text:p>0,00</text:p>
          </table:table-cell>
          <table:table-cell table:style-name="ce87" table:formula="of:=IF(SUM([.$E72:.$I72])=0;0;[.F72]/SUM([.$E72:.$I72]))" office:value-type="float" office:value="0.125" calcext:value-type="float">
            <text:p>0,13</text:p>
          </table:table-cell>
          <table:table-cell table:style-name="ce87" table:formula="of:=IF(SUM([.$E72:.$I72])=0;0;[.G72]/SUM([.$E72:.$I72]))" office:value-type="float" office:value="0.875" calcext:value-type="float">
            <text:p>0,88</text:p>
          </table:table-cell>
          <table:table-cell table:style-name="ce87" table:formula="of:=IF(SUM([.$E72:.$I72])=0;0;[.H72]/SUM([.$E72:.$I72]))" office:value-type="float" office:value="0" calcext:value-type="float">
            <text:p>0,00</text:p>
          </table:table-cell>
          <table:table-cell table:style-name="ce87" table:formula="of:=IF(SUM([.$E72:.$I72])=0;0;[.I72]/SUM([.$E72:.$I7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75" calcext:value-type="float">
            <text:p>17,75</text:p>
          </table:table-cell>
          <table:table-cell table:style-name="ce87" table:formula="of:=IF(SUM([.$E73:.$I73])=0;0;[.E73]/SUM([.$E73:.$I73]))" office:value-type="float" office:value="0" calcext:value-type="float">
            <text:p>0,00</text:p>
          </table:table-cell>
          <table:table-cell table:style-name="ce87" table:formula="of:=IF(SUM([.$E73:.$I73])=0;0;[.F73]/SUM([.$E73:.$I73]))" office:value-type="float" office:value="0.285714285714286" calcext:value-type="float">
            <text:p>0,29</text:p>
          </table:table-cell>
          <table:table-cell table:style-name="ce87" table:formula="of:=IF(SUM([.$E73:.$I73])=0;0;[.G73]/SUM([.$E73:.$I73]))" office:value-type="float" office:value="0.714285714285714" calcext:value-type="float">
            <text:p>0,71</text:p>
          </table:table-cell>
          <table:table-cell table:style-name="ce87" table:formula="of:=IF(SUM([.$E73:.$I73])=0;0;[.H73]/SUM([.$E73:.$I73]))" office:value-type="float" office:value="0" calcext:value-type="float">
            <text:p>0,00</text:p>
          </table:table-cell>
          <table:table-cell table:style-name="ce87" table:formula="of:=IF(SUM([.$E73:.$I73])=0;0;[.I73]/SUM([.$E73:.$I7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25" calcext:value-type="float">
            <text:p>18,25</text:p>
          </table:table-cell>
          <table:table-cell table:style-name="ce87" table:formula="of:=IF(SUM([.$E74:.$I74])=0;0;[.E74]/SUM([.$E74:.$I74]))" office:value-type="float" office:value="0" calcext:value-type="float">
            <text:p>0,00</text:p>
          </table:table-cell>
          <table:table-cell table:style-name="ce87" table:formula="of:=IF(SUM([.$E74:.$I74])=0;0;[.F74]/SUM([.$E74:.$I74]))" office:value-type="float" office:value="0.333333333333333" calcext:value-type="float">
            <text:p>0,33</text:p>
          </table:table-cell>
          <table:table-cell table:style-name="ce87" table:formula="of:=IF(SUM([.$E74:.$I74])=0;0;[.G74]/SUM([.$E74:.$I74]))" office:value-type="float" office:value="0.666666666666667" calcext:value-type="float">
            <text:p>0,67</text:p>
          </table:table-cell>
          <table:table-cell table:style-name="ce87" table:formula="of:=IF(SUM([.$E74:.$I74])=0;0;[.H74]/SUM([.$E74:.$I74]))" office:value-type="float" office:value="0" calcext:value-type="float">
            <text:p>0,00</text:p>
          </table:table-cell>
          <table:table-cell table:style-name="ce87" table:formula="of:=IF(SUM([.$E74:.$I74])=0;0;[.I74]/SUM([.$E74:.$I7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75" calcext:value-type="float">
            <text:p>18,75</text:p>
          </table:table-cell>
          <table:table-cell table:style-name="ce87" table:formula="of:=IF(SUM([.$E75:.$I75])=0;0;[.E75]/SUM([.$E75:.$I75]))" office:value-type="float" office:value="0" calcext:value-type="float">
            <text:p>0,00</text:p>
          </table:table-cell>
          <table:table-cell table:style-name="ce87" table:formula="of:=IF(SUM([.$E75:.$I75])=0;0;[.F75]/SUM([.$E75:.$I75]))" office:value-type="float" office:value="0" calcext:value-type="float">
            <text:p>0,00</text:p>
          </table:table-cell>
          <table:table-cell table:style-name="ce87" table:formula="of:=IF(SUM([.$E75:.$I75])=0;0;[.G75]/SUM([.$E75:.$I75]))" office:value-type="float" office:value="1" calcext:value-type="float">
            <text:p>1,00</text:p>
          </table:table-cell>
          <table:table-cell table:style-name="ce87" table:formula="of:=IF(SUM([.$E75:.$I75])=0;0;[.H75]/SUM([.$E75:.$I75]))" office:value-type="float" office:value="0" calcext:value-type="float">
            <text:p>0,00</text:p>
          </table:table-cell>
          <table:table-cell table:style-name="ce87" table:formula="of:=IF(SUM([.$E75:.$I75])=0;0;[.I75]/SUM([.$E75:.$I7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25" calcext:value-type="float">
            <text:p>19,25</text:p>
          </table:table-cell>
          <table:table-cell table:style-name="ce87" table:formula="of:=IF(SUM([.$E76:.$I76])=0;0;[.E76]/SUM([.$E76:.$I76]))" office:value-type="float" office:value="0" calcext:value-type="float">
            <text:p>0,00</text:p>
          </table:table-cell>
          <table:table-cell table:style-name="ce87" table:formula="of:=IF(SUM([.$E76:.$I76])=0;0;[.F76]/SUM([.$E76:.$I76]))" office:value-type="float" office:value="0" calcext:value-type="float">
            <text:p>0,00</text:p>
          </table:table-cell>
          <table:table-cell table:style-name="ce87" table:formula="of:=IF(SUM([.$E76:.$I76])=0;0;[.G76]/SUM([.$E76:.$I76]))" office:value-type="float" office:value="0.833333333333333" calcext:value-type="float">
            <text:p>0,83</text:p>
          </table:table-cell>
          <table:table-cell table:style-name="ce87" table:formula="of:=IF(SUM([.$E76:.$I76])=0;0;[.H76]/SUM([.$E76:.$I76]))" office:value-type="float" office:value="0.166666666666667" calcext:value-type="float">
            <text:p>0,17</text:p>
          </table:table-cell>
          <table:table-cell table:style-name="ce87" table:formula="of:=IF(SUM([.$E76:.$I76])=0;0;[.I76]/SUM([.$E76:.$I7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75" calcext:value-type="float">
            <text:p>19,75</text:p>
          </table:table-cell>
          <table:table-cell table:style-name="ce87" table:formula="of:=IF(SUM([.$E77:.$I77])=0;0;[.E77]/SUM([.$E77:.$I77]))" office:value-type="float" office:value="0" calcext:value-type="float">
            <text:p>0,00</text:p>
          </table:table-cell>
          <table:table-cell table:style-name="ce87" table:formula="of:=IF(SUM([.$E77:.$I77])=0;0;[.F77]/SUM([.$E77:.$I77]))" office:value-type="float" office:value="0.111111111111111" calcext:value-type="float">
            <text:p>0,11</text:p>
          </table:table-cell>
          <table:table-cell table:style-name="ce87" table:formula="of:=IF(SUM([.$E77:.$I77])=0;0;[.G77]/SUM([.$E77:.$I77]))" office:value-type="float" office:value="0.555555555555556" calcext:value-type="float">
            <text:p>0,56</text:p>
          </table:table-cell>
          <table:table-cell table:style-name="ce87" table:formula="of:=IF(SUM([.$E77:.$I77])=0;0;[.H77]/SUM([.$E77:.$I77]))" office:value-type="float" office:value="0.333333333333333" calcext:value-type="float">
            <text:p>0,33</text:p>
          </table:table-cell>
          <table:table-cell table:style-name="ce87" table:formula="of:=IF(SUM([.$E77:.$I77])=0;0;[.I77]/SUM([.$E77:.$I7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25" calcext:value-type="float">
            <text:p>20,25</text:p>
          </table:table-cell>
          <table:table-cell table:style-name="ce87" table:formula="of:=IF(SUM([.$E78:.$I78])=0;0;[.E78]/SUM([.$E78:.$I78]))" office:value-type="float" office:value="0" calcext:value-type="float">
            <text:p>0,00</text:p>
          </table:table-cell>
          <table:table-cell table:style-name="ce87" table:formula="of:=IF(SUM([.$E78:.$I78])=0;0;[.F78]/SUM([.$E78:.$I78]))" office:value-type="float" office:value="0" calcext:value-type="float">
            <text:p>0,00</text:p>
          </table:table-cell>
          <table:table-cell table:style-name="ce87" table:formula="of:=IF(SUM([.$E78:.$I78])=0;0;[.G78]/SUM([.$E78:.$I78]))" office:value-type="float" office:value="0.571428571428571" calcext:value-type="float">
            <text:p>0,57</text:p>
          </table:table-cell>
          <table:table-cell table:style-name="ce87" table:formula="of:=IF(SUM([.$E78:.$I78])=0;0;[.H78]/SUM([.$E78:.$I78]))" office:value-type="float" office:value="0.428571428571429" calcext:value-type="float">
            <text:p>0,43</text:p>
          </table:table-cell>
          <table:table-cell table:style-name="ce87" table:formula="of:=IF(SUM([.$E78:.$I78])=0;0;[.I78]/SUM([.$E78:.$I7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75" calcext:value-type="float">
            <text:p>20,75</text:p>
          </table:table-cell>
          <table:table-cell table:style-name="ce87" table:formula="of:=IF(SUM([.$E79:.$I79])=0;0;[.E79]/SUM([.$E79:.$I79]))" office:value-type="float" office:value="0" calcext:value-type="float">
            <text:p>0,00</text:p>
          </table:table-cell>
          <table:table-cell table:style-name="ce87" table:formula="of:=IF(SUM([.$E79:.$I79])=0;0;[.F79]/SUM([.$E79:.$I79]))" office:value-type="float" office:value="0" calcext:value-type="float">
            <text:p>0,00</text:p>
          </table:table-cell>
          <table:table-cell table:style-name="ce87" table:formula="of:=IF(SUM([.$E79:.$I79])=0;0;[.G79]/SUM([.$E79:.$I79]))" office:value-type="float" office:value="0.666666666666667" calcext:value-type="float">
            <text:p>0,67</text:p>
          </table:table-cell>
          <table:table-cell table:style-name="ce87" table:formula="of:=IF(SUM([.$E79:.$I79])=0;0;[.H79]/SUM([.$E79:.$I79]))" office:value-type="float" office:value="0.333333333333333" calcext:value-type="float">
            <text:p>0,33</text:p>
          </table:table-cell>
          <table:table-cell table:style-name="ce87" table:formula="of:=IF(SUM([.$E79:.$I79])=0;0;[.I79]/SUM([.$E79:.$I7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25" calcext:value-type="float">
            <text:p>21,25</text:p>
          </table:table-cell>
          <table:table-cell table:style-name="ce87" table:formula="of:=IF(SUM([.$E80:.$I80])=0;0;[.E80]/SUM([.$E80:.$I80]))" office:value-type="float" office:value="0" calcext:value-type="float">
            <text:p>0,00</text:p>
          </table:table-cell>
          <table:table-cell table:style-name="ce87" table:formula="of:=IF(SUM([.$E80:.$I80])=0;0;[.F80]/SUM([.$E80:.$I80]))" office:value-type="float" office:value="0" calcext:value-type="float">
            <text:p>0,00</text:p>
          </table:table-cell>
          <table:table-cell table:style-name="ce87" table:formula="of:=IF(SUM([.$E80:.$I80])=0;0;[.G80]/SUM([.$E80:.$I80]))" office:value-type="float" office:value="0" calcext:value-type="float">
            <text:p>0,00</text:p>
          </table:table-cell>
          <table:table-cell table:style-name="ce87" table:formula="of:=IF(SUM([.$E80:.$I80])=0;0;[.H80]/SUM([.$E80:.$I80]))" office:value-type="float" office:value="0" calcext:value-type="float">
            <text:p>0,00</text:p>
          </table:table-cell>
          <table:table-cell table:style-name="ce87" table:formula="of:=IF(SUM([.$E80:.$I80])=0;0;[.I80]/SUM([.$E80:.$I8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75" calcext:value-type="float">
            <text:p>21,75</text:p>
          </table:table-cell>
          <table:table-cell table:style-name="ce87" table:formula="of:=IF(SUM([.$E81:.$I81])=0;0;[.E81]/SUM([.$E81:.$I81]))" office:value-type="float" office:value="0" calcext:value-type="float">
            <text:p>0,00</text:p>
          </table:table-cell>
          <table:table-cell table:style-name="ce87" table:formula="of:=IF(SUM([.$E81:.$I81])=0;0;[.F81]/SUM([.$E81:.$I81]))" office:value-type="float" office:value="0" calcext:value-type="float">
            <text:p>0,00</text:p>
          </table:table-cell>
          <table:table-cell table:style-name="ce87" table:formula="of:=IF(SUM([.$E81:.$I81])=0;0;[.G81]/SUM([.$E81:.$I81]))" office:value-type="float" office:value="0" calcext:value-type="float">
            <text:p>0,00</text:p>
          </table:table-cell>
          <table:table-cell table:style-name="ce87" table:formula="of:=IF(SUM([.$E81:.$I81])=0;0;[.H81]/SUM([.$E81:.$I81]))" office:value-type="float" office:value="0" calcext:value-type="float">
            <text:p>0,00</text:p>
          </table:table-cell>
          <table:table-cell table:style-name="ce87" table:formula="of:=IF(SUM([.$E81:.$I81])=0;0;[.I81]/SUM([.$E81:.$I8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25" calcext:value-type="float">
            <text:p>22,25</text:p>
          </table:table-cell>
          <table:table-cell table:style-name="ce87" table:formula="of:=IF(SUM([.$E82:.$I82])=0;0;[.E82]/SUM([.$E82:.$I82]))" office:value-type="float" office:value="0" calcext:value-type="float">
            <text:p>0,00</text:p>
          </table:table-cell>
          <table:table-cell table:style-name="ce87" table:formula="of:=IF(SUM([.$E82:.$I82])=0;0;[.F82]/SUM([.$E82:.$I82]))" office:value-type="float" office:value="0" calcext:value-type="float">
            <text:p>0,00</text:p>
          </table:table-cell>
          <table:table-cell table:style-name="ce87" table:formula="of:=IF(SUM([.$E82:.$I82])=0;0;[.G82]/SUM([.$E82:.$I82]))" office:value-type="float" office:value="0" calcext:value-type="float">
            <text:p>0,00</text:p>
          </table:table-cell>
          <table:table-cell table:style-name="ce87" table:formula="of:=IF(SUM([.$E82:.$I82])=0;0;[.H82]/SUM([.$E82:.$I82]))" office:value-type="float" office:value="0" calcext:value-type="float">
            <text:p>0,00</text:p>
          </table:table-cell>
          <table:table-cell table:style-name="ce87" table:formula="of:=IF(SUM([.$E82:.$I82])=0;0;[.I82]/SUM([.$E82:.$I8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75" calcext:value-type="float">
            <text:p>22,75</text:p>
          </table:table-cell>
          <table:table-cell table:style-name="ce87" table:formula="of:=IF(SUM([.$E83:.$I83])=0;0;[.E83]/SUM([.$E83:.$I83]))" office:value-type="float" office:value="0" calcext:value-type="float">
            <text:p>0,00</text:p>
          </table:table-cell>
          <table:table-cell table:style-name="ce87" table:formula="of:=IF(SUM([.$E83:.$I83])=0;0;[.F83]/SUM([.$E83:.$I83]))" office:value-type="float" office:value="0" calcext:value-type="float">
            <text:p>0,00</text:p>
          </table:table-cell>
          <table:table-cell table:style-name="ce87" table:formula="of:=IF(SUM([.$E83:.$I83])=0;0;[.G83]/SUM([.$E83:.$I83]))" office:value-type="float" office:value="0" calcext:value-type="float">
            <text:p>0,00</text:p>
          </table:table-cell>
          <table:table-cell table:style-name="ce87" table:formula="of:=IF(SUM([.$E83:.$I83])=0;0;[.H83]/SUM([.$E83:.$I83]))" office:value-type="float" office:value="0" calcext:value-type="float">
            <text:p>0,00</text:p>
          </table:table-cell>
          <table:table-cell table:style-name="ce87" table:formula="of:=IF(SUM([.$E83:.$I83])=0;0;[.I83]/SUM([.$E83:.$I8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25" calcext:value-type="float">
            <text:p>23,25</text:p>
          </table:table-cell>
          <table:table-cell table:style-name="ce87" table:formula="of:=IF(SUM([.$E84:.$I84])=0;0;[.E84]/SUM([.$E84:.$I84]))" office:value-type="float" office:value="0" calcext:value-type="float">
            <text:p>0,00</text:p>
          </table:table-cell>
          <table:table-cell table:style-name="ce87" table:formula="of:=IF(SUM([.$E84:.$I84])=0;0;[.F84]/SUM([.$E84:.$I84]))" office:value-type="float" office:value="0" calcext:value-type="float">
            <text:p>0,00</text:p>
          </table:table-cell>
          <table:table-cell table:style-name="ce87" table:formula="of:=IF(SUM([.$E84:.$I84])=0;0;[.G84]/SUM([.$E84:.$I84]))" office:value-type="float" office:value="0" calcext:value-type="float">
            <text:p>0,00</text:p>
          </table:table-cell>
          <table:table-cell table:style-name="ce87" table:formula="of:=IF(SUM([.$E84:.$I84])=0;0;[.H84]/SUM([.$E84:.$I84]))" office:value-type="float" office:value="0" calcext:value-type="float">
            <text:p>0,00</text:p>
          </table:table-cell>
          <table:table-cell table:style-name="ce87" table:formula="of:=IF(SUM([.$E84:.$I84])=0;0;[.I84]/SUM([.$E84:.$I8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75" calcext:value-type="float">
            <text:p>23,75</text:p>
          </table:table-cell>
          <table:table-cell table:style-name="ce87" table:formula="of:=IF(SUM([.$E85:.$I85])=0;0;[.E85]/SUM([.$E85:.$I85]))" office:value-type="float" office:value="0" calcext:value-type="float">
            <text:p>0,00</text:p>
          </table:table-cell>
          <table:table-cell table:style-name="ce87" table:formula="of:=IF(SUM([.$E85:.$I85])=0;0;[.F85]/SUM([.$E85:.$I85]))" office:value-type="float" office:value="0" calcext:value-type="float">
            <text:p>0,00</text:p>
          </table:table-cell>
          <table:table-cell table:style-name="ce87" table:formula="of:=IF(SUM([.$E85:.$I85])=0;0;[.G85]/SUM([.$E85:.$I85]))" office:value-type="float" office:value="0" calcext:value-type="float">
            <text:p>0,00</text:p>
          </table:table-cell>
          <table:table-cell table:style-name="ce87" table:formula="of:=IF(SUM([.$E85:.$I85])=0;0;[.H85]/SUM([.$E85:.$I85]))" office:value-type="float" office:value="0" calcext:value-type="float">
            <text:p>0,00</text:p>
          </table:table-cell>
          <table:table-cell table:style-name="ce87" table:formula="of:=IF(SUM([.$E85:.$I85])=0;0;[.I85]/SUM([.$E85:.$I8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25" calcext:value-type="float">
            <text:p>24,25</text:p>
          </table:table-cell>
          <table:table-cell table:style-name="ce87" table:formula="of:=IF(SUM([.$E86:.$I86])=0;0;[.E86]/SUM([.$E86:.$I86]))" office:value-type="float" office:value="0" calcext:value-type="float">
            <text:p>0,00</text:p>
          </table:table-cell>
          <table:table-cell table:style-name="ce87" table:formula="of:=IF(SUM([.$E86:.$I86])=0;0;[.F86]/SUM([.$E86:.$I86]))" office:value-type="float" office:value="0" calcext:value-type="float">
            <text:p>0,00</text:p>
          </table:table-cell>
          <table:table-cell table:style-name="ce87" table:formula="of:=IF(SUM([.$E86:.$I86])=0;0;[.G86]/SUM([.$E86:.$I86]))" office:value-type="float" office:value="0" calcext:value-type="float">
            <text:p>0,00</text:p>
          </table:table-cell>
          <table:table-cell table:style-name="ce87" table:formula="of:=IF(SUM([.$E86:.$I86])=0;0;[.H86]/SUM([.$E86:.$I86]))" office:value-type="float" office:value="0" calcext:value-type="float">
            <text:p>0,00</text:p>
          </table:table-cell>
          <table:table-cell table:style-name="ce87" table:formula="of:=IF(SUM([.$E86:.$I86])=0;0;[.I86]/SUM([.$E86:.$I8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75" calcext:value-type="float">
            <text:p>24,75</text:p>
          </table:table-cell>
          <table:table-cell table:style-name="ce87" table:formula="of:=IF(SUM([.$E87:.$I87])=0;0;[.E87]/SUM([.$E87:.$I87]))" office:value-type="float" office:value="0" calcext:value-type="float">
            <text:p>0,00</text:p>
          </table:table-cell>
          <table:table-cell table:style-name="ce87" table:formula="of:=IF(SUM([.$E87:.$I87])=0;0;[.F87]/SUM([.$E87:.$I87]))" office:value-type="float" office:value="0" calcext:value-type="float">
            <text:p>0,00</text:p>
          </table:table-cell>
          <table:table-cell table:style-name="ce87" table:formula="of:=IF(SUM([.$E87:.$I87])=0;0;[.G87]/SUM([.$E87:.$I87]))" office:value-type="float" office:value="0" calcext:value-type="float">
            <text:p>0,00</text:p>
          </table:table-cell>
          <table:table-cell table:style-name="ce87" table:formula="of:=IF(SUM([.$E87:.$I87])=0;0;[.H87]/SUM([.$E87:.$I87]))" office:value-type="float" office:value="0" calcext:value-type="float">
            <text:p>0,00</text:p>
          </table:table-cell>
          <table:table-cell table:style-name="ce87" table:formula="of:=IF(SUM([.$E87:.$I87])=0;0;[.I87]/SUM([.$E87:.$I8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5.25" calcext:value-type="float">
            <text:p>25,25</text:p>
          </table:table-cell>
          <table:table-cell table:style-name="ce87" table:formula="of:=IF(SUM([.$E88:.$I88])=0;0;[.E88]/SUM([.$E88:.$I88]))" office:value-type="float" office:value="0" calcext:value-type="float">
            <text:p>0,00</text:p>
          </table:table-cell>
          <table:table-cell table:style-name="ce87" table:formula="of:=IF(SUM([.$E88:.$I88])=0;0;[.F88]/SUM([.$E88:.$I88]))" office:value-type="float" office:value="0" calcext:value-type="float">
            <text:p>0,00</text:p>
          </table:table-cell>
          <table:table-cell table:style-name="ce87" table:formula="of:=IF(SUM([.$E88:.$I88])=0;0;[.G88]/SUM([.$E88:.$I88]))" office:value-type="float" office:value="0" calcext:value-type="float">
            <text:p>0,00</text:p>
          </table:table-cell>
          <table:table-cell table:style-name="ce87" table:formula="of:=IF(SUM([.$E88:.$I88])=0;0;[.H88]/SUM([.$E88:.$I88]))" office:value-type="float" office:value="0" calcext:value-type="float">
            <text:p>0,00</text:p>
          </table:table-cell>
          <table:table-cell table:style-name="ce87" table:formula="of:=IF(SUM([.$E88:.$I88])=0;0;[.I88]/SUM([.$E88:.$I8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 table:number-rows-repeated="20">
          <table:table-cell table:style-name="Default" table:number-columns-repeated="3"/>
          <table:table-cell table:style-name="ce70" table:number-columns-repeated="2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table table:name="9aS-Algarve" table:style-name="ta1">
        <office:forms form:automatic-focus="false" form:apply-design-mode="false"/>
        <table:shapes>
          <draw:frame draw:z-index="0" draw:style-name="gr2" draw:text-style-name="P2" svg:width="159.99mm" svg:height="89.99mm" svg:x="591.6mm" svg:y="119.59mm">
            <loext:p draw:notify-on-update-of-ranges="'9aS-Algarve'.M8:'9aS-Algarve'.Q8 '9aS-Algarve'.L46:'9aS-Algarve'.L46 '9aS-Algarve'.M46:'9aS-Algarve'.Q46 '9aS-Algarve'.L51:'9aS-Algarve'.L51 '9aS-Algarve'.M51:'9aS-Algarve'.Q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6" table:default-cell-style-name="ce73"/>
        <table:table-column table:style-name="co18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76" office:value-type="string" calcext:value-type="string">
            <text:p>Valor de a:</text:p>
          </table:table-cell>
          <table:table-cell table:style-name="ce60" office:value-type="float" office:value="0.01456979" calcext:value-type="float">
            <text:p>0,01456979</text:p>
          </table:table-cell>
          <table:table-cell table:number-columns-repeated="49"/>
        </table:table-row>
        <table:table-row table:style-name="ro7">
          <table:table-cell table:number-columns-repeated="3"/>
          <table:table-cell office:value-type="string" calcext:value-type="string">
            <text:p>Id. de b:</text:p>
          </table:table-cell>
          <table:table-cell table:style-name="ce60" office:value-type="float" office:value="2.70002886" calcext:value-type="float">
            <text:p>2,70002886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8"/>
        </table:table-row>
        <table:table-row table:style-name="ro7">
          <table:table-cell table:number-columns-repeated="6"/>
          <table:table-cell table:style-name="ce77"/>
          <table:table-cell table:number-columns-repeated="8"/>
          <table:table-cell table:style-name="ce77" office:value-type="string" calcext:value-type="string">
            <text:p>SURVEY: PELAGO22 ANE</text:p>
          </table:table-cell>
          <table:table-cell table:number-columns-repeated="38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S-Algarve</text:p>
          </table:table-cell>
          <table:table-cell table:number-columns-repeated="3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I5]" office:value-type="string" office:string-value="9aS-Algarve" calcext:value-type="string">
            <text:p>9aS-Algarve</text:p>
          </table:table-cell>
          <table:table-cell/>
          <table:table-cell table:style-name="ce101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8"/>
          <table:table-cell table:style-name="ce77" office:value-type="string" calcext:value-type="string">
            <text:p>AGE GROUPS</text:p>
          </table:table-cell>
          <table:table-cell table:number-columns-repeated="3"/>
          <table:table-cell table:style-name="ce97"/>
          <table:table-cell table:style-name="ce97" office:value-type="string" calcext:value-type="string">
            <text:p>AGE GROUPS</text:p>
          </table:table-cell>
          <table:table-cell table:style-name="ce92" table:number-columns-repeated="5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'9a-Algarve'.H10]" office:value-type="float" office:value="0" calcext:value-type="float">
            <text:p>0</text:p>
          </table:table-cell>
          <table:table-cell table:style-name="ce71" table:formula="of:=[$'9a-Algarve'.I10]" office:value-type="float" office:value="0" calcext:value-type="float">
            <text:p>0</text:p>
          </table:table-cell>
          <table:table-cell table:style-name="ce74" table:formula="of:=([.E$1]*([.D10])^[.E$2])*[.A10]/1000000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[.$A10]*[.E92]" office:value-type="float" office:value="0" calcext:value-type="float">
            <text:p>0</text:p>
          </table:table-cell>
          <table:table-cell table:style-name="ce72" table:formula="of:=IF([.$A10]*[.F92]=0;&quot;&quot;;[.$A10]*[.F92])">
            <text:p/>
          </table:table-cell>
          <table:table-cell table:style-name="ce72" table:formula="of:=IF([.$A10]*[.G92]=0;&quot;&quot;;[.$A10]*[.G92])">
            <text:p/>
          </table:table-cell>
          <table:table-cell table:style-name="ce72" table:formula="of:=IF([.$A10]*[.H92]=0;&quot;&quot;;[.$A10]*[.H92])">
            <text:p/>
          </table:table-cell>
          <table:table-cell table:style-name="ce72" table:formula="of:=IF([.$A10]*[.I92]=0;&quot;&quot;;[.$A10]*[.I92]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[.$B10]*[.E92]=0;&quot;&quot;;[.$B10]*[.E92])">
            <text:p/>
          </table:table-cell>
          <table:table-cell table:style-name="ce72" table:formula="of:=IF([.$B10]*[.F92]=0;&quot;&quot;;[.$B10]*[.F92])">
            <text:p/>
          </table:table-cell>
          <table:table-cell table:style-name="ce72" table:formula="of:=IF([.$B10]*[.G92]=0;&quot;&quot;;[.$B10]*[.G92])">
            <text:p/>
          </table:table-cell>
          <table:table-cell table:style-name="ce72" table:formula="of:=IF([.$B10]*[.H92]=0;&quot;&quot;;[.$B10]*[.H92])">
            <text:p/>
          </table:table-cell>
          <table:table-cell table:style-name="ce72" table:formula="of:=IF([.$B10]*[.I92]=0;&quot;&quot;;[.$B10]*[.I92])">
            <text:p/>
          </table:table-cell>
          <table:table-cell table:style-name="ce87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1]" office:value-type="float" office:value="0" calcext:value-type="float">
            <text:p>0</text:p>
          </table:table-cell>
          <table:table-cell table:style-name="ce71" table:formula="of:=[$'9a-Algarve'.I11]" office:value-type="float" office:value="0" calcext:value-type="float">
            <text:p>0</text:p>
          </table:table-cell>
          <table:table-cell table:style-name="ce74" table:formula="of:=([.E$1]*([.D11])^[.E$2])*[.A11]/1000000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[.$A11]*[.E93]=0;&quot;&quot;;[.$A11]*[.E93])">
            <text:p/>
          </table:table-cell>
          <table:table-cell table:style-name="ce72" table:formula="of:=IF([.$A11]*[.F93]=0;&quot;&quot;;[.$A11]*[.F93])">
            <text:p/>
          </table:table-cell>
          <table:table-cell table:style-name="ce72" table:formula="of:=IF([.$A11]*[.G93]=0;&quot;&quot;;[.$A11]*[.G93])">
            <text:p/>
          </table:table-cell>
          <table:table-cell table:style-name="ce72" table:formula="of:=IF([.$A11]*[.H93]=0;&quot;&quot;;[.$A11]*[.H93])">
            <text:p/>
          </table:table-cell>
          <table:table-cell table:style-name="ce72" table:formula="of:=IF([.$A11]*[.I93]=0;&quot;&quot;;[.$A11]*[.I93]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[.$B11]*[.E93]=0;&quot;&quot;;[.$B11]*[.E93])">
            <text:p/>
          </table:table-cell>
          <table:table-cell table:style-name="ce72" table:formula="of:=IF([.$B11]*[.F93]=0;&quot;&quot;;[.$B11]*[.F93])">
            <text:p/>
          </table:table-cell>
          <table:table-cell table:style-name="ce72" table:formula="of:=IF([.$B11]*[.G93]=0;&quot;&quot;;[.$B11]*[.G93])">
            <text:p/>
          </table:table-cell>
          <table:table-cell table:style-name="ce72" table:formula="of:=IF([.$B11]*[.H93]=0;&quot;&quot;;[.$B11]*[.H93])">
            <text:p/>
          </table:table-cell>
          <table:table-cell table:style-name="ce72" table:formula="of:=IF([.$B11]*[.I93]=0;&quot;&quot;;[.$B11]*[.I93])">
            <text:p/>
          </table:table-cell>
          <table:table-cell table:style-name="ce87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2]" office:value-type="float" office:value="0" calcext:value-type="float">
            <text:p>0</text:p>
          </table:table-cell>
          <table:table-cell table:style-name="ce71" table:formula="of:=[$'9a-Algarve'.I12]" office:value-type="float" office:value="0" calcext:value-type="float">
            <text:p>0</text:p>
          </table:table-cell>
          <table:table-cell table:style-name="ce74" table:formula="of:=([.E$1]*([.D12])^[.E$2])*[.A12]/1000000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[.$A12]*[.E94]=0;&quot;&quot;;[.$A12]*[.E94])">
            <text:p/>
          </table:table-cell>
          <table:table-cell table:style-name="ce72" table:formula="of:=IF([.$A12]*[.F94]=0;&quot;&quot;;[.$A12]*[.F94])">
            <text:p/>
          </table:table-cell>
          <table:table-cell table:style-name="ce72" table:formula="of:=IF([.$A12]*[.G94]=0;&quot;&quot;;[.$A12]*[.G94])">
            <text:p/>
          </table:table-cell>
          <table:table-cell table:style-name="ce72" table:formula="of:=IF([.$A12]*[.H94]=0;&quot;&quot;;[.$A12]*[.H94])">
            <text:p/>
          </table:table-cell>
          <table:table-cell table:style-name="ce72" table:formula="of:=IF([.$A12]*[.I94]=0;&quot;&quot;;[.$A12]*[.I94]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[.$B12]*[.E94]=0;&quot;&quot;;[.$B12]*[.E94])">
            <text:p/>
          </table:table-cell>
          <table:table-cell table:style-name="ce72" table:formula="of:=IF([.$B12]*[.F94]=0;&quot;&quot;;[.$B12]*[.F94])">
            <text:p/>
          </table:table-cell>
          <table:table-cell table:style-name="ce72" table:formula="of:=IF([.$B12]*[.G94]=0;&quot;&quot;;[.$B12]*[.G94])">
            <text:p/>
          </table:table-cell>
          <table:table-cell table:style-name="ce72" table:formula="of:=IF([.$B12]*[.H94]=0;&quot;&quot;;[.$B12]*[.H94])">
            <text:p/>
          </table:table-cell>
          <table:table-cell table:style-name="ce72" table:formula="of:=IF([.$B12]*[.I94]=0;&quot;&quot;;[.$B12]*[.I94])">
            <text:p/>
          </table:table-cell>
          <table:table-cell table:style-name="ce87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3]" office:value-type="float" office:value="0" calcext:value-type="float">
            <text:p>0</text:p>
          </table:table-cell>
          <table:table-cell table:style-name="ce71" table:formula="of:=[$'9a-Algarve'.I13]" office:value-type="float" office:value="0" calcext:value-type="float">
            <text:p>0</text:p>
          </table:table-cell>
          <table:table-cell table:style-name="ce74" table:formula="of:=([.E$1]*([.D13])^[.E$2])*[.A13]/1000000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[.$A13]*[.E95]=0;&quot;&quot;;[.$A13]*[.E95])">
            <text:p/>
          </table:table-cell>
          <table:table-cell table:style-name="ce72" table:formula="of:=IF([.$A13]*[.F95]=0;&quot;&quot;;[.$A13]*[.F95])">
            <text:p/>
          </table:table-cell>
          <table:table-cell table:style-name="ce72" table:formula="of:=IF([.$A13]*[.G95]=0;&quot;&quot;;[.$A13]*[.G95])">
            <text:p/>
          </table:table-cell>
          <table:table-cell table:style-name="ce72" table:formula="of:=IF([.$A13]*[.H95]=0;&quot;&quot;;[.$A13]*[.H95])">
            <text:p/>
          </table:table-cell>
          <table:table-cell table:style-name="ce72" table:formula="of:=IF([.$A13]*[.I95]=0;&quot;&quot;;[.$A13]*[.I95]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[.$B13]*[.E95]=0;&quot;&quot;;[.$B13]*[.E95])">
            <text:p/>
          </table:table-cell>
          <table:table-cell table:style-name="ce72" table:formula="of:=IF([.$B13]*[.F95]=0;&quot;&quot;;[.$B13]*[.F95])">
            <text:p/>
          </table:table-cell>
          <table:table-cell table:style-name="ce72" table:formula="of:=IF([.$B13]*[.G95]=0;&quot;&quot;;[.$B13]*[.G95])">
            <text:p/>
          </table:table-cell>
          <table:table-cell table:style-name="ce72" table:formula="of:=IF([.$B13]*[.H95]=0;&quot;&quot;;[.$B13]*[.H95])">
            <text:p/>
          </table:table-cell>
          <table:table-cell table:style-name="ce72" table:formula="of:=IF([.$B13]*[.I95]=0;&quot;&quot;;[.$B13]*[.I95])">
            <text:p/>
          </table:table-cell>
          <table:table-cell table:style-name="ce87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4]" office:value-type="float" office:value="0" calcext:value-type="float">
            <text:p>0</text:p>
          </table:table-cell>
          <table:table-cell table:style-name="ce71" table:formula="of:=[$'9a-Algarve'.I14]" office:value-type="float" office:value="0" calcext:value-type="float">
            <text:p>0</text:p>
          </table:table-cell>
          <table:table-cell table:style-name="ce74" table:formula="of:=([.E$1]*([.D14])^[.E$2])*[.A14]/1000000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[.$A14]*[.E96]=0;&quot;&quot;;[.$A14]*[.E96])">
            <text:p/>
          </table:table-cell>
          <table:table-cell table:style-name="ce72" table:formula="of:=IF([.$A14]*[.F96]=0;&quot;&quot;;[.$A14]*[.F96])">
            <text:p/>
          </table:table-cell>
          <table:table-cell table:style-name="ce72" table:formula="of:=IF([.$A14]*[.G96]=0;&quot;&quot;;[.$A14]*[.G96])">
            <text:p/>
          </table:table-cell>
          <table:table-cell table:style-name="ce72" table:formula="of:=IF([.$A14]*[.H96]=0;&quot;&quot;;[.$A14]*[.H96])">
            <text:p/>
          </table:table-cell>
          <table:table-cell table:style-name="ce72" table:formula="of:=IF([.$A14]*[.I96]=0;&quot;&quot;;[.$A14]*[.I96]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[.$B14]*[.E96]=0;&quot;&quot;;[.$B14]*[.E96])">
            <text:p/>
          </table:table-cell>
          <table:table-cell table:style-name="ce72" table:formula="of:=IF([.$B14]*[.F96]=0;&quot;&quot;;[.$B14]*[.F96])">
            <text:p/>
          </table:table-cell>
          <table:table-cell table:style-name="ce72" table:formula="of:=IF([.$B14]*[.G96]=0;&quot;&quot;;[.$B14]*[.G96])">
            <text:p/>
          </table:table-cell>
          <table:table-cell table:style-name="ce72" table:formula="of:=IF([.$B14]*[.H96]=0;&quot;&quot;;[.$B14]*[.H96])">
            <text:p/>
          </table:table-cell>
          <table:table-cell table:style-name="ce72" table:formula="of:=IF([.$B14]*[.I96]=0;&quot;&quot;;[.$B14]*[.I96])">
            <text:p/>
          </table:table-cell>
          <table:table-cell table:style-name="ce87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5]" office:value-type="float" office:value="0" calcext:value-type="float">
            <text:p>0</text:p>
          </table:table-cell>
          <table:table-cell table:style-name="ce71" table:formula="of:=[$'9a-Algarve'.I15]" office:value-type="float" office:value="0" calcext:value-type="float">
            <text:p>0</text:p>
          </table:table-cell>
          <table:table-cell table:style-name="ce74" table:formula="of:=([.E$1]*([.D15])^[.E$2])*[.A15]/1000000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[.$A15]*[.E97]=0;&quot;&quot;;[.$A15]*[.E97])">
            <text:p/>
          </table:table-cell>
          <table:table-cell table:style-name="ce72" table:formula="of:=IF([.$A15]*[.F97]=0;&quot;&quot;;[.$A15]*[.F97])">
            <text:p/>
          </table:table-cell>
          <table:table-cell table:style-name="ce72" table:formula="of:=IF([.$A15]*[.G97]=0;&quot;&quot;;[.$A15]*[.G97])">
            <text:p/>
          </table:table-cell>
          <table:table-cell table:style-name="ce72" table:formula="of:=IF([.$A15]*[.H97]=0;&quot;&quot;;[.$A15]*[.H97])">
            <text:p/>
          </table:table-cell>
          <table:table-cell table:style-name="ce72" table:formula="of:=IF([.$A15]*[.I97]=0;&quot;&quot;;[.$A15]*[.I97]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[.$B15]*[.E97]=0;&quot;&quot;;[.$B15]*[.E97])">
            <text:p/>
          </table:table-cell>
          <table:table-cell table:style-name="ce72" table:formula="of:=IF([.$B15]*[.F97]=0;&quot;&quot;;[.$B15]*[.F97])">
            <text:p/>
          </table:table-cell>
          <table:table-cell table:style-name="ce72" table:formula="of:=IF([.$B15]*[.G97]=0;&quot;&quot;;[.$B15]*[.G97])">
            <text:p/>
          </table:table-cell>
          <table:table-cell table:style-name="ce72" table:formula="of:=IF([.$B15]*[.H97]=0;&quot;&quot;;[.$B15]*[.H97])">
            <text:p/>
          </table:table-cell>
          <table:table-cell table:style-name="ce72" table:formula="of:=IF([.$B15]*[.I97]=0;&quot;&quot;;[.$B15]*[.I97])">
            <text:p/>
          </table:table-cell>
          <table:table-cell table:style-name="ce87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6]" office:value-type="float" office:value="0" calcext:value-type="float">
            <text:p>0</text:p>
          </table:table-cell>
          <table:table-cell table:style-name="ce71" table:formula="of:=[$'9a-Algarve'.I16]" office:value-type="float" office:value="0" calcext:value-type="float">
            <text:p>0</text:p>
          </table:table-cell>
          <table:table-cell table:style-name="ce74" table:formula="of:=([.E$1]*([.D16])^[.E$2])*[.A16]/1000000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[.$A16]*[.E98]=0;&quot;&quot;;[.$A16]*[.E98])">
            <text:p/>
          </table:table-cell>
          <table:table-cell table:style-name="ce72" table:formula="of:=IF([.$A16]*[.F98]=0;&quot;&quot;;[.$A16]*[.F98])">
            <text:p/>
          </table:table-cell>
          <table:table-cell table:style-name="ce72" table:formula="of:=IF([.$A16]*[.G98]=0;&quot;&quot;;[.$A16]*[.G98])">
            <text:p/>
          </table:table-cell>
          <table:table-cell table:style-name="ce72" table:formula="of:=IF([.$A16]*[.H98]=0;&quot;&quot;;[.$A16]*[.H98])">
            <text:p/>
          </table:table-cell>
          <table:table-cell table:style-name="ce72" table:formula="of:=IF([.$A16]*[.I98]=0;&quot;&quot;;[.$A16]*[.I98]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[.$B16]*[.E98]=0;&quot;&quot;;[.$B16]*[.E98])">
            <text:p/>
          </table:table-cell>
          <table:table-cell table:style-name="ce72" table:formula="of:=IF([.$B16]*[.F98]=0;&quot;&quot;;[.$B16]*[.F98])">
            <text:p/>
          </table:table-cell>
          <table:table-cell table:style-name="ce72" table:formula="of:=IF([.$B16]*[.G98]=0;&quot;&quot;;[.$B16]*[.G98])">
            <text:p/>
          </table:table-cell>
          <table:table-cell table:style-name="ce72" table:formula="of:=IF([.$B16]*[.H98]=0;&quot;&quot;;[.$B16]*[.H98])">
            <text:p/>
          </table:table-cell>
          <table:table-cell table:style-name="ce72" table:formula="of:=IF([.$B16]*[.I98]=0;&quot;&quot;;[.$B16]*[.I98])">
            <text:p/>
          </table:table-cell>
          <table:table-cell table:style-name="ce87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7]" office:value-type="float" office:value="0" calcext:value-type="float">
            <text:p>0</text:p>
          </table:table-cell>
          <table:table-cell table:style-name="ce71" table:formula="of:=[$'9a-Algarve'.I17]" office:value-type="float" office:value="0" calcext:value-type="float">
            <text:p>0</text:p>
          </table:table-cell>
          <table:table-cell table:style-name="ce74" table:formula="of:=([.E$1]*([.D17])^[.E$2])*[.A17]/1000000" office:value-type="float" office:value="0" calcext:value-type="float">
            <text:p>0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[.$A17]*[.E99]=0;&quot;&quot;;[.$A17]*[.E99])">
            <text:p/>
          </table:table-cell>
          <table:table-cell table:style-name="ce72" table:formula="of:=IF([.$A17]*[.F99]=0;&quot;&quot;;[.$A17]*[.F99])">
            <text:p/>
          </table:table-cell>
          <table:table-cell table:style-name="ce72" table:formula="of:=IF([.$A17]*[.G99]=0;&quot;&quot;;[.$A17]*[.G99])">
            <text:p/>
          </table:table-cell>
          <table:table-cell table:style-name="ce72" table:formula="of:=IF([.$A17]*[.H99]=0;&quot;&quot;;[.$A17]*[.H99])">
            <text:p/>
          </table:table-cell>
          <table:table-cell table:style-name="ce72" table:formula="of:=IF([.$A17]*[.I99]=0;&quot;&quot;;[.$A17]*[.I99])">
            <text:p/>
          </table:table-cell>
          <table:table-cell table:style-name="ce72" table:formula="of:=IF(SUM([.E17:.I17])=0;&quot;&quot;;SUM([.E17:.I17]))">
            <text:p/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[.$B17]*[.E99]=0;&quot;&quot;;[.$B17]*[.E99])">
            <text:p/>
          </table:table-cell>
          <table:table-cell table:style-name="ce72" table:formula="of:=IF([.$B17]*[.F99]=0;&quot;&quot;;[.$B17]*[.F99])">
            <text:p/>
          </table:table-cell>
          <table:table-cell table:style-name="ce72" table:formula="of:=IF([.$B17]*[.G99]=0;&quot;&quot;;[.$B17]*[.G99])">
            <text:p/>
          </table:table-cell>
          <table:table-cell table:style-name="ce72" table:formula="of:=IF([.$B17]*[.H99]=0;&quot;&quot;;[.$B17]*[.H99])">
            <text:p/>
          </table:table-cell>
          <table:table-cell table:style-name="ce72" table:formula="of:=IF([.$B17]*[.I99]=0;&quot;&quot;;[.$B17]*[.I99])">
            <text:p/>
          </table:table-cell>
          <table:table-cell table:style-name="ce87" table:formula="of:=IF(SUM([.M17:.Q17])=0;&quot;&quot;;SUM([.M17:.Q17]))">
            <text:p/>
          </table:table-cell>
          <table:table-cell table:style-name="ce99" table:formula="of:=IF([.J17]=&quot;&quot;;&quot;&quot;;[.J17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8]" office:value-type="float" office:value="0" calcext:value-type="float">
            <text:p>0</text:p>
          </table:table-cell>
          <table:table-cell table:style-name="ce71" table:formula="of:=[$'9a-Algarve'.I18]" office:value-type="float" office:value="0" calcext:value-type="float">
            <text:p>0</text:p>
          </table:table-cell>
          <table:table-cell table:style-name="ce74" table:formula="of:=([.E$1]*([.D18])^[.E$2])*[.A18]/1000000" office:value-type="float" office:value="0" calcext:value-type="float">
            <text:p>0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[.$A18]*[.E100]=0;&quot;&quot;;[.$A18]*[.E100])">
            <text:p/>
          </table:table-cell>
          <table:table-cell table:style-name="ce72" table:formula="of:=IF([.$A18]*[.F100]=0;&quot;&quot;;[.$A18]*[.F100])">
            <text:p/>
          </table:table-cell>
          <table:table-cell table:style-name="ce72" table:formula="of:=IF([.$A18]*[.G100]=0;&quot;&quot;;[.$A18]*[.G100])">
            <text:p/>
          </table:table-cell>
          <table:table-cell table:style-name="ce72" table:formula="of:=IF([.$A18]*[.H100]=0;&quot;&quot;;[.$A18]*[.H100])">
            <text:p/>
          </table:table-cell>
          <table:table-cell table:style-name="ce72" table:formula="of:=IF([.$A18]*[.I100]=0;&quot;&quot;;[.$A18]*[.I100])">
            <text:p/>
          </table:table-cell>
          <table:table-cell table:style-name="ce72" table:formula="of:=IF(SUM([.E18:.I18])=0;&quot;&quot;;SUM([.E18:.I18]))">
            <text:p/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[.$B18]*[.E100]=0;&quot;&quot;;[.$B18]*[.E100])">
            <text:p/>
          </table:table-cell>
          <table:table-cell table:style-name="ce72" table:formula="of:=IF([.$B18]*[.F100]=0;&quot;&quot;;[.$B18]*[.F100])">
            <text:p/>
          </table:table-cell>
          <table:table-cell table:style-name="ce72" table:formula="of:=IF([.$B18]*[.G100]=0;&quot;&quot;;[.$B18]*[.G100])">
            <text:p/>
          </table:table-cell>
          <table:table-cell table:style-name="ce72" table:formula="of:=IF([.$B18]*[.H100]=0;&quot;&quot;;[.$B18]*[.H100])">
            <text:p/>
          </table:table-cell>
          <table:table-cell table:style-name="ce72" table:formula="of:=IF([.$B18]*[.I100]=0;&quot;&quot;;[.$B18]*[.I100])">
            <text:p/>
          </table:table-cell>
          <table:table-cell table:style-name="ce87" table:formula="of:=IF(SUM([.M18:.Q18])=0;&quot;&quot;;SUM([.M18:.Q18]))">
            <text:p/>
          </table:table-cell>
          <table:table-cell table:style-name="ce99" table:formula="of:=IF([.J18]=&quot;&quot;;&quot;&quot;;[.J18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19]" office:value-type="float" office:value="0" calcext:value-type="float">
            <text:p>0</text:p>
          </table:table-cell>
          <table:table-cell table:style-name="ce71" table:formula="of:=[$'9a-Algarve'.I19]" office:value-type="float" office:value="0" calcext:value-type="float">
            <text:p>0</text:p>
          </table:table-cell>
          <table:table-cell table:style-name="ce75" table:formula="of:=([.E$1]*([.D19])^[.E$2])*[.A19]/1000" office:value-type="float" office:value="0" calcext:value-type="float">
            <text:p>0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[.$A19]*[.E101]=0;&quot;&quot;;[.$A19]*[.E101])">
            <text:p/>
          </table:table-cell>
          <table:table-cell table:style-name="ce72" table:formula="of:=IF([.$A19]*[.F101]=0;&quot;&quot;;[.$A19]*[.F101])">
            <text:p/>
          </table:table-cell>
          <table:table-cell table:style-name="ce72" table:formula="of:=IF([.$A19]*[.G101]=0;&quot;&quot;;[.$A19]*[.G101])">
            <text:p/>
          </table:table-cell>
          <table:table-cell table:style-name="ce72" table:formula="of:=IF([.$A19]*[.H101]=0;&quot;&quot;;[.$A19]*[.H101])">
            <text:p/>
          </table:table-cell>
          <table:table-cell table:style-name="ce72" table:formula="of:=IF([.$A19]*[.I101]=0;&quot;&quot;;[.$A19]*[.I101])">
            <text:p/>
          </table:table-cell>
          <table:table-cell table:style-name="ce72" table:formula="of:=IF(SUM([.E19:.I19])=0;&quot;&quot;;SUM([.E19:.I19]))">
            <text:p/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[.$B19]*[.E101]=0;&quot;&quot;;[.$B19]*[.E101])">
            <text:p/>
          </table:table-cell>
          <table:table-cell table:style-name="ce72" table:formula="of:=IF([.$B19]*[.F101]=0;&quot;&quot;;[.$B19]*[.F101])">
            <text:p/>
          </table:table-cell>
          <table:table-cell table:style-name="ce72" table:formula="of:=IF([.$B19]*[.G101]=0;&quot;&quot;;[.$B19]*[.G101])">
            <text:p/>
          </table:table-cell>
          <table:table-cell table:style-name="ce72" table:formula="of:=IF([.$B19]*[.H101]=0;&quot;&quot;;[.$B19]*[.H101])">
            <text:p/>
          </table:table-cell>
          <table:table-cell table:style-name="ce72" table:formula="of:=IF([.$B19]*[.I101]=0;&quot;&quot;;[.$B19]*[.I101])">
            <text:p/>
          </table:table-cell>
          <table:table-cell table:style-name="ce87" table:formula="of:=IF(SUM([.M19:.Q19])=0;&quot;&quot;;SUM([.M19:.Q19]))">
            <text:p/>
          </table:table-cell>
          <table:table-cell table:style-name="ce99" table:formula="of:=IF([.J19]=&quot;&quot;;&quot;&quot;;[.J19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20]" office:value-type="float" office:value="3023454.53069684" calcext:value-type="float">
            <text:p>3023455</text:p>
          </table:table-cell>
          <table:table-cell table:style-name="ce71" table:formula="of:=[$'9a-Algarve'.I20]" office:value-type="float" office:value="23.601539908007" calcext:value-type="float">
            <text:p>24</text:p>
          </table:table-cell>
          <table:table-cell table:style-name="ce75" table:formula="of:=([.E$1]*([.D20])^[.E$2])*[.A20]/1000" office:value-type="float" office:value="23601.539908007" calcext:value-type="float">
            <text:p>23602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[.$A20]*[.E102]=0;&quot;&quot;;[.$A20]*[.E102])">
            <text:p/>
          </table:table-cell>
          <table:table-cell table:style-name="ce72" table:formula="of:=IF([.$A20]*[.F102]=0;&quot;&quot;;[.$A20]*[.F102])" office:value-type="float" office:value="3023454.53069684" calcext:value-type="float">
            <text:p>3023455</text:p>
          </table:table-cell>
          <table:table-cell table:style-name="ce72" table:formula="of:=IF([.$A20]*[.G102]=0;&quot;&quot;;[.$A20]*[.G102])">
            <text:p/>
          </table:table-cell>
          <table:table-cell table:style-name="ce72" table:formula="of:=IF([.$A20]*[.H102]=0;&quot;&quot;;[.$A20]*[.H102])">
            <text:p/>
          </table:table-cell>
          <table:table-cell table:style-name="ce72" table:formula="of:=IF([.$A20]*[.I102]=0;&quot;&quot;;[.$A20]*[.I102])">
            <text:p/>
          </table:table-cell>
          <table:table-cell table:style-name="ce72" table:formula="of:=IF(SUM([.E20:.I20])=0;&quot;&quot;;SUM([.E20:.I20]))" office:value-type="float" office:value="3023454.53069684" calcext:value-type="float">
            <text:p>3023455</text:p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[.$B20]*[.E102]=0;&quot;&quot;;[.$B20]*[.E102])">
            <text:p/>
          </table:table-cell>
          <table:table-cell table:style-name="ce72" table:formula="of:=IF([.$B20]*[.F102]=0;&quot;&quot;;[.$B20]*[.F102])" office:value-type="float" office:value="23.601539908007" calcext:value-type="float">
            <text:p>24</text:p>
          </table:table-cell>
          <table:table-cell table:style-name="ce72" table:formula="of:=IF([.$B20]*[.G102]=0;&quot;&quot;;[.$B20]*[.G102])">
            <text:p/>
          </table:table-cell>
          <table:table-cell table:style-name="ce72" table:formula="of:=IF([.$B20]*[.H102]=0;&quot;&quot;;[.$B20]*[.H102])">
            <text:p/>
          </table:table-cell>
          <table:table-cell table:style-name="ce72" table:formula="of:=IF([.$B20]*[.I102]=0;&quot;&quot;;[.$B20]*[.I102])">
            <text:p/>
          </table:table-cell>
          <table:table-cell table:style-name="ce87" table:formula="of:=IF(SUM([.M20:.Q20])=0;&quot;&quot;;SUM([.M20:.Q20]))" office:value-type="float" office:value="23.601539908007" calcext:value-type="float">
            <text:p>23,60</text:p>
          </table:table-cell>
          <table:table-cell table:style-name="ce99" table:formula="of:=IF([.J20]=&quot;&quot;;&quot;&quot;;[.J20])" office:value-type="float" office:value="3023454.53069684" calcext:value-type="float">
            <text:p>3023455</text:p>
          </table:table-cell>
          <table:table-cell table:number-columns-repeated="35"/>
        </table:table-row>
        <table:table-row table:style-name="ro7">
          <table:table-cell table:style-name="ce71" table:formula="of:=[$'9a-Algarve'.H21]" office:value-type="float" office:value="13518664.5108169" calcext:value-type="float">
            <text:p>13518665</text:p>
          </table:table-cell>
          <table:table-cell table:style-name="ce71" table:formula="of:=[$'9a-Algarve'.I21]" office:value-type="float" office:value="120.010626379323" calcext:value-type="float">
            <text:p>120</text:p>
          </table:table-cell>
          <table:table-cell table:style-name="ce75" table:formula="of:=([.E$1]*([.D21])^[.E$2])*[.A21]/1000" office:value-type="float" office:value="120010.626379323" calcext:value-type="float">
            <text:p>120011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[.$A21]*[.E103]=0;&quot;&quot;;[.$A21]*[.E103])">
            <text:p/>
          </table:table-cell>
          <table:table-cell table:style-name="ce72" table:formula="of:=IF([.$A21]*[.F103]=0;&quot;&quot;;[.$A21]*[.F103])" office:value-type="float" office:value="13518664.5108169" calcext:value-type="float">
            <text:p>13518665</text:p>
          </table:table-cell>
          <table:table-cell table:style-name="ce72" table:formula="of:=IF([.$A21]*[.G103]=0;&quot;&quot;;[.$A21]*[.G103])">
            <text:p/>
          </table:table-cell>
          <table:table-cell table:style-name="ce72" table:formula="of:=IF([.$A21]*[.H103]=0;&quot;&quot;;[.$A21]*[.H103])">
            <text:p/>
          </table:table-cell>
          <table:table-cell table:style-name="ce72" table:formula="of:=IF([.$A21]*[.I103]=0;&quot;&quot;;[.$A21]*[.I103])">
            <text:p/>
          </table:table-cell>
          <table:table-cell table:style-name="ce72" table:formula="of:=IF(SUM([.E21:.I21])=0;&quot;&quot;;SUM([.E21:.I21]))" office:value-type="float" office:value="13518664.5108169" calcext:value-type="float">
            <text:p>13518665</text:p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[.$B21]*[.E103]=0;&quot;&quot;;[.$B21]*[.E103])">
            <text:p/>
          </table:table-cell>
          <table:table-cell table:style-name="ce72" table:formula="of:=IF([.$B21]*[.F103]=0;&quot;&quot;;[.$B21]*[.F103])" office:value-type="float" office:value="120.010626379323" calcext:value-type="float">
            <text:p>120</text:p>
          </table:table-cell>
          <table:table-cell table:style-name="ce72" table:formula="of:=IF([.$B21]*[.G103]=0;&quot;&quot;;[.$B21]*[.G103])">
            <text:p/>
          </table:table-cell>
          <table:table-cell table:style-name="ce72" table:formula="of:=IF([.$B21]*[.H103]=0;&quot;&quot;;[.$B21]*[.H103])">
            <text:p/>
          </table:table-cell>
          <table:table-cell table:style-name="ce72" table:formula="of:=IF([.$B21]*[.I103]=0;&quot;&quot;;[.$B21]*[.I103])">
            <text:p/>
          </table:table-cell>
          <table:table-cell table:style-name="ce87" table:formula="of:=IF(SUM([.M21:.Q21])=0;&quot;&quot;;SUM([.M21:.Q21]))" office:value-type="float" office:value="120.010626379323" calcext:value-type="float">
            <text:p>120,01</text:p>
          </table:table-cell>
          <table:table-cell table:style-name="ce99" table:formula="of:=IF([.J21]=&quot;&quot;;&quot;&quot;;[.J21])" office:value-type="float" office:value="13518664.5108169" calcext:value-type="float">
            <text:p>13518665</text:p>
          </table:table-cell>
          <table:table-cell table:number-columns-repeated="35"/>
        </table:table-row>
        <table:table-row table:style-name="ro7">
          <table:table-cell table:style-name="ce71" table:formula="of:=[$'9a-Algarve'.H22]" office:value-type="float" office:value="28279725.5672937" calcext:value-type="float">
            <text:p>28279726</text:p>
          </table:table-cell>
          <table:table-cell table:style-name="ce71" table:formula="of:=[$'9a-Algarve'.I22]" office:value-type="float" office:value="283.838059919627" calcext:value-type="float">
            <text:p>284</text:p>
          </table:table-cell>
          <table:table-cell table:style-name="ce75" table:formula="of:=([.E$1]*([.D22])^[.E$2])*[.A22]/1000" office:value-type="float" office:value="283838.059919628" calcext:value-type="float">
            <text:p>283838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[.$A22]*[.E104]=0;&quot;&quot;;[.$A22]*[.E104])">
            <text:p/>
          </table:table-cell>
          <table:table-cell table:style-name="ce72" table:formula="of:=IF([.$A22]*[.F104]=0;&quot;&quot;;[.$A22]*[.F104])" office:value-type="float" office:value="28279725.5672937" calcext:value-type="float">
            <text:p>28279726</text:p>
          </table:table-cell>
          <table:table-cell table:style-name="ce72" table:formula="of:=IF([.$A22]*[.G104]=0;&quot;&quot;;[.$A22]*[.G104])">
            <text:p/>
          </table:table-cell>
          <table:table-cell table:style-name="ce72" table:formula="of:=IF([.$A22]*[.H104]=0;&quot;&quot;;[.$A22]*[.H104])">
            <text:p/>
          </table:table-cell>
          <table:table-cell table:style-name="ce72" table:formula="of:=IF([.$A22]*[.I104]=0;&quot;&quot;;[.$A22]*[.I104])">
            <text:p/>
          </table:table-cell>
          <table:table-cell table:style-name="ce72" table:formula="of:=IF(SUM([.E22:.I22])=0;&quot;&quot;;SUM([.E22:.I22]))" office:value-type="float" office:value="28279725.5672937" calcext:value-type="float">
            <text:p>28279726</text:p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[.$B22]*[.E104]=0;&quot;&quot;;[.$B22]*[.E104])">
            <text:p/>
          </table:table-cell>
          <table:table-cell table:style-name="ce72" table:formula="of:=IF([.$B22]*[.F104]=0;&quot;&quot;;[.$B22]*[.F104])" office:value-type="float" office:value="283.838059919627" calcext:value-type="float">
            <text:p>284</text:p>
          </table:table-cell>
          <table:table-cell table:style-name="ce72" table:formula="of:=IF([.$B22]*[.G104]=0;&quot;&quot;;[.$B22]*[.G104])">
            <text:p/>
          </table:table-cell>
          <table:table-cell table:style-name="ce72" table:formula="of:=IF([.$B22]*[.H104]=0;&quot;&quot;;[.$B22]*[.H104])">
            <text:p/>
          </table:table-cell>
          <table:table-cell table:style-name="ce72" table:formula="of:=IF([.$B22]*[.I104]=0;&quot;&quot;;[.$B22]*[.I104])">
            <text:p/>
          </table:table-cell>
          <table:table-cell table:style-name="ce87" table:formula="of:=IF(SUM([.M22:.Q22])=0;&quot;&quot;;SUM([.M22:.Q22]))" office:value-type="float" office:value="283.838059919627" calcext:value-type="float">
            <text:p>283,84</text:p>
          </table:table-cell>
          <table:table-cell table:style-name="ce99" table:formula="of:=IF([.J22]=&quot;&quot;;&quot;&quot;;[.J22])" office:value-type="float" office:value="28279725.5672937" calcext:value-type="float">
            <text:p>28279726</text:p>
          </table:table-cell>
          <table:table-cell table:number-columns-repeated="35"/>
        </table:table-row>
        <table:table-row table:style-name="ro7">
          <table:table-cell table:style-name="ce71" table:formula="of:=[$'9a-Algarve'.H23]" office:value-type="float" office:value="29774076.6571784" calcext:value-type="float">
            <text:p>29774077</text:p>
          </table:table-cell>
          <table:table-cell table:style-name="ce71" table:formula="of:=[$'9a-Algarve'.I23]" office:value-type="float" office:value="336.066107266459" calcext:value-type="float">
            <text:p>336</text:p>
          </table:table-cell>
          <table:table-cell table:style-name="ce75" table:formula="of:=([.E$1]*([.D23])^[.E$2])*[.A23]/1000" office:value-type="float" office:value="336066.107266459" calcext:value-type="float">
            <text:p>336066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[.$A23]*[.E105]=0;&quot;&quot;;[.$A23]*[.E105])">
            <text:p/>
          </table:table-cell>
          <table:table-cell table:style-name="ce72" table:formula="of:=IF([.$A23]*[.F105]=0;&quot;&quot;;[.$A23]*[.F105])" office:value-type="float" office:value="29774076.6571784" calcext:value-type="float">
            <text:p>29774077</text:p>
          </table:table-cell>
          <table:table-cell table:style-name="ce72" table:formula="of:=IF([.$A23]*[.G105]=0;&quot;&quot;;[.$A23]*[.G105])">
            <text:p/>
          </table:table-cell>
          <table:table-cell table:style-name="ce72" table:formula="of:=IF([.$A23]*[.H105]=0;&quot;&quot;;[.$A23]*[.H105])">
            <text:p/>
          </table:table-cell>
          <table:table-cell table:style-name="ce72" table:formula="of:=IF([.$A23]*[.I105]=0;&quot;&quot;;[.$A23]*[.I105])">
            <text:p/>
          </table:table-cell>
          <table:table-cell table:style-name="ce72" table:formula="of:=IF(SUM([.E23:.I23])=0;&quot;&quot;;SUM([.E23:.I23]))" office:value-type="float" office:value="29774076.6571784" calcext:value-type="float">
            <text:p>29774077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[.$B23]*[.E105]=0;&quot;&quot;;[.$B23]*[.E105])">
            <text:p/>
          </table:table-cell>
          <table:table-cell table:style-name="ce72" table:formula="of:=IF([.$B23]*[.F105]=0;&quot;&quot;;[.$B23]*[.F105])" office:value-type="float" office:value="336.066107266459" calcext:value-type="float">
            <text:p>336</text:p>
          </table:table-cell>
          <table:table-cell table:style-name="ce72" table:formula="of:=IF([.$B23]*[.G105]=0;&quot;&quot;;[.$B23]*[.G105])">
            <text:p/>
          </table:table-cell>
          <table:table-cell table:style-name="ce72" table:formula="of:=IF([.$B23]*[.H105]=0;&quot;&quot;;[.$B23]*[.H105])">
            <text:p/>
          </table:table-cell>
          <table:table-cell table:style-name="ce72" table:formula="of:=IF([.$B23]*[.I105]=0;&quot;&quot;;[.$B23]*[.I105])">
            <text:p/>
          </table:table-cell>
          <table:table-cell table:style-name="ce87" table:formula="of:=IF(SUM([.M23:.Q23])=0;&quot;&quot;;SUM([.M23:.Q23]))" office:value-type="float" office:value="336.066107266459" calcext:value-type="float">
            <text:p>336,07</text:p>
          </table:table-cell>
          <table:table-cell table:style-name="ce99" table:formula="of:=IF([.J23]=&quot;&quot;;&quot;&quot;;[.J23])" office:value-type="float" office:value="29774076.6571784" calcext:value-type="float">
            <text:p>29774077</text:p>
          </table:table-cell>
          <table:table-cell table:number-columns-repeated="35"/>
        </table:table-row>
        <table:table-row table:style-name="ro7">
          <table:table-cell table:style-name="ce71" table:formula="of:=[$'9a-Algarve'.H24]" office:value-type="float" office:value="16898330.6385211" calcext:value-type="float">
            <text:p>16898331</text:p>
          </table:table-cell>
          <table:table-cell table:style-name="ce71" table:formula="of:=[$'9a-Algarve'.I24]" office:value-type="float" office:value="213.449891643682" calcext:value-type="float">
            <text:p>213</text:p>
          </table:table-cell>
          <table:table-cell table:style-name="ce75" table:formula="of:=([.E$1]*([.D24])^[.E$2])*[.A24]/1000" office:value-type="float" office:value="213449.891643682" calcext:value-type="float">
            <text:p>213450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[.$A24]*[.E106]=0;&quot;&quot;;[.$A24]*[.E106])">
            <text:p/>
          </table:table-cell>
          <table:table-cell table:style-name="ce72" table:formula="of:=IF([.$A24]*[.F106]=0;&quot;&quot;;[.$A24]*[.F106])" office:value-type="float" office:value="16898330.6385211" calcext:value-type="float">
            <text:p>16898331</text:p>
          </table:table-cell>
          <table:table-cell table:style-name="ce72" table:formula="of:=IF([.$A24]*[.G106]=0;&quot;&quot;;[.$A24]*[.G106])">
            <text:p/>
          </table:table-cell>
          <table:table-cell table:style-name="ce72" table:formula="of:=IF([.$A24]*[.H106]=0;&quot;&quot;;[.$A24]*[.H106])">
            <text:p/>
          </table:table-cell>
          <table:table-cell table:style-name="ce72" table:formula="of:=IF([.$A24]*[.I106]=0;&quot;&quot;;[.$A24]*[.I106])">
            <text:p/>
          </table:table-cell>
          <table:table-cell table:style-name="ce72" table:formula="of:=IF(SUM([.E24:.I24])=0;&quot;&quot;;SUM([.E24:.I24]))" office:value-type="float" office:value="16898330.6385211" calcext:value-type="float">
            <text:p>16898331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[.$B24]*[.E106]=0;&quot;&quot;;[.$B24]*[.E106])">
            <text:p/>
          </table:table-cell>
          <table:table-cell table:style-name="ce72" table:formula="of:=IF([.$B24]*[.F106]=0;&quot;&quot;;[.$B24]*[.F106])" office:value-type="float" office:value="213.449891643682" calcext:value-type="float">
            <text:p>213</text:p>
          </table:table-cell>
          <table:table-cell table:style-name="ce72" table:formula="of:=IF([.$B24]*[.G106]=0;&quot;&quot;;[.$B24]*[.G106])">
            <text:p/>
          </table:table-cell>
          <table:table-cell table:style-name="ce72" table:formula="of:=IF([.$B24]*[.H106]=0;&quot;&quot;;[.$B24]*[.H106])">
            <text:p/>
          </table:table-cell>
          <table:table-cell table:style-name="ce72" table:formula="of:=IF([.$B24]*[.I106]=0;&quot;&quot;;[.$B24]*[.I106])">
            <text:p/>
          </table:table-cell>
          <table:table-cell table:style-name="ce87" table:formula="of:=IF(SUM([.M24:.Q24])=0;&quot;&quot;;SUM([.M24:.Q24]))" office:value-type="float" office:value="213.449891643682" calcext:value-type="float">
            <text:p>213,45</text:p>
          </table:table-cell>
          <table:table-cell table:style-name="ce99" table:formula="of:=IF([.J24]=&quot;&quot;;&quot;&quot;;[.J24])" office:value-type="float" office:value="16898330.6385211" calcext:value-type="float">
            <text:p>16898331</text:p>
          </table:table-cell>
          <table:table-cell table:number-columns-repeated="35"/>
        </table:table-row>
        <table:table-row table:style-name="ro7">
          <table:table-cell table:style-name="ce71" table:formula="of:=[$'9a-Algarve'.H25]" office:value-type="float" office:value="4126841.67264654" calcext:value-type="float">
            <text:p>4126842</text:p>
          </table:table-cell>
          <table:table-cell table:style-name="ce71" table:formula="of:=[$'9a-Algarve'.I25]" office:value-type="float" office:value="58.073834614732" calcext:value-type="float">
            <text:p>58</text:p>
          </table:table-cell>
          <table:table-cell table:style-name="ce75" table:formula="of:=([.E$1]*([.D25])^[.E$2])*[.A25]/1000" office:value-type="float" office:value="58073.834614732" calcext:value-type="float">
            <text:p>58074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[.$A25]*[.E107]=0;&quot;&quot;;[.$A25]*[.E107])">
            <text:p/>
          </table:table-cell>
          <table:table-cell table:style-name="ce72" table:formula="of:=IF([.$A25]*[.F107]=0;&quot;&quot;;[.$A25]*[.F107])" office:value-type="float" office:value="4126841.67264654" calcext:value-type="float">
            <text:p>4126842</text:p>
          </table:table-cell>
          <table:table-cell table:style-name="ce72" table:formula="of:=IF([.$A25]*[.G107]=0;&quot;&quot;;[.$A25]*[.G107])">
            <text:p/>
          </table:table-cell>
          <table:table-cell table:style-name="ce72" table:formula="of:=IF([.$A25]*[.H107]=0;&quot;&quot;;[.$A25]*[.H107])">
            <text:p/>
          </table:table-cell>
          <table:table-cell table:style-name="ce72" table:formula="of:=IF([.$A25]*[.I107]=0;&quot;&quot;;[.$A25]*[.I107])">
            <text:p/>
          </table:table-cell>
          <table:table-cell table:style-name="ce72" table:formula="of:=IF(SUM([.E25:.I25])=0;&quot;&quot;;SUM([.E25:.I25]))" office:value-type="float" office:value="4126841.67264654" calcext:value-type="float">
            <text:p>4126842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[.$B25]*[.E107]=0;&quot;&quot;;[.$B25]*[.E107])">
            <text:p/>
          </table:table-cell>
          <table:table-cell table:style-name="ce72" table:formula="of:=IF([.$B25]*[.F107]=0;&quot;&quot;;[.$B25]*[.F107])" office:value-type="float" office:value="58.073834614732" calcext:value-type="float">
            <text:p>58</text:p>
          </table:table-cell>
          <table:table-cell table:style-name="ce72" table:formula="of:=IF([.$B25]*[.G107]=0;&quot;&quot;;[.$B25]*[.G107])">
            <text:p/>
          </table:table-cell>
          <table:table-cell table:style-name="ce72" table:formula="of:=IF([.$B25]*[.H107]=0;&quot;&quot;;[.$B25]*[.H107])">
            <text:p/>
          </table:table-cell>
          <table:table-cell table:style-name="ce72" table:formula="of:=IF([.$B25]*[.I107]=0;&quot;&quot;;[.$B25]*[.I107])">
            <text:p/>
          </table:table-cell>
          <table:table-cell table:style-name="ce87" table:formula="of:=IF(SUM([.M25:.Q25])=0;&quot;&quot;;SUM([.M25:.Q25]))" office:value-type="float" office:value="58.073834614732" calcext:value-type="float">
            <text:p>58,07</text:p>
          </table:table-cell>
          <table:table-cell table:style-name="ce99" table:formula="of:=IF([.J25]=&quot;&quot;;&quot;&quot;;[.J25])" office:value-type="float" office:value="4126841.67264654" calcext:value-type="float">
            <text:p>4126842</text:p>
          </table:table-cell>
          <table:table-cell table:number-columns-repeated="35"/>
        </table:table-row>
        <table:table-row table:style-name="ro7">
          <table:table-cell table:style-name="ce71" table:formula="of:=[$'9a-Algarve'.H26]" office:value-type="float" office:value="2258902.81029073" calcext:value-type="float">
            <text:p>2258903</text:p>
          </table:table-cell>
          <table:table-cell table:style-name="ce71" table:formula="of:=[$'9a-Algarve'.I26]" office:value-type="float" office:value="35.2668033658557" calcext:value-type="float">
            <text:p>35</text:p>
          </table:table-cell>
          <table:table-cell table:style-name="ce75" table:formula="of:=([.E$1]*([.D26])^[.E$2])*[.A26]/1000" office:value-type="float" office:value="35266.8033658557" calcext:value-type="float">
            <text:p>35267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[.$A26]*[.E108]=0;&quot;&quot;;[.$A26]*[.E108])">
            <text:p/>
          </table:table-cell>
          <table:table-cell table:style-name="ce72" table:formula="of:=IF([.$A26]*[.F108]=0;&quot;&quot;;[.$A26]*[.F108])" office:value-type="float" office:value="2258902.81029073" calcext:value-type="float">
            <text:p>2258903</text:p>
          </table:table-cell>
          <table:table-cell table:style-name="ce72" table:formula="of:=IF([.$A26]*[.G108]=0;&quot;&quot;;[.$A26]*[.G108])">
            <text:p/>
          </table:table-cell>
          <table:table-cell table:style-name="ce72" table:formula="of:=IF([.$A26]*[.H108]=0;&quot;&quot;;[.$A26]*[.H108])">
            <text:p/>
          </table:table-cell>
          <table:table-cell table:style-name="ce72" table:formula="of:=IF([.$A26]*[.I108]=0;&quot;&quot;;[.$A26]*[.I108])">
            <text:p/>
          </table:table-cell>
          <table:table-cell table:style-name="ce72" table:formula="of:=IF(SUM([.E26:.I26])=0;&quot;&quot;;SUM([.E26:.I26]))" office:value-type="float" office:value="2258902.81029073" calcext:value-type="float">
            <text:p>2258903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[.$B26]*[.E108]=0;&quot;&quot;;[.$B26]*[.E108])">
            <text:p/>
          </table:table-cell>
          <table:table-cell table:style-name="ce72" table:formula="of:=IF([.$B26]*[.F108]=0;&quot;&quot;;[.$B26]*[.F108])" office:value-type="float" office:value="35.2668033658557" calcext:value-type="float">
            <text:p>35</text:p>
          </table:table-cell>
          <table:table-cell table:style-name="ce72" table:formula="of:=IF([.$B26]*[.G108]=0;&quot;&quot;;[.$B26]*[.G108])">
            <text:p/>
          </table:table-cell>
          <table:table-cell table:style-name="ce72" table:formula="of:=IF([.$B26]*[.H108]=0;&quot;&quot;;[.$B26]*[.H108])">
            <text:p/>
          </table:table-cell>
          <table:table-cell table:style-name="ce72" table:formula="of:=IF([.$B26]*[.I108]=0;&quot;&quot;;[.$B26]*[.I108])">
            <text:p/>
          </table:table-cell>
          <table:table-cell table:style-name="ce87" table:formula="of:=IF(SUM([.M26:.Q26])=0;&quot;&quot;;SUM([.M26:.Q26]))" office:value-type="float" office:value="35.2668033658557" calcext:value-type="float">
            <text:p>35,27</text:p>
          </table:table-cell>
          <table:table-cell table:style-name="ce99" table:formula="of:=IF([.J26]=&quot;&quot;;&quot;&quot;;[.J26])" office:value-type="float" office:value="2258902.81029073" calcext:value-type="float">
            <text:p>2258903</text:p>
          </table:table-cell>
          <table:table-cell table:number-columns-repeated="35"/>
        </table:table-row>
        <table:table-row table:style-name="ro7">
          <table:table-cell table:style-name="ce71" table:formula="of:=[$'9a-Algarve'.H27]" office:value-type="float" office:value="0" calcext:value-type="float">
            <text:p>0</text:p>
          </table:table-cell>
          <table:table-cell table:style-name="ce71" table:formula="of:=[$'9a-Algarve'.I27]" office:value-type="float" office:value="0" calcext:value-type="float">
            <text:p>0</text:p>
          </table:table-cell>
          <table:table-cell table:style-name="ce75" table:formula="of:=([.E$1]*([.D27])^[.E$2])*[.A27]/1000" office:value-type="float" office:value="0" calcext:value-type="float">
            <text:p>0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[.$A27]*[.E109]=0;&quot;&quot;;[.$A27]*[.E109])">
            <text:p/>
          </table:table-cell>
          <table:table-cell table:style-name="ce72" table:formula="of:=IF([.$A27]*[.F109]=0;&quot;&quot;;[.$A27]*[.F109])">
            <text:p/>
          </table:table-cell>
          <table:table-cell table:style-name="ce72" table:formula="of:=IF([.$A27]*[.G109]=0;&quot;&quot;;[.$A27]*[.G109])">
            <text:p/>
          </table:table-cell>
          <table:table-cell table:style-name="ce72" table:formula="of:=IF([.$A27]*[.H109]=0;&quot;&quot;;[.$A27]*[.H109])">
            <text:p/>
          </table:table-cell>
          <table:table-cell table:style-name="ce72" table:formula="of:=IF([.$A27]*[.I109]=0;&quot;&quot;;[.$A27]*[.I109])">
            <text:p/>
          </table:table-cell>
          <table:table-cell table:style-name="ce72" table:formula="of:=IF(SUM([.E27:.I27])=0;&quot;&quot;;SUM([.E27:.I27]))">
            <text:p/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[.$B27]*[.E109]=0;&quot;&quot;;[.$B27]*[.E109])">
            <text:p/>
          </table:table-cell>
          <table:table-cell table:style-name="ce72" table:formula="of:=IF([.$B27]*[.F109]=0;&quot;&quot;;[.$B27]*[.F109])">
            <text:p/>
          </table:table-cell>
          <table:table-cell table:style-name="ce72" table:formula="of:=IF([.$B27]*[.G109]=0;&quot;&quot;;[.$B27]*[.G109])">
            <text:p/>
          </table:table-cell>
          <table:table-cell table:style-name="ce72" table:formula="of:=IF([.$B27]*[.H109]=0;&quot;&quot;;[.$B27]*[.H109])">
            <text:p/>
          </table:table-cell>
          <table:table-cell table:style-name="ce72" table:formula="of:=IF([.$B27]*[.I109]=0;&quot;&quot;;[.$B27]*[.I109])">
            <text:p/>
          </table:table-cell>
          <table:table-cell table:style-name="ce87" table:formula="of:=IF(SUM([.M27:.Q27])=0;&quot;&quot;;SUM([.M27:.Q27]))">
            <text:p/>
          </table:table-cell>
          <table:table-cell table:style-name="ce99" table:formula="of:=IF([.J27]=&quot;&quot;;&quot;&quot;;[.J27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28]" office:value-type="float" office:value="4458302.11288565" calcext:value-type="float">
            <text:p>4458302</text:p>
          </table:table-cell>
          <table:table-cell table:style-name="ce71" table:formula="of:=[$'9a-Algarve'.I28]" office:value-type="float" office:value="84.7142011277103" calcext:value-type="float">
            <text:p>85</text:p>
          </table:table-cell>
          <table:table-cell table:style-name="ce75" table:formula="of:=([.E$1]*([.D28])^[.E$2])*[.A28]/1000" office:value-type="float" office:value="84714.2011277103" calcext:value-type="float">
            <text:p>84714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[.$A28]*[.E110]=0;&quot;&quot;;[.$A28]*[.E110])">
            <text:p/>
          </table:table-cell>
          <table:table-cell table:style-name="ce72" table:formula="of:=IF([.$A28]*[.F110]=0;&quot;&quot;;[.$A28]*[.F110])" office:value-type="float" office:value="342946.316375819" calcext:value-type="float">
            <text:p>342946</text:p>
          </table:table-cell>
          <table:table-cell table:style-name="ce72" table:formula="of:=IF([.$A28]*[.G110]=0;&quot;&quot;;[.$A28]*[.G110])" office:value-type="float" office:value="4115355.79650983" calcext:value-type="float">
            <text:p>4115356</text:p>
          </table:table-cell>
          <table:table-cell table:style-name="ce72" table:formula="of:=IF([.$A28]*[.H110]=0;&quot;&quot;;[.$A28]*[.H110])">
            <text:p/>
          </table:table-cell>
          <table:table-cell table:style-name="ce72" table:formula="of:=IF([.$A28]*[.I110]=0;&quot;&quot;;[.$A28]*[.I110])">
            <text:p/>
          </table:table-cell>
          <table:table-cell table:style-name="ce72" table:formula="of:=IF(SUM([.E28:.I28])=0;&quot;&quot;;SUM([.E28:.I28]))" office:value-type="float" office:value="4458302.11288565" calcext:value-type="float">
            <text:p>4458302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[.$B28]*[.E110]=0;&quot;&quot;;[.$B28]*[.E110])">
            <text:p/>
          </table:table-cell>
          <table:table-cell table:style-name="ce72" table:formula="of:=IF([.$B28]*[.F110]=0;&quot;&quot;;[.$B28]*[.F110])" office:value-type="float" office:value="6.51647700982387" calcext:value-type="float">
            <text:p>7</text:p>
          </table:table-cell>
          <table:table-cell table:style-name="ce72" table:formula="of:=IF([.$B28]*[.G110]=0;&quot;&quot;;[.$B28]*[.G110])" office:value-type="float" office:value="78.1977241178865" calcext:value-type="float">
            <text:p>78</text:p>
          </table:table-cell>
          <table:table-cell table:style-name="ce72" table:formula="of:=IF([.$B28]*[.H110]=0;&quot;&quot;;[.$B28]*[.H110])">
            <text:p/>
          </table:table-cell>
          <table:table-cell table:style-name="ce72" table:formula="of:=IF([.$B28]*[.I110]=0;&quot;&quot;;[.$B28]*[.I110])">
            <text:p/>
          </table:table-cell>
          <table:table-cell table:style-name="ce87" table:formula="of:=IF(SUM([.M28:.Q28])=0;&quot;&quot;;SUM([.M28:.Q28]))" office:value-type="float" office:value="84.7142011277103" calcext:value-type="float">
            <text:p>84,71</text:p>
          </table:table-cell>
          <table:table-cell table:style-name="ce99" table:formula="of:=IF([.J28]=&quot;&quot;;&quot;&quot;;[.J28])" office:value-type="float" office:value="4458302.11288565" calcext:value-type="float">
            <text:p>4458302</text:p>
          </table:table-cell>
          <table:table-cell table:number-columns-repeated="35"/>
        </table:table-row>
        <table:table-row table:style-name="ro7">
          <table:table-cell table:style-name="ce71" table:formula="of:=[$'9a-Algarve'.H29]" office:value-type="float" office:value="12598080.9705026" calcext:value-type="float">
            <text:p>12598081</text:p>
          </table:table-cell>
          <table:table-cell table:style-name="ce71" table:formula="of:=[$'9a-Algarve'.I29]" office:value-type="float" office:value="262.742225188307" calcext:value-type="float">
            <text:p>263</text:p>
          </table:table-cell>
          <table:table-cell table:style-name="ce75" table:formula="of:=([.E$1]*([.D29])^[.E$2])*[.A29]/1000" office:value-type="float" office:value="262742.225188307" calcext:value-type="float">
            <text:p>262742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[.$A29]*[.E111]=0;&quot;&quot;;[.$A29]*[.E111])">
            <text:p/>
          </table:table-cell>
          <table:table-cell table:style-name="ce72" table:formula="of:=IF([.$A29]*[.F111]=0;&quot;&quot;;[.$A29]*[.F111])">
            <text:p/>
          </table:table-cell>
          <table:table-cell table:style-name="ce72" table:formula="of:=IF([.$A29]*[.G111]=0;&quot;&quot;;[.$A29]*[.G111])" office:value-type="float" office:value="11698218.0440382" calcext:value-type="float">
            <text:p>11698218</text:p>
          </table:table-cell>
          <table:table-cell table:style-name="ce72" table:formula="of:=IF([.$A29]*[.H111]=0;&quot;&quot;;[.$A29]*[.H111])" office:value-type="float" office:value="899862.926464474" calcext:value-type="float">
            <text:p>899863</text:p>
          </table:table-cell>
          <table:table-cell table:style-name="ce72" table:formula="of:=IF([.$A29]*[.I111]=0;&quot;&quot;;[.$A29]*[.I111])">
            <text:p/>
          </table:table-cell>
          <table:table-cell table:style-name="ce72" table:formula="of:=IF(SUM([.E29:.I29])=0;&quot;&quot;;SUM([.E29:.I29]))" office:value-type="float" office:value="12598080.9705026" calcext:value-type="float">
            <text:p>12598081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[.$B29]*[.E111]=0;&quot;&quot;;[.$B29]*[.E111])">
            <text:p/>
          </table:table-cell>
          <table:table-cell table:style-name="ce72" table:formula="of:=IF([.$B29]*[.F111]=0;&quot;&quot;;[.$B29]*[.F111])">
            <text:p/>
          </table:table-cell>
          <table:table-cell table:style-name="ce72" table:formula="of:=IF([.$B29]*[.G111]=0;&quot;&quot;;[.$B29]*[.G111])" office:value-type="float" office:value="243.974923389142" calcext:value-type="float">
            <text:p>244</text:p>
          </table:table-cell>
          <table:table-cell table:style-name="ce72" table:formula="of:=IF([.$B29]*[.H111]=0;&quot;&quot;;[.$B29]*[.H111])" office:value-type="float" office:value="18.7673017991648" calcext:value-type="float">
            <text:p>19</text:p>
          </table:table-cell>
          <table:table-cell table:style-name="ce72" table:formula="of:=IF([.$B29]*[.I111]=0;&quot;&quot;;[.$B29]*[.I111])">
            <text:p/>
          </table:table-cell>
          <table:table-cell table:style-name="ce87" table:formula="of:=IF(SUM([.M29:.Q29])=0;&quot;&quot;;SUM([.M29:.Q29]))" office:value-type="float" office:value="262.742225188307" calcext:value-type="float">
            <text:p>262,74</text:p>
          </table:table-cell>
          <table:table-cell table:style-name="ce99" table:formula="of:=IF([.J29]=&quot;&quot;;&quot;&quot;;[.J29])" office:value-type="float" office:value="12598080.9705026" calcext:value-type="float">
            <text:p>12598081</text:p>
          </table:table-cell>
          <table:table-cell table:number-columns-repeated="35"/>
        </table:table-row>
        <table:table-row table:style-name="ro7">
          <table:table-cell table:style-name="ce71" table:formula="of:=[$'9a-Algarve'.H30]" office:value-type="float" office:value="20028584.4919787" calcext:value-type="float">
            <text:p>20028584</text:p>
          </table:table-cell>
          <table:table-cell table:style-name="ce71" table:formula="of:=[$'9a-Algarve'.I30]" office:value-type="float" office:value="457.052697167766" calcext:value-type="float">
            <text:p>457</text:p>
          </table:table-cell>
          <table:table-cell table:style-name="ce75" table:formula="of:=([.E$1]*([.D30])^[.E$2])*[.A30]/1000" office:value-type="float" office:value="457052.697167766" calcext:value-type="float">
            <text:p>457053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[.$A30]*[.E112]=0;&quot;&quot;;[.$A30]*[.E112])">
            <text:p/>
          </table:table-cell>
          <table:table-cell table:style-name="ce72" table:formula="of:=IF([.$A30]*[.F112]=0;&quot;&quot;;[.$A30]*[.F112])" office:value-type="float" office:value="1335238.96613191" calcext:value-type="float">
            <text:p>1335239</text:p>
          </table:table-cell>
          <table:table-cell table:style-name="ce72" table:formula="of:=IF([.$A30]*[.G112]=0;&quot;&quot;;[.$A30]*[.G112])" office:value-type="float" office:value="12017150.6951872" calcext:value-type="float">
            <text:p>12017151</text:p>
          </table:table-cell>
          <table:table-cell table:style-name="ce72" table:formula="of:=IF([.$A30]*[.H112]=0;&quot;&quot;;[.$A30]*[.H112])" office:value-type="float" office:value="6676194.83065957" calcext:value-type="float">
            <text:p>6676195</text:p>
          </table:table-cell>
          <table:table-cell table:style-name="ce72" table:formula="of:=IF([.$A30]*[.I112]=0;&quot;&quot;;[.$A30]*[.I112])">
            <text:p/>
          </table:table-cell>
          <table:table-cell table:style-name="ce72" table:formula="of:=IF(SUM([.E30:.I30])=0;&quot;&quot;;SUM([.E30:.I30]))" office:value-type="float" office:value="20028584.4919787" calcext:value-type="float">
            <text:p>20028584</text:p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[.$B30]*[.E112]=0;&quot;&quot;;[.$B30]*[.E112])">
            <text:p/>
          </table:table-cell>
          <table:table-cell table:style-name="ce72" table:formula="of:=IF([.$B30]*[.F112]=0;&quot;&quot;;[.$B30]*[.F112])" office:value-type="float" office:value="30.4701798111844" calcext:value-type="float">
            <text:p>30</text:p>
          </table:table-cell>
          <table:table-cell table:style-name="ce72" table:formula="of:=IF([.$B30]*[.G112]=0;&quot;&quot;;[.$B30]*[.G112])" office:value-type="float" office:value="274.23161830066" calcext:value-type="float">
            <text:p>274</text:p>
          </table:table-cell>
          <table:table-cell table:style-name="ce72" table:formula="of:=IF([.$B30]*[.H112]=0;&quot;&quot;;[.$B30]*[.H112])" office:value-type="float" office:value="152.350899055922" calcext:value-type="float">
            <text:p>152</text:p>
          </table:table-cell>
          <table:table-cell table:style-name="ce72" table:formula="of:=IF([.$B30]*[.I112]=0;&quot;&quot;;[.$B30]*[.I112])">
            <text:p/>
          </table:table-cell>
          <table:table-cell table:style-name="ce87" table:formula="of:=IF(SUM([.M30:.Q30])=0;&quot;&quot;;SUM([.M30:.Q30]))" office:value-type="float" office:value="457.052697167766" calcext:value-type="float">
            <text:p>457,05</text:p>
          </table:table-cell>
          <table:table-cell table:style-name="ce99" table:formula="of:=IF([.J30]=&quot;&quot;;&quot;&quot;;[.J30])" office:value-type="float" office:value="20028584.4919787" calcext:value-type="float">
            <text:p>20028584</text:p>
          </table:table-cell>
          <table:table-cell table:number-columns-repeated="35"/>
        </table:table-row>
        <table:table-row table:style-name="ro7">
          <table:table-cell table:style-name="ce71" table:formula="of:=[$'9a-Algarve'.H31]" office:value-type="float" office:value="23068335.9325826" calcext:value-type="float">
            <text:p>23068336</text:p>
          </table:table-cell>
          <table:table-cell table:style-name="ce71" table:formula="of:=[$'9a-Algarve'.I31]" office:value-type="float" office:value="574.330155605483" calcext:value-type="float">
            <text:p>574</text:p>
          </table:table-cell>
          <table:table-cell table:style-name="ce75" table:formula="of:=([.E$1]*([.D31])^[.E$2])*[.A31]/1000" office:value-type="float" office:value="574330.155605483" calcext:value-type="float">
            <text:p>574330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[.$A31]*[.E113]=0;&quot;&quot;;[.$A31]*[.E113])">
            <text:p/>
          </table:table-cell>
          <table:table-cell table:style-name="ce72" table:formula="of:=IF([.$A31]*[.F113]=0;&quot;&quot;;[.$A31]*[.F113])">
            <text:p/>
          </table:table-cell>
          <table:table-cell table:style-name="ce72" table:formula="of:=IF([.$A31]*[.G113]=0;&quot;&quot;;[.$A31]*[.G113])" office:value-type="float" office:value="7689445.31086085" calcext:value-type="float">
            <text:p>7689445</text:p>
          </table:table-cell>
          <table:table-cell table:style-name="ce72" table:formula="of:=IF([.$A31]*[.H113]=0;&quot;&quot;;[.$A31]*[.H113])" office:value-type="float" office:value="15378890.6217217" calcext:value-type="float">
            <text:p>15378891</text:p>
          </table:table-cell>
          <table:table-cell table:style-name="ce72" table:formula="of:=IF([.$A31]*[.I113]=0;&quot;&quot;;[.$A31]*[.I113])">
            <text:p/>
          </table:table-cell>
          <table:table-cell table:style-name="ce72" table:formula="of:=IF(SUM([.E31:.I31])=0;&quot;&quot;;SUM([.E31:.I31]))" office:value-type="float" office:value="23068335.9325826" calcext:value-type="float">
            <text:p>23068336</text:p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[.$B31]*[.E113]=0;&quot;&quot;;[.$B31]*[.E113])">
            <text:p/>
          </table:table-cell>
          <table:table-cell table:style-name="ce72" table:formula="of:=IF([.$B31]*[.F113]=0;&quot;&quot;;[.$B31]*[.F113])">
            <text:p/>
          </table:table-cell>
          <table:table-cell table:style-name="ce72" table:formula="of:=IF([.$B31]*[.G113]=0;&quot;&quot;;[.$B31]*[.G113])" office:value-type="float" office:value="191.443385201828" calcext:value-type="float">
            <text:p>191</text:p>
          </table:table-cell>
          <table:table-cell table:style-name="ce72" table:formula="of:=IF([.$B31]*[.H113]=0;&quot;&quot;;[.$B31]*[.H113])" office:value-type="float" office:value="382.886770403655" calcext:value-type="float">
            <text:p>383</text:p>
          </table:table-cell>
          <table:table-cell table:style-name="ce72" table:formula="of:=IF([.$B31]*[.I113]=0;&quot;&quot;;[.$B31]*[.I113])">
            <text:p/>
          </table:table-cell>
          <table:table-cell table:style-name="ce87" table:formula="of:=IF(SUM([.M31:.Q31])=0;&quot;&quot;;SUM([.M31:.Q31]))" office:value-type="float" office:value="574.330155605483" calcext:value-type="float">
            <text:p>574,33</text:p>
          </table:table-cell>
          <table:table-cell table:style-name="ce99" table:formula="of:=IF([.J31]=&quot;&quot;;&quot;&quot;;[.J31])" office:value-type="float" office:value="23068335.9325826" calcext:value-type="float">
            <text:p>23068336</text:p>
          </table:table-cell>
          <table:table-cell table:number-columns-repeated="35"/>
        </table:table-row>
        <table:table-row table:style-name="ro7">
          <table:table-cell table:style-name="ce71" table:formula="of:=[$'9a-Algarve'.H32]" office:value-type="float" office:value="18745133.8837237" calcext:value-type="float">
            <text:p>18745134</text:p>
          </table:table-cell>
          <table:table-cell table:style-name="ce71" table:formula="of:=[$'9a-Algarve'.I32]" office:value-type="float" office:value="507.786172418951" calcext:value-type="float">
            <text:p>508</text:p>
          </table:table-cell>
          <table:table-cell table:style-name="ce75" table:formula="of:=([.E$1]*([.D32])^[.E$2])*[.A32]/1000" office:value-type="float" office:value="507786.172418951" calcext:value-type="float">
            <text:p>507786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[.$A32]*[.E114]=0;&quot;&quot;;[.$A32]*[.E114])">
            <text:p/>
          </table:table-cell>
          <table:table-cell table:style-name="ce72" table:formula="of:=IF([.$A32]*[.F114]=0;&quot;&quot;;[.$A32]*[.F114])">
            <text:p/>
          </table:table-cell>
          <table:table-cell table:style-name="ce72" table:formula="of:=IF([.$A32]*[.G114]=0;&quot;&quot;;[.$A32]*[.G114])" office:value-type="float" office:value="11247080.3302342" calcext:value-type="float">
            <text:p>11247080</text:p>
          </table:table-cell>
          <table:table-cell table:style-name="ce72" table:formula="of:=IF([.$A32]*[.H114]=0;&quot;&quot;;[.$A32]*[.H114])" office:value-type="float" office:value="7498053.5534895" calcext:value-type="float">
            <text:p>7498054</text:p>
          </table:table-cell>
          <table:table-cell table:style-name="ce72" table:formula="of:=IF([.$A32]*[.I114]=0;&quot;&quot;;[.$A32]*[.I114])">
            <text:p/>
          </table:table-cell>
          <table:table-cell table:style-name="ce72" table:formula="of:=IF(SUM([.E32:.I32])=0;&quot;&quot;;SUM([.E32:.I32]))" office:value-type="float" office:value="18745133.8837237" calcext:value-type="float">
            <text:p>18745134</text:p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[.$B32]*[.E114]=0;&quot;&quot;;[.$B32]*[.E114])">
            <text:p/>
          </table:table-cell>
          <table:table-cell table:style-name="ce72" table:formula="of:=IF([.$B32]*[.F114]=0;&quot;&quot;;[.$B32]*[.F114])">
            <text:p/>
          </table:table-cell>
          <table:table-cell table:style-name="ce72" table:formula="of:=IF([.$B32]*[.G114]=0;&quot;&quot;;[.$B32]*[.G114])" office:value-type="float" office:value="304.671703451371" calcext:value-type="float">
            <text:p>305</text:p>
          </table:table-cell>
          <table:table-cell table:style-name="ce72" table:formula="of:=IF([.$B32]*[.H114]=0;&quot;&quot;;[.$B32]*[.H114])" office:value-type="float" office:value="203.11446896758" calcext:value-type="float">
            <text:p>203</text:p>
          </table:table-cell>
          <table:table-cell table:style-name="ce72" table:formula="of:=IF([.$B32]*[.I114]=0;&quot;&quot;;[.$B32]*[.I114])">
            <text:p/>
          </table:table-cell>
          <table:table-cell table:style-name="ce87" table:formula="of:=IF(SUM([.M32:.Q32])=0;&quot;&quot;;SUM([.M32:.Q32]))" office:value-type="float" office:value="507.786172418951" calcext:value-type="float">
            <text:p>507,79</text:p>
          </table:table-cell>
          <table:table-cell table:style-name="ce99" table:formula="of:=IF([.J32]=&quot;&quot;;&quot;&quot;;[.J32])" office:value-type="float" office:value="18745133.8837237" calcext:value-type="float">
            <text:p>18745134</text:p>
          </table:table-cell>
          <table:table-cell table:number-columns-repeated="35"/>
        </table:table-row>
        <table:table-row table:style-name="ro7">
          <table:table-cell table:style-name="ce71" table:formula="of:=[$'9a-Algarve'.H33]" office:value-type="float" office:value="13172256.2426167" calcext:value-type="float">
            <text:p>13172256</text:p>
          </table:table-cell>
          <table:table-cell table:style-name="ce71" table:formula="of:=[$'9a-Algarve'.I33]" office:value-type="float" office:value="387.247638890324" calcext:value-type="float">
            <text:p>387</text:p>
          </table:table-cell>
          <table:table-cell table:style-name="ce75" table:formula="of:=([.E$1]*([.D33])^[.E$2])*[.A33]/1000" office:value-type="float" office:value="387247.638890324" calcext:value-type="float">
            <text:p>387248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[.$A33]*[.E115]=0;&quot;&quot;;[.$A33]*[.E115])">
            <text:p/>
          </table:table-cell>
          <table:table-cell table:style-name="ce72" table:formula="of:=IF([.$A33]*[.F115]=0;&quot;&quot;;[.$A33]*[.F115])" office:value-type="float" office:value="2634451.24852334" calcext:value-type="float">
            <text:p>2634451</text:p>
          </table:table-cell>
          <table:table-cell table:style-name="ce72" table:formula="of:=IF([.$A33]*[.G115]=0;&quot;&quot;;[.$A33]*[.G115])">
            <text:p/>
          </table:table-cell>
          <table:table-cell table:style-name="ce72" table:formula="of:=IF([.$A33]*[.H115]=0;&quot;&quot;;[.$A33]*[.H115])" office:value-type="float" office:value="10537804.9940933" calcext:value-type="float">
            <text:p>10537805</text:p>
          </table:table-cell>
          <table:table-cell table:style-name="ce72" table:formula="of:=IF([.$A33]*[.I115]=0;&quot;&quot;;[.$A33]*[.I115])">
            <text:p/>
          </table:table-cell>
          <table:table-cell table:style-name="ce72" table:formula="of:=IF(SUM([.E33:.I33])=0;&quot;&quot;;SUM([.E33:.I33]))" office:value-type="float" office:value="13172256.2426167" calcext:value-type="float">
            <text:p>13172256</text:p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[.$B33]*[.E115]=0;&quot;&quot;;[.$B33]*[.E115])">
            <text:p/>
          </table:table-cell>
          <table:table-cell table:style-name="ce72" table:formula="of:=IF([.$B33]*[.F115]=0;&quot;&quot;;[.$B33]*[.F115])" office:value-type="float" office:value="77.4495277780649" calcext:value-type="float">
            <text:p>77</text:p>
          </table:table-cell>
          <table:table-cell table:style-name="ce72" table:formula="of:=IF([.$B33]*[.G115]=0;&quot;&quot;;[.$B33]*[.G115])">
            <text:p/>
          </table:table-cell>
          <table:table-cell table:style-name="ce72" table:formula="of:=IF([.$B33]*[.H115]=0;&quot;&quot;;[.$B33]*[.H115])" office:value-type="float" office:value="309.79811111226" calcext:value-type="float">
            <text:p>310</text:p>
          </table:table-cell>
          <table:table-cell table:style-name="ce72" table:formula="of:=IF([.$B33]*[.I115]=0;&quot;&quot;;[.$B33]*[.I115])">
            <text:p/>
          </table:table-cell>
          <table:table-cell table:style-name="ce87" table:formula="of:=IF(SUM([.M33:.Q33])=0;&quot;&quot;;SUM([.M33:.Q33]))" office:value-type="float" office:value="387.247638890325" calcext:value-type="float">
            <text:p>387,25</text:p>
          </table:table-cell>
          <table:table-cell table:style-name="ce99" table:formula="of:=IF([.J33]=&quot;&quot;;&quot;&quot;;[.J33])" office:value-type="float" office:value="13172256.2426167" calcext:value-type="float">
            <text:p>13172256</text:p>
          </table:table-cell>
          <table:table-cell table:number-columns-repeated="35"/>
        </table:table-row>
        <table:table-row table:style-name="ro7">
          <table:table-cell table:style-name="ce71" table:formula="of:=[$'9a-Algarve'.H34]" office:value-type="float" office:value="3613926.71271792" calcext:value-type="float">
            <text:p>3613927</text:p>
          </table:table-cell>
          <table:table-cell table:style-name="ce71" table:formula="of:=[$'9a-Algarve'.I34]" office:value-type="float" office:value="115.026762242153" calcext:value-type="float">
            <text:p>115</text:p>
          </table:table-cell>
          <table:table-cell table:style-name="ce75" table:formula="of:=([.E$1]*([.D34])^[.E$2])*[.A34]/1000" office:value-type="float" office:value="115026.762242153" calcext:value-type="float">
            <text:p>115027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[.$A34]*[.E116]=0;&quot;&quot;;[.$A34]*[.E116])">
            <text:p/>
          </table:table-cell>
          <table:table-cell table:style-name="ce72" table:formula="of:=IF([.$A34]*[.F116]=0;&quot;&quot;;[.$A34]*[.F116])">
            <text:p/>
          </table:table-cell>
          <table:table-cell table:style-name="ce72" table:formula="of:=IF([.$A34]*[.G116]=0;&quot;&quot;;[.$A34]*[.G116])" office:value-type="float" office:value="1806963.35635896" calcext:value-type="float">
            <text:p>1806963</text:p>
          </table:table-cell>
          <table:table-cell table:style-name="ce72" table:formula="of:=IF([.$A34]*[.H116]=0;&quot;&quot;;[.$A34]*[.H116])" office:value-type="float" office:value="1806963.35635896" calcext:value-type="float">
            <text:p>1806963</text:p>
          </table:table-cell>
          <table:table-cell table:style-name="ce72" table:formula="of:=IF([.$A34]*[.I116]=0;&quot;&quot;;[.$A34]*[.I116])">
            <text:p/>
          </table:table-cell>
          <table:table-cell table:style-name="ce72" table:formula="of:=IF(SUM([.E34:.I34])=0;&quot;&quot;;SUM([.E34:.I34]))" office:value-type="float" office:value="3613926.71271792" calcext:value-type="float">
            <text:p>3613927</text:p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[.$B34]*[.E116]=0;&quot;&quot;;[.$B34]*[.E116])">
            <text:p/>
          </table:table-cell>
          <table:table-cell table:style-name="ce72" table:formula="of:=IF([.$B34]*[.F116]=0;&quot;&quot;;[.$B34]*[.F116])">
            <text:p/>
          </table:table-cell>
          <table:table-cell table:style-name="ce72" table:formula="of:=IF([.$B34]*[.G116]=0;&quot;&quot;;[.$B34]*[.G116])" office:value-type="float" office:value="57.5133811210767" calcext:value-type="float">
            <text:p>58</text:p>
          </table:table-cell>
          <table:table-cell table:style-name="ce72" table:formula="of:=IF([.$B34]*[.H116]=0;&quot;&quot;;[.$B34]*[.H116])" office:value-type="float" office:value="57.5133811210767" calcext:value-type="float">
            <text:p>58</text:p>
          </table:table-cell>
          <table:table-cell table:style-name="ce72" table:formula="of:=IF([.$B34]*[.I116]=0;&quot;&quot;;[.$B34]*[.I116])">
            <text:p/>
          </table:table-cell>
          <table:table-cell table:style-name="ce87" table:formula="of:=IF(SUM([.M34:.Q34])=0;&quot;&quot;;SUM([.M34:.Q34]))" office:value-type="float" office:value="115.026762242153" calcext:value-type="float">
            <text:p>115,03</text:p>
          </table:table-cell>
          <table:table-cell table:style-name="ce99" table:formula="of:=IF([.J34]=&quot;&quot;;&quot;&quot;;[.J34])" office:value-type="float" office:value="3613926.71271792" calcext:value-type="float">
            <text:p>3613927</text:p>
          </table:table-cell>
          <table:table-cell table:number-columns-repeated="35"/>
        </table:table-row>
        <table:table-row table:style-name="ro7">
          <table:table-cell table:style-name="ce71" table:formula="of:=[$'9a-Algarve'.H35]" office:value-type="float" office:value="2195376.04043612" calcext:value-type="float">
            <text:p>2195376</text:p>
          </table:table-cell>
          <table:table-cell table:style-name="ce71" table:formula="of:=[$'9a-Algarve'.I35]" office:value-type="float" office:value="75.4803367621912" calcext:value-type="float">
            <text:p>75</text:p>
          </table:table-cell>
          <table:table-cell table:style-name="ce75" table:formula="of:=([.E$1]*([.D35])^[.E$2])*[.A35]/1000" office:value-type="float" office:value="75480.3367621912" calcext:value-type="float">
            <text:p>75480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[.$A35]*[.E117]=0;&quot;&quot;;[.$A35]*[.E117])">
            <text:p/>
          </table:table-cell>
          <table:table-cell table:style-name="ce72" table:formula="of:=IF([.$A35]*[.F117]=0;&quot;&quot;;[.$A35]*[.F117])">
            <text:p/>
          </table:table-cell>
          <table:table-cell table:style-name="ce72" table:formula="of:=IF([.$A35]*[.G117]=0;&quot;&quot;;[.$A35]*[.G117])">
            <text:p/>
          </table:table-cell>
          <table:table-cell table:style-name="ce72" table:formula="of:=IF([.$A35]*[.H117]=0;&quot;&quot;;[.$A35]*[.H117])">
            <text:p/>
          </table:table-cell>
          <table:table-cell table:style-name="ce72" table:formula="of:=IF([.$A35]*[.I117]=0;&quot;&quot;;[.$A35]*[.I117])">
            <text:p/>
          </table:table-cell>
          <table:table-cell table:style-name="ce72" table:formula="of:=IF(SUM([.E35:.I35])=0;&quot;&quot;;SUM([.E35:.I35]))">
            <text:p/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[.$B35]*[.E117]=0;&quot;&quot;;[.$B35]*[.E117])">
            <text:p/>
          </table:table-cell>
          <table:table-cell table:style-name="ce72" table:formula="of:=IF([.$B35]*[.F117]=0;&quot;&quot;;[.$B35]*[.F117])">
            <text:p/>
          </table:table-cell>
          <table:table-cell table:style-name="ce72" table:formula="of:=IF([.$B35]*[.G117]=0;&quot;&quot;;[.$B35]*[.G117])">
            <text:p/>
          </table:table-cell>
          <table:table-cell table:style-name="ce72" table:formula="of:=IF([.$B35]*[.H117]=0;&quot;&quot;;[.$B35]*[.H117])">
            <text:p/>
          </table:table-cell>
          <table:table-cell table:style-name="ce72" table:formula="of:=IF([.$B35]*[.I117]=0;&quot;&quot;;[.$B35]*[.I117])">
            <text:p/>
          </table:table-cell>
          <table:table-cell table:style-name="ce87" table:formula="of:=IF(SUM([.M35:.Q35])=0;&quot;&quot;;SUM([.M35:.Q35]))">
            <text:p/>
          </table:table-cell>
          <table:table-cell table:style-name="ce99" table:formula="of:=IF([.J35]=&quot;&quot;;&quot;&quot;;[.J35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36]" office:value-type="float" office:value="0" calcext:value-type="float">
            <text:p>0</text:p>
          </table:table-cell>
          <table:table-cell table:style-name="ce71" table:formula="of:=[$'9a-Algarve'.I36]" office:value-type="float" office:value="0" calcext:value-type="float">
            <text:p>0</text:p>
          </table:table-cell>
          <table:table-cell table:style-name="ce75" table:formula="of:=([.E$1]*([.D36])^[.E$2])*[.A36]/1000" office:value-type="float" office:value="0" calcext:value-type="float">
            <text:p>0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[.$A36]*[.E118]=0;&quot;&quot;;[.$A36]*[.E118])">
            <text:p/>
          </table:table-cell>
          <table:table-cell table:style-name="ce72" table:formula="of:=IF([.$A36]*[.F118]=0;&quot;&quot;;[.$A36]*[.F118])">
            <text:p/>
          </table:table-cell>
          <table:table-cell table:style-name="ce72" table:formula="of:=IF([.$A36]*[.G118]=0;&quot;&quot;;[.$A36]*[.G118])">
            <text:p/>
          </table:table-cell>
          <table:table-cell table:style-name="ce72" table:formula="of:=IF([.$A36]*[.H118]=0;&quot;&quot;;[.$A36]*[.H118])">
            <text:p/>
          </table:table-cell>
          <table:table-cell table:style-name="ce72" table:formula="of:=IF([.$A36]*[.I118]=0;&quot;&quot;;[.$A36]*[.I118])">
            <text:p/>
          </table:table-cell>
          <table:table-cell table:style-name="ce72" table:formula="of:=IF(SUM([.E36:.I36])=0;&quot;&quot;;SUM([.E36:.I36]))">
            <text:p/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[.$B36]*[.E118]=0;&quot;&quot;;[.$B36]*[.E118])">
            <text:p/>
          </table:table-cell>
          <table:table-cell table:style-name="ce72" table:formula="of:=IF([.$B36]*[.F118]=0;&quot;&quot;;[.$B36]*[.F118])">
            <text:p/>
          </table:table-cell>
          <table:table-cell table:style-name="ce72" table:formula="of:=IF([.$B36]*[.G118]=0;&quot;&quot;;[.$B36]*[.G118])">
            <text:p/>
          </table:table-cell>
          <table:table-cell table:style-name="ce72" table:formula="of:=IF([.$B36]*[.H118]=0;&quot;&quot;;[.$B36]*[.H118])">
            <text:p/>
          </table:table-cell>
          <table:table-cell table:style-name="ce72" table:formula="of:=IF([.$B36]*[.I118]=0;&quot;&quot;;[.$B36]*[.I118])">
            <text:p/>
          </table:table-cell>
          <table:table-cell table:style-name="ce87" table:formula="of:=IF(SUM([.M36:.Q36])=0;&quot;&quot;;SUM([.M36:.Q36]))">
            <text:p/>
          </table:table-cell>
          <table:table-cell table:style-name="ce99" table:formula="of:=IF([.J36]=&quot;&quot;;&quot;&quot;;[.J36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37]" office:value-type="float" office:value="0" calcext:value-type="float">
            <text:p>0</text:p>
          </table:table-cell>
          <table:table-cell table:style-name="ce71" table:formula="of:=[$'9a-Algarve'.I37]" office:value-type="float" office:value="0" calcext:value-type="float">
            <text:p>0</text:p>
          </table:table-cell>
          <table:table-cell table:style-name="ce75" table:formula="of:=([.E$1]*([.D37])^[.E$2])*[.A37]/1000" office:value-type="float" office:value="0" calcext:value-type="float">
            <text:p>0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[.$A37]*[.E119]=0;&quot;&quot;;[.$A37]*[.E119])">
            <text:p/>
          </table:table-cell>
          <table:table-cell table:style-name="ce72" table:formula="of:=IF([.$A37]*[.F119]=0;&quot;&quot;;[.$A37]*[.F119])">
            <text:p/>
          </table:table-cell>
          <table:table-cell table:style-name="ce72" table:formula="of:=IF([.$A37]*[.G119]=0;&quot;&quot;;[.$A37]*[.G119])">
            <text:p/>
          </table:table-cell>
          <table:table-cell table:style-name="ce72" table:formula="of:=IF([.$A37]*[.H119]=0;&quot;&quot;;[.$A37]*[.H119])">
            <text:p/>
          </table:table-cell>
          <table:table-cell table:style-name="ce72" table:formula="of:=IF([.$A37]*[.I119]=0;&quot;&quot;;[.$A37]*[.I119])">
            <text:p/>
          </table:table-cell>
          <table:table-cell table:style-name="ce72" table:formula="of:=IF(SUM([.E37:.I37])=0;&quot;&quot;;SUM([.E37:.I37]))">
            <text:p/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[.$B37]*[.E119]=0;&quot;&quot;;[.$B37]*[.E119])">
            <text:p/>
          </table:table-cell>
          <table:table-cell table:style-name="ce72" table:formula="of:=IF([.$B37]*[.F119]=0;&quot;&quot;;[.$B37]*[.F119])">
            <text:p/>
          </table:table-cell>
          <table:table-cell table:style-name="ce72" table:formula="of:=IF([.$B37]*[.G119]=0;&quot;&quot;;[.$B37]*[.G119])">
            <text:p/>
          </table:table-cell>
          <table:table-cell table:style-name="ce72" table:formula="of:=IF([.$B37]*[.H119]=0;&quot;&quot;;[.$B37]*[.H119])">
            <text:p/>
          </table:table-cell>
          <table:table-cell table:style-name="ce72" table:formula="of:=IF([.$B37]*[.I119]=0;&quot;&quot;;[.$B37]*[.I119])">
            <text:p/>
          </table:table-cell>
          <table:table-cell table:style-name="ce87" table:formula="of:=IF(SUM([.M37:.Q37])=0;&quot;&quot;;SUM([.M37:.Q37]))">
            <text:p/>
          </table:table-cell>
          <table:table-cell table:style-name="ce99" table:formula="of:=IF([.J37]=&quot;&quot;;&quot;&quot;;[.J37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38]" office:value-type="float" office:value="0" calcext:value-type="float">
            <text:p>0</text:p>
          </table:table-cell>
          <table:table-cell table:style-name="ce71" table:formula="of:=[$'9a-Algarve'.I38]" office:value-type="float" office:value="0" calcext:value-type="float">
            <text:p>0</text:p>
          </table:table-cell>
          <table:table-cell table:style-name="ce75" table:formula="of:=([.E$1]*([.D38])^[.E$2])*[.A38]/1000" office:value-type="float" office:value="0" calcext:value-type="float">
            <text:p>0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[.$A38]*[.E120]=0;&quot;&quot;;[.$A38]*[.E120])">
            <text:p/>
          </table:table-cell>
          <table:table-cell table:style-name="ce72" table:formula="of:=IF([.$A38]*[.F120]=0;&quot;&quot;;[.$A38]*[.F120])">
            <text:p/>
          </table:table-cell>
          <table:table-cell table:style-name="ce72" table:formula="of:=IF([.$A38]*[.G120]=0;&quot;&quot;;[.$A38]*[.G120])">
            <text:p/>
          </table:table-cell>
          <table:table-cell table:style-name="ce72" table:formula="of:=IF([.$A38]*[.H120]=0;&quot;&quot;;[.$A38]*[.H120])">
            <text:p/>
          </table:table-cell>
          <table:table-cell table:style-name="ce72" table:formula="of:=IF([.$A38]*[.I120]=0;&quot;&quot;;[.$A38]*[.I120]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[.$B38]*[.E120]=0;&quot;&quot;;[.$B38]*[.E120])">
            <text:p/>
          </table:table-cell>
          <table:table-cell table:style-name="ce72" table:formula="of:=IF([.$B38]*[.F120]=0;&quot;&quot;;[.$B38]*[.F120])">
            <text:p/>
          </table:table-cell>
          <table:table-cell table:style-name="ce72" table:formula="of:=IF([.$B38]*[.G120]=0;&quot;&quot;;[.$B38]*[.G120])">
            <text:p/>
          </table:table-cell>
          <table:table-cell table:style-name="ce72" table:formula="of:=IF([.$B38]*[.H120]=0;&quot;&quot;;[.$B38]*[.H120])">
            <text:p/>
          </table:table-cell>
          <table:table-cell table:style-name="ce72" table:formula="of:=IF([.$B38]*[.I120]=0;&quot;&quot;;[.$B38]*[.I120])">
            <text:p/>
          </table:table-cell>
          <table:table-cell table:style-name="ce87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39]" office:value-type="float" office:value="0" calcext:value-type="float">
            <text:p>0</text:p>
          </table:table-cell>
          <table:table-cell table:style-name="ce71" table:formula="of:=[$'9a-Algarve'.I39]" office:value-type="float" office:value="0" calcext:value-type="float">
            <text:p>0</text:p>
          </table:table-cell>
          <table:table-cell table:style-name="ce75" table:formula="of:=([.E$1]*([.D39])^[.E$2])*[.A39]/1000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[.$A39]*[.E121]=0;&quot;&quot;;[.$A39]*[.E121])">
            <text:p/>
          </table:table-cell>
          <table:table-cell table:style-name="ce72" table:formula="of:=IF([.$A39]*[.F121]=0;&quot;&quot;;[.$A39]*[.F121])">
            <text:p/>
          </table:table-cell>
          <table:table-cell table:style-name="ce72" table:formula="of:=IF([.$A39]*[.G121]=0;&quot;&quot;;[.$A39]*[.G121])">
            <text:p/>
          </table:table-cell>
          <table:table-cell table:style-name="ce72" table:formula="of:=IF([.$A39]*[.H121]=0;&quot;&quot;;[.$A39]*[.H121])">
            <text:p/>
          </table:table-cell>
          <table:table-cell table:style-name="ce72" table:formula="of:=IF([.$A39]*[.I121]=0;&quot;&quot;;[.$A39]*[.I121]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[.$B39]*[.E121]=0;&quot;&quot;;[.$B39]*[.E121])">
            <text:p/>
          </table:table-cell>
          <table:table-cell table:style-name="ce72" table:formula="of:=IF([.$B39]*[.F121]=0;&quot;&quot;;[.$B39]*[.F121])">
            <text:p/>
          </table:table-cell>
          <table:table-cell table:style-name="ce72" table:formula="of:=IF([.$B39]*[.G121]=0;&quot;&quot;;[.$B39]*[.G121])">
            <text:p/>
          </table:table-cell>
          <table:table-cell table:style-name="ce72" table:formula="of:=IF([.$B39]*[.H121]=0;&quot;&quot;;[.$B39]*[.H121])">
            <text:p/>
          </table:table-cell>
          <table:table-cell table:style-name="ce72" table:formula="of:=IF([.$B39]*[.I121]=0;&quot;&quot;;[.$B39]*[.I121])">
            <text:p/>
          </table:table-cell>
          <table:table-cell table:style-name="ce87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40]" office:value-type="float" office:value="0" calcext:value-type="float">
            <text:p>0</text:p>
          </table:table-cell>
          <table:table-cell table:style-name="ce71" table:formula="of:=[$'9a-Algarve'.I40]" office:value-type="float" office:value="0" calcext:value-type="float">
            <text:p>0</text:p>
          </table:table-cell>
          <table:table-cell table:style-name="ce75" table:formula="of:=([.E$1]*([.D40])^[.E$2])*[.A40]/1000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[.$A40]*[.E122]=0;&quot;&quot;;[.$A40]*[.E122])">
            <text:p/>
          </table:table-cell>
          <table:table-cell table:style-name="ce72" table:formula="of:=IF([.$A40]*[.F122]=0;&quot;&quot;;[.$A40]*[.F122])">
            <text:p/>
          </table:table-cell>
          <table:table-cell table:style-name="ce72" table:formula="of:=IF([.$A40]*[.G122]=0;&quot;&quot;;[.$A40]*[.G122])">
            <text:p/>
          </table:table-cell>
          <table:table-cell table:style-name="ce72" table:formula="of:=IF([.$A40]*[.H122]=0;&quot;&quot;;[.$A40]*[.H122])">
            <text:p/>
          </table:table-cell>
          <table:table-cell table:style-name="ce72" table:formula="of:=IF([.$A40]*[.I122]=0;&quot;&quot;;[.$A40]*[.I122]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[.$B40]*[.E122]=0;&quot;&quot;;[.$B40]*[.E122])">
            <text:p/>
          </table:table-cell>
          <table:table-cell table:style-name="ce72" table:formula="of:=IF([.$B40]*[.F122]=0;&quot;&quot;;[.$B40]*[.F122])">
            <text:p/>
          </table:table-cell>
          <table:table-cell table:style-name="ce72" table:formula="of:=IF([.$B40]*[.G122]=0;&quot;&quot;;[.$B40]*[.G122])">
            <text:p/>
          </table:table-cell>
          <table:table-cell table:style-name="ce72" table:formula="of:=IF([.$B40]*[.H122]=0;&quot;&quot;;[.$B40]*[.H122])">
            <text:p/>
          </table:table-cell>
          <table:table-cell table:style-name="ce72" table:formula="of:=IF([.$B40]*[.I122]=0;&quot;&quot;;[.$B40]*[.I122])">
            <text:p/>
          </table:table-cell>
          <table:table-cell table:style-name="ce87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41]" office:value-type="float" office:value="0" calcext:value-type="float">
            <text:p>0</text:p>
          </table:table-cell>
          <table:table-cell table:style-name="ce71" table:formula="of:=[$'9a-Algarve'.I41]" office:value-type="float" office:value="0" calcext:value-type="float">
            <text:p>0</text:p>
          </table:table-cell>
          <table:table-cell table:style-name="ce75" table:formula="of:=([.E$1]*([.D41])^[.E$2])*[.A41]/1000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[.$A41]*[.E123]=0;&quot;&quot;;[.$A41]*[.E123])">
            <text:p/>
          </table:table-cell>
          <table:table-cell table:style-name="ce72" table:formula="of:=IF([.$A41]*[.F123]=0;&quot;&quot;;[.$A41]*[.F123])">
            <text:p/>
          </table:table-cell>
          <table:table-cell table:style-name="ce72" table:formula="of:=IF([.$A41]*[.G123]=0;&quot;&quot;;[.$A41]*[.G123])">
            <text:p/>
          </table:table-cell>
          <table:table-cell table:style-name="ce72" table:formula="of:=IF([.$A41]*[.H123]=0;&quot;&quot;;[.$A41]*[.H123])">
            <text:p/>
          </table:table-cell>
          <table:table-cell table:style-name="ce72" table:formula="of:=IF([.$A41]*[.I123]=0;&quot;&quot;;[.$A41]*[.I123]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[.$B41]*[.E123]=0;&quot;&quot;;[.$B41]*[.E123])">
            <text:p/>
          </table:table-cell>
          <table:table-cell table:style-name="ce72" table:formula="of:=IF([.$B41]*[.F123]=0;&quot;&quot;;[.$B41]*[.F123])">
            <text:p/>
          </table:table-cell>
          <table:table-cell table:style-name="ce72" table:formula="of:=IF([.$B41]*[.G123]=0;&quot;&quot;;[.$B41]*[.G123])">
            <text:p/>
          </table:table-cell>
          <table:table-cell table:style-name="ce72" table:formula="of:=IF([.$B41]*[.H123]=0;&quot;&quot;;[.$B41]*[.H123])">
            <text:p/>
          </table:table-cell>
          <table:table-cell table:style-name="ce72" table:formula="of:=IF([.$B41]*[.I123]=0;&quot;&quot;;[.$B41]*[.I123])">
            <text:p/>
          </table:table-cell>
          <table:table-cell table:style-name="ce87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42]" office:value-type="float" office:value="0" calcext:value-type="float">
            <text:p>0</text:p>
          </table:table-cell>
          <table:table-cell table:style-name="ce71" table:formula="of:=[$'9a-Algarve'.I42]" office:value-type="float" office:value="0" calcext:value-type="float">
            <text:p>0</text:p>
          </table:table-cell>
          <table:table-cell table:style-name="ce75" table:formula="of:=([.E$1]*([.D42])^[.E$2])*[.A42]/1000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[.$A42]*[.E124]=0;&quot;&quot;;[.$A42]*[.E124])">
            <text:p/>
          </table:table-cell>
          <table:table-cell table:style-name="ce72" table:formula="of:=IF([.$A42]*[.F124]=0;&quot;&quot;;[.$A42]*[.F124])">
            <text:p/>
          </table:table-cell>
          <table:table-cell table:style-name="ce72" table:formula="of:=IF([.$A42]*[.G124]=0;&quot;&quot;;[.$A42]*[.G124])">
            <text:p/>
          </table:table-cell>
          <table:table-cell table:style-name="ce72" table:formula="of:=IF([.$A42]*[.H124]=0;&quot;&quot;;[.$A42]*[.H124])">
            <text:p/>
          </table:table-cell>
          <table:table-cell table:style-name="ce72" table:formula="of:=IF([.$A42]*[.I124]=0;&quot;&quot;;[.$A42]*[.I124]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[.$B42]*[.E124]=0;&quot;&quot;;[.$B42]*[.E124])">
            <text:p/>
          </table:table-cell>
          <table:table-cell table:style-name="ce72" table:formula="of:=IF([.$B42]*[.F124]=0;&quot;&quot;;[.$B42]*[.F124])">
            <text:p/>
          </table:table-cell>
          <table:table-cell table:style-name="ce72" table:formula="of:=IF([.$B42]*[.G124]=0;&quot;&quot;;[.$B42]*[.G124])">
            <text:p/>
          </table:table-cell>
          <table:table-cell table:style-name="ce72" table:formula="of:=IF([.$B42]*[.H124]=0;&quot;&quot;;[.$B42]*[.H124])">
            <text:p/>
          </table:table-cell>
          <table:table-cell table:style-name="ce72" table:formula="of:=IF([.$B42]*[.I124]=0;&quot;&quot;;[.$B42]*[.I124])">
            <text:p/>
          </table:table-cell>
          <table:table-cell table:style-name="ce87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43]" office:value-type="float" office:value="0" calcext:value-type="float">
            <text:p>0</text:p>
          </table:table-cell>
          <table:table-cell table:style-name="ce71" table:formula="of:=[$'9a-Algarve'.I43]" office:value-type="float" office:value="0" calcext:value-type="float">
            <text:p>0</text:p>
          </table:table-cell>
          <table:table-cell table:style-name="ce75" table:formula="of:=([.E$1]*([.D43])^[.E$2])*[.A43]/1000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[.$A43]*[.E125]=0;&quot;&quot;;[.$A43]*[.E125])">
            <text:p/>
          </table:table-cell>
          <table:table-cell table:style-name="ce72" table:formula="of:=IF([.$A43]*[.F125]=0;&quot;&quot;;[.$A43]*[.F125])">
            <text:p/>
          </table:table-cell>
          <table:table-cell table:style-name="ce72" table:formula="of:=IF([.$A43]*[.G125]=0;&quot;&quot;;[.$A43]*[.G125])">
            <text:p/>
          </table:table-cell>
          <table:table-cell table:style-name="ce72" table:formula="of:=IF([.$A43]*[.H125]=0;&quot;&quot;;[.$A43]*[.H125])">
            <text:p/>
          </table:table-cell>
          <table:table-cell table:style-name="ce72" table:formula="of:=IF([.$A43]*[.I125]=0;&quot;&quot;;[.$A43]*[.I125]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[.$B43]*[.E125]=0;&quot;&quot;;[.$B43]*[.E125])">
            <text:p/>
          </table:table-cell>
          <table:table-cell table:style-name="ce72" table:formula="of:=IF([.$B43]*[.F125]=0;&quot;&quot;;[.$B43]*[.F125])">
            <text:p/>
          </table:table-cell>
          <table:table-cell table:style-name="ce72" table:formula="of:=IF([.$B43]*[.G125]=0;&quot;&quot;;[.$B43]*[.G125])">
            <text:p/>
          </table:table-cell>
          <table:table-cell table:style-name="ce72" table:formula="of:=IF([.$B43]*[.H125]=0;&quot;&quot;;[.$B43]*[.H125])">
            <text:p/>
          </table:table-cell>
          <table:table-cell table:style-name="ce72" table:formula="of:=IF([.$B43]*[.I125]=0;&quot;&quot;;[.$B43]*[.I125])">
            <text:p/>
          </table:table-cell>
          <table:table-cell table:style-name="ce87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number-columns-repeated="35"/>
        </table:table-row>
        <table:table-row table:style-name="ro7">
          <table:table-cell table:style-name="ce71" table:formula="of:=[$'9a-Algarve'.H44]" office:value-type="float" office:value="0" calcext:value-type="float">
            <text:p>0</text:p>
          </table:table-cell>
          <table:table-cell table:style-name="ce71" table:formula="of:=[$'9a-Algarve'.I44]" office:value-type="float" office:value="0" calcext:value-type="float">
            <text:p>0</text:p>
          </table:table-cell>
          <table:table-cell table:style-name="ce75" table:formula="of:=([.E$1]*([.D44])^[.E$2])*[.A44]/1000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[.$A44]*[.E126]=0;&quot;&quot;;[.$A44]*[.E126])">
            <text:p/>
          </table:table-cell>
          <table:table-cell table:style-name="ce72" table:formula="of:=IF([.$A44]*[.F126]=0;&quot;&quot;;[.$A44]*[.F126])">
            <text:p/>
          </table:table-cell>
          <table:table-cell table:style-name="ce72" table:formula="of:=IF([.$A44]*[.G126]=0;&quot;&quot;;[.$A44]*[.G126])">
            <text:p/>
          </table:table-cell>
          <table:table-cell table:style-name="ce72" table:formula="of:=IF([.$A44]*[.H126]=0;&quot;&quot;;[.$A44]*[.H126])">
            <text:p/>
          </table:table-cell>
          <table:table-cell table:style-name="ce72" table:formula="of:=IF([.$A44]*[.I126]=0;&quot;&quot;;[.$A44]*[.I126]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[.$B44]*[.E126]=0;&quot;&quot;;[.$B44]*[.E126])">
            <text:p/>
          </table:table-cell>
          <table:table-cell table:style-name="ce72" table:formula="of:=IF([.$B44]*[.F126]=0;&quot;&quot;;[.$B44]*[.F126])">
            <text:p/>
          </table:table-cell>
          <table:table-cell table:style-name="ce72" table:formula="of:=IF([.$B44]*[.G126]=0;&quot;&quot;;[.$B44]*[.G126])">
            <text:p/>
          </table:table-cell>
          <table:table-cell table:style-name="ce72" table:formula="of:=IF([.$B44]*[.H126]=0;&quot;&quot;;[.$B44]*[.H126])">
            <text:p/>
          </table:table-cell>
          <table:table-cell table:style-name="ce72" table:formula="of:=IF([.$B44]*[.I126]=0;&quot;&quot;;[.$B44]*[.I126])">
            <text:p/>
          </table:table-cell>
          <table:table-cell table:style-name="ce87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number-columns-repeated="35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195759992.774888" calcext:value-type="float">
            <text:p>195759993</text:p>
          </table:table-cell>
          <table:table-cell table:style-name="ce72" table:formula="of:=SUM([.B10:.B45])" office:value-type="float" office:value="3534.68705250057" calcext:value-type="float">
            <text:p>3535</text:p>
          </table:table-cell>
          <table:table-cell table:style-name="ce72" table:formula="of:=SUM([.C10:.C45])" office:value-type="float" office:value="3534687.05250057" calcext:value-type="float">
            <text:p>3534687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102192632.918475" calcext:value-type="float">
            <text:p>102192633</text:p>
          </table:table-cell>
          <table:table-cell table:style-name="ce72" table:formula="of:=SUM([.G10:.G45])" office:value-type="float" office:value="48574213.5331893" calcext:value-type="float">
            <text:p>48574214</text:p>
          </table:table-cell>
          <table:table-cell table:style-name="ce72" table:formula="of:=SUM([.H10:.H45])" office:value-type="float" office:value="42797770.2827875" calcext:value-type="float">
            <text:p>42797770</text:p>
          </table:table-cell>
          <table:table-cell table:style-name="ce72" table:formula="of:=SUM([.I10:.I45])" office:value-type="float" office:value="0" calcext:value-type="float">
            <text:p>0</text:p>
          </table:table-cell>
          <table:table-cell table:style-name="ce72" table:formula="of:=SUM([.J10:.J45])" office:value-type="float" office:value="193564616.734452" calcext:value-type="float">
            <text:p>193564617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1184.74304769676" calcext:value-type="float">
            <text:p>1185</text:p>
          </table:table-cell>
          <table:table-cell table:style-name="ce72" table:formula="of:=SUM([.O10:.O45])" office:value-type="float" office:value="1150.03273558196" calcext:value-type="float">
            <text:p>1150</text:p>
          </table:table-cell>
          <table:table-cell table:style-name="ce72" table:formula="of:=SUM([.P10:.P45])" office:value-type="float" office:value="1124.43093245966" calcext:value-type="float">
            <text:p>1124</text:p>
          </table:table-cell>
          <table:table-cell table:style-name="ce72" table:formula="of:=SUM([.Q10:.Q45])" office:value-type="float" office:value="0" calcext:value-type="float">
            <text:p>0</text:p>
          </table:table-cell>
          <table:table-cell table:style-name="ce87" table:formula="of:=SUM([.R10:.R45])" office:value-type="float" office:value="3459.20671573838" calcext:value-type="float">
            <text:p>3459,21</text:p>
          </table:table-cell>
          <table:table-cell table:style-name="ce72" table:formula="of:=SUM([.S10:.S45])" office:value-type="float" office:value="193564616.734452" calcext:value-type="float">
            <text:p>193564617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4"/>
          <table:table-cell table:formula="of:=[.E46]/1000" office:value-type="float" office:value="0" calcext:value-type="float">
            <text:p>0</text:p>
          </table:table-cell>
          <table:table-cell table:formula="of:=[.F46]/1000" office:value-type="float" office:value="102192.632918475" calcext:value-type="float">
            <text:p>102192,632918475</text:p>
          </table:table-cell>
          <table:table-cell table:formula="of:=[.G46]/1000" office:value-type="float" office:value="48574.2135331893" calcext:value-type="float">
            <text:p>48574,2135331893</text:p>
          </table:table-cell>
          <table:table-cell table:formula="of:=[.H46]/1000" office:value-type="float" office:value="42797.7702827875" calcext:value-type="float">
            <text:p>42797,7702827875</text:p>
          </table:table-cell>
          <table:table-cell table:formula="of:=[.I46]/1000" office:value-type="float" office:value="0" calcext:value-type="float">
            <text:p>0</text:p>
          </table:table-cell>
          <table:table-cell table:number-columns-repeated="2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52.7950999736029" calcext:value-type="float">
            <text:p>52,80 </text:p>
          </table:table-cell>
          <table:table-cell table:style-name="ce79" table:formula="of:=IF([.G46]=0;&quot;&quot;;100*([.G46]/[.$J$46]))" office:value-type="float" office:value="25.0945727337282" calcext:value-type="float">
            <text:p>25,09 </text:p>
          </table:table-cell>
          <table:table-cell table:style-name="ce79" table:formula="of:=IF([.H46]=0;&quot;&quot;;100*([.H46]/[.$J$46]))" office:value-type="float" office:value="22.1103272926689" calcext:value-type="float">
            <text:p>22,11 </text:p>
          </table:table-cell>
          <table:table-cell table:style-name="ce79" table:formula="of:=IF([.I46]=0;&quot;&quot;;100*([.I46]/[.$J$46]))">
            <text:p/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34.2489809095977" calcext:value-type="float">
            <text:p>34,25 </text:p>
          </table:table-cell>
          <table:table-cell table:style-name="ce79" table:formula="of:=IF([.O46]=0;&quot;&quot;;100*([.O46]/[.$R$46]))" office:value-type="float" office:value="33.2455626415632" calcext:value-type="float">
            <text:p>33,25 </text:p>
          </table:table-cell>
          <table:table-cell table:style-name="ce79" table:formula="of:=IF([.P46]=0;&quot;&quot;;100*([.P46]/[.$R$46]))" office:value-type="float" office:value="32.5054564488392" calcext:value-type="float">
            <text:p>32,51 </text:p>
          </table:table-cell>
          <table:table-cell table:style-name="ce79" table:formula="of:=IF([.Q46]=0;&quot;&quot;;100*([.Q46]/[.$R$46]))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1.7742053703991" calcext:value-type="float">
            <text:p>11,77 </text:p>
          </table:table-cell>
          <table:table-cell table:style-name="ce79" table:formula="of:=IF([.G46]=0;&quot;&quot;;SUMPRODUCT([.$D10:.$D44];[.G10:.G44])/[.G46])" office:value-type="float" office:value="15.4299568998452" calcext:value-type="float">
            <text:p>15,43 </text:p>
          </table:table-cell>
          <table:table-cell table:style-name="ce79" table:formula="of:=IF([.H46]=0;&quot;&quot;;SUMPRODUCT([.$D10:.$D44];[.H10:.H44])/[.H46])" office:value-type="float" office:value="16.0481304021045" calcext:value-type="float">
            <text:p>16,05 </text:p>
          </table:table-cell>
          <table:table-cell table:style-name="ce79" table:formula="of:=IF([.I46]=0;&quot;&quot;;SUMPRODUCT([.$D10:.$D44];[.I10:.I44])/[.I46])">
            <text:p/>
          </table:table-cell>
          <table:table-cell table:style-name="ce79" table:formula="of:=IF([.J46]=0;&quot;&quot;;SUMPRODUCT([.$D10:.$D44];[.J10:.J44])/[.J46])" office:value-type="float" office:value="13.6365794096737" calcext:value-type="float">
            <text:p>13,64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float" office:value="11.3500960638417" calcext:value-type="float">
            <text:p>11,35 </text:p>
          </table:table-cell>
          <table:table-cell table:style-name="ce79" table:formula="of:=IF([.O46]=0;&quot;&quot;;[.$E$1]*[.G49]^[.$E$2])" office:value-type="float" office:value="23.5544145029155" calcext:value-type="float">
            <text:p>23,55 </text:p>
          </table:table-cell>
          <table:table-cell table:style-name="ce79" table:formula="of:=IF([.P46]=0;&quot;&quot;;[.$E$1]*[.H49]^[.$E$2])" office:value-type="float" office:value="26.1899145358679" calcext:value-type="float">
            <text:p>26,19 </text:p>
          </table:table-cell>
          <table:table-cell table:style-name="ce79" table:formula="of:=IF([.Q46]=0;&quot;&quot;;[.$E$1]*[.I49]^[.$E$2])">
            <text:p/>
          </table:table-cell>
          <table:table-cell table:style-name="ce79" table:formula="of:=IF([.R46]=0;&quot;&quot;;[.$E$1]*[.J49]^[.$E$2])" office:value-type="float" office:value="16.8729392765866" calcext:value-type="float">
            <text:p>16,87 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1.10653566442733" calcext:value-type="float">
            <text:p>1,11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0.729703212567703" calcext:value-type="float">
            <text:p>0,73 </text:p>
          </table:table-cell>
          <table:table-cell table:style-name="ce79" table:formula="of:=IF(COUNT([.H10:.H44])&lt;2;&quot;&quot;;SQRT((SUMPRODUCT([.$D10:.$D44];[.$D10:.$D44];[.H10:.H44])-([.H49]*[.H49]*[.H46]))/([.H46]-1)))" office:value-type="float" office:value="0.596793455053999" calcext:value-type="float">
            <text:p>0,60 </text:p>
          </table:table-cell>
          <table:table-cell table:style-name="ce79" table:formula="of:=IF(COUNT([.I10:.I44])&lt;2;&quot;&quot;;SQRT((SUMPRODUCT([.$D10:.$D44];[.$D10:.$D44];[.I10:.I44])-([.I49]*[.I49]*[.I46]))/([.I46]-1)))">
            <text:p/>
          </table:table-cell>
          <table:table-cell table:style-name="ce79" table:formula="of:=IF(COUNT([.J10:.J44])&lt;2;&quot;&quot;;SQRT((SUMPRODUCT([.$D10:.$D44];[.$D10:.$D44];[.J10:.J44])-([.J49]*[.J49]*[.J46]))/([.J46]-1)))" office:value-type="float" office:value="2.18698511247296" calcext:value-type="float">
            <text:p>2,19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102192.632918475" calcext:value-type="float">
            <text:p>102193</text:p>
          </table:table-cell>
          <table:table-cell table:style-name="ce99" table:formula="of:=[.G46]/1000" office:value-type="float" office:value="48574.2135331893" calcext:value-type="float">
            <text:p>48574</text:p>
          </table:table-cell>
          <table:table-cell table:style-name="ce99" table:formula="of:=[.H46]/1000" office:value-type="float" office:value="42797.7702827875" calcext:value-type="float">
            <text:p>42798</text:p>
          </table:table-cell>
          <table:table-cell table:style-name="ce99" table:formula="of:=[.I46]/1000" office:value-type="float" office:value="0" calcext:value-type="float">
            <text:p>0</text:p>
          </table:table-cell>
          <table:table-cell table:style-name="ce99" table:formula="of:=[.J46]/1000" office:value-type="float" office:value="193564.616734452" calcext:value-type="float">
            <text:p>193565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52.7950999736029" calcext:value-type="float">
            <text:p>52,80 </text:p>
          </table:table-cell>
          <table:table-cell table:style-name="ce79" table:formula="of:=[.G48]" office:value-type="float" office:value="25.0945727337282" calcext:value-type="float">
            <text:p>25,09 </text:p>
          </table:table-cell>
          <table:table-cell table:style-name="ce79" table:formula="of:=[.H48]" office:value-type="float" office:value="22.1103272926689" calcext:value-type="float">
            <text:p>22,11 </text:p>
          </table:table-cell>
          <table:table-cell table:style-name="ce79" table:formula="of:=[.I48]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style-name="Default" table:number-columns-repeated="3"/>
          <table:table-cell table:number-columns-repeated="8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1.7742053703991" calcext:value-type="float">
            <text:p>11,77 </text:p>
          </table:table-cell>
          <table:table-cell table:style-name="ce79" table:formula="of:=[.G49]" office:value-type="float" office:value="15.4299568998452" calcext:value-type="float">
            <text:p>15,43 </text:p>
          </table:table-cell>
          <table:table-cell table:style-name="ce79" table:formula="of:=[.H49]" office:value-type="float" office:value="16.0481304021045" calcext:value-type="float">
            <text:p>16,05 </text:p>
          </table:table-cell>
          <table:table-cell table:style-name="ce79" table:formula="of:=[.I49]">
            <text:p/>
          </table:table-cell>
          <table:table-cell table:style-name="ce79" table:formula="of:=[.J49]" office:value-type="float" office:value="13.6365794096737" calcext:value-type="float">
            <text:p>13,64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0]" office:value-type="float" office:value="5.25" calcext:value-type="float">
            <text:p>5,25</text:p>
          </table:table-cell>
          <table:table-cell table:style-name="ce80"/>
          <table:table-cell table:style-name="ce72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1.10653566442733" calcext:value-type="float">
            <text:p>1,11 </text:p>
          </table:table-cell>
          <table:table-cell table:style-name="ce79" table:formula="of:=[.G50]" office:value-type="float" office:value="0.729703212567703" calcext:value-type="float">
            <text:p>0,73 </text:p>
          </table:table-cell>
          <table:table-cell table:style-name="ce79" table:formula="of:=[.H50]" office:value-type="float" office:value="0.596793455053999" calcext:value-type="float">
            <text:p>0,60 </text:p>
          </table:table-cell>
          <table:table-cell table:style-name="ce79" table:formula="of:=[.I50]">
            <text:p/>
          </table:table-cell>
          <table:table-cell table:style-name="ce79" table:formula="of:=[.J50]" office:value-type="float" office:value="2.18698511247296" calcext:value-type="float">
            <text:p>2,19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1]" office:value-type="float" office:value="5.75" calcext:value-type="float">
            <text:p>5,75</text:p>
          </table:table-cell>
          <table:table-cell table:style-name="ce8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2]" office:value-type="float" office:value="6.25" calcext:value-type="float">
            <text:p>6,25</text:p>
          </table:table-cell>
          <table:table-cell table:style-name="ce82"/>
          <table:table-cell table:style-name="ce89" table:number-columns-repeated="4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>
          <table:table-cell table:style-name="Default" table:number-columns-repeated="3"/>
          <table:table-cell table:formula="of:=[.D13]" office:value-type="float" office:value="6.75" calcext:value-type="float">
            <text:p>6,75</text:p>
          </table:table-cell>
          <table:table-cell table:style-name="ce82"/>
          <table:table-cell table:style-name="ce89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4]" office:value-type="float" office:value="7.25" calcext:value-type="float">
            <text:p>7,25</text:p>
          </table:table-cell>
          <table:table-cell table:style-name="ce83"/>
          <table:table-cell table:style-name="ce90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5]" office:value-type="float" office:value="7.75" calcext:value-type="float">
            <text:p>7,75</text:p>
          </table:table-cell>
          <table:table-cell table:style-name="ce84"/>
          <table:table-cell table:style-name="ce85" table:number-columns-repeated="4"/>
          <table:table-cell table:number-columns-repeated="3"/>
          <table:table-cell table:style-name="ce100" table:formula="of:=1000*[.M46]/[.M51]" office:value-type="string" office:string-value="" calcext:value-type="error">
            <text:p>#DIV/0!</text:p>
          </table:table-cell>
          <table:table-cell table:style-name="ce100" table:formula="of:=1000*[.N46]/[.N51]" office:value-type="float" office:value="11.5932334245845" calcext:value-type="float">
            <text:p>11,59</text:p>
          </table:table-cell>
          <table:table-cell table:style-name="ce100" table:formula="of:=1000*[.O46]/[.O51]" office:value-type="float" office:value="23.6757870468902" calcext:value-type="float">
            <text:p>23,68</text:p>
          </table:table-cell>
          <table:table-cell table:style-name="ce100" table:formula="of:=1000*[.P46]/[.P51]" office:value-type="float" office:value="26.2731194880001" calcext:value-type="float">
            <text:p>26,27</text:p>
          </table:table-cell>
          <table:table-cell table:style-name="ce100" table:formula="of:=1000*[.Q46]/[.Q51]" office:value-type="string" office:string-value="" calcext:value-type="error">
            <text:p>#DIV/0!</text:p>
          </table:table-cell>
          <table:table-cell table:style-name="ce100" table:formula="of:=1000*[.R46]/[.R51]" office:value-type="float" office:value="17.8710694862378" calcext:value-type="float">
            <text:p>17,87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6]" office:value-type="float" office:value="8.25" calcext:value-type="float">
            <text:p>8,25</text:p>
          </table:table-cell>
          <table:table-cell table:style-name="ce84"/>
          <table:table-cell table:style-name="ce85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7]" office:value-type="float" office:value="8.75" calcext:value-type="float">
            <text:p>8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(1-[.M49]/[.M59])*100" office:value-type="string" office:string-value="" calcext:value-type="error">
            <text:p>#VALUE!</text:p>
          </table:table-cell>
          <table:table-cell table:formula="of:=(1-[.N49]/[.N59])*100" office:value-type="float" office:value="2.09723510118588" calcext:value-type="float">
            <text:p>2,0972351012</text:p>
          </table:table-cell>
          <table:table-cell table:formula="of:=(1-[.O49]/[.O59])*100" office:value-type="float" office:value="0.512644178351163" calcext:value-type="float">
            <text:p>0,5126441784</text:p>
          </table:table-cell>
          <table:table-cell table:formula="of:=(1-[.P49]/[.P59])*100" office:value-type="float" office:value="0.316692321862277" calcext:value-type="float">
            <text:p>0,3166923219</text:p>
          </table:table-cell>
          <table:table-cell table:formula="of:=(1-[.Q49]/[.Q59])*100" office:value-type="string" office:string-value="" calcext:value-type="error">
            <text:p>#VALUE!</text:p>
          </table:table-cell>
          <table:table-cell table:formula="of:=(1-[.R49]/[.R59])*100" office:value-type="float" office:value="5.5851733463397" calcext:value-type="float">
            <text:p>5,5851733463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8]" office:value-type="float" office:value="9.25" calcext:value-type="float">
            <text:p>9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9]" office:value-type="float" office:value="9.75" calcext:value-type="float">
            <text:p>9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0]" office:value-type="float" office:value="10.25" calcext:value-type="float">
            <text:p>10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[.M51]/1000" office:value-type="float" office:value="0" calcext:value-type="float">
            <text:p>0</text:p>
          </table:table-cell>
          <table:table-cell table:formula="of:=[.N51]/1000" office:value-type="float" office:value="102.192632918475" calcext:value-type="float">
            <text:p>102,1926329185</text:p>
          </table:table-cell>
          <table:table-cell table:formula="of:=[.O51]/1000" office:value-type="float" office:value="48.5742135331893" calcext:value-type="float">
            <text:p>48,5742135332</text:p>
          </table:table-cell>
          <table:table-cell table:formula="of:=[.P51]/1000" office:value-type="float" office:value="42.7977702827875" calcext:value-type="float">
            <text:p>42,7977702828</text:p>
          </table:table-cell>
          <table:table-cell table:formula="of:=[.Q51]/1000" office:value-type="float" office:value="0" calcext:value-type="float">
            <text:p>0</text:p>
          </table:table-cell>
          <table:table-cell table:number-columns-repeated="37"/>
        </table:table-row>
        <table:table-row table:style-name="ro7">
          <table:table-cell table:style-name="Default" table:number-columns-repeated="3"/>
          <table:table-cell table:formula="of:=[.D21]" office:value-type="float" office:value="10.75" calcext:value-type="float">
            <text:p>10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2]" office:value-type="float" office:value="11.25" calcext:value-type="float">
            <text:p>11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3]" office:value-type="float" office:value="11.75" calcext:value-type="float">
            <text:p>11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4]" office:value-type="float" office:value="12.25" calcext:value-type="float">
            <text:p>12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5]" office:value-type="float" office:value="12.75" calcext:value-type="float">
            <text:p>12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6]" office:value-type="float" office:value="13.25" calcext:value-type="float">
            <text:p>13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7]" office:value-type="float" office:value="13.75" calcext:value-type="float">
            <text:p>13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8]" office:value-type="float" office:value="14.25" calcext:value-type="float">
            <text:p>14,25</text:p>
          </table:table-cell>
          <table:table-cell table:style-name="ce85"/>
          <table:table-cell table:style-name="ce84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9]" office:value-type="float" office:value="14.75" calcext:value-type="float">
            <text:p>14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0]" office:value-type="float" office:value="15.25" calcext:value-type="float">
            <text:p>15,2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1]" office:value-type="float" office:value="15.75" calcext:value-type="float">
            <text:p>15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2]" office:value-type="float" office:value="16.25" calcext:value-type="float">
            <text:p>16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3]" office:value-type="float" office:value="16.75" calcext:value-type="float">
            <text:p>16,75</text:p>
          </table:table-cell>
          <table:table-cell table:style-name="ce85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4]" office:value-type="float" office:value="17.25" calcext:value-type="float">
            <text:p>17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5]" office:value-type="float" office:value="17.75" calcext:value-type="float">
            <text:p>17,75</text:p>
          </table:table-cell>
          <table:table-cell table:style-name="ce85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6]" office:value-type="float" office:value="18.25" calcext:value-type="float">
            <text:p>18,25</text:p>
          </table:table-cell>
          <table:table-cell table:style-name="ce85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7]" office:value-type="float" office:value="18.75" calcext:value-type="float">
            <text:p>18,75</text:p>
          </table:table-cell>
          <table:table-cell table:style-name="ce85"/>
          <table:table-cell table:number-columns-repeated="2" table:style-name="ce85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8]" office:value-type="float" office:value="19.25" calcext:value-type="float">
            <text:p>19,25</text:p>
          </table:table-cell>
          <table:table-cell table:style-name="ce85"/>
          <table:table-cell table:style-name="ce84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9]" office:value-type="float" office:value="19.75" calcext:value-type="float">
            <text:p>19,75</text:p>
          </table:table-cell>
          <table:table-cell table:style-name="ce85" table:number-columns-repeated="4"/>
          <table:table-cell table:style-name="ce8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0]" office:value-type="float" office:value="20.25" calcext:value-type="float">
            <text:p>20,25</text:p>
          </table:table-cell>
          <table:table-cell table:style-name="ce85"/>
          <table:table-cell table:style-name="ce84"/>
          <table:table-cell table:style-name="ce85" table:number-columns-repeated="2"/>
          <table:table-cell table:style-name="ce8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1]" office:value-type="float" office:value="20.75" calcext:value-type="float">
            <text:p>20,75</text:p>
          </table:table-cell>
          <table:table-cell table:style-name="ce85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2]" office:value-type="float" office:value="21.25" calcext:value-type="float">
            <text:p>21,25</text:p>
          </table:table-cell>
          <table:table-cell table:style-name="ce86" table:number-columns-repeated="4"/>
          <table:table-cell table:style-name="ce10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3]" office:value-type="float" office:value="21.75" calcext:value-type="float">
            <text:p>21,7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4]" office:value-type="float" office:value="22.25" calcext:value-type="float">
            <text:p>22,2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office:value-type="float" office:value="8.25" calcext:value-type="float">
            <text:p>8,25</text:p>
          </table:table-cell>
          <table:table-cell table:style-name="ce87" table:formula="of:=IF(SUM([.$E54:.$I54])=0;0;[.E54]/SUM([.$E54:.$I54]))" office:value-type="float" office:value="0" calcext:value-type="float">
            <text:p>0,00</text:p>
          </table:table-cell>
          <table:table-cell table:style-name="ce87" table:formula="of:=IF(SUM([.$E54:.$I54])=0;0;[.F54]/SUM([.$E54:.$I54]))" office:value-type="float" office:value="0" calcext:value-type="float">
            <text:p>0,00</text:p>
          </table:table-cell>
          <table:table-cell table:style-name="ce87" table:formula="of:=IF(SUM([.$E54:.$I54])=0;0;[.G54]/SUM([.$E54:.$I54]))" office:value-type="float" office:value="0" calcext:value-type="float">
            <text:p>0,00</text:p>
          </table:table-cell>
          <table:table-cell table:style-name="ce87" table:formula="of:=IF(SUM([.$E54:.$I54])=0;0;[.H54]/SUM([.$E54:.$I54]))" office:value-type="float" office:value="0" calcext:value-type="float">
            <text:p>0,00</text:p>
          </table:table-cell>
          <table:table-cell table:style-name="ce87" table:formula="of:=IF(SUM([.$E54:.$I54])=0;0;[.I54]/SUM([.$E54:.$I5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8.75" calcext:value-type="float">
            <text:p>8,75</text:p>
          </table:table-cell>
          <table:table-cell table:style-name="ce87" table:formula="of:=IF(SUM([.$E55:.$I55])=0;0;[.E55]/SUM([.$E55:.$I55]))" office:value-type="float" office:value="0" calcext:value-type="float">
            <text:p>0,00</text:p>
          </table:table-cell>
          <table:table-cell table:style-name="ce87" table:formula="of:=IF(SUM([.$E55:.$I55])=0;0;[.F55]/SUM([.$E55:.$I55]))" office:value-type="float" office:value="1" calcext:value-type="float">
            <text:p>1,00</text:p>
          </table:table-cell>
          <table:table-cell table:style-name="ce87" table:formula="of:=IF(SUM([.$E55:.$I55])=0;0;[.G55]/SUM([.$E55:.$I55]))" office:value-type="float" office:value="0" calcext:value-type="float">
            <text:p>0,00</text:p>
          </table:table-cell>
          <table:table-cell table:style-name="ce87" table:formula="of:=IF(SUM([.$E55:.$I55])=0;0;[.H55]/SUM([.$E55:.$I55]))" office:value-type="float" office:value="0" calcext:value-type="float">
            <text:p>0,00</text:p>
          </table:table-cell>
          <table:table-cell table:style-name="ce87" table:formula="of:=IF(SUM([.$E55:.$I55])=0;0;[.I55]/SUM([.$E55:.$I5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25" calcext:value-type="float">
            <text:p>9,25</text:p>
          </table:table-cell>
          <table:table-cell table:style-name="ce87" table:formula="of:=IF(SUM([.$E56:.$I56])=0;0;[.E56]/SUM([.$E56:.$I56]))" office:value-type="float" office:value="0" calcext:value-type="float">
            <text:p>0,00</text:p>
          </table:table-cell>
          <table:table-cell table:style-name="ce87" table:formula="of:=IF(SUM([.$E56:.$I56])=0;0;[.F56]/SUM([.$E56:.$I56]))" office:value-type="float" office:value="0" calcext:value-type="float">
            <text:p>0,00</text:p>
          </table:table-cell>
          <table:table-cell table:style-name="ce87" table:formula="of:=IF(SUM([.$E56:.$I56])=0;0;[.G56]/SUM([.$E56:.$I56]))" office:value-type="float" office:value="0" calcext:value-type="float">
            <text:p>0,00</text:p>
          </table:table-cell>
          <table:table-cell table:style-name="ce87" table:formula="of:=IF(SUM([.$E56:.$I56])=0;0;[.H56]/SUM([.$E56:.$I56]))" office:value-type="float" office:value="0" calcext:value-type="float">
            <text:p>0,00</text:p>
          </table:table-cell>
          <table:table-cell table:style-name="ce87" table:formula="of:=IF(SUM([.$E56:.$I56])=0;0;[.I56]/SUM([.$E56:.$I5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75" calcext:value-type="float">
            <text:p>9,75</text:p>
          </table:table-cell>
          <table:table-cell table:style-name="ce87" table:formula="of:=IF(SUM([.$E57:.$I57])=0;0;[.E57]/SUM([.$E57:.$I57]))" office:value-type="float" office:value="0" calcext:value-type="float">
            <text:p>0,00</text:p>
          </table:table-cell>
          <table:table-cell table:style-name="ce87" table:formula="of:=IF(SUM([.$E57:.$I57])=0;0;[.F57]/SUM([.$E57:.$I57]))" office:value-type="float" office:value="0" calcext:value-type="float">
            <text:p>0,00</text:p>
          </table:table-cell>
          <table:table-cell table:style-name="ce87" table:formula="of:=IF(SUM([.$E57:.$I57])=0;0;[.G57]/SUM([.$E57:.$I57]))" office:value-type="float" office:value="0" calcext:value-type="float">
            <text:p>0,00</text:p>
          </table:table-cell>
          <table:table-cell table:style-name="ce87" table:formula="of:=IF(SUM([.$E57:.$I57])=0;0;[.H57]/SUM([.$E57:.$I57]))" office:value-type="float" office:value="0" calcext:value-type="float">
            <text:p>0,00</text:p>
          </table:table-cell>
          <table:table-cell table:style-name="ce87" table:formula="of:=IF(SUM([.$E57:.$I57])=0;0;[.I57]/SUM([.$E57:.$I5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25" calcext:value-type="float">
            <text:p>10,25</text:p>
          </table:table-cell>
          <table:table-cell table:style-name="ce87" table:formula="of:=IF(SUM([.$E58:.$I58])=0;0;[.E58]/SUM([.$E58:.$I58]))" office:value-type="float" office:value="0" calcext:value-type="float">
            <text:p>0,00</text:p>
          </table:table-cell>
          <table:table-cell table:style-name="ce87" table:formula="of:=IF(SUM([.$E58:.$I58])=0;0;[.F58]/SUM([.$E58:.$I58]))" office:value-type="float" office:value="0" calcext:value-type="float">
            <text:p>0,00</text:p>
          </table:table-cell>
          <table:table-cell table:style-name="ce87" table:formula="of:=IF(SUM([.$E58:.$I58])=0;0;[.G58]/SUM([.$E58:.$I58]))" office:value-type="float" office:value="0" calcext:value-type="float">
            <text:p>0,00</text:p>
          </table:table-cell>
          <table:table-cell table:style-name="ce87" table:formula="of:=IF(SUM([.$E58:.$I58])=0;0;[.H58]/SUM([.$E58:.$I58]))" office:value-type="float" office:value="0" calcext:value-type="float">
            <text:p>0,00</text:p>
          </table:table-cell>
          <table:table-cell table:style-name="ce87" table:formula="of:=IF(SUM([.$E58:.$I58])=0;0;[.I58]/SUM([.$E58:.$I5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75" calcext:value-type="float">
            <text:p>10,75</text:p>
          </table:table-cell>
          <table:table-cell table:style-name="ce87" table:formula="of:=IF(SUM([.$E59:.$I59])=0;0;[.E59]/SUM([.$E59:.$I59]))" office:value-type="float" office:value="0" calcext:value-type="float">
            <text:p>0,00</text:p>
          </table:table-cell>
          <table:table-cell table:style-name="ce87" table:formula="of:=IF(SUM([.$E59:.$I59])=0;0;[.F59]/SUM([.$E59:.$I59]))" office:value-type="float" office:value="0" calcext:value-type="float">
            <text:p>0,00</text:p>
          </table:table-cell>
          <table:table-cell table:style-name="ce87" table:formula="of:=IF(SUM([.$E59:.$I59])=0;0;[.G59]/SUM([.$E59:.$I59]))" office:value-type="float" office:value="0" calcext:value-type="float">
            <text:p>0,00</text:p>
          </table:table-cell>
          <table:table-cell table:style-name="ce87" table:formula="of:=IF(SUM([.$E59:.$I59])=0;0;[.H59]/SUM([.$E59:.$I59]))" office:value-type="float" office:value="0" calcext:value-type="float">
            <text:p>0,00</text:p>
          </table:table-cell>
          <table:table-cell table:style-name="ce87" table:formula="of:=IF(SUM([.$E59:.$I59])=0;0;[.I59]/SUM([.$E59:.$I5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25" calcext:value-type="float">
            <text:p>11,25</text:p>
          </table:table-cell>
          <table:table-cell table:style-name="ce87" table:formula="of:=IF(SUM([.$E60:.$I60])=0;0;[.E60]/SUM([.$E60:.$I60]))" office:value-type="float" office:value="0" calcext:value-type="float">
            <text:p>0,00</text:p>
          </table:table-cell>
          <table:table-cell table:style-name="ce87" table:formula="of:=IF(SUM([.$E60:.$I60])=0;0;[.F60]/SUM([.$E60:.$I60]))" office:value-type="float" office:value="0" calcext:value-type="float">
            <text:p>0,00</text:p>
          </table:table-cell>
          <table:table-cell table:style-name="ce87" table:formula="of:=IF(SUM([.$E60:.$I60])=0;0;[.G60]/SUM([.$E60:.$I60]))" office:value-type="float" office:value="0" calcext:value-type="float">
            <text:p>0,00</text:p>
          </table:table-cell>
          <table:table-cell table:style-name="ce87" table:formula="of:=IF(SUM([.$E60:.$I60])=0;0;[.H60]/SUM([.$E60:.$I60]))" office:value-type="float" office:value="0" calcext:value-type="float">
            <text:p>0,00</text:p>
          </table:table-cell>
          <table:table-cell table:style-name="ce87" table:formula="of:=IF(SUM([.$E60:.$I60])=0;0;[.I60]/SUM([.$E60:.$I6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75" calcext:value-type="float">
            <text:p>11,75</text:p>
          </table:table-cell>
          <table:table-cell table:style-name="ce87" table:formula="of:=IF(SUM([.$E61:.$I61])=0;0;[.E61]/SUM([.$E61:.$I61]))" office:value-type="float" office:value="0" calcext:value-type="float">
            <text:p>0,00</text:p>
          </table:table-cell>
          <table:table-cell table:style-name="ce87" table:formula="of:=IF(SUM([.$E61:.$I61])=0;0;[.F61]/SUM([.$E61:.$I61]))" office:value-type="float" office:value="1" calcext:value-type="float">
            <text:p>1,00</text:p>
          </table:table-cell>
          <table:table-cell table:style-name="ce87" table:formula="of:=IF(SUM([.$E61:.$I61])=0;0;[.G61]/SUM([.$E61:.$I61]))" office:value-type="float" office:value="0" calcext:value-type="float">
            <text:p>0,00</text:p>
          </table:table-cell>
          <table:table-cell table:style-name="ce87" table:formula="of:=IF(SUM([.$E61:.$I61])=0;0;[.H61]/SUM([.$E61:.$I61]))" office:value-type="float" office:value="0" calcext:value-type="float">
            <text:p>0,00</text:p>
          </table:table-cell>
          <table:table-cell table:style-name="ce87" table:formula="of:=IF(SUM([.$E61:.$I61])=0;0;[.I61]/SUM([.$E61:.$I6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25" calcext:value-type="float">
            <text:p>12,25</text:p>
          </table:table-cell>
          <table:table-cell table:style-name="ce87" table:formula="of:=IF(SUM([.$E62:.$I62])=0;0;[.E62]/SUM([.$E62:.$I62]))" office:value-type="float" office:value="0" calcext:value-type="float">
            <text:p>0,00</text:p>
          </table:table-cell>
          <table:table-cell table:style-name="ce87" table:formula="of:=IF(SUM([.$E62:.$I62])=0;0;[.F62]/SUM([.$E62:.$I62]))" office:value-type="float" office:value="1" calcext:value-type="float">
            <text:p>1,00</text:p>
          </table:table-cell>
          <table:table-cell table:style-name="ce87" table:formula="of:=IF(SUM([.$E62:.$I62])=0;0;[.G62]/SUM([.$E62:.$I62]))" office:value-type="float" office:value="0" calcext:value-type="float">
            <text:p>0,00</text:p>
          </table:table-cell>
          <table:table-cell table:style-name="ce87" table:formula="of:=IF(SUM([.$E62:.$I62])=0;0;[.H62]/SUM([.$E62:.$I62]))" office:value-type="float" office:value="0" calcext:value-type="float">
            <text:p>0,00</text:p>
          </table:table-cell>
          <table:table-cell table:style-name="ce87" table:formula="of:=IF(SUM([.$E62:.$I62])=0;0;[.I62]/SUM([.$E62:.$I6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75" calcext:value-type="float">
            <text:p>12,75</text:p>
          </table:table-cell>
          <table:table-cell table:style-name="ce87" table:formula="of:=IF(SUM([.$E63:.$I63])=0;0;[.E63]/SUM([.$E63:.$I63]))" office:value-type="float" office:value="0" calcext:value-type="float">
            <text:p>0,00</text:p>
          </table:table-cell>
          <table:table-cell table:style-name="ce87" table:formula="of:=IF(SUM([.$E63:.$I63])=0;0;[.F63]/SUM([.$E63:.$I63]))" office:value-type="float" office:value="1" calcext:value-type="float">
            <text:p>1,00</text:p>
          </table:table-cell>
          <table:table-cell table:style-name="ce87" table:formula="of:=IF(SUM([.$E63:.$I63])=0;0;[.G63]/SUM([.$E63:.$I63]))" office:value-type="float" office:value="0" calcext:value-type="float">
            <text:p>0,00</text:p>
          </table:table-cell>
          <table:table-cell table:style-name="ce87" table:formula="of:=IF(SUM([.$E63:.$I63])=0;0;[.H63]/SUM([.$E63:.$I63]))" office:value-type="float" office:value="0" calcext:value-type="float">
            <text:p>0,00</text:p>
          </table:table-cell>
          <table:table-cell table:style-name="ce87" table:formula="of:=IF(SUM([.$E63:.$I63])=0;0;[.I63]/SUM([.$E63:.$I6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25" calcext:value-type="float">
            <text:p>13,25</text:p>
          </table:table-cell>
          <table:table-cell table:style-name="ce87" table:formula="of:=IF(SUM([.$E64:.$I64])=0;0;[.E64]/SUM([.$E64:.$I64]))" office:value-type="float" office:value="0" calcext:value-type="float">
            <text:p>0,00</text:p>
          </table:table-cell>
          <table:table-cell table:style-name="ce87" table:formula="of:=IF(SUM([.$E64:.$I64])=0;0;[.F64]/SUM([.$E64:.$I64]))" office:value-type="float" office:value="1" calcext:value-type="float">
            <text:p>1,00</text:p>
          </table:table-cell>
          <table:table-cell table:style-name="ce87" table:formula="of:=IF(SUM([.$E64:.$I64])=0;0;[.G64]/SUM([.$E64:.$I64]))" office:value-type="float" office:value="0" calcext:value-type="float">
            <text:p>0,00</text:p>
          </table:table-cell>
          <table:table-cell table:style-name="ce87" table:formula="of:=IF(SUM([.$E64:.$I64])=0;0;[.H64]/SUM([.$E64:.$I64]))" office:value-type="float" office:value="0" calcext:value-type="float">
            <text:p>0,00</text:p>
          </table:table-cell>
          <table:table-cell table:style-name="ce87" table:formula="of:=IF(SUM([.$E64:.$I64])=0;0;[.I64]/SUM([.$E64:.$I6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75" calcext:value-type="float">
            <text:p>13,75</text:p>
          </table:table-cell>
          <table:table-cell table:style-name="ce87" table:formula="of:=IF(SUM([.$E65:.$I65])=0;0;[.E65]/SUM([.$E65:.$I65]))" office:value-type="float" office:value="0" calcext:value-type="float">
            <text:p>0,00</text:p>
          </table:table-cell>
          <table:table-cell table:style-name="ce87" table:formula="of:=IF(SUM([.$E65:.$I65])=0;0;[.F65]/SUM([.$E65:.$I65]))" office:value-type="float" office:value="1" calcext:value-type="float">
            <text:p>1,00</text:p>
          </table:table-cell>
          <table:table-cell table:style-name="ce87" table:formula="of:=IF(SUM([.$E65:.$I65])=0;0;[.G65]/SUM([.$E65:.$I65]))" office:value-type="float" office:value="0" calcext:value-type="float">
            <text:p>0,00</text:p>
          </table:table-cell>
          <table:table-cell table:style-name="ce87" table:formula="of:=IF(SUM([.$E65:.$I65])=0;0;[.H65]/SUM([.$E65:.$I65]))" office:value-type="float" office:value="0" calcext:value-type="float">
            <text:p>0,00</text:p>
          </table:table-cell>
          <table:table-cell table:style-name="ce87" table:formula="of:=IF(SUM([.$E65:.$I65])=0;0;[.I65]/SUM([.$E65:.$I6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25" calcext:value-type="float">
            <text:p>14,25</text:p>
          </table:table-cell>
          <table:table-cell table:style-name="ce87" table:formula="of:=IF(SUM([.$E66:.$I66])=0;0;[.E66]/SUM([.$E66:.$I66]))" office:value-type="float" office:value="0" calcext:value-type="float">
            <text:p>0,00</text:p>
          </table:table-cell>
          <table:table-cell table:style-name="ce87" table:formula="of:=IF(SUM([.$E66:.$I66])=0;0;[.F66]/SUM([.$E66:.$I66]))" office:value-type="float" office:value="1" calcext:value-type="float">
            <text:p>1,00</text:p>
          </table:table-cell>
          <table:table-cell table:style-name="ce87" table:formula="of:=IF(SUM([.$E66:.$I66])=0;0;[.G66]/SUM([.$E66:.$I66]))" office:value-type="float" office:value="0" calcext:value-type="float">
            <text:p>0,00</text:p>
          </table:table-cell>
          <table:table-cell table:style-name="ce87" table:formula="of:=IF(SUM([.$E66:.$I66])=0;0;[.H66]/SUM([.$E66:.$I66]))" office:value-type="float" office:value="0" calcext:value-type="float">
            <text:p>0,00</text:p>
          </table:table-cell>
          <table:table-cell table:style-name="ce87" table:formula="of:=IF(SUM([.$E66:.$I66])=0;0;[.I66]/SUM([.$E66:.$I6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75" calcext:value-type="float">
            <text:p>14,75</text:p>
          </table:table-cell>
          <table:table-cell table:style-name="ce87" table:formula="of:=IF(SUM([.$E67:.$I67])=0;0;[.E67]/SUM([.$E67:.$I67]))" office:value-type="float" office:value="0" calcext:value-type="float">
            <text:p>0,00</text:p>
          </table:table-cell>
          <table:table-cell table:style-name="ce87" table:formula="of:=IF(SUM([.$E67:.$I67])=0;0;[.F67]/SUM([.$E67:.$I67]))" office:value-type="float" office:value="1" calcext:value-type="float">
            <text:p>1,00</text:p>
          </table:table-cell>
          <table:table-cell table:style-name="ce87" table:formula="of:=IF(SUM([.$E67:.$I67])=0;0;[.G67]/SUM([.$E67:.$I67]))" office:value-type="float" office:value="0" calcext:value-type="float">
            <text:p>0,00</text:p>
          </table:table-cell>
          <table:table-cell table:style-name="ce87" table:formula="of:=IF(SUM([.$E67:.$I67])=0;0;[.H67]/SUM([.$E67:.$I67]))" office:value-type="float" office:value="0" calcext:value-type="float">
            <text:p>0,00</text:p>
          </table:table-cell>
          <table:table-cell table:style-name="ce87" table:formula="of:=IF(SUM([.$E67:.$I67])=0;0;[.I67]/SUM([.$E67:.$I6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25" calcext:value-type="float">
            <text:p>15,25</text:p>
          </table:table-cell>
          <table:table-cell table:style-name="ce87" table:formula="of:=IF(SUM([.$E68:.$I68])=0;0;[.E68]/SUM([.$E68:.$I68]))" office:value-type="float" office:value="0" calcext:value-type="float">
            <text:p>0,00</text:p>
          </table:table-cell>
          <table:table-cell table:style-name="ce87" table:formula="of:=IF(SUM([.$E68:.$I68])=0;0;[.F68]/SUM([.$E68:.$I68]))" office:value-type="float" office:value="1" calcext:value-type="float">
            <text:p>1,00</text:p>
          </table:table-cell>
          <table:table-cell table:style-name="ce87" table:formula="of:=IF(SUM([.$E68:.$I68])=0;0;[.G68]/SUM([.$E68:.$I68]))" office:value-type="float" office:value="0" calcext:value-type="float">
            <text:p>0,00</text:p>
          </table:table-cell>
          <table:table-cell table:style-name="ce87" table:formula="of:=IF(SUM([.$E68:.$I68])=0;0;[.H68]/SUM([.$E68:.$I68]))" office:value-type="float" office:value="0" calcext:value-type="float">
            <text:p>0,00</text:p>
          </table:table-cell>
          <table:table-cell table:style-name="ce87" table:formula="of:=IF(SUM([.$E68:.$I68])=0;0;[.I68]/SUM([.$E68:.$I6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75" calcext:value-type="float">
            <text:p>15,75</text:p>
          </table:table-cell>
          <table:table-cell table:style-name="ce87" table:formula="of:=IF(SUM([.$E69:.$I69])=0;0;[.E69]/SUM([.$E69:.$I69]))" office:value-type="float" office:value="0" calcext:value-type="float">
            <text:p>0,00</text:p>
          </table:table-cell>
          <table:table-cell table:style-name="ce87" table:formula="of:=IF(SUM([.$E69:.$I69])=0;0;[.F69]/SUM([.$E69:.$I69]))" office:value-type="float" office:value="1" calcext:value-type="float">
            <text:p>1,00</text:p>
          </table:table-cell>
          <table:table-cell table:style-name="ce87" table:formula="of:=IF(SUM([.$E69:.$I69])=0;0;[.G69]/SUM([.$E69:.$I69]))" office:value-type="float" office:value="0" calcext:value-type="float">
            <text:p>0,00</text:p>
          </table:table-cell>
          <table:table-cell table:style-name="ce87" table:formula="of:=IF(SUM([.$E69:.$I69])=0;0;[.H69]/SUM([.$E69:.$I69]))" office:value-type="float" office:value="0" calcext:value-type="float">
            <text:p>0,00</text:p>
          </table:table-cell>
          <table:table-cell table:style-name="ce87" table:formula="of:=IF(SUM([.$E69:.$I69])=0;0;[.I69]/SUM([.$E69:.$I6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25" calcext:value-type="float">
            <text:p>16,25</text:p>
          </table:table-cell>
          <table:table-cell table:style-name="ce87" table:formula="of:=IF(SUM([.$E70:.$I70])=0;0;[.E70]/SUM([.$E70:.$I70]))" office:value-type="float" office:value="0" calcext:value-type="float">
            <text:p>0,00</text:p>
          </table:table-cell>
          <table:table-cell table:style-name="ce87" table:formula="of:=IF(SUM([.$E70:.$I70])=0;0;[.F70]/SUM([.$E70:.$I70]))" office:value-type="float" office:value="1" calcext:value-type="float">
            <text:p>1,00</text:p>
          </table:table-cell>
          <table:table-cell table:style-name="ce87" table:formula="of:=IF(SUM([.$E70:.$I70])=0;0;[.G70]/SUM([.$E70:.$I70]))" office:value-type="float" office:value="0" calcext:value-type="float">
            <text:p>0,00</text:p>
          </table:table-cell>
          <table:table-cell table:style-name="ce87" table:formula="of:=IF(SUM([.$E70:.$I70])=0;0;[.H70]/SUM([.$E70:.$I70]))" office:value-type="float" office:value="0" calcext:value-type="float">
            <text:p>0,00</text:p>
          </table:table-cell>
          <table:table-cell table:style-name="ce87" table:formula="of:=IF(SUM([.$E70:.$I70])=0;0;[.I70]/SUM([.$E70:.$I7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75" calcext:value-type="float">
            <text:p>16,75</text:p>
          </table:table-cell>
          <table:table-cell table:style-name="ce87" table:formula="of:=IF(SUM([.$E71:.$I71])=0;0;[.E71]/SUM([.$E71:.$I71]))" office:value-type="float" office:value="0" calcext:value-type="float">
            <text:p>0,00</text:p>
          </table:table-cell>
          <table:table-cell table:style-name="ce87" table:formula="of:=IF(SUM([.$E71:.$I71])=0;0;[.F71]/SUM([.$E71:.$I71]))" office:value-type="float" office:value="0.2" calcext:value-type="float">
            <text:p>0,20</text:p>
          </table:table-cell>
          <table:table-cell table:style-name="ce87" table:formula="of:=IF(SUM([.$E71:.$I71])=0;0;[.G71]/SUM([.$E71:.$I71]))" office:value-type="float" office:value="0.8" calcext:value-type="float">
            <text:p>0,80</text:p>
          </table:table-cell>
          <table:table-cell table:style-name="ce87" table:formula="of:=IF(SUM([.$E71:.$I71])=0;0;[.H71]/SUM([.$E71:.$I71]))" office:value-type="float" office:value="0" calcext:value-type="float">
            <text:p>0,00</text:p>
          </table:table-cell>
          <table:table-cell table:style-name="ce87" table:formula="of:=IF(SUM([.$E71:.$I71])=0;0;[.I71]/SUM([.$E71:.$I7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25" calcext:value-type="float">
            <text:p>17,25</text:p>
          </table:table-cell>
          <table:table-cell table:style-name="ce87" table:formula="of:=IF(SUM([.$E72:.$I72])=0;0;[.E72]/SUM([.$E72:.$I72]))" office:value-type="float" office:value="0" calcext:value-type="float">
            <text:p>0,00</text:p>
          </table:table-cell>
          <table:table-cell table:style-name="ce87" table:formula="of:=IF(SUM([.$E72:.$I72])=0;0;[.F72]/SUM([.$E72:.$I72]))" office:value-type="float" office:value="0.0769230769230769" calcext:value-type="float">
            <text:p>0,08</text:p>
          </table:table-cell>
          <table:table-cell table:style-name="ce87" table:formula="of:=IF(SUM([.$E72:.$I72])=0;0;[.G72]/SUM([.$E72:.$I72]))" office:value-type="float" office:value="0.923076923076923" calcext:value-type="float">
            <text:p>0,92</text:p>
          </table:table-cell>
          <table:table-cell table:style-name="ce87" table:formula="of:=IF(SUM([.$E72:.$I72])=0;0;[.H72]/SUM([.$E72:.$I72]))" office:value-type="float" office:value="0" calcext:value-type="float">
            <text:p>0,00</text:p>
          </table:table-cell>
          <table:table-cell table:style-name="ce87" table:formula="of:=IF(SUM([.$E72:.$I72])=0;0;[.I72]/SUM([.$E72:.$I7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75" calcext:value-type="float">
            <text:p>17,75</text:p>
          </table:table-cell>
          <table:table-cell table:style-name="ce87" table:formula="of:=IF(SUM([.$E73:.$I73])=0;0;[.E73]/SUM([.$E73:.$I73]))" office:value-type="float" office:value="0" calcext:value-type="float">
            <text:p>0,00</text:p>
          </table:table-cell>
          <table:table-cell table:style-name="ce87" table:formula="of:=IF(SUM([.$E73:.$I73])=0;0;[.F73]/SUM([.$E73:.$I73]))" office:value-type="float" office:value="0" calcext:value-type="float">
            <text:p>0,00</text:p>
          </table:table-cell>
          <table:table-cell table:style-name="ce87" table:formula="of:=IF(SUM([.$E73:.$I73])=0;0;[.G73]/SUM([.$E73:.$I73]))" office:value-type="float" office:value="0.928571428571429" calcext:value-type="float">
            <text:p>0,93</text:p>
          </table:table-cell>
          <table:table-cell table:style-name="ce87" table:formula="of:=IF(SUM([.$E73:.$I73])=0;0;[.H73]/SUM([.$E73:.$I73]))" office:value-type="float" office:value="0.0714285714285714" calcext:value-type="float">
            <text:p>0,07</text:p>
          </table:table-cell>
          <table:table-cell table:style-name="ce87" table:formula="of:=IF(SUM([.$E73:.$I73])=0;0;[.I73]/SUM([.$E73:.$I7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25" calcext:value-type="float">
            <text:p>18,25</text:p>
          </table:table-cell>
          <table:table-cell table:style-name="ce87" table:formula="of:=IF(SUM([.$E74:.$I74])=0;0;[.E74]/SUM([.$E74:.$I74]))" office:value-type="float" office:value="0" calcext:value-type="float">
            <text:p>0,00</text:p>
          </table:table-cell>
          <table:table-cell table:style-name="ce87" table:formula="of:=IF(SUM([.$E74:.$I74])=0;0;[.F74]/SUM([.$E74:.$I74]))" office:value-type="float" office:value="0.0666666666666667" calcext:value-type="float">
            <text:p>0,07</text:p>
          </table:table-cell>
          <table:table-cell table:style-name="ce87" table:formula="of:=IF(SUM([.$E74:.$I74])=0;0;[.G74]/SUM([.$E74:.$I74]))" office:value-type="float" office:value="0.6" calcext:value-type="float">
            <text:p>0,60</text:p>
          </table:table-cell>
          <table:table-cell table:style-name="ce87" table:formula="of:=IF(SUM([.$E74:.$I74])=0;0;[.H74]/SUM([.$E74:.$I74]))" office:value-type="float" office:value="0.333333333333333" calcext:value-type="float">
            <text:p>0,33</text:p>
          </table:table-cell>
          <table:table-cell table:style-name="ce87" table:formula="of:=IF(SUM([.$E74:.$I74])=0;0;[.I74]/SUM([.$E74:.$I7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75" calcext:value-type="float">
            <text:p>18,75</text:p>
          </table:table-cell>
          <table:table-cell table:style-name="ce87" table:formula="of:=IF(SUM([.$E75:.$I75])=0;0;[.E75]/SUM([.$E75:.$I75]))" office:value-type="float" office:value="0" calcext:value-type="float">
            <text:p>0,00</text:p>
          </table:table-cell>
          <table:table-cell table:style-name="ce87" table:formula="of:=IF(SUM([.$E75:.$I75])=0;0;[.F75]/SUM([.$E75:.$I75]))" office:value-type="float" office:value="0" calcext:value-type="float">
            <text:p>0,00</text:p>
          </table:table-cell>
          <table:table-cell table:style-name="ce87" table:formula="of:=IF(SUM([.$E75:.$I75])=0;0;[.G75]/SUM([.$E75:.$I75]))" office:value-type="float" office:value="0.333333333333333" calcext:value-type="float">
            <text:p>0,33</text:p>
          </table:table-cell>
          <table:table-cell table:style-name="ce87" table:formula="of:=IF(SUM([.$E75:.$I75])=0;0;[.H75]/SUM([.$E75:.$I75]))" office:value-type="float" office:value="0.666666666666667" calcext:value-type="float">
            <text:p>0,67</text:p>
          </table:table-cell>
          <table:table-cell table:style-name="ce87" table:formula="of:=IF(SUM([.$E75:.$I75])=0;0;[.I75]/SUM([.$E75:.$I7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25" calcext:value-type="float">
            <text:p>19,25</text:p>
          </table:table-cell>
          <table:table-cell table:style-name="ce87" table:formula="of:=IF(SUM([.$E76:.$I76])=0;0;[.E76]/SUM([.$E76:.$I76]))" office:value-type="float" office:value="0" calcext:value-type="float">
            <text:p>0,00</text:p>
          </table:table-cell>
          <table:table-cell table:style-name="ce87" table:formula="of:=IF(SUM([.$E76:.$I76])=0;0;[.F76]/SUM([.$E76:.$I76]))" office:value-type="float" office:value="0" calcext:value-type="float">
            <text:p>0,00</text:p>
          </table:table-cell>
          <table:table-cell table:style-name="ce87" table:formula="of:=IF(SUM([.$E76:.$I76])=0;0;[.G76]/SUM([.$E76:.$I76]))" office:value-type="float" office:value="0.6" calcext:value-type="float">
            <text:p>0,60</text:p>
          </table:table-cell>
          <table:table-cell table:style-name="ce87" table:formula="of:=IF(SUM([.$E76:.$I76])=0;0;[.H76]/SUM([.$E76:.$I76]))" office:value-type="float" office:value="0.4" calcext:value-type="float">
            <text:p>0,40</text:p>
          </table:table-cell>
          <table:table-cell table:style-name="ce87" table:formula="of:=IF(SUM([.$E76:.$I76])=0;0;[.I76]/SUM([.$E76:.$I7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75" calcext:value-type="float">
            <text:p>19,75</text:p>
          </table:table-cell>
          <table:table-cell table:style-name="ce87" table:formula="of:=IF(SUM([.$E77:.$I77])=0;0;[.E77]/SUM([.$E77:.$I77]))" office:value-type="float" office:value="0" calcext:value-type="float">
            <text:p>0,00</text:p>
          </table:table-cell>
          <table:table-cell table:style-name="ce87" table:formula="of:=IF(SUM([.$E77:.$I77])=0;0;[.F77]/SUM([.$E77:.$I77]))" office:value-type="float" office:value="0.2" calcext:value-type="float">
            <text:p>0,20</text:p>
          </table:table-cell>
          <table:table-cell table:style-name="ce87" table:formula="of:=IF(SUM([.$E77:.$I77])=0;0;[.G77]/SUM([.$E77:.$I77]))" office:value-type="float" office:value="0" calcext:value-type="float">
            <text:p>0,00</text:p>
          </table:table-cell>
          <table:table-cell table:style-name="ce87" table:formula="of:=IF(SUM([.$E77:.$I77])=0;0;[.H77]/SUM([.$E77:.$I77]))" office:value-type="float" office:value="0.8" calcext:value-type="float">
            <text:p>0,80</text:p>
          </table:table-cell>
          <table:table-cell table:style-name="ce87" table:formula="of:=IF(SUM([.$E77:.$I77])=0;0;[.I77]/SUM([.$E77:.$I7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25" calcext:value-type="float">
            <text:p>20,25</text:p>
          </table:table-cell>
          <table:table-cell table:style-name="ce87" table:formula="of:=IF(SUM([.$E78:.$I78])=0;0;[.E78]/SUM([.$E78:.$I78]))" office:value-type="float" office:value="0" calcext:value-type="float">
            <text:p>0,00</text:p>
          </table:table-cell>
          <table:table-cell table:style-name="ce87" table:formula="of:=IF(SUM([.$E78:.$I78])=0;0;[.F78]/SUM([.$E78:.$I78]))" office:value-type="float" office:value="0" calcext:value-type="float">
            <text:p>0,00</text:p>
          </table:table-cell>
          <table:table-cell table:style-name="ce87" table:formula="of:=IF(SUM([.$E78:.$I78])=0;0;[.G78]/SUM([.$E78:.$I78]))" office:value-type="float" office:value="0.5" calcext:value-type="float">
            <text:p>0,50</text:p>
          </table:table-cell>
          <table:table-cell table:style-name="ce87" table:formula="of:=IF(SUM([.$E78:.$I78])=0;0;[.H78]/SUM([.$E78:.$I78]))" office:value-type="float" office:value="0.5" calcext:value-type="float">
            <text:p>0,50</text:p>
          </table:table-cell>
          <table:table-cell table:style-name="ce87" table:formula="of:=IF(SUM([.$E78:.$I78])=0;0;[.I78]/SUM([.$E78:.$I7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75" calcext:value-type="float">
            <text:p>20,75</text:p>
          </table:table-cell>
          <table:table-cell table:style-name="ce87" table:formula="of:=IF(SUM([.$E79:.$I79])=0;0;[.E79]/SUM([.$E79:.$I79]))" office:value-type="float" office:value="0" calcext:value-type="float">
            <text:p>0,00</text:p>
          </table:table-cell>
          <table:table-cell table:style-name="ce87" table:formula="of:=IF(SUM([.$E79:.$I79])=0;0;[.F79]/SUM([.$E79:.$I79]))" office:value-type="float" office:value="0" calcext:value-type="float">
            <text:p>0,00</text:p>
          </table:table-cell>
          <table:table-cell table:style-name="ce87" table:formula="of:=IF(SUM([.$E79:.$I79])=0;0;[.G79]/SUM([.$E79:.$I79]))" office:value-type="float" office:value="0" calcext:value-type="float">
            <text:p>0,00</text:p>
          </table:table-cell>
          <table:table-cell table:style-name="ce87" table:formula="of:=IF(SUM([.$E79:.$I79])=0;0;[.H79]/SUM([.$E79:.$I79]))" office:value-type="float" office:value="0" calcext:value-type="float">
            <text:p>0,00</text:p>
          </table:table-cell>
          <table:table-cell table:style-name="ce87" table:formula="of:=IF(SUM([.$E79:.$I79])=0;0;[.I79]/SUM([.$E79:.$I7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25" calcext:value-type="float">
            <text:p>21,25</text:p>
          </table:table-cell>
          <table:table-cell table:style-name="ce87" table:formula="of:=IF(SUM([.$E80:.$I80])=0;0;[.E80]/SUM([.$E80:.$I80]))" office:value-type="float" office:value="0" calcext:value-type="float">
            <text:p>0,00</text:p>
          </table:table-cell>
          <table:table-cell table:style-name="ce87" table:formula="of:=IF(SUM([.$E80:.$I80])=0;0;[.F80]/SUM([.$E80:.$I80]))" office:value-type="float" office:value="0" calcext:value-type="float">
            <text:p>0,00</text:p>
          </table:table-cell>
          <table:table-cell table:style-name="ce87" table:formula="of:=IF(SUM([.$E80:.$I80])=0;0;[.G80]/SUM([.$E80:.$I80]))" office:value-type="float" office:value="0" calcext:value-type="float">
            <text:p>0,00</text:p>
          </table:table-cell>
          <table:table-cell table:style-name="ce87" table:formula="of:=IF(SUM([.$E80:.$I80])=0;0;[.H80]/SUM([.$E80:.$I80]))" office:value-type="float" office:value="0" calcext:value-type="float">
            <text:p>0,00</text:p>
          </table:table-cell>
          <table:table-cell table:style-name="ce87" table:formula="of:=IF(SUM([.$E80:.$I80])=0;0;[.I80]/SUM([.$E80:.$I8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75" calcext:value-type="float">
            <text:p>21,75</text:p>
          </table:table-cell>
          <table:table-cell table:style-name="ce87" table:formula="of:=IF(SUM([.$E81:.$I81])=0;0;[.E81]/SUM([.$E81:.$I81]))" office:value-type="float" office:value="0" calcext:value-type="float">
            <text:p>0,00</text:p>
          </table:table-cell>
          <table:table-cell table:style-name="ce87" table:formula="of:=IF(SUM([.$E81:.$I81])=0;0;[.F81]/SUM([.$E81:.$I81]))" office:value-type="float" office:value="0" calcext:value-type="float">
            <text:p>0,00</text:p>
          </table:table-cell>
          <table:table-cell table:style-name="ce87" table:formula="of:=IF(SUM([.$E81:.$I81])=0;0;[.G81]/SUM([.$E81:.$I81]))" office:value-type="float" office:value="0" calcext:value-type="float">
            <text:p>0,00</text:p>
          </table:table-cell>
          <table:table-cell table:style-name="ce87" table:formula="of:=IF(SUM([.$E81:.$I81])=0;0;[.H81]/SUM([.$E81:.$I81]))" office:value-type="float" office:value="0" calcext:value-type="float">
            <text:p>0,00</text:p>
          </table:table-cell>
          <table:table-cell table:style-name="ce87" table:formula="of:=IF(SUM([.$E81:.$I81])=0;0;[.I81]/SUM([.$E81:.$I8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25" calcext:value-type="float">
            <text:p>22,25</text:p>
          </table:table-cell>
          <table:table-cell table:style-name="ce87" table:formula="of:=IF(SUM([.$E82:.$I82])=0;0;[.E82]/SUM([.$E82:.$I82]))" office:value-type="float" office:value="0" calcext:value-type="float">
            <text:p>0,00</text:p>
          </table:table-cell>
          <table:table-cell table:style-name="ce87" table:formula="of:=IF(SUM([.$E82:.$I82])=0;0;[.F82]/SUM([.$E82:.$I82]))" office:value-type="float" office:value="0" calcext:value-type="float">
            <text:p>0,00</text:p>
          </table:table-cell>
          <table:table-cell table:style-name="ce87" table:formula="of:=IF(SUM([.$E82:.$I82])=0;0;[.G82]/SUM([.$E82:.$I82]))" office:value-type="float" office:value="0" calcext:value-type="float">
            <text:p>0,00</text:p>
          </table:table-cell>
          <table:table-cell table:style-name="ce87" table:formula="of:=IF(SUM([.$E82:.$I82])=0;0;[.H82]/SUM([.$E82:.$I82]))" office:value-type="float" office:value="0" calcext:value-type="float">
            <text:p>0,00</text:p>
          </table:table-cell>
          <table:table-cell table:style-name="ce87" table:formula="of:=IF(SUM([.$E82:.$I82])=0;0;[.I82]/SUM([.$E82:.$I8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75" calcext:value-type="float">
            <text:p>22,75</text:p>
          </table:table-cell>
          <table:table-cell table:style-name="ce87" table:formula="of:=IF(SUM([.$E83:.$I83])=0;0;[.E83]/SUM([.$E83:.$I83]))" office:value-type="float" office:value="0" calcext:value-type="float">
            <text:p>0,00</text:p>
          </table:table-cell>
          <table:table-cell table:style-name="ce87" table:formula="of:=IF(SUM([.$E83:.$I83])=0;0;[.F83]/SUM([.$E83:.$I83]))" office:value-type="float" office:value="0" calcext:value-type="float">
            <text:p>0,00</text:p>
          </table:table-cell>
          <table:table-cell table:style-name="ce87" table:formula="of:=IF(SUM([.$E83:.$I83])=0;0;[.G83]/SUM([.$E83:.$I83]))" office:value-type="float" office:value="0" calcext:value-type="float">
            <text:p>0,00</text:p>
          </table:table-cell>
          <table:table-cell table:style-name="ce87" table:formula="of:=IF(SUM([.$E83:.$I83])=0;0;[.H83]/SUM([.$E83:.$I83]))" office:value-type="float" office:value="0" calcext:value-type="float">
            <text:p>0,00</text:p>
          </table:table-cell>
          <table:table-cell table:style-name="ce87" table:formula="of:=IF(SUM([.$E83:.$I83])=0;0;[.I83]/SUM([.$E83:.$I8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25" calcext:value-type="float">
            <text:p>23,25</text:p>
          </table:table-cell>
          <table:table-cell table:style-name="ce87" table:formula="of:=IF(SUM([.$E84:.$I84])=0;0;[.E84]/SUM([.$E84:.$I84]))" office:value-type="float" office:value="0" calcext:value-type="float">
            <text:p>0,00</text:p>
          </table:table-cell>
          <table:table-cell table:style-name="ce87" table:formula="of:=IF(SUM([.$E84:.$I84])=0;0;[.F84]/SUM([.$E84:.$I84]))" office:value-type="float" office:value="0" calcext:value-type="float">
            <text:p>0,00</text:p>
          </table:table-cell>
          <table:table-cell table:style-name="ce87" table:formula="of:=IF(SUM([.$E84:.$I84])=0;0;[.G84]/SUM([.$E84:.$I84]))" office:value-type="float" office:value="0" calcext:value-type="float">
            <text:p>0,00</text:p>
          </table:table-cell>
          <table:table-cell table:style-name="ce87" table:formula="of:=IF(SUM([.$E84:.$I84])=0;0;[.H84]/SUM([.$E84:.$I84]))" office:value-type="float" office:value="0" calcext:value-type="float">
            <text:p>0,00</text:p>
          </table:table-cell>
          <table:table-cell table:style-name="ce87" table:formula="of:=IF(SUM([.$E84:.$I84])=0;0;[.I84]/SUM([.$E84:.$I8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75" calcext:value-type="float">
            <text:p>23,75</text:p>
          </table:table-cell>
          <table:table-cell table:style-name="ce87" table:formula="of:=IF(SUM([.$E85:.$I85])=0;0;[.E85]/SUM([.$E85:.$I85]))" office:value-type="float" office:value="0" calcext:value-type="float">
            <text:p>0,00</text:p>
          </table:table-cell>
          <table:table-cell table:style-name="ce87" table:formula="of:=IF(SUM([.$E85:.$I85])=0;0;[.F85]/SUM([.$E85:.$I85]))" office:value-type="float" office:value="0" calcext:value-type="float">
            <text:p>0,00</text:p>
          </table:table-cell>
          <table:table-cell table:style-name="ce87" table:formula="of:=IF(SUM([.$E85:.$I85])=0;0;[.G85]/SUM([.$E85:.$I85]))" office:value-type="float" office:value="0" calcext:value-type="float">
            <text:p>0,00</text:p>
          </table:table-cell>
          <table:table-cell table:style-name="ce87" table:formula="of:=IF(SUM([.$E85:.$I85])=0;0;[.H85]/SUM([.$E85:.$I85]))" office:value-type="float" office:value="0" calcext:value-type="float">
            <text:p>0,00</text:p>
          </table:table-cell>
          <table:table-cell table:style-name="ce87" table:formula="of:=IF(SUM([.$E85:.$I85])=0;0;[.I85]/SUM([.$E85:.$I8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25" calcext:value-type="float">
            <text:p>24,25</text:p>
          </table:table-cell>
          <table:table-cell table:style-name="ce87" table:formula="of:=IF(SUM([.$E86:.$I86])=0;0;[.E86]/SUM([.$E86:.$I86]))" office:value-type="float" office:value="0" calcext:value-type="float">
            <text:p>0,00</text:p>
          </table:table-cell>
          <table:table-cell table:style-name="ce87" table:formula="of:=IF(SUM([.$E86:.$I86])=0;0;[.F86]/SUM([.$E86:.$I86]))" office:value-type="float" office:value="0" calcext:value-type="float">
            <text:p>0,00</text:p>
          </table:table-cell>
          <table:table-cell table:style-name="ce87" table:formula="of:=IF(SUM([.$E86:.$I86])=0;0;[.G86]/SUM([.$E86:.$I86]))" office:value-type="float" office:value="0" calcext:value-type="float">
            <text:p>0,00</text:p>
          </table:table-cell>
          <table:table-cell table:style-name="ce87" table:formula="of:=IF(SUM([.$E86:.$I86])=0;0;[.H86]/SUM([.$E86:.$I86]))" office:value-type="float" office:value="0" calcext:value-type="float">
            <text:p>0,00</text:p>
          </table:table-cell>
          <table:table-cell table:style-name="ce87" table:formula="of:=IF(SUM([.$E86:.$I86])=0;0;[.I86]/SUM([.$E86:.$I8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75" calcext:value-type="float">
            <text:p>24,75</text:p>
          </table:table-cell>
          <table:table-cell table:style-name="ce87" table:formula="of:=IF(SUM([.$E87:.$I87])=0;0;[.E87]/SUM([.$E87:.$I87]))" office:value-type="float" office:value="0" calcext:value-type="float">
            <text:p>0,00</text:p>
          </table:table-cell>
          <table:table-cell table:style-name="ce87" table:formula="of:=IF(SUM([.$E87:.$I87])=0;0;[.F87]/SUM([.$E87:.$I87]))" office:value-type="float" office:value="0" calcext:value-type="float">
            <text:p>0,00</text:p>
          </table:table-cell>
          <table:table-cell table:style-name="ce87" table:formula="of:=IF(SUM([.$E87:.$I87])=0;0;[.G87]/SUM([.$E87:.$I87]))" office:value-type="float" office:value="0" calcext:value-type="float">
            <text:p>0,00</text:p>
          </table:table-cell>
          <table:table-cell table:style-name="ce87" table:formula="of:=IF(SUM([.$E87:.$I87])=0;0;[.H87]/SUM([.$E87:.$I87]))" office:value-type="float" office:value="0" calcext:value-type="float">
            <text:p>0,00</text:p>
          </table:table-cell>
          <table:table-cell table:style-name="ce87" table:formula="of:=IF(SUM([.$E87:.$I87])=0;0;[.I87]/SUM([.$E87:.$I8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5.25" calcext:value-type="float">
            <text:p>25,25</text:p>
          </table:table-cell>
          <table:table-cell table:style-name="ce87" table:formula="of:=IF(SUM([.$E88:.$I88])=0;0;[.E88]/SUM([.$E88:.$I88]))" office:value-type="float" office:value="0" calcext:value-type="float">
            <text:p>0,00</text:p>
          </table:table-cell>
          <table:table-cell table:style-name="ce87" table:formula="of:=IF(SUM([.$E88:.$I88])=0;0;[.F88]/SUM([.$E88:.$I88]))" office:value-type="float" office:value="0" calcext:value-type="float">
            <text:p>0,00</text:p>
          </table:table-cell>
          <table:table-cell table:style-name="ce87" table:formula="of:=IF(SUM([.$E88:.$I88])=0;0;[.G88]/SUM([.$E88:.$I88]))" office:value-type="float" office:value="0" calcext:value-type="float">
            <text:p>0,00</text:p>
          </table:table-cell>
          <table:table-cell table:style-name="ce87" table:formula="of:=IF(SUM([.$E88:.$I88])=0;0;[.H88]/SUM([.$E88:.$I88]))" office:value-type="float" office:value="0" calcext:value-type="float">
            <text:p>0,00</text:p>
          </table:table-cell>
          <table:table-cell table:style-name="ce87" table:formula="of:=IF(SUM([.$E88:.$I88])=0;0;[.I88]/SUM([.$E88:.$I8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 table:number-rows-repeated="20">
          <table:table-cell table:style-name="Default" table:number-columns-repeated="3"/>
          <table:table-cell table:style-name="ce70" table:number-columns-repeated="2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table table:name="9aS-Cadiz" table:style-name="ta1">
        <office:forms form:automatic-focus="false" form:apply-design-mode="false"/>
        <table:shapes>
          <draw:frame draw:z-index="0" draw:style-name="gr2" draw:text-style-name="P2" svg:width="159.99mm" svg:height="89.99mm" svg:x="591.6mm" svg:y="119.59mm">
            <loext:p draw:notify-on-update-of-ranges="'9aS-Cadiz'.M8:'9aS-Cadiz'.Q8 '9aS-Cadiz'.L46:'9aS-Cadiz'.L46 '9aS-Cadiz'.M46:'9aS-Cadiz'.Q46 '9aS-Cadiz'.L51:'9aS-Cadiz'.L51 '9aS-Cadiz'.M51:'9aS-Cadiz'.Q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6" table:default-cell-style-name="ce73"/>
        <table:table-column table:style-name="co18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60" office:value-type="float" office:value="0.00139595" calcext:value-type="float">
            <text:p>0,00139595</text:p>
          </table:table-cell>
          <table:table-cell table:number-columns-repeated="50"/>
        </table:table-row>
        <table:table-row table:style-name="ro7">
          <table:table-cell table:number-columns-repeated="3"/>
          <table:table-cell table:style-name="ce60" office:value-type="float" office:value="3.58807387" calcext:value-type="float">
            <text:p>3,58807387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9"/>
        </table:table-row>
        <table:table-row table:style-name="ro7">
          <table:table-cell table:number-columns-repeated="5"/>
          <table:table-cell table:style-name="ce77"/>
          <table:table-cell table:number-columns-repeated="8"/>
          <table:table-cell table:style-name="ce77" office:value-type="string" calcext:value-type="string">
            <text:p>SURVEY: PELAGO22 ANE</text:p>
          </table:table-cell>
          <table:table-cell table:number-columns-repeated="39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4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S-Cadiz</text:p>
          </table:table-cell>
          <table:table-cell table:number-columns-repeated="3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H5]" office:value-type="string" office:string-value="9aS-Cadiz" calcext:value-type="string">
            <text:p>9aS-Cadiz</text:p>
          </table:table-cell>
          <table:table-cell/>
          <table:table-cell table:style-name="ce101" table:number-columns-repeated="2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7"/>
          <table:table-cell table:style-name="ce77" office:value-type="string" calcext:value-type="string">
            <text:p>AGE GROUPS</text:p>
          </table:table-cell>
          <table:table-cell table:number-columns-repeated="3"/>
          <table:table-cell table:style-name="ce97"/>
          <table:table-cell table:style-name="Default"/>
          <table:table-cell table:style-name="ce97" office:value-type="string" calcext:value-type="string">
            <text:p>AGE GROUPS</text:p>
          </table:table-cell>
          <table:table-cell table:style-name="ce92" table:number-columns-repeated="5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'9a-Cadiz'.H10]" office:value-type="float" office:value="0" calcext:value-type="float">
            <text:p>0</text:p>
          </table:table-cell>
          <table:table-cell table:style-name="ce71" table:formula="of:=[$'9a-Cadiz'.I10]" office:value-type="float" office:value="0" calcext:value-type="float">
            <text:p>0</text:p>
          </table:table-cell>
          <table:table-cell table:style-name="ce74" table:formula="of:=([.D$1]*([.D10])^[.D$2])*[.A10]/1000000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IF([.$A10]*[.E92]=0;&quot;&quot;;[.$A10]*[.E92])">
            <text:p/>
          </table:table-cell>
          <table:table-cell table:style-name="ce72" table:formula="of:=IF([.$A10]*[.F92]=0;&quot;&quot;;[.$A10]*[.F92])">
            <text:p/>
          </table:table-cell>
          <table:table-cell table:style-name="ce72" table:formula="of:=IF([.$A10]*[.G92]=0;&quot;&quot;;[.$A10]*[.G92])">
            <text:p/>
          </table:table-cell>
          <table:table-cell table:style-name="ce72" table:formula="of:=IF([.$A10]*[.H92]=0;&quot;&quot;;[.$A10]*[.H92])">
            <text:p/>
          </table:table-cell>
          <table:table-cell table:style-name="ce72" table:formula="of:=IF([.$A10]*[.I92]=0;&quot;&quot;;[.$A10]*[.I92]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[.$B10]*[.E92]=0;&quot;&quot;;[.$B10]*[.E92])">
            <text:p/>
          </table:table-cell>
          <table:table-cell table:style-name="ce72" table:formula="of:=IF([.$B10]*[.F92]=0;&quot;&quot;;[.$B10]*[.F92])">
            <text:p/>
          </table:table-cell>
          <table:table-cell table:style-name="ce72" table:formula="of:=IF([.$B10]*[.G92]=0;&quot;&quot;;[.$B10]*[.G92])">
            <text:p/>
          </table:table-cell>
          <table:table-cell table:style-name="ce72" table:formula="of:=IF([.$B10]*[.H92]=0;&quot;&quot;;[.$B10]*[.H92])">
            <text:p/>
          </table:table-cell>
          <table:table-cell table:style-name="ce72" table:formula="of:=IF([.$B10]*[.I92]=0;&quot;&quot;;[.$B10]*[.I92])">
            <text:p/>
          </table:table-cell>
          <table:table-cell table:style-name="ce87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1]" office:value-type="float" office:value="0" calcext:value-type="float">
            <text:p>0</text:p>
          </table:table-cell>
          <table:table-cell table:style-name="ce71" table:formula="of:=[$'9a-Cadiz'.I11]" office:value-type="float" office:value="0" calcext:value-type="float">
            <text:p>0</text:p>
          </table:table-cell>
          <table:table-cell table:style-name="ce74" table:formula="of:=([.D$1]*([.D11])^[.D$2])*[.A11]/1000000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[.$A11]*[.E93]=0;&quot;&quot;;[.$A11]*[.E93])">
            <text:p/>
          </table:table-cell>
          <table:table-cell table:style-name="ce72" table:formula="of:=IF([.$A11]*[.F93]=0;&quot;&quot;;[.$A11]*[.F93])">
            <text:p/>
          </table:table-cell>
          <table:table-cell table:style-name="ce72" table:formula="of:=IF([.$A11]*[.G93]=0;&quot;&quot;;[.$A11]*[.G93])">
            <text:p/>
          </table:table-cell>
          <table:table-cell table:style-name="ce72" table:formula="of:=IF([.$A11]*[.H93]=0;&quot;&quot;;[.$A11]*[.H93])">
            <text:p/>
          </table:table-cell>
          <table:table-cell table:style-name="ce72" table:formula="of:=IF([.$A11]*[.I93]=0;&quot;&quot;;[.$A11]*[.I93]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[.$B11]*[.E93]=0;&quot;&quot;;[.$B11]*[.E93])">
            <text:p/>
          </table:table-cell>
          <table:table-cell table:style-name="ce72" table:formula="of:=IF([.$B11]*[.F93]=0;&quot;&quot;;[.$B11]*[.F93])">
            <text:p/>
          </table:table-cell>
          <table:table-cell table:style-name="ce72" table:formula="of:=IF([.$B11]*[.G93]=0;&quot;&quot;;[.$B11]*[.G93])">
            <text:p/>
          </table:table-cell>
          <table:table-cell table:style-name="ce72" table:formula="of:=IF([.$B11]*[.H93]=0;&quot;&quot;;[.$B11]*[.H93])">
            <text:p/>
          </table:table-cell>
          <table:table-cell table:style-name="ce72" table:formula="of:=IF([.$B11]*[.I93]=0;&quot;&quot;;[.$B11]*[.I93])">
            <text:p/>
          </table:table-cell>
          <table:table-cell table:style-name="ce87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2]" office:value-type="float" office:value="0" calcext:value-type="float">
            <text:p>0</text:p>
          </table:table-cell>
          <table:table-cell table:style-name="ce71" table:formula="of:=[$'9a-Cadiz'.I12]" office:value-type="float" office:value="0" calcext:value-type="float">
            <text:p>0</text:p>
          </table:table-cell>
          <table:table-cell table:style-name="ce74" table:formula="of:=([.D$1]*([.D12])^[.D$2])*[.A12]/1000000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[.$A12]*[.E94]=0;&quot;&quot;;[.$A12]*[.E94])">
            <text:p/>
          </table:table-cell>
          <table:table-cell table:style-name="ce72" table:formula="of:=IF([.$A12]*[.F94]=0;&quot;&quot;;[.$A12]*[.F94])">
            <text:p/>
          </table:table-cell>
          <table:table-cell table:style-name="ce72" table:formula="of:=IF([.$A12]*[.G94]=0;&quot;&quot;;[.$A12]*[.G94])">
            <text:p/>
          </table:table-cell>
          <table:table-cell table:style-name="ce72" table:formula="of:=IF([.$A12]*[.H94]=0;&quot;&quot;;[.$A12]*[.H94])">
            <text:p/>
          </table:table-cell>
          <table:table-cell table:style-name="ce72" table:formula="of:=IF([.$A12]*[.I94]=0;&quot;&quot;;[.$A12]*[.I94]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[.$B12]*[.E94]=0;&quot;&quot;;[.$B12]*[.E94])">
            <text:p/>
          </table:table-cell>
          <table:table-cell table:style-name="ce72" table:formula="of:=IF([.$B12]*[.F94]=0;&quot;&quot;;[.$B12]*[.F94])">
            <text:p/>
          </table:table-cell>
          <table:table-cell table:style-name="ce72" table:formula="of:=IF([.$B12]*[.G94]=0;&quot;&quot;;[.$B12]*[.G94])">
            <text:p/>
          </table:table-cell>
          <table:table-cell table:style-name="ce72" table:formula="of:=IF([.$B12]*[.H94]=0;&quot;&quot;;[.$B12]*[.H94])">
            <text:p/>
          </table:table-cell>
          <table:table-cell table:style-name="ce72" table:formula="of:=IF([.$B12]*[.I94]=0;&quot;&quot;;[.$B12]*[.I94])">
            <text:p/>
          </table:table-cell>
          <table:table-cell table:style-name="ce87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3]" office:value-type="float" office:value="0" calcext:value-type="float">
            <text:p>0</text:p>
          </table:table-cell>
          <table:table-cell table:style-name="ce71" table:formula="of:=[$'9a-Cadiz'.I13]" office:value-type="float" office:value="0" calcext:value-type="float">
            <text:p>0</text:p>
          </table:table-cell>
          <table:table-cell table:style-name="ce74" table:formula="of:=([.D$1]*([.D13])^[.D$2])*[.A13]/1000000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[.$A13]*[.E95]=0;&quot;&quot;;[.$A13]*[.E95])">
            <text:p/>
          </table:table-cell>
          <table:table-cell table:style-name="ce72" table:formula="of:=IF([.$A13]*[.F95]=0;&quot;&quot;;[.$A13]*[.F95])">
            <text:p/>
          </table:table-cell>
          <table:table-cell table:style-name="ce72" table:formula="of:=IF([.$A13]*[.G95]=0;&quot;&quot;;[.$A13]*[.G95])">
            <text:p/>
          </table:table-cell>
          <table:table-cell table:style-name="ce72" table:formula="of:=IF([.$A13]*[.H95]=0;&quot;&quot;;[.$A13]*[.H95])">
            <text:p/>
          </table:table-cell>
          <table:table-cell table:style-name="ce72" table:formula="of:=IF([.$A13]*[.I95]=0;&quot;&quot;;[.$A13]*[.I95]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[.$B13]*[.E95]=0;&quot;&quot;;[.$B13]*[.E95])">
            <text:p/>
          </table:table-cell>
          <table:table-cell table:style-name="ce72" table:formula="of:=IF([.$B13]*[.F95]=0;&quot;&quot;;[.$B13]*[.F95])">
            <text:p/>
          </table:table-cell>
          <table:table-cell table:style-name="ce72" table:formula="of:=IF([.$B13]*[.G95]=0;&quot;&quot;;[.$B13]*[.G95])">
            <text:p/>
          </table:table-cell>
          <table:table-cell table:style-name="ce72" table:formula="of:=IF([.$B13]*[.H95]=0;&quot;&quot;;[.$B13]*[.H95])">
            <text:p/>
          </table:table-cell>
          <table:table-cell table:style-name="ce72" table:formula="of:=IF([.$B13]*[.I95]=0;&quot;&quot;;[.$B13]*[.I95])">
            <text:p/>
          </table:table-cell>
          <table:table-cell table:style-name="ce87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4]" office:value-type="float" office:value="0" calcext:value-type="float">
            <text:p>0</text:p>
          </table:table-cell>
          <table:table-cell table:style-name="ce71" table:formula="of:=[$'9a-Cadiz'.I14]" office:value-type="float" office:value="0" calcext:value-type="float">
            <text:p>0</text:p>
          </table:table-cell>
          <table:table-cell table:style-name="ce74" table:formula="of:=([.D$1]*([.D14])^[.D$2])*[.A14]/1000000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[.$A14]*[.E96]=0;&quot;&quot;;[.$A14]*[.E96])">
            <text:p/>
          </table:table-cell>
          <table:table-cell table:style-name="ce72" table:formula="of:=IF([.$A14]*[.F96]=0;&quot;&quot;;[.$A14]*[.F96])">
            <text:p/>
          </table:table-cell>
          <table:table-cell table:style-name="ce72" table:formula="of:=IF([.$A14]*[.G96]=0;&quot;&quot;;[.$A14]*[.G96])">
            <text:p/>
          </table:table-cell>
          <table:table-cell table:style-name="ce72" table:formula="of:=IF([.$A14]*[.H96]=0;&quot;&quot;;[.$A14]*[.H96])">
            <text:p/>
          </table:table-cell>
          <table:table-cell table:style-name="ce72" table:formula="of:=IF([.$A14]*[.I96]=0;&quot;&quot;;[.$A14]*[.I96]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[.$B14]*[.E96]=0;&quot;&quot;;[.$B14]*[.E96])">
            <text:p/>
          </table:table-cell>
          <table:table-cell table:style-name="ce72" table:formula="of:=IF([.$B14]*[.F96]=0;&quot;&quot;;[.$B14]*[.F96])">
            <text:p/>
          </table:table-cell>
          <table:table-cell table:style-name="ce72" table:formula="of:=IF([.$B14]*[.G96]=0;&quot;&quot;;[.$B14]*[.G96])">
            <text:p/>
          </table:table-cell>
          <table:table-cell table:style-name="ce72" table:formula="of:=IF([.$B14]*[.H96]=0;&quot;&quot;;[.$B14]*[.H96])">
            <text:p/>
          </table:table-cell>
          <table:table-cell table:style-name="ce72" table:formula="of:=IF([.$B14]*[.I96]=0;&quot;&quot;;[.$B14]*[.I96])">
            <text:p/>
          </table:table-cell>
          <table:table-cell table:style-name="ce87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5]" office:value-type="float" office:value="0" calcext:value-type="float">
            <text:p>0</text:p>
          </table:table-cell>
          <table:table-cell table:style-name="ce71" table:formula="of:=[$'9a-Cadiz'.I15]" office:value-type="float" office:value="0" calcext:value-type="float">
            <text:p>0</text:p>
          </table:table-cell>
          <table:table-cell table:style-name="ce74" table:formula="of:=([.D$1]*([.D15])^[.D$2])*[.A15]/1000000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[.$A15]*[.E97]=0;&quot;&quot;;[.$A15]*[.E97])">
            <text:p/>
          </table:table-cell>
          <table:table-cell table:style-name="ce72" table:formula="of:=IF([.$A15]*[.F97]=0;&quot;&quot;;[.$A15]*[.F97])">
            <text:p/>
          </table:table-cell>
          <table:table-cell table:style-name="ce72" table:formula="of:=IF([.$A15]*[.G97]=0;&quot;&quot;;[.$A15]*[.G97])">
            <text:p/>
          </table:table-cell>
          <table:table-cell table:style-name="ce72" table:formula="of:=IF([.$A15]*[.H97]=0;&quot;&quot;;[.$A15]*[.H97])">
            <text:p/>
          </table:table-cell>
          <table:table-cell table:style-name="ce72" table:formula="of:=IF([.$A15]*[.I97]=0;&quot;&quot;;[.$A15]*[.I97]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[.$B15]*[.E97]=0;&quot;&quot;;[.$B15]*[.E97])">
            <text:p/>
          </table:table-cell>
          <table:table-cell table:style-name="ce72" table:formula="of:=IF([.$B15]*[.F97]=0;&quot;&quot;;[.$B15]*[.F97])">
            <text:p/>
          </table:table-cell>
          <table:table-cell table:style-name="ce72" table:formula="of:=IF([.$B15]*[.G97]=0;&quot;&quot;;[.$B15]*[.G97])">
            <text:p/>
          </table:table-cell>
          <table:table-cell table:style-name="ce72" table:formula="of:=IF([.$B15]*[.H97]=0;&quot;&quot;;[.$B15]*[.H97])">
            <text:p/>
          </table:table-cell>
          <table:table-cell table:style-name="ce72" table:formula="of:=IF([.$B15]*[.I97]=0;&quot;&quot;;[.$B15]*[.I97])">
            <text:p/>
          </table:table-cell>
          <table:table-cell table:style-name="ce87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6]" office:value-type="float" office:value="0" calcext:value-type="float">
            <text:p>0</text:p>
          </table:table-cell>
          <table:table-cell table:style-name="ce71" table:formula="of:=[$'9a-Cadiz'.I16]" office:value-type="float" office:value="0" calcext:value-type="float">
            <text:p>0</text:p>
          </table:table-cell>
          <table:table-cell table:style-name="ce74" table:formula="of:=([.D$1]*([.D16])^[.D$2])*[.A16]/1000000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[.$A16]*[.E98]=0;&quot;&quot;;[.$A16]*[.E98])">
            <text:p/>
          </table:table-cell>
          <table:table-cell table:style-name="ce72" table:formula="of:=IF([.$A16]*[.F98]=0;&quot;&quot;;[.$A16]*[.F98])">
            <text:p/>
          </table:table-cell>
          <table:table-cell table:style-name="ce72" table:formula="of:=IF([.$A16]*[.G98]=0;&quot;&quot;;[.$A16]*[.G98])">
            <text:p/>
          </table:table-cell>
          <table:table-cell table:style-name="ce72" table:formula="of:=IF([.$A16]*[.H98]=0;&quot;&quot;;[.$A16]*[.H98])">
            <text:p/>
          </table:table-cell>
          <table:table-cell table:style-name="ce72" table:formula="of:=IF([.$A16]*[.I98]=0;&quot;&quot;;[.$A16]*[.I98]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[.$B16]*[.E98]=0;&quot;&quot;;[.$B16]*[.E98])">
            <text:p/>
          </table:table-cell>
          <table:table-cell table:style-name="ce72" table:formula="of:=IF([.$B16]*[.F98]=0;&quot;&quot;;[.$B16]*[.F98])">
            <text:p/>
          </table:table-cell>
          <table:table-cell table:style-name="ce72" table:formula="of:=IF([.$B16]*[.G98]=0;&quot;&quot;;[.$B16]*[.G98])">
            <text:p/>
          </table:table-cell>
          <table:table-cell table:style-name="ce72" table:formula="of:=IF([.$B16]*[.H98]=0;&quot;&quot;;[.$B16]*[.H98])">
            <text:p/>
          </table:table-cell>
          <table:table-cell table:style-name="ce72" table:formula="of:=IF([.$B16]*[.I98]=0;&quot;&quot;;[.$B16]*[.I98])">
            <text:p/>
          </table:table-cell>
          <table:table-cell table:style-name="ce87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17]" office:value-type="float" office:value="5256346.30359116" calcext:value-type="float">
            <text:p>5256346</text:p>
          </table:table-cell>
          <table:table-cell table:style-name="ce71" table:formula="of:=[$'9a-Cadiz'.I17]" office:value-type="float" office:value="17.6014446193625" calcext:value-type="float">
            <text:p>18</text:p>
          </table:table-cell>
          <table:table-cell table:style-name="ce74" table:formula="of:=([.D$1]*([.D17])^[.D$2])*[.A17]/1000000" office:value-type="float" office:value="17.6014446193625" calcext:value-type="float">
            <text:p>17,6014446194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[.$A17]*[.E99]=0;&quot;&quot;;[.$A17]*[.E99])">
            <text:p/>
          </table:table-cell>
          <table:table-cell table:style-name="ce72" table:formula="of:=IF([.$A17]*[.F99]=0;&quot;&quot;;[.$A17]*[.F99])" office:value-type="float" office:value="5256346.30359116" calcext:value-type="float">
            <text:p>5256346</text:p>
          </table:table-cell>
          <table:table-cell table:style-name="ce72" table:formula="of:=IF([.$A17]*[.G99]=0;&quot;&quot;;[.$A17]*[.G99])">
            <text:p/>
          </table:table-cell>
          <table:table-cell table:style-name="ce72" table:formula="of:=IF([.$A17]*[.H99]=0;&quot;&quot;;[.$A17]*[.H99])">
            <text:p/>
          </table:table-cell>
          <table:table-cell table:style-name="ce72" table:formula="of:=IF([.$A17]*[.I99]=0;&quot;&quot;;[.$A17]*[.I99])">
            <text:p/>
          </table:table-cell>
          <table:table-cell table:style-name="ce72" table:formula="of:=IF(SUM([.E17:.I17])=0;&quot;&quot;;SUM([.E17:.I17]))" office:value-type="float" office:value="5256346.30359116" calcext:value-type="float">
            <text:p>5256346</text:p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[.$B17]*[.E99]=0;&quot;&quot;;[.$B17]*[.E99])">
            <text:p/>
          </table:table-cell>
          <table:table-cell table:style-name="ce72" table:formula="of:=IF([.$B17]*[.F99]=0;&quot;&quot;;[.$B17]*[.F99])" office:value-type="float" office:value="17.6014446193625" calcext:value-type="float">
            <text:p>18</text:p>
          </table:table-cell>
          <table:table-cell table:style-name="ce72" table:formula="of:=IF([.$B17]*[.G99]=0;&quot;&quot;;[.$B17]*[.G99])">
            <text:p/>
          </table:table-cell>
          <table:table-cell table:style-name="ce72" table:formula="of:=IF([.$B17]*[.H99]=0;&quot;&quot;;[.$B17]*[.H99])">
            <text:p/>
          </table:table-cell>
          <table:table-cell table:style-name="ce72" table:formula="of:=IF([.$B17]*[.I99]=0;&quot;&quot;;[.$B17]*[.I99])">
            <text:p/>
          </table:table-cell>
          <table:table-cell table:style-name="ce87" table:formula="of:=IF(SUM([.M17:.Q17])=0;&quot;&quot;;SUM([.M17:.Q17]))" office:value-type="float" office:value="17.6014446193625" calcext:value-type="float">
            <text:p>17,60</text:p>
          </table:table-cell>
          <table:table-cell table:style-name="ce99" table:formula="of:=IF([.J17]=&quot;&quot;;&quot;&quot;;[.J17])" office:value-type="float" office:value="5256346.30359116" calcext:value-type="float">
            <text:p>5256346</text:p>
          </table:table-cell>
          <table:table-cell table:number-columns-repeated="35"/>
        </table:table-row>
        <table:table-row table:style-name="ro7">
          <table:table-cell table:style-name="ce71" table:formula="of:=[$'9a-Cadiz'.H18]" office:value-type="float" office:value="29954840.9831159" calcext:value-type="float">
            <text:p>29954841</text:p>
          </table:table-cell>
          <table:table-cell table:style-name="ce71" table:formula="of:=[$'9a-Cadiz'.I18]" office:value-type="float" office:value="122.440413459489" calcext:value-type="float">
            <text:p>122</text:p>
          </table:table-cell>
          <table:table-cell table:style-name="ce74" table:formula="of:=([.D$1]*([.D18])^[.D$2])*[.A18]/1000000" office:value-type="float" office:value="122.440413459489" calcext:value-type="float">
            <text:p>122,4404134595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[.$A18]*[.E100]=0;&quot;&quot;;[.$A18]*[.E100])">
            <text:p/>
          </table:table-cell>
          <table:table-cell table:style-name="ce72" table:formula="of:=IF([.$A18]*[.F100]=0;&quot;&quot;;[.$A18]*[.F100])" office:value-type="float" office:value="29954840.9831159" calcext:value-type="float">
            <text:p>29954841</text:p>
          </table:table-cell>
          <table:table-cell table:style-name="ce72" table:formula="of:=IF([.$A18]*[.G100]=0;&quot;&quot;;[.$A18]*[.G100])">
            <text:p/>
          </table:table-cell>
          <table:table-cell table:style-name="ce72" table:formula="of:=IF([.$A18]*[.H100]=0;&quot;&quot;;[.$A18]*[.H100])">
            <text:p/>
          </table:table-cell>
          <table:table-cell table:style-name="ce72" table:formula="of:=IF([.$A18]*[.I100]=0;&quot;&quot;;[.$A18]*[.I100])">
            <text:p/>
          </table:table-cell>
          <table:table-cell table:style-name="ce72" table:formula="of:=IF(SUM([.E18:.I18])=0;&quot;&quot;;SUM([.E18:.I18]))" office:value-type="float" office:value="29954840.9831159" calcext:value-type="float">
            <text:p>29954841</text:p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[.$B18]*[.E100]=0;&quot;&quot;;[.$B18]*[.E100])">
            <text:p/>
          </table:table-cell>
          <table:table-cell table:style-name="ce72" table:formula="of:=IF([.$B18]*[.F100]=0;&quot;&quot;;[.$B18]*[.F100])" office:value-type="float" office:value="122.440413459489" calcext:value-type="float">
            <text:p>122</text:p>
          </table:table-cell>
          <table:table-cell table:style-name="ce72" table:formula="of:=IF([.$B18]*[.G100]=0;&quot;&quot;;[.$B18]*[.G100])">
            <text:p/>
          </table:table-cell>
          <table:table-cell table:style-name="ce72" table:formula="of:=IF([.$B18]*[.H100]=0;&quot;&quot;;[.$B18]*[.H100])">
            <text:p/>
          </table:table-cell>
          <table:table-cell table:style-name="ce72" table:formula="of:=IF([.$B18]*[.I100]=0;&quot;&quot;;[.$B18]*[.I100])">
            <text:p/>
          </table:table-cell>
          <table:table-cell table:style-name="ce87" table:formula="of:=IF(SUM([.M18:.Q18])=0;&quot;&quot;;SUM([.M18:.Q18]))" office:value-type="float" office:value="122.440413459489" calcext:value-type="float">
            <text:p>122,44</text:p>
          </table:table-cell>
          <table:table-cell table:style-name="ce99" table:formula="of:=IF([.J18]=&quot;&quot;;&quot;&quot;;[.J18])" office:value-type="float" office:value="29954840.9831159" calcext:value-type="float">
            <text:p>29954841</text:p>
          </table:table-cell>
          <table:table-cell table:number-columns-repeated="35"/>
        </table:table-row>
        <table:table-row table:style-name="ro7">
          <table:table-cell table:style-name="ce71" table:formula="of:=[$'9a-Cadiz'.H19]" office:value-type="float" office:value="121782577.612118" calcext:value-type="float">
            <text:p>121782578</text:p>
          </table:table-cell>
          <table:table-cell table:style-name="ce71" table:formula="of:=[$'9a-Cadiz'.I19]" office:value-type="float" office:value="601.279841451507" calcext:value-type="float">
            <text:p>601</text:p>
          </table:table-cell>
          <table:table-cell table:style-name="ce74" table:formula="of:=([.D$1]*([.D19])^[.D$2])*[.A19]/1000000" office:value-type="float" office:value="601.279841451507" calcext:value-type="float">
            <text:p>601,2798414515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[.$A19]*[.E101]=0;&quot;&quot;;[.$A19]*[.E101])">
            <text:p/>
          </table:table-cell>
          <table:table-cell table:style-name="ce72" table:formula="of:=IF([.$A19]*[.F101]=0;&quot;&quot;;[.$A19]*[.F101])" office:value-type="float" office:value="121782577.612118" calcext:value-type="float">
            <text:p>121782578</text:p>
          </table:table-cell>
          <table:table-cell table:style-name="ce72" table:formula="of:=IF([.$A19]*[.G101]=0;&quot;&quot;;[.$A19]*[.G101])">
            <text:p/>
          </table:table-cell>
          <table:table-cell table:style-name="ce72" table:formula="of:=IF([.$A19]*[.H101]=0;&quot;&quot;;[.$A19]*[.H101])">
            <text:p/>
          </table:table-cell>
          <table:table-cell table:style-name="ce72" table:formula="of:=IF([.$A19]*[.I101]=0;&quot;&quot;;[.$A19]*[.I101])">
            <text:p/>
          </table:table-cell>
          <table:table-cell table:style-name="ce72" table:formula="of:=IF(SUM([.E19:.I19])=0;&quot;&quot;;SUM([.E19:.I19]))" office:value-type="float" office:value="121782577.612118" calcext:value-type="float">
            <text:p>121782578</text:p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[.$B19]*[.E101]=0;&quot;&quot;;[.$B19]*[.E101])">
            <text:p/>
          </table:table-cell>
          <table:table-cell table:style-name="ce72" table:formula="of:=IF([.$B19]*[.F101]=0;&quot;&quot;;[.$B19]*[.F101])" office:value-type="float" office:value="601.279841451507" calcext:value-type="float">
            <text:p>601</text:p>
          </table:table-cell>
          <table:table-cell table:style-name="ce72" table:formula="of:=IF([.$B19]*[.G101]=0;&quot;&quot;;[.$B19]*[.G101])">
            <text:p/>
          </table:table-cell>
          <table:table-cell table:style-name="ce72" table:formula="of:=IF([.$B19]*[.H101]=0;&quot;&quot;;[.$B19]*[.H101])">
            <text:p/>
          </table:table-cell>
          <table:table-cell table:style-name="ce72" table:formula="of:=IF([.$B19]*[.I101]=0;&quot;&quot;;[.$B19]*[.I101])">
            <text:p/>
          </table:table-cell>
          <table:table-cell table:style-name="ce87" table:formula="of:=IF(SUM([.M19:.Q19])=0;&quot;&quot;;SUM([.M19:.Q19]))" office:value-type="float" office:value="601.279841451507" calcext:value-type="float">
            <text:p>601,28</text:p>
          </table:table-cell>
          <table:table-cell table:style-name="ce99" table:formula="of:=IF([.J19]=&quot;&quot;;&quot;&quot;;[.J19])" office:value-type="float" office:value="121782577.612118" calcext:value-type="float">
            <text:p>121782578</text:p>
          </table:table-cell>
          <table:table-cell table:number-columns-repeated="35"/>
        </table:table-row>
        <table:table-row table:style-name="ro7">
          <table:table-cell table:style-name="ce71" table:formula="of:=[$'9a-Cadiz'.H20]" office:value-type="float" office:value="136981651.261056" calcext:value-type="float">
            <text:p>136981651</text:p>
          </table:table-cell>
          <table:table-cell table:style-name="ce71" table:formula="of:=[$'9a-Cadiz'.I20]" office:value-type="float" office:value="809.252689457569" calcext:value-type="float">
            <text:p>809</text:p>
          </table:table-cell>
          <table:table-cell table:style-name="ce74" table:formula="of:=([.D$1]*([.D20])^[.D$2])*[.A20]/1000000" office:value-type="float" office:value="809.252689457569" calcext:value-type="float">
            <text:p>809,2526894576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[.$A20]*[.E102]=0;&quot;&quot;;[.$A20]*[.E102])">
            <text:p/>
          </table:table-cell>
          <table:table-cell table:style-name="ce72" table:formula="of:=IF([.$A20]*[.F102]=0;&quot;&quot;;[.$A20]*[.F102])" office:value-type="float" office:value="136981651.261056" calcext:value-type="float">
            <text:p>136981651</text:p>
          </table:table-cell>
          <table:table-cell table:style-name="ce72" table:formula="of:=IF([.$A20]*[.G102]=0;&quot;&quot;;[.$A20]*[.G102])">
            <text:p/>
          </table:table-cell>
          <table:table-cell table:style-name="ce72" table:formula="of:=IF([.$A20]*[.H102]=0;&quot;&quot;;[.$A20]*[.H102])">
            <text:p/>
          </table:table-cell>
          <table:table-cell table:style-name="ce72" table:formula="of:=IF([.$A20]*[.I102]=0;&quot;&quot;;[.$A20]*[.I102])">
            <text:p/>
          </table:table-cell>
          <table:table-cell table:style-name="ce72" table:formula="of:=IF(SUM([.E20:.I20])=0;&quot;&quot;;SUM([.E20:.I20]))" office:value-type="float" office:value="136981651.261056" calcext:value-type="float">
            <text:p>136981651</text:p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[.$B20]*[.E102]=0;&quot;&quot;;[.$B20]*[.E102])">
            <text:p/>
          </table:table-cell>
          <table:table-cell table:style-name="ce72" table:formula="of:=IF([.$B20]*[.F102]=0;&quot;&quot;;[.$B20]*[.F102])" office:value-type="float" office:value="809.252689457569" calcext:value-type="float">
            <text:p>809</text:p>
          </table:table-cell>
          <table:table-cell table:style-name="ce72" table:formula="of:=IF([.$B20]*[.G102]=0;&quot;&quot;;[.$B20]*[.G102])">
            <text:p/>
          </table:table-cell>
          <table:table-cell table:style-name="ce72" table:formula="of:=IF([.$B20]*[.H102]=0;&quot;&quot;;[.$B20]*[.H102])">
            <text:p/>
          </table:table-cell>
          <table:table-cell table:style-name="ce72" table:formula="of:=IF([.$B20]*[.I102]=0;&quot;&quot;;[.$B20]*[.I102])">
            <text:p/>
          </table:table-cell>
          <table:table-cell table:style-name="ce87" table:formula="of:=IF(SUM([.M20:.Q20])=0;&quot;&quot;;SUM([.M20:.Q20]))" office:value-type="float" office:value="809.252689457569" calcext:value-type="float">
            <text:p>809,25</text:p>
          </table:table-cell>
          <table:table-cell table:style-name="ce99" table:formula="of:=IF([.J20]=&quot;&quot;;&quot;&quot;;[.J20])" office:value-type="float" office:value="136981651.261056" calcext:value-type="float">
            <text:p>136981651</text:p>
          </table:table-cell>
          <table:table-cell table:number-columns-repeated="35"/>
        </table:table-row>
        <table:table-row table:style-name="ro7">
          <table:table-cell table:style-name="ce71" table:formula="of:=[$'9a-Cadiz'.H21]" office:value-type="float" office:value="88787921.8992148" calcext:value-type="float">
            <text:p>88787922</text:p>
          </table:table-cell>
          <table:table-cell table:style-name="ce71" table:formula="of:=[$'9a-Cadiz'.I21]" office:value-type="float" office:value="622.29099184939" calcext:value-type="float">
            <text:p>622</text:p>
          </table:table-cell>
          <table:table-cell table:style-name="ce74" table:formula="of:=([.D$1]*([.D21])^[.D$2])*[.A21]/1000000" office:value-type="float" office:value="622.29099184939" calcext:value-type="float">
            <text:p>622,2909918494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[.$A21]*[.E103]=0;&quot;&quot;;[.$A21]*[.E103])">
            <text:p/>
          </table:table-cell>
          <table:table-cell table:style-name="ce72" table:formula="of:=IF([.$A21]*[.F103]=0;&quot;&quot;;[.$A21]*[.F103])" office:value-type="float" office:value="88787921.8992148" calcext:value-type="float">
            <text:p>88787922</text:p>
          </table:table-cell>
          <table:table-cell table:style-name="ce72" table:formula="of:=IF([.$A21]*[.G103]=0;&quot;&quot;;[.$A21]*[.G103])">
            <text:p/>
          </table:table-cell>
          <table:table-cell table:style-name="ce72" table:formula="of:=IF([.$A21]*[.H103]=0;&quot;&quot;;[.$A21]*[.H103])">
            <text:p/>
          </table:table-cell>
          <table:table-cell table:style-name="ce72" table:formula="of:=IF([.$A21]*[.I103]=0;&quot;&quot;;[.$A21]*[.I103])">
            <text:p/>
          </table:table-cell>
          <table:table-cell table:style-name="ce72" table:formula="of:=IF(SUM([.E21:.I21])=0;&quot;&quot;;SUM([.E21:.I21]))" office:value-type="float" office:value="88787921.8992148" calcext:value-type="float">
            <text:p>88787922</text:p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[.$B21]*[.E103]=0;&quot;&quot;;[.$B21]*[.E103])">
            <text:p/>
          </table:table-cell>
          <table:table-cell table:style-name="ce72" table:formula="of:=IF([.$B21]*[.F103]=0;&quot;&quot;;[.$B21]*[.F103])" office:value-type="float" office:value="622.29099184939" calcext:value-type="float">
            <text:p>622</text:p>
          </table:table-cell>
          <table:table-cell table:style-name="ce72" table:formula="of:=IF([.$B21]*[.G103]=0;&quot;&quot;;[.$B21]*[.G103])">
            <text:p/>
          </table:table-cell>
          <table:table-cell table:style-name="ce72" table:formula="of:=IF([.$B21]*[.H103]=0;&quot;&quot;;[.$B21]*[.H103])">
            <text:p/>
          </table:table-cell>
          <table:table-cell table:style-name="ce72" table:formula="of:=IF([.$B21]*[.I103]=0;&quot;&quot;;[.$B21]*[.I103])">
            <text:p/>
          </table:table-cell>
          <table:table-cell table:style-name="ce87" table:formula="of:=IF(SUM([.M21:.Q21])=0;&quot;&quot;;SUM([.M21:.Q21]))" office:value-type="float" office:value="622.29099184939" calcext:value-type="float">
            <text:p>622,29</text:p>
          </table:table-cell>
          <table:table-cell table:style-name="ce99" table:formula="of:=IF([.J21]=&quot;&quot;;&quot;&quot;;[.J21])" office:value-type="float" office:value="88787921.8992148" calcext:value-type="float">
            <text:p>88787922</text:p>
          </table:table-cell>
          <table:table-cell table:number-columns-repeated="35"/>
        </table:table-row>
        <table:table-row table:style-name="ro7">
          <table:table-cell table:style-name="ce71" table:formula="of:=[$'9a-Cadiz'.H22]" office:value-type="float" office:value="74222142.9856486" calcext:value-type="float">
            <text:p>74222143</text:p>
          </table:table-cell>
          <table:table-cell table:style-name="ce71" table:formula="of:=[$'9a-Cadiz'.I22]" office:value-type="float" office:value="612.373306768072" calcext:value-type="float">
            <text:p>612</text:p>
          </table:table-cell>
          <table:table-cell table:style-name="ce74" table:formula="of:=([.D$1]*([.D22])^[.D$2])*[.A22]/1000000" office:value-type="float" office:value="612.373306768072" calcext:value-type="float">
            <text:p>612,3733067681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[.$A22]*[.E104]=0;&quot;&quot;;[.$A22]*[.E104])">
            <text:p/>
          </table:table-cell>
          <table:table-cell table:style-name="ce72" table:formula="of:=IF([.$A22]*[.F104]=0;&quot;&quot;;[.$A22]*[.F104])" office:value-type="float" office:value="74222142.9856486" calcext:value-type="float">
            <text:p>74222143</text:p>
          </table:table-cell>
          <table:table-cell table:style-name="ce72" table:formula="of:=IF([.$A22]*[.G104]=0;&quot;&quot;;[.$A22]*[.G104])">
            <text:p/>
          </table:table-cell>
          <table:table-cell table:style-name="ce72" table:formula="of:=IF([.$A22]*[.H104]=0;&quot;&quot;;[.$A22]*[.H104])">
            <text:p/>
          </table:table-cell>
          <table:table-cell table:style-name="ce72" table:formula="of:=IF([.$A22]*[.I104]=0;&quot;&quot;;[.$A22]*[.I104])">
            <text:p/>
          </table:table-cell>
          <table:table-cell table:style-name="ce72" table:formula="of:=IF(SUM([.E22:.I22])=0;&quot;&quot;;SUM([.E22:.I22]))" office:value-type="float" office:value="74222142.9856486" calcext:value-type="float">
            <text:p>74222143</text:p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[.$B22]*[.E104]=0;&quot;&quot;;[.$B22]*[.E104])">
            <text:p/>
          </table:table-cell>
          <table:table-cell table:style-name="ce72" table:formula="of:=IF([.$B22]*[.F104]=0;&quot;&quot;;[.$B22]*[.F104])" office:value-type="float" office:value="612.373306768072" calcext:value-type="float">
            <text:p>612</text:p>
          </table:table-cell>
          <table:table-cell table:style-name="ce72" table:formula="of:=IF([.$B22]*[.G104]=0;&quot;&quot;;[.$B22]*[.G104])">
            <text:p/>
          </table:table-cell>
          <table:table-cell table:style-name="ce72" table:formula="of:=IF([.$B22]*[.H104]=0;&quot;&quot;;[.$B22]*[.H104])">
            <text:p/>
          </table:table-cell>
          <table:table-cell table:style-name="ce72" table:formula="of:=IF([.$B22]*[.I104]=0;&quot;&quot;;[.$B22]*[.I104])">
            <text:p/>
          </table:table-cell>
          <table:table-cell table:style-name="ce87" table:formula="of:=IF(SUM([.M22:.Q22])=0;&quot;&quot;;SUM([.M22:.Q22]))" office:value-type="float" office:value="612.373306768072" calcext:value-type="float">
            <text:p>612,37</text:p>
          </table:table-cell>
          <table:table-cell table:style-name="ce99" table:formula="of:=IF([.J22]=&quot;&quot;;&quot;&quot;;[.J22])" office:value-type="float" office:value="74222142.9856486" calcext:value-type="float">
            <text:p>74222143</text:p>
          </table:table-cell>
          <table:table-cell table:number-columns-repeated="35"/>
        </table:table-row>
        <table:table-row table:style-name="ro7">
          <table:table-cell table:style-name="ce71" table:formula="of:=[$'9a-Cadiz'.H23]" office:value-type="float" office:value="56109913.5539972" calcext:value-type="float">
            <text:p>56109914</text:p>
          </table:table-cell>
          <table:table-cell table:style-name="ce71" table:formula="of:=[$'9a-Cadiz'.I23]" office:value-type="float" office:value="541.108519488943" calcext:value-type="float">
            <text:p>541</text:p>
          </table:table-cell>
          <table:table-cell table:style-name="ce74" table:formula="of:=([.D$1]*([.D23])^[.D$2])*[.A23]/1000000" office:value-type="float" office:value="541.108519488943" calcext:value-type="float">
            <text:p>541,1085194889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[.$A23]*[.E105]=0;&quot;&quot;;[.$A23]*[.E105])">
            <text:p/>
          </table:table-cell>
          <table:table-cell table:style-name="ce72" table:formula="of:=IF([.$A23]*[.F105]=0;&quot;&quot;;[.$A23]*[.F105])" office:value-type="float" office:value="56109913.5539972" calcext:value-type="float">
            <text:p>56109914</text:p>
          </table:table-cell>
          <table:table-cell table:style-name="ce72" table:formula="of:=IF([.$A23]*[.G105]=0;&quot;&quot;;[.$A23]*[.G105])">
            <text:p/>
          </table:table-cell>
          <table:table-cell table:style-name="ce72" table:formula="of:=IF([.$A23]*[.H105]=0;&quot;&quot;;[.$A23]*[.H105])">
            <text:p/>
          </table:table-cell>
          <table:table-cell table:style-name="ce72" table:formula="of:=IF([.$A23]*[.I105]=0;&quot;&quot;;[.$A23]*[.I105])">
            <text:p/>
          </table:table-cell>
          <table:table-cell table:style-name="ce72" table:formula="of:=IF(SUM([.E23:.I23])=0;&quot;&quot;;SUM([.E23:.I23]))" office:value-type="float" office:value="56109913.5539972" calcext:value-type="float">
            <text:p>56109914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[.$B23]*[.E105]=0;&quot;&quot;;[.$B23]*[.E105])">
            <text:p/>
          </table:table-cell>
          <table:table-cell table:style-name="ce72" table:formula="of:=IF([.$B23]*[.F105]=0;&quot;&quot;;[.$B23]*[.F105])" office:value-type="float" office:value="541.108519488943" calcext:value-type="float">
            <text:p>541</text:p>
          </table:table-cell>
          <table:table-cell table:style-name="ce72" table:formula="of:=IF([.$B23]*[.G105]=0;&quot;&quot;;[.$B23]*[.G105])">
            <text:p/>
          </table:table-cell>
          <table:table-cell table:style-name="ce72" table:formula="of:=IF([.$B23]*[.H105]=0;&quot;&quot;;[.$B23]*[.H105])">
            <text:p/>
          </table:table-cell>
          <table:table-cell table:style-name="ce72" table:formula="of:=IF([.$B23]*[.I105]=0;&quot;&quot;;[.$B23]*[.I105])">
            <text:p/>
          </table:table-cell>
          <table:table-cell table:style-name="ce87" table:formula="of:=IF(SUM([.M23:.Q23])=0;&quot;&quot;;SUM([.M23:.Q23]))" office:value-type="float" office:value="541.108519488943" calcext:value-type="float">
            <text:p>541,11</text:p>
          </table:table-cell>
          <table:table-cell table:style-name="ce99" table:formula="of:=IF([.J23]=&quot;&quot;;&quot;&quot;;[.J23])" office:value-type="float" office:value="56109913.5539972" calcext:value-type="float">
            <text:p>56109914</text:p>
          </table:table-cell>
          <table:table-cell table:number-columns-repeated="35"/>
        </table:table-row>
        <table:table-row table:style-name="ro7">
          <table:table-cell table:style-name="ce71" table:formula="of:=[$'9a-Cadiz'.H24]" office:value-type="float" office:value="33311303.0805898" calcext:value-type="float">
            <text:p>33311303</text:p>
          </table:table-cell>
          <table:table-cell table:style-name="ce71" table:formula="of:=[$'9a-Cadiz'.I24]" office:value-type="float" office:value="373.056105216851" calcext:value-type="float">
            <text:p>373</text:p>
          </table:table-cell>
          <table:table-cell table:style-name="ce74" table:formula="of:=([.D$1]*([.D24])^[.D$2])*[.A24]/1000000" office:value-type="float" office:value="373.056105216851" calcext:value-type="float">
            <text:p>373,0561052169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[.$A24]*[.E106]=0;&quot;&quot;;[.$A24]*[.E106])">
            <text:p/>
          </table:table-cell>
          <table:table-cell table:style-name="ce72" table:formula="of:=IF([.$A24]*[.F106]=0;&quot;&quot;;[.$A24]*[.F106])" office:value-type="float" office:value="29610047.1827464" calcext:value-type="float">
            <text:p>29610047</text:p>
          </table:table-cell>
          <table:table-cell table:style-name="ce72" table:formula="of:=IF([.$A24]*[.G106]=0;&quot;&quot;;[.$A24]*[.G106])" office:value-type="float" office:value="3701255.89784331" calcext:value-type="float">
            <text:p>3701256</text:p>
          </table:table-cell>
          <table:table-cell table:style-name="ce72" table:formula="of:=IF([.$A24]*[.H106]=0;&quot;&quot;;[.$A24]*[.H106])">
            <text:p/>
          </table:table-cell>
          <table:table-cell table:style-name="ce72" table:formula="of:=IF([.$A24]*[.I106]=0;&quot;&quot;;[.$A24]*[.I106])">
            <text:p/>
          </table:table-cell>
          <table:table-cell table:style-name="ce72" table:formula="of:=IF(SUM([.E24:.I24])=0;&quot;&quot;;SUM([.E24:.I24]))" office:value-type="float" office:value="33311303.0805898" calcext:value-type="float">
            <text:p>33311303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[.$B24]*[.E106]=0;&quot;&quot;;[.$B24]*[.E106])">
            <text:p/>
          </table:table-cell>
          <table:table-cell table:style-name="ce72" table:formula="of:=IF([.$B24]*[.F106]=0;&quot;&quot;;[.$B24]*[.F106])" office:value-type="float" office:value="331.605426859423" calcext:value-type="float">
            <text:p>332</text:p>
          </table:table-cell>
          <table:table-cell table:style-name="ce72" table:formula="of:=IF([.$B24]*[.G106]=0;&quot;&quot;;[.$B24]*[.G106])" office:value-type="float" office:value="41.4506783574279" calcext:value-type="float">
            <text:p>41</text:p>
          </table:table-cell>
          <table:table-cell table:style-name="ce72" table:formula="of:=IF([.$B24]*[.H106]=0;&quot;&quot;;[.$B24]*[.H106])">
            <text:p/>
          </table:table-cell>
          <table:table-cell table:style-name="ce72" table:formula="of:=IF([.$B24]*[.I106]=0;&quot;&quot;;[.$B24]*[.I106])">
            <text:p/>
          </table:table-cell>
          <table:table-cell table:style-name="ce87" table:formula="of:=IF(SUM([.M24:.Q24])=0;&quot;&quot;;SUM([.M24:.Q24]))" office:value-type="float" office:value="373.056105216851" calcext:value-type="float">
            <text:p>373,06</text:p>
          </table:table-cell>
          <table:table-cell table:style-name="ce99" table:formula="of:=IF([.J24]=&quot;&quot;;&quot;&quot;;[.J24])" office:value-type="float" office:value="33311303.0805898" calcext:value-type="float">
            <text:p>33311303</text:p>
          </table:table-cell>
          <table:table-cell table:number-columns-repeated="35"/>
        </table:table-row>
        <table:table-row table:style-name="ro7">
          <table:table-cell table:style-name="ce71" table:formula="of:=[$'9a-Cadiz'.H25]" office:value-type="float" office:value="28434933.6182221" calcext:value-type="float">
            <text:p>28434934</text:p>
          </table:table-cell>
          <table:table-cell table:style-name="ce71" table:formula="of:=[$'9a-Cadiz'.I25]" office:value-type="float" office:value="367.598972476522" calcext:value-type="float">
            <text:p>368</text:p>
          </table:table-cell>
          <table:table-cell table:style-name="ce74" table:formula="of:=([.D$1]*([.D25])^[.D$2])*[.A25]/1000000" office:value-type="float" office:value="367.598972476522" calcext:value-type="float">
            <text:p>367,5989724765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[.$A25]*[.E107]=0;&quot;&quot;;[.$A25]*[.E107])">
            <text:p/>
          </table:table-cell>
          <table:table-cell table:style-name="ce72" table:formula="of:=IF([.$A25]*[.F107]=0;&quot;&quot;;[.$A25]*[.F107])" office:value-type="float" office:value="19685723.2741537" calcext:value-type="float">
            <text:p>19685723</text:p>
          </table:table-cell>
          <table:table-cell table:style-name="ce72" table:formula="of:=IF([.$A25]*[.G107]=0;&quot;&quot;;[.$A25]*[.G107])" office:value-type="float" office:value="8749210.34406833" calcext:value-type="float">
            <text:p>8749210</text:p>
          </table:table-cell>
          <table:table-cell table:style-name="ce72" table:formula="of:=IF([.$A25]*[.H107]=0;&quot;&quot;;[.$A25]*[.H107])">
            <text:p/>
          </table:table-cell>
          <table:table-cell table:style-name="ce72" table:formula="of:=IF([.$A25]*[.I107]=0;&quot;&quot;;[.$A25]*[.I107])">
            <text:p/>
          </table:table-cell>
          <table:table-cell table:style-name="ce72" table:formula="of:=IF(SUM([.E25:.I25])=0;&quot;&quot;;SUM([.E25:.I25]))" office:value-type="float" office:value="28434933.6182221" calcext:value-type="float">
            <text:p>28434934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[.$B25]*[.E107]=0;&quot;&quot;;[.$B25]*[.E107])">
            <text:p/>
          </table:table-cell>
          <table:table-cell table:style-name="ce72" table:formula="of:=IF([.$B25]*[.F107]=0;&quot;&quot;;[.$B25]*[.F107])" office:value-type="float" office:value="254.4915963299" calcext:value-type="float">
            <text:p>254</text:p>
          </table:table-cell>
          <table:table-cell table:style-name="ce72" table:formula="of:=IF([.$B25]*[.G107]=0;&quot;&quot;;[.$B25]*[.G107])" office:value-type="float" office:value="113.107376146622" calcext:value-type="float">
            <text:p>113</text:p>
          </table:table-cell>
          <table:table-cell table:style-name="ce72" table:formula="of:=IF([.$B25]*[.H107]=0;&quot;&quot;;[.$B25]*[.H107])">
            <text:p/>
          </table:table-cell>
          <table:table-cell table:style-name="ce72" table:formula="of:=IF([.$B25]*[.I107]=0;&quot;&quot;;[.$B25]*[.I107])">
            <text:p/>
          </table:table-cell>
          <table:table-cell table:style-name="ce87" table:formula="of:=IF(SUM([.M25:.Q25])=0;&quot;&quot;;SUM([.M25:.Q25]))" office:value-type="float" office:value="367.598972476522" calcext:value-type="float">
            <text:p>367,60</text:p>
          </table:table-cell>
          <table:table-cell table:style-name="ce99" table:formula="of:=IF([.J25]=&quot;&quot;;&quot;&quot;;[.J25])" office:value-type="float" office:value="28434933.6182221" calcext:value-type="float">
            <text:p>28434934</text:p>
          </table:table-cell>
          <table:table-cell table:number-columns-repeated="35"/>
        </table:table-row>
        <table:table-row table:style-name="ro7">
          <table:table-cell table:style-name="ce71" table:formula="of:=[$'9a-Cadiz'.H26]" office:value-type="float" office:value="25521777.8355089" calcext:value-type="float">
            <text:p>25521778</text:p>
          </table:table-cell>
          <table:table-cell table:style-name="ce71" table:formula="of:=[$'9a-Cadiz'.I26]" office:value-type="float" office:value="378.768850762333" calcext:value-type="float">
            <text:p>379</text:p>
          </table:table-cell>
          <table:table-cell table:style-name="ce74" table:formula="of:=([.D$1]*([.D26])^[.D$2])*[.A26]/1000000" office:value-type="float" office:value="378.768850762333" calcext:value-type="float">
            <text:p>378,7688507623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[.$A26]*[.E108]=0;&quot;&quot;;[.$A26]*[.E108])">
            <text:p/>
          </table:table-cell>
          <table:table-cell table:style-name="ce72" table:formula="of:=IF([.$A26]*[.F108]=0;&quot;&quot;;[.$A26]*[.F108])" office:value-type="float" office:value="9570666.68831583" calcext:value-type="float">
            <text:p>9570667</text:p>
          </table:table-cell>
          <table:table-cell table:style-name="ce72" table:formula="of:=IF([.$A26]*[.G108]=0;&quot;&quot;;[.$A26]*[.G108])" office:value-type="float" office:value="15951111.1471931" calcext:value-type="float">
            <text:p>15951111</text:p>
          </table:table-cell>
          <table:table-cell table:style-name="ce72" table:formula="of:=IF([.$A26]*[.H108]=0;&quot;&quot;;[.$A26]*[.H108])">
            <text:p/>
          </table:table-cell>
          <table:table-cell table:style-name="ce72" table:formula="of:=IF([.$A26]*[.I108]=0;&quot;&quot;;[.$A26]*[.I108])">
            <text:p/>
          </table:table-cell>
          <table:table-cell table:style-name="ce72" table:formula="of:=IF(SUM([.E26:.I26])=0;&quot;&quot;;SUM([.E26:.I26]))" office:value-type="float" office:value="25521777.8355089" calcext:value-type="float">
            <text:p>25521778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[.$B26]*[.E108]=0;&quot;&quot;;[.$B26]*[.E108])">
            <text:p/>
          </table:table-cell>
          <table:table-cell table:style-name="ce72" table:formula="of:=IF([.$B26]*[.F108]=0;&quot;&quot;;[.$B26]*[.F108])" office:value-type="float" office:value="142.038319035875" calcext:value-type="float">
            <text:p>142</text:p>
          </table:table-cell>
          <table:table-cell table:style-name="ce72" table:formula="of:=IF([.$B26]*[.G108]=0;&quot;&quot;;[.$B26]*[.G108])" office:value-type="float" office:value="236.730531726458" calcext:value-type="float">
            <text:p>237</text:p>
          </table:table-cell>
          <table:table-cell table:style-name="ce72" table:formula="of:=IF([.$B26]*[.H108]=0;&quot;&quot;;[.$B26]*[.H108])">
            <text:p/>
          </table:table-cell>
          <table:table-cell table:style-name="ce72" table:formula="of:=IF([.$B26]*[.I108]=0;&quot;&quot;;[.$B26]*[.I108])">
            <text:p/>
          </table:table-cell>
          <table:table-cell table:style-name="ce87" table:formula="of:=IF(SUM([.M26:.Q26])=0;&quot;&quot;;SUM([.M26:.Q26]))" office:value-type="float" office:value="378.768850762333" calcext:value-type="float">
            <text:p>378,77</text:p>
          </table:table-cell>
          <table:table-cell table:style-name="ce99" table:formula="of:=IF([.J26]=&quot;&quot;;&quot;&quot;;[.J26])" office:value-type="float" office:value="25521777.8355089" calcext:value-type="float">
            <text:p>25521778</text:p>
          </table:table-cell>
          <table:table-cell table:number-columns-repeated="35"/>
        </table:table-row>
        <table:table-row table:style-name="ro7">
          <table:table-cell table:style-name="ce71" table:formula="of:=[$'9a-Cadiz'.H27]" office:value-type="float" office:value="25331789.4148972" calcext:value-type="float">
            <text:p>25331789</text:p>
          </table:table-cell>
          <table:table-cell table:style-name="ce71" table:formula="of:=[$'9a-Cadiz'.I27]" office:value-type="float" office:value="429.387996427823" calcext:value-type="float">
            <text:p>429</text:p>
          </table:table-cell>
          <table:table-cell table:style-name="ce74" table:formula="of:=([.D$1]*([.D27])^[.D$2])*[.A27]/1000000" office:value-type="float" office:value="429.387996427823" calcext:value-type="float">
            <text:p>429,3879964278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[.$A27]*[.E109]=0;&quot;&quot;;[.$A27]*[.E109])">
            <text:p/>
          </table:table-cell>
          <table:table-cell table:style-name="ce72" table:formula="of:=IF([.$A27]*[.F109]=0;&quot;&quot;;[.$A27]*[.F109])" office:value-type="float" office:value="3166473.67686214" calcext:value-type="float">
            <text:p>3166474</text:p>
          </table:table-cell>
          <table:table-cell table:style-name="ce72" table:formula="of:=IF([.$A27]*[.G109]=0;&quot;&quot;;[.$A27]*[.G109])" office:value-type="float" office:value="22165315.738035" calcext:value-type="float">
            <text:p>22165316</text:p>
          </table:table-cell>
          <table:table-cell table:style-name="ce72" table:formula="of:=IF([.$A27]*[.H109]=0;&quot;&quot;;[.$A27]*[.H109])">
            <text:p/>
          </table:table-cell>
          <table:table-cell table:style-name="ce72" table:formula="of:=IF([.$A27]*[.I109]=0;&quot;&quot;;[.$A27]*[.I109])">
            <text:p/>
          </table:table-cell>
          <table:table-cell table:style-name="ce72" table:formula="of:=IF(SUM([.E27:.I27])=0;&quot;&quot;;SUM([.E27:.I27]))" office:value-type="float" office:value="25331789.4148972" calcext:value-type="float">
            <text:p>25331789</text:p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[.$B27]*[.E109]=0;&quot;&quot;;[.$B27]*[.E109])">
            <text:p/>
          </table:table-cell>
          <table:table-cell table:style-name="ce72" table:formula="of:=IF([.$B27]*[.F109]=0;&quot;&quot;;[.$B27]*[.F109])" office:value-type="float" office:value="53.6734995534778" calcext:value-type="float">
            <text:p>54</text:p>
          </table:table-cell>
          <table:table-cell table:style-name="ce72" table:formula="of:=IF([.$B27]*[.G109]=0;&quot;&quot;;[.$B27]*[.G109])" office:value-type="float" office:value="375.714496874345" calcext:value-type="float">
            <text:p>376</text:p>
          </table:table-cell>
          <table:table-cell table:style-name="ce72" table:formula="of:=IF([.$B27]*[.H109]=0;&quot;&quot;;[.$B27]*[.H109])">
            <text:p/>
          </table:table-cell>
          <table:table-cell table:style-name="ce72" table:formula="of:=IF([.$B27]*[.I109]=0;&quot;&quot;;[.$B27]*[.I109])">
            <text:p/>
          </table:table-cell>
          <table:table-cell table:style-name="ce87" table:formula="of:=IF(SUM([.M27:.Q27])=0;&quot;&quot;;SUM([.M27:.Q27]))" office:value-type="float" office:value="429.387996427823" calcext:value-type="float">
            <text:p>429,39</text:p>
          </table:table-cell>
          <table:table-cell table:style-name="ce99" table:formula="of:=IF([.J27]=&quot;&quot;;&quot;&quot;;[.J27])" office:value-type="float" office:value="25331789.4148972" calcext:value-type="float">
            <text:p>25331789</text:p>
          </table:table-cell>
          <table:table-cell table:number-columns-repeated="35"/>
        </table:table-row>
        <table:table-row table:style-name="ro7">
          <table:table-cell table:style-name="ce71" table:formula="of:=[$'9a-Cadiz'.H28]" office:value-type="float" office:value="17732252.590428" calcext:value-type="float">
            <text:p>17732253</text:p>
          </table:table-cell>
          <table:table-cell table:style-name="ce71" table:formula="of:=[$'9a-Cadiz'.I28]" office:value-type="float" office:value="341.669913469265" calcext:value-type="float">
            <text:p>342</text:p>
          </table:table-cell>
          <table:table-cell table:style-name="ce74" table:formula="of:=([.D$1]*([.D28])^[.D$2])*[.A28]/1000000" office:value-type="float" office:value="341.669913469265" calcext:value-type="float">
            <text:p>341,6699134693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[.$A28]*[.E110]=0;&quot;&quot;;[.$A28]*[.E110])">
            <text:p/>
          </table:table-cell>
          <table:table-cell table:style-name="ce72" table:formula="of:=IF([.$A28]*[.F110]=0;&quot;&quot;;[.$A28]*[.F110])">
            <text:p/>
          </table:table-cell>
          <table:table-cell table:style-name="ce72" table:formula="of:=IF([.$A28]*[.G110]=0;&quot;&quot;;[.$A28]*[.G110])" office:value-type="float" office:value="17732252.590428" calcext:value-type="float">
            <text:p>17732253</text:p>
          </table:table-cell>
          <table:table-cell table:style-name="ce72" table:formula="of:=IF([.$A28]*[.H110]=0;&quot;&quot;;[.$A28]*[.H110])">
            <text:p/>
          </table:table-cell>
          <table:table-cell table:style-name="ce72" table:formula="of:=IF([.$A28]*[.I110]=0;&quot;&quot;;[.$A28]*[.I110])">
            <text:p/>
          </table:table-cell>
          <table:table-cell table:style-name="ce72" table:formula="of:=IF(SUM([.E28:.I28])=0;&quot;&quot;;SUM([.E28:.I28]))" office:value-type="float" office:value="17732252.590428" calcext:value-type="float">
            <text:p>17732253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[.$B28]*[.E110]=0;&quot;&quot;;[.$B28]*[.E110])">
            <text:p/>
          </table:table-cell>
          <table:table-cell table:style-name="ce72" table:formula="of:=IF([.$B28]*[.F110]=0;&quot;&quot;;[.$B28]*[.F110])">
            <text:p/>
          </table:table-cell>
          <table:table-cell table:style-name="ce72" table:formula="of:=IF([.$B28]*[.G110]=0;&quot;&quot;;[.$B28]*[.G110])" office:value-type="float" office:value="341.669913469265" calcext:value-type="float">
            <text:p>342</text:p>
          </table:table-cell>
          <table:table-cell table:style-name="ce72" table:formula="of:=IF([.$B28]*[.H110]=0;&quot;&quot;;[.$B28]*[.H110])">
            <text:p/>
          </table:table-cell>
          <table:table-cell table:style-name="ce72" table:formula="of:=IF([.$B28]*[.I110]=0;&quot;&quot;;[.$B28]*[.I110])">
            <text:p/>
          </table:table-cell>
          <table:table-cell table:style-name="ce87" table:formula="of:=IF(SUM([.M28:.Q28])=0;&quot;&quot;;SUM([.M28:.Q28]))" office:value-type="float" office:value="341.669913469265" calcext:value-type="float">
            <text:p>341,67</text:p>
          </table:table-cell>
          <table:table-cell table:style-name="ce99" table:formula="of:=IF([.J28]=&quot;&quot;;&quot;&quot;;[.J28])" office:value-type="float" office:value="17732252.590428" calcext:value-type="float">
            <text:p>17732253</text:p>
          </table:table-cell>
          <table:table-cell table:number-columns-repeated="35"/>
        </table:table-row>
        <table:table-row table:style-name="ro7">
          <table:table-cell table:style-name="ce71" table:formula="of:=[$'9a-Cadiz'.H29]" office:value-type="float" office:value="10132715.7659589" calcext:value-type="float">
            <text:p>10132716</text:p>
          </table:table-cell>
          <table:table-cell table:style-name="ce71" table:formula="of:=[$'9a-Cadiz'.I29]" office:value-type="float" office:value="220.957033706353" calcext:value-type="float">
            <text:p>221</text:p>
          </table:table-cell>
          <table:table-cell table:style-name="ce74" table:formula="of:=([.D$1]*([.D29])^[.D$2])*[.A29]/1000000" office:value-type="float" office:value="220.957033706353" calcext:value-type="float">
            <text:p>220,9570337064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[.$A29]*[.E111]=0;&quot;&quot;;[.$A29]*[.E111])">
            <text:p/>
          </table:table-cell>
          <table:table-cell table:style-name="ce72" table:formula="of:=IF([.$A29]*[.F111]=0;&quot;&quot;;[.$A29]*[.F111])">
            <text:p/>
          </table:table-cell>
          <table:table-cell table:style-name="ce72" table:formula="of:=IF([.$A29]*[.G111]=0;&quot;&quot;;[.$A29]*[.G111])" office:value-type="float" office:value="10132715.7659589" calcext:value-type="float">
            <text:p>10132716</text:p>
          </table:table-cell>
          <table:table-cell table:style-name="ce72" table:formula="of:=IF([.$A29]*[.H111]=0;&quot;&quot;;[.$A29]*[.H111])">
            <text:p/>
          </table:table-cell>
          <table:table-cell table:style-name="ce72" table:formula="of:=IF([.$A29]*[.I111]=0;&quot;&quot;;[.$A29]*[.I111])">
            <text:p/>
          </table:table-cell>
          <table:table-cell table:style-name="ce72" table:formula="of:=IF(SUM([.E29:.I29])=0;&quot;&quot;;SUM([.E29:.I29]))" office:value-type="float" office:value="10132715.7659589" calcext:value-type="float">
            <text:p>10132716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[.$B29]*[.E111]=0;&quot;&quot;;[.$B29]*[.E111])">
            <text:p/>
          </table:table-cell>
          <table:table-cell table:style-name="ce72" table:formula="of:=IF([.$B29]*[.F111]=0;&quot;&quot;;[.$B29]*[.F111])">
            <text:p/>
          </table:table-cell>
          <table:table-cell table:style-name="ce72" table:formula="of:=IF([.$B29]*[.G111]=0;&quot;&quot;;[.$B29]*[.G111])" office:value-type="float" office:value="220.957033706353" calcext:value-type="float">
            <text:p>221</text:p>
          </table:table-cell>
          <table:table-cell table:style-name="ce72" table:formula="of:=IF([.$B29]*[.H111]=0;&quot;&quot;;[.$B29]*[.H111])">
            <text:p/>
          </table:table-cell>
          <table:table-cell table:style-name="ce72" table:formula="of:=IF([.$B29]*[.I111]=0;&quot;&quot;;[.$B29]*[.I111])">
            <text:p/>
          </table:table-cell>
          <table:table-cell table:style-name="ce87" table:formula="of:=IF(SUM([.M29:.Q29])=0;&quot;&quot;;SUM([.M29:.Q29]))" office:value-type="float" office:value="220.957033706353" calcext:value-type="float">
            <text:p>220,96</text:p>
          </table:table-cell>
          <table:table-cell table:style-name="ce99" table:formula="of:=IF([.J29]=&quot;&quot;;&quot;&quot;;[.J29])" office:value-type="float" office:value="10132715.7659589" calcext:value-type="float">
            <text:p>10132716</text:p>
          </table:table-cell>
          <table:table-cell table:number-columns-repeated="35"/>
        </table:table-row>
        <table:table-row table:style-name="ro7">
          <table:table-cell table:style-name="ce71" table:formula="of:=[$'9a-Cadiz'.H30]" office:value-type="float" office:value="0" calcext:value-type="float">
            <text:p>0</text:p>
          </table:table-cell>
          <table:table-cell table:style-name="ce71" table:formula="of:=[$'9a-Cadiz'.I30]" office:value-type="float" office:value="0" calcext:value-type="float">
            <text:p>0</text:p>
          </table:table-cell>
          <table:table-cell table:style-name="ce74" table:formula="of:=([.D$1]*([.D30])^[.D$2])*[.A30]/1000000" office:value-type="float" office:value="0" calcext:value-type="float">
            <text:p>0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[.$A30]*[.E112]=0;&quot;&quot;;[.$A30]*[.E112])">
            <text:p/>
          </table:table-cell>
          <table:table-cell table:style-name="ce72" table:formula="of:=IF([.$A30]*[.F112]=0;&quot;&quot;;[.$A30]*[.F112])">
            <text:p/>
          </table:table-cell>
          <table:table-cell table:style-name="ce72" table:formula="of:=IF([.$A30]*[.G112]=0;&quot;&quot;;[.$A30]*[.G112])">
            <text:p/>
          </table:table-cell>
          <table:table-cell table:style-name="ce72" table:formula="of:=IF([.$A30]*[.H112]=0;&quot;&quot;;[.$A30]*[.H112])">
            <text:p/>
          </table:table-cell>
          <table:table-cell table:style-name="ce72" table:formula="of:=IF([.$A30]*[.I112]=0;&quot;&quot;;[.$A30]*[.I112])">
            <text:p/>
          </table:table-cell>
          <table:table-cell table:style-name="ce72" table:formula="of:=IF(SUM([.E30:.I30])=0;&quot;&quot;;SUM([.E30:.I30]))">
            <text:p/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[.$B30]*[.E112]=0;&quot;&quot;;[.$B30]*[.E112])">
            <text:p/>
          </table:table-cell>
          <table:table-cell table:style-name="ce72" table:formula="of:=IF([.$B30]*[.F112]=0;&quot;&quot;;[.$B30]*[.F112])">
            <text:p/>
          </table:table-cell>
          <table:table-cell table:style-name="ce72" table:formula="of:=IF([.$B30]*[.G112]=0;&quot;&quot;;[.$B30]*[.G112])">
            <text:p/>
          </table:table-cell>
          <table:table-cell table:style-name="ce72" table:formula="of:=IF([.$B30]*[.H112]=0;&quot;&quot;;[.$B30]*[.H112])">
            <text:p/>
          </table:table-cell>
          <table:table-cell table:style-name="ce72" table:formula="of:=IF([.$B30]*[.I112]=0;&quot;&quot;;[.$B30]*[.I112])">
            <text:p/>
          </table:table-cell>
          <table:table-cell table:style-name="ce87" table:formula="of:=IF(SUM([.M30:.Q30])=0;&quot;&quot;;SUM([.M30:.Q30]))">
            <text:p/>
          </table:table-cell>
          <table:table-cell table:style-name="ce99" table:formula="of:=IF([.J30]=&quot;&quot;;&quot;&quot;;[.J30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1]" office:value-type="float" office:value="0" calcext:value-type="float">
            <text:p>0</text:p>
          </table:table-cell>
          <table:table-cell table:style-name="ce71" table:formula="of:=[$'9a-Cadiz'.I31]" office:value-type="float" office:value="0" calcext:value-type="float">
            <text:p>0</text:p>
          </table:table-cell>
          <table:table-cell table:style-name="ce74" table:formula="of:=([.D$1]*([.D31])^[.D$2])*[.A31]/1000000" office:value-type="float" office:value="0" calcext:value-type="float">
            <text:p>0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[.$A31]*[.E113]=0;&quot;&quot;;[.$A31]*[.E113])">
            <text:p/>
          </table:table-cell>
          <table:table-cell table:style-name="ce72" table:formula="of:=IF([.$A31]*[.F113]=0;&quot;&quot;;[.$A31]*[.F113])">
            <text:p/>
          </table:table-cell>
          <table:table-cell table:style-name="ce72" table:formula="of:=IF([.$A31]*[.G113]=0;&quot;&quot;;[.$A31]*[.G113])">
            <text:p/>
          </table:table-cell>
          <table:table-cell table:style-name="ce72" table:formula="of:=IF([.$A31]*[.H113]=0;&quot;&quot;;[.$A31]*[.H113])">
            <text:p/>
          </table:table-cell>
          <table:table-cell table:style-name="ce72" table:formula="of:=IF([.$A31]*[.I113]=0;&quot;&quot;;[.$A31]*[.I113])">
            <text:p/>
          </table:table-cell>
          <table:table-cell table:style-name="ce72" table:formula="of:=IF(SUM([.E31:.I31])=0;&quot;&quot;;SUM([.E31:.I31]))">
            <text:p/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[.$B31]*[.E113]=0;&quot;&quot;;[.$B31]*[.E113])">
            <text:p/>
          </table:table-cell>
          <table:table-cell table:style-name="ce72" table:formula="of:=IF([.$B31]*[.F113]=0;&quot;&quot;;[.$B31]*[.F113])">
            <text:p/>
          </table:table-cell>
          <table:table-cell table:style-name="ce72" table:formula="of:=IF([.$B31]*[.G113]=0;&quot;&quot;;[.$B31]*[.G113])">
            <text:p/>
          </table:table-cell>
          <table:table-cell table:style-name="ce72" table:formula="of:=IF([.$B31]*[.H113]=0;&quot;&quot;;[.$B31]*[.H113])">
            <text:p/>
          </table:table-cell>
          <table:table-cell table:style-name="ce72" table:formula="of:=IF([.$B31]*[.I113]=0;&quot;&quot;;[.$B31]*[.I113])">
            <text:p/>
          </table:table-cell>
          <table:table-cell table:style-name="ce87" table:formula="of:=IF(SUM([.M31:.Q31])=0;&quot;&quot;;SUM([.M31:.Q31]))">
            <text:p/>
          </table:table-cell>
          <table:table-cell table:style-name="ce99" table:formula="of:=IF([.J31]=&quot;&quot;;&quot;&quot;;[.J31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2]" office:value-type="float" office:value="0" calcext:value-type="float">
            <text:p>0</text:p>
          </table:table-cell>
          <table:table-cell table:style-name="ce71" table:formula="of:=[$'9a-Cadiz'.I32]" office:value-type="float" office:value="0" calcext:value-type="float">
            <text:p>0</text:p>
          </table:table-cell>
          <table:table-cell table:style-name="ce74" table:formula="of:=([.D$1]*([.D32])^[.D$2])*[.A32]/1000000" office:value-type="float" office:value="0" calcext:value-type="float">
            <text:p>0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[.$A32]*[.E114]=0;&quot;&quot;;[.$A32]*[.E114])">
            <text:p/>
          </table:table-cell>
          <table:table-cell table:style-name="ce72" table:formula="of:=IF([.$A32]*[.F114]=0;&quot;&quot;;[.$A32]*[.F114])">
            <text:p/>
          </table:table-cell>
          <table:table-cell table:style-name="ce72" table:formula="of:=IF([.$A32]*[.G114]=0;&quot;&quot;;[.$A32]*[.G114])">
            <text:p/>
          </table:table-cell>
          <table:table-cell table:style-name="ce72" table:formula="of:=IF([.$A32]*[.H114]=0;&quot;&quot;;[.$A32]*[.H114])">
            <text:p/>
          </table:table-cell>
          <table:table-cell table:style-name="ce72" table:formula="of:=IF([.$A32]*[.I114]=0;&quot;&quot;;[.$A32]*[.I114])">
            <text:p/>
          </table:table-cell>
          <table:table-cell table:style-name="ce72" table:formula="of:=IF(SUM([.E32:.I32])=0;&quot;&quot;;SUM([.E32:.I32]))">
            <text:p/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[.$B32]*[.E114]=0;&quot;&quot;;[.$B32]*[.E114])">
            <text:p/>
          </table:table-cell>
          <table:table-cell table:style-name="ce72" table:formula="of:=IF([.$B32]*[.F114]=0;&quot;&quot;;[.$B32]*[.F114])">
            <text:p/>
          </table:table-cell>
          <table:table-cell table:style-name="ce72" table:formula="of:=IF([.$B32]*[.G114]=0;&quot;&quot;;[.$B32]*[.G114])">
            <text:p/>
          </table:table-cell>
          <table:table-cell table:style-name="ce72" table:formula="of:=IF([.$B32]*[.H114]=0;&quot;&quot;;[.$B32]*[.H114])">
            <text:p/>
          </table:table-cell>
          <table:table-cell table:style-name="ce72" table:formula="of:=IF([.$B32]*[.I114]=0;&quot;&quot;;[.$B32]*[.I114])">
            <text:p/>
          </table:table-cell>
          <table:table-cell table:style-name="ce87" table:formula="of:=IF(SUM([.M32:.Q32])=0;&quot;&quot;;SUM([.M32:.Q32]))">
            <text:p/>
          </table:table-cell>
          <table:table-cell table:style-name="ce99" table:formula="of:=IF([.J32]=&quot;&quot;;&quot;&quot;;[.J32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3]" office:value-type="float" office:value="0" calcext:value-type="float">
            <text:p>0</text:p>
          </table:table-cell>
          <table:table-cell table:style-name="ce71" table:formula="of:=[$'9a-Cadiz'.I33]" office:value-type="float" office:value="0" calcext:value-type="float">
            <text:p>0</text:p>
          </table:table-cell>
          <table:table-cell table:style-name="ce74" table:formula="of:=([.D$1]*([.D33])^[.D$2])*[.A33]/1000000" office:value-type="float" office:value="0" calcext:value-type="float">
            <text:p>0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[.$A33]*[.E115]=0;&quot;&quot;;[.$A33]*[.E115])">
            <text:p/>
          </table:table-cell>
          <table:table-cell table:style-name="ce72" table:formula="of:=IF([.$A33]*[.F115]=0;&quot;&quot;;[.$A33]*[.F115])">
            <text:p/>
          </table:table-cell>
          <table:table-cell table:style-name="ce72" table:formula="of:=IF([.$A33]*[.G115]=0;&quot;&quot;;[.$A33]*[.G115])">
            <text:p/>
          </table:table-cell>
          <table:table-cell table:style-name="ce72" table:formula="of:=IF([.$A33]*[.H115]=0;&quot;&quot;;[.$A33]*[.H115])">
            <text:p/>
          </table:table-cell>
          <table:table-cell table:style-name="ce72" table:formula="of:=IF([.$A33]*[.I115]=0;&quot;&quot;;[.$A33]*[.I115])">
            <text:p/>
          </table:table-cell>
          <table:table-cell table:style-name="ce72" table:formula="of:=IF(SUM([.E33:.I33])=0;&quot;&quot;;SUM([.E33:.I33]))">
            <text:p/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[.$B33]*[.E115]=0;&quot;&quot;;[.$B33]*[.E115])">
            <text:p/>
          </table:table-cell>
          <table:table-cell table:style-name="ce72" table:formula="of:=IF([.$B33]*[.F115]=0;&quot;&quot;;[.$B33]*[.F115])">
            <text:p/>
          </table:table-cell>
          <table:table-cell table:style-name="ce72" table:formula="of:=IF([.$B33]*[.G115]=0;&quot;&quot;;[.$B33]*[.G115])">
            <text:p/>
          </table:table-cell>
          <table:table-cell table:style-name="ce72" table:formula="of:=IF([.$B33]*[.H115]=0;&quot;&quot;;[.$B33]*[.H115])">
            <text:p/>
          </table:table-cell>
          <table:table-cell table:style-name="ce72" table:formula="of:=IF([.$B33]*[.I115]=0;&quot;&quot;;[.$B33]*[.I115])">
            <text:p/>
          </table:table-cell>
          <table:table-cell table:style-name="ce87" table:formula="of:=IF(SUM([.M33:.Q33])=0;&quot;&quot;;SUM([.M33:.Q33]))">
            <text:p/>
          </table:table-cell>
          <table:table-cell table:style-name="ce99" table:formula="of:=IF([.J33]=&quot;&quot;;&quot;&quot;;[.J33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4]" office:value-type="float" office:value="0" calcext:value-type="float">
            <text:p>0</text:p>
          </table:table-cell>
          <table:table-cell table:style-name="ce71" table:formula="of:=[$'9a-Cadiz'.I34]" office:value-type="float" office:value="0" calcext:value-type="float">
            <text:p>0</text:p>
          </table:table-cell>
          <table:table-cell table:style-name="ce74" table:formula="of:=([.D$1]*([.D34])^[.D$2])*[.A34]/1000000" office:value-type="float" office:value="0" calcext:value-type="float">
            <text:p>0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[.$A34]*[.E116]=0;&quot;&quot;;[.$A34]*[.E116])">
            <text:p/>
          </table:table-cell>
          <table:table-cell table:style-name="ce72" table:formula="of:=IF([.$A34]*[.F116]=0;&quot;&quot;;[.$A34]*[.F116])">
            <text:p/>
          </table:table-cell>
          <table:table-cell table:style-name="ce72" table:formula="of:=IF([.$A34]*[.G116]=0;&quot;&quot;;[.$A34]*[.G116])">
            <text:p/>
          </table:table-cell>
          <table:table-cell table:style-name="ce72" table:formula="of:=IF([.$A34]*[.H116]=0;&quot;&quot;;[.$A34]*[.H116])">
            <text:p/>
          </table:table-cell>
          <table:table-cell table:style-name="ce72" table:formula="of:=IF([.$A34]*[.I116]=0;&quot;&quot;;[.$A34]*[.I116])">
            <text:p/>
          </table:table-cell>
          <table:table-cell table:style-name="ce72" table:formula="of:=IF(SUM([.E34:.I34])=0;&quot;&quot;;SUM([.E34:.I34]))">
            <text:p/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[.$B34]*[.E116]=0;&quot;&quot;;[.$B34]*[.E116])">
            <text:p/>
          </table:table-cell>
          <table:table-cell table:style-name="ce72" table:formula="of:=IF([.$B34]*[.F116]=0;&quot;&quot;;[.$B34]*[.F116])">
            <text:p/>
          </table:table-cell>
          <table:table-cell table:style-name="ce72" table:formula="of:=IF([.$B34]*[.G116]=0;&quot;&quot;;[.$B34]*[.G116])">
            <text:p/>
          </table:table-cell>
          <table:table-cell table:style-name="ce72" table:formula="of:=IF([.$B34]*[.H116]=0;&quot;&quot;;[.$B34]*[.H116])">
            <text:p/>
          </table:table-cell>
          <table:table-cell table:style-name="ce72" table:formula="of:=IF([.$B34]*[.I116]=0;&quot;&quot;;[.$B34]*[.I116])">
            <text:p/>
          </table:table-cell>
          <table:table-cell table:style-name="ce87" table:formula="of:=IF(SUM([.M34:.Q34])=0;&quot;&quot;;SUM([.M34:.Q34]))">
            <text:p/>
          </table:table-cell>
          <table:table-cell table:style-name="ce99" table:formula="of:=IF([.J34]=&quot;&quot;;&quot;&quot;;[.J34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5]" office:value-type="float" office:value="0" calcext:value-type="float">
            <text:p>0</text:p>
          </table:table-cell>
          <table:table-cell table:style-name="ce71" table:formula="of:=[$'9a-Cadiz'.I35]" office:value-type="float" office:value="0" calcext:value-type="float">
            <text:p>0</text:p>
          </table:table-cell>
          <table:table-cell table:style-name="ce74" table:formula="of:=([.D$1]*([.D35])^[.D$2])*[.A35]/1000000" office:value-type="float" office:value="0" calcext:value-type="float">
            <text:p>0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[.$A35]*[.E117]=0;&quot;&quot;;[.$A35]*[.E117])">
            <text:p/>
          </table:table-cell>
          <table:table-cell table:style-name="ce72" table:formula="of:=IF([.$A35]*[.F117]=0;&quot;&quot;;[.$A35]*[.F117])">
            <text:p/>
          </table:table-cell>
          <table:table-cell table:style-name="ce72" table:formula="of:=IF([.$A35]*[.G117]=0;&quot;&quot;;[.$A35]*[.G117])">
            <text:p/>
          </table:table-cell>
          <table:table-cell table:style-name="ce72" table:formula="of:=IF([.$A35]*[.H117]=0;&quot;&quot;;[.$A35]*[.H117])">
            <text:p/>
          </table:table-cell>
          <table:table-cell table:style-name="ce72" table:formula="of:=IF([.$A35]*[.I117]=0;&quot;&quot;;[.$A35]*[.I117])">
            <text:p/>
          </table:table-cell>
          <table:table-cell table:style-name="ce72" table:formula="of:=IF(SUM([.E35:.I35])=0;&quot;&quot;;SUM([.E35:.I35]))">
            <text:p/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[.$B35]*[.E117]=0;&quot;&quot;;[.$B35]*[.E117])">
            <text:p/>
          </table:table-cell>
          <table:table-cell table:style-name="ce72" table:formula="of:=IF([.$B35]*[.F117]=0;&quot;&quot;;[.$B35]*[.F117])">
            <text:p/>
          </table:table-cell>
          <table:table-cell table:style-name="ce72" table:formula="of:=IF([.$B35]*[.G117]=0;&quot;&quot;;[.$B35]*[.G117])">
            <text:p/>
          </table:table-cell>
          <table:table-cell table:style-name="ce72" table:formula="of:=IF([.$B35]*[.H117]=0;&quot;&quot;;[.$B35]*[.H117])">
            <text:p/>
          </table:table-cell>
          <table:table-cell table:style-name="ce72" table:formula="of:=IF([.$B35]*[.I117]=0;&quot;&quot;;[.$B35]*[.I117])">
            <text:p/>
          </table:table-cell>
          <table:table-cell table:style-name="ce87" table:formula="of:=IF(SUM([.M35:.Q35])=0;&quot;&quot;;SUM([.M35:.Q35]))">
            <text:p/>
          </table:table-cell>
          <table:table-cell table:style-name="ce99" table:formula="of:=IF([.J35]=&quot;&quot;;&quot;&quot;;[.J35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6]" office:value-type="float" office:value="0" calcext:value-type="float">
            <text:p>0</text:p>
          </table:table-cell>
          <table:table-cell table:style-name="ce71" table:formula="of:=[$'9a-Cadiz'.I36]" office:value-type="float" office:value="0" calcext:value-type="float">
            <text:p>0</text:p>
          </table:table-cell>
          <table:table-cell table:style-name="ce74" table:formula="of:=([.D$1]*([.D36])^[.D$2])*[.A36]/1000000" office:value-type="float" office:value="0" calcext:value-type="float">
            <text:p>0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[.$A36]*[.E118]=0;&quot;&quot;;[.$A36]*[.E118])">
            <text:p/>
          </table:table-cell>
          <table:table-cell table:style-name="ce72" table:formula="of:=IF([.$A36]*[.F118]=0;&quot;&quot;;[.$A36]*[.F118])">
            <text:p/>
          </table:table-cell>
          <table:table-cell table:style-name="ce72" table:formula="of:=IF([.$A36]*[.G118]=0;&quot;&quot;;[.$A36]*[.G118])">
            <text:p/>
          </table:table-cell>
          <table:table-cell table:style-name="ce72" table:formula="of:=IF([.$A36]*[.H118]=0;&quot;&quot;;[.$A36]*[.H118])">
            <text:p/>
          </table:table-cell>
          <table:table-cell table:style-name="ce72" table:formula="of:=IF([.$A36]*[.I118]=0;&quot;&quot;;[.$A36]*[.I118])">
            <text:p/>
          </table:table-cell>
          <table:table-cell table:style-name="ce72" table:formula="of:=IF(SUM([.E36:.I36])=0;&quot;&quot;;SUM([.E36:.I36]))">
            <text:p/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[.$B36]*[.E118]=0;&quot;&quot;;[.$B36]*[.E118])">
            <text:p/>
          </table:table-cell>
          <table:table-cell table:style-name="ce72" table:formula="of:=IF([.$B36]*[.F118]=0;&quot;&quot;;[.$B36]*[.F118])">
            <text:p/>
          </table:table-cell>
          <table:table-cell table:style-name="ce72" table:formula="of:=IF([.$B36]*[.G118]=0;&quot;&quot;;[.$B36]*[.G118])">
            <text:p/>
          </table:table-cell>
          <table:table-cell table:style-name="ce72" table:formula="of:=IF([.$B36]*[.H118]=0;&quot;&quot;;[.$B36]*[.H118])">
            <text:p/>
          </table:table-cell>
          <table:table-cell table:style-name="ce72" table:formula="of:=IF([.$B36]*[.I118]=0;&quot;&quot;;[.$B36]*[.I118])">
            <text:p/>
          </table:table-cell>
          <table:table-cell table:style-name="ce87" table:formula="of:=IF(SUM([.M36:.Q36])=0;&quot;&quot;;SUM([.M36:.Q36]))">
            <text:p/>
          </table:table-cell>
          <table:table-cell table:style-name="ce99" table:formula="of:=IF([.J36]=&quot;&quot;;&quot;&quot;;[.J36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7]" office:value-type="float" office:value="0" calcext:value-type="float">
            <text:p>0</text:p>
          </table:table-cell>
          <table:table-cell table:style-name="ce71" table:formula="of:=[$'9a-Cadiz'.I37]" office:value-type="float" office:value="0" calcext:value-type="float">
            <text:p>0</text:p>
          </table:table-cell>
          <table:table-cell table:style-name="ce74" table:formula="of:=([.D$1]*([.D37])^[.D$2])*[.A37]/1000000" office:value-type="float" office:value="0" calcext:value-type="float">
            <text:p>0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[.$A37]*[.E119]=0;&quot;&quot;;[.$A37]*[.E119])">
            <text:p/>
          </table:table-cell>
          <table:table-cell table:style-name="ce72" table:formula="of:=IF([.$A37]*[.F119]=0;&quot;&quot;;[.$A37]*[.F119])">
            <text:p/>
          </table:table-cell>
          <table:table-cell table:style-name="ce72" table:formula="of:=IF([.$A37]*[.G119]=0;&quot;&quot;;[.$A37]*[.G119])">
            <text:p/>
          </table:table-cell>
          <table:table-cell table:style-name="ce72" table:formula="of:=IF([.$A37]*[.H119]=0;&quot;&quot;;[.$A37]*[.H119])">
            <text:p/>
          </table:table-cell>
          <table:table-cell table:style-name="ce72" table:formula="of:=IF([.$A37]*[.I119]=0;&quot;&quot;;[.$A37]*[.I119])">
            <text:p/>
          </table:table-cell>
          <table:table-cell table:style-name="ce72" table:formula="of:=IF(SUM([.E37:.I37])=0;&quot;&quot;;SUM([.E37:.I37]))">
            <text:p/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[.$B37]*[.E119]=0;&quot;&quot;;[.$B37]*[.E119])">
            <text:p/>
          </table:table-cell>
          <table:table-cell table:style-name="ce72" table:formula="of:=IF([.$B37]*[.F119]=0;&quot;&quot;;[.$B37]*[.F119])">
            <text:p/>
          </table:table-cell>
          <table:table-cell table:style-name="ce72" table:formula="of:=IF([.$B37]*[.G119]=0;&quot;&quot;;[.$B37]*[.G119])">
            <text:p/>
          </table:table-cell>
          <table:table-cell table:style-name="ce72" table:formula="of:=IF([.$B37]*[.H119]=0;&quot;&quot;;[.$B37]*[.H119])">
            <text:p/>
          </table:table-cell>
          <table:table-cell table:style-name="ce72" table:formula="of:=IF([.$B37]*[.I119]=0;&quot;&quot;;[.$B37]*[.I119])">
            <text:p/>
          </table:table-cell>
          <table:table-cell table:style-name="ce87" table:formula="of:=IF(SUM([.M37:.Q37])=0;&quot;&quot;;SUM([.M37:.Q37]))">
            <text:p/>
          </table:table-cell>
          <table:table-cell table:style-name="ce99" table:formula="of:=IF([.J37]=&quot;&quot;;&quot;&quot;;[.J37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8]" office:value-type="float" office:value="0" calcext:value-type="float">
            <text:p>0</text:p>
          </table:table-cell>
          <table:table-cell table:style-name="ce71" table:formula="of:=[$'9a-Cadiz'.I38]" office:value-type="float" office:value="0" calcext:value-type="float">
            <text:p>0</text:p>
          </table:table-cell>
          <table:table-cell table:style-name="ce74" table:formula="of:=([.D$1]*([.D38])^[.D$2])*[.A38]/1000000" office:value-type="float" office:value="0" calcext:value-type="float">
            <text:p>0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[.$A38]*[.E120]=0;&quot;&quot;;[.$A38]*[.E120])">
            <text:p/>
          </table:table-cell>
          <table:table-cell table:style-name="ce72" table:formula="of:=IF([.$A38]*[.F120]=0;&quot;&quot;;[.$A38]*[.F120])">
            <text:p/>
          </table:table-cell>
          <table:table-cell table:style-name="ce72" table:formula="of:=IF([.$A38]*[.G120]=0;&quot;&quot;;[.$A38]*[.G120])">
            <text:p/>
          </table:table-cell>
          <table:table-cell table:style-name="ce72" table:formula="of:=IF([.$A38]*[.H120]=0;&quot;&quot;;[.$A38]*[.H120])">
            <text:p/>
          </table:table-cell>
          <table:table-cell table:style-name="ce72" table:formula="of:=IF([.$A38]*[.I120]=0;&quot;&quot;;[.$A38]*[.I120]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[.$B38]*[.E120]=0;&quot;&quot;;[.$B38]*[.E120])">
            <text:p/>
          </table:table-cell>
          <table:table-cell table:style-name="ce72" table:formula="of:=IF([.$B38]*[.F120]=0;&quot;&quot;;[.$B38]*[.F120])">
            <text:p/>
          </table:table-cell>
          <table:table-cell table:style-name="ce72" table:formula="of:=IF([.$B38]*[.G120]=0;&quot;&quot;;[.$B38]*[.G120])">
            <text:p/>
          </table:table-cell>
          <table:table-cell table:style-name="ce72" table:formula="of:=IF([.$B38]*[.H120]=0;&quot;&quot;;[.$B38]*[.H120])">
            <text:p/>
          </table:table-cell>
          <table:table-cell table:style-name="ce72" table:formula="of:=IF([.$B38]*[.I120]=0;&quot;&quot;;[.$B38]*[.I120])">
            <text:p/>
          </table:table-cell>
          <table:table-cell table:style-name="ce87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39]" office:value-type="float" office:value="0" calcext:value-type="float">
            <text:p>0</text:p>
          </table:table-cell>
          <table:table-cell table:style-name="ce71" table:formula="of:=[$'9a-Cadiz'.I39]" office:value-type="float" office:value="0" calcext:value-type="float">
            <text:p>0</text:p>
          </table:table-cell>
          <table:table-cell table:style-name="ce74" table:formula="of:=([.D$1]*([.D39])^[.D$2])*[.A39]/1000000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[.$A39]*[.E121]=0;&quot;&quot;;[.$A39]*[.E121])">
            <text:p/>
          </table:table-cell>
          <table:table-cell table:style-name="ce72" table:formula="of:=IF([.$A39]*[.F121]=0;&quot;&quot;;[.$A39]*[.F121])">
            <text:p/>
          </table:table-cell>
          <table:table-cell table:style-name="ce72" table:formula="of:=IF([.$A39]*[.G121]=0;&quot;&quot;;[.$A39]*[.G121])">
            <text:p/>
          </table:table-cell>
          <table:table-cell table:style-name="ce72" table:formula="of:=IF([.$A39]*[.H121]=0;&quot;&quot;;[.$A39]*[.H121])">
            <text:p/>
          </table:table-cell>
          <table:table-cell table:style-name="ce72" table:formula="of:=IF([.$A39]*[.I121]=0;&quot;&quot;;[.$A39]*[.I121]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[.$B39]*[.E121]=0;&quot;&quot;;[.$B39]*[.E121])">
            <text:p/>
          </table:table-cell>
          <table:table-cell table:style-name="ce72" table:formula="of:=IF([.$B39]*[.F121]=0;&quot;&quot;;[.$B39]*[.F121])">
            <text:p/>
          </table:table-cell>
          <table:table-cell table:style-name="ce72" table:formula="of:=IF([.$B39]*[.G121]=0;&quot;&quot;;[.$B39]*[.G121])">
            <text:p/>
          </table:table-cell>
          <table:table-cell table:style-name="ce72" table:formula="of:=IF([.$B39]*[.H121]=0;&quot;&quot;;[.$B39]*[.H121])">
            <text:p/>
          </table:table-cell>
          <table:table-cell table:style-name="ce72" table:formula="of:=IF([.$B39]*[.I121]=0;&quot;&quot;;[.$B39]*[.I121])">
            <text:p/>
          </table:table-cell>
          <table:table-cell table:style-name="ce87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40]" office:value-type="float" office:value="0" calcext:value-type="float">
            <text:p>0</text:p>
          </table:table-cell>
          <table:table-cell table:style-name="ce71" table:formula="of:=[$'9a-Cadiz'.I40]" office:value-type="float" office:value="0" calcext:value-type="float">
            <text:p>0</text:p>
          </table:table-cell>
          <table:table-cell table:style-name="ce74" table:formula="of:=([.D$1]*([.D40])^[.D$2])*[.A40]/1000000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[.$A40]*[.E122]=0;&quot;&quot;;[.$A40]*[.E122])">
            <text:p/>
          </table:table-cell>
          <table:table-cell table:style-name="ce72" table:formula="of:=IF([.$A40]*[.F122]=0;&quot;&quot;;[.$A40]*[.F122])">
            <text:p/>
          </table:table-cell>
          <table:table-cell table:style-name="ce72" table:formula="of:=IF([.$A40]*[.G122]=0;&quot;&quot;;[.$A40]*[.G122])">
            <text:p/>
          </table:table-cell>
          <table:table-cell table:style-name="ce72" table:formula="of:=IF([.$A40]*[.H122]=0;&quot;&quot;;[.$A40]*[.H122])">
            <text:p/>
          </table:table-cell>
          <table:table-cell table:style-name="ce72" table:formula="of:=IF([.$A40]*[.I122]=0;&quot;&quot;;[.$A40]*[.I122]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[.$B40]*[.E122]=0;&quot;&quot;;[.$B40]*[.E122])">
            <text:p/>
          </table:table-cell>
          <table:table-cell table:style-name="ce72" table:formula="of:=IF([.$B40]*[.F122]=0;&quot;&quot;;[.$B40]*[.F122])">
            <text:p/>
          </table:table-cell>
          <table:table-cell table:style-name="ce72" table:formula="of:=IF([.$B40]*[.G122]=0;&quot;&quot;;[.$B40]*[.G122])">
            <text:p/>
          </table:table-cell>
          <table:table-cell table:style-name="ce72" table:formula="of:=IF([.$B40]*[.H122]=0;&quot;&quot;;[.$B40]*[.H122])">
            <text:p/>
          </table:table-cell>
          <table:table-cell table:style-name="ce72" table:formula="of:=IF([.$B40]*[.I122]=0;&quot;&quot;;[.$B40]*[.I122])">
            <text:p/>
          </table:table-cell>
          <table:table-cell table:style-name="ce87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41]" office:value-type="float" office:value="0" calcext:value-type="float">
            <text:p>0</text:p>
          </table:table-cell>
          <table:table-cell table:style-name="ce71" table:formula="of:=[$'9a-Cadiz'.I41]" office:value-type="float" office:value="0" calcext:value-type="float">
            <text:p>0</text:p>
          </table:table-cell>
          <table:table-cell table:style-name="ce74" table:formula="of:=([.D$1]*([.D41])^[.D$2])*[.A41]/1000000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[.$A41]*[.E123]=0;&quot;&quot;;[.$A41]*[.E123])">
            <text:p/>
          </table:table-cell>
          <table:table-cell table:style-name="ce72" table:formula="of:=IF([.$A41]*[.F123]=0;&quot;&quot;;[.$A41]*[.F123])">
            <text:p/>
          </table:table-cell>
          <table:table-cell table:style-name="ce72" table:formula="of:=IF([.$A41]*[.G123]=0;&quot;&quot;;[.$A41]*[.G123])">
            <text:p/>
          </table:table-cell>
          <table:table-cell table:style-name="ce72" table:formula="of:=IF([.$A41]*[.H123]=0;&quot;&quot;;[.$A41]*[.H123])">
            <text:p/>
          </table:table-cell>
          <table:table-cell table:style-name="ce72" table:formula="of:=IF([.$A41]*[.I123]=0;&quot;&quot;;[.$A41]*[.I123]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[.$B41]*[.E123]=0;&quot;&quot;;[.$B41]*[.E123])">
            <text:p/>
          </table:table-cell>
          <table:table-cell table:style-name="ce72" table:formula="of:=IF([.$B41]*[.F123]=0;&quot;&quot;;[.$B41]*[.F123])">
            <text:p/>
          </table:table-cell>
          <table:table-cell table:style-name="ce72" table:formula="of:=IF([.$B41]*[.G123]=0;&quot;&quot;;[.$B41]*[.G123])">
            <text:p/>
          </table:table-cell>
          <table:table-cell table:style-name="ce72" table:formula="of:=IF([.$B41]*[.H123]=0;&quot;&quot;;[.$B41]*[.H123])">
            <text:p/>
          </table:table-cell>
          <table:table-cell table:style-name="ce72" table:formula="of:=IF([.$B41]*[.I123]=0;&quot;&quot;;[.$B41]*[.I123])">
            <text:p/>
          </table:table-cell>
          <table:table-cell table:style-name="ce87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42]" office:value-type="float" office:value="0" calcext:value-type="float">
            <text:p>0</text:p>
          </table:table-cell>
          <table:table-cell table:style-name="ce71" table:formula="of:=[$'9a-Cadiz'.I42]" office:value-type="float" office:value="0" calcext:value-type="float">
            <text:p>0</text:p>
          </table:table-cell>
          <table:table-cell table:style-name="ce74" table:formula="of:=([.D$1]*([.D42])^[.D$2])*[.A42]/1000000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[.$A42]*[.E124]=0;&quot;&quot;;[.$A42]*[.E124])">
            <text:p/>
          </table:table-cell>
          <table:table-cell table:style-name="ce72" table:formula="of:=IF([.$A42]*[.F124]=0;&quot;&quot;;[.$A42]*[.F124])">
            <text:p/>
          </table:table-cell>
          <table:table-cell table:style-name="ce72" table:formula="of:=IF([.$A42]*[.G124]=0;&quot;&quot;;[.$A42]*[.G124])">
            <text:p/>
          </table:table-cell>
          <table:table-cell table:style-name="ce72" table:formula="of:=IF([.$A42]*[.H124]=0;&quot;&quot;;[.$A42]*[.H124])">
            <text:p/>
          </table:table-cell>
          <table:table-cell table:style-name="ce72" table:formula="of:=IF([.$A42]*[.I124]=0;&quot;&quot;;[.$A42]*[.I124]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[.$B42]*[.E124]=0;&quot;&quot;;[.$B42]*[.E124])">
            <text:p/>
          </table:table-cell>
          <table:table-cell table:style-name="ce72" table:formula="of:=IF([.$B42]*[.F124]=0;&quot;&quot;;[.$B42]*[.F124])">
            <text:p/>
          </table:table-cell>
          <table:table-cell table:style-name="ce72" table:formula="of:=IF([.$B42]*[.G124]=0;&quot;&quot;;[.$B42]*[.G124])">
            <text:p/>
          </table:table-cell>
          <table:table-cell table:style-name="ce72" table:formula="of:=IF([.$B42]*[.H124]=0;&quot;&quot;;[.$B42]*[.H124])">
            <text:p/>
          </table:table-cell>
          <table:table-cell table:style-name="ce72" table:formula="of:=IF([.$B42]*[.I124]=0;&quot;&quot;;[.$B42]*[.I124])">
            <text:p/>
          </table:table-cell>
          <table:table-cell table:style-name="ce87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43]" office:value-type="float" office:value="0" calcext:value-type="float">
            <text:p>0</text:p>
          </table:table-cell>
          <table:table-cell table:style-name="ce71" table:formula="of:=[$'9a-Cadiz'.I43]" office:value-type="float" office:value="0" calcext:value-type="float">
            <text:p>0</text:p>
          </table:table-cell>
          <table:table-cell table:style-name="ce74" table:formula="of:=([.D$1]*([.D43])^[.D$2])*[.A43]/1000000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[.$A43]*[.E125]=0;&quot;&quot;;[.$A43]*[.E125])">
            <text:p/>
          </table:table-cell>
          <table:table-cell table:style-name="ce72" table:formula="of:=IF([.$A43]*[.F125]=0;&quot;&quot;;[.$A43]*[.F125])">
            <text:p/>
          </table:table-cell>
          <table:table-cell table:style-name="ce72" table:formula="of:=IF([.$A43]*[.G125]=0;&quot;&quot;;[.$A43]*[.G125])">
            <text:p/>
          </table:table-cell>
          <table:table-cell table:style-name="ce72" table:formula="of:=IF([.$A43]*[.H125]=0;&quot;&quot;;[.$A43]*[.H125])">
            <text:p/>
          </table:table-cell>
          <table:table-cell table:style-name="ce72" table:formula="of:=IF([.$A43]*[.I125]=0;&quot;&quot;;[.$A43]*[.I125]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[.$B43]*[.E125]=0;&quot;&quot;;[.$B43]*[.E125])">
            <text:p/>
          </table:table-cell>
          <table:table-cell table:style-name="ce72" table:formula="of:=IF([.$B43]*[.F125]=0;&quot;&quot;;[.$B43]*[.F125])">
            <text:p/>
          </table:table-cell>
          <table:table-cell table:style-name="ce72" table:formula="of:=IF([.$B43]*[.G125]=0;&quot;&quot;;[.$B43]*[.G125])">
            <text:p/>
          </table:table-cell>
          <table:table-cell table:style-name="ce72" table:formula="of:=IF([.$B43]*[.H125]=0;&quot;&quot;;[.$B43]*[.H125])">
            <text:p/>
          </table:table-cell>
          <table:table-cell table:style-name="ce72" table:formula="of:=IF([.$B43]*[.I125]=0;&quot;&quot;;[.$B43]*[.I125])">
            <text:p/>
          </table:table-cell>
          <table:table-cell table:style-name="ce87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number-columns-repeated="35"/>
        </table:table-row>
        <table:table-row table:style-name="ro7">
          <table:table-cell table:style-name="ce71" table:formula="of:=[$'9a-Cadiz'.H44]" office:value-type="float" office:value="0" calcext:value-type="float">
            <text:p>0</text:p>
          </table:table-cell>
          <table:table-cell table:style-name="ce71" table:formula="of:=[$'9a-Cadiz'.I44]" office:value-type="float" office:value="0" calcext:value-type="float">
            <text:p>0</text:p>
          </table:table-cell>
          <table:table-cell table:style-name="ce74" table:formula="of:=([.D$1]*([.D44])^[.D$2])*[.A44]/1000000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[.$A44]*[.E126]=0;&quot;&quot;;[.$A44]*[.E126])">
            <text:p/>
          </table:table-cell>
          <table:table-cell table:style-name="ce72" table:formula="of:=IF([.$A44]*[.F126]=0;&quot;&quot;;[.$A44]*[.F126])">
            <text:p/>
          </table:table-cell>
          <table:table-cell table:style-name="ce72" table:formula="of:=IF([.$A44]*[.G126]=0;&quot;&quot;;[.$A44]*[.G126])">
            <text:p/>
          </table:table-cell>
          <table:table-cell table:style-name="ce72" table:formula="of:=IF([.$A44]*[.H126]=0;&quot;&quot;;[.$A44]*[.H126])">
            <text:p/>
          </table:table-cell>
          <table:table-cell table:style-name="ce72" table:formula="of:=IF([.$A44]*[.I126]=0;&quot;&quot;;[.$A44]*[.I126]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[.$B44]*[.E126]=0;&quot;&quot;;[.$B44]*[.E126])">
            <text:p/>
          </table:table-cell>
          <table:table-cell table:style-name="ce72" table:formula="of:=IF([.$B44]*[.F126]=0;&quot;&quot;;[.$B44]*[.F126])">
            <text:p/>
          </table:table-cell>
          <table:table-cell table:style-name="ce72" table:formula="of:=IF([.$B44]*[.G126]=0;&quot;&quot;;[.$B44]*[.G126])">
            <text:p/>
          </table:table-cell>
          <table:table-cell table:style-name="ce72" table:formula="of:=IF([.$B44]*[.H126]=0;&quot;&quot;;[.$B44]*[.H126])">
            <text:p/>
          </table:table-cell>
          <table:table-cell table:style-name="ce72" table:formula="of:=IF([.$B44]*[.I126]=0;&quot;&quot;;[.$B44]*[.I126])">
            <text:p/>
          </table:table-cell>
          <table:table-cell table:style-name="ce87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number-columns-repeated="35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653560166.904347" calcext:value-type="float">
            <text:p>653560167</text:p>
          </table:table-cell>
          <table:table-cell table:style-name="ce72" table:formula="of:=SUM([.B10:.B45])" office:value-type="float" office:value="5437.78607915348" calcext:value-type="float">
            <text:p>5438</text:p>
          </table:table-cell>
          <table:table-cell table:style-name="ce72" table:formula="of:=SUM([.C10:.C45])" office:value-type="float" office:value="5437.78607915348" calcext:value-type="float">
            <text:p>5438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575128305.420821" calcext:value-type="float">
            <text:p>575128305</text:p>
          </table:table-cell>
          <table:table-cell table:style-name="ce72" table:formula="of:=SUM([.G10:.G45])" office:value-type="float" office:value="78431861.4835266" calcext:value-type="float">
            <text:p>78431861</text:p>
          </table:table-cell>
          <table:table-cell table:style-name="ce72" table:formula="of:=SUM([.H10:.H45])" office:value-type="float" office:value="0" calcext:value-type="float">
            <text:p>0</text:p>
          </table:table-cell>
          <table:table-cell table:style-name="ce72" table:formula="of:=SUM([.I10:.I45])" office:value-type="float" office:value="0" calcext:value-type="float">
            <text:p>0</text:p>
          </table:table-cell>
          <table:table-cell table:style-name="ce72" table:formula="of:=SUM([.J10:.J45])" office:value-type="float" office:value="653560166.904347" calcext:value-type="float">
            <text:p>653560167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4108.15604887301" calcext:value-type="float">
            <text:p>4108</text:p>
          </table:table-cell>
          <table:table-cell table:style-name="ce72" table:formula="of:=SUM([.O10:.O45])" office:value-type="float" office:value="1329.63003028047" calcext:value-type="float">
            <text:p>1330</text:p>
          </table:table-cell>
          <table:table-cell table:style-name="ce72" table:formula="of:=SUM([.P10:.P45])" office:value-type="float" office:value="0" calcext:value-type="float">
            <text:p>0</text:p>
          </table:table-cell>
          <table:table-cell table:style-name="ce72" table:formula="of:=SUM([.Q10:.Q45])" office:value-type="float" office:value="0" calcext:value-type="float">
            <text:p>0</text:p>
          </table:table-cell>
          <table:table-cell table:style-name="ce87" table:formula="of:=SUM([.R10:.R45])" office:value-type="float" office:value="5437.78607915348" calcext:value-type="float">
            <text:p>5437,79</text:p>
          </table:table-cell>
          <table:table-cell table:style-name="ce72" table:formula="of:=SUM([.S10:.S45])" office:value-type="float" office:value="653560166.904347" calcext:value-type="float">
            <text:p>653560167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4"/>
          <table:table-cell table:formula="of:=[.E46]/1000" office:value-type="float" office:value="0" calcext:value-type="float">
            <text:p>0</text:p>
          </table:table-cell>
          <table:table-cell table:formula="of:=[.F46]/1000" office:value-type="float" office:value="575128.305420821" calcext:value-type="float">
            <text:p>575128,305420821</text:p>
          </table:table-cell>
          <table:table-cell table:formula="of:=[.G46]/1000" office:value-type="float" office:value="78431.8614835266" calcext:value-type="float">
            <text:p>78431,8614835266</text:p>
          </table:table-cell>
          <table:table-cell table:formula="of:=[.H46]/1000" office:value-type="float" office:value="0" calcext:value-type="float">
            <text:p>0</text:p>
          </table:table-cell>
          <table:table-cell table:formula="of:=[.I46]/1000" office:value-type="float" office:value="0" calcext:value-type="float">
            <text:p>0</text:p>
          </table:table-cell>
          <table:table-cell table:number-columns-repeated="2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87.999289819784" calcext:value-type="float">
            <text:p>88,00 </text:p>
          </table:table-cell>
          <table:table-cell table:style-name="ce79" table:formula="of:=IF([.G46]=0;&quot;&quot;;100*([.G46]/[.$J$46]))" office:value-type="float" office:value="12.000710180216" calcext:value-type="float">
            <text:p>12,00 </text:p>
          </table:table-cell>
          <table:table-cell table:style-name="ce79" table:formula="of:=IF([.H46]=0;&quot;&quot;;100*([.H46]/[.$J$46]))">
            <text:p/>
          </table:table-cell>
          <table:table-cell table:style-name="ce79" table:formula="of:=IF([.I46]=0;&quot;&quot;;100*([.I46]/[.$J$46]))">
            <text:p/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75.5483203839556" calcext:value-type="float">
            <text:p>75,55 </text:p>
          </table:table-cell>
          <table:table-cell table:style-name="ce79" table:formula="of:=IF([.O46]=0;&quot;&quot;;100*([.O46]/[.$R$46]))" office:value-type="float" office:value="24.4516796160444" calcext:value-type="float">
            <text:p>24,45 </text:p>
          </table:table-cell>
          <table:table-cell table:style-name="ce79" table:formula="of:=IF([.P46]=0;&quot;&quot;;100*([.P46]/[.$R$46]))">
            <text:p/>
          </table:table-cell>
          <table:table-cell table:style-name="ce79" table:formula="of:=IF([.Q46]=0;&quot;&quot;;100*([.Q46]/[.$R$46]))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0.6886488773526" calcext:value-type="float">
            <text:p>10,69 </text:p>
          </table:table-cell>
          <table:table-cell table:style-name="ce79" table:formula="of:=IF([.G46]=0;&quot;&quot;;SUMPRODUCT([.$D10:.$D44];[.G10:.G44])/[.G46])" office:value-type="float" office:value="13.7082082123099" calcext:value-type="float">
            <text:p>13,71 </text:p>
          </table:table-cell>
          <table:table-cell table:style-name="ce79" table:formula="of:=IF([.H46]=0;&quot;&quot;;SUMPRODUCT([.$D10:.$D44];[.H10:.H44])/[.H46])">
            <text:p/>
          </table:table-cell>
          <table:table-cell table:style-name="ce79" table:formula="of:=IF([.I46]=0;&quot;&quot;;SUMPRODUCT([.$D10:.$D44];[.I10:.I44])/[.I46])">
            <text:p/>
          </table:table-cell>
          <table:table-cell table:style-name="ce79" table:formula="of:=IF([.J46]=0;&quot;&quot;;SUMPRODUCT([.$D10:.$D44];[.J10:.J44])/[.J46])" office:value-type="float" office:value="11.0510174418605" calcext:value-type="float">
            <text:p>11,05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string" office:string-value="" calcext:value-type="error">
            <text:p>#VALUE!</text:p>
          </table:table-cell>
          <table:table-cell table:style-name="ce79" table:formula="of:=IF([.O46]=0;&quot;&quot;;[.$E$1]*[.G49]^[.$E$2])" office:value-type="string" office:string-value="" calcext:value-type="error">
            <text:p>#VALUE!</text:p>
          </table:table-cell>
          <table:table-cell table:style-name="ce79" table:formula="of:=IF([.P46]=0;&quot;&quot;;[.$E$1]*[.H49]^[.$E$2])">
            <text:p/>
          </table:table-cell>
          <table:table-cell table:style-name="ce79" table:formula="of:=IF([.Q46]=0;&quot;&quot;;[.$E$1]*[.I49]^[.$E$2])">
            <text:p/>
          </table:table-cell>
          <table:table-cell table:style-name="ce79" table:formula="of:=IF([.R46]=0;&quot;&quot;;[.$E$1]*[.J49]^[.$E$2])" office:value-type="string" office:string-value="" calcext:value-type="error">
            <text:p>#VALUE!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0.978472675361599" calcext:value-type="float">
            <text:p>0,98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0.672711437876247" calcext:value-type="float">
            <text:p>0,67 </text:p>
          </table:table-cell>
          <table:table-cell table:style-name="ce79" table:formula="of:=IF(COUNT([.H10:.H44])&lt;2;&quot;&quot;;SQRT((SUMPRODUCT([.$D10:.$D44];[.$D10:.$D44];[.H10:.H44])-([.H49]*[.H49]*[.H46]))/([.H46]-1)))">
            <text:p/>
          </table:table-cell>
          <table:table-cell table:style-name="ce79" table:formula="of:=IF(COUNT([.I10:.I44])&lt;2;&quot;&quot;;SQRT((SUMPRODUCT([.$D10:.$D44];[.$D10:.$D44];[.I10:.I44])-([.I49]*[.I49]*[.I46]))/([.I46]-1)))">
            <text:p/>
          </table:table-cell>
          <table:table-cell table:style-name="ce79" table:formula="of:=IF(COUNT([.J10:.J44])&lt;2;&quot;&quot;;SQRT((SUMPRODUCT([.$D10:.$D44];[.$D10:.$D44];[.J10:.J44])-([.J49]*[.J49]*[.J46]))/([.J46]-1)))" office:value-type="float" office:value="1.36370943570173" calcext:value-type="float">
            <text:p>1,36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575128.305420821" calcext:value-type="float">
            <text:p>575128</text:p>
          </table:table-cell>
          <table:table-cell table:style-name="ce99" table:formula="of:=[.G46]/1000" office:value-type="float" office:value="78431.8614835266" calcext:value-type="float">
            <text:p>78432</text:p>
          </table:table-cell>
          <table:table-cell table:style-name="ce99" table:formula="of:=[.H46]/1000" office:value-type="float" office:value="0" calcext:value-type="float">
            <text:p>0</text:p>
          </table:table-cell>
          <table:table-cell table:style-name="ce99" table:formula="of:=[.I46]/1000" office:value-type="float" office:value="0" calcext:value-type="float">
            <text:p>0</text:p>
          </table:table-cell>
          <table:table-cell table:style-name="ce99" table:formula="of:=[.J46]/1000" office:value-type="float" office:value="653560.166904347" calcext:value-type="float">
            <text:p>653560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87.999289819784" calcext:value-type="float">
            <text:p>88,00 </text:p>
          </table:table-cell>
          <table:table-cell table:style-name="ce79" table:formula="of:=[.G48]" office:value-type="float" office:value="12.000710180216" calcext:value-type="float">
            <text:p>12,00 </text:p>
          </table:table-cell>
          <table:table-cell table:style-name="ce79" table:formula="of:=[.H48]">
            <text:p/>
          </table:table-cell>
          <table:table-cell table:style-name="ce79" table:formula="of:=[.I48]">
            <text:p/>
          </table:table-cell>
          <table:table-cell table:style-name="ce79"/>
          <table:table-cell table:number-columns-repeated="36"/>
        </table:table-row>
        <table:table-row table:style-name="ro7">
          <table:table-cell table:style-name="Default" table:number-columns-repeated="3"/>
          <table:table-cell table:number-columns-repeated="8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0.6886488773526" calcext:value-type="float">
            <text:p>10,69 </text:p>
          </table:table-cell>
          <table:table-cell table:style-name="ce79" table:formula="of:=[.G49]" office:value-type="float" office:value="13.7082082123099" calcext:value-type="float">
            <text:p>13,71 </text:p>
          </table:table-cell>
          <table:table-cell table:style-name="ce79" table:formula="of:=[.H49]">
            <text:p/>
          </table:table-cell>
          <table:table-cell table:style-name="ce79" table:formula="of:=[.I49]">
            <text:p/>
          </table:table-cell>
          <table:table-cell table:style-name="ce79" table:formula="of:=[.J49]" office:value-type="float" office:value="11.0510174418605" calcext:value-type="float">
            <text:p>11,05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0]" office:value-type="float" office:value="5.25" calcext:value-type="float">
            <text:p>5,25</text:p>
          </table:table-cell>
          <table:table-cell table:style-name="ce80"/>
          <table:table-cell table:style-name="ce72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0.978472675361599" calcext:value-type="float">
            <text:p>0,98 </text:p>
          </table:table-cell>
          <table:table-cell table:style-name="ce79" table:formula="of:=[.G50]" office:value-type="float" office:value="0.672711437876247" calcext:value-type="float">
            <text:p>0,67 </text:p>
          </table:table-cell>
          <table:table-cell table:style-name="ce79" table:formula="of:=[.H50]">
            <text:p/>
          </table:table-cell>
          <table:table-cell table:style-name="ce79" table:formula="of:=[.I50]">
            <text:p/>
          </table:table-cell>
          <table:table-cell table:style-name="ce79" table:formula="of:=[.J50]" office:value-type="float" office:value="1.36370943570173" calcext:value-type="float">
            <text:p>1,36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1]" office:value-type="float" office:value="5.75" calcext:value-type="float">
            <text:p>5,75</text:p>
          </table:table-cell>
          <table:table-cell table:style-name="ce81"/>
          <table:table-cell table:style-name="ce88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2]" office:value-type="float" office:value="6.25" calcext:value-type="float">
            <text:p>6,25</text:p>
          </table:table-cell>
          <table:table-cell table:style-name="ce82"/>
          <table:table-cell table:style-name="ce89" table:number-columns-repeated="4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>
          <table:table-cell table:style-name="Default" table:number-columns-repeated="3"/>
          <table:table-cell table:formula="of:=[.D13]" office:value-type="float" office:value="6.75" calcext:value-type="float">
            <text:p>6,75</text:p>
          </table:table-cell>
          <table:table-cell table:style-name="ce82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4]" office:value-type="float" office:value="7.25" calcext:value-type="float">
            <text:p>7,25</text:p>
          </table:table-cell>
          <table:table-cell table:style-name="ce8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5]" office:value-type="float" office:value="7.75" calcext:value-type="float">
            <text:p>7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3"/>
          <table:table-cell table:style-name="ce100" table:formula="of:=1000*[.M46]/[.M51]" office:value-type="string" office:string-value="" calcext:value-type="error">
            <text:p>#DIV/0!</text:p>
          </table:table-cell>
          <table:table-cell table:style-name="ce100" table:formula="of:=1000*[.N46]/[.N51]" office:value-type="float" office:value="7.14302532174464" calcext:value-type="float">
            <text:p>7,14</text:p>
          </table:table-cell>
          <table:table-cell table:style-name="ce100" table:formula="of:=1000*[.O46]/[.O51]" office:value-type="float" office:value="16.9526772045279" calcext:value-type="float">
            <text:p>16,95</text:p>
          </table:table-cell>
          <table:table-cell table:style-name="ce100" table:formula="of:=1000*[.P46]/[.P51]" office:value-type="string" office:string-value="" calcext:value-type="error">
            <text:p>#DIV/0!</text:p>
          </table:table-cell>
          <table:table-cell table:style-name="ce100" table:formula="of:=1000*[.Q46]/[.Q51]" office:value-type="string" office:string-value="" calcext:value-type="error">
            <text:p>#DIV/0!</text:p>
          </table:table-cell>
          <table:table-cell table:style-name="ce100" table:formula="of:=1000*[.R46]/[.R51]" office:value-type="float" office:value="8.32025321388556" calcext:value-type="float">
            <text:p>8,32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6]" office:value-type="float" office:value="8.25" calcext:value-type="float">
            <text:p>8,2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style-name="ce85" table:number-columns-repeated="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7]" office:value-type="float" office:value="8.75" calcext:value-type="float">
            <text:p>8,75</text:p>
          </table:table-cell>
          <table:table-cell table:style-name="ce84"/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(1-[.M49]/[.M59])*100" office:value-type="string" office:string-value="" calcext:value-type="error">
            <text:p>#VALUE!</text:p>
          </table:table-cell>
          <table:table-cell table:formula="of:=(1-[.N49]/[.N59])*100" office:value-type="string" office:string-value="" calcext:value-type="error">
            <text:p>#VALUE!</text:p>
          </table:table-cell>
          <table:table-cell table:formula="of:=(1-[.O49]/[.O59])*100" office:value-type="string" office:string-value="" calcext:value-type="error">
            <text:p>#VALUE!</text:p>
          </table:table-cell>
          <table:table-cell table:formula="of:=(1-[.P49]/[.P59])*100" office:value-type="string" office:string-value="" calcext:value-type="error">
            <text:p>#VALUE!</text:p>
          </table:table-cell>
          <table:table-cell table:formula="of:=(1-[.Q49]/[.Q59])*100" office:value-type="string" office:string-value="" calcext:value-type="error">
            <text:p>#VALUE!</text:p>
          </table:table-cell>
          <table:table-cell table:formula="of:=(1-[.R49]/[.R59])*100" office:value-type="string" office:string-value="" calcext:value-type="error">
            <text:p>#VALUE!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formula="of:=[.D18]" office:value-type="float" office:value="9.25" calcext:value-type="float">
            <text:p>9,25</text:p>
          </table:table-cell>
          <table:table-cell table:style-name="ce84"/>
          <table:table-cell table:style-name="ce85" office:value-type="float" office:value="8" calcext:value-type="float">
            <text:p>8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19]" office:value-type="float" office:value="9.75" calcext:value-type="float">
            <text:p>9,75</text:p>
          </table:table-cell>
          <table:table-cell table:style-name="ce84"/>
          <table:table-cell table:style-name="ce85" office:value-type="float" office:value="13" calcext:value-type="float">
            <text:p>13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0]" office:value-type="float" office:value="10.25" calcext:value-type="float">
            <text:p>10,25</text:p>
          </table:table-cell>
          <table:table-cell table:style-name="ce84"/>
          <table:table-cell table:style-name="ce84" office:value-type="float" office:value="20" calcext:value-type="float">
            <text:p>2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3"/>
          <table:table-cell table:formula="of:=[.M51]/1000" office:value-type="float" office:value="0" calcext:value-type="float">
            <text:p>0</text:p>
          </table:table-cell>
          <table:table-cell table:formula="of:=[.N51]/1000" office:value-type="float" office:value="575.128305420821" calcext:value-type="float">
            <text:p>575,1283054208</text:p>
          </table:table-cell>
          <table:table-cell table:formula="of:=[.O51]/1000" office:value-type="float" office:value="78.4318614835266" calcext:value-type="float">
            <text:p>78,4318614835</text:p>
          </table:table-cell>
          <table:table-cell table:formula="of:=[.P51]/1000" office:value-type="float" office:value="0" calcext:value-type="float">
            <text:p>0</text:p>
          </table:table-cell>
          <table:table-cell table:formula="of:=[.Q51]/1000" office:value-type="float" office:value="0" calcext:value-type="float">
            <text:p>0</text:p>
          </table:table-cell>
          <table:table-cell table:number-columns-repeated="37"/>
        </table:table-row>
        <table:table-row table:style-name="ro7">
          <table:table-cell table:style-name="Default" table:number-columns-repeated="3"/>
          <table:table-cell table:formula="of:=[.D21]" office:value-type="float" office:value="10.75" calcext:value-type="float">
            <text:p>10,75</text:p>
          </table:table-cell>
          <table:table-cell table:style-name="ce84"/>
          <table:table-cell table:style-name="ce85" office:value-type="float" office:value="20" calcext:value-type="float">
            <text:p>2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2]" office:value-type="float" office:value="11.25" calcext:value-type="float">
            <text:p>11,25</text:p>
          </table:table-cell>
          <table:table-cell table:style-name="ce84"/>
          <table:table-cell table:style-name="ce84" office:value-type="float" office:value="20" calcext:value-type="float">
            <text:p>2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3]" office:value-type="float" office:value="11.75" calcext:value-type="float">
            <text:p>11,75</text:p>
          </table:table-cell>
          <table:table-cell table:style-name="ce84"/>
          <table:table-cell table:style-name="ce84" office:value-type="float" office:value="20" calcext:value-type="float">
            <text:p>2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4]" office:value-type="float" office:value="12.25" calcext:value-type="float">
            <text:p>12,25</text:p>
          </table:table-cell>
          <table:table-cell table:style-name="ce84"/>
          <table:table-cell table:style-name="ce84" office:value-type="float" office:value="16" calcext:value-type="float">
            <text:p>1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5]" office:value-type="float" office:value="12.75" calcext:value-type="float">
            <text:p>12,75</text:p>
          </table:table-cell>
          <table:table-cell table:style-name="ce84"/>
          <table:table-cell table:style-name="ce84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6]" office:value-type="float" office:value="13.25" calcext:value-type="float">
            <text:p>13,25</text:p>
          </table:table-cell>
          <table:table-cell table:style-name="ce84"/>
          <table:table-cell table:style-name="ce84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7]" office:value-type="float" office:value="13.75" calcext:value-type="float">
            <text:p>13,7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8]" office:value-type="float" office:value="14.25" calcext:value-type="float">
            <text:p>14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29]" office:value-type="float" office:value="14.75" calcext:value-type="float">
            <text:p>14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0]" office:value-type="float" office:value="15.25" calcext:value-type="float">
            <text:p>15,25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1]" office:value-type="float" office:value="15.75" calcext:value-type="float">
            <text:p>15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2]" office:value-type="float" office:value="16.25" calcext:value-type="float">
            <text:p>16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3]" office:value-type="float" office:value="16.75" calcext:value-type="float">
            <text:p>16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4]" office:value-type="float" office:value="17.25" calcext:value-type="float">
            <text:p>17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5]" office:value-type="float" office:value="17.75" calcext:value-type="float">
            <text:p>17,7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6]" office:value-type="float" office:value="18.25" calcext:value-type="float">
            <text:p>18,25</text:p>
          </table:table-cell>
          <table:table-cell table:style-name="ce85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7]" office:value-type="float" office:value="18.75" calcext:value-type="float">
            <text:p>18,75</text:p>
          </table:table-cell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8]" office:value-type="float" office:value="19.25" calcext:value-type="float">
            <text:p>19,25</text:p>
          </table:table-cell>
          <table:table-cell table:style-name="ce85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table:number-columns-repeated="2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39]" office:value-type="float" office:value="19.75" calcext:value-type="float">
            <text:p>19,75</text:p>
          </table:table-cell>
          <table:table-cell table:style-name="ce85" table:number-columns-repeated="4"/>
          <table:table-cell table:style-name="ce8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0]" office:value-type="float" office:value="20.25" calcext:value-type="float">
            <text:p>20,25</text:p>
          </table:table-cell>
          <table:table-cell table:style-name="ce85"/>
          <table:table-cell table:style-name="ce84"/>
          <table:table-cell table:style-name="ce85" table:number-columns-repeated="2"/>
          <table:table-cell table:style-name="ce84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1]" office:value-type="float" office:value="20.75" calcext:value-type="float">
            <text:p>20,75</text:p>
          </table:table-cell>
          <table:table-cell table:style-name="ce85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2]" office:value-type="float" office:value="21.25" calcext:value-type="float">
            <text:p>21,25</text:p>
          </table:table-cell>
          <table:table-cell table:style-name="ce86" table:number-columns-repeated="4"/>
          <table:table-cell table:style-name="ce103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3]" office:value-type="float" office:value="21.75" calcext:value-type="float">
            <text:p>21,7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formula="of:=[.D44]" office:value-type="float" office:value="22.25" calcext:value-type="float">
            <text:p>22,25</text:p>
          </table:table-cell>
          <table:table-cell table:style-name="ce72" table:number-columns-repeated="4"/>
          <table:table-cell table:style-name="ce80"/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table:number-columns-repeated="51"/>
        </table:table-row>
        <table:table-row table:style-name="ro7">
          <table:table-cell table:style-name="Default" table:number-columns-repeated="3"/>
          <table:table-cell office:value-type="float" office:value="8.25" calcext:value-type="float">
            <text:p>8,25</text:p>
          </table:table-cell>
          <table:table-cell table:style-name="ce87" table:formula="of:=IF(SUM([.$E54:.$I54])=0;0;[.E54]/SUM([.$E54:.$I54]))" office:value-type="float" office:value="0" calcext:value-type="float">
            <text:p>0,00</text:p>
          </table:table-cell>
          <table:table-cell table:style-name="ce87" table:formula="of:=IF(SUM([.$E54:.$I54])=0;0;[.F54]/SUM([.$E54:.$I54]))" office:value-type="float" office:value="0" calcext:value-type="float">
            <text:p>0,00</text:p>
          </table:table-cell>
          <table:table-cell table:style-name="ce87" table:formula="of:=IF(SUM([.$E54:.$I54])=0;0;[.G54]/SUM([.$E54:.$I54]))" office:value-type="float" office:value="0" calcext:value-type="float">
            <text:p>0,00</text:p>
          </table:table-cell>
          <table:table-cell table:style-name="ce87" table:formula="of:=IF(SUM([.$E54:.$I54])=0;0;[.H54]/SUM([.$E54:.$I54]))" office:value-type="float" office:value="0" calcext:value-type="float">
            <text:p>0,00</text:p>
          </table:table-cell>
          <table:table-cell table:style-name="ce87" table:formula="of:=IF(SUM([.$E54:.$I54])=0;0;[.I54]/SUM([.$E54:.$I5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8.75" calcext:value-type="float">
            <text:p>8,75</text:p>
          </table:table-cell>
          <table:table-cell table:style-name="ce87" table:formula="of:=IF(SUM([.$E55:.$I55])=0;0;[.E55]/SUM([.$E55:.$I55]))" office:value-type="float" office:value="0" calcext:value-type="float">
            <text:p>0,00</text:p>
          </table:table-cell>
          <table:table-cell table:style-name="ce87" table:formula="of:=IF(SUM([.$E55:.$I55])=0;0;[.F55]/SUM([.$E55:.$I55]))" office:value-type="float" office:value="0" calcext:value-type="float">
            <text:p>0,00</text:p>
          </table:table-cell>
          <table:table-cell table:style-name="ce87" table:formula="of:=IF(SUM([.$E55:.$I55])=0;0;[.G55]/SUM([.$E55:.$I55]))" office:value-type="float" office:value="0" calcext:value-type="float">
            <text:p>0,00</text:p>
          </table:table-cell>
          <table:table-cell table:style-name="ce87" table:formula="of:=IF(SUM([.$E55:.$I55])=0;0;[.H55]/SUM([.$E55:.$I55]))" office:value-type="float" office:value="0" calcext:value-type="float">
            <text:p>0,00</text:p>
          </table:table-cell>
          <table:table-cell table:style-name="ce87" table:formula="of:=IF(SUM([.$E55:.$I55])=0;0;[.I55]/SUM([.$E55:.$I5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25" calcext:value-type="float">
            <text:p>9,25</text:p>
          </table:table-cell>
          <table:table-cell table:style-name="ce87" table:formula="of:=IF(SUM([.$E56:.$I56])=0;0;[.E56]/SUM([.$E56:.$I56]))" office:value-type="float" office:value="0" calcext:value-type="float">
            <text:p>0,00</text:p>
          </table:table-cell>
          <table:table-cell table:style-name="ce87" table:formula="of:=IF(SUM([.$E56:.$I56])=0;0;[.F56]/SUM([.$E56:.$I56]))" office:value-type="float" office:value="0" calcext:value-type="float">
            <text:p>0,00</text:p>
          </table:table-cell>
          <table:table-cell table:style-name="ce87" table:formula="of:=IF(SUM([.$E56:.$I56])=0;0;[.G56]/SUM([.$E56:.$I56]))" office:value-type="float" office:value="0" calcext:value-type="float">
            <text:p>0,00</text:p>
          </table:table-cell>
          <table:table-cell table:style-name="ce87" table:formula="of:=IF(SUM([.$E56:.$I56])=0;0;[.H56]/SUM([.$E56:.$I56]))" office:value-type="float" office:value="0" calcext:value-type="float">
            <text:p>0,00</text:p>
          </table:table-cell>
          <table:table-cell table:style-name="ce87" table:formula="of:=IF(SUM([.$E56:.$I56])=0;0;[.I56]/SUM([.$E56:.$I5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9.75" calcext:value-type="float">
            <text:p>9,75</text:p>
          </table:table-cell>
          <table:table-cell table:style-name="ce87" table:formula="of:=IF(SUM([.$E57:.$I57])=0;0;[.E57]/SUM([.$E57:.$I57]))" office:value-type="float" office:value="0" calcext:value-type="float">
            <text:p>0,00</text:p>
          </table:table-cell>
          <table:table-cell table:style-name="ce87" table:formula="of:=IF(SUM([.$E57:.$I57])=0;0;[.F57]/SUM([.$E57:.$I57]))" office:value-type="float" office:value="1" calcext:value-type="float">
            <text:p>1,00</text:p>
          </table:table-cell>
          <table:table-cell table:style-name="ce87" table:formula="of:=IF(SUM([.$E57:.$I57])=0;0;[.G57]/SUM([.$E57:.$I57]))" office:value-type="float" office:value="0" calcext:value-type="float">
            <text:p>0,00</text:p>
          </table:table-cell>
          <table:table-cell table:style-name="ce87" table:formula="of:=IF(SUM([.$E57:.$I57])=0;0;[.H57]/SUM([.$E57:.$I57]))" office:value-type="float" office:value="0" calcext:value-type="float">
            <text:p>0,00</text:p>
          </table:table-cell>
          <table:table-cell table:style-name="ce87" table:formula="of:=IF(SUM([.$E57:.$I57])=0;0;[.I57]/SUM([.$E57:.$I5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25" calcext:value-type="float">
            <text:p>10,25</text:p>
          </table:table-cell>
          <table:table-cell table:style-name="ce87" table:formula="of:=IF(SUM([.$E58:.$I58])=0;0;[.E58]/SUM([.$E58:.$I58]))" office:value-type="float" office:value="0" calcext:value-type="float">
            <text:p>0,00</text:p>
          </table:table-cell>
          <table:table-cell table:style-name="ce87" table:formula="of:=IF(SUM([.$E58:.$I58])=0;0;[.F58]/SUM([.$E58:.$I58]))" office:value-type="float" office:value="1" calcext:value-type="float">
            <text:p>1,00</text:p>
          </table:table-cell>
          <table:table-cell table:style-name="ce87" table:formula="of:=IF(SUM([.$E58:.$I58])=0;0;[.G58]/SUM([.$E58:.$I58]))" office:value-type="float" office:value="0" calcext:value-type="float">
            <text:p>0,00</text:p>
          </table:table-cell>
          <table:table-cell table:style-name="ce87" table:formula="of:=IF(SUM([.$E58:.$I58])=0;0;[.H58]/SUM([.$E58:.$I58]))" office:value-type="float" office:value="0" calcext:value-type="float">
            <text:p>0,00</text:p>
          </table:table-cell>
          <table:table-cell table:style-name="ce87" table:formula="of:=IF(SUM([.$E58:.$I58])=0;0;[.I58]/SUM([.$E58:.$I5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0.75" calcext:value-type="float">
            <text:p>10,75</text:p>
          </table:table-cell>
          <table:table-cell table:style-name="ce87" table:formula="of:=IF(SUM([.$E59:.$I59])=0;0;[.E59]/SUM([.$E59:.$I59]))" office:value-type="float" office:value="0" calcext:value-type="float">
            <text:p>0,00</text:p>
          </table:table-cell>
          <table:table-cell table:style-name="ce87" table:formula="of:=IF(SUM([.$E59:.$I59])=0;0;[.F59]/SUM([.$E59:.$I59]))" office:value-type="float" office:value="1" calcext:value-type="float">
            <text:p>1,00</text:p>
          </table:table-cell>
          <table:table-cell table:style-name="ce87" table:formula="of:=IF(SUM([.$E59:.$I59])=0;0;[.G59]/SUM([.$E59:.$I59]))" office:value-type="float" office:value="0" calcext:value-type="float">
            <text:p>0,00</text:p>
          </table:table-cell>
          <table:table-cell table:style-name="ce87" table:formula="of:=IF(SUM([.$E59:.$I59])=0;0;[.H59]/SUM([.$E59:.$I59]))" office:value-type="float" office:value="0" calcext:value-type="float">
            <text:p>0,00</text:p>
          </table:table-cell>
          <table:table-cell table:style-name="ce87" table:formula="of:=IF(SUM([.$E59:.$I59])=0;0;[.I59]/SUM([.$E59:.$I5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25" calcext:value-type="float">
            <text:p>11,25</text:p>
          </table:table-cell>
          <table:table-cell table:style-name="ce87" table:formula="of:=IF(SUM([.$E60:.$I60])=0;0;[.E60]/SUM([.$E60:.$I60]))" office:value-type="float" office:value="0" calcext:value-type="float">
            <text:p>0,00</text:p>
          </table:table-cell>
          <table:table-cell table:style-name="ce87" table:formula="of:=IF(SUM([.$E60:.$I60])=0;0;[.F60]/SUM([.$E60:.$I60]))" office:value-type="float" office:value="1" calcext:value-type="float">
            <text:p>1,00</text:p>
          </table:table-cell>
          <table:table-cell table:style-name="ce87" table:formula="of:=IF(SUM([.$E60:.$I60])=0;0;[.G60]/SUM([.$E60:.$I60]))" office:value-type="float" office:value="0" calcext:value-type="float">
            <text:p>0,00</text:p>
          </table:table-cell>
          <table:table-cell table:style-name="ce87" table:formula="of:=IF(SUM([.$E60:.$I60])=0;0;[.H60]/SUM([.$E60:.$I60]))" office:value-type="float" office:value="0" calcext:value-type="float">
            <text:p>0,00</text:p>
          </table:table-cell>
          <table:table-cell table:style-name="ce87" table:formula="of:=IF(SUM([.$E60:.$I60])=0;0;[.I60]/SUM([.$E60:.$I6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1.75" calcext:value-type="float">
            <text:p>11,75</text:p>
          </table:table-cell>
          <table:table-cell table:style-name="ce87" table:formula="of:=IF(SUM([.$E61:.$I61])=0;0;[.E61]/SUM([.$E61:.$I61]))" office:value-type="float" office:value="0" calcext:value-type="float">
            <text:p>0,00</text:p>
          </table:table-cell>
          <table:table-cell table:style-name="ce87" table:formula="of:=IF(SUM([.$E61:.$I61])=0;0;[.F61]/SUM([.$E61:.$I61]))" office:value-type="float" office:value="1" calcext:value-type="float">
            <text:p>1,00</text:p>
          </table:table-cell>
          <table:table-cell table:style-name="ce87" table:formula="of:=IF(SUM([.$E61:.$I61])=0;0;[.G61]/SUM([.$E61:.$I61]))" office:value-type="float" office:value="0" calcext:value-type="float">
            <text:p>0,00</text:p>
          </table:table-cell>
          <table:table-cell table:style-name="ce87" table:formula="of:=IF(SUM([.$E61:.$I61])=0;0;[.H61]/SUM([.$E61:.$I61]))" office:value-type="float" office:value="0" calcext:value-type="float">
            <text:p>0,00</text:p>
          </table:table-cell>
          <table:table-cell table:style-name="ce87" table:formula="of:=IF(SUM([.$E61:.$I61])=0;0;[.I61]/SUM([.$E61:.$I6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25" calcext:value-type="float">
            <text:p>12,25</text:p>
          </table:table-cell>
          <table:table-cell table:style-name="ce87" table:formula="of:=IF(SUM([.$E62:.$I62])=0;0;[.E62]/SUM([.$E62:.$I62]))" office:value-type="float" office:value="0" calcext:value-type="float">
            <text:p>0,00</text:p>
          </table:table-cell>
          <table:table-cell table:style-name="ce87" table:formula="of:=IF(SUM([.$E62:.$I62])=0;0;[.F62]/SUM([.$E62:.$I62]))" office:value-type="float" office:value="1" calcext:value-type="float">
            <text:p>1,00</text:p>
          </table:table-cell>
          <table:table-cell table:style-name="ce87" table:formula="of:=IF(SUM([.$E62:.$I62])=0;0;[.G62]/SUM([.$E62:.$I62]))" office:value-type="float" office:value="0" calcext:value-type="float">
            <text:p>0,00</text:p>
          </table:table-cell>
          <table:table-cell table:style-name="ce87" table:formula="of:=IF(SUM([.$E62:.$I62])=0;0;[.H62]/SUM([.$E62:.$I62]))" office:value-type="float" office:value="0" calcext:value-type="float">
            <text:p>0,00</text:p>
          </table:table-cell>
          <table:table-cell table:style-name="ce87" table:formula="of:=IF(SUM([.$E62:.$I62])=0;0;[.I62]/SUM([.$E62:.$I6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2.75" calcext:value-type="float">
            <text:p>12,75</text:p>
          </table:table-cell>
          <table:table-cell table:style-name="ce87" table:formula="of:=IF(SUM([.$E63:.$I63])=0;0;[.E63]/SUM([.$E63:.$I63]))" office:value-type="float" office:value="0" calcext:value-type="float">
            <text:p>0,00</text:p>
          </table:table-cell>
          <table:table-cell table:style-name="ce87" table:formula="of:=IF(SUM([.$E63:.$I63])=0;0;[.F63]/SUM([.$E63:.$I63]))" office:value-type="float" office:value="1" calcext:value-type="float">
            <text:p>1,00</text:p>
          </table:table-cell>
          <table:table-cell table:style-name="ce87" table:formula="of:=IF(SUM([.$E63:.$I63])=0;0;[.G63]/SUM([.$E63:.$I63]))" office:value-type="float" office:value="0" calcext:value-type="float">
            <text:p>0,00</text:p>
          </table:table-cell>
          <table:table-cell table:style-name="ce87" table:formula="of:=IF(SUM([.$E63:.$I63])=0;0;[.H63]/SUM([.$E63:.$I63]))" office:value-type="float" office:value="0" calcext:value-type="float">
            <text:p>0,00</text:p>
          </table:table-cell>
          <table:table-cell table:style-name="ce87" table:formula="of:=IF(SUM([.$E63:.$I63])=0;0;[.I63]/SUM([.$E63:.$I6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25" calcext:value-type="float">
            <text:p>13,25</text:p>
          </table:table-cell>
          <table:table-cell table:style-name="ce87" table:formula="of:=IF(SUM([.$E64:.$I64])=0;0;[.E64]/SUM([.$E64:.$I64]))" office:value-type="float" office:value="0" calcext:value-type="float">
            <text:p>0,00</text:p>
          </table:table-cell>
          <table:table-cell table:style-name="ce87" table:formula="of:=IF(SUM([.$E64:.$I64])=0;0;[.F64]/SUM([.$E64:.$I64]))" office:value-type="float" office:value="1" calcext:value-type="float">
            <text:p>1,00</text:p>
          </table:table-cell>
          <table:table-cell table:style-name="ce87" table:formula="of:=IF(SUM([.$E64:.$I64])=0;0;[.G64]/SUM([.$E64:.$I64]))" office:value-type="float" office:value="0" calcext:value-type="float">
            <text:p>0,00</text:p>
          </table:table-cell>
          <table:table-cell table:style-name="ce87" table:formula="of:=IF(SUM([.$E64:.$I64])=0;0;[.H64]/SUM([.$E64:.$I64]))" office:value-type="float" office:value="0" calcext:value-type="float">
            <text:p>0,00</text:p>
          </table:table-cell>
          <table:table-cell table:style-name="ce87" table:formula="of:=IF(SUM([.$E64:.$I64])=0;0;[.I64]/SUM([.$E64:.$I6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3.75" calcext:value-type="float">
            <text:p>13,75</text:p>
          </table:table-cell>
          <table:table-cell table:style-name="ce87" table:formula="of:=IF(SUM([.$E65:.$I65])=0;0;[.E65]/SUM([.$E65:.$I65]))" office:value-type="float" office:value="0" calcext:value-type="float">
            <text:p>0,00</text:p>
          </table:table-cell>
          <table:table-cell table:style-name="ce87" table:formula="of:=IF(SUM([.$E65:.$I65])=0;0;[.F65]/SUM([.$E65:.$I65]))" office:value-type="float" office:value="1" calcext:value-type="float">
            <text:p>1,00</text:p>
          </table:table-cell>
          <table:table-cell table:style-name="ce87" table:formula="of:=IF(SUM([.$E65:.$I65])=0;0;[.G65]/SUM([.$E65:.$I65]))" office:value-type="float" office:value="0" calcext:value-type="float">
            <text:p>0,00</text:p>
          </table:table-cell>
          <table:table-cell table:style-name="ce87" table:formula="of:=IF(SUM([.$E65:.$I65])=0;0;[.H65]/SUM([.$E65:.$I65]))" office:value-type="float" office:value="0" calcext:value-type="float">
            <text:p>0,00</text:p>
          </table:table-cell>
          <table:table-cell table:style-name="ce87" table:formula="of:=IF(SUM([.$E65:.$I65])=0;0;[.I65]/SUM([.$E65:.$I6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25" calcext:value-type="float">
            <text:p>14,25</text:p>
          </table:table-cell>
          <table:table-cell table:style-name="ce87" table:formula="of:=IF(SUM([.$E66:.$I66])=0;0;[.E66]/SUM([.$E66:.$I66]))" office:value-type="float" office:value="0" calcext:value-type="float">
            <text:p>0,00</text:p>
          </table:table-cell>
          <table:table-cell table:style-name="ce87" table:formula="of:=IF(SUM([.$E66:.$I66])=0;0;[.F66]/SUM([.$E66:.$I66]))" office:value-type="float" office:value="1" calcext:value-type="float">
            <text:p>1,00</text:p>
          </table:table-cell>
          <table:table-cell table:style-name="ce87" table:formula="of:=IF(SUM([.$E66:.$I66])=0;0;[.G66]/SUM([.$E66:.$I66]))" office:value-type="float" office:value="0" calcext:value-type="float">
            <text:p>0,00</text:p>
          </table:table-cell>
          <table:table-cell table:style-name="ce87" table:formula="of:=IF(SUM([.$E66:.$I66])=0;0;[.H66]/SUM([.$E66:.$I66]))" office:value-type="float" office:value="0" calcext:value-type="float">
            <text:p>0,00</text:p>
          </table:table-cell>
          <table:table-cell table:style-name="ce87" table:formula="of:=IF(SUM([.$E66:.$I66])=0;0;[.I66]/SUM([.$E66:.$I6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4.75" calcext:value-type="float">
            <text:p>14,75</text:p>
          </table:table-cell>
          <table:table-cell table:style-name="ce87" table:formula="of:=IF(SUM([.$E67:.$I67])=0;0;[.E67]/SUM([.$E67:.$I67]))" office:value-type="float" office:value="0" calcext:value-type="float">
            <text:p>0,00</text:p>
          </table:table-cell>
          <table:table-cell table:style-name="ce87" table:formula="of:=IF(SUM([.$E67:.$I67])=0;0;[.F67]/SUM([.$E67:.$I67]))" office:value-type="float" office:value="1" calcext:value-type="float">
            <text:p>1,00</text:p>
          </table:table-cell>
          <table:table-cell table:style-name="ce87" table:formula="of:=IF(SUM([.$E67:.$I67])=0;0;[.G67]/SUM([.$E67:.$I67]))" office:value-type="float" office:value="0" calcext:value-type="float">
            <text:p>0,00</text:p>
          </table:table-cell>
          <table:table-cell table:style-name="ce87" table:formula="of:=IF(SUM([.$E67:.$I67])=0;0;[.H67]/SUM([.$E67:.$I67]))" office:value-type="float" office:value="0" calcext:value-type="float">
            <text:p>0,00</text:p>
          </table:table-cell>
          <table:table-cell table:style-name="ce87" table:formula="of:=IF(SUM([.$E67:.$I67])=0;0;[.I67]/SUM([.$E67:.$I6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25" calcext:value-type="float">
            <text:p>15,25</text:p>
          </table:table-cell>
          <table:table-cell table:style-name="ce87" table:formula="of:=IF(SUM([.$E68:.$I68])=0;0;[.E68]/SUM([.$E68:.$I68]))" office:value-type="float" office:value="0" calcext:value-type="float">
            <text:p>0,00</text:p>
          </table:table-cell>
          <table:table-cell table:style-name="ce87" table:formula="of:=IF(SUM([.$E68:.$I68])=0;0;[.F68]/SUM([.$E68:.$I68]))" office:value-type="float" office:value="0.888888888888889" calcext:value-type="float">
            <text:p>0,89</text:p>
          </table:table-cell>
          <table:table-cell table:style-name="ce87" table:formula="of:=IF(SUM([.$E68:.$I68])=0;0;[.G68]/SUM([.$E68:.$I68]))" office:value-type="float" office:value="0.111111111111111" calcext:value-type="float">
            <text:p>0,11</text:p>
          </table:table-cell>
          <table:table-cell table:style-name="ce87" table:formula="of:=IF(SUM([.$E68:.$I68])=0;0;[.H68]/SUM([.$E68:.$I68]))" office:value-type="float" office:value="0" calcext:value-type="float">
            <text:p>0,00</text:p>
          </table:table-cell>
          <table:table-cell table:style-name="ce87" table:formula="of:=IF(SUM([.$E68:.$I68])=0;0;[.I68]/SUM([.$E68:.$I6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5.75" calcext:value-type="float">
            <text:p>15,75</text:p>
          </table:table-cell>
          <table:table-cell table:style-name="ce87" table:formula="of:=IF(SUM([.$E69:.$I69])=0;0;[.E69]/SUM([.$E69:.$I69]))" office:value-type="float" office:value="0" calcext:value-type="float">
            <text:p>0,00</text:p>
          </table:table-cell>
          <table:table-cell table:style-name="ce87" table:formula="of:=IF(SUM([.$E69:.$I69])=0;0;[.F69]/SUM([.$E69:.$I69]))" office:value-type="float" office:value="0.692307692307692" calcext:value-type="float">
            <text:p>0,69</text:p>
          </table:table-cell>
          <table:table-cell table:style-name="ce87" table:formula="of:=IF(SUM([.$E69:.$I69])=0;0;[.G69]/SUM([.$E69:.$I69]))" office:value-type="float" office:value="0.307692307692308" calcext:value-type="float">
            <text:p>0,31</text:p>
          </table:table-cell>
          <table:table-cell table:style-name="ce87" table:formula="of:=IF(SUM([.$E69:.$I69])=0;0;[.H69]/SUM([.$E69:.$I69]))" office:value-type="float" office:value="0" calcext:value-type="float">
            <text:p>0,00</text:p>
          </table:table-cell>
          <table:table-cell table:style-name="ce87" table:formula="of:=IF(SUM([.$E69:.$I69])=0;0;[.I69]/SUM([.$E69:.$I6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25" calcext:value-type="float">
            <text:p>16,25</text:p>
          </table:table-cell>
          <table:table-cell table:style-name="ce87" table:formula="of:=IF(SUM([.$E70:.$I70])=0;0;[.E70]/SUM([.$E70:.$I70]))" office:value-type="float" office:value="0" calcext:value-type="float">
            <text:p>0,00</text:p>
          </table:table-cell>
          <table:table-cell table:style-name="ce87" table:formula="of:=IF(SUM([.$E70:.$I70])=0;0;[.F70]/SUM([.$E70:.$I70]))" office:value-type="float" office:value="0.375" calcext:value-type="float">
            <text:p>0,38</text:p>
          </table:table-cell>
          <table:table-cell table:style-name="ce87" table:formula="of:=IF(SUM([.$E70:.$I70])=0;0;[.G70]/SUM([.$E70:.$I70]))" office:value-type="float" office:value="0.625" calcext:value-type="float">
            <text:p>0,63</text:p>
          </table:table-cell>
          <table:table-cell table:style-name="ce87" table:formula="of:=IF(SUM([.$E70:.$I70])=0;0;[.H70]/SUM([.$E70:.$I70]))" office:value-type="float" office:value="0" calcext:value-type="float">
            <text:p>0,00</text:p>
          </table:table-cell>
          <table:table-cell table:style-name="ce87" table:formula="of:=IF(SUM([.$E70:.$I70])=0;0;[.I70]/SUM([.$E70:.$I7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6.75" calcext:value-type="float">
            <text:p>16,75</text:p>
          </table:table-cell>
          <table:table-cell table:style-name="ce87" table:formula="of:=IF(SUM([.$E71:.$I71])=0;0;[.E71]/SUM([.$E71:.$I71]))" office:value-type="float" office:value="0" calcext:value-type="float">
            <text:p>0,00</text:p>
          </table:table-cell>
          <table:table-cell table:style-name="ce87" table:formula="of:=IF(SUM([.$E71:.$I71])=0;0;[.F71]/SUM([.$E71:.$I71]))" office:value-type="float" office:value="0.125" calcext:value-type="float">
            <text:p>0,13</text:p>
          </table:table-cell>
          <table:table-cell table:style-name="ce87" table:formula="of:=IF(SUM([.$E71:.$I71])=0;0;[.G71]/SUM([.$E71:.$I71]))" office:value-type="float" office:value="0.875" calcext:value-type="float">
            <text:p>0,88</text:p>
          </table:table-cell>
          <table:table-cell table:style-name="ce87" table:formula="of:=IF(SUM([.$E71:.$I71])=0;0;[.H71]/SUM([.$E71:.$I71]))" office:value-type="float" office:value="0" calcext:value-type="float">
            <text:p>0,00</text:p>
          </table:table-cell>
          <table:table-cell table:style-name="ce87" table:formula="of:=IF(SUM([.$E71:.$I71])=0;0;[.I71]/SUM([.$E71:.$I7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25" calcext:value-type="float">
            <text:p>17,25</text:p>
          </table:table-cell>
          <table:table-cell table:style-name="ce87" table:formula="of:=IF(SUM([.$E72:.$I72])=0;0;[.E72]/SUM([.$E72:.$I72]))" office:value-type="float" office:value="0" calcext:value-type="float">
            <text:p>0,00</text:p>
          </table:table-cell>
          <table:table-cell table:style-name="ce87" table:formula="of:=IF(SUM([.$E72:.$I72])=0;0;[.F72]/SUM([.$E72:.$I72]))" office:value-type="float" office:value="0" calcext:value-type="float">
            <text:p>0,00</text:p>
          </table:table-cell>
          <table:table-cell table:style-name="ce87" table:formula="of:=IF(SUM([.$E72:.$I72])=0;0;[.G72]/SUM([.$E72:.$I72]))" office:value-type="float" office:value="1" calcext:value-type="float">
            <text:p>1,00</text:p>
          </table:table-cell>
          <table:table-cell table:style-name="ce87" table:formula="of:=IF(SUM([.$E72:.$I72])=0;0;[.H72]/SUM([.$E72:.$I72]))" office:value-type="float" office:value="0" calcext:value-type="float">
            <text:p>0,00</text:p>
          </table:table-cell>
          <table:table-cell table:style-name="ce87" table:formula="of:=IF(SUM([.$E72:.$I72])=0;0;[.I72]/SUM([.$E72:.$I7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7.75" calcext:value-type="float">
            <text:p>17,75</text:p>
          </table:table-cell>
          <table:table-cell table:style-name="ce87" table:formula="of:=IF(SUM([.$E73:.$I73])=0;0;[.E73]/SUM([.$E73:.$I73]))" office:value-type="float" office:value="0" calcext:value-type="float">
            <text:p>0,00</text:p>
          </table:table-cell>
          <table:table-cell table:style-name="ce87" table:formula="of:=IF(SUM([.$E73:.$I73])=0;0;[.F73]/SUM([.$E73:.$I73]))" office:value-type="float" office:value="0" calcext:value-type="float">
            <text:p>0,00</text:p>
          </table:table-cell>
          <table:table-cell table:style-name="ce87" table:formula="of:=IF(SUM([.$E73:.$I73])=0;0;[.G73]/SUM([.$E73:.$I73]))" office:value-type="float" office:value="1" calcext:value-type="float">
            <text:p>1,00</text:p>
          </table:table-cell>
          <table:table-cell table:style-name="ce87" table:formula="of:=IF(SUM([.$E73:.$I73])=0;0;[.H73]/SUM([.$E73:.$I73]))" office:value-type="float" office:value="0" calcext:value-type="float">
            <text:p>0,00</text:p>
          </table:table-cell>
          <table:table-cell table:style-name="ce87" table:formula="of:=IF(SUM([.$E73:.$I73])=0;0;[.I73]/SUM([.$E73:.$I7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25" calcext:value-type="float">
            <text:p>18,25</text:p>
          </table:table-cell>
          <table:table-cell table:style-name="ce87" table:formula="of:=IF(SUM([.$E74:.$I74])=0;0;[.E74]/SUM([.$E74:.$I74]))" office:value-type="float" office:value="0" calcext:value-type="float">
            <text:p>0,00</text:p>
          </table:table-cell>
          <table:table-cell table:style-name="ce87" table:formula="of:=IF(SUM([.$E74:.$I74])=0;0;[.F74]/SUM([.$E74:.$I74]))" office:value-type="float" office:value="0" calcext:value-type="float">
            <text:p>0,00</text:p>
          </table:table-cell>
          <table:table-cell table:style-name="ce87" table:formula="of:=IF(SUM([.$E74:.$I74])=0;0;[.G74]/SUM([.$E74:.$I74]))" office:value-type="float" office:value="1" calcext:value-type="float">
            <text:p>1,00</text:p>
          </table:table-cell>
          <table:table-cell table:style-name="ce87" table:formula="of:=IF(SUM([.$E74:.$I74])=0;0;[.H74]/SUM([.$E74:.$I74]))" office:value-type="float" office:value="0" calcext:value-type="float">
            <text:p>0,00</text:p>
          </table:table-cell>
          <table:table-cell table:style-name="ce87" table:formula="of:=IF(SUM([.$E74:.$I74])=0;0;[.I74]/SUM([.$E74:.$I7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8.75" calcext:value-type="float">
            <text:p>18,75</text:p>
          </table:table-cell>
          <table:table-cell table:style-name="ce87" table:formula="of:=IF(SUM([.$E75:.$I75])=0;0;[.E75]/SUM([.$E75:.$I75]))" office:value-type="float" office:value="0" calcext:value-type="float">
            <text:p>0,00</text:p>
          </table:table-cell>
          <table:table-cell table:style-name="ce87" table:formula="of:=IF(SUM([.$E75:.$I75])=0;0;[.F75]/SUM([.$E75:.$I75]))" office:value-type="float" office:value="0" calcext:value-type="float">
            <text:p>0,00</text:p>
          </table:table-cell>
          <table:table-cell table:style-name="ce87" table:formula="of:=IF(SUM([.$E75:.$I75])=0;0;[.G75]/SUM([.$E75:.$I75]))" office:value-type="float" office:value="1" calcext:value-type="float">
            <text:p>1,00</text:p>
          </table:table-cell>
          <table:table-cell table:style-name="ce87" table:formula="of:=IF(SUM([.$E75:.$I75])=0;0;[.H75]/SUM([.$E75:.$I75]))" office:value-type="float" office:value="0" calcext:value-type="float">
            <text:p>0,00</text:p>
          </table:table-cell>
          <table:table-cell table:style-name="ce87" table:formula="of:=IF(SUM([.$E75:.$I75])=0;0;[.I75]/SUM([.$E75:.$I7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25" calcext:value-type="float">
            <text:p>19,25</text:p>
          </table:table-cell>
          <table:table-cell table:style-name="ce87" table:formula="of:=IF(SUM([.$E76:.$I76])=0;0;[.E76]/SUM([.$E76:.$I76]))" office:value-type="float" office:value="0" calcext:value-type="float">
            <text:p>0,00</text:p>
          </table:table-cell>
          <table:table-cell table:style-name="ce87" table:formula="of:=IF(SUM([.$E76:.$I76])=0;0;[.F76]/SUM([.$E76:.$I76]))" office:value-type="float" office:value="0" calcext:value-type="float">
            <text:p>0,00</text:p>
          </table:table-cell>
          <table:table-cell table:style-name="ce87" table:formula="of:=IF(SUM([.$E76:.$I76])=0;0;[.G76]/SUM([.$E76:.$I76]))" office:value-type="float" office:value="1" calcext:value-type="float">
            <text:p>1,00</text:p>
          </table:table-cell>
          <table:table-cell table:style-name="ce87" table:formula="of:=IF(SUM([.$E76:.$I76])=0;0;[.H76]/SUM([.$E76:.$I76]))" office:value-type="float" office:value="0" calcext:value-type="float">
            <text:p>0,00</text:p>
          </table:table-cell>
          <table:table-cell table:style-name="ce87" table:formula="of:=IF(SUM([.$E76:.$I76])=0;0;[.I76]/SUM([.$E76:.$I7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19.75" calcext:value-type="float">
            <text:p>19,75</text:p>
          </table:table-cell>
          <table:table-cell table:style-name="ce87" table:formula="of:=IF(SUM([.$E77:.$I77])=0;0;[.E77]/SUM([.$E77:.$I77]))" office:value-type="float" office:value="0" calcext:value-type="float">
            <text:p>0,00</text:p>
          </table:table-cell>
          <table:table-cell table:style-name="ce87" table:formula="of:=IF(SUM([.$E77:.$I77])=0;0;[.F77]/SUM([.$E77:.$I77]))" office:value-type="float" office:value="0" calcext:value-type="float">
            <text:p>0,00</text:p>
          </table:table-cell>
          <table:table-cell table:style-name="ce87" table:formula="of:=IF(SUM([.$E77:.$I77])=0;0;[.G77]/SUM([.$E77:.$I77]))" office:value-type="float" office:value="1" calcext:value-type="float">
            <text:p>1,00</text:p>
          </table:table-cell>
          <table:table-cell table:style-name="ce87" table:formula="of:=IF(SUM([.$E77:.$I77])=0;0;[.H77]/SUM([.$E77:.$I77]))" office:value-type="float" office:value="0" calcext:value-type="float">
            <text:p>0,00</text:p>
          </table:table-cell>
          <table:table-cell table:style-name="ce87" table:formula="of:=IF(SUM([.$E77:.$I77])=0;0;[.I77]/SUM([.$E77:.$I7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25" calcext:value-type="float">
            <text:p>20,25</text:p>
          </table:table-cell>
          <table:table-cell table:style-name="ce87" table:formula="of:=IF(SUM([.$E78:.$I78])=0;0;[.E78]/SUM([.$E78:.$I78]))" office:value-type="float" office:value="0" calcext:value-type="float">
            <text:p>0,00</text:p>
          </table:table-cell>
          <table:table-cell table:style-name="ce87" table:formula="of:=IF(SUM([.$E78:.$I78])=0;0;[.F78]/SUM([.$E78:.$I78]))" office:value-type="float" office:value="0" calcext:value-type="float">
            <text:p>0,00</text:p>
          </table:table-cell>
          <table:table-cell table:style-name="ce87" table:formula="of:=IF(SUM([.$E78:.$I78])=0;0;[.G78]/SUM([.$E78:.$I78]))" office:value-type="float" office:value="1" calcext:value-type="float">
            <text:p>1,00</text:p>
          </table:table-cell>
          <table:table-cell table:style-name="ce87" table:formula="of:=IF(SUM([.$E78:.$I78])=0;0;[.H78]/SUM([.$E78:.$I78]))" office:value-type="float" office:value="0" calcext:value-type="float">
            <text:p>0,00</text:p>
          </table:table-cell>
          <table:table-cell table:style-name="ce87" table:formula="of:=IF(SUM([.$E78:.$I78])=0;0;[.I78]/SUM([.$E78:.$I7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0.75" calcext:value-type="float">
            <text:p>20,75</text:p>
          </table:table-cell>
          <table:table-cell table:style-name="ce87" table:formula="of:=IF(SUM([.$E79:.$I79])=0;0;[.E79]/SUM([.$E79:.$I79]))" office:value-type="float" office:value="0" calcext:value-type="float">
            <text:p>0,00</text:p>
          </table:table-cell>
          <table:table-cell table:style-name="ce87" table:formula="of:=IF(SUM([.$E79:.$I79])=0;0;[.F79]/SUM([.$E79:.$I79]))" office:value-type="float" office:value="0" calcext:value-type="float">
            <text:p>0,00</text:p>
          </table:table-cell>
          <table:table-cell table:style-name="ce87" table:formula="of:=IF(SUM([.$E79:.$I79])=0;0;[.G79]/SUM([.$E79:.$I79]))" office:value-type="float" office:value="1" calcext:value-type="float">
            <text:p>1,00</text:p>
          </table:table-cell>
          <table:table-cell table:style-name="ce87" table:formula="of:=IF(SUM([.$E79:.$I79])=0;0;[.H79]/SUM([.$E79:.$I79]))" office:value-type="float" office:value="0" calcext:value-type="float">
            <text:p>0,00</text:p>
          </table:table-cell>
          <table:table-cell table:style-name="ce87" table:formula="of:=IF(SUM([.$E79:.$I79])=0;0;[.I79]/SUM([.$E79:.$I79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25" calcext:value-type="float">
            <text:p>21,25</text:p>
          </table:table-cell>
          <table:table-cell table:style-name="ce87" table:formula="of:=IF(SUM([.$E80:.$I80])=0;0;[.E80]/SUM([.$E80:.$I80]))" office:value-type="float" office:value="0" calcext:value-type="float">
            <text:p>0,00</text:p>
          </table:table-cell>
          <table:table-cell table:style-name="ce87" table:formula="of:=IF(SUM([.$E80:.$I80])=0;0;[.F80]/SUM([.$E80:.$I80]))" office:value-type="float" office:value="0" calcext:value-type="float">
            <text:p>0,00</text:p>
          </table:table-cell>
          <table:table-cell table:style-name="ce87" table:formula="of:=IF(SUM([.$E80:.$I80])=0;0;[.G80]/SUM([.$E80:.$I80]))" office:value-type="float" office:value="1" calcext:value-type="float">
            <text:p>1,00</text:p>
          </table:table-cell>
          <table:table-cell table:style-name="ce87" table:formula="of:=IF(SUM([.$E80:.$I80])=0;0;[.H80]/SUM([.$E80:.$I80]))" office:value-type="float" office:value="0" calcext:value-type="float">
            <text:p>0,00</text:p>
          </table:table-cell>
          <table:table-cell table:style-name="ce87" table:formula="of:=IF(SUM([.$E80:.$I80])=0;0;[.I80]/SUM([.$E80:.$I80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1.75" calcext:value-type="float">
            <text:p>21,75</text:p>
          </table:table-cell>
          <table:table-cell table:style-name="ce87" table:formula="of:=IF(SUM([.$E81:.$I81])=0;0;[.E81]/SUM([.$E81:.$I81]))" office:value-type="float" office:value="0" calcext:value-type="float">
            <text:p>0,00</text:p>
          </table:table-cell>
          <table:table-cell table:style-name="ce87" table:formula="of:=IF(SUM([.$E81:.$I81])=0;0;[.F81]/SUM([.$E81:.$I81]))" office:value-type="float" office:value="0" calcext:value-type="float">
            <text:p>0,00</text:p>
          </table:table-cell>
          <table:table-cell table:style-name="ce87" table:formula="of:=IF(SUM([.$E81:.$I81])=0;0;[.G81]/SUM([.$E81:.$I81]))" office:value-type="float" office:value="1" calcext:value-type="float">
            <text:p>1,00</text:p>
          </table:table-cell>
          <table:table-cell table:style-name="ce87" table:formula="of:=IF(SUM([.$E81:.$I81])=0;0;[.H81]/SUM([.$E81:.$I81]))" office:value-type="float" office:value="0" calcext:value-type="float">
            <text:p>0,00</text:p>
          </table:table-cell>
          <table:table-cell table:style-name="ce87" table:formula="of:=IF(SUM([.$E81:.$I81])=0;0;[.I81]/SUM([.$E81:.$I81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25" calcext:value-type="float">
            <text:p>22,25</text:p>
          </table:table-cell>
          <table:table-cell table:style-name="ce87" table:formula="of:=IF(SUM([.$E82:.$I82])=0;0;[.E82]/SUM([.$E82:.$I82]))" office:value-type="float" office:value="0" calcext:value-type="float">
            <text:p>0,00</text:p>
          </table:table-cell>
          <table:table-cell table:style-name="ce87" table:formula="of:=IF(SUM([.$E82:.$I82])=0;0;[.F82]/SUM([.$E82:.$I82]))" office:value-type="float" office:value="0" calcext:value-type="float">
            <text:p>0,00</text:p>
          </table:table-cell>
          <table:table-cell table:style-name="ce87" table:formula="of:=IF(SUM([.$E82:.$I82])=0;0;[.G82]/SUM([.$E82:.$I82]))" office:value-type="float" office:value="1" calcext:value-type="float">
            <text:p>1,00</text:p>
          </table:table-cell>
          <table:table-cell table:style-name="ce87" table:formula="of:=IF(SUM([.$E82:.$I82])=0;0;[.H82]/SUM([.$E82:.$I82]))" office:value-type="float" office:value="0" calcext:value-type="float">
            <text:p>0,00</text:p>
          </table:table-cell>
          <table:table-cell table:style-name="ce87" table:formula="of:=IF(SUM([.$E82:.$I82])=0;0;[.I82]/SUM([.$E82:.$I82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2.75" calcext:value-type="float">
            <text:p>22,75</text:p>
          </table:table-cell>
          <table:table-cell table:style-name="ce87" table:formula="of:=IF(SUM([.$E83:.$I83])=0;0;[.E83]/SUM([.$E83:.$I83]))" office:value-type="float" office:value="0" calcext:value-type="float">
            <text:p>0,00</text:p>
          </table:table-cell>
          <table:table-cell table:style-name="ce87" table:formula="of:=IF(SUM([.$E83:.$I83])=0;0;[.F83]/SUM([.$E83:.$I83]))" office:value-type="float" office:value="0" calcext:value-type="float">
            <text:p>0,00</text:p>
          </table:table-cell>
          <table:table-cell table:style-name="ce87" table:formula="of:=IF(SUM([.$E83:.$I83])=0;0;[.G83]/SUM([.$E83:.$I83]))" office:value-type="float" office:value="0" calcext:value-type="float">
            <text:p>0,00</text:p>
          </table:table-cell>
          <table:table-cell table:style-name="ce87" table:formula="of:=IF(SUM([.$E83:.$I83])=0;0;[.H83]/SUM([.$E83:.$I83]))" office:value-type="float" office:value="0" calcext:value-type="float">
            <text:p>0,00</text:p>
          </table:table-cell>
          <table:table-cell table:style-name="ce87" table:formula="of:=IF(SUM([.$E83:.$I83])=0;0;[.I83]/SUM([.$E83:.$I83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25" calcext:value-type="float">
            <text:p>23,25</text:p>
          </table:table-cell>
          <table:table-cell table:style-name="ce87" table:formula="of:=IF(SUM([.$E84:.$I84])=0;0;[.E84]/SUM([.$E84:.$I84]))" office:value-type="float" office:value="0" calcext:value-type="float">
            <text:p>0,00</text:p>
          </table:table-cell>
          <table:table-cell table:style-name="ce87" table:formula="of:=IF(SUM([.$E84:.$I84])=0;0;[.F84]/SUM([.$E84:.$I84]))" office:value-type="float" office:value="0" calcext:value-type="float">
            <text:p>0,00</text:p>
          </table:table-cell>
          <table:table-cell table:style-name="ce87" table:formula="of:=IF(SUM([.$E84:.$I84])=0;0;[.G84]/SUM([.$E84:.$I84]))" office:value-type="float" office:value="0" calcext:value-type="float">
            <text:p>0,00</text:p>
          </table:table-cell>
          <table:table-cell table:style-name="ce87" table:formula="of:=IF(SUM([.$E84:.$I84])=0;0;[.H84]/SUM([.$E84:.$I84]))" office:value-type="float" office:value="0" calcext:value-type="float">
            <text:p>0,00</text:p>
          </table:table-cell>
          <table:table-cell table:style-name="ce87" table:formula="of:=IF(SUM([.$E84:.$I84])=0;0;[.I84]/SUM([.$E84:.$I84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3.75" calcext:value-type="float">
            <text:p>23,75</text:p>
          </table:table-cell>
          <table:table-cell table:style-name="ce87" table:formula="of:=IF(SUM([.$E85:.$I85])=0;0;[.E85]/SUM([.$E85:.$I85]))" office:value-type="float" office:value="0" calcext:value-type="float">
            <text:p>0,00</text:p>
          </table:table-cell>
          <table:table-cell table:style-name="ce87" table:formula="of:=IF(SUM([.$E85:.$I85])=0;0;[.F85]/SUM([.$E85:.$I85]))" office:value-type="float" office:value="0" calcext:value-type="float">
            <text:p>0,00</text:p>
          </table:table-cell>
          <table:table-cell table:style-name="ce87" table:formula="of:=IF(SUM([.$E85:.$I85])=0;0;[.G85]/SUM([.$E85:.$I85]))" office:value-type="float" office:value="0" calcext:value-type="float">
            <text:p>0,00</text:p>
          </table:table-cell>
          <table:table-cell table:style-name="ce87" table:formula="of:=IF(SUM([.$E85:.$I85])=0;0;[.H85]/SUM([.$E85:.$I85]))" office:value-type="float" office:value="0" calcext:value-type="float">
            <text:p>0,00</text:p>
          </table:table-cell>
          <table:table-cell table:style-name="ce87" table:formula="of:=IF(SUM([.$E85:.$I85])=0;0;[.I85]/SUM([.$E85:.$I85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25" calcext:value-type="float">
            <text:p>24,25</text:p>
          </table:table-cell>
          <table:table-cell table:style-name="ce87" table:formula="of:=IF(SUM([.$E86:.$I86])=0;0;[.E86]/SUM([.$E86:.$I86]))" office:value-type="float" office:value="0" calcext:value-type="float">
            <text:p>0,00</text:p>
          </table:table-cell>
          <table:table-cell table:style-name="ce87" table:formula="of:=IF(SUM([.$E86:.$I86])=0;0;[.F86]/SUM([.$E86:.$I86]))" office:value-type="float" office:value="0" calcext:value-type="float">
            <text:p>0,00</text:p>
          </table:table-cell>
          <table:table-cell table:style-name="ce87" table:formula="of:=IF(SUM([.$E86:.$I86])=0;0;[.G86]/SUM([.$E86:.$I86]))" office:value-type="float" office:value="0" calcext:value-type="float">
            <text:p>0,00</text:p>
          </table:table-cell>
          <table:table-cell table:style-name="ce87" table:formula="of:=IF(SUM([.$E86:.$I86])=0;0;[.H86]/SUM([.$E86:.$I86]))" office:value-type="float" office:value="0" calcext:value-type="float">
            <text:p>0,00</text:p>
          </table:table-cell>
          <table:table-cell table:style-name="ce87" table:formula="of:=IF(SUM([.$E86:.$I86])=0;0;[.I86]/SUM([.$E86:.$I86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4.75" calcext:value-type="float">
            <text:p>24,75</text:p>
          </table:table-cell>
          <table:table-cell table:style-name="ce87" table:formula="of:=IF(SUM([.$E87:.$I87])=0;0;[.E87]/SUM([.$E87:.$I87]))" office:value-type="float" office:value="0" calcext:value-type="float">
            <text:p>0,00</text:p>
          </table:table-cell>
          <table:table-cell table:style-name="ce87" table:formula="of:=IF(SUM([.$E87:.$I87])=0;0;[.F87]/SUM([.$E87:.$I87]))" office:value-type="float" office:value="0" calcext:value-type="float">
            <text:p>0,00</text:p>
          </table:table-cell>
          <table:table-cell table:style-name="ce87" table:formula="of:=IF(SUM([.$E87:.$I87])=0;0;[.G87]/SUM([.$E87:.$I87]))" office:value-type="float" office:value="0" calcext:value-type="float">
            <text:p>0,00</text:p>
          </table:table-cell>
          <table:table-cell table:style-name="ce87" table:formula="of:=IF(SUM([.$E87:.$I87])=0;0;[.H87]/SUM([.$E87:.$I87]))" office:value-type="float" office:value="0" calcext:value-type="float">
            <text:p>0,00</text:p>
          </table:table-cell>
          <table:table-cell table:style-name="ce87" table:formula="of:=IF(SUM([.$E87:.$I87])=0;0;[.I87]/SUM([.$E87:.$I87]))" office:value-type="float" office:value="0" calcext:value-type="float">
            <text:p>0,00</text:p>
          </table:table-cell>
          <table:table-cell table:number-columns-repeated="45"/>
        </table:table-row>
        <table:table-row table:style-name="ro7">
          <table:table-cell table:style-name="Default" table:number-columns-repeated="3"/>
          <table:table-cell office:value-type="float" office:value="25.25" calcext:value-type="float">
            <text:p>25,25</text:p>
          </table:table-cell>
          <table:table-cell table:style-name="ce87" table:formula="of:=IF(SUM([.$E88:.$I88])=0;0;[.E88]/SUM([.$E88:.$I88]))" office:value-type="float" office:value="0" calcext:value-type="float">
            <text:p>0,00</text:p>
          </table:table-cell>
          <table:table-cell table:style-name="ce87" table:formula="of:=IF(SUM([.$E88:.$I88])=0;0;[.F88]/SUM([.$E88:.$I88]))" office:value-type="float" office:value="0" calcext:value-type="float">
            <text:p>0,00</text:p>
          </table:table-cell>
          <table:table-cell table:style-name="ce87" table:formula="of:=IF(SUM([.$E88:.$I88])=0;0;[.G88]/SUM([.$E88:.$I88]))" office:value-type="float" office:value="0" calcext:value-type="float">
            <text:p>0,00</text:p>
          </table:table-cell>
          <table:table-cell table:style-name="ce87" table:formula="of:=IF(SUM([.$E88:.$I88])=0;0;[.H88]/SUM([.$E88:.$I88]))" office:value-type="float" office:value="0" calcext:value-type="float">
            <text:p>0,00</text:p>
          </table:table-cell>
          <table:table-cell table:style-name="ce87" table:formula="of:=IF(SUM([.$E88:.$I88])=0;0;[.I88]/SUM([.$E88:.$I88]))" office:value-type="float" office:value="0" calcext:value-type="float">
            <text:p>0,00</text:p>
          </table:table-cell>
          <table:table-cell table:number-columns-repeated="45"/>
        </table:table-row>
        <table:table-row table:style-name="ro7" table:number-rows-repeated="20">
          <table:table-cell table:style-name="Default" table:number-columns-repeated="3"/>
          <table:table-cell table:style-name="ce70" table:number-columns-repeated="2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table table:name="9a-Pt" table:style-name="ta1">
        <table:shapes>
          <draw:frame draw:z-index="0" draw:style-name="gr2" draw:text-style-name="P2" svg:width="159.99mm" svg:height="89.99mm" svg:x="632.29mm" svg:y="34.74mm">
            <loext:p draw:notify-on-update-of-ranges="'9a-Pt'.M8:'9a-Pt'.Q8 '9a-Pt'.L46:'9a-Pt'.L46 '9a-Pt'.M46:'9a-Pt'.Q46 '9a-Pt'.L51:'9a-Pt'.L51 '9a-Pt'.M51:'9a-Pt'.Q5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5" table:default-cell-style-name="ce73"/>
        <table:table-column table:style-name="co19" table:default-cell-style-name="ce73"/>
        <table:table-column table:style-name="co20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76" office:value-type="string" calcext:value-type="string">
            <text:p>Valor de a:</text:p>
          </table:table-cell>
          <table:table-cell table:style-name="ce60" office:value-type="float" office:value="0.00206368" calcext:value-type="float">
            <text:p>0,00206368</text:p>
          </table:table-cell>
          <table:table-cell table:number-columns-repeated="49"/>
        </table:table-row>
        <table:table-row table:style-name="ro7">
          <table:table-cell table:number-columns-repeated="3"/>
          <table:table-cell office:value-type="string" calcext:value-type="string">
            <text:p>Id. de b:</text:p>
          </table:table-cell>
          <table:table-cell table:style-name="ce60" office:value-type="float" office:value="3.3973406" calcext:value-type="float">
            <text:p>3,3973406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8"/>
        </table:table-row>
        <table:table-row table:style-name="ro7">
          <table:table-cell table:number-columns-repeated="6"/>
          <table:table-cell table:style-name="ce77"/>
          <table:table-cell table:number-columns-repeated="5"/>
          <table:table-cell table:style-name="ce77" office:value-type="string" calcext:value-type="string">
            <text:p>SURVEY: PELAGO 22. anchovy</text:p>
          </table:table-cell>
          <table:table-cell/>
          <table:table-cell table:style-name="ce77"/>
          <table:table-cell table:number-columns-repeated="39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-Pt</text:p>
          </table:table-cell>
          <table:table-cell table:number-columns-repeated="3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I5]" office:value-type="string" office:string-value="9a-Pt" calcext:value-type="string">
            <text:p>9a-Pt</text:p>
          </table:table-cell>
          <table:table-cell/>
          <table:table-cell table:style-name="ce101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AGE GROUPS</text:p>
          </table:table-cell>
          <table:table-cell table:number-columns-repeated="2"/>
          <table:table-cell table:style-name="Default"/>
          <table:table-cell table:number-columns-repeated="3"/>
          <table:table-cell table:style-name="ce92"/>
          <table:table-cell table:style-name="ce97" office:value-type="string" calcext:value-type="string">
            <text:p>AGE GROUPS</text:p>
          </table:table-cell>
          <table:table-cell table:style-name="ce92" table:number-columns-repeated="5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'9aS-Algarve'.A10]+[$9aCS_ages.A10]+[$9aCN_ages.A10]" office:value-type="float" office:value="0" calcext:value-type="float">
            <text:p>0</text:p>
          </table:table-cell>
          <table:table-cell table:style-name="ce71" table:formula="of:=[$'9aS-Algarve'.B10]+[$9aCS_ages.B10]+[$9aCN_ages.B10]" office:value-type="float" office:value="0" calcext:value-type="float">
            <text:p>0</text:p>
          </table:table-cell>
          <table:table-cell table:style-name="ce74" table:formula="of:=([.E$1]*([.D10])^[.E$2])*[.A10]/1000000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IF(IF([9aCN_ages.E10]=&quot;&quot;;0;[9aCN_ages.E10])+IF([9aCS_ages.E10]=&quot;&quot;;0;[9aCS_ages.E10])+IF(['9aS-Algarve'.E10]=&quot;&quot;;0;['9aS-Algarve'.E10])=0;&quot;&quot;;IF([9aCN_ages.E10]=&quot;&quot;;0;[9aCN_ages.E10])+IF([9aCS_ages.E10]=&quot;&quot;;0;[9aCS_ages.E10])+IF(['9aS-Algarve'.E10]=&quot;&quot;;0;['9aS-Algarve'.E10]))">
            <text:p/>
          </table:table-cell>
          <table:table-cell table:style-name="ce72" table:formula="of:=IF(IF([9aCN_ages.F10]=&quot;&quot;;0;[9aCN_ages.F10])+IF([9aCS_ages.F10]=&quot;&quot;;0;[9aCS_ages.F10])+IF(['9aS-Algarve'.F10]=&quot;&quot;;0;['9aS-Algarve'.F10])=0;&quot;&quot;;IF([9aCN_ages.F10]=&quot;&quot;;0;[9aCN_ages.F10])+IF([9aCS_ages.F10]=&quot;&quot;;0;[9aCS_ages.F10])+IF(['9aS-Algarve'.F10]=&quot;&quot;;0;['9aS-Algarve'.F10]))">
            <text:p/>
          </table:table-cell>
          <table:table-cell table:style-name="ce72" table:formula="of:=IF(IF([9aCN_ages.G10]=&quot;&quot;;0;[9aCN_ages.G10])+IF([9aCS_ages.G10]=&quot;&quot;;0;[9aCS_ages.G10])+IF(['9aS-Algarve'.G10]=&quot;&quot;;0;['9aS-Algarve'.G10])=0;&quot;&quot;;IF([9aCN_ages.G10]=&quot;&quot;;0;[9aCN_ages.G10])+IF([9aCS_ages.G10]=&quot;&quot;;0;[9aCS_ages.G10])+IF(['9aS-Algarve'.G10]=&quot;&quot;;0;['9aS-Algarve'.G10]))">
            <text:p/>
          </table:table-cell>
          <table:table-cell table:style-name="ce72" table:formula="of:=IF(IF([9aCN_ages.H10]=&quot;&quot;;0;[9aCN_ages.H10])+IF([9aCS_ages.H10]=&quot;&quot;;0;[9aCS_ages.H10])+IF(['9aS-Algarve'.H10]=&quot;&quot;;0;['9aS-Algarve'.H10])=0;&quot;&quot;;IF([9aCN_ages.H10]=&quot;&quot;;0;[9aCN_ages.H10])+IF([9aCS_ages.H10]=&quot;&quot;;0;[9aCS_ages.H10])+IF(['9aS-Algarve'.H10]=&quot;&quot;;0;['9aS-Algarve'.H10]))">
            <text:p/>
          </table:table-cell>
          <table:table-cell table:style-name="ce72" table:formula="of:=IF(IF([9aCN_ages.I10]=&quot;&quot;;0;[9aCN_ages.I10])+IF([9aCS_ages.I10]=&quot;&quot;;0;[9aCS_ages.I10])+IF(['9aS-Algarve'.I10]=&quot;&quot;;0;['9aS-Algarve'.I10])=0;&quot;&quot;;IF([9aCN_ages.I10]=&quot;&quot;;0;[9aCN_ages.I10])+IF([9aCS_ages.I10]=&quot;&quot;;0;[9aCS_ages.I10])+IF(['9aS-Algarve'.I10]=&quot;&quot;;0;['9aS-Algarve'.I10])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IF([9aCN_ages.M10]=&quot;&quot;;0;[9aCN_ages.M10])+IF([9aCS_ages.M10]=&quot;&quot;;0;[9aCS_ages.M10])+IF(['9aS-Algarve'.M10]=&quot;&quot;;0;['9aS-Algarve'.M10])=0;&quot;&quot;;IF([9aCN_ages.M10]=&quot;&quot;;0;[9aCN_ages.M10])+IF([9aCS_ages.M10]=&quot;&quot;;0;[9aCS_ages.M10])+IF(['9aS-Algarve'.M10]=&quot;&quot;;0;['9aS-Algarve'.M10]))">
            <text:p/>
          </table:table-cell>
          <table:table-cell table:style-name="ce72" table:formula="of:=IF(IF([9aCN_ages.N10]=&quot;&quot;;0;[9aCN_ages.N10])+IF([9aCS_ages.N10]=&quot;&quot;;0;[9aCS_ages.N10])+IF(['9aS-Algarve'.N10]=&quot;&quot;;0;['9aS-Algarve'.N10])=0;&quot;&quot;;IF([9aCN_ages.N10]=&quot;&quot;;0;[9aCN_ages.N10])+IF([9aCS_ages.N10]=&quot;&quot;;0;[9aCS_ages.N10])+IF(['9aS-Algarve'.N10]=&quot;&quot;;0;['9aS-Algarve'.N10]))">
            <text:p/>
          </table:table-cell>
          <table:table-cell table:style-name="ce72" table:formula="of:=IF(IF([9aCN_ages.O10]=&quot;&quot;;0;[9aCN_ages.O10])+IF([9aCS_ages.O10]=&quot;&quot;;0;[9aCS_ages.O10])+IF(['9aS-Algarve'.O10]=&quot;&quot;;0;['9aS-Algarve'.O10])=0;&quot;&quot;;IF([9aCN_ages.O10]=&quot;&quot;;0;[9aCN_ages.O10])+IF([9aCS_ages.O10]=&quot;&quot;;0;[9aCS_ages.O10])+IF(['9aS-Algarve'.O10]=&quot;&quot;;0;['9aS-Algarve'.O10]))">
            <text:p/>
          </table:table-cell>
          <table:table-cell table:style-name="ce72" table:formula="of:=IF(IF([9aCN_ages.P10]=&quot;&quot;;0;[9aCN_ages.P10])+IF([9aCS_ages.P10]=&quot;&quot;;0;[9aCS_ages.P10])+IF(['9aS-Algarve'.P10]=&quot;&quot;;0;['9aS-Algarve'.P10])=0;&quot;&quot;;IF([9aCN_ages.P10]=&quot;&quot;;0;[9aCN_ages.P10])+IF([9aCS_ages.P10]=&quot;&quot;;0;[9aCS_ages.P10])+IF(['9aS-Algarve'.P10]=&quot;&quot;;0;['9aS-Algarve'.P10]))">
            <text:p/>
          </table:table-cell>
          <table:table-cell table:style-name="ce72" table:formula="of:=IF(IF([9aCN_ages.Q10]=&quot;&quot;;0;[9aCN_ages.Q10])+IF([9aCS_ages.Q10]=&quot;&quot;;0;[9aCS_ages.Q10])+IF(['9aS-Algarve'.Q10]=&quot;&quot;;0;['9aS-Algarve'.Q10])=0;&quot;&quot;;IF([9aCN_ages.Q10]=&quot;&quot;;0;[9aCN_ages.Q10])+IF([9aCS_ages.Q10]=&quot;&quot;;0;[9aCS_ages.Q10])+IF(['9aS-Algarve'.Q10]=&quot;&quot;;0;['9aS-Algarve'.Q10]))">
            <text:p/>
          </table:table-cell>
          <table:table-cell table:style-name="ce72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1]+[$9aCS_ages.A11]+[$9aCN_ages.A11]" office:value-type="float" office:value="0" calcext:value-type="float">
            <text:p>0</text:p>
          </table:table-cell>
          <table:table-cell table:style-name="ce71" table:formula="of:=[$'9aS-Algarve'.B11]+[$9aCS_ages.B11]+[$9aCN_ages.B11]" office:value-type="float" office:value="0" calcext:value-type="float">
            <text:p>0</text:p>
          </table:table-cell>
          <table:table-cell table:style-name="ce74" table:formula="of:=([.E$1]*([.D11])^[.E$2])*[.A11]/1000000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IF([9aCN_ages.E11]=&quot;&quot;;0;[9aCN_ages.E11])+IF([9aCS_ages.E11]=&quot;&quot;;0;[9aCS_ages.E11])+IF(['9aS-Algarve'.E11]=&quot;&quot;;0;['9aS-Algarve'.E11])=0;&quot;&quot;;IF([9aCN_ages.E11]=&quot;&quot;;0;[9aCN_ages.E11])+IF([9aCS_ages.E11]=&quot;&quot;;0;[9aCS_ages.E11])+IF(['9aS-Algarve'.E11]=&quot;&quot;;0;['9aS-Algarve'.E11]))">
            <text:p/>
          </table:table-cell>
          <table:table-cell table:style-name="ce72" table:formula="of:=IF(IF([9aCN_ages.F11]=&quot;&quot;;0;[9aCN_ages.F11])+IF([9aCS_ages.F11]=&quot;&quot;;0;[9aCS_ages.F11])+IF(['9aS-Algarve'.F11]=&quot;&quot;;0;['9aS-Algarve'.F11])=0;&quot;&quot;;IF([9aCN_ages.F11]=&quot;&quot;;0;[9aCN_ages.F11])+IF([9aCS_ages.F11]=&quot;&quot;;0;[9aCS_ages.F11])+IF(['9aS-Algarve'.F11]=&quot;&quot;;0;['9aS-Algarve'.F11]))">
            <text:p/>
          </table:table-cell>
          <table:table-cell table:style-name="ce72" table:formula="of:=IF(IF([9aCN_ages.G11]=&quot;&quot;;0;[9aCN_ages.G11])+IF([9aCS_ages.G11]=&quot;&quot;;0;[9aCS_ages.G11])+IF(['9aS-Algarve'.G11]=&quot;&quot;;0;['9aS-Algarve'.G11])=0;&quot;&quot;;IF([9aCN_ages.G11]=&quot;&quot;;0;[9aCN_ages.G11])+IF([9aCS_ages.G11]=&quot;&quot;;0;[9aCS_ages.G11])+IF(['9aS-Algarve'.G11]=&quot;&quot;;0;['9aS-Algarve'.G11]))">
            <text:p/>
          </table:table-cell>
          <table:table-cell table:style-name="ce72" table:formula="of:=IF(IF([9aCN_ages.H11]=&quot;&quot;;0;[9aCN_ages.H11])+IF([9aCS_ages.H11]=&quot;&quot;;0;[9aCS_ages.H11])+IF(['9aS-Algarve'.H11]=&quot;&quot;;0;['9aS-Algarve'.H11])=0;&quot;&quot;;IF([9aCN_ages.H11]=&quot;&quot;;0;[9aCN_ages.H11])+IF([9aCS_ages.H11]=&quot;&quot;;0;[9aCS_ages.H11])+IF(['9aS-Algarve'.H11]=&quot;&quot;;0;['9aS-Algarve'.H11]))">
            <text:p/>
          </table:table-cell>
          <table:table-cell table:style-name="ce72" table:formula="of:=IF(IF([9aCN_ages.I11]=&quot;&quot;;0;[9aCN_ages.I11])+IF([9aCS_ages.I11]=&quot;&quot;;0;[9aCS_ages.I11])+IF(['9aS-Algarve'.I11]=&quot;&quot;;0;['9aS-Algarve'.I11])=0;&quot;&quot;;IF([9aCN_ages.I11]=&quot;&quot;;0;[9aCN_ages.I11])+IF([9aCS_ages.I11]=&quot;&quot;;0;[9aCS_ages.I11])+IF(['9aS-Algarve'.I11]=&quot;&quot;;0;['9aS-Algarve'.I11])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IF([9aCN_ages.M11]=&quot;&quot;;0;[9aCN_ages.M11])+IF([9aCS_ages.M11]=&quot;&quot;;0;[9aCS_ages.M11])+IF(['9aS-Algarve'.M11]=&quot;&quot;;0;['9aS-Algarve'.M11])=0;&quot;&quot;;IF([9aCN_ages.M11]=&quot;&quot;;0;[9aCN_ages.M11])+IF([9aCS_ages.M11]=&quot;&quot;;0;[9aCS_ages.M11])+IF(['9aS-Algarve'.M11]=&quot;&quot;;0;['9aS-Algarve'.M11]))">
            <text:p/>
          </table:table-cell>
          <table:table-cell table:style-name="ce72" table:formula="of:=IF(IF([9aCN_ages.N11]=&quot;&quot;;0;[9aCN_ages.N11])+IF([9aCS_ages.N11]=&quot;&quot;;0;[9aCS_ages.N11])+IF(['9aS-Algarve'.N11]=&quot;&quot;;0;['9aS-Algarve'.N11])=0;&quot;&quot;;IF([9aCN_ages.N11]=&quot;&quot;;0;[9aCN_ages.N11])+IF([9aCS_ages.N11]=&quot;&quot;;0;[9aCS_ages.N11])+IF(['9aS-Algarve'.N11]=&quot;&quot;;0;['9aS-Algarve'.N11]))">
            <text:p/>
          </table:table-cell>
          <table:table-cell table:style-name="ce72" table:formula="of:=IF(IF([9aCN_ages.O11]=&quot;&quot;;0;[9aCN_ages.O11])+IF([9aCS_ages.O11]=&quot;&quot;;0;[9aCS_ages.O11])+IF(['9aS-Algarve'.O11]=&quot;&quot;;0;['9aS-Algarve'.O11])=0;&quot;&quot;;IF([9aCN_ages.O11]=&quot;&quot;;0;[9aCN_ages.O11])+IF([9aCS_ages.O11]=&quot;&quot;;0;[9aCS_ages.O11])+IF(['9aS-Algarve'.O11]=&quot;&quot;;0;['9aS-Algarve'.O11]))">
            <text:p/>
          </table:table-cell>
          <table:table-cell table:style-name="ce72" table:formula="of:=IF(IF([9aCN_ages.P11]=&quot;&quot;;0;[9aCN_ages.P11])+IF([9aCS_ages.P11]=&quot;&quot;;0;[9aCS_ages.P11])+IF(['9aS-Algarve'.P11]=&quot;&quot;;0;['9aS-Algarve'.P11])=0;&quot;&quot;;IF([9aCN_ages.P11]=&quot;&quot;;0;[9aCN_ages.P11])+IF([9aCS_ages.P11]=&quot;&quot;;0;[9aCS_ages.P11])+IF(['9aS-Algarve'.P11]=&quot;&quot;;0;['9aS-Algarve'.P11]))">
            <text:p/>
          </table:table-cell>
          <table:table-cell table:style-name="ce72" table:formula="of:=IF(IF([9aCN_ages.Q11]=&quot;&quot;;0;[9aCN_ages.Q11])+IF([9aCS_ages.Q11]=&quot;&quot;;0;[9aCS_ages.Q11])+IF(['9aS-Algarve'.Q11]=&quot;&quot;;0;['9aS-Algarve'.Q11])=0;&quot;&quot;;IF([9aCN_ages.Q11]=&quot;&quot;;0;[9aCN_ages.Q11])+IF([9aCS_ages.Q11]=&quot;&quot;;0;[9aCS_ages.Q11])+IF(['9aS-Algarve'.Q11]=&quot;&quot;;0;['9aS-Algarve'.Q11]))">
            <text:p/>
          </table:table-cell>
          <table:table-cell table:style-name="ce72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2]+[$9aCS_ages.A12]+[$9aCN_ages.A12]" office:value-type="float" office:value="0" calcext:value-type="float">
            <text:p>0</text:p>
          </table:table-cell>
          <table:table-cell table:style-name="ce71" table:formula="of:=[$'9aS-Algarve'.B12]+[$9aCS_ages.B12]+[$9aCN_ages.B12]" office:value-type="float" office:value="0" calcext:value-type="float">
            <text:p>0</text:p>
          </table:table-cell>
          <table:table-cell table:style-name="ce74" table:formula="of:=([.E$1]*([.D12])^[.E$2])*[.A12]/1000000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IF([9aCN_ages.E12]=&quot;&quot;;0;[9aCN_ages.E12])+IF([9aCS_ages.E12]=&quot;&quot;;0;[9aCS_ages.E12])+IF(['9aS-Algarve'.E12]=&quot;&quot;;0;['9aS-Algarve'.E12])=0;&quot;&quot;;IF([9aCN_ages.E12]=&quot;&quot;;0;[9aCN_ages.E12])+IF([9aCS_ages.E12]=&quot;&quot;;0;[9aCS_ages.E12])+IF(['9aS-Algarve'.E12]=&quot;&quot;;0;['9aS-Algarve'.E12]))">
            <text:p/>
          </table:table-cell>
          <table:table-cell table:style-name="ce72" table:formula="of:=IF(IF([9aCN_ages.F12]=&quot;&quot;;0;[9aCN_ages.F12])+IF([9aCS_ages.F12]=&quot;&quot;;0;[9aCS_ages.F12])+IF(['9aS-Algarve'.F12]=&quot;&quot;;0;['9aS-Algarve'.F12])=0;&quot;&quot;;IF([9aCN_ages.F12]=&quot;&quot;;0;[9aCN_ages.F12])+IF([9aCS_ages.F12]=&quot;&quot;;0;[9aCS_ages.F12])+IF(['9aS-Algarve'.F12]=&quot;&quot;;0;['9aS-Algarve'.F12]))">
            <text:p/>
          </table:table-cell>
          <table:table-cell table:style-name="ce72" table:formula="of:=IF(IF([9aCN_ages.G12]=&quot;&quot;;0;[9aCN_ages.G12])+IF([9aCS_ages.G12]=&quot;&quot;;0;[9aCS_ages.G12])+IF(['9aS-Algarve'.G12]=&quot;&quot;;0;['9aS-Algarve'.G12])=0;&quot;&quot;;IF([9aCN_ages.G12]=&quot;&quot;;0;[9aCN_ages.G12])+IF([9aCS_ages.G12]=&quot;&quot;;0;[9aCS_ages.G12])+IF(['9aS-Algarve'.G12]=&quot;&quot;;0;['9aS-Algarve'.G12]))">
            <text:p/>
          </table:table-cell>
          <table:table-cell table:style-name="ce72" table:formula="of:=IF(IF([9aCN_ages.H12]=&quot;&quot;;0;[9aCN_ages.H12])+IF([9aCS_ages.H12]=&quot;&quot;;0;[9aCS_ages.H12])+IF(['9aS-Algarve'.H12]=&quot;&quot;;0;['9aS-Algarve'.H12])=0;&quot;&quot;;IF([9aCN_ages.H12]=&quot;&quot;;0;[9aCN_ages.H12])+IF([9aCS_ages.H12]=&quot;&quot;;0;[9aCS_ages.H12])+IF(['9aS-Algarve'.H12]=&quot;&quot;;0;['9aS-Algarve'.H12]))">
            <text:p/>
          </table:table-cell>
          <table:table-cell table:style-name="ce72" table:formula="of:=IF(IF([9aCN_ages.I12]=&quot;&quot;;0;[9aCN_ages.I12])+IF([9aCS_ages.I12]=&quot;&quot;;0;[9aCS_ages.I12])+IF(['9aS-Algarve'.I12]=&quot;&quot;;0;['9aS-Algarve'.I12])=0;&quot;&quot;;IF([9aCN_ages.I12]=&quot;&quot;;0;[9aCN_ages.I12])+IF([9aCS_ages.I12]=&quot;&quot;;0;[9aCS_ages.I12])+IF(['9aS-Algarve'.I12]=&quot;&quot;;0;['9aS-Algarve'.I12])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IF([9aCN_ages.M12]=&quot;&quot;;0;[9aCN_ages.M12])+IF([9aCS_ages.M12]=&quot;&quot;;0;[9aCS_ages.M12])+IF(['9aS-Algarve'.M12]=&quot;&quot;;0;['9aS-Algarve'.M12])=0;&quot;&quot;;IF([9aCN_ages.M12]=&quot;&quot;;0;[9aCN_ages.M12])+IF([9aCS_ages.M12]=&quot;&quot;;0;[9aCS_ages.M12])+IF(['9aS-Algarve'.M12]=&quot;&quot;;0;['9aS-Algarve'.M12]))">
            <text:p/>
          </table:table-cell>
          <table:table-cell table:style-name="ce72" table:formula="of:=IF(IF([9aCN_ages.N12]=&quot;&quot;;0;[9aCN_ages.N12])+IF([9aCS_ages.N12]=&quot;&quot;;0;[9aCS_ages.N12])+IF(['9aS-Algarve'.N12]=&quot;&quot;;0;['9aS-Algarve'.N12])=0;&quot;&quot;;IF([9aCN_ages.N12]=&quot;&quot;;0;[9aCN_ages.N12])+IF([9aCS_ages.N12]=&quot;&quot;;0;[9aCS_ages.N12])+IF(['9aS-Algarve'.N12]=&quot;&quot;;0;['9aS-Algarve'.N12]))">
            <text:p/>
          </table:table-cell>
          <table:table-cell table:style-name="ce72" table:formula="of:=IF(IF([9aCN_ages.O12]=&quot;&quot;;0;[9aCN_ages.O12])+IF([9aCS_ages.O12]=&quot;&quot;;0;[9aCS_ages.O12])+IF(['9aS-Algarve'.O12]=&quot;&quot;;0;['9aS-Algarve'.O12])=0;&quot;&quot;;IF([9aCN_ages.O12]=&quot;&quot;;0;[9aCN_ages.O12])+IF([9aCS_ages.O12]=&quot;&quot;;0;[9aCS_ages.O12])+IF(['9aS-Algarve'.O12]=&quot;&quot;;0;['9aS-Algarve'.O12]))">
            <text:p/>
          </table:table-cell>
          <table:table-cell table:style-name="ce72" table:formula="of:=IF(IF([9aCN_ages.P12]=&quot;&quot;;0;[9aCN_ages.P12])+IF([9aCS_ages.P12]=&quot;&quot;;0;[9aCS_ages.P12])+IF(['9aS-Algarve'.P12]=&quot;&quot;;0;['9aS-Algarve'.P12])=0;&quot;&quot;;IF([9aCN_ages.P12]=&quot;&quot;;0;[9aCN_ages.P12])+IF([9aCS_ages.P12]=&quot;&quot;;0;[9aCS_ages.P12])+IF(['9aS-Algarve'.P12]=&quot;&quot;;0;['9aS-Algarve'.P12]))">
            <text:p/>
          </table:table-cell>
          <table:table-cell table:style-name="ce72" table:formula="of:=IF(IF([9aCN_ages.Q12]=&quot;&quot;;0;[9aCN_ages.Q12])+IF([9aCS_ages.Q12]=&quot;&quot;;0;[9aCS_ages.Q12])+IF(['9aS-Algarve'.Q12]=&quot;&quot;;0;['9aS-Algarve'.Q12])=0;&quot;&quot;;IF([9aCN_ages.Q12]=&quot;&quot;;0;[9aCN_ages.Q12])+IF([9aCS_ages.Q12]=&quot;&quot;;0;[9aCS_ages.Q12])+IF(['9aS-Algarve'.Q12]=&quot;&quot;;0;['9aS-Algarve'.Q12]))">
            <text:p/>
          </table:table-cell>
          <table:table-cell table:style-name="ce72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3]+[$9aCS_ages.A13]+[$9aCN_ages.A13]" office:value-type="float" office:value="0" calcext:value-type="float">
            <text:p>0</text:p>
          </table:table-cell>
          <table:table-cell table:style-name="ce71" table:formula="of:=[$'9aS-Algarve'.B13]+[$9aCS_ages.B13]+[$9aCN_ages.B13]" office:value-type="float" office:value="0" calcext:value-type="float">
            <text:p>0</text:p>
          </table:table-cell>
          <table:table-cell table:style-name="ce74" table:formula="of:=([.E$1]*([.D13])^[.E$2])*[.A13]/1000000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IF([9aCN_ages.E13]=&quot;&quot;;0;[9aCN_ages.E13])+IF([9aCS_ages.E13]=&quot;&quot;;0;[9aCS_ages.E13])+IF(['9aS-Algarve'.E13]=&quot;&quot;;0;['9aS-Algarve'.E13])=0;&quot;&quot;;IF([9aCN_ages.E13]=&quot;&quot;;0;[9aCN_ages.E13])+IF([9aCS_ages.E13]=&quot;&quot;;0;[9aCS_ages.E13])+IF(['9aS-Algarve'.E13]=&quot;&quot;;0;['9aS-Algarve'.E13]))">
            <text:p/>
          </table:table-cell>
          <table:table-cell table:style-name="ce72" table:formula="of:=IF(IF([9aCN_ages.F13]=&quot;&quot;;0;[9aCN_ages.F13])+IF([9aCS_ages.F13]=&quot;&quot;;0;[9aCS_ages.F13])+IF(['9aS-Algarve'.F13]=&quot;&quot;;0;['9aS-Algarve'.F13])=0;&quot;&quot;;IF([9aCN_ages.F13]=&quot;&quot;;0;[9aCN_ages.F13])+IF([9aCS_ages.F13]=&quot;&quot;;0;[9aCS_ages.F13])+IF(['9aS-Algarve'.F13]=&quot;&quot;;0;['9aS-Algarve'.F13]))">
            <text:p/>
          </table:table-cell>
          <table:table-cell table:style-name="ce72" table:formula="of:=IF(IF([9aCN_ages.G13]=&quot;&quot;;0;[9aCN_ages.G13])+IF([9aCS_ages.G13]=&quot;&quot;;0;[9aCS_ages.G13])+IF(['9aS-Algarve'.G13]=&quot;&quot;;0;['9aS-Algarve'.G13])=0;&quot;&quot;;IF([9aCN_ages.G13]=&quot;&quot;;0;[9aCN_ages.G13])+IF([9aCS_ages.G13]=&quot;&quot;;0;[9aCS_ages.G13])+IF(['9aS-Algarve'.G13]=&quot;&quot;;0;['9aS-Algarve'.G13]))">
            <text:p/>
          </table:table-cell>
          <table:table-cell table:style-name="ce72" table:formula="of:=IF(IF([9aCN_ages.H13]=&quot;&quot;;0;[9aCN_ages.H13])+IF([9aCS_ages.H13]=&quot;&quot;;0;[9aCS_ages.H13])+IF(['9aS-Algarve'.H13]=&quot;&quot;;0;['9aS-Algarve'.H13])=0;&quot;&quot;;IF([9aCN_ages.H13]=&quot;&quot;;0;[9aCN_ages.H13])+IF([9aCS_ages.H13]=&quot;&quot;;0;[9aCS_ages.H13])+IF(['9aS-Algarve'.H13]=&quot;&quot;;0;['9aS-Algarve'.H13]))">
            <text:p/>
          </table:table-cell>
          <table:table-cell table:style-name="ce72" table:formula="of:=IF(IF([9aCN_ages.I13]=&quot;&quot;;0;[9aCN_ages.I13])+IF([9aCS_ages.I13]=&quot;&quot;;0;[9aCS_ages.I13])+IF(['9aS-Algarve'.I13]=&quot;&quot;;0;['9aS-Algarve'.I13])=0;&quot;&quot;;IF([9aCN_ages.I13]=&quot;&quot;;0;[9aCN_ages.I13])+IF([9aCS_ages.I13]=&quot;&quot;;0;[9aCS_ages.I13])+IF(['9aS-Algarve'.I13]=&quot;&quot;;0;['9aS-Algarve'.I13])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IF([9aCN_ages.M13]=&quot;&quot;;0;[9aCN_ages.M13])+IF([9aCS_ages.M13]=&quot;&quot;;0;[9aCS_ages.M13])+IF(['9aS-Algarve'.M13]=&quot;&quot;;0;['9aS-Algarve'.M13])=0;&quot;&quot;;IF([9aCN_ages.M13]=&quot;&quot;;0;[9aCN_ages.M13])+IF([9aCS_ages.M13]=&quot;&quot;;0;[9aCS_ages.M13])+IF(['9aS-Algarve'.M13]=&quot;&quot;;0;['9aS-Algarve'.M13]))">
            <text:p/>
          </table:table-cell>
          <table:table-cell table:style-name="ce72" table:formula="of:=IF(IF([9aCN_ages.N13]=&quot;&quot;;0;[9aCN_ages.N13])+IF([9aCS_ages.N13]=&quot;&quot;;0;[9aCS_ages.N13])+IF(['9aS-Algarve'.N13]=&quot;&quot;;0;['9aS-Algarve'.N13])=0;&quot;&quot;;IF([9aCN_ages.N13]=&quot;&quot;;0;[9aCN_ages.N13])+IF([9aCS_ages.N13]=&quot;&quot;;0;[9aCS_ages.N13])+IF(['9aS-Algarve'.N13]=&quot;&quot;;0;['9aS-Algarve'.N13]))">
            <text:p/>
          </table:table-cell>
          <table:table-cell table:style-name="ce72" table:formula="of:=IF(IF([9aCN_ages.O13]=&quot;&quot;;0;[9aCN_ages.O13])+IF([9aCS_ages.O13]=&quot;&quot;;0;[9aCS_ages.O13])+IF(['9aS-Algarve'.O13]=&quot;&quot;;0;['9aS-Algarve'.O13])=0;&quot;&quot;;IF([9aCN_ages.O13]=&quot;&quot;;0;[9aCN_ages.O13])+IF([9aCS_ages.O13]=&quot;&quot;;0;[9aCS_ages.O13])+IF(['9aS-Algarve'.O13]=&quot;&quot;;0;['9aS-Algarve'.O13]))">
            <text:p/>
          </table:table-cell>
          <table:table-cell table:style-name="ce72" table:formula="of:=IF(IF([9aCN_ages.P13]=&quot;&quot;;0;[9aCN_ages.P13])+IF([9aCS_ages.P13]=&quot;&quot;;0;[9aCS_ages.P13])+IF(['9aS-Algarve'.P13]=&quot;&quot;;0;['9aS-Algarve'.P13])=0;&quot;&quot;;IF([9aCN_ages.P13]=&quot;&quot;;0;[9aCN_ages.P13])+IF([9aCS_ages.P13]=&quot;&quot;;0;[9aCS_ages.P13])+IF(['9aS-Algarve'.P13]=&quot;&quot;;0;['9aS-Algarve'.P13]))">
            <text:p/>
          </table:table-cell>
          <table:table-cell table:style-name="ce72" table:formula="of:=IF(IF([9aCN_ages.Q13]=&quot;&quot;;0;[9aCN_ages.Q13])+IF([9aCS_ages.Q13]=&quot;&quot;;0;[9aCS_ages.Q13])+IF(['9aS-Algarve'.Q13]=&quot;&quot;;0;['9aS-Algarve'.Q13])=0;&quot;&quot;;IF([9aCN_ages.Q13]=&quot;&quot;;0;[9aCN_ages.Q13])+IF([9aCS_ages.Q13]=&quot;&quot;;0;[9aCS_ages.Q13])+IF(['9aS-Algarve'.Q13]=&quot;&quot;;0;['9aS-Algarve'.Q13]))">
            <text:p/>
          </table:table-cell>
          <table:table-cell table:style-name="ce72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4]+[$9aCS_ages.A14]+[$9aCN_ages.A14]" office:value-type="float" office:value="0" calcext:value-type="float">
            <text:p>0</text:p>
          </table:table-cell>
          <table:table-cell table:style-name="ce71" table:formula="of:=[$'9aS-Algarve'.B14]+[$9aCS_ages.B14]+[$9aCN_ages.B14]" office:value-type="float" office:value="0" calcext:value-type="float">
            <text:p>0</text:p>
          </table:table-cell>
          <table:table-cell table:style-name="ce74" table:formula="of:=([.E$1]*([.D14])^[.E$2])*[.A14]/1000000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IF([9aCN_ages.E14]=&quot;&quot;;0;[9aCN_ages.E14])+IF([9aCS_ages.E14]=&quot;&quot;;0;[9aCS_ages.E14])+IF(['9aS-Algarve'.E14]=&quot;&quot;;0;['9aS-Algarve'.E14])=0;&quot;&quot;;IF([9aCN_ages.E14]=&quot;&quot;;0;[9aCN_ages.E14])+IF([9aCS_ages.E14]=&quot;&quot;;0;[9aCS_ages.E14])+IF(['9aS-Algarve'.E14]=&quot;&quot;;0;['9aS-Algarve'.E14]))">
            <text:p/>
          </table:table-cell>
          <table:table-cell table:style-name="ce72" table:formula="of:=IF(IF([9aCN_ages.F14]=&quot;&quot;;0;[9aCN_ages.F14])+IF([9aCS_ages.F14]=&quot;&quot;;0;[9aCS_ages.F14])+IF(['9aS-Algarve'.F14]=&quot;&quot;;0;['9aS-Algarve'.F14])=0;&quot;&quot;;IF([9aCN_ages.F14]=&quot;&quot;;0;[9aCN_ages.F14])+IF([9aCS_ages.F14]=&quot;&quot;;0;[9aCS_ages.F14])+IF(['9aS-Algarve'.F14]=&quot;&quot;;0;['9aS-Algarve'.F14]))">
            <text:p/>
          </table:table-cell>
          <table:table-cell table:style-name="ce72" table:formula="of:=IF(IF([9aCN_ages.G14]=&quot;&quot;;0;[9aCN_ages.G14])+IF([9aCS_ages.G14]=&quot;&quot;;0;[9aCS_ages.G14])+IF(['9aS-Algarve'.G14]=&quot;&quot;;0;['9aS-Algarve'.G14])=0;&quot;&quot;;IF([9aCN_ages.G14]=&quot;&quot;;0;[9aCN_ages.G14])+IF([9aCS_ages.G14]=&quot;&quot;;0;[9aCS_ages.G14])+IF(['9aS-Algarve'.G14]=&quot;&quot;;0;['9aS-Algarve'.G14]))">
            <text:p/>
          </table:table-cell>
          <table:table-cell table:style-name="ce72" table:formula="of:=IF(IF([9aCN_ages.H14]=&quot;&quot;;0;[9aCN_ages.H14])+IF([9aCS_ages.H14]=&quot;&quot;;0;[9aCS_ages.H14])+IF(['9aS-Algarve'.H14]=&quot;&quot;;0;['9aS-Algarve'.H14])=0;&quot;&quot;;IF([9aCN_ages.H14]=&quot;&quot;;0;[9aCN_ages.H14])+IF([9aCS_ages.H14]=&quot;&quot;;0;[9aCS_ages.H14])+IF(['9aS-Algarve'.H14]=&quot;&quot;;0;['9aS-Algarve'.H14]))">
            <text:p/>
          </table:table-cell>
          <table:table-cell table:style-name="ce72" table:formula="of:=IF(IF([9aCN_ages.I14]=&quot;&quot;;0;[9aCN_ages.I14])+IF([9aCS_ages.I14]=&quot;&quot;;0;[9aCS_ages.I14])+IF(['9aS-Algarve'.I14]=&quot;&quot;;0;['9aS-Algarve'.I14])=0;&quot;&quot;;IF([9aCN_ages.I14]=&quot;&quot;;0;[9aCN_ages.I14])+IF([9aCS_ages.I14]=&quot;&quot;;0;[9aCS_ages.I14])+IF(['9aS-Algarve'.I14]=&quot;&quot;;0;['9aS-Algarve'.I14])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IF([9aCN_ages.M14]=&quot;&quot;;0;[9aCN_ages.M14])+IF([9aCS_ages.M14]=&quot;&quot;;0;[9aCS_ages.M14])+IF(['9aS-Algarve'.M14]=&quot;&quot;;0;['9aS-Algarve'.M14])=0;&quot;&quot;;IF([9aCN_ages.M14]=&quot;&quot;;0;[9aCN_ages.M14])+IF([9aCS_ages.M14]=&quot;&quot;;0;[9aCS_ages.M14])+IF(['9aS-Algarve'.M14]=&quot;&quot;;0;['9aS-Algarve'.M14]))">
            <text:p/>
          </table:table-cell>
          <table:table-cell table:style-name="ce72" table:formula="of:=IF(IF([9aCN_ages.N14]=&quot;&quot;;0;[9aCN_ages.N14])+IF([9aCS_ages.N14]=&quot;&quot;;0;[9aCS_ages.N14])+IF(['9aS-Algarve'.N14]=&quot;&quot;;0;['9aS-Algarve'.N14])=0;&quot;&quot;;IF([9aCN_ages.N14]=&quot;&quot;;0;[9aCN_ages.N14])+IF([9aCS_ages.N14]=&quot;&quot;;0;[9aCS_ages.N14])+IF(['9aS-Algarve'.N14]=&quot;&quot;;0;['9aS-Algarve'.N14]))">
            <text:p/>
          </table:table-cell>
          <table:table-cell table:style-name="ce72" table:formula="of:=IF(IF([9aCN_ages.O14]=&quot;&quot;;0;[9aCN_ages.O14])+IF([9aCS_ages.O14]=&quot;&quot;;0;[9aCS_ages.O14])+IF(['9aS-Algarve'.O14]=&quot;&quot;;0;['9aS-Algarve'.O14])=0;&quot;&quot;;IF([9aCN_ages.O14]=&quot;&quot;;0;[9aCN_ages.O14])+IF([9aCS_ages.O14]=&quot;&quot;;0;[9aCS_ages.O14])+IF(['9aS-Algarve'.O14]=&quot;&quot;;0;['9aS-Algarve'.O14]))">
            <text:p/>
          </table:table-cell>
          <table:table-cell table:style-name="ce72" table:formula="of:=IF(IF([9aCN_ages.P14]=&quot;&quot;;0;[9aCN_ages.P14])+IF([9aCS_ages.P14]=&quot;&quot;;0;[9aCS_ages.P14])+IF(['9aS-Algarve'.P14]=&quot;&quot;;0;['9aS-Algarve'.P14])=0;&quot;&quot;;IF([9aCN_ages.P14]=&quot;&quot;;0;[9aCN_ages.P14])+IF([9aCS_ages.P14]=&quot;&quot;;0;[9aCS_ages.P14])+IF(['9aS-Algarve'.P14]=&quot;&quot;;0;['9aS-Algarve'.P14]))">
            <text:p/>
          </table:table-cell>
          <table:table-cell table:style-name="ce72" table:formula="of:=IF(IF([9aCN_ages.Q14]=&quot;&quot;;0;[9aCN_ages.Q14])+IF([9aCS_ages.Q14]=&quot;&quot;;0;[9aCS_ages.Q14])+IF(['9aS-Algarve'.Q14]=&quot;&quot;;0;['9aS-Algarve'.Q14])=0;&quot;&quot;;IF([9aCN_ages.Q14]=&quot;&quot;;0;[9aCN_ages.Q14])+IF([9aCS_ages.Q14]=&quot;&quot;;0;[9aCS_ages.Q14])+IF(['9aS-Algarve'.Q14]=&quot;&quot;;0;['9aS-Algarve'.Q14]))">
            <text:p/>
          </table:table-cell>
          <table:table-cell table:style-name="ce72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5]+[$9aCS_ages.A15]+[$9aCN_ages.A15]" office:value-type="float" office:value="0" calcext:value-type="float">
            <text:p>0</text:p>
          </table:table-cell>
          <table:table-cell table:style-name="ce71" table:formula="of:=[$'9aS-Algarve'.B15]+[$9aCS_ages.B15]+[$9aCN_ages.B15]" office:value-type="float" office:value="0" calcext:value-type="float">
            <text:p>0</text:p>
          </table:table-cell>
          <table:table-cell table:style-name="ce74" table:formula="of:=([.E$1]*([.D15])^[.E$2])*[.A15]/1000000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IF([9aCN_ages.E15]=&quot;&quot;;0;[9aCN_ages.E15])+IF([9aCS_ages.E15]=&quot;&quot;;0;[9aCS_ages.E15])+IF(['9aS-Algarve'.E15]=&quot;&quot;;0;['9aS-Algarve'.E15])=0;&quot;&quot;;IF([9aCN_ages.E15]=&quot;&quot;;0;[9aCN_ages.E15])+IF([9aCS_ages.E15]=&quot;&quot;;0;[9aCS_ages.E15])+IF(['9aS-Algarve'.E15]=&quot;&quot;;0;['9aS-Algarve'.E15]))">
            <text:p/>
          </table:table-cell>
          <table:table-cell table:style-name="ce72" table:formula="of:=IF(IF([9aCN_ages.F15]=&quot;&quot;;0;[9aCN_ages.F15])+IF([9aCS_ages.F15]=&quot;&quot;;0;[9aCS_ages.F15])+IF(['9aS-Algarve'.F15]=&quot;&quot;;0;['9aS-Algarve'.F15])=0;&quot;&quot;;IF([9aCN_ages.F15]=&quot;&quot;;0;[9aCN_ages.F15])+IF([9aCS_ages.F15]=&quot;&quot;;0;[9aCS_ages.F15])+IF(['9aS-Algarve'.F15]=&quot;&quot;;0;['9aS-Algarve'.F15]))">
            <text:p/>
          </table:table-cell>
          <table:table-cell table:style-name="ce72" table:formula="of:=IF(IF([9aCN_ages.G15]=&quot;&quot;;0;[9aCN_ages.G15])+IF([9aCS_ages.G15]=&quot;&quot;;0;[9aCS_ages.G15])+IF(['9aS-Algarve'.G15]=&quot;&quot;;0;['9aS-Algarve'.G15])=0;&quot;&quot;;IF([9aCN_ages.G15]=&quot;&quot;;0;[9aCN_ages.G15])+IF([9aCS_ages.G15]=&quot;&quot;;0;[9aCS_ages.G15])+IF(['9aS-Algarve'.G15]=&quot;&quot;;0;['9aS-Algarve'.G15]))">
            <text:p/>
          </table:table-cell>
          <table:table-cell table:style-name="ce72" table:formula="of:=IF(IF([9aCN_ages.H15]=&quot;&quot;;0;[9aCN_ages.H15])+IF([9aCS_ages.H15]=&quot;&quot;;0;[9aCS_ages.H15])+IF(['9aS-Algarve'.H15]=&quot;&quot;;0;['9aS-Algarve'.H15])=0;&quot;&quot;;IF([9aCN_ages.H15]=&quot;&quot;;0;[9aCN_ages.H15])+IF([9aCS_ages.H15]=&quot;&quot;;0;[9aCS_ages.H15])+IF(['9aS-Algarve'.H15]=&quot;&quot;;0;['9aS-Algarve'.H15]))">
            <text:p/>
          </table:table-cell>
          <table:table-cell table:style-name="ce72" table:formula="of:=IF(IF([9aCN_ages.I15]=&quot;&quot;;0;[9aCN_ages.I15])+IF([9aCS_ages.I15]=&quot;&quot;;0;[9aCS_ages.I15])+IF(['9aS-Algarve'.I15]=&quot;&quot;;0;['9aS-Algarve'.I15])=0;&quot;&quot;;IF([9aCN_ages.I15]=&quot;&quot;;0;[9aCN_ages.I15])+IF([9aCS_ages.I15]=&quot;&quot;;0;[9aCS_ages.I15])+IF(['9aS-Algarve'.I15]=&quot;&quot;;0;['9aS-Algarve'.I15])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IF([9aCN_ages.M15]=&quot;&quot;;0;[9aCN_ages.M15])+IF([9aCS_ages.M15]=&quot;&quot;;0;[9aCS_ages.M15])+IF(['9aS-Algarve'.M15]=&quot;&quot;;0;['9aS-Algarve'.M15])=0;&quot;&quot;;IF([9aCN_ages.M15]=&quot;&quot;;0;[9aCN_ages.M15])+IF([9aCS_ages.M15]=&quot;&quot;;0;[9aCS_ages.M15])+IF(['9aS-Algarve'.M15]=&quot;&quot;;0;['9aS-Algarve'.M15]))">
            <text:p/>
          </table:table-cell>
          <table:table-cell table:style-name="ce72" table:formula="of:=IF(IF([9aCN_ages.N15]=&quot;&quot;;0;[9aCN_ages.N15])+IF([9aCS_ages.N15]=&quot;&quot;;0;[9aCS_ages.N15])+IF(['9aS-Algarve'.N15]=&quot;&quot;;0;['9aS-Algarve'.N15])=0;&quot;&quot;;IF([9aCN_ages.N15]=&quot;&quot;;0;[9aCN_ages.N15])+IF([9aCS_ages.N15]=&quot;&quot;;0;[9aCS_ages.N15])+IF(['9aS-Algarve'.N15]=&quot;&quot;;0;['9aS-Algarve'.N15]))">
            <text:p/>
          </table:table-cell>
          <table:table-cell table:style-name="ce72" table:formula="of:=IF(IF([9aCN_ages.O15]=&quot;&quot;;0;[9aCN_ages.O15])+IF([9aCS_ages.O15]=&quot;&quot;;0;[9aCS_ages.O15])+IF(['9aS-Algarve'.O15]=&quot;&quot;;0;['9aS-Algarve'.O15])=0;&quot;&quot;;IF([9aCN_ages.O15]=&quot;&quot;;0;[9aCN_ages.O15])+IF([9aCS_ages.O15]=&quot;&quot;;0;[9aCS_ages.O15])+IF(['9aS-Algarve'.O15]=&quot;&quot;;0;['9aS-Algarve'.O15]))">
            <text:p/>
          </table:table-cell>
          <table:table-cell table:style-name="ce72" table:formula="of:=IF(IF([9aCN_ages.P15]=&quot;&quot;;0;[9aCN_ages.P15])+IF([9aCS_ages.P15]=&quot;&quot;;0;[9aCS_ages.P15])+IF(['9aS-Algarve'.P15]=&quot;&quot;;0;['9aS-Algarve'.P15])=0;&quot;&quot;;IF([9aCN_ages.P15]=&quot;&quot;;0;[9aCN_ages.P15])+IF([9aCS_ages.P15]=&quot;&quot;;0;[9aCS_ages.P15])+IF(['9aS-Algarve'.P15]=&quot;&quot;;0;['9aS-Algarve'.P15]))">
            <text:p/>
          </table:table-cell>
          <table:table-cell table:style-name="ce72" table:formula="of:=IF(IF([9aCN_ages.Q15]=&quot;&quot;;0;[9aCN_ages.Q15])+IF([9aCS_ages.Q15]=&quot;&quot;;0;[9aCS_ages.Q15])+IF(['9aS-Algarve'.Q15]=&quot;&quot;;0;['9aS-Algarve'.Q15])=0;&quot;&quot;;IF([9aCN_ages.Q15]=&quot;&quot;;0;[9aCN_ages.Q15])+IF([9aCS_ages.Q15]=&quot;&quot;;0;[9aCS_ages.Q15])+IF(['9aS-Algarve'.Q15]=&quot;&quot;;0;['9aS-Algarve'.Q15]))">
            <text:p/>
          </table:table-cell>
          <table:table-cell table:style-name="ce72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6]+[$9aCS_ages.A16]+[$9aCN_ages.A16]" office:value-type="float" office:value="0" calcext:value-type="float">
            <text:p>0</text:p>
          </table:table-cell>
          <table:table-cell table:style-name="ce71" table:formula="of:=[$'9aS-Algarve'.B16]+[$9aCS_ages.B16]+[$9aCN_ages.B16]" office:value-type="float" office:value="0" calcext:value-type="float">
            <text:p>0</text:p>
          </table:table-cell>
          <table:table-cell table:style-name="ce74" table:formula="of:=([.E$1]*([.D16])^[.E$2])*[.A16]/1000000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IF([9aCN_ages.E16]=&quot;&quot;;0;[9aCN_ages.E16])+IF([9aCS_ages.E16]=&quot;&quot;;0;[9aCS_ages.E16])+IF(['9aS-Algarve'.E16]=&quot;&quot;;0;['9aS-Algarve'.E16])=0;&quot;&quot;;IF([9aCN_ages.E16]=&quot;&quot;;0;[9aCN_ages.E16])+IF([9aCS_ages.E16]=&quot;&quot;;0;[9aCS_ages.E16])+IF(['9aS-Algarve'.E16]=&quot;&quot;;0;['9aS-Algarve'.E16]))">
            <text:p/>
          </table:table-cell>
          <table:table-cell table:style-name="ce72" table:formula="of:=IF(IF([9aCN_ages.F16]=&quot;&quot;;0;[9aCN_ages.F16])+IF([9aCS_ages.F16]=&quot;&quot;;0;[9aCS_ages.F16])+IF(['9aS-Algarve'.F16]=&quot;&quot;;0;['9aS-Algarve'.F16])=0;&quot;&quot;;IF([9aCN_ages.F16]=&quot;&quot;;0;[9aCN_ages.F16])+IF([9aCS_ages.F16]=&quot;&quot;;0;[9aCS_ages.F16])+IF(['9aS-Algarve'.F16]=&quot;&quot;;0;['9aS-Algarve'.F16]))">
            <text:p/>
          </table:table-cell>
          <table:table-cell table:style-name="ce72" table:formula="of:=IF(IF([9aCN_ages.G16]=&quot;&quot;;0;[9aCN_ages.G16])+IF([9aCS_ages.G16]=&quot;&quot;;0;[9aCS_ages.G16])+IF(['9aS-Algarve'.G16]=&quot;&quot;;0;['9aS-Algarve'.G16])=0;&quot;&quot;;IF([9aCN_ages.G16]=&quot;&quot;;0;[9aCN_ages.G16])+IF([9aCS_ages.G16]=&quot;&quot;;0;[9aCS_ages.G16])+IF(['9aS-Algarve'.G16]=&quot;&quot;;0;['9aS-Algarve'.G16]))">
            <text:p/>
          </table:table-cell>
          <table:table-cell table:style-name="ce72" table:formula="of:=IF(IF([9aCN_ages.H16]=&quot;&quot;;0;[9aCN_ages.H16])+IF([9aCS_ages.H16]=&quot;&quot;;0;[9aCS_ages.H16])+IF(['9aS-Algarve'.H16]=&quot;&quot;;0;['9aS-Algarve'.H16])=0;&quot;&quot;;IF([9aCN_ages.H16]=&quot;&quot;;0;[9aCN_ages.H16])+IF([9aCS_ages.H16]=&quot;&quot;;0;[9aCS_ages.H16])+IF(['9aS-Algarve'.H16]=&quot;&quot;;0;['9aS-Algarve'.H16]))">
            <text:p/>
          </table:table-cell>
          <table:table-cell table:style-name="ce72" table:formula="of:=IF(IF([9aCN_ages.I16]=&quot;&quot;;0;[9aCN_ages.I16])+IF([9aCS_ages.I16]=&quot;&quot;;0;[9aCS_ages.I16])+IF(['9aS-Algarve'.I16]=&quot;&quot;;0;['9aS-Algarve'.I16])=0;&quot;&quot;;IF([9aCN_ages.I16]=&quot;&quot;;0;[9aCN_ages.I16])+IF([9aCS_ages.I16]=&quot;&quot;;0;[9aCS_ages.I16])+IF(['9aS-Algarve'.I16]=&quot;&quot;;0;['9aS-Algarve'.I16])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IF([9aCN_ages.M16]=&quot;&quot;;0;[9aCN_ages.M16])+IF([9aCS_ages.M16]=&quot;&quot;;0;[9aCS_ages.M16])+IF(['9aS-Algarve'.M16]=&quot;&quot;;0;['9aS-Algarve'.M16])=0;&quot;&quot;;IF([9aCN_ages.M16]=&quot;&quot;;0;[9aCN_ages.M16])+IF([9aCS_ages.M16]=&quot;&quot;;0;[9aCS_ages.M16])+IF(['9aS-Algarve'.M16]=&quot;&quot;;0;['9aS-Algarve'.M16]))">
            <text:p/>
          </table:table-cell>
          <table:table-cell table:style-name="ce72" table:formula="of:=IF(IF([9aCN_ages.N16]=&quot;&quot;;0;[9aCN_ages.N16])+IF([9aCS_ages.N16]=&quot;&quot;;0;[9aCS_ages.N16])+IF(['9aS-Algarve'.N16]=&quot;&quot;;0;['9aS-Algarve'.N16])=0;&quot;&quot;;IF([9aCN_ages.N16]=&quot;&quot;;0;[9aCN_ages.N16])+IF([9aCS_ages.N16]=&quot;&quot;;0;[9aCS_ages.N16])+IF(['9aS-Algarve'.N16]=&quot;&quot;;0;['9aS-Algarve'.N16]))">
            <text:p/>
          </table:table-cell>
          <table:table-cell table:style-name="ce72" table:formula="of:=IF(IF([9aCN_ages.O16]=&quot;&quot;;0;[9aCN_ages.O16])+IF([9aCS_ages.O16]=&quot;&quot;;0;[9aCS_ages.O16])+IF(['9aS-Algarve'.O16]=&quot;&quot;;0;['9aS-Algarve'.O16])=0;&quot;&quot;;IF([9aCN_ages.O16]=&quot;&quot;;0;[9aCN_ages.O16])+IF([9aCS_ages.O16]=&quot;&quot;;0;[9aCS_ages.O16])+IF(['9aS-Algarve'.O16]=&quot;&quot;;0;['9aS-Algarve'.O16]))">
            <text:p/>
          </table:table-cell>
          <table:table-cell table:style-name="ce72" table:formula="of:=IF(IF([9aCN_ages.P16]=&quot;&quot;;0;[9aCN_ages.P16])+IF([9aCS_ages.P16]=&quot;&quot;;0;[9aCS_ages.P16])+IF(['9aS-Algarve'.P16]=&quot;&quot;;0;['9aS-Algarve'.P16])=0;&quot;&quot;;IF([9aCN_ages.P16]=&quot;&quot;;0;[9aCN_ages.P16])+IF([9aCS_ages.P16]=&quot;&quot;;0;[9aCS_ages.P16])+IF(['9aS-Algarve'.P16]=&quot;&quot;;0;['9aS-Algarve'.P16]))">
            <text:p/>
          </table:table-cell>
          <table:table-cell table:style-name="ce72" table:formula="of:=IF(IF([9aCN_ages.Q16]=&quot;&quot;;0;[9aCN_ages.Q16])+IF([9aCS_ages.Q16]=&quot;&quot;;0;[9aCS_ages.Q16])+IF(['9aS-Algarve'.Q16]=&quot;&quot;;0;['9aS-Algarve'.Q16])=0;&quot;&quot;;IF([9aCN_ages.Q16]=&quot;&quot;;0;[9aCN_ages.Q16])+IF([9aCS_ages.Q16]=&quot;&quot;;0;[9aCS_ages.Q16])+IF(['9aS-Algarve'.Q16]=&quot;&quot;;0;['9aS-Algarve'.Q16]))">
            <text:p/>
          </table:table-cell>
          <table:table-cell table:style-name="ce72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7]+[$9aCS_ages.A17]+[$9aCN_ages.A17]" office:value-type="float" office:value="0" calcext:value-type="float">
            <text:p>0</text:p>
          </table:table-cell>
          <table:table-cell table:style-name="ce71" table:formula="of:=[$'9aS-Algarve'.B17]+[$9aCS_ages.B17]+[$9aCN_ages.B17]" office:value-type="float" office:value="0" calcext:value-type="float">
            <text:p>0</text:p>
          </table:table-cell>
          <table:table-cell table:style-name="ce74" table:formula="of:=([.E$1]*([.D17])^[.E$2])*[.A17]/1000000" office:value-type="float" office:value="0" calcext:value-type="float">
            <text:p>0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IF([9aCN_ages.E17]=&quot;&quot;;0;[9aCN_ages.E17])+IF([9aCS_ages.E17]=&quot;&quot;;0;[9aCS_ages.E17])+IF(['9aS-Algarve'.E17]=&quot;&quot;;0;['9aS-Algarve'.E17])=0;&quot;&quot;;IF([9aCN_ages.E17]=&quot;&quot;;0;[9aCN_ages.E17])+IF([9aCS_ages.E17]=&quot;&quot;;0;[9aCS_ages.E17])+IF(['9aS-Algarve'.E17]=&quot;&quot;;0;['9aS-Algarve'.E17]))">
            <text:p/>
          </table:table-cell>
          <table:table-cell table:style-name="ce72" table:formula="of:=IF(IF([9aCN_ages.F17]=&quot;&quot;;0;[9aCN_ages.F17])+IF([9aCS_ages.F17]=&quot;&quot;;0;[9aCS_ages.F17])+IF(['9aS-Algarve'.F17]=&quot;&quot;;0;['9aS-Algarve'.F17])=0;&quot;&quot;;IF([9aCN_ages.F17]=&quot;&quot;;0;[9aCN_ages.F17])+IF([9aCS_ages.F17]=&quot;&quot;;0;[9aCS_ages.F17])+IF(['9aS-Algarve'.F17]=&quot;&quot;;0;['9aS-Algarve'.F17]))">
            <text:p/>
          </table:table-cell>
          <table:table-cell table:style-name="ce72" table:formula="of:=IF(IF([9aCN_ages.G17]=&quot;&quot;;0;[9aCN_ages.G17])+IF([9aCS_ages.G17]=&quot;&quot;;0;[9aCS_ages.G17])+IF(['9aS-Algarve'.G17]=&quot;&quot;;0;['9aS-Algarve'.G17])=0;&quot;&quot;;IF([9aCN_ages.G17]=&quot;&quot;;0;[9aCN_ages.G17])+IF([9aCS_ages.G17]=&quot;&quot;;0;[9aCS_ages.G17])+IF(['9aS-Algarve'.G17]=&quot;&quot;;0;['9aS-Algarve'.G17]))">
            <text:p/>
          </table:table-cell>
          <table:table-cell table:style-name="ce72" table:formula="of:=IF(IF([9aCN_ages.H17]=&quot;&quot;;0;[9aCN_ages.H17])+IF([9aCS_ages.H17]=&quot;&quot;;0;[9aCS_ages.H17])+IF(['9aS-Algarve'.H17]=&quot;&quot;;0;['9aS-Algarve'.H17])=0;&quot;&quot;;IF([9aCN_ages.H17]=&quot;&quot;;0;[9aCN_ages.H17])+IF([9aCS_ages.H17]=&quot;&quot;;0;[9aCS_ages.H17])+IF(['9aS-Algarve'.H17]=&quot;&quot;;0;['9aS-Algarve'.H17]))">
            <text:p/>
          </table:table-cell>
          <table:table-cell table:style-name="ce72" table:formula="of:=IF(IF([9aCN_ages.I17]=&quot;&quot;;0;[9aCN_ages.I17])+IF([9aCS_ages.I17]=&quot;&quot;;0;[9aCS_ages.I17])+IF(['9aS-Algarve'.I17]=&quot;&quot;;0;['9aS-Algarve'.I17])=0;&quot;&quot;;IF([9aCN_ages.I17]=&quot;&quot;;0;[9aCN_ages.I17])+IF([9aCS_ages.I17]=&quot;&quot;;0;[9aCS_ages.I17])+IF(['9aS-Algarve'.I17]=&quot;&quot;;0;['9aS-Algarve'.I17]))">
            <text:p/>
          </table:table-cell>
          <table:table-cell table:style-name="ce72" table:formula="of:=IF(SUM([.E17:.I17])=0;&quot;&quot;;SUM([.E17:.I17]))">
            <text:p/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IF([9aCN_ages.M17]=&quot;&quot;;0;[9aCN_ages.M17])+IF([9aCS_ages.M17]=&quot;&quot;;0;[9aCS_ages.M17])+IF(['9aS-Algarve'.M17]=&quot;&quot;;0;['9aS-Algarve'.M17])=0;&quot;&quot;;IF([9aCN_ages.M17]=&quot;&quot;;0;[9aCN_ages.M17])+IF([9aCS_ages.M17]=&quot;&quot;;0;[9aCS_ages.M17])+IF(['9aS-Algarve'.M17]=&quot;&quot;;0;['9aS-Algarve'.M17]))">
            <text:p/>
          </table:table-cell>
          <table:table-cell table:style-name="ce72" table:formula="of:=IF(IF([9aCN_ages.N17]=&quot;&quot;;0;[9aCN_ages.N17])+IF([9aCS_ages.N17]=&quot;&quot;;0;[9aCS_ages.N17])+IF(['9aS-Algarve'.N17]=&quot;&quot;;0;['9aS-Algarve'.N17])=0;&quot;&quot;;IF([9aCN_ages.N17]=&quot;&quot;;0;[9aCN_ages.N17])+IF([9aCS_ages.N17]=&quot;&quot;;0;[9aCS_ages.N17])+IF(['9aS-Algarve'.N17]=&quot;&quot;;0;['9aS-Algarve'.N17]))">
            <text:p/>
          </table:table-cell>
          <table:table-cell table:style-name="ce72" table:formula="of:=IF(IF([9aCN_ages.O17]=&quot;&quot;;0;[9aCN_ages.O17])+IF([9aCS_ages.O17]=&quot;&quot;;0;[9aCS_ages.O17])+IF(['9aS-Algarve'.O17]=&quot;&quot;;0;['9aS-Algarve'.O17])=0;&quot;&quot;;IF([9aCN_ages.O17]=&quot;&quot;;0;[9aCN_ages.O17])+IF([9aCS_ages.O17]=&quot;&quot;;0;[9aCS_ages.O17])+IF(['9aS-Algarve'.O17]=&quot;&quot;;0;['9aS-Algarve'.O17]))">
            <text:p/>
          </table:table-cell>
          <table:table-cell table:style-name="ce72" table:formula="of:=IF(IF([9aCN_ages.P17]=&quot;&quot;;0;[9aCN_ages.P17])+IF([9aCS_ages.P17]=&quot;&quot;;0;[9aCS_ages.P17])+IF(['9aS-Algarve'.P17]=&quot;&quot;;0;['9aS-Algarve'.P17])=0;&quot;&quot;;IF([9aCN_ages.P17]=&quot;&quot;;0;[9aCN_ages.P17])+IF([9aCS_ages.P17]=&quot;&quot;;0;[9aCS_ages.P17])+IF(['9aS-Algarve'.P17]=&quot;&quot;;0;['9aS-Algarve'.P17]))">
            <text:p/>
          </table:table-cell>
          <table:table-cell table:style-name="ce72" table:formula="of:=IF(IF([9aCN_ages.Q17]=&quot;&quot;;0;[9aCN_ages.Q17])+IF([9aCS_ages.Q17]=&quot;&quot;;0;[9aCS_ages.Q17])+IF(['9aS-Algarve'.Q17]=&quot;&quot;;0;['9aS-Algarve'.Q17])=0;&quot;&quot;;IF([9aCN_ages.Q17]=&quot;&quot;;0;[9aCN_ages.Q17])+IF([9aCS_ages.Q17]=&quot;&quot;;0;[9aCS_ages.Q17])+IF(['9aS-Algarve'.Q17]=&quot;&quot;;0;['9aS-Algarve'.Q17]))">
            <text:p/>
          </table:table-cell>
          <table:table-cell table:style-name="ce72" table:formula="of:=IF(SUM([.M17:.Q17])=0;&quot;&quot;;SUM([.M17:.Q17]))">
            <text:p/>
          </table:table-cell>
          <table:table-cell table:style-name="ce99" table:formula="of:=IF([.J17]=&quot;&quot;;&quot;&quot;;[.J17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8]+[$9aCS_ages.A18]+[$9aCN_ages.A18]" office:value-type="float" office:value="0" calcext:value-type="float">
            <text:p>0</text:p>
          </table:table-cell>
          <table:table-cell table:style-name="ce71" table:formula="of:=[$'9aS-Algarve'.B18]+[$9aCS_ages.B18]+[$9aCN_ages.B18]" office:value-type="float" office:value="0" calcext:value-type="float">
            <text:p>0</text:p>
          </table:table-cell>
          <table:table-cell table:style-name="ce74" table:formula="of:=([.E$1]*([.D18])^[.E$2])*[.A18]/1000000" office:value-type="float" office:value="0" calcext:value-type="float">
            <text:p>0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IF([9aCN_ages.E18]=&quot;&quot;;0;[9aCN_ages.E18])+IF([9aCS_ages.E18]=&quot;&quot;;0;[9aCS_ages.E18])+IF(['9aS-Algarve'.E18]=&quot;&quot;;0;['9aS-Algarve'.E18])=0;&quot;&quot;;IF([9aCN_ages.E18]=&quot;&quot;;0;[9aCN_ages.E18])+IF([9aCS_ages.E18]=&quot;&quot;;0;[9aCS_ages.E18])+IF(['9aS-Algarve'.E18]=&quot;&quot;;0;['9aS-Algarve'.E18]))">
            <text:p/>
          </table:table-cell>
          <table:table-cell table:style-name="ce72" table:formula="of:=IF(IF([9aCN_ages.F18]=&quot;&quot;;0;[9aCN_ages.F18])+IF([9aCS_ages.F18]=&quot;&quot;;0;[9aCS_ages.F18])+IF(['9aS-Algarve'.F18]=&quot;&quot;;0;['9aS-Algarve'.F18])=0;&quot;&quot;;IF([9aCN_ages.F18]=&quot;&quot;;0;[9aCN_ages.F18])+IF([9aCS_ages.F18]=&quot;&quot;;0;[9aCS_ages.F18])+IF(['9aS-Algarve'.F18]=&quot;&quot;;0;['9aS-Algarve'.F18]))">
            <text:p/>
          </table:table-cell>
          <table:table-cell table:style-name="ce72" table:formula="of:=IF(IF([9aCN_ages.G18]=&quot;&quot;;0;[9aCN_ages.G18])+IF([9aCS_ages.G18]=&quot;&quot;;0;[9aCS_ages.G18])+IF(['9aS-Algarve'.G18]=&quot;&quot;;0;['9aS-Algarve'.G18])=0;&quot;&quot;;IF([9aCN_ages.G18]=&quot;&quot;;0;[9aCN_ages.G18])+IF([9aCS_ages.G18]=&quot;&quot;;0;[9aCS_ages.G18])+IF(['9aS-Algarve'.G18]=&quot;&quot;;0;['9aS-Algarve'.G18]))">
            <text:p/>
          </table:table-cell>
          <table:table-cell table:style-name="ce72" table:formula="of:=IF(IF([9aCN_ages.H18]=&quot;&quot;;0;[9aCN_ages.H18])+IF([9aCS_ages.H18]=&quot;&quot;;0;[9aCS_ages.H18])+IF(['9aS-Algarve'.H18]=&quot;&quot;;0;['9aS-Algarve'.H18])=0;&quot;&quot;;IF([9aCN_ages.H18]=&quot;&quot;;0;[9aCN_ages.H18])+IF([9aCS_ages.H18]=&quot;&quot;;0;[9aCS_ages.H18])+IF(['9aS-Algarve'.H18]=&quot;&quot;;0;['9aS-Algarve'.H18]))">
            <text:p/>
          </table:table-cell>
          <table:table-cell table:style-name="ce72" table:formula="of:=IF(IF([9aCN_ages.I18]=&quot;&quot;;0;[9aCN_ages.I18])+IF([9aCS_ages.I18]=&quot;&quot;;0;[9aCS_ages.I18])+IF(['9aS-Algarve'.I18]=&quot;&quot;;0;['9aS-Algarve'.I18])=0;&quot;&quot;;IF([9aCN_ages.I18]=&quot;&quot;;0;[9aCN_ages.I18])+IF([9aCS_ages.I18]=&quot;&quot;;0;[9aCS_ages.I18])+IF(['9aS-Algarve'.I18]=&quot;&quot;;0;['9aS-Algarve'.I18]))">
            <text:p/>
          </table:table-cell>
          <table:table-cell table:style-name="ce72" table:formula="of:=IF(SUM([.E18:.I18])=0;&quot;&quot;;SUM([.E18:.I18]))">
            <text:p/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IF([9aCN_ages.M18]=&quot;&quot;;0;[9aCN_ages.M18])+IF([9aCS_ages.M18]=&quot;&quot;;0;[9aCS_ages.M18])+IF(['9aS-Algarve'.M18]=&quot;&quot;;0;['9aS-Algarve'.M18])=0;&quot;&quot;;IF([9aCN_ages.M18]=&quot;&quot;;0;[9aCN_ages.M18])+IF([9aCS_ages.M18]=&quot;&quot;;0;[9aCS_ages.M18])+IF(['9aS-Algarve'.M18]=&quot;&quot;;0;['9aS-Algarve'.M18]))">
            <text:p/>
          </table:table-cell>
          <table:table-cell table:style-name="ce72" table:formula="of:=IF(IF([9aCN_ages.N18]=&quot;&quot;;0;[9aCN_ages.N18])+IF([9aCS_ages.N18]=&quot;&quot;;0;[9aCS_ages.N18])+IF(['9aS-Algarve'.N18]=&quot;&quot;;0;['9aS-Algarve'.N18])=0;&quot;&quot;;IF([9aCN_ages.N18]=&quot;&quot;;0;[9aCN_ages.N18])+IF([9aCS_ages.N18]=&quot;&quot;;0;[9aCS_ages.N18])+IF(['9aS-Algarve'.N18]=&quot;&quot;;0;['9aS-Algarve'.N18]))">
            <text:p/>
          </table:table-cell>
          <table:table-cell table:style-name="ce72" table:formula="of:=IF(IF([9aCN_ages.O18]=&quot;&quot;;0;[9aCN_ages.O18])+IF([9aCS_ages.O18]=&quot;&quot;;0;[9aCS_ages.O18])+IF(['9aS-Algarve'.O18]=&quot;&quot;;0;['9aS-Algarve'.O18])=0;&quot;&quot;;IF([9aCN_ages.O18]=&quot;&quot;;0;[9aCN_ages.O18])+IF([9aCS_ages.O18]=&quot;&quot;;0;[9aCS_ages.O18])+IF(['9aS-Algarve'.O18]=&quot;&quot;;0;['9aS-Algarve'.O18]))">
            <text:p/>
          </table:table-cell>
          <table:table-cell table:style-name="ce72" table:formula="of:=IF(IF([9aCN_ages.P18]=&quot;&quot;;0;[9aCN_ages.P18])+IF([9aCS_ages.P18]=&quot;&quot;;0;[9aCS_ages.P18])+IF(['9aS-Algarve'.P18]=&quot;&quot;;0;['9aS-Algarve'.P18])=0;&quot;&quot;;IF([9aCN_ages.P18]=&quot;&quot;;0;[9aCN_ages.P18])+IF([9aCS_ages.P18]=&quot;&quot;;0;[9aCS_ages.P18])+IF(['9aS-Algarve'.P18]=&quot;&quot;;0;['9aS-Algarve'.P18]))">
            <text:p/>
          </table:table-cell>
          <table:table-cell table:style-name="ce72" table:formula="of:=IF(IF([9aCN_ages.Q18]=&quot;&quot;;0;[9aCN_ages.Q18])+IF([9aCS_ages.Q18]=&quot;&quot;;0;[9aCS_ages.Q18])+IF(['9aS-Algarve'.Q18]=&quot;&quot;;0;['9aS-Algarve'.Q18])=0;&quot;&quot;;IF([9aCN_ages.Q18]=&quot;&quot;;0;[9aCN_ages.Q18])+IF([9aCS_ages.Q18]=&quot;&quot;;0;[9aCS_ages.Q18])+IF(['9aS-Algarve'.Q18]=&quot;&quot;;0;['9aS-Algarve'.Q18]))">
            <text:p/>
          </table:table-cell>
          <table:table-cell table:style-name="ce72" table:formula="of:=IF(SUM([.M18:.Q18])=0;&quot;&quot;;SUM([.M18:.Q18]))">
            <text:p/>
          </table:table-cell>
          <table:table-cell table:style-name="ce99" table:formula="of:=IF([.J18]=&quot;&quot;;&quot;&quot;;[.J18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19]+[$9aCS_ages.A19]+[$9aCN_ages.A19]" office:value-type="float" office:value="0" calcext:value-type="float">
            <text:p>0</text:p>
          </table:table-cell>
          <table:table-cell table:style-name="ce71" table:formula="of:=[$'9aS-Algarve'.B19]+[$9aCS_ages.B19]+[$9aCN_ages.B19]" office:value-type="float" office:value="0" calcext:value-type="float">
            <text:p>0</text:p>
          </table:table-cell>
          <table:table-cell table:style-name="ce75" table:formula="of:=([.E$1]*([.D19])^[.E$2])*[.A19]/1000" office:value-type="float" office:value="0" calcext:value-type="float">
            <text:p>0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IF([9aCN_ages.E19]=&quot;&quot;;0;[9aCN_ages.E19])+IF([9aCS_ages.E19]=&quot;&quot;;0;[9aCS_ages.E19])+IF(['9aS-Algarve'.E19]=&quot;&quot;;0;['9aS-Algarve'.E19])=0;&quot;&quot;;IF([9aCN_ages.E19]=&quot;&quot;;0;[9aCN_ages.E19])+IF([9aCS_ages.E19]=&quot;&quot;;0;[9aCS_ages.E19])+IF(['9aS-Algarve'.E19]=&quot;&quot;;0;['9aS-Algarve'.E19]))">
            <text:p/>
          </table:table-cell>
          <table:table-cell table:style-name="ce72" table:formula="of:=IF(IF([9aCN_ages.F19]=&quot;&quot;;0;[9aCN_ages.F19])+IF([9aCS_ages.F19]=&quot;&quot;;0;[9aCS_ages.F19])+IF(['9aS-Algarve'.F19]=&quot;&quot;;0;['9aS-Algarve'.F19])=0;&quot;&quot;;IF([9aCN_ages.F19]=&quot;&quot;;0;[9aCN_ages.F19])+IF([9aCS_ages.F19]=&quot;&quot;;0;[9aCS_ages.F19])+IF(['9aS-Algarve'.F19]=&quot;&quot;;0;['9aS-Algarve'.F19]))">
            <text:p/>
          </table:table-cell>
          <table:table-cell table:style-name="ce72" table:formula="of:=IF(IF([9aCN_ages.G19]=&quot;&quot;;0;[9aCN_ages.G19])+IF([9aCS_ages.G19]=&quot;&quot;;0;[9aCS_ages.G19])+IF(['9aS-Algarve'.G19]=&quot;&quot;;0;['9aS-Algarve'.G19])=0;&quot;&quot;;IF([9aCN_ages.G19]=&quot;&quot;;0;[9aCN_ages.G19])+IF([9aCS_ages.G19]=&quot;&quot;;0;[9aCS_ages.G19])+IF(['9aS-Algarve'.G19]=&quot;&quot;;0;['9aS-Algarve'.G19]))">
            <text:p/>
          </table:table-cell>
          <table:table-cell table:style-name="ce72" table:formula="of:=IF(IF([9aCN_ages.H19]=&quot;&quot;;0;[9aCN_ages.H19])+IF([9aCS_ages.H19]=&quot;&quot;;0;[9aCS_ages.H19])+IF(['9aS-Algarve'.H19]=&quot;&quot;;0;['9aS-Algarve'.H19])=0;&quot;&quot;;IF([9aCN_ages.H19]=&quot;&quot;;0;[9aCN_ages.H19])+IF([9aCS_ages.H19]=&quot;&quot;;0;[9aCS_ages.H19])+IF(['9aS-Algarve'.H19]=&quot;&quot;;0;['9aS-Algarve'.H19]))">
            <text:p/>
          </table:table-cell>
          <table:table-cell table:style-name="ce72" table:formula="of:=IF(IF([9aCN_ages.I19]=&quot;&quot;;0;[9aCN_ages.I19])+IF([9aCS_ages.I19]=&quot;&quot;;0;[9aCS_ages.I19])+IF(['9aS-Algarve'.I19]=&quot;&quot;;0;['9aS-Algarve'.I19])=0;&quot;&quot;;IF([9aCN_ages.I19]=&quot;&quot;;0;[9aCN_ages.I19])+IF([9aCS_ages.I19]=&quot;&quot;;0;[9aCS_ages.I19])+IF(['9aS-Algarve'.I19]=&quot;&quot;;0;['9aS-Algarve'.I19]))">
            <text:p/>
          </table:table-cell>
          <table:table-cell table:style-name="ce72" table:formula="of:=IF(SUM([.E19:.I19])=0;&quot;&quot;;SUM([.E19:.I19]))">
            <text:p/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IF([9aCN_ages.M19]=&quot;&quot;;0;[9aCN_ages.M19])+IF([9aCS_ages.M19]=&quot;&quot;;0;[9aCS_ages.M19])+IF(['9aS-Algarve'.M19]=&quot;&quot;;0;['9aS-Algarve'.M19])=0;&quot;&quot;;IF([9aCN_ages.M19]=&quot;&quot;;0;[9aCN_ages.M19])+IF([9aCS_ages.M19]=&quot;&quot;;0;[9aCS_ages.M19])+IF(['9aS-Algarve'.M19]=&quot;&quot;;0;['9aS-Algarve'.M19]))">
            <text:p/>
          </table:table-cell>
          <table:table-cell table:style-name="ce72" table:formula="of:=IF(IF([9aCN_ages.N19]=&quot;&quot;;0;[9aCN_ages.N19])+IF([9aCS_ages.N19]=&quot;&quot;;0;[9aCS_ages.N19])+IF(['9aS-Algarve'.N19]=&quot;&quot;;0;['9aS-Algarve'.N19])=0;&quot;&quot;;IF([9aCN_ages.N19]=&quot;&quot;;0;[9aCN_ages.N19])+IF([9aCS_ages.N19]=&quot;&quot;;0;[9aCS_ages.N19])+IF(['9aS-Algarve'.N19]=&quot;&quot;;0;['9aS-Algarve'.N19]))">
            <text:p/>
          </table:table-cell>
          <table:table-cell table:style-name="ce72" table:formula="of:=IF(IF([9aCN_ages.O19]=&quot;&quot;;0;[9aCN_ages.O19])+IF([9aCS_ages.O19]=&quot;&quot;;0;[9aCS_ages.O19])+IF(['9aS-Algarve'.O19]=&quot;&quot;;0;['9aS-Algarve'.O19])=0;&quot;&quot;;IF([9aCN_ages.O19]=&quot;&quot;;0;[9aCN_ages.O19])+IF([9aCS_ages.O19]=&quot;&quot;;0;[9aCS_ages.O19])+IF(['9aS-Algarve'.O19]=&quot;&quot;;0;['9aS-Algarve'.O19]))">
            <text:p/>
          </table:table-cell>
          <table:table-cell table:style-name="ce72" table:formula="of:=IF(IF([9aCN_ages.P19]=&quot;&quot;;0;[9aCN_ages.P19])+IF([9aCS_ages.P19]=&quot;&quot;;0;[9aCS_ages.P19])+IF(['9aS-Algarve'.P19]=&quot;&quot;;0;['9aS-Algarve'.P19])=0;&quot;&quot;;IF([9aCN_ages.P19]=&quot;&quot;;0;[9aCN_ages.P19])+IF([9aCS_ages.P19]=&quot;&quot;;0;[9aCS_ages.P19])+IF(['9aS-Algarve'.P19]=&quot;&quot;;0;['9aS-Algarve'.P19]))">
            <text:p/>
          </table:table-cell>
          <table:table-cell table:style-name="ce72" table:formula="of:=IF(IF([9aCN_ages.Q19]=&quot;&quot;;0;[9aCN_ages.Q19])+IF([9aCS_ages.Q19]=&quot;&quot;;0;[9aCS_ages.Q19])+IF(['9aS-Algarve'.Q19]=&quot;&quot;;0;['9aS-Algarve'.Q19])=0;&quot;&quot;;IF([9aCN_ages.Q19]=&quot;&quot;;0;[9aCN_ages.Q19])+IF([9aCS_ages.Q19]=&quot;&quot;;0;[9aCS_ages.Q19])+IF(['9aS-Algarve'.Q19]=&quot;&quot;;0;['9aS-Algarve'.Q19]))">
            <text:p/>
          </table:table-cell>
          <table:table-cell table:style-name="ce72" table:formula="of:=IF(SUM([.M19:.Q19])=0;&quot;&quot;;SUM([.M19:.Q19]))">
            <text:p/>
          </table:table-cell>
          <table:table-cell table:style-name="ce99" table:formula="of:=IF([.J19]=&quot;&quot;;&quot;&quot;;[.J19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20]+[$9aCS_ages.A20]+[$9aCN_ages.A20]" office:value-type="float" office:value="3023454.53069684" calcext:value-type="float">
            <text:p>3023455</text:p>
          </table:table-cell>
          <table:table-cell table:style-name="ce71" table:formula="of:=[$'9aS-Algarve'.B20]+[$9aCS_ages.B20]+[$9aCN_ages.B20]" office:value-type="float" office:value="23.601539908007" calcext:value-type="float">
            <text:p>24</text:p>
          </table:table-cell>
          <table:table-cell table:style-name="ce75" table:formula="of:=([.E$1]*([.D20])^[.E$2])*[.A20]/1000" office:value-type="float" office:value="16940.2189894861" calcext:value-type="float">
            <text:p>16940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IF([9aCN_ages.E20]=&quot;&quot;;0;[9aCN_ages.E20])+IF([9aCS_ages.E20]=&quot;&quot;;0;[9aCS_ages.E20])+IF(['9aS-Algarve'.E20]=&quot;&quot;;0;['9aS-Algarve'.E20])=0;&quot;&quot;;IF([9aCN_ages.E20]=&quot;&quot;;0;[9aCN_ages.E20])+IF([9aCS_ages.E20]=&quot;&quot;;0;[9aCS_ages.E20])+IF(['9aS-Algarve'.E20]=&quot;&quot;;0;['9aS-Algarve'.E20]))">
            <text:p/>
          </table:table-cell>
          <table:table-cell table:style-name="ce72" table:formula="of:=IF(IF([9aCN_ages.F20]=&quot;&quot;;0;[9aCN_ages.F20])+IF([9aCS_ages.F20]=&quot;&quot;;0;[9aCS_ages.F20])+IF(['9aS-Algarve'.F20]=&quot;&quot;;0;['9aS-Algarve'.F20])=0;&quot;&quot;;IF([9aCN_ages.F20]=&quot;&quot;;0;[9aCN_ages.F20])+IF([9aCS_ages.F20]=&quot;&quot;;0;[9aCS_ages.F20])+IF(['9aS-Algarve'.F20]=&quot;&quot;;0;['9aS-Algarve'.F20]))" office:value-type="float" office:value="3023454.53069684" calcext:value-type="float">
            <text:p>3023455</text:p>
          </table:table-cell>
          <table:table-cell table:style-name="ce72" table:formula="of:=IF(IF([9aCN_ages.G20]=&quot;&quot;;0;[9aCN_ages.G20])+IF([9aCS_ages.G20]=&quot;&quot;;0;[9aCS_ages.G20])+IF(['9aS-Algarve'.G20]=&quot;&quot;;0;['9aS-Algarve'.G20])=0;&quot;&quot;;IF([9aCN_ages.G20]=&quot;&quot;;0;[9aCN_ages.G20])+IF([9aCS_ages.G20]=&quot;&quot;;0;[9aCS_ages.G20])+IF(['9aS-Algarve'.G20]=&quot;&quot;;0;['9aS-Algarve'.G20]))">
            <text:p/>
          </table:table-cell>
          <table:table-cell table:style-name="ce72" table:formula="of:=IF(IF([9aCN_ages.H20]=&quot;&quot;;0;[9aCN_ages.H20])+IF([9aCS_ages.H20]=&quot;&quot;;0;[9aCS_ages.H20])+IF(['9aS-Algarve'.H20]=&quot;&quot;;0;['9aS-Algarve'.H20])=0;&quot;&quot;;IF([9aCN_ages.H20]=&quot;&quot;;0;[9aCN_ages.H20])+IF([9aCS_ages.H20]=&quot;&quot;;0;[9aCS_ages.H20])+IF(['9aS-Algarve'.H20]=&quot;&quot;;0;['9aS-Algarve'.H20]))">
            <text:p/>
          </table:table-cell>
          <table:table-cell table:style-name="ce72" table:formula="of:=IF(IF([9aCN_ages.I20]=&quot;&quot;;0;[9aCN_ages.I20])+IF([9aCS_ages.I20]=&quot;&quot;;0;[9aCS_ages.I20])+IF(['9aS-Algarve'.I20]=&quot;&quot;;0;['9aS-Algarve'.I20])=0;&quot;&quot;;IF([9aCN_ages.I20]=&quot;&quot;;0;[9aCN_ages.I20])+IF([9aCS_ages.I20]=&quot;&quot;;0;[9aCS_ages.I20])+IF(['9aS-Algarve'.I20]=&quot;&quot;;0;['9aS-Algarve'.I20]))">
            <text:p/>
          </table:table-cell>
          <table:table-cell table:style-name="ce72" table:formula="of:=IF(SUM([.E20:.I20])=0;&quot;&quot;;SUM([.E20:.I20]))" office:value-type="float" office:value="3023454.53069684" calcext:value-type="float">
            <text:p>3023455</text:p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IF([9aCN_ages.M20]=&quot;&quot;;0;[9aCN_ages.M20])+IF([9aCS_ages.M20]=&quot;&quot;;0;[9aCS_ages.M20])+IF(['9aS-Algarve'.M20]=&quot;&quot;;0;['9aS-Algarve'.M20])=0;&quot;&quot;;IF([9aCN_ages.M20]=&quot;&quot;;0;[9aCN_ages.M20])+IF([9aCS_ages.M20]=&quot;&quot;;0;[9aCS_ages.M20])+IF(['9aS-Algarve'.M20]=&quot;&quot;;0;['9aS-Algarve'.M20]))">
            <text:p/>
          </table:table-cell>
          <table:table-cell table:style-name="ce72" table:formula="of:=IF(IF([9aCN_ages.N20]=&quot;&quot;;0;[9aCN_ages.N20])+IF([9aCS_ages.N20]=&quot;&quot;;0;[9aCS_ages.N20])+IF(['9aS-Algarve'.N20]=&quot;&quot;;0;['9aS-Algarve'.N20])=0;&quot;&quot;;IF([9aCN_ages.N20]=&quot;&quot;;0;[9aCN_ages.N20])+IF([9aCS_ages.N20]=&quot;&quot;;0;[9aCS_ages.N20])+IF(['9aS-Algarve'.N20]=&quot;&quot;;0;['9aS-Algarve'.N20]))" office:value-type="float" office:value="23.601539908007" calcext:value-type="float">
            <text:p>24</text:p>
          </table:table-cell>
          <table:table-cell table:style-name="ce72" table:formula="of:=IF(IF([9aCN_ages.O20]=&quot;&quot;;0;[9aCN_ages.O20])+IF([9aCS_ages.O20]=&quot;&quot;;0;[9aCS_ages.O20])+IF(['9aS-Algarve'.O20]=&quot;&quot;;0;['9aS-Algarve'.O20])=0;&quot;&quot;;IF([9aCN_ages.O20]=&quot;&quot;;0;[9aCN_ages.O20])+IF([9aCS_ages.O20]=&quot;&quot;;0;[9aCS_ages.O20])+IF(['9aS-Algarve'.O20]=&quot;&quot;;0;['9aS-Algarve'.O20]))">
            <text:p/>
          </table:table-cell>
          <table:table-cell table:style-name="ce72" table:formula="of:=IF(IF([9aCN_ages.P20]=&quot;&quot;;0;[9aCN_ages.P20])+IF([9aCS_ages.P20]=&quot;&quot;;0;[9aCS_ages.P20])+IF(['9aS-Algarve'.P20]=&quot;&quot;;0;['9aS-Algarve'.P20])=0;&quot;&quot;;IF([9aCN_ages.P20]=&quot;&quot;;0;[9aCN_ages.P20])+IF([9aCS_ages.P20]=&quot;&quot;;0;[9aCS_ages.P20])+IF(['9aS-Algarve'.P20]=&quot;&quot;;0;['9aS-Algarve'.P20]))">
            <text:p/>
          </table:table-cell>
          <table:table-cell table:style-name="ce72" table:formula="of:=IF(IF([9aCN_ages.Q20]=&quot;&quot;;0;[9aCN_ages.Q20])+IF([9aCS_ages.Q20]=&quot;&quot;;0;[9aCS_ages.Q20])+IF(['9aS-Algarve'.Q20]=&quot;&quot;;0;['9aS-Algarve'.Q20])=0;&quot;&quot;;IF([9aCN_ages.Q20]=&quot;&quot;;0;[9aCN_ages.Q20])+IF([9aCS_ages.Q20]=&quot;&quot;;0;[9aCS_ages.Q20])+IF(['9aS-Algarve'.Q20]=&quot;&quot;;0;['9aS-Algarve'.Q20]))">
            <text:p/>
          </table:table-cell>
          <table:table-cell table:style-name="ce72" table:formula="of:=IF(SUM([.M20:.Q20])=0;&quot;&quot;;SUM([.M20:.Q20]))" office:value-type="float" office:value="23.601539908007" calcext:value-type="float">
            <text:p>24</text:p>
          </table:table-cell>
          <table:table-cell table:style-name="ce99" table:formula="of:=IF([.J20]=&quot;&quot;;&quot;&quot;;[.J20])" office:value-type="float" office:value="3023454.53069684" calcext:value-type="float">
            <text:p>3023455</text:p>
          </table:table-cell>
          <table:table-cell table:number-columns-repeated="35"/>
        </table:table-row>
        <table:table-row table:style-name="ro7">
          <table:table-cell table:style-name="ce71" table:formula="of:=[$'9aS-Algarve'.A21]+[$9aCS_ages.A21]+[$9aCN_ages.A21]" office:value-type="float" office:value="13518664.5108169" calcext:value-type="float">
            <text:p>13518665</text:p>
          </table:table-cell>
          <table:table-cell table:style-name="ce71" table:formula="of:=[$'9aS-Algarve'.B21]+[$9aCS_ages.B21]+[$9aCN_ages.B21]" office:value-type="float" office:value="120.010626379323" calcext:value-type="float">
            <text:p>120</text:p>
          </table:table-cell>
          <table:table-cell table:style-name="ce75" table:formula="of:=([.E$1]*([.D21])^[.E$2])*[.A21]/1000" office:value-type="float" office:value="89047.5543874449" calcext:value-type="float">
            <text:p>89048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IF([9aCN_ages.E21]=&quot;&quot;;0;[9aCN_ages.E21])+IF([9aCS_ages.E21]=&quot;&quot;;0;[9aCS_ages.E21])+IF(['9aS-Algarve'.E21]=&quot;&quot;;0;['9aS-Algarve'.E21])=0;&quot;&quot;;IF([9aCN_ages.E21]=&quot;&quot;;0;[9aCN_ages.E21])+IF([9aCS_ages.E21]=&quot;&quot;;0;[9aCS_ages.E21])+IF(['9aS-Algarve'.E21]=&quot;&quot;;0;['9aS-Algarve'.E21]))">
            <text:p/>
          </table:table-cell>
          <table:table-cell table:style-name="ce72" table:formula="of:=IF(IF([9aCN_ages.F21]=&quot;&quot;;0;[9aCN_ages.F21])+IF([9aCS_ages.F21]=&quot;&quot;;0;[9aCS_ages.F21])+IF(['9aS-Algarve'.F21]=&quot;&quot;;0;['9aS-Algarve'.F21])=0;&quot;&quot;;IF([9aCN_ages.F21]=&quot;&quot;;0;[9aCN_ages.F21])+IF([9aCS_ages.F21]=&quot;&quot;;0;[9aCS_ages.F21])+IF(['9aS-Algarve'.F21]=&quot;&quot;;0;['9aS-Algarve'.F21]))" office:value-type="float" office:value="13518664.5108169" calcext:value-type="float">
            <text:p>13518665</text:p>
          </table:table-cell>
          <table:table-cell table:style-name="ce72" table:formula="of:=IF(IF([9aCN_ages.G21]=&quot;&quot;;0;[9aCN_ages.G21])+IF([9aCS_ages.G21]=&quot;&quot;;0;[9aCS_ages.G21])+IF(['9aS-Algarve'.G21]=&quot;&quot;;0;['9aS-Algarve'.G21])=0;&quot;&quot;;IF([9aCN_ages.G21]=&quot;&quot;;0;[9aCN_ages.G21])+IF([9aCS_ages.G21]=&quot;&quot;;0;[9aCS_ages.G21])+IF(['9aS-Algarve'.G21]=&quot;&quot;;0;['9aS-Algarve'.G21]))">
            <text:p/>
          </table:table-cell>
          <table:table-cell table:style-name="ce72" table:formula="of:=IF(IF([9aCN_ages.H21]=&quot;&quot;;0;[9aCN_ages.H21])+IF([9aCS_ages.H21]=&quot;&quot;;0;[9aCS_ages.H21])+IF(['9aS-Algarve'.H21]=&quot;&quot;;0;['9aS-Algarve'.H21])=0;&quot;&quot;;IF([9aCN_ages.H21]=&quot;&quot;;0;[9aCN_ages.H21])+IF([9aCS_ages.H21]=&quot;&quot;;0;[9aCS_ages.H21])+IF(['9aS-Algarve'.H21]=&quot;&quot;;0;['9aS-Algarve'.H21]))">
            <text:p/>
          </table:table-cell>
          <table:table-cell table:style-name="ce72" table:formula="of:=IF(IF([9aCN_ages.I21]=&quot;&quot;;0;[9aCN_ages.I21])+IF([9aCS_ages.I21]=&quot;&quot;;0;[9aCS_ages.I21])+IF(['9aS-Algarve'.I21]=&quot;&quot;;0;['9aS-Algarve'.I21])=0;&quot;&quot;;IF([9aCN_ages.I21]=&quot;&quot;;0;[9aCN_ages.I21])+IF([9aCS_ages.I21]=&quot;&quot;;0;[9aCS_ages.I21])+IF(['9aS-Algarve'.I21]=&quot;&quot;;0;['9aS-Algarve'.I21]))">
            <text:p/>
          </table:table-cell>
          <table:table-cell table:style-name="ce72" table:formula="of:=IF(SUM([.E21:.I21])=0;&quot;&quot;;SUM([.E21:.I21]))" office:value-type="float" office:value="13518664.5108169" calcext:value-type="float">
            <text:p>13518665</text:p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IF([9aCN_ages.M21]=&quot;&quot;;0;[9aCN_ages.M21])+IF([9aCS_ages.M21]=&quot;&quot;;0;[9aCS_ages.M21])+IF(['9aS-Algarve'.M21]=&quot;&quot;;0;['9aS-Algarve'.M21])=0;&quot;&quot;;IF([9aCN_ages.M21]=&quot;&quot;;0;[9aCN_ages.M21])+IF([9aCS_ages.M21]=&quot;&quot;;0;[9aCS_ages.M21])+IF(['9aS-Algarve'.M21]=&quot;&quot;;0;['9aS-Algarve'.M21]))">
            <text:p/>
          </table:table-cell>
          <table:table-cell table:style-name="ce72" table:formula="of:=IF(IF([9aCN_ages.N21]=&quot;&quot;;0;[9aCN_ages.N21])+IF([9aCS_ages.N21]=&quot;&quot;;0;[9aCS_ages.N21])+IF(['9aS-Algarve'.N21]=&quot;&quot;;0;['9aS-Algarve'.N21])=0;&quot;&quot;;IF([9aCN_ages.N21]=&quot;&quot;;0;[9aCN_ages.N21])+IF([9aCS_ages.N21]=&quot;&quot;;0;[9aCS_ages.N21])+IF(['9aS-Algarve'.N21]=&quot;&quot;;0;['9aS-Algarve'.N21]))" office:value-type="float" office:value="120.010626379323" calcext:value-type="float">
            <text:p>120</text:p>
          </table:table-cell>
          <table:table-cell table:style-name="ce72" table:formula="of:=IF(IF([9aCN_ages.O21]=&quot;&quot;;0;[9aCN_ages.O21])+IF([9aCS_ages.O21]=&quot;&quot;;0;[9aCS_ages.O21])+IF(['9aS-Algarve'.O21]=&quot;&quot;;0;['9aS-Algarve'.O21])=0;&quot;&quot;;IF([9aCN_ages.O21]=&quot;&quot;;0;[9aCN_ages.O21])+IF([9aCS_ages.O21]=&quot;&quot;;0;[9aCS_ages.O21])+IF(['9aS-Algarve'.O21]=&quot;&quot;;0;['9aS-Algarve'.O21]))">
            <text:p/>
          </table:table-cell>
          <table:table-cell table:style-name="ce72" table:formula="of:=IF(IF([9aCN_ages.P21]=&quot;&quot;;0;[9aCN_ages.P21])+IF([9aCS_ages.P21]=&quot;&quot;;0;[9aCS_ages.P21])+IF(['9aS-Algarve'.P21]=&quot;&quot;;0;['9aS-Algarve'.P21])=0;&quot;&quot;;IF([9aCN_ages.P21]=&quot;&quot;;0;[9aCN_ages.P21])+IF([9aCS_ages.P21]=&quot;&quot;;0;[9aCS_ages.P21])+IF(['9aS-Algarve'.P21]=&quot;&quot;;0;['9aS-Algarve'.P21]))">
            <text:p/>
          </table:table-cell>
          <table:table-cell table:style-name="ce72" table:formula="of:=IF(IF([9aCN_ages.Q21]=&quot;&quot;;0;[9aCN_ages.Q21])+IF([9aCS_ages.Q21]=&quot;&quot;;0;[9aCS_ages.Q21])+IF(['9aS-Algarve'.Q21]=&quot;&quot;;0;['9aS-Algarve'.Q21])=0;&quot;&quot;;IF([9aCN_ages.Q21]=&quot;&quot;;0;[9aCN_ages.Q21])+IF([9aCS_ages.Q21]=&quot;&quot;;0;[9aCS_ages.Q21])+IF(['9aS-Algarve'.Q21]=&quot;&quot;;0;['9aS-Algarve'.Q21]))">
            <text:p/>
          </table:table-cell>
          <table:table-cell table:style-name="ce72" table:formula="of:=IF(SUM([.M21:.Q21])=0;&quot;&quot;;SUM([.M21:.Q21]))" office:value-type="float" office:value="120.010626379323" calcext:value-type="float">
            <text:p>120</text:p>
          </table:table-cell>
          <table:table-cell table:style-name="ce99" table:formula="of:=IF([.J21]=&quot;&quot;;&quot;&quot;;[.J21])" office:value-type="float" office:value="13518664.5108169" calcext:value-type="float">
            <text:p>13518665</text:p>
          </table:table-cell>
          <table:table-cell table:number-columns-repeated="35"/>
        </table:table-row>
        <table:table-row table:style-name="ro7">
          <table:table-cell table:style-name="ce71" table:formula="of:=[$'9aS-Algarve'.A22]+[$9aCS_ages.A22]+[$9aCN_ages.A22]" office:value-type="float" office:value="28279725.5672937" calcext:value-type="float">
            <text:p>28279726</text:p>
          </table:table-cell>
          <table:table-cell table:style-name="ce71" table:formula="of:=[$'9aS-Algarve'.B22]+[$9aCS_ages.B22]+[$9aCN_ages.B22]" office:value-type="float" office:value="283.838059919627" calcext:value-type="float">
            <text:p>284</text:p>
          </table:table-cell>
          <table:table-cell table:style-name="ce75" table:formula="of:=([.E$1]*([.D22])^[.E$2])*[.A22]/1000" office:value-type="float" office:value="217390.562965449" calcext:value-type="float">
            <text:p>217391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IF([9aCN_ages.E22]=&quot;&quot;;0;[9aCN_ages.E22])+IF([9aCS_ages.E22]=&quot;&quot;;0;[9aCS_ages.E22])+IF(['9aS-Algarve'.E22]=&quot;&quot;;0;['9aS-Algarve'.E22])=0;&quot;&quot;;IF([9aCN_ages.E22]=&quot;&quot;;0;[9aCN_ages.E22])+IF([9aCS_ages.E22]=&quot;&quot;;0;[9aCS_ages.E22])+IF(['9aS-Algarve'.E22]=&quot;&quot;;0;['9aS-Algarve'.E22]))">
            <text:p/>
          </table:table-cell>
          <table:table-cell table:style-name="ce72" table:formula="of:=IF(IF([9aCN_ages.F22]=&quot;&quot;;0;[9aCN_ages.F22])+IF([9aCS_ages.F22]=&quot;&quot;;0;[9aCS_ages.F22])+IF(['9aS-Algarve'.F22]=&quot;&quot;;0;['9aS-Algarve'.F22])=0;&quot;&quot;;IF([9aCN_ages.F22]=&quot;&quot;;0;[9aCN_ages.F22])+IF([9aCS_ages.F22]=&quot;&quot;;0;[9aCS_ages.F22])+IF(['9aS-Algarve'.F22]=&quot;&quot;;0;['9aS-Algarve'.F22]))" office:value-type="float" office:value="28279725.5672937" calcext:value-type="float">
            <text:p>28279726</text:p>
          </table:table-cell>
          <table:table-cell table:style-name="ce72" table:formula="of:=IF(IF([9aCN_ages.G22]=&quot;&quot;;0;[9aCN_ages.G22])+IF([9aCS_ages.G22]=&quot;&quot;;0;[9aCS_ages.G22])+IF(['9aS-Algarve'.G22]=&quot;&quot;;0;['9aS-Algarve'.G22])=0;&quot;&quot;;IF([9aCN_ages.G22]=&quot;&quot;;0;[9aCN_ages.G22])+IF([9aCS_ages.G22]=&quot;&quot;;0;[9aCS_ages.G22])+IF(['9aS-Algarve'.G22]=&quot;&quot;;0;['9aS-Algarve'.G22]))">
            <text:p/>
          </table:table-cell>
          <table:table-cell table:style-name="ce72" table:formula="of:=IF(IF([9aCN_ages.H22]=&quot;&quot;;0;[9aCN_ages.H22])+IF([9aCS_ages.H22]=&quot;&quot;;0;[9aCS_ages.H22])+IF(['9aS-Algarve'.H22]=&quot;&quot;;0;['9aS-Algarve'.H22])=0;&quot;&quot;;IF([9aCN_ages.H22]=&quot;&quot;;0;[9aCN_ages.H22])+IF([9aCS_ages.H22]=&quot;&quot;;0;[9aCS_ages.H22])+IF(['9aS-Algarve'.H22]=&quot;&quot;;0;['9aS-Algarve'.H22]))">
            <text:p/>
          </table:table-cell>
          <table:table-cell table:style-name="ce72" table:formula="of:=IF(IF([9aCN_ages.I22]=&quot;&quot;;0;[9aCN_ages.I22])+IF([9aCS_ages.I22]=&quot;&quot;;0;[9aCS_ages.I22])+IF(['9aS-Algarve'.I22]=&quot;&quot;;0;['9aS-Algarve'.I22])=0;&quot;&quot;;IF([9aCN_ages.I22]=&quot;&quot;;0;[9aCN_ages.I22])+IF([9aCS_ages.I22]=&quot;&quot;;0;[9aCS_ages.I22])+IF(['9aS-Algarve'.I22]=&quot;&quot;;0;['9aS-Algarve'.I22]))">
            <text:p/>
          </table:table-cell>
          <table:table-cell table:style-name="ce72" table:formula="of:=IF(SUM([.E22:.I22])=0;&quot;&quot;;SUM([.E22:.I22]))" office:value-type="float" office:value="28279725.5672937" calcext:value-type="float">
            <text:p>28279726</text:p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IF([9aCN_ages.M22]=&quot;&quot;;0;[9aCN_ages.M22])+IF([9aCS_ages.M22]=&quot;&quot;;0;[9aCS_ages.M22])+IF(['9aS-Algarve'.M22]=&quot;&quot;;0;['9aS-Algarve'.M22])=0;&quot;&quot;;IF([9aCN_ages.M22]=&quot;&quot;;0;[9aCN_ages.M22])+IF([9aCS_ages.M22]=&quot;&quot;;0;[9aCS_ages.M22])+IF(['9aS-Algarve'.M22]=&quot;&quot;;0;['9aS-Algarve'.M22]))">
            <text:p/>
          </table:table-cell>
          <table:table-cell table:style-name="ce72" table:formula="of:=IF(IF([9aCN_ages.N22]=&quot;&quot;;0;[9aCN_ages.N22])+IF([9aCS_ages.N22]=&quot;&quot;;0;[9aCS_ages.N22])+IF(['9aS-Algarve'.N22]=&quot;&quot;;0;['9aS-Algarve'.N22])=0;&quot;&quot;;IF([9aCN_ages.N22]=&quot;&quot;;0;[9aCN_ages.N22])+IF([9aCS_ages.N22]=&quot;&quot;;0;[9aCS_ages.N22])+IF(['9aS-Algarve'.N22]=&quot;&quot;;0;['9aS-Algarve'.N22]))" office:value-type="float" office:value="283.838059919627" calcext:value-type="float">
            <text:p>284</text:p>
          </table:table-cell>
          <table:table-cell table:style-name="ce72" table:formula="of:=IF(IF([9aCN_ages.O22]=&quot;&quot;;0;[9aCN_ages.O22])+IF([9aCS_ages.O22]=&quot;&quot;;0;[9aCS_ages.O22])+IF(['9aS-Algarve'.O22]=&quot;&quot;;0;['9aS-Algarve'.O22])=0;&quot;&quot;;IF([9aCN_ages.O22]=&quot;&quot;;0;[9aCN_ages.O22])+IF([9aCS_ages.O22]=&quot;&quot;;0;[9aCS_ages.O22])+IF(['9aS-Algarve'.O22]=&quot;&quot;;0;['9aS-Algarve'.O22]))">
            <text:p/>
          </table:table-cell>
          <table:table-cell table:style-name="ce72" table:formula="of:=IF(IF([9aCN_ages.P22]=&quot;&quot;;0;[9aCN_ages.P22])+IF([9aCS_ages.P22]=&quot;&quot;;0;[9aCS_ages.P22])+IF(['9aS-Algarve'.P22]=&quot;&quot;;0;['9aS-Algarve'.P22])=0;&quot;&quot;;IF([9aCN_ages.P22]=&quot;&quot;;0;[9aCN_ages.P22])+IF([9aCS_ages.P22]=&quot;&quot;;0;[9aCS_ages.P22])+IF(['9aS-Algarve'.P22]=&quot;&quot;;0;['9aS-Algarve'.P22]))">
            <text:p/>
          </table:table-cell>
          <table:table-cell table:style-name="ce72" table:formula="of:=IF(IF([9aCN_ages.Q22]=&quot;&quot;;0;[9aCN_ages.Q22])+IF([9aCS_ages.Q22]=&quot;&quot;;0;[9aCS_ages.Q22])+IF(['9aS-Algarve'.Q22]=&quot;&quot;;0;['9aS-Algarve'.Q22])=0;&quot;&quot;;IF([9aCN_ages.Q22]=&quot;&quot;;0;[9aCN_ages.Q22])+IF([9aCS_ages.Q22]=&quot;&quot;;0;[9aCS_ages.Q22])+IF(['9aS-Algarve'.Q22]=&quot;&quot;;0;['9aS-Algarve'.Q22]))">
            <text:p/>
          </table:table-cell>
          <table:table-cell table:style-name="ce72" table:formula="of:=IF(SUM([.M22:.Q22])=0;&quot;&quot;;SUM([.M22:.Q22]))" office:value-type="float" office:value="283.838059919627" calcext:value-type="float">
            <text:p>284</text:p>
          </table:table-cell>
          <table:table-cell table:style-name="ce99" table:formula="of:=IF([.J22]=&quot;&quot;;&quot;&quot;;[.J22])" office:value-type="float" office:value="28279725.5672937" calcext:value-type="float">
            <text:p>28279726</text:p>
          </table:table-cell>
          <table:table-cell table:number-columns-repeated="35"/>
        </table:table-row>
        <table:table-row table:style-name="ro7">
          <table:table-cell table:style-name="ce71" table:formula="of:=[$'9aS-Algarve'.A23]+[$9aCS_ages.A23]+[$9aCN_ages.A23]" office:value-type="float" office:value="35252551.7759999" calcext:value-type="float">
            <text:p>35252552</text:p>
          </table:table-cell>
          <table:table-cell table:style-name="ce71" table:formula="of:=[$'9aS-Algarve'.B23]+[$9aCS_ages.B23]+[$9aCN_ages.B23]" office:value-type="float" office:value="386.071586001185" calcext:value-type="float">
            <text:p>386</text:p>
          </table:table-cell>
          <table:table-cell table:style-name="ce75" table:formula="of:=([.E$1]*([.D23])^[.E$2])*[.A23]/1000" office:value-type="float" office:value="314134.765085263" calcext:value-type="float">
            <text:p>314135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IF([9aCN_ages.E23]=&quot;&quot;;0;[9aCN_ages.E23])+IF([9aCS_ages.E23]=&quot;&quot;;0;[9aCS_ages.E23])+IF(['9aS-Algarve'.E23]=&quot;&quot;;0;['9aS-Algarve'.E23])=0;&quot;&quot;;IF([9aCN_ages.E23]=&quot;&quot;;0;[9aCN_ages.E23])+IF([9aCS_ages.E23]=&quot;&quot;;0;[9aCS_ages.E23])+IF(['9aS-Algarve'.E23]=&quot;&quot;;0;['9aS-Algarve'.E23]))">
            <text:p/>
          </table:table-cell>
          <table:table-cell table:style-name="ce72" table:formula="of:=IF(IF([9aCN_ages.F23]=&quot;&quot;;0;[9aCN_ages.F23])+IF([9aCS_ages.F23]=&quot;&quot;;0;[9aCS_ages.F23])+IF(['9aS-Algarve'.F23]=&quot;&quot;;0;['9aS-Algarve'.F23])=0;&quot;&quot;;IF([9aCN_ages.F23]=&quot;&quot;;0;[9aCN_ages.F23])+IF([9aCS_ages.F23]=&quot;&quot;;0;[9aCS_ages.F23])+IF(['9aS-Algarve'.F23]=&quot;&quot;;0;['9aS-Algarve'.F23]))" office:value-type="float" office:value="34757583.7768716" calcext:value-type="float">
            <text:p>34757584</text:p>
          </table:table-cell>
          <table:table-cell table:style-name="ce72" table:formula="of:=IF(IF([9aCN_ages.G23]=&quot;&quot;;0;[9aCN_ages.G23])+IF([9aCS_ages.G23]=&quot;&quot;;0;[9aCS_ages.G23])+IF(['9aS-Algarve'.G23]=&quot;&quot;;0;['9aS-Algarve'.G23])=0;&quot;&quot;;IF([9aCN_ages.G23]=&quot;&quot;;0;[9aCN_ages.G23])+IF([9aCS_ages.G23]=&quot;&quot;;0;[9aCS_ages.G23])+IF(['9aS-Algarve'.G23]=&quot;&quot;;0;['9aS-Algarve'.G23]))" office:value-type="float" office:value="494967.999128303" calcext:value-type="float">
            <text:p>494968</text:p>
          </table:table-cell>
          <table:table-cell table:style-name="ce72" table:formula="of:=IF(IF([9aCN_ages.H23]=&quot;&quot;;0;[9aCN_ages.H23])+IF([9aCS_ages.H23]=&quot;&quot;;0;[9aCS_ages.H23])+IF(['9aS-Algarve'.H23]=&quot;&quot;;0;['9aS-Algarve'.H23])=0;&quot;&quot;;IF([9aCN_ages.H23]=&quot;&quot;;0;[9aCN_ages.H23])+IF([9aCS_ages.H23]=&quot;&quot;;0;[9aCS_ages.H23])+IF(['9aS-Algarve'.H23]=&quot;&quot;;0;['9aS-Algarve'.H23]))">
            <text:p/>
          </table:table-cell>
          <table:table-cell table:style-name="ce72" table:formula="of:=IF(IF([9aCN_ages.I23]=&quot;&quot;;0;[9aCN_ages.I23])+IF([9aCS_ages.I23]=&quot;&quot;;0;[9aCS_ages.I23])+IF(['9aS-Algarve'.I23]=&quot;&quot;;0;['9aS-Algarve'.I23])=0;&quot;&quot;;IF([9aCN_ages.I23]=&quot;&quot;;0;[9aCN_ages.I23])+IF([9aCS_ages.I23]=&quot;&quot;;0;[9aCS_ages.I23])+IF(['9aS-Algarve'.I23]=&quot;&quot;;0;['9aS-Algarve'.I23]))">
            <text:p/>
          </table:table-cell>
          <table:table-cell table:style-name="ce72" table:formula="of:=IF(SUM([.E23:.I23])=0;&quot;&quot;;SUM([.E23:.I23]))" office:value-type="float" office:value="35252551.7759999" calcext:value-type="float">
            <text:p>35252552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IF([9aCN_ages.M23]=&quot;&quot;;0;[9aCN_ages.M23])+IF([9aCS_ages.M23]=&quot;&quot;;0;[9aCS_ages.M23])+IF(['9aS-Algarve'.M23]=&quot;&quot;;0;['9aS-Algarve'.M23])=0;&quot;&quot;;IF([9aCN_ages.M23]=&quot;&quot;;0;[9aCN_ages.M23])+IF([9aCS_ages.M23]=&quot;&quot;;0;[9aCS_ages.M23])+IF(['9aS-Algarve'.M23]=&quot;&quot;;0;['9aS-Algarve'.M23]))">
            <text:p/>
          </table:table-cell>
          <table:table-cell table:style-name="ce72" table:formula="of:=IF(IF([9aCN_ages.N23]=&quot;&quot;;0;[9aCN_ages.N23])+IF([9aCS_ages.N23]=&quot;&quot;;0;[9aCS_ages.N23])+IF(['9aS-Algarve'.N23]=&quot;&quot;;0;['9aS-Algarve'.N23])=0;&quot;&quot;;IF([9aCN_ages.N23]=&quot;&quot;;0;[9aCN_ages.N23])+IF([9aCS_ages.N23]=&quot;&quot;;0;[9aCS_ages.N23])+IF(['9aS-Algarve'.N23]=&quot;&quot;;0;['9aS-Algarve'.N23]))" office:value-type="float" office:value="381.660936323429" calcext:value-type="float">
            <text:p>382</text:p>
          </table:table-cell>
          <table:table-cell table:style-name="ce72" table:formula="of:=IF(IF([9aCN_ages.O23]=&quot;&quot;;0;[9aCN_ages.O23])+IF([9aCS_ages.O23]=&quot;&quot;;0;[9aCS_ages.O23])+IF(['9aS-Algarve'.O23]=&quot;&quot;;0;['9aS-Algarve'.O23])=0;&quot;&quot;;IF([9aCN_ages.O23]=&quot;&quot;;0;[9aCN_ages.O23])+IF([9aCS_ages.O23]=&quot;&quot;;0;[9aCS_ages.O23])+IF(['9aS-Algarve'.O23]=&quot;&quot;;0;['9aS-Algarve'.O23]))" office:value-type="float" office:value="4.41064967775604" calcext:value-type="float">
            <text:p>4</text:p>
          </table:table-cell>
          <table:table-cell table:style-name="ce72" table:formula="of:=IF(IF([9aCN_ages.P23]=&quot;&quot;;0;[9aCN_ages.P23])+IF([9aCS_ages.P23]=&quot;&quot;;0;[9aCS_ages.P23])+IF(['9aS-Algarve'.P23]=&quot;&quot;;0;['9aS-Algarve'.P23])=0;&quot;&quot;;IF([9aCN_ages.P23]=&quot;&quot;;0;[9aCN_ages.P23])+IF([9aCS_ages.P23]=&quot;&quot;;0;[9aCS_ages.P23])+IF(['9aS-Algarve'.P23]=&quot;&quot;;0;['9aS-Algarve'.P23]))">
            <text:p/>
          </table:table-cell>
          <table:table-cell table:style-name="ce72" table:formula="of:=IF(IF([9aCN_ages.Q23]=&quot;&quot;;0;[9aCN_ages.Q23])+IF([9aCS_ages.Q23]=&quot;&quot;;0;[9aCS_ages.Q23])+IF(['9aS-Algarve'.Q23]=&quot;&quot;;0;['9aS-Algarve'.Q23])=0;&quot;&quot;;IF([9aCN_ages.Q23]=&quot;&quot;;0;[9aCN_ages.Q23])+IF([9aCS_ages.Q23]=&quot;&quot;;0;[9aCS_ages.Q23])+IF(['9aS-Algarve'.Q23]=&quot;&quot;;0;['9aS-Algarve'.Q23]))">
            <text:p/>
          </table:table-cell>
          <table:table-cell table:style-name="ce72" table:formula="of:=IF(SUM([.M23:.Q23])=0;&quot;&quot;;SUM([.M23:.Q23]))" office:value-type="float" office:value="386.071586001185" calcext:value-type="float">
            <text:p>386</text:p>
          </table:table-cell>
          <table:table-cell table:style-name="ce99" table:formula="of:=IF([.J23]=&quot;&quot;;&quot;&quot;;[.J23])" office:value-type="float" office:value="35252551.7759999" calcext:value-type="float">
            <text:p>35252552</text:p>
          </table:table-cell>
          <table:table-cell table:number-columns-repeated="35"/>
        </table:table-row>
        <table:table-row table:style-name="ro7">
          <table:table-cell table:style-name="ce71" table:formula="of:=[$'9aS-Algarve'.A24]+[$9aCS_ages.A24]+[$9aCN_ages.A24]" office:value-type="float" office:value="61608981.4139558" calcext:value-type="float">
            <text:p>61608981</text:p>
          </table:table-cell>
          <table:table-cell table:style-name="ce71" table:formula="of:=[$'9aS-Algarve'.B24]+[$9aCS_ages.B24]+[$9aCN_ages.B24]" office:value-type="float" office:value="683.295267974819" calcext:value-type="float">
            <text:p>683</text:p>
          </table:table-cell>
          <table:table-cell table:style-name="ce75" table:formula="of:=([.E$1]*([.D24])^[.E$2])*[.A24]/1000" office:value-type="float" office:value="632492.378062746" calcext:value-type="float">
            <text:p>632492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IF([9aCN_ages.E24]=&quot;&quot;;0;[9aCN_ages.E24])+IF([9aCS_ages.E24]=&quot;&quot;;0;[9aCS_ages.E24])+IF(['9aS-Algarve'.E24]=&quot;&quot;;0;['9aS-Algarve'.E24])=0;&quot;&quot;;IF([9aCN_ages.E24]=&quot;&quot;;0;[9aCN_ages.E24])+IF([9aCS_ages.E24]=&quot;&quot;;0;[9aCS_ages.E24])+IF(['9aS-Algarve'.E24]=&quot;&quot;;0;['9aS-Algarve'.E24]))">
            <text:p/>
          </table:table-cell>
          <table:table-cell table:style-name="ce72" table:formula="of:=IF(IF([9aCN_ages.F24]=&quot;&quot;;0;[9aCN_ages.F24])+IF([9aCS_ages.F24]=&quot;&quot;;0;[9aCS_ages.F24])+IF(['9aS-Algarve'.F24]=&quot;&quot;;0;['9aS-Algarve'.F24])=0;&quot;&quot;;IF([9aCN_ages.F24]=&quot;&quot;;0;[9aCN_ages.F24])+IF([9aCS_ages.F24]=&quot;&quot;;0;[9aCS_ages.F24])+IF(['9aS-Algarve'.F24]=&quot;&quot;;0;['9aS-Algarve'.F24]))" office:value-type="float" office:value="57742191.2368627" calcext:value-type="float">
            <text:p>57742191</text:p>
          </table:table-cell>
          <table:table-cell table:style-name="ce72" table:formula="of:=IF(IF([9aCN_ages.G24]=&quot;&quot;;0;[9aCN_ages.G24])+IF([9aCS_ages.G24]=&quot;&quot;;0;[9aCS_ages.G24])+IF(['9aS-Algarve'.G24]=&quot;&quot;;0;['9aS-Algarve'.G24])=0;&quot;&quot;;IF([9aCN_ages.G24]=&quot;&quot;;0;[9aCN_ages.G24])+IF([9aCS_ages.G24]=&quot;&quot;;0;[9aCS_ages.G24])+IF(['9aS-Algarve'.G24]=&quot;&quot;;0;['9aS-Algarve'.G24]))" office:value-type="float" office:value="3866790.1770931" calcext:value-type="float">
            <text:p>3866790</text:p>
          </table:table-cell>
          <table:table-cell table:style-name="ce72" table:formula="of:=IF(IF([9aCN_ages.H24]=&quot;&quot;;0;[9aCN_ages.H24])+IF([9aCS_ages.H24]=&quot;&quot;;0;[9aCS_ages.H24])+IF(['9aS-Algarve'.H24]=&quot;&quot;;0;['9aS-Algarve'.H24])=0;&quot;&quot;;IF([9aCN_ages.H24]=&quot;&quot;;0;[9aCN_ages.H24])+IF([9aCS_ages.H24]=&quot;&quot;;0;[9aCS_ages.H24])+IF(['9aS-Algarve'.H24]=&quot;&quot;;0;['9aS-Algarve'.H24]))">
            <text:p/>
          </table:table-cell>
          <table:table-cell table:style-name="ce72" table:formula="of:=IF(IF([9aCN_ages.I24]=&quot;&quot;;0;[9aCN_ages.I24])+IF([9aCS_ages.I24]=&quot;&quot;;0;[9aCS_ages.I24])+IF(['9aS-Algarve'.I24]=&quot;&quot;;0;['9aS-Algarve'.I24])=0;&quot;&quot;;IF([9aCN_ages.I24]=&quot;&quot;;0;[9aCN_ages.I24])+IF([9aCS_ages.I24]=&quot;&quot;;0;[9aCS_ages.I24])+IF(['9aS-Algarve'.I24]=&quot;&quot;;0;['9aS-Algarve'.I24]))">
            <text:p/>
          </table:table-cell>
          <table:table-cell table:style-name="ce72" table:formula="of:=IF(SUM([.E24:.I24])=0;&quot;&quot;;SUM([.E24:.I24]))" office:value-type="float" office:value="61608981.4139558" calcext:value-type="float">
            <text:p>61608981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IF([9aCN_ages.M24]=&quot;&quot;;0;[9aCN_ages.M24])+IF([9aCS_ages.M24]=&quot;&quot;;0;[9aCS_ages.M24])+IF(['9aS-Algarve'.M24]=&quot;&quot;;0;['9aS-Algarve'.M24])=0;&quot;&quot;;IF([9aCN_ages.M24]=&quot;&quot;;0;[9aCN_ages.M24])+IF([9aCS_ages.M24]=&quot;&quot;;0;[9aCS_ages.M24])+IF(['9aS-Algarve'.M24]=&quot;&quot;;0;['9aS-Algarve'.M24]))">
            <text:p/>
          </table:table-cell>
          <table:table-cell table:style-name="ce72" table:formula="of:=IF(IF([9aCN_ages.N24]=&quot;&quot;;0;[9aCN_ages.N24])+IF([9aCS_ages.N24]=&quot;&quot;;0;[9aCS_ages.N24])+IF(['9aS-Algarve'.N24]=&quot;&quot;;0;['9aS-Algarve'.N24])=0;&quot;&quot;;IF([9aCN_ages.N24]=&quot;&quot;;0;[9aCN_ages.N24])+IF([9aCS_ages.N24]=&quot;&quot;;0;[9aCS_ages.N24])+IF(['9aS-Algarve'.N24]=&quot;&quot;;0;['9aS-Algarve'.N24]))" office:value-type="float" office:value="643.597885248325" calcext:value-type="float">
            <text:p>644</text:p>
          </table:table-cell>
          <table:table-cell table:style-name="ce72" table:formula="of:=IF(IF([9aCN_ages.O24]=&quot;&quot;;0;[9aCN_ages.O24])+IF([9aCS_ages.O24]=&quot;&quot;;0;[9aCS_ages.O24])+IF(['9aS-Algarve'.O24]=&quot;&quot;;0;['9aS-Algarve'.O24])=0;&quot;&quot;;IF([9aCN_ages.O24]=&quot;&quot;;0;[9aCN_ages.O24])+IF([9aCS_ages.O24]=&quot;&quot;;0;[9aCS_ages.O24])+IF(['9aS-Algarve'.O24]=&quot;&quot;;0;['9aS-Algarve'.O24]))" office:value-type="float" office:value="39.6973827264944" calcext:value-type="float">
            <text:p>40</text:p>
          </table:table-cell>
          <table:table-cell table:style-name="ce72" table:formula="of:=IF(IF([9aCN_ages.P24]=&quot;&quot;;0;[9aCN_ages.P24])+IF([9aCS_ages.P24]=&quot;&quot;;0;[9aCS_ages.P24])+IF(['9aS-Algarve'.P24]=&quot;&quot;;0;['9aS-Algarve'.P24])=0;&quot;&quot;;IF([9aCN_ages.P24]=&quot;&quot;;0;[9aCN_ages.P24])+IF([9aCS_ages.P24]=&quot;&quot;;0;[9aCS_ages.P24])+IF(['9aS-Algarve'.P24]=&quot;&quot;;0;['9aS-Algarve'.P24]))">
            <text:p/>
          </table:table-cell>
          <table:table-cell table:style-name="ce72" table:formula="of:=IF(IF([9aCN_ages.Q24]=&quot;&quot;;0;[9aCN_ages.Q24])+IF([9aCS_ages.Q24]=&quot;&quot;;0;[9aCS_ages.Q24])+IF(['9aS-Algarve'.Q24]=&quot;&quot;;0;['9aS-Algarve'.Q24])=0;&quot;&quot;;IF([9aCN_ages.Q24]=&quot;&quot;;0;[9aCN_ages.Q24])+IF([9aCS_ages.Q24]=&quot;&quot;;0;[9aCS_ages.Q24])+IF(['9aS-Algarve'.Q24]=&quot;&quot;;0;['9aS-Algarve'.Q24]))">
            <text:p/>
          </table:table-cell>
          <table:table-cell table:style-name="ce72" table:formula="of:=IF(SUM([.M24:.Q24])=0;&quot;&quot;;SUM([.M24:.Q24]))" office:value-type="float" office:value="683.295267974819" calcext:value-type="float">
            <text:p>683</text:p>
          </table:table-cell>
          <table:table-cell table:style-name="ce99" table:formula="of:=IF([.J24]=&quot;&quot;;&quot;&quot;;[.J24])" office:value-type="float" office:value="61608981.4139558" calcext:value-type="float">
            <text:p>61608981</text:p>
          </table:table-cell>
          <table:table-cell table:number-columns-repeated="35"/>
        </table:table-row>
        <table:table-row table:style-name="ro7">
          <table:table-cell table:style-name="ce71" table:formula="of:=[$'9aS-Algarve'.A25]+[$9aCS_ages.A25]+[$9aCN_ages.A25]" office:value-type="float" office:value="161317118.425761" calcext:value-type="float">
            <text:p>161317118</text:p>
          </table:table-cell>
          <table:table-cell table:style-name="ce71" table:formula="of:=[$'9aS-Algarve'.B25]+[$9aCS_ages.B25]+[$9aCN_ages.B25]" office:value-type="float" office:value="1930.64468668576" calcext:value-type="float">
            <text:p>1931</text:p>
          </table:table-cell>
          <table:table-cell table:style-name="ce75" table:formula="of:=([.E$1]*([.D25])^[.E$2])*[.A25]/1000" office:value-type="float" office:value="1897218.91293527" calcext:value-type="float">
            <text:p>1897219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IF([9aCN_ages.E25]=&quot;&quot;;0;[9aCN_ages.E25])+IF([9aCS_ages.E25]=&quot;&quot;;0;[9aCS_ages.E25])+IF(['9aS-Algarve'.E25]=&quot;&quot;;0;['9aS-Algarve'.E25])=0;&quot;&quot;;IF([9aCN_ages.E25]=&quot;&quot;;0;[9aCN_ages.E25])+IF([9aCS_ages.E25]=&quot;&quot;;0;[9aCS_ages.E25])+IF(['9aS-Algarve'.E25]=&quot;&quot;;0;['9aS-Algarve'.E25]))">
            <text:p/>
          </table:table-cell>
          <table:table-cell table:style-name="ce72" table:formula="of:=IF(IF([9aCN_ages.F25]=&quot;&quot;;0;[9aCN_ages.F25])+IF([9aCS_ages.F25]=&quot;&quot;;0;[9aCS_ages.F25])+IF(['9aS-Algarve'.F25]=&quot;&quot;;0;['9aS-Algarve'.F25])=0;&quot;&quot;;IF([9aCN_ages.F25]=&quot;&quot;;0;[9aCN_ages.F25])+IF([9aCS_ages.F25]=&quot;&quot;;0;[9aCS_ages.F25])+IF(['9aS-Algarve'.F25]=&quot;&quot;;0;['9aS-Algarve'.F25]))" office:value-type="float" office:value="131804994.003668" calcext:value-type="float">
            <text:p>131804994</text:p>
          </table:table-cell>
          <table:table-cell table:style-name="ce72" table:formula="of:=IF(IF([9aCN_ages.G25]=&quot;&quot;;0;[9aCN_ages.G25])+IF([9aCS_ages.G25]=&quot;&quot;;0;[9aCS_ages.G25])+IF(['9aS-Algarve'.G25]=&quot;&quot;;0;['9aS-Algarve'.G25])=0;&quot;&quot;;IF([9aCN_ages.G25]=&quot;&quot;;0;[9aCN_ages.G25])+IF([9aCS_ages.G25]=&quot;&quot;;0;[9aCS_ages.G25])+IF(['9aS-Algarve'.G25]=&quot;&quot;;0;['9aS-Algarve'.G25]))" office:value-type="float" office:value="29512124.4220933" calcext:value-type="float">
            <text:p>29512124</text:p>
          </table:table-cell>
          <table:table-cell table:style-name="ce72" table:formula="of:=IF(IF([9aCN_ages.H25]=&quot;&quot;;0;[9aCN_ages.H25])+IF([9aCS_ages.H25]=&quot;&quot;;0;[9aCS_ages.H25])+IF(['9aS-Algarve'.H25]=&quot;&quot;;0;['9aS-Algarve'.H25])=0;&quot;&quot;;IF([9aCN_ages.H25]=&quot;&quot;;0;[9aCN_ages.H25])+IF([9aCS_ages.H25]=&quot;&quot;;0;[9aCS_ages.H25])+IF(['9aS-Algarve'.H25]=&quot;&quot;;0;['9aS-Algarve'.H25]))">
            <text:p/>
          </table:table-cell>
          <table:table-cell table:style-name="ce72" table:formula="of:=IF(IF([9aCN_ages.I25]=&quot;&quot;;0;[9aCN_ages.I25])+IF([9aCS_ages.I25]=&quot;&quot;;0;[9aCS_ages.I25])+IF(['9aS-Algarve'.I25]=&quot;&quot;;0;['9aS-Algarve'.I25])=0;&quot;&quot;;IF([9aCN_ages.I25]=&quot;&quot;;0;[9aCN_ages.I25])+IF([9aCS_ages.I25]=&quot;&quot;;0;[9aCS_ages.I25])+IF(['9aS-Algarve'.I25]=&quot;&quot;;0;['9aS-Algarve'.I25]))">
            <text:p/>
          </table:table-cell>
          <table:table-cell table:style-name="ce72" table:formula="of:=IF(SUM([.E25:.I25])=0;&quot;&quot;;SUM([.E25:.I25]))" office:value-type="float" office:value="161317118.425761" calcext:value-type="float">
            <text:p>161317118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IF([9aCN_ages.M25]=&quot;&quot;;0;[9aCN_ages.M25])+IF([9aCS_ages.M25]=&quot;&quot;;0;[9aCS_ages.M25])+IF(['9aS-Algarve'.M25]=&quot;&quot;;0;['9aS-Algarve'.M25])=0;&quot;&quot;;IF([9aCN_ages.M25]=&quot;&quot;;0;[9aCN_ages.M25])+IF([9aCS_ages.M25]=&quot;&quot;;0;[9aCS_ages.M25])+IF(['9aS-Algarve'.M25]=&quot;&quot;;0;['9aS-Algarve'.M25]))">
            <text:p/>
          </table:table-cell>
          <table:table-cell table:style-name="ce72" table:formula="of:=IF(IF([9aCN_ages.N25]=&quot;&quot;;0;[9aCN_ages.N25])+IF([9aCS_ages.N25]=&quot;&quot;;0;[9aCS_ages.N25])+IF(['9aS-Algarve'.N25]=&quot;&quot;;0;['9aS-Algarve'.N25])=0;&quot;&quot;;IF([9aCN_ages.N25]=&quot;&quot;;0;[9aCN_ages.N25])+IF([9aCS_ages.N25]=&quot;&quot;;0;[9aCS_ages.N25])+IF(['9aS-Algarve'.N25]=&quot;&quot;;0;['9aS-Algarve'.N25]))" office:value-type="float" office:value="1583.55839379328" calcext:value-type="float">
            <text:p>1584</text:p>
          </table:table-cell>
          <table:table-cell table:style-name="ce72" table:formula="of:=IF(IF([9aCN_ages.O25]=&quot;&quot;;0;[9aCN_ages.O25])+IF([9aCS_ages.O25]=&quot;&quot;;0;[9aCS_ages.O25])+IF(['9aS-Algarve'.O25]=&quot;&quot;;0;['9aS-Algarve'.O25])=0;&quot;&quot;;IF([9aCN_ages.O25]=&quot;&quot;;0;[9aCN_ages.O25])+IF([9aCS_ages.O25]=&quot;&quot;;0;[9aCS_ages.O25])+IF(['9aS-Algarve'.O25]=&quot;&quot;;0;['9aS-Algarve'.O25]))" office:value-type="float" office:value="347.086292892478" calcext:value-type="float">
            <text:p>347</text:p>
          </table:table-cell>
          <table:table-cell table:style-name="ce72" table:formula="of:=IF(IF([9aCN_ages.P25]=&quot;&quot;;0;[9aCN_ages.P25])+IF([9aCS_ages.P25]=&quot;&quot;;0;[9aCS_ages.P25])+IF(['9aS-Algarve'.P25]=&quot;&quot;;0;['9aS-Algarve'.P25])=0;&quot;&quot;;IF([9aCN_ages.P25]=&quot;&quot;;0;[9aCN_ages.P25])+IF([9aCS_ages.P25]=&quot;&quot;;0;[9aCS_ages.P25])+IF(['9aS-Algarve'.P25]=&quot;&quot;;0;['9aS-Algarve'.P25]))">
            <text:p/>
          </table:table-cell>
          <table:table-cell table:style-name="ce72" table:formula="of:=IF(IF([9aCN_ages.Q25]=&quot;&quot;;0;[9aCN_ages.Q25])+IF([9aCS_ages.Q25]=&quot;&quot;;0;[9aCS_ages.Q25])+IF(['9aS-Algarve'.Q25]=&quot;&quot;;0;['9aS-Algarve'.Q25])=0;&quot;&quot;;IF([9aCN_ages.Q25]=&quot;&quot;;0;[9aCN_ages.Q25])+IF([9aCS_ages.Q25]=&quot;&quot;;0;[9aCS_ages.Q25])+IF(['9aS-Algarve'.Q25]=&quot;&quot;;0;['9aS-Algarve'.Q25]))">
            <text:p/>
          </table:table-cell>
          <table:table-cell table:style-name="ce72" table:formula="of:=IF(SUM([.M25:.Q25])=0;&quot;&quot;;SUM([.M25:.Q25]))" office:value-type="float" office:value="1930.64468668576" calcext:value-type="float">
            <text:p>1931</text:p>
          </table:table-cell>
          <table:table-cell table:style-name="ce99" table:formula="of:=IF([.J25]=&quot;&quot;;&quot;&quot;;[.J25])" office:value-type="float" office:value="161317118.425761" calcext:value-type="float">
            <text:p>161317118</text:p>
          </table:table-cell>
          <table:table-cell table:number-columns-repeated="35"/>
        </table:table-row>
        <table:table-row table:style-name="ro7">
          <table:table-cell table:style-name="ce71" table:formula="of:=[$'9aS-Algarve'.A26]+[$9aCS_ages.A26]+[$9aCN_ages.A26]" office:value-type="float" office:value="219656616.449563" calcext:value-type="float">
            <text:p>219656616</text:p>
          </table:table-cell>
          <table:table-cell table:style-name="ce71" table:formula="of:=[$'9aS-Algarve'.B26]+[$9aCS_ages.B26]+[$9aCN_ages.B26]" office:value-type="float" office:value="2979.52529347195" calcext:value-type="float">
            <text:p>2980</text:p>
          </table:table-cell>
          <table:table-cell table:style-name="ce75" table:formula="of:=([.E$1]*([.D26])^[.E$2])*[.A26]/1000" office:value-type="float" office:value="2943989.18331915" calcext:value-type="float">
            <text:p>2943989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IF([9aCN_ages.E26]=&quot;&quot;;0;[9aCN_ages.E26])+IF([9aCS_ages.E26]=&quot;&quot;;0;[9aCS_ages.E26])+IF(['9aS-Algarve'.E26]=&quot;&quot;;0;['9aS-Algarve'.E26])=0;&quot;&quot;;IF([9aCN_ages.E26]=&quot;&quot;;0;[9aCN_ages.E26])+IF([9aCS_ages.E26]=&quot;&quot;;0;[9aCS_ages.E26])+IF(['9aS-Algarve'.E26]=&quot;&quot;;0;['9aS-Algarve'.E26]))">
            <text:p/>
          </table:table-cell>
          <table:table-cell table:style-name="ce72" table:formula="of:=IF(IF([9aCN_ages.F26]=&quot;&quot;;0;[9aCN_ages.F26])+IF([9aCS_ages.F26]=&quot;&quot;;0;[9aCS_ages.F26])+IF(['9aS-Algarve'.F26]=&quot;&quot;;0;['9aS-Algarve'.F26])=0;&quot;&quot;;IF([9aCN_ages.F26]=&quot;&quot;;0;[9aCN_ages.F26])+IF([9aCS_ages.F26]=&quot;&quot;;0;[9aCS_ages.F26])+IF(['9aS-Algarve'.F26]=&quot;&quot;;0;['9aS-Algarve'.F26]))" office:value-type="float" office:value="145909739.995648" calcext:value-type="float">
            <text:p>145909740</text:p>
          </table:table-cell>
          <table:table-cell table:style-name="ce72" table:formula="of:=IF(IF([9aCN_ages.G26]=&quot;&quot;;0;[9aCN_ages.G26])+IF([9aCS_ages.G26]=&quot;&quot;;0;[9aCS_ages.G26])+IF(['9aS-Algarve'.G26]=&quot;&quot;;0;['9aS-Algarve'.G26])=0;&quot;&quot;;IF([9aCN_ages.G26]=&quot;&quot;;0;[9aCN_ages.G26])+IF([9aCS_ages.G26]=&quot;&quot;;0;[9aCS_ages.G26])+IF(['9aS-Algarve'.G26]=&quot;&quot;;0;['9aS-Algarve'.G26]))" office:value-type="float" office:value="73746876.4539155" calcext:value-type="float">
            <text:p>73746876</text:p>
          </table:table-cell>
          <table:table-cell table:style-name="ce72" table:formula="of:=IF(IF([9aCN_ages.H26]=&quot;&quot;;0;[9aCN_ages.H26])+IF([9aCS_ages.H26]=&quot;&quot;;0;[9aCS_ages.H26])+IF(['9aS-Algarve'.H26]=&quot;&quot;;0;['9aS-Algarve'.H26])=0;&quot;&quot;;IF([9aCN_ages.H26]=&quot;&quot;;0;[9aCN_ages.H26])+IF([9aCS_ages.H26]=&quot;&quot;;0;[9aCS_ages.H26])+IF(['9aS-Algarve'.H26]=&quot;&quot;;0;['9aS-Algarve'.H26]))">
            <text:p/>
          </table:table-cell>
          <table:table-cell table:style-name="ce72" table:formula="of:=IF(IF([9aCN_ages.I26]=&quot;&quot;;0;[9aCN_ages.I26])+IF([9aCS_ages.I26]=&quot;&quot;;0;[9aCS_ages.I26])+IF(['9aS-Algarve'.I26]=&quot;&quot;;0;['9aS-Algarve'.I26])=0;&quot;&quot;;IF([9aCN_ages.I26]=&quot;&quot;;0;[9aCN_ages.I26])+IF([9aCS_ages.I26]=&quot;&quot;;0;[9aCS_ages.I26])+IF(['9aS-Algarve'.I26]=&quot;&quot;;0;['9aS-Algarve'.I26]))">
            <text:p/>
          </table:table-cell>
          <table:table-cell table:style-name="ce72" table:formula="of:=IF(SUM([.E26:.I26])=0;&quot;&quot;;SUM([.E26:.I26]))" office:value-type="float" office:value="219656616.449563" calcext:value-type="float">
            <text:p>219656616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IF([9aCN_ages.M26]=&quot;&quot;;0;[9aCN_ages.M26])+IF([9aCS_ages.M26]=&quot;&quot;;0;[9aCS_ages.M26])+IF(['9aS-Algarve'.M26]=&quot;&quot;;0;['9aS-Algarve'.M26])=0;&quot;&quot;;IF([9aCN_ages.M26]=&quot;&quot;;0;[9aCN_ages.M26])+IF([9aCS_ages.M26]=&quot;&quot;;0;[9aCS_ages.M26])+IF(['9aS-Algarve'.M26]=&quot;&quot;;0;['9aS-Algarve'.M26]))">
            <text:p/>
          </table:table-cell>
          <table:table-cell table:style-name="ce72" table:formula="of:=IF(IF([9aCN_ages.N26]=&quot;&quot;;0;[9aCN_ages.N26])+IF([9aCS_ages.N26]=&quot;&quot;;0;[9aCS_ages.N26])+IF(['9aS-Algarve'.N26]=&quot;&quot;;0;['9aS-Algarve'.N26])=0;&quot;&quot;;IF([9aCN_ages.N26]=&quot;&quot;;0;[9aCN_ages.N26])+IF([9aCS_ages.N26]=&quot;&quot;;0;[9aCS_ages.N26])+IF(['9aS-Algarve'.N26]=&quot;&quot;;0;['9aS-Algarve'.N26]))" office:value-type="float" office:value="1960.57421128333" calcext:value-type="float">
            <text:p>1961</text:p>
          </table:table-cell>
          <table:table-cell table:style-name="ce72" table:formula="of:=IF(IF([9aCN_ages.O26]=&quot;&quot;;0;[9aCN_ages.O26])+IF([9aCS_ages.O26]=&quot;&quot;;0;[9aCS_ages.O26])+IF(['9aS-Algarve'.O26]=&quot;&quot;;0;['9aS-Algarve'.O26])=0;&quot;&quot;;IF([9aCN_ages.O26]=&quot;&quot;;0;[9aCN_ages.O26])+IF([9aCS_ages.O26]=&quot;&quot;;0;[9aCS_ages.O26])+IF(['9aS-Algarve'.O26]=&quot;&quot;;0;['9aS-Algarve'.O26]))" office:value-type="float" office:value="1018.95108218863" calcext:value-type="float">
            <text:p>1019</text:p>
          </table:table-cell>
          <table:table-cell table:style-name="ce72" table:formula="of:=IF(IF([9aCN_ages.P26]=&quot;&quot;;0;[9aCN_ages.P26])+IF([9aCS_ages.P26]=&quot;&quot;;0;[9aCS_ages.P26])+IF(['9aS-Algarve'.P26]=&quot;&quot;;0;['9aS-Algarve'.P26])=0;&quot;&quot;;IF([9aCN_ages.P26]=&quot;&quot;;0;[9aCN_ages.P26])+IF([9aCS_ages.P26]=&quot;&quot;;0;[9aCS_ages.P26])+IF(['9aS-Algarve'.P26]=&quot;&quot;;0;['9aS-Algarve'.P26]))">
            <text:p/>
          </table:table-cell>
          <table:table-cell table:style-name="ce72" table:formula="of:=IF(IF([9aCN_ages.Q26]=&quot;&quot;;0;[9aCN_ages.Q26])+IF([9aCS_ages.Q26]=&quot;&quot;;0;[9aCS_ages.Q26])+IF(['9aS-Algarve'.Q26]=&quot;&quot;;0;['9aS-Algarve'.Q26])=0;&quot;&quot;;IF([9aCN_ages.Q26]=&quot;&quot;;0;[9aCN_ages.Q26])+IF([9aCS_ages.Q26]=&quot;&quot;;0;[9aCS_ages.Q26])+IF(['9aS-Algarve'.Q26]=&quot;&quot;;0;['9aS-Algarve'.Q26]))">
            <text:p/>
          </table:table-cell>
          <table:table-cell table:style-name="ce72" table:formula="of:=IF(SUM([.M26:.Q26])=0;&quot;&quot;;SUM([.M26:.Q26]))" office:value-type="float" office:value="2979.52529347195" calcext:value-type="float">
            <text:p>2980</text:p>
          </table:table-cell>
          <table:table-cell table:style-name="ce99" table:formula="of:=IF([.J26]=&quot;&quot;;&quot;&quot;;[.J26])" office:value-type="float" office:value="219656616.449563" calcext:value-type="float">
            <text:p>219656616</text:p>
          </table:table-cell>
          <table:table-cell table:number-columns-repeated="35"/>
        </table:table-row>
        <table:table-row table:style-name="ro7">
          <table:table-cell table:style-name="ce71" table:formula="of:=[$'9aS-Algarve'.A27]+[$9aCS_ages.A27]+[$9aCN_ages.A27]" office:value-type="float" office:value="290913611.262886" calcext:value-type="float">
            <text:p>290913611</text:p>
          </table:table-cell>
          <table:table-cell table:style-name="ce71" table:formula="of:=[$'9aS-Algarve'.B27]+[$9aCS_ages.B27]+[$9aCN_ages.B27]" office:value-type="float" office:value="4446.90702093665" calcext:value-type="float">
            <text:p>4447</text:p>
          </table:table-cell>
          <table:table-cell table:style-name="ce75" table:formula="of:=([.E$1]*([.D27])^[.E$2])*[.A27]/1000" office:value-type="float" office:value="4421894.41433281" calcext:value-type="float">
            <text:p>4421894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IF([9aCN_ages.E27]=&quot;&quot;;0;[9aCN_ages.E27])+IF([9aCS_ages.E27]=&quot;&quot;;0;[9aCS_ages.E27])+IF(['9aS-Algarve'.E27]=&quot;&quot;;0;['9aS-Algarve'.E27])=0;&quot;&quot;;IF([9aCN_ages.E27]=&quot;&quot;;0;[9aCN_ages.E27])+IF([9aCS_ages.E27]=&quot;&quot;;0;[9aCS_ages.E27])+IF(['9aS-Algarve'.E27]=&quot;&quot;;0;['9aS-Algarve'.E27]))">
            <text:p/>
          </table:table-cell>
          <table:table-cell table:style-name="ce72" table:formula="of:=IF(IF([9aCN_ages.F27]=&quot;&quot;;0;[9aCN_ages.F27])+IF([9aCS_ages.F27]=&quot;&quot;;0;[9aCS_ages.F27])+IF(['9aS-Algarve'.F27]=&quot;&quot;;0;['9aS-Algarve'.F27])=0;&quot;&quot;;IF([9aCN_ages.F27]=&quot;&quot;;0;[9aCN_ages.F27])+IF([9aCS_ages.F27]=&quot;&quot;;0;[9aCS_ages.F27])+IF(['9aS-Algarve'.F27]=&quot;&quot;;0;['9aS-Algarve'.F27]))" office:value-type="float" office:value="168027820.642799" calcext:value-type="float">
            <text:p>168027821</text:p>
          </table:table-cell>
          <table:table-cell table:style-name="ce72" table:formula="of:=IF(IF([9aCN_ages.G27]=&quot;&quot;;0;[9aCN_ages.G27])+IF([9aCS_ages.G27]=&quot;&quot;;0;[9aCS_ages.G27])+IF(['9aS-Algarve'.G27]=&quot;&quot;;0;['9aS-Algarve'.G27])=0;&quot;&quot;;IF([9aCN_ages.G27]=&quot;&quot;;0;[9aCN_ages.G27])+IF([9aCS_ages.G27]=&quot;&quot;;0;[9aCS_ages.G27])+IF(['9aS-Algarve'.G27]=&quot;&quot;;0;['9aS-Algarve'.G27]))" office:value-type="float" office:value="122885790.620087" calcext:value-type="float">
            <text:p>122885791</text:p>
          </table:table-cell>
          <table:table-cell table:style-name="ce72" table:formula="of:=IF(IF([9aCN_ages.H27]=&quot;&quot;;0;[9aCN_ages.H27])+IF([9aCS_ages.H27]=&quot;&quot;;0;[9aCS_ages.H27])+IF(['9aS-Algarve'.H27]=&quot;&quot;;0;['9aS-Algarve'.H27])=0;&quot;&quot;;IF([9aCN_ages.H27]=&quot;&quot;;0;[9aCN_ages.H27])+IF([9aCS_ages.H27]=&quot;&quot;;0;[9aCS_ages.H27])+IF(['9aS-Algarve'.H27]=&quot;&quot;;0;['9aS-Algarve'.H27]))">
            <text:p/>
          </table:table-cell>
          <table:table-cell table:style-name="ce72" table:formula="of:=IF(IF([9aCN_ages.I27]=&quot;&quot;;0;[9aCN_ages.I27])+IF([9aCS_ages.I27]=&quot;&quot;;0;[9aCS_ages.I27])+IF(['9aS-Algarve'.I27]=&quot;&quot;;0;['9aS-Algarve'.I27])=0;&quot;&quot;;IF([9aCN_ages.I27]=&quot;&quot;;0;[9aCN_ages.I27])+IF([9aCS_ages.I27]=&quot;&quot;;0;[9aCS_ages.I27])+IF(['9aS-Algarve'.I27]=&quot;&quot;;0;['9aS-Algarve'.I27]))">
            <text:p/>
          </table:table-cell>
          <table:table-cell table:style-name="ce72" table:formula="of:=IF(SUM([.E27:.I27])=0;&quot;&quot;;SUM([.E27:.I27]))" office:value-type="float" office:value="290913611.262886" calcext:value-type="float">
            <text:p>290913611</text:p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IF([9aCN_ages.M27]=&quot;&quot;;0;[9aCN_ages.M27])+IF([9aCS_ages.M27]=&quot;&quot;;0;[9aCS_ages.M27])+IF(['9aS-Algarve'.M27]=&quot;&quot;;0;['9aS-Algarve'.M27])=0;&quot;&quot;;IF([9aCN_ages.M27]=&quot;&quot;;0;[9aCN_ages.M27])+IF([9aCS_ages.M27]=&quot;&quot;;0;[9aCS_ages.M27])+IF(['9aS-Algarve'.M27]=&quot;&quot;;0;['9aS-Algarve'.M27]))">
            <text:p/>
          </table:table-cell>
          <table:table-cell table:style-name="ce72" table:formula="of:=IF(IF([9aCN_ages.N27]=&quot;&quot;;0;[9aCN_ages.N27])+IF([9aCS_ages.N27]=&quot;&quot;;0;[9aCS_ages.N27])+IF(['9aS-Algarve'.N27]=&quot;&quot;;0;['9aS-Algarve'.N27])=0;&quot;&quot;;IF([9aCN_ages.N27]=&quot;&quot;;0;[9aCN_ages.N27])+IF([9aCS_ages.N27]=&quot;&quot;;0;[9aCS_ages.N27])+IF(['9aS-Algarve'.N27]=&quot;&quot;;0;['9aS-Algarve'.N27]))" office:value-type="float" office:value="2566.53352233599" calcext:value-type="float">
            <text:p>2567</text:p>
          </table:table-cell>
          <table:table-cell table:style-name="ce72" table:formula="of:=IF(IF([9aCN_ages.O27]=&quot;&quot;;0;[9aCN_ages.O27])+IF([9aCS_ages.O27]=&quot;&quot;;0;[9aCS_ages.O27])+IF(['9aS-Algarve'.O27]=&quot;&quot;;0;['9aS-Algarve'.O27])=0;&quot;&quot;;IF([9aCN_ages.O27]=&quot;&quot;;0;[9aCN_ages.O27])+IF([9aCS_ages.O27]=&quot;&quot;;0;[9aCS_ages.O27])+IF(['9aS-Algarve'.O27]=&quot;&quot;;0;['9aS-Algarve'.O27]))" office:value-type="float" office:value="1880.37349860065" calcext:value-type="float">
            <text:p>1880</text:p>
          </table:table-cell>
          <table:table-cell table:style-name="ce72" table:formula="of:=IF(IF([9aCN_ages.P27]=&quot;&quot;;0;[9aCN_ages.P27])+IF([9aCS_ages.P27]=&quot;&quot;;0;[9aCS_ages.P27])+IF(['9aS-Algarve'.P27]=&quot;&quot;;0;['9aS-Algarve'.P27])=0;&quot;&quot;;IF([9aCN_ages.P27]=&quot;&quot;;0;[9aCN_ages.P27])+IF([9aCS_ages.P27]=&quot;&quot;;0;[9aCS_ages.P27])+IF(['9aS-Algarve'.P27]=&quot;&quot;;0;['9aS-Algarve'.P27]))">
            <text:p/>
          </table:table-cell>
          <table:table-cell table:style-name="ce72" table:formula="of:=IF(IF([9aCN_ages.Q27]=&quot;&quot;;0;[9aCN_ages.Q27])+IF([9aCS_ages.Q27]=&quot;&quot;;0;[9aCS_ages.Q27])+IF(['9aS-Algarve'.Q27]=&quot;&quot;;0;['9aS-Algarve'.Q27])=0;&quot;&quot;;IF([9aCN_ages.Q27]=&quot;&quot;;0;[9aCN_ages.Q27])+IF([9aCS_ages.Q27]=&quot;&quot;;0;[9aCS_ages.Q27])+IF(['9aS-Algarve'.Q27]=&quot;&quot;;0;['9aS-Algarve'.Q27]))">
            <text:p/>
          </table:table-cell>
          <table:table-cell table:style-name="ce72" table:formula="of:=IF(SUM([.M27:.Q27])=0;&quot;&quot;;SUM([.M27:.Q27]))" office:value-type="float" office:value="4446.90702093665" calcext:value-type="float">
            <text:p>4447</text:p>
          </table:table-cell>
          <table:table-cell table:style-name="ce99" table:formula="of:=IF([.J27]=&quot;&quot;;&quot;&quot;;[.J27])" office:value-type="float" office:value="290913611.262886" calcext:value-type="float">
            <text:p>290913611</text:p>
          </table:table-cell>
          <table:table-cell table:number-columns-repeated="35"/>
        </table:table-row>
        <table:table-row table:style-name="ro7">
          <table:table-cell table:style-name="ce71" table:formula="of:=[$'9aS-Algarve'.A28]+[$9aCS_ages.A28]+[$9aCN_ages.A28]" office:value-type="float" office:value="416411472.620415" calcext:value-type="float">
            <text:p>416411473</text:p>
          </table:table-cell>
          <table:table-cell table:style-name="ce71" table:formula="of:=[$'9aS-Algarve'.B28]+[$9aCS_ages.B28]+[$9aCN_ages.B28]" office:value-type="float" office:value="7170.80230677323" calcext:value-type="float">
            <text:p>7171</text:p>
          </table:table-cell>
          <table:table-cell table:style-name="ce75" table:formula="of:=([.E$1]*([.D28])^[.E$2])*[.A28]/1000" office:value-type="float" office:value="7146067.68058673" calcext:value-type="float">
            <text:p>7146068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IF([9aCN_ages.E28]=&quot;&quot;;0;[9aCN_ages.E28])+IF([9aCS_ages.E28]=&quot;&quot;;0;[9aCS_ages.E28])+IF(['9aS-Algarve'.E28]=&quot;&quot;;0;['9aS-Algarve'.E28])=0;&quot;&quot;;IF([9aCN_ages.E28]=&quot;&quot;;0;[9aCN_ages.E28])+IF([9aCS_ages.E28]=&quot;&quot;;0;[9aCS_ages.E28])+IF(['9aS-Algarve'.E28]=&quot;&quot;;0;['9aS-Algarve'.E28]))">
            <text:p/>
          </table:table-cell>
          <table:table-cell table:style-name="ce72" table:formula="of:=IF(IF([9aCN_ages.F28]=&quot;&quot;;0;[9aCN_ages.F28])+IF([9aCS_ages.F28]=&quot;&quot;;0;[9aCS_ages.F28])+IF(['9aS-Algarve'.F28]=&quot;&quot;;0;['9aS-Algarve'.F28])=0;&quot;&quot;;IF([9aCN_ages.F28]=&quot;&quot;;0;[9aCN_ages.F28])+IF([9aCS_ages.F28]=&quot;&quot;;0;[9aCS_ages.F28])+IF(['9aS-Algarve'.F28]=&quot;&quot;;0;['9aS-Algarve'.F28]))" office:value-type="float" office:value="306822840.187348" calcext:value-type="float">
            <text:p>306822840</text:p>
          </table:table-cell>
          <table:table-cell table:style-name="ce72" table:formula="of:=IF(IF([9aCN_ages.G28]=&quot;&quot;;0;[9aCN_ages.G28])+IF([9aCS_ages.G28]=&quot;&quot;;0;[9aCS_ages.G28])+IF(['9aS-Algarve'.G28]=&quot;&quot;;0;['9aS-Algarve'.G28])=0;&quot;&quot;;IF([9aCN_ages.G28]=&quot;&quot;;0;[9aCN_ages.G28])+IF([9aCS_ages.G28]=&quot;&quot;;0;[9aCS_ages.G28])+IF(['9aS-Algarve'.G28]=&quot;&quot;;0;['9aS-Algarve'.G28]))" office:value-type="float" office:value="109588632.433066" calcext:value-type="float">
            <text:p>109588632</text:p>
          </table:table-cell>
          <table:table-cell table:style-name="ce72" table:formula="of:=IF(IF([9aCN_ages.H28]=&quot;&quot;;0;[9aCN_ages.H28])+IF([9aCS_ages.H28]=&quot;&quot;;0;[9aCS_ages.H28])+IF(['9aS-Algarve'.H28]=&quot;&quot;;0;['9aS-Algarve'.H28])=0;&quot;&quot;;IF([9aCN_ages.H28]=&quot;&quot;;0;[9aCN_ages.H28])+IF([9aCS_ages.H28]=&quot;&quot;;0;[9aCS_ages.H28])+IF(['9aS-Algarve'.H28]=&quot;&quot;;0;['9aS-Algarve'.H28]))">
            <text:p/>
          </table:table-cell>
          <table:table-cell table:style-name="ce72" table:formula="of:=IF(IF([9aCN_ages.I28]=&quot;&quot;;0;[9aCN_ages.I28])+IF([9aCS_ages.I28]=&quot;&quot;;0;[9aCS_ages.I28])+IF(['9aS-Algarve'.I28]=&quot;&quot;;0;['9aS-Algarve'.I28])=0;&quot;&quot;;IF([9aCN_ages.I28]=&quot;&quot;;0;[9aCN_ages.I28])+IF([9aCS_ages.I28]=&quot;&quot;;0;[9aCS_ages.I28])+IF(['9aS-Algarve'.I28]=&quot;&quot;;0;['9aS-Algarve'.I28]))">
            <text:p/>
          </table:table-cell>
          <table:table-cell table:style-name="ce72" table:formula="of:=IF(SUM([.E28:.I28])=0;&quot;&quot;;SUM([.E28:.I28]))" office:value-type="float" office:value="416411472.620415" calcext:value-type="float">
            <text:p>416411473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IF([9aCN_ages.M28]=&quot;&quot;;0;[9aCN_ages.M28])+IF([9aCS_ages.M28]=&quot;&quot;;0;[9aCS_ages.M28])+IF(['9aS-Algarve'.M28]=&quot;&quot;;0;['9aS-Algarve'.M28])=0;&quot;&quot;;IF([9aCN_ages.M28]=&quot;&quot;;0;[9aCN_ages.M28])+IF([9aCS_ages.M28]=&quot;&quot;;0;[9aCS_ages.M28])+IF(['9aS-Algarve'.M28]=&quot;&quot;;0;['9aS-Algarve'.M28]))">
            <text:p/>
          </table:table-cell>
          <table:table-cell table:style-name="ce72" table:formula="of:=IF(IF([9aCN_ages.N28]=&quot;&quot;;0;[9aCN_ages.N28])+IF([9aCS_ages.N28]=&quot;&quot;;0;[9aCS_ages.N28])+IF(['9aS-Algarve'.N28]=&quot;&quot;;0;['9aS-Algarve'.N28])=0;&quot;&quot;;IF([9aCN_ages.N28]=&quot;&quot;;0;[9aCN_ages.N28])+IF([9aCS_ages.N28]=&quot;&quot;;0;[9aCS_ages.N28])+IF(['9aS-Algarve'.N28]=&quot;&quot;;0;['9aS-Algarve'.N28]))" office:value-type="float" office:value="5268.10651856729" calcext:value-type="float">
            <text:p>5268</text:p>
          </table:table-cell>
          <table:table-cell table:style-name="ce72" table:formula="of:=IF(IF([9aCN_ages.O28]=&quot;&quot;;0;[9aCN_ages.O28])+IF([9aCS_ages.O28]=&quot;&quot;;0;[9aCS_ages.O28])+IF(['9aS-Algarve'.O28]=&quot;&quot;;0;['9aS-Algarve'.O28])=0;&quot;&quot;;IF([9aCN_ages.O28]=&quot;&quot;;0;[9aCN_ages.O28])+IF([9aCS_ages.O28]=&quot;&quot;;0;[9aCS_ages.O28])+IF(['9aS-Algarve'.O28]=&quot;&quot;;0;['9aS-Algarve'.O28]))" office:value-type="float" office:value="1902.69578820594" calcext:value-type="float">
            <text:p>1903</text:p>
          </table:table-cell>
          <table:table-cell table:style-name="ce72" table:formula="of:=IF(IF([9aCN_ages.P28]=&quot;&quot;;0;[9aCN_ages.P28])+IF([9aCS_ages.P28]=&quot;&quot;;0;[9aCS_ages.P28])+IF(['9aS-Algarve'.P28]=&quot;&quot;;0;['9aS-Algarve'.P28])=0;&quot;&quot;;IF([9aCN_ages.P28]=&quot;&quot;;0;[9aCN_ages.P28])+IF([9aCS_ages.P28]=&quot;&quot;;0;[9aCS_ages.P28])+IF(['9aS-Algarve'.P28]=&quot;&quot;;0;['9aS-Algarve'.P28]))">
            <text:p/>
          </table:table-cell>
          <table:table-cell table:style-name="ce72" table:formula="of:=IF(IF([9aCN_ages.Q28]=&quot;&quot;;0;[9aCN_ages.Q28])+IF([9aCS_ages.Q28]=&quot;&quot;;0;[9aCS_ages.Q28])+IF(['9aS-Algarve'.Q28]=&quot;&quot;;0;['9aS-Algarve'.Q28])=0;&quot;&quot;;IF([9aCN_ages.Q28]=&quot;&quot;;0;[9aCN_ages.Q28])+IF([9aCS_ages.Q28]=&quot;&quot;;0;[9aCS_ages.Q28])+IF(['9aS-Algarve'.Q28]=&quot;&quot;;0;['9aS-Algarve'.Q28]))">
            <text:p/>
          </table:table-cell>
          <table:table-cell table:style-name="ce72" table:formula="of:=IF(SUM([.M28:.Q28])=0;&quot;&quot;;SUM([.M28:.Q28]))" office:value-type="float" office:value="7170.80230677323" calcext:value-type="float">
            <text:p>7171</text:p>
          </table:table-cell>
          <table:table-cell table:style-name="ce99" table:formula="of:=IF([.J28]=&quot;&quot;;&quot;&quot;;[.J28])" office:value-type="float" office:value="416411472.620415" calcext:value-type="float">
            <text:p>416411473</text:p>
          </table:table-cell>
          <table:table-cell table:number-columns-repeated="35"/>
        </table:table-row>
        <table:table-row table:style-name="ro7">
          <table:table-cell table:style-name="ce71" table:formula="of:=[$'9aS-Algarve'.A29]+[$9aCS_ages.A29]+[$9aCN_ages.A29]" office:value-type="float" office:value="524930892.27323" calcext:value-type="float">
            <text:p>524930892</text:p>
          </table:table-cell>
          <table:table-cell table:style-name="ce71" table:formula="of:=[$'9aS-Algarve'.B29]+[$9aCS_ages.B29]+[$9aCN_ages.B29]" office:value-type="float" office:value="10154.0765225142" calcext:value-type="float">
            <text:p>10154</text:p>
          </table:table-cell>
          <table:table-cell table:style-name="ce75" table:formula="of:=([.E$1]*([.D29])^[.E$2])*[.A29]/1000" office:value-type="float" office:value="10128125.418364" calcext:value-type="float">
            <text:p>10128125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IF([9aCN_ages.E29]=&quot;&quot;;0;[9aCN_ages.E29])+IF([9aCS_ages.E29]=&quot;&quot;;0;[9aCS_ages.E29])+IF(['9aS-Algarve'.E29]=&quot;&quot;;0;['9aS-Algarve'.E29])=0;&quot;&quot;;IF([9aCN_ages.E29]=&quot;&quot;;0;[9aCN_ages.E29])+IF([9aCS_ages.E29]=&quot;&quot;;0;[9aCS_ages.E29])+IF(['9aS-Algarve'.E29]=&quot;&quot;;0;['9aS-Algarve'.E29]))">
            <text:p/>
          </table:table-cell>
          <table:table-cell table:style-name="ce72" table:formula="of:=IF(IF([9aCN_ages.F29]=&quot;&quot;;0;[9aCN_ages.F29])+IF([9aCS_ages.F29]=&quot;&quot;;0;[9aCS_ages.F29])+IF(['9aS-Algarve'.F29]=&quot;&quot;;0;['9aS-Algarve'.F29])=0;&quot;&quot;;IF([9aCN_ages.F29]=&quot;&quot;;0;[9aCN_ages.F29])+IF([9aCS_ages.F29]=&quot;&quot;;0;[9aCS_ages.F29])+IF(['9aS-Algarve'.F29]=&quot;&quot;;0;['9aS-Algarve'.F29]))" office:value-type="float" office:value="213716987.211946" calcext:value-type="float">
            <text:p>213716987</text:p>
          </table:table-cell>
          <table:table-cell table:style-name="ce72" table:formula="of:=IF(IF([9aCN_ages.G29]=&quot;&quot;;0;[9aCN_ages.G29])+IF([9aCS_ages.G29]=&quot;&quot;;0;[9aCS_ages.G29])+IF(['9aS-Algarve'.G29]=&quot;&quot;;0;['9aS-Algarve'.G29])=0;&quot;&quot;;IF([9aCN_ages.G29]=&quot;&quot;;0;[9aCN_ages.G29])+IF([9aCS_ages.G29]=&quot;&quot;;0;[9aCS_ages.G29])+IF(['9aS-Algarve'.G29]=&quot;&quot;;0;['9aS-Algarve'.G29]))" office:value-type="float" office:value="284127748.36381" calcext:value-type="float">
            <text:p>284127748</text:p>
          </table:table-cell>
          <table:table-cell table:style-name="ce72" table:formula="of:=IF(IF([9aCN_ages.H29]=&quot;&quot;;0;[9aCN_ages.H29])+IF([9aCS_ages.H29]=&quot;&quot;;0;[9aCS_ages.H29])+IF(['9aS-Algarve'.H29]=&quot;&quot;;0;['9aS-Algarve'.H29])=0;&quot;&quot;;IF([9aCN_ages.H29]=&quot;&quot;;0;[9aCN_ages.H29])+IF([9aCS_ages.H29]=&quot;&quot;;0;[9aCS_ages.H29])+IF(['9aS-Algarve'.H29]=&quot;&quot;;0;['9aS-Algarve'.H29]))" office:value-type="float" office:value="27086156.6974739" calcext:value-type="float">
            <text:p>27086157</text:p>
          </table:table-cell>
          <table:table-cell table:style-name="ce72" table:formula="of:=IF(IF([9aCN_ages.I29]=&quot;&quot;;0;[9aCN_ages.I29])+IF([9aCS_ages.I29]=&quot;&quot;;0;[9aCS_ages.I29])+IF(['9aS-Algarve'.I29]=&quot;&quot;;0;['9aS-Algarve'.I29])=0;&quot;&quot;;IF([9aCN_ages.I29]=&quot;&quot;;0;[9aCN_ages.I29])+IF([9aCS_ages.I29]=&quot;&quot;;0;[9aCS_ages.I29])+IF(['9aS-Algarve'.I29]=&quot;&quot;;0;['9aS-Algarve'.I29]))">
            <text:p/>
          </table:table-cell>
          <table:table-cell table:style-name="ce72" table:formula="of:=IF(SUM([.E29:.I29])=0;&quot;&quot;;SUM([.E29:.I29]))" office:value-type="float" office:value="524930892.27323" calcext:value-type="float">
            <text:p>524930892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IF([9aCN_ages.M29]=&quot;&quot;;0;[9aCN_ages.M29])+IF([9aCS_ages.M29]=&quot;&quot;;0;[9aCS_ages.M29])+IF(['9aS-Algarve'.M29]=&quot;&quot;;0;['9aS-Algarve'.M29])=0;&quot;&quot;;IF([9aCN_ages.M29]=&quot;&quot;;0;[9aCN_ages.M29])+IF([9aCS_ages.M29]=&quot;&quot;;0;[9aCS_ages.M29])+IF(['9aS-Algarve'.M29]=&quot;&quot;;0;['9aS-Algarve'.M29]))">
            <text:p/>
          </table:table-cell>
          <table:table-cell table:style-name="ce72" table:formula="of:=IF(IF([9aCN_ages.N29]=&quot;&quot;;0;[9aCN_ages.N29])+IF([9aCS_ages.N29]=&quot;&quot;;0;[9aCS_ages.N29])+IF(['9aS-Algarve'.N29]=&quot;&quot;;0;['9aS-Algarve'.N29])=0;&quot;&quot;;IF([9aCN_ages.N29]=&quot;&quot;;0;[9aCN_ages.N29])+IF([9aCS_ages.N29]=&quot;&quot;;0;[9aCS_ages.N29])+IF(['9aS-Algarve'.N29]=&quot;&quot;;0;['9aS-Algarve'.N29]))" office:value-type="float" office:value="4125.29380154086" calcext:value-type="float">
            <text:p>4125</text:p>
          </table:table-cell>
          <table:table-cell table:style-name="ce72" table:formula="of:=IF(IF([9aCN_ages.O29]=&quot;&quot;;0;[9aCN_ages.O29])+IF([9aCS_ages.O29]=&quot;&quot;;0;[9aCS_ages.O29])+IF(['9aS-Algarve'.O29]=&quot;&quot;;0;['9aS-Algarve'.O29])=0;&quot;&quot;;IF([9aCN_ages.O29]=&quot;&quot;;0;[9aCN_ages.O29])+IF([9aCS_ages.O29]=&quot;&quot;;0;[9aCS_ages.O29])+IF(['9aS-Algarve'.O29]=&quot;&quot;;0;['9aS-Algarve'.O29]))" office:value-type="float" office:value="5504.77164050006" calcext:value-type="float">
            <text:p>5505</text:p>
          </table:table-cell>
          <table:table-cell table:style-name="ce72" table:formula="of:=IF(IF([9aCN_ages.P29]=&quot;&quot;;0;[9aCN_ages.P29])+IF([9aCS_ages.P29]=&quot;&quot;;0;[9aCS_ages.P29])+IF(['9aS-Algarve'.P29]=&quot;&quot;;0;['9aS-Algarve'.P29])=0;&quot;&quot;;IF([9aCN_ages.P29]=&quot;&quot;;0;[9aCN_ages.P29])+IF([9aCS_ages.P29]=&quot;&quot;;0;[9aCS_ages.P29])+IF(['9aS-Algarve'.P29]=&quot;&quot;;0;['9aS-Algarve'.P29]))" office:value-type="float" office:value="524.011080473289" calcext:value-type="float">
            <text:p>524</text:p>
          </table:table-cell>
          <table:table-cell table:style-name="ce72" table:formula="of:=IF(IF([9aCN_ages.Q29]=&quot;&quot;;0;[9aCN_ages.Q29])+IF([9aCS_ages.Q29]=&quot;&quot;;0;[9aCS_ages.Q29])+IF(['9aS-Algarve'.Q29]=&quot;&quot;;0;['9aS-Algarve'.Q29])=0;&quot;&quot;;IF([9aCN_ages.Q29]=&quot;&quot;;0;[9aCN_ages.Q29])+IF([9aCS_ages.Q29]=&quot;&quot;;0;[9aCS_ages.Q29])+IF(['9aS-Algarve'.Q29]=&quot;&quot;;0;['9aS-Algarve'.Q29]))">
            <text:p/>
          </table:table-cell>
          <table:table-cell table:style-name="ce72" table:formula="of:=IF(SUM([.M29:.Q29])=0;&quot;&quot;;SUM([.M29:.Q29]))" office:value-type="float" office:value="10154.0765225142" calcext:value-type="float">
            <text:p>10154</text:p>
          </table:table-cell>
          <table:table-cell table:style-name="ce99" table:formula="of:=IF([.J29]=&quot;&quot;;&quot;&quot;;[.J29])" office:value-type="float" office:value="524930892.27323" calcext:value-type="float">
            <text:p>524930892</text:p>
          </table:table-cell>
          <table:table-cell table:number-columns-repeated="35"/>
        </table:table-row>
        <table:table-row table:style-name="ro7">
          <table:table-cell table:style-name="ce71" table:formula="of:=[$'9aS-Algarve'.A30]+[$9aCS_ages.A30]+[$9aCN_ages.A30]" office:value-type="float" office:value="667271652.461336" calcext:value-type="float">
            <text:p>667271652</text:p>
          </table:table-cell>
          <table:table-cell table:style-name="ce71" table:formula="of:=[$'9aS-Algarve'.B30]+[$9aCS_ages.B30]+[$9aCN_ages.B30]" office:value-type="float" office:value="14446.3928536964" calcext:value-type="float">
            <text:p>14446</text:p>
          </table:table-cell>
          <table:table-cell table:style-name="ce75" table:formula="of:=([.E$1]*([.D30])^[.E$2])*[.A30]/1000" office:value-type="float" office:value="14418354.8976786" calcext:value-type="float">
            <text:p>14418355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IF([9aCN_ages.E30]=&quot;&quot;;0;[9aCN_ages.E30])+IF([9aCS_ages.E30]=&quot;&quot;;0;[9aCS_ages.E30])+IF(['9aS-Algarve'.E30]=&quot;&quot;;0;['9aS-Algarve'.E30])=0;&quot;&quot;;IF([9aCN_ages.E30]=&quot;&quot;;0;[9aCN_ages.E30])+IF([9aCS_ages.E30]=&quot;&quot;;0;[9aCS_ages.E30])+IF(['9aS-Algarve'.E30]=&quot;&quot;;0;['9aS-Algarve'.E30]))">
            <text:p/>
          </table:table-cell>
          <table:table-cell table:style-name="ce72" table:formula="of:=IF(IF([9aCN_ages.F30]=&quot;&quot;;0;[9aCN_ages.F30])+IF([9aCS_ages.F30]=&quot;&quot;;0;[9aCS_ages.F30])+IF(['9aS-Algarve'.F30]=&quot;&quot;;0;['9aS-Algarve'.F30])=0;&quot;&quot;;IF([9aCN_ages.F30]=&quot;&quot;;0;[9aCN_ages.F30])+IF([9aCS_ages.F30]=&quot;&quot;;0;[9aCS_ages.F30])+IF(['9aS-Algarve'.F30]=&quot;&quot;;0;['9aS-Algarve'.F30]))" office:value-type="float" office:value="147027562.705363" calcext:value-type="float">
            <text:p>147027563</text:p>
          </table:table-cell>
          <table:table-cell table:style-name="ce72" table:formula="of:=IF(IF([9aCN_ages.G30]=&quot;&quot;;0;[9aCN_ages.G30])+IF([9aCS_ages.G30]=&quot;&quot;;0;[9aCS_ages.G30])+IF(['9aS-Algarve'.G30]=&quot;&quot;;0;['9aS-Algarve'.G30])=0;&quot;&quot;;IF([9aCN_ages.G30]=&quot;&quot;;0;[9aCN_ages.G30])+IF([9aCS_ages.G30]=&quot;&quot;;0;[9aCS_ages.G30])+IF(['9aS-Algarve'.G30]=&quot;&quot;;0;['9aS-Algarve'.G30]))" office:value-type="float" office:value="513567894.925314" calcext:value-type="float">
            <text:p>513567895</text:p>
          </table:table-cell>
          <table:table-cell table:style-name="ce72" table:formula="of:=IF(IF([9aCN_ages.H30]=&quot;&quot;;0;[9aCN_ages.H30])+IF([9aCS_ages.H30]=&quot;&quot;;0;[9aCS_ages.H30])+IF(['9aS-Algarve'.H30]=&quot;&quot;;0;['9aS-Algarve'.H30])=0;&quot;&quot;;IF([9aCN_ages.H30]=&quot;&quot;;0;[9aCN_ages.H30])+IF([9aCS_ages.H30]=&quot;&quot;;0;[9aCS_ages.H30])+IF(['9aS-Algarve'.H30]=&quot;&quot;;0;['9aS-Algarve'.H30]))" office:value-type="float" office:value="6676194.83065957" calcext:value-type="float">
            <text:p>6676195</text:p>
          </table:table-cell>
          <table:table-cell table:style-name="ce72" table:formula="of:=IF(IF([9aCN_ages.I30]=&quot;&quot;;0;[9aCN_ages.I30])+IF([9aCS_ages.I30]=&quot;&quot;;0;[9aCS_ages.I30])+IF(['9aS-Algarve'.I30]=&quot;&quot;;0;['9aS-Algarve'.I30])=0;&quot;&quot;;IF([9aCN_ages.I30]=&quot;&quot;;0;[9aCN_ages.I30])+IF([9aCS_ages.I30]=&quot;&quot;;0;[9aCS_ages.I30])+IF(['9aS-Algarve'.I30]=&quot;&quot;;0;['9aS-Algarve'.I30]))">
            <text:p/>
          </table:table-cell>
          <table:table-cell table:style-name="ce72" table:formula="of:=IF(SUM([.E30:.I30])=0;&quot;&quot;;SUM([.E30:.I30]))" office:value-type="float" office:value="667271652.461336" calcext:value-type="float">
            <text:p>667271652</text:p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IF([9aCN_ages.M30]=&quot;&quot;;0;[9aCN_ages.M30])+IF([9aCS_ages.M30]=&quot;&quot;;0;[9aCS_ages.M30])+IF(['9aS-Algarve'.M30]=&quot;&quot;;0;['9aS-Algarve'.M30])=0;&quot;&quot;;IF([9aCN_ages.M30]=&quot;&quot;;0;[9aCN_ages.M30])+IF([9aCS_ages.M30]=&quot;&quot;;0;[9aCS_ages.M30])+IF(['9aS-Algarve'.M30]=&quot;&quot;;0;['9aS-Algarve'.M30]))">
            <text:p/>
          </table:table-cell>
          <table:table-cell table:style-name="ce72" table:formula="of:=IF(IF([9aCN_ages.N30]=&quot;&quot;;0;[9aCN_ages.N30])+IF([9aCS_ages.N30]=&quot;&quot;;0;[9aCS_ages.N30])+IF(['9aS-Algarve'.N30]=&quot;&quot;;0;['9aS-Algarve'.N30])=0;&quot;&quot;;IF([9aCN_ages.N30]=&quot;&quot;;0;[9aCN_ages.N30])+IF([9aCS_ages.N30]=&quot;&quot;;0;[9aCS_ages.N30])+IF(['9aS-Algarve'.N30]=&quot;&quot;;0;['9aS-Algarve'.N30]))" office:value-type="float" office:value="3179.83257687508" calcext:value-type="float">
            <text:p>3180</text:p>
          </table:table-cell>
          <table:table-cell table:style-name="ce72" table:formula="of:=IF(IF([9aCN_ages.O30]=&quot;&quot;;0;[9aCN_ages.O30])+IF([9aCS_ages.O30]=&quot;&quot;;0;[9aCS_ages.O30])+IF(['9aS-Algarve'.O30]=&quot;&quot;;0;['9aS-Algarve'.O30])=0;&quot;&quot;;IF([9aCN_ages.O30]=&quot;&quot;;0;[9aCN_ages.O30])+IF([9aCS_ages.O30]=&quot;&quot;;0;[9aCS_ages.O30])+IF(['9aS-Algarve'.O30]=&quot;&quot;;0;['9aS-Algarve'.O30]))" office:value-type="float" office:value="11114.2093777654" calcext:value-type="float">
            <text:p>11114</text:p>
          </table:table-cell>
          <table:table-cell table:style-name="ce72" table:formula="of:=IF(IF([9aCN_ages.P30]=&quot;&quot;;0;[9aCN_ages.P30])+IF([9aCS_ages.P30]=&quot;&quot;;0;[9aCS_ages.P30])+IF(['9aS-Algarve'.P30]=&quot;&quot;;0;['9aS-Algarve'.P30])=0;&quot;&quot;;IF([9aCN_ages.P30]=&quot;&quot;;0;[9aCN_ages.P30])+IF([9aCS_ages.P30]=&quot;&quot;;0;[9aCS_ages.P30])+IF(['9aS-Algarve'.P30]=&quot;&quot;;0;['9aS-Algarve'.P30]))" office:value-type="float" office:value="152.350899055922" calcext:value-type="float">
            <text:p>152</text:p>
          </table:table-cell>
          <table:table-cell table:style-name="ce72" table:formula="of:=IF(IF([9aCN_ages.Q30]=&quot;&quot;;0;[9aCN_ages.Q30])+IF([9aCS_ages.Q30]=&quot;&quot;;0;[9aCS_ages.Q30])+IF(['9aS-Algarve'.Q30]=&quot;&quot;;0;['9aS-Algarve'.Q30])=0;&quot;&quot;;IF([9aCN_ages.Q30]=&quot;&quot;;0;[9aCN_ages.Q30])+IF([9aCS_ages.Q30]=&quot;&quot;;0;[9aCS_ages.Q30])+IF(['9aS-Algarve'.Q30]=&quot;&quot;;0;['9aS-Algarve'.Q30]))">
            <text:p/>
          </table:table-cell>
          <table:table-cell table:style-name="ce72" table:formula="of:=IF(SUM([.M30:.Q30])=0;&quot;&quot;;SUM([.M30:.Q30]))" office:value-type="float" office:value="14446.3928536964" calcext:value-type="float">
            <text:p>14446</text:p>
          </table:table-cell>
          <table:table-cell table:style-name="ce99" table:formula="of:=IF([.J30]=&quot;&quot;;&quot;&quot;;[.J30])" office:value-type="float" office:value="667271652.461336" calcext:value-type="float">
            <text:p>667271652</text:p>
          </table:table-cell>
          <table:table-cell table:number-columns-repeated="35"/>
        </table:table-row>
        <table:table-row table:style-name="ro7">
          <table:table-cell table:style-name="ce71" table:formula="of:=[$'9aS-Algarve'.A31]+[$9aCS_ages.A31]+[$9aCN_ages.A31]" office:value-type="float" office:value="766282908.466893" calcext:value-type="float">
            <text:p>766282908</text:p>
          </table:table-cell>
          <table:table-cell table:style-name="ce71" table:formula="of:=[$'9aS-Algarve'.B31]+[$9aCS_ages.B31]+[$9aCN_ages.B31]" office:value-type="float" office:value="18493.595244693" calcext:value-type="float">
            <text:p>18494</text:p>
          </table:table-cell>
          <table:table-cell table:style-name="ce75" table:formula="of:=([.E$1]*([.D31])^[.E$2])*[.A31]/1000" office:value-type="float" office:value="18475718.8107202" calcext:value-type="float">
            <text:p>18475719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IF([9aCN_ages.E31]=&quot;&quot;;0;[9aCN_ages.E31])+IF([9aCS_ages.E31]=&quot;&quot;;0;[9aCS_ages.E31])+IF(['9aS-Algarve'.E31]=&quot;&quot;;0;['9aS-Algarve'.E31])=0;&quot;&quot;;IF([9aCN_ages.E31]=&quot;&quot;;0;[9aCN_ages.E31])+IF([9aCS_ages.E31]=&quot;&quot;;0;[9aCS_ages.E31])+IF(['9aS-Algarve'.E31]=&quot;&quot;;0;['9aS-Algarve'.E31]))">
            <text:p/>
          </table:table-cell>
          <table:table-cell table:style-name="ce72" table:formula="of:=IF(IF([9aCN_ages.F31]=&quot;&quot;;0;[9aCN_ages.F31])+IF([9aCS_ages.F31]=&quot;&quot;;0;[9aCS_ages.F31])+IF(['9aS-Algarve'.F31]=&quot;&quot;;0;['9aS-Algarve'.F31])=0;&quot;&quot;;IF([9aCN_ages.F31]=&quot;&quot;;0;[9aCN_ages.F31])+IF([9aCS_ages.F31]=&quot;&quot;;0;[9aCS_ages.F31])+IF(['9aS-Algarve'.F31]=&quot;&quot;;0;['9aS-Algarve'.F31]))" office:value-type="float" office:value="40452498.3937443" calcext:value-type="float">
            <text:p>40452498</text:p>
          </table:table-cell>
          <table:table-cell table:style-name="ce72" table:formula="of:=IF(IF([9aCN_ages.G31]=&quot;&quot;;0;[9aCN_ages.G31])+IF([9aCS_ages.G31]=&quot;&quot;;0;[9aCS_ages.G31])+IF(['9aS-Algarve'.G31]=&quot;&quot;;0;['9aS-Algarve'.G31])=0;&quot;&quot;;IF([9aCN_ages.G31]=&quot;&quot;;0;[9aCN_ages.G31])+IF([9aCS_ages.G31]=&quot;&quot;;0;[9aCS_ages.G31])+IF(['9aS-Algarve'.G31]=&quot;&quot;;0;['9aS-Algarve'.G31]))" office:value-type="float" office:value="467736529.088961" calcext:value-type="float">
            <text:p>467736529</text:p>
          </table:table-cell>
          <table:table-cell table:style-name="ce72" table:formula="of:=IF(IF([9aCN_ages.H31]=&quot;&quot;;0;[9aCN_ages.H31])+IF([9aCS_ages.H31]=&quot;&quot;;0;[9aCS_ages.H31])+IF(['9aS-Algarve'.H31]=&quot;&quot;;0;['9aS-Algarve'.H31])=0;&quot;&quot;;IF([9aCN_ages.H31]=&quot;&quot;;0;[9aCN_ages.H31])+IF([9aCS_ages.H31]=&quot;&quot;;0;[9aCS_ages.H31])+IF(['9aS-Algarve'.H31]=&quot;&quot;;0;['9aS-Algarve'.H31]))" office:value-type="float" office:value="258093880.984187" calcext:value-type="float">
            <text:p>258093881</text:p>
          </table:table-cell>
          <table:table-cell table:style-name="ce72" table:formula="of:=IF(IF([9aCN_ages.I31]=&quot;&quot;;0;[9aCN_ages.I31])+IF([9aCS_ages.I31]=&quot;&quot;;0;[9aCS_ages.I31])+IF(['9aS-Algarve'.I31]=&quot;&quot;;0;['9aS-Algarve'.I31])=0;&quot;&quot;;IF([9aCN_ages.I31]=&quot;&quot;;0;[9aCN_ages.I31])+IF([9aCS_ages.I31]=&quot;&quot;;0;[9aCS_ages.I31])+IF(['9aS-Algarve'.I31]=&quot;&quot;;0;['9aS-Algarve'.I31]))">
            <text:p/>
          </table:table-cell>
          <table:table-cell table:style-name="ce72" table:formula="of:=IF(SUM([.E31:.I31])=0;&quot;&quot;;SUM([.E31:.I31]))" office:value-type="float" office:value="766282908.466893" calcext:value-type="float">
            <text:p>766282908</text:p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IF([9aCN_ages.M31]=&quot;&quot;;0;[9aCN_ages.M31])+IF([9aCS_ages.M31]=&quot;&quot;;0;[9aCS_ages.M31])+IF(['9aS-Algarve'.M31]=&quot;&quot;;0;['9aS-Algarve'.M31])=0;&quot;&quot;;IF([9aCN_ages.M31]=&quot;&quot;;0;[9aCN_ages.M31])+IF([9aCS_ages.M31]=&quot;&quot;;0;[9aCS_ages.M31])+IF(['9aS-Algarve'.M31]=&quot;&quot;;0;['9aS-Algarve'.M31]))">
            <text:p/>
          </table:table-cell>
          <table:table-cell table:style-name="ce72" table:formula="of:=IF(IF([9aCN_ages.N31]=&quot;&quot;;0;[9aCN_ages.N31])+IF([9aCS_ages.N31]=&quot;&quot;;0;[9aCS_ages.N31])+IF(['9aS-Algarve'.N31]=&quot;&quot;;0;['9aS-Algarve'.N31])=0;&quot;&quot;;IF([9aCN_ages.N31]=&quot;&quot;;0;[9aCN_ages.N31])+IF([9aCS_ages.N31]=&quot;&quot;;0;[9aCS_ages.N31])+IF(['9aS-Algarve'.N31]=&quot;&quot;;0;['9aS-Algarve'.N31]))" office:value-type="float" office:value="975.343410711371" calcext:value-type="float">
            <text:p>975</text:p>
          </table:table-cell>
          <table:table-cell table:style-name="ce72" table:formula="of:=IF(IF([9aCN_ages.O31]=&quot;&quot;;0;[9aCN_ages.O31])+IF([9aCS_ages.O31]=&quot;&quot;;0;[9aCS_ages.O31])+IF(['9aS-Algarve'.O31]=&quot;&quot;;0;['9aS-Algarve'.O31])=0;&quot;&quot;;IF([9aCN_ages.O31]=&quot;&quot;;0;[9aCN_ages.O31])+IF([9aCS_ages.O31]=&quot;&quot;;0;[9aCS_ages.O31])+IF(['9aS-Algarve'.O31]=&quot;&quot;;0;['9aS-Algarve'.O31]))" office:value-type="float" office:value="11283.3045993097" calcext:value-type="float">
            <text:p>11283</text:p>
          </table:table-cell>
          <table:table-cell table:style-name="ce72" table:formula="of:=IF(IF([9aCN_ages.P31]=&quot;&quot;;0;[9aCN_ages.P31])+IF([9aCS_ages.P31]=&quot;&quot;;0;[9aCS_ages.P31])+IF(['9aS-Algarve'.P31]=&quot;&quot;;0;['9aS-Algarve'.P31])=0;&quot;&quot;;IF([9aCN_ages.P31]=&quot;&quot;;0;[9aCN_ages.P31])+IF([9aCS_ages.P31]=&quot;&quot;;0;[9aCS_ages.P31])+IF(['9aS-Algarve'.P31]=&quot;&quot;;0;['9aS-Algarve'.P31]))" office:value-type="float" office:value="6234.94723467188" calcext:value-type="float">
            <text:p>6235</text:p>
          </table:table-cell>
          <table:table-cell table:style-name="ce72" table:formula="of:=IF(IF([9aCN_ages.Q31]=&quot;&quot;;0;[9aCN_ages.Q31])+IF([9aCS_ages.Q31]=&quot;&quot;;0;[9aCS_ages.Q31])+IF(['9aS-Algarve'.Q31]=&quot;&quot;;0;['9aS-Algarve'.Q31])=0;&quot;&quot;;IF([9aCN_ages.Q31]=&quot;&quot;;0;[9aCN_ages.Q31])+IF([9aCS_ages.Q31]=&quot;&quot;;0;[9aCS_ages.Q31])+IF(['9aS-Algarve'.Q31]=&quot;&quot;;0;['9aS-Algarve'.Q31]))">
            <text:p/>
          </table:table-cell>
          <table:table-cell table:style-name="ce72" table:formula="of:=IF(SUM([.M31:.Q31])=0;&quot;&quot;;SUM([.M31:.Q31]))" office:value-type="float" office:value="18493.595244693" calcext:value-type="float">
            <text:p>18494</text:p>
          </table:table-cell>
          <table:table-cell table:style-name="ce99" table:formula="of:=IF([.J31]=&quot;&quot;;&quot;&quot;;[.J31])" office:value-type="float" office:value="766282908.466893" calcext:value-type="float">
            <text:p>766282908</text:p>
          </table:table-cell>
          <table:table-cell table:number-columns-repeated="35"/>
        </table:table-row>
        <table:table-row table:style-name="ro7">
          <table:table-cell table:style-name="ce71" table:formula="of:=[$'9aS-Algarve'.A32]+[$9aCS_ages.A32]+[$9aCN_ages.A32]" office:value-type="float" office:value="677749752.154888" calcext:value-type="float">
            <text:p>677749752</text:p>
          </table:table-cell>
          <table:table-cell table:style-name="ce71" table:formula="of:=[$'9aS-Algarve'.B32]+[$9aCS_ages.B32]+[$9aCN_ages.B32]" office:value-type="float" office:value="18175.603855376" calcext:value-type="float">
            <text:p>18176</text:p>
          </table:table-cell>
          <table:table-cell table:style-name="ce75" table:formula="of:=([.E$1]*([.D32])^[.E$2])*[.A32]/1000" office:value-type="float" office:value="18171593.8462555" calcext:value-type="float">
            <text:p>18171594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IF([9aCN_ages.E32]=&quot;&quot;;0;[9aCN_ages.E32])+IF([9aCS_ages.E32]=&quot;&quot;;0;[9aCS_ages.E32])+IF(['9aS-Algarve'.E32]=&quot;&quot;;0;['9aS-Algarve'.E32])=0;&quot;&quot;;IF([9aCN_ages.E32]=&quot;&quot;;0;[9aCN_ages.E32])+IF([9aCS_ages.E32]=&quot;&quot;;0;[9aCS_ages.E32])+IF(['9aS-Algarve'.E32]=&quot;&quot;;0;['9aS-Algarve'.E32]))">
            <text:p/>
          </table:table-cell>
          <table:table-cell table:style-name="ce72" table:formula="of:=IF(IF([9aCN_ages.F32]=&quot;&quot;;0;[9aCN_ages.F32])+IF([9aCS_ages.F32]=&quot;&quot;;0;[9aCS_ages.F32])+IF(['9aS-Algarve'.F32]=&quot;&quot;;0;['9aS-Algarve'.F32])=0;&quot;&quot;;IF([9aCN_ages.F32]=&quot;&quot;;0;[9aCN_ages.F32])+IF([9aCS_ages.F32]=&quot;&quot;;0;[9aCS_ages.F32])+IF(['9aS-Algarve'.F32]=&quot;&quot;;0;['9aS-Algarve'.F32]))" office:value-type="float" office:value="124780833.508715" calcext:value-type="float">
            <text:p>124780834</text:p>
          </table:table-cell>
          <table:table-cell table:style-name="ce72" table:formula="of:=IF(IF([9aCN_ages.G32]=&quot;&quot;;0;[9aCN_ages.G32])+IF([9aCS_ages.G32]=&quot;&quot;;0;[9aCS_ages.G32])+IF(['9aS-Algarve'.G32]=&quot;&quot;;0;['9aS-Algarve'.G32])=0;&quot;&quot;;IF([9aCN_ages.G32]=&quot;&quot;;0;[9aCN_ages.G32])+IF([9aCS_ages.G32]=&quot;&quot;;0;[9aCS_ages.G32])+IF(['9aS-Algarve'.G32]=&quot;&quot;;0;['9aS-Algarve'.G32]))" office:value-type="float" office:value="295258324.350185" calcext:value-type="float">
            <text:p>295258324</text:p>
          </table:table-cell>
          <table:table-cell table:style-name="ce72" table:formula="of:=IF(IF([9aCN_ages.H32]=&quot;&quot;;0;[9aCN_ages.H32])+IF([9aCS_ages.H32]=&quot;&quot;;0;[9aCS_ages.H32])+IF(['9aS-Algarve'.H32]=&quot;&quot;;0;['9aS-Algarve'.H32])=0;&quot;&quot;;IF([9aCN_ages.H32]=&quot;&quot;;0;[9aCN_ages.H32])+IF([9aCS_ages.H32]=&quot;&quot;;0;[9aCS_ages.H32])+IF(['9aS-Algarve'.H32]=&quot;&quot;;0;['9aS-Algarve'.H32]))" office:value-type="float" office:value="257710594.295988" calcext:value-type="float">
            <text:p>257710594</text:p>
          </table:table-cell>
          <table:table-cell table:style-name="ce72" table:formula="of:=IF(IF([9aCN_ages.I32]=&quot;&quot;;0;[9aCN_ages.I32])+IF([9aCS_ages.I32]=&quot;&quot;;0;[9aCS_ages.I32])+IF(['9aS-Algarve'.I32]=&quot;&quot;;0;['9aS-Algarve'.I32])=0;&quot;&quot;;IF([9aCN_ages.I32]=&quot;&quot;;0;[9aCN_ages.I32])+IF([9aCS_ages.I32]=&quot;&quot;;0;[9aCS_ages.I32])+IF(['9aS-Algarve'.I32]=&quot;&quot;;0;['9aS-Algarve'.I32]))">
            <text:p/>
          </table:table-cell>
          <table:table-cell table:style-name="ce72" table:formula="of:=IF(SUM([.E32:.I32])=0;&quot;&quot;;SUM([.E32:.I32]))" office:value-type="float" office:value="677749752.154888" calcext:value-type="float">
            <text:p>677749752</text:p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IF([9aCN_ages.M32]=&quot;&quot;;0;[9aCN_ages.M32])+IF([9aCS_ages.M32]=&quot;&quot;;0;[9aCS_ages.M32])+IF(['9aS-Algarve'.M32]=&quot;&quot;;0;['9aS-Algarve'.M32])=0;&quot;&quot;;IF([9aCN_ages.M32]=&quot;&quot;;0;[9aCN_ages.M32])+IF([9aCS_ages.M32]=&quot;&quot;;0;[9aCS_ages.M32])+IF(['9aS-Algarve'.M32]=&quot;&quot;;0;['9aS-Algarve'.M32]))">
            <text:p/>
          </table:table-cell>
          <table:table-cell table:style-name="ce72" table:formula="of:=IF(IF([9aCN_ages.N32]=&quot;&quot;;0;[9aCN_ages.N32])+IF([9aCS_ages.N32]=&quot;&quot;;0;[9aCS_ages.N32])+IF(['9aS-Algarve'.N32]=&quot;&quot;;0;['9aS-Algarve'.N32])=0;&quot;&quot;;IF([9aCN_ages.N32]=&quot;&quot;;0;[9aCN_ages.N32])+IF([9aCS_ages.N32]=&quot;&quot;;0;[9aCS_ages.N32])+IF(['9aS-Algarve'.N32]=&quot;&quot;;0;['9aS-Algarve'.N32]))" office:value-type="float" office:value="3345.58090077973" calcext:value-type="float">
            <text:p>3346</text:p>
          </table:table-cell>
          <table:table-cell table:style-name="ce72" table:formula="of:=IF(IF([9aCN_ages.O32]=&quot;&quot;;0;[9aCN_ages.O32])+IF([9aCS_ages.O32]=&quot;&quot;;0;[9aCS_ages.O32])+IF(['9aS-Algarve'.O32]=&quot;&quot;;0;['9aS-Algarve'.O32])=0;&quot;&quot;;IF([9aCN_ages.O32]=&quot;&quot;;0;[9aCN_ages.O32])+IF([9aCS_ages.O32]=&quot;&quot;;0;[9aCS_ages.O32])+IF(['9aS-Algarve'.O32]=&quot;&quot;;0;['9aS-Algarve'.O32]))" office:value-type="float" office:value="7918.49369175866" calcext:value-type="float">
            <text:p>7918</text:p>
          </table:table-cell>
          <table:table-cell table:style-name="ce72" table:formula="of:=IF(IF([9aCN_ages.P32]=&quot;&quot;;0;[9aCN_ages.P32])+IF([9aCS_ages.P32]=&quot;&quot;;0;[9aCS_ages.P32])+IF(['9aS-Algarve'.P32]=&quot;&quot;;0;['9aS-Algarve'.P32])=0;&quot;&quot;;IF([9aCN_ages.P32]=&quot;&quot;;0;[9aCN_ages.P32])+IF([9aCS_ages.P32]=&quot;&quot;;0;[9aCS_ages.P32])+IF(['9aS-Algarve'.P32]=&quot;&quot;;0;['9aS-Algarve'.P32]))" office:value-type="float" office:value="6911.52926283762" calcext:value-type="float">
            <text:p>6912</text:p>
          </table:table-cell>
          <table:table-cell table:style-name="ce72" table:formula="of:=IF(IF([9aCN_ages.Q32]=&quot;&quot;;0;[9aCN_ages.Q32])+IF([9aCS_ages.Q32]=&quot;&quot;;0;[9aCS_ages.Q32])+IF(['9aS-Algarve'.Q32]=&quot;&quot;;0;['9aS-Algarve'.Q32])=0;&quot;&quot;;IF([9aCN_ages.Q32]=&quot;&quot;;0;[9aCN_ages.Q32])+IF([9aCS_ages.Q32]=&quot;&quot;;0;[9aCS_ages.Q32])+IF(['9aS-Algarve'.Q32]=&quot;&quot;;0;['9aS-Algarve'.Q32]))">
            <text:p/>
          </table:table-cell>
          <table:table-cell table:style-name="ce72" table:formula="of:=IF(SUM([.M32:.Q32])=0;&quot;&quot;;SUM([.M32:.Q32]))" office:value-type="float" office:value="18175.603855376" calcext:value-type="float">
            <text:p>18176</text:p>
          </table:table-cell>
          <table:table-cell table:style-name="ce99" table:formula="of:=IF([.J32]=&quot;&quot;;&quot;&quot;;[.J32])" office:value-type="float" office:value="677749752.154888" calcext:value-type="float">
            <text:p>677749752</text:p>
          </table:table-cell>
          <table:table-cell table:number-columns-repeated="35"/>
        </table:table-row>
        <table:table-row table:style-name="ro7">
          <table:table-cell table:style-name="ce71" table:formula="of:=[$'9aS-Algarve'.A33]+[$9aCS_ages.A33]+[$9aCN_ages.A33]" office:value-type="float" office:value="542748679.480953" calcext:value-type="float">
            <text:p>542748679</text:p>
          </table:table-cell>
          <table:table-cell table:style-name="ce71" table:formula="of:=[$'9aS-Algarve'.B33]+[$9aCS_ages.B33]+[$9aCN_ages.B33]" office:value-type="float" office:value="16123.977754475" calcext:value-type="float">
            <text:p>16124</text:p>
          </table:table-cell>
          <table:table-cell table:style-name="ce75" table:formula="of:=([.E$1]*([.D33])^[.E$2])*[.A33]/1000" office:value-type="float" office:value="16130073.4283185" calcext:value-type="float">
            <text:p>16130073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IF([9aCN_ages.E33]=&quot;&quot;;0;[9aCN_ages.E33])+IF([9aCS_ages.E33]=&quot;&quot;;0;[9aCS_ages.E33])+IF(['9aS-Algarve'.E33]=&quot;&quot;;0;['9aS-Algarve'.E33])=0;&quot;&quot;;IF([9aCN_ages.E33]=&quot;&quot;;0;[9aCN_ages.E33])+IF([9aCS_ages.E33]=&quot;&quot;;0;[9aCS_ages.E33])+IF(['9aS-Algarve'.E33]=&quot;&quot;;0;['9aS-Algarve'.E33]))">
            <text:p/>
          </table:table-cell>
          <table:table-cell table:style-name="ce72" table:formula="of:=IF(IF([9aCN_ages.F33]=&quot;&quot;;0;[9aCN_ages.F33])+IF([9aCS_ages.F33]=&quot;&quot;;0;[9aCS_ages.F33])+IF(['9aS-Algarve'.F33]=&quot;&quot;;0;['9aS-Algarve'.F33])=0;&quot;&quot;;IF([9aCN_ages.F33]=&quot;&quot;;0;[9aCN_ages.F33])+IF([9aCS_ages.F33]=&quot;&quot;;0;[9aCS_ages.F33])+IF(['9aS-Algarve'.F33]=&quot;&quot;;0;['9aS-Algarve'.F33]))" office:value-type="float" office:value="2959484.3413911" calcext:value-type="float">
            <text:p>2959484</text:p>
          </table:table-cell>
          <table:table-cell table:style-name="ce72" table:formula="of:=IF(IF([9aCN_ages.G33]=&quot;&quot;;0;[9aCN_ages.G33])+IF([9aCS_ages.G33]=&quot;&quot;;0;[9aCS_ages.G33])+IF(['9aS-Algarve'.G33]=&quot;&quot;;0;['9aS-Algarve'.G33])=0;&quot;&quot;;IF([9aCN_ages.G33]=&quot;&quot;;0;[9aCN_ages.G33])+IF([9aCS_ages.G33]=&quot;&quot;;0;[9aCS_ages.G33])+IF(['9aS-Algarve'.G33]=&quot;&quot;;0;['9aS-Algarve'.G33]))" office:value-type="float" office:value="221063134.382058" calcext:value-type="float">
            <text:p>221063134</text:p>
          </table:table-cell>
          <table:table-cell table:style-name="ce72" table:formula="of:=IF(IF([9aCN_ages.H33]=&quot;&quot;;0;[9aCN_ages.H33])+IF([9aCS_ages.H33]=&quot;&quot;;0;[9aCS_ages.H33])+IF(['9aS-Algarve'.H33]=&quot;&quot;;0;['9aS-Algarve'.H33])=0;&quot;&quot;;IF([9aCN_ages.H33]=&quot;&quot;;0;[9aCN_ages.H33])+IF([9aCS_ages.H33]=&quot;&quot;;0;[9aCS_ages.H33])+IF(['9aS-Algarve'.H33]=&quot;&quot;;0;['9aS-Algarve'.H33]))" office:value-type="float" office:value="318726060.757504" calcext:value-type="float">
            <text:p>318726061</text:p>
          </table:table-cell>
          <table:table-cell table:style-name="ce72" table:formula="of:=IF(IF([9aCN_ages.I33]=&quot;&quot;;0;[9aCN_ages.I33])+IF([9aCS_ages.I33]=&quot;&quot;;0;[9aCS_ages.I33])+IF(['9aS-Algarve'.I33]=&quot;&quot;;0;['9aS-Algarve'.I33])=0;&quot;&quot;;IF([9aCN_ages.I33]=&quot;&quot;;0;[9aCN_ages.I33])+IF([9aCS_ages.I33]=&quot;&quot;;0;[9aCS_ages.I33])+IF(['9aS-Algarve'.I33]=&quot;&quot;;0;['9aS-Algarve'.I33]))">
            <text:p/>
          </table:table-cell>
          <table:table-cell table:style-name="ce72" table:formula="of:=IF(SUM([.E33:.I33])=0;&quot;&quot;;SUM([.E33:.I33]))" office:value-type="float" office:value="542748679.480953" calcext:value-type="float">
            <text:p>542748679</text:p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IF([9aCN_ages.M33]=&quot;&quot;;0;[9aCN_ages.M33])+IF([9aCS_ages.M33]=&quot;&quot;;0;[9aCS_ages.M33])+IF(['9aS-Algarve'.M33]=&quot;&quot;;0;['9aS-Algarve'.M33])=0;&quot;&quot;;IF([9aCN_ages.M33]=&quot;&quot;;0;[9aCN_ages.M33])+IF([9aCS_ages.M33]=&quot;&quot;;0;[9aCS_ages.M33])+IF(['9aS-Algarve'.M33]=&quot;&quot;;0;['9aS-Algarve'.M33]))">
            <text:p/>
          </table:table-cell>
          <table:table-cell table:style-name="ce72" table:formula="of:=IF(IF([9aCN_ages.N33]=&quot;&quot;;0;[9aCN_ages.N33])+IF([9aCS_ages.N33]=&quot;&quot;;0;[9aCS_ages.N33])+IF(['9aS-Algarve'.N33]=&quot;&quot;;0;['9aS-Algarve'.N33])=0;&quot;&quot;;IF([9aCN_ages.N33]=&quot;&quot;;0;[9aCN_ages.N33])+IF([9aCS_ages.N33]=&quot;&quot;;0;[9aCS_ages.N33])+IF(['9aS-Algarve'.N33]=&quot;&quot;;0;['9aS-Algarve'.N33]))" office:value-type="float" office:value="86.9010407645089" calcext:value-type="float">
            <text:p>87</text:p>
          </table:table-cell>
          <table:table-cell table:style-name="ce72" table:formula="of:=IF(IF([9aCN_ages.O33]=&quot;&quot;;0;[9aCN_ages.O33])+IF([9aCS_ages.O33]=&quot;&quot;;0;[9aCS_ages.O33])+IF(['9aS-Algarve'.O33]=&quot;&quot;;0;['9aS-Algarve'.O33])=0;&quot;&quot;;IF([9aCN_ages.O33]=&quot;&quot;;0;[9aCN_ages.O33])+IF([9aCS_ages.O33]=&quot;&quot;;0;[9aCS_ages.O33])+IF(['9aS-Algarve'.O33]=&quot;&quot;;0;['9aS-Algarve'.O33]))" office:value-type="float" office:value="6568.78527272668" calcext:value-type="float">
            <text:p>6569</text:p>
          </table:table-cell>
          <table:table-cell table:style-name="ce72" table:formula="of:=IF(IF([9aCN_ages.P33]=&quot;&quot;;0;[9aCN_ages.P33])+IF([9aCS_ages.P33]=&quot;&quot;;0;[9aCS_ages.P33])+IF(['9aS-Algarve'.P33]=&quot;&quot;;0;['9aS-Algarve'.P33])=0;&quot;&quot;;IF([9aCN_ages.P33]=&quot;&quot;;0;[9aCN_ages.P33])+IF([9aCS_ages.P33]=&quot;&quot;;0;[9aCS_ages.P33])+IF(['9aS-Algarve'.P33]=&quot;&quot;;0;['9aS-Algarve'.P33]))" office:value-type="float" office:value="9468.29144098383" calcext:value-type="float">
            <text:p>9468</text:p>
          </table:table-cell>
          <table:table-cell table:style-name="ce72" table:formula="of:=IF(IF([9aCN_ages.Q33]=&quot;&quot;;0;[9aCN_ages.Q33])+IF([9aCS_ages.Q33]=&quot;&quot;;0;[9aCS_ages.Q33])+IF(['9aS-Algarve'.Q33]=&quot;&quot;;0;['9aS-Algarve'.Q33])=0;&quot;&quot;;IF([9aCN_ages.Q33]=&quot;&quot;;0;[9aCN_ages.Q33])+IF([9aCS_ages.Q33]=&quot;&quot;;0;[9aCS_ages.Q33])+IF(['9aS-Algarve'.Q33]=&quot;&quot;;0;['9aS-Algarve'.Q33]))">
            <text:p/>
          </table:table-cell>
          <table:table-cell table:style-name="ce72" table:formula="of:=IF(SUM([.M33:.Q33])=0;&quot;&quot;;SUM([.M33:.Q33]))" office:value-type="float" office:value="16123.977754475" calcext:value-type="float">
            <text:p>16124</text:p>
          </table:table-cell>
          <table:table-cell table:style-name="ce99" table:formula="of:=IF([.J33]=&quot;&quot;;&quot;&quot;;[.J33])" office:value-type="float" office:value="542748679.480953" calcext:value-type="float">
            <text:p>542748679</text:p>
          </table:table-cell>
          <table:table-cell table:number-columns-repeated="35"/>
        </table:table-row>
        <table:table-row table:style-name="ro7">
          <table:table-cell table:style-name="ce71" table:formula="of:=[$'9aS-Algarve'.A34]+[$9aCS_ages.A34]+[$9aCN_ages.A34]" office:value-type="float" office:value="340820212.617116" calcext:value-type="float">
            <text:p>340820213</text:p>
          </table:table-cell>
          <table:table-cell table:style-name="ce71" table:formula="of:=[$'9aS-Algarve'.B34]+[$9aCS_ages.B34]+[$9aCN_ages.B34]" office:value-type="float" office:value="11187.2045973849" calcext:value-type="float">
            <text:p>11187</text:p>
          </table:table-cell>
          <table:table-cell table:style-name="ce75" table:formula="of:=([.E$1]*([.D34])^[.E$2])*[.A34]/1000" office:value-type="float" office:value="11193387.0012638" calcext:value-type="float">
            <text:p>11193387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IF([9aCN_ages.E34]=&quot;&quot;;0;[9aCN_ages.E34])+IF([9aCS_ages.E34]=&quot;&quot;;0;[9aCS_ages.E34])+IF(['9aS-Algarve'.E34]=&quot;&quot;;0;['9aS-Algarve'.E34])=0;&quot;&quot;;IF([9aCN_ages.E34]=&quot;&quot;;0;[9aCN_ages.E34])+IF([9aCS_ages.E34]=&quot;&quot;;0;[9aCS_ages.E34])+IF(['9aS-Algarve'.E34]=&quot;&quot;;0;['9aS-Algarve'.E34]))">
            <text:p/>
          </table:table-cell>
          <table:table-cell table:style-name="ce72" table:formula="of:=IF(IF([9aCN_ages.F34]=&quot;&quot;;0;[9aCN_ages.F34])+IF([9aCS_ages.F34]=&quot;&quot;;0;[9aCS_ages.F34])+IF(['9aS-Algarve'.F34]=&quot;&quot;;0;['9aS-Algarve'.F34])=0;&quot;&quot;;IF([9aCN_ages.F34]=&quot;&quot;;0;[9aCN_ages.F34])+IF([9aCS_ages.F34]=&quot;&quot;;0;[9aCS_ages.F34])+IF(['9aS-Algarve'.F34]=&quot;&quot;;0;['9aS-Algarve'.F34]))">
            <text:p/>
          </table:table-cell>
          <table:table-cell table:style-name="ce72" table:formula="of:=IF(IF([9aCN_ages.G34]=&quot;&quot;;0;[9aCN_ages.G34])+IF([9aCS_ages.G34]=&quot;&quot;;0;[9aCS_ages.G34])+IF(['9aS-Algarve'.G34]=&quot;&quot;;0;['9aS-Algarve'.G34])=0;&quot;&quot;;IF([9aCN_ages.G34]=&quot;&quot;;0;[9aCN_ages.G34])+IF([9aCS_ages.G34]=&quot;&quot;;0;[9aCS_ages.G34])+IF(['9aS-Algarve'.G34]=&quot;&quot;;0;['9aS-Algarve'.G34]))" office:value-type="float" office:value="137108673.919413" calcext:value-type="float">
            <text:p>137108674</text:p>
          </table:table-cell>
          <table:table-cell table:style-name="ce72" table:formula="of:=IF(IF([9aCN_ages.H34]=&quot;&quot;;0;[9aCN_ages.H34])+IF([9aCS_ages.H34]=&quot;&quot;;0;[9aCS_ages.H34])+IF(['9aS-Algarve'.H34]=&quot;&quot;;0;['9aS-Algarve'.H34])=0;&quot;&quot;;IF([9aCN_ages.H34]=&quot;&quot;;0;[9aCN_ages.H34])+IF([9aCS_ages.H34]=&quot;&quot;;0;[9aCS_ages.H34])+IF(['9aS-Algarve'.H34]=&quot;&quot;;0;['9aS-Algarve'.H34]))" office:value-type="float" office:value="203711538.697704" calcext:value-type="float">
            <text:p>203711539</text:p>
          </table:table-cell>
          <table:table-cell table:style-name="ce72" table:formula="of:=IF(IF([9aCN_ages.I34]=&quot;&quot;;0;[9aCN_ages.I34])+IF([9aCS_ages.I34]=&quot;&quot;;0;[9aCS_ages.I34])+IF(['9aS-Algarve'.I34]=&quot;&quot;;0;['9aS-Algarve'.I34])=0;&quot;&quot;;IF([9aCN_ages.I34]=&quot;&quot;;0;[9aCN_ages.I34])+IF([9aCS_ages.I34]=&quot;&quot;;0;[9aCS_ages.I34])+IF(['9aS-Algarve'.I34]=&quot;&quot;;0;['9aS-Algarve'.I34]))">
            <text:p/>
          </table:table-cell>
          <table:table-cell table:style-name="ce72" table:formula="of:=IF(SUM([.E34:.I34])=0;&quot;&quot;;SUM([.E34:.I34]))" office:value-type="float" office:value="340820212.617116" calcext:value-type="float">
            <text:p>340820213</text:p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IF([9aCN_ages.M34]=&quot;&quot;;0;[9aCN_ages.M34])+IF([9aCS_ages.M34]=&quot;&quot;;0;[9aCS_ages.M34])+IF(['9aS-Algarve'.M34]=&quot;&quot;;0;['9aS-Algarve'.M34])=0;&quot;&quot;;IF([9aCN_ages.M34]=&quot;&quot;;0;[9aCN_ages.M34])+IF([9aCS_ages.M34]=&quot;&quot;;0;[9aCS_ages.M34])+IF(['9aS-Algarve'.M34]=&quot;&quot;;0;['9aS-Algarve'.M34]))">
            <text:p/>
          </table:table-cell>
          <table:table-cell table:style-name="ce72" table:formula="of:=IF(IF([9aCN_ages.N34]=&quot;&quot;;0;[9aCN_ages.N34])+IF([9aCS_ages.N34]=&quot;&quot;;0;[9aCS_ages.N34])+IF(['9aS-Algarve'.N34]=&quot;&quot;;0;['9aS-Algarve'.N34])=0;&quot;&quot;;IF([9aCN_ages.N34]=&quot;&quot;;0;[9aCN_ages.N34])+IF([9aCS_ages.N34]=&quot;&quot;;0;[9aCS_ages.N34])+IF(['9aS-Algarve'.N34]=&quot;&quot;;0;['9aS-Algarve'.N34]))">
            <text:p/>
          </table:table-cell>
          <table:table-cell table:style-name="ce72" table:formula="of:=IF(IF([9aCN_ages.O34]=&quot;&quot;;0;[9aCN_ages.O34])+IF([9aCS_ages.O34]=&quot;&quot;;0;[9aCS_ages.O34])+IF(['9aS-Algarve'.O34]=&quot;&quot;;0;['9aS-Algarve'.O34])=0;&quot;&quot;;IF([9aCN_ages.O34]=&quot;&quot;;0;[9aCN_ages.O34])+IF([9aCS_ages.O34]=&quot;&quot;;0;[9aCS_ages.O34])+IF(['9aS-Algarve'.O34]=&quot;&quot;;0;['9aS-Algarve'.O34]))" office:value-type="float" office:value="4499.72017336032" calcext:value-type="float">
            <text:p>4500</text:p>
          </table:table-cell>
          <table:table-cell table:style-name="ce72" table:formula="of:=IF(IF([9aCN_ages.P34]=&quot;&quot;;0;[9aCN_ages.P34])+IF([9aCS_ages.P34]=&quot;&quot;;0;[9aCS_ages.P34])+IF(['9aS-Algarve'.P34]=&quot;&quot;;0;['9aS-Algarve'.P34])=0;&quot;&quot;;IF([9aCN_ages.P34]=&quot;&quot;;0;[9aCN_ages.P34])+IF([9aCS_ages.P34]=&quot;&quot;;0;[9aCS_ages.P34])+IF(['9aS-Algarve'.P34]=&quot;&quot;;0;['9aS-Algarve'.P34]))" office:value-type="float" office:value="6687.48442402459" calcext:value-type="float">
            <text:p>6687</text:p>
          </table:table-cell>
          <table:table-cell table:style-name="ce72" table:formula="of:=IF(IF([9aCN_ages.Q34]=&quot;&quot;;0;[9aCN_ages.Q34])+IF([9aCS_ages.Q34]=&quot;&quot;;0;[9aCS_ages.Q34])+IF(['9aS-Algarve'.Q34]=&quot;&quot;;0;['9aS-Algarve'.Q34])=0;&quot;&quot;;IF([9aCN_ages.Q34]=&quot;&quot;;0;[9aCN_ages.Q34])+IF([9aCS_ages.Q34]=&quot;&quot;;0;[9aCS_ages.Q34])+IF(['9aS-Algarve'.Q34]=&quot;&quot;;0;['9aS-Algarve'.Q34]))">
            <text:p/>
          </table:table-cell>
          <table:table-cell table:style-name="ce72" table:formula="of:=IF(SUM([.M34:.Q34])=0;&quot;&quot;;SUM([.M34:.Q34]))" office:value-type="float" office:value="11187.2045973849" calcext:value-type="float">
            <text:p>11187</text:p>
          </table:table-cell>
          <table:table-cell table:style-name="ce99" table:formula="of:=IF([.J34]=&quot;&quot;;&quot;&quot;;[.J34])" office:value-type="float" office:value="340820212.617116" calcext:value-type="float">
            <text:p>340820213</text:p>
          </table:table-cell>
          <table:table-cell table:number-columns-repeated="35"/>
        </table:table-row>
        <table:table-row table:style-name="ro7">
          <table:table-cell table:style-name="ce71" table:formula="of:=[$'9aS-Algarve'.A35]+[$9aCS_ages.A35]+[$9aCN_ages.A35]" office:value-type="float" office:value="138447798.331828" calcext:value-type="float">
            <text:p>138447798</text:p>
          </table:table-cell>
          <table:table-cell table:style-name="ce71" table:formula="of:=[$'9aS-Algarve'.B35]+[$9aCS_ages.B35]+[$9aCN_ages.B35]" office:value-type="float" office:value="5005.84239456586" calcext:value-type="float">
            <text:p>5006</text:p>
          </table:table-cell>
          <table:table-cell table:style-name="ce75" table:formula="of:=([.E$1]*([.D35])^[.E$2])*[.A35]/1000" office:value-type="float" office:value="5010495.84168605" calcext:value-type="float">
            <text:p>5010496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IF([9aCN_ages.E35]=&quot;&quot;;0;[9aCN_ages.E35])+IF([9aCS_ages.E35]=&quot;&quot;;0;[9aCS_ages.E35])+IF(['9aS-Algarve'.E35]=&quot;&quot;;0;['9aS-Algarve'.E35])=0;&quot;&quot;;IF([9aCN_ages.E35]=&quot;&quot;;0;[9aCN_ages.E35])+IF([9aCS_ages.E35]=&quot;&quot;;0;[9aCS_ages.E35])+IF(['9aS-Algarve'.E35]=&quot;&quot;;0;['9aS-Algarve'.E35]))">
            <text:p/>
          </table:table-cell>
          <table:table-cell table:style-name="ce72" table:formula="of:=IF(IF([9aCN_ages.F35]=&quot;&quot;;0;[9aCN_ages.F35])+IF([9aCS_ages.F35]=&quot;&quot;;0;[9aCS_ages.F35])+IF(['9aS-Algarve'.F35]=&quot;&quot;;0;['9aS-Algarve'.F35])=0;&quot;&quot;;IF([9aCN_ages.F35]=&quot;&quot;;0;[9aCN_ages.F35])+IF([9aCS_ages.F35]=&quot;&quot;;0;[9aCS_ages.F35])+IF(['9aS-Algarve'.F35]=&quot;&quot;;0;['9aS-Algarve'.F35]))">
            <text:p/>
          </table:table-cell>
          <table:table-cell table:style-name="ce72" table:formula="of:=IF(IF([9aCN_ages.G35]=&quot;&quot;;0;[9aCN_ages.G35])+IF([9aCS_ages.G35]=&quot;&quot;;0;[9aCS_ages.G35])+IF(['9aS-Algarve'.G35]=&quot;&quot;;0;['9aS-Algarve'.G35])=0;&quot;&quot;;IF([9aCN_ages.G35]=&quot;&quot;;0;[9aCN_ages.G35])+IF([9aCS_ages.G35]=&quot;&quot;;0;[9aCS_ages.G35])+IF(['9aS-Algarve'.G35]=&quot;&quot;;0;['9aS-Algarve'.G35]))" office:value-type="float" office:value="27466051.3682619" calcext:value-type="float">
            <text:p>27466051</text:p>
          </table:table-cell>
          <table:table-cell table:style-name="ce72" table:formula="of:=IF(IF([9aCN_ages.H35]=&quot;&quot;;0;[9aCN_ages.H35])+IF([9aCS_ages.H35]=&quot;&quot;;0;[9aCS_ages.H35])+IF(['9aS-Algarve'.H35]=&quot;&quot;;0;['9aS-Algarve'.H35])=0;&quot;&quot;;IF([9aCN_ages.H35]=&quot;&quot;;0;[9aCN_ages.H35])+IF([9aCS_ages.H35]=&quot;&quot;;0;[9aCS_ages.H35])+IF(['9aS-Algarve'.H35]=&quot;&quot;;0;['9aS-Algarve'.H35]))" office:value-type="float" office:value="95207321.6032726" calcext:value-type="float">
            <text:p>95207322</text:p>
          </table:table-cell>
          <table:table-cell table:style-name="ce72" table:formula="of:=IF(IF([9aCN_ages.I35]=&quot;&quot;;0;[9aCN_ages.I35])+IF([9aCS_ages.I35]=&quot;&quot;;0;[9aCS_ages.I35])+IF(['9aS-Algarve'.I35]=&quot;&quot;;0;['9aS-Algarve'.I35])=0;&quot;&quot;;IF([9aCN_ages.I35]=&quot;&quot;;0;[9aCN_ages.I35])+IF([9aCS_ages.I35]=&quot;&quot;;0;[9aCS_ages.I35])+IF(['9aS-Algarve'.I35]=&quot;&quot;;0;['9aS-Algarve'.I35]))" office:value-type="float" office:value="13579049.319857" calcext:value-type="float">
            <text:p>13579049</text:p>
          </table:table-cell>
          <table:table-cell table:style-name="ce72" table:formula="of:=IF(SUM([.E35:.I35])=0;&quot;&quot;;SUM([.E35:.I35]))" office:value-type="float" office:value="136252422.291391" calcext:value-type="float">
            <text:p>136252422</text:p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IF([9aCN_ages.M35]=&quot;&quot;;0;[9aCN_ages.M35])+IF([9aCS_ages.M35]=&quot;&quot;;0;[9aCS_ages.M35])+IF(['9aS-Algarve'.M35]=&quot;&quot;;0;['9aS-Algarve'.M35])=0;&quot;&quot;;IF([9aCN_ages.M35]=&quot;&quot;;0;[9aCN_ages.M35])+IF([9aCS_ages.M35]=&quot;&quot;;0;[9aCS_ages.M35])+IF(['9aS-Algarve'.M35]=&quot;&quot;;0;['9aS-Algarve'.M35]))">
            <text:p/>
          </table:table-cell>
          <table:table-cell table:style-name="ce72" table:formula="of:=IF(IF([9aCN_ages.N35]=&quot;&quot;;0;[9aCN_ages.N35])+IF([9aCS_ages.N35]=&quot;&quot;;0;[9aCS_ages.N35])+IF(['9aS-Algarve'.N35]=&quot;&quot;;0;['9aS-Algarve'.N35])=0;&quot;&quot;;IF([9aCN_ages.N35]=&quot;&quot;;0;[9aCN_ages.N35])+IF([9aCS_ages.N35]=&quot;&quot;;0;[9aCS_ages.N35])+IF(['9aS-Algarve'.N35]=&quot;&quot;;0;['9aS-Algarve'.N35]))">
            <text:p/>
          </table:table-cell>
          <table:table-cell table:style-name="ce72" table:formula="of:=IF(IF([9aCN_ages.O35]=&quot;&quot;;0;[9aCN_ages.O35])+IF([9aCS_ages.O35]=&quot;&quot;;0;[9aCS_ages.O35])+IF(['9aS-Algarve'.O35]=&quot;&quot;;0;['9aS-Algarve'.O35])=0;&quot;&quot;;IF([9aCN_ages.O35]=&quot;&quot;;0;[9aCN_ages.O35])+IF([9aCS_ages.O35]=&quot;&quot;;0;[9aCS_ages.O35])+IF(['9aS-Algarve'.O35]=&quot;&quot;;0;['9aS-Algarve'.O35]))" office:value-type="float" office:value="993.55561354522" calcext:value-type="float">
            <text:p>994</text:p>
          </table:table-cell>
          <table:table-cell table:style-name="ce72" table:formula="of:=IF(IF([9aCN_ages.P35]=&quot;&quot;;0;[9aCN_ages.P35])+IF([9aCS_ages.P35]=&quot;&quot;;0;[9aCS_ages.P35])+IF(['9aS-Algarve'.P35]=&quot;&quot;;0;['9aS-Algarve'.P35])=0;&quot;&quot;;IF([9aCN_ages.P35]=&quot;&quot;;0;[9aCN_ages.P35])+IF([9aCS_ages.P35]=&quot;&quot;;0;[9aCS_ages.P35])+IF(['9aS-Algarve'.P35]=&quot;&quot;;0;['9aS-Algarve'.P35]))" office:value-type="float" office:value="3445.37378176047" calcext:value-type="float">
            <text:p>3445</text:p>
          </table:table-cell>
          <table:table-cell table:style-name="ce72" table:formula="of:=IF(IF([9aCN_ages.Q35]=&quot;&quot;;0;[9aCN_ages.Q35])+IF([9aCS_ages.Q35]=&quot;&quot;;0;[9aCS_ages.Q35])+IF(['9aS-Algarve'.Q35]=&quot;&quot;;0;['9aS-Algarve'.Q35])=0;&quot;&quot;;IF([9aCN_ages.Q35]=&quot;&quot;;0;[9aCN_ages.Q35])+IF([9aCS_ages.Q35]=&quot;&quot;;0;[9aCS_ages.Q35])+IF(['9aS-Algarve'.Q35]=&quot;&quot;;0;['9aS-Algarve'.Q35]))" office:value-type="float" office:value="491.432662497977" calcext:value-type="float">
            <text:p>491</text:p>
          </table:table-cell>
          <table:table-cell table:style-name="ce72" table:formula="of:=IF(SUM([.M35:.Q35])=0;&quot;&quot;;SUM([.M35:.Q35]))" office:value-type="float" office:value="4930.36205780367" calcext:value-type="float">
            <text:p>4930</text:p>
          </table:table-cell>
          <table:table-cell table:style-name="ce99" table:formula="of:=IF([.J35]=&quot;&quot;;&quot;&quot;;[.J35])" office:value-type="float" office:value="136252422.291391" calcext:value-type="float">
            <text:p>136252422</text:p>
          </table:table-cell>
          <table:table-cell table:number-columns-repeated="35"/>
        </table:table-row>
        <table:table-row table:style-name="ro7">
          <table:table-cell table:style-name="ce71" table:formula="of:=[$'9aS-Algarve'.A36]+[$9aCS_ages.A36]+[$9aCN_ages.A36]" office:value-type="float" office:value="70999857.9345976" calcext:value-type="float">
            <text:p>70999858</text:p>
          </table:table-cell>
          <table:table-cell table:style-name="ce71" table:formula="of:=[$'9aS-Algarve'.B36]+[$9aCS_ages.B36]+[$9aCN_ages.B36]" office:value-type="float" office:value="2823.8354527027" calcext:value-type="float">
            <text:p>2824</text:p>
          </table:table-cell>
          <table:table-cell table:style-name="ce75" table:formula="of:=([.E$1]*([.D36])^[.E$2])*[.A36]/1000" office:value-type="float" office:value="2823835.4527027" calcext:value-type="float">
            <text:p>2823835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IF([9aCN_ages.E36]=&quot;&quot;;0;[9aCN_ages.E36])+IF([9aCS_ages.E36]=&quot;&quot;;0;[9aCS_ages.E36])+IF(['9aS-Algarve'.E36]=&quot;&quot;;0;['9aS-Algarve'.E36])=0;&quot;&quot;;IF([9aCN_ages.E36]=&quot;&quot;;0;[9aCN_ages.E36])+IF([9aCS_ages.E36]=&quot;&quot;;0;[9aCS_ages.E36])+IF(['9aS-Algarve'.E36]=&quot;&quot;;0;['9aS-Algarve'.E36]))">
            <text:p/>
          </table:table-cell>
          <table:table-cell table:style-name="ce72" table:formula="of:=IF(IF([9aCN_ages.F36]=&quot;&quot;;0;[9aCN_ages.F36])+IF([9aCS_ages.F36]=&quot;&quot;;0;[9aCS_ages.F36])+IF(['9aS-Algarve'.F36]=&quot;&quot;;0;['9aS-Algarve'.F36])=0;&quot;&quot;;IF([9aCN_ages.F36]=&quot;&quot;;0;[9aCN_ages.F36])+IF([9aCS_ages.F36]=&quot;&quot;;0;[9aCS_ages.F36])+IF(['9aS-Algarve'.F36]=&quot;&quot;;0;['9aS-Algarve'.F36]))">
            <text:p/>
          </table:table-cell>
          <table:table-cell table:style-name="ce72" table:formula="of:=IF(IF([9aCN_ages.G36]=&quot;&quot;;0;[9aCN_ages.G36])+IF([9aCS_ages.G36]=&quot;&quot;;0;[9aCS_ages.G36])+IF(['9aS-Algarve'.G36]=&quot;&quot;;0;['9aS-Algarve'.G36])=0;&quot;&quot;;IF([9aCN_ages.G36]=&quot;&quot;;0;[9aCN_ages.G36])+IF([9aCS_ages.G36]=&quot;&quot;;0;[9aCS_ages.G36])+IF(['9aS-Algarve'.G36]=&quot;&quot;;0;['9aS-Algarve'.G36]))">
            <text:p/>
          </table:table-cell>
          <table:table-cell table:style-name="ce72" table:formula="of:=IF(IF([9aCN_ages.H36]=&quot;&quot;;0;[9aCN_ages.H36])+IF([9aCS_ages.H36]=&quot;&quot;;0;[9aCS_ages.H36])+IF(['9aS-Algarve'.H36]=&quot;&quot;;0;['9aS-Algarve'.H36])=0;&quot;&quot;;IF([9aCN_ages.H36]=&quot;&quot;;0;[9aCN_ages.H36])+IF([9aCS_ages.H36]=&quot;&quot;;0;[9aCS_ages.H36])+IF(['9aS-Algarve'.H36]=&quot;&quot;;0;['9aS-Algarve'.H36]))" office:value-type="float" office:value="60857021.086798" calcext:value-type="float">
            <text:p>60857021</text:p>
          </table:table-cell>
          <table:table-cell table:style-name="ce72" table:formula="of:=IF(IF([9aCN_ages.I36]=&quot;&quot;;0;[9aCN_ages.I36])+IF([9aCS_ages.I36]=&quot;&quot;;0;[9aCS_ages.I36])+IF(['9aS-Algarve'.I36]=&quot;&quot;;0;['9aS-Algarve'.I36])=0;&quot;&quot;;IF([9aCN_ages.I36]=&quot;&quot;;0;[9aCN_ages.I36])+IF([9aCS_ages.I36]=&quot;&quot;;0;[9aCS_ages.I36])+IF(['9aS-Algarve'.I36]=&quot;&quot;;0;['9aS-Algarve'.I36]))" office:value-type="float" office:value="10142836.8477997" calcext:value-type="float">
            <text:p>10142837</text:p>
          </table:table-cell>
          <table:table-cell table:style-name="ce72" table:formula="of:=IF(SUM([.E36:.I36])=0;&quot;&quot;;SUM([.E36:.I36]))" office:value-type="float" office:value="70999857.9345976" calcext:value-type="float">
            <text:p>70999858</text:p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IF([9aCN_ages.M36]=&quot;&quot;;0;[9aCN_ages.M36])+IF([9aCS_ages.M36]=&quot;&quot;;0;[9aCS_ages.M36])+IF(['9aS-Algarve'.M36]=&quot;&quot;;0;['9aS-Algarve'.M36])=0;&quot;&quot;;IF([9aCN_ages.M36]=&quot;&quot;;0;[9aCN_ages.M36])+IF([9aCS_ages.M36]=&quot;&quot;;0;[9aCS_ages.M36])+IF(['9aS-Algarve'.M36]=&quot;&quot;;0;['9aS-Algarve'.M36]))">
            <text:p/>
          </table:table-cell>
          <table:table-cell table:style-name="ce72" table:formula="of:=IF(IF([9aCN_ages.N36]=&quot;&quot;;0;[9aCN_ages.N36])+IF([9aCS_ages.N36]=&quot;&quot;;0;[9aCS_ages.N36])+IF(['9aS-Algarve'.N36]=&quot;&quot;;0;['9aS-Algarve'.N36])=0;&quot;&quot;;IF([9aCN_ages.N36]=&quot;&quot;;0;[9aCN_ages.N36])+IF([9aCS_ages.N36]=&quot;&quot;;0;[9aCS_ages.N36])+IF(['9aS-Algarve'.N36]=&quot;&quot;;0;['9aS-Algarve'.N36]))">
            <text:p/>
          </table:table-cell>
          <table:table-cell table:style-name="ce72" table:formula="of:=IF(IF([9aCN_ages.O36]=&quot;&quot;;0;[9aCN_ages.O36])+IF([9aCS_ages.O36]=&quot;&quot;;0;[9aCS_ages.O36])+IF(['9aS-Algarve'.O36]=&quot;&quot;;0;['9aS-Algarve'.O36])=0;&quot;&quot;;IF([9aCN_ages.O36]=&quot;&quot;;0;[9aCN_ages.O36])+IF([9aCS_ages.O36]=&quot;&quot;;0;[9aCS_ages.O36])+IF(['9aS-Algarve'.O36]=&quot;&quot;;0;['9aS-Algarve'.O36]))">
            <text:p/>
          </table:table-cell>
          <table:table-cell table:style-name="ce72" table:formula="of:=IF(IF([9aCN_ages.P36]=&quot;&quot;;0;[9aCN_ages.P36])+IF([9aCS_ages.P36]=&quot;&quot;;0;[9aCS_ages.P36])+IF(['9aS-Algarve'.P36]=&quot;&quot;;0;['9aS-Algarve'.P36])=0;&quot;&quot;;IF([9aCN_ages.P36]=&quot;&quot;;0;[9aCN_ages.P36])+IF([9aCS_ages.P36]=&quot;&quot;;0;[9aCS_ages.P36])+IF(['9aS-Algarve'.P36]=&quot;&quot;;0;['9aS-Algarve'.P36]))" office:value-type="float" office:value="2420.43038803088" calcext:value-type="float">
            <text:p>2420</text:p>
          </table:table-cell>
          <table:table-cell table:style-name="ce72" table:formula="of:=IF(IF([9aCN_ages.Q36]=&quot;&quot;;0;[9aCN_ages.Q36])+IF([9aCS_ages.Q36]=&quot;&quot;;0;[9aCS_ages.Q36])+IF(['9aS-Algarve'.Q36]=&quot;&quot;;0;['9aS-Algarve'.Q36])=0;&quot;&quot;;IF([9aCN_ages.Q36]=&quot;&quot;;0;[9aCN_ages.Q36])+IF([9aCS_ages.Q36]=&quot;&quot;;0;[9aCS_ages.Q36])+IF(['9aS-Algarve'.Q36]=&quot;&quot;;0;['9aS-Algarve'.Q36]))" office:value-type="float" office:value="403.405064671814" calcext:value-type="float">
            <text:p>403</text:p>
          </table:table-cell>
          <table:table-cell table:style-name="ce72" table:formula="of:=IF(SUM([.M36:.Q36])=0;&quot;&quot;;SUM([.M36:.Q36]))" office:value-type="float" office:value="2823.8354527027" calcext:value-type="float">
            <text:p>2824</text:p>
          </table:table-cell>
          <table:table-cell table:style-name="ce99" table:formula="of:=IF([.J36]=&quot;&quot;;&quot;&quot;;[.J36])" office:value-type="float" office:value="70999857.9345976" calcext:value-type="float">
            <text:p>70999858</text:p>
          </table:table-cell>
          <table:table-cell table:number-columns-repeated="35"/>
        </table:table-row>
        <table:table-row table:style-name="ro7">
          <table:table-cell table:style-name="ce71" table:formula="of:=[$'9aS-Algarve'.A37]+[$9aCS_ages.A37]+[$9aCN_ages.A37]" office:value-type="float" office:value="18926856.2417388" calcext:value-type="float">
            <text:p>18926856</text:p>
          </table:table-cell>
          <table:table-cell table:style-name="ce71" table:formula="of:=[$'9aS-Algarve'.B37]+[$9aCS_ages.B37]+[$9aCN_ages.B37]" office:value-type="float" office:value="825.116835138707" calcext:value-type="float">
            <text:p>825</text:p>
          </table:table-cell>
          <table:table-cell table:style-name="ce75" table:formula="of:=([.E$1]*([.D37])^[.E$2])*[.A37]/1000" office:value-type="float" office:value="825162.996247953" calcext:value-type="float">
            <text:p>825163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IF([9aCN_ages.E37]=&quot;&quot;;0;[9aCN_ages.E37])+IF([9aCS_ages.E37]=&quot;&quot;;0;[9aCS_ages.E37])+IF(['9aS-Algarve'.E37]=&quot;&quot;;0;['9aS-Algarve'.E37])=0;&quot;&quot;;IF([9aCN_ages.E37]=&quot;&quot;;0;[9aCN_ages.E37])+IF([9aCS_ages.E37]=&quot;&quot;;0;[9aCS_ages.E37])+IF(['9aS-Algarve'.E37]=&quot;&quot;;0;['9aS-Algarve'.E37]))">
            <text:p/>
          </table:table-cell>
          <table:table-cell table:style-name="ce72" table:formula="of:=IF(IF([9aCN_ages.F37]=&quot;&quot;;0;[9aCN_ages.F37])+IF([9aCS_ages.F37]=&quot;&quot;;0;[9aCS_ages.F37])+IF(['9aS-Algarve'.F37]=&quot;&quot;;0;['9aS-Algarve'.F37])=0;&quot;&quot;;IF([9aCN_ages.F37]=&quot;&quot;;0;[9aCN_ages.F37])+IF([9aCS_ages.F37]=&quot;&quot;;0;[9aCS_ages.F37])+IF(['9aS-Algarve'.F37]=&quot;&quot;;0;['9aS-Algarve'.F37]))">
            <text:p/>
          </table:table-cell>
          <table:table-cell table:style-name="ce72" table:formula="of:=IF(IF([9aCN_ages.G37]=&quot;&quot;;0;[9aCN_ages.G37])+IF([9aCS_ages.G37]=&quot;&quot;;0;[9aCS_ages.G37])+IF(['9aS-Algarve'.G37]=&quot;&quot;;0;['9aS-Algarve'.G37])=0;&quot;&quot;;IF([9aCN_ages.G37]=&quot;&quot;;0;[9aCN_ages.G37])+IF([9aCS_ages.G37]=&quot;&quot;;0;[9aCS_ages.G37])+IF(['9aS-Algarve'.G37]=&quot;&quot;;0;['9aS-Algarve'.G37]))">
            <text:p/>
          </table:table-cell>
          <table:table-cell table:style-name="ce72" table:formula="of:=IF(IF([9aCN_ages.H37]=&quot;&quot;;0;[9aCN_ages.H37])+IF([9aCS_ages.H37]=&quot;&quot;;0;[9aCS_ages.H37])+IF(['9aS-Algarve'.H37]=&quot;&quot;;0;['9aS-Algarve'.H37])=0;&quot;&quot;;IF([9aCN_ages.H37]=&quot;&quot;;0;[9aCN_ages.H37])+IF([9aCS_ages.H37]=&quot;&quot;;0;[9aCS_ages.H37])+IF(['9aS-Algarve'.H37]=&quot;&quot;;0;['9aS-Algarve'.H37]))" office:value-type="float" office:value="9454399.33648378" calcext:value-type="float">
            <text:p>9454399</text:p>
          </table:table-cell>
          <table:table-cell table:style-name="ce72" table:formula="of:=IF(IF([9aCN_ages.I37]=&quot;&quot;;0;[9aCN_ages.I37])+IF([9aCS_ages.I37]=&quot;&quot;;0;[9aCS_ages.I37])+IF(['9aS-Algarve'.I37]=&quot;&quot;;0;['9aS-Algarve'.I37])=0;&quot;&quot;;IF([9aCN_ages.I37]=&quot;&quot;;0;[9aCN_ages.I37])+IF([9aCS_ages.I37]=&quot;&quot;;0;[9aCS_ages.I37])+IF(['9aS-Algarve'.I37]=&quot;&quot;;0;['9aS-Algarve'.I37]))" office:value-type="float" office:value="9454399.33648378" calcext:value-type="float">
            <text:p>9454399</text:p>
          </table:table-cell>
          <table:table-cell table:style-name="ce72" table:formula="of:=IF(SUM([.E37:.I37])=0;&quot;&quot;;SUM([.E37:.I37]))" office:value-type="float" office:value="18908798.6729676" calcext:value-type="float">
            <text:p>18908799</text:p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IF([9aCN_ages.M37]=&quot;&quot;;0;[9aCN_ages.M37])+IF([9aCS_ages.M37]=&quot;&quot;;0;[9aCS_ages.M37])+IF(['9aS-Algarve'.M37]=&quot;&quot;;0;['9aS-Algarve'.M37])=0;&quot;&quot;;IF([9aCN_ages.M37]=&quot;&quot;;0;[9aCN_ages.M37])+IF([9aCS_ages.M37]=&quot;&quot;;0;[9aCS_ages.M37])+IF(['9aS-Algarve'.M37]=&quot;&quot;;0;['9aS-Algarve'.M37]))">
            <text:p/>
          </table:table-cell>
          <table:table-cell table:style-name="ce72" table:formula="of:=IF(IF([9aCN_ages.N37]=&quot;&quot;;0;[9aCN_ages.N37])+IF([9aCS_ages.N37]=&quot;&quot;;0;[9aCS_ages.N37])+IF(['9aS-Algarve'.N37]=&quot;&quot;;0;['9aS-Algarve'.N37])=0;&quot;&quot;;IF([9aCN_ages.N37]=&quot;&quot;;0;[9aCN_ages.N37])+IF([9aCS_ages.N37]=&quot;&quot;;0;[9aCS_ages.N37])+IF(['9aS-Algarve'.N37]=&quot;&quot;;0;['9aS-Algarve'.N37]))">
            <text:p/>
          </table:table-cell>
          <table:table-cell table:style-name="ce72" table:formula="of:=IF(IF([9aCN_ages.O37]=&quot;&quot;;0;[9aCN_ages.O37])+IF([9aCS_ages.O37]=&quot;&quot;;0;[9aCS_ages.O37])+IF(['9aS-Algarve'.O37]=&quot;&quot;;0;['9aS-Algarve'.O37])=0;&quot;&quot;;IF([9aCN_ages.O37]=&quot;&quot;;0;[9aCN_ages.O37])+IF([9aCS_ages.O37]=&quot;&quot;;0;[9aCS_ages.O37])+IF(['9aS-Algarve'.O37]=&quot;&quot;;0;['9aS-Algarve'.O37]))">
            <text:p/>
          </table:table-cell>
          <table:table-cell table:style-name="ce72" table:formula="of:=IF(IF([9aCN_ages.P37]=&quot;&quot;;0;[9aCN_ages.P37])+IF([9aCS_ages.P37]=&quot;&quot;;0;[9aCS_ages.P37])+IF(['9aS-Algarve'.P37]=&quot;&quot;;0;['9aS-Algarve'.P37])=0;&quot;&quot;;IF([9aCN_ages.P37]=&quot;&quot;;0;[9aCN_ages.P37])+IF([9aCS_ages.P37]=&quot;&quot;;0;[9aCS_ages.P37])+IF(['9aS-Algarve'.P37]=&quot;&quot;;0;['9aS-Algarve'.P37]))" office:value-type="float" office:value="412.187865991891" calcext:value-type="float">
            <text:p>412</text:p>
          </table:table-cell>
          <table:table-cell table:style-name="ce72" table:formula="of:=IF(IF([9aCN_ages.Q37]=&quot;&quot;;0;[9aCN_ages.Q37])+IF([9aCS_ages.Q37]=&quot;&quot;;0;[9aCS_ages.Q37])+IF(['9aS-Algarve'.Q37]=&quot;&quot;;0;['9aS-Algarve'.Q37])=0;&quot;&quot;;IF([9aCN_ages.Q37]=&quot;&quot;;0;[9aCN_ages.Q37])+IF([9aCS_ages.Q37]=&quot;&quot;;0;[9aCS_ages.Q37])+IF(['9aS-Algarve'.Q37]=&quot;&quot;;0;['9aS-Algarve'.Q37]))" office:value-type="float" office:value="412.187865991891" calcext:value-type="float">
            <text:p>412</text:p>
          </table:table-cell>
          <table:table-cell table:style-name="ce72" table:formula="of:=IF(SUM([.M37:.Q37])=0;&quot;&quot;;SUM([.M37:.Q37]))" office:value-type="float" office:value="824.375731983783" calcext:value-type="float">
            <text:p>824</text:p>
          </table:table-cell>
          <table:table-cell table:style-name="ce99" table:formula="of:=IF([.J37]=&quot;&quot;;&quot;&quot;;[.J37])" office:value-type="float" office:value="18908798.6729676" calcext:value-type="float">
            <text:p>18908799</text:p>
          </table:table-cell>
          <table:table-cell table:number-columns-repeated="35"/>
        </table:table-row>
        <table:table-row table:style-name="ro7">
          <table:table-cell table:style-name="ce71" table:formula="of:=[$'9aS-Algarve'.A38]+[$9aCS_ages.A38]+[$9aCN_ages.A38]" office:value-type="float" office:value="4953464.1502978" calcext:value-type="float">
            <text:p>4953464</text:p>
          </table:table-cell>
          <table:table-cell table:style-name="ce71" table:formula="of:=[$'9aS-Algarve'.B38]+[$9aCS_ages.B38]+[$9aCN_ages.B38]" office:value-type="float" office:value="236.156584722119" calcext:value-type="float">
            <text:p>236</text:p>
          </table:table-cell>
          <table:table-cell table:style-name="ce75" table:formula="of:=([.E$1]*([.D38])^[.E$2])*[.A38]/1000" office:value-type="float" office:value="236156.584722119" calcext:value-type="float">
            <text:p>236157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IF([9aCN_ages.E38]=&quot;&quot;;0;[9aCN_ages.E38])+IF([9aCS_ages.E38]=&quot;&quot;;0;[9aCS_ages.E38])+IF(['9aS-Algarve'.E38]=&quot;&quot;;0;['9aS-Algarve'.E38])=0;&quot;&quot;;IF([9aCN_ages.E38]=&quot;&quot;;0;[9aCN_ages.E38])+IF([9aCS_ages.E38]=&quot;&quot;;0;[9aCS_ages.E38])+IF(['9aS-Algarve'.E38]=&quot;&quot;;0;['9aS-Algarve'.E38]))">
            <text:p/>
          </table:table-cell>
          <table:table-cell table:style-name="ce72" table:formula="of:=IF(IF([9aCN_ages.F38]=&quot;&quot;;0;[9aCN_ages.F38])+IF([9aCS_ages.F38]=&quot;&quot;;0;[9aCS_ages.F38])+IF(['9aS-Algarve'.F38]=&quot;&quot;;0;['9aS-Algarve'.F38])=0;&quot;&quot;;IF([9aCN_ages.F38]=&quot;&quot;;0;[9aCN_ages.F38])+IF([9aCS_ages.F38]=&quot;&quot;;0;[9aCS_ages.F38])+IF(['9aS-Algarve'.F38]=&quot;&quot;;0;['9aS-Algarve'.F38]))">
            <text:p/>
          </table:table-cell>
          <table:table-cell table:style-name="ce72" table:formula="of:=IF(IF([9aCN_ages.G38]=&quot;&quot;;0;[9aCN_ages.G38])+IF([9aCS_ages.G38]=&quot;&quot;;0;[9aCS_ages.G38])+IF(['9aS-Algarve'.G38]=&quot;&quot;;0;['9aS-Algarve'.G38])=0;&quot;&quot;;IF([9aCN_ages.G38]=&quot;&quot;;0;[9aCN_ages.G38])+IF([9aCS_ages.G38]=&quot;&quot;;0;[9aCS_ages.G38])+IF(['9aS-Algarve'.G38]=&quot;&quot;;0;['9aS-Algarve'.G38]))">
            <text:p/>
          </table:table-cell>
          <table:table-cell table:style-name="ce72" table:formula="of:=IF(IF([9aCN_ages.H38]=&quot;&quot;;0;[9aCN_ages.H38])+IF([9aCS_ages.H38]=&quot;&quot;;0;[9aCS_ages.H38])+IF(['9aS-Algarve'.H38]=&quot;&quot;;0;['9aS-Algarve'.H38])=0;&quot;&quot;;IF([9aCN_ages.H38]=&quot;&quot;;0;[9aCN_ages.H38])+IF([9aCS_ages.H38]=&quot;&quot;;0;[9aCS_ages.H38])+IF(['9aS-Algarve'.H38]=&quot;&quot;;0;['9aS-Algarve'.H38]))">
            <text:p/>
          </table:table-cell>
          <table:table-cell table:style-name="ce72" table:formula="of:=IF(IF([9aCN_ages.I38]=&quot;&quot;;0;[9aCN_ages.I38])+IF([9aCS_ages.I38]=&quot;&quot;;0;[9aCS_ages.I38])+IF(['9aS-Algarve'.I38]=&quot;&quot;;0;['9aS-Algarve'.I38])=0;&quot;&quot;;IF([9aCN_ages.I38]=&quot;&quot;;0;[9aCN_ages.I38])+IF([9aCS_ages.I38]=&quot;&quot;;0;[9aCS_ages.I38])+IF(['9aS-Algarve'.I38]=&quot;&quot;;0;['9aS-Algarve'.I38])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IF([9aCN_ages.M38]=&quot;&quot;;0;[9aCN_ages.M38])+IF([9aCS_ages.M38]=&quot;&quot;;0;[9aCS_ages.M38])+IF(['9aS-Algarve'.M38]=&quot;&quot;;0;['9aS-Algarve'.M38])=0;&quot;&quot;;IF([9aCN_ages.M38]=&quot;&quot;;0;[9aCN_ages.M38])+IF([9aCS_ages.M38]=&quot;&quot;;0;[9aCS_ages.M38])+IF(['9aS-Algarve'.M38]=&quot;&quot;;0;['9aS-Algarve'.M38]))">
            <text:p/>
          </table:table-cell>
          <table:table-cell table:style-name="ce72" table:formula="of:=IF(IF([9aCN_ages.N38]=&quot;&quot;;0;[9aCN_ages.N38])+IF([9aCS_ages.N38]=&quot;&quot;;0;[9aCS_ages.N38])+IF(['9aS-Algarve'.N38]=&quot;&quot;;0;['9aS-Algarve'.N38])=0;&quot;&quot;;IF([9aCN_ages.N38]=&quot;&quot;;0;[9aCN_ages.N38])+IF([9aCS_ages.N38]=&quot;&quot;;0;[9aCS_ages.N38])+IF(['9aS-Algarve'.N38]=&quot;&quot;;0;['9aS-Algarve'.N38]))">
            <text:p/>
          </table:table-cell>
          <table:table-cell table:style-name="ce72" table:formula="of:=IF(IF([9aCN_ages.O38]=&quot;&quot;;0;[9aCN_ages.O38])+IF([9aCS_ages.O38]=&quot;&quot;;0;[9aCS_ages.O38])+IF(['9aS-Algarve'.O38]=&quot;&quot;;0;['9aS-Algarve'.O38])=0;&quot;&quot;;IF([9aCN_ages.O38]=&quot;&quot;;0;[9aCN_ages.O38])+IF([9aCS_ages.O38]=&quot;&quot;;0;[9aCS_ages.O38])+IF(['9aS-Algarve'.O38]=&quot;&quot;;0;['9aS-Algarve'.O38]))">
            <text:p/>
          </table:table-cell>
          <table:table-cell table:style-name="ce72" table:formula="of:=IF(IF([9aCN_ages.P38]=&quot;&quot;;0;[9aCN_ages.P38])+IF([9aCS_ages.P38]=&quot;&quot;;0;[9aCS_ages.P38])+IF(['9aS-Algarve'.P38]=&quot;&quot;;0;['9aS-Algarve'.P38])=0;&quot;&quot;;IF([9aCN_ages.P38]=&quot;&quot;;0;[9aCN_ages.P38])+IF([9aCS_ages.P38]=&quot;&quot;;0;[9aCS_ages.P38])+IF(['9aS-Algarve'.P38]=&quot;&quot;;0;['9aS-Algarve'.P38]))">
            <text:p/>
          </table:table-cell>
          <table:table-cell table:style-name="ce72" table:formula="of:=IF(IF([9aCN_ages.Q38]=&quot;&quot;;0;[9aCN_ages.Q38])+IF([9aCS_ages.Q38]=&quot;&quot;;0;[9aCS_ages.Q38])+IF(['9aS-Algarve'.Q38]=&quot;&quot;;0;['9aS-Algarve'.Q38])=0;&quot;&quot;;IF([9aCN_ages.Q38]=&quot;&quot;;0;[9aCN_ages.Q38])+IF([9aCS_ages.Q38]=&quot;&quot;;0;[9aCS_ages.Q38])+IF(['9aS-Algarve'.Q38]=&quot;&quot;;0;['9aS-Algarve'.Q38]))">
            <text:p/>
          </table:table-cell>
          <table:table-cell table:style-name="ce72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39]+[$9aCS_ages.A39]+[$9aCN_ages.A39]" office:value-type="float" office:value="0" calcext:value-type="float">
            <text:p>0</text:p>
          </table:table-cell>
          <table:table-cell table:style-name="ce71" table:formula="of:=[$'9aS-Algarve'.B39]+[$9aCS_ages.B39]+[$9aCN_ages.B39]" office:value-type="float" office:value="0" calcext:value-type="float">
            <text:p>0</text:p>
          </table:table-cell>
          <table:table-cell table:style-name="ce75" table:formula="of:=([.E$1]*([.D39])^[.E$2])*[.A39]/1000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IF([9aCN_ages.E39]=&quot;&quot;;0;[9aCN_ages.E39])+IF([9aCS_ages.E39]=&quot;&quot;;0;[9aCS_ages.E39])+IF(['9aS-Algarve'.E39]=&quot;&quot;;0;['9aS-Algarve'.E39])=0;&quot;&quot;;IF([9aCN_ages.E39]=&quot;&quot;;0;[9aCN_ages.E39])+IF([9aCS_ages.E39]=&quot;&quot;;0;[9aCS_ages.E39])+IF(['9aS-Algarve'.E39]=&quot;&quot;;0;['9aS-Algarve'.E39]))">
            <text:p/>
          </table:table-cell>
          <table:table-cell table:style-name="ce72" table:formula="of:=IF(IF([9aCN_ages.F39]=&quot;&quot;;0;[9aCN_ages.F39])+IF([9aCS_ages.F39]=&quot;&quot;;0;[9aCS_ages.F39])+IF(['9aS-Algarve'.F39]=&quot;&quot;;0;['9aS-Algarve'.F39])=0;&quot;&quot;;IF([9aCN_ages.F39]=&quot;&quot;;0;[9aCN_ages.F39])+IF([9aCS_ages.F39]=&quot;&quot;;0;[9aCS_ages.F39])+IF(['9aS-Algarve'.F39]=&quot;&quot;;0;['9aS-Algarve'.F39]))">
            <text:p/>
          </table:table-cell>
          <table:table-cell table:style-name="ce72" table:formula="of:=IF(IF([9aCN_ages.G39]=&quot;&quot;;0;[9aCN_ages.G39])+IF([9aCS_ages.G39]=&quot;&quot;;0;[9aCS_ages.G39])+IF(['9aS-Algarve'.G39]=&quot;&quot;;0;['9aS-Algarve'.G39])=0;&quot;&quot;;IF([9aCN_ages.G39]=&quot;&quot;;0;[9aCN_ages.G39])+IF([9aCS_ages.G39]=&quot;&quot;;0;[9aCS_ages.G39])+IF(['9aS-Algarve'.G39]=&quot;&quot;;0;['9aS-Algarve'.G39]))">
            <text:p/>
          </table:table-cell>
          <table:table-cell table:style-name="ce72" table:formula="of:=IF(IF([9aCN_ages.H39]=&quot;&quot;;0;[9aCN_ages.H39])+IF([9aCS_ages.H39]=&quot;&quot;;0;[9aCS_ages.H39])+IF(['9aS-Algarve'.H39]=&quot;&quot;;0;['9aS-Algarve'.H39])=0;&quot;&quot;;IF([9aCN_ages.H39]=&quot;&quot;;0;[9aCN_ages.H39])+IF([9aCS_ages.H39]=&quot;&quot;;0;[9aCS_ages.H39])+IF(['9aS-Algarve'.H39]=&quot;&quot;;0;['9aS-Algarve'.H39]))">
            <text:p/>
          </table:table-cell>
          <table:table-cell table:style-name="ce72" table:formula="of:=IF(IF([9aCN_ages.I39]=&quot;&quot;;0;[9aCN_ages.I39])+IF([9aCS_ages.I39]=&quot;&quot;;0;[9aCS_ages.I39])+IF(['9aS-Algarve'.I39]=&quot;&quot;;0;['9aS-Algarve'.I39])=0;&quot;&quot;;IF([9aCN_ages.I39]=&quot;&quot;;0;[9aCN_ages.I39])+IF([9aCS_ages.I39]=&quot;&quot;;0;[9aCS_ages.I39])+IF(['9aS-Algarve'.I39]=&quot;&quot;;0;['9aS-Algarve'.I39])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IF([9aCN_ages.M39]=&quot;&quot;;0;[9aCN_ages.M39])+IF([9aCS_ages.M39]=&quot;&quot;;0;[9aCS_ages.M39])+IF(['9aS-Algarve'.M39]=&quot;&quot;;0;['9aS-Algarve'.M39])=0;&quot;&quot;;IF([9aCN_ages.M39]=&quot;&quot;;0;[9aCN_ages.M39])+IF([9aCS_ages.M39]=&quot;&quot;;0;[9aCS_ages.M39])+IF(['9aS-Algarve'.M39]=&quot;&quot;;0;['9aS-Algarve'.M39]))">
            <text:p/>
          </table:table-cell>
          <table:table-cell table:style-name="ce72" table:formula="of:=IF(IF([9aCN_ages.N39]=&quot;&quot;;0;[9aCN_ages.N39])+IF([9aCS_ages.N39]=&quot;&quot;;0;[9aCS_ages.N39])+IF(['9aS-Algarve'.N39]=&quot;&quot;;0;['9aS-Algarve'.N39])=0;&quot;&quot;;IF([9aCN_ages.N39]=&quot;&quot;;0;[9aCN_ages.N39])+IF([9aCS_ages.N39]=&quot;&quot;;0;[9aCS_ages.N39])+IF(['9aS-Algarve'.N39]=&quot;&quot;;0;['9aS-Algarve'.N39]))">
            <text:p/>
          </table:table-cell>
          <table:table-cell table:style-name="ce72" table:formula="of:=IF(IF([9aCN_ages.O39]=&quot;&quot;;0;[9aCN_ages.O39])+IF([9aCS_ages.O39]=&quot;&quot;;0;[9aCS_ages.O39])+IF(['9aS-Algarve'.O39]=&quot;&quot;;0;['9aS-Algarve'.O39])=0;&quot;&quot;;IF([9aCN_ages.O39]=&quot;&quot;;0;[9aCN_ages.O39])+IF([9aCS_ages.O39]=&quot;&quot;;0;[9aCS_ages.O39])+IF(['9aS-Algarve'.O39]=&quot;&quot;;0;['9aS-Algarve'.O39]))">
            <text:p/>
          </table:table-cell>
          <table:table-cell table:style-name="ce72" table:formula="of:=IF(IF([9aCN_ages.P39]=&quot;&quot;;0;[9aCN_ages.P39])+IF([9aCS_ages.P39]=&quot;&quot;;0;[9aCS_ages.P39])+IF(['9aS-Algarve'.P39]=&quot;&quot;;0;['9aS-Algarve'.P39])=0;&quot;&quot;;IF([9aCN_ages.P39]=&quot;&quot;;0;[9aCN_ages.P39])+IF([9aCS_ages.P39]=&quot;&quot;;0;[9aCS_ages.P39])+IF(['9aS-Algarve'.P39]=&quot;&quot;;0;['9aS-Algarve'.P39]))">
            <text:p/>
          </table:table-cell>
          <table:table-cell table:style-name="ce72" table:formula="of:=IF(IF([9aCN_ages.Q39]=&quot;&quot;;0;[9aCN_ages.Q39])+IF([9aCS_ages.Q39]=&quot;&quot;;0;[9aCS_ages.Q39])+IF(['9aS-Algarve'.Q39]=&quot;&quot;;0;['9aS-Algarve'.Q39])=0;&quot;&quot;;IF([9aCN_ages.Q39]=&quot;&quot;;0;[9aCN_ages.Q39])+IF([9aCS_ages.Q39]=&quot;&quot;;0;[9aCS_ages.Q39])+IF(['9aS-Algarve'.Q39]=&quot;&quot;;0;['9aS-Algarve'.Q39]))">
            <text:p/>
          </table:table-cell>
          <table:table-cell table:style-name="ce72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40]+[$9aCS_ages.A40]+[$9aCN_ages.A40]" office:value-type="float" office:value="0" calcext:value-type="float">
            <text:p>0</text:p>
          </table:table-cell>
          <table:table-cell table:style-name="ce71" table:formula="of:=[$'9aS-Algarve'.B40]+[$9aCS_ages.B40]+[$9aCN_ages.B40]" office:value-type="float" office:value="0" calcext:value-type="float">
            <text:p>0</text:p>
          </table:table-cell>
          <table:table-cell table:style-name="ce75" table:formula="of:=([.E$1]*([.D40])^[.E$2])*[.A40]/1000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IF([9aCN_ages.E40]=&quot;&quot;;0;[9aCN_ages.E40])+IF([9aCS_ages.E40]=&quot;&quot;;0;[9aCS_ages.E40])+IF(['9aS-Algarve'.E40]=&quot;&quot;;0;['9aS-Algarve'.E40])=0;&quot;&quot;;IF([9aCN_ages.E40]=&quot;&quot;;0;[9aCN_ages.E40])+IF([9aCS_ages.E40]=&quot;&quot;;0;[9aCS_ages.E40])+IF(['9aS-Algarve'.E40]=&quot;&quot;;0;['9aS-Algarve'.E40]))">
            <text:p/>
          </table:table-cell>
          <table:table-cell table:style-name="ce72" table:formula="of:=IF(IF([9aCN_ages.F40]=&quot;&quot;;0;[9aCN_ages.F40])+IF([9aCS_ages.F40]=&quot;&quot;;0;[9aCS_ages.F40])+IF(['9aS-Algarve'.F40]=&quot;&quot;;0;['9aS-Algarve'.F40])=0;&quot;&quot;;IF([9aCN_ages.F40]=&quot;&quot;;0;[9aCN_ages.F40])+IF([9aCS_ages.F40]=&quot;&quot;;0;[9aCS_ages.F40])+IF(['9aS-Algarve'.F40]=&quot;&quot;;0;['9aS-Algarve'.F40]))">
            <text:p/>
          </table:table-cell>
          <table:table-cell table:style-name="ce72" table:formula="of:=IF(IF([9aCN_ages.G40]=&quot;&quot;;0;[9aCN_ages.G40])+IF([9aCS_ages.G40]=&quot;&quot;;0;[9aCS_ages.G40])+IF(['9aS-Algarve'.G40]=&quot;&quot;;0;['9aS-Algarve'.G40])=0;&quot;&quot;;IF([9aCN_ages.G40]=&quot;&quot;;0;[9aCN_ages.G40])+IF([9aCS_ages.G40]=&quot;&quot;;0;[9aCS_ages.G40])+IF(['9aS-Algarve'.G40]=&quot;&quot;;0;['9aS-Algarve'.G40]))">
            <text:p/>
          </table:table-cell>
          <table:table-cell table:style-name="ce72" table:formula="of:=IF(IF([9aCN_ages.H40]=&quot;&quot;;0;[9aCN_ages.H40])+IF([9aCS_ages.H40]=&quot;&quot;;0;[9aCS_ages.H40])+IF(['9aS-Algarve'.H40]=&quot;&quot;;0;['9aS-Algarve'.H40])=0;&quot;&quot;;IF([9aCN_ages.H40]=&quot;&quot;;0;[9aCN_ages.H40])+IF([9aCS_ages.H40]=&quot;&quot;;0;[9aCS_ages.H40])+IF(['9aS-Algarve'.H40]=&quot;&quot;;0;['9aS-Algarve'.H40]))">
            <text:p/>
          </table:table-cell>
          <table:table-cell table:style-name="ce72" table:formula="of:=IF(IF([9aCN_ages.I40]=&quot;&quot;;0;[9aCN_ages.I40])+IF([9aCS_ages.I40]=&quot;&quot;;0;[9aCS_ages.I40])+IF(['9aS-Algarve'.I40]=&quot;&quot;;0;['9aS-Algarve'.I40])=0;&quot;&quot;;IF([9aCN_ages.I40]=&quot;&quot;;0;[9aCN_ages.I40])+IF([9aCS_ages.I40]=&quot;&quot;;0;[9aCS_ages.I40])+IF(['9aS-Algarve'.I40]=&quot;&quot;;0;['9aS-Algarve'.I40])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IF([9aCN_ages.M40]=&quot;&quot;;0;[9aCN_ages.M40])+IF([9aCS_ages.M40]=&quot;&quot;;0;[9aCS_ages.M40])+IF(['9aS-Algarve'.M40]=&quot;&quot;;0;['9aS-Algarve'.M40])=0;&quot;&quot;;IF([9aCN_ages.M40]=&quot;&quot;;0;[9aCN_ages.M40])+IF([9aCS_ages.M40]=&quot;&quot;;0;[9aCS_ages.M40])+IF(['9aS-Algarve'.M40]=&quot;&quot;;0;['9aS-Algarve'.M40]))">
            <text:p/>
          </table:table-cell>
          <table:table-cell table:style-name="ce72" table:formula="of:=IF(IF([9aCN_ages.N40]=&quot;&quot;;0;[9aCN_ages.N40])+IF([9aCS_ages.N40]=&quot;&quot;;0;[9aCS_ages.N40])+IF(['9aS-Algarve'.N40]=&quot;&quot;;0;['9aS-Algarve'.N40])=0;&quot;&quot;;IF([9aCN_ages.N40]=&quot;&quot;;0;[9aCN_ages.N40])+IF([9aCS_ages.N40]=&quot;&quot;;0;[9aCS_ages.N40])+IF(['9aS-Algarve'.N40]=&quot;&quot;;0;['9aS-Algarve'.N40]))">
            <text:p/>
          </table:table-cell>
          <table:table-cell table:style-name="ce72" table:formula="of:=IF(IF([9aCN_ages.O40]=&quot;&quot;;0;[9aCN_ages.O40])+IF([9aCS_ages.O40]=&quot;&quot;;0;[9aCS_ages.O40])+IF(['9aS-Algarve'.O40]=&quot;&quot;;0;['9aS-Algarve'.O40])=0;&quot;&quot;;IF([9aCN_ages.O40]=&quot;&quot;;0;[9aCN_ages.O40])+IF([9aCS_ages.O40]=&quot;&quot;;0;[9aCS_ages.O40])+IF(['9aS-Algarve'.O40]=&quot;&quot;;0;['9aS-Algarve'.O40]))">
            <text:p/>
          </table:table-cell>
          <table:table-cell table:style-name="ce72" table:formula="of:=IF(IF([9aCN_ages.P40]=&quot;&quot;;0;[9aCN_ages.P40])+IF([9aCS_ages.P40]=&quot;&quot;;0;[9aCS_ages.P40])+IF(['9aS-Algarve'.P40]=&quot;&quot;;0;['9aS-Algarve'.P40])=0;&quot;&quot;;IF([9aCN_ages.P40]=&quot;&quot;;0;[9aCN_ages.P40])+IF([9aCS_ages.P40]=&quot;&quot;;0;[9aCS_ages.P40])+IF(['9aS-Algarve'.P40]=&quot;&quot;;0;['9aS-Algarve'.P40]))">
            <text:p/>
          </table:table-cell>
          <table:table-cell table:style-name="ce72" table:formula="of:=IF(IF([9aCN_ages.Q40]=&quot;&quot;;0;[9aCN_ages.Q40])+IF([9aCS_ages.Q40]=&quot;&quot;;0;[9aCS_ages.Q40])+IF(['9aS-Algarve'.Q40]=&quot;&quot;;0;['9aS-Algarve'.Q40])=0;&quot;&quot;;IF([9aCN_ages.Q40]=&quot;&quot;;0;[9aCN_ages.Q40])+IF([9aCS_ages.Q40]=&quot;&quot;;0;[9aCS_ages.Q40])+IF(['9aS-Algarve'.Q40]=&quot;&quot;;0;['9aS-Algarve'.Q40]))">
            <text:p/>
          </table:table-cell>
          <table:table-cell table:style-name="ce72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41]+[$9aCS_ages.A41]+[$9aCN_ages.A41]" office:value-type="float" office:value="0" calcext:value-type="float">
            <text:p>0</text:p>
          </table:table-cell>
          <table:table-cell table:style-name="ce71" table:formula="of:=[$'9aS-Algarve'.B41]+[$9aCS_ages.B41]+[$9aCN_ages.B41]" office:value-type="float" office:value="0" calcext:value-type="float">
            <text:p>0</text:p>
          </table:table-cell>
          <table:table-cell table:style-name="ce75" table:formula="of:=([.E$1]*([.D41])^[.E$2])*[.A41]/1000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IF([9aCN_ages.E41]=&quot;&quot;;0;[9aCN_ages.E41])+IF([9aCS_ages.E41]=&quot;&quot;;0;[9aCS_ages.E41])+IF(['9aS-Algarve'.E41]=&quot;&quot;;0;['9aS-Algarve'.E41])=0;&quot;&quot;;IF([9aCN_ages.E41]=&quot;&quot;;0;[9aCN_ages.E41])+IF([9aCS_ages.E41]=&quot;&quot;;0;[9aCS_ages.E41])+IF(['9aS-Algarve'.E41]=&quot;&quot;;0;['9aS-Algarve'.E41]))">
            <text:p/>
          </table:table-cell>
          <table:table-cell table:style-name="ce72" table:formula="of:=IF(IF([9aCN_ages.F41]=&quot;&quot;;0;[9aCN_ages.F41])+IF([9aCS_ages.F41]=&quot;&quot;;0;[9aCS_ages.F41])+IF(['9aS-Algarve'.F41]=&quot;&quot;;0;['9aS-Algarve'.F41])=0;&quot;&quot;;IF([9aCN_ages.F41]=&quot;&quot;;0;[9aCN_ages.F41])+IF([9aCS_ages.F41]=&quot;&quot;;0;[9aCS_ages.F41])+IF(['9aS-Algarve'.F41]=&quot;&quot;;0;['9aS-Algarve'.F41]))">
            <text:p/>
          </table:table-cell>
          <table:table-cell table:style-name="ce72" table:formula="of:=IF(IF([9aCN_ages.G41]=&quot;&quot;;0;[9aCN_ages.G41])+IF([9aCS_ages.G41]=&quot;&quot;;0;[9aCS_ages.G41])+IF(['9aS-Algarve'.G41]=&quot;&quot;;0;['9aS-Algarve'.G41])=0;&quot;&quot;;IF([9aCN_ages.G41]=&quot;&quot;;0;[9aCN_ages.G41])+IF([9aCS_ages.G41]=&quot;&quot;;0;[9aCS_ages.G41])+IF(['9aS-Algarve'.G41]=&quot;&quot;;0;['9aS-Algarve'.G41]))">
            <text:p/>
          </table:table-cell>
          <table:table-cell table:style-name="ce72" table:formula="of:=IF(IF([9aCN_ages.H41]=&quot;&quot;;0;[9aCN_ages.H41])+IF([9aCS_ages.H41]=&quot;&quot;;0;[9aCS_ages.H41])+IF(['9aS-Algarve'.H41]=&quot;&quot;;0;['9aS-Algarve'.H41])=0;&quot;&quot;;IF([9aCN_ages.H41]=&quot;&quot;;0;[9aCN_ages.H41])+IF([9aCS_ages.H41]=&quot;&quot;;0;[9aCS_ages.H41])+IF(['9aS-Algarve'.H41]=&quot;&quot;;0;['9aS-Algarve'.H41]))">
            <text:p/>
          </table:table-cell>
          <table:table-cell table:style-name="ce72" table:formula="of:=IF(IF([9aCN_ages.I41]=&quot;&quot;;0;[9aCN_ages.I41])+IF([9aCS_ages.I41]=&quot;&quot;;0;[9aCS_ages.I41])+IF(['9aS-Algarve'.I41]=&quot;&quot;;0;['9aS-Algarve'.I41])=0;&quot;&quot;;IF([9aCN_ages.I41]=&quot;&quot;;0;[9aCN_ages.I41])+IF([9aCS_ages.I41]=&quot;&quot;;0;[9aCS_ages.I41])+IF(['9aS-Algarve'.I41]=&quot;&quot;;0;['9aS-Algarve'.I41])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IF([9aCN_ages.M41]=&quot;&quot;;0;[9aCN_ages.M41])+IF([9aCS_ages.M41]=&quot;&quot;;0;[9aCS_ages.M41])+IF(['9aS-Algarve'.M41]=&quot;&quot;;0;['9aS-Algarve'.M41])=0;&quot;&quot;;IF([9aCN_ages.M41]=&quot;&quot;;0;[9aCN_ages.M41])+IF([9aCS_ages.M41]=&quot;&quot;;0;[9aCS_ages.M41])+IF(['9aS-Algarve'.M41]=&quot;&quot;;0;['9aS-Algarve'.M41]))">
            <text:p/>
          </table:table-cell>
          <table:table-cell table:style-name="ce72" table:formula="of:=IF(IF([9aCN_ages.N41]=&quot;&quot;;0;[9aCN_ages.N41])+IF([9aCS_ages.N41]=&quot;&quot;;0;[9aCS_ages.N41])+IF(['9aS-Algarve'.N41]=&quot;&quot;;0;['9aS-Algarve'.N41])=0;&quot;&quot;;IF([9aCN_ages.N41]=&quot;&quot;;0;[9aCN_ages.N41])+IF([9aCS_ages.N41]=&quot;&quot;;0;[9aCS_ages.N41])+IF(['9aS-Algarve'.N41]=&quot;&quot;;0;['9aS-Algarve'.N41]))">
            <text:p/>
          </table:table-cell>
          <table:table-cell table:style-name="ce72" table:formula="of:=IF(IF([9aCN_ages.O41]=&quot;&quot;;0;[9aCN_ages.O41])+IF([9aCS_ages.O41]=&quot;&quot;;0;[9aCS_ages.O41])+IF(['9aS-Algarve'.O41]=&quot;&quot;;0;['9aS-Algarve'.O41])=0;&quot;&quot;;IF([9aCN_ages.O41]=&quot;&quot;;0;[9aCN_ages.O41])+IF([9aCS_ages.O41]=&quot;&quot;;0;[9aCS_ages.O41])+IF(['9aS-Algarve'.O41]=&quot;&quot;;0;['9aS-Algarve'.O41]))">
            <text:p/>
          </table:table-cell>
          <table:table-cell table:style-name="ce72" table:formula="of:=IF(IF([9aCN_ages.P41]=&quot;&quot;;0;[9aCN_ages.P41])+IF([9aCS_ages.P41]=&quot;&quot;;0;[9aCS_ages.P41])+IF(['9aS-Algarve'.P41]=&quot;&quot;;0;['9aS-Algarve'.P41])=0;&quot;&quot;;IF([9aCN_ages.P41]=&quot;&quot;;0;[9aCN_ages.P41])+IF([9aCS_ages.P41]=&quot;&quot;;0;[9aCS_ages.P41])+IF(['9aS-Algarve'.P41]=&quot;&quot;;0;['9aS-Algarve'.P41]))">
            <text:p/>
          </table:table-cell>
          <table:table-cell table:style-name="ce72" table:formula="of:=IF(IF([9aCN_ages.Q41]=&quot;&quot;;0;[9aCN_ages.Q41])+IF([9aCS_ages.Q41]=&quot;&quot;;0;[9aCS_ages.Q41])+IF(['9aS-Algarve'.Q41]=&quot;&quot;;0;['9aS-Algarve'.Q41])=0;&quot;&quot;;IF([9aCN_ages.Q41]=&quot;&quot;;0;[9aCN_ages.Q41])+IF([9aCS_ages.Q41]=&quot;&quot;;0;[9aCS_ages.Q41])+IF(['9aS-Algarve'.Q41]=&quot;&quot;;0;['9aS-Algarve'.Q41]))">
            <text:p/>
          </table:table-cell>
          <table:table-cell table:style-name="ce72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42]+[$9aCS_ages.A42]+[$9aCN_ages.A42]" office:value-type="float" office:value="0" calcext:value-type="float">
            <text:p>0</text:p>
          </table:table-cell>
          <table:table-cell table:style-name="ce71" table:formula="of:=[$'9aS-Algarve'.B42]+[$9aCS_ages.B42]+[$9aCN_ages.B42]" office:value-type="float" office:value="0" calcext:value-type="float">
            <text:p>0</text:p>
          </table:table-cell>
          <table:table-cell table:style-name="ce75" table:formula="of:=([.E$1]*([.D42])^[.E$2])*[.A42]/1000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IF([9aCN_ages.E42]=&quot;&quot;;0;[9aCN_ages.E42])+IF([9aCS_ages.E42]=&quot;&quot;;0;[9aCS_ages.E42])+IF(['9aS-Algarve'.E42]=&quot;&quot;;0;['9aS-Algarve'.E42])=0;&quot;&quot;;IF([9aCN_ages.E42]=&quot;&quot;;0;[9aCN_ages.E42])+IF([9aCS_ages.E42]=&quot;&quot;;0;[9aCS_ages.E42])+IF(['9aS-Algarve'.E42]=&quot;&quot;;0;['9aS-Algarve'.E42]))">
            <text:p/>
          </table:table-cell>
          <table:table-cell table:style-name="ce72" table:formula="of:=IF(IF([9aCN_ages.F42]=&quot;&quot;;0;[9aCN_ages.F42])+IF([9aCS_ages.F42]=&quot;&quot;;0;[9aCS_ages.F42])+IF(['9aS-Algarve'.F42]=&quot;&quot;;0;['9aS-Algarve'.F42])=0;&quot;&quot;;IF([9aCN_ages.F42]=&quot;&quot;;0;[9aCN_ages.F42])+IF([9aCS_ages.F42]=&quot;&quot;;0;[9aCS_ages.F42])+IF(['9aS-Algarve'.F42]=&quot;&quot;;0;['9aS-Algarve'.F42]))">
            <text:p/>
          </table:table-cell>
          <table:table-cell table:style-name="ce72" table:formula="of:=IF(IF([9aCN_ages.G42]=&quot;&quot;;0;[9aCN_ages.G42])+IF([9aCS_ages.G42]=&quot;&quot;;0;[9aCS_ages.G42])+IF(['9aS-Algarve'.G42]=&quot;&quot;;0;['9aS-Algarve'.G42])=0;&quot;&quot;;IF([9aCN_ages.G42]=&quot;&quot;;0;[9aCN_ages.G42])+IF([9aCS_ages.G42]=&quot;&quot;;0;[9aCS_ages.G42])+IF(['9aS-Algarve'.G42]=&quot;&quot;;0;['9aS-Algarve'.G42]))">
            <text:p/>
          </table:table-cell>
          <table:table-cell table:style-name="ce72" table:formula="of:=IF(IF([9aCN_ages.H42]=&quot;&quot;;0;[9aCN_ages.H42])+IF([9aCS_ages.H42]=&quot;&quot;;0;[9aCS_ages.H42])+IF(['9aS-Algarve'.H42]=&quot;&quot;;0;['9aS-Algarve'.H42])=0;&quot;&quot;;IF([9aCN_ages.H42]=&quot;&quot;;0;[9aCN_ages.H42])+IF([9aCS_ages.H42]=&quot;&quot;;0;[9aCS_ages.H42])+IF(['9aS-Algarve'.H42]=&quot;&quot;;0;['9aS-Algarve'.H42]))">
            <text:p/>
          </table:table-cell>
          <table:table-cell table:style-name="ce72" table:formula="of:=IF(IF([9aCN_ages.I42]=&quot;&quot;;0;[9aCN_ages.I42])+IF([9aCS_ages.I42]=&quot;&quot;;0;[9aCS_ages.I42])+IF(['9aS-Algarve'.I42]=&quot;&quot;;0;['9aS-Algarve'.I42])=0;&quot;&quot;;IF([9aCN_ages.I42]=&quot;&quot;;0;[9aCN_ages.I42])+IF([9aCS_ages.I42]=&quot;&quot;;0;[9aCS_ages.I42])+IF(['9aS-Algarve'.I42]=&quot;&quot;;0;['9aS-Algarve'.I42])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IF([9aCN_ages.M42]=&quot;&quot;;0;[9aCN_ages.M42])+IF([9aCS_ages.M42]=&quot;&quot;;0;[9aCS_ages.M42])+IF(['9aS-Algarve'.M42]=&quot;&quot;;0;['9aS-Algarve'.M42])=0;&quot;&quot;;IF([9aCN_ages.M42]=&quot;&quot;;0;[9aCN_ages.M42])+IF([9aCS_ages.M42]=&quot;&quot;;0;[9aCS_ages.M42])+IF(['9aS-Algarve'.M42]=&quot;&quot;;0;['9aS-Algarve'.M42]))">
            <text:p/>
          </table:table-cell>
          <table:table-cell table:style-name="ce72" table:formula="of:=IF(IF([9aCN_ages.N42]=&quot;&quot;;0;[9aCN_ages.N42])+IF([9aCS_ages.N42]=&quot;&quot;;0;[9aCS_ages.N42])+IF(['9aS-Algarve'.N42]=&quot;&quot;;0;['9aS-Algarve'.N42])=0;&quot;&quot;;IF([9aCN_ages.N42]=&quot;&quot;;0;[9aCN_ages.N42])+IF([9aCS_ages.N42]=&quot;&quot;;0;[9aCS_ages.N42])+IF(['9aS-Algarve'.N42]=&quot;&quot;;0;['9aS-Algarve'.N42]))">
            <text:p/>
          </table:table-cell>
          <table:table-cell table:style-name="ce72" table:formula="of:=IF(IF([9aCN_ages.O42]=&quot;&quot;;0;[9aCN_ages.O42])+IF([9aCS_ages.O42]=&quot;&quot;;0;[9aCS_ages.O42])+IF(['9aS-Algarve'.O42]=&quot;&quot;;0;['9aS-Algarve'.O42])=0;&quot;&quot;;IF([9aCN_ages.O42]=&quot;&quot;;0;[9aCN_ages.O42])+IF([9aCS_ages.O42]=&quot;&quot;;0;[9aCS_ages.O42])+IF(['9aS-Algarve'.O42]=&quot;&quot;;0;['9aS-Algarve'.O42]))">
            <text:p/>
          </table:table-cell>
          <table:table-cell table:style-name="ce72" table:formula="of:=IF(IF([9aCN_ages.P42]=&quot;&quot;;0;[9aCN_ages.P42])+IF([9aCS_ages.P42]=&quot;&quot;;0;[9aCS_ages.P42])+IF(['9aS-Algarve'.P42]=&quot;&quot;;0;['9aS-Algarve'.P42])=0;&quot;&quot;;IF([9aCN_ages.P42]=&quot;&quot;;0;[9aCN_ages.P42])+IF([9aCS_ages.P42]=&quot;&quot;;0;[9aCS_ages.P42])+IF(['9aS-Algarve'.P42]=&quot;&quot;;0;['9aS-Algarve'.P42]))">
            <text:p/>
          </table:table-cell>
          <table:table-cell table:style-name="ce72" table:formula="of:=IF(IF([9aCN_ages.Q42]=&quot;&quot;;0;[9aCN_ages.Q42])+IF([9aCS_ages.Q42]=&quot;&quot;;0;[9aCS_ages.Q42])+IF(['9aS-Algarve'.Q42]=&quot;&quot;;0;['9aS-Algarve'.Q42])=0;&quot;&quot;;IF([9aCN_ages.Q42]=&quot;&quot;;0;[9aCN_ages.Q42])+IF([9aCS_ages.Q42]=&quot;&quot;;0;[9aCS_ages.Q42])+IF(['9aS-Algarve'.Q42]=&quot;&quot;;0;['9aS-Algarve'.Q42]))">
            <text:p/>
          </table:table-cell>
          <table:table-cell table:style-name="ce72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43]+[$9aCS_ages.A43]+[$9aCN_ages.A43]" office:value-type="float" office:value="0" calcext:value-type="float">
            <text:p>0</text:p>
          </table:table-cell>
          <table:table-cell table:style-name="ce71" table:formula="of:=[$'9aS-Algarve'.B43]+[$9aCS_ages.B43]+[$9aCN_ages.B43]" office:value-type="float" office:value="0" calcext:value-type="float">
            <text:p>0</text:p>
          </table:table-cell>
          <table:table-cell table:style-name="ce75" table:formula="of:=([.E$1]*([.D43])^[.E$2])*[.A43]/1000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IF([9aCN_ages.E43]=&quot;&quot;;0;[9aCN_ages.E43])+IF([9aCS_ages.E43]=&quot;&quot;;0;[9aCS_ages.E43])+IF(['9aS-Algarve'.E43]=&quot;&quot;;0;['9aS-Algarve'.E43])=0;&quot;&quot;;IF([9aCN_ages.E43]=&quot;&quot;;0;[9aCN_ages.E43])+IF([9aCS_ages.E43]=&quot;&quot;;0;[9aCS_ages.E43])+IF(['9aS-Algarve'.E43]=&quot;&quot;;0;['9aS-Algarve'.E43]))">
            <text:p/>
          </table:table-cell>
          <table:table-cell table:style-name="ce72" table:formula="of:=IF(IF([9aCN_ages.F43]=&quot;&quot;;0;[9aCN_ages.F43])+IF([9aCS_ages.F43]=&quot;&quot;;0;[9aCS_ages.F43])+IF(['9aS-Algarve'.F43]=&quot;&quot;;0;['9aS-Algarve'.F43])=0;&quot;&quot;;IF([9aCN_ages.F43]=&quot;&quot;;0;[9aCN_ages.F43])+IF([9aCS_ages.F43]=&quot;&quot;;0;[9aCS_ages.F43])+IF(['9aS-Algarve'.F43]=&quot;&quot;;0;['9aS-Algarve'.F43]))">
            <text:p/>
          </table:table-cell>
          <table:table-cell table:style-name="ce72" table:formula="of:=IF(IF([9aCN_ages.G43]=&quot;&quot;;0;[9aCN_ages.G43])+IF([9aCS_ages.G43]=&quot;&quot;;0;[9aCS_ages.G43])+IF(['9aS-Algarve'.G43]=&quot;&quot;;0;['9aS-Algarve'.G43])=0;&quot;&quot;;IF([9aCN_ages.G43]=&quot;&quot;;0;[9aCN_ages.G43])+IF([9aCS_ages.G43]=&quot;&quot;;0;[9aCS_ages.G43])+IF(['9aS-Algarve'.G43]=&quot;&quot;;0;['9aS-Algarve'.G43]))">
            <text:p/>
          </table:table-cell>
          <table:table-cell table:style-name="ce72" table:formula="of:=IF(IF([9aCN_ages.H43]=&quot;&quot;;0;[9aCN_ages.H43])+IF([9aCS_ages.H43]=&quot;&quot;;0;[9aCS_ages.H43])+IF(['9aS-Algarve'.H43]=&quot;&quot;;0;['9aS-Algarve'.H43])=0;&quot;&quot;;IF([9aCN_ages.H43]=&quot;&quot;;0;[9aCN_ages.H43])+IF([9aCS_ages.H43]=&quot;&quot;;0;[9aCS_ages.H43])+IF(['9aS-Algarve'.H43]=&quot;&quot;;0;['9aS-Algarve'.H43]))">
            <text:p/>
          </table:table-cell>
          <table:table-cell table:style-name="ce72" table:formula="of:=IF(IF([9aCN_ages.I43]=&quot;&quot;;0;[9aCN_ages.I43])+IF([9aCS_ages.I43]=&quot;&quot;;0;[9aCS_ages.I43])+IF(['9aS-Algarve'.I43]=&quot;&quot;;0;['9aS-Algarve'.I43])=0;&quot;&quot;;IF([9aCN_ages.I43]=&quot;&quot;;0;[9aCN_ages.I43])+IF([9aCS_ages.I43]=&quot;&quot;;0;[9aCS_ages.I43])+IF(['9aS-Algarve'.I43]=&quot;&quot;;0;['9aS-Algarve'.I43])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IF([9aCN_ages.M43]=&quot;&quot;;0;[9aCN_ages.M43])+IF([9aCS_ages.M43]=&quot;&quot;;0;[9aCS_ages.M43])+IF(['9aS-Algarve'.M43]=&quot;&quot;;0;['9aS-Algarve'.M43])=0;&quot;&quot;;IF([9aCN_ages.M43]=&quot;&quot;;0;[9aCN_ages.M43])+IF([9aCS_ages.M43]=&quot;&quot;;0;[9aCS_ages.M43])+IF(['9aS-Algarve'.M43]=&quot;&quot;;0;['9aS-Algarve'.M43]))">
            <text:p/>
          </table:table-cell>
          <table:table-cell table:style-name="ce72" table:formula="of:=IF(IF([9aCN_ages.N43]=&quot;&quot;;0;[9aCN_ages.N43])+IF([9aCS_ages.N43]=&quot;&quot;;0;[9aCS_ages.N43])+IF(['9aS-Algarve'.N43]=&quot;&quot;;0;['9aS-Algarve'.N43])=0;&quot;&quot;;IF([9aCN_ages.N43]=&quot;&quot;;0;[9aCN_ages.N43])+IF([9aCS_ages.N43]=&quot;&quot;;0;[9aCS_ages.N43])+IF(['9aS-Algarve'.N43]=&quot;&quot;;0;['9aS-Algarve'.N43]))">
            <text:p/>
          </table:table-cell>
          <table:table-cell table:style-name="ce72" table:formula="of:=IF(IF([9aCN_ages.O43]=&quot;&quot;;0;[9aCN_ages.O43])+IF([9aCS_ages.O43]=&quot;&quot;;0;[9aCS_ages.O43])+IF(['9aS-Algarve'.O43]=&quot;&quot;;0;['9aS-Algarve'.O43])=0;&quot;&quot;;IF([9aCN_ages.O43]=&quot;&quot;;0;[9aCN_ages.O43])+IF([9aCS_ages.O43]=&quot;&quot;;0;[9aCS_ages.O43])+IF(['9aS-Algarve'.O43]=&quot;&quot;;0;['9aS-Algarve'.O43]))">
            <text:p/>
          </table:table-cell>
          <table:table-cell table:style-name="ce72" table:formula="of:=IF(IF([9aCN_ages.P43]=&quot;&quot;;0;[9aCN_ages.P43])+IF([9aCS_ages.P43]=&quot;&quot;;0;[9aCS_ages.P43])+IF(['9aS-Algarve'.P43]=&quot;&quot;;0;['9aS-Algarve'.P43])=0;&quot;&quot;;IF([9aCN_ages.P43]=&quot;&quot;;0;[9aCN_ages.P43])+IF([9aCS_ages.P43]=&quot;&quot;;0;[9aCS_ages.P43])+IF(['9aS-Algarve'.P43]=&quot;&quot;;0;['9aS-Algarve'.P43]))">
            <text:p/>
          </table:table-cell>
          <table:table-cell table:style-name="ce72" table:formula="of:=IF(IF([9aCN_ages.Q43]=&quot;&quot;;0;[9aCN_ages.Q43])+IF([9aCS_ages.Q43]=&quot;&quot;;0;[9aCS_ages.Q43])+IF(['9aS-Algarve'.Q43]=&quot;&quot;;0;['9aS-Algarve'.Q43])=0;&quot;&quot;;IF([9aCN_ages.Q43]=&quot;&quot;;0;[9aCN_ages.Q43])+IF([9aCS_ages.Q43]=&quot;&quot;;0;[9aCS_ages.Q43])+IF(['9aS-Algarve'.Q43]=&quot;&quot;;0;['9aS-Algarve'.Q43]))">
            <text:p/>
          </table:table-cell>
          <table:table-cell table:style-name="ce72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number-columns-repeated="35"/>
        </table:table-row>
        <table:table-row table:style-name="ro7">
          <table:table-cell table:style-name="ce71" table:formula="of:=[$'9aS-Algarve'.A44]+[$9aCS_ages.A44]+[$9aCN_ages.A44]" office:value-type="float" office:value="0" calcext:value-type="float">
            <text:p>0</text:p>
          </table:table-cell>
          <table:table-cell table:style-name="ce71" table:formula="of:=[$'9aS-Algarve'.B44]+[$9aCS_ages.B44]+[$9aCN_ages.B44]" office:value-type="float" office:value="0" calcext:value-type="float">
            <text:p>0</text:p>
          </table:table-cell>
          <table:table-cell table:style-name="ce75" table:formula="of:=([.E$1]*([.D44])^[.E$2])*[.A44]/1000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IF([9aCN_ages.E44]=&quot;&quot;;0;[9aCN_ages.E44])+IF([9aCS_ages.E44]=&quot;&quot;;0;[9aCS_ages.E44])+IF(['9aS-Algarve'.E44]=&quot;&quot;;0;['9aS-Algarve'.E44])=0;&quot;&quot;;IF([9aCN_ages.E44]=&quot;&quot;;0;[9aCN_ages.E44])+IF([9aCS_ages.E44]=&quot;&quot;;0;[9aCS_ages.E44])+IF(['9aS-Algarve'.E44]=&quot;&quot;;0;['9aS-Algarve'.E44]))">
            <text:p/>
          </table:table-cell>
          <table:table-cell table:style-name="ce72" table:formula="of:=IF(IF([9aCN_ages.F44]=&quot;&quot;;0;[9aCN_ages.F44])+IF([9aCS_ages.F44]=&quot;&quot;;0;[9aCS_ages.F44])+IF(['9aS-Algarve'.F44]=&quot;&quot;;0;['9aS-Algarve'.F44])=0;&quot;&quot;;IF([9aCN_ages.F44]=&quot;&quot;;0;[9aCN_ages.F44])+IF([9aCS_ages.F44]=&quot;&quot;;0;[9aCS_ages.F44])+IF(['9aS-Algarve'.F44]=&quot;&quot;;0;['9aS-Algarve'.F44]))">
            <text:p/>
          </table:table-cell>
          <table:table-cell table:style-name="ce72" table:formula="of:=IF(IF([9aCN_ages.G44]=&quot;&quot;;0;[9aCN_ages.G44])+IF([9aCS_ages.G44]=&quot;&quot;;0;[9aCS_ages.G44])+IF(['9aS-Algarve'.G44]=&quot;&quot;;0;['9aS-Algarve'.G44])=0;&quot;&quot;;IF([9aCN_ages.G44]=&quot;&quot;;0;[9aCN_ages.G44])+IF([9aCS_ages.G44]=&quot;&quot;;0;[9aCS_ages.G44])+IF(['9aS-Algarve'.G44]=&quot;&quot;;0;['9aS-Algarve'.G44]))">
            <text:p/>
          </table:table-cell>
          <table:table-cell table:style-name="ce72" table:formula="of:=IF(IF([9aCN_ages.H44]=&quot;&quot;;0;[9aCN_ages.H44])+IF([9aCS_ages.H44]=&quot;&quot;;0;[9aCS_ages.H44])+IF(['9aS-Algarve'.H44]=&quot;&quot;;0;['9aS-Algarve'.H44])=0;&quot;&quot;;IF([9aCN_ages.H44]=&quot;&quot;;0;[9aCN_ages.H44])+IF([9aCS_ages.H44]=&quot;&quot;;0;[9aCS_ages.H44])+IF(['9aS-Algarve'.H44]=&quot;&quot;;0;['9aS-Algarve'.H44]))">
            <text:p/>
          </table:table-cell>
          <table:table-cell table:style-name="ce72" table:formula="of:=IF(IF([9aCN_ages.I44]=&quot;&quot;;0;[9aCN_ages.I44])+IF([9aCS_ages.I44]=&quot;&quot;;0;[9aCS_ages.I44])+IF(['9aS-Algarve'.I44]=&quot;&quot;;0;['9aS-Algarve'.I44])=0;&quot;&quot;;IF([9aCN_ages.I44]=&quot;&quot;;0;[9aCN_ages.I44])+IF([9aCS_ages.I44]=&quot;&quot;;0;[9aCS_ages.I44])+IF(['9aS-Algarve'.I44]=&quot;&quot;;0;['9aS-Algarve'.I44])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IF([9aCN_ages.M44]=&quot;&quot;;0;[9aCN_ages.M44])+IF([9aCS_ages.M44]=&quot;&quot;;0;[9aCS_ages.M44])+IF(['9aS-Algarve'.M44]=&quot;&quot;;0;['9aS-Algarve'.M44])=0;&quot;&quot;;IF([9aCN_ages.M44]=&quot;&quot;;0;[9aCN_ages.M44])+IF([9aCS_ages.M44]=&quot;&quot;;0;[9aCS_ages.M44])+IF(['9aS-Algarve'.M44]=&quot;&quot;;0;['9aS-Algarve'.M44]))">
            <text:p/>
          </table:table-cell>
          <table:table-cell table:style-name="ce72" table:formula="of:=IF(IF([9aCN_ages.N44]=&quot;&quot;;0;[9aCN_ages.N44])+IF([9aCS_ages.N44]=&quot;&quot;;0;[9aCS_ages.N44])+IF(['9aS-Algarve'.N44]=&quot;&quot;;0;['9aS-Algarve'.N44])=0;&quot;&quot;;IF([9aCN_ages.N44]=&quot;&quot;;0;[9aCN_ages.N44])+IF([9aCS_ages.N44]=&quot;&quot;;0;[9aCS_ages.N44])+IF(['9aS-Algarve'.N44]=&quot;&quot;;0;['9aS-Algarve'.N44]))">
            <text:p/>
          </table:table-cell>
          <table:table-cell table:style-name="ce72" table:formula="of:=IF(IF([9aCN_ages.O44]=&quot;&quot;;0;[9aCN_ages.O44])+IF([9aCS_ages.O44]=&quot;&quot;;0;[9aCS_ages.O44])+IF(['9aS-Algarve'.O44]=&quot;&quot;;0;['9aS-Algarve'.O44])=0;&quot;&quot;;IF([9aCN_ages.O44]=&quot;&quot;;0;[9aCN_ages.O44])+IF([9aCS_ages.O44]=&quot;&quot;;0;[9aCS_ages.O44])+IF(['9aS-Algarve'.O44]=&quot;&quot;;0;['9aS-Algarve'.O44]))">
            <text:p/>
          </table:table-cell>
          <table:table-cell table:style-name="ce72" table:formula="of:=IF(IF([9aCN_ages.P44]=&quot;&quot;;0;[9aCN_ages.P44])+IF([9aCS_ages.P44]=&quot;&quot;;0;[9aCS_ages.P44])+IF(['9aS-Algarve'.P44]=&quot;&quot;;0;['9aS-Algarve'.P44])=0;&quot;&quot;;IF([9aCN_ages.P44]=&quot;&quot;;0;[9aCN_ages.P44])+IF([9aCS_ages.P44]=&quot;&quot;;0;[9aCS_ages.P44])+IF(['9aS-Algarve'.P44]=&quot;&quot;;0;['9aS-Algarve'.P44]))">
            <text:p/>
          </table:table-cell>
          <table:table-cell table:style-name="ce72" table:formula="of:=IF(IF([9aCN_ages.Q44]=&quot;&quot;;0;[9aCN_ages.Q44])+IF([9aCS_ages.Q44]=&quot;&quot;;0;[9aCS_ages.Q44])+IF(['9aS-Algarve'.Q44]=&quot;&quot;;0;['9aS-Algarve'.Q44])=0;&quot;&quot;;IF([9aCN_ages.Q44]=&quot;&quot;;0;[9aCN_ages.Q44])+IF([9aCS_ages.Q44]=&quot;&quot;;0;[9aCS_ages.Q44])+IF(['9aS-Algarve'.Q44]=&quot;&quot;;0;['9aS-Algarve'.Q44]))">
            <text:p/>
          </table:table-cell>
          <table:table-cell table:style-name="ce72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number-columns-repeated="35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4983114270.67027" calcext:value-type="float">
            <text:p>4983114271</text:p>
          </table:table-cell>
          <table:table-cell table:style-name="ce72" table:formula="of:=SUM([.B10:.B45])" office:value-type="float" office:value="115496.498483319" calcext:value-type="float">
            <text:p>115496</text:p>
          </table:table-cell>
          <table:table-cell table:style-name="ce72" table:formula="of:=SUM([.C10:.C45])" office:value-type="float" office:value="115092079.948624" calcext:value-type="float">
            <text:p>115092080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1418824380.61316" calcext:value-type="float">
            <text:p>1418824381</text:p>
          </table:table-cell>
          <table:table-cell table:style-name="ce72" table:formula="of:=SUM([.G10:.G45])" office:value-type="float" office:value="2286423538.50339" calcext:value-type="float">
            <text:p>2286423539</text:p>
          </table:table-cell>
          <table:table-cell table:style-name="ce72" table:formula="of:=SUM([.H10:.H45])" office:value-type="float" office:value="1237523168.29007" calcext:value-type="float">
            <text:p>1237523168</text:p>
          </table:table-cell>
          <table:table-cell table:style-name="ce72" table:formula="of:=SUM([.I10:.I45])" office:value-type="float" office:value="33176285.5041404" calcext:value-type="float">
            <text:p>33176286</text:p>
          </table:table-cell>
          <table:table-cell table:style-name="ce72" table:formula="of:=SUM([.J10:.J45])" office:value-type="float" office:value="4975947372.91076" calcext:value-type="float">
            <text:p>4975947373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24544.4334244302" calcext:value-type="float">
            <text:p>24544</text:p>
          </table:table-cell>
          <table:table-cell table:style-name="ce72" table:formula="of:=SUM([.O10:.O45])" office:value-type="float" office:value="53076.055063258" calcext:value-type="float">
            <text:p>53076</text:p>
          </table:table-cell>
          <table:table-cell table:style-name="ce72" table:formula="of:=SUM([.P10:.P45])" office:value-type="float" office:value="36256.6063778304" calcext:value-type="float">
            <text:p>36257</text:p>
          </table:table-cell>
          <table:table-cell table:style-name="ce72" table:formula="of:=SUM([.Q10:.Q45])" office:value-type="float" office:value="1307.02559316168" calcext:value-type="float">
            <text:p>1307</text:p>
          </table:table-cell>
          <table:table-cell table:style-name="ce87" table:formula="of:=SUM([.R10:.R45])" office:value-type="float" office:value="115184.12045868" calcext:value-type="float">
            <text:p>115184,12</text:p>
          </table:table-cell>
          <table:table-cell table:style-name="ce72" table:formula="of:=SUM([.S10:.S45])" office:value-type="float" office:value="4975947372.91076" calcext:value-type="float">
            <text:p>4975947373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4"/>
          <table:table-cell table:formula="of:=[.E46]/1000" office:value-type="float" office:value="0" calcext:value-type="float">
            <text:p>0</text:p>
          </table:table-cell>
          <table:table-cell table:formula="of:=[.F46]/1000" office:value-type="float" office:value="1418824.38061316" calcext:value-type="float">
            <text:p>1418824,38061316</text:p>
          </table:table-cell>
          <table:table-cell table:formula="of:=[.G46]/1000" office:value-type="float" office:value="2286423.53850339" calcext:value-type="float">
            <text:p>2286423,53850339</text:p>
          </table:table-cell>
          <table:table-cell table:formula="of:=[.H46]/1000" office:value-type="float" office:value="1237523.16829007" calcext:value-type="float">
            <text:p>1237523,16829007</text:p>
          </table:table-cell>
          <table:table-cell table:formula="of:=[.I46]/1000" office:value-type="float" office:value="33176.2855041404" calcext:value-type="float">
            <text:p>33176,2855041404</text:p>
          </table:table-cell>
          <table:table-cell table:number-columns-repeated="2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28.5136532660553" calcext:value-type="float">
            <text:p>28,51 </text:p>
          </table:table-cell>
          <table:table-cell table:style-name="ce79" table:formula="of:=IF([.G46]=0;&quot;&quot;;100*([.G46]/[.$J$46]))" office:value-type="float" office:value="45.949512065798" calcext:value-type="float">
            <text:p>45,95 </text:p>
          </table:table-cell>
          <table:table-cell table:style-name="ce79" table:formula="of:=IF([.H46]=0;&quot;&quot;;100*([.H46]/[.$J$46]))" office:value-type="float" office:value="24.8701016217975" calcext:value-type="float">
            <text:p>24,87 </text:p>
          </table:table-cell>
          <table:table-cell table:style-name="ce79" table:formula="of:=IF([.I46]=0;&quot;&quot;;100*([.I46]/[.$J$46]))" office:value-type="float" office:value="0.66673304634919" calcext:value-type="float">
            <text:p>0,67 </text:p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21.3088690756075" calcext:value-type="float">
            <text:p>21,31 </text:p>
          </table:table-cell>
          <table:table-cell table:style-name="ce79" table:formula="of:=IF([.O46]=0;&quot;&quot;;100*([.O46]/[.$R$46]))" office:value-type="float" office:value="46.0793161869026" calcext:value-type="float">
            <text:p>46,08 </text:p>
          </table:table-cell>
          <table:table-cell table:style-name="ce79" table:formula="of:=IF([.P46]=0;&quot;&quot;;100*([.P46]/[.$R$46]))" office:value-type="float" office:value="31.4770874956124" calcext:value-type="float">
            <text:p>31,48 </text:p>
          </table:table-cell>
          <table:table-cell table:style-name="ce79" table:formula="of:=IF([.Q46]=0;&quot;&quot;;100*([.Q46]/[.$R$46]))" office:value-type="float" office:value="1.13472724187754" calcext:value-type="float">
            <text:p>1,13 </text:p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4.1071122509253" calcext:value-type="float">
            <text:p>14,11 </text:p>
          </table:table-cell>
          <table:table-cell table:style-name="ce79" table:formula="of:=IF([.G46]=0;&quot;&quot;;SUMPRODUCT([.$D10:.$D44];[.G10:.G44])/[.G46])" office:value-type="float" office:value="15.4831220540354" calcext:value-type="float">
            <text:p>15,48 </text:p>
          </table:table-cell>
          <table:table-cell table:style-name="ce79" table:formula="of:=IF([.H46]=0;&quot;&quot;;SUMPRODUCT([.$D10:.$D44];[.H10:.H44])/[.H46])" office:value-type="float" office:value="16.6337368332129" calcext:value-type="float">
            <text:p>16,63 </text:p>
          </table:table-cell>
          <table:table-cell table:style-name="ce79" table:formula="of:=IF([.I46]=0;&quot;&quot;;SUMPRODUCT([.$D10:.$D44];[.I10:.I44])/[.I46])" office:value-type="float" office:value="18.1878373750904" calcext:value-type="float">
            <text:p>18,19 </text:p>
          </table:table-cell>
          <table:table-cell table:style-name="ce79" table:formula="of:=IF([.J46]=0;&quot;&quot;;SUMPRODUCT([.$D10:.$D44];[.J10:.J44])/[.J46])" office:value-type="float" office:value="15.3949636855817" calcext:value-type="float">
            <text:p>15,39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float" office:value="16.5834602649147" calcext:value-type="float">
            <text:p>16,58 </text:p>
          </table:table-cell>
          <table:table-cell table:style-name="ce79" table:formula="of:=IF([.O46]=0;&quot;&quot;;[.$E$1]*[.G49]^[.$E$2])" office:value-type="float" office:value="22.7508209478979" calcext:value-type="float">
            <text:p>22,75 </text:p>
          </table:table-cell>
          <table:table-cell table:style-name="ce79" table:formula="of:=IF([.P46]=0;&quot;&quot;;[.$E$1]*[.H49]^[.$E$2])" office:value-type="float" office:value="29.0242271112274" calcext:value-type="float">
            <text:p>29,02 </text:p>
          </table:table-cell>
          <table:table-cell table:style-name="ce79" table:formula="of:=IF([.Q46]=0;&quot;&quot;;[.$E$1]*[.I49]^[.$E$2])" office:value-type="float" office:value="39.3140427405507" calcext:value-type="float">
            <text:p>39,31 </text:p>
          </table:table-cell>
          <table:table-cell table:style-name="ce79" table:formula="of:=SUMPRODUCT([.N49:.Q49];[.N51:.Q51])/[.R51]" office:value-type="float" office:value="22.6629160682849" calcext:value-type="float">
            <text:p>22,66 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1.23992062291065" calcext:value-type="float">
            <text:p>1,24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1.04206805462531" calcext:value-type="float">
            <text:p>1,04 </text:p>
          </table:table-cell>
          <table:table-cell table:style-name="ce79" table:formula="of:=IF(COUNT([.H10:.H44])&lt;2;&quot;&quot;;SQRT((SUMPRODUCT([.$D10:.$D44];[.$D10:.$D44];[.H10:.H44])-([.H49]*[.H49]*[.H46]))/([.H46]-1)))" office:value-type="float" office:value="0.778512905346838" calcext:value-type="float">
            <text:p>0,78 </text:p>
          </table:table-cell>
          <table:table-cell table:style-name="ce79" table:formula="of:=IF(COUNT([.I10:.I44])&lt;2;&quot;&quot;;SQRT((SUMPRODUCT([.$D10:.$D44];[.$D10:.$D44];[.I10:.I44])-([.I49]*[.I49]*[.I46]))/([.I46]-1)))" office:value-type="float" office:value="0.41195198186448" calcext:value-type="float">
            <text:p>0,41 </text:p>
          </table:table-cell>
          <table:table-cell table:style-name="ce79" table:formula="of:=IF(COUNT([.J10:.J44])&lt;2;&quot;&quot;;SQRT((SUMPRODUCT([.$D10:.$D44];[.$D10:.$D44];[.J10:.J44])-([.J49]*[.J49]*[.J46]))/([.J46]-1)))" office:value-type="float" office:value="1.41398128407423" calcext:value-type="float">
            <text:p>1,41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1418824.38061316" calcext:value-type="float">
            <text:p>1418824</text:p>
          </table:table-cell>
          <table:table-cell table:style-name="ce99" table:formula="of:=[.G46]/1000" office:value-type="float" office:value="2286423.53850339" calcext:value-type="float">
            <text:p>2286424</text:p>
          </table:table-cell>
          <table:table-cell table:style-name="ce99" table:formula="of:=[.H46]/1000" office:value-type="float" office:value="1237523.16829007" calcext:value-type="float">
            <text:p>1237523</text:p>
          </table:table-cell>
          <table:table-cell table:style-name="ce99" table:formula="of:=[.I46]/1000" office:value-type="float" office:value="33176.2855041404" calcext:value-type="float">
            <text:p>33176</text:p>
          </table:table-cell>
          <table:table-cell table:style-name="ce99" table:formula="of:=[.J46]/1000" office:value-type="float" office:value="4975947.37291076" calcext:value-type="float">
            <text:p>4975947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104"/>
          <table:table-cell table:style-name="ce105" table:number-columns-repeated="5"/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28.5136532660553" calcext:value-type="float">
            <text:p>28,51 </text:p>
          </table:table-cell>
          <table:table-cell table:style-name="ce79" table:formula="of:=[.G48]" office:value-type="float" office:value="45.949512065798" calcext:value-type="float">
            <text:p>45,95 </text:p>
          </table:table-cell>
          <table:table-cell table:style-name="ce79" table:formula="of:=[.H48]" office:value-type="float" office:value="24.8701016217975" calcext:value-type="float">
            <text:p>24,87 </text:p>
          </table:table-cell>
          <table:table-cell table:style-name="ce79" table:formula="of:=[.I48]" office:value-type="float" office:value="0.66673304634919" calcext:value-type="float">
            <text:p>0,67 </text:p>
          </table:table-cell>
          <table:table-cell table:style-name="ce79"/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2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4.1071122509253" calcext:value-type="float">
            <text:p>14,11 </text:p>
          </table:table-cell>
          <table:table-cell table:style-name="ce79" table:formula="of:=[.G49]" office:value-type="float" office:value="15.4831220540354" calcext:value-type="float">
            <text:p>15,48 </text:p>
          </table:table-cell>
          <table:table-cell table:style-name="ce79" table:formula="of:=[.H49]" office:value-type="float" office:value="16.6337368332129" calcext:value-type="float">
            <text:p>16,63 </text:p>
          </table:table-cell>
          <table:table-cell table:style-name="ce79" table:formula="of:=[.I49]" office:value-type="float" office:value="18.1878373750904" calcext:value-type="float">
            <text:p>18,19 </text:p>
          </table:table-cell>
          <table:table-cell table:style-name="ce79" table:formula="of:=[.J49]" office:value-type="float" office:value="15.3949636855817" calcext:value-type="float">
            <text:p>15,39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1.23992062291065" calcext:value-type="float">
            <text:p>1,24 </text:p>
          </table:table-cell>
          <table:table-cell table:style-name="ce79" table:formula="of:=[.G50]" office:value-type="float" office:value="1.04206805462531" calcext:value-type="float">
            <text:p>1,04 </text:p>
          </table:table-cell>
          <table:table-cell table:style-name="ce79" table:formula="of:=[.H50]" office:value-type="float" office:value="0.778512905346838" calcext:value-type="float">
            <text:p>0,78 </text:p>
          </table:table-cell>
          <table:table-cell table:style-name="ce79" table:formula="of:=[.I50]" office:value-type="float" office:value="0.41195198186448" calcext:value-type="float">
            <text:p>0,41 </text:p>
          </table:table-cell>
          <table:table-cell table:style-name="ce79" table:formula="of:=[.J50]" office:value-type="float" office:value="1.41398128407423" calcext:value-type="float">
            <text:p>1,41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 table:number-rows-repeated="2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3"/>
          <table:table-cell table:style-name="ce100" table:number-columns-repeated="6"/>
          <table:table-cell table:number-columns-repeated="36"/>
        </table:table-row>
        <table:table-row table:style-name="ro7" table:number-rows-repeated="2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 table:number-rows-repeated="27">
          <table:table-cell table:style-name="Default" table:number-columns-repeated="3"/>
          <table:table-cell table:style-name="ce60"/>
          <table:table-cell table:style-name="ce107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104"/>
          <table:table-cell table:style-name="ce105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45"/>
        </table:table-row>
        <table:table-row table:style-name="ro7" table:number-rows-repeated="35">
          <table:table-cell table:style-name="Default" table:number-columns-repeated="3"/>
          <table:table-cell table:style-name="ce60"/>
          <table:table-cell table:style-name="ce108" table:number-columns-repeated="5"/>
          <table:table-cell table:number-columns-repeated="45"/>
        </table:table-row>
        <table:table-row table:style-name="ro7" table:number-rows-repeated="20">
          <table:table-cell table:style-name="Default" table:number-columns-repeated="3"/>
          <table:table-cell table:style-name="ce70" table:number-columns-repeated="2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table table:name="9a_tot" table:style-name="ta1">
        <table:shapes>
          <draw:frame draw:z-index="0" draw:style-name="gr2" draw:text-style-name="P2" svg:width="159.99mm" svg:height="89.99mm" svg:x="632.29mm" svg:y="34.74mm">
            <loext:p draw:notify-on-update-of-ranges="9a_tot.M8:9a_tot.Q8 9a_tot.L46:9a_tot.L46 9a_tot.M46:9a_tot.Q46 9a_tot.L51:9a_tot.L51 9a_tot.M51:9a_tot.Q5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3" table:number-columns-repeated="2" table:default-cell-style-name="ce70"/>
        <table:table-column table:style-name="co13" table:number-columns-repeated="9" table:default-cell-style-name="ce73"/>
        <table:table-column table:style-name="co14" table:default-cell-style-name="ce73"/>
        <table:table-column table:style-name="co13" table:number-columns-repeated="6" table:default-cell-style-name="ce73"/>
        <table:table-column table:style-name="co21" table:default-cell-style-name="ce73"/>
        <table:table-column table:style-name="co13" table:number-columns-repeated="35" table:default-cell-style-name="ce73"/>
        <table:table-row table:style-name="ro7">
          <table:table-cell table:number-columns-repeated="3"/>
          <table:table-cell table:style-name="ce76" office:value-type="string" calcext:value-type="string">
            <text:p>Valor de a:</text:p>
          </table:table-cell>
          <table:table-cell table:style-name="ce60" office:value-type="float" office:value="0.00206368" calcext:value-type="float">
            <text:p>0,00206368</text:p>
          </table:table-cell>
          <table:table-cell table:number-columns-repeated="49"/>
        </table:table-row>
        <table:table-row table:style-name="ro7">
          <table:table-cell table:number-columns-repeated="3"/>
          <table:table-cell office:value-type="string" calcext:value-type="string">
            <text:p>Id. de b:</text:p>
          </table:table-cell>
          <table:table-cell table:style-name="ce60" office:value-type="float" office:value="3.3973406" calcext:value-type="float">
            <text:p>3,3973406</text:p>
          </table:table-cell>
          <table:table-cell table:style-name="ce77" office:value-type="string" calcext:value-type="string">
            <text:p>SURVEY: PELAGO22 ANE</text:p>
          </table:table-cell>
          <table:table-cell table:number-columns-repeated="9"/>
          <table:table-cell table:style-name="ce77"/>
          <table:table-cell table:number-columns-repeated="38"/>
        </table:table-row>
        <table:table-row table:style-name="ro7">
          <table:table-cell table:number-columns-repeated="6"/>
          <table:table-cell table:style-name="ce77"/>
          <table:table-cell table:number-columns-repeated="5"/>
          <table:table-cell table:style-name="ce77" office:value-type="string" calcext:value-type="string">
            <text:p>SURVEY: PELAGO 22. anchovy</text:p>
          </table:table-cell>
          <table:table-cell/>
          <table:table-cell table:style-name="ce77"/>
          <table:table-cell table:number-columns-repeated="39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<text:s text:c="5"/>NUMBERS ('000). ZONE:</text:p>
          </table:table-cell>
          <table:table-cell table:number-columns-repeated="2"/>
          <table:table-cell table:style-name="ce77" office:value-type="string" calcext:value-type="string">
            <text:p>9a</text:p>
          </table:table-cell>
          <table:table-cell table:number-columns-repeated="3"/>
          <table:table-cell table:style-name="ce77" office:value-type="string" calcext:value-type="string">
            <text:p><text:s text:c="5"/>BIOMASS (tonnes). ZONE:</text:p>
          </table:table-cell>
          <table:table-cell table:number-columns-repeated="2"/>
          <table:table-cell table:style-name="ce101" table:formula="of:=[.I5]" office:value-type="string" office:string-value="9a" calcext:value-type="string">
            <text:p>9a</text:p>
          </table:table-cell>
          <table:table-cell/>
          <table:table-cell table:style-name="ce101"/>
          <table:table-cell table:number-columns-repeated="36"/>
        </table:table-row>
        <table:table-row table:style-name="ro7">
          <table:table-cell table:number-columns-repeated="54"/>
        </table:table-row>
        <table:table-row table:style-name="ro7">
          <table:table-cell table:number-columns-repeated="5"/>
          <table:table-cell table:style-name="ce77" office:value-type="string" calcext:value-type="string">
            <text:p>AGE GROUPS</text:p>
          </table:table-cell>
          <table:table-cell table:number-columns-repeated="2"/>
          <table:table-cell table:style-name="Default"/>
          <table:table-cell table:number-columns-repeated="3"/>
          <table:table-cell table:style-name="ce92"/>
          <table:table-cell table:style-name="ce97" office:value-type="string" calcext:value-type="string">
            <text:p>AGE GROUPS</text:p>
          </table:table-cell>
          <table:table-cell table:style-name="ce92" table:number-columns-repeated="5"/>
          <table:table-cell table:number-columns-repeated="35"/>
        </table:table-row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Biomass</text:p>
          </table:table-cell>
          <table:table-cell/>
          <table:table-cell table:style-name="ce77" office:value-type="string" calcext:value-type="string">
            <text:p>Length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Total</text:p>
          </table:table-cell>
          <table:table-cell/>
          <table:table-cell table:style-name="ce91" office:value-type="string" calcext:value-type="string">
            <text:p>Length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Total</text:p>
          </table:table-cell>
          <table:table-cell table:style-name="ce102" office:value-type="string" calcext:value-type="string">
            <text:p>No fish (thousands)</text:p>
          </table:table-cell>
          <table:table-cell table:number-columns-repeated="35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style-name="ce71" table:formula="of:=[$'9a-Pt'.A10]+[$'9aS-Cadiz'.A10]" office:value-type="float" office:value="0" calcext:value-type="float">
            <text:p>0</text:p>
          </table:table-cell>
          <table:table-cell table:style-name="ce71" table:formula="of:=[$'9a-Pt'.B10]+[$'9aS-Cadiz'.B10]" office:value-type="float" office:value="0" calcext:value-type="float">
            <text:p>0</text:p>
          </table:table-cell>
          <table:table-cell table:style-name="ce74" table:formula="of:=([.E$1]*([.D10])^[.E$2])*[.A10]/1000000" office:value-type="float" office:value="0" calcext:value-type="float">
            <text:p>0</text:p>
          </table:table-cell>
          <table:table-cell table:style-name="ce74" office:value-type="float" office:value="5.25" calcext:value-type="float">
            <text:p>5,25</text:p>
          </table:table-cell>
          <table:table-cell table:style-name="ce72" table:formula="of:=IF(IF([$'9aS-Cadiz'.E10]=&quot;&quot;;0;[$'9aS-Cadiz'.E10])+IF([$'9a-Pt'.E10]=&quot;&quot;;0;[$'9a-Pt'.E10])=0;&quot;&quot;;IF([$'9aS-Cadiz'.E10]=&quot;&quot;;0;[$'9aS-Cadiz'.E10])+IF([$'9a-Pt'.E10]=&quot;&quot;;0;[$'9a-Pt'.E10]))">
            <text:p/>
          </table:table-cell>
          <table:table-cell table:style-name="ce72" table:formula="of:=IF(IF([$'9aS-Cadiz'.F10]=&quot;&quot;;0;[$'9aS-Cadiz'.F10])+IF([$'9a-Pt'.F10]=&quot;&quot;;0;[$'9a-Pt'.F10])=0;&quot;&quot;;IF([$'9aS-Cadiz'.F10]=&quot;&quot;;0;[$'9aS-Cadiz'.F10])+IF([$'9a-Pt'.F10]=&quot;&quot;;0;[$'9a-Pt'.F10]))">
            <text:p/>
          </table:table-cell>
          <table:table-cell table:style-name="ce72" table:formula="of:=IF(IF([$'9aS-Cadiz'.G10]=&quot;&quot;;0;[$'9aS-Cadiz'.G10])+IF([$'9a-Pt'.G10]=&quot;&quot;;0;[$'9a-Pt'.G10])=0;&quot;&quot;;IF([$'9aS-Cadiz'.G10]=&quot;&quot;;0;[$'9aS-Cadiz'.G10])+IF([$'9a-Pt'.G10]=&quot;&quot;;0;[$'9a-Pt'.G10]))">
            <text:p/>
          </table:table-cell>
          <table:table-cell table:style-name="ce72" table:formula="of:=IF(IF([$'9aS-Cadiz'.H10]=&quot;&quot;;0;[$'9aS-Cadiz'.H10])+IF([$'9a-Pt'.H10]=&quot;&quot;;0;[$'9a-Pt'.H10])=0;&quot;&quot;;IF([$'9aS-Cadiz'.H10]=&quot;&quot;;0;[$'9aS-Cadiz'.H10])+IF([$'9a-Pt'.H10]=&quot;&quot;;0;[$'9a-Pt'.H10]))">
            <text:p/>
          </table:table-cell>
          <table:table-cell table:style-name="ce72" table:formula="of:=IF(IF([$'9aS-Cadiz'.I10]=&quot;&quot;;0;[$'9aS-Cadiz'.I10])+IF([$'9a-Pt'.I10]=&quot;&quot;;0;[$'9a-Pt'.I10])=0;&quot;&quot;;IF([$'9aS-Cadiz'.I10]=&quot;&quot;;0;[$'9aS-Cadiz'.I10])+IF([$'9a-Pt'.I10]=&quot;&quot;;0;[$'9a-Pt'.I10]))">
            <text:p/>
          </table:table-cell>
          <table:table-cell table:style-name="ce72" table:formula="of:=IF(SUM([.E10:.I10])=0;&quot;&quot;;SUM([.E10:.I10]))">
            <text:p/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2" table:formula="of:=IF(IF([$'9aS-Cadiz'.M10]=&quot;&quot;;0;[$'9aS-Cadiz'.M10])+IF([$'9a-Pt'.M10]=&quot;&quot;;0;[$'9a-Pt'.M10])=0;&quot;&quot;;IF([$'9aS-Cadiz'.M10]=&quot;&quot;;0;[$'9aS-Cadiz'.M10])+IF([$'9a-Pt'.M10]=&quot;&quot;;0;[$'9a-Pt'.M10]))">
            <text:p/>
          </table:table-cell>
          <table:table-cell table:style-name="ce72" table:formula="of:=IF(IF([$'9aS-Cadiz'.N10]=&quot;&quot;;0;[$'9aS-Cadiz'.N10])+IF([$'9a-Pt'.N10]=&quot;&quot;;0;[$'9a-Pt'.N10])=0;&quot;&quot;;IF([$'9aS-Cadiz'.N10]=&quot;&quot;;0;[$'9aS-Cadiz'.N10])+IF([$'9a-Pt'.N10]=&quot;&quot;;0;[$'9a-Pt'.N10]))">
            <text:p/>
          </table:table-cell>
          <table:table-cell table:style-name="ce72" table:formula="of:=IF(IF([$'9aS-Cadiz'.O10]=&quot;&quot;;0;[$'9aS-Cadiz'.O10])+IF([$'9a-Pt'.O10]=&quot;&quot;;0;[$'9a-Pt'.O10])=0;&quot;&quot;;IF([$'9aS-Cadiz'.O10]=&quot;&quot;;0;[$'9aS-Cadiz'.O10])+IF([$'9a-Pt'.O10]=&quot;&quot;;0;[$'9a-Pt'.O10]))">
            <text:p/>
          </table:table-cell>
          <table:table-cell table:style-name="ce72" table:formula="of:=IF(IF([$'9aS-Cadiz'.P10]=&quot;&quot;;0;[$'9aS-Cadiz'.P10])+IF([$'9a-Pt'.P10]=&quot;&quot;;0;[$'9a-Pt'.P10])=0;&quot;&quot;;IF([$'9aS-Cadiz'.P10]=&quot;&quot;;0;[$'9aS-Cadiz'.P10])+IF([$'9a-Pt'.P10]=&quot;&quot;;0;[$'9a-Pt'.P10]))">
            <text:p/>
          </table:table-cell>
          <table:table-cell table:style-name="ce72" table:formula="of:=IF(IF([$'9aS-Cadiz'.Q10]=&quot;&quot;;0;[$'9aS-Cadiz'.Q10])+IF([$'9a-Pt'.Q10]=&quot;&quot;;0;[$'9a-Pt'.Q10])=0;&quot;&quot;;IF([$'9aS-Cadiz'.Q10]=&quot;&quot;;0;[$'9aS-Cadiz'.Q10])+IF([$'9a-Pt'.Q10]=&quot;&quot;;0;[$'9a-Pt'.Q10]))">
            <text:p/>
          </table:table-cell>
          <table:table-cell table:style-name="ce72" table:formula="of:=IF(SUM([.M10:.Q10])=0;&quot;&quot;;SUM([.M10:.Q10]))">
            <text:p/>
          </table:table-cell>
          <table:table-cell table:style-name="ce99" table:formula="of:=IF([.J10]=&quot;&quot;;&quot;&quot;;[.J10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1]+[$'9aS-Cadiz'.A11]" office:value-type="float" office:value="0" calcext:value-type="float">
            <text:p>0</text:p>
          </table:table-cell>
          <table:table-cell table:style-name="ce71" table:formula="of:=[$'9a-Pt'.B11]+[$'9aS-Cadiz'.B11]" office:value-type="float" office:value="0" calcext:value-type="float">
            <text:p>0</text:p>
          </table:table-cell>
          <table:table-cell table:style-name="ce74" table:formula="of:=([.E$1]*([.D11])^[.E$2])*[.A11]/1000000" office:value-type="float" office:value="0" calcext:value-type="float">
            <text:p>0</text:p>
          </table:table-cell>
          <table:table-cell table:style-name="ce74" table:formula="of:=[.D10]+0.5" office:value-type="float" office:value="5.75" calcext:value-type="float">
            <text:p>5,75</text:p>
          </table:table-cell>
          <table:table-cell table:style-name="ce72" table:formula="of:=IF(IF([$'9aS-Cadiz'.E11]=&quot;&quot;;0;[$'9aS-Cadiz'.E11])+IF([$'9a-Pt'.E11]=&quot;&quot;;0;[$'9a-Pt'.E11])=0;&quot;&quot;;IF([$'9aS-Cadiz'.E11]=&quot;&quot;;0;[$'9aS-Cadiz'.E11])+IF([$'9a-Pt'.E11]=&quot;&quot;;0;[$'9a-Pt'.E11]))">
            <text:p/>
          </table:table-cell>
          <table:table-cell table:style-name="ce72" table:formula="of:=IF(IF([$'9aS-Cadiz'.F11]=&quot;&quot;;0;[$'9aS-Cadiz'.F11])+IF([$'9a-Pt'.F11]=&quot;&quot;;0;[$'9a-Pt'.F11])=0;&quot;&quot;;IF([$'9aS-Cadiz'.F11]=&quot;&quot;;0;[$'9aS-Cadiz'.F11])+IF([$'9a-Pt'.F11]=&quot;&quot;;0;[$'9a-Pt'.F11]))">
            <text:p/>
          </table:table-cell>
          <table:table-cell table:style-name="ce72" table:formula="of:=IF(IF([$'9aS-Cadiz'.G11]=&quot;&quot;;0;[$'9aS-Cadiz'.G11])+IF([$'9a-Pt'.G11]=&quot;&quot;;0;[$'9a-Pt'.G11])=0;&quot;&quot;;IF([$'9aS-Cadiz'.G11]=&quot;&quot;;0;[$'9aS-Cadiz'.G11])+IF([$'9a-Pt'.G11]=&quot;&quot;;0;[$'9a-Pt'.G11]))">
            <text:p/>
          </table:table-cell>
          <table:table-cell table:style-name="ce72" table:formula="of:=IF(IF([$'9aS-Cadiz'.H11]=&quot;&quot;;0;[$'9aS-Cadiz'.H11])+IF([$'9a-Pt'.H11]=&quot;&quot;;0;[$'9a-Pt'.H11])=0;&quot;&quot;;IF([$'9aS-Cadiz'.H11]=&quot;&quot;;0;[$'9aS-Cadiz'.H11])+IF([$'9a-Pt'.H11]=&quot;&quot;;0;[$'9a-Pt'.H11]))">
            <text:p/>
          </table:table-cell>
          <table:table-cell table:style-name="ce72" table:formula="of:=IF(IF([$'9aS-Cadiz'.I11]=&quot;&quot;;0;[$'9aS-Cadiz'.I11])+IF([$'9a-Pt'.I11]=&quot;&quot;;0;[$'9a-Pt'.I11])=0;&quot;&quot;;IF([$'9aS-Cadiz'.I11]=&quot;&quot;;0;[$'9aS-Cadiz'.I11])+IF([$'9a-Pt'.I11]=&quot;&quot;;0;[$'9a-Pt'.I11]))">
            <text:p/>
          </table:table-cell>
          <table:table-cell table:style-name="ce72" table:formula="of:=IF(SUM([.E11:.I11])=0;&quot;&quot;;SUM([.E11:.I11]))">
            <text:p/>
          </table:table-cell>
          <table:table-cell/>
          <table:table-cell table:style-name="ce92" table:formula="of:=[.L10]+0.5" office:value-type="float" office:value="5.5" calcext:value-type="float">
            <text:p>5,5</text:p>
          </table:table-cell>
          <table:table-cell table:style-name="ce72" table:formula="of:=IF(IF([$'9aS-Cadiz'.M11]=&quot;&quot;;0;[$'9aS-Cadiz'.M11])+IF([$'9a-Pt'.M11]=&quot;&quot;;0;[$'9a-Pt'.M11])=0;&quot;&quot;;IF([$'9aS-Cadiz'.M11]=&quot;&quot;;0;[$'9aS-Cadiz'.M11])+IF([$'9a-Pt'.M11]=&quot;&quot;;0;[$'9a-Pt'.M11]))">
            <text:p/>
          </table:table-cell>
          <table:table-cell table:style-name="ce72" table:formula="of:=IF(IF([$'9aS-Cadiz'.N11]=&quot;&quot;;0;[$'9aS-Cadiz'.N11])+IF([$'9a-Pt'.N11]=&quot;&quot;;0;[$'9a-Pt'.N11])=0;&quot;&quot;;IF([$'9aS-Cadiz'.N11]=&quot;&quot;;0;[$'9aS-Cadiz'.N11])+IF([$'9a-Pt'.N11]=&quot;&quot;;0;[$'9a-Pt'.N11]))">
            <text:p/>
          </table:table-cell>
          <table:table-cell table:style-name="ce72" table:formula="of:=IF(IF([$'9aS-Cadiz'.O11]=&quot;&quot;;0;[$'9aS-Cadiz'.O11])+IF([$'9a-Pt'.O11]=&quot;&quot;;0;[$'9a-Pt'.O11])=0;&quot;&quot;;IF([$'9aS-Cadiz'.O11]=&quot;&quot;;0;[$'9aS-Cadiz'.O11])+IF([$'9a-Pt'.O11]=&quot;&quot;;0;[$'9a-Pt'.O11]))">
            <text:p/>
          </table:table-cell>
          <table:table-cell table:style-name="ce72" table:formula="of:=IF(IF([$'9aS-Cadiz'.P11]=&quot;&quot;;0;[$'9aS-Cadiz'.P11])+IF([$'9a-Pt'.P11]=&quot;&quot;;0;[$'9a-Pt'.P11])=0;&quot;&quot;;IF([$'9aS-Cadiz'.P11]=&quot;&quot;;0;[$'9aS-Cadiz'.P11])+IF([$'9a-Pt'.P11]=&quot;&quot;;0;[$'9a-Pt'.P11]))">
            <text:p/>
          </table:table-cell>
          <table:table-cell table:style-name="ce72" table:formula="of:=IF(IF([$'9aS-Cadiz'.Q11]=&quot;&quot;;0;[$'9aS-Cadiz'.Q11])+IF([$'9a-Pt'.Q11]=&quot;&quot;;0;[$'9a-Pt'.Q11])=0;&quot;&quot;;IF([$'9aS-Cadiz'.Q11]=&quot;&quot;;0;[$'9aS-Cadiz'.Q11])+IF([$'9a-Pt'.Q11]=&quot;&quot;;0;[$'9a-Pt'.Q11]))">
            <text:p/>
          </table:table-cell>
          <table:table-cell table:style-name="ce72" table:formula="of:=IF(SUM([.M11:.Q11])=0;&quot;&quot;;SUM([.M11:.Q11]))">
            <text:p/>
          </table:table-cell>
          <table:table-cell table:style-name="ce99" table:formula="of:=IF([.J11]=&quot;&quot;;&quot;&quot;;[.J11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2]+[$'9aS-Cadiz'.A12]" office:value-type="float" office:value="0" calcext:value-type="float">
            <text:p>0</text:p>
          </table:table-cell>
          <table:table-cell table:style-name="ce71" table:formula="of:=[$'9a-Pt'.B12]+[$'9aS-Cadiz'.B12]" office:value-type="float" office:value="0" calcext:value-type="float">
            <text:p>0</text:p>
          </table:table-cell>
          <table:table-cell table:style-name="ce74" table:formula="of:=([.E$1]*([.D12])^[.E$2])*[.A12]/1000000" office:value-type="float" office:value="0" calcext:value-type="float">
            <text:p>0</text:p>
          </table:table-cell>
          <table:table-cell table:style-name="ce74" table:formula="of:=[.D11]+0.5" office:value-type="float" office:value="6.25" calcext:value-type="float">
            <text:p>6,25</text:p>
          </table:table-cell>
          <table:table-cell table:style-name="ce72" table:formula="of:=IF(IF([$'9aS-Cadiz'.E12]=&quot;&quot;;0;[$'9aS-Cadiz'.E12])+IF([$'9a-Pt'.E12]=&quot;&quot;;0;[$'9a-Pt'.E12])=0;&quot;&quot;;IF([$'9aS-Cadiz'.E12]=&quot;&quot;;0;[$'9aS-Cadiz'.E12])+IF([$'9a-Pt'.E12]=&quot;&quot;;0;[$'9a-Pt'.E12]))">
            <text:p/>
          </table:table-cell>
          <table:table-cell table:style-name="ce72" table:formula="of:=IF(IF([$'9aS-Cadiz'.F12]=&quot;&quot;;0;[$'9aS-Cadiz'.F12])+IF([$'9a-Pt'.F12]=&quot;&quot;;0;[$'9a-Pt'.F12])=0;&quot;&quot;;IF([$'9aS-Cadiz'.F12]=&quot;&quot;;0;[$'9aS-Cadiz'.F12])+IF([$'9a-Pt'.F12]=&quot;&quot;;0;[$'9a-Pt'.F12]))">
            <text:p/>
          </table:table-cell>
          <table:table-cell table:style-name="ce72" table:formula="of:=IF(IF([$'9aS-Cadiz'.G12]=&quot;&quot;;0;[$'9aS-Cadiz'.G12])+IF([$'9a-Pt'.G12]=&quot;&quot;;0;[$'9a-Pt'.G12])=0;&quot;&quot;;IF([$'9aS-Cadiz'.G12]=&quot;&quot;;0;[$'9aS-Cadiz'.G12])+IF([$'9a-Pt'.G12]=&quot;&quot;;0;[$'9a-Pt'.G12]))">
            <text:p/>
          </table:table-cell>
          <table:table-cell table:style-name="ce72" table:formula="of:=IF(IF([$'9aS-Cadiz'.H12]=&quot;&quot;;0;[$'9aS-Cadiz'.H12])+IF([$'9a-Pt'.H12]=&quot;&quot;;0;[$'9a-Pt'.H12])=0;&quot;&quot;;IF([$'9aS-Cadiz'.H12]=&quot;&quot;;0;[$'9aS-Cadiz'.H12])+IF([$'9a-Pt'.H12]=&quot;&quot;;0;[$'9a-Pt'.H12]))">
            <text:p/>
          </table:table-cell>
          <table:table-cell table:style-name="ce72" table:formula="of:=IF(IF([$'9aS-Cadiz'.I12]=&quot;&quot;;0;[$'9aS-Cadiz'.I12])+IF([$'9a-Pt'.I12]=&quot;&quot;;0;[$'9a-Pt'.I12])=0;&quot;&quot;;IF([$'9aS-Cadiz'.I12]=&quot;&quot;;0;[$'9aS-Cadiz'.I12])+IF([$'9a-Pt'.I12]=&quot;&quot;;0;[$'9a-Pt'.I12]))">
            <text:p/>
          </table:table-cell>
          <table:table-cell table:style-name="ce72" table:formula="of:=IF(SUM([.E12:.I12])=0;&quot;&quot;;SUM([.E12:.I12]))">
            <text:p/>
          </table:table-cell>
          <table:table-cell/>
          <table:table-cell table:style-name="ce92" table:formula="of:=[.L11]+0.5" office:value-type="float" office:value="6" calcext:value-type="float">
            <text:p>6</text:p>
          </table:table-cell>
          <table:table-cell table:style-name="ce72" table:formula="of:=IF(IF([$'9aS-Cadiz'.M12]=&quot;&quot;;0;[$'9aS-Cadiz'.M12])+IF([$'9a-Pt'.M12]=&quot;&quot;;0;[$'9a-Pt'.M12])=0;&quot;&quot;;IF([$'9aS-Cadiz'.M12]=&quot;&quot;;0;[$'9aS-Cadiz'.M12])+IF([$'9a-Pt'.M12]=&quot;&quot;;0;[$'9a-Pt'.M12]))">
            <text:p/>
          </table:table-cell>
          <table:table-cell table:style-name="ce72" table:formula="of:=IF(IF([$'9aS-Cadiz'.N12]=&quot;&quot;;0;[$'9aS-Cadiz'.N12])+IF([$'9a-Pt'.N12]=&quot;&quot;;0;[$'9a-Pt'.N12])=0;&quot;&quot;;IF([$'9aS-Cadiz'.N12]=&quot;&quot;;0;[$'9aS-Cadiz'.N12])+IF([$'9a-Pt'.N12]=&quot;&quot;;0;[$'9a-Pt'.N12]))">
            <text:p/>
          </table:table-cell>
          <table:table-cell table:style-name="ce72" table:formula="of:=IF(IF([$'9aS-Cadiz'.O12]=&quot;&quot;;0;[$'9aS-Cadiz'.O12])+IF([$'9a-Pt'.O12]=&quot;&quot;;0;[$'9a-Pt'.O12])=0;&quot;&quot;;IF([$'9aS-Cadiz'.O12]=&quot;&quot;;0;[$'9aS-Cadiz'.O12])+IF([$'9a-Pt'.O12]=&quot;&quot;;0;[$'9a-Pt'.O12]))">
            <text:p/>
          </table:table-cell>
          <table:table-cell table:style-name="ce72" table:formula="of:=IF(IF([$'9aS-Cadiz'.P12]=&quot;&quot;;0;[$'9aS-Cadiz'.P12])+IF([$'9a-Pt'.P12]=&quot;&quot;;0;[$'9a-Pt'.P12])=0;&quot;&quot;;IF([$'9aS-Cadiz'.P12]=&quot;&quot;;0;[$'9aS-Cadiz'.P12])+IF([$'9a-Pt'.P12]=&quot;&quot;;0;[$'9a-Pt'.P12]))">
            <text:p/>
          </table:table-cell>
          <table:table-cell table:style-name="ce72" table:formula="of:=IF(IF([$'9aS-Cadiz'.Q12]=&quot;&quot;;0;[$'9aS-Cadiz'.Q12])+IF([$'9a-Pt'.Q12]=&quot;&quot;;0;[$'9a-Pt'.Q12])=0;&quot;&quot;;IF([$'9aS-Cadiz'.Q12]=&quot;&quot;;0;[$'9aS-Cadiz'.Q12])+IF([$'9a-Pt'.Q12]=&quot;&quot;;0;[$'9a-Pt'.Q12]))">
            <text:p/>
          </table:table-cell>
          <table:table-cell table:style-name="ce72" table:formula="of:=IF(SUM([.M12:.Q12])=0;&quot;&quot;;SUM([.M12:.Q12]))">
            <text:p/>
          </table:table-cell>
          <table:table-cell table:style-name="ce99" table:formula="of:=IF([.J12]=&quot;&quot;;&quot;&quot;;[.J12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3]+[$'9aS-Cadiz'.A13]" office:value-type="float" office:value="0" calcext:value-type="float">
            <text:p>0</text:p>
          </table:table-cell>
          <table:table-cell table:style-name="ce71" table:formula="of:=[$'9a-Pt'.B13]+[$'9aS-Cadiz'.B13]" office:value-type="float" office:value="0" calcext:value-type="float">
            <text:p>0</text:p>
          </table:table-cell>
          <table:table-cell table:style-name="ce74" table:formula="of:=([.E$1]*([.D13])^[.E$2])*[.A13]/1000000" office:value-type="float" office:value="0" calcext:value-type="float">
            <text:p>0</text:p>
          </table:table-cell>
          <table:table-cell table:style-name="ce74" table:formula="of:=[.D12]+0.5" office:value-type="float" office:value="6.75" calcext:value-type="float">
            <text:p>6,75</text:p>
          </table:table-cell>
          <table:table-cell table:style-name="ce72" table:formula="of:=IF(IF([$'9aS-Cadiz'.E13]=&quot;&quot;;0;[$'9aS-Cadiz'.E13])+IF([$'9a-Pt'.E13]=&quot;&quot;;0;[$'9a-Pt'.E13])=0;&quot;&quot;;IF([$'9aS-Cadiz'.E13]=&quot;&quot;;0;[$'9aS-Cadiz'.E13])+IF([$'9a-Pt'.E13]=&quot;&quot;;0;[$'9a-Pt'.E13]))">
            <text:p/>
          </table:table-cell>
          <table:table-cell table:style-name="ce72" table:formula="of:=IF(IF([$'9aS-Cadiz'.F13]=&quot;&quot;;0;[$'9aS-Cadiz'.F13])+IF([$'9a-Pt'.F13]=&quot;&quot;;0;[$'9a-Pt'.F13])=0;&quot;&quot;;IF([$'9aS-Cadiz'.F13]=&quot;&quot;;0;[$'9aS-Cadiz'.F13])+IF([$'9a-Pt'.F13]=&quot;&quot;;0;[$'9a-Pt'.F13]))">
            <text:p/>
          </table:table-cell>
          <table:table-cell table:style-name="ce72" table:formula="of:=IF(IF([$'9aS-Cadiz'.G13]=&quot;&quot;;0;[$'9aS-Cadiz'.G13])+IF([$'9a-Pt'.G13]=&quot;&quot;;0;[$'9a-Pt'.G13])=0;&quot;&quot;;IF([$'9aS-Cadiz'.G13]=&quot;&quot;;0;[$'9aS-Cadiz'.G13])+IF([$'9a-Pt'.G13]=&quot;&quot;;0;[$'9a-Pt'.G13]))">
            <text:p/>
          </table:table-cell>
          <table:table-cell table:style-name="ce72" table:formula="of:=IF(IF([$'9aS-Cadiz'.H13]=&quot;&quot;;0;[$'9aS-Cadiz'.H13])+IF([$'9a-Pt'.H13]=&quot;&quot;;0;[$'9a-Pt'.H13])=0;&quot;&quot;;IF([$'9aS-Cadiz'.H13]=&quot;&quot;;0;[$'9aS-Cadiz'.H13])+IF([$'9a-Pt'.H13]=&quot;&quot;;0;[$'9a-Pt'.H13]))">
            <text:p/>
          </table:table-cell>
          <table:table-cell table:style-name="ce72" table:formula="of:=IF(IF([$'9aS-Cadiz'.I13]=&quot;&quot;;0;[$'9aS-Cadiz'.I13])+IF([$'9a-Pt'.I13]=&quot;&quot;;0;[$'9a-Pt'.I13])=0;&quot;&quot;;IF([$'9aS-Cadiz'.I13]=&quot;&quot;;0;[$'9aS-Cadiz'.I13])+IF([$'9a-Pt'.I13]=&quot;&quot;;0;[$'9a-Pt'.I13]))">
            <text:p/>
          </table:table-cell>
          <table:table-cell table:style-name="ce72" table:formula="of:=IF(SUM([.E13:.I13])=0;&quot;&quot;;SUM([.E13:.I13]))">
            <text:p/>
          </table:table-cell>
          <table:table-cell/>
          <table:table-cell table:style-name="ce92" table:formula="of:=[.L12]+0.5" office:value-type="float" office:value="6.5" calcext:value-type="float">
            <text:p>6,5</text:p>
          </table:table-cell>
          <table:table-cell table:style-name="ce72" table:formula="of:=IF(IF([$'9aS-Cadiz'.M13]=&quot;&quot;;0;[$'9aS-Cadiz'.M13])+IF([$'9a-Pt'.M13]=&quot;&quot;;0;[$'9a-Pt'.M13])=0;&quot;&quot;;IF([$'9aS-Cadiz'.M13]=&quot;&quot;;0;[$'9aS-Cadiz'.M13])+IF([$'9a-Pt'.M13]=&quot;&quot;;0;[$'9a-Pt'.M13]))">
            <text:p/>
          </table:table-cell>
          <table:table-cell table:style-name="ce72" table:formula="of:=IF(IF([$'9aS-Cadiz'.N13]=&quot;&quot;;0;[$'9aS-Cadiz'.N13])+IF([$'9a-Pt'.N13]=&quot;&quot;;0;[$'9a-Pt'.N13])=0;&quot;&quot;;IF([$'9aS-Cadiz'.N13]=&quot;&quot;;0;[$'9aS-Cadiz'.N13])+IF([$'9a-Pt'.N13]=&quot;&quot;;0;[$'9a-Pt'.N13]))">
            <text:p/>
          </table:table-cell>
          <table:table-cell table:style-name="ce72" table:formula="of:=IF(IF([$'9aS-Cadiz'.O13]=&quot;&quot;;0;[$'9aS-Cadiz'.O13])+IF([$'9a-Pt'.O13]=&quot;&quot;;0;[$'9a-Pt'.O13])=0;&quot;&quot;;IF([$'9aS-Cadiz'.O13]=&quot;&quot;;0;[$'9aS-Cadiz'.O13])+IF([$'9a-Pt'.O13]=&quot;&quot;;0;[$'9a-Pt'.O13]))">
            <text:p/>
          </table:table-cell>
          <table:table-cell table:style-name="ce72" table:formula="of:=IF(IF([$'9aS-Cadiz'.P13]=&quot;&quot;;0;[$'9aS-Cadiz'.P13])+IF([$'9a-Pt'.P13]=&quot;&quot;;0;[$'9a-Pt'.P13])=0;&quot;&quot;;IF([$'9aS-Cadiz'.P13]=&quot;&quot;;0;[$'9aS-Cadiz'.P13])+IF([$'9a-Pt'.P13]=&quot;&quot;;0;[$'9a-Pt'.P13]))">
            <text:p/>
          </table:table-cell>
          <table:table-cell table:style-name="ce72" table:formula="of:=IF(IF([$'9aS-Cadiz'.Q13]=&quot;&quot;;0;[$'9aS-Cadiz'.Q13])+IF([$'9a-Pt'.Q13]=&quot;&quot;;0;[$'9a-Pt'.Q13])=0;&quot;&quot;;IF([$'9aS-Cadiz'.Q13]=&quot;&quot;;0;[$'9aS-Cadiz'.Q13])+IF([$'9a-Pt'.Q13]=&quot;&quot;;0;[$'9a-Pt'.Q13]))">
            <text:p/>
          </table:table-cell>
          <table:table-cell table:style-name="ce72" table:formula="of:=IF(SUM([.M13:.Q13])=0;&quot;&quot;;SUM([.M13:.Q13]))">
            <text:p/>
          </table:table-cell>
          <table:table-cell table:style-name="ce99" table:formula="of:=IF([.J13]=&quot;&quot;;&quot;&quot;;[.J13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4]+[$'9aS-Cadiz'.A14]" office:value-type="float" office:value="0" calcext:value-type="float">
            <text:p>0</text:p>
          </table:table-cell>
          <table:table-cell table:style-name="ce71" table:formula="of:=[$'9a-Pt'.B14]+[$'9aS-Cadiz'.B14]" office:value-type="float" office:value="0" calcext:value-type="float">
            <text:p>0</text:p>
          </table:table-cell>
          <table:table-cell table:style-name="ce74" table:formula="of:=([.E$1]*([.D14])^[.E$2])*[.A14]/1000000" office:value-type="float" office:value="0" calcext:value-type="float">
            <text:p>0</text:p>
          </table:table-cell>
          <table:table-cell table:style-name="ce74" table:formula="of:=[.D13]+0.5" office:value-type="float" office:value="7.25" calcext:value-type="float">
            <text:p>7,25</text:p>
          </table:table-cell>
          <table:table-cell table:style-name="ce72" table:formula="of:=IF(IF([$'9aS-Cadiz'.E14]=&quot;&quot;;0;[$'9aS-Cadiz'.E14])+IF([$'9a-Pt'.E14]=&quot;&quot;;0;[$'9a-Pt'.E14])=0;&quot;&quot;;IF([$'9aS-Cadiz'.E14]=&quot;&quot;;0;[$'9aS-Cadiz'.E14])+IF([$'9a-Pt'.E14]=&quot;&quot;;0;[$'9a-Pt'.E14]))">
            <text:p/>
          </table:table-cell>
          <table:table-cell table:style-name="ce72" table:formula="of:=IF(IF([$'9aS-Cadiz'.F14]=&quot;&quot;;0;[$'9aS-Cadiz'.F14])+IF([$'9a-Pt'.F14]=&quot;&quot;;0;[$'9a-Pt'.F14])=0;&quot;&quot;;IF([$'9aS-Cadiz'.F14]=&quot;&quot;;0;[$'9aS-Cadiz'.F14])+IF([$'9a-Pt'.F14]=&quot;&quot;;0;[$'9a-Pt'.F14]))">
            <text:p/>
          </table:table-cell>
          <table:table-cell table:style-name="ce72" table:formula="of:=IF(IF([$'9aS-Cadiz'.G14]=&quot;&quot;;0;[$'9aS-Cadiz'.G14])+IF([$'9a-Pt'.G14]=&quot;&quot;;0;[$'9a-Pt'.G14])=0;&quot;&quot;;IF([$'9aS-Cadiz'.G14]=&quot;&quot;;0;[$'9aS-Cadiz'.G14])+IF([$'9a-Pt'.G14]=&quot;&quot;;0;[$'9a-Pt'.G14]))">
            <text:p/>
          </table:table-cell>
          <table:table-cell table:style-name="ce72" table:formula="of:=IF(IF([$'9aS-Cadiz'.H14]=&quot;&quot;;0;[$'9aS-Cadiz'.H14])+IF([$'9a-Pt'.H14]=&quot;&quot;;0;[$'9a-Pt'.H14])=0;&quot;&quot;;IF([$'9aS-Cadiz'.H14]=&quot;&quot;;0;[$'9aS-Cadiz'.H14])+IF([$'9a-Pt'.H14]=&quot;&quot;;0;[$'9a-Pt'.H14]))">
            <text:p/>
          </table:table-cell>
          <table:table-cell table:style-name="ce72" table:formula="of:=IF(IF([$'9aS-Cadiz'.I14]=&quot;&quot;;0;[$'9aS-Cadiz'.I14])+IF([$'9a-Pt'.I14]=&quot;&quot;;0;[$'9a-Pt'.I14])=0;&quot;&quot;;IF([$'9aS-Cadiz'.I14]=&quot;&quot;;0;[$'9aS-Cadiz'.I14])+IF([$'9a-Pt'.I14]=&quot;&quot;;0;[$'9a-Pt'.I14]))">
            <text:p/>
          </table:table-cell>
          <table:table-cell table:style-name="ce72" table:formula="of:=IF(SUM([.E14:.I14])=0;&quot;&quot;;SUM([.E14:.I14]))">
            <text:p/>
          </table:table-cell>
          <table:table-cell/>
          <table:table-cell table:style-name="ce92" table:formula="of:=[.L13]+0.5" office:value-type="float" office:value="7" calcext:value-type="float">
            <text:p>7</text:p>
          </table:table-cell>
          <table:table-cell table:style-name="ce72" table:formula="of:=IF(IF([$'9aS-Cadiz'.M14]=&quot;&quot;;0;[$'9aS-Cadiz'.M14])+IF([$'9a-Pt'.M14]=&quot;&quot;;0;[$'9a-Pt'.M14])=0;&quot;&quot;;IF([$'9aS-Cadiz'.M14]=&quot;&quot;;0;[$'9aS-Cadiz'.M14])+IF([$'9a-Pt'.M14]=&quot;&quot;;0;[$'9a-Pt'.M14]))">
            <text:p/>
          </table:table-cell>
          <table:table-cell table:style-name="ce72" table:formula="of:=IF(IF([$'9aS-Cadiz'.N14]=&quot;&quot;;0;[$'9aS-Cadiz'.N14])+IF([$'9a-Pt'.N14]=&quot;&quot;;0;[$'9a-Pt'.N14])=0;&quot;&quot;;IF([$'9aS-Cadiz'.N14]=&quot;&quot;;0;[$'9aS-Cadiz'.N14])+IF([$'9a-Pt'.N14]=&quot;&quot;;0;[$'9a-Pt'.N14]))">
            <text:p/>
          </table:table-cell>
          <table:table-cell table:style-name="ce72" table:formula="of:=IF(IF([$'9aS-Cadiz'.O14]=&quot;&quot;;0;[$'9aS-Cadiz'.O14])+IF([$'9a-Pt'.O14]=&quot;&quot;;0;[$'9a-Pt'.O14])=0;&quot;&quot;;IF([$'9aS-Cadiz'.O14]=&quot;&quot;;0;[$'9aS-Cadiz'.O14])+IF([$'9a-Pt'.O14]=&quot;&quot;;0;[$'9a-Pt'.O14]))">
            <text:p/>
          </table:table-cell>
          <table:table-cell table:style-name="ce72" table:formula="of:=IF(IF([$'9aS-Cadiz'.P14]=&quot;&quot;;0;[$'9aS-Cadiz'.P14])+IF([$'9a-Pt'.P14]=&quot;&quot;;0;[$'9a-Pt'.P14])=0;&quot;&quot;;IF([$'9aS-Cadiz'.P14]=&quot;&quot;;0;[$'9aS-Cadiz'.P14])+IF([$'9a-Pt'.P14]=&quot;&quot;;0;[$'9a-Pt'.P14]))">
            <text:p/>
          </table:table-cell>
          <table:table-cell table:style-name="ce72" table:formula="of:=IF(IF([$'9aS-Cadiz'.Q14]=&quot;&quot;;0;[$'9aS-Cadiz'.Q14])+IF([$'9a-Pt'.Q14]=&quot;&quot;;0;[$'9a-Pt'.Q14])=0;&quot;&quot;;IF([$'9aS-Cadiz'.Q14]=&quot;&quot;;0;[$'9aS-Cadiz'.Q14])+IF([$'9a-Pt'.Q14]=&quot;&quot;;0;[$'9a-Pt'.Q14]))">
            <text:p/>
          </table:table-cell>
          <table:table-cell table:style-name="ce72" table:formula="of:=IF(SUM([.M14:.Q14])=0;&quot;&quot;;SUM([.M14:.Q14]))">
            <text:p/>
          </table:table-cell>
          <table:table-cell table:style-name="ce99" table:formula="of:=IF([.J14]=&quot;&quot;;&quot;&quot;;[.J14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5]+[$'9aS-Cadiz'.A15]" office:value-type="float" office:value="0" calcext:value-type="float">
            <text:p>0</text:p>
          </table:table-cell>
          <table:table-cell table:style-name="ce71" table:formula="of:=[$'9a-Pt'.B15]+[$'9aS-Cadiz'.B15]" office:value-type="float" office:value="0" calcext:value-type="float">
            <text:p>0</text:p>
          </table:table-cell>
          <table:table-cell table:style-name="ce74" table:formula="of:=([.E$1]*([.D15])^[.E$2])*[.A15]/1000000" office:value-type="float" office:value="0" calcext:value-type="float">
            <text:p>0</text:p>
          </table:table-cell>
          <table:table-cell table:style-name="ce74" table:formula="of:=[.D14]+0.5" office:value-type="float" office:value="7.75" calcext:value-type="float">
            <text:p>7,75</text:p>
          </table:table-cell>
          <table:table-cell table:style-name="ce72" table:formula="of:=IF(IF([$'9aS-Cadiz'.E15]=&quot;&quot;;0;[$'9aS-Cadiz'.E15])+IF([$'9a-Pt'.E15]=&quot;&quot;;0;[$'9a-Pt'.E15])=0;&quot;&quot;;IF([$'9aS-Cadiz'.E15]=&quot;&quot;;0;[$'9aS-Cadiz'.E15])+IF([$'9a-Pt'.E15]=&quot;&quot;;0;[$'9a-Pt'.E15]))">
            <text:p/>
          </table:table-cell>
          <table:table-cell table:style-name="ce72" table:formula="of:=IF(IF([$'9aS-Cadiz'.F15]=&quot;&quot;;0;[$'9aS-Cadiz'.F15])+IF([$'9a-Pt'.F15]=&quot;&quot;;0;[$'9a-Pt'.F15])=0;&quot;&quot;;IF([$'9aS-Cadiz'.F15]=&quot;&quot;;0;[$'9aS-Cadiz'.F15])+IF([$'9a-Pt'.F15]=&quot;&quot;;0;[$'9a-Pt'.F15]))">
            <text:p/>
          </table:table-cell>
          <table:table-cell table:style-name="ce72" table:formula="of:=IF(IF([$'9aS-Cadiz'.G15]=&quot;&quot;;0;[$'9aS-Cadiz'.G15])+IF([$'9a-Pt'.G15]=&quot;&quot;;0;[$'9a-Pt'.G15])=0;&quot;&quot;;IF([$'9aS-Cadiz'.G15]=&quot;&quot;;0;[$'9aS-Cadiz'.G15])+IF([$'9a-Pt'.G15]=&quot;&quot;;0;[$'9a-Pt'.G15]))">
            <text:p/>
          </table:table-cell>
          <table:table-cell table:style-name="ce72" table:formula="of:=IF(IF([$'9aS-Cadiz'.H15]=&quot;&quot;;0;[$'9aS-Cadiz'.H15])+IF([$'9a-Pt'.H15]=&quot;&quot;;0;[$'9a-Pt'.H15])=0;&quot;&quot;;IF([$'9aS-Cadiz'.H15]=&quot;&quot;;0;[$'9aS-Cadiz'.H15])+IF([$'9a-Pt'.H15]=&quot;&quot;;0;[$'9a-Pt'.H15]))">
            <text:p/>
          </table:table-cell>
          <table:table-cell table:style-name="ce72" table:formula="of:=IF(IF([$'9aS-Cadiz'.I15]=&quot;&quot;;0;[$'9aS-Cadiz'.I15])+IF([$'9a-Pt'.I15]=&quot;&quot;;0;[$'9a-Pt'.I15])=0;&quot;&quot;;IF([$'9aS-Cadiz'.I15]=&quot;&quot;;0;[$'9aS-Cadiz'.I15])+IF([$'9a-Pt'.I15]=&quot;&quot;;0;[$'9a-Pt'.I15]))">
            <text:p/>
          </table:table-cell>
          <table:table-cell table:style-name="ce72" table:formula="of:=IF(SUM([.E15:.I15])=0;&quot;&quot;;SUM([.E15:.I15]))">
            <text:p/>
          </table:table-cell>
          <table:table-cell/>
          <table:table-cell table:style-name="ce92" table:formula="of:=[.L14]+0.5" office:value-type="float" office:value="7.5" calcext:value-type="float">
            <text:p>7,5</text:p>
          </table:table-cell>
          <table:table-cell table:style-name="ce72" table:formula="of:=IF(IF([$'9aS-Cadiz'.M15]=&quot;&quot;;0;[$'9aS-Cadiz'.M15])+IF([$'9a-Pt'.M15]=&quot;&quot;;0;[$'9a-Pt'.M15])=0;&quot;&quot;;IF([$'9aS-Cadiz'.M15]=&quot;&quot;;0;[$'9aS-Cadiz'.M15])+IF([$'9a-Pt'.M15]=&quot;&quot;;0;[$'9a-Pt'.M15]))">
            <text:p/>
          </table:table-cell>
          <table:table-cell table:style-name="ce72" table:formula="of:=IF(IF([$'9aS-Cadiz'.N15]=&quot;&quot;;0;[$'9aS-Cadiz'.N15])+IF([$'9a-Pt'.N15]=&quot;&quot;;0;[$'9a-Pt'.N15])=0;&quot;&quot;;IF([$'9aS-Cadiz'.N15]=&quot;&quot;;0;[$'9aS-Cadiz'.N15])+IF([$'9a-Pt'.N15]=&quot;&quot;;0;[$'9a-Pt'.N15]))">
            <text:p/>
          </table:table-cell>
          <table:table-cell table:style-name="ce72" table:formula="of:=IF(IF([$'9aS-Cadiz'.O15]=&quot;&quot;;0;[$'9aS-Cadiz'.O15])+IF([$'9a-Pt'.O15]=&quot;&quot;;0;[$'9a-Pt'.O15])=0;&quot;&quot;;IF([$'9aS-Cadiz'.O15]=&quot;&quot;;0;[$'9aS-Cadiz'.O15])+IF([$'9a-Pt'.O15]=&quot;&quot;;0;[$'9a-Pt'.O15]))">
            <text:p/>
          </table:table-cell>
          <table:table-cell table:style-name="ce72" table:formula="of:=IF(IF([$'9aS-Cadiz'.P15]=&quot;&quot;;0;[$'9aS-Cadiz'.P15])+IF([$'9a-Pt'.P15]=&quot;&quot;;0;[$'9a-Pt'.P15])=0;&quot;&quot;;IF([$'9aS-Cadiz'.P15]=&quot;&quot;;0;[$'9aS-Cadiz'.P15])+IF([$'9a-Pt'.P15]=&quot;&quot;;0;[$'9a-Pt'.P15]))">
            <text:p/>
          </table:table-cell>
          <table:table-cell table:style-name="ce72" table:formula="of:=IF(IF([$'9aS-Cadiz'.Q15]=&quot;&quot;;0;[$'9aS-Cadiz'.Q15])+IF([$'9a-Pt'.Q15]=&quot;&quot;;0;[$'9a-Pt'.Q15])=0;&quot;&quot;;IF([$'9aS-Cadiz'.Q15]=&quot;&quot;;0;[$'9aS-Cadiz'.Q15])+IF([$'9a-Pt'.Q15]=&quot;&quot;;0;[$'9a-Pt'.Q15]))">
            <text:p/>
          </table:table-cell>
          <table:table-cell table:style-name="ce72" table:formula="of:=IF(SUM([.M15:.Q15])=0;&quot;&quot;;SUM([.M15:.Q15]))">
            <text:p/>
          </table:table-cell>
          <table:table-cell table:style-name="ce99" table:formula="of:=IF([.J15]=&quot;&quot;;&quot;&quot;;[.J15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6]+[$'9aS-Cadiz'.A16]" office:value-type="float" office:value="0" calcext:value-type="float">
            <text:p>0</text:p>
          </table:table-cell>
          <table:table-cell table:style-name="ce71" table:formula="of:=[$'9a-Pt'.B16]+[$'9aS-Cadiz'.B16]" office:value-type="float" office:value="0" calcext:value-type="float">
            <text:p>0</text:p>
          </table:table-cell>
          <table:table-cell table:style-name="ce74" table:formula="of:=([.E$1]*([.D16])^[.E$2])*[.A16]/1000000" office:value-type="float" office:value="0" calcext:value-type="float">
            <text:p>0</text:p>
          </table:table-cell>
          <table:table-cell table:style-name="ce74" table:formula="of:=[.D15]+0.5" office:value-type="float" office:value="8.25" calcext:value-type="float">
            <text:p>8,25</text:p>
          </table:table-cell>
          <table:table-cell table:style-name="ce72" table:formula="of:=IF(IF([$'9aS-Cadiz'.E16]=&quot;&quot;;0;[$'9aS-Cadiz'.E16])+IF([$'9a-Pt'.E16]=&quot;&quot;;0;[$'9a-Pt'.E16])=0;&quot;&quot;;IF([$'9aS-Cadiz'.E16]=&quot;&quot;;0;[$'9aS-Cadiz'.E16])+IF([$'9a-Pt'.E16]=&quot;&quot;;0;[$'9a-Pt'.E16]))">
            <text:p/>
          </table:table-cell>
          <table:table-cell table:style-name="ce72" table:formula="of:=IF(IF([$'9aS-Cadiz'.F16]=&quot;&quot;;0;[$'9aS-Cadiz'.F16])+IF([$'9a-Pt'.F16]=&quot;&quot;;0;[$'9a-Pt'.F16])=0;&quot;&quot;;IF([$'9aS-Cadiz'.F16]=&quot;&quot;;0;[$'9aS-Cadiz'.F16])+IF([$'9a-Pt'.F16]=&quot;&quot;;0;[$'9a-Pt'.F16]))">
            <text:p/>
          </table:table-cell>
          <table:table-cell table:style-name="ce72" table:formula="of:=IF(IF([$'9aS-Cadiz'.G16]=&quot;&quot;;0;[$'9aS-Cadiz'.G16])+IF([$'9a-Pt'.G16]=&quot;&quot;;0;[$'9a-Pt'.G16])=0;&quot;&quot;;IF([$'9aS-Cadiz'.G16]=&quot;&quot;;0;[$'9aS-Cadiz'.G16])+IF([$'9a-Pt'.G16]=&quot;&quot;;0;[$'9a-Pt'.G16]))">
            <text:p/>
          </table:table-cell>
          <table:table-cell table:style-name="ce72" table:formula="of:=IF(IF([$'9aS-Cadiz'.H16]=&quot;&quot;;0;[$'9aS-Cadiz'.H16])+IF([$'9a-Pt'.H16]=&quot;&quot;;0;[$'9a-Pt'.H16])=0;&quot;&quot;;IF([$'9aS-Cadiz'.H16]=&quot;&quot;;0;[$'9aS-Cadiz'.H16])+IF([$'9a-Pt'.H16]=&quot;&quot;;0;[$'9a-Pt'.H16]))">
            <text:p/>
          </table:table-cell>
          <table:table-cell table:style-name="ce72" table:formula="of:=IF(IF([$'9aS-Cadiz'.I16]=&quot;&quot;;0;[$'9aS-Cadiz'.I16])+IF([$'9a-Pt'.I16]=&quot;&quot;;0;[$'9a-Pt'.I16])=0;&quot;&quot;;IF([$'9aS-Cadiz'.I16]=&quot;&quot;;0;[$'9aS-Cadiz'.I16])+IF([$'9a-Pt'.I16]=&quot;&quot;;0;[$'9a-Pt'.I16]))">
            <text:p/>
          </table:table-cell>
          <table:table-cell table:style-name="ce72" table:formula="of:=IF(SUM([.E16:.I16])=0;&quot;&quot;;SUM([.E16:.I16]))">
            <text:p/>
          </table:table-cell>
          <table:table-cell/>
          <table:table-cell table:style-name="ce92" table:formula="of:=[.L15]+0.5" office:value-type="float" office:value="8" calcext:value-type="float">
            <text:p>8</text:p>
          </table:table-cell>
          <table:table-cell table:style-name="ce72" table:formula="of:=IF(IF([$'9aS-Cadiz'.M16]=&quot;&quot;;0;[$'9aS-Cadiz'.M16])+IF([$'9a-Pt'.M16]=&quot;&quot;;0;[$'9a-Pt'.M16])=0;&quot;&quot;;IF([$'9aS-Cadiz'.M16]=&quot;&quot;;0;[$'9aS-Cadiz'.M16])+IF([$'9a-Pt'.M16]=&quot;&quot;;0;[$'9a-Pt'.M16]))">
            <text:p/>
          </table:table-cell>
          <table:table-cell table:style-name="ce72" table:formula="of:=IF(IF([$'9aS-Cadiz'.N16]=&quot;&quot;;0;[$'9aS-Cadiz'.N16])+IF([$'9a-Pt'.N16]=&quot;&quot;;0;[$'9a-Pt'.N16])=0;&quot;&quot;;IF([$'9aS-Cadiz'.N16]=&quot;&quot;;0;[$'9aS-Cadiz'.N16])+IF([$'9a-Pt'.N16]=&quot;&quot;;0;[$'9a-Pt'.N16]))">
            <text:p/>
          </table:table-cell>
          <table:table-cell table:style-name="ce72" table:formula="of:=IF(IF([$'9aS-Cadiz'.O16]=&quot;&quot;;0;[$'9aS-Cadiz'.O16])+IF([$'9a-Pt'.O16]=&quot;&quot;;0;[$'9a-Pt'.O16])=0;&quot;&quot;;IF([$'9aS-Cadiz'.O16]=&quot;&quot;;0;[$'9aS-Cadiz'.O16])+IF([$'9a-Pt'.O16]=&quot;&quot;;0;[$'9a-Pt'.O16]))">
            <text:p/>
          </table:table-cell>
          <table:table-cell table:style-name="ce72" table:formula="of:=IF(IF([$'9aS-Cadiz'.P16]=&quot;&quot;;0;[$'9aS-Cadiz'.P16])+IF([$'9a-Pt'.P16]=&quot;&quot;;0;[$'9a-Pt'.P16])=0;&quot;&quot;;IF([$'9aS-Cadiz'.P16]=&quot;&quot;;0;[$'9aS-Cadiz'.P16])+IF([$'9a-Pt'.P16]=&quot;&quot;;0;[$'9a-Pt'.P16]))">
            <text:p/>
          </table:table-cell>
          <table:table-cell table:style-name="ce72" table:formula="of:=IF(IF([$'9aS-Cadiz'.Q16]=&quot;&quot;;0;[$'9aS-Cadiz'.Q16])+IF([$'9a-Pt'.Q16]=&quot;&quot;;0;[$'9a-Pt'.Q16])=0;&quot;&quot;;IF([$'9aS-Cadiz'.Q16]=&quot;&quot;;0;[$'9aS-Cadiz'.Q16])+IF([$'9a-Pt'.Q16]=&quot;&quot;;0;[$'9a-Pt'.Q16]))">
            <text:p/>
          </table:table-cell>
          <table:table-cell table:style-name="ce72" table:formula="of:=IF(SUM([.M16:.Q16])=0;&quot;&quot;;SUM([.M16:.Q16]))">
            <text:p/>
          </table:table-cell>
          <table:table-cell table:style-name="ce99" table:formula="of:=IF([.J16]=&quot;&quot;;&quot;&quot;;[.J16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7]+[$'9aS-Cadiz'.A17]" office:value-type="float" office:value="5256346.30359116" calcext:value-type="float">
            <text:p>5256346</text:p>
          </table:table-cell>
          <table:table-cell table:style-name="ce71" table:formula="of:=[$'9a-Pt'.B17]+[$'9aS-Cadiz'.B17]" office:value-type="float" office:value="17.6014446193625" calcext:value-type="float">
            <text:p>18</text:p>
          </table:table-cell>
          <table:table-cell table:style-name="ce74" table:formula="of:=([.E$1]*([.D17])^[.E$2])*[.A17]/1000000" office:value-type="float" office:value="17.2047564607297" calcext:value-type="float">
            <text:p>17,2047564607</text:p>
          </table:table-cell>
          <table:table-cell table:style-name="ce74" table:formula="of:=[.D16]+0.5" office:value-type="float" office:value="8.75" calcext:value-type="float">
            <text:p>8,75</text:p>
          </table:table-cell>
          <table:table-cell table:style-name="ce72" table:formula="of:=IF(IF([$'9aS-Cadiz'.E17]=&quot;&quot;;0;[$'9aS-Cadiz'.E17])+IF([$'9a-Pt'.E17]=&quot;&quot;;0;[$'9a-Pt'.E17])=0;&quot;&quot;;IF([$'9aS-Cadiz'.E17]=&quot;&quot;;0;[$'9aS-Cadiz'.E17])+IF([$'9a-Pt'.E17]=&quot;&quot;;0;[$'9a-Pt'.E17]))">
            <text:p/>
          </table:table-cell>
          <table:table-cell table:style-name="ce72" table:formula="of:=IF(IF([$'9aS-Cadiz'.F17]=&quot;&quot;;0;[$'9aS-Cadiz'.F17])+IF([$'9a-Pt'.F17]=&quot;&quot;;0;[$'9a-Pt'.F17])=0;&quot;&quot;;IF([$'9aS-Cadiz'.F17]=&quot;&quot;;0;[$'9aS-Cadiz'.F17])+IF([$'9a-Pt'.F17]=&quot;&quot;;0;[$'9a-Pt'.F17]))" office:value-type="float" office:value="5256346.30359116" calcext:value-type="float">
            <text:p>5256346</text:p>
          </table:table-cell>
          <table:table-cell table:style-name="ce72" table:formula="of:=IF(IF([$'9aS-Cadiz'.G17]=&quot;&quot;;0;[$'9aS-Cadiz'.G17])+IF([$'9a-Pt'.G17]=&quot;&quot;;0;[$'9a-Pt'.G17])=0;&quot;&quot;;IF([$'9aS-Cadiz'.G17]=&quot;&quot;;0;[$'9aS-Cadiz'.G17])+IF([$'9a-Pt'.G17]=&quot;&quot;;0;[$'9a-Pt'.G17]))">
            <text:p/>
          </table:table-cell>
          <table:table-cell table:style-name="ce72" table:formula="of:=IF(IF([$'9aS-Cadiz'.H17]=&quot;&quot;;0;[$'9aS-Cadiz'.H17])+IF([$'9a-Pt'.H17]=&quot;&quot;;0;[$'9a-Pt'.H17])=0;&quot;&quot;;IF([$'9aS-Cadiz'.H17]=&quot;&quot;;0;[$'9aS-Cadiz'.H17])+IF([$'9a-Pt'.H17]=&quot;&quot;;0;[$'9a-Pt'.H17]))">
            <text:p/>
          </table:table-cell>
          <table:table-cell table:style-name="ce72" table:formula="of:=IF(IF([$'9aS-Cadiz'.I17]=&quot;&quot;;0;[$'9aS-Cadiz'.I17])+IF([$'9a-Pt'.I17]=&quot;&quot;;0;[$'9a-Pt'.I17])=0;&quot;&quot;;IF([$'9aS-Cadiz'.I17]=&quot;&quot;;0;[$'9aS-Cadiz'.I17])+IF([$'9a-Pt'.I17]=&quot;&quot;;0;[$'9a-Pt'.I17]))">
            <text:p/>
          </table:table-cell>
          <table:table-cell table:style-name="ce72" table:formula="of:=IF(SUM([.E17:.I17])=0;&quot;&quot;;SUM([.E17:.I17]))" office:value-type="float" office:value="5256346.30359116" calcext:value-type="float">
            <text:p>5256346</text:p>
          </table:table-cell>
          <table:table-cell/>
          <table:table-cell table:style-name="ce92" table:formula="of:=[.L16]+0.5" office:value-type="float" office:value="8.5" calcext:value-type="float">
            <text:p>8,5</text:p>
          </table:table-cell>
          <table:table-cell table:style-name="ce72" table:formula="of:=IF(IF([$'9aS-Cadiz'.M17]=&quot;&quot;;0;[$'9aS-Cadiz'.M17])+IF([$'9a-Pt'.M17]=&quot;&quot;;0;[$'9a-Pt'.M17])=0;&quot;&quot;;IF([$'9aS-Cadiz'.M17]=&quot;&quot;;0;[$'9aS-Cadiz'.M17])+IF([$'9a-Pt'.M17]=&quot;&quot;;0;[$'9a-Pt'.M17]))">
            <text:p/>
          </table:table-cell>
          <table:table-cell table:style-name="ce72" table:formula="of:=IF(IF([$'9aS-Cadiz'.N17]=&quot;&quot;;0;[$'9aS-Cadiz'.N17])+IF([$'9a-Pt'.N17]=&quot;&quot;;0;[$'9a-Pt'.N17])=0;&quot;&quot;;IF([$'9aS-Cadiz'.N17]=&quot;&quot;;0;[$'9aS-Cadiz'.N17])+IF([$'9a-Pt'.N17]=&quot;&quot;;0;[$'9a-Pt'.N17]))" office:value-type="float" office:value="17.6014446193625" calcext:value-type="float">
            <text:p>18</text:p>
          </table:table-cell>
          <table:table-cell table:style-name="ce72" table:formula="of:=IF(IF([$'9aS-Cadiz'.O17]=&quot;&quot;;0;[$'9aS-Cadiz'.O17])+IF([$'9a-Pt'.O17]=&quot;&quot;;0;[$'9a-Pt'.O17])=0;&quot;&quot;;IF([$'9aS-Cadiz'.O17]=&quot;&quot;;0;[$'9aS-Cadiz'.O17])+IF([$'9a-Pt'.O17]=&quot;&quot;;0;[$'9a-Pt'.O17]))">
            <text:p/>
          </table:table-cell>
          <table:table-cell table:style-name="ce72" table:formula="of:=IF(IF([$'9aS-Cadiz'.P17]=&quot;&quot;;0;[$'9aS-Cadiz'.P17])+IF([$'9a-Pt'.P17]=&quot;&quot;;0;[$'9a-Pt'.P17])=0;&quot;&quot;;IF([$'9aS-Cadiz'.P17]=&quot;&quot;;0;[$'9aS-Cadiz'.P17])+IF([$'9a-Pt'.P17]=&quot;&quot;;0;[$'9a-Pt'.P17]))">
            <text:p/>
          </table:table-cell>
          <table:table-cell table:style-name="ce72" table:formula="of:=IF(IF([$'9aS-Cadiz'.Q17]=&quot;&quot;;0;[$'9aS-Cadiz'.Q17])+IF([$'9a-Pt'.Q17]=&quot;&quot;;0;[$'9a-Pt'.Q17])=0;&quot;&quot;;IF([$'9aS-Cadiz'.Q17]=&quot;&quot;;0;[$'9aS-Cadiz'.Q17])+IF([$'9a-Pt'.Q17]=&quot;&quot;;0;[$'9a-Pt'.Q17]))">
            <text:p/>
          </table:table-cell>
          <table:table-cell table:style-name="ce72" table:formula="of:=IF(SUM([.M17:.Q17])=0;&quot;&quot;;SUM([.M17:.Q17]))" office:value-type="float" office:value="17.6014446193625" calcext:value-type="float">
            <text:p>18</text:p>
          </table:table-cell>
          <table:table-cell table:style-name="ce99" table:formula="of:=IF([.J17]=&quot;&quot;;&quot;&quot;;[.J17])" office:value-type="float" office:value="5256346.30359116" calcext:value-type="float">
            <text:p>5256346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8]+[$'9aS-Cadiz'.A18]" office:value-type="float" office:value="29954840.9831159" calcext:value-type="float">
            <text:p>29954841</text:p>
          </table:table-cell>
          <table:table-cell table:style-name="ce71" table:formula="of:=[$'9a-Pt'.B18]+[$'9aS-Cadiz'.B18]" office:value-type="float" office:value="122.440413459489" calcext:value-type="float">
            <text:p>122</text:p>
          </table:table-cell>
          <table:table-cell table:style-name="ce74" table:formula="of:=([.E$1]*([.D18])^[.E$2])*[.A18]/1000000" office:value-type="float" office:value="118.419141346813" calcext:value-type="float">
            <text:p>118,4191413468</text:p>
          </table:table-cell>
          <table:table-cell table:style-name="ce74" table:formula="of:=[.D17]+0.5" office:value-type="float" office:value="9.25" calcext:value-type="float">
            <text:p>9,25</text:p>
          </table:table-cell>
          <table:table-cell table:style-name="ce72" table:formula="of:=IF(IF([$'9aS-Cadiz'.E18]=&quot;&quot;;0;[$'9aS-Cadiz'.E18])+IF([$'9a-Pt'.E18]=&quot;&quot;;0;[$'9a-Pt'.E18])=0;&quot;&quot;;IF([$'9aS-Cadiz'.E18]=&quot;&quot;;0;[$'9aS-Cadiz'.E18])+IF([$'9a-Pt'.E18]=&quot;&quot;;0;[$'9a-Pt'.E18]))">
            <text:p/>
          </table:table-cell>
          <table:table-cell table:style-name="ce72" table:formula="of:=IF(IF([$'9aS-Cadiz'.F18]=&quot;&quot;;0;[$'9aS-Cadiz'.F18])+IF([$'9a-Pt'.F18]=&quot;&quot;;0;[$'9a-Pt'.F18])=0;&quot;&quot;;IF([$'9aS-Cadiz'.F18]=&quot;&quot;;0;[$'9aS-Cadiz'.F18])+IF([$'9a-Pt'.F18]=&quot;&quot;;0;[$'9a-Pt'.F18]))" office:value-type="float" office:value="29954840.9831159" calcext:value-type="float">
            <text:p>29954841</text:p>
          </table:table-cell>
          <table:table-cell table:style-name="ce72" table:formula="of:=IF(IF([$'9aS-Cadiz'.G18]=&quot;&quot;;0;[$'9aS-Cadiz'.G18])+IF([$'9a-Pt'.G18]=&quot;&quot;;0;[$'9a-Pt'.G18])=0;&quot;&quot;;IF([$'9aS-Cadiz'.G18]=&quot;&quot;;0;[$'9aS-Cadiz'.G18])+IF([$'9a-Pt'.G18]=&quot;&quot;;0;[$'9a-Pt'.G18]))">
            <text:p/>
          </table:table-cell>
          <table:table-cell table:style-name="ce72" table:formula="of:=IF(IF([$'9aS-Cadiz'.H18]=&quot;&quot;;0;[$'9aS-Cadiz'.H18])+IF([$'9a-Pt'.H18]=&quot;&quot;;0;[$'9a-Pt'.H18])=0;&quot;&quot;;IF([$'9aS-Cadiz'.H18]=&quot;&quot;;0;[$'9aS-Cadiz'.H18])+IF([$'9a-Pt'.H18]=&quot;&quot;;0;[$'9a-Pt'.H18]))">
            <text:p/>
          </table:table-cell>
          <table:table-cell table:style-name="ce72" table:formula="of:=IF(IF([$'9aS-Cadiz'.I18]=&quot;&quot;;0;[$'9aS-Cadiz'.I18])+IF([$'9a-Pt'.I18]=&quot;&quot;;0;[$'9a-Pt'.I18])=0;&quot;&quot;;IF([$'9aS-Cadiz'.I18]=&quot;&quot;;0;[$'9aS-Cadiz'.I18])+IF([$'9a-Pt'.I18]=&quot;&quot;;0;[$'9a-Pt'.I18]))">
            <text:p/>
          </table:table-cell>
          <table:table-cell table:style-name="ce72" table:formula="of:=IF(SUM([.E18:.I18])=0;&quot;&quot;;SUM([.E18:.I18]))" office:value-type="float" office:value="29954840.9831159" calcext:value-type="float">
            <text:p>29954841</text:p>
          </table:table-cell>
          <table:table-cell/>
          <table:table-cell table:style-name="ce92" table:formula="of:=[.L17]+0.5" office:value-type="float" office:value="9" calcext:value-type="float">
            <text:p>9</text:p>
          </table:table-cell>
          <table:table-cell table:style-name="ce72" table:formula="of:=IF(IF([$'9aS-Cadiz'.M18]=&quot;&quot;;0;[$'9aS-Cadiz'.M18])+IF([$'9a-Pt'.M18]=&quot;&quot;;0;[$'9a-Pt'.M18])=0;&quot;&quot;;IF([$'9aS-Cadiz'.M18]=&quot;&quot;;0;[$'9aS-Cadiz'.M18])+IF([$'9a-Pt'.M18]=&quot;&quot;;0;[$'9a-Pt'.M18]))">
            <text:p/>
          </table:table-cell>
          <table:table-cell table:style-name="ce72" table:formula="of:=IF(IF([$'9aS-Cadiz'.N18]=&quot;&quot;;0;[$'9aS-Cadiz'.N18])+IF([$'9a-Pt'.N18]=&quot;&quot;;0;[$'9a-Pt'.N18])=0;&quot;&quot;;IF([$'9aS-Cadiz'.N18]=&quot;&quot;;0;[$'9aS-Cadiz'.N18])+IF([$'9a-Pt'.N18]=&quot;&quot;;0;[$'9a-Pt'.N18]))" office:value-type="float" office:value="122.440413459489" calcext:value-type="float">
            <text:p>122</text:p>
          </table:table-cell>
          <table:table-cell table:style-name="ce72" table:formula="of:=IF(IF([$'9aS-Cadiz'.O18]=&quot;&quot;;0;[$'9aS-Cadiz'.O18])+IF([$'9a-Pt'.O18]=&quot;&quot;;0;[$'9a-Pt'.O18])=0;&quot;&quot;;IF([$'9aS-Cadiz'.O18]=&quot;&quot;;0;[$'9aS-Cadiz'.O18])+IF([$'9a-Pt'.O18]=&quot;&quot;;0;[$'9a-Pt'.O18]))">
            <text:p/>
          </table:table-cell>
          <table:table-cell table:style-name="ce72" table:formula="of:=IF(IF([$'9aS-Cadiz'.P18]=&quot;&quot;;0;[$'9aS-Cadiz'.P18])+IF([$'9a-Pt'.P18]=&quot;&quot;;0;[$'9a-Pt'.P18])=0;&quot;&quot;;IF([$'9aS-Cadiz'.P18]=&quot;&quot;;0;[$'9aS-Cadiz'.P18])+IF([$'9a-Pt'.P18]=&quot;&quot;;0;[$'9a-Pt'.P18]))">
            <text:p/>
          </table:table-cell>
          <table:table-cell table:style-name="ce72" table:formula="of:=IF(IF([$'9aS-Cadiz'.Q18]=&quot;&quot;;0;[$'9aS-Cadiz'.Q18])+IF([$'9a-Pt'.Q18]=&quot;&quot;;0;[$'9a-Pt'.Q18])=0;&quot;&quot;;IF([$'9aS-Cadiz'.Q18]=&quot;&quot;;0;[$'9aS-Cadiz'.Q18])+IF([$'9a-Pt'.Q18]=&quot;&quot;;0;[$'9a-Pt'.Q18]))">
            <text:p/>
          </table:table-cell>
          <table:table-cell table:style-name="ce72" table:formula="of:=IF(SUM([.M18:.Q18])=0;&quot;&quot;;SUM([.M18:.Q18]))" office:value-type="float" office:value="122.440413459489" calcext:value-type="float">
            <text:p>122</text:p>
          </table:table-cell>
          <table:table-cell table:style-name="ce99" table:formula="of:=IF([.J18]=&quot;&quot;;&quot;&quot;;[.J18])" office:value-type="float" office:value="29954840.9831159" calcext:value-type="float">
            <text:p>29954841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19]+[$'9aS-Cadiz'.A19]" office:value-type="float" office:value="121782577.612118" calcext:value-type="float">
            <text:p>121782578</text:p>
          </table:table-cell>
          <table:table-cell table:style-name="ce71" table:formula="of:=[$'9a-Pt'.B19]+[$'9aS-Cadiz'.B19]" office:value-type="float" office:value="601.279841451507" calcext:value-type="float">
            <text:p>601</text:p>
          </table:table-cell>
          <table:table-cell table:style-name="ce75" table:formula="of:=([.E$1]*([.D19])^[.E$2])*[.A19]/1000" office:value-type="float" office:value="575722.299989724" calcext:value-type="float">
            <text:p>575722</text:p>
          </table:table-cell>
          <table:table-cell table:style-name="ce74" table:formula="of:=[.D18]+0.5" office:value-type="float" office:value="9.75" calcext:value-type="float">
            <text:p>9,75</text:p>
          </table:table-cell>
          <table:table-cell table:style-name="ce72" table:formula="of:=IF(IF([$'9aS-Cadiz'.E19]=&quot;&quot;;0;[$'9aS-Cadiz'.E19])+IF([$'9a-Pt'.E19]=&quot;&quot;;0;[$'9a-Pt'.E19])=0;&quot;&quot;;IF([$'9aS-Cadiz'.E19]=&quot;&quot;;0;[$'9aS-Cadiz'.E19])+IF([$'9a-Pt'.E19]=&quot;&quot;;0;[$'9a-Pt'.E19]))">
            <text:p/>
          </table:table-cell>
          <table:table-cell table:style-name="ce72" table:formula="of:=IF(IF([$'9aS-Cadiz'.F19]=&quot;&quot;;0;[$'9aS-Cadiz'.F19])+IF([$'9a-Pt'.F19]=&quot;&quot;;0;[$'9a-Pt'.F19])=0;&quot;&quot;;IF([$'9aS-Cadiz'.F19]=&quot;&quot;;0;[$'9aS-Cadiz'.F19])+IF([$'9a-Pt'.F19]=&quot;&quot;;0;[$'9a-Pt'.F19]))" office:value-type="float" office:value="121782577.612118" calcext:value-type="float">
            <text:p>121782578</text:p>
          </table:table-cell>
          <table:table-cell table:style-name="ce72" table:formula="of:=IF(IF([$'9aS-Cadiz'.G19]=&quot;&quot;;0;[$'9aS-Cadiz'.G19])+IF([$'9a-Pt'.G19]=&quot;&quot;;0;[$'9a-Pt'.G19])=0;&quot;&quot;;IF([$'9aS-Cadiz'.G19]=&quot;&quot;;0;[$'9aS-Cadiz'.G19])+IF([$'9a-Pt'.G19]=&quot;&quot;;0;[$'9a-Pt'.G19]))">
            <text:p/>
          </table:table-cell>
          <table:table-cell table:style-name="ce72" table:formula="of:=IF(IF([$'9aS-Cadiz'.H19]=&quot;&quot;;0;[$'9aS-Cadiz'.H19])+IF([$'9a-Pt'.H19]=&quot;&quot;;0;[$'9a-Pt'.H19])=0;&quot;&quot;;IF([$'9aS-Cadiz'.H19]=&quot;&quot;;0;[$'9aS-Cadiz'.H19])+IF([$'9a-Pt'.H19]=&quot;&quot;;0;[$'9a-Pt'.H19]))">
            <text:p/>
          </table:table-cell>
          <table:table-cell table:style-name="ce72" table:formula="of:=IF(IF([$'9aS-Cadiz'.I19]=&quot;&quot;;0;[$'9aS-Cadiz'.I19])+IF([$'9a-Pt'.I19]=&quot;&quot;;0;[$'9a-Pt'.I19])=0;&quot;&quot;;IF([$'9aS-Cadiz'.I19]=&quot;&quot;;0;[$'9aS-Cadiz'.I19])+IF([$'9a-Pt'.I19]=&quot;&quot;;0;[$'9a-Pt'.I19]))">
            <text:p/>
          </table:table-cell>
          <table:table-cell table:style-name="ce72" table:formula="of:=IF(SUM([.E19:.I19])=0;&quot;&quot;;SUM([.E19:.I19]))" office:value-type="float" office:value="121782577.612118" calcext:value-type="float">
            <text:p>121782578</text:p>
          </table:table-cell>
          <table:table-cell/>
          <table:table-cell table:style-name="ce92" table:formula="of:=[.L18]+0.5" office:value-type="float" office:value="9.5" calcext:value-type="float">
            <text:p>9,5</text:p>
          </table:table-cell>
          <table:table-cell table:style-name="ce72" table:formula="of:=IF(IF([$'9aS-Cadiz'.M19]=&quot;&quot;;0;[$'9aS-Cadiz'.M19])+IF([$'9a-Pt'.M19]=&quot;&quot;;0;[$'9a-Pt'.M19])=0;&quot;&quot;;IF([$'9aS-Cadiz'.M19]=&quot;&quot;;0;[$'9aS-Cadiz'.M19])+IF([$'9a-Pt'.M19]=&quot;&quot;;0;[$'9a-Pt'.M19]))">
            <text:p/>
          </table:table-cell>
          <table:table-cell table:style-name="ce72" table:formula="of:=IF(IF([$'9aS-Cadiz'.N19]=&quot;&quot;;0;[$'9aS-Cadiz'.N19])+IF([$'9a-Pt'.N19]=&quot;&quot;;0;[$'9a-Pt'.N19])=0;&quot;&quot;;IF([$'9aS-Cadiz'.N19]=&quot;&quot;;0;[$'9aS-Cadiz'.N19])+IF([$'9a-Pt'.N19]=&quot;&quot;;0;[$'9a-Pt'.N19]))" office:value-type="float" office:value="601.279841451507" calcext:value-type="float">
            <text:p>601</text:p>
          </table:table-cell>
          <table:table-cell table:style-name="ce72" table:formula="of:=IF(IF([$'9aS-Cadiz'.O19]=&quot;&quot;;0;[$'9aS-Cadiz'.O19])+IF([$'9a-Pt'.O19]=&quot;&quot;;0;[$'9a-Pt'.O19])=0;&quot;&quot;;IF([$'9aS-Cadiz'.O19]=&quot;&quot;;0;[$'9aS-Cadiz'.O19])+IF([$'9a-Pt'.O19]=&quot;&quot;;0;[$'9a-Pt'.O19]))">
            <text:p/>
          </table:table-cell>
          <table:table-cell table:style-name="ce72" table:formula="of:=IF(IF([$'9aS-Cadiz'.P19]=&quot;&quot;;0;[$'9aS-Cadiz'.P19])+IF([$'9a-Pt'.P19]=&quot;&quot;;0;[$'9a-Pt'.P19])=0;&quot;&quot;;IF([$'9aS-Cadiz'.P19]=&quot;&quot;;0;[$'9aS-Cadiz'.P19])+IF([$'9a-Pt'.P19]=&quot;&quot;;0;[$'9a-Pt'.P19]))">
            <text:p/>
          </table:table-cell>
          <table:table-cell table:style-name="ce72" table:formula="of:=IF(IF([$'9aS-Cadiz'.Q19]=&quot;&quot;;0;[$'9aS-Cadiz'.Q19])+IF([$'9a-Pt'.Q19]=&quot;&quot;;0;[$'9a-Pt'.Q19])=0;&quot;&quot;;IF([$'9aS-Cadiz'.Q19]=&quot;&quot;;0;[$'9aS-Cadiz'.Q19])+IF([$'9a-Pt'.Q19]=&quot;&quot;;0;[$'9a-Pt'.Q19]))">
            <text:p/>
          </table:table-cell>
          <table:table-cell table:style-name="ce72" table:formula="of:=IF(SUM([.M19:.Q19])=0;&quot;&quot;;SUM([.M19:.Q19]))" office:value-type="float" office:value="601.279841451507" calcext:value-type="float">
            <text:p>601</text:p>
          </table:table-cell>
          <table:table-cell table:style-name="ce99" table:formula="of:=IF([.J19]=&quot;&quot;;&quot;&quot;;[.J19])" office:value-type="float" office:value="121782577.612118" calcext:value-type="float">
            <text:p>121782578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0]+[$'9aS-Cadiz'.A20]" office:value-type="float" office:value="140005105.791753" calcext:value-type="float">
            <text:p>140005106</text:p>
          </table:table-cell>
          <table:table-cell table:style-name="ce71" table:formula="of:=[$'9a-Pt'.B20]+[$'9aS-Cadiz'.B20]" office:value-type="float" office:value="832.854229365575" calcext:value-type="float">
            <text:p>833</text:p>
          </table:table-cell>
          <table:table-cell table:style-name="ce75" table:formula="of:=([.E$1]*([.D20])^[.E$2])*[.A20]/1000" office:value-type="float" office:value="784439.497164139" calcext:value-type="float">
            <text:p>784439</text:p>
          </table:table-cell>
          <table:table-cell table:style-name="ce74" table:formula="of:=[.D19]+0.5" office:value-type="float" office:value="10.25" calcext:value-type="float">
            <text:p>10,25</text:p>
          </table:table-cell>
          <table:table-cell table:style-name="ce72" table:formula="of:=IF(IF([$'9aS-Cadiz'.E20]=&quot;&quot;;0;[$'9aS-Cadiz'.E20])+IF([$'9a-Pt'.E20]=&quot;&quot;;0;[$'9a-Pt'.E20])=0;&quot;&quot;;IF([$'9aS-Cadiz'.E20]=&quot;&quot;;0;[$'9aS-Cadiz'.E20])+IF([$'9a-Pt'.E20]=&quot;&quot;;0;[$'9a-Pt'.E20]))">
            <text:p/>
          </table:table-cell>
          <table:table-cell table:style-name="ce72" table:formula="of:=IF(IF([$'9aS-Cadiz'.F20]=&quot;&quot;;0;[$'9aS-Cadiz'.F20])+IF([$'9a-Pt'.F20]=&quot;&quot;;0;[$'9a-Pt'.F20])=0;&quot;&quot;;IF([$'9aS-Cadiz'.F20]=&quot;&quot;;0;[$'9aS-Cadiz'.F20])+IF([$'9a-Pt'.F20]=&quot;&quot;;0;[$'9a-Pt'.F20]))" office:value-type="float" office:value="140005105.791753" calcext:value-type="float">
            <text:p>140005106</text:p>
          </table:table-cell>
          <table:table-cell table:style-name="ce72" table:formula="of:=IF(IF([$'9aS-Cadiz'.G20]=&quot;&quot;;0;[$'9aS-Cadiz'.G20])+IF([$'9a-Pt'.G20]=&quot;&quot;;0;[$'9a-Pt'.G20])=0;&quot;&quot;;IF([$'9aS-Cadiz'.G20]=&quot;&quot;;0;[$'9aS-Cadiz'.G20])+IF([$'9a-Pt'.G20]=&quot;&quot;;0;[$'9a-Pt'.G20]))">
            <text:p/>
          </table:table-cell>
          <table:table-cell table:style-name="ce72" table:formula="of:=IF(IF([$'9aS-Cadiz'.H20]=&quot;&quot;;0;[$'9aS-Cadiz'.H20])+IF([$'9a-Pt'.H20]=&quot;&quot;;0;[$'9a-Pt'.H20])=0;&quot;&quot;;IF([$'9aS-Cadiz'.H20]=&quot;&quot;;0;[$'9aS-Cadiz'.H20])+IF([$'9a-Pt'.H20]=&quot;&quot;;0;[$'9a-Pt'.H20]))">
            <text:p/>
          </table:table-cell>
          <table:table-cell table:style-name="ce72" table:formula="of:=IF(IF([$'9aS-Cadiz'.I20]=&quot;&quot;;0;[$'9aS-Cadiz'.I20])+IF([$'9a-Pt'.I20]=&quot;&quot;;0;[$'9a-Pt'.I20])=0;&quot;&quot;;IF([$'9aS-Cadiz'.I20]=&quot;&quot;;0;[$'9aS-Cadiz'.I20])+IF([$'9a-Pt'.I20]=&quot;&quot;;0;[$'9a-Pt'.I20]))">
            <text:p/>
          </table:table-cell>
          <table:table-cell table:style-name="ce72" table:formula="of:=IF(SUM([.E20:.I20])=0;&quot;&quot;;SUM([.E20:.I20]))" office:value-type="float" office:value="140005105.791753" calcext:value-type="float">
            <text:p>140005106</text:p>
          </table:table-cell>
          <table:table-cell/>
          <table:table-cell table:style-name="ce92" table:formula="of:=[.L19]+0.5" office:value-type="float" office:value="10" calcext:value-type="float">
            <text:p>10</text:p>
          </table:table-cell>
          <table:table-cell table:style-name="ce72" table:formula="of:=IF(IF([$'9aS-Cadiz'.M20]=&quot;&quot;;0;[$'9aS-Cadiz'.M20])+IF([$'9a-Pt'.M20]=&quot;&quot;;0;[$'9a-Pt'.M20])=0;&quot;&quot;;IF([$'9aS-Cadiz'.M20]=&quot;&quot;;0;[$'9aS-Cadiz'.M20])+IF([$'9a-Pt'.M20]=&quot;&quot;;0;[$'9a-Pt'.M20]))">
            <text:p/>
          </table:table-cell>
          <table:table-cell table:style-name="ce72" table:formula="of:=IF(IF([$'9aS-Cadiz'.N20]=&quot;&quot;;0;[$'9aS-Cadiz'.N20])+IF([$'9a-Pt'.N20]=&quot;&quot;;0;[$'9a-Pt'.N20])=0;&quot;&quot;;IF([$'9aS-Cadiz'.N20]=&quot;&quot;;0;[$'9aS-Cadiz'.N20])+IF([$'9a-Pt'.N20]=&quot;&quot;;0;[$'9a-Pt'.N20]))" office:value-type="float" office:value="832.854229365575" calcext:value-type="float">
            <text:p>833</text:p>
          </table:table-cell>
          <table:table-cell table:style-name="ce72" table:formula="of:=IF(IF([$'9aS-Cadiz'.O20]=&quot;&quot;;0;[$'9aS-Cadiz'.O20])+IF([$'9a-Pt'.O20]=&quot;&quot;;0;[$'9a-Pt'.O20])=0;&quot;&quot;;IF([$'9aS-Cadiz'.O20]=&quot;&quot;;0;[$'9aS-Cadiz'.O20])+IF([$'9a-Pt'.O20]=&quot;&quot;;0;[$'9a-Pt'.O20]))">
            <text:p/>
          </table:table-cell>
          <table:table-cell table:style-name="ce72" table:formula="of:=IF(IF([$'9aS-Cadiz'.P20]=&quot;&quot;;0;[$'9aS-Cadiz'.P20])+IF([$'9a-Pt'.P20]=&quot;&quot;;0;[$'9a-Pt'.P20])=0;&quot;&quot;;IF([$'9aS-Cadiz'.P20]=&quot;&quot;;0;[$'9aS-Cadiz'.P20])+IF([$'9a-Pt'.P20]=&quot;&quot;;0;[$'9a-Pt'.P20]))">
            <text:p/>
          </table:table-cell>
          <table:table-cell table:style-name="ce72" table:formula="of:=IF(IF([$'9aS-Cadiz'.Q20]=&quot;&quot;;0;[$'9aS-Cadiz'.Q20])+IF([$'9a-Pt'.Q20]=&quot;&quot;;0;[$'9a-Pt'.Q20])=0;&quot;&quot;;IF([$'9aS-Cadiz'.Q20]=&quot;&quot;;0;[$'9aS-Cadiz'.Q20])+IF([$'9a-Pt'.Q20]=&quot;&quot;;0;[$'9a-Pt'.Q20]))">
            <text:p/>
          </table:table-cell>
          <table:table-cell table:style-name="ce72" table:formula="of:=IF(SUM([.M20:.Q20])=0;&quot;&quot;;SUM([.M20:.Q20]))" office:value-type="float" office:value="832.854229365575" calcext:value-type="float">
            <text:p>833</text:p>
          </table:table-cell>
          <table:table-cell table:style-name="ce99" table:formula="of:=IF([.J20]=&quot;&quot;;&quot;&quot;;[.J20])" office:value-type="float" office:value="140005105.791753" calcext:value-type="float">
            <text:p>140005106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1]+[$'9aS-Cadiz'.A21]" office:value-type="float" office:value="102306586.410032" calcext:value-type="float">
            <text:p>102306586</text:p>
          </table:table-cell>
          <table:table-cell table:style-name="ce71" table:formula="of:=[$'9a-Pt'.B21]+[$'9aS-Cadiz'.B21]" office:value-type="float" office:value="742.301618228714" calcext:value-type="float">
            <text:p>742</text:p>
          </table:table-cell>
          <table:table-cell table:style-name="ce75" table:formula="of:=([.E$1]*([.D21])^[.E$2])*[.A21]/1000" office:value-type="float" office:value="673894.326636459" calcext:value-type="float">
            <text:p>673894</text:p>
          </table:table-cell>
          <table:table-cell table:style-name="ce74" table:formula="of:=[.D20]+0.5" office:value-type="float" office:value="10.75" calcext:value-type="float">
            <text:p>10,75</text:p>
          </table:table-cell>
          <table:table-cell table:style-name="ce72" table:formula="of:=IF(IF([$'9aS-Cadiz'.E21]=&quot;&quot;;0;[$'9aS-Cadiz'.E21])+IF([$'9a-Pt'.E21]=&quot;&quot;;0;[$'9a-Pt'.E21])=0;&quot;&quot;;IF([$'9aS-Cadiz'.E21]=&quot;&quot;;0;[$'9aS-Cadiz'.E21])+IF([$'9a-Pt'.E21]=&quot;&quot;;0;[$'9a-Pt'.E21]))">
            <text:p/>
          </table:table-cell>
          <table:table-cell table:style-name="ce72" table:formula="of:=IF(IF([$'9aS-Cadiz'.F21]=&quot;&quot;;0;[$'9aS-Cadiz'.F21])+IF([$'9a-Pt'.F21]=&quot;&quot;;0;[$'9a-Pt'.F21])=0;&quot;&quot;;IF([$'9aS-Cadiz'.F21]=&quot;&quot;;0;[$'9aS-Cadiz'.F21])+IF([$'9a-Pt'.F21]=&quot;&quot;;0;[$'9a-Pt'.F21]))" office:value-type="float" office:value="102306586.410032" calcext:value-type="float">
            <text:p>102306586</text:p>
          </table:table-cell>
          <table:table-cell table:style-name="ce72" table:formula="of:=IF(IF([$'9aS-Cadiz'.G21]=&quot;&quot;;0;[$'9aS-Cadiz'.G21])+IF([$'9a-Pt'.G21]=&quot;&quot;;0;[$'9a-Pt'.G21])=0;&quot;&quot;;IF([$'9aS-Cadiz'.G21]=&quot;&quot;;0;[$'9aS-Cadiz'.G21])+IF([$'9a-Pt'.G21]=&quot;&quot;;0;[$'9a-Pt'.G21]))">
            <text:p/>
          </table:table-cell>
          <table:table-cell table:style-name="ce72" table:formula="of:=IF(IF([$'9aS-Cadiz'.H21]=&quot;&quot;;0;[$'9aS-Cadiz'.H21])+IF([$'9a-Pt'.H21]=&quot;&quot;;0;[$'9a-Pt'.H21])=0;&quot;&quot;;IF([$'9aS-Cadiz'.H21]=&quot;&quot;;0;[$'9aS-Cadiz'.H21])+IF([$'9a-Pt'.H21]=&quot;&quot;;0;[$'9a-Pt'.H21]))">
            <text:p/>
          </table:table-cell>
          <table:table-cell table:style-name="ce72" table:formula="of:=IF(IF([$'9aS-Cadiz'.I21]=&quot;&quot;;0;[$'9aS-Cadiz'.I21])+IF([$'9a-Pt'.I21]=&quot;&quot;;0;[$'9a-Pt'.I21])=0;&quot;&quot;;IF([$'9aS-Cadiz'.I21]=&quot;&quot;;0;[$'9aS-Cadiz'.I21])+IF([$'9a-Pt'.I21]=&quot;&quot;;0;[$'9a-Pt'.I21]))">
            <text:p/>
          </table:table-cell>
          <table:table-cell table:style-name="ce72" table:formula="of:=IF(SUM([.E21:.I21])=0;&quot;&quot;;SUM([.E21:.I21]))" office:value-type="float" office:value="102306586.410032" calcext:value-type="float">
            <text:p>102306586</text:p>
          </table:table-cell>
          <table:table-cell/>
          <table:table-cell table:style-name="ce92" table:formula="of:=[.L20]+0.5" office:value-type="float" office:value="10.5" calcext:value-type="float">
            <text:p>10,5</text:p>
          </table:table-cell>
          <table:table-cell table:style-name="ce72" table:formula="of:=IF(IF([$'9aS-Cadiz'.M21]=&quot;&quot;;0;[$'9aS-Cadiz'.M21])+IF([$'9a-Pt'.M21]=&quot;&quot;;0;[$'9a-Pt'.M21])=0;&quot;&quot;;IF([$'9aS-Cadiz'.M21]=&quot;&quot;;0;[$'9aS-Cadiz'.M21])+IF([$'9a-Pt'.M21]=&quot;&quot;;0;[$'9a-Pt'.M21]))">
            <text:p/>
          </table:table-cell>
          <table:table-cell table:style-name="ce72" table:formula="of:=IF(IF([$'9aS-Cadiz'.N21]=&quot;&quot;;0;[$'9aS-Cadiz'.N21])+IF([$'9a-Pt'.N21]=&quot;&quot;;0;[$'9a-Pt'.N21])=0;&quot;&quot;;IF([$'9aS-Cadiz'.N21]=&quot;&quot;;0;[$'9aS-Cadiz'.N21])+IF([$'9a-Pt'.N21]=&quot;&quot;;0;[$'9a-Pt'.N21]))" office:value-type="float" office:value="742.301618228714" calcext:value-type="float">
            <text:p>742</text:p>
          </table:table-cell>
          <table:table-cell table:style-name="ce72" table:formula="of:=IF(IF([$'9aS-Cadiz'.O21]=&quot;&quot;;0;[$'9aS-Cadiz'.O21])+IF([$'9a-Pt'.O21]=&quot;&quot;;0;[$'9a-Pt'.O21])=0;&quot;&quot;;IF([$'9aS-Cadiz'.O21]=&quot;&quot;;0;[$'9aS-Cadiz'.O21])+IF([$'9a-Pt'.O21]=&quot;&quot;;0;[$'9a-Pt'.O21]))">
            <text:p/>
          </table:table-cell>
          <table:table-cell table:style-name="ce72" table:formula="of:=IF(IF([$'9aS-Cadiz'.P21]=&quot;&quot;;0;[$'9aS-Cadiz'.P21])+IF([$'9a-Pt'.P21]=&quot;&quot;;0;[$'9a-Pt'.P21])=0;&quot;&quot;;IF([$'9aS-Cadiz'.P21]=&quot;&quot;;0;[$'9aS-Cadiz'.P21])+IF([$'9a-Pt'.P21]=&quot;&quot;;0;[$'9a-Pt'.P21]))">
            <text:p/>
          </table:table-cell>
          <table:table-cell table:style-name="ce72" table:formula="of:=IF(IF([$'9aS-Cadiz'.Q21]=&quot;&quot;;0;[$'9aS-Cadiz'.Q21])+IF([$'9a-Pt'.Q21]=&quot;&quot;;0;[$'9a-Pt'.Q21])=0;&quot;&quot;;IF([$'9aS-Cadiz'.Q21]=&quot;&quot;;0;[$'9aS-Cadiz'.Q21])+IF([$'9a-Pt'.Q21]=&quot;&quot;;0;[$'9a-Pt'.Q21]))">
            <text:p/>
          </table:table-cell>
          <table:table-cell table:style-name="ce72" table:formula="of:=IF(SUM([.M21:.Q21])=0;&quot;&quot;;SUM([.M21:.Q21]))" office:value-type="float" office:value="742.301618228714" calcext:value-type="float">
            <text:p>742</text:p>
          </table:table-cell>
          <table:table-cell table:style-name="ce99" table:formula="of:=IF([.J21]=&quot;&quot;;&quot;&quot;;[.J21])" office:value-type="float" office:value="102306586.410032" calcext:value-type="float">
            <text:p>102306586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2]+[$'9aS-Cadiz'.A22]" office:value-type="float" office:value="102501868.552942" calcext:value-type="float">
            <text:p>102501869</text:p>
          </table:table-cell>
          <table:table-cell table:style-name="ce71" table:formula="of:=[$'9a-Pt'.B22]+[$'9aS-Cadiz'.B22]" office:value-type="float" office:value="896.2113666877" calcext:value-type="float">
            <text:p>896</text:p>
          </table:table-cell>
          <table:table-cell table:style-name="ce75" table:formula="of:=([.E$1]*([.D22])^[.E$2])*[.A22]/1000" office:value-type="float" office:value="787947.494635712" calcext:value-type="float">
            <text:p>787947</text:p>
          </table:table-cell>
          <table:table-cell table:style-name="ce74" table:formula="of:=[.D21]+0.5" office:value-type="float" office:value="11.25" calcext:value-type="float">
            <text:p>11,25</text:p>
          </table:table-cell>
          <table:table-cell table:style-name="ce72" table:formula="of:=IF(IF([$'9aS-Cadiz'.E22]=&quot;&quot;;0;[$'9aS-Cadiz'.E22])+IF([$'9a-Pt'.E22]=&quot;&quot;;0;[$'9a-Pt'.E22])=0;&quot;&quot;;IF([$'9aS-Cadiz'.E22]=&quot;&quot;;0;[$'9aS-Cadiz'.E22])+IF([$'9a-Pt'.E22]=&quot;&quot;;0;[$'9a-Pt'.E22]))">
            <text:p/>
          </table:table-cell>
          <table:table-cell table:style-name="ce72" table:formula="of:=IF(IF([$'9aS-Cadiz'.F22]=&quot;&quot;;0;[$'9aS-Cadiz'.F22])+IF([$'9a-Pt'.F22]=&quot;&quot;;0;[$'9a-Pt'.F22])=0;&quot;&quot;;IF([$'9aS-Cadiz'.F22]=&quot;&quot;;0;[$'9aS-Cadiz'.F22])+IF([$'9a-Pt'.F22]=&quot;&quot;;0;[$'9a-Pt'.F22]))" office:value-type="float" office:value="102501868.552942" calcext:value-type="float">
            <text:p>102501869</text:p>
          </table:table-cell>
          <table:table-cell table:style-name="ce72" table:formula="of:=IF(IF([$'9aS-Cadiz'.G22]=&quot;&quot;;0;[$'9aS-Cadiz'.G22])+IF([$'9a-Pt'.G22]=&quot;&quot;;0;[$'9a-Pt'.G22])=0;&quot;&quot;;IF([$'9aS-Cadiz'.G22]=&quot;&quot;;0;[$'9aS-Cadiz'.G22])+IF([$'9a-Pt'.G22]=&quot;&quot;;0;[$'9a-Pt'.G22]))">
            <text:p/>
          </table:table-cell>
          <table:table-cell table:style-name="ce72" table:formula="of:=IF(IF([$'9aS-Cadiz'.H22]=&quot;&quot;;0;[$'9aS-Cadiz'.H22])+IF([$'9a-Pt'.H22]=&quot;&quot;;0;[$'9a-Pt'.H22])=0;&quot;&quot;;IF([$'9aS-Cadiz'.H22]=&quot;&quot;;0;[$'9aS-Cadiz'.H22])+IF([$'9a-Pt'.H22]=&quot;&quot;;0;[$'9a-Pt'.H22]))">
            <text:p/>
          </table:table-cell>
          <table:table-cell table:style-name="ce72" table:formula="of:=IF(IF([$'9aS-Cadiz'.I22]=&quot;&quot;;0;[$'9aS-Cadiz'.I22])+IF([$'9a-Pt'.I22]=&quot;&quot;;0;[$'9a-Pt'.I22])=0;&quot;&quot;;IF([$'9aS-Cadiz'.I22]=&quot;&quot;;0;[$'9aS-Cadiz'.I22])+IF([$'9a-Pt'.I22]=&quot;&quot;;0;[$'9a-Pt'.I22]))">
            <text:p/>
          </table:table-cell>
          <table:table-cell table:style-name="ce72" table:formula="of:=IF(SUM([.E22:.I22])=0;&quot;&quot;;SUM([.E22:.I22]))" office:value-type="float" office:value="102501868.552942" calcext:value-type="float">
            <text:p>102501869</text:p>
          </table:table-cell>
          <table:table-cell/>
          <table:table-cell table:style-name="ce92" table:formula="of:=[.L21]+0.5" office:value-type="float" office:value="11" calcext:value-type="float">
            <text:p>11</text:p>
          </table:table-cell>
          <table:table-cell table:style-name="ce72" table:formula="of:=IF(IF([$'9aS-Cadiz'.M22]=&quot;&quot;;0;[$'9aS-Cadiz'.M22])+IF([$'9a-Pt'.M22]=&quot;&quot;;0;[$'9a-Pt'.M22])=0;&quot;&quot;;IF([$'9aS-Cadiz'.M22]=&quot;&quot;;0;[$'9aS-Cadiz'.M22])+IF([$'9a-Pt'.M22]=&quot;&quot;;0;[$'9a-Pt'.M22]))">
            <text:p/>
          </table:table-cell>
          <table:table-cell table:style-name="ce72" table:formula="of:=IF(IF([$'9aS-Cadiz'.N22]=&quot;&quot;;0;[$'9aS-Cadiz'.N22])+IF([$'9a-Pt'.N22]=&quot;&quot;;0;[$'9a-Pt'.N22])=0;&quot;&quot;;IF([$'9aS-Cadiz'.N22]=&quot;&quot;;0;[$'9aS-Cadiz'.N22])+IF([$'9a-Pt'.N22]=&quot;&quot;;0;[$'9a-Pt'.N22]))" office:value-type="float" office:value="896.2113666877" calcext:value-type="float">
            <text:p>896</text:p>
          </table:table-cell>
          <table:table-cell table:style-name="ce72" table:formula="of:=IF(IF([$'9aS-Cadiz'.O22]=&quot;&quot;;0;[$'9aS-Cadiz'.O22])+IF([$'9a-Pt'.O22]=&quot;&quot;;0;[$'9a-Pt'.O22])=0;&quot;&quot;;IF([$'9aS-Cadiz'.O22]=&quot;&quot;;0;[$'9aS-Cadiz'.O22])+IF([$'9a-Pt'.O22]=&quot;&quot;;0;[$'9a-Pt'.O22]))">
            <text:p/>
          </table:table-cell>
          <table:table-cell table:style-name="ce72" table:formula="of:=IF(IF([$'9aS-Cadiz'.P22]=&quot;&quot;;0;[$'9aS-Cadiz'.P22])+IF([$'9a-Pt'.P22]=&quot;&quot;;0;[$'9a-Pt'.P22])=0;&quot;&quot;;IF([$'9aS-Cadiz'.P22]=&quot;&quot;;0;[$'9aS-Cadiz'.P22])+IF([$'9a-Pt'.P22]=&quot;&quot;;0;[$'9a-Pt'.P22]))">
            <text:p/>
          </table:table-cell>
          <table:table-cell table:style-name="ce72" table:formula="of:=IF(IF([$'9aS-Cadiz'.Q22]=&quot;&quot;;0;[$'9aS-Cadiz'.Q22])+IF([$'9a-Pt'.Q22]=&quot;&quot;;0;[$'9a-Pt'.Q22])=0;&quot;&quot;;IF([$'9aS-Cadiz'.Q22]=&quot;&quot;;0;[$'9aS-Cadiz'.Q22])+IF([$'9a-Pt'.Q22]=&quot;&quot;;0;[$'9a-Pt'.Q22]))">
            <text:p/>
          </table:table-cell>
          <table:table-cell table:style-name="ce72" table:formula="of:=IF(SUM([.M22:.Q22])=0;&quot;&quot;;SUM([.M22:.Q22]))" office:value-type="float" office:value="896.2113666877" calcext:value-type="float">
            <text:p>896</text:p>
          </table:table-cell>
          <table:table-cell table:style-name="ce99" table:formula="of:=IF([.J22]=&quot;&quot;;&quot;&quot;;[.J22])" office:value-type="float" office:value="102501868.552942" calcext:value-type="float">
            <text:p>102501869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3]+[$'9aS-Cadiz'.A23]" office:value-type="float" office:value="91362465.3299971" calcext:value-type="float">
            <text:p>91362465</text:p>
          </table:table-cell>
          <table:table-cell table:style-name="ce71" table:formula="of:=[$'9a-Pt'.B23]+[$'9aS-Cadiz'.B23]" office:value-type="float" office:value="927.180105490128" calcext:value-type="float">
            <text:p>927</text:p>
          </table:table-cell>
          <table:table-cell table:style-name="ce75" table:formula="of:=([.E$1]*([.D23])^[.E$2])*[.A23]/1000" office:value-type="float" office:value="814129.052739617" calcext:value-type="float">
            <text:p>814129</text:p>
          </table:table-cell>
          <table:table-cell table:style-name="ce74" table:formula="of:=[.D22]+0.5" office:value-type="float" office:value="11.75" calcext:value-type="float">
            <text:p>11,75</text:p>
          </table:table-cell>
          <table:table-cell table:style-name="ce72" table:formula="of:=IF(IF([$'9aS-Cadiz'.E23]=&quot;&quot;;0;[$'9aS-Cadiz'.E23])+IF([$'9a-Pt'.E23]=&quot;&quot;;0;[$'9a-Pt'.E23])=0;&quot;&quot;;IF([$'9aS-Cadiz'.E23]=&quot;&quot;;0;[$'9aS-Cadiz'.E23])+IF([$'9a-Pt'.E23]=&quot;&quot;;0;[$'9a-Pt'.E23]))">
            <text:p/>
          </table:table-cell>
          <table:table-cell table:style-name="ce72" table:formula="of:=IF(IF([$'9aS-Cadiz'.F23]=&quot;&quot;;0;[$'9aS-Cadiz'.F23])+IF([$'9a-Pt'.F23]=&quot;&quot;;0;[$'9a-Pt'.F23])=0;&quot;&quot;;IF([$'9aS-Cadiz'.F23]=&quot;&quot;;0;[$'9aS-Cadiz'.F23])+IF([$'9a-Pt'.F23]=&quot;&quot;;0;[$'9a-Pt'.F23]))" office:value-type="float" office:value="90867497.3308688" calcext:value-type="float">
            <text:p>90867497</text:p>
          </table:table-cell>
          <table:table-cell table:style-name="ce72" table:formula="of:=IF(IF([$'9aS-Cadiz'.G23]=&quot;&quot;;0;[$'9aS-Cadiz'.G23])+IF([$'9a-Pt'.G23]=&quot;&quot;;0;[$'9a-Pt'.G23])=0;&quot;&quot;;IF([$'9aS-Cadiz'.G23]=&quot;&quot;;0;[$'9aS-Cadiz'.G23])+IF([$'9a-Pt'.G23]=&quot;&quot;;0;[$'9a-Pt'.G23]))" office:value-type="float" office:value="494967.999128303" calcext:value-type="float">
            <text:p>494968</text:p>
          </table:table-cell>
          <table:table-cell table:style-name="ce72" table:formula="of:=IF(IF([$'9aS-Cadiz'.H23]=&quot;&quot;;0;[$'9aS-Cadiz'.H23])+IF([$'9a-Pt'.H23]=&quot;&quot;;0;[$'9a-Pt'.H23])=0;&quot;&quot;;IF([$'9aS-Cadiz'.H23]=&quot;&quot;;0;[$'9aS-Cadiz'.H23])+IF([$'9a-Pt'.H23]=&quot;&quot;;0;[$'9a-Pt'.H23]))">
            <text:p/>
          </table:table-cell>
          <table:table-cell table:style-name="ce72" table:formula="of:=IF(IF([$'9aS-Cadiz'.I23]=&quot;&quot;;0;[$'9aS-Cadiz'.I23])+IF([$'9a-Pt'.I23]=&quot;&quot;;0;[$'9a-Pt'.I23])=0;&quot;&quot;;IF([$'9aS-Cadiz'.I23]=&quot;&quot;;0;[$'9aS-Cadiz'.I23])+IF([$'9a-Pt'.I23]=&quot;&quot;;0;[$'9a-Pt'.I23]))">
            <text:p/>
          </table:table-cell>
          <table:table-cell table:style-name="ce72" table:formula="of:=IF(SUM([.E23:.I23])=0;&quot;&quot;;SUM([.E23:.I23]))" office:value-type="float" office:value="91362465.3299971" calcext:value-type="float">
            <text:p>91362465</text:p>
          </table:table-cell>
          <table:table-cell/>
          <table:table-cell table:style-name="ce92" table:formula="of:=[.L22]+0.5" office:value-type="float" office:value="11.5" calcext:value-type="float">
            <text:p>11,5</text:p>
          </table:table-cell>
          <table:table-cell table:style-name="ce72" table:formula="of:=IF(IF([$'9aS-Cadiz'.M23]=&quot;&quot;;0;[$'9aS-Cadiz'.M23])+IF([$'9a-Pt'.M23]=&quot;&quot;;0;[$'9a-Pt'.M23])=0;&quot;&quot;;IF([$'9aS-Cadiz'.M23]=&quot;&quot;;0;[$'9aS-Cadiz'.M23])+IF([$'9a-Pt'.M23]=&quot;&quot;;0;[$'9a-Pt'.M23]))">
            <text:p/>
          </table:table-cell>
          <table:table-cell table:style-name="ce72" table:formula="of:=IF(IF([$'9aS-Cadiz'.N23]=&quot;&quot;;0;[$'9aS-Cadiz'.N23])+IF([$'9a-Pt'.N23]=&quot;&quot;;0;[$'9a-Pt'.N23])=0;&quot;&quot;;IF([$'9aS-Cadiz'.N23]=&quot;&quot;;0;[$'9aS-Cadiz'.N23])+IF([$'9a-Pt'.N23]=&quot;&quot;;0;[$'9a-Pt'.N23]))" office:value-type="float" office:value="922.769455812372" calcext:value-type="float">
            <text:p>923</text:p>
          </table:table-cell>
          <table:table-cell table:style-name="ce72" table:formula="of:=IF(IF([$'9aS-Cadiz'.O23]=&quot;&quot;;0;[$'9aS-Cadiz'.O23])+IF([$'9a-Pt'.O23]=&quot;&quot;;0;[$'9a-Pt'.O23])=0;&quot;&quot;;IF([$'9aS-Cadiz'.O23]=&quot;&quot;;0;[$'9aS-Cadiz'.O23])+IF([$'9a-Pt'.O23]=&quot;&quot;;0;[$'9a-Pt'.O23]))" office:value-type="float" office:value="4.41064967775604" calcext:value-type="float">
            <text:p>4</text:p>
          </table:table-cell>
          <table:table-cell table:style-name="ce72" table:formula="of:=IF(IF([$'9aS-Cadiz'.P23]=&quot;&quot;;0;[$'9aS-Cadiz'.P23])+IF([$'9a-Pt'.P23]=&quot;&quot;;0;[$'9a-Pt'.P23])=0;&quot;&quot;;IF([$'9aS-Cadiz'.P23]=&quot;&quot;;0;[$'9aS-Cadiz'.P23])+IF([$'9a-Pt'.P23]=&quot;&quot;;0;[$'9a-Pt'.P23]))">
            <text:p/>
          </table:table-cell>
          <table:table-cell table:style-name="ce72" table:formula="of:=IF(IF([$'9aS-Cadiz'.Q23]=&quot;&quot;;0;[$'9aS-Cadiz'.Q23])+IF([$'9a-Pt'.Q23]=&quot;&quot;;0;[$'9a-Pt'.Q23])=0;&quot;&quot;;IF([$'9aS-Cadiz'.Q23]=&quot;&quot;;0;[$'9aS-Cadiz'.Q23])+IF([$'9a-Pt'.Q23]=&quot;&quot;;0;[$'9a-Pt'.Q23]))">
            <text:p/>
          </table:table-cell>
          <table:table-cell table:style-name="ce72" table:formula="of:=IF(SUM([.M23:.Q23])=0;&quot;&quot;;SUM([.M23:.Q23]))" office:value-type="float" office:value="927.180105490128" calcext:value-type="float">
            <text:p>927</text:p>
          </table:table-cell>
          <table:table-cell table:style-name="ce99" table:formula="of:=IF([.J23]=&quot;&quot;;&quot;&quot;;[.J23])" office:value-type="float" office:value="91362465.3299971" calcext:value-type="float">
            <text:p>91362465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4]+[$'9aS-Cadiz'.A24]" office:value-type="float" office:value="94920284.4945456" calcext:value-type="float">
            <text:p>94920284</text:p>
          </table:table-cell>
          <table:table-cell table:style-name="ce71" table:formula="of:=[$'9a-Pt'.B24]+[$'9aS-Cadiz'.B24]" office:value-type="float" office:value="1056.35137319167" calcext:value-type="float">
            <text:p>1056</text:p>
          </table:table-cell>
          <table:table-cell table:style-name="ce75" table:formula="of:=([.E$1]*([.D24])^[.E$2])*[.A24]/1000" office:value-type="float" office:value="974474.095959456" calcext:value-type="float">
            <text:p>974474</text:p>
          </table:table-cell>
          <table:table-cell table:style-name="ce74" table:formula="of:=[.D23]+0.5" office:value-type="float" office:value="12.25" calcext:value-type="float">
            <text:p>12,25</text:p>
          </table:table-cell>
          <table:table-cell table:style-name="ce72" table:formula="of:=IF(IF([$'9aS-Cadiz'.E24]=&quot;&quot;;0;[$'9aS-Cadiz'.E24])+IF([$'9a-Pt'.E24]=&quot;&quot;;0;[$'9a-Pt'.E24])=0;&quot;&quot;;IF([$'9aS-Cadiz'.E24]=&quot;&quot;;0;[$'9aS-Cadiz'.E24])+IF([$'9a-Pt'.E24]=&quot;&quot;;0;[$'9a-Pt'.E24]))">
            <text:p/>
          </table:table-cell>
          <table:table-cell table:style-name="ce72" table:formula="of:=IF(IF([$'9aS-Cadiz'.F24]=&quot;&quot;;0;[$'9aS-Cadiz'.F24])+IF([$'9a-Pt'.F24]=&quot;&quot;;0;[$'9a-Pt'.F24])=0;&quot;&quot;;IF([$'9aS-Cadiz'.F24]=&quot;&quot;;0;[$'9aS-Cadiz'.F24])+IF([$'9a-Pt'.F24]=&quot;&quot;;0;[$'9a-Pt'.F24]))" office:value-type="float" office:value="87352238.4196092" calcext:value-type="float">
            <text:p>87352238</text:p>
          </table:table-cell>
          <table:table-cell table:style-name="ce72" table:formula="of:=IF(IF([$'9aS-Cadiz'.G24]=&quot;&quot;;0;[$'9aS-Cadiz'.G24])+IF([$'9a-Pt'.G24]=&quot;&quot;;0;[$'9a-Pt'.G24])=0;&quot;&quot;;IF([$'9aS-Cadiz'.G24]=&quot;&quot;;0;[$'9aS-Cadiz'.G24])+IF([$'9a-Pt'.G24]=&quot;&quot;;0;[$'9a-Pt'.G24]))" office:value-type="float" office:value="7568046.07493641" calcext:value-type="float">
            <text:p>7568046</text:p>
          </table:table-cell>
          <table:table-cell table:style-name="ce72" table:formula="of:=IF(IF([$'9aS-Cadiz'.H24]=&quot;&quot;;0;[$'9aS-Cadiz'.H24])+IF([$'9a-Pt'.H24]=&quot;&quot;;0;[$'9a-Pt'.H24])=0;&quot;&quot;;IF([$'9aS-Cadiz'.H24]=&quot;&quot;;0;[$'9aS-Cadiz'.H24])+IF([$'9a-Pt'.H24]=&quot;&quot;;0;[$'9a-Pt'.H24]))">
            <text:p/>
          </table:table-cell>
          <table:table-cell table:style-name="ce72" table:formula="of:=IF(IF([$'9aS-Cadiz'.I24]=&quot;&quot;;0;[$'9aS-Cadiz'.I24])+IF([$'9a-Pt'.I24]=&quot;&quot;;0;[$'9a-Pt'.I24])=0;&quot;&quot;;IF([$'9aS-Cadiz'.I24]=&quot;&quot;;0;[$'9aS-Cadiz'.I24])+IF([$'9a-Pt'.I24]=&quot;&quot;;0;[$'9a-Pt'.I24]))">
            <text:p/>
          </table:table-cell>
          <table:table-cell table:style-name="ce72" table:formula="of:=IF(SUM([.E24:.I24])=0;&quot;&quot;;SUM([.E24:.I24]))" office:value-type="float" office:value="94920284.4945456" calcext:value-type="float">
            <text:p>94920284</text:p>
          </table:table-cell>
          <table:table-cell/>
          <table:table-cell table:style-name="ce92" table:formula="of:=[.L23]+0.5" office:value-type="float" office:value="12" calcext:value-type="float">
            <text:p>12</text:p>
          </table:table-cell>
          <table:table-cell table:style-name="ce72" table:formula="of:=IF(IF([$'9aS-Cadiz'.M24]=&quot;&quot;;0;[$'9aS-Cadiz'.M24])+IF([$'9a-Pt'.M24]=&quot;&quot;;0;[$'9a-Pt'.M24])=0;&quot;&quot;;IF([$'9aS-Cadiz'.M24]=&quot;&quot;;0;[$'9aS-Cadiz'.M24])+IF([$'9a-Pt'.M24]=&quot;&quot;;0;[$'9a-Pt'.M24]))">
            <text:p/>
          </table:table-cell>
          <table:table-cell table:style-name="ce72" table:formula="of:=IF(IF([$'9aS-Cadiz'.N24]=&quot;&quot;;0;[$'9aS-Cadiz'.N24])+IF([$'9a-Pt'.N24]=&quot;&quot;;0;[$'9a-Pt'.N24])=0;&quot;&quot;;IF([$'9aS-Cadiz'.N24]=&quot;&quot;;0;[$'9aS-Cadiz'.N24])+IF([$'9a-Pt'.N24]=&quot;&quot;;0;[$'9a-Pt'.N24]))" office:value-type="float" office:value="975.203312107748" calcext:value-type="float">
            <text:p>975</text:p>
          </table:table-cell>
          <table:table-cell table:style-name="ce72" table:formula="of:=IF(IF([$'9aS-Cadiz'.O24]=&quot;&quot;;0;[$'9aS-Cadiz'.O24])+IF([$'9a-Pt'.O24]=&quot;&quot;;0;[$'9a-Pt'.O24])=0;&quot;&quot;;IF([$'9aS-Cadiz'.O24]=&quot;&quot;;0;[$'9aS-Cadiz'.O24])+IF([$'9a-Pt'.O24]=&quot;&quot;;0;[$'9a-Pt'.O24]))" office:value-type="float" office:value="81.1480610839223" calcext:value-type="float">
            <text:p>81</text:p>
          </table:table-cell>
          <table:table-cell table:style-name="ce72" table:formula="of:=IF(IF([$'9aS-Cadiz'.P24]=&quot;&quot;;0;[$'9aS-Cadiz'.P24])+IF([$'9a-Pt'.P24]=&quot;&quot;;0;[$'9a-Pt'.P24])=0;&quot;&quot;;IF([$'9aS-Cadiz'.P24]=&quot;&quot;;0;[$'9aS-Cadiz'.P24])+IF([$'9a-Pt'.P24]=&quot;&quot;;0;[$'9a-Pt'.P24]))">
            <text:p/>
          </table:table-cell>
          <table:table-cell table:style-name="ce72" table:formula="of:=IF(IF([$'9aS-Cadiz'.Q24]=&quot;&quot;;0;[$'9aS-Cadiz'.Q24])+IF([$'9a-Pt'.Q24]=&quot;&quot;;0;[$'9a-Pt'.Q24])=0;&quot;&quot;;IF([$'9aS-Cadiz'.Q24]=&quot;&quot;;0;[$'9aS-Cadiz'.Q24])+IF([$'9a-Pt'.Q24]=&quot;&quot;;0;[$'9a-Pt'.Q24]))">
            <text:p/>
          </table:table-cell>
          <table:table-cell table:style-name="ce72" table:formula="of:=IF(SUM([.M24:.Q24])=0;&quot;&quot;;SUM([.M24:.Q24]))" office:value-type="float" office:value="1056.35137319167" calcext:value-type="float">
            <text:p>1056</text:p>
          </table:table-cell>
          <table:table-cell table:style-name="ce99" table:formula="of:=IF([.J24]=&quot;&quot;;&quot;&quot;;[.J24])" office:value-type="float" office:value="94920284.4945456" calcext:value-type="float">
            <text:p>94920284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5]+[$'9aS-Cadiz'.A25]" office:value-type="float" office:value="189752052.043983" calcext:value-type="float">
            <text:p>189752052</text:p>
          </table:table-cell>
          <table:table-cell table:style-name="ce71" table:formula="of:=[$'9a-Pt'.B25]+[$'9aS-Cadiz'.B25]" office:value-type="float" office:value="2298.24365916228" calcext:value-type="float">
            <text:p>2298</text:p>
          </table:table-cell>
          <table:table-cell table:style-name="ce75" table:formula="of:=([.E$1]*([.D25])^[.E$2])*[.A25]/1000" office:value-type="float" office:value="2231636.57657198" calcext:value-type="float">
            <text:p>2231637</text:p>
          </table:table-cell>
          <table:table-cell table:style-name="ce74" table:formula="of:=[.D24]+0.5" office:value-type="float" office:value="12.75" calcext:value-type="float">
            <text:p>12,75</text:p>
          </table:table-cell>
          <table:table-cell table:style-name="ce72" table:formula="of:=IF(IF([$'9aS-Cadiz'.E25]=&quot;&quot;;0;[$'9aS-Cadiz'.E25])+IF([$'9a-Pt'.E25]=&quot;&quot;;0;[$'9a-Pt'.E25])=0;&quot;&quot;;IF([$'9aS-Cadiz'.E25]=&quot;&quot;;0;[$'9aS-Cadiz'.E25])+IF([$'9a-Pt'.E25]=&quot;&quot;;0;[$'9a-Pt'.E25]))">
            <text:p/>
          </table:table-cell>
          <table:table-cell table:style-name="ce72" table:formula="of:=IF(IF([$'9aS-Cadiz'.F25]=&quot;&quot;;0;[$'9aS-Cadiz'.F25])+IF([$'9a-Pt'.F25]=&quot;&quot;;0;[$'9a-Pt'.F25])=0;&quot;&quot;;IF([$'9aS-Cadiz'.F25]=&quot;&quot;;0;[$'9aS-Cadiz'.F25])+IF([$'9a-Pt'.F25]=&quot;&quot;;0;[$'9a-Pt'.F25]))" office:value-type="float" office:value="151490717.277821" calcext:value-type="float">
            <text:p>151490717</text:p>
          </table:table-cell>
          <table:table-cell table:style-name="ce72" table:formula="of:=IF(IF([$'9aS-Cadiz'.G25]=&quot;&quot;;0;[$'9aS-Cadiz'.G25])+IF([$'9a-Pt'.G25]=&quot;&quot;;0;[$'9a-Pt'.G25])=0;&quot;&quot;;IF([$'9aS-Cadiz'.G25]=&quot;&quot;;0;[$'9aS-Cadiz'.G25])+IF([$'9a-Pt'.G25]=&quot;&quot;;0;[$'9a-Pt'.G25]))" office:value-type="float" office:value="38261334.7661616" calcext:value-type="float">
            <text:p>38261335</text:p>
          </table:table-cell>
          <table:table-cell table:style-name="ce72" table:formula="of:=IF(IF([$'9aS-Cadiz'.H25]=&quot;&quot;;0;[$'9aS-Cadiz'.H25])+IF([$'9a-Pt'.H25]=&quot;&quot;;0;[$'9a-Pt'.H25])=0;&quot;&quot;;IF([$'9aS-Cadiz'.H25]=&quot;&quot;;0;[$'9aS-Cadiz'.H25])+IF([$'9a-Pt'.H25]=&quot;&quot;;0;[$'9a-Pt'.H25]))">
            <text:p/>
          </table:table-cell>
          <table:table-cell table:style-name="ce72" table:formula="of:=IF(IF([$'9aS-Cadiz'.I25]=&quot;&quot;;0;[$'9aS-Cadiz'.I25])+IF([$'9a-Pt'.I25]=&quot;&quot;;0;[$'9a-Pt'.I25])=0;&quot;&quot;;IF([$'9aS-Cadiz'.I25]=&quot;&quot;;0;[$'9aS-Cadiz'.I25])+IF([$'9a-Pt'.I25]=&quot;&quot;;0;[$'9a-Pt'.I25]))">
            <text:p/>
          </table:table-cell>
          <table:table-cell table:style-name="ce72" table:formula="of:=IF(SUM([.E25:.I25])=0;&quot;&quot;;SUM([.E25:.I25]))" office:value-type="float" office:value="189752052.043983" calcext:value-type="float">
            <text:p>189752052</text:p>
          </table:table-cell>
          <table:table-cell/>
          <table:table-cell table:style-name="ce92" table:formula="of:=[.L24]+0.5" office:value-type="float" office:value="12.5" calcext:value-type="float">
            <text:p>12,5</text:p>
          </table:table-cell>
          <table:table-cell table:style-name="ce72" table:formula="of:=IF(IF([$'9aS-Cadiz'.M25]=&quot;&quot;;0;[$'9aS-Cadiz'.M25])+IF([$'9a-Pt'.M25]=&quot;&quot;;0;[$'9a-Pt'.M25])=0;&quot;&quot;;IF([$'9aS-Cadiz'.M25]=&quot;&quot;;0;[$'9aS-Cadiz'.M25])+IF([$'9a-Pt'.M25]=&quot;&quot;;0;[$'9a-Pt'.M25]))">
            <text:p/>
          </table:table-cell>
          <table:table-cell table:style-name="ce72" table:formula="of:=IF(IF([$'9aS-Cadiz'.N25]=&quot;&quot;;0;[$'9aS-Cadiz'.N25])+IF([$'9a-Pt'.N25]=&quot;&quot;;0;[$'9a-Pt'.N25])=0;&quot;&quot;;IF([$'9aS-Cadiz'.N25]=&quot;&quot;;0;[$'9aS-Cadiz'.N25])+IF([$'9a-Pt'.N25]=&quot;&quot;;0;[$'9a-Pt'.N25]))" office:value-type="float" office:value="1838.04999012318" calcext:value-type="float">
            <text:p>1838</text:p>
          </table:table-cell>
          <table:table-cell table:style-name="ce72" table:formula="of:=IF(IF([$'9aS-Cadiz'.O25]=&quot;&quot;;0;[$'9aS-Cadiz'.O25])+IF([$'9a-Pt'.O25]=&quot;&quot;;0;[$'9a-Pt'.O25])=0;&quot;&quot;;IF([$'9aS-Cadiz'.O25]=&quot;&quot;;0;[$'9aS-Cadiz'.O25])+IF([$'9a-Pt'.O25]=&quot;&quot;;0;[$'9a-Pt'.O25]))" office:value-type="float" office:value="460.1936690391" calcext:value-type="float">
            <text:p>460</text:p>
          </table:table-cell>
          <table:table-cell table:style-name="ce72" table:formula="of:=IF(IF([$'9aS-Cadiz'.P25]=&quot;&quot;;0;[$'9aS-Cadiz'.P25])+IF([$'9a-Pt'.P25]=&quot;&quot;;0;[$'9a-Pt'.P25])=0;&quot;&quot;;IF([$'9aS-Cadiz'.P25]=&quot;&quot;;0;[$'9aS-Cadiz'.P25])+IF([$'9a-Pt'.P25]=&quot;&quot;;0;[$'9a-Pt'.P25]))">
            <text:p/>
          </table:table-cell>
          <table:table-cell table:style-name="ce72" table:formula="of:=IF(IF([$'9aS-Cadiz'.Q25]=&quot;&quot;;0;[$'9aS-Cadiz'.Q25])+IF([$'9a-Pt'.Q25]=&quot;&quot;;0;[$'9a-Pt'.Q25])=0;&quot;&quot;;IF([$'9aS-Cadiz'.Q25]=&quot;&quot;;0;[$'9aS-Cadiz'.Q25])+IF([$'9a-Pt'.Q25]=&quot;&quot;;0;[$'9a-Pt'.Q25]))">
            <text:p/>
          </table:table-cell>
          <table:table-cell table:style-name="ce72" table:formula="of:=IF(SUM([.M25:.Q25])=0;&quot;&quot;;SUM([.M25:.Q25]))" office:value-type="float" office:value="2298.24365916228" calcext:value-type="float">
            <text:p>2298</text:p>
          </table:table-cell>
          <table:table-cell table:style-name="ce99" table:formula="of:=IF([.J25]=&quot;&quot;;&quot;&quot;;[.J25])" office:value-type="float" office:value="189752052.043983" calcext:value-type="float">
            <text:p>189752052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6]+[$'9aS-Cadiz'.A26]" office:value-type="float" office:value="245178394.285072" calcext:value-type="float">
            <text:p>245178394</text:p>
          </table:table-cell>
          <table:table-cell table:style-name="ce71" table:formula="of:=[$'9a-Pt'.B26]+[$'9aS-Cadiz'.B26]" office:value-type="float" office:value="3358.29414423429" calcext:value-type="float">
            <text:p>3358</text:p>
          </table:table-cell>
          <table:table-cell table:style-name="ce75" table:formula="of:=([.E$1]*([.D26])^[.E$2])*[.A26]/1000" office:value-type="float" office:value="3286049.61883562" calcext:value-type="float">
            <text:p>3286050</text:p>
          </table:table-cell>
          <table:table-cell table:style-name="ce74" table:formula="of:=[.D25]+0.5" office:value-type="float" office:value="13.25" calcext:value-type="float">
            <text:p>13,25</text:p>
          </table:table-cell>
          <table:table-cell table:style-name="ce72" table:formula="of:=IF(IF([$'9aS-Cadiz'.E26]=&quot;&quot;;0;[$'9aS-Cadiz'.E26])+IF([$'9a-Pt'.E26]=&quot;&quot;;0;[$'9a-Pt'.E26])=0;&quot;&quot;;IF([$'9aS-Cadiz'.E26]=&quot;&quot;;0;[$'9aS-Cadiz'.E26])+IF([$'9a-Pt'.E26]=&quot;&quot;;0;[$'9a-Pt'.E26]))">
            <text:p/>
          </table:table-cell>
          <table:table-cell table:style-name="ce72" table:formula="of:=IF(IF([$'9aS-Cadiz'.F26]=&quot;&quot;;0;[$'9aS-Cadiz'.F26])+IF([$'9a-Pt'.F26]=&quot;&quot;;0;[$'9a-Pt'.F26])=0;&quot;&quot;;IF([$'9aS-Cadiz'.F26]=&quot;&quot;;0;[$'9aS-Cadiz'.F26])+IF([$'9a-Pt'.F26]=&quot;&quot;;0;[$'9a-Pt'.F26]))" office:value-type="float" office:value="155480406.683964" calcext:value-type="float">
            <text:p>155480407</text:p>
          </table:table-cell>
          <table:table-cell table:style-name="ce72" table:formula="of:=IF(IF([$'9aS-Cadiz'.G26]=&quot;&quot;;0;[$'9aS-Cadiz'.G26])+IF([$'9a-Pt'.G26]=&quot;&quot;;0;[$'9a-Pt'.G26])=0;&quot;&quot;;IF([$'9aS-Cadiz'.G26]=&quot;&quot;;0;[$'9aS-Cadiz'.G26])+IF([$'9a-Pt'.G26]=&quot;&quot;;0;[$'9a-Pt'.G26]))" office:value-type="float" office:value="89697987.6011086" calcext:value-type="float">
            <text:p>89697988</text:p>
          </table:table-cell>
          <table:table-cell table:style-name="ce72" table:formula="of:=IF(IF([$'9aS-Cadiz'.H26]=&quot;&quot;;0;[$'9aS-Cadiz'.H26])+IF([$'9a-Pt'.H26]=&quot;&quot;;0;[$'9a-Pt'.H26])=0;&quot;&quot;;IF([$'9aS-Cadiz'.H26]=&quot;&quot;;0;[$'9aS-Cadiz'.H26])+IF([$'9a-Pt'.H26]=&quot;&quot;;0;[$'9a-Pt'.H26]))">
            <text:p/>
          </table:table-cell>
          <table:table-cell table:style-name="ce72" table:formula="of:=IF(IF([$'9aS-Cadiz'.I26]=&quot;&quot;;0;[$'9aS-Cadiz'.I26])+IF([$'9a-Pt'.I26]=&quot;&quot;;0;[$'9a-Pt'.I26])=0;&quot;&quot;;IF([$'9aS-Cadiz'.I26]=&quot;&quot;;0;[$'9aS-Cadiz'.I26])+IF([$'9a-Pt'.I26]=&quot;&quot;;0;[$'9a-Pt'.I26]))">
            <text:p/>
          </table:table-cell>
          <table:table-cell table:style-name="ce72" table:formula="of:=IF(SUM([.E26:.I26])=0;&quot;&quot;;SUM([.E26:.I26]))" office:value-type="float" office:value="245178394.285072" calcext:value-type="float">
            <text:p>245178394</text:p>
          </table:table-cell>
          <table:table-cell/>
          <table:table-cell table:style-name="ce92" table:formula="of:=[.L25]+0.5" office:value-type="float" office:value="13" calcext:value-type="float">
            <text:p>13</text:p>
          </table:table-cell>
          <table:table-cell table:style-name="ce72" table:formula="of:=IF(IF([$'9aS-Cadiz'.M26]=&quot;&quot;;0;[$'9aS-Cadiz'.M26])+IF([$'9a-Pt'.M26]=&quot;&quot;;0;[$'9a-Pt'.M26])=0;&quot;&quot;;IF([$'9aS-Cadiz'.M26]=&quot;&quot;;0;[$'9aS-Cadiz'.M26])+IF([$'9a-Pt'.M26]=&quot;&quot;;0;[$'9a-Pt'.M26]))">
            <text:p/>
          </table:table-cell>
          <table:table-cell table:style-name="ce72" table:formula="of:=IF(IF([$'9aS-Cadiz'.N26]=&quot;&quot;;0;[$'9aS-Cadiz'.N26])+IF([$'9a-Pt'.N26]=&quot;&quot;;0;[$'9a-Pt'.N26])=0;&quot;&quot;;IF([$'9aS-Cadiz'.N26]=&quot;&quot;;0;[$'9aS-Cadiz'.N26])+IF([$'9a-Pt'.N26]=&quot;&quot;;0;[$'9a-Pt'.N26]))" office:value-type="float" office:value="2102.6125303192" calcext:value-type="float">
            <text:p>2103</text:p>
          </table:table-cell>
          <table:table-cell table:style-name="ce72" table:formula="of:=IF(IF([$'9aS-Cadiz'.O26]=&quot;&quot;;0;[$'9aS-Cadiz'.O26])+IF([$'9a-Pt'.O26]=&quot;&quot;;0;[$'9a-Pt'.O26])=0;&quot;&quot;;IF([$'9aS-Cadiz'.O26]=&quot;&quot;;0;[$'9aS-Cadiz'.O26])+IF([$'9a-Pt'.O26]=&quot;&quot;;0;[$'9a-Pt'.O26]))" office:value-type="float" office:value="1255.68161391508" calcext:value-type="float">
            <text:p>1256</text:p>
          </table:table-cell>
          <table:table-cell table:style-name="ce72" table:formula="of:=IF(IF([$'9aS-Cadiz'.P26]=&quot;&quot;;0;[$'9aS-Cadiz'.P26])+IF([$'9a-Pt'.P26]=&quot;&quot;;0;[$'9a-Pt'.P26])=0;&quot;&quot;;IF([$'9aS-Cadiz'.P26]=&quot;&quot;;0;[$'9aS-Cadiz'.P26])+IF([$'9a-Pt'.P26]=&quot;&quot;;0;[$'9a-Pt'.P26]))">
            <text:p/>
          </table:table-cell>
          <table:table-cell table:style-name="ce72" table:formula="of:=IF(IF([$'9aS-Cadiz'.Q26]=&quot;&quot;;0;[$'9aS-Cadiz'.Q26])+IF([$'9a-Pt'.Q26]=&quot;&quot;;0;[$'9a-Pt'.Q26])=0;&quot;&quot;;IF([$'9aS-Cadiz'.Q26]=&quot;&quot;;0;[$'9aS-Cadiz'.Q26])+IF([$'9a-Pt'.Q26]=&quot;&quot;;0;[$'9a-Pt'.Q26]))">
            <text:p/>
          </table:table-cell>
          <table:table-cell table:style-name="ce72" table:formula="of:=IF(SUM([.M26:.Q26])=0;&quot;&quot;;SUM([.M26:.Q26]))" office:value-type="float" office:value="3358.29414423429" calcext:value-type="float">
            <text:p>3358</text:p>
          </table:table-cell>
          <table:table-cell table:style-name="ce99" table:formula="of:=IF([.J26]=&quot;&quot;;&quot;&quot;;[.J26])" office:value-type="float" office:value="245178394.285072" calcext:value-type="float">
            <text:p>245178394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7]+[$'9aS-Cadiz'.A27]" office:value-type="float" office:value="316245400.677783" calcext:value-type="float">
            <text:p>316245401</text:p>
          </table:table-cell>
          <table:table-cell table:style-name="ce71" table:formula="of:=[$'9a-Pt'.B27]+[$'9aS-Cadiz'.B27]" office:value-type="float" office:value="4876.29501736447" calcext:value-type="float">
            <text:p>4876</text:p>
          </table:table-cell>
          <table:table-cell table:style-name="ce75" table:formula="of:=([.E$1]*([.D27])^[.E$2])*[.A27]/1000" office:value-type="float" office:value="4806938.26852899" calcext:value-type="float">
            <text:p>4806938</text:p>
          </table:table-cell>
          <table:table-cell table:style-name="ce74" table:formula="of:=[.D26]+0.5" office:value-type="float" office:value="13.75" calcext:value-type="float">
            <text:p>13,75</text:p>
          </table:table-cell>
          <table:table-cell table:style-name="ce72" table:formula="of:=IF(IF([$'9aS-Cadiz'.E27]=&quot;&quot;;0;[$'9aS-Cadiz'.E27])+IF([$'9a-Pt'.E27]=&quot;&quot;;0;[$'9a-Pt'.E27])=0;&quot;&quot;;IF([$'9aS-Cadiz'.E27]=&quot;&quot;;0;[$'9aS-Cadiz'.E27])+IF([$'9a-Pt'.E27]=&quot;&quot;;0;[$'9a-Pt'.E27]))">
            <text:p/>
          </table:table-cell>
          <table:table-cell table:style-name="ce72" table:formula="of:=IF(IF([$'9aS-Cadiz'.F27]=&quot;&quot;;0;[$'9aS-Cadiz'.F27])+IF([$'9a-Pt'.F27]=&quot;&quot;;0;[$'9a-Pt'.F27])=0;&quot;&quot;;IF([$'9aS-Cadiz'.F27]=&quot;&quot;;0;[$'9aS-Cadiz'.F27])+IF([$'9a-Pt'.F27]=&quot;&quot;;0;[$'9a-Pt'.F27]))" office:value-type="float" office:value="171194294.319661" calcext:value-type="float">
            <text:p>171194294</text:p>
          </table:table-cell>
          <table:table-cell table:style-name="ce72" table:formula="of:=IF(IF([$'9aS-Cadiz'.G27]=&quot;&quot;;0;[$'9aS-Cadiz'.G27])+IF([$'9a-Pt'.G27]=&quot;&quot;;0;[$'9a-Pt'.G27])=0;&quot;&quot;;IF([$'9aS-Cadiz'.G27]=&quot;&quot;;0;[$'9aS-Cadiz'.G27])+IF([$'9a-Pt'.G27]=&quot;&quot;;0;[$'9a-Pt'.G27]))" office:value-type="float" office:value="145051106.358122" calcext:value-type="float">
            <text:p>145051106</text:p>
          </table:table-cell>
          <table:table-cell table:style-name="ce72" table:formula="of:=IF(IF([$'9aS-Cadiz'.H27]=&quot;&quot;;0;[$'9aS-Cadiz'.H27])+IF([$'9a-Pt'.H27]=&quot;&quot;;0;[$'9a-Pt'.H27])=0;&quot;&quot;;IF([$'9aS-Cadiz'.H27]=&quot;&quot;;0;[$'9aS-Cadiz'.H27])+IF([$'9a-Pt'.H27]=&quot;&quot;;0;[$'9a-Pt'.H27]))">
            <text:p/>
          </table:table-cell>
          <table:table-cell table:style-name="ce72" table:formula="of:=IF(IF([$'9aS-Cadiz'.I27]=&quot;&quot;;0;[$'9aS-Cadiz'.I27])+IF([$'9a-Pt'.I27]=&quot;&quot;;0;[$'9a-Pt'.I27])=0;&quot;&quot;;IF([$'9aS-Cadiz'.I27]=&quot;&quot;;0;[$'9aS-Cadiz'.I27])+IF([$'9a-Pt'.I27]=&quot;&quot;;0;[$'9a-Pt'.I27]))">
            <text:p/>
          </table:table-cell>
          <table:table-cell table:style-name="ce72" table:formula="of:=IF(SUM([.E27:.I27])=0;&quot;&quot;;SUM([.E27:.I27]))" office:value-type="float" office:value="316245400.677783" calcext:value-type="float">
            <text:p>316245401</text:p>
          </table:table-cell>
          <table:table-cell/>
          <table:table-cell table:style-name="ce92" table:formula="of:=[.L26]+0.5" office:value-type="float" office:value="13.5" calcext:value-type="float">
            <text:p>13,5</text:p>
          </table:table-cell>
          <table:table-cell table:style-name="ce72" table:formula="of:=IF(IF([$'9aS-Cadiz'.M27]=&quot;&quot;;0;[$'9aS-Cadiz'.M27])+IF([$'9a-Pt'.M27]=&quot;&quot;;0;[$'9a-Pt'.M27])=0;&quot;&quot;;IF([$'9aS-Cadiz'.M27]=&quot;&quot;;0;[$'9aS-Cadiz'.M27])+IF([$'9a-Pt'.M27]=&quot;&quot;;0;[$'9a-Pt'.M27]))">
            <text:p/>
          </table:table-cell>
          <table:table-cell table:style-name="ce72" table:formula="of:=IF(IF([$'9aS-Cadiz'.N27]=&quot;&quot;;0;[$'9aS-Cadiz'.N27])+IF([$'9a-Pt'.N27]=&quot;&quot;;0;[$'9a-Pt'.N27])=0;&quot;&quot;;IF([$'9aS-Cadiz'.N27]=&quot;&quot;;0;[$'9aS-Cadiz'.N27])+IF([$'9a-Pt'.N27]=&quot;&quot;;0;[$'9a-Pt'.N27]))" office:value-type="float" office:value="2620.20702188947" calcext:value-type="float">
            <text:p>2620</text:p>
          </table:table-cell>
          <table:table-cell table:style-name="ce72" table:formula="of:=IF(IF([$'9aS-Cadiz'.O27]=&quot;&quot;;0;[$'9aS-Cadiz'.O27])+IF([$'9a-Pt'.O27]=&quot;&quot;;0;[$'9a-Pt'.O27])=0;&quot;&quot;;IF([$'9aS-Cadiz'.O27]=&quot;&quot;;0;[$'9aS-Cadiz'.O27])+IF([$'9a-Pt'.O27]=&quot;&quot;;0;[$'9a-Pt'.O27]))" office:value-type="float" office:value="2256.087995475" calcext:value-type="float">
            <text:p>2256</text:p>
          </table:table-cell>
          <table:table-cell table:style-name="ce72" table:formula="of:=IF(IF([$'9aS-Cadiz'.P27]=&quot;&quot;;0;[$'9aS-Cadiz'.P27])+IF([$'9a-Pt'.P27]=&quot;&quot;;0;[$'9a-Pt'.P27])=0;&quot;&quot;;IF([$'9aS-Cadiz'.P27]=&quot;&quot;;0;[$'9aS-Cadiz'.P27])+IF([$'9a-Pt'.P27]=&quot;&quot;;0;[$'9a-Pt'.P27]))">
            <text:p/>
          </table:table-cell>
          <table:table-cell table:style-name="ce72" table:formula="of:=IF(IF([$'9aS-Cadiz'.Q27]=&quot;&quot;;0;[$'9aS-Cadiz'.Q27])+IF([$'9a-Pt'.Q27]=&quot;&quot;;0;[$'9a-Pt'.Q27])=0;&quot;&quot;;IF([$'9aS-Cadiz'.Q27]=&quot;&quot;;0;[$'9aS-Cadiz'.Q27])+IF([$'9a-Pt'.Q27]=&quot;&quot;;0;[$'9a-Pt'.Q27]))">
            <text:p/>
          </table:table-cell>
          <table:table-cell table:style-name="ce72" table:formula="of:=IF(SUM([.M27:.Q27])=0;&quot;&quot;;SUM([.M27:.Q27]))" office:value-type="float" office:value="4876.29501736447" calcext:value-type="float">
            <text:p>4876</text:p>
          </table:table-cell>
          <table:table-cell table:style-name="ce99" table:formula="of:=IF([.J27]=&quot;&quot;;&quot;&quot;;[.J27])" office:value-type="float" office:value="316245400.677783" calcext:value-type="float">
            <text:p>316245401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8]+[$'9aS-Cadiz'.A28]" office:value-type="float" office:value="434143725.210843" calcext:value-type="float">
            <text:p>434143725</text:p>
          </table:table-cell>
          <table:table-cell table:style-name="ce71" table:formula="of:=[$'9a-Pt'.B28]+[$'9aS-Cadiz'.B28]" office:value-type="float" office:value="7512.47222024249" calcext:value-type="float">
            <text:p>7512</text:p>
          </table:table-cell>
          <table:table-cell table:style-name="ce75" table:formula="of:=([.E$1]*([.D28])^[.E$2])*[.A28]/1000" office:value-type="float" office:value="7450372.16178427" calcext:value-type="float">
            <text:p>7450372</text:p>
          </table:table-cell>
          <table:table-cell table:style-name="ce74" table:formula="of:=[.D27]+0.5" office:value-type="float" office:value="14.25" calcext:value-type="float">
            <text:p>14,25</text:p>
          </table:table-cell>
          <table:table-cell table:style-name="ce72" table:formula="of:=IF(IF([$'9aS-Cadiz'.E28]=&quot;&quot;;0;[$'9aS-Cadiz'.E28])+IF([$'9a-Pt'.E28]=&quot;&quot;;0;[$'9a-Pt'.E28])=0;&quot;&quot;;IF([$'9aS-Cadiz'.E28]=&quot;&quot;;0;[$'9aS-Cadiz'.E28])+IF([$'9a-Pt'.E28]=&quot;&quot;;0;[$'9a-Pt'.E28]))">
            <text:p/>
          </table:table-cell>
          <table:table-cell table:style-name="ce72" table:formula="of:=IF(IF([$'9aS-Cadiz'.F28]=&quot;&quot;;0;[$'9aS-Cadiz'.F28])+IF([$'9a-Pt'.F28]=&quot;&quot;;0;[$'9a-Pt'.F28])=0;&quot;&quot;;IF([$'9aS-Cadiz'.F28]=&quot;&quot;;0;[$'9aS-Cadiz'.F28])+IF([$'9a-Pt'.F28]=&quot;&quot;;0;[$'9a-Pt'.F28]))" office:value-type="float" office:value="306822840.187348" calcext:value-type="float">
            <text:p>306822840</text:p>
          </table:table-cell>
          <table:table-cell table:style-name="ce72" table:formula="of:=IF(IF([$'9aS-Cadiz'.G28]=&quot;&quot;;0;[$'9aS-Cadiz'.G28])+IF([$'9a-Pt'.G28]=&quot;&quot;;0;[$'9a-Pt'.G28])=0;&quot;&quot;;IF([$'9aS-Cadiz'.G28]=&quot;&quot;;0;[$'9aS-Cadiz'.G28])+IF([$'9a-Pt'.G28]=&quot;&quot;;0;[$'9a-Pt'.G28]))" office:value-type="float" office:value="127320885.023494" calcext:value-type="float">
            <text:p>127320885</text:p>
          </table:table-cell>
          <table:table-cell table:style-name="ce72" table:formula="of:=IF(IF([$'9aS-Cadiz'.H28]=&quot;&quot;;0;[$'9aS-Cadiz'.H28])+IF([$'9a-Pt'.H28]=&quot;&quot;;0;[$'9a-Pt'.H28])=0;&quot;&quot;;IF([$'9aS-Cadiz'.H28]=&quot;&quot;;0;[$'9aS-Cadiz'.H28])+IF([$'9a-Pt'.H28]=&quot;&quot;;0;[$'9a-Pt'.H28]))">
            <text:p/>
          </table:table-cell>
          <table:table-cell table:style-name="ce72" table:formula="of:=IF(IF([$'9aS-Cadiz'.I28]=&quot;&quot;;0;[$'9aS-Cadiz'.I28])+IF([$'9a-Pt'.I28]=&quot;&quot;;0;[$'9a-Pt'.I28])=0;&quot;&quot;;IF([$'9aS-Cadiz'.I28]=&quot;&quot;;0;[$'9aS-Cadiz'.I28])+IF([$'9a-Pt'.I28]=&quot;&quot;;0;[$'9a-Pt'.I28]))">
            <text:p/>
          </table:table-cell>
          <table:table-cell table:style-name="ce72" table:formula="of:=IF(SUM([.E28:.I28])=0;&quot;&quot;;SUM([.E28:.I28]))" office:value-type="float" office:value="434143725.210843" calcext:value-type="float">
            <text:p>434143725</text:p>
          </table:table-cell>
          <table:table-cell/>
          <table:table-cell table:style-name="ce92" table:formula="of:=[.L27]+0.5" office:value-type="float" office:value="14" calcext:value-type="float">
            <text:p>14</text:p>
          </table:table-cell>
          <table:table-cell table:style-name="ce72" table:formula="of:=IF(IF([$'9aS-Cadiz'.M28]=&quot;&quot;;0;[$'9aS-Cadiz'.M28])+IF([$'9a-Pt'.M28]=&quot;&quot;;0;[$'9a-Pt'.M28])=0;&quot;&quot;;IF([$'9aS-Cadiz'.M28]=&quot;&quot;;0;[$'9aS-Cadiz'.M28])+IF([$'9a-Pt'.M28]=&quot;&quot;;0;[$'9a-Pt'.M28]))">
            <text:p/>
          </table:table-cell>
          <table:table-cell table:style-name="ce72" table:formula="of:=IF(IF([$'9aS-Cadiz'.N28]=&quot;&quot;;0;[$'9aS-Cadiz'.N28])+IF([$'9a-Pt'.N28]=&quot;&quot;;0;[$'9a-Pt'.N28])=0;&quot;&quot;;IF([$'9aS-Cadiz'.N28]=&quot;&quot;;0;[$'9aS-Cadiz'.N28])+IF([$'9a-Pt'.N28]=&quot;&quot;;0;[$'9a-Pt'.N28]))" office:value-type="float" office:value="5268.10651856729" calcext:value-type="float">
            <text:p>5268</text:p>
          </table:table-cell>
          <table:table-cell table:style-name="ce72" table:formula="of:=IF(IF([$'9aS-Cadiz'.O28]=&quot;&quot;;0;[$'9aS-Cadiz'.O28])+IF([$'9a-Pt'.O28]=&quot;&quot;;0;[$'9a-Pt'.O28])=0;&quot;&quot;;IF([$'9aS-Cadiz'.O28]=&quot;&quot;;0;[$'9aS-Cadiz'.O28])+IF([$'9a-Pt'.O28]=&quot;&quot;;0;[$'9a-Pt'.O28]))" office:value-type="float" office:value="2244.3657016752" calcext:value-type="float">
            <text:p>2244</text:p>
          </table:table-cell>
          <table:table-cell table:style-name="ce72" table:formula="of:=IF(IF([$'9aS-Cadiz'.P28]=&quot;&quot;;0;[$'9aS-Cadiz'.P28])+IF([$'9a-Pt'.P28]=&quot;&quot;;0;[$'9a-Pt'.P28])=0;&quot;&quot;;IF([$'9aS-Cadiz'.P28]=&quot;&quot;;0;[$'9aS-Cadiz'.P28])+IF([$'9a-Pt'.P28]=&quot;&quot;;0;[$'9a-Pt'.P28]))">
            <text:p/>
          </table:table-cell>
          <table:table-cell table:style-name="ce72" table:formula="of:=IF(IF([$'9aS-Cadiz'.Q28]=&quot;&quot;;0;[$'9aS-Cadiz'.Q28])+IF([$'9a-Pt'.Q28]=&quot;&quot;;0;[$'9a-Pt'.Q28])=0;&quot;&quot;;IF([$'9aS-Cadiz'.Q28]=&quot;&quot;;0;[$'9aS-Cadiz'.Q28])+IF([$'9a-Pt'.Q28]=&quot;&quot;;0;[$'9a-Pt'.Q28]))">
            <text:p/>
          </table:table-cell>
          <table:table-cell table:style-name="ce72" table:formula="of:=IF(SUM([.M28:.Q28])=0;&quot;&quot;;SUM([.M28:.Q28]))" office:value-type="float" office:value="7512.47222024249" calcext:value-type="float">
            <text:p>7512</text:p>
          </table:table-cell>
          <table:table-cell table:style-name="ce99" table:formula="of:=IF([.J28]=&quot;&quot;;&quot;&quot;;[.J28])" office:value-type="float" office:value="434143725.210843" calcext:value-type="float">
            <text:p>434143725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29]+[$'9aS-Cadiz'.A29]" office:value-type="float" office:value="535063608.039189" calcext:value-type="float">
            <text:p>535063608</text:p>
          </table:table-cell>
          <table:table-cell table:style-name="ce71" table:formula="of:=[$'9a-Pt'.B29]+[$'9aS-Cadiz'.B29]" office:value-type="float" office:value="10375.0335562206" calcext:value-type="float">
            <text:p>10375</text:p>
          </table:table-cell>
          <table:table-cell table:style-name="ce75" table:formula="of:=([.E$1]*([.D29])^[.E$2])*[.A29]/1000" office:value-type="float" office:value="10323628.1361824" calcext:value-type="float">
            <text:p>10323628</text:p>
          </table:table-cell>
          <table:table-cell table:style-name="ce74" table:formula="of:=[.D28]+0.5" office:value-type="float" office:value="14.75" calcext:value-type="float">
            <text:p>14,75</text:p>
          </table:table-cell>
          <table:table-cell table:style-name="ce72" table:formula="of:=IF(IF([$'9aS-Cadiz'.E29]=&quot;&quot;;0;[$'9aS-Cadiz'.E29])+IF([$'9a-Pt'.E29]=&quot;&quot;;0;[$'9a-Pt'.E29])=0;&quot;&quot;;IF([$'9aS-Cadiz'.E29]=&quot;&quot;;0;[$'9aS-Cadiz'.E29])+IF([$'9a-Pt'.E29]=&quot;&quot;;0;[$'9a-Pt'.E29]))">
            <text:p/>
          </table:table-cell>
          <table:table-cell table:style-name="ce72" table:formula="of:=IF(IF([$'9aS-Cadiz'.F29]=&quot;&quot;;0;[$'9aS-Cadiz'.F29])+IF([$'9a-Pt'.F29]=&quot;&quot;;0;[$'9a-Pt'.F29])=0;&quot;&quot;;IF([$'9aS-Cadiz'.F29]=&quot;&quot;;0;[$'9aS-Cadiz'.F29])+IF([$'9a-Pt'.F29]=&quot;&quot;;0;[$'9a-Pt'.F29]))" office:value-type="float" office:value="213716987.211946" calcext:value-type="float">
            <text:p>213716987</text:p>
          </table:table-cell>
          <table:table-cell table:style-name="ce72" table:formula="of:=IF(IF([$'9aS-Cadiz'.G29]=&quot;&quot;;0;[$'9aS-Cadiz'.G29])+IF([$'9a-Pt'.G29]=&quot;&quot;;0;[$'9a-Pt'.G29])=0;&quot;&quot;;IF([$'9aS-Cadiz'.G29]=&quot;&quot;;0;[$'9aS-Cadiz'.G29])+IF([$'9a-Pt'.G29]=&quot;&quot;;0;[$'9a-Pt'.G29]))" office:value-type="float" office:value="294260464.129769" calcext:value-type="float">
            <text:p>294260464</text:p>
          </table:table-cell>
          <table:table-cell table:style-name="ce72" table:formula="of:=IF(IF([$'9aS-Cadiz'.H29]=&quot;&quot;;0;[$'9aS-Cadiz'.H29])+IF([$'9a-Pt'.H29]=&quot;&quot;;0;[$'9a-Pt'.H29])=0;&quot;&quot;;IF([$'9aS-Cadiz'.H29]=&quot;&quot;;0;[$'9aS-Cadiz'.H29])+IF([$'9a-Pt'.H29]=&quot;&quot;;0;[$'9a-Pt'.H29]))" office:value-type="float" office:value="27086156.6974739" calcext:value-type="float">
            <text:p>27086157</text:p>
          </table:table-cell>
          <table:table-cell table:style-name="ce72" table:formula="of:=IF(IF([$'9aS-Cadiz'.I29]=&quot;&quot;;0;[$'9aS-Cadiz'.I29])+IF([$'9a-Pt'.I29]=&quot;&quot;;0;[$'9a-Pt'.I29])=0;&quot;&quot;;IF([$'9aS-Cadiz'.I29]=&quot;&quot;;0;[$'9aS-Cadiz'.I29])+IF([$'9a-Pt'.I29]=&quot;&quot;;0;[$'9a-Pt'.I29]))">
            <text:p/>
          </table:table-cell>
          <table:table-cell table:style-name="ce72" table:formula="of:=IF(SUM([.E29:.I29])=0;&quot;&quot;;SUM([.E29:.I29]))" office:value-type="float" office:value="535063608.039189" calcext:value-type="float">
            <text:p>535063608</text:p>
          </table:table-cell>
          <table:table-cell/>
          <table:table-cell table:style-name="ce92" table:formula="of:=[.L28]+0.5" office:value-type="float" office:value="14.5" calcext:value-type="float">
            <text:p>14,5</text:p>
          </table:table-cell>
          <table:table-cell table:style-name="ce72" table:formula="of:=IF(IF([$'9aS-Cadiz'.M29]=&quot;&quot;;0;[$'9aS-Cadiz'.M29])+IF([$'9a-Pt'.M29]=&quot;&quot;;0;[$'9a-Pt'.M29])=0;&quot;&quot;;IF([$'9aS-Cadiz'.M29]=&quot;&quot;;0;[$'9aS-Cadiz'.M29])+IF([$'9a-Pt'.M29]=&quot;&quot;;0;[$'9a-Pt'.M29]))">
            <text:p/>
          </table:table-cell>
          <table:table-cell table:style-name="ce72" table:formula="of:=IF(IF([$'9aS-Cadiz'.N29]=&quot;&quot;;0;[$'9aS-Cadiz'.N29])+IF([$'9a-Pt'.N29]=&quot;&quot;;0;[$'9a-Pt'.N29])=0;&quot;&quot;;IF([$'9aS-Cadiz'.N29]=&quot;&quot;;0;[$'9aS-Cadiz'.N29])+IF([$'9a-Pt'.N29]=&quot;&quot;;0;[$'9a-Pt'.N29]))" office:value-type="float" office:value="4125.29380154086" calcext:value-type="float">
            <text:p>4125</text:p>
          </table:table-cell>
          <table:table-cell table:style-name="ce72" table:formula="of:=IF(IF([$'9aS-Cadiz'.O29]=&quot;&quot;;0;[$'9aS-Cadiz'.O29])+IF([$'9a-Pt'.O29]=&quot;&quot;;0;[$'9a-Pt'.O29])=0;&quot;&quot;;IF([$'9aS-Cadiz'.O29]=&quot;&quot;;0;[$'9aS-Cadiz'.O29])+IF([$'9a-Pt'.O29]=&quot;&quot;;0;[$'9a-Pt'.O29]))" office:value-type="float" office:value="5725.72867420641" calcext:value-type="float">
            <text:p>5726</text:p>
          </table:table-cell>
          <table:table-cell table:style-name="ce72" table:formula="of:=IF(IF([$'9aS-Cadiz'.P29]=&quot;&quot;;0;[$'9aS-Cadiz'.P29])+IF([$'9a-Pt'.P29]=&quot;&quot;;0;[$'9a-Pt'.P29])=0;&quot;&quot;;IF([$'9aS-Cadiz'.P29]=&quot;&quot;;0;[$'9aS-Cadiz'.P29])+IF([$'9a-Pt'.P29]=&quot;&quot;;0;[$'9a-Pt'.P29]))" office:value-type="float" office:value="524.011080473289" calcext:value-type="float">
            <text:p>524</text:p>
          </table:table-cell>
          <table:table-cell table:style-name="ce72" table:formula="of:=IF(IF([$'9aS-Cadiz'.Q29]=&quot;&quot;;0;[$'9aS-Cadiz'.Q29])+IF([$'9a-Pt'.Q29]=&quot;&quot;;0;[$'9a-Pt'.Q29])=0;&quot;&quot;;IF([$'9aS-Cadiz'.Q29]=&quot;&quot;;0;[$'9aS-Cadiz'.Q29])+IF([$'9a-Pt'.Q29]=&quot;&quot;;0;[$'9a-Pt'.Q29]))">
            <text:p/>
          </table:table-cell>
          <table:table-cell table:style-name="ce72" table:formula="of:=IF(SUM([.M29:.Q29])=0;&quot;&quot;;SUM([.M29:.Q29]))" office:value-type="float" office:value="10375.0335562206" calcext:value-type="float">
            <text:p>10375</text:p>
          </table:table-cell>
          <table:table-cell table:style-name="ce99" table:formula="of:=IF([.J29]=&quot;&quot;;&quot;&quot;;[.J29])" office:value-type="float" office:value="535063608.039189" calcext:value-type="float">
            <text:p>535063608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0]+[$'9aS-Cadiz'.A30]" office:value-type="float" office:value="667271652.461336" calcext:value-type="float">
            <text:p>667271652</text:p>
          </table:table-cell>
          <table:table-cell table:style-name="ce71" table:formula="of:=[$'9a-Pt'.B30]+[$'9aS-Cadiz'.B30]" office:value-type="float" office:value="14446.3928536964" calcext:value-type="float">
            <text:p>14446</text:p>
          </table:table-cell>
          <table:table-cell table:style-name="ce75" table:formula="of:=([.E$1]*([.D30])^[.E$2])*[.A30]/1000" office:value-type="float" office:value="14418354.8976786" calcext:value-type="float">
            <text:p>14418355</text:p>
          </table:table-cell>
          <table:table-cell table:style-name="ce74" table:formula="of:=[.D29]+0.5" office:value-type="float" office:value="15.25" calcext:value-type="float">
            <text:p>15,25</text:p>
          </table:table-cell>
          <table:table-cell table:style-name="ce72" table:formula="of:=IF(IF([$'9aS-Cadiz'.E30]=&quot;&quot;;0;[$'9aS-Cadiz'.E30])+IF([$'9a-Pt'.E30]=&quot;&quot;;0;[$'9a-Pt'.E30])=0;&quot;&quot;;IF([$'9aS-Cadiz'.E30]=&quot;&quot;;0;[$'9aS-Cadiz'.E30])+IF([$'9a-Pt'.E30]=&quot;&quot;;0;[$'9a-Pt'.E30]))">
            <text:p/>
          </table:table-cell>
          <table:table-cell table:style-name="ce72" table:formula="of:=IF(IF([$'9aS-Cadiz'.F30]=&quot;&quot;;0;[$'9aS-Cadiz'.F30])+IF([$'9a-Pt'.F30]=&quot;&quot;;0;[$'9a-Pt'.F30])=0;&quot;&quot;;IF([$'9aS-Cadiz'.F30]=&quot;&quot;;0;[$'9aS-Cadiz'.F30])+IF([$'9a-Pt'.F30]=&quot;&quot;;0;[$'9a-Pt'.F30]))" office:value-type="float" office:value="147027562.705363" calcext:value-type="float">
            <text:p>147027563</text:p>
          </table:table-cell>
          <table:table-cell table:style-name="ce72" table:formula="of:=IF(IF([$'9aS-Cadiz'.G30]=&quot;&quot;;0;[$'9aS-Cadiz'.G30])+IF([$'9a-Pt'.G30]=&quot;&quot;;0;[$'9a-Pt'.G30])=0;&quot;&quot;;IF([$'9aS-Cadiz'.G30]=&quot;&quot;;0;[$'9aS-Cadiz'.G30])+IF([$'9a-Pt'.G30]=&quot;&quot;;0;[$'9a-Pt'.G30]))" office:value-type="float" office:value="513567894.925314" calcext:value-type="float">
            <text:p>513567895</text:p>
          </table:table-cell>
          <table:table-cell table:style-name="ce72" table:formula="of:=IF(IF([$'9aS-Cadiz'.H30]=&quot;&quot;;0;[$'9aS-Cadiz'.H30])+IF([$'9a-Pt'.H30]=&quot;&quot;;0;[$'9a-Pt'.H30])=0;&quot;&quot;;IF([$'9aS-Cadiz'.H30]=&quot;&quot;;0;[$'9aS-Cadiz'.H30])+IF([$'9a-Pt'.H30]=&quot;&quot;;0;[$'9a-Pt'.H30]))" office:value-type="float" office:value="6676194.83065957" calcext:value-type="float">
            <text:p>6676195</text:p>
          </table:table-cell>
          <table:table-cell table:style-name="ce72" table:formula="of:=IF(IF([$'9aS-Cadiz'.I30]=&quot;&quot;;0;[$'9aS-Cadiz'.I30])+IF([$'9a-Pt'.I30]=&quot;&quot;;0;[$'9a-Pt'.I30])=0;&quot;&quot;;IF([$'9aS-Cadiz'.I30]=&quot;&quot;;0;[$'9aS-Cadiz'.I30])+IF([$'9a-Pt'.I30]=&quot;&quot;;0;[$'9a-Pt'.I30]))">
            <text:p/>
          </table:table-cell>
          <table:table-cell table:style-name="ce72" table:formula="of:=IF(SUM([.E30:.I30])=0;&quot;&quot;;SUM([.E30:.I30]))" office:value-type="float" office:value="667271652.461336" calcext:value-type="float">
            <text:p>667271652</text:p>
          </table:table-cell>
          <table:table-cell/>
          <table:table-cell table:style-name="ce92" table:formula="of:=[.L29]+0.5" office:value-type="float" office:value="15" calcext:value-type="float">
            <text:p>15</text:p>
          </table:table-cell>
          <table:table-cell table:style-name="ce72" table:formula="of:=IF(IF([$'9aS-Cadiz'.M30]=&quot;&quot;;0;[$'9aS-Cadiz'.M30])+IF([$'9a-Pt'.M30]=&quot;&quot;;0;[$'9a-Pt'.M30])=0;&quot;&quot;;IF([$'9aS-Cadiz'.M30]=&quot;&quot;;0;[$'9aS-Cadiz'.M30])+IF([$'9a-Pt'.M30]=&quot;&quot;;0;[$'9a-Pt'.M30]))">
            <text:p/>
          </table:table-cell>
          <table:table-cell table:style-name="ce72" table:formula="of:=IF(IF([$'9aS-Cadiz'.N30]=&quot;&quot;;0;[$'9aS-Cadiz'.N30])+IF([$'9a-Pt'.N30]=&quot;&quot;;0;[$'9a-Pt'.N30])=0;&quot;&quot;;IF([$'9aS-Cadiz'.N30]=&quot;&quot;;0;[$'9aS-Cadiz'.N30])+IF([$'9a-Pt'.N30]=&quot;&quot;;0;[$'9a-Pt'.N30]))" office:value-type="float" office:value="3179.83257687508" calcext:value-type="float">
            <text:p>3180</text:p>
          </table:table-cell>
          <table:table-cell table:style-name="ce72" table:formula="of:=IF(IF([$'9aS-Cadiz'.O30]=&quot;&quot;;0;[$'9aS-Cadiz'.O30])+IF([$'9a-Pt'.O30]=&quot;&quot;;0;[$'9a-Pt'.O30])=0;&quot;&quot;;IF([$'9aS-Cadiz'.O30]=&quot;&quot;;0;[$'9aS-Cadiz'.O30])+IF([$'9a-Pt'.O30]=&quot;&quot;;0;[$'9a-Pt'.O30]))" office:value-type="float" office:value="11114.2093777654" calcext:value-type="float">
            <text:p>11114</text:p>
          </table:table-cell>
          <table:table-cell table:style-name="ce72" table:formula="of:=IF(IF([$'9aS-Cadiz'.P30]=&quot;&quot;;0;[$'9aS-Cadiz'.P30])+IF([$'9a-Pt'.P30]=&quot;&quot;;0;[$'9a-Pt'.P30])=0;&quot;&quot;;IF([$'9aS-Cadiz'.P30]=&quot;&quot;;0;[$'9aS-Cadiz'.P30])+IF([$'9a-Pt'.P30]=&quot;&quot;;0;[$'9a-Pt'.P30]))" office:value-type="float" office:value="152.350899055922" calcext:value-type="float">
            <text:p>152</text:p>
          </table:table-cell>
          <table:table-cell table:style-name="ce72" table:formula="of:=IF(IF([$'9aS-Cadiz'.Q30]=&quot;&quot;;0;[$'9aS-Cadiz'.Q30])+IF([$'9a-Pt'.Q30]=&quot;&quot;;0;[$'9a-Pt'.Q30])=0;&quot;&quot;;IF([$'9aS-Cadiz'.Q30]=&quot;&quot;;0;[$'9aS-Cadiz'.Q30])+IF([$'9a-Pt'.Q30]=&quot;&quot;;0;[$'9a-Pt'.Q30]))">
            <text:p/>
          </table:table-cell>
          <table:table-cell table:style-name="ce72" table:formula="of:=IF(SUM([.M30:.Q30])=0;&quot;&quot;;SUM([.M30:.Q30]))" office:value-type="float" office:value="14446.3928536964" calcext:value-type="float">
            <text:p>14446</text:p>
          </table:table-cell>
          <table:table-cell table:style-name="ce99" table:formula="of:=IF([.J30]=&quot;&quot;;&quot;&quot;;[.J30])" office:value-type="float" office:value="667271652.461336" calcext:value-type="float">
            <text:p>667271652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1]+[$'9aS-Cadiz'.A31]" office:value-type="float" office:value="766282908.466893" calcext:value-type="float">
            <text:p>766282908</text:p>
          </table:table-cell>
          <table:table-cell table:style-name="ce71" table:formula="of:=[$'9a-Pt'.B31]+[$'9aS-Cadiz'.B31]" office:value-type="float" office:value="18493.595244693" calcext:value-type="float">
            <text:p>18494</text:p>
          </table:table-cell>
          <table:table-cell table:style-name="ce75" table:formula="of:=([.E$1]*([.D31])^[.E$2])*[.A31]/1000" office:value-type="float" office:value="18475718.8107202" calcext:value-type="float">
            <text:p>18475719</text:p>
          </table:table-cell>
          <table:table-cell table:style-name="ce74" table:formula="of:=[.D30]+0.5" office:value-type="float" office:value="15.75" calcext:value-type="float">
            <text:p>15,75</text:p>
          </table:table-cell>
          <table:table-cell table:style-name="ce72" table:formula="of:=IF(IF([$'9aS-Cadiz'.E31]=&quot;&quot;;0;[$'9aS-Cadiz'.E31])+IF([$'9a-Pt'.E31]=&quot;&quot;;0;[$'9a-Pt'.E31])=0;&quot;&quot;;IF([$'9aS-Cadiz'.E31]=&quot;&quot;;0;[$'9aS-Cadiz'.E31])+IF([$'9a-Pt'.E31]=&quot;&quot;;0;[$'9a-Pt'.E31]))">
            <text:p/>
          </table:table-cell>
          <table:table-cell table:style-name="ce72" table:formula="of:=IF(IF([$'9aS-Cadiz'.F31]=&quot;&quot;;0;[$'9aS-Cadiz'.F31])+IF([$'9a-Pt'.F31]=&quot;&quot;;0;[$'9a-Pt'.F31])=0;&quot;&quot;;IF([$'9aS-Cadiz'.F31]=&quot;&quot;;0;[$'9aS-Cadiz'.F31])+IF([$'9a-Pt'.F31]=&quot;&quot;;0;[$'9a-Pt'.F31]))" office:value-type="float" office:value="40452498.3937443" calcext:value-type="float">
            <text:p>40452498</text:p>
          </table:table-cell>
          <table:table-cell table:style-name="ce72" table:formula="of:=IF(IF([$'9aS-Cadiz'.G31]=&quot;&quot;;0;[$'9aS-Cadiz'.G31])+IF([$'9a-Pt'.G31]=&quot;&quot;;0;[$'9a-Pt'.G31])=0;&quot;&quot;;IF([$'9aS-Cadiz'.G31]=&quot;&quot;;0;[$'9aS-Cadiz'.G31])+IF([$'9a-Pt'.G31]=&quot;&quot;;0;[$'9a-Pt'.G31]))" office:value-type="float" office:value="467736529.088961" calcext:value-type="float">
            <text:p>467736529</text:p>
          </table:table-cell>
          <table:table-cell table:style-name="ce72" table:formula="of:=IF(IF([$'9aS-Cadiz'.H31]=&quot;&quot;;0;[$'9aS-Cadiz'.H31])+IF([$'9a-Pt'.H31]=&quot;&quot;;0;[$'9a-Pt'.H31])=0;&quot;&quot;;IF([$'9aS-Cadiz'.H31]=&quot;&quot;;0;[$'9aS-Cadiz'.H31])+IF([$'9a-Pt'.H31]=&quot;&quot;;0;[$'9a-Pt'.H31]))" office:value-type="float" office:value="258093880.984187" calcext:value-type="float">
            <text:p>258093881</text:p>
          </table:table-cell>
          <table:table-cell table:style-name="ce72" table:formula="of:=IF(IF([$'9aS-Cadiz'.I31]=&quot;&quot;;0;[$'9aS-Cadiz'.I31])+IF([$'9a-Pt'.I31]=&quot;&quot;;0;[$'9a-Pt'.I31])=0;&quot;&quot;;IF([$'9aS-Cadiz'.I31]=&quot;&quot;;0;[$'9aS-Cadiz'.I31])+IF([$'9a-Pt'.I31]=&quot;&quot;;0;[$'9a-Pt'.I31]))">
            <text:p/>
          </table:table-cell>
          <table:table-cell table:style-name="ce72" table:formula="of:=IF(SUM([.E31:.I31])=0;&quot;&quot;;SUM([.E31:.I31]))" office:value-type="float" office:value="766282908.466893" calcext:value-type="float">
            <text:p>766282908</text:p>
          </table:table-cell>
          <table:table-cell/>
          <table:table-cell table:style-name="ce92" table:formula="of:=[.L30]+0.5" office:value-type="float" office:value="15.5" calcext:value-type="float">
            <text:p>15,5</text:p>
          </table:table-cell>
          <table:table-cell table:style-name="ce72" table:formula="of:=IF(IF([$'9aS-Cadiz'.M31]=&quot;&quot;;0;[$'9aS-Cadiz'.M31])+IF([$'9a-Pt'.M31]=&quot;&quot;;0;[$'9a-Pt'.M31])=0;&quot;&quot;;IF([$'9aS-Cadiz'.M31]=&quot;&quot;;0;[$'9aS-Cadiz'.M31])+IF([$'9a-Pt'.M31]=&quot;&quot;;0;[$'9a-Pt'.M31]))">
            <text:p/>
          </table:table-cell>
          <table:table-cell table:style-name="ce72" table:formula="of:=IF(IF([$'9aS-Cadiz'.N31]=&quot;&quot;;0;[$'9aS-Cadiz'.N31])+IF([$'9a-Pt'.N31]=&quot;&quot;;0;[$'9a-Pt'.N31])=0;&quot;&quot;;IF([$'9aS-Cadiz'.N31]=&quot;&quot;;0;[$'9aS-Cadiz'.N31])+IF([$'9a-Pt'.N31]=&quot;&quot;;0;[$'9a-Pt'.N31]))" office:value-type="float" office:value="975.343410711371" calcext:value-type="float">
            <text:p>975</text:p>
          </table:table-cell>
          <table:table-cell table:style-name="ce72" table:formula="of:=IF(IF([$'9aS-Cadiz'.O31]=&quot;&quot;;0;[$'9aS-Cadiz'.O31])+IF([$'9a-Pt'.O31]=&quot;&quot;;0;[$'9a-Pt'.O31])=0;&quot;&quot;;IF([$'9aS-Cadiz'.O31]=&quot;&quot;;0;[$'9aS-Cadiz'.O31])+IF([$'9a-Pt'.O31]=&quot;&quot;;0;[$'9a-Pt'.O31]))" office:value-type="float" office:value="11283.3045993097" calcext:value-type="float">
            <text:p>11283</text:p>
          </table:table-cell>
          <table:table-cell table:style-name="ce72" table:formula="of:=IF(IF([$'9aS-Cadiz'.P31]=&quot;&quot;;0;[$'9aS-Cadiz'.P31])+IF([$'9a-Pt'.P31]=&quot;&quot;;0;[$'9a-Pt'.P31])=0;&quot;&quot;;IF([$'9aS-Cadiz'.P31]=&quot;&quot;;0;[$'9aS-Cadiz'.P31])+IF([$'9a-Pt'.P31]=&quot;&quot;;0;[$'9a-Pt'.P31]))" office:value-type="float" office:value="6234.94723467188" calcext:value-type="float">
            <text:p>6235</text:p>
          </table:table-cell>
          <table:table-cell table:style-name="ce72" table:formula="of:=IF(IF([$'9aS-Cadiz'.Q31]=&quot;&quot;;0;[$'9aS-Cadiz'.Q31])+IF([$'9a-Pt'.Q31]=&quot;&quot;;0;[$'9a-Pt'.Q31])=0;&quot;&quot;;IF([$'9aS-Cadiz'.Q31]=&quot;&quot;;0;[$'9aS-Cadiz'.Q31])+IF([$'9a-Pt'.Q31]=&quot;&quot;;0;[$'9a-Pt'.Q31]))">
            <text:p/>
          </table:table-cell>
          <table:table-cell table:style-name="ce72" table:formula="of:=IF(SUM([.M31:.Q31])=0;&quot;&quot;;SUM([.M31:.Q31]))" office:value-type="float" office:value="18493.595244693" calcext:value-type="float">
            <text:p>18494</text:p>
          </table:table-cell>
          <table:table-cell table:style-name="ce99" table:formula="of:=IF([.J31]=&quot;&quot;;&quot;&quot;;[.J31])" office:value-type="float" office:value="766282908.466893" calcext:value-type="float">
            <text:p>766282908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2]+[$'9aS-Cadiz'.A32]" office:value-type="float" office:value="677749752.154888" calcext:value-type="float">
            <text:p>677749752</text:p>
          </table:table-cell>
          <table:table-cell table:style-name="ce71" table:formula="of:=[$'9a-Pt'.B32]+[$'9aS-Cadiz'.B32]" office:value-type="float" office:value="18175.603855376" calcext:value-type="float">
            <text:p>18176</text:p>
          </table:table-cell>
          <table:table-cell table:style-name="ce75" table:formula="of:=([.E$1]*([.D32])^[.E$2])*[.A32]/1000" office:value-type="float" office:value="18171593.8462555" calcext:value-type="float">
            <text:p>18171594</text:p>
          </table:table-cell>
          <table:table-cell table:style-name="ce74" table:formula="of:=[.D31]+0.5" office:value-type="float" office:value="16.25" calcext:value-type="float">
            <text:p>16,25</text:p>
          </table:table-cell>
          <table:table-cell table:style-name="ce72" table:formula="of:=IF(IF([$'9aS-Cadiz'.E32]=&quot;&quot;;0;[$'9aS-Cadiz'.E32])+IF([$'9a-Pt'.E32]=&quot;&quot;;0;[$'9a-Pt'.E32])=0;&quot;&quot;;IF([$'9aS-Cadiz'.E32]=&quot;&quot;;0;[$'9aS-Cadiz'.E32])+IF([$'9a-Pt'.E32]=&quot;&quot;;0;[$'9a-Pt'.E32]))">
            <text:p/>
          </table:table-cell>
          <table:table-cell table:style-name="ce72" table:formula="of:=IF(IF([$'9aS-Cadiz'.F32]=&quot;&quot;;0;[$'9aS-Cadiz'.F32])+IF([$'9a-Pt'.F32]=&quot;&quot;;0;[$'9a-Pt'.F32])=0;&quot;&quot;;IF([$'9aS-Cadiz'.F32]=&quot;&quot;;0;[$'9aS-Cadiz'.F32])+IF([$'9a-Pt'.F32]=&quot;&quot;;0;[$'9a-Pt'.F32]))" office:value-type="float" office:value="124780833.508715" calcext:value-type="float">
            <text:p>124780834</text:p>
          </table:table-cell>
          <table:table-cell table:style-name="ce72" table:formula="of:=IF(IF([$'9aS-Cadiz'.G32]=&quot;&quot;;0;[$'9aS-Cadiz'.G32])+IF([$'9a-Pt'.G32]=&quot;&quot;;0;[$'9a-Pt'.G32])=0;&quot;&quot;;IF([$'9aS-Cadiz'.G32]=&quot;&quot;;0;[$'9aS-Cadiz'.G32])+IF([$'9a-Pt'.G32]=&quot;&quot;;0;[$'9a-Pt'.G32]))" office:value-type="float" office:value="295258324.350185" calcext:value-type="float">
            <text:p>295258324</text:p>
          </table:table-cell>
          <table:table-cell table:style-name="ce72" table:formula="of:=IF(IF([$'9aS-Cadiz'.H32]=&quot;&quot;;0;[$'9aS-Cadiz'.H32])+IF([$'9a-Pt'.H32]=&quot;&quot;;0;[$'9a-Pt'.H32])=0;&quot;&quot;;IF([$'9aS-Cadiz'.H32]=&quot;&quot;;0;[$'9aS-Cadiz'.H32])+IF([$'9a-Pt'.H32]=&quot;&quot;;0;[$'9a-Pt'.H32]))" office:value-type="float" office:value="257710594.295988" calcext:value-type="float">
            <text:p>257710594</text:p>
          </table:table-cell>
          <table:table-cell table:style-name="ce72" table:formula="of:=IF(IF([$'9aS-Cadiz'.I32]=&quot;&quot;;0;[$'9aS-Cadiz'.I32])+IF([$'9a-Pt'.I32]=&quot;&quot;;0;[$'9a-Pt'.I32])=0;&quot;&quot;;IF([$'9aS-Cadiz'.I32]=&quot;&quot;;0;[$'9aS-Cadiz'.I32])+IF([$'9a-Pt'.I32]=&quot;&quot;;0;[$'9a-Pt'.I32]))">
            <text:p/>
          </table:table-cell>
          <table:table-cell table:style-name="ce72" table:formula="of:=IF(SUM([.E32:.I32])=0;&quot;&quot;;SUM([.E32:.I32]))" office:value-type="float" office:value="677749752.154888" calcext:value-type="float">
            <text:p>677749752</text:p>
          </table:table-cell>
          <table:table-cell/>
          <table:table-cell table:style-name="ce92" table:formula="of:=[.L31]+0.5" office:value-type="float" office:value="16" calcext:value-type="float">
            <text:p>16</text:p>
          </table:table-cell>
          <table:table-cell table:style-name="ce72" table:formula="of:=IF(IF([$'9aS-Cadiz'.M32]=&quot;&quot;;0;[$'9aS-Cadiz'.M32])+IF([$'9a-Pt'.M32]=&quot;&quot;;0;[$'9a-Pt'.M32])=0;&quot;&quot;;IF([$'9aS-Cadiz'.M32]=&quot;&quot;;0;[$'9aS-Cadiz'.M32])+IF([$'9a-Pt'.M32]=&quot;&quot;;0;[$'9a-Pt'.M32]))">
            <text:p/>
          </table:table-cell>
          <table:table-cell table:style-name="ce72" table:formula="of:=IF(IF([$'9aS-Cadiz'.N32]=&quot;&quot;;0;[$'9aS-Cadiz'.N32])+IF([$'9a-Pt'.N32]=&quot;&quot;;0;[$'9a-Pt'.N32])=0;&quot;&quot;;IF([$'9aS-Cadiz'.N32]=&quot;&quot;;0;[$'9aS-Cadiz'.N32])+IF([$'9a-Pt'.N32]=&quot;&quot;;0;[$'9a-Pt'.N32]))" office:value-type="float" office:value="3345.58090077973" calcext:value-type="float">
            <text:p>3346</text:p>
          </table:table-cell>
          <table:table-cell table:style-name="ce72" table:formula="of:=IF(IF([$'9aS-Cadiz'.O32]=&quot;&quot;;0;[$'9aS-Cadiz'.O32])+IF([$'9a-Pt'.O32]=&quot;&quot;;0;[$'9a-Pt'.O32])=0;&quot;&quot;;IF([$'9aS-Cadiz'.O32]=&quot;&quot;;0;[$'9aS-Cadiz'.O32])+IF([$'9a-Pt'.O32]=&quot;&quot;;0;[$'9a-Pt'.O32]))" office:value-type="float" office:value="7918.49369175866" calcext:value-type="float">
            <text:p>7918</text:p>
          </table:table-cell>
          <table:table-cell table:style-name="ce72" table:formula="of:=IF(IF([$'9aS-Cadiz'.P32]=&quot;&quot;;0;[$'9aS-Cadiz'.P32])+IF([$'9a-Pt'.P32]=&quot;&quot;;0;[$'9a-Pt'.P32])=0;&quot;&quot;;IF([$'9aS-Cadiz'.P32]=&quot;&quot;;0;[$'9aS-Cadiz'.P32])+IF([$'9a-Pt'.P32]=&quot;&quot;;0;[$'9a-Pt'.P32]))" office:value-type="float" office:value="6911.52926283762" calcext:value-type="float">
            <text:p>6912</text:p>
          </table:table-cell>
          <table:table-cell table:style-name="ce72" table:formula="of:=IF(IF([$'9aS-Cadiz'.Q32]=&quot;&quot;;0;[$'9aS-Cadiz'.Q32])+IF([$'9a-Pt'.Q32]=&quot;&quot;;0;[$'9a-Pt'.Q32])=0;&quot;&quot;;IF([$'9aS-Cadiz'.Q32]=&quot;&quot;;0;[$'9aS-Cadiz'.Q32])+IF([$'9a-Pt'.Q32]=&quot;&quot;;0;[$'9a-Pt'.Q32]))">
            <text:p/>
          </table:table-cell>
          <table:table-cell table:style-name="ce72" table:formula="of:=IF(SUM([.M32:.Q32])=0;&quot;&quot;;SUM([.M32:.Q32]))" office:value-type="float" office:value="18175.603855376" calcext:value-type="float">
            <text:p>18176</text:p>
          </table:table-cell>
          <table:table-cell table:style-name="ce99" table:formula="of:=IF([.J32]=&quot;&quot;;&quot;&quot;;[.J32])" office:value-type="float" office:value="677749752.154888" calcext:value-type="float">
            <text:p>677749752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3]+[$'9aS-Cadiz'.A33]" office:value-type="float" office:value="542748679.480953" calcext:value-type="float">
            <text:p>542748679</text:p>
          </table:table-cell>
          <table:table-cell table:style-name="ce71" table:formula="of:=[$'9a-Pt'.B33]+[$'9aS-Cadiz'.B33]" office:value-type="float" office:value="16123.977754475" calcext:value-type="float">
            <text:p>16124</text:p>
          </table:table-cell>
          <table:table-cell table:style-name="ce75" table:formula="of:=([.E$1]*([.D33])^[.E$2])*[.A33]/1000" office:value-type="float" office:value="16130073.4283185" calcext:value-type="float">
            <text:p>16130073</text:p>
          </table:table-cell>
          <table:table-cell table:style-name="ce74" table:formula="of:=[.D32]+0.5" office:value-type="float" office:value="16.75" calcext:value-type="float">
            <text:p>16,75</text:p>
          </table:table-cell>
          <table:table-cell table:style-name="ce72" table:formula="of:=IF(IF([$'9aS-Cadiz'.E33]=&quot;&quot;;0;[$'9aS-Cadiz'.E33])+IF([$'9a-Pt'.E33]=&quot;&quot;;0;[$'9a-Pt'.E33])=0;&quot;&quot;;IF([$'9aS-Cadiz'.E33]=&quot;&quot;;0;[$'9aS-Cadiz'.E33])+IF([$'9a-Pt'.E33]=&quot;&quot;;0;[$'9a-Pt'.E33]))">
            <text:p/>
          </table:table-cell>
          <table:table-cell table:style-name="ce72" table:formula="of:=IF(IF([$'9aS-Cadiz'.F33]=&quot;&quot;;0;[$'9aS-Cadiz'.F33])+IF([$'9a-Pt'.F33]=&quot;&quot;;0;[$'9a-Pt'.F33])=0;&quot;&quot;;IF([$'9aS-Cadiz'.F33]=&quot;&quot;;0;[$'9aS-Cadiz'.F33])+IF([$'9a-Pt'.F33]=&quot;&quot;;0;[$'9a-Pt'.F33]))" office:value-type="float" office:value="2959484.3413911" calcext:value-type="float">
            <text:p>2959484</text:p>
          </table:table-cell>
          <table:table-cell table:style-name="ce72" table:formula="of:=IF(IF([$'9aS-Cadiz'.G33]=&quot;&quot;;0;[$'9aS-Cadiz'.G33])+IF([$'9a-Pt'.G33]=&quot;&quot;;0;[$'9a-Pt'.G33])=0;&quot;&quot;;IF([$'9aS-Cadiz'.G33]=&quot;&quot;;0;[$'9aS-Cadiz'.G33])+IF([$'9a-Pt'.G33]=&quot;&quot;;0;[$'9a-Pt'.G33]))" office:value-type="float" office:value="221063134.382058" calcext:value-type="float">
            <text:p>221063134</text:p>
          </table:table-cell>
          <table:table-cell table:style-name="ce72" table:formula="of:=IF(IF([$'9aS-Cadiz'.H33]=&quot;&quot;;0;[$'9aS-Cadiz'.H33])+IF([$'9a-Pt'.H33]=&quot;&quot;;0;[$'9a-Pt'.H33])=0;&quot;&quot;;IF([$'9aS-Cadiz'.H33]=&quot;&quot;;0;[$'9aS-Cadiz'.H33])+IF([$'9a-Pt'.H33]=&quot;&quot;;0;[$'9a-Pt'.H33]))" office:value-type="float" office:value="318726060.757504" calcext:value-type="float">
            <text:p>318726061</text:p>
          </table:table-cell>
          <table:table-cell table:style-name="ce72" table:formula="of:=IF(IF([$'9aS-Cadiz'.I33]=&quot;&quot;;0;[$'9aS-Cadiz'.I33])+IF([$'9a-Pt'.I33]=&quot;&quot;;0;[$'9a-Pt'.I33])=0;&quot;&quot;;IF([$'9aS-Cadiz'.I33]=&quot;&quot;;0;[$'9aS-Cadiz'.I33])+IF([$'9a-Pt'.I33]=&quot;&quot;;0;[$'9a-Pt'.I33]))">
            <text:p/>
          </table:table-cell>
          <table:table-cell table:style-name="ce72" table:formula="of:=IF(SUM([.E33:.I33])=0;&quot;&quot;;SUM([.E33:.I33]))" office:value-type="float" office:value="542748679.480953" calcext:value-type="float">
            <text:p>542748679</text:p>
          </table:table-cell>
          <table:table-cell/>
          <table:table-cell table:style-name="ce92" table:formula="of:=[.L32]+0.5" office:value-type="float" office:value="16.5" calcext:value-type="float">
            <text:p>16,5</text:p>
          </table:table-cell>
          <table:table-cell table:style-name="ce72" table:formula="of:=IF(IF([$'9aS-Cadiz'.M33]=&quot;&quot;;0;[$'9aS-Cadiz'.M33])+IF([$'9a-Pt'.M33]=&quot;&quot;;0;[$'9a-Pt'.M33])=0;&quot;&quot;;IF([$'9aS-Cadiz'.M33]=&quot;&quot;;0;[$'9aS-Cadiz'.M33])+IF([$'9a-Pt'.M33]=&quot;&quot;;0;[$'9a-Pt'.M33]))">
            <text:p/>
          </table:table-cell>
          <table:table-cell table:style-name="ce72" table:formula="of:=IF(IF([$'9aS-Cadiz'.N33]=&quot;&quot;;0;[$'9aS-Cadiz'.N33])+IF([$'9a-Pt'.N33]=&quot;&quot;;0;[$'9a-Pt'.N33])=0;&quot;&quot;;IF([$'9aS-Cadiz'.N33]=&quot;&quot;;0;[$'9aS-Cadiz'.N33])+IF([$'9a-Pt'.N33]=&quot;&quot;;0;[$'9a-Pt'.N33]))" office:value-type="float" office:value="86.9010407645089" calcext:value-type="float">
            <text:p>87</text:p>
          </table:table-cell>
          <table:table-cell table:style-name="ce72" table:formula="of:=IF(IF([$'9aS-Cadiz'.O33]=&quot;&quot;;0;[$'9aS-Cadiz'.O33])+IF([$'9a-Pt'.O33]=&quot;&quot;;0;[$'9a-Pt'.O33])=0;&quot;&quot;;IF([$'9aS-Cadiz'.O33]=&quot;&quot;;0;[$'9aS-Cadiz'.O33])+IF([$'9a-Pt'.O33]=&quot;&quot;;0;[$'9a-Pt'.O33]))" office:value-type="float" office:value="6568.78527272668" calcext:value-type="float">
            <text:p>6569</text:p>
          </table:table-cell>
          <table:table-cell table:style-name="ce72" table:formula="of:=IF(IF([$'9aS-Cadiz'.P33]=&quot;&quot;;0;[$'9aS-Cadiz'.P33])+IF([$'9a-Pt'.P33]=&quot;&quot;;0;[$'9a-Pt'.P33])=0;&quot;&quot;;IF([$'9aS-Cadiz'.P33]=&quot;&quot;;0;[$'9aS-Cadiz'.P33])+IF([$'9a-Pt'.P33]=&quot;&quot;;0;[$'9a-Pt'.P33]))" office:value-type="float" office:value="9468.29144098383" calcext:value-type="float">
            <text:p>9468</text:p>
          </table:table-cell>
          <table:table-cell table:style-name="ce72" table:formula="of:=IF(IF([$'9aS-Cadiz'.Q33]=&quot;&quot;;0;[$'9aS-Cadiz'.Q33])+IF([$'9a-Pt'.Q33]=&quot;&quot;;0;[$'9a-Pt'.Q33])=0;&quot;&quot;;IF([$'9aS-Cadiz'.Q33]=&quot;&quot;;0;[$'9aS-Cadiz'.Q33])+IF([$'9a-Pt'.Q33]=&quot;&quot;;0;[$'9a-Pt'.Q33]))">
            <text:p/>
          </table:table-cell>
          <table:table-cell table:style-name="ce72" table:formula="of:=IF(SUM([.M33:.Q33])=0;&quot;&quot;;SUM([.M33:.Q33]))" office:value-type="float" office:value="16123.977754475" calcext:value-type="float">
            <text:p>16124</text:p>
          </table:table-cell>
          <table:table-cell table:style-name="ce99" table:formula="of:=IF([.J33]=&quot;&quot;;&quot;&quot;;[.J33])" office:value-type="float" office:value="542748679.480953" calcext:value-type="float">
            <text:p>542748679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4]+[$'9aS-Cadiz'.A34]" office:value-type="float" office:value="340820212.617116" calcext:value-type="float">
            <text:p>340820213</text:p>
          </table:table-cell>
          <table:table-cell table:style-name="ce71" table:formula="of:=[$'9a-Pt'.B34]+[$'9aS-Cadiz'.B34]" office:value-type="float" office:value="11187.2045973849" calcext:value-type="float">
            <text:p>11187</text:p>
          </table:table-cell>
          <table:table-cell table:style-name="ce75" table:formula="of:=([.E$1]*([.D34])^[.E$2])*[.A34]/1000" office:value-type="float" office:value="11193387.0012638" calcext:value-type="float">
            <text:p>11193387</text:p>
          </table:table-cell>
          <table:table-cell table:style-name="ce74" table:formula="of:=[.D33]+0.5" office:value-type="float" office:value="17.25" calcext:value-type="float">
            <text:p>17,25</text:p>
          </table:table-cell>
          <table:table-cell table:style-name="ce72" table:formula="of:=IF(IF([$'9aS-Cadiz'.E34]=&quot;&quot;;0;[$'9aS-Cadiz'.E34])+IF([$'9a-Pt'.E34]=&quot;&quot;;0;[$'9a-Pt'.E34])=0;&quot;&quot;;IF([$'9aS-Cadiz'.E34]=&quot;&quot;;0;[$'9aS-Cadiz'.E34])+IF([$'9a-Pt'.E34]=&quot;&quot;;0;[$'9a-Pt'.E34]))">
            <text:p/>
          </table:table-cell>
          <table:table-cell table:style-name="ce72" table:formula="of:=IF(IF([$'9aS-Cadiz'.F34]=&quot;&quot;;0;[$'9aS-Cadiz'.F34])+IF([$'9a-Pt'.F34]=&quot;&quot;;0;[$'9a-Pt'.F34])=0;&quot;&quot;;IF([$'9aS-Cadiz'.F34]=&quot;&quot;;0;[$'9aS-Cadiz'.F34])+IF([$'9a-Pt'.F34]=&quot;&quot;;0;[$'9a-Pt'.F34]))">
            <text:p/>
          </table:table-cell>
          <table:table-cell table:style-name="ce72" table:formula="of:=IF(IF([$'9aS-Cadiz'.G34]=&quot;&quot;;0;[$'9aS-Cadiz'.G34])+IF([$'9a-Pt'.G34]=&quot;&quot;;0;[$'9a-Pt'.G34])=0;&quot;&quot;;IF([$'9aS-Cadiz'.G34]=&quot;&quot;;0;[$'9aS-Cadiz'.G34])+IF([$'9a-Pt'.G34]=&quot;&quot;;0;[$'9a-Pt'.G34]))" office:value-type="float" office:value="137108673.919413" calcext:value-type="float">
            <text:p>137108674</text:p>
          </table:table-cell>
          <table:table-cell table:style-name="ce72" table:formula="of:=IF(IF([$'9aS-Cadiz'.H34]=&quot;&quot;;0;[$'9aS-Cadiz'.H34])+IF([$'9a-Pt'.H34]=&quot;&quot;;0;[$'9a-Pt'.H34])=0;&quot;&quot;;IF([$'9aS-Cadiz'.H34]=&quot;&quot;;0;[$'9aS-Cadiz'.H34])+IF([$'9a-Pt'.H34]=&quot;&quot;;0;[$'9a-Pt'.H34]))" office:value-type="float" office:value="203711538.697704" calcext:value-type="float">
            <text:p>203711539</text:p>
          </table:table-cell>
          <table:table-cell table:style-name="ce72" table:formula="of:=IF(IF([$'9aS-Cadiz'.I34]=&quot;&quot;;0;[$'9aS-Cadiz'.I34])+IF([$'9a-Pt'.I34]=&quot;&quot;;0;[$'9a-Pt'.I34])=0;&quot;&quot;;IF([$'9aS-Cadiz'.I34]=&quot;&quot;;0;[$'9aS-Cadiz'.I34])+IF([$'9a-Pt'.I34]=&quot;&quot;;0;[$'9a-Pt'.I34]))">
            <text:p/>
          </table:table-cell>
          <table:table-cell table:style-name="ce72" table:formula="of:=IF(SUM([.E34:.I34])=0;&quot;&quot;;SUM([.E34:.I34]))" office:value-type="float" office:value="340820212.617116" calcext:value-type="float">
            <text:p>340820213</text:p>
          </table:table-cell>
          <table:table-cell/>
          <table:table-cell table:style-name="ce92" table:formula="of:=[.L33]+0.5" office:value-type="float" office:value="17" calcext:value-type="float">
            <text:p>17</text:p>
          </table:table-cell>
          <table:table-cell table:style-name="ce72" table:formula="of:=IF(IF([$'9aS-Cadiz'.M34]=&quot;&quot;;0;[$'9aS-Cadiz'.M34])+IF([$'9a-Pt'.M34]=&quot;&quot;;0;[$'9a-Pt'.M34])=0;&quot;&quot;;IF([$'9aS-Cadiz'.M34]=&quot;&quot;;0;[$'9aS-Cadiz'.M34])+IF([$'9a-Pt'.M34]=&quot;&quot;;0;[$'9a-Pt'.M34]))">
            <text:p/>
          </table:table-cell>
          <table:table-cell table:style-name="ce72" table:formula="of:=IF(IF([$'9aS-Cadiz'.N34]=&quot;&quot;;0;[$'9aS-Cadiz'.N34])+IF([$'9a-Pt'.N34]=&quot;&quot;;0;[$'9a-Pt'.N34])=0;&quot;&quot;;IF([$'9aS-Cadiz'.N34]=&quot;&quot;;0;[$'9aS-Cadiz'.N34])+IF([$'9a-Pt'.N34]=&quot;&quot;;0;[$'9a-Pt'.N34]))">
            <text:p/>
          </table:table-cell>
          <table:table-cell table:style-name="ce72" table:formula="of:=IF(IF([$'9aS-Cadiz'.O34]=&quot;&quot;;0;[$'9aS-Cadiz'.O34])+IF([$'9a-Pt'.O34]=&quot;&quot;;0;[$'9a-Pt'.O34])=0;&quot;&quot;;IF([$'9aS-Cadiz'.O34]=&quot;&quot;;0;[$'9aS-Cadiz'.O34])+IF([$'9a-Pt'.O34]=&quot;&quot;;0;[$'9a-Pt'.O34]))" office:value-type="float" office:value="4499.72017336032" calcext:value-type="float">
            <text:p>4500</text:p>
          </table:table-cell>
          <table:table-cell table:style-name="ce72" table:formula="of:=IF(IF([$'9aS-Cadiz'.P34]=&quot;&quot;;0;[$'9aS-Cadiz'.P34])+IF([$'9a-Pt'.P34]=&quot;&quot;;0;[$'9a-Pt'.P34])=0;&quot;&quot;;IF([$'9aS-Cadiz'.P34]=&quot;&quot;;0;[$'9aS-Cadiz'.P34])+IF([$'9a-Pt'.P34]=&quot;&quot;;0;[$'9a-Pt'.P34]))" office:value-type="float" office:value="6687.48442402459" calcext:value-type="float">
            <text:p>6687</text:p>
          </table:table-cell>
          <table:table-cell table:style-name="ce72" table:formula="of:=IF(IF([$'9aS-Cadiz'.Q34]=&quot;&quot;;0;[$'9aS-Cadiz'.Q34])+IF([$'9a-Pt'.Q34]=&quot;&quot;;0;[$'9a-Pt'.Q34])=0;&quot;&quot;;IF([$'9aS-Cadiz'.Q34]=&quot;&quot;;0;[$'9aS-Cadiz'.Q34])+IF([$'9a-Pt'.Q34]=&quot;&quot;;0;[$'9a-Pt'.Q34]))">
            <text:p/>
          </table:table-cell>
          <table:table-cell table:style-name="ce72" table:formula="of:=IF(SUM([.M34:.Q34])=0;&quot;&quot;;SUM([.M34:.Q34]))" office:value-type="float" office:value="11187.2045973849" calcext:value-type="float">
            <text:p>11187</text:p>
          </table:table-cell>
          <table:table-cell table:style-name="ce99" table:formula="of:=IF([.J34]=&quot;&quot;;&quot;&quot;;[.J34])" office:value-type="float" office:value="340820212.617116" calcext:value-type="float">
            <text:p>340820213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5]+[$'9aS-Cadiz'.A35]" office:value-type="float" office:value="138447798.331828" calcext:value-type="float">
            <text:p>138447798</text:p>
          </table:table-cell>
          <table:table-cell table:style-name="ce71" table:formula="of:=[$'9a-Pt'.B35]+[$'9aS-Cadiz'.B35]" office:value-type="float" office:value="5005.84239456586" calcext:value-type="float">
            <text:p>5006</text:p>
          </table:table-cell>
          <table:table-cell table:style-name="ce75" table:formula="of:=([.E$1]*([.D35])^[.E$2])*[.A35]/1000" office:value-type="float" office:value="5010495.84168605" calcext:value-type="float">
            <text:p>5010496</text:p>
          </table:table-cell>
          <table:table-cell table:style-name="ce74" table:formula="of:=[.D34]+0.5" office:value-type="float" office:value="17.75" calcext:value-type="float">
            <text:p>17,75</text:p>
          </table:table-cell>
          <table:table-cell table:style-name="ce72" table:formula="of:=IF(IF([$'9aS-Cadiz'.E35]=&quot;&quot;;0;[$'9aS-Cadiz'.E35])+IF([$'9a-Pt'.E35]=&quot;&quot;;0;[$'9a-Pt'.E35])=0;&quot;&quot;;IF([$'9aS-Cadiz'.E35]=&quot;&quot;;0;[$'9aS-Cadiz'.E35])+IF([$'9a-Pt'.E35]=&quot;&quot;;0;[$'9a-Pt'.E35]))">
            <text:p/>
          </table:table-cell>
          <table:table-cell table:style-name="ce72" table:formula="of:=IF(IF([$'9aS-Cadiz'.F35]=&quot;&quot;;0;[$'9aS-Cadiz'.F35])+IF([$'9a-Pt'.F35]=&quot;&quot;;0;[$'9a-Pt'.F35])=0;&quot;&quot;;IF([$'9aS-Cadiz'.F35]=&quot;&quot;;0;[$'9aS-Cadiz'.F35])+IF([$'9a-Pt'.F35]=&quot;&quot;;0;[$'9a-Pt'.F35]))">
            <text:p/>
          </table:table-cell>
          <table:table-cell table:style-name="ce72" table:formula="of:=IF(IF([$'9aS-Cadiz'.G35]=&quot;&quot;;0;[$'9aS-Cadiz'.G35])+IF([$'9a-Pt'.G35]=&quot;&quot;;0;[$'9a-Pt'.G35])=0;&quot;&quot;;IF([$'9aS-Cadiz'.G35]=&quot;&quot;;0;[$'9aS-Cadiz'.G35])+IF([$'9a-Pt'.G35]=&quot;&quot;;0;[$'9a-Pt'.G35]))" office:value-type="float" office:value="27466051.3682619" calcext:value-type="float">
            <text:p>27466051</text:p>
          </table:table-cell>
          <table:table-cell table:style-name="ce72" table:formula="of:=IF(IF([$'9aS-Cadiz'.H35]=&quot;&quot;;0;[$'9aS-Cadiz'.H35])+IF([$'9a-Pt'.H35]=&quot;&quot;;0;[$'9a-Pt'.H35])=0;&quot;&quot;;IF([$'9aS-Cadiz'.H35]=&quot;&quot;;0;[$'9aS-Cadiz'.H35])+IF([$'9a-Pt'.H35]=&quot;&quot;;0;[$'9a-Pt'.H35]))" office:value-type="float" office:value="95207321.6032726" calcext:value-type="float">
            <text:p>95207322</text:p>
          </table:table-cell>
          <table:table-cell table:style-name="ce72" table:formula="of:=IF(IF([$'9aS-Cadiz'.I35]=&quot;&quot;;0;[$'9aS-Cadiz'.I35])+IF([$'9a-Pt'.I35]=&quot;&quot;;0;[$'9a-Pt'.I35])=0;&quot;&quot;;IF([$'9aS-Cadiz'.I35]=&quot;&quot;;0;[$'9aS-Cadiz'.I35])+IF([$'9a-Pt'.I35]=&quot;&quot;;0;[$'9a-Pt'.I35]))" office:value-type="float" office:value="13579049.319857" calcext:value-type="float">
            <text:p>13579049</text:p>
          </table:table-cell>
          <table:table-cell table:style-name="ce72" table:formula="of:=IF(SUM([.E35:.I35])=0;&quot;&quot;;SUM([.E35:.I35]))" office:value-type="float" office:value="136252422.291391" calcext:value-type="float">
            <text:p>136252422</text:p>
          </table:table-cell>
          <table:table-cell/>
          <table:table-cell table:style-name="ce92" table:formula="of:=[.L34]+0.5" office:value-type="float" office:value="17.5" calcext:value-type="float">
            <text:p>17,5</text:p>
          </table:table-cell>
          <table:table-cell table:style-name="ce72" table:formula="of:=IF(IF([$'9aS-Cadiz'.M35]=&quot;&quot;;0;[$'9aS-Cadiz'.M35])+IF([$'9a-Pt'.M35]=&quot;&quot;;0;[$'9a-Pt'.M35])=0;&quot;&quot;;IF([$'9aS-Cadiz'.M35]=&quot;&quot;;0;[$'9aS-Cadiz'.M35])+IF([$'9a-Pt'.M35]=&quot;&quot;;0;[$'9a-Pt'.M35]))">
            <text:p/>
          </table:table-cell>
          <table:table-cell table:style-name="ce72" table:formula="of:=IF(IF([$'9aS-Cadiz'.N35]=&quot;&quot;;0;[$'9aS-Cadiz'.N35])+IF([$'9a-Pt'.N35]=&quot;&quot;;0;[$'9a-Pt'.N35])=0;&quot;&quot;;IF([$'9aS-Cadiz'.N35]=&quot;&quot;;0;[$'9aS-Cadiz'.N35])+IF([$'9a-Pt'.N35]=&quot;&quot;;0;[$'9a-Pt'.N35]))">
            <text:p/>
          </table:table-cell>
          <table:table-cell table:style-name="ce72" table:formula="of:=IF(IF([$'9aS-Cadiz'.O35]=&quot;&quot;;0;[$'9aS-Cadiz'.O35])+IF([$'9a-Pt'.O35]=&quot;&quot;;0;[$'9a-Pt'.O35])=0;&quot;&quot;;IF([$'9aS-Cadiz'.O35]=&quot;&quot;;0;[$'9aS-Cadiz'.O35])+IF([$'9a-Pt'.O35]=&quot;&quot;;0;[$'9a-Pt'.O35]))" office:value-type="float" office:value="993.55561354522" calcext:value-type="float">
            <text:p>994</text:p>
          </table:table-cell>
          <table:table-cell table:style-name="ce72" table:formula="of:=IF(IF([$'9aS-Cadiz'.P35]=&quot;&quot;;0;[$'9aS-Cadiz'.P35])+IF([$'9a-Pt'.P35]=&quot;&quot;;0;[$'9a-Pt'.P35])=0;&quot;&quot;;IF([$'9aS-Cadiz'.P35]=&quot;&quot;;0;[$'9aS-Cadiz'.P35])+IF([$'9a-Pt'.P35]=&quot;&quot;;0;[$'9a-Pt'.P35]))" office:value-type="float" office:value="3445.37378176047" calcext:value-type="float">
            <text:p>3445</text:p>
          </table:table-cell>
          <table:table-cell table:style-name="ce72" table:formula="of:=IF(IF([$'9aS-Cadiz'.Q35]=&quot;&quot;;0;[$'9aS-Cadiz'.Q35])+IF([$'9a-Pt'.Q35]=&quot;&quot;;0;[$'9a-Pt'.Q35])=0;&quot;&quot;;IF([$'9aS-Cadiz'.Q35]=&quot;&quot;;0;[$'9aS-Cadiz'.Q35])+IF([$'9a-Pt'.Q35]=&quot;&quot;;0;[$'9a-Pt'.Q35]))" office:value-type="float" office:value="491.432662497977" calcext:value-type="float">
            <text:p>491</text:p>
          </table:table-cell>
          <table:table-cell table:style-name="ce72" table:formula="of:=IF(SUM([.M35:.Q35])=0;&quot;&quot;;SUM([.M35:.Q35]))" office:value-type="float" office:value="4930.36205780367" calcext:value-type="float">
            <text:p>4930</text:p>
          </table:table-cell>
          <table:table-cell table:style-name="ce99" table:formula="of:=IF([.J35]=&quot;&quot;;&quot;&quot;;[.J35])" office:value-type="float" office:value="136252422.291391" calcext:value-type="float">
            <text:p>136252422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6]+[$'9aS-Cadiz'.A36]" office:value-type="float" office:value="70999857.9345976" calcext:value-type="float">
            <text:p>70999858</text:p>
          </table:table-cell>
          <table:table-cell table:style-name="ce71" table:formula="of:=[$'9a-Pt'.B36]+[$'9aS-Cadiz'.B36]" office:value-type="float" office:value="2823.8354527027" calcext:value-type="float">
            <text:p>2824</text:p>
          </table:table-cell>
          <table:table-cell table:style-name="ce75" table:formula="of:=([.E$1]*([.D36])^[.E$2])*[.A36]/1000" office:value-type="float" office:value="2823835.4527027" calcext:value-type="float">
            <text:p>2823835</text:p>
          </table:table-cell>
          <table:table-cell table:style-name="ce74" table:formula="of:=[.D35]+0.5" office:value-type="float" office:value="18.25" calcext:value-type="float">
            <text:p>18,25</text:p>
          </table:table-cell>
          <table:table-cell table:style-name="ce72" table:formula="of:=IF(IF([$'9aS-Cadiz'.E36]=&quot;&quot;;0;[$'9aS-Cadiz'.E36])+IF([$'9a-Pt'.E36]=&quot;&quot;;0;[$'9a-Pt'.E36])=0;&quot;&quot;;IF([$'9aS-Cadiz'.E36]=&quot;&quot;;0;[$'9aS-Cadiz'.E36])+IF([$'9a-Pt'.E36]=&quot;&quot;;0;[$'9a-Pt'.E36]))">
            <text:p/>
          </table:table-cell>
          <table:table-cell table:style-name="ce72" table:formula="of:=IF(IF([$'9aS-Cadiz'.F36]=&quot;&quot;;0;[$'9aS-Cadiz'.F36])+IF([$'9a-Pt'.F36]=&quot;&quot;;0;[$'9a-Pt'.F36])=0;&quot;&quot;;IF([$'9aS-Cadiz'.F36]=&quot;&quot;;0;[$'9aS-Cadiz'.F36])+IF([$'9a-Pt'.F36]=&quot;&quot;;0;[$'9a-Pt'.F36]))">
            <text:p/>
          </table:table-cell>
          <table:table-cell table:style-name="ce72" table:formula="of:=IF(IF([$'9aS-Cadiz'.G36]=&quot;&quot;;0;[$'9aS-Cadiz'.G36])+IF([$'9a-Pt'.G36]=&quot;&quot;;0;[$'9a-Pt'.G36])=0;&quot;&quot;;IF([$'9aS-Cadiz'.G36]=&quot;&quot;;0;[$'9aS-Cadiz'.G36])+IF([$'9a-Pt'.G36]=&quot;&quot;;0;[$'9a-Pt'.G36]))">
            <text:p/>
          </table:table-cell>
          <table:table-cell table:style-name="ce72" table:formula="of:=IF(IF([$'9aS-Cadiz'.H36]=&quot;&quot;;0;[$'9aS-Cadiz'.H36])+IF([$'9a-Pt'.H36]=&quot;&quot;;0;[$'9a-Pt'.H36])=0;&quot;&quot;;IF([$'9aS-Cadiz'.H36]=&quot;&quot;;0;[$'9aS-Cadiz'.H36])+IF([$'9a-Pt'.H36]=&quot;&quot;;0;[$'9a-Pt'.H36]))" office:value-type="float" office:value="60857021.086798" calcext:value-type="float">
            <text:p>60857021</text:p>
          </table:table-cell>
          <table:table-cell table:style-name="ce72" table:formula="of:=IF(IF([$'9aS-Cadiz'.I36]=&quot;&quot;;0;[$'9aS-Cadiz'.I36])+IF([$'9a-Pt'.I36]=&quot;&quot;;0;[$'9a-Pt'.I36])=0;&quot;&quot;;IF([$'9aS-Cadiz'.I36]=&quot;&quot;;0;[$'9aS-Cadiz'.I36])+IF([$'9a-Pt'.I36]=&quot;&quot;;0;[$'9a-Pt'.I36]))" office:value-type="float" office:value="10142836.8477997" calcext:value-type="float">
            <text:p>10142837</text:p>
          </table:table-cell>
          <table:table-cell table:style-name="ce72" table:formula="of:=IF(SUM([.E36:.I36])=0;&quot;&quot;;SUM([.E36:.I36]))" office:value-type="float" office:value="70999857.9345976" calcext:value-type="float">
            <text:p>70999858</text:p>
          </table:table-cell>
          <table:table-cell/>
          <table:table-cell table:style-name="ce92" table:formula="of:=[.L35]+0.5" office:value-type="float" office:value="18" calcext:value-type="float">
            <text:p>18</text:p>
          </table:table-cell>
          <table:table-cell table:style-name="ce72" table:formula="of:=IF(IF([$'9aS-Cadiz'.M36]=&quot;&quot;;0;[$'9aS-Cadiz'.M36])+IF([$'9a-Pt'.M36]=&quot;&quot;;0;[$'9a-Pt'.M36])=0;&quot;&quot;;IF([$'9aS-Cadiz'.M36]=&quot;&quot;;0;[$'9aS-Cadiz'.M36])+IF([$'9a-Pt'.M36]=&quot;&quot;;0;[$'9a-Pt'.M36]))">
            <text:p/>
          </table:table-cell>
          <table:table-cell table:style-name="ce72" table:formula="of:=IF(IF([$'9aS-Cadiz'.N36]=&quot;&quot;;0;[$'9aS-Cadiz'.N36])+IF([$'9a-Pt'.N36]=&quot;&quot;;0;[$'9a-Pt'.N36])=0;&quot;&quot;;IF([$'9aS-Cadiz'.N36]=&quot;&quot;;0;[$'9aS-Cadiz'.N36])+IF([$'9a-Pt'.N36]=&quot;&quot;;0;[$'9a-Pt'.N36]))">
            <text:p/>
          </table:table-cell>
          <table:table-cell table:style-name="ce72" table:formula="of:=IF(IF([$'9aS-Cadiz'.O36]=&quot;&quot;;0;[$'9aS-Cadiz'.O36])+IF([$'9a-Pt'.O36]=&quot;&quot;;0;[$'9a-Pt'.O36])=0;&quot;&quot;;IF([$'9aS-Cadiz'.O36]=&quot;&quot;;0;[$'9aS-Cadiz'.O36])+IF([$'9a-Pt'.O36]=&quot;&quot;;0;[$'9a-Pt'.O36]))">
            <text:p/>
          </table:table-cell>
          <table:table-cell table:style-name="ce72" table:formula="of:=IF(IF([$'9aS-Cadiz'.P36]=&quot;&quot;;0;[$'9aS-Cadiz'.P36])+IF([$'9a-Pt'.P36]=&quot;&quot;;0;[$'9a-Pt'.P36])=0;&quot;&quot;;IF([$'9aS-Cadiz'.P36]=&quot;&quot;;0;[$'9aS-Cadiz'.P36])+IF([$'9a-Pt'.P36]=&quot;&quot;;0;[$'9a-Pt'.P36]))" office:value-type="float" office:value="2420.43038803088" calcext:value-type="float">
            <text:p>2420</text:p>
          </table:table-cell>
          <table:table-cell table:style-name="ce72" table:formula="of:=IF(IF([$'9aS-Cadiz'.Q36]=&quot;&quot;;0;[$'9aS-Cadiz'.Q36])+IF([$'9a-Pt'.Q36]=&quot;&quot;;0;[$'9a-Pt'.Q36])=0;&quot;&quot;;IF([$'9aS-Cadiz'.Q36]=&quot;&quot;;0;[$'9aS-Cadiz'.Q36])+IF([$'9a-Pt'.Q36]=&quot;&quot;;0;[$'9a-Pt'.Q36]))" office:value-type="float" office:value="403.405064671814" calcext:value-type="float">
            <text:p>403</text:p>
          </table:table-cell>
          <table:table-cell table:style-name="ce72" table:formula="of:=IF(SUM([.M36:.Q36])=0;&quot;&quot;;SUM([.M36:.Q36]))" office:value-type="float" office:value="2823.8354527027" calcext:value-type="float">
            <text:p>2824</text:p>
          </table:table-cell>
          <table:table-cell table:style-name="ce99" table:formula="of:=IF([.J36]=&quot;&quot;;&quot;&quot;;[.J36])" office:value-type="float" office:value="70999857.9345976" calcext:value-type="float">
            <text:p>70999858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7]+[$'9aS-Cadiz'.A37]" office:value-type="float" office:value="18926856.2417388" calcext:value-type="float">
            <text:p>18926856</text:p>
          </table:table-cell>
          <table:table-cell table:style-name="ce71" table:formula="of:=[$'9a-Pt'.B37]+[$'9aS-Cadiz'.B37]" office:value-type="float" office:value="825.116835138707" calcext:value-type="float">
            <text:p>825</text:p>
          </table:table-cell>
          <table:table-cell table:style-name="ce75" table:formula="of:=([.E$1]*([.D37])^[.E$2])*[.A37]/1000" office:value-type="float" office:value="825162.996247953" calcext:value-type="float">
            <text:p>825163</text:p>
          </table:table-cell>
          <table:table-cell table:style-name="ce74" table:formula="of:=[.D36]+0.5" office:value-type="float" office:value="18.75" calcext:value-type="float">
            <text:p>18,75</text:p>
          </table:table-cell>
          <table:table-cell table:style-name="ce72" table:formula="of:=IF(IF([$'9aS-Cadiz'.E37]=&quot;&quot;;0;[$'9aS-Cadiz'.E37])+IF([$'9a-Pt'.E37]=&quot;&quot;;0;[$'9a-Pt'.E37])=0;&quot;&quot;;IF([$'9aS-Cadiz'.E37]=&quot;&quot;;0;[$'9aS-Cadiz'.E37])+IF([$'9a-Pt'.E37]=&quot;&quot;;0;[$'9a-Pt'.E37]))">
            <text:p/>
          </table:table-cell>
          <table:table-cell table:style-name="ce72" table:formula="of:=IF(IF([$'9aS-Cadiz'.F37]=&quot;&quot;;0;[$'9aS-Cadiz'.F37])+IF([$'9a-Pt'.F37]=&quot;&quot;;0;[$'9a-Pt'.F37])=0;&quot;&quot;;IF([$'9aS-Cadiz'.F37]=&quot;&quot;;0;[$'9aS-Cadiz'.F37])+IF([$'9a-Pt'.F37]=&quot;&quot;;0;[$'9a-Pt'.F37]))">
            <text:p/>
          </table:table-cell>
          <table:table-cell table:style-name="ce72" table:formula="of:=IF(IF([$'9aS-Cadiz'.G37]=&quot;&quot;;0;[$'9aS-Cadiz'.G37])+IF([$'9a-Pt'.G37]=&quot;&quot;;0;[$'9a-Pt'.G37])=0;&quot;&quot;;IF([$'9aS-Cadiz'.G37]=&quot;&quot;;0;[$'9aS-Cadiz'.G37])+IF([$'9a-Pt'.G37]=&quot;&quot;;0;[$'9a-Pt'.G37]))">
            <text:p/>
          </table:table-cell>
          <table:table-cell table:style-name="ce72" table:formula="of:=IF(IF([$'9aS-Cadiz'.H37]=&quot;&quot;;0;[$'9aS-Cadiz'.H37])+IF([$'9a-Pt'.H37]=&quot;&quot;;0;[$'9a-Pt'.H37])=0;&quot;&quot;;IF([$'9aS-Cadiz'.H37]=&quot;&quot;;0;[$'9aS-Cadiz'.H37])+IF([$'9a-Pt'.H37]=&quot;&quot;;0;[$'9a-Pt'.H37]))" office:value-type="float" office:value="9454399.33648378" calcext:value-type="float">
            <text:p>9454399</text:p>
          </table:table-cell>
          <table:table-cell table:style-name="ce72" table:formula="of:=IF(IF([$'9aS-Cadiz'.I37]=&quot;&quot;;0;[$'9aS-Cadiz'.I37])+IF([$'9a-Pt'.I37]=&quot;&quot;;0;[$'9a-Pt'.I37])=0;&quot;&quot;;IF([$'9aS-Cadiz'.I37]=&quot;&quot;;0;[$'9aS-Cadiz'.I37])+IF([$'9a-Pt'.I37]=&quot;&quot;;0;[$'9a-Pt'.I37]))" office:value-type="float" office:value="9454399.33648378" calcext:value-type="float">
            <text:p>9454399</text:p>
          </table:table-cell>
          <table:table-cell table:style-name="ce72" table:formula="of:=IF(SUM([.E37:.I37])=0;&quot;&quot;;SUM([.E37:.I37]))" office:value-type="float" office:value="18908798.6729676" calcext:value-type="float">
            <text:p>18908799</text:p>
          </table:table-cell>
          <table:table-cell/>
          <table:table-cell table:style-name="ce92" table:formula="of:=[.L36]+0.5" office:value-type="float" office:value="18.5" calcext:value-type="float">
            <text:p>18,5</text:p>
          </table:table-cell>
          <table:table-cell table:style-name="ce72" table:formula="of:=IF(IF([$'9aS-Cadiz'.M37]=&quot;&quot;;0;[$'9aS-Cadiz'.M37])+IF([$'9a-Pt'.M37]=&quot;&quot;;0;[$'9a-Pt'.M37])=0;&quot;&quot;;IF([$'9aS-Cadiz'.M37]=&quot;&quot;;0;[$'9aS-Cadiz'.M37])+IF([$'9a-Pt'.M37]=&quot;&quot;;0;[$'9a-Pt'.M37]))">
            <text:p/>
          </table:table-cell>
          <table:table-cell table:style-name="ce72" table:formula="of:=IF(IF([$'9aS-Cadiz'.N37]=&quot;&quot;;0;[$'9aS-Cadiz'.N37])+IF([$'9a-Pt'.N37]=&quot;&quot;;0;[$'9a-Pt'.N37])=0;&quot;&quot;;IF([$'9aS-Cadiz'.N37]=&quot;&quot;;0;[$'9aS-Cadiz'.N37])+IF([$'9a-Pt'.N37]=&quot;&quot;;0;[$'9a-Pt'.N37]))">
            <text:p/>
          </table:table-cell>
          <table:table-cell table:style-name="ce72" table:formula="of:=IF(IF([$'9aS-Cadiz'.O37]=&quot;&quot;;0;[$'9aS-Cadiz'.O37])+IF([$'9a-Pt'.O37]=&quot;&quot;;0;[$'9a-Pt'.O37])=0;&quot;&quot;;IF([$'9aS-Cadiz'.O37]=&quot;&quot;;0;[$'9aS-Cadiz'.O37])+IF([$'9a-Pt'.O37]=&quot;&quot;;0;[$'9a-Pt'.O37]))">
            <text:p/>
          </table:table-cell>
          <table:table-cell table:style-name="ce72" table:formula="of:=IF(IF([$'9aS-Cadiz'.P37]=&quot;&quot;;0;[$'9aS-Cadiz'.P37])+IF([$'9a-Pt'.P37]=&quot;&quot;;0;[$'9a-Pt'.P37])=0;&quot;&quot;;IF([$'9aS-Cadiz'.P37]=&quot;&quot;;0;[$'9aS-Cadiz'.P37])+IF([$'9a-Pt'.P37]=&quot;&quot;;0;[$'9a-Pt'.P37]))" office:value-type="float" office:value="412.187865991891" calcext:value-type="float">
            <text:p>412</text:p>
          </table:table-cell>
          <table:table-cell table:style-name="ce72" table:formula="of:=IF(IF([$'9aS-Cadiz'.Q37]=&quot;&quot;;0;[$'9aS-Cadiz'.Q37])+IF([$'9a-Pt'.Q37]=&quot;&quot;;0;[$'9a-Pt'.Q37])=0;&quot;&quot;;IF([$'9aS-Cadiz'.Q37]=&quot;&quot;;0;[$'9aS-Cadiz'.Q37])+IF([$'9a-Pt'.Q37]=&quot;&quot;;0;[$'9a-Pt'.Q37]))" office:value-type="float" office:value="412.187865991891" calcext:value-type="float">
            <text:p>412</text:p>
          </table:table-cell>
          <table:table-cell table:style-name="ce72" table:formula="of:=IF(SUM([.M37:.Q37])=0;&quot;&quot;;SUM([.M37:.Q37]))" office:value-type="float" office:value="824.375731983783" calcext:value-type="float">
            <text:p>824</text:p>
          </table:table-cell>
          <table:table-cell table:style-name="ce99" table:formula="of:=IF([.J37]=&quot;&quot;;&quot;&quot;;[.J37])" office:value-type="float" office:value="18908798.6729676" calcext:value-type="float">
            <text:p>18908799</text:p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8]+[$'9aS-Cadiz'.A38]" office:value-type="float" office:value="4953464.1502978" calcext:value-type="float">
            <text:p>4953464</text:p>
          </table:table-cell>
          <table:table-cell table:style-name="ce71" table:formula="of:=[$'9a-Pt'.B38]+[$'9aS-Cadiz'.B38]" office:value-type="float" office:value="236.156584722119" calcext:value-type="float">
            <text:p>236</text:p>
          </table:table-cell>
          <table:table-cell table:style-name="ce75" table:formula="of:=([.E$1]*([.D38])^[.E$2])*[.A38]/1000" office:value-type="float" office:value="236156.584722119" calcext:value-type="float">
            <text:p>236157</text:p>
          </table:table-cell>
          <table:table-cell table:style-name="ce74" table:formula="of:=[.D37]+0.5" office:value-type="float" office:value="19.25" calcext:value-type="float">
            <text:p>19,25</text:p>
          </table:table-cell>
          <table:table-cell table:style-name="ce72" table:formula="of:=IF(IF([$'9aS-Cadiz'.E38]=&quot;&quot;;0;[$'9aS-Cadiz'.E38])+IF([$'9a-Pt'.E38]=&quot;&quot;;0;[$'9a-Pt'.E38])=0;&quot;&quot;;IF([$'9aS-Cadiz'.E38]=&quot;&quot;;0;[$'9aS-Cadiz'.E38])+IF([$'9a-Pt'.E38]=&quot;&quot;;0;[$'9a-Pt'.E38]))">
            <text:p/>
          </table:table-cell>
          <table:table-cell table:style-name="ce72" table:formula="of:=IF(IF([$'9aS-Cadiz'.F38]=&quot;&quot;;0;[$'9aS-Cadiz'.F38])+IF([$'9a-Pt'.F38]=&quot;&quot;;0;[$'9a-Pt'.F38])=0;&quot;&quot;;IF([$'9aS-Cadiz'.F38]=&quot;&quot;;0;[$'9aS-Cadiz'.F38])+IF([$'9a-Pt'.F38]=&quot;&quot;;0;[$'9a-Pt'.F38]))">
            <text:p/>
          </table:table-cell>
          <table:table-cell table:style-name="ce72" table:formula="of:=IF(IF([$'9aS-Cadiz'.G38]=&quot;&quot;;0;[$'9aS-Cadiz'.G38])+IF([$'9a-Pt'.G38]=&quot;&quot;;0;[$'9a-Pt'.G38])=0;&quot;&quot;;IF([$'9aS-Cadiz'.G38]=&quot;&quot;;0;[$'9aS-Cadiz'.G38])+IF([$'9a-Pt'.G38]=&quot;&quot;;0;[$'9a-Pt'.G38]))">
            <text:p/>
          </table:table-cell>
          <table:table-cell table:style-name="ce72" table:formula="of:=IF(IF([$'9aS-Cadiz'.H38]=&quot;&quot;;0;[$'9aS-Cadiz'.H38])+IF([$'9a-Pt'.H38]=&quot;&quot;;0;[$'9a-Pt'.H38])=0;&quot;&quot;;IF([$'9aS-Cadiz'.H38]=&quot;&quot;;0;[$'9aS-Cadiz'.H38])+IF([$'9a-Pt'.H38]=&quot;&quot;;0;[$'9a-Pt'.H38]))">
            <text:p/>
          </table:table-cell>
          <table:table-cell table:style-name="ce72" table:formula="of:=IF(IF([$'9aS-Cadiz'.I38]=&quot;&quot;;0;[$'9aS-Cadiz'.I38])+IF([$'9a-Pt'.I38]=&quot;&quot;;0;[$'9a-Pt'.I38])=0;&quot;&quot;;IF([$'9aS-Cadiz'.I38]=&quot;&quot;;0;[$'9aS-Cadiz'.I38])+IF([$'9a-Pt'.I38]=&quot;&quot;;0;[$'9a-Pt'.I38]))">
            <text:p/>
          </table:table-cell>
          <table:table-cell table:style-name="ce72" table:formula="of:=IF(SUM([.E38:.I38])=0;&quot;&quot;;SUM([.E38:.I38]))">
            <text:p/>
          </table:table-cell>
          <table:table-cell/>
          <table:table-cell table:style-name="ce92" table:formula="of:=[.L37]+0.5" office:value-type="float" office:value="19" calcext:value-type="float">
            <text:p>19</text:p>
          </table:table-cell>
          <table:table-cell table:style-name="ce72" table:formula="of:=IF(IF([$'9aS-Cadiz'.M38]=&quot;&quot;;0;[$'9aS-Cadiz'.M38])+IF([$'9a-Pt'.M38]=&quot;&quot;;0;[$'9a-Pt'.M38])=0;&quot;&quot;;IF([$'9aS-Cadiz'.M38]=&quot;&quot;;0;[$'9aS-Cadiz'.M38])+IF([$'9a-Pt'.M38]=&quot;&quot;;0;[$'9a-Pt'.M38]))">
            <text:p/>
          </table:table-cell>
          <table:table-cell table:style-name="ce72" table:formula="of:=IF(IF([$'9aS-Cadiz'.N38]=&quot;&quot;;0;[$'9aS-Cadiz'.N38])+IF([$'9a-Pt'.N38]=&quot;&quot;;0;[$'9a-Pt'.N38])=0;&quot;&quot;;IF([$'9aS-Cadiz'.N38]=&quot;&quot;;0;[$'9aS-Cadiz'.N38])+IF([$'9a-Pt'.N38]=&quot;&quot;;0;[$'9a-Pt'.N38]))">
            <text:p/>
          </table:table-cell>
          <table:table-cell table:style-name="ce72" table:formula="of:=IF(IF([$'9aS-Cadiz'.O38]=&quot;&quot;;0;[$'9aS-Cadiz'.O38])+IF([$'9a-Pt'.O38]=&quot;&quot;;0;[$'9a-Pt'.O38])=0;&quot;&quot;;IF([$'9aS-Cadiz'.O38]=&quot;&quot;;0;[$'9aS-Cadiz'.O38])+IF([$'9a-Pt'.O38]=&quot;&quot;;0;[$'9a-Pt'.O38]))">
            <text:p/>
          </table:table-cell>
          <table:table-cell table:style-name="ce72" table:formula="of:=IF(IF([$'9aS-Cadiz'.P38]=&quot;&quot;;0;[$'9aS-Cadiz'.P38])+IF([$'9a-Pt'.P38]=&quot;&quot;;0;[$'9a-Pt'.P38])=0;&quot;&quot;;IF([$'9aS-Cadiz'.P38]=&quot;&quot;;0;[$'9aS-Cadiz'.P38])+IF([$'9a-Pt'.P38]=&quot;&quot;;0;[$'9a-Pt'.P38]))">
            <text:p/>
          </table:table-cell>
          <table:table-cell table:style-name="ce72" table:formula="of:=IF(IF([$'9aS-Cadiz'.Q38]=&quot;&quot;;0;[$'9aS-Cadiz'.Q38])+IF([$'9a-Pt'.Q38]=&quot;&quot;;0;[$'9a-Pt'.Q38])=0;&quot;&quot;;IF([$'9aS-Cadiz'.Q38]=&quot;&quot;;0;[$'9aS-Cadiz'.Q38])+IF([$'9a-Pt'.Q38]=&quot;&quot;;0;[$'9a-Pt'.Q38]))">
            <text:p/>
          </table:table-cell>
          <table:table-cell table:style-name="ce72" table:formula="of:=IF(SUM([.M38:.Q38])=0;&quot;&quot;;SUM([.M38:.Q38]))">
            <text:p/>
          </table:table-cell>
          <table:table-cell table:style-name="ce99" table:formula="of:=IF([.J38]=&quot;&quot;;&quot;&quot;;[.J38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39]+[$'9aS-Cadiz'.A39]" office:value-type="float" office:value="0" calcext:value-type="float">
            <text:p>0</text:p>
          </table:table-cell>
          <table:table-cell table:style-name="ce71" table:formula="of:=[$'9a-Pt'.B39]+[$'9aS-Cadiz'.B39]" office:value-type="float" office:value="0" calcext:value-type="float">
            <text:p>0</text:p>
          </table:table-cell>
          <table:table-cell table:style-name="ce75" table:formula="of:=([.E$1]*([.D39])^[.E$2])*[.A39]/1000" office:value-type="float" office:value="0" calcext:value-type="float">
            <text:p>0</text:p>
          </table:table-cell>
          <table:table-cell table:style-name="ce74" table:formula="of:=[.D38]+0.5" office:value-type="float" office:value="19.75" calcext:value-type="float">
            <text:p>19,75</text:p>
          </table:table-cell>
          <table:table-cell table:style-name="ce72" table:formula="of:=IF(IF([$'9aS-Cadiz'.E39]=&quot;&quot;;0;[$'9aS-Cadiz'.E39])+IF([$'9a-Pt'.E39]=&quot;&quot;;0;[$'9a-Pt'.E39])=0;&quot;&quot;;IF([$'9aS-Cadiz'.E39]=&quot;&quot;;0;[$'9aS-Cadiz'.E39])+IF([$'9a-Pt'.E39]=&quot;&quot;;0;[$'9a-Pt'.E39]))">
            <text:p/>
          </table:table-cell>
          <table:table-cell table:style-name="ce72" table:formula="of:=IF(IF([$'9aS-Cadiz'.F39]=&quot;&quot;;0;[$'9aS-Cadiz'.F39])+IF([$'9a-Pt'.F39]=&quot;&quot;;0;[$'9a-Pt'.F39])=0;&quot;&quot;;IF([$'9aS-Cadiz'.F39]=&quot;&quot;;0;[$'9aS-Cadiz'.F39])+IF([$'9a-Pt'.F39]=&quot;&quot;;0;[$'9a-Pt'.F39]))">
            <text:p/>
          </table:table-cell>
          <table:table-cell table:style-name="ce72" table:formula="of:=IF(IF([$'9aS-Cadiz'.G39]=&quot;&quot;;0;[$'9aS-Cadiz'.G39])+IF([$'9a-Pt'.G39]=&quot;&quot;;0;[$'9a-Pt'.G39])=0;&quot;&quot;;IF([$'9aS-Cadiz'.G39]=&quot;&quot;;0;[$'9aS-Cadiz'.G39])+IF([$'9a-Pt'.G39]=&quot;&quot;;0;[$'9a-Pt'.G39]))">
            <text:p/>
          </table:table-cell>
          <table:table-cell table:style-name="ce72" table:formula="of:=IF(IF([$'9aS-Cadiz'.H39]=&quot;&quot;;0;[$'9aS-Cadiz'.H39])+IF([$'9a-Pt'.H39]=&quot;&quot;;0;[$'9a-Pt'.H39])=0;&quot;&quot;;IF([$'9aS-Cadiz'.H39]=&quot;&quot;;0;[$'9aS-Cadiz'.H39])+IF([$'9a-Pt'.H39]=&quot;&quot;;0;[$'9a-Pt'.H39]))">
            <text:p/>
          </table:table-cell>
          <table:table-cell table:style-name="ce72" table:formula="of:=IF(IF([$'9aS-Cadiz'.I39]=&quot;&quot;;0;[$'9aS-Cadiz'.I39])+IF([$'9a-Pt'.I39]=&quot;&quot;;0;[$'9a-Pt'.I39])=0;&quot;&quot;;IF([$'9aS-Cadiz'.I39]=&quot;&quot;;0;[$'9aS-Cadiz'.I39])+IF([$'9a-Pt'.I39]=&quot;&quot;;0;[$'9a-Pt'.I39]))">
            <text:p/>
          </table:table-cell>
          <table:table-cell table:style-name="ce72" table:formula="of:=IF(SUM([.E39:.I39])=0;&quot;&quot;;SUM([.E39:.I39]))">
            <text:p/>
          </table:table-cell>
          <table:table-cell/>
          <table:table-cell table:style-name="ce92" table:formula="of:=[.L38]+0.5" office:value-type="float" office:value="19.5" calcext:value-type="float">
            <text:p>19,5</text:p>
          </table:table-cell>
          <table:table-cell table:style-name="ce72" table:formula="of:=IF(IF([$'9aS-Cadiz'.M39]=&quot;&quot;;0;[$'9aS-Cadiz'.M39])+IF([$'9a-Pt'.M39]=&quot;&quot;;0;[$'9a-Pt'.M39])=0;&quot;&quot;;IF([$'9aS-Cadiz'.M39]=&quot;&quot;;0;[$'9aS-Cadiz'.M39])+IF([$'9a-Pt'.M39]=&quot;&quot;;0;[$'9a-Pt'.M39]))">
            <text:p/>
          </table:table-cell>
          <table:table-cell table:style-name="ce72" table:formula="of:=IF(IF([$'9aS-Cadiz'.N39]=&quot;&quot;;0;[$'9aS-Cadiz'.N39])+IF([$'9a-Pt'.N39]=&quot;&quot;;0;[$'9a-Pt'.N39])=0;&quot;&quot;;IF([$'9aS-Cadiz'.N39]=&quot;&quot;;0;[$'9aS-Cadiz'.N39])+IF([$'9a-Pt'.N39]=&quot;&quot;;0;[$'9a-Pt'.N39]))">
            <text:p/>
          </table:table-cell>
          <table:table-cell table:style-name="ce72" table:formula="of:=IF(IF([$'9aS-Cadiz'.O39]=&quot;&quot;;0;[$'9aS-Cadiz'.O39])+IF([$'9a-Pt'.O39]=&quot;&quot;;0;[$'9a-Pt'.O39])=0;&quot;&quot;;IF([$'9aS-Cadiz'.O39]=&quot;&quot;;0;[$'9aS-Cadiz'.O39])+IF([$'9a-Pt'.O39]=&quot;&quot;;0;[$'9a-Pt'.O39]))">
            <text:p/>
          </table:table-cell>
          <table:table-cell table:style-name="ce72" table:formula="of:=IF(IF([$'9aS-Cadiz'.P39]=&quot;&quot;;0;[$'9aS-Cadiz'.P39])+IF([$'9a-Pt'.P39]=&quot;&quot;;0;[$'9a-Pt'.P39])=0;&quot;&quot;;IF([$'9aS-Cadiz'.P39]=&quot;&quot;;0;[$'9aS-Cadiz'.P39])+IF([$'9a-Pt'.P39]=&quot;&quot;;0;[$'9a-Pt'.P39]))">
            <text:p/>
          </table:table-cell>
          <table:table-cell table:style-name="ce72" table:formula="of:=IF(IF([$'9aS-Cadiz'.Q39]=&quot;&quot;;0;[$'9aS-Cadiz'.Q39])+IF([$'9a-Pt'.Q39]=&quot;&quot;;0;[$'9a-Pt'.Q39])=0;&quot;&quot;;IF([$'9aS-Cadiz'.Q39]=&quot;&quot;;0;[$'9aS-Cadiz'.Q39])+IF([$'9a-Pt'.Q39]=&quot;&quot;;0;[$'9a-Pt'.Q39]))">
            <text:p/>
          </table:table-cell>
          <table:table-cell table:style-name="ce72" table:formula="of:=IF(SUM([.M39:.Q39])=0;&quot;&quot;;SUM([.M39:.Q39]))">
            <text:p/>
          </table:table-cell>
          <table:table-cell table:style-name="ce99" table:formula="of:=IF([.J39]=&quot;&quot;;&quot;&quot;;[.J39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40]+[$'9aS-Cadiz'.A40]" office:value-type="float" office:value="0" calcext:value-type="float">
            <text:p>0</text:p>
          </table:table-cell>
          <table:table-cell table:style-name="ce71" table:formula="of:=[$'9a-Pt'.B40]+[$'9aS-Cadiz'.B40]" office:value-type="float" office:value="0" calcext:value-type="float">
            <text:p>0</text:p>
          </table:table-cell>
          <table:table-cell table:style-name="ce75" table:formula="of:=([.E$1]*([.D40])^[.E$2])*[.A40]/1000" office:value-type="float" office:value="0" calcext:value-type="float">
            <text:p>0</text:p>
          </table:table-cell>
          <table:table-cell table:style-name="ce74" table:formula="of:=[.D39]+0.5" office:value-type="float" office:value="20.25" calcext:value-type="float">
            <text:p>20,25</text:p>
          </table:table-cell>
          <table:table-cell table:style-name="ce72" table:formula="of:=IF(IF([$'9aS-Cadiz'.E40]=&quot;&quot;;0;[$'9aS-Cadiz'.E40])+IF([$'9a-Pt'.E40]=&quot;&quot;;0;[$'9a-Pt'.E40])=0;&quot;&quot;;IF([$'9aS-Cadiz'.E40]=&quot;&quot;;0;[$'9aS-Cadiz'.E40])+IF([$'9a-Pt'.E40]=&quot;&quot;;0;[$'9a-Pt'.E40]))">
            <text:p/>
          </table:table-cell>
          <table:table-cell table:style-name="ce72" table:formula="of:=IF(IF([$'9aS-Cadiz'.F40]=&quot;&quot;;0;[$'9aS-Cadiz'.F40])+IF([$'9a-Pt'.F40]=&quot;&quot;;0;[$'9a-Pt'.F40])=0;&quot;&quot;;IF([$'9aS-Cadiz'.F40]=&quot;&quot;;0;[$'9aS-Cadiz'.F40])+IF([$'9a-Pt'.F40]=&quot;&quot;;0;[$'9a-Pt'.F40]))">
            <text:p/>
          </table:table-cell>
          <table:table-cell table:style-name="ce72" table:formula="of:=IF(IF([$'9aS-Cadiz'.G40]=&quot;&quot;;0;[$'9aS-Cadiz'.G40])+IF([$'9a-Pt'.G40]=&quot;&quot;;0;[$'9a-Pt'.G40])=0;&quot;&quot;;IF([$'9aS-Cadiz'.G40]=&quot;&quot;;0;[$'9aS-Cadiz'.G40])+IF([$'9a-Pt'.G40]=&quot;&quot;;0;[$'9a-Pt'.G40]))">
            <text:p/>
          </table:table-cell>
          <table:table-cell table:style-name="ce72" table:formula="of:=IF(IF([$'9aS-Cadiz'.H40]=&quot;&quot;;0;[$'9aS-Cadiz'.H40])+IF([$'9a-Pt'.H40]=&quot;&quot;;0;[$'9a-Pt'.H40])=0;&quot;&quot;;IF([$'9aS-Cadiz'.H40]=&quot;&quot;;0;[$'9aS-Cadiz'.H40])+IF([$'9a-Pt'.H40]=&quot;&quot;;0;[$'9a-Pt'.H40]))">
            <text:p/>
          </table:table-cell>
          <table:table-cell table:style-name="ce72" table:formula="of:=IF(IF([$'9aS-Cadiz'.I40]=&quot;&quot;;0;[$'9aS-Cadiz'.I40])+IF([$'9a-Pt'.I40]=&quot;&quot;;0;[$'9a-Pt'.I40])=0;&quot;&quot;;IF([$'9aS-Cadiz'.I40]=&quot;&quot;;0;[$'9aS-Cadiz'.I40])+IF([$'9a-Pt'.I40]=&quot;&quot;;0;[$'9a-Pt'.I40]))">
            <text:p/>
          </table:table-cell>
          <table:table-cell table:style-name="ce72" table:formula="of:=IF(SUM([.E40:.I40])=0;&quot;&quot;;SUM([.E40:.I40]))">
            <text:p/>
          </table:table-cell>
          <table:table-cell/>
          <table:table-cell table:style-name="ce92" table:formula="of:=[.L39]+0.5" office:value-type="float" office:value="20" calcext:value-type="float">
            <text:p>20</text:p>
          </table:table-cell>
          <table:table-cell table:style-name="ce72" table:formula="of:=IF(IF([$'9aS-Cadiz'.M40]=&quot;&quot;;0;[$'9aS-Cadiz'.M40])+IF([$'9a-Pt'.M40]=&quot;&quot;;0;[$'9a-Pt'.M40])=0;&quot;&quot;;IF([$'9aS-Cadiz'.M40]=&quot;&quot;;0;[$'9aS-Cadiz'.M40])+IF([$'9a-Pt'.M40]=&quot;&quot;;0;[$'9a-Pt'.M40]))">
            <text:p/>
          </table:table-cell>
          <table:table-cell table:style-name="ce72" table:formula="of:=IF(IF([$'9aS-Cadiz'.N40]=&quot;&quot;;0;[$'9aS-Cadiz'.N40])+IF([$'9a-Pt'.N40]=&quot;&quot;;0;[$'9a-Pt'.N40])=0;&quot;&quot;;IF([$'9aS-Cadiz'.N40]=&quot;&quot;;0;[$'9aS-Cadiz'.N40])+IF([$'9a-Pt'.N40]=&quot;&quot;;0;[$'9a-Pt'.N40]))">
            <text:p/>
          </table:table-cell>
          <table:table-cell table:style-name="ce72" table:formula="of:=IF(IF([$'9aS-Cadiz'.O40]=&quot;&quot;;0;[$'9aS-Cadiz'.O40])+IF([$'9a-Pt'.O40]=&quot;&quot;;0;[$'9a-Pt'.O40])=0;&quot;&quot;;IF([$'9aS-Cadiz'.O40]=&quot;&quot;;0;[$'9aS-Cadiz'.O40])+IF([$'9a-Pt'.O40]=&quot;&quot;;0;[$'9a-Pt'.O40]))">
            <text:p/>
          </table:table-cell>
          <table:table-cell table:style-name="ce72" table:formula="of:=IF(IF([$'9aS-Cadiz'.P40]=&quot;&quot;;0;[$'9aS-Cadiz'.P40])+IF([$'9a-Pt'.P40]=&quot;&quot;;0;[$'9a-Pt'.P40])=0;&quot;&quot;;IF([$'9aS-Cadiz'.P40]=&quot;&quot;;0;[$'9aS-Cadiz'.P40])+IF([$'9a-Pt'.P40]=&quot;&quot;;0;[$'9a-Pt'.P40]))">
            <text:p/>
          </table:table-cell>
          <table:table-cell table:style-name="ce72" table:formula="of:=IF(IF([$'9aS-Cadiz'.Q40]=&quot;&quot;;0;[$'9aS-Cadiz'.Q40])+IF([$'9a-Pt'.Q40]=&quot;&quot;;0;[$'9a-Pt'.Q40])=0;&quot;&quot;;IF([$'9aS-Cadiz'.Q40]=&quot;&quot;;0;[$'9aS-Cadiz'.Q40])+IF([$'9a-Pt'.Q40]=&quot;&quot;;0;[$'9a-Pt'.Q40]))">
            <text:p/>
          </table:table-cell>
          <table:table-cell table:style-name="ce72" table:formula="of:=IF(SUM([.M40:.Q40])=0;&quot;&quot;;SUM([.M40:.Q40]))">
            <text:p/>
          </table:table-cell>
          <table:table-cell table:style-name="ce99" table:formula="of:=IF([.J40]=&quot;&quot;;&quot;&quot;;[.J40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41]+[$'9aS-Cadiz'.A41]" office:value-type="float" office:value="0" calcext:value-type="float">
            <text:p>0</text:p>
          </table:table-cell>
          <table:table-cell table:style-name="ce71" table:formula="of:=[$'9a-Pt'.B41]+[$'9aS-Cadiz'.B41]" office:value-type="float" office:value="0" calcext:value-type="float">
            <text:p>0</text:p>
          </table:table-cell>
          <table:table-cell table:style-name="ce75" table:formula="of:=([.E$1]*([.D41])^[.E$2])*[.A41]/1000" office:value-type="float" office:value="0" calcext:value-type="float">
            <text:p>0</text:p>
          </table:table-cell>
          <table:table-cell table:style-name="ce74" table:formula="of:=[.D40]+0.5" office:value-type="float" office:value="20.75" calcext:value-type="float">
            <text:p>20,75</text:p>
          </table:table-cell>
          <table:table-cell table:style-name="ce72" table:formula="of:=IF(IF([$'9aS-Cadiz'.E41]=&quot;&quot;;0;[$'9aS-Cadiz'.E41])+IF([$'9a-Pt'.E41]=&quot;&quot;;0;[$'9a-Pt'.E41])=0;&quot;&quot;;IF([$'9aS-Cadiz'.E41]=&quot;&quot;;0;[$'9aS-Cadiz'.E41])+IF([$'9a-Pt'.E41]=&quot;&quot;;0;[$'9a-Pt'.E41]))">
            <text:p/>
          </table:table-cell>
          <table:table-cell table:style-name="ce72" table:formula="of:=IF(IF([$'9aS-Cadiz'.F41]=&quot;&quot;;0;[$'9aS-Cadiz'.F41])+IF([$'9a-Pt'.F41]=&quot;&quot;;0;[$'9a-Pt'.F41])=0;&quot;&quot;;IF([$'9aS-Cadiz'.F41]=&quot;&quot;;0;[$'9aS-Cadiz'.F41])+IF([$'9a-Pt'.F41]=&quot;&quot;;0;[$'9a-Pt'.F41]))">
            <text:p/>
          </table:table-cell>
          <table:table-cell table:style-name="ce72" table:formula="of:=IF(IF([$'9aS-Cadiz'.G41]=&quot;&quot;;0;[$'9aS-Cadiz'.G41])+IF([$'9a-Pt'.G41]=&quot;&quot;;0;[$'9a-Pt'.G41])=0;&quot;&quot;;IF([$'9aS-Cadiz'.G41]=&quot;&quot;;0;[$'9aS-Cadiz'.G41])+IF([$'9a-Pt'.G41]=&quot;&quot;;0;[$'9a-Pt'.G41]))">
            <text:p/>
          </table:table-cell>
          <table:table-cell table:style-name="ce72" table:formula="of:=IF(IF([$'9aS-Cadiz'.H41]=&quot;&quot;;0;[$'9aS-Cadiz'.H41])+IF([$'9a-Pt'.H41]=&quot;&quot;;0;[$'9a-Pt'.H41])=0;&quot;&quot;;IF([$'9aS-Cadiz'.H41]=&quot;&quot;;0;[$'9aS-Cadiz'.H41])+IF([$'9a-Pt'.H41]=&quot;&quot;;0;[$'9a-Pt'.H41]))">
            <text:p/>
          </table:table-cell>
          <table:table-cell table:style-name="ce72" table:formula="of:=IF(IF([$'9aS-Cadiz'.I41]=&quot;&quot;;0;[$'9aS-Cadiz'.I41])+IF([$'9a-Pt'.I41]=&quot;&quot;;0;[$'9a-Pt'.I41])=0;&quot;&quot;;IF([$'9aS-Cadiz'.I41]=&quot;&quot;;0;[$'9aS-Cadiz'.I41])+IF([$'9a-Pt'.I41]=&quot;&quot;;0;[$'9a-Pt'.I41]))">
            <text:p/>
          </table:table-cell>
          <table:table-cell table:style-name="ce72" table:formula="of:=IF(SUM([.E41:.I41])=0;&quot;&quot;;SUM([.E41:.I41]))">
            <text:p/>
          </table:table-cell>
          <table:table-cell/>
          <table:table-cell table:style-name="ce92" table:formula="of:=[.L40]+0.5" office:value-type="float" office:value="20.5" calcext:value-type="float">
            <text:p>20,5</text:p>
          </table:table-cell>
          <table:table-cell table:style-name="ce72" table:formula="of:=IF(IF([$'9aS-Cadiz'.M41]=&quot;&quot;;0;[$'9aS-Cadiz'.M41])+IF([$'9a-Pt'.M41]=&quot;&quot;;0;[$'9a-Pt'.M41])=0;&quot;&quot;;IF([$'9aS-Cadiz'.M41]=&quot;&quot;;0;[$'9aS-Cadiz'.M41])+IF([$'9a-Pt'.M41]=&quot;&quot;;0;[$'9a-Pt'.M41]))">
            <text:p/>
          </table:table-cell>
          <table:table-cell table:style-name="ce72" table:formula="of:=IF(IF([$'9aS-Cadiz'.N41]=&quot;&quot;;0;[$'9aS-Cadiz'.N41])+IF([$'9a-Pt'.N41]=&quot;&quot;;0;[$'9a-Pt'.N41])=0;&quot;&quot;;IF([$'9aS-Cadiz'.N41]=&quot;&quot;;0;[$'9aS-Cadiz'.N41])+IF([$'9a-Pt'.N41]=&quot;&quot;;0;[$'9a-Pt'.N41]))">
            <text:p/>
          </table:table-cell>
          <table:table-cell table:style-name="ce72" table:formula="of:=IF(IF([$'9aS-Cadiz'.O41]=&quot;&quot;;0;[$'9aS-Cadiz'.O41])+IF([$'9a-Pt'.O41]=&quot;&quot;;0;[$'9a-Pt'.O41])=0;&quot;&quot;;IF([$'9aS-Cadiz'.O41]=&quot;&quot;;0;[$'9aS-Cadiz'.O41])+IF([$'9a-Pt'.O41]=&quot;&quot;;0;[$'9a-Pt'.O41]))">
            <text:p/>
          </table:table-cell>
          <table:table-cell table:style-name="ce72" table:formula="of:=IF(IF([$'9aS-Cadiz'.P41]=&quot;&quot;;0;[$'9aS-Cadiz'.P41])+IF([$'9a-Pt'.P41]=&quot;&quot;;0;[$'9a-Pt'.P41])=0;&quot;&quot;;IF([$'9aS-Cadiz'.P41]=&quot;&quot;;0;[$'9aS-Cadiz'.P41])+IF([$'9a-Pt'.P41]=&quot;&quot;;0;[$'9a-Pt'.P41]))">
            <text:p/>
          </table:table-cell>
          <table:table-cell table:style-name="ce72" table:formula="of:=IF(IF([$'9aS-Cadiz'.Q41]=&quot;&quot;;0;[$'9aS-Cadiz'.Q41])+IF([$'9a-Pt'.Q41]=&quot;&quot;;0;[$'9a-Pt'.Q41])=0;&quot;&quot;;IF([$'9aS-Cadiz'.Q41]=&quot;&quot;;0;[$'9aS-Cadiz'.Q41])+IF([$'9a-Pt'.Q41]=&quot;&quot;;0;[$'9a-Pt'.Q41]))">
            <text:p/>
          </table:table-cell>
          <table:table-cell table:style-name="ce72" table:formula="of:=IF(SUM([.M41:.Q41])=0;&quot;&quot;;SUM([.M41:.Q41]))">
            <text:p/>
          </table:table-cell>
          <table:table-cell table:style-name="ce99" table:formula="of:=IF([.J41]=&quot;&quot;;&quot;&quot;;[.J41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42]+[$'9aS-Cadiz'.A42]" office:value-type="float" office:value="0" calcext:value-type="float">
            <text:p>0</text:p>
          </table:table-cell>
          <table:table-cell table:style-name="ce71" table:formula="of:=[$'9a-Pt'.B42]+[$'9aS-Cadiz'.B42]" office:value-type="float" office:value="0" calcext:value-type="float">
            <text:p>0</text:p>
          </table:table-cell>
          <table:table-cell table:style-name="ce75" table:formula="of:=([.E$1]*([.D42])^[.E$2])*[.A42]/1000" office:value-type="float" office:value="0" calcext:value-type="float">
            <text:p>0</text:p>
          </table:table-cell>
          <table:table-cell table:style-name="ce74" table:formula="of:=[.D41]+0.5" office:value-type="float" office:value="21.25" calcext:value-type="float">
            <text:p>21,25</text:p>
          </table:table-cell>
          <table:table-cell table:style-name="ce72" table:formula="of:=IF(IF([$'9aS-Cadiz'.E42]=&quot;&quot;;0;[$'9aS-Cadiz'.E42])+IF([$'9a-Pt'.E42]=&quot;&quot;;0;[$'9a-Pt'.E42])=0;&quot;&quot;;IF([$'9aS-Cadiz'.E42]=&quot;&quot;;0;[$'9aS-Cadiz'.E42])+IF([$'9a-Pt'.E42]=&quot;&quot;;0;[$'9a-Pt'.E42]))">
            <text:p/>
          </table:table-cell>
          <table:table-cell table:style-name="ce72" table:formula="of:=IF(IF([$'9aS-Cadiz'.F42]=&quot;&quot;;0;[$'9aS-Cadiz'.F42])+IF([$'9a-Pt'.F42]=&quot;&quot;;0;[$'9a-Pt'.F42])=0;&quot;&quot;;IF([$'9aS-Cadiz'.F42]=&quot;&quot;;0;[$'9aS-Cadiz'.F42])+IF([$'9a-Pt'.F42]=&quot;&quot;;0;[$'9a-Pt'.F42]))">
            <text:p/>
          </table:table-cell>
          <table:table-cell table:style-name="ce72" table:formula="of:=IF(IF([$'9aS-Cadiz'.G42]=&quot;&quot;;0;[$'9aS-Cadiz'.G42])+IF([$'9a-Pt'.G42]=&quot;&quot;;0;[$'9a-Pt'.G42])=0;&quot;&quot;;IF([$'9aS-Cadiz'.G42]=&quot;&quot;;0;[$'9aS-Cadiz'.G42])+IF([$'9a-Pt'.G42]=&quot;&quot;;0;[$'9a-Pt'.G42]))">
            <text:p/>
          </table:table-cell>
          <table:table-cell table:style-name="ce72" table:formula="of:=IF(IF([$'9aS-Cadiz'.H42]=&quot;&quot;;0;[$'9aS-Cadiz'.H42])+IF([$'9a-Pt'.H42]=&quot;&quot;;0;[$'9a-Pt'.H42])=0;&quot;&quot;;IF([$'9aS-Cadiz'.H42]=&quot;&quot;;0;[$'9aS-Cadiz'.H42])+IF([$'9a-Pt'.H42]=&quot;&quot;;0;[$'9a-Pt'.H42]))">
            <text:p/>
          </table:table-cell>
          <table:table-cell table:style-name="ce72" table:formula="of:=IF(IF([$'9aS-Cadiz'.I42]=&quot;&quot;;0;[$'9aS-Cadiz'.I42])+IF([$'9a-Pt'.I42]=&quot;&quot;;0;[$'9a-Pt'.I42])=0;&quot;&quot;;IF([$'9aS-Cadiz'.I42]=&quot;&quot;;0;[$'9aS-Cadiz'.I42])+IF([$'9a-Pt'.I42]=&quot;&quot;;0;[$'9a-Pt'.I42]))">
            <text:p/>
          </table:table-cell>
          <table:table-cell table:style-name="ce72" table:formula="of:=IF(SUM([.E42:.I42])=0;&quot;&quot;;SUM([.E42:.I42]))">
            <text:p/>
          </table:table-cell>
          <table:table-cell/>
          <table:table-cell table:style-name="ce92" table:formula="of:=[.L41]+0.5" office:value-type="float" office:value="21" calcext:value-type="float">
            <text:p>21</text:p>
          </table:table-cell>
          <table:table-cell table:style-name="ce72" table:formula="of:=IF(IF([$'9aS-Cadiz'.M42]=&quot;&quot;;0;[$'9aS-Cadiz'.M42])+IF([$'9a-Pt'.M42]=&quot;&quot;;0;[$'9a-Pt'.M42])=0;&quot;&quot;;IF([$'9aS-Cadiz'.M42]=&quot;&quot;;0;[$'9aS-Cadiz'.M42])+IF([$'9a-Pt'.M42]=&quot;&quot;;0;[$'9a-Pt'.M42]))">
            <text:p/>
          </table:table-cell>
          <table:table-cell table:style-name="ce72" table:formula="of:=IF(IF([$'9aS-Cadiz'.N42]=&quot;&quot;;0;[$'9aS-Cadiz'.N42])+IF([$'9a-Pt'.N42]=&quot;&quot;;0;[$'9a-Pt'.N42])=0;&quot;&quot;;IF([$'9aS-Cadiz'.N42]=&quot;&quot;;0;[$'9aS-Cadiz'.N42])+IF([$'9a-Pt'.N42]=&quot;&quot;;0;[$'9a-Pt'.N42]))">
            <text:p/>
          </table:table-cell>
          <table:table-cell table:style-name="ce72" table:formula="of:=IF(IF([$'9aS-Cadiz'.O42]=&quot;&quot;;0;[$'9aS-Cadiz'.O42])+IF([$'9a-Pt'.O42]=&quot;&quot;;0;[$'9a-Pt'.O42])=0;&quot;&quot;;IF([$'9aS-Cadiz'.O42]=&quot;&quot;;0;[$'9aS-Cadiz'.O42])+IF([$'9a-Pt'.O42]=&quot;&quot;;0;[$'9a-Pt'.O42]))">
            <text:p/>
          </table:table-cell>
          <table:table-cell table:style-name="ce72" table:formula="of:=IF(IF([$'9aS-Cadiz'.P42]=&quot;&quot;;0;[$'9aS-Cadiz'.P42])+IF([$'9a-Pt'.P42]=&quot;&quot;;0;[$'9a-Pt'.P42])=0;&quot;&quot;;IF([$'9aS-Cadiz'.P42]=&quot;&quot;;0;[$'9aS-Cadiz'.P42])+IF([$'9a-Pt'.P42]=&quot;&quot;;0;[$'9a-Pt'.P42]))">
            <text:p/>
          </table:table-cell>
          <table:table-cell table:style-name="ce72" table:formula="of:=IF(IF([$'9aS-Cadiz'.Q42]=&quot;&quot;;0;[$'9aS-Cadiz'.Q42])+IF([$'9a-Pt'.Q42]=&quot;&quot;;0;[$'9a-Pt'.Q42])=0;&quot;&quot;;IF([$'9aS-Cadiz'.Q42]=&quot;&quot;;0;[$'9aS-Cadiz'.Q42])+IF([$'9a-Pt'.Q42]=&quot;&quot;;0;[$'9a-Pt'.Q42]))">
            <text:p/>
          </table:table-cell>
          <table:table-cell table:style-name="ce72" table:formula="of:=IF(SUM([.M42:.Q42])=0;&quot;&quot;;SUM([.M42:.Q42]))">
            <text:p/>
          </table:table-cell>
          <table:table-cell table:style-name="ce99" table:formula="of:=IF([.J42]=&quot;&quot;;&quot;&quot;;[.J42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43]+[$'9aS-Cadiz'.A43]" office:value-type="float" office:value="0" calcext:value-type="float">
            <text:p>0</text:p>
          </table:table-cell>
          <table:table-cell table:style-name="ce71" table:formula="of:=[$'9a-Pt'.B43]+[$'9aS-Cadiz'.B43]" office:value-type="float" office:value="0" calcext:value-type="float">
            <text:p>0</text:p>
          </table:table-cell>
          <table:table-cell table:style-name="ce75" table:formula="of:=([.E$1]*([.D43])^[.E$2])*[.A43]/1000" office:value-type="float" office:value="0" calcext:value-type="float">
            <text:p>0</text:p>
          </table:table-cell>
          <table:table-cell table:style-name="ce74" table:formula="of:=[.D42]+0.5" office:value-type="float" office:value="21.75" calcext:value-type="float">
            <text:p>21,75</text:p>
          </table:table-cell>
          <table:table-cell table:style-name="ce72" table:formula="of:=IF(IF([$'9aS-Cadiz'.E43]=&quot;&quot;;0;[$'9aS-Cadiz'.E43])+IF([$'9a-Pt'.E43]=&quot;&quot;;0;[$'9a-Pt'.E43])=0;&quot;&quot;;IF([$'9aS-Cadiz'.E43]=&quot;&quot;;0;[$'9aS-Cadiz'.E43])+IF([$'9a-Pt'.E43]=&quot;&quot;;0;[$'9a-Pt'.E43]))">
            <text:p/>
          </table:table-cell>
          <table:table-cell table:style-name="ce72" table:formula="of:=IF(IF([$'9aS-Cadiz'.F43]=&quot;&quot;;0;[$'9aS-Cadiz'.F43])+IF([$'9a-Pt'.F43]=&quot;&quot;;0;[$'9a-Pt'.F43])=0;&quot;&quot;;IF([$'9aS-Cadiz'.F43]=&quot;&quot;;0;[$'9aS-Cadiz'.F43])+IF([$'9a-Pt'.F43]=&quot;&quot;;0;[$'9a-Pt'.F43]))">
            <text:p/>
          </table:table-cell>
          <table:table-cell table:style-name="ce72" table:formula="of:=IF(IF([$'9aS-Cadiz'.G43]=&quot;&quot;;0;[$'9aS-Cadiz'.G43])+IF([$'9a-Pt'.G43]=&quot;&quot;;0;[$'9a-Pt'.G43])=0;&quot;&quot;;IF([$'9aS-Cadiz'.G43]=&quot;&quot;;0;[$'9aS-Cadiz'.G43])+IF([$'9a-Pt'.G43]=&quot;&quot;;0;[$'9a-Pt'.G43]))">
            <text:p/>
          </table:table-cell>
          <table:table-cell table:style-name="ce72" table:formula="of:=IF(IF([$'9aS-Cadiz'.H43]=&quot;&quot;;0;[$'9aS-Cadiz'.H43])+IF([$'9a-Pt'.H43]=&quot;&quot;;0;[$'9a-Pt'.H43])=0;&quot;&quot;;IF([$'9aS-Cadiz'.H43]=&quot;&quot;;0;[$'9aS-Cadiz'.H43])+IF([$'9a-Pt'.H43]=&quot;&quot;;0;[$'9a-Pt'.H43]))">
            <text:p/>
          </table:table-cell>
          <table:table-cell table:style-name="ce72" table:formula="of:=IF(IF([$'9aS-Cadiz'.I43]=&quot;&quot;;0;[$'9aS-Cadiz'.I43])+IF([$'9a-Pt'.I43]=&quot;&quot;;0;[$'9a-Pt'.I43])=0;&quot;&quot;;IF([$'9aS-Cadiz'.I43]=&quot;&quot;;0;[$'9aS-Cadiz'.I43])+IF([$'9a-Pt'.I43]=&quot;&quot;;0;[$'9a-Pt'.I43]))">
            <text:p/>
          </table:table-cell>
          <table:table-cell table:style-name="ce72" table:formula="of:=IF(SUM([.E43:.I43])=0;&quot;&quot;;SUM([.E43:.I43]))">
            <text:p/>
          </table:table-cell>
          <table:table-cell/>
          <table:table-cell table:style-name="ce92" table:formula="of:=[.L42]+0.5" office:value-type="float" office:value="21.5" calcext:value-type="float">
            <text:p>21,5</text:p>
          </table:table-cell>
          <table:table-cell table:style-name="ce72" table:formula="of:=IF(IF([$'9aS-Cadiz'.M43]=&quot;&quot;;0;[$'9aS-Cadiz'.M43])+IF([$'9a-Pt'.M43]=&quot;&quot;;0;[$'9a-Pt'.M43])=0;&quot;&quot;;IF([$'9aS-Cadiz'.M43]=&quot;&quot;;0;[$'9aS-Cadiz'.M43])+IF([$'9a-Pt'.M43]=&quot;&quot;;0;[$'9a-Pt'.M43]))">
            <text:p/>
          </table:table-cell>
          <table:table-cell table:style-name="ce72" table:formula="of:=IF(IF([$'9aS-Cadiz'.N43]=&quot;&quot;;0;[$'9aS-Cadiz'.N43])+IF([$'9a-Pt'.N43]=&quot;&quot;;0;[$'9a-Pt'.N43])=0;&quot;&quot;;IF([$'9aS-Cadiz'.N43]=&quot;&quot;;0;[$'9aS-Cadiz'.N43])+IF([$'9a-Pt'.N43]=&quot;&quot;;0;[$'9a-Pt'.N43]))">
            <text:p/>
          </table:table-cell>
          <table:table-cell table:style-name="ce72" table:formula="of:=IF(IF([$'9aS-Cadiz'.O43]=&quot;&quot;;0;[$'9aS-Cadiz'.O43])+IF([$'9a-Pt'.O43]=&quot;&quot;;0;[$'9a-Pt'.O43])=0;&quot;&quot;;IF([$'9aS-Cadiz'.O43]=&quot;&quot;;0;[$'9aS-Cadiz'.O43])+IF([$'9a-Pt'.O43]=&quot;&quot;;0;[$'9a-Pt'.O43]))">
            <text:p/>
          </table:table-cell>
          <table:table-cell table:style-name="ce72" table:formula="of:=IF(IF([$'9aS-Cadiz'.P43]=&quot;&quot;;0;[$'9aS-Cadiz'.P43])+IF([$'9a-Pt'.P43]=&quot;&quot;;0;[$'9a-Pt'.P43])=0;&quot;&quot;;IF([$'9aS-Cadiz'.P43]=&quot;&quot;;0;[$'9aS-Cadiz'.P43])+IF([$'9a-Pt'.P43]=&quot;&quot;;0;[$'9a-Pt'.P43]))">
            <text:p/>
          </table:table-cell>
          <table:table-cell table:style-name="ce72" table:formula="of:=IF(IF([$'9aS-Cadiz'.Q43]=&quot;&quot;;0;[$'9aS-Cadiz'.Q43])+IF([$'9a-Pt'.Q43]=&quot;&quot;;0;[$'9a-Pt'.Q43])=0;&quot;&quot;;IF([$'9aS-Cadiz'.Q43]=&quot;&quot;;0;[$'9aS-Cadiz'.Q43])+IF([$'9a-Pt'.Q43]=&quot;&quot;;0;[$'9a-Pt'.Q43]))">
            <text:p/>
          </table:table-cell>
          <table:table-cell table:style-name="ce72" table:formula="of:=IF(SUM([.M43:.Q43])=0;&quot;&quot;;SUM([.M43:.Q43]))">
            <text:p/>
          </table:table-cell>
          <table:table-cell table:style-name="ce99" table:formula="of:=IF([.J43]=&quot;&quot;;&quot;&quot;;[.J43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style-name="ce71" table:formula="of:=[$'9a-Pt'.A44]+[$'9aS-Cadiz'.A44]" office:value-type="float" office:value="0" calcext:value-type="float">
            <text:p>0</text:p>
          </table:table-cell>
          <table:table-cell table:style-name="ce71" table:formula="of:=[$'9a-Pt'.B44]+[$'9aS-Cadiz'.B44]" office:value-type="float" office:value="0" calcext:value-type="float">
            <text:p>0</text:p>
          </table:table-cell>
          <table:table-cell table:style-name="ce75" table:formula="of:=([.E$1]*([.D44])^[.E$2])*[.A44]/1000" office:value-type="float" office:value="0" calcext:value-type="float">
            <text:p>0</text:p>
          </table:table-cell>
          <table:table-cell table:style-name="ce74" table:formula="of:=[.D43]+0.5" office:value-type="float" office:value="22.25" calcext:value-type="float">
            <text:p>22,25</text:p>
          </table:table-cell>
          <table:table-cell table:style-name="ce72" table:formula="of:=IF(IF([$'9aS-Cadiz'.E44]=&quot;&quot;;0;[$'9aS-Cadiz'.E44])+IF([$'9a-Pt'.E44]=&quot;&quot;;0;[$'9a-Pt'.E44])=0;&quot;&quot;;IF([$'9aS-Cadiz'.E44]=&quot;&quot;;0;[$'9aS-Cadiz'.E44])+IF([$'9a-Pt'.E44]=&quot;&quot;;0;[$'9a-Pt'.E44]))">
            <text:p/>
          </table:table-cell>
          <table:table-cell table:style-name="ce72" table:formula="of:=IF(IF([$'9aS-Cadiz'.F44]=&quot;&quot;;0;[$'9aS-Cadiz'.F44])+IF([$'9a-Pt'.F44]=&quot;&quot;;0;[$'9a-Pt'.F44])=0;&quot;&quot;;IF([$'9aS-Cadiz'.F44]=&quot;&quot;;0;[$'9aS-Cadiz'.F44])+IF([$'9a-Pt'.F44]=&quot;&quot;;0;[$'9a-Pt'.F44]))">
            <text:p/>
          </table:table-cell>
          <table:table-cell table:style-name="ce72" table:formula="of:=IF(IF([$'9aS-Cadiz'.G44]=&quot;&quot;;0;[$'9aS-Cadiz'.G44])+IF([$'9a-Pt'.G44]=&quot;&quot;;0;[$'9a-Pt'.G44])=0;&quot;&quot;;IF([$'9aS-Cadiz'.G44]=&quot;&quot;;0;[$'9aS-Cadiz'.G44])+IF([$'9a-Pt'.G44]=&quot;&quot;;0;[$'9a-Pt'.G44]))">
            <text:p/>
          </table:table-cell>
          <table:table-cell table:style-name="ce72" table:formula="of:=IF(IF([$'9aS-Cadiz'.H44]=&quot;&quot;;0;[$'9aS-Cadiz'.H44])+IF([$'9a-Pt'.H44]=&quot;&quot;;0;[$'9a-Pt'.H44])=0;&quot;&quot;;IF([$'9aS-Cadiz'.H44]=&quot;&quot;;0;[$'9aS-Cadiz'.H44])+IF([$'9a-Pt'.H44]=&quot;&quot;;0;[$'9a-Pt'.H44]))">
            <text:p/>
          </table:table-cell>
          <table:table-cell table:style-name="ce72" table:formula="of:=IF(IF([$'9aS-Cadiz'.I44]=&quot;&quot;;0;[$'9aS-Cadiz'.I44])+IF([$'9a-Pt'.I44]=&quot;&quot;;0;[$'9a-Pt'.I44])=0;&quot;&quot;;IF([$'9aS-Cadiz'.I44]=&quot;&quot;;0;[$'9aS-Cadiz'.I44])+IF([$'9a-Pt'.I44]=&quot;&quot;;0;[$'9a-Pt'.I44]))">
            <text:p/>
          </table:table-cell>
          <table:table-cell table:style-name="ce72" table:formula="of:=IF(SUM([.E44:.I44])=0;&quot;&quot;;SUM([.E44:.I44]))">
            <text:p/>
          </table:table-cell>
          <table:table-cell/>
          <table:table-cell table:style-name="ce92" table:formula="of:=[.L43]+0.5" office:value-type="float" office:value="22" calcext:value-type="float">
            <text:p>22</text:p>
          </table:table-cell>
          <table:table-cell table:style-name="ce72" table:formula="of:=IF(IF([$'9aS-Cadiz'.M44]=&quot;&quot;;0;[$'9aS-Cadiz'.M44])+IF([$'9a-Pt'.M44]=&quot;&quot;;0;[$'9a-Pt'.M44])=0;&quot;&quot;;IF([$'9aS-Cadiz'.M44]=&quot;&quot;;0;[$'9aS-Cadiz'.M44])+IF([$'9a-Pt'.M44]=&quot;&quot;;0;[$'9a-Pt'.M44]))">
            <text:p/>
          </table:table-cell>
          <table:table-cell table:style-name="ce72" table:formula="of:=IF(IF([$'9aS-Cadiz'.N44]=&quot;&quot;;0;[$'9aS-Cadiz'.N44])+IF([$'9a-Pt'.N44]=&quot;&quot;;0;[$'9a-Pt'.N44])=0;&quot;&quot;;IF([$'9aS-Cadiz'.N44]=&quot;&quot;;0;[$'9aS-Cadiz'.N44])+IF([$'9a-Pt'.N44]=&quot;&quot;;0;[$'9a-Pt'.N44]))">
            <text:p/>
          </table:table-cell>
          <table:table-cell table:style-name="ce72" table:formula="of:=IF(IF([$'9aS-Cadiz'.O44]=&quot;&quot;;0;[$'9aS-Cadiz'.O44])+IF([$'9a-Pt'.O44]=&quot;&quot;;0;[$'9a-Pt'.O44])=0;&quot;&quot;;IF([$'9aS-Cadiz'.O44]=&quot;&quot;;0;[$'9aS-Cadiz'.O44])+IF([$'9a-Pt'.O44]=&quot;&quot;;0;[$'9a-Pt'.O44]))">
            <text:p/>
          </table:table-cell>
          <table:table-cell table:style-name="ce72" table:formula="of:=IF(IF([$'9aS-Cadiz'.P44]=&quot;&quot;;0;[$'9aS-Cadiz'.P44])+IF([$'9a-Pt'.P44]=&quot;&quot;;0;[$'9a-Pt'.P44])=0;&quot;&quot;;IF([$'9aS-Cadiz'.P44]=&quot;&quot;;0;[$'9aS-Cadiz'.P44])+IF([$'9a-Pt'.P44]=&quot;&quot;;0;[$'9a-Pt'.P44]))">
            <text:p/>
          </table:table-cell>
          <table:table-cell table:style-name="ce72" table:formula="of:=IF(IF([$'9aS-Cadiz'.Q44]=&quot;&quot;;0;[$'9aS-Cadiz'.Q44])+IF([$'9a-Pt'.Q44]=&quot;&quot;;0;[$'9a-Pt'.Q44])=0;&quot;&quot;;IF([$'9aS-Cadiz'.Q44]=&quot;&quot;;0;[$'9aS-Cadiz'.Q44])+IF([$'9a-Pt'.Q44]=&quot;&quot;;0;[$'9a-Pt'.Q44]))">
            <text:p/>
          </table:table-cell>
          <table:table-cell table:style-name="ce72" table:formula="of:=IF(SUM([.M44:.Q44])=0;&quot;&quot;;SUM([.M44:.Q44]))">
            <text:p/>
          </table:table-cell>
          <table:table-cell table:style-name="ce99" table:formula="of:=IF([.J44]=&quot;&quot;;&quot;&quot;;[.J44])">
            <text:p/>
          </table:table-cell>
          <table:table-cell table:style-name="ce99"/>
          <table:table-cell table:number-columns-repeated="34"/>
        </table:table-row>
        <table:table-row table:style-name="ro7">
          <table:table-cell table:number-columns-repeated="2"/>
          <table:table-cell table:style-name="ce74"/>
          <table:table-cell/>
          <table:table-cell table:style-name="ce72" table:number-columns-repeated="6"/>
          <table:table-cell/>
          <table:table-cell table:style-name="ce93"/>
          <table:table-cell table:style-name="ce87" table:number-columns-repeated="6"/>
          <table:table-cell table:style-name="ce99"/>
          <table:table-cell table:number-columns-repeated="35"/>
        </table:table-row>
        <table:table-row table:style-name="ro7">
          <table:table-cell table:style-name="ce72" table:formula="of:=SUM([.A10:.A45])" office:value-type="float" office:value="5636674437.57461" calcext:value-type="float">
            <text:p>5636674438</text:p>
          </table:table-cell>
          <table:table-cell table:style-name="ce72" table:formula="of:=SUM([.B10:.B45])" office:value-type="float" office:value="120934.284562473" calcext:value-type="float">
            <text:p>120934</text:p>
          </table:table-cell>
          <table:table-cell table:style-name="ce72" table:formula="of:=SUM([.C10:.C45])" office:value-type="float" office:value="119994146.012522" calcext:value-type="float">
            <text:p>119994146</text:p>
          </table:table-cell>
          <table:table-cell table:style-name="ce77" office:value-type="string" calcext:value-type="string">
            <text:p>Total</text:p>
          </table:table-cell>
          <table:table-cell table:style-name="ce72" table:formula="of:=SUM([.E10:.E45])" office:value-type="float" office:value="0" calcext:value-type="float">
            <text:p>0</text:p>
          </table:table-cell>
          <table:table-cell table:style-name="ce72" table:formula="of:=SUM([.F10:.F45])" office:value-type="float" office:value="1993952686.03398" calcext:value-type="float">
            <text:p>1993952686</text:p>
          </table:table-cell>
          <table:table-cell table:style-name="ce72" table:formula="of:=SUM([.G10:.G45])" office:value-type="float" office:value="2364855399.98691" calcext:value-type="float">
            <text:p>2364855400</text:p>
          </table:table-cell>
          <table:table-cell table:style-name="ce72" table:formula="of:=SUM([.H10:.H45])" office:value-type="float" office:value="1237523168.29007" calcext:value-type="float">
            <text:p>1237523168</text:p>
          </table:table-cell>
          <table:table-cell table:style-name="ce72" table:formula="of:=SUM([.I10:.I45])" office:value-type="float" office:value="33176285.5041404" calcext:value-type="float">
            <text:p>33176286</text:p>
          </table:table-cell>
          <table:table-cell table:style-name="ce72" table:formula="of:=SUM([.J10:.J45])" office:value-type="float" office:value="5629507539.81511" calcext:value-type="float">
            <text:p>5629507540</text:p>
          </table:table-cell>
          <table:table-cell table:style-name="ce72"/>
          <table:table-cell table:style-name="ce94" office:value-type="string" calcext:value-type="string">
            <text:p>Biomass ( mt)</text:p>
          </table:table-cell>
          <table:table-cell table:style-name="ce72" table:formula="of:=SUM([.M10:.M45])" office:value-type="float" office:value="0" calcext:value-type="float">
            <text:p>0</text:p>
          </table:table-cell>
          <table:table-cell table:style-name="ce72" table:formula="of:=SUM([.N10:.N45])" office:value-type="float" office:value="28652.5894733032" calcext:value-type="float">
            <text:p>28653</text:p>
          </table:table-cell>
          <table:table-cell table:style-name="ce72" table:formula="of:=SUM([.O10:.O45])" office:value-type="float" office:value="54405.6850935385" calcext:value-type="float">
            <text:p>54406</text:p>
          </table:table-cell>
          <table:table-cell table:style-name="ce72" table:formula="of:=SUM([.P10:.P45])" office:value-type="float" office:value="36256.6063778304" calcext:value-type="float">
            <text:p>36257</text:p>
          </table:table-cell>
          <table:table-cell table:style-name="ce72" table:formula="of:=SUM([.Q10:.Q45])" office:value-type="float" office:value="1307.02559316168" calcext:value-type="float">
            <text:p>1307</text:p>
          </table:table-cell>
          <table:table-cell table:style-name="ce87" table:formula="of:=SUM([.R10:.R45])" office:value-type="float" office:value="120621.906537834" calcext:value-type="float">
            <text:p>120621,91</text:p>
          </table:table-cell>
          <table:table-cell table:style-name="ce72" table:formula="of:=SUM([.S10:.S45])/1000" office:value-type="float" office:value="5629507.53981511" calcext:value-type="float">
            <text:p>5629508</text:p>
          </table:table-cell>
          <table:table-cell table:style-name="ce72"/>
          <table:table-cell table:number-columns-repeated="34"/>
        </table:table-row>
        <table:table-row table:style-name="ro7">
          <table:table-cell table:number-columns-repeated="11"/>
          <table:table-cell table:style-name="ce92"/>
          <table:table-cell table:number-columns-repeated="42"/>
        </table:table-row>
        <table:table-row table:style-name="ro7">
          <table:table-cell table:number-columns-repeated="3"/>
          <table:table-cell table:style-name="ce77" office:value-type="string" calcext:value-type="string">
            <text:p>%</text:p>
          </table:table-cell>
          <table:table-cell table:style-name="ce79" table:formula="of:=IF([.E46]=0;&quot;&quot;;100*([.E46]/[.$J$46]))">
            <text:p/>
          </table:table-cell>
          <table:table-cell table:style-name="ce79" table:formula="of:=IF([.F46]=0;&quot;&quot;;100*([.F46]/[.$J$46]))" office:value-type="float" office:value="35.4196645431524" calcext:value-type="float">
            <text:p>35,42 </text:p>
          </table:table-cell>
          <table:table-cell table:style-name="ce79" table:formula="of:=IF([.G46]=0;&quot;&quot;;100*([.G46]/[.$J$46]))" office:value-type="float" office:value="42.0082109005326" calcext:value-type="float">
            <text:p>42,01 </text:p>
          </table:table-cell>
          <table:table-cell table:style-name="ce79" table:formula="of:=IF([.H46]=0;&quot;&quot;;100*([.H46]/[.$J$46]))" office:value-type="float" office:value="21.9827961777757" calcext:value-type="float">
            <text:p>21,98 </text:p>
          </table:table-cell>
          <table:table-cell table:style-name="ce79" table:formula="of:=IF([.I46]=0;&quot;&quot;;100*([.I46]/[.$J$46]))" office:value-type="float" office:value="0.589328378539307" calcext:value-type="float">
            <text:p>0,59 </text:p>
          </table:table-cell>
          <table:table-cell table:style-name="ce79" table:number-columns-repeated="2"/>
          <table:table-cell table:style-name="ce95" office:value-type="string" calcext:value-type="string">
            <text:p>%</text:p>
          </table:table-cell>
          <table:table-cell table:style-name="ce79" table:formula="of:=IF([.M46]=0;&quot;&quot;;100*([.M46]/[.$R$46]))">
            <text:p/>
          </table:table-cell>
          <table:table-cell table:style-name="ce79" table:formula="of:=IF([.N46]=0;&quot;&quot;;100*([.N46]/[.$R$46]))" office:value-type="float" office:value="23.7540512297541" calcext:value-type="float">
            <text:p>23,75 </text:p>
          </table:table-cell>
          <table:table-cell table:style-name="ce79" table:formula="of:=IF([.O46]=0;&quot;&quot;;100*([.O46]/[.$R$46]))" office:value-type="float" office:value="45.1043153396633" calcext:value-type="float">
            <text:p>45,10 </text:p>
          </table:table-cell>
          <table:table-cell table:style-name="ce79" table:formula="of:=IF([.P46]=0;&quot;&quot;;100*([.P46]/[.$R$46]))" office:value-type="float" office:value="30.0580611088735" calcext:value-type="float">
            <text:p>30,06 </text:p>
          </table:table-cell>
          <table:table-cell table:style-name="ce79" table:formula="of:=IF([.Q46]=0;&quot;&quot;;100*([.Q46]/[.$R$46]))" office:value-type="float" office:value="1.08357232170901" calcext:value-type="float">
            <text:p>1,08 </text:p>
          </table:table-cell>
          <table:table-cell table:style-name="ce79"/>
          <table:table-cell table:number-columns-repeated="36"/>
        </table:table-row>
        <table:table-row table:style-name="ro7">
          <table:table-cell table:number-columns-repeated="3"/>
          <table:table-cell table:style-name="ce77" office:value-type="string" calcext:value-type="string">
            <text:p>M. length</text:p>
          </table:table-cell>
          <table:table-cell table:style-name="ce79" table:formula="of:=IF([.E46]=0;&quot;&quot;;SUMPRODUCT([.$D10:.$D44];[.E10:.E44])/[.E46])">
            <text:p/>
          </table:table-cell>
          <table:table-cell table:style-name="ce79" table:formula="of:=IF([.F46]=0;&quot;&quot;;SUMPRODUCT([.$D10:.$D44];[.F10:.F44])/[.F46])" office:value-type="float" office:value="13.1211033747084" calcext:value-type="float">
            <text:p>13,12 </text:p>
          </table:table-cell>
          <table:table-cell table:style-name="ce79" table:formula="of:=IF([.G46]=0;&quot;&quot;;SUMPRODUCT([.$D10:.$D44];[.G10:.G44])/[.G46])" office:value-type="float" office:value="15.4242559615969" calcext:value-type="float">
            <text:p>15,42 </text:p>
          </table:table-cell>
          <table:table-cell table:style-name="ce79" table:formula="of:=IF([.H46]=0;&quot;&quot;;SUMPRODUCT([.$D10:.$D44];[.H10:.H44])/[.H46])" office:value-type="float" office:value="16.6337368332129" calcext:value-type="float">
            <text:p>16,63 </text:p>
          </table:table-cell>
          <table:table-cell table:style-name="ce79" table:formula="of:=IF([.I46]=0;&quot;&quot;;SUMPRODUCT([.$D10:.$D44];[.I10:.I44])/[.I46])" office:value-type="float" office:value="18.1878373750904" calcext:value-type="float">
            <text:p>18,19 </text:p>
          </table:table-cell>
          <table:table-cell table:style-name="ce79" table:formula="of:=IF([.J46]=0;&quot;&quot;;SUMPRODUCT([.$D10:.$D44];[.J10:.J44])/[.J46])" office:value-type="float" office:value="14.8906513257543" calcext:value-type="float">
            <text:p>14,89 </text:p>
          </table:table-cell>
          <table:table-cell table:style-name="ce79"/>
          <table:table-cell table:style-name="ce96" office:value-type="string" calcext:value-type="string">
            <text:p>M. weight</text:p>
          </table:table-cell>
          <table:table-cell table:style-name="ce79" table:formula="of:=IF([.M46]=0;&quot;&quot;;[.$E$1]*[.E49]^[.$E$2])">
            <text:p/>
          </table:table-cell>
          <table:table-cell table:style-name="ce79" table:formula="of:=IF([.N46]=0;&quot;&quot;;[.$E$1]*[.F49]^[.$E$2])" office:value-type="float" office:value="12.9648781380444" calcext:value-type="float">
            <text:p>12,96 </text:p>
          </table:table-cell>
          <table:table-cell table:style-name="ce79" table:formula="of:=IF([.O46]=0;&quot;&quot;;[.$E$1]*[.G49]^[.$E$2])" office:value-type="float" office:value="22.4582961933422" calcext:value-type="float">
            <text:p>22,46 </text:p>
          </table:table-cell>
          <table:table-cell table:style-name="ce79" table:formula="of:=IF([.P46]=0;&quot;&quot;;[.$E$1]*[.H49]^[.$E$2])" office:value-type="float" office:value="29.0242271112274" calcext:value-type="float">
            <text:p>29,02 </text:p>
          </table:table-cell>
          <table:table-cell table:style-name="ce79" table:formula="of:=IF([.Q46]=0;&quot;&quot;;[.$E$1]*[.I49]^[.$E$2])" office:value-type="float" office:value="39.3140427405507" calcext:value-type="float">
            <text:p>39,31 </text:p>
          </table:table-cell>
          <table:table-cell table:style-name="ce79" table:formula="of:=IF([.R46]=0;&quot;&quot;;[.$E$1]*[.J49]^[.$E$2])" office:value-type="float" office:value="19.9264378851933" calcext:value-type="float">
            <text:p>19,93 </text:p>
          </table:table-cell>
          <table:table-cell table:style-name="ce79"/>
          <table:table-cell table:number-columns-repeated="35"/>
        </table:table-row>
        <table:table-row table:style-name="ro7">
          <table:table-cell table:number-columns-repeated="3"/>
          <table:table-cell table:style-name="ce77" office:value-type="string" calcext:value-type="string">
            <text:p>s.d.</text:p>
          </table:table-cell>
          <table:table-cell table:style-name="ce79" table:formula="of:=IF(COUNT([.E10:.E44])&lt;2;&quot;&quot;;SQRT((SUMPRODUCT([.$D10:.$D44];[.$D10:.$D44];[.E10:.E44])-([.E49]*[.E49]*[.E46]))/([.E46]-1)))">
            <text:p/>
          </table:table-cell>
          <table:table-cell table:style-name="ce79" table:formula="of:=IF(COUNT([.F10:.F44])&lt;2;&quot;&quot;;SQRT((SUMPRODUCT([.$D10:.$D44];[.$D10:.$D44];[.F10:.F44])-([.F49]*[.F49]*[.F46]))/([.F46]-1)))" office:value-type="float" office:value="1.9412710924369" calcext:value-type="float">
            <text:p>1,94 </text:p>
          </table:table-cell>
          <table:table-cell table:style-name="ce79" table:formula="of:=IF(COUNT([.G10:.G44])&lt;2;&quot;&quot;;SQRT((SUMPRODUCT([.$D10:.$D44];[.$D10:.$D44];[.G10:.G44])-([.G49]*[.G49]*[.G46]))/([.G46]-1)))" office:value-type="float" office:value="1.0797763272683" calcext:value-type="float">
            <text:p>1,08 </text:p>
          </table:table-cell>
          <table:table-cell table:style-name="ce79" table:formula="of:=IF(COUNT([.H10:.H44])&lt;2;&quot;&quot;;SQRT((SUMPRODUCT([.$D10:.$D44];[.$D10:.$D44];[.H10:.H44])-([.H49]*[.H49]*[.H46]))/([.H46]-1)))" office:value-type="float" office:value="0.778512905346838" calcext:value-type="float">
            <text:p>0,78 </text:p>
          </table:table-cell>
          <table:table-cell table:style-name="ce79" table:formula="of:=IF(COUNT([.I10:.I44])&lt;2;&quot;&quot;;SQRT((SUMPRODUCT([.$D10:.$D44];[.$D10:.$D44];[.I10:.I44])-([.I49]*[.I49]*[.I46]))/([.I46]-1)))" office:value-type="float" office:value="0.41195198186448" calcext:value-type="float">
            <text:p>0,41 </text:p>
          </table:table-cell>
          <table:table-cell table:style-name="ce79" table:formula="of:=IF(COUNT([.J10:.J44])&lt;2;&quot;&quot;;SQRT((SUMPRODUCT([.$D10:.$D44];[.$D10:.$D44];[.J10:.J44])-([.J49]*[.J49]*[.J46]))/([.J46]-1)))" office:value-type="float" office:value="1.97977432301229" calcext:value-type="float">
            <text:p>1,98 </text:p>
          </table:table-cell>
          <table:table-cell table:style-name="ce79"/>
          <table:table-cell table:style-name="ce95"/>
          <table:table-cell table:style-name="ce79" table:number-columns-repeated="7"/>
          <table:table-cell table:number-columns-repeated="35"/>
        </table:table-row>
        <table:table-row table:style-name="ro7">
          <table:table-cell table:number-columns-repeated="11"/>
          <table:table-cell table:style-name="ce92" office:value-type="string" calcext:value-type="string">
            <text:p>No Fish (thousands)</text:p>
          </table:table-cell>
          <table:table-cell table:style-name="ce99" table:formula="of:=[.E46]/1000" office:value-type="float" office:value="0" calcext:value-type="float">
            <text:p>0</text:p>
          </table:table-cell>
          <table:table-cell table:style-name="ce99" table:formula="of:=[.F46]/1000" office:value-type="float" office:value="1993952.68603398" calcext:value-type="float">
            <text:p>1993953</text:p>
          </table:table-cell>
          <table:table-cell table:style-name="ce99" table:formula="of:=[.G46]/1000" office:value-type="float" office:value="2364855.39998691" calcext:value-type="float">
            <text:p>2364855</text:p>
          </table:table-cell>
          <table:table-cell table:style-name="ce99" table:formula="of:=[.H46]/1000" office:value-type="float" office:value="1237523.16829007" calcext:value-type="float">
            <text:p>1237523</text:p>
          </table:table-cell>
          <table:table-cell table:style-name="ce99" table:formula="of:=[.I46]/1000" office:value-type="float" office:value="33176.2855041404" calcext:value-type="float">
            <text:p>33176</text:p>
          </table:table-cell>
          <table:table-cell table:style-name="ce99" table:formula="of:=[.J46]/1000" office:value-type="float" office:value="5629507.53981511" calcext:value-type="float">
            <text:p>5629508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104"/>
          <table:table-cell table:style-name="ce105" table:number-columns-repeated="5"/>
          <table:table-cell table:number-columns-repeated="2"/>
          <table:table-cell table:style-name="ce97" office:value-type="string" calcext:value-type="string">
            <text:p>%</text:p>
          </table:table-cell>
          <table:table-cell table:style-name="ce79" table:formula="of:=[.E48]">
            <text:p/>
          </table:table-cell>
          <table:table-cell table:style-name="ce79" table:formula="of:=[.F48]" office:value-type="float" office:value="35.4196645431524" calcext:value-type="float">
            <text:p>35,42 </text:p>
          </table:table-cell>
          <table:table-cell table:style-name="ce79" table:formula="of:=[.G48]" office:value-type="float" office:value="42.0082109005326" calcext:value-type="float">
            <text:p>42,01 </text:p>
          </table:table-cell>
          <table:table-cell table:style-name="ce79" table:formula="of:=[.H48]" office:value-type="float" office:value="21.9827961777757" calcext:value-type="float">
            <text:p>21,98 </text:p>
          </table:table-cell>
          <table:table-cell table:style-name="ce79" table:formula="of:=[.I48]" office:value-type="float" office:value="0.589328378539307" calcext:value-type="float">
            <text:p>0,59 </text:p>
          </table:table-cell>
          <table:table-cell table:style-name="ce79"/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2"/>
          <table:table-cell table:style-name="ce97" office:value-type="string" calcext:value-type="string">
            <text:p>M. length</text:p>
          </table:table-cell>
          <table:table-cell table:style-name="ce79" table:formula="of:=[.E49]">
            <text:p/>
          </table:table-cell>
          <table:table-cell table:style-name="ce79" table:formula="of:=[.F49]" office:value-type="float" office:value="13.1211033747084" calcext:value-type="float">
            <text:p>13,12 </text:p>
          </table:table-cell>
          <table:table-cell table:style-name="ce79" table:formula="of:=[.G49]" office:value-type="float" office:value="15.4242559615969" calcext:value-type="float">
            <text:p>15,42 </text:p>
          </table:table-cell>
          <table:table-cell table:style-name="ce79" table:formula="of:=[.H49]" office:value-type="float" office:value="16.6337368332129" calcext:value-type="float">
            <text:p>16,63 </text:p>
          </table:table-cell>
          <table:table-cell table:style-name="ce79" table:formula="of:=[.I49]" office:value-type="float" office:value="18.1878373750904" calcext:value-type="float">
            <text:p>18,19 </text:p>
          </table:table-cell>
          <table:table-cell table:style-name="ce79" table:formula="of:=[.J49]" office:value-type="float" office:value="14.8906513257543" calcext:value-type="float">
            <text:p>14,89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2"/>
          <table:table-cell table:style-name="ce97" office:value-type="string" calcext:value-type="string">
            <text:p>s.d.</text:p>
          </table:table-cell>
          <table:table-cell table:style-name="ce79" table:formula="of:=[.E50]">
            <text:p/>
          </table:table-cell>
          <table:table-cell table:style-name="ce79" table:formula="of:=[.F50]" office:value-type="float" office:value="1.9412710924369" calcext:value-type="float">
            <text:p>1,94 </text:p>
          </table:table-cell>
          <table:table-cell table:style-name="ce79" table:formula="of:=[.G50]" office:value-type="float" office:value="1.0797763272683" calcext:value-type="float">
            <text:p>1,08 </text:p>
          </table:table-cell>
          <table:table-cell table:style-name="ce79" table:formula="of:=[.H50]" office:value-type="float" office:value="0.778512905346838" calcext:value-type="float">
            <text:p>0,78 </text:p>
          </table:table-cell>
          <table:table-cell table:style-name="ce79" table:formula="of:=[.I50]" office:value-type="float" office:value="0.41195198186448" calcext:value-type="float">
            <text:p>0,41 </text:p>
          </table:table-cell>
          <table:table-cell table:style-name="ce79" table:formula="of:=[.J50]" office:value-type="float" office:value="1.97977432301229" calcext:value-type="float">
            <text:p>1,98 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/>
          <table:table-cell office:value-type="string" calcext:value-type="string">
            <text:p>TablE 8c:</text:p>
          </table:table-cell>
          <table:table-cell office:value-type="string" calcext:value-type="string">
            <text:p>Sardine Assesment by ICES area</text:p>
          </table:table-cell>
          <table:table-cell table:number-columns-repeated="42"/>
        </table:table-row>
        <table:table-row table:style-name="ro7" table:number-rows-repeated="2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3"/>
          <table:table-cell table:style-name="ce100" table:formula="of:=1000*[.M46]/[.M51]" office:value-type="string" office:string-value="" calcext:value-type="error">
            <text:p>#DIV/0!</text:p>
          </table:table-cell>
          <table:table-cell table:style-name="ce100" table:formula="of:=1000*[.N46]/[.N51]" office:value-type="float" office:value="14.3697439131787" calcext:value-type="float">
            <text:p>14,37</text:p>
          </table:table-cell>
          <table:table-cell table:style-name="ce100" table:formula="of:=1000*[.O46]/[.O51]" office:value-type="float" office:value="23.0059246302499" calcext:value-type="float">
            <text:p>23,01</text:p>
          </table:table-cell>
          <table:table-cell table:style-name="ce100" table:formula="of:=1000*[.P46]/[.P51]" office:value-type="float" office:value="29.2977192725429" calcext:value-type="float">
            <text:p>29,30</text:p>
          </table:table-cell>
          <table:table-cell table:style-name="ce100" table:formula="of:=1000*[.Q46]/[.Q51]" office:value-type="float" office:value="39.396381279591" calcext:value-type="float">
            <text:p>39,40</text:p>
          </table:table-cell>
          <table:table-cell table:style-name="ce100" table:formula="of:=1000*[.R46]/[.R51]" office:value-type="float" office:value="21.4267243954691" calcext:value-type="float">
            <text:p>21,43</text:p>
          </table:table-cell>
          <table:table-cell table:number-columns-repeated="36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6"/>
          <table:table-cell table:style-name="ce107" table:number-columns-repeated="4"/>
          <table:table-cell table:number-columns-repeated="3"/>
          <table:table-cell table:formula="of:=(1-[.M49]/[.M59])*100" office:value-type="string" office:string-value="" calcext:value-type="error">
            <text:p>#VALUE!</text:p>
          </table:table-cell>
          <table:table-cell table:formula="of:=(1-[.N49]/[.N59])*100" office:value-type="float" office:value="9.77655401253099" calcext:value-type="float">
            <text:p>9,7765540125</text:p>
          </table:table-cell>
          <table:table-cell table:formula="of:=(1-[.O49]/[.O59])*100" office:value-type="float" office:value="2.3803800356176" calcext:value-type="float">
            <text:p>2,3803800356</text:p>
          </table:table-cell>
          <table:table-cell table:formula="of:=(1-[.P49]/[.P59])*100" office:value-type="float" office:value="0.933493009374997" calcext:value-type="float">
            <text:p>0,9334930094</text:p>
          </table:table-cell>
          <table:table-cell table:formula="of:=(1-[.Q49]/[.Q59])*100" office:value-type="float" office:value="0.209000259328274" calcext:value-type="float">
            <text:p>0,2090002593</text:p>
          </table:table-cell>
          <table:table-cell table:formula="of:=(1-[.R49]/[.R59])*100" office:value-type="float" office:value="7.00194057936849" calcext:value-type="float">
            <text:p>7,0019405794</text:p>
          </table:table-cell>
          <table:table-cell table:number-columns-repeated="36"/>
        </table:table-row>
        <table:table-row table:style-name="ro7" table:number-rows-repeated="2">
          <table:table-cell table:style-name="Default" table:number-columns-repeated="3"/>
          <table:table-cell table:style-name="ce60"/>
          <table:table-cell table:style-name="ce107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/>
          <table:table-cell table:style-name="ce107" table:number-columns-repeated="5"/>
          <table:table-cell table:number-columns-repeated="3"/>
          <table:table-cell table:formula="of:=[.M51]/1000" office:value-type="float" office:value="0" calcext:value-type="float">
            <text:p>0</text:p>
          </table:table-cell>
          <table:table-cell table:formula="of:=[.N51]/1000" office:value-type="float" office:value="1993.95268603398" calcext:value-type="float">
            <text:p>1993,952686034</text:p>
          </table:table-cell>
          <table:table-cell table:formula="of:=[.O51]/1000" office:value-type="float" office:value="2364.85539998691" calcext:value-type="float">
            <text:p>2364,8553999869</text:p>
          </table:table-cell>
          <table:table-cell table:formula="of:=[.P51]/1000" office:value-type="float" office:value="1237.52316829007" calcext:value-type="float">
            <text:p>1237,5231682901</text:p>
          </table:table-cell>
          <table:table-cell table:formula="of:=[.Q51]/1000" office:value-type="float" office:value="33.1762855041404" calcext:value-type="float">
            <text:p>33,1762855041</text:p>
          </table:table-cell>
          <table:table-cell table:formula="of:=[.R51]/1000" office:value-type="float" office:value="5629.50753981511" calcext:value-type="float">
            <text:p>5629,5075398151</text:p>
          </table:table-cell>
          <table:table-cell table:number-columns-repeated="36"/>
        </table:table-row>
        <table:table-row table:style-name="ro7" table:number-rows-repeated="24">
          <table:table-cell table:style-name="Default" table:number-columns-repeated="3"/>
          <table:table-cell table:style-name="ce60"/>
          <table:table-cell table:style-name="ce107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104"/>
          <table:table-cell table:style-name="ce105" table:number-columns-repeated="5"/>
          <table:table-cell table:number-columns-repeated="45"/>
        </table:table-row>
        <table:table-row table:style-name="ro7">
          <table:table-cell table:style-name="Default" table:number-columns-repeated="3"/>
          <table:table-cell table:style-name="ce60" table:number-columns-repeated="6"/>
          <table:table-cell table:number-columns-repeated="45"/>
        </table:table-row>
        <table:table-row table:style-name="ro7" table:number-rows-repeated="35">
          <table:table-cell table:style-name="Default" table:number-columns-repeated="3"/>
          <table:table-cell table:style-name="ce60"/>
          <table:table-cell table:style-name="ce108" table:number-columns-repeated="5"/>
          <table:table-cell table:number-columns-repeated="45"/>
        </table:table-row>
        <table:table-row table:style-name="ro7" table:number-rows-repeated="20">
          <table:table-cell table:style-name="Default" table:number-columns-repeated="3"/>
          <table:table-cell table:style-name="ce70" table:number-columns-repeated="2"/>
          <table:table-cell table:number-columns-repeated="49"/>
        </table:table-row>
        <table:table-row table:style-name="ro7" table:number-rows-repeated="1048429">
          <table:table-cell table:number-columns-repeated="54"/>
        </table:table-row>
        <table:table-row table:style-name="ro7">
          <table:table-cell table:number-columns-repeated="54"/>
        </table:table-row>
      </table:table>
      <table:named-expressions>
        <table:named-expression table:name="SHARED_FORMULA_13_5_13_5_1" table:base-cell-address="$eval.$N$6" table:expression="[.L6]/[.I6]"/>
        <table:named-expression table:name="SHARED_FORMULA_14_5_14_5_1" table:base-cell-address="$eval.$O$6" table:expression="[.M6]/[.I6]"/>
        <table:named-expression table:name="SHARED_FORMULA_3_9_3_9_2" table:base-cell-address="$9aCSEriceira.$D$10" table:expression="[.B10]/((([.A10]+0.25)^(-[.$D$2]/10))*(10^([.$D$3]/10))/(4*PI()))"/>
        <table:named-expression table:name="SHARED_FORMULA_3_9_3_9_3" table:base-cell-address="$9aCS_Sesimbra.$D$10" table:expression="[.B10]/((([.A10]+0.25)^(-[.$D$2]/10))*(10^([.$D$3]/10))/(4*PI()))"/>
        <table:named-expression table:name="SHARED_FORMULA_3_9_3_9_4" table:base-cell-address="$'9a-Cadiz'.$D$10" table:expression="[.B10]/((([.A10]+0.25)^(-[.$D$2]/10))*(10^([.$D$3]/10))/(4*PI()))"/>
        <table:named-expression table:name="SHARED_FORMULA_3_9_3_9_5" table:base-cell-address="$'9a-Cadiz'.$D$10" table:expression="#REF!/(((#REF!+0.25)^(-#REF!/10))*(10^(#REF!/10))/(4*PI()))"/>
        <table:named-expression table:name="SHARED_FORMULA_3_9_3_9_6" table:base-cell-address="$'9a-Cadiz'.$D$10" table:expression="#REF!/(((#REF!+0.25)^(-#REF!/10))*(10^(#REF!/10))/(4*PI()))"/>
        <table:named-expression table:name="SHARED_FORMULA_3_9_3_9_7" table:base-cell-address="$'9a-Cadiz'.$D$10" table:expression="#REF!/(((#REF!+0.25)^(-#REF!/10))*(10^(#REF!/10))/(4*PI()))"/>
        <table:named-expression table:name="SHARED_FORMULA_5_9_5_9_2" table:base-cell-address="$9aCSEriceira.$F$10" table:expression="[.$D$5]*[.B10]/[.$D$46]"/>
        <table:named-expression table:name="SHARED_FORMULA_5_9_5_9_3" table:base-cell-address="$9aCS_Sesimbra.$F$10" table:expression="[.$D$5]*[.B10]/[.$D$46]"/>
        <table:named-expression table:name="SHARED_FORMULA_5_9_5_9_4" table:base-cell-address="$'9a-Cadiz'.$F$10" table:expression="[.$D$5]*[.B10]/[.$D$46]"/>
        <table:named-expression table:name="SHARED_FORMULA_5_9_5_9_5" table:base-cell-address="$'9a-Cadiz'.$F$10" table:expression="#REF!*#REF!/#REF!"/>
        <table:named-expression table:name="SHARED_FORMULA_5_9_5_9_6" table:base-cell-address="$'9a-Cadiz'.$F$10" table:expression="#REF!*#REF!/#REF!"/>
        <table:named-expression table:name="SHARED_FORMULA_5_9_5_9_7" table:base-cell-address="$'9a-Cadiz'.$F$10" table:expression="#REF!*#REF!/#REF!"/>
        <table:named-expression table:name="SHARED_FORMULA_7_9_7_9_2" table:base-cell-address="$9aCSEriceira.$H$10" table:expression="[.$F$5]*[.F10]"/>
        <table:named-expression table:name="SHARED_FORMULA_7_9_7_9_3" table:base-cell-address="$9aCS_Sesimbra.$H$10" table:expression="[.$F$5]*[.F10]"/>
        <table:named-expression table:name="SHARED_FORMULA_7_9_7_9_4" table:base-cell-address="$'9a-Cadiz'.$H$10" table:expression="[.$F$5]*[.F10]"/>
        <table:named-expression table:name="SHARED_FORMULA_7_9_7_9_5" table:base-cell-address="$'9a-Cadiz'.$H$10" table:expression="#REF!*#REF!"/>
        <table:named-expression table:name="SHARED_FORMULA_7_9_7_9_6" table:base-cell-address="$'9a-Cadiz'.$H$10" table:expression="#REF!*#REF!"/>
        <table:named-expression table:name="SHARED_FORMULA_7_9_7_9_7" table:base-cell-address="$'9a-Cadiz'.$H$10" table:expression="#REF!*#REF!"/>
        <table:named-expression table:name="SHARED_FORMULA_8_9_8_9_2" table:base-cell-address="$9aCSEriceira.$I$10" table:expression="(10^-6)*[.H10]*([.$F$2]*([.A10]+0.25)^[.$F$3])"/>
        <table:named-expression table:name="SHARED_FORMULA_8_9_8_9_3" table:base-cell-address="$9aCS_Sesimbra.$I$10" table:expression="(10^-6)*[.H10]*([.$F$2]*([.A10]+0.25)^[.$F$3])"/>
        <table:named-expression table:name="SHARED_FORMULA_8_9_8_9_4" table:base-cell-address="$'9a-Cadiz'.$I$10" table:expression="(10^-6)*[.H10]*([.$F$2]*([.A10]+0.25)^[.$F$3])"/>
        <table:named-expression table:name="SHARED_FORMULA_8_9_8_9_5" table:base-cell-address="$'9a-Cadiz'.$I$10" table:expression="(10^-6)*#REF!*(#REF!*(#REF!+0.25)^#REF!)"/>
        <table:named-expression table:name="SHARED_FORMULA_8_9_8_9_6" table:base-cell-address="$'9a-Cadiz'.$I$10" table:expression="(10^-6)*#REF!*(#REF!*(#REF!+0.25)^#REF!)"/>
        <table:named-expression table:name="SHARED_FORMULA_8_9_8_9_7" table:base-cell-address="$'9a-Cadiz'.$I$10" table:expression="(10^-6)*#REF!*(#REF!*(#REF!+0.25)^#REF!)"/>
      </table:named-expressions>
      <table:database-ranges>
        <table:database-range table:name="__Anonymous_Sheet_DB__0" table:target-range-address="poligonos.A1:poligonos.E233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eval.B34:eval.S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gl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1" fo:font-size="12pt" fo:language="gl" fo:country="E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scientific-number number:decimal-places="5" loext:min-decimal-places="5" number:min-integer-digits="1" number:min-exponent-digits="2" loext:exponent-interval="1" loext:forced-exponent-sign="true"/>
    </number:number-style>
    <number:currency-style style:name="N119P0" style:volatile="true">
      <number:currency-symbol number:language="ga" number:country="IE">€</number:currency-symbol>
      <number:number number:decimal-places="2" loext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ga" number:country="IE">€</number:currency-symbol>
      <number:number number:decimal-places="2" loext:min-decimal-places="2" number:min-integer-digits="1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28P2" style:volatile="true">
      <loext:fill-character> </loext:fill-character>
      <number:text>- Pts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loext:min-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7P2" style:volatile="true"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loext:min-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1P2" style:volatile="true"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5P2" style:volatile="true">
      <number:text>-</number:text>
      <number:number number:decimal-places="0" loext:min-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pta</number:text>
    </number:number-style>
    <number:number-style style:name="N15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pta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56P0"/>
    </number:number-style>
    <number:number-style style:name="N158P0" style:volatile="true">
      <number:number number:decimal-places="2" loext:min-decimal-places="2" number:min-integer-digits="1" number:grouping="true"/>
      <number:text> pta</number:text>
    </number:number-style>
    <number:number-style style:name="N15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loext:min-decimal-places="2" number:min-integer-digits="1" number:grouping="true"/>
      <number:text> pta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67P2" style:volatile="true">
      <loext:fill-character> </loext:fill-character>
      <number:text>- pta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loext:min-decimal-places="0" number:min-integer-digits="1" number:grouping="true"/>
      <number:text> pta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71P2" style:volatile="true">
      <number:text>- pta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5P2" style:volatile="true">
      <loext:fill-character> </loext:fill-character>
      <number:text>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loext:min-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9P2" style:volatile="true">
      <number:text>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83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loext:min-decimal-places="2" number:min-integer-digits="1" number:grouping="true"/>
      <number:text> pta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87P2" style:volatile="true">
      <number:text>-</number:text>
      <number:number number:decimal-places="0" loext:min-decimal-places="0" number:min-integer-digits="0"/>
      <number:text>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1P2" style:volatile="true">
      <number:text>-</number:text>
      <number:number number:decimal-places="0" loext:min-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loext:min-decimal-places="0" number:min-integer-digits="1" number:grouping="true"/>
      <number:text> Pts</number:text>
    </number:number-style>
    <number:number-style style:name="N19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94P0"/>
    </number:number-style>
    <number:number-style style:name="N196P0" style:volatile="true">
      <number:number number:decimal-places="2" loext:min-decimal-places="2" number:min-integer-digits="1" number:grouping="true"/>
      <number:text> Pts</number:text>
    </number:number-style>
    <number:number-style style:name="N19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2" loext:min-decimal-places="2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97P0"/>
    </number:number-style>
    <number:number-style style:name="N19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99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number number:decimal-places="0" loext:min-decimal-places="0" number:min-integer-digits="1" number:grouping="true"/>
      <number:text> Pts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203P2" style:volatile="true">
      <number:text>- Pts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205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Pts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209P2" style:volatile="true">
      <number:text>-</number:text>
      <number:number number:decimal-places="0" loext:min-decimal-places="0" number:min-integer-digits="0"/>
      <number:text> Pts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3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13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£</number:text>
      <number:number number:decimal-places="0" loext:min-decimal-places="0" number:min-integer-digits="1" number:grouping="true"/>
    </number:number-style>
    <number:number-style style:name="N215">
      <number:text>-£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6P0" style:volatile="true">
      <number:text>£</number:text>
      <number:number number:decimal-places="0" loext:min-decimal-places="0" number:min-integer-digits="1" number:grouping="true"/>
    </number:number-style>
    <number:number-style style:name="N2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6P0"/>
    </number:number-style>
    <number:number-style style:name="N218P0" style:volatile="true">
      <number:text>£</number:text>
      <number:number number:decimal-places="2" loext:min-decimal-places="2" number:min-integer-digits="1" number:grouping="true"/>
    </number:number-style>
    <number:number-style style:name="N218">
      <number:text>-£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19P0" style:volatile="true">
      <number:text>£</number:text>
      <number:number number:decimal-places="2" loext:min-decimal-places="2" number:min-integer-digits="1" number:grouping="true"/>
    </number:number-style>
    <number:number-style style:name="N21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3P2" style:volatile="true">
      <loext:text> £</loext:text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7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7P2" style:volatile="true">
      <number:text> £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0" loext:min-decimal-places="0" number:min-integer-digits="1" number:grouping="true"/>
      <number:text> </number:text>
    </number:number-style>
    <number:number-style style:name="N2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1P2" style:volatile="true"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5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5P2" style:volatile="true">
      <number:text> £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Sí</number:text>
    </number:number-style>
    <number:number-style style:name="N237P1" style:volatile="true">
      <number:text>Sí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41P0" style:volatile="true">
      <number:number number:decimal-places="2" loext:min-decimal-places="2" number:min-integer-digits="1" number:grouping="true"/>
      <number:text> </number:text>
    </number:number-style>
    <number:number-style style:name="N2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6" loext:min-decimal-places="6" number:min-integer-digits="1"/>
    </number:number-style>
    <number:number-style style:name="N2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number number:decimal-places="5" loext:min-decimal-places="5" number:min-integer-digits="1"/>
    </number:number-style>
    <number:number-style style:name="N248">
      <number:number number:decimal-places="4" loext:min-decimal-places="4" number:min-integer-digits="1"/>
    </number:number-style>
    <number:number-style style:name="N249">
      <number:number number:decimal-places="0" loext:min-decimal-places="0" number:min-integer-digits="1"/>
      <number:text> </number:text>
    </number:number-style>
    <number:number-style style:name="N250">
      <number:number number:decimal-places="3" loext:min-decimal-places="3" number:min-integer-digits="1"/>
    </number:number-style>
    <number:number-style style:name="N251">
      <number:number number:decimal-places="1" loext:min-decimal-places="1" number:min-integer-digits="1"/>
    </number:number-style>
    <number:number-style style:name="N2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loext:text> $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7" loext:min-decimal-places="7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12" loext:min-decimal-places="12" number:min-integer-digits="1"/>
    </number:number-style>
    <number:number-style style:name="N259">
      <number:number number:decimal-places="9" loext:min-decimal-places="9" number:min-integer-digits="1"/>
    </number:number-style>
    <number:number-style style:name="N261P0" style:volatile="true">
      <number:text>Verdadero</number:text>
    </number:number-style>
    <number:number-style style:name="N261P1" style:volatile="true">
      <number:text>Verdadero</number:text>
    </number:number-style>
    <number:number-style style:name="N261">
      <number:text>Falso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0" loext:min-decimal-places="0" number:min-integer-digits="1" number:grouping="true"/>
      <number:text>    </number:text>
    </number:number-style>
    <number:number-style style:name="N26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63P2" style:volatile="true">
      <number:text> -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5P0" style:volatile="true">
      <number:number number:decimal-places="0" loext:min-decimal-places="0" number:min-integer-digits="1" number:grouping="true"/>
      <number:text> € </number:text>
    </number:number-style>
    <number:number-style style:name="N26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65P2" style:volatile="true">
      <number:text> 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7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67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67P0"/>
    </number:currency-style>
    <number:time-style style:name="N269P0" style:volatile="true">
      <number:hours/>
      <number:text>:</number:text>
      <number:minutes number:style="long"/>
    </number:time-style>
    <number:text-style style:name="N269">
      <number:text-content/>
      <style:map style:condition="value()&lt;=1.79769313486232E+308" style:apply-style-name="N269P0"/>
    </number:text-style>
    <number:number-style style:name="N270P0" style:volatile="true">
      <number:number number:decimal-places="0" loext:min-decimal-places="0" number:min-integer-digits="1" number:grouping="true"/>
      <number:text> € </number:text>
    </number:number-style>
    <number:number-style style:name="N270P1" style:volatile="true">
      <number:number number:decimal-places="0" loext:min-decimal-places="0" number:min-integer-digits="1" number:grouping="true"/>
      <number:text> € </number:text>
    </number:number-style>
    <number:number-style style:name="N270P2" style:volatile="true">
      <number:text>-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0" loext:min-decimal-places="0" number:min-integer-digits="1" number:grouping="true"/>
      <number:text> </number:text>
    </number:number-style>
    <number:number-style style:name="N2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72P2" style:volatile="true">
      <number:text> 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">
      <number:number number:decimal-places="1" loext:min-decimal-places="1" number:min-integer-digits="1" number:grouping="true"/>
    </number:number-style>
    <number:date-style style:name="N275P0" style:volatile="true">
      <number:day/>
      <number:text>-</number:text>
      <number:month/>
      <number:text>-</number:text>
      <number:year number:style="long"/>
    </number:date-style>
    <number:text-style style:name="N275">
      <number:text-content/>
      <style:map style:condition="value()&lt;=1.79769313486232E+308" style:apply-style-name="N275P0"/>
    </number:text-style>
    <number:number-style style:name="N276">
      <number:number number:decimal-places="3" loext:min-decimal-places="3" number:min-integer-digits="1" number:grouping="true"/>
    </number:number-style>
    <number:number-style style:name="N277">
      <number:number number:decimal-places="4" loext:min-decimal-places="4" number:min-integer-digits="1" number:grouping="true"/>
    </number:number-style>
    <number:number-style style:name="N279P0" style:volatile="true">
      <number:text>Activado</number:text>
    </number:number-style>
    <number:number-style style:name="N279P1" style:volatile="true">
      <number:text>Activado</number:text>
    </number:number-style>
    <number:number-style style:name="N279">
      <number:text>Desactivado</number:text>
      <style:map style:condition="value()&gt;0" style:apply-style-name="N279P0"/>
      <style:map style:condition="value()&lt;0" style:apply-style-name="N279P1"/>
    </number:number-style>
    <number:number-style style:name="N280">
      <number:number number:decimal-places="5" loext:min-decimal-places="5" number:min-integer-digits="1" number:grouping="true"/>
    </number:number-style>
    <number:number-style style:name="N281">
      <number:number number:decimal-places="2" loext:min-decimal-places="2" number:min-integer-digits="1"/>
      <number:text> </number:text>
    </number:number-style>
    <number:number-style style:name="N282">
      <number:number number:decimal-places="10" loext:min-decimal-places="10" number:min-integer-digits="1"/>
    </number:number-style>
    <number:number-style style:name="N284P0" style:volatile="true">
      <number:text>€ </number:text>
      <number:number number:decimal-places="0" loext:min-decimal-places="0" number:min-integer-digits="1" number:grouping="true"/>
    </number:number-style>
    <number:number-style style:name="N284">
      <number:text>-€ </number:text>
      <number:number number:decimal-places="0" loext:min-decimal-places="0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0" loext:min-decimal-places="0" number:min-integer-digits="1" number:grouping="true"/>
    </number:number-style>
    <number:number-style style:name="N28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85P0"/>
    </number:number-style>
    <number:number-style style:name="N28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8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€ </number:text>
      <number:number number:decimal-places="2" loext:min-decimal-places="2" number:min-integer-digits="1" number:grouping="true"/>
    </number:number-style>
    <number:number-style style:name="N291">
      <number:text>-€ </number:text>
      <number:number number:decimal-places="2" loext:min-decimal-places="2" number:min-integer-digits="1" number:grouping="true"/>
      <style:map style:condition="value()&gt;=0" style:apply-style-name="N291P0"/>
    </number:number-style>
    <number:number-style style:name="N292P0" style:volatile="true">
      <number:text>€ </number:text>
      <number:number number:decimal-places="2" loext:min-decimal-places="2" number:min-integer-digits="1" number:grouping="true"/>
    </number:number-style>
    <number:number-style style:name="N29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92P0"/>
    </number:number-style>
    <number:number-style style:name="N29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9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96P2" style:volatile="true">
      <number:text> € 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300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300P2" style:volatile="true">
      <number:text> € -</number:text>
      <number:number number:decimal-places="0" loext:min-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loext:min-decimal-places="0" number:min-integer-digits="1" number:grouping="true"/>
      <number:text> pta </number:text>
    </number:number-style>
    <number:number-style style:name="N30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302P2" style:volatile="true">
      <number:text> - pta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4P0" style:volatile="true">
      <number:number number:decimal-places="0" loext:min-decimal-places="0" number:min-integer-digits="1" number:grouping="true"/>
      <number:text>       </number:text>
    </number:number-style>
    <number:number-style style:name="N304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304P2" style:volatile="true">
      <number:text> -      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loext:min-decimal-places="0" number:min-integer-digits="1" number:grouping="true"/>
      <number:text> Pts </number:text>
    </number:number-style>
    <number:number-style style:name="N306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6P2" style:volatile="true">
      <number:text> - Pts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date-style style:name="N307">
      <number:day/>
      <number:text>/</number:text>
      <number:month/>
      <number:text>/</number:text>
      <number:year/>
    </number:date-style>
    <number:date-style style:name="N308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3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12P2" style:volatile="true">
      <loext:fill-character> </loext:fill-character>
      <number:text>-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14P2" style:volatile="true">
      <loext:text> £</loext:text>
      <loext:fill-character> </loext:fill-character>
      <number:text>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1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3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322P2" style:volatile="true">
      <loext:fill-character> </loext:fill-character>
      <number:text>- €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326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326P2" style:volatile="true">
      <loext:fill-character> </loext:fill-character>
      <number:text>-      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32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328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328P0"/>
    </number:number-style>
    <number:number-style style:name="N3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30P2" style:volatile="true">
      <loext:fill-character> </loext:fill-character>
      <number:text>-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32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5">
      <number:number number:decimal-places="1" loext:min-decimal-places="1" number:min-integer-digits="1"/>
      <number:text> </number:text>
    </number:number-style>
    <number:number-style style:name="N336">
      <number:number number:decimal-places="3" loext:min-decimal-places="3" number:min-integer-digits="1"/>
      <number:text> </number:text>
    </number:number-style>
    <number:number-style style:name="N337">
      <number:number number:decimal-places="4" loext:min-decimal-places="4" number:min-integer-digits="1"/>
      <number:text> </number:text>
    </number:number-style>
    <number:number-style style:name="N338">
      <number:number number:decimal-places="11" loext:min-decimal-places="11" number:min-integer-digits="1"/>
    </number:number-style>
    <number:currency-style style:name="N34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342P0" style:volatile="true">
      <number:number number:decimal-places="0" loext:min-decimal-places="0" number:min-integer-digits="1" number:grouping="true"/>
      <number:text> </number:text>
    </number:number-style>
    <number:number-style style:name="N342P1" style:volatile="true">
      <number:number number:decimal-places="0" loext:min-decimal-places="0" number:min-integer-digits="1" number:grouping="true"/>
      <number:text> </number:text>
    </number:number-style>
    <number:number-style style:name="N342P2" style:volatile="true">
      <number:text>-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P0" style:volatile="true">
      <number:number number:decimal-places="2" loext:min-decimal-places="2" number:min-integer-digits="1" number:grouping="true"/>
      <number:text> </number:text>
    </number:number-style>
    <number:number-style style:name="N343P1" style:volatile="true">
      <number:number number:decimal-places="2" loext:min-decimal-places="2" number:min-integer-digits="1" number:grouping="true"/>
      <number:text> </number:text>
    </number:number-style>
    <number:number-style style:name="N343P2" style:volatile="true">
      <number:text>-</number:text>
      <number:number number:decimal-places="0" loext:min-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loext:min-decimal-places="0" number:min-integer-digits="1" number:grouping="true"/>
      <number:text>    </number:text>
    </number:number-style>
    <number:number-style style:name="N344P1" style:volatile="true">
      <number:number number:decimal-places="0" loext:min-decimal-places="0" number:min-integer-digits="1" number:grouping="true"/>
      <number:text>    </number:text>
    </number:number-style>
    <number:number-style style:name="N344P2" style:volatile="true">
      <number:text>-   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decimal-places="2" loext:min-decimal-places="2" number:min-integer-digits="1" number:grouping="true"/>
      <number:text> € </number:text>
    </number:number-style>
    <number:number-style style:name="N345P1" style:volatile="true">
      <number:number number:decimal-places="2" loext:min-decimal-places="2" number:min-integer-digits="1" number:grouping="true"/>
      <number:text> € </number:text>
    </number:number-style>
    <number:number-style style:name="N345P2" style:volatile="true">
      <number:text>-</number:text>
      <number:number number:decimal-places="0" loext:min-decimal-places="0" number:min-integer-digits="0"/>
      <number:text> €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loext:min-decimal-places="2" number:min-integer-digits="1" number:grouping="true"/>
      <number:text>    </number:text>
    </number:number-style>
    <number:number-style style:name="N346P1" style:volatile="true">
      <number:number number:decimal-places="2" loext:min-decimal-places="2" number:min-integer-digits="1" number:grouping="true"/>
      <number:text>    </number:text>
    </number:number-style>
    <number:number-style style:name="N346P2" style:volatile="true">
      <number:text>-</number:text>
      <number:number number:decimal-places="0" loext:min-decimal-places="0" number:min-integer-digits="0"/>
      <number:text>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text>€</number:text>
      <number:number number:decimal-places="0" loext:min-decimal-places="0" number:min-integer-digits="1" number:grouping="true"/>
    </number:number-style>
    <number:number-style style:name="N348">
      <number:text>-€</number:text>
      <number:number number:decimal-places="0" loext:min-decimal-places="0" number:min-integer-digits="1" number:grouping="true"/>
      <style:map style:condition="value()&gt;=0" style:apply-style-name="N348P0"/>
    </number:number-style>
    <number:number-style style:name="N349P0" style:volatile="true">
      <number:text>€</number:text>
      <number:number number:decimal-places="0" loext:min-decimal-places="0" number:min-integer-digits="1" number:grouping="true"/>
    </number:number-style>
    <number:number-style style:name="N34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349P0"/>
    </number:number-style>
    <number:number-style style:name="N351P0" style:volatile="true">
      <number:text>€</number:text>
      <number:number number:decimal-places="2" loext:min-decimal-places="2" number:min-integer-digits="1" number:grouping="true"/>
    </number:number-style>
    <number:number-style style:name="N351">
      <number:text>-€</number:text>
      <number:number number:decimal-places="2" loext:min-decimal-places="2" number:min-integer-digits="1" number:grouping="true"/>
      <style:map style:condition="value()&gt;=0" style:apply-style-name="N351P0"/>
    </number:number-style>
    <number:number-style style:name="N352P0" style:volatile="true">
      <number:text>€</number:text>
      <number:number number:decimal-places="2" loext:min-decimal-places="2" number:min-integer-digits="1" number:grouping="true"/>
    </number:number-style>
    <number:number-style style:name="N35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352P0"/>
    </number:number-style>
    <number:number-style style:name="N356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356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356P2" style:volatile="true">
      <number:text> €-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360P2" style:volatile="true">
      <number:text> €-</number:text>
      <number:number number:decimal-places="0" loext:min-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">
      <number:number number:decimal-places="13" loext:min-decimal-places="13" number:min-integer-digits="1"/>
    </number:number-style>
    <number:number-style style:name="N362">
      <number:scientific-number number:decimal-places="1" loext:min-decimal-places="1" number:min-integer-digits="1" number:min-exponent-digits="1" loext:exponent-interval="1" loext:forced-exponent-sign="true"/>
    </number:number-style>
    <number:date-style style:name="N363">
      <number:day number:style="long"/>
      <number:text>-</number:text>
      <number:month number:textual="true"/>
      <number:text>-</number:text>
      <number:year/>
    </number:date-style>
    <number:number-style style:name="N367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7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7P2" style:volatile="true">
      <loext:text> €</loext:text>
      <loext:fill-character> </loext:fill-character>
      <number:text>-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7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time-style style:name="N372">
      <number:minutes number:style="long"/>
      <number:text>:</number:text>
      <number:seconds number:style="long" number:decimal-places="1"/>
    </number:time-style>
    <number:number-style style:name="N373">
      <number:number number:decimal-places="14" loext:min-decimal-places="14" number:min-integer-digits="1"/>
    </number:number-style>
    <number:date-style style:name="N374">
      <number:month number:textual="true"/>
      <number:text>-</number:text>
      <number:year number:style="long"/>
    </number:date-style>
    <number:number-style style:name="N375">
      <number:number number:decimal-places="15" loext:min-decimal-places="15" number:min-integer-digits="1"/>
    </number:number-style>
    <number:percentage-style style:name="N376P0" style:volatile="true">
      <number:number number:decimal-places="2" loext:min-decimal-places="2" number:min-integer-digits="1"/>
      <number:text>%</number:text>
    </number:percentage-style>
    <number:percentage-style style:name="N37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376P0"/>
    </number:percentage-style>
    <number:number-style style:name="N377">
      <number:number number:decimal-places="0" loext:min-decimal-places="0" number:min-integer-digits="0"/>
    </number:number-style>
    <number:number-style style:name="N378">
      <number:number number:decimal-places="0" loext:min-decimal-places="0" number:min-integer-digits="2"/>
    </number:number-style>
    <number:number-style style:name="N379">
      <number:number number:decimal-places="16" loext:min-decimal-places="16" number:min-integer-digits="1"/>
    </number:number-style>
    <number:number-style style:name="N380">
      <number:number number:decimal-places="17" loext:min-decimal-places="17" number:min-integer-digits="1"/>
    </number:number-style>
    <number:number-style style:name="N381">
      <number:number number:decimal-places="18" loext:min-decimal-places="18" number:min-integer-digits="1"/>
    </number:number-style>
    <number:number-style style:name="N382">
      <number:number number:decimal-places="19" loext:min-decimal-places="19" number:min-integer-digits="1"/>
    </number:number-style>
    <number:number-style style:name="N383">
      <number:number number:decimal-places="20" loext:min-decimal-places="20" number:min-integer-digits="1"/>
    </number:number-style>
    <number:currency-style style:name="N38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8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85P0"/>
    </number:currency-style>
    <number:date-style style:name="N386">
      <number:month number:textual="true"/>
      <number:text>-</number:text>
      <number:year/>
    </number:date-style>
    <number:time-style style:name="N387">
      <number:hours/>
      <number:text>:</number:text>
      <number:minutes number:style="long"/>
      <number:text> </number:text>
      <number:am-pm/>
    </number:time-style>
    <number:time-style style:name="N38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8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38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38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loext:min-decimal-places="0" number:min-integer-digits="1" number:grouping="true"/>
    </number:number-style>
    <number:number-style style:name="N10116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loext:min-decimal-places="2" number:min-integer-digits="1" number:grouping="true"/>
    </number:number-style>
    <number:number-style style:name="N10118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number:text> 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en" number:country="GB">
      <number:text> £-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47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47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47" number:language="en" number:country="GB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51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51" number:language="en" number:country="GB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GB">
      <number:minutes number:style="long"/>
      <number:text>:</number:text>
      <number:seconds number:style="long"/>
    </number:time-style>
    <number:time-style style:name="N1015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GB">
      <number:minutes number:style="long"/>
      <number:text>:</number:text>
      <number:seconds number:style="long"/>
      <number:text>.</number:text>
    </number:time-style>
    <number:number-style style:name="N10155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en" number:country="GB">
      <number:text>- </number:text>
    </number:number-style>
    <number:text-style style:name="N10157" number:language="en" number:country="GB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58" number:language="en" number:country="GB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en" number:country="GB">
      <number:minutes number:style="long"/>
      <number:text>:</number:text>
      <number:seconds number:style="long" number:decimal-places="1"/>
    </number:time-style>
    <number:number-style style:name="N10160" number:language="en" number:country="GB">
      <number:number number:decimal-places="1" loext:min-decimal-places="1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number:date-style style:name="N3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30105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40121" number:language="pt" number:country="PT">
      <number:day/>
      <number:text>-</number:text>
      <number:month/>
      <number:text>-</number:text>
      <number:year/>
    </number:date-style>
    <number:time-style style:name="N40122" number:language="pt" number:country="PT">
      <number:hours/>
      <number:text>:</number:text>
      <number:minutes number:style="long"/>
    </number:tim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Droid Sans Fallback" style:font-family-asian="'Droid Sans Fallback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_32_0_25__20_-_20_Énfasis1" style:display-name="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ardina-eval00" style:display-name="Normal_sardina-eval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polígonos" style:display-name="PageStyle_políg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l" style:display-name="PageStyle_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baixas" style:display-name="PageStyle_Rbaix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abro" style:display-name="PageStyle_Artab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aca" style:display-name="PageStyle_Esta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ma" style:display-name="PageStyle_mas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turias" style:display-name="PageStyle_Astur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uskadi" style:display-name="PageStyle_Euska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M</meta:initial-creator>
    <meta:creation-date>2006-11-21T10:59:34</meta:creation-date>
    <dc:date>2022-05-25T10:37:11.666000000</dc:date>
    <meta:editing-cycles>192</meta:editing-cycles>
    <meta:editing-duration>P3DT7H23M54S</meta:editing-duration>
    <meta:generator>LibreOffice/5.1.6.2$Linux_X86_64 LibreOffice_project/10m0$Build-2</meta:generator>
    <dc:creator>Pablo Carrera</dc:creator>
    <meta:document-statistic meta:table-count="17" meta:cell-count="87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3c3c3c"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tick-mark-position="at-axis" style:rotation-angle="60"/>
      <style:graphic-properties svg:stroke-color="#3c3c3c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0" chart:tick-mark-position="at-axis"/>
      <style:graphic-properties draw:stroke="none" svg:stroke-color="#3c3c3c"/>
      <style:text-properties fo:color="#000000" fo:font-size="10pt" style:font-size-asian="10pt" style:font-family-complex="Arial" style:font-size-complex="10pt"/>
    </style:style>
    <style:style style:name="ch8" style:family="chart" style:data-style-name="N1">
      <style:chart-properties chart:display-label="true" chart:logarithmic="false" chart:gap-width="0" chart:overlap="100" chart:reverse-direction="false" text:line-break="false" loext:try-staggering-first="true" chart:link-data-style-to-source="true" chart:axis-position="1" chart:tick-mark-position="at-axis"/>
      <style:graphic-properties svg:stroke-color="#3c3c3c"/>
      <style:text-properties fo:color="#000000" fo:font-size="10pt" style:font-size-asian="10pt" style:font-family-complex="Arial" style:font-size-complex="10pt"/>
    </style:style>
    <style:style style:name="ch9" style:family="chart">
      <style:chart-properties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10" style:family="chart">
      <style:graphic-properties svg:stroke-color="#3c3c3c"/>
    </style:style>
    <style:style style:name="ch11" style:family="chart" style:data-style-name="N1">
      <style:chart-properties chart:display-label="true" chart:logarithmic="false" chart:maximum="30000" chart:gap-width="0" chart:overlap="100" chart:reverse-direction="false" text:line-break="false" loext:try-staggering-first="true" chart:link-data-style-to-source="true" chart:axis-position="end" chart:tick-mark-position="at-axis"/>
      <style:graphic-properties svg:stroke-color="#3c3c3c"/>
      <style:text-properties fo:color="#000000" fo:font-size="10pt" style:font-size-asian="10pt" style:font-family-complex="Arial" style:font-size-complex="10pt"/>
    </style:style>
    <style:style style:name="ch12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13" style:family="chart" style:data-style-name="N1">
      <style:chart-properties chart:link-data-style-to-source="true"/>
      <style:graphic-properties svg:stroke-width="0.035cm" draw:fill-color="#0000ff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.071cm" svg:height="9.552cm" xlink:href=".." xlink:type="simple" chart:class="chart:bar" chart:style-name="ch1">
        <chart:subtitle svg:x="9.79cm" svg:y="0.191cm" chart:style-name="ch2">
          <text:p>sub-title</text:p>
        </chart:subtitle>
        <chart:legend svg:x="3.112cm" svg:y="2.653cm" style:legend-expansion="custom" chartooo:width="3.403cm" chartooo:height="1.493cm" style:legend-expansion-aspect-ratio="2.27930341594106" chart:style-name="ch3"/>
        <chart:plot-area chart:style-name="ch4" table:cell-range-address="Total.A3:Total.C37 Total.B2:Total.C2" chart:data-source-has-labels="both" svg:x="0.464cm" svg:y="0.507cm" svg:width="19.796cm" svg:height="8.197cm">
          <chartooo:coordinate-region svg:x="1.826cm" svg:y="0.706cm" svg:width="17.256cm" svg:height="7.107cm"/>
          <chart:axis chart:dimension="x" chart:name="primary-x" chart:style-name="ch5" chartooo:axis-type="auto">
            <chartooo:date-scale/>
            <chart:title svg:x="8.485cm" svg:y="8.896cm" chart:style-name="ch6">
              <text:p>Length group (0.5 cm)</text:p>
            </chart:title>
            <chart:categories table:cell-range-address="Total.A3:Total.A37"/>
          </chart:axis>
          <chart:axis chart:dimension="x" chart:name="secondary-x" chart:style-name="ch7"/>
          <chart:axis chart:dimension="y" chart:name="primary-y" chart:style-name="ch8">
            <chart:title svg:x="2.146cm" svg:y="1.088cm" chart:style-name="ch9">
              <text:p>Numbers (10^3)</text:p>
            </chart:title>
            <chart:grid chart:style-name="ch10" chart:class="major"/>
          </chart:axis>
          <chart:axis chart:dimension="y" chart:name="secondary-y" chart:style-name="ch11">
            <chart:title svg:x="20.462cm" svg:y="5.701cm" chart:style-name="ch12">
              <text:p>Biomass(mt)</text:p>
            </chart:title>
          </chart:axis>
          <chart:series chart:attached-axis="primary-y" chart:style-name="ch13" chart:values-cell-range-address="Total.B3:Total.B37" chart:label-cell-address="Total.B2:Total.B2" chart:class="chart:bar">
            <chart:data-point chart:repeated="35"/>
          </chart:series>
          <chart:series chart:attached-axis="secondary-y" chart:style-name="ch14" chart:values-cell-range-address="Total.C3:Total.C37" chart:label-cell-address="Total.C2:Total.C2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Total.B2:Total.B2</svg:desc>
                </draw:g>
              </table:table-cell>
              <table:table-cell office:value-type="string">
                <text:p>Biomass</text:p>
                <draw:g>
                  <svg:desc>Total.C2:Total.C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Total.A3:Total.A37</svg:desc>
                </draw:g>
              </table:table-cell>
              <table:table-cell office:value-type="float" office:value="0">
                <text:p>0</text:p>
                <draw:g>
                  <svg:desc>Total.B3:Total.B37</svg:desc>
                </draw:g>
              </table:table-cell>
              <table:table-cell office:value-type="float" office:value="0">
                <text:p>0</text:p>
                <draw:g>
                  <svg:desc>Total.C3:Total.C37</svg:desc>
                </draw:g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0512.6926071823">
                <text:p>10512.6926071823</text:p>
              </table:table-cell>
              <table:table-cell office:value-type="float" office:value="35.2028892387249">
                <text:p>35.20288923872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9909.6819662318">
                <text:p>59909.6819662318</text:p>
              </table:table-cell>
              <table:table-cell office:value-type="float" office:value="244.880826918977">
                <text:p>244.88082691897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43565.155224237">
                <text:p>243565.155224237</text:p>
              </table:table-cell>
              <table:table-cell office:value-type="float" office:value="1202.55968290301">
                <text:p>1202.559682903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6986.75705281">
                <text:p>276986.75705281</text:p>
              </table:table-cell>
              <table:table-cell office:value-type="float" office:value="1642.10691882314">
                <text:p>1642.1069188231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91094.508309247">
                <text:p>191094.508309247</text:p>
              </table:table-cell>
              <table:table-cell office:value-type="float" office:value="1364.5926100781">
                <text:p>1364.59261007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6724.011538591">
                <text:p>176724.011538591</text:p>
              </table:table-cell>
              <table:table-cell office:value-type="float" office:value="1508.58467345577">
                <text:p>1508.5846734557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47472.378883994">
                <text:p>147472.378883994</text:p>
              </table:table-cell>
              <table:table-cell office:value-type="float" office:value="1468.28862497907">
                <text:p>1468.288624979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8231.587575135">
                <text:p>128231.587575135</text:p>
              </table:table-cell>
              <table:table-cell office:value-type="float" office:value="1429.40747840852">
                <text:p>1429.4074784085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18186.985662205">
                <text:p>218186.985662205</text:p>
              </table:table-cell>
              <table:table-cell office:value-type="float" office:value="2665.84263163881">
                <text:p>2665.842631638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0700.172120581">
                <text:p>270700.172120581</text:p>
              </table:table-cell>
              <table:table-cell office:value-type="float" office:value="3737.06299499662">
                <text:p>3737.0629949966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41577.19009268">
                <text:p>341577.19009268</text:p>
              </table:table-cell>
              <table:table-cell office:value-type="float" office:value="5305.68301379229">
                <text:p>5305.683013792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1875.977801271">
                <text:p>451875.977801271</text:p>
              </table:table-cell>
              <table:table-cell office:value-type="float" office:value="7854.14213371176">
                <text:p>7854.1421337117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545196.323805148">
                <text:p>545196.323805148</text:p>
              </table:table-cell>
              <table:table-cell office:value-type="float" office:value="10595.9905899269">
                <text:p>10595.99058992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7271.652461336">
                <text:p>667271.652461336</text:p>
              </table:table-cell>
              <table:table-cell office:value-type="float" office:value="14446.3928536964">
                <text:p>14446.392853696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766282.908466893">
                <text:p>766282.908466893</text:p>
              </table:table-cell>
              <table:table-cell office:value-type="float" office:value="18493.595244693">
                <text:p>18493.5952446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77749.752154888">
                <text:p>677749.752154888</text:p>
              </table:table-cell>
              <table:table-cell office:value-type="float" office:value="18175.603855376">
                <text:p>18175.60385537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542748.679480953">
                <text:p>542748.679480953</text:p>
              </table:table-cell>
              <table:table-cell office:value-type="float" office:value="16123.977754475">
                <text:p>16123.9777544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0820.212617116">
                <text:p>340820.212617116</text:p>
              </table:table-cell>
              <table:table-cell office:value-type="float" office:value="11187.2045973849">
                <text:p>11187.204597384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38447.798331828">
                <text:p>138447.798331828</text:p>
              </table:table-cell>
              <table:table-cell office:value-type="float" office:value="5005.84239456586">
                <text:p>5005.842394565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0999.8579345976">
                <text:p>70999.8579345976</text:p>
              </table:table-cell>
              <table:table-cell office:value-type="float" office:value="2823.8354527027">
                <text:p>2823.835452702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8926.8562417388">
                <text:p>18926.8562417388</text:p>
              </table:table-cell>
              <table:table-cell office:value-type="float" office:value="825.116835138707">
                <text:p>825.1168351387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953.4641502978">
                <text:p>4953.4641502978</text:p>
              </table:table-cell>
              <table:table-cell office:value-type="float" office:value="236.156584722119">
                <text:p>236.15658472211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maximum="200000" chart:origin="0" chart:interval-major="25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000000" chart:interval-major="500000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92cm" svg:y="0.316cm" chart:style-name="ch2">
          <text:p>9aN</text:p>
        </chart:title>
        <chart:subtitle svg:x="7.255cm" svg:y="1.105cm" chart:style-name="ch3">
          <text:p>sub-title</text:p>
        </chart:subtitle>
        <chart:legend svg:x="8.336cm" svg:y="2.218cm" style:legend-expansion="custom" chartooo:width="4.044cm" chartooo:height="1.161cm" style:legend-expansion-aspect-ratio="3.48320413436692" chart:style-name="ch4"/>
        <chart:plot-area chart:style-name="ch5" table:cell-range-address="9aCN_ages.M8:9aCN_ages.Q8 9aCN_ages.L46:9aCN_ages.Q46 9aCN_ages.L51:9aCN_ages.Q51" chart:data-source-has-labels="both" svg:x="1.331cm" svg:y="1.968cm" svg:width="13.468cm" svg:height="5.871cm">
          <chartooo:coordinate-region svg:x="2.852cm" svg:y="2.167cm" svg:width="10.213cm" svg:height="5.025cm"/>
          <chart:axis chart:dimension="x" chart:name="primary-x" chart:style-name="ch6" chartooo:axis-type="auto">
            <chartooo:date-scale/>
            <chart:title svg:x="7.174cm" svg:y="8.019cm" chart:style-name="ch7">
              <text:p>Age groups</text:p>
            </chart:title>
            <chart:categories table:cell-range-address="9aCN_ages.M8:9aCN_ages.Q8"/>
          </chart:axis>
          <chart:axis chart:dimension="y" chart:name="primary-y" chart:style-name="ch8">
            <chart:title svg:x="0.451cm" svg:y="5.9cm" chart:style-name="ch9">
              <text:p>Biomass (mt)</text:p>
            </chart:title>
            <chart:grid chart:style-name="ch10" chart:class="major"/>
          </chart:axis>
          <chart:axis chart:dimension="y" chart:name="secondary-y" chart:style-name="ch11">
            <chart:title svg:x="15.119cm" svg:y="6.072cm" chart:style-name="ch9">
              <text:p>Numbers ('000)</text:p>
            </chart:title>
          </chart:axis>
          <chart:series chart:attached-axis="primary-y" chart:style-name="ch12" chart:values-cell-range-address="9aCN_ages.M46:9aCN_ages.Q46" chart:label-cell-address="9aCN_ages.L46:9aCN_ages.L46" chart:class="chart:bar">
            <chart:data-point chart:repeated="5"/>
          </chart:series>
          <chart:series chart:attached-axis="secondary-y" chart:style-name="ch13" chart:values-cell-range-address="9aCN_ages.M51:9aCN_ages.Q51" chart:label-cell-address="9aCN_ages.L51:9aCN_ages.L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9aCN_ages.M8:9aCN_ages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9aCN_ages.L46:9aCN_ages.L46</svg:desc>
                </draw:g>
              </table:table-cell>
              <table:table-cell office:value-type="float" office:value="0">
                <text:p>0</text:p>
                <draw:g>
                  <svg:desc>9aCN_ages.M46:9aCN_ages.Q46</svg:desc>
                </draw:g>
              </table:table-cell>
              <table:table-cell office:value-type="float" office:value="22312.7924298375">
                <text:p>22312.7924298375</text:p>
              </table:table-cell>
              <table:table-cell office:value-type="float" office:value="49667.1393904975">
                <text:p>49667.1393904975</text:p>
              </table:table-cell>
              <table:table-cell office:value-type="float" office:value="35047.8836243708">
                <text:p>35047.8836243708</text:p>
              </table:table-cell>
              <table:table-cell office:value-type="float" office:value="1307.02559316168">
                <text:p>1307.02559316168</text:p>
              </table:table-cell>
            </table:table-row>
            <table:table-row>
              <table:table-cell office:value-type="string">
                <text:p>No Fish (thousands)</text:p>
                <draw:g>
                  <svg:desc>9aCN_ages.L51:9aCN_ages.L51</svg:desc>
                </draw:g>
              </table:table-cell>
              <table:table-cell office:value-type="float" office:value="0">
                <text:p>0</text:p>
                <draw:g>
                  <svg:desc>9aCN_ages.M51:9aCN_ages.Q51</svg:desc>
                </draw:g>
              </table:table-cell>
              <table:table-cell office:value-type="float" office:value="1244966.45662418">
                <text:p>1244966.45662418</text:p>
              </table:table-cell>
              <table:table-cell office:value-type="float" office:value="2114390.87083618">
                <text:p>2114390.87083618</text:p>
              </table:table-cell>
              <table:table-cell office:value-type="float" office:value="1191897.4581361">
                <text:p>1191897.4581361</text:p>
              </table:table-cell>
              <table:table-cell office:value-type="float" office:value="33176.2855041404">
                <text:p>33176.28550414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3c3c3c" draw:fill="solid" draw:fill-color="#ffffff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tick-mark-position="at-axis" style:rotation-angle="60"/>
      <style:graphic-properties svg:stroke-color="#3c3c3c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0" chart:tick-mark-position="at-axis"/>
      <style:graphic-properties draw:stroke="none" svg:stroke-color="#3c3c3c"/>
      <style:text-properties fo:color="#000000" fo:font-size="10pt" style:font-size-asian="10pt" style:font-family-complex="Arial" style:font-size-complex="10pt"/>
    </style:style>
    <style:style style:name="ch8" style:family="chart" style:data-style-name="N1">
      <style:chart-properties chart:display-label="true" chart:logarithmic="false" chart:gap-width="0" chart:overlap="100" chart:reverse-direction="false" text:line-break="false" loext:try-staggering-first="true" chart:link-data-style-to-source="true" chart:axis-position="1" chart:tick-mark-position="at-axis"/>
      <style:graphic-properties svg:stroke-color="#3c3c3c"/>
      <style:text-properties fo:color="#000000" fo:font-size="10pt" style:font-size-asian="10pt" style:font-family-complex="Arial" style:font-size-complex="10pt"/>
    </style:style>
    <style:style style:name="ch9" style:family="chart">
      <style:chart-properties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10" style:family="chart">
      <style:graphic-properties svg:stroke-color="#3c3c3c"/>
    </style:style>
    <style:style style:name="ch11" style:family="chart" style:data-style-name="N1">
      <style:chart-properties chart:display-label="true" chart:logarithmic="false" chart:maximum="25000" chart:gap-width="0" chart:overlap="100" chart:reverse-direction="false" text:line-break="false" loext:try-staggering-first="true" chart:link-data-style-to-source="true" chart:axis-position="end" chart:tick-mark-position="at-axis"/>
      <style:graphic-properties svg:stroke-color="#3c3c3c"/>
      <style:text-properties fo:color="#000000" fo:font-size="10pt" style:font-size-asian="10pt" style:font-family-complex="Arial" style:font-size-complex="10pt"/>
    </style:style>
    <style:style style:name="ch12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13" style:family="chart" style:data-style-name="N1">
      <style:chart-properties chart:link-data-style-to-source="true"/>
      <style:graphic-properties svg:stroke-width="0.035cm" draw:fill-color="#00ffff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7cm" svg:stroke-color="#000099" draw:fill-color="#000099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.071cm" svg:height="9.552cm" xlink:href=".." xlink:type="simple" chart:class="chart:bar" chart:style-name="ch1">
        <chart:subtitle svg:x="9.79cm" svg:y="0.191cm" chart:style-name="ch2">
          <text:p>sub-title</text:p>
        </chart:subtitle>
        <chart:legend svg:x="3.112cm" svg:y="2.653cm" style:legend-expansion="custom" chartooo:width="3.403cm" chartooo:height="1.493cm" style:legend-expansion-aspect-ratio="2.27930341594106" chart:style-name="ch3"/>
        <chart:plot-area chart:style-name="ch4" table:cell-range-address="'Total survey'.A3:'Total survey'.C37 'Total survey'.B2:'Total survey'.C2" chart:data-source-has-labels="both" svg:x="0.464cm" svg:y="0.506cm" svg:width="19.796cm" svg:height="8.198cm">
          <chartooo:coordinate-region svg:x="1.826cm" svg:y="0.706cm" svg:width="17.256cm" svg:height="7.107cm"/>
          <chart:axis chart:dimension="x" chart:name="primary-x" chart:style-name="ch5" chartooo:axis-type="auto">
            <chartooo:date-scale/>
            <chart:title svg:x="8.485cm" svg:y="8.896cm" chart:style-name="ch6">
              <text:p>Length group (0.5 cm)</text:p>
            </chart:title>
            <chart:categories table:cell-range-address="'Total survey'.A3:'Total survey'.A37"/>
          </chart:axis>
          <chart:axis chart:dimension="x" chart:name="secondary-x" chart:style-name="ch7"/>
          <chart:axis chart:dimension="y" chart:name="primary-y" chart:style-name="ch8">
            <chart:title svg:x="2.152cm" svg:y="1.093cm" chart:style-name="ch9">
              <text:p>Numbers (10^3)</text:p>
            </chart:title>
            <chart:grid chart:style-name="ch10" chart:class="major"/>
          </chart:axis>
          <chart:axis chart:dimension="y" chart:name="secondary-y" chart:style-name="ch11">
            <chart:title svg:x="20.462cm" svg:y="5.701cm" chart:style-name="ch12">
              <text:p>Biomass(mt)</text:p>
            </chart:title>
          </chart:axis>
          <chart:series chart:attached-axis="primary-y" chart:style-name="ch13" chart:values-cell-range-address="'Total survey'.B3:'Total survey'.B37" chart:label-cell-address="'Total survey'.B2:'Total survey'.B2" chart:class="chart:bar">
            <chart:data-point chart:repeated="35"/>
          </chart:series>
          <chart:series chart:attached-axis="secondary-y" chart:style-name="ch14" chart:values-cell-range-address="'Total survey'.C3:'Total survey'.C37" chart:label-cell-address="'Total survey'.C2:'Total survey'.C2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'Total survey'.B2:'Total survey'.B2</svg:desc>
                </draw:g>
              </table:table-cell>
              <table:table-cell office:value-type="string">
                <text:p>Biomass</text:p>
                <draw:g>
                  <svg:desc>'Total survey'.C2:'Total survey'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Total survey'.A3:'Total survey'.A37</svg:desc>
                </draw:g>
              </table:table-cell>
              <table:table-cell office:value-type="float" office:value="0">
                <text:p>0</text:p>
                <draw:g>
                  <svg:desc>'Total survey'.B3:'Total survey'.B37</svg:desc>
                </draw:g>
              </table:table-cell>
              <table:table-cell office:value-type="float" office:value="0">
                <text:p>0</text:p>
                <draw:g>
                  <svg:desc>'Total survey'.C3:'Total survey'.C37</svg:desc>
                </draw:g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5256.34630359116">
                <text:p>5256.34630359116</text:p>
              </table:table-cell>
              <table:table-cell office:value-type="float" office:value="17.6014446193625">
                <text:p>17.6014446193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954.8409831159">
                <text:p>29954.8409831159</text:p>
              </table:table-cell>
              <table:table-cell office:value-type="float" office:value="122.440413459489">
                <text:p>122.44041345948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21782.577612118">
                <text:p>121782.577612118</text:p>
              </table:table-cell>
              <table:table-cell office:value-type="float" office:value="601.279841451507">
                <text:p>601.2798414515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0005.105791753">
                <text:p>140005.105791753</text:p>
              </table:table-cell>
              <table:table-cell office:value-type="float" office:value="832.854229365575">
                <text:p>832.85422936557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2306.586410032">
                <text:p>102306.586410032</text:p>
              </table:table-cell>
              <table:table-cell office:value-type="float" office:value="742.301618228714">
                <text:p>742.3016182287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501.868552942">
                <text:p>102501.868552942</text:p>
              </table:table-cell>
              <table:table-cell office:value-type="float" office:value="896.2113666877">
                <text:p>896.211366687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1362.4653299971">
                <text:p>91362.4653299971</text:p>
              </table:table-cell>
              <table:table-cell office:value-type="float" office:value="927.180105490128">
                <text:p>927.1801054901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920.2844945456">
                <text:p>94920.2844945456</text:p>
              </table:table-cell>
              <table:table-cell office:value-type="float" office:value="1056.35137319167">
                <text:p>1056.3513731916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89752.052043983">
                <text:p>189752.052043983</text:p>
              </table:table-cell>
              <table:table-cell office:value-type="float" office:value="2298.24365916228">
                <text:p>2298.24365916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178.394285072">
                <text:p>245178.394285072</text:p>
              </table:table-cell>
              <table:table-cell office:value-type="float" office:value="3358.29414423429">
                <text:p>3358.2941442342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16245.400677783">
                <text:p>316245.400677783</text:p>
              </table:table-cell>
              <table:table-cell office:value-type="float" office:value="4876.29501736447">
                <text:p>4876.29501736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4143.725210843">
                <text:p>434143.725210843</text:p>
              </table:table-cell>
              <table:table-cell office:value-type="float" office:value="7512.47222024249">
                <text:p>7512.4722202424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35063.608039189">
                <text:p>535063.608039189</text:p>
              </table:table-cell>
              <table:table-cell office:value-type="float" office:value="10375.0335562206">
                <text:p>10375.03355622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7271.652461336">
                <text:p>667271.652461336</text:p>
              </table:table-cell>
              <table:table-cell office:value-type="float" office:value="14446.3928536964">
                <text:p>14446.392853696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66282.908466893">
                <text:p>766282.908466893</text:p>
              </table:table-cell>
              <table:table-cell office:value-type="float" office:value="18493.595244693">
                <text:p>18493.5952446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7749.752154888">
                <text:p>677749.752154888</text:p>
              </table:table-cell>
              <table:table-cell office:value-type="float" office:value="18175.603855376">
                <text:p>18175.6038553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542748.679480953">
                <text:p>542748.679480953</text:p>
              </table:table-cell>
              <table:table-cell office:value-type="float" office:value="16123.977754475">
                <text:p>16123.9777544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0820.212617116">
                <text:p>340820.212617116</text:p>
              </table:table-cell>
              <table:table-cell office:value-type="float" office:value="11187.2045973849">
                <text:p>11187.204597384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38447.798331828">
                <text:p>138447.798331828</text:p>
              </table:table-cell>
              <table:table-cell office:value-type="float" office:value="5005.84239456586">
                <text:p>5005.842394565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0999.8579345976">
                <text:p>70999.8579345976</text:p>
              </table:table-cell>
              <table:table-cell office:value-type="float" office:value="2823.8354527027">
                <text:p>2823.835452702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8926.8562417388">
                <text:p>18926.8562417388</text:p>
              </table:table-cell>
              <table:table-cell office:value-type="float" office:value="825.116835138707">
                <text:p>825.1168351387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53.4641502978">
                <text:p>4953.4641502978</text:p>
              </table:table-cell>
              <table:table-cell office:value-type="float" office:value="236.156584722119">
                <text:p>236.15658472211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8000" chart:origin="0" chart:interval-major="2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37cm" svg:y="0.316cm" chart:style-name="ch2">
          <text:p>8c</text:p>
        </chart:title>
        <chart:legend svg:x="8.42cm" svg:y="2.411cm" style:legend-expansion="custom" chartooo:width="4.044cm" chartooo:height="1.161cm" style:legend-expansion-aspect-ratio="3.48320413436692" chart:style-name="ch3"/>
        <chart:plot-area chart:style-name="ch4" table:cell-range-address="9a_tot.M8:9a_tot.Q8 9a_tot.L46:9a_tot.Q46 9a_tot.L51:9a_tot.Q51" chart:data-source-has-labels="both" svg:x="1.331cm" svg:y="1.105cm" svg:width="13.468cm" svg:height="6.734cm">
          <chartooo:coordinate-region svg:x="2.429cm" svg:y="1.304cm" svg:width="10.636cm" svg:height="5.888cm"/>
          <chart:axis chart:dimension="x" chart:name="primary-x" chart:style-name="ch5" chartooo:axis-type="auto">
            <chartooo:date-scale/>
            <chart:title svg:x="7.174cm" svg:y="8.019cm" chart:style-name="ch6">
              <text:p>Age groups</text:p>
            </chart:title>
            <chart:categories table:cell-range-address="9a_tot.M8:9a_tot.Q8"/>
          </chart:axis>
          <chart:axis chart:dimension="y" chart:name="primary-y" chart:style-name="ch7">
            <chart:title svg:x="0.451cm" svg:y="5.469cm" chart:style-name="ch8">
              <text:p>Biomass (mt)</text:p>
            </chart:title>
            <chart:grid chart:style-name="ch9" chart:class="major"/>
          </chart:axis>
          <chart:axis chart:dimension="y" chart:name="secondary-y" chart:style-name="ch10">
            <chart:title svg:x="15.119cm" svg:y="5.641cm" chart:style-name="ch8">
              <text:p>Numbers ('000)</text:p>
            </chart:title>
          </chart:axis>
          <chart:series chart:attached-axis="primary-y" chart:style-name="ch11" chart:values-cell-range-address="9a_tot.M46:9a_tot.Q46" chart:label-cell-address="9a_tot.L46:9a_tot.L46" chart:class="chart:bar">
            <chart:data-point chart:repeated="5"/>
          </chart:series>
          <chart:series chart:attached-axis="secondary-y" chart:style-name="ch12" chart:values-cell-range-address="9a_tot.M51:9a_tot.Q51" chart:label-cell-address="9a_tot.L51:9a_tot.L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9a_tot.M8:9a_tot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9a_tot.L46:9a_tot.L46</svg:desc>
                </draw:g>
              </table:table-cell>
              <table:table-cell office:value-type="float" office:value="0">
                <text:p>0</text:p>
                <draw:g>
                  <svg:desc>9a_tot.M46:9a_tot.Q46</svg:desc>
                </draw:g>
              </table:table-cell>
              <table:table-cell office:value-type="float" office:value="28652.5894733032">
                <text:p>28652.5894733032</text:p>
              </table:table-cell>
              <table:table-cell office:value-type="float" office:value="54405.6850935385">
                <text:p>54405.6850935385</text:p>
              </table:table-cell>
              <table:table-cell office:value-type="float" office:value="36256.6063778304">
                <text:p>36256.6063778304</text:p>
              </table:table-cell>
              <table:table-cell office:value-type="float" office:value="1307.02559316168">
                <text:p>1307.02559316168</text:p>
              </table:table-cell>
            </table:table-row>
            <table:table-row>
              <table:table-cell office:value-type="string">
                <text:p>No Fish (thousands)</text:p>
                <draw:g>
                  <svg:desc>9a_tot.L51:9a_tot.L51</svg:desc>
                </draw:g>
              </table:table-cell>
              <table:table-cell office:value-type="float" office:value="0">
                <text:p>0</text:p>
                <draw:g>
                  <svg:desc>9a_tot.M51:9a_tot.Q51</svg:desc>
                </draw:g>
              </table:table-cell>
              <table:table-cell office:value-type="float" office:value="1993952.68603398">
                <text:p>1993952.68603398</text:p>
              </table:table-cell>
              <table:table-cell office:value-type="float" office:value="2364855.39998691">
                <text:p>2364855.39998691</text:p>
              </table:table-cell>
              <table:table-cell office:value-type="float" office:value="1237523.16829007">
                <text:p>1237523.16829007</text:p>
              </table:table-cell>
              <table:table-cell office:value-type="float" office:value="33176.2855041404">
                <text:p>33176.28550414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20000" chart:origin="0" chart:interval-major="5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31cm" svg:y="0.315cm" chart:style-name="ch2">
          <text:p>8cE
</text:p>
        </chart:title>
        <chart:legend svg:x="8.336cm" svg:y="2.218cm" style:legend-expansion="custom" chartooo:width="4.044cm" chartooo:height="1.161cm" style:legend-expansion-aspect-ratio="3.48320413436692" chart:style-name="ch3"/>
        <chart:plot-area chart:style-name="ch4" table:cell-range-address="'9aS-Cadiz'.M8:'9aS-Cadiz'.Q8 '9aS-Cadiz'.L46:'9aS-Cadiz'.Q46 '9aS-Cadiz'.L51:'9aS-Cadiz'.Q51" chart:data-source-has-labels="both" svg:x="1.331cm" svg:y="1.502cm" svg:width="13.468cm" svg:height="6.337cm">
          <chartooo:coordinate-region svg:x="2.64cm" svg:y="1.701cm" svg:width="10.637cm" svg:height="5.491cm"/>
          <chart:axis chart:dimension="x" chart:name="primary-x" chart:style-name="ch5" chartooo:axis-type="auto">
            <chartooo:date-scale/>
            <chart:title svg:x="7.174cm" svg:y="8.019cm" chart:style-name="ch6">
              <text:p>Age groups</text:p>
            </chart:title>
            <chart:categories table:cell-range-address="'9aS-Cadiz'.M8:'9aS-Cadiz'.Q8"/>
          </chart:axis>
          <chart:axis chart:dimension="y" chart:name="primary-y" chart:style-name="ch7">
            <chart:title svg:x="0.451cm" svg:y="5.667cm" chart:style-name="ch8">
              <text:p>Biomass (mt)</text:p>
            </chart:title>
            <chart:grid chart:style-name="ch9" chart:class="major"/>
          </chart:axis>
          <chart:axis chart:dimension="y" chart:name="secondary-y" chart:style-name="ch10">
            <chart:title svg:x="15.119cm" svg:y="5.839cm" chart:style-name="ch8">
              <text:p>Numbers ('000)</text:p>
            </chart:title>
          </chart:axis>
          <chart:series chart:attached-axis="primary-y" chart:style-name="ch11" chart:values-cell-range-address="'9aS-Cadiz'.M46:'9aS-Cadiz'.Q46" chart:label-cell-address="'9aS-Cadiz'.L46:'9aS-Cadiz'.L46" chart:class="chart:bar">
            <chart:data-point chart:repeated="5"/>
          </chart:series>
          <chart:series chart:attached-axis="secondary-y" chart:style-name="ch12" chart:values-cell-range-address="'9aS-Cadiz'.M51:'9aS-Cadiz'.Q51" chart:label-cell-address="'9aS-Cadiz'.L51:'9aS-Cadiz'.L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9aS-Cadiz'.M8:'9aS-Cadiz'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'9aS-Cadiz'.L46:'9aS-Cadiz'.L46</svg:desc>
                </draw:g>
              </table:table-cell>
              <table:table-cell office:value-type="float" office:value="0">
                <text:p>0</text:p>
                <draw:g>
                  <svg:desc>'9aS-Cadiz'.M46:'9aS-Cadiz'.Q46</svg:desc>
                </draw:g>
              </table:table-cell>
              <table:table-cell office:value-type="float" office:value="4108.15604887301">
                <text:p>4108.15604887301</text:p>
              </table:table-cell>
              <table:table-cell office:value-type="float" office:value="1329.63003028047">
                <text:p>1329.63003028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Fish (thousands)</text:p>
                <draw:g>
                  <svg:desc>'9aS-Cadiz'.L51:'9aS-Cadiz'.L51</svg:desc>
                </draw:g>
              </table:table-cell>
              <table:table-cell office:value-type="float" office:value="0">
                <text:p>0</text:p>
                <draw:g>
                  <svg:desc>'9aS-Cadiz'.M51:'9aS-Cadiz'.Q51</svg:desc>
                </draw:g>
              </table:table-cell>
              <table:table-cell office:value-type="float" office:value="575128.305420821">
                <text:p>575128.305420821</text:p>
              </table:table-cell>
              <table:table-cell office:value-type="float" office:value="78431.8614835266">
                <text:p>78431.8614835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20000" chart:origin="0" chart:interval-major="5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31cm" svg:y="0.315cm" chart:style-name="ch2">
          <text:p>8cE
</text:p>
        </chart:title>
        <chart:legend svg:x="8.336cm" svg:y="2.218cm" style:legend-expansion="custom" chartooo:width="4.044cm" chartooo:height="1.161cm" style:legend-expansion-aspect-ratio="3.48320413436692" chart:style-name="ch3"/>
        <chart:plot-area chart:style-name="ch4" table:cell-range-address="'9aS-Algarve'.M8:'9aS-Algarve'.Q8 '9aS-Algarve'.L46:'9aS-Algarve'.Q46 '9aS-Algarve'.L51:'9aS-Algarve'.Q51" chart:data-source-has-labels="both" svg:x="1.331cm" svg:y="1.502cm" svg:width="13.468cm" svg:height="6.337cm">
          <chartooo:coordinate-region svg:x="2.64cm" svg:y="1.701cm" svg:width="10.637cm" svg:height="5.491cm"/>
          <chart:axis chart:dimension="x" chart:name="primary-x" chart:style-name="ch5" chartooo:axis-type="auto">
            <chartooo:date-scale/>
            <chart:title svg:x="7.174cm" svg:y="8.019cm" chart:style-name="ch6">
              <text:p>Age groups</text:p>
            </chart:title>
            <chart:categories table:cell-range-address="'9aS-Algarve'.M8:'9aS-Algarve'.Q8"/>
          </chart:axis>
          <chart:axis chart:dimension="y" chart:name="primary-y" chart:style-name="ch7">
            <chart:title svg:x="0.451cm" svg:y="5.667cm" chart:style-name="ch8">
              <text:p>Biomass (mt)</text:p>
            </chart:title>
            <chart:grid chart:style-name="ch9" chart:class="major"/>
          </chart:axis>
          <chart:axis chart:dimension="y" chart:name="secondary-y" chart:style-name="ch10">
            <chart:title svg:x="15.119cm" svg:y="5.839cm" chart:style-name="ch8">
              <text:p>Numbers ('000)</text:p>
            </chart:title>
          </chart:axis>
          <chart:series chart:attached-axis="primary-y" chart:style-name="ch11" chart:values-cell-range-address="'9aS-Algarve'.M46:'9aS-Algarve'.Q46" chart:label-cell-address="'9aS-Algarve'.L46:'9aS-Algarve'.L46" chart:class="chart:bar">
            <chart:data-point chart:repeated="5"/>
          </chart:series>
          <chart:series chart:attached-axis="secondary-y" chart:style-name="ch12" chart:values-cell-range-address="'9aS-Algarve'.M51:'9aS-Algarve'.Q51" chart:label-cell-address="'9aS-Algarve'.L51:'9aS-Algarve'.L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9aS-Algarve'.M8:'9aS-Algarve'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'9aS-Algarve'.L46:'9aS-Algarve'.L46</svg:desc>
                </draw:g>
              </table:table-cell>
              <table:table-cell office:value-type="float" office:value="0">
                <text:p>0</text:p>
                <draw:g>
                  <svg:desc>'9aS-Algarve'.M46:'9aS-Algarve'.Q46</svg:desc>
                </draw:g>
              </table:table-cell>
              <table:table-cell office:value-type="float" office:value="1184.74304769676">
                <text:p>1184.74304769676</text:p>
              </table:table-cell>
              <table:table-cell office:value-type="float" office:value="1150.03273558196">
                <text:p>1150.03273558196</text:p>
              </table:table-cell>
              <table:table-cell office:value-type="float" office:value="1124.43093245966">
                <text:p>1124.4309324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Fish (thousands)</text:p>
                <draw:g>
                  <svg:desc>'9aS-Algarve'.L51:'9aS-Algarve'.L51</svg:desc>
                </draw:g>
              </table:table-cell>
              <table:table-cell office:value-type="float" office:value="0">
                <text:p>0</text:p>
                <draw:g>
                  <svg:desc>'9aS-Algarve'.M51:'9aS-Algarve'.Q51</svg:desc>
                </draw:g>
              </table:table-cell>
              <table:table-cell office:value-type="float" office:value="102192.632918475">
                <text:p>102192.632918475</text:p>
              </table:table-cell>
              <table:table-cell office:value-type="float" office:value="48574.2135331893">
                <text:p>48574.2135331893</text:p>
              </table:table-cell>
              <table:table-cell office:value-type="float" office:value="42797.7702827875">
                <text:p>42797.7702827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maximum="20000" chart:origin="0" chart:interval-major="5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00000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5cm" svg:y="0.316cm" chart:style-name="ch2">
          <text:p>8cW</text:p>
        </chart:title>
        <chart:subtitle svg:x="7.255cm" svg:y="1.105cm" chart:style-name="ch3">
          <text:p>sub-title</text:p>
        </chart:subtitle>
        <chart:legend svg:x="8.336cm" svg:y="2.218cm" style:legend-expansion="custom" chartooo:width="4.044cm" chartooo:height="1.161cm" style:legend-expansion-aspect-ratio="3.48320413436692" chart:style-name="ch4"/>
        <chart:plot-area chart:style-name="ch5" table:cell-range-address="9aCS_ages.M8:9aCS_ages.Q8 9aCS_ages.L46:9aCS_ages.Q46 9aCS_ages.L51:9aCS_ages.Q51" chart:data-source-has-labels="both" svg:x="1.331cm" svg:y="1.968cm" svg:width="13.468cm" svg:height="5.871cm">
          <chartooo:coordinate-region svg:x="2.64cm" svg:y="2.167cm" svg:width="10.637cm" svg:height="5.025cm"/>
          <chart:axis chart:dimension="x" chart:name="primary-x" chart:style-name="ch6" chartooo:axis-type="auto">
            <chartooo:date-scale/>
            <chart:title svg:x="7.174cm" svg:y="8.019cm" chart:style-name="ch7">
              <text:p>Age groups</text:p>
            </chart:title>
            <chart:categories table:cell-range-address="9aCS_ages.M8:9aCS_ages.Q8"/>
          </chart:axis>
          <chart:axis chart:dimension="y" chart:name="primary-y" chart:style-name="ch8">
            <chart:title svg:x="0.451cm" svg:y="5.9cm" chart:style-name="ch9">
              <text:p>Biomass (mt)</text:p>
            </chart:title>
            <chart:grid chart:style-name="ch10" chart:class="major"/>
          </chart:axis>
          <chart:axis chart:dimension="y" chart:name="secondary-y" chart:style-name="ch11">
            <chart:title svg:x="15.119cm" svg:y="6.072cm" chart:style-name="ch9">
              <text:p>Numbers ('000)</text:p>
            </chart:title>
          </chart:axis>
          <chart:series chart:attached-axis="primary-y" chart:style-name="ch12" chart:values-cell-range-address="9aCS_ages.M46:9aCS_ages.Q46" chart:label-cell-address="9aCS_ages.L46:9aCS_ages.L46" chart:class="chart:bar">
            <chart:data-point chart:repeated="5"/>
          </chart:series>
          <chart:series chart:attached-axis="secondary-y" chart:style-name="ch13" chart:values-cell-range-address="9aCS_ages.M51:9aCS_ages.Q51" chart:label-cell-address="9aCS_ages.L51:9aCS_ages.L5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9aCS_ages.M8:9aCS_ages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9aCS_ages.L46:9aCS_ages.L46</svg:desc>
                </draw:g>
              </table:table-cell>
              <table:table-cell office:value-type="float" office:value="0">
                <text:p>0</text:p>
                <draw:g>
                  <svg:desc>9aCS_ages.M46:9aCS_ages.Q46</svg:desc>
                </draw:g>
              </table:table-cell>
              <table:table-cell office:value-type="float" office:value="1046.89794689589">
                <text:p>1046.89794689589</text:p>
              </table:table-cell>
              <table:table-cell office:value-type="float" office:value="2258.88293717853">
                <text:p>2258.88293717853</text:p>
              </table:table-cell>
              <table:table-cell office:value-type="float" office:value="84.2918209998909">
                <text:p>84.291820999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Fish (thousands)</text:p>
                <draw:g>
                  <svg:desc>9aCS_ages.L51:9aCS_ages.L51</svg:desc>
                </draw:g>
              </table:table-cell>
              <table:table-cell office:value-type="float" office:value="0">
                <text:p>0</text:p>
                <draw:g>
                  <svg:desc>9aCS_ages.M51:9aCS_ages.Q51</svg:desc>
                </draw:g>
              </table:table-cell>
              <table:table-cell office:value-type="float" office:value="71665.2910705124">
                <text:p>71665.2910705124</text:p>
              </table:table-cell>
              <table:table-cell office:value-type="float" office:value="123458.454134019">
                <text:p>123458.454134019</text:p>
              </table:table-cell>
              <table:table-cell office:value-type="float" office:value="2827.93987118159">
                <text:p>2827.93987118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Estándar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Estánd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225000" chart:origin="0" chart:interval-major="25000" chart:gap-width="0" chart:overlap="100" chart:reverse-direction="false" text:line-break="false" loext:try-staggering-first="true" chart:link-data-style-to-source="true" chart:axis-position="1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family="Calibri" style:font-style-name="Estándar"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8cm" svg:y="0.316cm" chart:style-name="ch2">
          <text:p>9a+8c</text:p>
        </chart:title>
        <chart:legend svg:x="8.42cm" svg:y="2.411cm" style:legend-expansion="custom" chartooo:width="4.044cm" chartooo:height="1.161cm" style:legend-expansion-aspect-ratio="3.48320413436692" chart:style-name="ch3"/>
        <chart:plot-area chart:style-name="ch4" table:cell-range-address="'9a-Pt'.M8:'9a-Pt'.Q8 '9a-Pt'.L46:'9a-Pt'.Q46 '9a-Pt'.L51:'9a-Pt'.Q51" chart:data-source-has-labels="both" svg:x="1.331cm" svg:y="1.105cm" svg:width="13.468cm" svg:height="6.734cm">
          <chartooo:coordinate-region svg:x="2.852cm" svg:y="1.304cm" svg:width="10.213cm" svg:height="5.888cm"/>
          <chart:axis chart:dimension="x" chart:name="primary-x" chart:style-name="ch5" chartooo:axis-type="auto">
            <chartooo:date-scale/>
            <chart:title svg:x="7.174cm" svg:y="8.019cm" chart:style-name="ch6">
              <text:p>Age groups</text:p>
            </chart:title>
            <chart:categories table:cell-range-address="'9a-Pt'.M8:'9a-Pt'.Q8"/>
          </chart:axis>
          <chart:axis chart:dimension="y" chart:name="primary-y" chart:style-name="ch7">
            <chart:title svg:x="0.451cm" svg:y="5.469cm" chart:style-name="ch8">
              <text:p>Biomass (mt)</text:p>
            </chart:title>
            <chart:grid chart:style-name="ch9" chart:class="major"/>
          </chart:axis>
          <chart:axis chart:dimension="y" chart:name="secondary-y" chart:style-name="ch10">
            <chart:title svg:x="15.119cm" svg:y="5.641cm" chart:style-name="ch8">
              <text:p>Numbers ('000)</text:p>
            </chart:title>
          </chart:axis>
          <chart:series chart:attached-axis="primary-y" chart:style-name="ch11" chart:values-cell-range-address="'9a-Pt'.M46:'9a-Pt'.Q46" chart:label-cell-address="'9a-Pt'.L46:'9a-Pt'.L46" chart:class="chart:bar">
            <chart:data-point chart:repeated="5"/>
          </chart:series>
          <chart:series chart:attached-axis="secondary-y" chart:style-name="ch12" chart:values-cell-range-address="'9a-Pt'.M51:'9a-Pt'.Q51" chart:label-cell-address="'9a-Pt'.L51:'9a-Pt'.L5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9a-Pt'.M8:'9a-Pt'.Q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Biomass ( mt)</text:p>
                <draw:g>
                  <svg:desc>'9a-Pt'.L46:'9a-Pt'.L46</svg:desc>
                </draw:g>
              </table:table-cell>
              <table:table-cell office:value-type="float" office:value="0">
                <text:p>0</text:p>
                <draw:g>
                  <svg:desc>'9a-Pt'.M46:'9a-Pt'.Q46</svg:desc>
                </draw:g>
              </table:table-cell>
              <table:table-cell office:value-type="float" office:value="24544.4334244302">
                <text:p>24544.4334244302</text:p>
              </table:table-cell>
              <table:table-cell office:value-type="float" office:value="53076.055063258">
                <text:p>53076.055063258</text:p>
              </table:table-cell>
              <table:table-cell office:value-type="float" office:value="36256.6063778304">
                <text:p>36256.6063778304</text:p>
              </table:table-cell>
              <table:table-cell office:value-type="float" office:value="1307.02559316168">
                <text:p>1307.02559316168</text:p>
              </table:table-cell>
            </table:table-row>
            <table:table-row>
              <table:table-cell office:value-type="string">
                <text:p>No Fish (thousands)</text:p>
                <draw:g>
                  <svg:desc>'9a-Pt'.L51:'9a-Pt'.L51</svg:desc>
                </draw:g>
              </table:table-cell>
              <table:table-cell office:value-type="float" office:value="0">
                <text:p>0</text:p>
                <draw:g>
                  <svg:desc>'9a-Pt'.M51:'9a-Pt'.Q51</svg:desc>
                </draw:g>
              </table:table-cell>
              <table:table-cell office:value-type="float" office:value="1418824.38061316">
                <text:p>1418824.38061316</text:p>
              </table:table-cell>
              <table:table-cell office:value-type="float" office:value="2286423.53850339">
                <text:p>2286423.53850339</text:p>
              </table:table-cell>
              <table:table-cell office:value-type="float" office:value="1237523.16829007">
                <text:p>1237523.16829007</text:p>
              </table:table-cell>
              <table:table-cell office:value-type="float" office:value="33176.2855041404">
                <text:p>33176.285504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